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iller" table:style-name="ta1">
        <table:table-column table:style-name="co1" table:number-columns-repeated="32" table:default-cell-style-name="Default"/>
        <table:table-row table:style-name="ro1">
          <table:table-cell office:value-type="float" office:value="652359056" calcext:value-type="float">
            <text:p>652359056</text:p>
          </table:table-cell>
          <table:table-cell office:value-type="float" office:value="529793383" calcext:value-type="float">
            <text:p>529793383</text:p>
          </table:table-cell>
          <table:table-cell office:value-type="float" office:value="830011304" calcext:value-type="float">
            <text:p>830011304</text:p>
          </table:table-cell>
          <table:table-cell office:value-type="float" office:value="383806931" calcext:value-type="float">
            <text:p>383806931</text:p>
          </table:table-cell>
          <table:table-cell office:value-type="float" office:value="150102374" calcext:value-type="float">
            <text:p>150102374</text:p>
          </table:table-cell>
          <table:table-cell office:value-type="float" office:value="798831401" calcext:value-type="float">
            <text:p>798831401</text:p>
          </table:table-cell>
          <table:table-cell office:value-type="float" office:value="650949831" calcext:value-type="float">
            <text:p>650949831</text:p>
          </table:table-cell>
          <table:table-cell office:value-type="float" office:value="392259157" calcext:value-type="float">
            <text:p>392259157</text:p>
          </table:table-cell>
          <table:table-cell office:value-type="float" office:value="985476099" calcext:value-type="float">
            <text:p>985476099</text:p>
          </table:table-cell>
          <table:table-cell office:value-type="float" office:value="771935481" calcext:value-type="float">
            <text:p>771935481</text:p>
          </table:table-cell>
          <table:table-cell office:value-type="float" office:value="479804273" calcext:value-type="float">
            <text:p>479804273</text:p>
          </table:table-cell>
          <table:table-cell office:value-type="float" office:value="576234554" calcext:value-type="float">
            <text:p>576234554</text:p>
          </table:table-cell>
          <table:table-cell office:value-type="float" office:value="224747411" calcext:value-type="float">
            <text:p>224747411</text:p>
          </table:table-cell>
          <table:table-cell office:value-type="float" office:value="253343085" calcext:value-type="float">
            <text:p>253343085</text:p>
          </table:table-cell>
          <table:table-cell office:value-type="float" office:value="709237072" calcext:value-type="float">
            <text:p>709237072</text:p>
          </table:table-cell>
          <table:table-cell office:value-type="float" office:value="278483688" calcext:value-type="float">
            <text:p>278483688</text:p>
          </table:table-cell>
          <table:table-cell office:value-type="float" office:value="650073806" calcext:value-type="float">
            <text:p>650073806</text:p>
          </table:table-cell>
          <table:table-cell office:value-type="float" office:value="802982099" calcext:value-type="float">
            <text:p>802982099</text:p>
          </table:table-cell>
          <table:table-cell office:value-type="float" office:value="772895259" calcext:value-type="float">
            <text:p>772895259</text:p>
          </table:table-cell>
          <table:table-cell office:value-type="float" office:value="995910266" calcext:value-type="float">
            <text:p>995910266</text:p>
          </table:table-cell>
          <table:table-cell office:value-type="float" office:value="393442020" calcext:value-type="float">
            <text:p>393442020</text:p>
          </table:table-cell>
          <table:table-cell office:value-type="float" office:value="556521313" calcext:value-type="float">
            <text:p>556521313</text:p>
          </table:table-cell>
          <table:table-cell office:value-type="float" office:value="164246429" calcext:value-type="float">
            <text:p>164246429</text:p>
          </table:table-cell>
          <table:table-cell office:value-type="float" office:value="303155668" calcext:value-type="float">
            <text:p>303155668</text:p>
          </table:table-cell>
          <table:table-cell office:value-type="float" office:value="498125365" calcext:value-type="float">
            <text:p>498125365</text:p>
          </table:table-cell>
          <table:table-cell office:value-type="float" office:value="111692644" calcext:value-type="float">
            <text:p>111692644</text:p>
          </table:table-cell>
          <table:table-cell office:value-type="float" office:value="664952811" calcext:value-type="float">
            <text:p>664952811</text:p>
          </table:table-cell>
          <table:table-cell office:value-type="float" office:value="363715144" calcext:value-type="float">
            <text:p>363715144</text:p>
          </table:table-cell>
          <table:table-cell office:value-type="float" office:value="474056982" calcext:value-type="float">
            <text:p>474056982</text:p>
          </table:table-cell>
          <table:table-cell office:value-type="float" office:value="243014623" calcext:value-type="float">
            <text:p>243014623</text:p>
          </table:table-cell>
          <table:table-cell office:value-type="float" office:value="523343061" calcext:value-type="float">
            <text:p>523343061</text:p>
          </table:table-cell>
          <table:table-cell office:value-type="float" office:value="982286245" calcext:value-type="float">
            <text:p>982286245</text:p>
          </table:table-cell>
        </table:table-row>
        <table:table-row table:style-name="ro1">
          <table:table-cell office:value-type="float" office:value="343054793" calcext:value-type="float">
            <text:p>343054793</text:p>
          </table:table-cell>
          <table:table-cell office:value-type="float" office:value="848966318" calcext:value-type="float">
            <text:p>848966318</text:p>
          </table:table-cell>
          <table:table-cell office:value-type="float" office:value="796245339" calcext:value-type="float">
            <text:p>796245339</text:p>
          </table:table-cell>
          <table:table-cell office:value-type="float" office:value="628489451" calcext:value-type="float">
            <text:p>628489451</text:p>
          </table:table-cell>
          <table:table-cell office:value-type="float" office:value="443382369" calcext:value-type="float">
            <text:p>443382369</text:p>
          </table:table-cell>
          <table:table-cell office:value-type="float" office:value="535414968" calcext:value-type="float">
            <text:p>535414968</text:p>
          </table:table-cell>
          <table:table-cell office:value-type="float" office:value="872416304" calcext:value-type="float">
            <text:p>872416304</text:p>
          </table:table-cell>
          <table:table-cell office:value-type="float" office:value="907092489" calcext:value-type="float">
            <text:p>907092489</text:p>
          </table:table-cell>
          <table:table-cell office:value-type="float" office:value="629917160" calcext:value-type="float">
            <text:p>629917160</text:p>
          </table:table-cell>
          <table:table-cell office:value-type="float" office:value="385310782" calcext:value-type="float">
            <text:p>385310782</text:p>
          </table:table-cell>
          <table:table-cell office:value-type="float" office:value="178832468" calcext:value-type="float">
            <text:p>178832468</text:p>
          </table:table-cell>
          <table:table-cell office:value-type="float" office:value="831110001" calcext:value-type="float">
            <text:p>831110001</text:p>
          </table:table-cell>
          <table:table-cell office:value-type="float" office:value="307291087" calcext:value-type="float">
            <text:p>307291087</text:p>
          </table:table-cell>
          <table:table-cell office:value-type="float" office:value="597943546" calcext:value-type="float">
            <text:p>597943546</text:p>
          </table:table-cell>
          <table:table-cell office:value-type="float" office:value="507456311" calcext:value-type="float">
            <text:p>507456311</text:p>
          </table:table-cell>
          <table:table-cell office:value-type="float" office:value="742668265" calcext:value-type="float">
            <text:p>742668265</text:p>
          </table:table-cell>
          <table:table-cell office:value-type="float" office:value="606281951" calcext:value-type="float">
            <text:p>606281951</text:p>
          </table:table-cell>
          <table:table-cell office:value-type="float" office:value="118846233" calcext:value-type="float">
            <text:p>118846233</text:p>
          </table:table-cell>
          <table:table-cell office:value-type="float" office:value="553529087" calcext:value-type="float">
            <text:p>553529087</text:p>
          </table:table-cell>
          <table:table-cell office:value-type="float" office:value="490733963" calcext:value-type="float">
            <text:p>490733963</text:p>
          </table:table-cell>
          <table:table-cell office:value-type="float" office:value="290727054" calcext:value-type="float">
            <text:p>290727054</text:p>
          </table:table-cell>
          <table:table-cell office:value-type="float" office:value="400784264" calcext:value-type="float">
            <text:p>400784264</text:p>
          </table:table-cell>
          <table:table-cell office:value-type="float" office:value="945648106" calcext:value-type="float">
            <text:p>945648106</text:p>
          </table:table-cell>
          <table:table-cell office:value-type="float" office:value="480121353" calcext:value-type="float">
            <text:p>480121353</text:p>
          </table:table-cell>
          <table:table-cell office:value-type="float" office:value="774993620" calcext:value-type="float">
            <text:p>774993620</text:p>
          </table:table-cell>
          <table:table-cell office:value-type="float" office:value="297235595" calcext:value-type="float">
            <text:p>297235595</text:p>
          </table:table-cell>
          <table:table-cell office:value-type="float" office:value="931829533" calcext:value-type="float">
            <text:p>931829533</text:p>
          </table:table-cell>
          <table:table-cell office:value-type="float" office:value="419261893" calcext:value-type="float">
            <text:p>419261893</text:p>
          </table:table-cell>
          <table:table-cell office:value-type="float" office:value="174315420" calcext:value-type="float">
            <text:p>174315420</text:p>
          </table:table-cell>
          <table:table-cell office:value-type="float" office:value="906271027" calcext:value-type="float">
            <text:p>906271027</text:p>
          </table:table-cell>
          <table:table-cell office:value-type="float" office:value="928299497" calcext:value-type="float">
            <text:p>928299497</text:p>
          </table:table-cell>
          <table:table-cell office:value-type="float" office:value="964355742" calcext:value-type="float">
            <text:p>964355742</text:p>
          </table:table-cell>
        </table:table-row>
        <table:table-row table:style-name="ro1">
          <table:table-cell office:value-type="float" office:value="362374034" calcext:value-type="float">
            <text:p>362374034</text:p>
          </table:table-cell>
          <table:table-cell office:value-type="float" office:value="779506597" calcext:value-type="float">
            <text:p>779506597</text:p>
          </table:table-cell>
          <table:table-cell office:value-type="float" office:value="524748094" calcext:value-type="float">
            <text:p>524748094</text:p>
          </table:table-cell>
          <table:table-cell office:value-type="float" office:value="516014470" calcext:value-type="float">
            <text:p>516014470</text:p>
          </table:table-cell>
          <table:table-cell office:value-type="float" office:value="760553599" calcext:value-type="float">
            <text:p>760553599</text:p>
          </table:table-cell>
          <table:table-cell office:value-type="float" office:value="680237088" calcext:value-type="float">
            <text:p>680237088</text:p>
          </table:table-cell>
          <table:table-cell office:value-type="float" office:value="538241651" calcext:value-type="float">
            <text:p>538241651</text:p>
          </table:table-cell>
          <table:table-cell office:value-type="float" office:value="676976787" calcext:value-type="float">
            <text:p>676976787</text:p>
          </table:table-cell>
          <table:table-cell office:value-type="float" office:value="501384128" calcext:value-type="float">
            <text:p>501384128</text:p>
          </table:table-cell>
          <table:table-cell office:value-type="float" office:value="320311131" calcext:value-type="float">
            <text:p>320311131</text:p>
          </table:table-cell>
          <table:table-cell office:value-type="float" office:value="319618311" calcext:value-type="float">
            <text:p>319618311</text:p>
          </table:table-cell>
          <table:table-cell office:value-type="float" office:value="606488010" calcext:value-type="float">
            <text:p>606488010</text:p>
          </table:table-cell>
          <table:table-cell office:value-type="float" office:value="795907591" calcext:value-type="float">
            <text:p>795907591</text:p>
          </table:table-cell>
          <table:table-cell office:value-type="float" office:value="822403578" calcext:value-type="float">
            <text:p>822403578</text:p>
          </table:table-cell>
          <table:table-cell office:value-type="float" office:value="702854002" calcext:value-type="float">
            <text:p>702854002</text:p>
          </table:table-cell>
          <table:table-cell office:value-type="float" office:value="778516519" calcext:value-type="float">
            <text:p>778516519</text:p>
          </table:table-cell>
          <table:table-cell office:value-type="float" office:value="260526132" calcext:value-type="float">
            <text:p>260526132</text:p>
          </table:table-cell>
          <table:table-cell office:value-type="float" office:value="447352892" calcext:value-type="float">
            <text:p>447352892</text:p>
          </table:table-cell>
          <table:table-cell office:value-type="float" office:value="498508813" calcext:value-type="float">
            <text:p>498508813</text:p>
          </table:table-cell>
          <table:table-cell office:value-type="float" office:value="454004348" calcext:value-type="float">
            <text:p>454004348</text:p>
          </table:table-cell>
          <table:table-cell office:value-type="float" office:value="843171911" calcext:value-type="float">
            <text:p>843171911</text:p>
          </table:table-cell>
          <table:table-cell office:value-type="float" office:value="183048394" calcext:value-type="float">
            <text:p>183048394</text:p>
          </table:table-cell>
          <table:table-cell office:value-type="float" office:value="205737737" calcext:value-type="float">
            <text:p>205737737</text:p>
          </table:table-cell>
          <table:table-cell office:value-type="float" office:value="869573998" calcext:value-type="float">
            <text:p>869573998</text:p>
          </table:table-cell>
          <table:table-cell office:value-type="float" office:value="821844227" calcext:value-type="float">
            <text:p>821844227</text:p>
          </table:table-cell>
          <table:table-cell office:value-type="float" office:value="862908524" calcext:value-type="float">
            <text:p>862908524</text:p>
          </table:table-cell>
          <table:table-cell office:value-type="float" office:value="572893184" calcext:value-type="float">
            <text:p>572893184</text:p>
          </table:table-cell>
          <table:table-cell office:value-type="float" office:value="783229379" calcext:value-type="float">
            <text:p>783229379</text:p>
          </table:table-cell>
          <table:table-cell office:value-type="float" office:value="813386256" calcext:value-type="float">
            <text:p>813386256</text:p>
          </table:table-cell>
          <table:table-cell office:value-type="float" office:value="350712877" calcext:value-type="float">
            <text:p>350712877</text:p>
          </table:table-cell>
          <table:table-cell office:value-type="float" office:value="815944885" calcext:value-type="float">
            <text:p>815944885</text:p>
          </table:table-cell>
          <table:table-cell office:value-type="float" office:value="455085890" calcext:value-type="float">
            <text:p>455085890</text:p>
          </table:table-cell>
        </table:table-row>
        <table:table-row table:style-name="ro1">
          <table:table-cell office:value-type="float" office:value="592462813" calcext:value-type="float">
            <text:p>592462813</text:p>
          </table:table-cell>
          <table:table-cell office:value-type="float" office:value="518894797" calcext:value-type="float">
            <text:p>518894797</text:p>
          </table:table-cell>
          <table:table-cell office:value-type="float" office:value="995825949" calcext:value-type="float">
            <text:p>995825949</text:p>
          </table:table-cell>
          <table:table-cell office:value-type="float" office:value="206401181" calcext:value-type="float">
            <text:p>206401181</text:p>
          </table:table-cell>
          <table:table-cell office:value-type="float" office:value="190300939" calcext:value-type="float">
            <text:p>190300939</text:p>
          </table:table-cell>
          <table:table-cell office:value-type="float" office:value="310310798" calcext:value-type="float">
            <text:p>310310798</text:p>
          </table:table-cell>
          <table:table-cell office:value-type="float" office:value="657003386" calcext:value-type="float">
            <text:p>657003386</text:p>
          </table:table-cell>
          <table:table-cell office:value-type="float" office:value="312833092" calcext:value-type="float">
            <text:p>312833092</text:p>
          </table:table-cell>
          <table:table-cell office:value-type="float" office:value="200364460" calcext:value-type="float">
            <text:p>200364460</text:p>
          </table:table-cell>
          <table:table-cell office:value-type="float" office:value="832037620" calcext:value-type="float">
            <text:p>832037620</text:p>
          </table:table-cell>
          <table:table-cell office:value-type="float" office:value="211805916" calcext:value-type="float">
            <text:p>211805916</text:p>
          </table:table-cell>
          <table:table-cell office:value-type="float" office:value="441879439" calcext:value-type="float">
            <text:p>441879439</text:p>
          </table:table-cell>
          <table:table-cell office:value-type="float" office:value="735812468" calcext:value-type="float">
            <text:p>735812468</text:p>
          </table:table-cell>
          <table:table-cell office:value-type="float" office:value="925561366" calcext:value-type="float">
            <text:p>925561366</text:p>
          </table:table-cell>
          <table:table-cell office:value-type="float" office:value="107226089" calcext:value-type="float">
            <text:p>107226089</text:p>
          </table:table-cell>
          <table:table-cell office:value-type="float" office:value="208836229" calcext:value-type="float">
            <text:p>208836229</text:p>
          </table:table-cell>
          <table:table-cell office:value-type="float" office:value="290428460" calcext:value-type="float">
            <text:p>290428460</text:p>
          </table:table-cell>
          <table:table-cell office:value-type="float" office:value="112141724" calcext:value-type="float">
            <text:p>112141724</text:p>
          </table:table-cell>
          <table:table-cell office:value-type="float" office:value="227042347" calcext:value-type="float">
            <text:p>227042347</text:p>
          </table:table-cell>
          <table:table-cell office:value-type="float" office:value="491197987" calcext:value-type="float">
            <text:p>491197987</text:p>
          </table:table-cell>
          <table:table-cell office:value-type="float" office:value="186064589" calcext:value-type="float">
            <text:p>186064589</text:p>
          </table:table-cell>
          <table:table-cell office:value-type="float" office:value="220461378" calcext:value-type="float">
            <text:p>220461378</text:p>
          </table:table-cell>
          <table:table-cell office:value-type="float" office:value="723127735" calcext:value-type="float">
            <text:p>723127735</text:p>
          </table:table-cell>
          <table:table-cell office:value-type="float" office:value="148800464" calcext:value-type="float">
            <text:p>148800464</text:p>
          </table:table-cell>
          <table:table-cell office:value-type="float" office:value="509975972" calcext:value-type="float">
            <text:p>509975972</text:p>
          </table:table-cell>
          <table:table-cell office:value-type="float" office:value="427109113" calcext:value-type="float">
            <text:p>427109113</text:p>
          </table:table-cell>
          <table:table-cell office:value-type="float" office:value="764297455" calcext:value-type="float">
            <text:p>764297455</text:p>
          </table:table-cell>
          <table:table-cell office:value-type="float" office:value="426816329" calcext:value-type="float">
            <text:p>426816329</text:p>
          </table:table-cell>
          <table:table-cell office:value-type="float" office:value="329434411" calcext:value-type="float">
            <text:p>329434411</text:p>
          </table:table-cell>
          <table:table-cell office:value-type="float" office:value="217789366" calcext:value-type="float">
            <text:p>217789366</text:p>
          </table:table-cell>
          <table:table-cell office:value-type="float" office:value="300378079" calcext:value-type="float">
            <text:p>300378079</text:p>
          </table:table-cell>
          <table:table-cell office:value-type="float" office:value="371475172" calcext:value-type="float">
            <text:p>371475172</text:p>
          </table:table-cell>
        </table:table-row>
        <table:table-row table:style-name="ro1">
          <table:table-cell office:value-type="float" office:value="629300973" calcext:value-type="float">
            <text:p>629300973</text:p>
          </table:table-cell>
          <table:table-cell office:value-type="float" office:value="231224818" calcext:value-type="float">
            <text:p>231224818</text:p>
          </table:table-cell>
          <table:table-cell office:value-type="float" office:value="292061716" calcext:value-type="float">
            <text:p>292061716</text:p>
          </table:table-cell>
          <table:table-cell office:value-type="float" office:value="634142033" calcext:value-type="float">
            <text:p>634142033</text:p>
          </table:table-cell>
          <table:table-cell office:value-type="float" office:value="865765526" calcext:value-type="float">
            <text:p>865765526</text:p>
          </table:table-cell>
          <table:table-cell office:value-type="float" office:value="341645841" calcext:value-type="float">
            <text:p>341645841</text:p>
          </table:table-cell>
          <table:table-cell office:value-type="float" office:value="695718404" calcext:value-type="float">
            <text:p>695718404</text:p>
          </table:table-cell>
          <table:table-cell office:value-type="float" office:value="884971804" calcext:value-type="float">
            <text:p>884971804</text:p>
          </table:table-cell>
          <table:table-cell office:value-type="float" office:value="340963628" calcext:value-type="float">
            <text:p>340963628</text:p>
          </table:table-cell>
          <table:table-cell office:value-type="float" office:value="765332160" calcext:value-type="float">
            <text:p>765332160</text:p>
          </table:table-cell>
          <table:table-cell office:value-type="float" office:value="963712645" calcext:value-type="float">
            <text:p>963712645</text:p>
          </table:table-cell>
          <table:table-cell office:value-type="float" office:value="687502746" calcext:value-type="float">
            <text:p>687502746</text:p>
          </table:table-cell>
          <table:table-cell office:value-type="float" office:value="171844189" calcext:value-type="float">
            <text:p>171844189</text:p>
          </table:table-cell>
          <table:table-cell office:value-type="float" office:value="526081829" calcext:value-type="float">
            <text:p>526081829</text:p>
          </table:table-cell>
          <table:table-cell office:value-type="float" office:value="253370315" calcext:value-type="float">
            <text:p>253370315</text:p>
          </table:table-cell>
          <table:table-cell office:value-type="float" office:value="599734476" calcext:value-type="float">
            <text:p>599734476</text:p>
          </table:table-cell>
          <table:table-cell office:value-type="float" office:value="593486609" calcext:value-type="float">
            <text:p>593486609</text:p>
          </table:table-cell>
          <table:table-cell office:value-type="float" office:value="243086873" calcext:value-type="float">
            <text:p>243086873</text:p>
          </table:table-cell>
          <table:table-cell office:value-type="float" office:value="474676935" calcext:value-type="float">
            <text:p>474676935</text:p>
          </table:table-cell>
          <table:table-cell office:value-type="float" office:value="716240833" calcext:value-type="float">
            <text:p>716240833</text:p>
          </table:table-cell>
          <table:table-cell office:value-type="float" office:value="202066097" calcext:value-type="float">
            <text:p>202066097</text:p>
          </table:table-cell>
          <table:table-cell office:value-type="float" office:value="419750984" calcext:value-type="float">
            <text:p>419750984</text:p>
          </table:table-cell>
          <table:table-cell office:value-type="float" office:value="288619995" calcext:value-type="float">
            <text:p>288619995</text:p>
          </table:table-cell>
          <table:table-cell office:value-type="float" office:value="263932458" calcext:value-type="float">
            <text:p>263932458</text:p>
          </table:table-cell>
          <table:table-cell office:value-type="float" office:value="344068594" calcext:value-type="float">
            <text:p>344068594</text:p>
          </table:table-cell>
          <table:table-cell office:value-type="float" office:value="176805559" calcext:value-type="float">
            <text:p>176805559</text:p>
          </table:table-cell>
          <table:table-cell office:value-type="float" office:value="322915714" calcext:value-type="float">
            <text:p>322915714</text:p>
          </table:table-cell>
          <table:table-cell office:value-type="float" office:value="705058805" calcext:value-type="float">
            <text:p>705058805</text:p>
          </table:table-cell>
          <table:table-cell office:value-type="float" office:value="367415308" calcext:value-type="float">
            <text:p>367415308</text:p>
          </table:table-cell>
          <table:table-cell office:value-type="float" office:value="329903477" calcext:value-type="float">
            <text:p>329903477</text:p>
          </table:table-cell>
          <table:table-cell office:value-type="float" office:value="476259768" calcext:value-type="float">
            <text:p>476259768</text:p>
          </table:table-cell>
          <table:table-cell office:value-type="float" office:value="388915466" calcext:value-type="float">
            <text:p>388915466</text:p>
          </table:table-cell>
        </table:table-row>
        <table:table-row table:style-name="ro1">
          <table:table-cell office:value-type="float" office:value="294778786" calcext:value-type="float">
            <text:p>294778786</text:p>
          </table:table-cell>
          <table:table-cell office:value-type="float" office:value="898300451" calcext:value-type="float">
            <text:p>898300451</text:p>
          </table:table-cell>
          <table:table-cell office:value-type="float" office:value="458912569" calcext:value-type="float">
            <text:p>458912569</text:p>
          </table:table-cell>
          <table:table-cell office:value-type="float" office:value="316325968" calcext:value-type="float">
            <text:p>316325968</text:p>
          </table:table-cell>
          <table:table-cell office:value-type="float" office:value="700321572" calcext:value-type="float">
            <text:p>700321572</text:p>
          </table:table-cell>
          <table:table-cell office:value-type="float" office:value="833144171" calcext:value-type="float">
            <text:p>833144171</text:p>
          </table:table-cell>
          <table:table-cell office:value-type="float" office:value="963605156" calcext:value-type="float">
            <text:p>963605156</text:p>
          </table:table-cell>
          <table:table-cell office:value-type="float" office:value="605480438" calcext:value-type="float">
            <text:p>605480438</text:p>
          </table:table-cell>
          <table:table-cell office:value-type="float" office:value="709513574" calcext:value-type="float">
            <text:p>709513574</text:p>
          </table:table-cell>
          <table:table-cell office:value-type="float" office:value="234008541" calcext:value-type="float">
            <text:p>234008541</text:p>
          </table:table-cell>
          <table:table-cell office:value-type="float" office:value="135193553" calcext:value-type="float">
            <text:p>135193553</text:p>
          </table:table-cell>
          <table:table-cell office:value-type="float" office:value="198523528" calcext:value-type="float">
            <text:p>198523528</text:p>
          </table:table-cell>
          <table:table-cell office:value-type="float" office:value="195535653" calcext:value-type="float">
            <text:p>195535653</text:p>
          </table:table-cell>
          <table:table-cell office:value-type="float" office:value="766064821" calcext:value-type="float">
            <text:p>766064821</text:p>
          </table:table-cell>
          <table:table-cell office:value-type="float" office:value="917947693" calcext:value-type="float">
            <text:p>917947693</text:p>
          </table:table-cell>
          <table:table-cell office:value-type="float" office:value="115190781" calcext:value-type="float">
            <text:p>115190781</text:p>
          </table:table-cell>
          <table:table-cell office:value-type="float" office:value="604504382" calcext:value-type="float">
            <text:p>604504382</text:p>
          </table:table-cell>
          <table:table-cell office:value-type="float" office:value="443785421" calcext:value-type="float">
            <text:p>443785421</text:p>
          </table:table-cell>
          <table:table-cell office:value-type="float" office:value="388774388" calcext:value-type="float">
            <text:p>388774388</text:p>
          </table:table-cell>
          <table:table-cell office:value-type="float" office:value="757558610" calcext:value-type="float">
            <text:p>757558610</text:p>
          </table:table-cell>
          <table:table-cell office:value-type="float" office:value="263092201" calcext:value-type="float">
            <text:p>263092201</text:p>
          </table:table-cell>
          <table:table-cell office:value-type="float" office:value="118631848" calcext:value-type="float">
            <text:p>118631848</text:p>
          </table:table-cell>
          <table:table-cell office:value-type="float" office:value="492356012" calcext:value-type="float">
            <text:p>492356012</text:p>
          </table:table-cell>
          <table:table-cell office:value-type="float" office:value="916891439" calcext:value-type="float">
            <text:p>916891439</text:p>
          </table:table-cell>
          <table:table-cell office:value-type="float" office:value="835201306" calcext:value-type="float">
            <text:p>835201306</text:p>
          </table:table-cell>
          <table:table-cell office:value-type="float" office:value="570624288" calcext:value-type="float">
            <text:p>570624288</text:p>
          </table:table-cell>
          <table:table-cell office:value-type="float" office:value="347487016" calcext:value-type="float">
            <text:p>347487016</text:p>
          </table:table-cell>
          <table:table-cell office:value-type="float" office:value="288547586" calcext:value-type="float">
            <text:p>288547586</text:p>
          </table:table-cell>
          <table:table-cell office:value-type="float" office:value="421068614" calcext:value-type="float">
            <text:p>421068614</text:p>
          </table:table-cell>
          <table:table-cell office:value-type="float" office:value="298409034" calcext:value-type="float">
            <text:p>298409034</text:p>
          </table:table-cell>
          <table:table-cell office:value-type="float" office:value="321712789" calcext:value-type="float">
            <text:p>321712789</text:p>
          </table:table-cell>
          <table:table-cell office:value-type="float" office:value="495736757" calcext:value-type="float">
            <text:p>495736757</text:p>
          </table:table-cell>
        </table:table-row>
        <table:table-row table:style-name="ro1">
          <table:table-cell office:value-type="float" office:value="254074277" calcext:value-type="float">
            <text:p>254074277</text:p>
          </table:table-cell>
          <table:table-cell office:value-type="float" office:value="902309309" calcext:value-type="float">
            <text:p>902309309</text:p>
          </table:table-cell>
          <table:table-cell office:value-type="float" office:value="518220793" calcext:value-type="float">
            <text:p>518220793</text:p>
          </table:table-cell>
          <table:table-cell office:value-type="float" office:value="717991794" calcext:value-type="float">
            <text:p>717991794</text:p>
          </table:table-cell>
          <table:table-cell office:value-type="float" office:value="320733953" calcext:value-type="float">
            <text:p>320733953</text:p>
          </table:table-cell>
          <table:table-cell office:value-type="float" office:value="722413714" calcext:value-type="float">
            <text:p>722413714</text:p>
          </table:table-cell>
          <table:table-cell office:value-type="float" office:value="897806197" calcext:value-type="float">
            <text:p>897806197</text:p>
          </table:table-cell>
          <table:table-cell office:value-type="float" office:value="818233649" calcext:value-type="float">
            <text:p>818233649</text:p>
          </table:table-cell>
          <table:table-cell office:value-type="float" office:value="212425593" calcext:value-type="float">
            <text:p>212425593</text:p>
          </table:table-cell>
          <table:table-cell office:value-type="float" office:value="410664939" calcext:value-type="float">
            <text:p>410664939</text:p>
          </table:table-cell>
          <table:table-cell office:value-type="float" office:value="281484035" calcext:value-type="float">
            <text:p>281484035</text:p>
          </table:table-cell>
          <table:table-cell office:value-type="float" office:value="584440176" calcext:value-type="float">
            <text:p>584440176</text:p>
          </table:table-cell>
          <table:table-cell office:value-type="float" office:value="492811539" calcext:value-type="float">
            <text:p>492811539</text:p>
          </table:table-cell>
          <table:table-cell office:value-type="float" office:value="219539000" calcext:value-type="float">
            <text:p>219539000</text:p>
          </table:table-cell>
          <table:table-cell office:value-type="float" office:value="520251737" calcext:value-type="float">
            <text:p>520251737</text:p>
          </table:table-cell>
          <table:table-cell office:value-type="float" office:value="756356341" calcext:value-type="float">
            <text:p>756356341</text:p>
          </table:table-cell>
          <table:table-cell office:value-type="float" office:value="713544440" calcext:value-type="float">
            <text:p>713544440</text:p>
          </table:table-cell>
          <table:table-cell office:value-type="float" office:value="543819665" calcext:value-type="float">
            <text:p>543819665</text:p>
          </table:table-cell>
          <table:table-cell office:value-type="float" office:value="863638005" calcext:value-type="float">
            <text:p>863638005</text:p>
          </table:table-cell>
          <table:table-cell office:value-type="float" office:value="233015877" calcext:value-type="float">
            <text:p>233015877</text:p>
          </table:table-cell>
          <table:table-cell office:value-type="float" office:value="759100255" calcext:value-type="float">
            <text:p>759100255</text:p>
          </table:table-cell>
          <table:table-cell office:value-type="float" office:value="102909294" calcext:value-type="float">
            <text:p>102909294</text:p>
          </table:table-cell>
          <table:table-cell office:value-type="float" office:value="286053592" calcext:value-type="float">
            <text:p>286053592</text:p>
          </table:table-cell>
          <table:table-cell office:value-type="float" office:value="873472738" calcext:value-type="float">
            <text:p>873472738</text:p>
          </table:table-cell>
          <table:table-cell office:value-type="float" office:value="770303999" calcext:value-type="float">
            <text:p>770303999</text:p>
          </table:table-cell>
          <table:table-cell office:value-type="float" office:value="740805132" calcext:value-type="float">
            <text:p>740805132</text:p>
          </table:table-cell>
          <table:table-cell office:value-type="float" office:value="939563880" calcext:value-type="float">
            <text:p>939563880</text:p>
          </table:table-cell>
          <table:table-cell office:value-type="float" office:value="533308154" calcext:value-type="float">
            <text:p>533308154</text:p>
          </table:table-cell>
          <table:table-cell office:value-type="float" office:value="467784804" calcext:value-type="float">
            <text:p>467784804</text:p>
          </table:table-cell>
          <table:table-cell office:value-type="float" office:value="483582791" calcext:value-type="float">
            <text:p>483582791</text:p>
          </table:table-cell>
          <table:table-cell office:value-type="float" office:value="163445249" calcext:value-type="float">
            <text:p>163445249</text:p>
          </table:table-cell>
          <table:table-cell office:value-type="float" office:value="136758131" calcext:value-type="float">
            <text:p>136758131</text:p>
          </table:table-cell>
        </table:table-row>
        <table:table-row table:style-name="ro1">
          <table:table-cell office:value-type="float" office:value="277570636" calcext:value-type="float">
            <text:p>277570636</text:p>
          </table:table-cell>
          <table:table-cell office:value-type="float" office:value="684524929" calcext:value-type="float">
            <text:p>684524929</text:p>
          </table:table-cell>
          <table:table-cell office:value-type="float" office:value="178074297" calcext:value-type="float">
            <text:p>178074297</text:p>
          </table:table-cell>
          <table:table-cell office:value-type="float" office:value="879345907" calcext:value-type="float">
            <text:p>879345907</text:p>
          </table:table-cell>
          <table:table-cell office:value-type="float" office:value="331881316" calcext:value-type="float">
            <text:p>331881316</text:p>
          </table:table-cell>
          <table:table-cell office:value-type="float" office:value="695848139" calcext:value-type="float">
            <text:p>695848139</text:p>
          </table:table-cell>
          <table:table-cell office:value-type="float" office:value="714226205" calcext:value-type="float">
            <text:p>714226205</text:p>
          </table:table-cell>
          <table:table-cell office:value-type="float" office:value="290717603" calcext:value-type="float">
            <text:p>290717603</text:p>
          </table:table-cell>
          <table:table-cell office:value-type="float" office:value="297663875" calcext:value-type="float">
            <text:p>297663875</text:p>
          </table:table-cell>
          <table:table-cell office:value-type="float" office:value="229639575" calcext:value-type="float">
            <text:p>229639575</text:p>
          </table:table-cell>
          <table:table-cell office:value-type="float" office:value="319888724" calcext:value-type="float">
            <text:p>319888724</text:p>
          </table:table-cell>
          <table:table-cell office:value-type="float" office:value="309803029" calcext:value-type="float">
            <text:p>309803029</text:p>
          </table:table-cell>
          <table:table-cell office:value-type="float" office:value="755957582" calcext:value-type="float">
            <text:p>755957582</text:p>
          </table:table-cell>
          <table:table-cell office:value-type="float" office:value="862884505" calcext:value-type="float">
            <text:p>862884505</text:p>
          </table:table-cell>
          <table:table-cell office:value-type="float" office:value="345997841" calcext:value-type="float">
            <text:p>345997841</text:p>
          </table:table-cell>
          <table:table-cell office:value-type="float" office:value="646679978" calcext:value-type="float">
            <text:p>646679978</text:p>
          </table:table-cell>
          <table:table-cell office:value-type="float" office:value="936020012" calcext:value-type="float">
            <text:p>936020012</text:p>
          </table:table-cell>
          <table:table-cell office:value-type="float" office:value="617969852" calcext:value-type="float">
            <text:p>617969852</text:p>
          </table:table-cell>
          <table:table-cell office:value-type="float" office:value="121367708" calcext:value-type="float">
            <text:p>121367708</text:p>
          </table:table-cell>
          <table:table-cell office:value-type="float" office:value="319666878" calcext:value-type="float">
            <text:p>319666878</text:p>
          </table:table-cell>
          <table:table-cell office:value-type="float" office:value="599625261" calcext:value-type="float">
            <text:p>599625261</text:p>
          </table:table-cell>
          <table:table-cell office:value-type="float" office:value="510100719" calcext:value-type="float">
            <text:p>510100719</text:p>
          </table:table-cell>
          <table:table-cell office:value-type="float" office:value="404421002" calcext:value-type="float">
            <text:p>404421002</text:p>
          </table:table-cell>
          <table:table-cell office:value-type="float" office:value="349968279" calcext:value-type="float">
            <text:p>349968279</text:p>
          </table:table-cell>
          <table:table-cell office:value-type="float" office:value="553826930" calcext:value-type="float">
            <text:p>553826930</text:p>
          </table:table-cell>
          <table:table-cell office:value-type="float" office:value="156089403" calcext:value-type="float">
            <text:p>156089403</text:p>
          </table:table-cell>
          <table:table-cell office:value-type="float" office:value="907077049" calcext:value-type="float">
            <text:p>907077049</text:p>
          </table:table-cell>
          <table:table-cell office:value-type="float" office:value="341922673" calcext:value-type="float">
            <text:p>341922673</text:p>
          </table:table-cell>
          <table:table-cell office:value-type="float" office:value="116982135" calcext:value-type="float">
            <text:p>116982135</text:p>
          </table:table-cell>
          <table:table-cell office:value-type="float" office:value="322102914" calcext:value-type="float">
            <text:p>322102914</text:p>
          </table:table-cell>
          <table:table-cell office:value-type="float" office:value="764607575" calcext:value-type="float">
            <text:p>764607575</text:p>
          </table:table-cell>
          <table:table-cell office:value-type="float" office:value="989881897" calcext:value-type="float">
            <text:p>989881897</text:p>
          </table:table-cell>
        </table:table-row>
        <table:table-row table:style-name="ro1">
          <table:table-cell office:value-type="float" office:value="784887377" calcext:value-type="float">
            <text:p>784887377</text:p>
          </table:table-cell>
          <table:table-cell office:value-type="float" office:value="535689287" calcext:value-type="float">
            <text:p>535689287</text:p>
          </table:table-cell>
          <table:table-cell office:value-type="float" office:value="917572389" calcext:value-type="float">
            <text:p>917572389</text:p>
          </table:table-cell>
          <table:table-cell office:value-type="float" office:value="763491693" calcext:value-type="float">
            <text:p>763491693</text:p>
          </table:table-cell>
          <table:table-cell office:value-type="float" office:value="144961907" calcext:value-type="float">
            <text:p>144961907</text:p>
          </table:table-cell>
          <table:table-cell office:value-type="float" office:value="806566902" calcext:value-type="float">
            <text:p>806566902</text:p>
          </table:table-cell>
          <table:table-cell office:value-type="float" office:value="160123988" calcext:value-type="float">
            <text:p>160123988</text:p>
          </table:table-cell>
          <table:table-cell office:value-type="float" office:value="294019360" calcext:value-type="float">
            <text:p>294019360</text:p>
          </table:table-cell>
          <table:table-cell office:value-type="float" office:value="359539115" calcext:value-type="float">
            <text:p>359539115</text:p>
          </table:table-cell>
          <table:table-cell office:value-type="float" office:value="865131180" calcext:value-type="float">
            <text:p>865131180</text:p>
          </table:table-cell>
          <table:table-cell office:value-type="float" office:value="168864951" calcext:value-type="float">
            <text:p>168864951</text:p>
          </table:table-cell>
          <table:table-cell office:value-type="float" office:value="390080576" calcext:value-type="float">
            <text:p>390080576</text:p>
          </table:table-cell>
          <table:table-cell office:value-type="float" office:value="212494251" calcext:value-type="float">
            <text:p>212494251</text:p>
          </table:table-cell>
          <table:table-cell office:value-type="float" office:value="464018687" calcext:value-type="float">
            <text:p>464018687</text:p>
          </table:table-cell>
          <table:table-cell office:value-type="float" office:value="814299658" calcext:value-type="float">
            <text:p>814299658</text:p>
          </table:table-cell>
          <table:table-cell office:value-type="float" office:value="592392498" calcext:value-type="float">
            <text:p>592392498</text:p>
          </table:table-cell>
          <table:table-cell office:value-type="float" office:value="876825229" calcext:value-type="float">
            <text:p>876825229</text:p>
          </table:table-cell>
          <table:table-cell office:value-type="float" office:value="269922696" calcext:value-type="float">
            <text:p>269922696</text:p>
          </table:table-cell>
          <table:table-cell office:value-type="float" office:value="757019018" calcext:value-type="float">
            <text:p>757019018</text:p>
          </table:table-cell>
          <table:table-cell office:value-type="float" office:value="800872867" calcext:value-type="float">
            <text:p>800872867</text:p>
          </table:table-cell>
          <table:table-cell office:value-type="float" office:value="497652281" calcext:value-type="float">
            <text:p>497652281</text:p>
          </table:table-cell>
          <table:table-cell office:value-type="float" office:value="814132592" calcext:value-type="float">
            <text:p>814132592</text:p>
          </table:table-cell>
          <table:table-cell office:value-type="float" office:value="115934748" calcext:value-type="float">
            <text:p>115934748</text:p>
          </table:table-cell>
          <table:table-cell office:value-type="float" office:value="885989670" calcext:value-type="float">
            <text:p>885989670</text:p>
          </table:table-cell>
          <table:table-cell office:value-type="float" office:value="706156670" calcext:value-type="float">
            <text:p>706156670</text:p>
          </table:table-cell>
          <table:table-cell office:value-type="float" office:value="366006713" calcext:value-type="float">
            <text:p>366006713</text:p>
          </table:table-cell>
          <table:table-cell office:value-type="float" office:value="231563662" calcext:value-type="float">
            <text:p>231563662</text:p>
          </table:table-cell>
          <table:table-cell office:value-type="float" office:value="388591291" calcext:value-type="float">
            <text:p>388591291</text:p>
          </table:table-cell>
          <table:table-cell office:value-type="float" office:value="208732141" calcext:value-type="float">
            <text:p>208732141</text:p>
          </table:table-cell>
          <table:table-cell office:value-type="float" office:value="494892641" calcext:value-type="float">
            <text:p>494892641</text:p>
          </table:table-cell>
          <table:table-cell office:value-type="float" office:value="588695537" calcext:value-type="float">
            <text:p>588695537</text:p>
          </table:table-cell>
          <table:table-cell office:value-type="float" office:value="375824261" calcext:value-type="float">
            <text:p>375824261</text:p>
          </table:table-cell>
        </table:table-row>
        <table:table-row table:style-name="ro1">
          <table:table-cell office:value-type="float" office:value="864141157" calcext:value-type="float">
            <text:p>864141157</text:p>
          </table:table-cell>
          <table:table-cell office:value-type="float" office:value="520009962" calcext:value-type="float">
            <text:p>520009962</text:p>
          </table:table-cell>
          <table:table-cell office:value-type="float" office:value="385517969" calcext:value-type="float">
            <text:p>385517969</text:p>
          </table:table-cell>
          <table:table-cell office:value-type="float" office:value="252052241" calcext:value-type="float">
            <text:p>252052241</text:p>
          </table:table-cell>
          <table:table-cell office:value-type="float" office:value="278914093" calcext:value-type="float">
            <text:p>278914093</text:p>
          </table:table-cell>
          <table:table-cell office:value-type="float" office:value="819089700" calcext:value-type="float">
            <text:p>819089700</text:p>
          </table:table-cell>
          <table:table-cell office:value-type="float" office:value="788321735" calcext:value-type="float">
            <text:p>788321735</text:p>
          </table:table-cell>
          <table:table-cell office:value-type="float" office:value="974728830" calcext:value-type="float">
            <text:p>974728830</text:p>
          </table:table-cell>
          <table:table-cell office:value-type="float" office:value="884547427" calcext:value-type="float">
            <text:p>884547427</text:p>
          </table:table-cell>
          <table:table-cell office:value-type="float" office:value="953940055" calcext:value-type="float">
            <text:p>953940055</text:p>
          </table:table-cell>
          <table:table-cell office:value-type="float" office:value="496825032" calcext:value-type="float">
            <text:p>496825032</text:p>
          </table:table-cell>
          <table:table-cell office:value-type="float" office:value="804942896" calcext:value-type="float">
            <text:p>804942896</text:p>
          </table:table-cell>
          <table:table-cell office:value-type="float" office:value="523695686" calcext:value-type="float">
            <text:p>523695686</text:p>
          </table:table-cell>
          <table:table-cell office:value-type="float" office:value="416542098" calcext:value-type="float">
            <text:p>416542098</text:p>
          </table:table-cell>
          <table:table-cell office:value-type="float" office:value="722402624" calcext:value-type="float">
            <text:p>722402624</text:p>
          </table:table-cell>
          <table:table-cell office:value-type="float" office:value="982667926" calcext:value-type="float">
            <text:p>982667926</text:p>
          </table:table-cell>
          <table:table-cell office:value-type="float" office:value="291290262" calcext:value-type="float">
            <text:p>291290262</text:p>
          </table:table-cell>
          <table:table-cell office:value-type="float" office:value="879184994" calcext:value-type="float">
            <text:p>879184994</text:p>
          </table:table-cell>
          <table:table-cell office:value-type="float" office:value="983839932" calcext:value-type="float">
            <text:p>983839932</text:p>
          </table:table-cell>
          <table:table-cell office:value-type="float" office:value="117682903" calcext:value-type="float">
            <text:p>117682903</text:p>
          </table:table-cell>
          <table:table-cell office:value-type="float" office:value="687177679" calcext:value-type="float">
            <text:p>687177679</text:p>
          </table:table-cell>
          <table:table-cell office:value-type="float" office:value="810624908" calcext:value-type="float">
            <text:p>810624908</text:p>
          </table:table-cell>
          <table:table-cell office:value-type="float" office:value="670944107" calcext:value-type="float">
            <text:p>670944107</text:p>
          </table:table-cell>
          <table:table-cell office:value-type="float" office:value="782776851" calcext:value-type="float">
            <text:p>782776851</text:p>
          </table:table-cell>
          <table:table-cell office:value-type="float" office:value="968261063" calcext:value-type="float">
            <text:p>968261063</text:p>
          </table:table-cell>
          <table:table-cell office:value-type="float" office:value="366146201" calcext:value-type="float">
            <text:p>366146201</text:p>
          </table:table-cell>
          <table:table-cell office:value-type="float" office:value="741557235" calcext:value-type="float">
            <text:p>741557235</text:p>
          </table:table-cell>
          <table:table-cell office:value-type="float" office:value="705358704" calcext:value-type="float">
            <text:p>705358704</text:p>
          </table:table-cell>
          <table:table-cell office:value-type="float" office:value="751949378" calcext:value-type="float">
            <text:p>751949378</text:p>
          </table:table-cell>
          <table:table-cell office:value-type="float" office:value="515983346" calcext:value-type="float">
            <text:p>515983346</text:p>
          </table:table-cell>
          <table:table-cell office:value-type="float" office:value="698706556" calcext:value-type="float">
            <text:p>698706556</text:p>
          </table:table-cell>
          <table:table-cell office:value-type="float" office:value="292378373" calcext:value-type="float">
            <text:p>292378373</text:p>
          </table:table-cell>
        </table:table-row>
        <table:table-row table:style-name="ro1">
          <table:table-cell office:value-type="float" office:value="279968167" calcext:value-type="float">
            <text:p>279968167</text:p>
          </table:table-cell>
          <table:table-cell office:value-type="float" office:value="756407168" calcext:value-type="float">
            <text:p>756407168</text:p>
          </table:table-cell>
          <table:table-cell office:value-type="float" office:value="664506676" calcext:value-type="float">
            <text:p>664506676</text:p>
          </table:table-cell>
          <table:table-cell office:value-type="float" office:value="810059818" calcext:value-type="float">
            <text:p>810059818</text:p>
          </table:table-cell>
          <table:table-cell office:value-type="float" office:value="760838916" calcext:value-type="float">
            <text:p>760838916</text:p>
          </table:table-cell>
          <table:table-cell office:value-type="float" office:value="713345985" calcext:value-type="float">
            <text:p>713345985</text:p>
          </table:table-cell>
          <table:table-cell office:value-type="float" office:value="657808635" calcext:value-type="float">
            <text:p>657808635</text:p>
          </table:table-cell>
          <table:table-cell office:value-type="float" office:value="809841458" calcext:value-type="float">
            <text:p>809841458</text:p>
          </table:table-cell>
          <table:table-cell office:value-type="float" office:value="475544838" calcext:value-type="float">
            <text:p>475544838</text:p>
          </table:table-cell>
          <table:table-cell office:value-type="float" office:value="957091375" calcext:value-type="float">
            <text:p>957091375</text:p>
          </table:table-cell>
          <table:table-cell office:value-type="float" office:value="140758807" calcext:value-type="float">
            <text:p>140758807</text:p>
          </table:table-cell>
          <table:table-cell office:value-type="float" office:value="681247625" calcext:value-type="float">
            <text:p>681247625</text:p>
          </table:table-cell>
          <table:table-cell office:value-type="float" office:value="183256226" calcext:value-type="float">
            <text:p>183256226</text:p>
          </table:table-cell>
          <table:table-cell office:value-type="float" office:value="411475146" calcext:value-type="float">
            <text:p>411475146</text:p>
          </table:table-cell>
          <table:table-cell office:value-type="float" office:value="807409025" calcext:value-type="float">
            <text:p>807409025</text:p>
          </table:table-cell>
          <table:table-cell office:value-type="float" office:value="258295736" calcext:value-type="float">
            <text:p>258295736</text:p>
          </table:table-cell>
          <table:table-cell office:value-type="float" office:value="286935367" calcext:value-type="float">
            <text:p>286935367</text:p>
          </table:table-cell>
          <table:table-cell office:value-type="float" office:value="733062786" calcext:value-type="float">
            <text:p>733062786</text:p>
          </table:table-cell>
          <table:table-cell office:value-type="float" office:value="936210252" calcext:value-type="float">
            <text:p>936210252</text:p>
          </table:table-cell>
          <table:table-cell office:value-type="float" office:value="821281137" calcext:value-type="float">
            <text:p>821281137</text:p>
          </table:table-cell>
          <table:table-cell office:value-type="float" office:value="390315298" calcext:value-type="float">
            <text:p>390315298</text:p>
          </table:table-cell>
          <table:table-cell office:value-type="float" office:value="649027369" calcext:value-type="float">
            <text:p>649027369</text:p>
          </table:table-cell>
          <table:table-cell office:value-type="float" office:value="734254827" calcext:value-type="float">
            <text:p>734254827</text:p>
          </table:table-cell>
          <table:table-cell office:value-type="float" office:value="443794152" calcext:value-type="float">
            <text:p>443794152</text:p>
          </table:table-cell>
          <table:table-cell office:value-type="float" office:value="978972453" calcext:value-type="float">
            <text:p>978972453</text:p>
          </table:table-cell>
          <table:table-cell office:value-type="float" office:value="148720797" calcext:value-type="float">
            <text:p>148720797</text:p>
          </table:table-cell>
          <table:table-cell office:value-type="float" office:value="584680324" calcext:value-type="float">
            <text:p>584680324</text:p>
          </table:table-cell>
          <table:table-cell office:value-type="float" office:value="873933390" calcext:value-type="float">
            <text:p>873933390</text:p>
          </table:table-cell>
          <table:table-cell office:value-type="float" office:value="514022229" calcext:value-type="float">
            <text:p>514022229</text:p>
          </table:table-cell>
          <table:table-cell office:value-type="float" office:value="704383327" calcext:value-type="float">
            <text:p>704383327</text:p>
          </table:table-cell>
          <table:table-cell office:value-type="float" office:value="538368122" calcext:value-type="float">
            <text:p>538368122</text:p>
          </table:table-cell>
          <table:table-cell office:value-type="float" office:value="809648958" calcext:value-type="float">
            <text:p>809648958</text:p>
          </table:table-cell>
        </table:table-row>
        <table:table-row table:style-name="ro1">
          <table:table-cell office:value-type="float" office:value="276579614" calcext:value-type="float">
            <text:p>276579614</text:p>
          </table:table-cell>
          <table:table-cell office:value-type="float" office:value="837533189" calcext:value-type="float">
            <text:p>837533189</text:p>
          </table:table-cell>
          <table:table-cell office:value-type="float" office:value="522324373" calcext:value-type="float">
            <text:p>522324373</text:p>
          </table:table-cell>
          <table:table-cell office:value-type="float" office:value="375229166" calcext:value-type="float">
            <text:p>375229166</text:p>
          </table:table-cell>
          <table:table-cell office:value-type="float" office:value="535423282" calcext:value-type="float">
            <text:p>535423282</text:p>
          </table:table-cell>
          <table:table-cell office:value-type="float" office:value="117672720" calcext:value-type="float">
            <text:p>117672720</text:p>
          </table:table-cell>
          <table:table-cell office:value-type="float" office:value="427600122" calcext:value-type="float">
            <text:p>427600122</text:p>
          </table:table-cell>
          <table:table-cell office:value-type="float" office:value="900531260" calcext:value-type="float">
            <text:p>900531260</text:p>
          </table:table-cell>
          <table:table-cell office:value-type="float" office:value="386421019" calcext:value-type="float">
            <text:p>386421019</text:p>
          </table:table-cell>
          <table:table-cell office:value-type="float" office:value="936333215" calcext:value-type="float">
            <text:p>936333215</text:p>
          </table:table-cell>
          <table:table-cell office:value-type="float" office:value="104254476" calcext:value-type="float">
            <text:p>104254476</text:p>
          </table:table-cell>
          <table:table-cell office:value-type="float" office:value="474571308" calcext:value-type="float">
            <text:p>474571308</text:p>
          </table:table-cell>
          <table:table-cell office:value-type="float" office:value="685604116" calcext:value-type="float">
            <text:p>685604116</text:p>
          </table:table-cell>
          <table:table-cell office:value-type="float" office:value="404689438" calcext:value-type="float">
            <text:p>404689438</text:p>
          </table:table-cell>
          <table:table-cell office:value-type="float" office:value="410364417" calcext:value-type="float">
            <text:p>410364417</text:p>
          </table:table-cell>
          <table:table-cell office:value-type="float" office:value="631951702" calcext:value-type="float">
            <text:p>631951702</text:p>
          </table:table-cell>
          <table:table-cell office:value-type="float" office:value="226459672" calcext:value-type="float">
            <text:p>226459672</text:p>
          </table:table-cell>
          <table:table-cell office:value-type="float" office:value="551857857" calcext:value-type="float">
            <text:p>551857857</text:p>
          </table:table-cell>
          <table:table-cell office:value-type="float" office:value="320782176" calcext:value-type="float">
            <text:p>320782176</text:p>
          </table:table-cell>
          <table:table-cell office:value-type="float" office:value="952156615" calcext:value-type="float">
            <text:p>952156615</text:p>
          </table:table-cell>
          <table:table-cell office:value-type="float" office:value="525596003" calcext:value-type="float">
            <text:p>525596003</text:p>
          </table:table-cell>
          <table:table-cell office:value-type="float" office:value="963308129" calcext:value-type="float">
            <text:p>963308129</text:p>
          </table:table-cell>
          <table:table-cell office:value-type="float" office:value="261909322" calcext:value-type="float">
            <text:p>261909322</text:p>
          </table:table-cell>
          <table:table-cell office:value-type="float" office:value="650050415" calcext:value-type="float">
            <text:p>650050415</text:p>
          </table:table-cell>
          <table:table-cell office:value-type="float" office:value="852597157" calcext:value-type="float">
            <text:p>852597157</text:p>
          </table:table-cell>
          <table:table-cell office:value-type="float" office:value="416580300" calcext:value-type="float">
            <text:p>416580300</text:p>
          </table:table-cell>
          <table:table-cell office:value-type="float" office:value="301093871" calcext:value-type="float">
            <text:p>301093871</text:p>
          </table:table-cell>
          <table:table-cell office:value-type="float" office:value="455576637" calcext:value-type="float">
            <text:p>455576637</text:p>
          </table:table-cell>
          <table:table-cell office:value-type="float" office:value="253452141" calcext:value-type="float">
            <text:p>253452141</text:p>
          </table:table-cell>
          <table:table-cell office:value-type="float" office:value="499627924" calcext:value-type="float">
            <text:p>499627924</text:p>
          </table:table-cell>
          <table:table-cell office:value-type="float" office:value="244872339" calcext:value-type="float">
            <text:p>244872339</text:p>
          </table:table-cell>
          <table:table-cell office:value-type="float" office:value="186396284" calcext:value-type="float">
            <text:p>186396284</text:p>
          </table:table-cell>
        </table:table-row>
        <table:table-row table:style-name="ro1">
          <table:table-cell office:value-type="float" office:value="387205021" calcext:value-type="float">
            <text:p>387205021</text:p>
          </table:table-cell>
          <table:table-cell office:value-type="float" office:value="528028004" calcext:value-type="float">
            <text:p>528028004</text:p>
          </table:table-cell>
          <table:table-cell office:value-type="float" office:value="919726349" calcext:value-type="float">
            <text:p>919726349</text:p>
          </table:table-cell>
          <table:table-cell office:value-type="float" office:value="477422756" calcext:value-type="float">
            <text:p>477422756</text:p>
          </table:table-cell>
          <table:table-cell office:value-type="float" office:value="247084201" calcext:value-type="float">
            <text:p>247084201</text:p>
          </table:table-cell>
          <table:table-cell office:value-type="float" office:value="331456036" calcext:value-type="float">
            <text:p>331456036</text:p>
          </table:table-cell>
          <table:table-cell office:value-type="float" office:value="797580862" calcext:value-type="float">
            <text:p>797580862</text:p>
          </table:table-cell>
          <table:table-cell office:value-type="float" office:value="252559807" calcext:value-type="float">
            <text:p>252559807</text:p>
          </table:table-cell>
          <table:table-cell office:value-type="float" office:value="296077178" calcext:value-type="float">
            <text:p>296077178</text:p>
          </table:table-cell>
          <table:table-cell office:value-type="float" office:value="659459337" calcext:value-type="float">
            <text:p>659459337</text:p>
          </table:table-cell>
          <table:table-cell office:value-type="float" office:value="521828024" calcext:value-type="float">
            <text:p>521828024</text:p>
          </table:table-cell>
          <table:table-cell office:value-type="float" office:value="782585775" calcext:value-type="float">
            <text:p>782585775</text:p>
          </table:table-cell>
          <table:table-cell office:value-type="float" office:value="344911002" calcext:value-type="float">
            <text:p>344911002</text:p>
          </table:table-cell>
          <table:table-cell office:value-type="float" office:value="855007693" calcext:value-type="float">
            <text:p>855007693</text:p>
          </table:table-cell>
          <table:table-cell office:value-type="float" office:value="851065084" calcext:value-type="float">
            <text:p>851065084</text:p>
          </table:table-cell>
          <table:table-cell office:value-type="float" office:value="219926505" calcext:value-type="float">
            <text:p>219926505</text:p>
          </table:table-cell>
          <table:table-cell office:value-type="float" office:value="697648418" calcext:value-type="float">
            <text:p>697648418</text:p>
          </table:table-cell>
          <table:table-cell office:value-type="float" office:value="502017835" calcext:value-type="float">
            <text:p>502017835</text:p>
          </table:table-cell>
          <table:table-cell office:value-type="float" office:value="571351883" calcext:value-type="float">
            <text:p>571351883</text:p>
          </table:table-cell>
          <table:table-cell office:value-type="float" office:value="315442966" calcext:value-type="float">
            <text:p>315442966</text:p>
          </table:table-cell>
          <table:table-cell office:value-type="float" office:value="433931554" calcext:value-type="float">
            <text:p>433931554</text:p>
          </table:table-cell>
          <table:table-cell office:value-type="float" office:value="604344213" calcext:value-type="float">
            <text:p>604344213</text:p>
          </table:table-cell>
          <table:table-cell office:value-type="float" office:value="453339355" calcext:value-type="float">
            <text:p>453339355</text:p>
          </table:table-cell>
          <table:table-cell office:value-type="float" office:value="628442910" calcext:value-type="float">
            <text:p>628442910</text:p>
          </table:table-cell>
          <table:table-cell office:value-type="float" office:value="518005420" calcext:value-type="float">
            <text:p>518005420</text:p>
          </table:table-cell>
          <table:table-cell office:value-type="float" office:value="166732218" calcext:value-type="float">
            <text:p>166732218</text:p>
          </table:table-cell>
          <table:table-cell office:value-type="float" office:value="411395252" calcext:value-type="float">
            <text:p>411395252</text:p>
          </table:table-cell>
          <table:table-cell office:value-type="float" office:value="559900116" calcext:value-type="float">
            <text:p>559900116</text:p>
          </table:table-cell>
          <table:table-cell office:value-type="float" office:value="153659592" calcext:value-type="float">
            <text:p>153659592</text:p>
          </table:table-cell>
          <table:table-cell office:value-type="float" office:value="281672006" calcext:value-type="float">
            <text:p>281672006</text:p>
          </table:table-cell>
          <table:table-cell office:value-type="float" office:value="928302437" calcext:value-type="float">
            <text:p>928302437</text:p>
          </table:table-cell>
          <table:table-cell office:value-type="float" office:value="660908046" calcext:value-type="float">
            <text:p>660908046</text:p>
          </table:table-cell>
        </table:table-row>
        <table:table-row table:style-name="ro1">
          <table:table-cell office:value-type="float" office:value="675482335" calcext:value-type="float">
            <text:p>675482335</text:p>
          </table:table-cell>
          <table:table-cell office:value-type="float" office:value="299096315" calcext:value-type="float">
            <text:p>299096315</text:p>
          </table:table-cell>
          <table:table-cell office:value-type="float" office:value="198353825" calcext:value-type="float">
            <text:p>198353825</text:p>
          </table:table-cell>
          <table:table-cell office:value-type="float" office:value="690457098" calcext:value-type="float">
            <text:p>690457098</text:p>
          </table:table-cell>
          <table:table-cell office:value-type="float" office:value="479867601" calcext:value-type="float">
            <text:p>479867601</text:p>
          </table:table-cell>
          <table:table-cell office:value-type="float" office:value="245853628" calcext:value-type="float">
            <text:p>245853628</text:p>
          </table:table-cell>
          <table:table-cell office:value-type="float" office:value="585133936" calcext:value-type="float">
            <text:p>585133936</text:p>
          </table:table-cell>
          <table:table-cell office:value-type="float" office:value="818997324" calcext:value-type="float">
            <text:p>818997324</text:p>
          </table:table-cell>
          <table:table-cell office:value-type="float" office:value="707792377" calcext:value-type="float">
            <text:p>707792377</text:p>
          </table:table-cell>
          <table:table-cell office:value-type="float" office:value="133132233" calcext:value-type="float">
            <text:p>133132233</text:p>
          </table:table-cell>
          <table:table-cell office:value-type="float" office:value="341873138" calcext:value-type="float">
            <text:p>341873138</text:p>
          </table:table-cell>
          <table:table-cell office:value-type="float" office:value="969226326" calcext:value-type="float">
            <text:p>969226326</text:p>
          </table:table-cell>
          <table:table-cell office:value-type="float" office:value="889518179" calcext:value-type="float">
            <text:p>889518179</text:p>
          </table:table-cell>
          <table:table-cell office:value-type="float" office:value="756340459" calcext:value-type="float">
            <text:p>756340459</text:p>
          </table:table-cell>
          <table:table-cell office:value-type="float" office:value="179958059" calcext:value-type="float">
            <text:p>179958059</text:p>
          </table:table-cell>
          <table:table-cell office:value-type="float" office:value="723772566" calcext:value-type="float">
            <text:p>723772566</text:p>
          </table:table-cell>
          <table:table-cell office:value-type="float" office:value="285626470" calcext:value-type="float">
            <text:p>285626470</text:p>
          </table:table-cell>
          <table:table-cell office:value-type="float" office:value="702491712" calcext:value-type="float">
            <text:p>702491712</text:p>
          </table:table-cell>
          <table:table-cell office:value-type="float" office:value="456135424" calcext:value-type="float">
            <text:p>456135424</text:p>
          </table:table-cell>
          <table:table-cell office:value-type="float" office:value="587094819" calcext:value-type="float">
            <text:p>587094819</text:p>
          </table:table-cell>
          <table:table-cell office:value-type="float" office:value="385633283" calcext:value-type="float">
            <text:p>385633283</text:p>
          </table:table-cell>
          <table:table-cell office:value-type="float" office:value="237672346" calcext:value-type="float">
            <text:p>237672346</text:p>
          </table:table-cell>
          <table:table-cell office:value-type="float" office:value="645876762" calcext:value-type="float">
            <text:p>645876762</text:p>
          </table:table-cell>
          <table:table-cell office:value-type="float" office:value="575595816" calcext:value-type="float">
            <text:p>575595816</text:p>
          </table:table-cell>
          <table:table-cell office:value-type="float" office:value="854635488" calcext:value-type="float">
            <text:p>854635488</text:p>
          </table:table-cell>
          <table:table-cell office:value-type="float" office:value="290878863" calcext:value-type="float">
            <text:p>290878863</text:p>
          </table:table-cell>
          <table:table-cell office:value-type="float" office:value="479123785" calcext:value-type="float">
            <text:p>479123785</text:p>
          </table:table-cell>
          <table:table-cell office:value-type="float" office:value="105293719" calcext:value-type="float">
            <text:p>105293719</text:p>
          </table:table-cell>
          <table:table-cell office:value-type="float" office:value="676433253" calcext:value-type="float">
            <text:p>676433253</text:p>
          </table:table-cell>
          <table:table-cell office:value-type="float" office:value="977683448" calcext:value-type="float">
            <text:p>977683448</text:p>
          </table:table-cell>
          <table:table-cell office:value-type="float" office:value="992458951" calcext:value-type="float">
            <text:p>992458951</text:p>
          </table:table-cell>
          <table:table-cell office:value-type="float" office:value="104419550" calcext:value-type="float">
            <text:p>104419550</text:p>
          </table:table-cell>
        </table:table-row>
        <table:table-row table:style-name="ro1">
          <table:table-cell office:value-type="float" office:value="399728913" calcext:value-type="float">
            <text:p>399728913</text:p>
          </table:table-cell>
          <table:table-cell office:value-type="float" office:value="395359484" calcext:value-type="float">
            <text:p>395359484</text:p>
          </table:table-cell>
          <table:table-cell office:value-type="float" office:value="727140076" calcext:value-type="float">
            <text:p>727140076</text:p>
          </table:table-cell>
          <table:table-cell office:value-type="float" office:value="565715506" calcext:value-type="float">
            <text:p>565715506</text:p>
          </table:table-cell>
          <table:table-cell office:value-type="float" office:value="180470413" calcext:value-type="float">
            <text:p>180470413</text:p>
          </table:table-cell>
          <table:table-cell office:value-type="float" office:value="175864519" calcext:value-type="float">
            <text:p>175864519</text:p>
          </table:table-cell>
          <table:table-cell office:value-type="float" office:value="454348207" calcext:value-type="float">
            <text:p>454348207</text:p>
          </table:table-cell>
          <table:table-cell office:value-type="float" office:value="758713731" calcext:value-type="float">
            <text:p>758713731</text:p>
          </table:table-cell>
          <table:table-cell office:value-type="float" office:value="865302154" calcext:value-type="float">
            <text:p>865302154</text:p>
          </table:table-cell>
          <table:table-cell office:value-type="float" office:value="151214930" calcext:value-type="float">
            <text:p>151214930</text:p>
          </table:table-cell>
          <table:table-cell office:value-type="float" office:value="421658816" calcext:value-type="float">
            <text:p>421658816</text:p>
          </table:table-cell>
          <table:table-cell office:value-type="float" office:value="818425374" calcext:value-type="float">
            <text:p>818425374</text:p>
          </table:table-cell>
          <table:table-cell office:value-type="float" office:value="430233005" calcext:value-type="float">
            <text:p>430233005</text:p>
          </table:table-cell>
          <table:table-cell office:value-type="float" office:value="364178556" calcext:value-type="float">
            <text:p>364178556</text:p>
          </table:table-cell>
          <table:table-cell office:value-type="float" office:value="752691879" calcext:value-type="float">
            <text:p>752691879</text:p>
          </table:table-cell>
          <table:table-cell office:value-type="float" office:value="157295038" calcext:value-type="float">
            <text:p>157295038</text:p>
          </table:table-cell>
          <table:table-cell office:value-type="float" office:value="398075211" calcext:value-type="float">
            <text:p>398075211</text:p>
          </table:table-cell>
          <table:table-cell office:value-type="float" office:value="596504138" calcext:value-type="float">
            <text:p>596504138</text:p>
          </table:table-cell>
          <table:table-cell office:value-type="float" office:value="906894583" calcext:value-type="float">
            <text:p>906894583</text:p>
          </table:table-cell>
          <table:table-cell office:value-type="float" office:value="454058035" calcext:value-type="float">
            <text:p>454058035</text:p>
          </table:table-cell>
          <table:table-cell office:value-type="float" office:value="383028400" calcext:value-type="float">
            <text:p>383028400</text:p>
          </table:table-cell>
          <table:table-cell office:value-type="float" office:value="852230681" calcext:value-type="float">
            <text:p>852230681</text:p>
          </table:table-cell>
          <table:table-cell office:value-type="float" office:value="674447429" calcext:value-type="float">
            <text:p>674447429</text:p>
          </table:table-cell>
          <table:table-cell office:value-type="float" office:value="349130067" calcext:value-type="float">
            <text:p>349130067</text:p>
          </table:table-cell>
          <table:table-cell office:value-type="float" office:value="503617815" calcext:value-type="float">
            <text:p>503617815</text:p>
          </table:table-cell>
          <table:table-cell office:value-type="float" office:value="759186448" calcext:value-type="float">
            <text:p>759186448</text:p>
          </table:table-cell>
          <table:table-cell office:value-type="float" office:value="513039781" calcext:value-type="float">
            <text:p>513039781</text:p>
          </table:table-cell>
          <table:table-cell office:value-type="float" office:value="956036753" calcext:value-type="float">
            <text:p>956036753</text:p>
          </table:table-cell>
          <table:table-cell office:value-type="float" office:value="661638987" calcext:value-type="float">
            <text:p>661638987</text:p>
          </table:table-cell>
          <table:table-cell office:value-type="float" office:value="653230082" calcext:value-type="float">
            <text:p>653230082</text:p>
          </table:table-cell>
          <table:table-cell office:value-type="float" office:value="903125973" calcext:value-type="float">
            <text:p>903125973</text:p>
          </table:table-cell>
          <table:table-cell office:value-type="float" office:value="289802935" calcext:value-type="float">
            <text:p>289802935</text:p>
          </table:table-cell>
        </table:table-row>
        <table:table-row table:style-name="ro1">
          <table:table-cell office:value-type="float" office:value="375214164" calcext:value-type="float">
            <text:p>375214164</text:p>
          </table:table-cell>
          <table:table-cell office:value-type="float" office:value="637242810" calcext:value-type="float">
            <text:p>637242810</text:p>
          </table:table-cell>
          <table:table-cell office:value-type="float" office:value="120515821" calcext:value-type="float">
            <text:p>120515821</text:p>
          </table:table-cell>
          <table:table-cell office:value-type="float" office:value="667520515" calcext:value-type="float">
            <text:p>667520515</text:p>
          </table:table-cell>
          <table:table-cell office:value-type="float" office:value="256489487" calcext:value-type="float">
            <text:p>256489487</text:p>
          </table:table-cell>
          <table:table-cell office:value-type="float" office:value="198833071" calcext:value-type="float">
            <text:p>198833071</text:p>
          </table:table-cell>
          <table:table-cell office:value-type="float" office:value="930738626" calcext:value-type="float">
            <text:p>930738626</text:p>
          </table:table-cell>
          <table:table-cell office:value-type="float" office:value="945520831" calcext:value-type="float">
            <text:p>945520831</text:p>
          </table:table-cell>
          <table:table-cell office:value-type="float" office:value="172040962" calcext:value-type="float">
            <text:p>172040962</text:p>
          </table:table-cell>
          <table:table-cell office:value-type="float" office:value="470097980" calcext:value-type="float">
            <text:p>470097980</text:p>
          </table:table-cell>
          <table:table-cell office:value-type="float" office:value="249264468" calcext:value-type="float">
            <text:p>249264468</text:p>
          </table:table-cell>
          <table:table-cell office:value-type="float" office:value="578762417" calcext:value-type="float">
            <text:p>578762417</text:p>
          </table:table-cell>
          <table:table-cell office:value-type="float" office:value="763757484" calcext:value-type="float">
            <text:p>763757484</text:p>
          </table:table-cell>
          <table:table-cell office:value-type="float" office:value="935332680" calcext:value-type="float">
            <text:p>935332680</text:p>
          </table:table-cell>
          <table:table-cell office:value-type="float" office:value="763690009" calcext:value-type="float">
            <text:p>763690009</text:p>
          </table:table-cell>
          <table:table-cell office:value-type="float" office:value="241912053" calcext:value-type="float">
            <text:p>241912053</text:p>
          </table:table-cell>
          <table:table-cell office:value-type="float" office:value="680400686" calcext:value-type="float">
            <text:p>680400686</text:p>
          </table:table-cell>
          <table:table-cell office:value-type="float" office:value="142993969" calcext:value-type="float">
            <text:p>142993969</text:p>
          </table:table-cell>
          <table:table-cell office:value-type="float" office:value="503401488" calcext:value-type="float">
            <text:p>503401488</text:p>
          </table:table-cell>
          <table:table-cell office:value-type="float" office:value="189836891" calcext:value-type="float">
            <text:p>189836891</text:p>
          </table:table-cell>
          <table:table-cell office:value-type="float" office:value="874145527" calcext:value-type="float">
            <text:p>874145527</text:p>
          </table:table-cell>
          <table:table-cell office:value-type="float" office:value="837789587" calcext:value-type="float">
            <text:p>837789587</text:p>
          </table:table-cell>
          <table:table-cell office:value-type="float" office:value="218473190" calcext:value-type="float">
            <text:p>218473190</text:p>
          </table:table-cell>
          <table:table-cell office:value-type="float" office:value="727660636" calcext:value-type="float">
            <text:p>727660636</text:p>
          </table:table-cell>
          <table:table-cell office:value-type="float" office:value="782364889" calcext:value-type="float">
            <text:p>782364889</text:p>
          </table:table-cell>
          <table:table-cell office:value-type="float" office:value="541809045" calcext:value-type="float">
            <text:p>541809045</text:p>
          </table:table-cell>
          <table:table-cell office:value-type="float" office:value="946344345" calcext:value-type="float">
            <text:p>946344345</text:p>
          </table:table-cell>
          <table:table-cell office:value-type="float" office:value="310832655" calcext:value-type="float">
            <text:p>310832655</text:p>
          </table:table-cell>
          <table:table-cell office:value-type="float" office:value="505888616" calcext:value-type="float">
            <text:p>505888616</text:p>
          </table:table-cell>
          <table:table-cell office:value-type="float" office:value="218187815" calcext:value-type="float">
            <text:p>218187815</text:p>
          </table:table-cell>
          <table:table-cell office:value-type="float" office:value="121320712" calcext:value-type="float">
            <text:p>121320712</text:p>
          </table:table-cell>
          <table:table-cell office:value-type="float" office:value="390030627" calcext:value-type="float">
            <text:p>390030627</text:p>
          </table:table-cell>
        </table:table-row>
        <table:table-row table:style-name="ro1">
          <table:table-cell office:value-type="float" office:value="980090434" calcext:value-type="float">
            <text:p>980090434</text:p>
          </table:table-cell>
          <table:table-cell office:value-type="float" office:value="160586934" calcext:value-type="float">
            <text:p>160586934</text:p>
          </table:table-cell>
          <table:table-cell office:value-type="float" office:value="219035725" calcext:value-type="float">
            <text:p>219035725</text:p>
          </table:table-cell>
          <table:table-cell office:value-type="float" office:value="823840820" calcext:value-type="float">
            <text:p>823840820</text:p>
          </table:table-cell>
          <table:table-cell office:value-type="float" office:value="839870514" calcext:value-type="float">
            <text:p>839870514</text:p>
          </table:table-cell>
          <table:table-cell office:value-type="float" office:value="176411322" calcext:value-type="float">
            <text:p>176411322</text:p>
          </table:table-cell>
          <table:table-cell office:value-type="float" office:value="615757796" calcext:value-type="float">
            <text:p>615757796</text:p>
          </table:table-cell>
          <table:table-cell office:value-type="float" office:value="606036443" calcext:value-type="float">
            <text:p>606036443</text:p>
          </table:table-cell>
          <table:table-cell office:value-type="float" office:value="438044537" calcext:value-type="float">
            <text:p>438044537</text:p>
          </table:table-cell>
          <table:table-cell office:value-type="float" office:value="524718049" calcext:value-type="float">
            <text:p>524718049</text:p>
          </table:table-cell>
          <table:table-cell office:value-type="float" office:value="730005957" calcext:value-type="float">
            <text:p>730005957</text:p>
          </table:table-cell>
          <table:table-cell office:value-type="float" office:value="677203470" calcext:value-type="float">
            <text:p>677203470</text:p>
          </table:table-cell>
          <table:table-cell office:value-type="float" office:value="862115104" calcext:value-type="float">
            <text:p>862115104</text:p>
          </table:table-cell>
          <table:table-cell office:value-type="float" office:value="562693648" calcext:value-type="float">
            <text:p>562693648</text:p>
          </table:table-cell>
          <table:table-cell office:value-type="float" office:value="140930284" calcext:value-type="float">
            <text:p>140930284</text:p>
          </table:table-cell>
          <table:table-cell office:value-type="float" office:value="310989452" calcext:value-type="float">
            <text:p>310989452</text:p>
          </table:table-cell>
          <table:table-cell office:value-type="float" office:value="728556015" calcext:value-type="float">
            <text:p>728556015</text:p>
          </table:table-cell>
          <table:table-cell office:value-type="float" office:value="540435413" calcext:value-type="float">
            <text:p>540435413</text:p>
          </table:table-cell>
          <table:table-cell office:value-type="float" office:value="402223945" calcext:value-type="float">
            <text:p>402223945</text:p>
          </table:table-cell>
          <table:table-cell office:value-type="float" office:value="371871595" calcext:value-type="float">
            <text:p>371871595</text:p>
          </table:table-cell>
          <table:table-cell office:value-type="float" office:value="523363578" calcext:value-type="float">
            <text:p>523363578</text:p>
          </table:table-cell>
          <table:table-cell office:value-type="float" office:value="397261148" calcext:value-type="float">
            <text:p>397261148</text:p>
          </table:table-cell>
          <table:table-cell office:value-type="float" office:value="615717289" calcext:value-type="float">
            <text:p>615717289</text:p>
          </table:table-cell>
          <table:table-cell office:value-type="float" office:value="819439620" calcext:value-type="float">
            <text:p>819439620</text:p>
          </table:table-cell>
          <table:table-cell office:value-type="float" office:value="599999092" calcext:value-type="float">
            <text:p>599999092</text:p>
          </table:table-cell>
          <table:table-cell office:value-type="float" office:value="841803041" calcext:value-type="float">
            <text:p>841803041</text:p>
          </table:table-cell>
          <table:table-cell office:value-type="float" office:value="974045330" calcext:value-type="float">
            <text:p>974045330</text:p>
          </table:table-cell>
          <table:table-cell office:value-type="float" office:value="515501583" calcext:value-type="float">
            <text:p>515501583</text:p>
          </table:table-cell>
          <table:table-cell office:value-type="float" office:value="733992307" calcext:value-type="float">
            <text:p>733992307</text:p>
          </table:table-cell>
          <table:table-cell office:value-type="float" office:value="766815331" calcext:value-type="float">
            <text:p>766815331</text:p>
          </table:table-cell>
          <table:table-cell office:value-type="float" office:value="460415276" calcext:value-type="float">
            <text:p>460415276</text:p>
          </table:table-cell>
          <table:table-cell office:value-type="float" office:value="753719208" calcext:value-type="float">
            <text:p>753719208</text:p>
          </table:table-cell>
        </table:table-row>
        <table:table-row table:style-name="ro1">
          <table:table-cell office:value-type="float" office:value="336575907" calcext:value-type="float">
            <text:p>336575907</text:p>
          </table:table-cell>
          <table:table-cell office:value-type="float" office:value="978928974" calcext:value-type="float">
            <text:p>978928974</text:p>
          </table:table-cell>
          <table:table-cell office:value-type="float" office:value="449969460" calcext:value-type="float">
            <text:p>449969460</text:p>
          </table:table-cell>
          <table:table-cell office:value-type="float" office:value="794026790" calcext:value-type="float">
            <text:p>794026790</text:p>
          </table:table-cell>
          <table:table-cell office:value-type="float" office:value="698203818" calcext:value-type="float">
            <text:p>698203818</text:p>
          </table:table-cell>
          <table:table-cell office:value-type="float" office:value="463158792" calcext:value-type="float">
            <text:p>463158792</text:p>
          </table:table-cell>
          <table:table-cell office:value-type="float" office:value="523824615" calcext:value-type="float">
            <text:p>523824615</text:p>
          </table:table-cell>
          <table:table-cell office:value-type="float" office:value="614326593" calcext:value-type="float">
            <text:p>614326593</text:p>
          </table:table-cell>
          <table:table-cell office:value-type="float" office:value="454191348" calcext:value-type="float">
            <text:p>454191348</text:p>
          </table:table-cell>
          <table:table-cell office:value-type="float" office:value="663927712" calcext:value-type="float">
            <text:p>663927712</text:p>
          </table:table-cell>
          <table:table-cell office:value-type="float" office:value="388934472" calcext:value-type="float">
            <text:p>388934472</text:p>
          </table:table-cell>
          <table:table-cell office:value-type="float" office:value="177801452" calcext:value-type="float">
            <text:p>177801452</text:p>
          </table:table-cell>
          <table:table-cell office:value-type="float" office:value="776697659" calcext:value-type="float">
            <text:p>776697659</text:p>
          </table:table-cell>
          <table:table-cell office:value-type="float" office:value="806306156" calcext:value-type="float">
            <text:p>806306156</text:p>
          </table:table-cell>
          <table:table-cell office:value-type="float" office:value="206739041" calcext:value-type="float">
            <text:p>206739041</text:p>
          </table:table-cell>
          <table:table-cell office:value-type="float" office:value="235527506" calcext:value-type="float">
            <text:p>235527506</text:p>
          </table:table-cell>
          <table:table-cell office:value-type="float" office:value="615038696" calcext:value-type="float">
            <text:p>615038696</text:p>
          </table:table-cell>
          <table:table-cell office:value-type="float" office:value="135111645" calcext:value-type="float">
            <text:p>135111645</text:p>
          </table:table-cell>
          <table:table-cell office:value-type="float" office:value="747176552" calcext:value-type="float">
            <text:p>747176552</text:p>
          </table:table-cell>
          <table:table-cell office:value-type="float" office:value="323395543" calcext:value-type="float">
            <text:p>323395543</text:p>
          </table:table-cell>
          <table:table-cell office:value-type="float" office:value="204225701" calcext:value-type="float">
            <text:p>204225701</text:p>
          </table:table-cell>
          <table:table-cell office:value-type="float" office:value="994721947" calcext:value-type="float">
            <text:p>994721947</text:p>
          </table:table-cell>
          <table:table-cell office:value-type="float" office:value="872949378" calcext:value-type="float">
            <text:p>872949378</text:p>
          </table:table-cell>
          <table:table-cell office:value-type="float" office:value="579028113" calcext:value-type="float">
            <text:p>579028113</text:p>
          </table:table-cell>
          <table:table-cell office:value-type="float" office:value="902632178" calcext:value-type="float">
            <text:p>902632178</text:p>
          </table:table-cell>
          <table:table-cell office:value-type="float" office:value="101029066" calcext:value-type="float">
            <text:p>101029066</text:p>
          </table:table-cell>
          <table:table-cell office:value-type="float" office:value="381728283" calcext:value-type="float">
            <text:p>381728283</text:p>
          </table:table-cell>
          <table:table-cell office:value-type="float" office:value="937792833" calcext:value-type="float">
            <text:p>937792833</text:p>
          </table:table-cell>
          <table:table-cell office:value-type="float" office:value="984245956" calcext:value-type="float">
            <text:p>984245956</text:p>
          </table:table-cell>
          <table:table-cell office:value-type="float" office:value="359022757" calcext:value-type="float">
            <text:p>359022757</text:p>
          </table:table-cell>
          <table:table-cell office:value-type="float" office:value="114189690" calcext:value-type="float">
            <text:p>114189690</text:p>
          </table:table-cell>
          <table:table-cell office:value-type="float" office:value="626043200" calcext:value-type="float">
            <text:p>626043200</text:p>
          </table:table-cell>
        </table:table-row>
        <table:table-row table:style-name="ro1">
          <table:table-cell office:value-type="float" office:value="783236292" calcext:value-type="float">
            <text:p>783236292</text:p>
          </table:table-cell>
          <table:table-cell office:value-type="float" office:value="569193185" calcext:value-type="float">
            <text:p>569193185</text:p>
          </table:table-cell>
          <table:table-cell office:value-type="float" office:value="227391828" calcext:value-type="float">
            <text:p>227391828</text:p>
          </table:table-cell>
          <table:table-cell office:value-type="float" office:value="340008805" calcext:value-type="float">
            <text:p>340008805</text:p>
          </table:table-cell>
          <table:table-cell office:value-type="float" office:value="454686285" calcext:value-type="float">
            <text:p>454686285</text:p>
          </table:table-cell>
          <table:table-cell office:value-type="float" office:value="255477313" calcext:value-type="float">
            <text:p>255477313</text:p>
          </table:table-cell>
          <table:table-cell office:value-type="float" office:value="215389084" calcext:value-type="float">
            <text:p>215389084</text:p>
          </table:table-cell>
          <table:table-cell office:value-type="float" office:value="866981036" calcext:value-type="float">
            <text:p>866981036</text:p>
          </table:table-cell>
          <table:table-cell office:value-type="float" office:value="429288645" calcext:value-type="float">
            <text:p>429288645</text:p>
          </table:table-cell>
          <table:table-cell office:value-type="float" office:value="716428409" calcext:value-type="float">
            <text:p>716428409</text:p>
          </table:table-cell>
          <table:table-cell office:value-type="float" office:value="385183185" calcext:value-type="float">
            <text:p>385183185</text:p>
          </table:table-cell>
          <table:table-cell office:value-type="float" office:value="899409929" calcext:value-type="float">
            <text:p>899409929</text:p>
          </table:table-cell>
          <table:table-cell office:value-type="float" office:value="318018149" calcext:value-type="float">
            <text:p>318018149</text:p>
          </table:table-cell>
          <table:table-cell office:value-type="float" office:value="519529360" calcext:value-type="float">
            <text:p>519529360</text:p>
          </table:table-cell>
          <table:table-cell office:value-type="float" office:value="315489477" calcext:value-type="float">
            <text:p>315489477</text:p>
          </table:table-cell>
          <table:table-cell office:value-type="float" office:value="571224896" calcext:value-type="float">
            <text:p>571224896</text:p>
          </table:table-cell>
          <table:table-cell office:value-type="float" office:value="487680523" calcext:value-type="float">
            <text:p>487680523</text:p>
          </table:table-cell>
          <table:table-cell office:value-type="float" office:value="413873543" calcext:value-type="float">
            <text:p>413873543</text:p>
          </table:table-cell>
          <table:table-cell office:value-type="float" office:value="187079652" calcext:value-type="float">
            <text:p>187079652</text:p>
          </table:table-cell>
          <table:table-cell office:value-type="float" office:value="453856043" calcext:value-type="float">
            <text:p>453856043</text:p>
          </table:table-cell>
          <table:table-cell office:value-type="float" office:value="796939984" calcext:value-type="float">
            <text:p>796939984</text:p>
          </table:table-cell>
          <table:table-cell office:value-type="float" office:value="873888619" calcext:value-type="float">
            <text:p>873888619</text:p>
          </table:table-cell>
          <table:table-cell office:value-type="float" office:value="351149091" calcext:value-type="float">
            <text:p>351149091</text:p>
          </table:table-cell>
          <table:table-cell office:value-type="float" office:value="537170723" calcext:value-type="float">
            <text:p>537170723</text:p>
          </table:table-cell>
          <table:table-cell office:value-type="float" office:value="465480000" calcext:value-type="float">
            <text:p>465480000</text:p>
          </table:table-cell>
          <table:table-cell office:value-type="float" office:value="833650813" calcext:value-type="float">
            <text:p>833650813</text:p>
          </table:table-cell>
          <table:table-cell office:value-type="float" office:value="864025461" calcext:value-type="float">
            <text:p>864025461</text:p>
          </table:table-cell>
          <table:table-cell office:value-type="float" office:value="715638454" calcext:value-type="float">
            <text:p>715638454</text:p>
          </table:table-cell>
          <table:table-cell office:value-type="float" office:value="121194219" calcext:value-type="float">
            <text:p>121194219</text:p>
          </table:table-cell>
          <table:table-cell office:value-type="float" office:value="985026082" calcext:value-type="float">
            <text:p>985026082</text:p>
          </table:table-cell>
          <table:table-cell office:value-type="float" office:value="283467930" calcext:value-type="float">
            <text:p>283467930</text:p>
          </table:table-cell>
          <table:table-cell office:value-type="float" office:value="885216309" calcext:value-type="float">
            <text:p>885216309</text:p>
          </table:table-cell>
        </table:table-row>
        <table:table-row table:style-name="ro1">
          <table:table-cell office:value-type="float" office:value="591297575" calcext:value-type="float">
            <text:p>591297575</text:p>
          </table:table-cell>
          <table:table-cell office:value-type="float" office:value="515598810" calcext:value-type="float">
            <text:p>515598810</text:p>
          </table:table-cell>
          <table:table-cell office:value-type="float" office:value="701415067" calcext:value-type="float">
            <text:p>701415067</text:p>
          </table:table-cell>
          <table:table-cell office:value-type="float" office:value="519108914" calcext:value-type="float">
            <text:p>519108914</text:p>
          </table:table-cell>
          <table:table-cell office:value-type="float" office:value="864832801" calcext:value-type="float">
            <text:p>864832801</text:p>
          </table:table-cell>
          <table:table-cell office:value-type="float" office:value="233461684" calcext:value-type="float">
            <text:p>233461684</text:p>
          </table:table-cell>
          <table:table-cell office:value-type="float" office:value="335389599" calcext:value-type="float">
            <text:p>335389599</text:p>
          </table:table-cell>
          <table:table-cell office:value-type="float" office:value="528387491" calcext:value-type="float">
            <text:p>528387491</text:p>
          </table:table-cell>
          <table:table-cell office:value-type="float" office:value="766251557" calcext:value-type="float">
            <text:p>766251557</text:p>
          </table:table-cell>
          <table:table-cell office:value-type="float" office:value="895697963" calcext:value-type="float">
            <text:p>895697963</text:p>
          </table:table-cell>
          <table:table-cell office:value-type="float" office:value="529106277" calcext:value-type="float">
            <text:p>529106277</text:p>
          </table:table-cell>
          <table:table-cell office:value-type="float" office:value="607928189" calcext:value-type="float">
            <text:p>607928189</text:p>
          </table:table-cell>
          <table:table-cell office:value-type="float" office:value="600332363" calcext:value-type="float">
            <text:p>600332363</text:p>
          </table:table-cell>
          <table:table-cell office:value-type="float" office:value="793576455" calcext:value-type="float">
            <text:p>793576455</text:p>
          </table:table-cell>
          <table:table-cell office:value-type="float" office:value="637448367" calcext:value-type="float">
            <text:p>637448367</text:p>
          </table:table-cell>
          <table:table-cell office:value-type="float" office:value="488438803" calcext:value-type="float">
            <text:p>488438803</text:p>
          </table:table-cell>
          <table:table-cell office:value-type="float" office:value="732228908" calcext:value-type="float">
            <text:p>732228908</text:p>
          </table:table-cell>
          <table:table-cell office:value-type="float" office:value="814788241" calcext:value-type="float">
            <text:p>814788241</text:p>
          </table:table-cell>
          <table:table-cell office:value-type="float" office:value="849553045" calcext:value-type="float">
            <text:p>849553045</text:p>
          </table:table-cell>
          <table:table-cell office:value-type="float" office:value="479005768" calcext:value-type="float">
            <text:p>479005768</text:p>
          </table:table-cell>
          <table:table-cell office:value-type="float" office:value="862710456" calcext:value-type="float">
            <text:p>862710456</text:p>
          </table:table-cell>
          <table:table-cell office:value-type="float" office:value="120026798" calcext:value-type="float">
            <text:p>120026798</text:p>
          </table:table-cell>
          <table:table-cell office:value-type="float" office:value="924603773" calcext:value-type="float">
            <text:p>924603773</text:p>
          </table:table-cell>
          <table:table-cell office:value-type="float" office:value="884876235" calcext:value-type="float">
            <text:p>884876235</text:p>
          </table:table-cell>
          <table:table-cell office:value-type="float" office:value="407118039" calcext:value-type="float">
            <text:p>407118039</text:p>
          </table:table-cell>
          <table:table-cell office:value-type="float" office:value="396334551" calcext:value-type="float">
            <text:p>396334551</text:p>
          </table:table-cell>
          <table:table-cell office:value-type="float" office:value="990141967" calcext:value-type="float">
            <text:p>990141967</text:p>
          </table:table-cell>
          <table:table-cell office:value-type="float" office:value="179348710" calcext:value-type="float">
            <text:p>179348710</text:p>
          </table:table-cell>
          <table:table-cell office:value-type="float" office:value="331208006" calcext:value-type="float">
            <text:p>331208006</text:p>
          </table:table-cell>
          <table:table-cell office:value-type="float" office:value="259092671" calcext:value-type="float">
            <text:p>259092671</text:p>
          </table:table-cell>
          <table:table-cell office:value-type="float" office:value="435780613" calcext:value-type="float">
            <text:p>435780613</text:p>
          </table:table-cell>
          <table:table-cell office:value-type="float" office:value="523574433" calcext:value-type="float">
            <text:p>523574433</text:p>
          </table:table-cell>
        </table:table-row>
        <table:table-row table:style-name="ro1">
          <table:table-cell office:value-type="float" office:value="118636923" calcext:value-type="float">
            <text:p>118636923</text:p>
          </table:table-cell>
          <table:table-cell office:value-type="float" office:value="841514248" calcext:value-type="float">
            <text:p>841514248</text:p>
          </table:table-cell>
          <table:table-cell office:value-type="float" office:value="181844409" calcext:value-type="float">
            <text:p>181844409</text:p>
          </table:table-cell>
          <table:table-cell office:value-type="float" office:value="107696452" calcext:value-type="float">
            <text:p>107696452</text:p>
          </table:table-cell>
          <table:table-cell office:value-type="float" office:value="610366426" calcext:value-type="float">
            <text:p>610366426</text:p>
          </table:table-cell>
          <table:table-cell office:value-type="float" office:value="877055456" calcext:value-type="float">
            <text:p>877055456</text:p>
          </table:table-cell>
          <table:table-cell office:value-type="float" office:value="357016192" calcext:value-type="float">
            <text:p>357016192</text:p>
          </table:table-cell>
          <table:table-cell office:value-type="float" office:value="452362023" calcext:value-type="float">
            <text:p>452362023</text:p>
          </table:table-cell>
          <table:table-cell office:value-type="float" office:value="252829183" calcext:value-type="float">
            <text:p>252829183</text:p>
          </table:table-cell>
          <table:table-cell office:value-type="float" office:value="245478768" calcext:value-type="float">
            <text:p>245478768</text:p>
          </table:table-cell>
          <table:table-cell office:value-type="float" office:value="892707980" calcext:value-type="float">
            <text:p>892707980</text:p>
          </table:table-cell>
          <table:table-cell office:value-type="float" office:value="479415584" calcext:value-type="float">
            <text:p>479415584</text:p>
          </table:table-cell>
          <table:table-cell office:value-type="float" office:value="394704630" calcext:value-type="float">
            <text:p>394704630</text:p>
          </table:table-cell>
          <table:table-cell office:value-type="float" office:value="675871898" calcext:value-type="float">
            <text:p>675871898</text:p>
          </table:table-cell>
          <table:table-cell office:value-type="float" office:value="591942041" calcext:value-type="float">
            <text:p>591942041</text:p>
          </table:table-cell>
          <table:table-cell office:value-type="float" office:value="753138822" calcext:value-type="float">
            <text:p>753138822</text:p>
          </table:table-cell>
          <table:table-cell office:value-type="float" office:value="228354831" calcext:value-type="float">
            <text:p>228354831</text:p>
          </table:table-cell>
          <table:table-cell office:value-type="float" office:value="786370735" calcext:value-type="float">
            <text:p>786370735</text:p>
          </table:table-cell>
          <table:table-cell office:value-type="float" office:value="438784794" calcext:value-type="float">
            <text:p>438784794</text:p>
          </table:table-cell>
          <table:table-cell office:value-type="float" office:value="339484237" calcext:value-type="float">
            <text:p>339484237</text:p>
          </table:table-cell>
          <table:table-cell office:value-type="float" office:value="834476175" calcext:value-type="float">
            <text:p>834476175</text:p>
          </table:table-cell>
          <table:table-cell office:value-type="float" office:value="716448863" calcext:value-type="float">
            <text:p>716448863</text:p>
          </table:table-cell>
          <table:table-cell office:value-type="float" office:value="808876576" calcext:value-type="float">
            <text:p>808876576</text:p>
          </table:table-cell>
          <table:table-cell office:value-type="float" office:value="675527716" calcext:value-type="float">
            <text:p>675527716</text:p>
          </table:table-cell>
          <table:table-cell office:value-type="float" office:value="913931024" calcext:value-type="float">
            <text:p>913931024</text:p>
          </table:table-cell>
          <table:table-cell office:value-type="float" office:value="397091085" calcext:value-type="float">
            <text:p>397091085</text:p>
          </table:table-cell>
          <table:table-cell office:value-type="float" office:value="642345359" calcext:value-type="float">
            <text:p>642345359</text:p>
          </table:table-cell>
          <table:table-cell office:value-type="float" office:value="838829379" calcext:value-type="float">
            <text:p>838829379</text:p>
          </table:table-cell>
          <table:table-cell office:value-type="float" office:value="945040196" calcext:value-type="float">
            <text:p>945040196</text:p>
          </table:table-cell>
          <table:table-cell office:value-type="float" office:value="684439609" calcext:value-type="float">
            <text:p>684439609</text:p>
          </table:table-cell>
          <table:table-cell office:value-type="float" office:value="310179545" calcext:value-type="float">
            <text:p>310179545</text:p>
          </table:table-cell>
          <table:table-cell office:value-type="float" office:value="818711463" calcext:value-type="float">
            <text:p>818711463</text:p>
          </table:table-cell>
        </table:table-row>
        <table:table-row table:style-name="ro1">
          <table:table-cell office:value-type="float" office:value="394545580" calcext:value-type="float">
            <text:p>394545580</text:p>
          </table:table-cell>
          <table:table-cell office:value-type="float" office:value="227994648" calcext:value-type="float">
            <text:p>227994648</text:p>
          </table:table-cell>
          <table:table-cell office:value-type="float" office:value="930767619" calcext:value-type="float">
            <text:p>930767619</text:p>
          </table:table-cell>
          <table:table-cell office:value-type="float" office:value="643650182" calcext:value-type="float">
            <text:p>643650182</text:p>
          </table:table-cell>
          <table:table-cell office:value-type="float" office:value="767317358" calcext:value-type="float">
            <text:p>767317358</text:p>
          </table:table-cell>
          <table:table-cell office:value-type="float" office:value="117434456" calcext:value-type="float">
            <text:p>117434456</text:p>
          </table:table-cell>
          <table:table-cell office:value-type="float" office:value="922010763" calcext:value-type="float">
            <text:p>922010763</text:p>
          </table:table-cell>
          <table:table-cell office:value-type="float" office:value="730130659" calcext:value-type="float">
            <text:p>730130659</text:p>
          </table:table-cell>
          <table:table-cell office:value-type="float" office:value="464582004" calcext:value-type="float">
            <text:p>464582004</text:p>
          </table:table-cell>
          <table:table-cell office:value-type="float" office:value="722116751" calcext:value-type="float">
            <text:p>722116751</text:p>
          </table:table-cell>
          <table:table-cell office:value-type="float" office:value="922429287" calcext:value-type="float">
            <text:p>922429287</text:p>
          </table:table-cell>
          <table:table-cell office:value-type="float" office:value="379028774" calcext:value-type="float">
            <text:p>379028774</text:p>
          </table:table-cell>
          <table:table-cell office:value-type="float" office:value="140869329" calcext:value-type="float">
            <text:p>140869329</text:p>
          </table:table-cell>
          <table:table-cell office:value-type="float" office:value="816004934" calcext:value-type="float">
            <text:p>816004934</text:p>
          </table:table-cell>
          <table:table-cell office:value-type="float" office:value="981623162" calcext:value-type="float">
            <text:p>981623162</text:p>
          </table:table-cell>
          <table:table-cell office:value-type="float" office:value="270031372" calcext:value-type="float">
            <text:p>270031372</text:p>
          </table:table-cell>
          <table:table-cell office:value-type="float" office:value="229219316" calcext:value-type="float">
            <text:p>229219316</text:p>
          </table:table-cell>
          <table:table-cell office:value-type="float" office:value="845422189" calcext:value-type="float">
            <text:p>845422189</text:p>
          </table:table-cell>
          <table:table-cell office:value-type="float" office:value="405968134" calcext:value-type="float">
            <text:p>405968134</text:p>
          </table:table-cell>
          <table:table-cell office:value-type="float" office:value="551942533" calcext:value-type="float">
            <text:p>551942533</text:p>
          </table:table-cell>
          <table:table-cell office:value-type="float" office:value="479227550" calcext:value-type="float">
            <text:p>479227550</text:p>
          </table:table-cell>
          <table:table-cell office:value-type="float" office:value="128298538" calcext:value-type="float">
            <text:p>128298538</text:p>
          </table:table-cell>
          <table:table-cell office:value-type="float" office:value="143980873" calcext:value-type="float">
            <text:p>143980873</text:p>
          </table:table-cell>
          <table:table-cell office:value-type="float" office:value="937346024" calcext:value-type="float">
            <text:p>937346024</text:p>
          </table:table-cell>
          <table:table-cell office:value-type="float" office:value="177568863" calcext:value-type="float">
            <text:p>177568863</text:p>
          </table:table-cell>
          <table:table-cell office:value-type="float" office:value="224761662" calcext:value-type="float">
            <text:p>224761662</text:p>
          </table:table-cell>
          <table:table-cell office:value-type="float" office:value="497364644" calcext:value-type="float">
            <text:p>497364644</text:p>
          </table:table-cell>
          <table:table-cell office:value-type="float" office:value="235516812" calcext:value-type="float">
            <text:p>235516812</text:p>
          </table:table-cell>
          <table:table-cell office:value-type="float" office:value="307342730" calcext:value-type="float">
            <text:p>307342730</text:p>
          </table:table-cell>
          <table:table-cell office:value-type="float" office:value="293460357" calcext:value-type="float">
            <text:p>293460357</text:p>
          </table:table-cell>
          <table:table-cell office:value-type="float" office:value="733923302" calcext:value-type="float">
            <text:p>733923302</text:p>
          </table:table-cell>
          <table:table-cell office:value-type="float" office:value="652391946" calcext:value-type="float">
            <text:p>652391946</text:p>
          </table:table-cell>
        </table:table-row>
        <table:table-row table:style-name="ro1">
          <table:table-cell office:value-type="float" office:value="224113358" calcext:value-type="float">
            <text:p>224113358</text:p>
          </table:table-cell>
          <table:table-cell office:value-type="float" office:value="858667512" calcext:value-type="float">
            <text:p>858667512</text:p>
          </table:table-cell>
          <table:table-cell office:value-type="float" office:value="937404226" calcext:value-type="float">
            <text:p>937404226</text:p>
          </table:table-cell>
          <table:table-cell office:value-type="float" office:value="583386204" calcext:value-type="float">
            <text:p>583386204</text:p>
          </table:table-cell>
          <table:table-cell office:value-type="float" office:value="287618222" calcext:value-type="float">
            <text:p>287618222</text:p>
          </table:table-cell>
          <table:table-cell office:value-type="float" office:value="899208712" calcext:value-type="float">
            <text:p>899208712</text:p>
          </table:table-cell>
          <table:table-cell office:value-type="float" office:value="281540952" calcext:value-type="float">
            <text:p>281540952</text:p>
          </table:table-cell>
          <table:table-cell office:value-type="float" office:value="780617276" calcext:value-type="float">
            <text:p>780617276</text:p>
          </table:table-cell>
          <table:table-cell office:value-type="float" office:value="183844451" calcext:value-type="float">
            <text:p>183844451</text:p>
          </table:table-cell>
          <table:table-cell office:value-type="float" office:value="849128927" calcext:value-type="float">
            <text:p>849128927</text:p>
          </table:table-cell>
          <table:table-cell office:value-type="float" office:value="553387438" calcext:value-type="float">
            <text:p>553387438</text:p>
          </table:table-cell>
          <table:table-cell office:value-type="float" office:value="777398498" calcext:value-type="float">
            <text:p>777398498</text:p>
          </table:table-cell>
          <table:table-cell office:value-type="float" office:value="883765407" calcext:value-type="float">
            <text:p>883765407</text:p>
          </table:table-cell>
          <table:table-cell office:value-type="float" office:value="895541164" calcext:value-type="float">
            <text:p>895541164</text:p>
          </table:table-cell>
          <table:table-cell office:value-type="float" office:value="929225467" calcext:value-type="float">
            <text:p>929225467</text:p>
          </table:table-cell>
          <table:table-cell office:value-type="float" office:value="699213894" calcext:value-type="float">
            <text:p>699213894</text:p>
          </table:table-cell>
          <table:table-cell office:value-type="float" office:value="122637681" calcext:value-type="float">
            <text:p>122637681</text:p>
          </table:table-cell>
          <table:table-cell office:value-type="float" office:value="562366076" calcext:value-type="float">
            <text:p>562366076</text:p>
          </table:table-cell>
          <table:table-cell office:value-type="float" office:value="183094063" calcext:value-type="float">
            <text:p>183094063</text:p>
          </table:table-cell>
          <table:table-cell office:value-type="float" office:value="465648314" calcext:value-type="float">
            <text:p>465648314</text:p>
          </table:table-cell>
          <table:table-cell office:value-type="float" office:value="177052945" calcext:value-type="float">
            <text:p>177052945</text:p>
          </table:table-cell>
          <table:table-cell office:value-type="float" office:value="782328207" calcext:value-type="float">
            <text:p>782328207</text:p>
          </table:table-cell>
          <table:table-cell office:value-type="float" office:value="450170881" calcext:value-type="float">
            <text:p>450170881</text:p>
          </table:table-cell>
          <table:table-cell office:value-type="float" office:value="298889647" calcext:value-type="float">
            <text:p>298889647</text:p>
          </table:table-cell>
          <table:table-cell office:value-type="float" office:value="235299653" calcext:value-type="float">
            <text:p>235299653</text:p>
          </table:table-cell>
          <table:table-cell office:value-type="float" office:value="588076889" calcext:value-type="float">
            <text:p>588076889</text:p>
          </table:table-cell>
          <table:table-cell office:value-type="float" office:value="998811206" calcext:value-type="float">
            <text:p>998811206</text:p>
          </table:table-cell>
          <table:table-cell office:value-type="float" office:value="790556072" calcext:value-type="float">
            <text:p>790556072</text:p>
          </table:table-cell>
          <table:table-cell office:value-type="float" office:value="819941008" calcext:value-type="float">
            <text:p>819941008</text:p>
          </table:table-cell>
          <table:table-cell office:value-type="float" office:value="431164494" calcext:value-type="float">
            <text:p>431164494</text:p>
          </table:table-cell>
          <table:table-cell office:value-type="float" office:value="361389622" calcext:value-type="float">
            <text:p>361389622</text:p>
          </table:table-cell>
          <table:table-cell office:value-type="float" office:value="517058349" calcext:value-type="float">
            <text:p>517058349</text:p>
          </table:table-cell>
        </table:table-row>
        <table:table-row table:style-name="ro1">
          <table:table-cell office:value-type="float" office:value="513650942" calcext:value-type="float">
            <text:p>513650942</text:p>
          </table:table-cell>
          <table:table-cell office:value-type="float" office:value="879424829" calcext:value-type="float">
            <text:p>879424829</text:p>
          </table:table-cell>
          <table:table-cell office:value-type="float" office:value="505811813" calcext:value-type="float">
            <text:p>505811813</text:p>
          </table:table-cell>
          <table:table-cell office:value-type="float" office:value="738952712" calcext:value-type="float">
            <text:p>738952712</text:p>
          </table:table-cell>
          <table:table-cell office:value-type="float" office:value="881123717" calcext:value-type="float">
            <text:p>881123717</text:p>
          </table:table-cell>
          <table:table-cell office:value-type="float" office:value="129821817" calcext:value-type="float">
            <text:p>129821817</text:p>
          </table:table-cell>
          <table:table-cell office:value-type="float" office:value="282709458" calcext:value-type="float">
            <text:p>282709458</text:p>
          </table:table-cell>
          <table:table-cell office:value-type="float" office:value="187149466" calcext:value-type="float">
            <text:p>187149466</text:p>
          </table:table-cell>
          <table:table-cell office:value-type="float" office:value="437972314" calcext:value-type="float">
            <text:p>437972314</text:p>
          </table:table-cell>
          <table:table-cell office:value-type="float" office:value="857224601" calcext:value-type="float">
            <text:p>857224601</text:p>
          </table:table-cell>
          <table:table-cell office:value-type="float" office:value="616186456" calcext:value-type="float">
            <text:p>616186456</text:p>
          </table:table-cell>
          <table:table-cell office:value-type="float" office:value="820815049" calcext:value-type="float">
            <text:p>820815049</text:p>
          </table:table-cell>
          <table:table-cell office:value-type="float" office:value="890805359" calcext:value-type="float">
            <text:p>890805359</text:p>
          </table:table-cell>
          <table:table-cell office:value-type="float" office:value="517722168" calcext:value-type="float">
            <text:p>517722168</text:p>
          </table:table-cell>
          <table:table-cell office:value-type="float" office:value="962557186" calcext:value-type="float">
            <text:p>962557186</text:p>
          </table:table-cell>
          <table:table-cell office:value-type="float" office:value="833780564" calcext:value-type="float">
            <text:p>833780564</text:p>
          </table:table-cell>
          <table:table-cell office:value-type="float" office:value="690393218" calcext:value-type="float">
            <text:p>690393218</text:p>
          </table:table-cell>
          <table:table-cell office:value-type="float" office:value="462431800" calcext:value-type="float">
            <text:p>462431800</text:p>
          </table:table-cell>
          <table:table-cell office:value-type="float" office:value="199938871" calcext:value-type="float">
            <text:p>199938871</text:p>
          </table:table-cell>
          <table:table-cell office:value-type="float" office:value="204626034" calcext:value-type="float">
            <text:p>204626034</text:p>
          </table:table-cell>
          <table:table-cell office:value-type="float" office:value="799235932" calcext:value-type="float">
            <text:p>799235932</text:p>
          </table:table-cell>
          <table:table-cell office:value-type="float" office:value="501249722" calcext:value-type="float">
            <text:p>501249722</text:p>
          </table:table-cell>
          <table:table-cell office:value-type="float" office:value="597967225" calcext:value-type="float">
            <text:p>597967225</text:p>
          </table:table-cell>
          <table:table-cell office:value-type="float" office:value="679579218" calcext:value-type="float">
            <text:p>679579218</text:p>
          </table:table-cell>
          <table:table-cell office:value-type="float" office:value="131457590" calcext:value-type="float">
            <text:p>131457590</text:p>
          </table:table-cell>
          <table:table-cell office:value-type="float" office:value="749558938" calcext:value-type="float">
            <text:p>749558938</text:p>
          </table:table-cell>
          <table:table-cell office:value-type="float" office:value="493814629" calcext:value-type="float">
            <text:p>493814629</text:p>
          </table:table-cell>
          <table:table-cell office:value-type="float" office:value="501663866" calcext:value-type="float">
            <text:p>501663866</text:p>
          </table:table-cell>
          <table:table-cell office:value-type="float" office:value="646928352" calcext:value-type="float">
            <text:p>646928352</text:p>
          </table:table-cell>
          <table:table-cell office:value-type="float" office:value="882716181" calcext:value-type="float">
            <text:p>882716181</text:p>
          </table:table-cell>
          <table:table-cell office:value-type="float" office:value="948222677" calcext:value-type="float">
            <text:p>948222677</text:p>
          </table:table-cell>
          <table:table-cell office:value-type="float" office:value="901909828" calcext:value-type="float">
            <text:p>901909828</text:p>
          </table:table-cell>
        </table:table-row>
        <table:table-row table:style-name="ro1">
          <table:table-cell office:value-type="float" office:value="882518836" calcext:value-type="float">
            <text:p>882518836</text:p>
          </table:table-cell>
          <table:table-cell office:value-type="float" office:value="729134494" calcext:value-type="float">
            <text:p>729134494</text:p>
          </table:table-cell>
          <table:table-cell office:value-type="float" office:value="553905168" calcext:value-type="float">
            <text:p>553905168</text:p>
          </table:table-cell>
          <table:table-cell office:value-type="float" office:value="594846088" calcext:value-type="float">
            <text:p>594846088</text:p>
          </table:table-cell>
          <table:table-cell office:value-type="float" office:value="549915354" calcext:value-type="float">
            <text:p>549915354</text:p>
          </table:table-cell>
          <table:table-cell office:value-type="float" office:value="572385106" calcext:value-type="float">
            <text:p>572385106</text:p>
          </table:table-cell>
          <table:table-cell office:value-type="float" office:value="192495628" calcext:value-type="float">
            <text:p>192495628</text:p>
          </table:table-cell>
          <table:table-cell office:value-type="float" office:value="872073959" calcext:value-type="float">
            <text:p>872073959</text:p>
          </table:table-cell>
          <table:table-cell office:value-type="float" office:value="870284255" calcext:value-type="float">
            <text:p>870284255</text:p>
          </table:table-cell>
          <table:table-cell office:value-type="float" office:value="115216711" calcext:value-type="float">
            <text:p>115216711</text:p>
          </table:table-cell>
          <table:table-cell office:value-type="float" office:value="783029729" calcext:value-type="float">
            <text:p>783029729</text:p>
          </table:table-cell>
          <table:table-cell office:value-type="float" office:value="134398651" calcext:value-type="float">
            <text:p>134398651</text:p>
          </table:table-cell>
          <table:table-cell office:value-type="float" office:value="437433088" calcext:value-type="float">
            <text:p>437433088</text:p>
          </table:table-cell>
          <table:table-cell office:value-type="float" office:value="406220816" calcext:value-type="float">
            <text:p>406220816</text:p>
          </table:table-cell>
          <table:table-cell office:value-type="float" office:value="244573019" calcext:value-type="float">
            <text:p>244573019</text:p>
          </table:table-cell>
          <table:table-cell office:value-type="float" office:value="628697776" calcext:value-type="float">
            <text:p>628697776</text:p>
          </table:table-cell>
          <table:table-cell office:value-type="float" office:value="967485316" calcext:value-type="float">
            <text:p>967485316</text:p>
          </table:table-cell>
          <table:table-cell office:value-type="float" office:value="788461438" calcext:value-type="float">
            <text:p>788461438</text:p>
          </table:table-cell>
          <table:table-cell office:value-type="float" office:value="103187382" calcext:value-type="float">
            <text:p>103187382</text:p>
          </table:table-cell>
          <table:table-cell office:value-type="float" office:value="365090265" calcext:value-type="float">
            <text:p>365090265</text:p>
          </table:table-cell>
          <table:table-cell office:value-type="float" office:value="216246483" calcext:value-type="float">
            <text:p>216246483</text:p>
          </table:table-cell>
          <table:table-cell office:value-type="float" office:value="662396762" calcext:value-type="float">
            <text:p>662396762</text:p>
          </table:table-cell>
          <table:table-cell office:value-type="float" office:value="535863701" calcext:value-type="float">
            <text:p>535863701</text:p>
          </table:table-cell>
          <table:table-cell office:value-type="float" office:value="944238542" calcext:value-type="float">
            <text:p>944238542</text:p>
          </table:table-cell>
          <table:table-cell office:value-type="float" office:value="489540758" calcext:value-type="float">
            <text:p>489540758</text:p>
          </table:table-cell>
          <table:table-cell office:value-type="float" office:value="265712236" calcext:value-type="float">
            <text:p>265712236</text:p>
          </table:table-cell>
          <table:table-cell office:value-type="float" office:value="400943297" calcext:value-type="float">
            <text:p>400943297</text:p>
          </table:table-cell>
          <table:table-cell office:value-type="float" office:value="389486254" calcext:value-type="float">
            <text:p>389486254</text:p>
          </table:table-cell>
          <table:table-cell office:value-type="float" office:value="248284530" calcext:value-type="float">
            <text:p>248284530</text:p>
          </table:table-cell>
          <table:table-cell office:value-type="float" office:value="930980917" calcext:value-type="float">
            <text:p>930980917</text:p>
          </table:table-cell>
          <table:table-cell office:value-type="float" office:value="666962045" calcext:value-type="float">
            <text:p>666962045</text:p>
          </table:table-cell>
          <table:table-cell office:value-type="float" office:value="307780360" calcext:value-type="float">
            <text:p>307780360</text:p>
          </table:table-cell>
        </table:table-row>
        <table:table-row table:style-name="ro1">
          <table:table-cell office:value-type="float" office:value="176438965" calcext:value-type="float">
            <text:p>176438965</text:p>
          </table:table-cell>
          <table:table-cell office:value-type="float" office:value="518198175" calcext:value-type="float">
            <text:p>518198175</text:p>
          </table:table-cell>
          <table:table-cell office:value-type="float" office:value="437224891" calcext:value-type="float">
            <text:p>437224891</text:p>
          </table:table-cell>
          <table:table-cell office:value-type="float" office:value="556620411" calcext:value-type="float">
            <text:p>556620411</text:p>
          </table:table-cell>
          <table:table-cell office:value-type="float" office:value="435598462" calcext:value-type="float">
            <text:p>435598462</text:p>
          </table:table-cell>
          <table:table-cell office:value-type="float" office:value="800598152" calcext:value-type="float">
            <text:p>800598152</text:p>
          </table:table-cell>
          <table:table-cell office:value-type="float" office:value="277400629" calcext:value-type="float">
            <text:p>277400629</text:p>
          </table:table-cell>
          <table:table-cell office:value-type="float" office:value="263372032" calcext:value-type="float">
            <text:p>263372032</text:p>
          </table:table-cell>
          <table:table-cell office:value-type="float" office:value="995273808" calcext:value-type="float">
            <text:p>995273808</text:p>
          </table:table-cell>
          <table:table-cell office:value-type="float" office:value="977459349" calcext:value-type="float">
            <text:p>977459349</text:p>
          </table:table-cell>
          <table:table-cell office:value-type="float" office:value="523236625" calcext:value-type="float">
            <text:p>523236625</text:p>
          </table:table-cell>
          <table:table-cell office:value-type="float" office:value="159440590" calcext:value-type="float">
            <text:p>159440590</text:p>
          </table:table-cell>
          <table:table-cell office:value-type="float" office:value="638555761" calcext:value-type="float">
            <text:p>638555761</text:p>
          </table:table-cell>
          <table:table-cell office:value-type="float" office:value="950793226" calcext:value-type="float">
            <text:p>950793226</text:p>
          </table:table-cell>
          <table:table-cell office:value-type="float" office:value="111681237" calcext:value-type="float">
            <text:p>111681237</text:p>
          </table:table-cell>
          <table:table-cell office:value-type="float" office:value="451409189" calcext:value-type="float">
            <text:p>451409189</text:p>
          </table:table-cell>
          <table:table-cell office:value-type="float" office:value="902218360" calcext:value-type="float">
            <text:p>902218360</text:p>
          </table:table-cell>
          <table:table-cell office:value-type="float" office:value="826159860" calcext:value-type="float">
            <text:p>826159860</text:p>
          </table:table-cell>
          <table:table-cell office:value-type="float" office:value="102039898" calcext:value-type="float">
            <text:p>102039898</text:p>
          </table:table-cell>
          <table:table-cell office:value-type="float" office:value="828956632" calcext:value-type="float">
            <text:p>828956632</text:p>
          </table:table-cell>
          <table:table-cell office:value-type="float" office:value="823234048" calcext:value-type="float">
            <text:p>823234048</text:p>
          </table:table-cell>
          <table:table-cell office:value-type="float" office:value="830432911" calcext:value-type="float">
            <text:p>830432911</text:p>
          </table:table-cell>
          <table:table-cell office:value-type="float" office:value="937682121" calcext:value-type="float">
            <text:p>937682121</text:p>
          </table:table-cell>
          <table:table-cell office:value-type="float" office:value="272131372" calcext:value-type="float">
            <text:p>272131372</text:p>
          </table:table-cell>
          <table:table-cell office:value-type="float" office:value="424714575" calcext:value-type="float">
            <text:p>424714575</text:p>
          </table:table-cell>
          <table:table-cell office:value-type="float" office:value="102625282" calcext:value-type="float">
            <text:p>102625282</text:p>
          </table:table-cell>
          <table:table-cell office:value-type="float" office:value="659077846" calcext:value-type="float">
            <text:p>659077846</text:p>
          </table:table-cell>
          <table:table-cell office:value-type="float" office:value="235112830" calcext:value-type="float">
            <text:p>235112830</text:p>
          </table:table-cell>
          <table:table-cell office:value-type="float" office:value="247891901" calcext:value-type="float">
            <text:p>247891901</text:p>
          </table:table-cell>
          <table:table-cell office:value-type="float" office:value="500603959" calcext:value-type="float">
            <text:p>500603959</text:p>
          </table:table-cell>
          <table:table-cell office:value-type="float" office:value="616853601" calcext:value-type="float">
            <text:p>616853601</text:p>
          </table:table-cell>
          <table:table-cell office:value-type="float" office:value="898473933" calcext:value-type="float">
            <text:p>898473933</text:p>
          </table:table-cell>
        </table:table-row>
        <table:table-row table:style-name="ro1">
          <table:table-cell office:value-type="float" office:value="574350337" calcext:value-type="float">
            <text:p>574350337</text:p>
          </table:table-cell>
          <table:table-cell office:value-type="float" office:value="898507052" calcext:value-type="float">
            <text:p>898507052</text:p>
          </table:table-cell>
          <table:table-cell office:value-type="float" office:value="964409928" calcext:value-type="float">
            <text:p>964409928</text:p>
          </table:table-cell>
          <table:table-cell office:value-type="float" office:value="773437292" calcext:value-type="float">
            <text:p>773437292</text:p>
          </table:table-cell>
          <table:table-cell office:value-type="float" office:value="750617254" calcext:value-type="float">
            <text:p>750617254</text:p>
          </table:table-cell>
          <table:table-cell office:value-type="float" office:value="191338032" calcext:value-type="float">
            <text:p>191338032</text:p>
          </table:table-cell>
          <table:table-cell office:value-type="float" office:value="428578551" calcext:value-type="float">
            <text:p>428578551</text:p>
          </table:table-cell>
          <table:table-cell office:value-type="float" office:value="783726803" calcext:value-type="float">
            <text:p>783726803</text:p>
          </table:table-cell>
          <table:table-cell office:value-type="float" office:value="947259590" calcext:value-type="float">
            <text:p>947259590</text:p>
          </table:table-cell>
          <table:table-cell office:value-type="float" office:value="682743661" calcext:value-type="float">
            <text:p>682743661</text:p>
          </table:table-cell>
          <table:table-cell office:value-type="float" office:value="613519977" calcext:value-type="float">
            <text:p>613519977</text:p>
          </table:table-cell>
          <table:table-cell office:value-type="float" office:value="220266742" calcext:value-type="float">
            <text:p>220266742</text:p>
          </table:table-cell>
          <table:table-cell office:value-type="float" office:value="534326591" calcext:value-type="float">
            <text:p>534326591</text:p>
          </table:table-cell>
          <table:table-cell office:value-type="float" office:value="244769960" calcext:value-type="float">
            <text:p>244769960</text:p>
          </table:table-cell>
          <table:table-cell office:value-type="float" office:value="660158992" calcext:value-type="float">
            <text:p>660158992</text:p>
          </table:table-cell>
          <table:table-cell office:value-type="float" office:value="117125599" calcext:value-type="float">
            <text:p>117125599</text:p>
          </table:table-cell>
          <table:table-cell office:value-type="float" office:value="850424394" calcext:value-type="float">
            <text:p>850424394</text:p>
          </table:table-cell>
          <table:table-cell office:value-type="float" office:value="883592315" calcext:value-type="float">
            <text:p>883592315</text:p>
          </table:table-cell>
          <table:table-cell office:value-type="float" office:value="211999147" calcext:value-type="float">
            <text:p>211999147</text:p>
          </table:table-cell>
          <table:table-cell office:value-type="float" office:value="812087885" calcext:value-type="float">
            <text:p>812087885</text:p>
          </table:table-cell>
          <table:table-cell office:value-type="float" office:value="605247057" calcext:value-type="float">
            <text:p>605247057</text:p>
          </table:table-cell>
          <table:table-cell office:value-type="float" office:value="591740769" calcext:value-type="float">
            <text:p>591740769</text:p>
          </table:table-cell>
          <table:table-cell office:value-type="float" office:value="326847732" calcext:value-type="float">
            <text:p>326847732</text:p>
          </table:table-cell>
          <table:table-cell office:value-type="float" office:value="512012140" calcext:value-type="float">
            <text:p>512012140</text:p>
          </table:table-cell>
          <table:table-cell office:value-type="float" office:value="413755471" calcext:value-type="float">
            <text:p>413755471</text:p>
          </table:table-cell>
          <table:table-cell office:value-type="float" office:value="642531911" calcext:value-type="float">
            <text:p>642531911</text:p>
          </table:table-cell>
          <table:table-cell office:value-type="float" office:value="424743055" calcext:value-type="float">
            <text:p>424743055</text:p>
          </table:table-cell>
          <table:table-cell office:value-type="float" office:value="480734946" calcext:value-type="float">
            <text:p>480734946</text:p>
          </table:table-cell>
          <table:table-cell office:value-type="float" office:value="447147461" calcext:value-type="float">
            <text:p>447147461</text:p>
          </table:table-cell>
          <table:table-cell office:value-type="float" office:value="788969582" calcext:value-type="float">
            <text:p>788969582</text:p>
          </table:table-cell>
          <table:table-cell office:value-type="float" office:value="106780058" calcext:value-type="float">
            <text:p>106780058</text:p>
          </table:table-cell>
          <table:table-cell office:value-type="float" office:value="803785829" calcext:value-type="float">
            <text:p>803785829</text:p>
          </table:table-cell>
        </table:table-row>
        <table:table-row table:style-name="ro1">
          <table:table-cell office:value-type="float" office:value="396617891" calcext:value-type="float">
            <text:p>396617891</text:p>
          </table:table-cell>
          <table:table-cell office:value-type="float" office:value="784655809" calcext:value-type="float">
            <text:p>784655809</text:p>
          </table:table-cell>
          <table:table-cell office:value-type="float" office:value="814891499" calcext:value-type="float">
            <text:p>814891499</text:p>
          </table:table-cell>
          <table:table-cell office:value-type="float" office:value="699471753" calcext:value-type="float">
            <text:p>699471753</text:p>
          </table:table-cell>
          <table:table-cell office:value-type="float" office:value="106745500" calcext:value-type="float">
            <text:p>106745500</text:p>
          </table:table-cell>
          <table:table-cell office:value-type="float" office:value="349435781" calcext:value-type="float">
            <text:p>349435781</text:p>
          </table:table-cell>
          <table:table-cell office:value-type="float" office:value="164808780" calcext:value-type="float">
            <text:p>164808780</text:p>
          </table:table-cell>
          <table:table-cell office:value-type="float" office:value="255706109" calcext:value-type="float">
            <text:p>255706109</text:p>
          </table:table-cell>
          <table:table-cell office:value-type="float" office:value="358374670" calcext:value-type="float">
            <text:p>358374670</text:p>
          </table:table-cell>
          <table:table-cell office:value-type="float" office:value="432168945" calcext:value-type="float">
            <text:p>432168945</text:p>
          </table:table-cell>
          <table:table-cell office:value-type="float" office:value="196370188" calcext:value-type="float">
            <text:p>196370188</text:p>
          </table:table-cell>
          <table:table-cell office:value-type="float" office:value="586061026" calcext:value-type="float">
            <text:p>586061026</text:p>
          </table:table-cell>
          <table:table-cell office:value-type="float" office:value="202717705" calcext:value-type="float">
            <text:p>202717705</text:p>
          </table:table-cell>
          <table:table-cell office:value-type="float" office:value="229314582" calcext:value-type="float">
            <text:p>229314582</text:p>
          </table:table-cell>
          <table:table-cell office:value-type="float" office:value="230114266" calcext:value-type="float">
            <text:p>230114266</text:p>
          </table:table-cell>
          <table:table-cell office:value-type="float" office:value="784968487" calcext:value-type="float">
            <text:p>784968487</text:p>
          </table:table-cell>
          <table:table-cell office:value-type="float" office:value="737369464" calcext:value-type="float">
            <text:p>737369464</text:p>
          </table:table-cell>
          <table:table-cell office:value-type="float" office:value="106824187" calcext:value-type="float">
            <text:p>106824187</text:p>
          </table:table-cell>
          <table:table-cell office:value-type="float" office:value="396621725" calcext:value-type="float">
            <text:p>396621725</text:p>
          </table:table-cell>
          <table:table-cell office:value-type="float" office:value="141177026" calcext:value-type="float">
            <text:p>141177026</text:p>
          </table:table-cell>
          <table:table-cell office:value-type="float" office:value="157739893" calcext:value-type="float">
            <text:p>157739893</text:p>
          </table:table-cell>
          <table:table-cell office:value-type="float" office:value="735061248" calcext:value-type="float">
            <text:p>735061248</text:p>
          </table:table-cell>
          <table:table-cell office:value-type="float" office:value="726156800" calcext:value-type="float">
            <text:p>726156800</text:p>
          </table:table-cell>
          <table:table-cell office:value-type="float" office:value="644942660" calcext:value-type="float">
            <text:p>644942660</text:p>
          </table:table-cell>
          <table:table-cell office:value-type="float" office:value="904479787" calcext:value-type="float">
            <text:p>904479787</text:p>
          </table:table-cell>
          <table:table-cell office:value-type="float" office:value="405186780" calcext:value-type="float">
            <text:p>405186780</text:p>
          </table:table-cell>
          <table:table-cell office:value-type="float" office:value="477788827" calcext:value-type="float">
            <text:p>477788827</text:p>
          </table:table-cell>
          <table:table-cell office:value-type="float" office:value="575599716" calcext:value-type="float">
            <text:p>575599716</text:p>
          </table:table-cell>
          <table:table-cell office:value-type="float" office:value="582029970" calcext:value-type="float">
            <text:p>582029970</text:p>
          </table:table-cell>
          <table:table-cell office:value-type="float" office:value="198768795" calcext:value-type="float">
            <text:p>198768795</text:p>
          </table:table-cell>
          <table:table-cell office:value-type="float" office:value="588826050" calcext:value-type="float">
            <text:p>588826050</text:p>
          </table:table-cell>
          <table:table-cell office:value-type="float" office:value="681087946" calcext:value-type="float">
            <text:p>681087946</text:p>
          </table:table-cell>
        </table:table-row>
        <table:table-row table:style-name="ro1">
          <table:table-cell office:value-type="float" office:value="318431216" calcext:value-type="float">
            <text:p>318431216</text:p>
          </table:table-cell>
          <table:table-cell office:value-type="float" office:value="559287141" calcext:value-type="float">
            <text:p>559287141</text:p>
          </table:table-cell>
          <table:table-cell office:value-type="float" office:value="706959328" calcext:value-type="float">
            <text:p>706959328</text:p>
          </table:table-cell>
          <table:table-cell office:value-type="float" office:value="285381322" calcext:value-type="float">
            <text:p>285381322</text:p>
          </table:table-cell>
          <table:table-cell office:value-type="float" office:value="203327844" calcext:value-type="float">
            <text:p>203327844</text:p>
          </table:table-cell>
          <table:table-cell office:value-type="float" office:value="658294403" calcext:value-type="float">
            <text:p>658294403</text:p>
          </table:table-cell>
          <table:table-cell office:value-type="float" office:value="933276915" calcext:value-type="float">
            <text:p>933276915</text:p>
          </table:table-cell>
          <table:table-cell office:value-type="float" office:value="199967071" calcext:value-type="float">
            <text:p>199967071</text:p>
          </table:table-cell>
          <table:table-cell office:value-type="float" office:value="607721503" calcext:value-type="float">
            <text:p>607721503</text:p>
          </table:table-cell>
          <table:table-cell office:value-type="float" office:value="190747435" calcext:value-type="float">
            <text:p>190747435</text:p>
          </table:table-cell>
          <table:table-cell office:value-type="float" office:value="444902874" calcext:value-type="float">
            <text:p>444902874</text:p>
          </table:table-cell>
          <table:table-cell office:value-type="float" office:value="990968030" calcext:value-type="float">
            <text:p>990968030</text:p>
          </table:table-cell>
          <table:table-cell office:value-type="float" office:value="966117966" calcext:value-type="float">
            <text:p>966117966</text:p>
          </table:table-cell>
          <table:table-cell office:value-type="float" office:value="315174016" calcext:value-type="float">
            <text:p>315174016</text:p>
          </table:table-cell>
          <table:table-cell office:value-type="float" office:value="857831164" calcext:value-type="float">
            <text:p>857831164</text:p>
          </table:table-cell>
          <table:table-cell office:value-type="float" office:value="558309289" calcext:value-type="float">
            <text:p>558309289</text:p>
          </table:table-cell>
          <table:table-cell office:value-type="float" office:value="940238257" calcext:value-type="float">
            <text:p>940238257</text:p>
          </table:table-cell>
          <table:table-cell office:value-type="float" office:value="989154444" calcext:value-type="float">
            <text:p>989154444</text:p>
          </table:table-cell>
          <table:table-cell office:value-type="float" office:value="757620968" calcext:value-type="float">
            <text:p>757620968</text:p>
          </table:table-cell>
          <table:table-cell office:value-type="float" office:value="373341626" calcext:value-type="float">
            <text:p>373341626</text:p>
          </table:table-cell>
          <table:table-cell office:value-type="float" office:value="996918011" calcext:value-type="float">
            <text:p>996918011</text:p>
          </table:table-cell>
          <table:table-cell office:value-type="float" office:value="486027089" calcext:value-type="float">
            <text:p>486027089</text:p>
          </table:table-cell>
          <table:table-cell office:value-type="float" office:value="275268626" calcext:value-type="float">
            <text:p>275268626</text:p>
          </table:table-cell>
          <table:table-cell office:value-type="float" office:value="292271909" calcext:value-type="float">
            <text:p>292271909</text:p>
          </table:table-cell>
          <table:table-cell office:value-type="float" office:value="838074448" calcext:value-type="float">
            <text:p>838074448</text:p>
          </table:table-cell>
          <table:table-cell office:value-type="float" office:value="596246172" calcext:value-type="float">
            <text:p>596246172</text:p>
          </table:table-cell>
          <table:table-cell office:value-type="float" office:value="963293422" calcext:value-type="float">
            <text:p>963293422</text:p>
          </table:table-cell>
          <table:table-cell office:value-type="float" office:value="154342344" calcext:value-type="float">
            <text:p>154342344</text:p>
          </table:table-cell>
          <table:table-cell office:value-type="float" office:value="843601325" calcext:value-type="float">
            <text:p>843601325</text:p>
          </table:table-cell>
          <table:table-cell office:value-type="float" office:value="779508428" calcext:value-type="float">
            <text:p>779508428</text:p>
          </table:table-cell>
          <table:table-cell office:value-type="float" office:value="331405043" calcext:value-type="float">
            <text:p>331405043</text:p>
          </table:table-cell>
          <table:table-cell office:value-type="float" office:value="426453771" calcext:value-type="float">
            <text:p>426453771</text:p>
          </table:table-cell>
        </table:table-row>
        <table:table-row table:style-name="ro1">
          <table:table-cell office:value-type="float" office:value="314130747" calcext:value-type="float">
            <text:p>314130747</text:p>
          </table:table-cell>
          <table:table-cell office:value-type="float" office:value="808969533" calcext:value-type="float">
            <text:p>808969533</text:p>
          </table:table-cell>
          <table:table-cell office:value-type="float" office:value="480815873" calcext:value-type="float">
            <text:p>480815873</text:p>
          </table:table-cell>
          <table:table-cell office:value-type="float" office:value="700771113" calcext:value-type="float">
            <text:p>700771113</text:p>
          </table:table-cell>
          <table:table-cell office:value-type="float" office:value="924268696" calcext:value-type="float">
            <text:p>924268696</text:p>
          </table:table-cell>
          <table:table-cell office:value-type="float" office:value="865023664" calcext:value-type="float">
            <text:p>865023664</text:p>
          </table:table-cell>
          <table:table-cell office:value-type="float" office:value="250799080" calcext:value-type="float">
            <text:p>250799080</text:p>
          </table:table-cell>
          <table:table-cell office:value-type="float" office:value="929592546" calcext:value-type="float">
            <text:p>929592546</text:p>
          </table:table-cell>
          <table:table-cell office:value-type="float" office:value="196334385" calcext:value-type="float">
            <text:p>196334385</text:p>
          </table:table-cell>
          <table:table-cell office:value-type="float" office:value="449220996" calcext:value-type="float">
            <text:p>449220996</text:p>
          </table:table-cell>
          <table:table-cell office:value-type="float" office:value="407322350" calcext:value-type="float">
            <text:p>407322350</text:p>
          </table:table-cell>
          <table:table-cell office:value-type="float" office:value="981783174" calcext:value-type="float">
            <text:p>981783174</text:p>
          </table:table-cell>
          <table:table-cell office:value-type="float" office:value="724834922" calcext:value-type="float">
            <text:p>724834922</text:p>
          </table:table-cell>
          <table:table-cell office:value-type="float" office:value="533943969" calcext:value-type="float">
            <text:p>533943969</text:p>
          </table:table-cell>
          <table:table-cell office:value-type="float" office:value="826579709" calcext:value-type="float">
            <text:p>826579709</text:p>
          </table:table-cell>
          <table:table-cell office:value-type="float" office:value="818929750" calcext:value-type="float">
            <text:p>818929750</text:p>
          </table:table-cell>
          <table:table-cell office:value-type="float" office:value="925417059" calcext:value-type="float">
            <text:p>925417059</text:p>
          </table:table-cell>
          <table:table-cell office:value-type="float" office:value="283858164" calcext:value-type="float">
            <text:p>283858164</text:p>
          </table:table-cell>
          <table:table-cell office:value-type="float" office:value="992446579" calcext:value-type="float">
            <text:p>992446579</text:p>
          </table:table-cell>
          <table:table-cell office:value-type="float" office:value="279435445" calcext:value-type="float">
            <text:p>279435445</text:p>
          </table:table-cell>
          <table:table-cell office:value-type="float" office:value="357985477" calcext:value-type="float">
            <text:p>357985477</text:p>
          </table:table-cell>
          <table:table-cell office:value-type="float" office:value="915999443" calcext:value-type="float">
            <text:p>915999443</text:p>
          </table:table-cell>
          <table:table-cell office:value-type="float" office:value="222906829" calcext:value-type="float">
            <text:p>222906829</text:p>
          </table:table-cell>
          <table:table-cell office:value-type="float" office:value="937341389" calcext:value-type="float">
            <text:p>937341389</text:p>
          </table:table-cell>
          <table:table-cell office:value-type="float" office:value="250636270" calcext:value-type="float">
            <text:p>250636270</text:p>
          </table:table-cell>
          <table:table-cell office:value-type="float" office:value="653331653" calcext:value-type="float">
            <text:p>653331653</text:p>
          </table:table-cell>
          <table:table-cell office:value-type="float" office:value="500669831" calcext:value-type="float">
            <text:p>500669831</text:p>
          </table:table-cell>
          <table:table-cell office:value-type="float" office:value="440239759" calcext:value-type="float">
            <text:p>440239759</text:p>
          </table:table-cell>
          <table:table-cell office:value-type="float" office:value="332779686" calcext:value-type="float">
            <text:p>332779686</text:p>
          </table:table-cell>
          <table:table-cell office:value-type="float" office:value="805262603" calcext:value-type="float">
            <text:p>805262603</text:p>
          </table:table-cell>
          <table:table-cell office:value-type="float" office:value="371785630" calcext:value-type="float">
            <text:p>371785630</text:p>
          </table:table-cell>
          <table:table-cell office:value-type="float" office:value="222175519" calcext:value-type="float">
            <text:p>222175519</text:p>
          </table:table-cell>
        </table:table-row>
        <table:table-row table:style-name="ro1">
          <table:table-cell office:value-type="float" office:value="797424119" calcext:value-type="float">
            <text:p>797424119</text:p>
          </table:table-cell>
          <table:table-cell office:value-type="float" office:value="471324663" calcext:value-type="float">
            <text:p>471324663</text:p>
          </table:table-cell>
          <table:table-cell office:value-type="float" office:value="718935233" calcext:value-type="float">
            <text:p>718935233</text:p>
          </table:table-cell>
          <table:table-cell office:value-type="float" office:value="708804127" calcext:value-type="float">
            <text:p>708804127</text:p>
          </table:table-cell>
          <table:table-cell office:value-type="float" office:value="855916319" calcext:value-type="float">
            <text:p>855916319</text:p>
          </table:table-cell>
          <table:table-cell office:value-type="float" office:value="236450893" calcext:value-type="float">
            <text:p>236450893</text:p>
          </table:table-cell>
          <table:table-cell office:value-type="float" office:value="444754585" calcext:value-type="float">
            <text:p>444754585</text:p>
          </table:table-cell>
          <table:table-cell office:value-type="float" office:value="992258017" calcext:value-type="float">
            <text:p>992258017</text:p>
          </table:table-cell>
          <table:table-cell office:value-type="float" office:value="275838599" calcext:value-type="float">
            <text:p>275838599</text:p>
          </table:table-cell>
          <table:table-cell office:value-type="float" office:value="573296600" calcext:value-type="float">
            <text:p>573296600</text:p>
          </table:table-cell>
          <table:table-cell office:value-type="float" office:value="636449912" calcext:value-type="float">
            <text:p>636449912</text:p>
          </table:table-cell>
          <table:table-cell office:value-type="float" office:value="219312269" calcext:value-type="float">
            <text:p>219312269</text:p>
          </table:table-cell>
          <table:table-cell office:value-type="float" office:value="693179521" calcext:value-type="float">
            <text:p>693179521</text:p>
          </table:table-cell>
          <table:table-cell office:value-type="float" office:value="834611131" calcext:value-type="float">
            <text:p>834611131</text:p>
          </table:table-cell>
          <table:table-cell office:value-type="float" office:value="690188221" calcext:value-type="float">
            <text:p>690188221</text:p>
          </table:table-cell>
          <table:table-cell office:value-type="float" office:value="539706541" calcext:value-type="float">
            <text:p>539706541</text:p>
          </table:table-cell>
          <table:table-cell office:value-type="float" office:value="409014229" calcext:value-type="float">
            <text:p>409014229</text:p>
          </table:table-cell>
          <table:table-cell office:value-type="float" office:value="142089647" calcext:value-type="float">
            <text:p>142089647</text:p>
          </table:table-cell>
          <table:table-cell office:value-type="float" office:value="468971474" calcext:value-type="float">
            <text:p>468971474</text:p>
          </table:table-cell>
          <table:table-cell office:value-type="float" office:value="287295575" calcext:value-type="float">
            <text:p>287295575</text:p>
          </table:table-cell>
          <table:table-cell office:value-type="float" office:value="250148744" calcext:value-type="float">
            <text:p>250148744</text:p>
          </table:table-cell>
          <table:table-cell office:value-type="float" office:value="888049047" calcext:value-type="float">
            <text:p>888049047</text:p>
          </table:table-cell>
          <table:table-cell office:value-type="float" office:value="833938268" calcext:value-type="float">
            <text:p>833938268</text:p>
          </table:table-cell>
          <table:table-cell office:value-type="float" office:value="532257432" calcext:value-type="float">
            <text:p>532257432</text:p>
          </table:table-cell>
          <table:table-cell office:value-type="float" office:value="454467898" calcext:value-type="float">
            <text:p>454467898</text:p>
          </table:table-cell>
          <table:table-cell office:value-type="float" office:value="581765281" calcext:value-type="float">
            <text:p>581765281</text:p>
          </table:table-cell>
          <table:table-cell office:value-type="float" office:value="711483587" calcext:value-type="float">
            <text:p>711483587</text:p>
          </table:table-cell>
          <table:table-cell office:value-type="float" office:value="369889275" calcext:value-type="float">
            <text:p>369889275</text:p>
          </table:table-cell>
          <table:table-cell office:value-type="float" office:value="653235822" calcext:value-type="float">
            <text:p>653235822</text:p>
          </table:table-cell>
          <table:table-cell office:value-type="float" office:value="735243416" calcext:value-type="float">
            <text:p>735243416</text:p>
          </table:table-cell>
          <table:table-cell office:value-type="float" office:value="694846574" calcext:value-type="float">
            <text:p>694846574</text:p>
          </table:table-cell>
          <table:table-cell office:value-type="float" office:value="619965329" calcext:value-type="float">
            <text:p>619965329</text:p>
          </table:table-cell>
        </table:table-row>
        <table:table-row table:style-name="ro1">
          <table:table-cell office:value-type="float" office:value="210828984" calcext:value-type="float">
            <text:p>210828984</text:p>
          </table:table-cell>
          <table:table-cell office:value-type="float" office:value="361689076" calcext:value-type="float">
            <text:p>361689076</text:p>
          </table:table-cell>
          <table:table-cell office:value-type="float" office:value="858063147" calcext:value-type="float">
            <text:p>858063147</text:p>
          </table:table-cell>
          <table:table-cell office:value-type="float" office:value="553280607" calcext:value-type="float">
            <text:p>553280607</text:p>
          </table:table-cell>
          <table:table-cell office:value-type="float" office:value="975924428" calcext:value-type="float">
            <text:p>975924428</text:p>
          </table:table-cell>
          <table:table-cell office:value-type="float" office:value="849108530" calcext:value-type="float">
            <text:p>849108530</text:p>
          </table:table-cell>
          <table:table-cell office:value-type="float" office:value="521427043" calcext:value-type="float">
            <text:p>521427043</text:p>
          </table:table-cell>
          <table:table-cell office:value-type="float" office:value="365706182" calcext:value-type="float">
            <text:p>365706182</text:p>
          </table:table-cell>
          <table:table-cell office:value-type="float" office:value="972031182" calcext:value-type="float">
            <text:p>972031182</text:p>
          </table:table-cell>
          <table:table-cell office:value-type="float" office:value="862998199" calcext:value-type="float">
            <text:p>862998199</text:p>
          </table:table-cell>
          <table:table-cell office:value-type="float" office:value="733990698" calcext:value-type="float">
            <text:p>733990698</text:p>
          </table:table-cell>
          <table:table-cell office:value-type="float" office:value="774826053" calcext:value-type="float">
            <text:p>774826053</text:p>
          </table:table-cell>
          <table:table-cell office:value-type="float" office:value="236366748" calcext:value-type="float">
            <text:p>236366748</text:p>
          </table:table-cell>
          <table:table-cell office:value-type="float" office:value="404129778" calcext:value-type="float">
            <text:p>404129778</text:p>
          </table:table-cell>
          <table:table-cell office:value-type="float" office:value="906704962" calcext:value-type="float">
            <text:p>906704962</text:p>
          </table:table-cell>
          <table:table-cell office:value-type="float" office:value="511579317" calcext:value-type="float">
            <text:p>511579317</text:p>
          </table:table-cell>
          <table:table-cell office:value-type="float" office:value="293152087" calcext:value-type="float">
            <text:p>293152087</text:p>
          </table:table-cell>
          <table:table-cell office:value-type="float" office:value="653092362" calcext:value-type="float">
            <text:p>653092362</text:p>
          </table:table-cell>
          <table:table-cell office:value-type="float" office:value="752200876" calcext:value-type="float">
            <text:p>752200876</text:p>
          </table:table-cell>
          <table:table-cell office:value-type="float" office:value="679407734" calcext:value-type="float">
            <text:p>679407734</text:p>
          </table:table-cell>
          <table:table-cell office:value-type="float" office:value="106330391" calcext:value-type="float">
            <text:p>106330391</text:p>
          </table:table-cell>
          <table:table-cell office:value-type="float" office:value="187881586" calcext:value-type="float">
            <text:p>187881586</text:p>
          </table:table-cell>
          <table:table-cell office:value-type="float" office:value="348292819" calcext:value-type="float">
            <text:p>348292819</text:p>
          </table:table-cell>
          <table:table-cell office:value-type="float" office:value="584424870" calcext:value-type="float">
            <text:p>584424870</text:p>
          </table:table-cell>
          <table:table-cell office:value-type="float" office:value="284283449" calcext:value-type="float">
            <text:p>284283449</text:p>
          </table:table-cell>
          <table:table-cell office:value-type="float" office:value="308101103" calcext:value-type="float">
            <text:p>308101103</text:p>
          </table:table-cell>
          <table:table-cell office:value-type="float" office:value="942309975" calcext:value-type="float">
            <text:p>942309975</text:p>
          </table:table-cell>
          <table:table-cell office:value-type="float" office:value="329574207" calcext:value-type="float">
            <text:p>329574207</text:p>
          </table:table-cell>
          <table:table-cell office:value-type="float" office:value="786649455" calcext:value-type="float">
            <text:p>786649455</text:p>
          </table:table-cell>
          <table:table-cell office:value-type="float" office:value="871571373" calcext:value-type="float">
            <text:p>871571373</text:p>
          </table:table-cell>
          <table:table-cell office:value-type="float" office:value="685379679" calcext:value-type="float">
            <text:p>685379679</text:p>
          </table:table-cell>
          <table:table-cell office:value-type="float" office:value="370662609" calcext:value-type="float">
            <text:p>370662609</text:p>
          </table:table-cell>
        </table:table-row>
        <table:table-row table:style-name="ro1">
          <table:table-cell office:value-type="float" office:value="834134698" calcext:value-type="float">
            <text:p>834134698</text:p>
          </table:table-cell>
          <table:table-cell office:value-type="float" office:value="135403447" calcext:value-type="float">
            <text:p>135403447</text:p>
          </table:table-cell>
          <table:table-cell office:value-type="float" office:value="797555401" calcext:value-type="float">
            <text:p>797555401</text:p>
          </table:table-cell>
          <table:table-cell office:value-type="float" office:value="920948451" calcext:value-type="float">
            <text:p>920948451</text:p>
          </table:table-cell>
          <table:table-cell office:value-type="float" office:value="326678141" calcext:value-type="float">
            <text:p>326678141</text:p>
          </table:table-cell>
          <table:table-cell office:value-type="float" office:value="217865563" calcext:value-type="float">
            <text:p>217865563</text:p>
          </table:table-cell>
          <table:table-cell office:value-type="float" office:value="953939424" calcext:value-type="float">
            <text:p>953939424</text:p>
          </table:table-cell>
          <table:table-cell office:value-type="float" office:value="611169256" calcext:value-type="float">
            <text:p>611169256</text:p>
          </table:table-cell>
          <table:table-cell office:value-type="float" office:value="868100544" calcext:value-type="float">
            <text:p>868100544</text:p>
          </table:table-cell>
          <table:table-cell office:value-type="float" office:value="840149358" calcext:value-type="float">
            <text:p>840149358</text:p>
          </table:table-cell>
          <table:table-cell office:value-type="float" office:value="419333060" calcext:value-type="float">
            <text:p>419333060</text:p>
          </table:table-cell>
          <table:table-cell office:value-type="float" office:value="469422681" calcext:value-type="float">
            <text:p>469422681</text:p>
          </table:table-cell>
          <table:table-cell office:value-type="float" office:value="417036192" calcext:value-type="float">
            <text:p>417036192</text:p>
          </table:table-cell>
          <table:table-cell office:value-type="float" office:value="991576956" calcext:value-type="float">
            <text:p>991576956</text:p>
          </table:table-cell>
          <table:table-cell office:value-type="float" office:value="388902194" calcext:value-type="float">
            <text:p>388902194</text:p>
          </table:table-cell>
          <table:table-cell office:value-type="float" office:value="426799095" calcext:value-type="float">
            <text:p>426799095</text:p>
          </table:table-cell>
          <table:table-cell office:value-type="float" office:value="756953676" calcext:value-type="float">
            <text:p>756953676</text:p>
          </table:table-cell>
          <table:table-cell office:value-type="float" office:value="966078900" calcext:value-type="float">
            <text:p>966078900</text:p>
          </table:table-cell>
          <table:table-cell office:value-type="float" office:value="564201486" calcext:value-type="float">
            <text:p>564201486</text:p>
          </table:table-cell>
          <table:table-cell office:value-type="float" office:value="679195278" calcext:value-type="float">
            <text:p>679195278</text:p>
          </table:table-cell>
          <table:table-cell office:value-type="float" office:value="995437576" calcext:value-type="float">
            <text:p>995437576</text:p>
          </table:table-cell>
          <table:table-cell office:value-type="float" office:value="876725501" calcext:value-type="float">
            <text:p>876725501</text:p>
          </table:table-cell>
          <table:table-cell office:value-type="float" office:value="715465803" calcext:value-type="float">
            <text:p>715465803</text:p>
          </table:table-cell>
          <table:table-cell office:value-type="float" office:value="152626994" calcext:value-type="float">
            <text:p>152626994</text:p>
          </table:table-cell>
          <table:table-cell office:value-type="float" office:value="696099324" calcext:value-type="float">
            <text:p>696099324</text:p>
          </table:table-cell>
          <table:table-cell office:value-type="float" office:value="431248467" calcext:value-type="float">
            <text:p>431248467</text:p>
          </table:table-cell>
          <table:table-cell office:value-type="float" office:value="441769824" calcext:value-type="float">
            <text:p>441769824</text:p>
          </table:table-cell>
          <table:table-cell office:value-type="float" office:value="345291919" calcext:value-type="float">
            <text:p>345291919</text:p>
          </table:table-cell>
          <table:table-cell office:value-type="float" office:value="115371317" calcext:value-type="float">
            <text:p>115371317</text:p>
          </table:table-cell>
          <table:table-cell office:value-type="float" office:value="499853123" calcext:value-type="float">
            <text:p>499853123</text:p>
          </table:table-cell>
          <table:table-cell office:value-type="float" office:value="946694146" calcext:value-type="float">
            <text:p>946694146</text:p>
          </table:table-cell>
          <table:table-cell office:value-type="float" office:value="590280929" calcext:value-type="float">
            <text:p>590280929</text:p>
          </table:table-cell>
        </table:table-row>
        <table:table-row table:style-name="ro1">
          <table:table-cell office:value-type="float" office:value="796328153" calcext:value-type="float">
            <text:p>796328153</text:p>
          </table:table-cell>
          <table:table-cell office:value-type="float" office:value="972303178" calcext:value-type="float">
            <text:p>972303178</text:p>
          </table:table-cell>
          <table:table-cell office:value-type="float" office:value="515545597" calcext:value-type="float">
            <text:p>515545597</text:p>
          </table:table-cell>
          <table:table-cell office:value-type="float" office:value="808097419" calcext:value-type="float">
            <text:p>808097419</text:p>
          </table:table-cell>
          <table:table-cell office:value-type="float" office:value="342104942" calcext:value-type="float">
            <text:p>342104942</text:p>
          </table:table-cell>
          <table:table-cell office:value-type="float" office:value="764766660" calcext:value-type="float">
            <text:p>764766660</text:p>
          </table:table-cell>
          <table:table-cell office:value-type="float" office:value="736208506" calcext:value-type="float">
            <text:p>736208506</text:p>
          </table:table-cell>
          <table:table-cell office:value-type="float" office:value="657824272" calcext:value-type="float">
            <text:p>657824272</text:p>
          </table:table-cell>
          <table:table-cell office:value-type="float" office:value="725580031" calcext:value-type="float">
            <text:p>725580031</text:p>
          </table:table-cell>
          <table:table-cell office:value-type="float" office:value="310630379" calcext:value-type="float">
            <text:p>310630379</text:p>
          </table:table-cell>
          <table:table-cell office:value-type="float" office:value="110275065" calcext:value-type="float">
            <text:p>110275065</text:p>
          </table:table-cell>
          <table:table-cell office:value-type="float" office:value="598630148" calcext:value-type="float">
            <text:p>598630148</text:p>
          </table:table-cell>
          <table:table-cell office:value-type="float" office:value="969456797" calcext:value-type="float">
            <text:p>969456797</text:p>
          </table:table-cell>
          <table:table-cell office:value-type="float" office:value="119446570" calcext:value-type="float">
            <text:p>119446570</text:p>
          </table:table-cell>
          <table:table-cell office:value-type="float" office:value="171745999" calcext:value-type="float">
            <text:p>171745999</text:p>
          </table:table-cell>
          <table:table-cell office:value-type="float" office:value="792427464" calcext:value-type="float">
            <text:p>792427464</text:p>
          </table:table-cell>
          <table:table-cell office:value-type="float" office:value="421151574" calcext:value-type="float">
            <text:p>421151574</text:p>
          </table:table-cell>
          <table:table-cell office:value-type="float" office:value="926843028" calcext:value-type="float">
            <text:p>926843028</text:p>
          </table:table-cell>
          <table:table-cell office:value-type="float" office:value="562443979" calcext:value-type="float">
            <text:p>562443979</text:p>
          </table:table-cell>
          <table:table-cell office:value-type="float" office:value="675823085" calcext:value-type="float">
            <text:p>675823085</text:p>
          </table:table-cell>
          <table:table-cell office:value-type="float" office:value="784634883" calcext:value-type="float">
            <text:p>784634883</text:p>
          </table:table-cell>
          <table:table-cell office:value-type="float" office:value="525317913" calcext:value-type="float">
            <text:p>525317913</text:p>
          </table:table-cell>
          <table:table-cell office:value-type="float" office:value="290662829" calcext:value-type="float">
            <text:p>290662829</text:p>
          </table:table-cell>
          <table:table-cell office:value-type="float" office:value="186495285" calcext:value-type="float">
            <text:p>186495285</text:p>
          </table:table-cell>
          <table:table-cell office:value-type="float" office:value="671891600" calcext:value-type="float">
            <text:p>671891600</text:p>
          </table:table-cell>
          <table:table-cell office:value-type="float" office:value="344173663" calcext:value-type="float">
            <text:p>344173663</text:p>
          </table:table-cell>
          <table:table-cell office:value-type="float" office:value="175919501" calcext:value-type="float">
            <text:p>175919501</text:p>
          </table:table-cell>
          <table:table-cell office:value-type="float" office:value="165960589" calcext:value-type="float">
            <text:p>165960589</text:p>
          </table:table-cell>
          <table:table-cell office:value-type="float" office:value="973830064" calcext:value-type="float">
            <text:p>973830064</text:p>
          </table:table-cell>
          <table:table-cell office:value-type="float" office:value="500227803" calcext:value-type="float">
            <text:p>500227803</text:p>
          </table:table-cell>
          <table:table-cell office:value-type="float" office:value="621904235" calcext:value-type="float">
            <text:p>621904235</text:p>
          </table:table-cell>
          <table:table-cell office:value-type="float" office:value="203775551" calcext:value-type="float">
            <text:p>203775551</text:p>
          </table:table-cell>
        </table:table-row>
        <table:table-row table:style-name="ro1">
          <table:table-cell office:value-type="float" office:value="122398605" calcext:value-type="float">
            <text:p>122398605</text:p>
          </table:table-cell>
          <table:table-cell office:value-type="float" office:value="425057330" calcext:value-type="float">
            <text:p>425057330</text:p>
          </table:table-cell>
          <table:table-cell office:value-type="float" office:value="889686496" calcext:value-type="float">
            <text:p>889686496</text:p>
          </table:table-cell>
          <table:table-cell office:value-type="float" office:value="905412844" calcext:value-type="float">
            <text:p>905412844</text:p>
          </table:table-cell>
          <table:table-cell office:value-type="float" office:value="699927402" calcext:value-type="float">
            <text:p>699927402</text:p>
          </table:table-cell>
          <table:table-cell office:value-type="float" office:value="926403548" calcext:value-type="float">
            <text:p>926403548</text:p>
          </table:table-cell>
          <table:table-cell office:value-type="float" office:value="153941711" calcext:value-type="float">
            <text:p>153941711</text:p>
          </table:table-cell>
          <table:table-cell office:value-type="float" office:value="223922860" calcext:value-type="float">
            <text:p>223922860</text:p>
          </table:table-cell>
          <table:table-cell office:value-type="float" office:value="319264658" calcext:value-type="float">
            <text:p>319264658</text:p>
          </table:table-cell>
          <table:table-cell office:value-type="float" office:value="633963220" calcext:value-type="float">
            <text:p>633963220</text:p>
          </table:table-cell>
          <table:table-cell office:value-type="float" office:value="678064787" calcext:value-type="float">
            <text:p>678064787</text:p>
          </table:table-cell>
          <table:table-cell office:value-type="float" office:value="468028188" calcext:value-type="float">
            <text:p>468028188</text:p>
          </table:table-cell>
          <table:table-cell office:value-type="float" office:value="287672882" calcext:value-type="float">
            <text:p>287672882</text:p>
          </table:table-cell>
          <table:table-cell office:value-type="float" office:value="271046382" calcext:value-type="float">
            <text:p>271046382</text:p>
          </table:table-cell>
          <table:table-cell office:value-type="float" office:value="761392931" calcext:value-type="float">
            <text:p>761392931</text:p>
          </table:table-cell>
          <table:table-cell office:value-type="float" office:value="991318449" calcext:value-type="float">
            <text:p>991318449</text:p>
          </table:table-cell>
          <table:table-cell office:value-type="float" office:value="916747447" calcext:value-type="float">
            <text:p>916747447</text:p>
          </table:table-cell>
          <table:table-cell office:value-type="float" office:value="584548834" calcext:value-type="float">
            <text:p>584548834</text:p>
          </table:table-cell>
          <table:table-cell office:value-type="float" office:value="836065621" calcext:value-type="float">
            <text:p>836065621</text:p>
          </table:table-cell>
          <table:table-cell office:value-type="float" office:value="708946552" calcext:value-type="float">
            <text:p>708946552</text:p>
          </table:table-cell>
          <table:table-cell office:value-type="float" office:value="250410347" calcext:value-type="float">
            <text:p>250410347</text:p>
          </table:table-cell>
          <table:table-cell office:value-type="float" office:value="307970417" calcext:value-type="float">
            <text:p>307970417</text:p>
          </table:table-cell>
          <table:table-cell office:value-type="float" office:value="673748694" calcext:value-type="float">
            <text:p>673748694</text:p>
          </table:table-cell>
          <table:table-cell office:value-type="float" office:value="330704372" calcext:value-type="float">
            <text:p>330704372</text:p>
          </table:table-cell>
          <table:table-cell office:value-type="float" office:value="907982455" calcext:value-type="float">
            <text:p>907982455</text:p>
          </table:table-cell>
          <table:table-cell office:value-type="float" office:value="187334990" calcext:value-type="float">
            <text:p>187334990</text:p>
          </table:table-cell>
          <table:table-cell office:value-type="float" office:value="371175309" calcext:value-type="float">
            <text:p>371175309</text:p>
          </table:table-cell>
          <table:table-cell office:value-type="float" office:value="563971271" calcext:value-type="float">
            <text:p>563971271</text:p>
          </table:table-cell>
          <table:table-cell office:value-type="float" office:value="448259203" calcext:value-type="float">
            <text:p>448259203</text:p>
          </table:table-cell>
          <table:table-cell office:value-type="float" office:value="549959270" calcext:value-type="float">
            <text:p>549959270</text:p>
          </table:table-cell>
          <table:table-cell office:value-type="float" office:value="622282976" calcext:value-type="float">
            <text:p>622282976</text:p>
          </table:table-cell>
          <table:table-cell office:value-type="float" office:value="542477920" calcext:value-type="float">
            <text:p>542477920</text:p>
          </table:table-cell>
        </table:table-row>
        <table:table-row table:style-name="ro1">
          <table:table-cell office:value-type="float" office:value="671254670" calcext:value-type="float">
            <text:p>671254670</text:p>
          </table:table-cell>
          <table:table-cell office:value-type="float" office:value="711458630" calcext:value-type="float">
            <text:p>711458630</text:p>
          </table:table-cell>
          <table:table-cell office:value-type="float" office:value="496066851" calcext:value-type="float">
            <text:p>496066851</text:p>
          </table:table-cell>
          <table:table-cell office:value-type="float" office:value="144545355" calcext:value-type="float">
            <text:p>144545355</text:p>
          </table:table-cell>
          <table:table-cell office:value-type="float" office:value="761366049" calcext:value-type="float">
            <text:p>761366049</text:p>
          </table:table-cell>
          <table:table-cell office:value-type="float" office:value="575263159" calcext:value-type="float">
            <text:p>575263159</text:p>
          </table:table-cell>
          <table:table-cell office:value-type="float" office:value="589478906" calcext:value-type="float">
            <text:p>589478906</text:p>
          </table:table-cell>
          <table:table-cell office:value-type="float" office:value="560393474" calcext:value-type="float">
            <text:p>560393474</text:p>
          </table:table-cell>
          <table:table-cell office:value-type="float" office:value="274882129" calcext:value-type="float">
            <text:p>274882129</text:p>
          </table:table-cell>
          <table:table-cell office:value-type="float" office:value="461203770" calcext:value-type="float">
            <text:p>461203770</text:p>
          </table:table-cell>
          <table:table-cell office:value-type="float" office:value="163907366" calcext:value-type="float">
            <text:p>163907366</text:p>
          </table:table-cell>
          <table:table-cell office:value-type="float" office:value="957869055" calcext:value-type="float">
            <text:p>957869055</text:p>
          </table:table-cell>
          <table:table-cell office:value-type="float" office:value="216778811" calcext:value-type="float">
            <text:p>216778811</text:p>
          </table:table-cell>
          <table:table-cell office:value-type="float" office:value="677673012" calcext:value-type="float">
            <text:p>677673012</text:p>
          </table:table-cell>
          <table:table-cell office:value-type="float" office:value="527481689" calcext:value-type="float">
            <text:p>527481689</text:p>
          </table:table-cell>
          <table:table-cell office:value-type="float" office:value="829190993" calcext:value-type="float">
            <text:p>829190993</text:p>
          </table:table-cell>
          <table:table-cell office:value-type="float" office:value="245185030" calcext:value-type="float">
            <text:p>245185030</text:p>
          </table:table-cell>
          <table:table-cell office:value-type="float" office:value="943855107" calcext:value-type="float">
            <text:p>943855107</text:p>
          </table:table-cell>
          <table:table-cell office:value-type="float" office:value="974937125" calcext:value-type="float">
            <text:p>974937125</text:p>
          </table:table-cell>
          <table:table-cell office:value-type="float" office:value="556285764" calcext:value-type="float">
            <text:p>556285764</text:p>
          </table:table-cell>
          <table:table-cell office:value-type="float" office:value="239226594" calcext:value-type="float">
            <text:p>239226594</text:p>
          </table:table-cell>
          <table:table-cell office:value-type="float" office:value="487059504" calcext:value-type="float">
            <text:p>487059504</text:p>
          </table:table-cell>
          <table:table-cell office:value-type="float" office:value="522566545" calcext:value-type="float">
            <text:p>522566545</text:p>
          </table:table-cell>
          <table:table-cell office:value-type="float" office:value="489999403" calcext:value-type="float">
            <text:p>489999403</text:p>
          </table:table-cell>
          <table:table-cell office:value-type="float" office:value="143048986" calcext:value-type="float">
            <text:p>143048986</text:p>
          </table:table-cell>
          <table:table-cell office:value-type="float" office:value="741273228" calcext:value-type="float">
            <text:p>741273228</text:p>
          </table:table-cell>
          <table:table-cell office:value-type="float" office:value="932256497" calcext:value-type="float">
            <text:p>932256497</text:p>
          </table:table-cell>
          <table:table-cell office:value-type="float" office:value="758080184" calcext:value-type="float">
            <text:p>758080184</text:p>
          </table:table-cell>
          <table:table-cell office:value-type="float" office:value="546552810" calcext:value-type="float">
            <text:p>546552810</text:p>
          </table:table-cell>
          <table:table-cell office:value-type="float" office:value="683442125" calcext:value-type="float">
            <text:p>683442125</text:p>
          </table:table-cell>
          <table:table-cell office:value-type="float" office:value="376392413" calcext:value-type="float">
            <text:p>376392413</text:p>
          </table:table-cell>
          <table:table-cell office:value-type="float" office:value="491911248" calcext:value-type="float">
            <text:p>491911248</text:p>
          </table:table-cell>
        </table:table-row>
        <table:table-row table:style-name="ro1">
          <table:table-cell office:value-type="float" office:value="900489149" calcext:value-type="float">
            <text:p>900489149</text:p>
          </table:table-cell>
          <table:table-cell office:value-type="float" office:value="900536601" calcext:value-type="float">
            <text:p>900536601</text:p>
          </table:table-cell>
          <table:table-cell office:value-type="float" office:value="636748564" calcext:value-type="float">
            <text:p>636748564</text:p>
          </table:table-cell>
          <table:table-cell office:value-type="float" office:value="250121921" calcext:value-type="float">
            <text:p>250121921</text:p>
          </table:table-cell>
          <table:table-cell office:value-type="float" office:value="332683629" calcext:value-type="float">
            <text:p>332683629</text:p>
          </table:table-cell>
          <table:table-cell office:value-type="float" office:value="746247690" calcext:value-type="float">
            <text:p>746247690</text:p>
          </table:table-cell>
          <table:table-cell office:value-type="float" office:value="502599573" calcext:value-type="float">
            <text:p>502599573</text:p>
          </table:table-cell>
          <table:table-cell office:value-type="float" office:value="835460932" calcext:value-type="float">
            <text:p>835460932</text:p>
          </table:table-cell>
          <table:table-cell office:value-type="float" office:value="466981029" calcext:value-type="float">
            <text:p>466981029</text:p>
          </table:table-cell>
          <table:table-cell office:value-type="float" office:value="445890620" calcext:value-type="float">
            <text:p>445890620</text:p>
          </table:table-cell>
          <table:table-cell office:value-type="float" office:value="457248293" calcext:value-type="float">
            <text:p>457248293</text:p>
          </table:table-cell>
          <table:table-cell office:value-type="float" office:value="875387704" calcext:value-type="float">
            <text:p>875387704</text:p>
          </table:table-cell>
          <table:table-cell office:value-type="float" office:value="627715162" calcext:value-type="float">
            <text:p>627715162</text:p>
          </table:table-cell>
          <table:table-cell office:value-type="float" office:value="794873574" calcext:value-type="float">
            <text:p>794873574</text:p>
          </table:table-cell>
          <table:table-cell office:value-type="float" office:value="340716048" calcext:value-type="float">
            <text:p>340716048</text:p>
          </table:table-cell>
          <table:table-cell office:value-type="float" office:value="691565602" calcext:value-type="float">
            <text:p>691565602</text:p>
          </table:table-cell>
          <table:table-cell office:value-type="float" office:value="357451984" calcext:value-type="float">
            <text:p>357451984</text:p>
          </table:table-cell>
          <table:table-cell office:value-type="float" office:value="155103480" calcext:value-type="float">
            <text:p>155103480</text:p>
          </table:table-cell>
          <table:table-cell office:value-type="float" office:value="769952618" calcext:value-type="float">
            <text:p>769952618</text:p>
          </table:table-cell>
          <table:table-cell office:value-type="float" office:value="864516204" calcext:value-type="float">
            <text:p>864516204</text:p>
          </table:table-cell>
          <table:table-cell office:value-type="float" office:value="455203068" calcext:value-type="float">
            <text:p>455203068</text:p>
          </table:table-cell>
          <table:table-cell office:value-type="float" office:value="198364567" calcext:value-type="float">
            <text:p>198364567</text:p>
          </table:table-cell>
          <table:table-cell office:value-type="float" office:value="861532865" calcext:value-type="float">
            <text:p>861532865</text:p>
          </table:table-cell>
          <table:table-cell office:value-type="float" office:value="789854464" calcext:value-type="float">
            <text:p>789854464</text:p>
          </table:table-cell>
          <table:table-cell office:value-type="float" office:value="336642880" calcext:value-type="float">
            <text:p>336642880</text:p>
          </table:table-cell>
          <table:table-cell office:value-type="float" office:value="629345386" calcext:value-type="float">
            <text:p>629345386</text:p>
          </table:table-cell>
          <table:table-cell office:value-type="float" office:value="640345232" calcext:value-type="float">
            <text:p>640345232</text:p>
          </table:table-cell>
          <table:table-cell office:value-type="float" office:value="295771363" calcext:value-type="float">
            <text:p>295771363</text:p>
          </table:table-cell>
          <table:table-cell office:value-type="float" office:value="591342739" calcext:value-type="float">
            <text:p>591342739</text:p>
          </table:table-cell>
          <table:table-cell office:value-type="float" office:value="637805621" calcext:value-type="float">
            <text:p>637805621</text:p>
          </table:table-cell>
          <table:table-cell office:value-type="float" office:value="740920620" calcext:value-type="float">
            <text:p>740920620</text:p>
          </table:table-cell>
          <table:table-cell office:value-type="float" office:value="889735055" calcext:value-type="float">
            <text:p>889735055</text:p>
          </table:table-cell>
        </table:table-row>
        <table:table-row table:style-name="ro1">
          <table:table-cell office:value-type="float" office:value="668789762" calcext:value-type="float">
            <text:p>668789762</text:p>
          </table:table-cell>
          <table:table-cell office:value-type="float" office:value="753795719" calcext:value-type="float">
            <text:p>753795719</text:p>
          </table:table-cell>
          <table:table-cell office:value-type="float" office:value="519567377" calcext:value-type="float">
            <text:p>519567377</text:p>
          </table:table-cell>
          <table:table-cell office:value-type="float" office:value="561459286" calcext:value-type="float">
            <text:p>561459286</text:p>
          </table:table-cell>
          <table:table-cell office:value-type="float" office:value="457815755" calcext:value-type="float">
            <text:p>457815755</text:p>
          </table:table-cell>
          <table:table-cell office:value-type="float" office:value="753107350" calcext:value-type="float">
            <text:p>753107350</text:p>
          </table:table-cell>
          <table:table-cell office:value-type="float" office:value="143619191" calcext:value-type="float">
            <text:p>143619191</text:p>
          </table:table-cell>
          <table:table-cell office:value-type="float" office:value="921414126" calcext:value-type="float">
            <text:p>921414126</text:p>
          </table:table-cell>
          <table:table-cell office:value-type="float" office:value="368477746" calcext:value-type="float">
            <text:p>368477746</text:p>
          </table:table-cell>
          <table:table-cell office:value-type="float" office:value="458176742" calcext:value-type="float">
            <text:p>458176742</text:p>
          </table:table-cell>
          <table:table-cell office:value-type="float" office:value="502968425" calcext:value-type="float">
            <text:p>502968425</text:p>
          </table:table-cell>
          <table:table-cell office:value-type="float" office:value="711383454" calcext:value-type="float">
            <text:p>711383454</text:p>
          </table:table-cell>
          <table:table-cell office:value-type="float" office:value="220787785" calcext:value-type="float">
            <text:p>220787785</text:p>
          </table:table-cell>
          <table:table-cell office:value-type="float" office:value="505392465" calcext:value-type="float">
            <text:p>505392465</text:p>
          </table:table-cell>
          <table:table-cell office:value-type="float" office:value="876385515" calcext:value-type="float">
            <text:p>876385515</text:p>
          </table:table-cell>
          <table:table-cell office:value-type="float" office:value="569938501" calcext:value-type="float">
            <text:p>569938501</text:p>
          </table:table-cell>
          <table:table-cell office:value-type="float" office:value="283957169" calcext:value-type="float">
            <text:p>283957169</text:p>
          </table:table-cell>
          <table:table-cell office:value-type="float" office:value="559958827" calcext:value-type="float">
            <text:p>559958827</text:p>
          </table:table-cell>
          <table:table-cell office:value-type="float" office:value="333950793" calcext:value-type="float">
            <text:p>333950793</text:p>
          </table:table-cell>
          <table:table-cell office:value-type="float" office:value="624706301" calcext:value-type="float">
            <text:p>624706301</text:p>
          </table:table-cell>
          <table:table-cell office:value-type="float" office:value="899969436" calcext:value-type="float">
            <text:p>899969436</text:p>
          </table:table-cell>
          <table:table-cell office:value-type="float" office:value="780697802" calcext:value-type="float">
            <text:p>780697802</text:p>
          </table:table-cell>
          <table:table-cell office:value-type="float" office:value="591035443" calcext:value-type="float">
            <text:p>591035443</text:p>
          </table:table-cell>
          <table:table-cell office:value-type="float" office:value="537454325" calcext:value-type="float">
            <text:p>537454325</text:p>
          </table:table-cell>
          <table:table-cell office:value-type="float" office:value="834003857" calcext:value-type="float">
            <text:p>834003857</text:p>
          </table:table-cell>
          <table:table-cell office:value-type="float" office:value="570517610" calcext:value-type="float">
            <text:p>570517610</text:p>
          </table:table-cell>
          <table:table-cell office:value-type="float" office:value="631989659" calcext:value-type="float">
            <text:p>631989659</text:p>
          </table:table-cell>
          <table:table-cell office:value-type="float" office:value="644209193" calcext:value-type="float">
            <text:p>644209193</text:p>
          </table:table-cell>
          <table:table-cell office:value-type="float" office:value="445357626" calcext:value-type="float">
            <text:p>445357626</text:p>
          </table:table-cell>
          <table:table-cell office:value-type="float" office:value="265508315" calcext:value-type="float">
            <text:p>265508315</text:p>
          </table:table-cell>
          <table:table-cell office:value-type="float" office:value="568405444" calcext:value-type="float">
            <text:p>568405444</text:p>
          </table:table-cell>
          <table:table-cell office:value-type="float" office:value="692087718" calcext:value-type="float">
            <text:p>692087718</text:p>
          </table:table-cell>
        </table:table-row>
        <table:table-row table:style-name="ro1">
          <table:table-cell office:value-type="float" office:value="294158482" calcext:value-type="float">
            <text:p>294158482</text:p>
          </table:table-cell>
          <table:table-cell office:value-type="float" office:value="980330050" calcext:value-type="float">
            <text:p>980330050</text:p>
          </table:table-cell>
          <table:table-cell office:value-type="float" office:value="930126972" calcext:value-type="float">
            <text:p>930126972</text:p>
          </table:table-cell>
          <table:table-cell office:value-type="float" office:value="402920149" calcext:value-type="float">
            <text:p>402920149</text:p>
          </table:table-cell>
          <table:table-cell office:value-type="float" office:value="638925555" calcext:value-type="float">
            <text:p>638925555</text:p>
          </table:table-cell>
          <table:table-cell office:value-type="float" office:value="998680052" calcext:value-type="float">
            <text:p>998680052</text:p>
          </table:table-cell>
          <table:table-cell office:value-type="float" office:value="223729282" calcext:value-type="float">
            <text:p>223729282</text:p>
          </table:table-cell>
          <table:table-cell office:value-type="float" office:value="969689736" calcext:value-type="float">
            <text:p>969689736</text:p>
          </table:table-cell>
          <table:table-cell office:value-type="float" office:value="903809275" calcext:value-type="float">
            <text:p>903809275</text:p>
          </table:table-cell>
          <table:table-cell office:value-type="float" office:value="264133063" calcext:value-type="float">
            <text:p>264133063</text:p>
          </table:table-cell>
          <table:table-cell office:value-type="float" office:value="602008407" calcext:value-type="float">
            <text:p>602008407</text:p>
          </table:table-cell>
          <table:table-cell office:value-type="float" office:value="591282176" calcext:value-type="float">
            <text:p>591282176</text:p>
          </table:table-cell>
          <table:table-cell office:value-type="float" office:value="342316777" calcext:value-type="float">
            <text:p>342316777</text:p>
          </table:table-cell>
          <table:table-cell office:value-type="float" office:value="204064101" calcext:value-type="float">
            <text:p>204064101</text:p>
          </table:table-cell>
          <table:table-cell office:value-type="float" office:value="229723953" calcext:value-type="float">
            <text:p>229723953</text:p>
          </table:table-cell>
          <table:table-cell office:value-type="float" office:value="776059129" calcext:value-type="float">
            <text:p>776059129</text:p>
          </table:table-cell>
          <table:table-cell office:value-type="float" office:value="947905776" calcext:value-type="float">
            <text:p>947905776</text:p>
          </table:table-cell>
          <table:table-cell office:value-type="float" office:value="554133999" calcext:value-type="float">
            <text:p>554133999</text:p>
          </table:table-cell>
          <table:table-cell office:value-type="float" office:value="239113402" calcext:value-type="float">
            <text:p>239113402</text:p>
          </table:table-cell>
          <table:table-cell office:value-type="float" office:value="638723511" calcext:value-type="float">
            <text:p>638723511</text:p>
          </table:table-cell>
          <table:table-cell office:value-type="float" office:value="304492168" calcext:value-type="float">
            <text:p>304492168</text:p>
          </table:table-cell>
          <table:table-cell office:value-type="float" office:value="473585373" calcext:value-type="float">
            <text:p>473585373</text:p>
          </table:table-cell>
          <table:table-cell office:value-type="float" office:value="620777682" calcext:value-type="float">
            <text:p>620777682</text:p>
          </table:table-cell>
          <table:table-cell office:value-type="float" office:value="905903058" calcext:value-type="float">
            <text:p>905903058</text:p>
          </table:table-cell>
          <table:table-cell office:value-type="float" office:value="115744062" calcext:value-type="float">
            <text:p>115744062</text:p>
          </table:table-cell>
          <table:table-cell office:value-type="float" office:value="752213311" calcext:value-type="float">
            <text:p>752213311</text:p>
          </table:table-cell>
          <table:table-cell office:value-type="float" office:value="117174611" calcext:value-type="float">
            <text:p>117174611</text:p>
          </table:table-cell>
          <table:table-cell office:value-type="float" office:value="124621034" calcext:value-type="float">
            <text:p>124621034</text:p>
          </table:table-cell>
          <table:table-cell office:value-type="float" office:value="836452005" calcext:value-type="float">
            <text:p>836452005</text:p>
          </table:table-cell>
          <table:table-cell office:value-type="float" office:value="126198373" calcext:value-type="float">
            <text:p>126198373</text:p>
          </table:table-cell>
          <table:table-cell office:value-type="float" office:value="719161308" calcext:value-type="float">
            <text:p>719161308</text:p>
          </table:table-cell>
          <table:table-cell office:value-type="float" office:value="707757360" calcext:value-type="float">
            <text:p>707757360</text:p>
          </table:table-cell>
        </table:table-row>
        <table:table-row table:style-name="ro1">
          <table:table-cell office:value-type="float" office:value="948030080" calcext:value-type="float">
            <text:p>948030080</text:p>
          </table:table-cell>
          <table:table-cell office:value-type="float" office:value="784390053" calcext:value-type="float">
            <text:p>784390053</text:p>
          </table:table-cell>
          <table:table-cell office:value-type="float" office:value="872248680" calcext:value-type="float">
            <text:p>872248680</text:p>
          </table:table-cell>
          <table:table-cell office:value-type="float" office:value="510331678" calcext:value-type="float">
            <text:p>510331678</text:p>
          </table:table-cell>
          <table:table-cell office:value-type="float" office:value="358352923" calcext:value-type="float">
            <text:p>358352923</text:p>
          </table:table-cell>
          <table:table-cell office:value-type="float" office:value="518368982" calcext:value-type="float">
            <text:p>518368982</text:p>
          </table:table-cell>
          <table:table-cell office:value-type="float" office:value="989341430" calcext:value-type="float">
            <text:p>989341430</text:p>
          </table:table-cell>
          <table:table-cell office:value-type="float" office:value="562302726" calcext:value-type="float">
            <text:p>562302726</text:p>
          </table:table-cell>
          <table:table-cell office:value-type="float" office:value="470248325" calcext:value-type="float">
            <text:p>470248325</text:p>
          </table:table-cell>
          <table:table-cell office:value-type="float" office:value="636248245" calcext:value-type="float">
            <text:p>636248245</text:p>
          </table:table-cell>
          <table:table-cell office:value-type="float" office:value="203557595" calcext:value-type="float">
            <text:p>203557595</text:p>
          </table:table-cell>
          <table:table-cell office:value-type="float" office:value="252332440" calcext:value-type="float">
            <text:p>252332440</text:p>
          </table:table-cell>
          <table:table-cell office:value-type="float" office:value="857762829" calcext:value-type="float">
            <text:p>857762829</text:p>
          </table:table-cell>
          <table:table-cell office:value-type="float" office:value="716761682" calcext:value-type="float">
            <text:p>716761682</text:p>
          </table:table-cell>
          <table:table-cell office:value-type="float" office:value="240916378" calcext:value-type="float">
            <text:p>240916378</text:p>
          </table:table-cell>
          <table:table-cell office:value-type="float" office:value="202995381" calcext:value-type="float">
            <text:p>202995381</text:p>
          </table:table-cell>
          <table:table-cell office:value-type="float" office:value="656194605" calcext:value-type="float">
            <text:p>656194605</text:p>
          </table:table-cell>
          <table:table-cell office:value-type="float" office:value="822993827" calcext:value-type="float">
            <text:p>822993827</text:p>
          </table:table-cell>
          <table:table-cell office:value-type="float" office:value="538301989" calcext:value-type="float">
            <text:p>538301989</text:p>
          </table:table-cell>
          <table:table-cell office:value-type="float" office:value="295028221" calcext:value-type="float">
            <text:p>295028221</text:p>
          </table:table-cell>
          <table:table-cell office:value-type="float" office:value="744720909" calcext:value-type="float">
            <text:p>744720909</text:p>
          </table:table-cell>
          <table:table-cell office:value-type="float" office:value="917951064" calcext:value-type="float">
            <text:p>917951064</text:p>
          </table:table-cell>
          <table:table-cell office:value-type="float" office:value="770286182" calcext:value-type="float">
            <text:p>770286182</text:p>
          </table:table-cell>
          <table:table-cell office:value-type="float" office:value="956876807" calcext:value-type="float">
            <text:p>956876807</text:p>
          </table:table-cell>
          <table:table-cell office:value-type="float" office:value="208846802" calcext:value-type="float">
            <text:p>208846802</text:p>
          </table:table-cell>
          <table:table-cell office:value-type="float" office:value="705190723" calcext:value-type="float">
            <text:p>705190723</text:p>
          </table:table-cell>
          <table:table-cell office:value-type="float" office:value="457261605" calcext:value-type="float">
            <text:p>457261605</text:p>
          </table:table-cell>
          <table:table-cell office:value-type="float" office:value="224275459" calcext:value-type="float">
            <text:p>224275459</text:p>
          </table:table-cell>
          <table:table-cell office:value-type="float" office:value="616648369" calcext:value-type="float">
            <text:p>616648369</text:p>
          </table:table-cell>
          <table:table-cell office:value-type="float" office:value="845326171" calcext:value-type="float">
            <text:p>845326171</text:p>
          </table:table-cell>
          <table:table-cell office:value-type="float" office:value="768638257" calcext:value-type="float">
            <text:p>768638257</text:p>
          </table:table-cell>
          <table:table-cell office:value-type="float" office:value="299652602" calcext:value-type="float">
            <text:p>299652602</text:p>
          </table:table-cell>
        </table:table-row>
        <table:table-row table:style-name="ro1">
          <table:table-cell office:value-type="float" office:value="869092143" calcext:value-type="float">
            <text:p>869092143</text:p>
          </table:table-cell>
          <table:table-cell office:value-type="float" office:value="169256428" calcext:value-type="float">
            <text:p>169256428</text:p>
          </table:table-cell>
          <table:table-cell office:value-type="float" office:value="830829978" calcext:value-type="float">
            <text:p>830829978</text:p>
          </table:table-cell>
          <table:table-cell office:value-type="float" office:value="174883976" calcext:value-type="float">
            <text:p>174883976</text:p>
          </table:table-cell>
          <table:table-cell office:value-type="float" office:value="981299858" calcext:value-type="float">
            <text:p>981299858</text:p>
          </table:table-cell>
          <table:table-cell office:value-type="float" office:value="271868222" calcext:value-type="float">
            <text:p>271868222</text:p>
          </table:table-cell>
          <table:table-cell office:value-type="float" office:value="136845588" calcext:value-type="float">
            <text:p>136845588</text:p>
          </table:table-cell>
          <table:table-cell office:value-type="float" office:value="768056292" calcext:value-type="float">
            <text:p>768056292</text:p>
          </table:table-cell>
          <table:table-cell office:value-type="float" office:value="392540264" calcext:value-type="float">
            <text:p>392540264</text:p>
          </table:table-cell>
          <table:table-cell office:value-type="float" office:value="810428454" calcext:value-type="float">
            <text:p>810428454</text:p>
          </table:table-cell>
          <table:table-cell office:value-type="float" office:value="336202801" calcext:value-type="float">
            <text:p>336202801</text:p>
          </table:table-cell>
          <table:table-cell office:value-type="float" office:value="416923207" calcext:value-type="float">
            <text:p>416923207</text:p>
          </table:table-cell>
          <table:table-cell office:value-type="float" office:value="374209126" calcext:value-type="float">
            <text:p>374209126</text:p>
          </table:table-cell>
          <table:table-cell office:value-type="float" office:value="499659980" calcext:value-type="float">
            <text:p>499659980</text:p>
          </table:table-cell>
          <table:table-cell office:value-type="float" office:value="262383295" calcext:value-type="float">
            <text:p>262383295</text:p>
          </table:table-cell>
          <table:table-cell office:value-type="float" office:value="293254678" calcext:value-type="float">
            <text:p>293254678</text:p>
          </table:table-cell>
          <table:table-cell office:value-type="float" office:value="940564609" calcext:value-type="float">
            <text:p>940564609</text:p>
          </table:table-cell>
          <table:table-cell office:value-type="float" office:value="219129092" calcext:value-type="float">
            <text:p>219129092</text:p>
          </table:table-cell>
          <table:table-cell office:value-type="float" office:value="310599079" calcext:value-type="float">
            <text:p>310599079</text:p>
          </table:table-cell>
          <table:table-cell office:value-type="float" office:value="663973609" calcext:value-type="float">
            <text:p>663973609</text:p>
          </table:table-cell>
          <table:table-cell office:value-type="float" office:value="470456812" calcext:value-type="float">
            <text:p>470456812</text:p>
          </table:table-cell>
          <table:table-cell office:value-type="float" office:value="450988173" calcext:value-type="float">
            <text:p>450988173</text:p>
          </table:table-cell>
          <table:table-cell office:value-type="float" office:value="345556515" calcext:value-type="float">
            <text:p>345556515</text:p>
          </table:table-cell>
          <table:table-cell office:value-type="float" office:value="169708359" calcext:value-type="float">
            <text:p>169708359</text:p>
          </table:table-cell>
          <table:table-cell office:value-type="float" office:value="762615201" calcext:value-type="float">
            <text:p>762615201</text:p>
          </table:table-cell>
          <table:table-cell office:value-type="float" office:value="506803293" calcext:value-type="float">
            <text:p>506803293</text:p>
          </table:table-cell>
          <table:table-cell office:value-type="float" office:value="416262882" calcext:value-type="float">
            <text:p>416262882</text:p>
          </table:table-cell>
          <table:table-cell office:value-type="float" office:value="926909571" calcext:value-type="float">
            <text:p>926909571</text:p>
          </table:table-cell>
          <table:table-cell office:value-type="float" office:value="559055002" calcext:value-type="float">
            <text:p>559055002</text:p>
          </table:table-cell>
          <table:table-cell office:value-type="float" office:value="169081435" calcext:value-type="float">
            <text:p>169081435</text:p>
          </table:table-cell>
          <table:table-cell office:value-type="float" office:value="290219046" calcext:value-type="float">
            <text:p>290219046</text:p>
          </table:table-cell>
          <table:table-cell office:value-type="float" office:value="643281684" calcext:value-type="float">
            <text:p>643281684</text:p>
          </table:table-cell>
        </table:table-row>
        <table:table-row table:style-name="ro1">
          <table:table-cell office:value-type="float" office:value="512206754" calcext:value-type="float">
            <text:p>512206754</text:p>
          </table:table-cell>
          <table:table-cell office:value-type="float" office:value="169837187" calcext:value-type="float">
            <text:p>169837187</text:p>
          </table:table-cell>
          <table:table-cell office:value-type="float" office:value="893657175" calcext:value-type="float">
            <text:p>893657175</text:p>
          </table:table-cell>
          <table:table-cell office:value-type="float" office:value="976994345" calcext:value-type="float">
            <text:p>976994345</text:p>
          </table:table-cell>
          <table:table-cell office:value-type="float" office:value="654195374" calcext:value-type="float">
            <text:p>654195374</text:p>
          </table:table-cell>
          <table:table-cell office:value-type="float" office:value="413533656" calcext:value-type="float">
            <text:p>413533656</text:p>
          </table:table-cell>
          <table:table-cell office:value-type="float" office:value="115017303" calcext:value-type="float">
            <text:p>115017303</text:p>
          </table:table-cell>
          <table:table-cell office:value-type="float" office:value="842951981" calcext:value-type="float">
            <text:p>842951981</text:p>
          </table:table-cell>
          <table:table-cell office:value-type="float" office:value="128917283" calcext:value-type="float">
            <text:p>128917283</text:p>
          </table:table-cell>
          <table:table-cell office:value-type="float" office:value="747073514" calcext:value-type="float">
            <text:p>747073514</text:p>
          </table:table-cell>
          <table:table-cell office:value-type="float" office:value="587416325" calcext:value-type="float">
            <text:p>587416325</text:p>
          </table:table-cell>
          <table:table-cell office:value-type="float" office:value="674361823" calcext:value-type="float">
            <text:p>674361823</text:p>
          </table:table-cell>
          <table:table-cell office:value-type="float" office:value="286179155" calcext:value-type="float">
            <text:p>286179155</text:p>
          </table:table-cell>
          <table:table-cell office:value-type="float" office:value="770850269" calcext:value-type="float">
            <text:p>770850269</text:p>
          </table:table-cell>
          <table:table-cell office:value-type="float" office:value="399983892" calcext:value-type="float">
            <text:p>399983892</text:p>
          </table:table-cell>
          <table:table-cell office:value-type="float" office:value="958260979" calcext:value-type="float">
            <text:p>958260979</text:p>
          </table:table-cell>
          <table:table-cell office:value-type="float" office:value="282301515" calcext:value-type="float">
            <text:p>282301515</text:p>
          </table:table-cell>
          <table:table-cell office:value-type="float" office:value="808368417" calcext:value-type="float">
            <text:p>808368417</text:p>
          </table:table-cell>
          <table:table-cell office:value-type="float" office:value="163031430" calcext:value-type="float">
            <text:p>163031430</text:p>
          </table:table-cell>
          <table:table-cell office:value-type="float" office:value="904418103" calcext:value-type="float">
            <text:p>904418103</text:p>
          </table:table-cell>
          <table:table-cell office:value-type="float" office:value="341130543" calcext:value-type="float">
            <text:p>341130543</text:p>
          </table:table-cell>
          <table:table-cell office:value-type="float" office:value="789285056" calcext:value-type="float">
            <text:p>789285056</text:p>
          </table:table-cell>
          <table:table-cell office:value-type="float" office:value="968289365" calcext:value-type="float">
            <text:p>968289365</text:p>
          </table:table-cell>
          <table:table-cell office:value-type="float" office:value="636915800" calcext:value-type="float">
            <text:p>636915800</text:p>
          </table:table-cell>
          <table:table-cell office:value-type="float" office:value="307576462" calcext:value-type="float">
            <text:p>307576462</text:p>
          </table:table-cell>
          <table:table-cell office:value-type="float" office:value="937292391" calcext:value-type="float">
            <text:p>937292391</text:p>
          </table:table-cell>
          <table:table-cell office:value-type="float" office:value="232783004" calcext:value-type="float">
            <text:p>232783004</text:p>
          </table:table-cell>
          <table:table-cell office:value-type="float" office:value="615671341" calcext:value-type="float">
            <text:p>615671341</text:p>
          </table:table-cell>
          <table:table-cell office:value-type="float" office:value="605149151" calcext:value-type="float">
            <text:p>605149151</text:p>
          </table:table-cell>
          <table:table-cell office:value-type="float" office:value="320424937" calcext:value-type="float">
            <text:p>320424937</text:p>
          </table:table-cell>
          <table:table-cell office:value-type="float" office:value="123730090" calcext:value-type="float">
            <text:p>123730090</text:p>
          </table:table-cell>
          <table:table-cell office:value-type="float" office:value="639083727" calcext:value-type="float">
            <text:p>639083727</text:p>
          </table:table-cell>
        </table:table-row>
        <table:table-row table:style-name="ro1">
          <table:table-cell office:value-type="float" office:value="466000229" calcext:value-type="float">
            <text:p>466000229</text:p>
          </table:table-cell>
          <table:table-cell office:value-type="float" office:value="807587550" calcext:value-type="float">
            <text:p>807587550</text:p>
          </table:table-cell>
          <table:table-cell office:value-type="float" office:value="105318275" calcext:value-type="float">
            <text:p>105318275</text:p>
          </table:table-cell>
          <table:table-cell office:value-type="float" office:value="432834254" calcext:value-type="float">
            <text:p>432834254</text:p>
          </table:table-cell>
          <table:table-cell office:value-type="float" office:value="770402571" calcext:value-type="float">
            <text:p>770402571</text:p>
          </table:table-cell>
          <table:table-cell office:value-type="float" office:value="539033248" calcext:value-type="float">
            <text:p>539033248</text:p>
          </table:table-cell>
          <table:table-cell office:value-type="float" office:value="725333025" calcext:value-type="float">
            <text:p>725333025</text:p>
          </table:table-cell>
          <table:table-cell office:value-type="float" office:value="171436493" calcext:value-type="float">
            <text:p>171436493</text:p>
          </table:table-cell>
          <table:table-cell office:value-type="float" office:value="478272708" calcext:value-type="float">
            <text:p>478272708</text:p>
          </table:table-cell>
          <table:table-cell office:value-type="float" office:value="748256031" calcext:value-type="float">
            <text:p>748256031</text:p>
          </table:table-cell>
          <table:table-cell office:value-type="float" office:value="113795310" calcext:value-type="float">
            <text:p>113795310</text:p>
          </table:table-cell>
          <table:table-cell office:value-type="float" office:value="910627573" calcext:value-type="float">
            <text:p>910627573</text:p>
          </table:table-cell>
          <table:table-cell office:value-type="float" office:value="701095287" calcext:value-type="float">
            <text:p>701095287</text:p>
          </table:table-cell>
          <table:table-cell office:value-type="float" office:value="290973308" calcext:value-type="float">
            <text:p>290973308</text:p>
          </table:table-cell>
          <table:table-cell office:value-type="float" office:value="840909317" calcext:value-type="float">
            <text:p>840909317</text:p>
          </table:table-cell>
          <table:table-cell office:value-type="float" office:value="237691119" calcext:value-type="float">
            <text:p>237691119</text:p>
          </table:table-cell>
          <table:table-cell office:value-type="float" office:value="924420349" calcext:value-type="float">
            <text:p>924420349</text:p>
          </table:table-cell>
          <table:table-cell office:value-type="float" office:value="295167289" calcext:value-type="float">
            <text:p>295167289</text:p>
          </table:table-cell>
          <table:table-cell office:value-type="float" office:value="545074136" calcext:value-type="float">
            <text:p>545074136</text:p>
          </table:table-cell>
          <table:table-cell office:value-type="float" office:value="853046159" calcext:value-type="float">
            <text:p>853046159</text:p>
          </table:table-cell>
          <table:table-cell office:value-type="float" office:value="975841552" calcext:value-type="float">
            <text:p>975841552</text:p>
          </table:table-cell>
          <table:table-cell office:value-type="float" office:value="822448472" calcext:value-type="float">
            <text:p>822448472</text:p>
          </table:table-cell>
          <table:table-cell office:value-type="float" office:value="111032596" calcext:value-type="float">
            <text:p>111032596</text:p>
          </table:table-cell>
          <table:table-cell office:value-type="float" office:value="231602343" calcext:value-type="float">
            <text:p>231602343</text:p>
          </table:table-cell>
          <table:table-cell office:value-type="float" office:value="458805623" calcext:value-type="float">
            <text:p>458805623</text:p>
          </table:table-cell>
          <table:table-cell office:value-type="float" office:value="315151632" calcext:value-type="float">
            <text:p>315151632</text:p>
          </table:table-cell>
          <table:table-cell office:value-type="float" office:value="227063852" calcext:value-type="float">
            <text:p>227063852</text:p>
          </table:table-cell>
          <table:table-cell office:value-type="float" office:value="115499483" calcext:value-type="float">
            <text:p>115499483</text:p>
          </table:table-cell>
          <table:table-cell office:value-type="float" office:value="256388492" calcext:value-type="float">
            <text:p>256388492</text:p>
          </table:table-cell>
          <table:table-cell office:value-type="float" office:value="157480995" calcext:value-type="float">
            <text:p>157480995</text:p>
          </table:table-cell>
          <table:table-cell office:value-type="float" office:value="592688215" calcext:value-type="float">
            <text:p>592688215</text:p>
          </table:table-cell>
          <table:table-cell office:value-type="float" office:value="315500491" calcext:value-type="float">
            <text:p>315500491</text:p>
          </table:table-cell>
        </table:table-row>
        <table:table-row table:style-name="ro1">
          <table:table-cell office:value-type="float" office:value="972550906" calcext:value-type="float">
            <text:p>972550906</text:p>
          </table:table-cell>
          <table:table-cell office:value-type="float" office:value="129818646" calcext:value-type="float">
            <text:p>129818646</text:p>
          </table:table-cell>
          <table:table-cell office:value-type="float" office:value="747218668" calcext:value-type="float">
            <text:p>747218668</text:p>
          </table:table-cell>
          <table:table-cell office:value-type="float" office:value="866241189" calcext:value-type="float">
            <text:p>866241189</text:p>
          </table:table-cell>
          <table:table-cell office:value-type="float" office:value="158600710" calcext:value-type="float">
            <text:p>158600710</text:p>
          </table:table-cell>
          <table:table-cell office:value-type="float" office:value="363782259" calcext:value-type="float">
            <text:p>363782259</text:p>
          </table:table-cell>
          <table:table-cell office:value-type="float" office:value="797628223" calcext:value-type="float">
            <text:p>797628223</text:p>
          </table:table-cell>
          <table:table-cell office:value-type="float" office:value="631253057" calcext:value-type="float">
            <text:p>631253057</text:p>
          </table:table-cell>
          <table:table-cell office:value-type="float" office:value="727431988" calcext:value-type="float">
            <text:p>727431988</text:p>
          </table:table-cell>
          <table:table-cell office:value-type="float" office:value="180804253" calcext:value-type="float">
            <text:p>180804253</text:p>
          </table:table-cell>
          <table:table-cell office:value-type="float" office:value="418257128" calcext:value-type="float">
            <text:p>418257128</text:p>
          </table:table-cell>
          <table:table-cell office:value-type="float" office:value="492464462" calcext:value-type="float">
            <text:p>492464462</text:p>
          </table:table-cell>
          <table:table-cell office:value-type="float" office:value="105170844" calcext:value-type="float">
            <text:p>105170844</text:p>
          </table:table-cell>
          <table:table-cell office:value-type="float" office:value="414671337" calcext:value-type="float">
            <text:p>414671337</text:p>
          </table:table-cell>
          <table:table-cell office:value-type="float" office:value="478999036" calcext:value-type="float">
            <text:p>478999036</text:p>
          </table:table-cell>
          <table:table-cell office:value-type="float" office:value="599237957" calcext:value-type="float">
            <text:p>599237957</text:p>
          </table:table-cell>
          <table:table-cell office:value-type="float" office:value="822606889" calcext:value-type="float">
            <text:p>822606889</text:p>
          </table:table-cell>
          <table:table-cell office:value-type="float" office:value="602972808" calcext:value-type="float">
            <text:p>602972808</text:p>
          </table:table-cell>
          <table:table-cell office:value-type="float" office:value="769865755" calcext:value-type="float">
            <text:p>769865755</text:p>
          </table:table-cell>
          <table:table-cell office:value-type="float" office:value="470879946" calcext:value-type="float">
            <text:p>470879946</text:p>
          </table:table-cell>
          <table:table-cell office:value-type="float" office:value="620497896" calcext:value-type="float">
            <text:p>620497896</text:p>
          </table:table-cell>
          <table:table-cell office:value-type="float" office:value="125622447" calcext:value-type="float">
            <text:p>125622447</text:p>
          </table:table-cell>
          <table:table-cell office:value-type="float" office:value="850824162" calcext:value-type="float">
            <text:p>850824162</text:p>
          </table:table-cell>
          <table:table-cell office:value-type="float" office:value="232037816" calcext:value-type="float">
            <text:p>232037816</text:p>
          </table:table-cell>
          <table:table-cell office:value-type="float" office:value="408336714" calcext:value-type="float">
            <text:p>408336714</text:p>
          </table:table-cell>
          <table:table-cell office:value-type="float" office:value="322057010" calcext:value-type="float">
            <text:p>322057010</text:p>
          </table:table-cell>
          <table:table-cell office:value-type="float" office:value="430904665" calcext:value-type="float">
            <text:p>430904665</text:p>
          </table:table-cell>
          <table:table-cell office:value-type="float" office:value="174151986" calcext:value-type="float">
            <text:p>174151986</text:p>
          </table:table-cell>
          <table:table-cell office:value-type="float" office:value="654428197" calcext:value-type="float">
            <text:p>654428197</text:p>
          </table:table-cell>
          <table:table-cell office:value-type="float" office:value="547592274" calcext:value-type="float">
            <text:p>547592274</text:p>
          </table:table-cell>
          <table:table-cell office:value-type="float" office:value="992943148" calcext:value-type="float">
            <text:p>992943148</text:p>
          </table:table-cell>
          <table:table-cell office:value-type="float" office:value="260694768" calcext:value-type="float">
            <text:p>260694768</text:p>
          </table:table-cell>
        </table:table-row>
        <table:table-row table:style-name="ro1">
          <table:table-cell office:value-type="float" office:value="943346520" calcext:value-type="float">
            <text:p>943346520</text:p>
          </table:table-cell>
          <table:table-cell office:value-type="float" office:value="556589271" calcext:value-type="float">
            <text:p>556589271</text:p>
          </table:table-cell>
          <table:table-cell office:value-type="float" office:value="839885669" calcext:value-type="float">
            <text:p>839885669</text:p>
          </table:table-cell>
          <table:table-cell office:value-type="float" office:value="947865363" calcext:value-type="float">
            <text:p>947865363</text:p>
          </table:table-cell>
          <table:table-cell office:value-type="float" office:value="705116443" calcext:value-type="float">
            <text:p>705116443</text:p>
          </table:table-cell>
          <table:table-cell office:value-type="float" office:value="848471371" calcext:value-type="float">
            <text:p>848471371</text:p>
          </table:table-cell>
          <table:table-cell office:value-type="float" office:value="959913873" calcext:value-type="float">
            <text:p>959913873</text:p>
          </table:table-cell>
          <table:table-cell office:value-type="float" office:value="402393067" calcext:value-type="float">
            <text:p>402393067</text:p>
          </table:table-cell>
          <table:table-cell office:value-type="float" office:value="993496704" calcext:value-type="float">
            <text:p>993496704</text:p>
          </table:table-cell>
          <table:table-cell office:value-type="float" office:value="552308080" calcext:value-type="float">
            <text:p>552308080</text:p>
          </table:table-cell>
          <table:table-cell office:value-type="float" office:value="871315628" calcext:value-type="float">
            <text:p>871315628</text:p>
          </table:table-cell>
          <table:table-cell office:value-type="float" office:value="496091160" calcext:value-type="float">
            <text:p>496091160</text:p>
          </table:table-cell>
          <table:table-cell office:value-type="float" office:value="635930822" calcext:value-type="float">
            <text:p>635930822</text:p>
          </table:table-cell>
          <table:table-cell office:value-type="float" office:value="714510878" calcext:value-type="float">
            <text:p>714510878</text:p>
          </table:table-cell>
          <table:table-cell office:value-type="float" office:value="863952995" calcext:value-type="float">
            <text:p>863952995</text:p>
          </table:table-cell>
          <table:table-cell office:value-type="float" office:value="586119477" calcext:value-type="float">
            <text:p>586119477</text:p>
          </table:table-cell>
          <table:table-cell office:value-type="float" office:value="646996540" calcext:value-type="float">
            <text:p>646996540</text:p>
          </table:table-cell>
          <table:table-cell office:value-type="float" office:value="470906431" calcext:value-type="float">
            <text:p>470906431</text:p>
          </table:table-cell>
          <table:table-cell office:value-type="float" office:value="453145435" calcext:value-type="float">
            <text:p>453145435</text:p>
          </table:table-cell>
          <table:table-cell office:value-type="float" office:value="895355696" calcext:value-type="float">
            <text:p>895355696</text:p>
          </table:table-cell>
          <table:table-cell office:value-type="float" office:value="381810451" calcext:value-type="float">
            <text:p>381810451</text:p>
          </table:table-cell>
          <table:table-cell office:value-type="float" office:value="201792204" calcext:value-type="float">
            <text:p>201792204</text:p>
          </table:table-cell>
          <table:table-cell office:value-type="float" office:value="627912464" calcext:value-type="float">
            <text:p>627912464</text:p>
          </table:table-cell>
          <table:table-cell office:value-type="float" office:value="326462429" calcext:value-type="float">
            <text:p>326462429</text:p>
          </table:table-cell>
          <table:table-cell office:value-type="float" office:value="930143895" calcext:value-type="float">
            <text:p>930143895</text:p>
          </table:table-cell>
          <table:table-cell office:value-type="float" office:value="522207967" calcext:value-type="float">
            <text:p>522207967</text:p>
          </table:table-cell>
          <table:table-cell office:value-type="float" office:value="650599940" calcext:value-type="float">
            <text:p>650599940</text:p>
          </table:table-cell>
          <table:table-cell office:value-type="float" office:value="964393324" calcext:value-type="float">
            <text:p>964393324</text:p>
          </table:table-cell>
          <table:table-cell office:value-type="float" office:value="874244245" calcext:value-type="float">
            <text:p>874244245</text:p>
          </table:table-cell>
          <table:table-cell office:value-type="float" office:value="575221582" calcext:value-type="float">
            <text:p>575221582</text:p>
          </table:table-cell>
          <table:table-cell office:value-type="float" office:value="530730288" calcext:value-type="float">
            <text:p>530730288</text:p>
          </table:table-cell>
          <table:table-cell office:value-type="float" office:value="284455147" calcext:value-type="float">
            <text:p>284455147</text:p>
          </table:table-cell>
        </table:table-row>
        <table:table-row table:style-name="ro1">
          <table:table-cell office:value-type="float" office:value="784005233" calcext:value-type="float">
            <text:p>784005233</text:p>
          </table:table-cell>
          <table:table-cell office:value-type="float" office:value="198992963" calcext:value-type="float">
            <text:p>198992963</text:p>
          </table:table-cell>
          <table:table-cell office:value-type="float" office:value="307228131" calcext:value-type="float">
            <text:p>307228131</text:p>
          </table:table-cell>
          <table:table-cell office:value-type="float" office:value="749064258" calcext:value-type="float">
            <text:p>749064258</text:p>
          </table:table-cell>
          <table:table-cell office:value-type="float" office:value="726337545" calcext:value-type="float">
            <text:p>726337545</text:p>
          </table:table-cell>
          <table:table-cell office:value-type="float" office:value="445992152" calcext:value-type="float">
            <text:p>445992152</text:p>
          </table:table-cell>
          <table:table-cell office:value-type="float" office:value="402076040" calcext:value-type="float">
            <text:p>402076040</text:p>
          </table:table-cell>
          <table:table-cell office:value-type="float" office:value="238328937" calcext:value-type="float">
            <text:p>238328937</text:p>
          </table:table-cell>
          <table:table-cell office:value-type="float" office:value="293381215" calcext:value-type="float">
            <text:p>293381215</text:p>
          </table:table-cell>
          <table:table-cell office:value-type="float" office:value="596576709" calcext:value-type="float">
            <text:p>596576709</text:p>
          </table:table-cell>
          <table:table-cell office:value-type="float" office:value="296901077" calcext:value-type="float">
            <text:p>296901077</text:p>
          </table:table-cell>
          <table:table-cell office:value-type="float" office:value="102967953" calcext:value-type="float">
            <text:p>102967953</text:p>
          </table:table-cell>
          <table:table-cell office:value-type="float" office:value="401308941" calcext:value-type="float">
            <text:p>401308941</text:p>
          </table:table-cell>
          <table:table-cell office:value-type="float" office:value="131341307" calcext:value-type="float">
            <text:p>131341307</text:p>
          </table:table-cell>
          <table:table-cell office:value-type="float" office:value="558411952" calcext:value-type="float">
            <text:p>558411952</text:p>
          </table:table-cell>
          <table:table-cell office:value-type="float" office:value="628186402" calcext:value-type="float">
            <text:p>628186402</text:p>
          </table:table-cell>
          <table:table-cell office:value-type="float" office:value="420900136" calcext:value-type="float">
            <text:p>420900136</text:p>
          </table:table-cell>
          <table:table-cell office:value-type="float" office:value="411439519" calcext:value-type="float">
            <text:p>411439519</text:p>
          </table:table-cell>
          <table:table-cell office:value-type="float" office:value="996715520" calcext:value-type="float">
            <text:p>996715520</text:p>
          </table:table-cell>
          <table:table-cell office:value-type="float" office:value="182222998" calcext:value-type="float">
            <text:p>182222998</text:p>
          </table:table-cell>
          <table:table-cell office:value-type="float" office:value="251840079" calcext:value-type="float">
            <text:p>251840079</text:p>
          </table:table-cell>
          <table:table-cell office:value-type="float" office:value="366851439" calcext:value-type="float">
            <text:p>366851439</text:p>
          </table:table-cell>
          <table:table-cell office:value-type="float" office:value="526020743" calcext:value-type="float">
            <text:p>526020743</text:p>
          </table:table-cell>
          <table:table-cell office:value-type="float" office:value="309995274" calcext:value-type="float">
            <text:p>309995274</text:p>
          </table:table-cell>
          <table:table-cell office:value-type="float" office:value="449934858" calcext:value-type="float">
            <text:p>449934858</text:p>
          </table:table-cell>
          <table:table-cell office:value-type="float" office:value="795494512" calcext:value-type="float">
            <text:p>795494512</text:p>
          </table:table-cell>
          <table:table-cell office:value-type="float" office:value="132558704" calcext:value-type="float">
            <text:p>132558704</text:p>
          </table:table-cell>
          <table:table-cell office:value-type="float" office:value="935085526" calcext:value-type="float">
            <text:p>935085526</text:p>
          </table:table-cell>
          <table:table-cell office:value-type="float" office:value="652122755" calcext:value-type="float">
            <text:p>652122755</text:p>
          </table:table-cell>
          <table:table-cell office:value-type="float" office:value="177419846" calcext:value-type="float">
            <text:p>177419846</text:p>
          </table:table-cell>
          <table:table-cell office:value-type="float" office:value="508045397" calcext:value-type="float">
            <text:p>508045397</text:p>
          </table:table-cell>
          <table:table-cell office:value-type="float" office:value="651798513" calcext:value-type="float">
            <text:p>651798513</text:p>
          </table:table-cell>
        </table:table-row>
        <table:table-row table:style-name="ro1">
          <table:table-cell office:value-type="float" office:value="760847536" calcext:value-type="float">
            <text:p>760847536</text:p>
          </table:table-cell>
          <table:table-cell office:value-type="float" office:value="119311476" calcext:value-type="float">
            <text:p>119311476</text:p>
          </table:table-cell>
          <table:table-cell office:value-type="float" office:value="214377013" calcext:value-type="float">
            <text:p>214377013</text:p>
          </table:table-cell>
          <table:table-cell office:value-type="float" office:value="603557158" calcext:value-type="float">
            <text:p>603557158</text:p>
          </table:table-cell>
          <table:table-cell office:value-type="float" office:value="486156125" calcext:value-type="float">
            <text:p>486156125</text:p>
          </table:table-cell>
          <table:table-cell office:value-type="float" office:value="366322755" calcext:value-type="float">
            <text:p>366322755</text:p>
          </table:table-cell>
          <table:table-cell office:value-type="float" office:value="248181731" calcext:value-type="float">
            <text:p>248181731</text:p>
          </table:table-cell>
          <table:table-cell office:value-type="float" office:value="638053073" calcext:value-type="float">
            <text:p>638053073</text:p>
          </table:table-cell>
          <table:table-cell office:value-type="float" office:value="787779941" calcext:value-type="float">
            <text:p>787779941</text:p>
          </table:table-cell>
          <table:table-cell office:value-type="float" office:value="660072846" calcext:value-type="float">
            <text:p>660072846</text:p>
          </table:table-cell>
          <table:table-cell office:value-type="float" office:value="429589034" calcext:value-type="float">
            <text:p>429589034</text:p>
          </table:table-cell>
          <table:table-cell office:value-type="float" office:value="643782103" calcext:value-type="float">
            <text:p>643782103</text:p>
          </table:table-cell>
          <table:table-cell office:value-type="float" office:value="145171833" calcext:value-type="float">
            <text:p>145171833</text:p>
          </table:table-cell>
          <table:table-cell office:value-type="float" office:value="958697582" calcext:value-type="float">
            <text:p>958697582</text:p>
          </table:table-cell>
          <table:table-cell office:value-type="float" office:value="952054166" calcext:value-type="float">
            <text:p>952054166</text:p>
          </table:table-cell>
          <table:table-cell office:value-type="float" office:value="698139773" calcext:value-type="float">
            <text:p>698139773</text:p>
          </table:table-cell>
          <table:table-cell office:value-type="float" office:value="765148669" calcext:value-type="float">
            <text:p>765148669</text:p>
          </table:table-cell>
          <table:table-cell office:value-type="float" office:value="253491393" calcext:value-type="float">
            <text:p>253491393</text:p>
          </table:table-cell>
          <table:table-cell office:value-type="float" office:value="635797310" calcext:value-type="float">
            <text:p>635797310</text:p>
          </table:table-cell>
          <table:table-cell office:value-type="float" office:value="151675280" calcext:value-type="float">
            <text:p>151675280</text:p>
          </table:table-cell>
          <table:table-cell office:value-type="float" office:value="506740809" calcext:value-type="float">
            <text:p>506740809</text:p>
          </table:table-cell>
          <table:table-cell office:value-type="float" office:value="194274000" calcext:value-type="float">
            <text:p>194274000</text:p>
          </table:table-cell>
          <table:table-cell office:value-type="float" office:value="724939211" calcext:value-type="float">
            <text:p>724939211</text:p>
          </table:table-cell>
          <table:table-cell office:value-type="float" office:value="302350484" calcext:value-type="float">
            <text:p>302350484</text:p>
          </table:table-cell>
          <table:table-cell office:value-type="float" office:value="149190324" calcext:value-type="float">
            <text:p>149190324</text:p>
          </table:table-cell>
          <table:table-cell office:value-type="float" office:value="354563301" calcext:value-type="float">
            <text:p>354563301</text:p>
          </table:table-cell>
          <table:table-cell office:value-type="float" office:value="908016974" calcext:value-type="float">
            <text:p>908016974</text:p>
          </table:table-cell>
          <table:table-cell office:value-type="float" office:value="986312405" calcext:value-type="float">
            <text:p>986312405</text:p>
          </table:table-cell>
          <table:table-cell office:value-type="float" office:value="828152196" calcext:value-type="float">
            <text:p>828152196</text:p>
          </table:table-cell>
          <table:table-cell office:value-type="float" office:value="467447905" calcext:value-type="float">
            <text:p>467447905</text:p>
          </table:table-cell>
          <table:table-cell office:value-type="float" office:value="743163242" calcext:value-type="float">
            <text:p>743163242</text:p>
          </table:table-cell>
          <table:table-cell office:value-type="float" office:value="298653455" calcext:value-type="float">
            <text:p>298653455</text:p>
          </table:table-cell>
        </table:table-row>
        <table:table-row table:style-name="ro1">
          <table:table-cell office:value-type="float" office:value="687198835" calcext:value-type="float">
            <text:p>687198835</text:p>
          </table:table-cell>
          <table:table-cell office:value-type="float" office:value="544464688" calcext:value-type="float">
            <text:p>544464688</text:p>
          </table:table-cell>
          <table:table-cell office:value-type="float" office:value="728039955" calcext:value-type="float">
            <text:p>728039955</text:p>
          </table:table-cell>
          <table:table-cell office:value-type="float" office:value="313436150" calcext:value-type="float">
            <text:p>313436150</text:p>
          </table:table-cell>
          <table:table-cell office:value-type="float" office:value="186284034" calcext:value-type="float">
            <text:p>186284034</text:p>
          </table:table-cell>
          <table:table-cell office:value-type="float" office:value="694086926" calcext:value-type="float">
            <text:p>694086926</text:p>
          </table:table-cell>
          <table:table-cell office:value-type="float" office:value="683041943" calcext:value-type="float">
            <text:p>683041943</text:p>
          </table:table-cell>
          <table:table-cell office:value-type="float" office:value="899045157" calcext:value-type="float">
            <text:p>899045157</text:p>
          </table:table-cell>
          <table:table-cell office:value-type="float" office:value="216420047" calcext:value-type="float">
            <text:p>216420047</text:p>
          </table:table-cell>
          <table:table-cell office:value-type="float" office:value="781295886" calcext:value-type="float">
            <text:p>781295886</text:p>
          </table:table-cell>
          <table:table-cell office:value-type="float" office:value="471639231" calcext:value-type="float">
            <text:p>471639231</text:p>
          </table:table-cell>
          <table:table-cell office:value-type="float" office:value="222406278" calcext:value-type="float">
            <text:p>222406278</text:p>
          </table:table-cell>
          <table:table-cell office:value-type="float" office:value="638620226" calcext:value-type="float">
            <text:p>638620226</text:p>
          </table:table-cell>
          <table:table-cell office:value-type="float" office:value="246680815" calcext:value-type="float">
            <text:p>246680815</text:p>
          </table:table-cell>
          <table:table-cell office:value-type="float" office:value="901046968" calcext:value-type="float">
            <text:p>901046968</text:p>
          </table:table-cell>
          <table:table-cell office:value-type="float" office:value="674768225" calcext:value-type="float">
            <text:p>674768225</text:p>
          </table:table-cell>
          <table:table-cell office:value-type="float" office:value="910555966" calcext:value-type="float">
            <text:p>910555966</text:p>
          </table:table-cell>
          <table:table-cell office:value-type="float" office:value="519191814" calcext:value-type="float">
            <text:p>519191814</text:p>
          </table:table-cell>
          <table:table-cell office:value-type="float" office:value="455898802" calcext:value-type="float">
            <text:p>455898802</text:p>
          </table:table-cell>
          <table:table-cell office:value-type="float" office:value="831092451" calcext:value-type="float">
            <text:p>831092451</text:p>
          </table:table-cell>
          <table:table-cell office:value-type="float" office:value="813481522" calcext:value-type="float">
            <text:p>813481522</text:p>
          </table:table-cell>
          <table:table-cell office:value-type="float" office:value="740592879" calcext:value-type="float">
            <text:p>740592879</text:p>
          </table:table-cell>
          <table:table-cell office:value-type="float" office:value="352802706" calcext:value-type="float">
            <text:p>352802706</text:p>
          </table:table-cell>
          <table:table-cell office:value-type="float" office:value="559667805" calcext:value-type="float">
            <text:p>559667805</text:p>
          </table:table-cell>
          <table:table-cell office:value-type="float" office:value="712642869" calcext:value-type="float">
            <text:p>712642869</text:p>
          </table:table-cell>
          <table:table-cell office:value-type="float" office:value="929700421" calcext:value-type="float">
            <text:p>929700421</text:p>
          </table:table-cell>
          <table:table-cell office:value-type="float" office:value="400742487" calcext:value-type="float">
            <text:p>400742487</text:p>
          </table:table-cell>
          <table:table-cell office:value-type="float" office:value="912706585" calcext:value-type="float">
            <text:p>912706585</text:p>
          </table:table-cell>
          <table:table-cell office:value-type="float" office:value="226715300" calcext:value-type="float">
            <text:p>226715300</text:p>
          </table:table-cell>
          <table:table-cell office:value-type="float" office:value="613773630" calcext:value-type="float">
            <text:p>613773630</text:p>
          </table:table-cell>
          <table:table-cell office:value-type="float" office:value="589092479" calcext:value-type="float">
            <text:p>589092479</text:p>
          </table:table-cell>
          <table:table-cell office:value-type="float" office:value="547976156" calcext:value-type="float">
            <text:p>547976156</text:p>
          </table:table-cell>
        </table:table-row>
        <table:table-row table:style-name="ro1">
          <table:table-cell office:value-type="float" office:value="825714626" calcext:value-type="float">
            <text:p>825714626</text:p>
          </table:table-cell>
          <table:table-cell office:value-type="float" office:value="999788518" calcext:value-type="float">
            <text:p>999788518</text:p>
          </table:table-cell>
          <table:table-cell office:value-type="float" office:value="704097901" calcext:value-type="float">
            <text:p>704097901</text:p>
          </table:table-cell>
          <table:table-cell office:value-type="float" office:value="691797541" calcext:value-type="float">
            <text:p>691797541</text:p>
          </table:table-cell>
          <table:table-cell office:value-type="float" office:value="500949817" calcext:value-type="float">
            <text:p>500949817</text:p>
          </table:table-cell>
          <table:table-cell office:value-type="float" office:value="945241269" calcext:value-type="float">
            <text:p>945241269</text:p>
          </table:table-cell>
          <table:table-cell office:value-type="float" office:value="148687991" calcext:value-type="float">
            <text:p>148687991</text:p>
          </table:table-cell>
          <table:table-cell office:value-type="float" office:value="959021052" calcext:value-type="float">
            <text:p>959021052</text:p>
          </table:table-cell>
          <table:table-cell office:value-type="float" office:value="998566959" calcext:value-type="float">
            <text:p>998566959</text:p>
          </table:table-cell>
          <table:table-cell office:value-type="float" office:value="855721107" calcext:value-type="float">
            <text:p>855721107</text:p>
          </table:table-cell>
          <table:table-cell office:value-type="float" office:value="885619465" calcext:value-type="float">
            <text:p>885619465</text:p>
          </table:table-cell>
          <table:table-cell office:value-type="float" office:value="819485159" calcext:value-type="float">
            <text:p>819485159</text:p>
          </table:table-cell>
          <table:table-cell office:value-type="float" office:value="803793762" calcext:value-type="float">
            <text:p>803793762</text:p>
          </table:table-cell>
          <table:table-cell office:value-type="float" office:value="200363543" calcext:value-type="float">
            <text:p>200363543</text:p>
          </table:table-cell>
          <table:table-cell office:value-type="float" office:value="943250487" calcext:value-type="float">
            <text:p>943250487</text:p>
          </table:table-cell>
          <table:table-cell office:value-type="float" office:value="444168056" calcext:value-type="float">
            <text:p>444168056</text:p>
          </table:table-cell>
          <table:table-cell office:value-type="float" office:value="131987691" calcext:value-type="float">
            <text:p>131987691</text:p>
          </table:table-cell>
          <table:table-cell office:value-type="float" office:value="273368692" calcext:value-type="float">
            <text:p>273368692</text:p>
          </table:table-cell>
          <table:table-cell office:value-type="float" office:value="737234766" calcext:value-type="float">
            <text:p>737234766</text:p>
          </table:table-cell>
          <table:table-cell office:value-type="float" office:value="103134331" calcext:value-type="float">
            <text:p>103134331</text:p>
          </table:table-cell>
          <table:table-cell office:value-type="float" office:value="362783225" calcext:value-type="float">
            <text:p>362783225</text:p>
          </table:table-cell>
          <table:table-cell office:value-type="float" office:value="918365431" calcext:value-type="float">
            <text:p>918365431</text:p>
          </table:table-cell>
          <table:table-cell office:value-type="float" office:value="802288674" calcext:value-type="float">
            <text:p>802288674</text:p>
          </table:table-cell>
          <table:table-cell office:value-type="float" office:value="154448500" calcext:value-type="float">
            <text:p>154448500</text:p>
          </table:table-cell>
          <table:table-cell office:value-type="float" office:value="503480706" calcext:value-type="float">
            <text:p>503480706</text:p>
          </table:table-cell>
          <table:table-cell office:value-type="float" office:value="534569278" calcext:value-type="float">
            <text:p>534569278</text:p>
          </table:table-cell>
          <table:table-cell office:value-type="float" office:value="877089879" calcext:value-type="float">
            <text:p>877089879</text:p>
          </table:table-cell>
          <table:table-cell office:value-type="float" office:value="134886164" calcext:value-type="float">
            <text:p>134886164</text:p>
          </table:table-cell>
          <table:table-cell office:value-type="float" office:value="352593094" calcext:value-type="float">
            <text:p>352593094</text:p>
          </table:table-cell>
          <table:table-cell office:value-type="float" office:value="340817730" calcext:value-type="float">
            <text:p>340817730</text:p>
          </table:table-cell>
          <table:table-cell office:value-type="float" office:value="314522237" calcext:value-type="float">
            <text:p>314522237</text:p>
          </table:table-cell>
          <table:table-cell office:value-type="float" office:value="258945597" calcext:value-type="float">
            <text:p>258945597</text:p>
          </table:table-cell>
        </table:table-row>
        <table:table-row table:style-name="ro1">
          <table:table-cell office:value-type="float" office:value="666581267" calcext:value-type="float">
            <text:p>666581267</text:p>
          </table:table-cell>
          <table:table-cell office:value-type="float" office:value="172344310" calcext:value-type="float">
            <text:p>172344310</text:p>
          </table:table-cell>
          <table:table-cell office:value-type="float" office:value="700930158" calcext:value-type="float">
            <text:p>700930158</text:p>
          </table:table-cell>
          <table:table-cell office:value-type="float" office:value="926198236" calcext:value-type="float">
            <text:p>926198236</text:p>
          </table:table-cell>
          <table:table-cell office:value-type="float" office:value="500444177" calcext:value-type="float">
            <text:p>500444177</text:p>
          </table:table-cell>
          <table:table-cell office:value-type="float" office:value="863814614" calcext:value-type="float">
            <text:p>863814614</text:p>
          </table:table-cell>
          <table:table-cell office:value-type="float" office:value="782945120" calcext:value-type="float">
            <text:p>782945120</text:p>
          </table:table-cell>
          <table:table-cell office:value-type="float" office:value="275764427" calcext:value-type="float">
            <text:p>275764427</text:p>
          </table:table-cell>
          <table:table-cell office:value-type="float" office:value="738016788" calcext:value-type="float">
            <text:p>738016788</text:p>
          </table:table-cell>
          <table:table-cell office:value-type="float" office:value="931445610" calcext:value-type="float">
            <text:p>931445610</text:p>
          </table:table-cell>
          <table:table-cell office:value-type="float" office:value="422421769" calcext:value-type="float">
            <text:p>422421769</text:p>
          </table:table-cell>
          <table:table-cell office:value-type="float" office:value="518283783" calcext:value-type="float">
            <text:p>518283783</text:p>
          </table:table-cell>
          <table:table-cell office:value-type="float" office:value="373926341" calcext:value-type="float">
            <text:p>373926341</text:p>
          </table:table-cell>
          <table:table-cell office:value-type="float" office:value="104297125" calcext:value-type="float">
            <text:p>104297125</text:p>
          </table:table-cell>
          <table:table-cell office:value-type="float" office:value="230077731" calcext:value-type="float">
            <text:p>230077731</text:p>
          </table:table-cell>
          <table:table-cell office:value-type="float" office:value="380124047" calcext:value-type="float">
            <text:p>380124047</text:p>
          </table:table-cell>
          <table:table-cell office:value-type="float" office:value="272845413" calcext:value-type="float">
            <text:p>272845413</text:p>
          </table:table-cell>
          <table:table-cell office:value-type="float" office:value="127737068" calcext:value-type="float">
            <text:p>127737068</text:p>
          </table:table-cell>
          <table:table-cell office:value-type="float" office:value="676198002" calcext:value-type="float">
            <text:p>676198002</text:p>
          </table:table-cell>
          <table:table-cell office:value-type="float" office:value="690881360" calcext:value-type="float">
            <text:p>690881360</text:p>
          </table:table-cell>
          <table:table-cell office:value-type="float" office:value="438599311" calcext:value-type="float">
            <text:p>438599311</text:p>
          </table:table-cell>
          <table:table-cell office:value-type="float" office:value="789356093" calcext:value-type="float">
            <text:p>789356093</text:p>
          </table:table-cell>
          <table:table-cell office:value-type="float" office:value="485527687" calcext:value-type="float">
            <text:p>485527687</text:p>
          </table:table-cell>
          <table:table-cell office:value-type="float" office:value="859528083" calcext:value-type="float">
            <text:p>859528083</text:p>
          </table:table-cell>
          <table:table-cell office:value-type="float" office:value="459768934" calcext:value-type="float">
            <text:p>459768934</text:p>
          </table:table-cell>
          <table:table-cell office:value-type="float" office:value="486830100" calcext:value-type="float">
            <text:p>486830100</text:p>
          </table:table-cell>
          <table:table-cell office:value-type="float" office:value="559107927" calcext:value-type="float">
            <text:p>559107927</text:p>
          </table:table-cell>
          <table:table-cell office:value-type="float" office:value="114316338" calcext:value-type="float">
            <text:p>114316338</text:p>
          </table:table-cell>
          <table:table-cell office:value-type="float" office:value="127622161" calcext:value-type="float">
            <text:p>127622161</text:p>
          </table:table-cell>
          <table:table-cell office:value-type="float" office:value="592265014" calcext:value-type="float">
            <text:p>592265014</text:p>
          </table:table-cell>
          <table:table-cell office:value-type="float" office:value="984692254" calcext:value-type="float">
            <text:p>984692254</text:p>
          </table:table-cell>
          <table:table-cell office:value-type="float" office:value="275307331" calcext:value-type="float">
            <text:p>275307331</text:p>
          </table:table-cell>
        </table:table-row>
        <table:table-row table:style-name="ro1">
          <table:table-cell office:value-type="float" office:value="303653918" calcext:value-type="float">
            <text:p>303653918</text:p>
          </table:table-cell>
          <table:table-cell office:value-type="float" office:value="410311444" calcext:value-type="float">
            <text:p>410311444</text:p>
          </table:table-cell>
          <table:table-cell office:value-type="float" office:value="130100717" calcext:value-type="float">
            <text:p>130100717</text:p>
          </table:table-cell>
          <table:table-cell office:value-type="float" office:value="903315805" calcext:value-type="float">
            <text:p>903315805</text:p>
          </table:table-cell>
          <table:table-cell office:value-type="float" office:value="887833544" calcext:value-type="float">
            <text:p>887833544</text:p>
          </table:table-cell>
          <table:table-cell office:value-type="float" office:value="948946167" calcext:value-type="float">
            <text:p>948946167</text:p>
          </table:table-cell>
          <table:table-cell office:value-type="float" office:value="250227562" calcext:value-type="float">
            <text:p>250227562</text:p>
          </table:table-cell>
          <table:table-cell office:value-type="float" office:value="419794271" calcext:value-type="float">
            <text:p>419794271</text:p>
          </table:table-cell>
          <table:table-cell office:value-type="float" office:value="171022709" calcext:value-type="float">
            <text:p>171022709</text:p>
          </table:table-cell>
          <table:table-cell office:value-type="float" office:value="920746331" calcext:value-type="float">
            <text:p>920746331</text:p>
          </table:table-cell>
          <table:table-cell office:value-type="float" office:value="173918419" calcext:value-type="float">
            <text:p>173918419</text:p>
          </table:table-cell>
          <table:table-cell office:value-type="float" office:value="369245110" calcext:value-type="float">
            <text:p>369245110</text:p>
          </table:table-cell>
          <table:table-cell office:value-type="float" office:value="547330362" calcext:value-type="float">
            <text:p>547330362</text:p>
          </table:table-cell>
          <table:table-cell office:value-type="float" office:value="861347902" calcext:value-type="float">
            <text:p>861347902</text:p>
          </table:table-cell>
          <table:table-cell office:value-type="float" office:value="108096511" calcext:value-type="float">
            <text:p>108096511</text:p>
          </table:table-cell>
          <table:table-cell office:value-type="float" office:value="247091068" calcext:value-type="float">
            <text:p>247091068</text:p>
          </table:table-cell>
          <table:table-cell office:value-type="float" office:value="486917754" calcext:value-type="float">
            <text:p>486917754</text:p>
          </table:table-cell>
          <table:table-cell office:value-type="float" office:value="574622690" calcext:value-type="float">
            <text:p>574622690</text:p>
          </table:table-cell>
          <table:table-cell office:value-type="float" office:value="139422893" calcext:value-type="float">
            <text:p>139422893</text:p>
          </table:table-cell>
          <table:table-cell office:value-type="float" office:value="197677002" calcext:value-type="float">
            <text:p>197677002</text:p>
          </table:table-cell>
          <table:table-cell office:value-type="float" office:value="746537122" calcext:value-type="float">
            <text:p>746537122</text:p>
          </table:table-cell>
          <table:table-cell office:value-type="float" office:value="678670425" calcext:value-type="float">
            <text:p>678670425</text:p>
          </table:table-cell>
          <table:table-cell office:value-type="float" office:value="183437594" calcext:value-type="float">
            <text:p>183437594</text:p>
          </table:table-cell>
          <table:table-cell office:value-type="float" office:value="470634783" calcext:value-type="float">
            <text:p>470634783</text:p>
          </table:table-cell>
          <table:table-cell office:value-type="float" office:value="749492160" calcext:value-type="float">
            <text:p>749492160</text:p>
          </table:table-cell>
          <table:table-cell office:value-type="float" office:value="733282428" calcext:value-type="float">
            <text:p>733282428</text:p>
          </table:table-cell>
          <table:table-cell office:value-type="float" office:value="297063197" calcext:value-type="float">
            <text:p>297063197</text:p>
          </table:table-cell>
          <table:table-cell office:value-type="float" office:value="551377272" calcext:value-type="float">
            <text:p>551377272</text:p>
          </table:table-cell>
          <table:table-cell office:value-type="float" office:value="456440850" calcext:value-type="float">
            <text:p>456440850</text:p>
          </table:table-cell>
          <table:table-cell office:value-type="float" office:value="338895853" calcext:value-type="float">
            <text:p>338895853</text:p>
          </table:table-cell>
          <table:table-cell office:value-type="float" office:value="140831816" calcext:value-type="float">
            <text:p>140831816</text:p>
          </table:table-cell>
          <table:table-cell office:value-type="float" office:value="207938237" calcext:value-type="float">
            <text:p>207938237</text:p>
          </table:table-cell>
        </table:table-row>
        <table:table-row table:style-name="ro1">
          <table:table-cell office:value-type="float" office:value="971768378" calcext:value-type="float">
            <text:p>971768378</text:p>
          </table:table-cell>
          <table:table-cell office:value-type="float" office:value="918716988" calcext:value-type="float">
            <text:p>918716988</text:p>
          </table:table-cell>
          <table:table-cell office:value-type="float" office:value="439808603" calcext:value-type="float">
            <text:p>439808603</text:p>
          </table:table-cell>
          <table:table-cell office:value-type="float" office:value="710892754" calcext:value-type="float">
            <text:p>710892754</text:p>
          </table:table-cell>
          <table:table-cell office:value-type="float" office:value="817112092" calcext:value-type="float">
            <text:p>817112092</text:p>
          </table:table-cell>
          <table:table-cell office:value-type="float" office:value="717121538" calcext:value-type="float">
            <text:p>717121538</text:p>
          </table:table-cell>
          <table:table-cell office:value-type="float" office:value="616757464" calcext:value-type="float">
            <text:p>616757464</text:p>
          </table:table-cell>
          <table:table-cell office:value-type="float" office:value="791051252" calcext:value-type="float">
            <text:p>791051252</text:p>
          </table:table-cell>
          <table:table-cell office:value-type="float" office:value="155064490" calcext:value-type="float">
            <text:p>155064490</text:p>
          </table:table-cell>
          <table:table-cell office:value-type="float" office:value="111129363" calcext:value-type="float">
            <text:p>111129363</text:p>
          </table:table-cell>
          <table:table-cell office:value-type="float" office:value="794909642" calcext:value-type="float">
            <text:p>794909642</text:p>
          </table:table-cell>
          <table:table-cell office:value-type="float" office:value="753693149" calcext:value-type="float">
            <text:p>753693149</text:p>
          </table:table-cell>
          <table:table-cell office:value-type="float" office:value="711227045" calcext:value-type="float">
            <text:p>711227045</text:p>
          </table:table-cell>
          <table:table-cell office:value-type="float" office:value="582380928" calcext:value-type="float">
            <text:p>582380928</text:p>
          </table:table-cell>
          <table:table-cell office:value-type="float" office:value="613389900" calcext:value-type="float">
            <text:p>613389900</text:p>
          </table:table-cell>
          <table:table-cell office:value-type="float" office:value="512985676" calcext:value-type="float">
            <text:p>512985676</text:p>
          </table:table-cell>
          <table:table-cell office:value-type="float" office:value="564675785" calcext:value-type="float">
            <text:p>564675785</text:p>
          </table:table-cell>
          <table:table-cell office:value-type="float" office:value="616424557" calcext:value-type="float">
            <text:p>616424557</text:p>
          </table:table-cell>
          <table:table-cell office:value-type="float" office:value="337682602" calcext:value-type="float">
            <text:p>337682602</text:p>
          </table:table-cell>
          <table:table-cell office:value-type="float" office:value="801924969" calcext:value-type="float">
            <text:p>801924969</text:p>
          </table:table-cell>
          <table:table-cell office:value-type="float" office:value="520863952" calcext:value-type="float">
            <text:p>520863952</text:p>
          </table:table-cell>
          <table:table-cell office:value-type="float" office:value="566374613" calcext:value-type="float">
            <text:p>566374613</text:p>
          </table:table-cell>
          <table:table-cell office:value-type="float" office:value="792448612" calcext:value-type="float">
            <text:p>792448612</text:p>
          </table:table-cell>
          <table:table-cell office:value-type="float" office:value="243027641" calcext:value-type="float">
            <text:p>243027641</text:p>
          </table:table-cell>
          <table:table-cell office:value-type="float" office:value="864191166" calcext:value-type="float">
            <text:p>864191166</text:p>
          </table:table-cell>
          <table:table-cell office:value-type="float" office:value="237780393" calcext:value-type="float">
            <text:p>237780393</text:p>
          </table:table-cell>
          <table:table-cell office:value-type="float" office:value="147271298" calcext:value-type="float">
            <text:p>147271298</text:p>
          </table:table-cell>
          <table:table-cell office:value-type="float" office:value="537180136" calcext:value-type="float">
            <text:p>537180136</text:p>
          </table:table-cell>
          <table:table-cell office:value-type="float" office:value="425807575" calcext:value-type="float">
            <text:p>425807575</text:p>
          </table:table-cell>
          <table:table-cell office:value-type="float" office:value="846353918" calcext:value-type="float">
            <text:p>846353918</text:p>
          </table:table-cell>
          <table:table-cell office:value-type="float" office:value="433203026" calcext:value-type="float">
            <text:p>433203026</text:p>
          </table:table-cell>
          <table:table-cell office:value-type="float" office:value="405384617" calcext:value-type="float">
            <text:p>405384617</text:p>
          </table:table-cell>
        </table:table-row>
        <table:table-row table:style-name="ro1">
          <table:table-cell office:value-type="float" office:value="489456726" calcext:value-type="float">
            <text:p>489456726</text:p>
          </table:table-cell>
          <table:table-cell office:value-type="float" office:value="186054928" calcext:value-type="float">
            <text:p>186054928</text:p>
          </table:table-cell>
          <table:table-cell office:value-type="float" office:value="435221636" calcext:value-type="float">
            <text:p>435221636</text:p>
          </table:table-cell>
          <table:table-cell office:value-type="float" office:value="991383965" calcext:value-type="float">
            <text:p>991383965</text:p>
          </table:table-cell>
          <table:table-cell office:value-type="float" office:value="477627249" calcext:value-type="float">
            <text:p>477627249</text:p>
          </table:table-cell>
          <table:table-cell office:value-type="float" office:value="217970587" calcext:value-type="float">
            <text:p>217970587</text:p>
          </table:table-cell>
          <table:table-cell office:value-type="float" office:value="616151204" calcext:value-type="float">
            <text:p>616151204</text:p>
          </table:table-cell>
          <table:table-cell office:value-type="float" office:value="491815284" calcext:value-type="float">
            <text:p>491815284</text:p>
          </table:table-cell>
          <table:table-cell office:value-type="float" office:value="588550644" calcext:value-type="float">
            <text:p>588550644</text:p>
          </table:table-cell>
          <table:table-cell office:value-type="float" office:value="851688871" calcext:value-type="float">
            <text:p>851688871</text:p>
          </table:table-cell>
          <table:table-cell office:value-type="float" office:value="984207202" calcext:value-type="float">
            <text:p>984207202</text:p>
          </table:table-cell>
          <table:table-cell office:value-type="float" office:value="631810784" calcext:value-type="float">
            <text:p>631810784</text:p>
          </table:table-cell>
          <table:table-cell office:value-type="float" office:value="454397965" calcext:value-type="float">
            <text:p>454397965</text:p>
          </table:table-cell>
          <table:table-cell office:value-type="float" office:value="747738858" calcext:value-type="float">
            <text:p>747738858</text:p>
          </table:table-cell>
          <table:table-cell office:value-type="float" office:value="904713220" calcext:value-type="float">
            <text:p>904713220</text:p>
          </table:table-cell>
          <table:table-cell office:value-type="float" office:value="926093307" calcext:value-type="float">
            <text:p>926093307</text:p>
          </table:table-cell>
          <table:table-cell office:value-type="float" office:value="591356824" calcext:value-type="float">
            <text:p>591356824</text:p>
          </table:table-cell>
          <table:table-cell office:value-type="float" office:value="456926214" calcext:value-type="float">
            <text:p>456926214</text:p>
          </table:table-cell>
          <table:table-cell office:value-type="float" office:value="774437002" calcext:value-type="float">
            <text:p>774437002</text:p>
          </table:table-cell>
          <table:table-cell office:value-type="float" office:value="164024014" calcext:value-type="float">
            <text:p>164024014</text:p>
          </table:table-cell>
          <table:table-cell office:value-type="float" office:value="720285988" calcext:value-type="float">
            <text:p>720285988</text:p>
          </table:table-cell>
          <table:table-cell office:value-type="float" office:value="256490298" calcext:value-type="float">
            <text:p>256490298</text:p>
          </table:table-cell>
          <table:table-cell office:value-type="float" office:value="108180013" calcext:value-type="float">
            <text:p>108180013</text:p>
          </table:table-cell>
          <table:table-cell office:value-type="float" office:value="809169261" calcext:value-type="float">
            <text:p>809169261</text:p>
          </table:table-cell>
          <table:table-cell office:value-type="float" office:value="661842185" calcext:value-type="float">
            <text:p>661842185</text:p>
          </table:table-cell>
          <table:table-cell office:value-type="float" office:value="411306122" calcext:value-type="float">
            <text:p>411306122</text:p>
          </table:table-cell>
          <table:table-cell office:value-type="float" office:value="974411740" calcext:value-type="float">
            <text:p>974411740</text:p>
          </table:table-cell>
          <table:table-cell office:value-type="float" office:value="683068857" calcext:value-type="float">
            <text:p>683068857</text:p>
          </table:table-cell>
          <table:table-cell office:value-type="float" office:value="999297563" calcext:value-type="float">
            <text:p>999297563</text:p>
          </table:table-cell>
          <table:table-cell office:value-type="float" office:value="892523827" calcext:value-type="float">
            <text:p>892523827</text:p>
          </table:table-cell>
          <table:table-cell office:value-type="float" office:value="581833506" calcext:value-type="float">
            <text:p>581833506</text:p>
          </table:table-cell>
          <table:table-cell office:value-type="float" office:value="770193163" calcext:value-type="float">
            <text:p>770193163</text:p>
          </table:table-cell>
        </table:table-row>
        <table:table-row table:style-name="ro1">
          <table:table-cell office:value-type="float" office:value="962609273" calcext:value-type="float">
            <text:p>962609273</text:p>
          </table:table-cell>
          <table:table-cell office:value-type="float" office:value="797303314" calcext:value-type="float">
            <text:p>797303314</text:p>
          </table:table-cell>
          <table:table-cell office:value-type="float" office:value="742233753" calcext:value-type="float">
            <text:p>742233753</text:p>
          </table:table-cell>
          <table:table-cell office:value-type="float" office:value="243054018" calcext:value-type="float">
            <text:p>243054018</text:p>
          </table:table-cell>
          <table:table-cell office:value-type="float" office:value="251986923" calcext:value-type="float">
            <text:p>251986923</text:p>
          </table:table-cell>
          <table:table-cell office:value-type="float" office:value="354108873" calcext:value-type="float">
            <text:p>354108873</text:p>
          </table:table-cell>
          <table:table-cell office:value-type="float" office:value="225276983" calcext:value-type="float">
            <text:p>225276983</text:p>
          </table:table-cell>
          <table:table-cell office:value-type="float" office:value="348120235" calcext:value-type="float">
            <text:p>348120235</text:p>
          </table:table-cell>
          <table:table-cell office:value-type="float" office:value="997878345" calcext:value-type="float">
            <text:p>997878345</text:p>
          </table:table-cell>
          <table:table-cell office:value-type="float" office:value="630230328" calcext:value-type="float">
            <text:p>630230328</text:p>
          </table:table-cell>
          <table:table-cell office:value-type="float" office:value="741311431" calcext:value-type="float">
            <text:p>741311431</text:p>
          </table:table-cell>
          <table:table-cell office:value-type="float" office:value="543679714" calcext:value-type="float">
            <text:p>543679714</text:p>
          </table:table-cell>
          <table:table-cell office:value-type="float" office:value="177266624" calcext:value-type="float">
            <text:p>177266624</text:p>
          </table:table-cell>
          <table:table-cell office:value-type="float" office:value="992734271" calcext:value-type="float">
            <text:p>992734271</text:p>
          </table:table-cell>
          <table:table-cell office:value-type="float" office:value="335133209" calcext:value-type="float">
            <text:p>335133209</text:p>
          </table:table-cell>
          <table:table-cell office:value-type="float" office:value="569766703" calcext:value-type="float">
            <text:p>569766703</text:p>
          </table:table-cell>
          <table:table-cell office:value-type="float" office:value="328762457" calcext:value-type="float">
            <text:p>328762457</text:p>
          </table:table-cell>
          <table:table-cell office:value-type="float" office:value="856198495" calcext:value-type="float">
            <text:p>856198495</text:p>
          </table:table-cell>
          <table:table-cell office:value-type="float" office:value="241388177" calcext:value-type="float">
            <text:p>241388177</text:p>
          </table:table-cell>
          <table:table-cell office:value-type="float" office:value="588964358" calcext:value-type="float">
            <text:p>588964358</text:p>
          </table:table-cell>
          <table:table-cell office:value-type="float" office:value="149676902" calcext:value-type="float">
            <text:p>149676902</text:p>
          </table:table-cell>
          <table:table-cell office:value-type="float" office:value="223467854" calcext:value-type="float">
            <text:p>223467854</text:p>
          </table:table-cell>
          <table:table-cell office:value-type="float" office:value="116668265" calcext:value-type="float">
            <text:p>116668265</text:p>
          </table:table-cell>
          <table:table-cell office:value-type="float" office:value="360335828" calcext:value-type="float">
            <text:p>360335828</text:p>
          </table:table-cell>
          <table:table-cell office:value-type="float" office:value="276330544" calcext:value-type="float">
            <text:p>276330544</text:p>
          </table:table-cell>
          <table:table-cell office:value-type="float" office:value="134818663" calcext:value-type="float">
            <text:p>134818663</text:p>
          </table:table-cell>
          <table:table-cell office:value-type="float" office:value="680300608" calcext:value-type="float">
            <text:p>680300608</text:p>
          </table:table-cell>
          <table:table-cell office:value-type="float" office:value="182906565" calcext:value-type="float">
            <text:p>182906565</text:p>
          </table:table-cell>
          <table:table-cell office:value-type="float" office:value="913934435" calcext:value-type="float">
            <text:p>913934435</text:p>
          </table:table-cell>
          <table:table-cell office:value-type="float" office:value="147012170" calcext:value-type="float">
            <text:p>147012170</text:p>
          </table:table-cell>
          <table:table-cell office:value-type="float" office:value="343261649" calcext:value-type="float">
            <text:p>343261649</text:p>
          </table:table-cell>
          <table:table-cell office:value-type="float" office:value="221667535" calcext:value-type="float">
            <text:p>221667535</text:p>
          </table:table-cell>
        </table:table-row>
        <table:table-row table:style-name="ro1">
          <table:table-cell office:value-type="float" office:value="435731787" calcext:value-type="float">
            <text:p>435731787</text:p>
          </table:table-cell>
          <table:table-cell office:value-type="float" office:value="957532822" calcext:value-type="float">
            <text:p>957532822</text:p>
          </table:table-cell>
          <table:table-cell office:value-type="float" office:value="502833930" calcext:value-type="float">
            <text:p>502833930</text:p>
          </table:table-cell>
          <table:table-cell office:value-type="float" office:value="760305035" calcext:value-type="float">
            <text:p>760305035</text:p>
          </table:table-cell>
          <table:table-cell office:value-type="float" office:value="811280102" calcext:value-type="float">
            <text:p>811280102</text:p>
          </table:table-cell>
          <table:table-cell office:value-type="float" office:value="617792358" calcext:value-type="float">
            <text:p>617792358</text:p>
          </table:table-cell>
          <table:table-cell office:value-type="float" office:value="944764351" calcext:value-type="float">
            <text:p>944764351</text:p>
          </table:table-cell>
          <table:table-cell office:value-type="float" office:value="310651170" calcext:value-type="float">
            <text:p>310651170</text:p>
          </table:table-cell>
          <table:table-cell office:value-type="float" office:value="258104679" calcext:value-type="float">
            <text:p>258104679</text:p>
          </table:table-cell>
          <table:table-cell office:value-type="float" office:value="219086873" calcext:value-type="float">
            <text:p>219086873</text:p>
          </table:table-cell>
          <table:table-cell office:value-type="float" office:value="741204852" calcext:value-type="float">
            <text:p>741204852</text:p>
          </table:table-cell>
          <table:table-cell office:value-type="float" office:value="783473640" calcext:value-type="float">
            <text:p>783473640</text:p>
          </table:table-cell>
          <table:table-cell office:value-type="float" office:value="671026471" calcext:value-type="float">
            <text:p>671026471</text:p>
          </table:table-cell>
          <table:table-cell office:value-type="float" office:value="433186782" calcext:value-type="float">
            <text:p>433186782</text:p>
          </table:table-cell>
          <table:table-cell office:value-type="float" office:value="135977731" calcext:value-type="float">
            <text:p>135977731</text:p>
          </table:table-cell>
          <table:table-cell office:value-type="float" office:value="802853652" calcext:value-type="float">
            <text:p>802853652</text:p>
          </table:table-cell>
          <table:table-cell office:value-type="float" office:value="122415003" calcext:value-type="float">
            <text:p>122415003</text:p>
          </table:table-cell>
          <table:table-cell office:value-type="float" office:value="582396449" calcext:value-type="float">
            <text:p>582396449</text:p>
          </table:table-cell>
          <table:table-cell office:value-type="float" office:value="663187543" calcext:value-type="float">
            <text:p>663187543</text:p>
          </table:table-cell>
          <table:table-cell office:value-type="float" office:value="401866167" calcext:value-type="float">
            <text:p>401866167</text:p>
          </table:table-cell>
          <table:table-cell office:value-type="float" office:value="642870658" calcext:value-type="float">
            <text:p>642870658</text:p>
          </table:table-cell>
          <table:table-cell office:value-type="float" office:value="304197678" calcext:value-type="float">
            <text:p>304197678</text:p>
          </table:table-cell>
          <table:table-cell office:value-type="float" office:value="481595330" calcext:value-type="float">
            <text:p>481595330</text:p>
          </table:table-cell>
          <table:table-cell office:value-type="float" office:value="106026859" calcext:value-type="float">
            <text:p>106026859</text:p>
          </table:table-cell>
          <table:table-cell office:value-type="float" office:value="664203398" calcext:value-type="float">
            <text:p>664203398</text:p>
          </table:table-cell>
          <table:table-cell office:value-type="float" office:value="188538645" calcext:value-type="float">
            <text:p>188538645</text:p>
          </table:table-cell>
          <table:table-cell office:value-type="float" office:value="880584216" calcext:value-type="float">
            <text:p>880584216</text:p>
          </table:table-cell>
          <table:table-cell office:value-type="float" office:value="927889481" calcext:value-type="float">
            <text:p>927889481</text:p>
          </table:table-cell>
          <table:table-cell office:value-type="float" office:value="505211548" calcext:value-type="float">
            <text:p>505211548</text:p>
          </table:table-cell>
          <table:table-cell office:value-type="float" office:value="427349329" calcext:value-type="float">
            <text:p>427349329</text:p>
          </table:table-cell>
          <table:table-cell office:value-type="float" office:value="632352990" calcext:value-type="float">
            <text:p>632352990</text:p>
          </table:table-cell>
          <table:table-cell office:value-type="float" office:value="996251257" calcext:value-type="float">
            <text:p>996251257</text:p>
          </table:table-cell>
        </table:table-row>
        <table:table-row table:style-name="ro1">
          <table:table-cell office:value-type="float" office:value="221367003" calcext:value-type="float">
            <text:p>221367003</text:p>
          </table:table-cell>
          <table:table-cell office:value-type="float" office:value="788920511" calcext:value-type="float">
            <text:p>788920511</text:p>
          </table:table-cell>
          <table:table-cell office:value-type="float" office:value="330374462" calcext:value-type="float">
            <text:p>330374462</text:p>
          </table:table-cell>
          <table:table-cell office:value-type="float" office:value="507555115" calcext:value-type="float">
            <text:p>507555115</text:p>
          </table:table-cell>
          <table:table-cell office:value-type="float" office:value="247301916" calcext:value-type="float">
            <text:p>247301916</text:p>
          </table:table-cell>
          <table:table-cell office:value-type="float" office:value="472436361" calcext:value-type="float">
            <text:p>472436361</text:p>
          </table:table-cell>
          <table:table-cell office:value-type="float" office:value="399630883" calcext:value-type="float">
            <text:p>399630883</text:p>
          </table:table-cell>
          <table:table-cell office:value-type="float" office:value="751591681" calcext:value-type="float">
            <text:p>751591681</text:p>
          </table:table-cell>
          <table:table-cell office:value-type="float" office:value="892651867" calcext:value-type="float">
            <text:p>892651867</text:p>
          </table:table-cell>
          <table:table-cell office:value-type="float" office:value="472374380" calcext:value-type="float">
            <text:p>472374380</text:p>
          </table:table-cell>
          <table:table-cell office:value-type="float" office:value="222247312" calcext:value-type="float">
            <text:p>222247312</text:p>
          </table:table-cell>
          <table:table-cell office:value-type="float" office:value="911003636" calcext:value-type="float">
            <text:p>911003636</text:p>
          </table:table-cell>
          <table:table-cell office:value-type="float" office:value="652738986" calcext:value-type="float">
            <text:p>652738986</text:p>
          </table:table-cell>
          <table:table-cell office:value-type="float" office:value="144926903" calcext:value-type="float">
            <text:p>144926903</text:p>
          </table:table-cell>
          <table:table-cell office:value-type="float" office:value="769337137" calcext:value-type="float">
            <text:p>769337137</text:p>
          </table:table-cell>
          <table:table-cell office:value-type="float" office:value="718257990" calcext:value-type="float">
            <text:p>718257990</text:p>
          </table:table-cell>
          <table:table-cell office:value-type="float" office:value="960836807" calcext:value-type="float">
            <text:p>960836807</text:p>
          </table:table-cell>
          <table:table-cell office:value-type="float" office:value="246233610" calcext:value-type="float">
            <text:p>246233610</text:p>
          </table:table-cell>
          <table:table-cell office:value-type="float" office:value="715892198" calcext:value-type="float">
            <text:p>715892198</text:p>
          </table:table-cell>
          <table:table-cell office:value-type="float" office:value="661585232" calcext:value-type="float">
            <text:p>661585232</text:p>
          </table:table-cell>
          <table:table-cell office:value-type="float" office:value="920416758" calcext:value-type="float">
            <text:p>920416758</text:p>
          </table:table-cell>
          <table:table-cell office:value-type="float" office:value="878630184" calcext:value-type="float">
            <text:p>878630184</text:p>
          </table:table-cell>
          <table:table-cell office:value-type="float" office:value="563051371" calcext:value-type="float">
            <text:p>563051371</text:p>
          </table:table-cell>
          <table:table-cell office:value-type="float" office:value="726305869" calcext:value-type="float">
            <text:p>726305869</text:p>
          </table:table-cell>
          <table:table-cell office:value-type="float" office:value="655967178" calcext:value-type="float">
            <text:p>655967178</text:p>
          </table:table-cell>
          <table:table-cell office:value-type="float" office:value="947314483" calcext:value-type="float">
            <text:p>947314483</text:p>
          </table:table-cell>
          <table:table-cell office:value-type="float" office:value="785343737" calcext:value-type="float">
            <text:p>785343737</text:p>
          </table:table-cell>
          <table:table-cell office:value-type="float" office:value="951247202" calcext:value-type="float">
            <text:p>951247202</text:p>
          </table:table-cell>
          <table:table-cell office:value-type="float" office:value="139862865" calcext:value-type="float">
            <text:p>139862865</text:p>
          </table:table-cell>
          <table:table-cell office:value-type="float" office:value="756400611" calcext:value-type="float">
            <text:p>756400611</text:p>
          </table:table-cell>
          <table:table-cell office:value-type="float" office:value="113468093" calcext:value-type="float">
            <text:p>113468093</text:p>
          </table:table-cell>
          <table:table-cell office:value-type="float" office:value="807558023" calcext:value-type="float">
            <text:p>807558023</text:p>
          </table:table-cell>
        </table:table-row>
        <table:table-row table:style-name="ro1">
          <table:table-cell office:value-type="float" office:value="236883745" calcext:value-type="float">
            <text:p>236883745</text:p>
          </table:table-cell>
          <table:table-cell office:value-type="float" office:value="628527768" calcext:value-type="float">
            <text:p>628527768</text:p>
          </table:table-cell>
          <table:table-cell office:value-type="float" office:value="787140062" calcext:value-type="float">
            <text:p>787140062</text:p>
          </table:table-cell>
          <table:table-cell office:value-type="float" office:value="428761624" calcext:value-type="float">
            <text:p>428761624</text:p>
          </table:table-cell>
          <table:table-cell office:value-type="float" office:value="997311311" calcext:value-type="float">
            <text:p>997311311</text:p>
          </table:table-cell>
          <table:table-cell office:value-type="float" office:value="393175409" calcext:value-type="float">
            <text:p>393175409</text:p>
          </table:table-cell>
          <table:table-cell office:value-type="float" office:value="717892689" calcext:value-type="float">
            <text:p>717892689</text:p>
          </table:table-cell>
          <table:table-cell office:value-type="float" office:value="249493592" calcext:value-type="float">
            <text:p>249493592</text:p>
          </table:table-cell>
          <table:table-cell office:value-type="float" office:value="292312916" calcext:value-type="float">
            <text:p>292312916</text:p>
          </table:table-cell>
          <table:table-cell office:value-type="float" office:value="375514642" calcext:value-type="float">
            <text:p>375514642</text:p>
          </table:table-cell>
          <table:table-cell office:value-type="float" office:value="487728893" calcext:value-type="float">
            <text:p>487728893</text:p>
          </table:table-cell>
          <table:table-cell office:value-type="float" office:value="824819171" calcext:value-type="float">
            <text:p>824819171</text:p>
          </table:table-cell>
          <table:table-cell office:value-type="float" office:value="140095099" calcext:value-type="float">
            <text:p>140095099</text:p>
          </table:table-cell>
          <table:table-cell office:value-type="float" office:value="394851487" calcext:value-type="float">
            <text:p>394851487</text:p>
          </table:table-cell>
          <table:table-cell office:value-type="float" office:value="885618566" calcext:value-type="float">
            <text:p>885618566</text:p>
          </table:table-cell>
          <table:table-cell office:value-type="float" office:value="851665832" calcext:value-type="float">
            <text:p>851665832</text:p>
          </table:table-cell>
          <table:table-cell office:value-type="float" office:value="221349202" calcext:value-type="float">
            <text:p>221349202</text:p>
          </table:table-cell>
          <table:table-cell office:value-type="float" office:value="153336942" calcext:value-type="float">
            <text:p>153336942</text:p>
          </table:table-cell>
          <table:table-cell office:value-type="float" office:value="229185089" calcext:value-type="float">
            <text:p>229185089</text:p>
          </table:table-cell>
          <table:table-cell office:value-type="float" office:value="487035161" calcext:value-type="float">
            <text:p>487035161</text:p>
          </table:table-cell>
          <table:table-cell office:value-type="float" office:value="343985468" calcext:value-type="float">
            <text:p>343985468</text:p>
          </table:table-cell>
          <table:table-cell office:value-type="float" office:value="944173753" calcext:value-type="float">
            <text:p>944173753</text:p>
          </table:table-cell>
          <table:table-cell office:value-type="float" office:value="929640591" calcext:value-type="float">
            <text:p>929640591</text:p>
          </table:table-cell>
          <table:table-cell office:value-type="float" office:value="445873817" calcext:value-type="float">
            <text:p>445873817</text:p>
          </table:table-cell>
          <table:table-cell office:value-type="float" office:value="798441950" calcext:value-type="float">
            <text:p>798441950</text:p>
          </table:table-cell>
          <table:table-cell office:value-type="float" office:value="976495195" calcext:value-type="float">
            <text:p>976495195</text:p>
          </table:table-cell>
          <table:table-cell office:value-type="float" office:value="161677204" calcext:value-type="float">
            <text:p>161677204</text:p>
          </table:table-cell>
          <table:table-cell office:value-type="float" office:value="432753107" calcext:value-type="float">
            <text:p>432753107</text:p>
          </table:table-cell>
          <table:table-cell office:value-type="float" office:value="196660415" calcext:value-type="float">
            <text:p>196660415</text:p>
          </table:table-cell>
          <table:table-cell office:value-type="float" office:value="171598499" calcext:value-type="float">
            <text:p>171598499</text:p>
          </table:table-cell>
          <table:table-cell office:value-type="float" office:value="635584201" calcext:value-type="float">
            <text:p>635584201</text:p>
          </table:table-cell>
          <table:table-cell office:value-type="float" office:value="520661860" calcext:value-type="float">
            <text:p>520661860</text:p>
          </table:table-cell>
        </table:table-row>
        <table:table-row table:style-name="ro1">
          <table:table-cell office:value-type="float" office:value="127202916" calcext:value-type="float">
            <text:p>127202916</text:p>
          </table:table-cell>
          <table:table-cell office:value-type="float" office:value="141699182" calcext:value-type="float">
            <text:p>141699182</text:p>
          </table:table-cell>
          <table:table-cell office:value-type="float" office:value="614783561" calcext:value-type="float">
            <text:p>614783561</text:p>
          </table:table-cell>
          <table:table-cell office:value-type="float" office:value="881083649" calcext:value-type="float">
            <text:p>881083649</text:p>
          </table:table-cell>
          <table:table-cell office:value-type="float" office:value="331172320" calcext:value-type="float">
            <text:p>331172320</text:p>
          </table:table-cell>
          <table:table-cell office:value-type="float" office:value="956911711" calcext:value-type="float">
            <text:p>956911711</text:p>
          </table:table-cell>
          <table:table-cell office:value-type="float" office:value="783271852" calcext:value-type="float">
            <text:p>783271852</text:p>
          </table:table-cell>
          <table:table-cell office:value-type="float" office:value="342230883" calcext:value-type="float">
            <text:p>342230883</text:p>
          </table:table-cell>
          <table:table-cell office:value-type="float" office:value="994309821" calcext:value-type="float">
            <text:p>994309821</text:p>
          </table:table-cell>
          <table:table-cell office:value-type="float" office:value="787400351" calcext:value-type="float">
            <text:p>787400351</text:p>
          </table:table-cell>
          <table:table-cell office:value-type="float" office:value="751741315" calcext:value-type="float">
            <text:p>751741315</text:p>
          </table:table-cell>
          <table:table-cell office:value-type="float" office:value="541152219" calcext:value-type="float">
            <text:p>541152219</text:p>
          </table:table-cell>
          <table:table-cell office:value-type="float" office:value="237402026" calcext:value-type="float">
            <text:p>237402026</text:p>
          </table:table-cell>
          <table:table-cell office:value-type="float" office:value="807919834" calcext:value-type="float">
            <text:p>807919834</text:p>
          </table:table-cell>
          <table:table-cell office:value-type="float" office:value="597459903" calcext:value-type="float">
            <text:p>597459903</text:p>
          </table:table-cell>
          <table:table-cell office:value-type="float" office:value="389661610" calcext:value-type="float">
            <text:p>389661610</text:p>
          </table:table-cell>
          <table:table-cell office:value-type="float" office:value="276569185" calcext:value-type="float">
            <text:p>276569185</text:p>
          </table:table-cell>
          <table:table-cell office:value-type="float" office:value="670674898" calcext:value-type="float">
            <text:p>670674898</text:p>
          </table:table-cell>
          <table:table-cell office:value-type="float" office:value="868186233" calcext:value-type="float">
            <text:p>868186233</text:p>
          </table:table-cell>
          <table:table-cell office:value-type="float" office:value="633927296" calcext:value-type="float">
            <text:p>633927296</text:p>
          </table:table-cell>
          <table:table-cell office:value-type="float" office:value="570253738" calcext:value-type="float">
            <text:p>570253738</text:p>
          </table:table-cell>
          <table:table-cell office:value-type="float" office:value="541761182" calcext:value-type="float">
            <text:p>541761182</text:p>
          </table:table-cell>
          <table:table-cell office:value-type="float" office:value="192043756" calcext:value-type="float">
            <text:p>192043756</text:p>
          </table:table-cell>
          <table:table-cell office:value-type="float" office:value="320566139" calcext:value-type="float">
            <text:p>320566139</text:p>
          </table:table-cell>
          <table:table-cell office:value-type="float" office:value="187490547" calcext:value-type="float">
            <text:p>187490547</text:p>
          </table:table-cell>
          <table:table-cell office:value-type="float" office:value="651967315" calcext:value-type="float">
            <text:p>651967315</text:p>
          </table:table-cell>
          <table:table-cell office:value-type="float" office:value="732405275" calcext:value-type="float">
            <text:p>732405275</text:p>
          </table:table-cell>
          <table:table-cell office:value-type="float" office:value="466453659" calcext:value-type="float">
            <text:p>466453659</text:p>
          </table:table-cell>
          <table:table-cell office:value-type="float" office:value="102407314" calcext:value-type="float">
            <text:p>102407314</text:p>
          </table:table-cell>
          <table:table-cell office:value-type="float" office:value="656199096" calcext:value-type="float">
            <text:p>656199096</text:p>
          </table:table-cell>
          <table:table-cell office:value-type="float" office:value="304960303" calcext:value-type="float">
            <text:p>304960303</text:p>
          </table:table-cell>
          <table:table-cell office:value-type="float" office:value="477703603" calcext:value-type="float">
            <text:p>477703603</text:p>
          </table:table-cell>
        </table:table-row>
        <table:table-row table:style-name="ro1">
          <table:table-cell office:value-type="float" office:value="763505139" calcext:value-type="float">
            <text:p>763505139</text:p>
          </table:table-cell>
          <table:table-cell office:value-type="float" office:value="504355085" calcext:value-type="float">
            <text:p>504355085</text:p>
          </table:table-cell>
          <table:table-cell office:value-type="float" office:value="911297371" calcext:value-type="float">
            <text:p>911297371</text:p>
          </table:table-cell>
          <table:table-cell office:value-type="float" office:value="174466891" calcext:value-type="float">
            <text:p>174466891</text:p>
          </table:table-cell>
          <table:table-cell office:value-type="float" office:value="195390363" calcext:value-type="float">
            <text:p>195390363</text:p>
          </table:table-cell>
          <table:table-cell office:value-type="float" office:value="521249832" calcext:value-type="float">
            <text:p>521249832</text:p>
          </table:table-cell>
          <table:table-cell office:value-type="float" office:value="502708140" calcext:value-type="float">
            <text:p>502708140</text:p>
          </table:table-cell>
          <table:table-cell office:value-type="float" office:value="744415067" calcext:value-type="float">
            <text:p>744415067</text:p>
          </table:table-cell>
          <table:table-cell office:value-type="float" office:value="406617374" calcext:value-type="float">
            <text:p>406617374</text:p>
          </table:table-cell>
          <table:table-cell office:value-type="float" office:value="950765805" calcext:value-type="float">
            <text:p>950765805</text:p>
          </table:table-cell>
          <table:table-cell office:value-type="float" office:value="469369017" calcext:value-type="float">
            <text:p>469369017</text:p>
          </table:table-cell>
          <table:table-cell office:value-type="float" office:value="978245366" calcext:value-type="float">
            <text:p>978245366</text:p>
          </table:table-cell>
          <table:table-cell office:value-type="float" office:value="895788459" calcext:value-type="float">
            <text:p>895788459</text:p>
          </table:table-cell>
          <table:table-cell office:value-type="float" office:value="436409364" calcext:value-type="float">
            <text:p>436409364</text:p>
          </table:table-cell>
          <table:table-cell office:value-type="float" office:value="538791462" calcext:value-type="float">
            <text:p>538791462</text:p>
          </table:table-cell>
          <table:table-cell office:value-type="float" office:value="178709347" calcext:value-type="float">
            <text:p>178709347</text:p>
          </table:table-cell>
          <table:table-cell office:value-type="float" office:value="945734784" calcext:value-type="float">
            <text:p>945734784</text:p>
          </table:table-cell>
          <table:table-cell office:value-type="float" office:value="999492046" calcext:value-type="float">
            <text:p>999492046</text:p>
          </table:table-cell>
          <table:table-cell office:value-type="float" office:value="149201326" calcext:value-type="float">
            <text:p>149201326</text:p>
          </table:table-cell>
          <table:table-cell office:value-type="float" office:value="611406360" calcext:value-type="float">
            <text:p>611406360</text:p>
          </table:table-cell>
          <table:table-cell office:value-type="float" office:value="498293254" calcext:value-type="float">
            <text:p>498293254</text:p>
          </table:table-cell>
          <table:table-cell office:value-type="float" office:value="962091122" calcext:value-type="float">
            <text:p>962091122</text:p>
          </table:table-cell>
          <table:table-cell office:value-type="float" office:value="863325221" calcext:value-type="float">
            <text:p>863325221</text:p>
          </table:table-cell>
          <table:table-cell office:value-type="float" office:value="440769127" calcext:value-type="float">
            <text:p>440769127</text:p>
          </table:table-cell>
          <table:table-cell office:value-type="float" office:value="917240845" calcext:value-type="float">
            <text:p>917240845</text:p>
          </table:table-cell>
          <table:table-cell office:value-type="float" office:value="595698916" calcext:value-type="float">
            <text:p>595698916</text:p>
          </table:table-cell>
          <table:table-cell office:value-type="float" office:value="945391975" calcext:value-type="float">
            <text:p>945391975</text:p>
          </table:table-cell>
          <table:table-cell office:value-type="float" office:value="474203030" calcext:value-type="float">
            <text:p>474203030</text:p>
          </table:table-cell>
          <table:table-cell office:value-type="float" office:value="780396003" calcext:value-type="float">
            <text:p>780396003</text:p>
          </table:table-cell>
          <table:table-cell office:value-type="float" office:value="469875086" calcext:value-type="float">
            <text:p>469875086</text:p>
          </table:table-cell>
          <table:table-cell office:value-type="float" office:value="259157393" calcext:value-type="float">
            <text:p>259157393</text:p>
          </table:table-cell>
          <table:table-cell office:value-type="float" office:value="641344838" calcext:value-type="float">
            <text:p>641344838</text:p>
          </table:table-cell>
        </table:table-row>
        <table:table-row table:style-name="ro1">
          <table:table-cell office:value-type="float" office:value="691672962" calcext:value-type="float">
            <text:p>691672962</text:p>
          </table:table-cell>
          <table:table-cell office:value-type="float" office:value="497664316" calcext:value-type="float">
            <text:p>497664316</text:p>
          </table:table-cell>
          <table:table-cell office:value-type="float" office:value="855805151" calcext:value-type="float">
            <text:p>855805151</text:p>
          </table:table-cell>
          <table:table-cell office:value-type="float" office:value="922260724" calcext:value-type="float">
            <text:p>922260724</text:p>
          </table:table-cell>
          <table:table-cell office:value-type="float" office:value="398470111" calcext:value-type="float">
            <text:p>398470111</text:p>
          </table:table-cell>
          <table:table-cell office:value-type="float" office:value="466887883" calcext:value-type="float">
            <text:p>466887883</text:p>
          </table:table-cell>
          <table:table-cell office:value-type="float" office:value="560805038" calcext:value-type="float">
            <text:p>560805038</text:p>
          </table:table-cell>
          <table:table-cell office:value-type="float" office:value="296813159" calcext:value-type="float">
            <text:p>296813159</text:p>
          </table:table-cell>
          <table:table-cell office:value-type="float" office:value="597823353" calcext:value-type="float">
            <text:p>597823353</text:p>
          </table:table-cell>
          <table:table-cell office:value-type="float" office:value="183625686" calcext:value-type="float">
            <text:p>183625686</text:p>
          </table:table-cell>
          <table:table-cell office:value-type="float" office:value="724741365" calcext:value-type="float">
            <text:p>724741365</text:p>
          </table:table-cell>
          <table:table-cell office:value-type="float" office:value="269269040" calcext:value-type="float">
            <text:p>269269040</text:p>
          </table:table-cell>
          <table:table-cell office:value-type="float" office:value="626419971" calcext:value-type="float">
            <text:p>626419971</text:p>
          </table:table-cell>
          <table:table-cell office:value-type="float" office:value="686273639" calcext:value-type="float">
            <text:p>686273639</text:p>
          </table:table-cell>
          <table:table-cell office:value-type="float" office:value="617037282" calcext:value-type="float">
            <text:p>617037282</text:p>
          </table:table-cell>
          <table:table-cell office:value-type="float" office:value="638033816" calcext:value-type="float">
            <text:p>638033816</text:p>
          </table:table-cell>
          <table:table-cell office:value-type="float" office:value="129134407" calcext:value-type="float">
            <text:p>129134407</text:p>
          </table:table-cell>
          <table:table-cell office:value-type="float" office:value="137874578" calcext:value-type="float">
            <text:p>137874578</text:p>
          </table:table-cell>
          <table:table-cell office:value-type="float" office:value="645523449" calcext:value-type="float">
            <text:p>645523449</text:p>
          </table:table-cell>
          <table:table-cell office:value-type="float" office:value="862863190" calcext:value-type="float">
            <text:p>862863190</text:p>
          </table:table-cell>
          <table:table-cell office:value-type="float" office:value="782422811" calcext:value-type="float">
            <text:p>782422811</text:p>
          </table:table-cell>
          <table:table-cell office:value-type="float" office:value="152666874" calcext:value-type="float">
            <text:p>152666874</text:p>
          </table:table-cell>
          <table:table-cell office:value-type="float" office:value="724016308" calcext:value-type="float">
            <text:p>724016308</text:p>
          </table:table-cell>
          <table:table-cell office:value-type="float" office:value="532717968" calcext:value-type="float">
            <text:p>532717968</text:p>
          </table:table-cell>
          <table:table-cell office:value-type="float" office:value="665382741" calcext:value-type="float">
            <text:p>665382741</text:p>
          </table:table-cell>
          <table:table-cell office:value-type="float" office:value="573340249" calcext:value-type="float">
            <text:p>573340249</text:p>
          </table:table-cell>
          <table:table-cell office:value-type="float" office:value="265181516" calcext:value-type="float">
            <text:p>265181516</text:p>
          </table:table-cell>
          <table:table-cell office:value-type="float" office:value="911874944" calcext:value-type="float">
            <text:p>911874944</text:p>
          </table:table-cell>
          <table:table-cell office:value-type="float" office:value="742319089" calcext:value-type="float">
            <text:p>742319089</text:p>
          </table:table-cell>
          <table:table-cell office:value-type="float" office:value="703378964" calcext:value-type="float">
            <text:p>703378964</text:p>
          </table:table-cell>
          <table:table-cell office:value-type="float" office:value="658913892" calcext:value-type="float">
            <text:p>658913892</text:p>
          </table:table-cell>
          <table:table-cell office:value-type="float" office:value="375647177" calcext:value-type="float">
            <text:p>375647177</text:p>
          </table:table-cell>
        </table:table-row>
        <table:table-row table:style-name="ro1">
          <table:table-cell office:value-type="float" office:value="191367910" calcext:value-type="float">
            <text:p>191367910</text:p>
          </table:table-cell>
          <table:table-cell office:value-type="float" office:value="622713517" calcext:value-type="float">
            <text:p>622713517</text:p>
          </table:table-cell>
          <table:table-cell office:value-type="float" office:value="879029752" calcext:value-type="float">
            <text:p>879029752</text:p>
          </table:table-cell>
          <table:table-cell office:value-type="float" office:value="324482416" calcext:value-type="float">
            <text:p>324482416</text:p>
          </table:table-cell>
          <table:table-cell office:value-type="float" office:value="934730943" calcext:value-type="float">
            <text:p>934730943</text:p>
          </table:table-cell>
          <table:table-cell office:value-type="float" office:value="123663711" calcext:value-type="float">
            <text:p>123663711</text:p>
          </table:table-cell>
          <table:table-cell office:value-type="float" office:value="920273423" calcext:value-type="float">
            <text:p>920273423</text:p>
          </table:table-cell>
          <table:table-cell office:value-type="float" office:value="480344392" calcext:value-type="float">
            <text:p>480344392</text:p>
          </table:table-cell>
          <table:table-cell office:value-type="float" office:value="860662375" calcext:value-type="float">
            <text:p>860662375</text:p>
          </table:table-cell>
          <table:table-cell office:value-type="float" office:value="834148152" calcext:value-type="float">
            <text:p>834148152</text:p>
          </table:table-cell>
          <table:table-cell office:value-type="float" office:value="321159507" calcext:value-type="float">
            <text:p>321159507</text:p>
          </table:table-cell>
          <table:table-cell office:value-type="float" office:value="187213827" calcext:value-type="float">
            <text:p>187213827</text:p>
          </table:table-cell>
          <table:table-cell office:value-type="float" office:value="317189567" calcext:value-type="float">
            <text:p>317189567</text:p>
          </table:table-cell>
          <table:table-cell office:value-type="float" office:value="955099753" calcext:value-type="float">
            <text:p>955099753</text:p>
          </table:table-cell>
          <table:table-cell office:value-type="float" office:value="176531946" calcext:value-type="float">
            <text:p>176531946</text:p>
          </table:table-cell>
          <table:table-cell office:value-type="float" office:value="593753863" calcext:value-type="float">
            <text:p>593753863</text:p>
          </table:table-cell>
          <table:table-cell office:value-type="float" office:value="290145825" calcext:value-type="float">
            <text:p>290145825</text:p>
          </table:table-cell>
          <table:table-cell office:value-type="float" office:value="302403204" calcext:value-type="float">
            <text:p>302403204</text:p>
          </table:table-cell>
          <table:table-cell office:value-type="float" office:value="509038003" calcext:value-type="float">
            <text:p>509038003</text:p>
          </table:table-cell>
          <table:table-cell office:value-type="float" office:value="233518930" calcext:value-type="float">
            <text:p>233518930</text:p>
          </table:table-cell>
          <table:table-cell office:value-type="float" office:value="500256353" calcext:value-type="float">
            <text:p>500256353</text:p>
          </table:table-cell>
          <table:table-cell office:value-type="float" office:value="885906877" calcext:value-type="float">
            <text:p>885906877</text:p>
          </table:table-cell>
          <table:table-cell office:value-type="float" office:value="399632804" calcext:value-type="float">
            <text:p>399632804</text:p>
          </table:table-cell>
          <table:table-cell office:value-type="float" office:value="848516383" calcext:value-type="float">
            <text:p>848516383</text:p>
          </table:table-cell>
          <table:table-cell office:value-type="float" office:value="944624580" calcext:value-type="float">
            <text:p>944624580</text:p>
          </table:table-cell>
          <table:table-cell office:value-type="float" office:value="198372398" calcext:value-type="float">
            <text:p>198372398</text:p>
          </table:table-cell>
          <table:table-cell office:value-type="float" office:value="103226532" calcext:value-type="float">
            <text:p>103226532</text:p>
          </table:table-cell>
          <table:table-cell office:value-type="float" office:value="948844132" calcext:value-type="float">
            <text:p>948844132</text:p>
          </table:table-cell>
          <table:table-cell office:value-type="float" office:value="426817374" calcext:value-type="float">
            <text:p>426817374</text:p>
          </table:table-cell>
          <table:table-cell office:value-type="float" office:value="492979984" calcext:value-type="float">
            <text:p>492979984</text:p>
          </table:table-cell>
          <table:table-cell office:value-type="float" office:value="245206452" calcext:value-type="float">
            <text:p>245206452</text:p>
          </table:table-cell>
          <table:table-cell office:value-type="float" office:value="367733567" calcext:value-type="float">
            <text:p>367733567</text:p>
          </table:table-cell>
        </table:table-row>
        <table:table-row table:style-name="ro1">
          <table:table-cell office:value-type="float" office:value="331253101" calcext:value-type="float">
            <text:p>331253101</text:p>
          </table:table-cell>
          <table:table-cell office:value-type="float" office:value="443669482" calcext:value-type="float">
            <text:p>443669482</text:p>
          </table:table-cell>
          <table:table-cell office:value-type="float" office:value="667711054" calcext:value-type="float">
            <text:p>667711054</text:p>
          </table:table-cell>
          <table:table-cell office:value-type="float" office:value="410027381" calcext:value-type="float">
            <text:p>410027381</text:p>
          </table:table-cell>
          <table:table-cell office:value-type="float" office:value="134265924" calcext:value-type="float">
            <text:p>134265924</text:p>
          </table:table-cell>
          <table:table-cell office:value-type="float" office:value="313670438" calcext:value-type="float">
            <text:p>313670438</text:p>
          </table:table-cell>
          <table:table-cell office:value-type="float" office:value="810444684" calcext:value-type="float">
            <text:p>810444684</text:p>
          </table:table-cell>
          <table:table-cell office:value-type="float" office:value="295377335" calcext:value-type="float">
            <text:p>295377335</text:p>
          </table:table-cell>
          <table:table-cell office:value-type="float" office:value="587040857" calcext:value-type="float">
            <text:p>587040857</text:p>
          </table:table-cell>
          <table:table-cell office:value-type="float" office:value="709996455" calcext:value-type="float">
            <text:p>709996455</text:p>
          </table:table-cell>
          <table:table-cell office:value-type="float" office:value="185460153" calcext:value-type="float">
            <text:p>185460153</text:p>
          </table:table-cell>
          <table:table-cell office:value-type="float" office:value="994744135" calcext:value-type="float">
            <text:p>994744135</text:p>
          </table:table-cell>
          <table:table-cell office:value-type="float" office:value="773349851" calcext:value-type="float">
            <text:p>773349851</text:p>
          </table:table-cell>
          <table:table-cell office:value-type="float" office:value="460966471" calcext:value-type="float">
            <text:p>460966471</text:p>
          </table:table-cell>
          <table:table-cell office:value-type="float" office:value="257659355" calcext:value-type="float">
            <text:p>257659355</text:p>
          </table:table-cell>
          <table:table-cell office:value-type="float" office:value="223991382" calcext:value-type="float">
            <text:p>223991382</text:p>
          </table:table-cell>
          <table:table-cell office:value-type="float" office:value="655269432" calcext:value-type="float">
            <text:p>655269432</text:p>
          </table:table-cell>
          <table:table-cell office:value-type="float" office:value="484116465" calcext:value-type="float">
            <text:p>484116465</text:p>
          </table:table-cell>
          <table:table-cell office:value-type="float" office:value="251519276" calcext:value-type="float">
            <text:p>251519276</text:p>
          </table:table-cell>
          <table:table-cell office:value-type="float" office:value="961847516" calcext:value-type="float">
            <text:p>961847516</text:p>
          </table:table-cell>
          <table:table-cell office:value-type="float" office:value="689948343" calcext:value-type="float">
            <text:p>689948343</text:p>
          </table:table-cell>
          <table:table-cell office:value-type="float" office:value="990546678" calcext:value-type="float">
            <text:p>990546678</text:p>
          </table:table-cell>
          <table:table-cell office:value-type="float" office:value="790873679" calcext:value-type="float">
            <text:p>790873679</text:p>
          </table:table-cell>
          <table:table-cell office:value-type="float" office:value="425666156" calcext:value-type="float">
            <text:p>425666156</text:p>
          </table:table-cell>
          <table:table-cell office:value-type="float" office:value="703414877" calcext:value-type="float">
            <text:p>703414877</text:p>
          </table:table-cell>
          <table:table-cell office:value-type="float" office:value="581549505" calcext:value-type="float">
            <text:p>581549505</text:p>
          </table:table-cell>
          <table:table-cell office:value-type="float" office:value="710935729" calcext:value-type="float">
            <text:p>710935729</text:p>
          </table:table-cell>
          <table:table-cell office:value-type="float" office:value="719707092" calcext:value-type="float">
            <text:p>719707092</text:p>
          </table:table-cell>
          <table:table-cell office:value-type="float" office:value="426018626" calcext:value-type="float">
            <text:p>426018626</text:p>
          </table:table-cell>
          <table:table-cell office:value-type="float" office:value="601265411" calcext:value-type="float">
            <text:p>601265411</text:p>
          </table:table-cell>
          <table:table-cell office:value-type="float" office:value="720423870" calcext:value-type="float">
            <text:p>720423870</text:p>
          </table:table-cell>
          <table:table-cell office:value-type="float" office:value="302116657" calcext:value-type="float">
            <text:p>302116657</text:p>
          </table:table-cell>
        </table:table-row>
        <table:table-row table:style-name="ro1">
          <table:table-cell office:value-type="float" office:value="194271081" calcext:value-type="float">
            <text:p>194271081</text:p>
          </table:table-cell>
          <table:table-cell office:value-type="float" office:value="847823332" calcext:value-type="float">
            <text:p>847823332</text:p>
          </table:table-cell>
          <table:table-cell office:value-type="float" office:value="456040811" calcext:value-type="float">
            <text:p>456040811</text:p>
          </table:table-cell>
          <table:table-cell office:value-type="float" office:value="999013578" calcext:value-type="float">
            <text:p>999013578</text:p>
          </table:table-cell>
          <table:table-cell office:value-type="float" office:value="917595752" calcext:value-type="float">
            <text:p>917595752</text:p>
          </table:table-cell>
          <table:table-cell office:value-type="float" office:value="398500101" calcext:value-type="float">
            <text:p>398500101</text:p>
          </table:table-cell>
          <table:table-cell office:value-type="float" office:value="948529119" calcext:value-type="float">
            <text:p>948529119</text:p>
          </table:table-cell>
          <table:table-cell office:value-type="float" office:value="822322459" calcext:value-type="float">
            <text:p>822322459</text:p>
          </table:table-cell>
          <table:table-cell office:value-type="float" office:value="778226205" calcext:value-type="float">
            <text:p>778226205</text:p>
          </table:table-cell>
          <table:table-cell office:value-type="float" office:value="709388420" calcext:value-type="float">
            <text:p>709388420</text:p>
          </table:table-cell>
          <table:table-cell office:value-type="float" office:value="590054485" calcext:value-type="float">
            <text:p>590054485</text:p>
          </table:table-cell>
          <table:table-cell office:value-type="float" office:value="816804093" calcext:value-type="float">
            <text:p>816804093</text:p>
          </table:table-cell>
          <table:table-cell office:value-type="float" office:value="499830520" calcext:value-type="float">
            <text:p>499830520</text:p>
          </table:table-cell>
          <table:table-cell office:value-type="float" office:value="477445124" calcext:value-type="float">
            <text:p>477445124</text:p>
          </table:table-cell>
          <table:table-cell office:value-type="float" office:value="968721454" calcext:value-type="float">
            <text:p>968721454</text:p>
          </table:table-cell>
          <table:table-cell office:value-type="float" office:value="671258555" calcext:value-type="float">
            <text:p>671258555</text:p>
          </table:table-cell>
          <table:table-cell office:value-type="float" office:value="189065402" calcext:value-type="float">
            <text:p>189065402</text:p>
          </table:table-cell>
          <table:table-cell office:value-type="float" office:value="300953133" calcext:value-type="float">
            <text:p>300953133</text:p>
          </table:table-cell>
          <table:table-cell office:value-type="float" office:value="979106759" calcext:value-type="float">
            <text:p>979106759</text:p>
          </table:table-cell>
          <table:table-cell office:value-type="float" office:value="430202419" calcext:value-type="float">
            <text:p>430202419</text:p>
          </table:table-cell>
          <table:table-cell office:value-type="float" office:value="759415204" calcext:value-type="float">
            <text:p>759415204</text:p>
          </table:table-cell>
          <table:table-cell office:value-type="float" office:value="303691706" calcext:value-type="float">
            <text:p>303691706</text:p>
          </table:table-cell>
          <table:table-cell office:value-type="float" office:value="705504387" calcext:value-type="float">
            <text:p>705504387</text:p>
          </table:table-cell>
          <table:table-cell office:value-type="float" office:value="115493788" calcext:value-type="float">
            <text:p>115493788</text:p>
          </table:table-cell>
          <table:table-cell office:value-type="float" office:value="514038951" calcext:value-type="float">
            <text:p>514038951</text:p>
          </table:table-cell>
          <table:table-cell office:value-type="float" office:value="566238022" calcext:value-type="float">
            <text:p>566238022</text:p>
          </table:table-cell>
          <table:table-cell office:value-type="float" office:value="977094261" calcext:value-type="float">
            <text:p>977094261</text:p>
          </table:table-cell>
          <table:table-cell office:value-type="float" office:value="235479420" calcext:value-type="float">
            <text:p>235479420</text:p>
          </table:table-cell>
          <table:table-cell office:value-type="float" office:value="142311697" calcext:value-type="float">
            <text:p>142311697</text:p>
          </table:table-cell>
          <table:table-cell office:value-type="float" office:value="777784011" calcext:value-type="float">
            <text:p>777784011</text:p>
          </table:table-cell>
          <table:table-cell office:value-type="float" office:value="876549505" calcext:value-type="float">
            <text:p>876549505</text:p>
          </table:table-cell>
          <table:table-cell office:value-type="float" office:value="679245283" calcext:value-type="float">
            <text:p>679245283</text:p>
          </table:table-cell>
        </table:table-row>
        <table:table-row table:style-name="ro1">
          <table:table-cell office:value-type="float" office:value="494204262" calcext:value-type="float">
            <text:p>494204262</text:p>
          </table:table-cell>
          <table:table-cell office:value-type="float" office:value="167110470" calcext:value-type="float">
            <text:p>167110470</text:p>
          </table:table-cell>
          <table:table-cell office:value-type="float" office:value="554755883" calcext:value-type="float">
            <text:p>554755883</text:p>
          </table:table-cell>
          <table:table-cell office:value-type="float" office:value="807836779" calcext:value-type="float">
            <text:p>807836779</text:p>
          </table:table-cell>
          <table:table-cell office:value-type="float" office:value="301605926" calcext:value-type="float">
            <text:p>301605926</text:p>
          </table:table-cell>
          <table:table-cell office:value-type="float" office:value="272568209" calcext:value-type="float">
            <text:p>272568209</text:p>
          </table:table-cell>
          <table:table-cell office:value-type="float" office:value="645157476" calcext:value-type="float">
            <text:p>645157476</text:p>
          </table:table-cell>
          <table:table-cell office:value-type="float" office:value="195922727" calcext:value-type="float">
            <text:p>195922727</text:p>
          </table:table-cell>
          <table:table-cell office:value-type="float" office:value="200367213" calcext:value-type="float">
            <text:p>200367213</text:p>
          </table:table-cell>
          <table:table-cell office:value-type="float" office:value="561152226" calcext:value-type="float">
            <text:p>561152226</text:p>
          </table:table-cell>
          <table:table-cell office:value-type="float" office:value="517522329" calcext:value-type="float">
            <text:p>517522329</text:p>
          </table:table-cell>
          <table:table-cell office:value-type="float" office:value="423266290" calcext:value-type="float">
            <text:p>423266290</text:p>
          </table:table-cell>
          <table:table-cell office:value-type="float" office:value="635800522" calcext:value-type="float">
            <text:p>635800522</text:p>
          </table:table-cell>
          <table:table-cell office:value-type="float" office:value="167913484" calcext:value-type="float">
            <text:p>167913484</text:p>
          </table:table-cell>
          <table:table-cell office:value-type="float" office:value="184023397" calcext:value-type="float">
            <text:p>184023397</text:p>
          </table:table-cell>
          <table:table-cell office:value-type="float" office:value="334882340" calcext:value-type="float">
            <text:p>334882340</text:p>
          </table:table-cell>
          <table:table-cell office:value-type="float" office:value="572770987" calcext:value-type="float">
            <text:p>572770987</text:p>
          </table:table-cell>
          <table:table-cell office:value-type="float" office:value="243898463" calcext:value-type="float">
            <text:p>243898463</text:p>
          </table:table-cell>
          <table:table-cell office:value-type="float" office:value="317029326" calcext:value-type="float">
            <text:p>317029326</text:p>
          </table:table-cell>
          <table:table-cell office:value-type="float" office:value="876985417" calcext:value-type="float">
            <text:p>876985417</text:p>
          </table:table-cell>
          <table:table-cell office:value-type="float" office:value="339526577" calcext:value-type="float">
            <text:p>339526577</text:p>
          </table:table-cell>
          <table:table-cell office:value-type="float" office:value="416297255" calcext:value-type="float">
            <text:p>416297255</text:p>
          </table:table-cell>
          <table:table-cell office:value-type="float" office:value="562240640" calcext:value-type="float">
            <text:p>562240640</text:p>
          </table:table-cell>
          <table:table-cell office:value-type="float" office:value="534818634" calcext:value-type="float">
            <text:p>534818634</text:p>
          </table:table-cell>
          <table:table-cell office:value-type="float" office:value="625652551" calcext:value-type="float">
            <text:p>625652551</text:p>
          </table:table-cell>
          <table:table-cell office:value-type="float" office:value="847595944" calcext:value-type="float">
            <text:p>847595944</text:p>
          </table:table-cell>
          <table:table-cell office:value-type="float" office:value="987529705" calcext:value-type="float">
            <text:p>987529705</text:p>
          </table:table-cell>
          <table:table-cell office:value-type="float" office:value="678529194" calcext:value-type="float">
            <text:p>678529194</text:p>
          </table:table-cell>
          <table:table-cell office:value-type="float" office:value="886667330" calcext:value-type="float">
            <text:p>886667330</text:p>
          </table:table-cell>
          <table:table-cell office:value-type="float" office:value="627190990" calcext:value-type="float">
            <text:p>627190990</text:p>
          </table:table-cell>
          <table:table-cell office:value-type="float" office:value="105862506" calcext:value-type="float">
            <text:p>105862506</text:p>
          </table:table-cell>
          <table:table-cell office:value-type="float" office:value="445437949" calcext:value-type="float">
            <text:p>445437949</text:p>
          </table:table-cell>
        </table:table-row>
        <table:table-row table:style-name="ro1">
          <table:table-cell office:value-type="float" office:value="175822749" calcext:value-type="float">
            <text:p>175822749</text:p>
          </table:table-cell>
          <table:table-cell office:value-type="float" office:value="884791149" calcext:value-type="float">
            <text:p>884791149</text:p>
          </table:table-cell>
          <table:table-cell office:value-type="float" office:value="183922480" calcext:value-type="float">
            <text:p>183922480</text:p>
          </table:table-cell>
          <table:table-cell office:value-type="float" office:value="835615337" calcext:value-type="float">
            <text:p>835615337</text:p>
          </table:table-cell>
          <table:table-cell office:value-type="float" office:value="443895595" calcext:value-type="float">
            <text:p>443895595</text:p>
          </table:table-cell>
          <table:table-cell office:value-type="float" office:value="412924242" calcext:value-type="float">
            <text:p>412924242</text:p>
          </table:table-cell>
          <table:table-cell office:value-type="float" office:value="440189139" calcext:value-type="float">
            <text:p>440189139</text:p>
          </table:table-cell>
          <table:table-cell office:value-type="float" office:value="963077258" calcext:value-type="float">
            <text:p>963077258</text:p>
          </table:table-cell>
          <table:table-cell office:value-type="float" office:value="593842542" calcext:value-type="float">
            <text:p>593842542</text:p>
          </table:table-cell>
          <table:table-cell office:value-type="float" office:value="248330286" calcext:value-type="float">
            <text:p>248330286</text:p>
          </table:table-cell>
          <table:table-cell office:value-type="float" office:value="424325020" calcext:value-type="float">
            <text:p>424325020</text:p>
          </table:table-cell>
          <table:table-cell office:value-type="float" office:value="565292173" calcext:value-type="float">
            <text:p>565292173</text:p>
          </table:table-cell>
          <table:table-cell office:value-type="float" office:value="317492228" calcext:value-type="float">
            <text:p>317492228</text:p>
          </table:table-cell>
          <table:table-cell office:value-type="float" office:value="480153404" calcext:value-type="float">
            <text:p>480153404</text:p>
          </table:table-cell>
          <table:table-cell office:value-type="float" office:value="640911109" calcext:value-type="float">
            <text:p>640911109</text:p>
          </table:table-cell>
          <table:table-cell office:value-type="float" office:value="674069837" calcext:value-type="float">
            <text:p>674069837</text:p>
          </table:table-cell>
          <table:table-cell office:value-type="float" office:value="579050413" calcext:value-type="float">
            <text:p>579050413</text:p>
          </table:table-cell>
          <table:table-cell office:value-type="float" office:value="107896596" calcext:value-type="float">
            <text:p>107896596</text:p>
          </table:table-cell>
          <table:table-cell office:value-type="float" office:value="721371146" calcext:value-type="float">
            <text:p>721371146</text:p>
          </table:table-cell>
          <table:table-cell office:value-type="float" office:value="400077966" calcext:value-type="float">
            <text:p>400077966</text:p>
          </table:table-cell>
          <table:table-cell office:value-type="float" office:value="273048715" calcext:value-type="float">
            <text:p>273048715</text:p>
          </table:table-cell>
          <table:table-cell office:value-type="float" office:value="469271567" calcext:value-type="float">
            <text:p>469271567</text:p>
          </table:table-cell>
          <table:table-cell office:value-type="float" office:value="686062870" calcext:value-type="float">
            <text:p>686062870</text:p>
          </table:table-cell>
          <table:table-cell office:value-type="float" office:value="838506640" calcext:value-type="float">
            <text:p>838506640</text:p>
          </table:table-cell>
          <table:table-cell office:value-type="float" office:value="616577211" calcext:value-type="float">
            <text:p>616577211</text:p>
          </table:table-cell>
          <table:table-cell office:value-type="float" office:value="794021016" calcext:value-type="float">
            <text:p>794021016</text:p>
          </table:table-cell>
          <table:table-cell office:value-type="float" office:value="462518032" calcext:value-type="float">
            <text:p>462518032</text:p>
          </table:table-cell>
          <table:table-cell office:value-type="float" office:value="292671694" calcext:value-type="float">
            <text:p>292671694</text:p>
          </table:table-cell>
          <table:table-cell office:value-type="float" office:value="418042858" calcext:value-type="float">
            <text:p>418042858</text:p>
          </table:table-cell>
          <table:table-cell office:value-type="float" office:value="125643767" calcext:value-type="float">
            <text:p>125643767</text:p>
          </table:table-cell>
          <table:table-cell office:value-type="float" office:value="438085846" calcext:value-type="float">
            <text:p>438085846</text:p>
          </table:table-cell>
          <table:table-cell office:value-type="float" office:value="789950120" calcext:value-type="float">
            <text:p>789950120</text:p>
          </table:table-cell>
        </table:table-row>
        <table:table-row table:style-name="ro1">
          <table:table-cell office:value-type="float" office:value="955539101" calcext:value-type="float">
            <text:p>955539101</text:p>
          </table:table-cell>
          <table:table-cell office:value-type="float" office:value="972500798" calcext:value-type="float">
            <text:p>972500798</text:p>
          </table:table-cell>
          <table:table-cell office:value-type="float" office:value="665425112" calcext:value-type="float">
            <text:p>665425112</text:p>
          </table:table-cell>
          <table:table-cell office:value-type="float" office:value="657033075" calcext:value-type="float">
            <text:p>657033075</text:p>
          </table:table-cell>
          <table:table-cell office:value-type="float" office:value="128252299" calcext:value-type="float">
            <text:p>128252299</text:p>
          </table:table-cell>
          <table:table-cell office:value-type="float" office:value="323575483" calcext:value-type="float">
            <text:p>323575483</text:p>
          </table:table-cell>
          <table:table-cell office:value-type="float" office:value="743682642" calcext:value-type="float">
            <text:p>743682642</text:p>
          </table:table-cell>
          <table:table-cell office:value-type="float" office:value="612206112" calcext:value-type="float">
            <text:p>612206112</text:p>
          </table:table-cell>
          <table:table-cell office:value-type="float" office:value="574525635" calcext:value-type="float">
            <text:p>574525635</text:p>
          </table:table-cell>
          <table:table-cell office:value-type="float" office:value="156065907" calcext:value-type="float">
            <text:p>156065907</text:p>
          </table:table-cell>
          <table:table-cell office:value-type="float" office:value="604520570" calcext:value-type="float">
            <text:p>604520570</text:p>
          </table:table-cell>
          <table:table-cell office:value-type="float" office:value="690262569" calcext:value-type="float">
            <text:p>690262569</text:p>
          </table:table-cell>
          <table:table-cell office:value-type="float" office:value="638309530" calcext:value-type="float">
            <text:p>638309530</text:p>
          </table:table-cell>
          <table:table-cell office:value-type="float" office:value="491090798" calcext:value-type="float">
            <text:p>491090798</text:p>
          </table:table-cell>
          <table:table-cell office:value-type="float" office:value="323409544" calcext:value-type="float">
            <text:p>323409544</text:p>
          </table:table-cell>
          <table:table-cell office:value-type="float" office:value="678134872" calcext:value-type="float">
            <text:p>678134872</text:p>
          </table:table-cell>
          <table:table-cell office:value-type="float" office:value="313222186" calcext:value-type="float">
            <text:p>313222186</text:p>
          </table:table-cell>
          <table:table-cell office:value-type="float" office:value="203718145" calcext:value-type="float">
            <text:p>203718145</text:p>
          </table:table-cell>
          <table:table-cell office:value-type="float" office:value="897041843" calcext:value-type="float">
            <text:p>897041843</text:p>
          </table:table-cell>
          <table:table-cell office:value-type="float" office:value="137745860" calcext:value-type="float">
            <text:p>137745860</text:p>
          </table:table-cell>
          <table:table-cell office:value-type="float" office:value="953481760" calcext:value-type="float">
            <text:p>953481760</text:p>
          </table:table-cell>
          <table:table-cell office:value-type="float" office:value="851109090" calcext:value-type="float">
            <text:p>851109090</text:p>
          </table:table-cell>
          <table:table-cell office:value-type="float" office:value="489720222" calcext:value-type="float">
            <text:p>489720222</text:p>
          </table:table-cell>
          <table:table-cell office:value-type="float" office:value="288608766" calcext:value-type="float">
            <text:p>288608766</text:p>
          </table:table-cell>
          <table:table-cell office:value-type="float" office:value="355024757" calcext:value-type="float">
            <text:p>355024757</text:p>
          </table:table-cell>
          <table:table-cell office:value-type="float" office:value="550422077" calcext:value-type="float">
            <text:p>550422077</text:p>
          </table:table-cell>
          <table:table-cell office:value-type="float" office:value="117731781" calcext:value-type="float">
            <text:p>117731781</text:p>
          </table:table-cell>
          <table:table-cell office:value-type="float" office:value="930900591" calcext:value-type="float">
            <text:p>930900591</text:p>
          </table:table-cell>
          <table:table-cell office:value-type="float" office:value="604852609" calcext:value-type="float">
            <text:p>604852609</text:p>
          </table:table-cell>
          <table:table-cell office:value-type="float" office:value="424639431" calcext:value-type="float">
            <text:p>424639431</text:p>
          </table:table-cell>
          <table:table-cell office:value-type="float" office:value="977170527" calcext:value-type="float">
            <text:p>977170527</text:p>
          </table:table-cell>
          <table:table-cell office:value-type="float" office:value="131370416" calcext:value-type="float">
            <text:p>131370416</text:p>
          </table:table-cell>
        </table:table-row>
        <table:table-row table:style-name="ro1">
          <table:table-cell office:value-type="float" office:value="519779199" calcext:value-type="float">
            <text:p>519779199</text:p>
          </table:table-cell>
          <table:table-cell office:value-type="float" office:value="620460072" calcext:value-type="float">
            <text:p>620460072</text:p>
          </table:table-cell>
          <table:table-cell office:value-type="float" office:value="911507289" calcext:value-type="float">
            <text:p>911507289</text:p>
          </table:table-cell>
          <table:table-cell office:value-type="float" office:value="240856382" calcext:value-type="float">
            <text:p>240856382</text:p>
          </table:table-cell>
          <table:table-cell office:value-type="float" office:value="955493412" calcext:value-type="float">
            <text:p>955493412</text:p>
          </table:table-cell>
          <table:table-cell office:value-type="float" office:value="100454919" calcext:value-type="float">
            <text:p>100454919</text:p>
          </table:table-cell>
          <table:table-cell office:value-type="float" office:value="593822474" calcext:value-type="float">
            <text:p>593822474</text:p>
          </table:table-cell>
          <table:table-cell office:value-type="float" office:value="566839729" calcext:value-type="float">
            <text:p>566839729</text:p>
          </table:table-cell>
          <table:table-cell office:value-type="float" office:value="223172913" calcext:value-type="float">
            <text:p>223172913</text:p>
          </table:table-cell>
          <table:table-cell office:value-type="float" office:value="200634501" calcext:value-type="float">
            <text:p>200634501</text:p>
          </table:table-cell>
          <table:table-cell office:value-type="float" office:value="345290546" calcext:value-type="float">
            <text:p>345290546</text:p>
          </table:table-cell>
          <table:table-cell office:value-type="float" office:value="690830269" calcext:value-type="float">
            <text:p>690830269</text:p>
          </table:table-cell>
          <table:table-cell office:value-type="float" office:value="893852933" calcext:value-type="float">
            <text:p>893852933</text:p>
          </table:table-cell>
          <table:table-cell office:value-type="float" office:value="694436447" calcext:value-type="float">
            <text:p>694436447</text:p>
          </table:table-cell>
          <table:table-cell office:value-type="float" office:value="704176932" calcext:value-type="float">
            <text:p>704176932</text:p>
          </table:table-cell>
          <table:table-cell office:value-type="float" office:value="220998119" calcext:value-type="float">
            <text:p>220998119</text:p>
          </table:table-cell>
          <table:table-cell office:value-type="float" office:value="744445801" calcext:value-type="float">
            <text:p>744445801</text:p>
          </table:table-cell>
          <table:table-cell office:value-type="float" office:value="770723716" calcext:value-type="float">
            <text:p>770723716</text:p>
          </table:table-cell>
          <table:table-cell office:value-type="float" office:value="179500536" calcext:value-type="float">
            <text:p>179500536</text:p>
          </table:table-cell>
          <table:table-cell office:value-type="float" office:value="727520299" calcext:value-type="float">
            <text:p>727520299</text:p>
          </table:table-cell>
          <table:table-cell office:value-type="float" office:value="542652299" calcext:value-type="float">
            <text:p>542652299</text:p>
          </table:table-cell>
          <table:table-cell office:value-type="float" office:value="835041764" calcext:value-type="float">
            <text:p>835041764</text:p>
          </table:table-cell>
          <table:table-cell office:value-type="float" office:value="511270214" calcext:value-type="float">
            <text:p>511270214</text:p>
          </table:table-cell>
          <table:table-cell office:value-type="float" office:value="481692411" calcext:value-type="float">
            <text:p>481692411</text:p>
          </table:table-cell>
          <table:table-cell office:value-type="float" office:value="192364554" calcext:value-type="float">
            <text:p>192364554</text:p>
          </table:table-cell>
          <table:table-cell office:value-type="float" office:value="246112419" calcext:value-type="float">
            <text:p>246112419</text:p>
          </table:table-cell>
          <table:table-cell office:value-type="float" office:value="301033363" calcext:value-type="float">
            <text:p>301033363</text:p>
          </table:table-cell>
          <table:table-cell office:value-type="float" office:value="256546245" calcext:value-type="float">
            <text:p>256546245</text:p>
          </table:table-cell>
          <table:table-cell office:value-type="float" office:value="360547191" calcext:value-type="float">
            <text:p>360547191</text:p>
          </table:table-cell>
          <table:table-cell office:value-type="float" office:value="671373617" calcext:value-type="float">
            <text:p>671373617</text:p>
          </table:table-cell>
          <table:table-cell office:value-type="float" office:value="534016605" calcext:value-type="float">
            <text:p>534016605</text:p>
          </table:table-cell>
          <table:table-cell office:value-type="float" office:value="153042743" calcext:value-type="float">
            <text:p>153042743</text:p>
          </table:table-cell>
        </table:table-row>
        <table:table-row table:style-name="ro1">
          <table:table-cell office:value-type="float" office:value="505874038" calcext:value-type="float">
            <text:p>505874038</text:p>
          </table:table-cell>
          <table:table-cell office:value-type="float" office:value="180895134" calcext:value-type="float">
            <text:p>180895134</text:p>
          </table:table-cell>
          <table:table-cell office:value-type="float" office:value="979356102" calcext:value-type="float">
            <text:p>979356102</text:p>
          </table:table-cell>
          <table:table-cell office:value-type="float" office:value="976317435" calcext:value-type="float">
            <text:p>976317435</text:p>
          </table:table-cell>
          <table:table-cell office:value-type="float" office:value="392845124" calcext:value-type="float">
            <text:p>392845124</text:p>
          </table:table-cell>
          <table:table-cell office:value-type="float" office:value="838718093" calcext:value-type="float">
            <text:p>838718093</text:p>
          </table:table-cell>
          <table:table-cell office:value-type="float" office:value="383121939" calcext:value-type="float">
            <text:p>383121939</text:p>
          </table:table-cell>
          <table:table-cell office:value-type="float" office:value="241261060" calcext:value-type="float">
            <text:p>241261060</text:p>
          </table:table-cell>
          <table:table-cell office:value-type="float" office:value="899310418" calcext:value-type="float">
            <text:p>899310418</text:p>
          </table:table-cell>
          <table:table-cell office:value-type="float" office:value="121248940" calcext:value-type="float">
            <text:p>121248940</text:p>
          </table:table-cell>
          <table:table-cell office:value-type="float" office:value="120487741" calcext:value-type="float">
            <text:p>120487741</text:p>
          </table:table-cell>
          <table:table-cell office:value-type="float" office:value="847349221" calcext:value-type="float">
            <text:p>847349221</text:p>
          </table:table-cell>
          <table:table-cell office:value-type="float" office:value="358720894" calcext:value-type="float">
            <text:p>358720894</text:p>
          </table:table-cell>
          <table:table-cell office:value-type="float" office:value="318358259" calcext:value-type="float">
            <text:p>318358259</text:p>
          </table:table-cell>
          <table:table-cell office:value-type="float" office:value="870648198" calcext:value-type="float">
            <text:p>870648198</text:p>
          </table:table-cell>
          <table:table-cell office:value-type="float" office:value="968862939" calcext:value-type="float">
            <text:p>968862939</text:p>
          </table:table-cell>
          <table:table-cell office:value-type="float" office:value="810273232" calcext:value-type="float">
            <text:p>810273232</text:p>
          </table:table-cell>
          <table:table-cell office:value-type="float" office:value="111652874" calcext:value-type="float">
            <text:p>111652874</text:p>
          </table:table-cell>
          <table:table-cell office:value-type="float" office:value="525828746" calcext:value-type="float">
            <text:p>525828746</text:p>
          </table:table-cell>
          <table:table-cell office:value-type="float" office:value="932911779" calcext:value-type="float">
            <text:p>932911779</text:p>
          </table:table-cell>
          <table:table-cell office:value-type="float" office:value="700563296" calcext:value-type="float">
            <text:p>700563296</text:p>
          </table:table-cell>
          <table:table-cell office:value-type="float" office:value="642583261" calcext:value-type="float">
            <text:p>642583261</text:p>
          </table:table-cell>
          <table:table-cell office:value-type="float" office:value="821866798" calcext:value-type="float">
            <text:p>821866798</text:p>
          </table:table-cell>
          <table:table-cell office:value-type="float" office:value="962191671" calcext:value-type="float">
            <text:p>962191671</text:p>
          </table:table-cell>
          <table:table-cell office:value-type="float" office:value="926270965" calcext:value-type="float">
            <text:p>926270965</text:p>
          </table:table-cell>
          <table:table-cell office:value-type="float" office:value="199529827" calcext:value-type="float">
            <text:p>199529827</text:p>
          </table:table-cell>
          <table:table-cell office:value-type="float" office:value="387561080" calcext:value-type="float">
            <text:p>387561080</text:p>
          </table:table-cell>
          <table:table-cell office:value-type="float" office:value="930152633" calcext:value-type="float">
            <text:p>930152633</text:p>
          </table:table-cell>
          <table:table-cell office:value-type="float" office:value="410946152" calcext:value-type="float">
            <text:p>410946152</text:p>
          </table:table-cell>
          <table:table-cell office:value-type="float" office:value="518365335" calcext:value-type="float">
            <text:p>518365335</text:p>
          </table:table-cell>
          <table:table-cell office:value-type="float" office:value="195782002" calcext:value-type="float">
            <text:p>195782002</text:p>
          </table:table-cell>
          <table:table-cell office:value-type="float" office:value="726365344" calcext:value-type="float">
            <text:p>726365344</text:p>
          </table:table-cell>
        </table:table-row>
        <table:table-row table:style-name="ro1">
          <table:table-cell office:value-type="float" office:value="447788442" calcext:value-type="float">
            <text:p>447788442</text:p>
          </table:table-cell>
          <table:table-cell office:value-type="float" office:value="970265278" calcext:value-type="float">
            <text:p>970265278</text:p>
          </table:table-cell>
          <table:table-cell office:value-type="float" office:value="951921210" calcext:value-type="float">
            <text:p>951921210</text:p>
          </table:table-cell>
          <table:table-cell office:value-type="float" office:value="644809418" calcext:value-type="float">
            <text:p>644809418</text:p>
          </table:table-cell>
          <table:table-cell office:value-type="float" office:value="456138922" calcext:value-type="float">
            <text:p>456138922</text:p>
          </table:table-cell>
          <table:table-cell office:value-type="float" office:value="797807747" calcext:value-type="float">
            <text:p>797807747</text:p>
          </table:table-cell>
          <table:table-cell office:value-type="float" office:value="985810497" calcext:value-type="float">
            <text:p>985810497</text:p>
          </table:table-cell>
          <table:table-cell office:value-type="float" office:value="231100463" calcext:value-type="float">
            <text:p>231100463</text:p>
          </table:table-cell>
          <table:table-cell office:value-type="float" office:value="774140415" calcext:value-type="float">
            <text:p>774140415</text:p>
          </table:table-cell>
          <table:table-cell office:value-type="float" office:value="156596440" calcext:value-type="float">
            <text:p>156596440</text:p>
          </table:table-cell>
          <table:table-cell office:value-type="float" office:value="419211118" calcext:value-type="float">
            <text:p>419211118</text:p>
          </table:table-cell>
          <table:table-cell office:value-type="float" office:value="876661509" calcext:value-type="float">
            <text:p>876661509</text:p>
          </table:table-cell>
          <table:table-cell office:value-type="float" office:value="150965848" calcext:value-type="float">
            <text:p>150965848</text:p>
          </table:table-cell>
          <table:table-cell office:value-type="float" office:value="577543468" calcext:value-type="float">
            <text:p>577543468</text:p>
          </table:table-cell>
          <table:table-cell office:value-type="float" office:value="266737700" calcext:value-type="float">
            <text:p>266737700</text:p>
          </table:table-cell>
          <table:table-cell office:value-type="float" office:value="714758905" calcext:value-type="float">
            <text:p>714758905</text:p>
          </table:table-cell>
          <table:table-cell office:value-type="float" office:value="589849676" calcext:value-type="float">
            <text:p>589849676</text:p>
          </table:table-cell>
          <table:table-cell office:value-type="float" office:value="357391692" calcext:value-type="float">
            <text:p>357391692</text:p>
          </table:table-cell>
          <table:table-cell office:value-type="float" office:value="554262838" calcext:value-type="float">
            <text:p>554262838</text:p>
          </table:table-cell>
          <table:table-cell office:value-type="float" office:value="144107696" calcext:value-type="float">
            <text:p>144107696</text:p>
          </table:table-cell>
          <table:table-cell office:value-type="float" office:value="663740194" calcext:value-type="float">
            <text:p>663740194</text:p>
          </table:table-cell>
          <table:table-cell office:value-type="float" office:value="837657472" calcext:value-type="float">
            <text:p>837657472</text:p>
          </table:table-cell>
          <table:table-cell office:value-type="float" office:value="327055758" calcext:value-type="float">
            <text:p>327055758</text:p>
          </table:table-cell>
          <table:table-cell office:value-type="float" office:value="607905856" calcext:value-type="float">
            <text:p>607905856</text:p>
          </table:table-cell>
          <table:table-cell office:value-type="float" office:value="392790680" calcext:value-type="float">
            <text:p>392790680</text:p>
          </table:table-cell>
          <table:table-cell office:value-type="float" office:value="133450630" calcext:value-type="float">
            <text:p>133450630</text:p>
          </table:table-cell>
          <table:table-cell office:value-type="float" office:value="969809535" calcext:value-type="float">
            <text:p>969809535</text:p>
          </table:table-cell>
          <table:table-cell office:value-type="float" office:value="509201903" calcext:value-type="float">
            <text:p>509201903</text:p>
          </table:table-cell>
          <table:table-cell office:value-type="float" office:value="283603857" calcext:value-type="float">
            <text:p>283603857</text:p>
          </table:table-cell>
          <table:table-cell office:value-type="float" office:value="786263973" calcext:value-type="float">
            <text:p>786263973</text:p>
          </table:table-cell>
          <table:table-cell office:value-type="float" office:value="985801317" calcext:value-type="float">
            <text:p>985801317</text:p>
          </table:table-cell>
          <table:table-cell office:value-type="float" office:value="815435444" calcext:value-type="float">
            <text:p>815435444</text:p>
          </table:table-cell>
        </table:table-row>
        <table:table-row table:style-name="ro1">
          <table:table-cell office:value-type="float" office:value="610029774" calcext:value-type="float">
            <text:p>610029774</text:p>
          </table:table-cell>
          <table:table-cell office:value-type="float" office:value="843548516" calcext:value-type="float">
            <text:p>843548516</text:p>
          </table:table-cell>
          <table:table-cell office:value-type="float" office:value="776501947" calcext:value-type="float">
            <text:p>776501947</text:p>
          </table:table-cell>
          <table:table-cell office:value-type="float" office:value="259290714" calcext:value-type="float">
            <text:p>259290714</text:p>
          </table:table-cell>
          <table:table-cell office:value-type="float" office:value="681960183" calcext:value-type="float">
            <text:p>681960183</text:p>
          </table:table-cell>
          <table:table-cell office:value-type="float" office:value="423256964" calcext:value-type="float">
            <text:p>423256964</text:p>
          </table:table-cell>
          <table:table-cell office:value-type="float" office:value="866618583" calcext:value-type="float">
            <text:p>866618583</text:p>
          </table:table-cell>
          <table:table-cell office:value-type="float" office:value="219827439" calcext:value-type="float">
            <text:p>219827439</text:p>
          </table:table-cell>
          <table:table-cell office:value-type="float" office:value="659941143" calcext:value-type="float">
            <text:p>659941143</text:p>
          </table:table-cell>
          <table:table-cell office:value-type="float" office:value="246555336" calcext:value-type="float">
            <text:p>246555336</text:p>
          </table:table-cell>
          <table:table-cell office:value-type="float" office:value="500470197" calcext:value-type="float">
            <text:p>500470197</text:p>
          </table:table-cell>
          <table:table-cell office:value-type="float" office:value="453195515" calcext:value-type="float">
            <text:p>453195515</text:p>
          </table:table-cell>
          <table:table-cell office:value-type="float" office:value="811089438" calcext:value-type="float">
            <text:p>811089438</text:p>
          </table:table-cell>
          <table:table-cell office:value-type="float" office:value="375938034" calcext:value-type="float">
            <text:p>375938034</text:p>
          </table:table-cell>
          <table:table-cell office:value-type="float" office:value="581517090" calcext:value-type="float">
            <text:p>581517090</text:p>
          </table:table-cell>
          <table:table-cell office:value-type="float" office:value="473401194" calcext:value-type="float">
            <text:p>473401194</text:p>
          </table:table-cell>
          <table:table-cell office:value-type="float" office:value="472211414" calcext:value-type="float">
            <text:p>472211414</text:p>
          </table:table-cell>
          <table:table-cell office:value-type="float" office:value="880188422" calcext:value-type="float">
            <text:p>880188422</text:p>
          </table:table-cell>
          <table:table-cell office:value-type="float" office:value="268742049" calcext:value-type="float">
            <text:p>268742049</text:p>
          </table:table-cell>
          <table:table-cell office:value-type="float" office:value="462672968" calcext:value-type="float">
            <text:p>462672968</text:p>
          </table:table-cell>
          <table:table-cell office:value-type="float" office:value="645077747" calcext:value-type="float">
            <text:p>645077747</text:p>
          </table:table-cell>
          <table:table-cell office:value-type="float" office:value="352906295" calcext:value-type="float">
            <text:p>352906295</text:p>
          </table:table-cell>
          <table:table-cell office:value-type="float" office:value="715197352" calcext:value-type="float">
            <text:p>715197352</text:p>
          </table:table-cell>
          <table:table-cell office:value-type="float" office:value="863869580" calcext:value-type="float">
            <text:p>863869580</text:p>
          </table:table-cell>
          <table:table-cell office:value-type="float" office:value="277728870" calcext:value-type="float">
            <text:p>277728870</text:p>
          </table:table-cell>
          <table:table-cell office:value-type="float" office:value="234933939" calcext:value-type="float">
            <text:p>234933939</text:p>
          </table:table-cell>
          <table:table-cell office:value-type="float" office:value="143635289" calcext:value-type="float">
            <text:p>143635289</text:p>
          </table:table-cell>
          <table:table-cell office:value-type="float" office:value="249714255" calcext:value-type="float">
            <text:p>249714255</text:p>
          </table:table-cell>
          <table:table-cell office:value-type="float" office:value="416315806" calcext:value-type="float">
            <text:p>416315806</text:p>
          </table:table-cell>
          <table:table-cell office:value-type="float" office:value="371411964" calcext:value-type="float">
            <text:p>371411964</text:p>
          </table:table-cell>
          <table:table-cell office:value-type="float" office:value="355833052" calcext:value-type="float">
            <text:p>355833052</text:p>
          </table:table-cell>
          <table:table-cell office:value-type="float" office:value="874328231" calcext:value-type="float">
            <text:p>874328231</text:p>
          </table:table-cell>
        </table:table-row>
        <table:table-row table:style-name="ro1">
          <table:table-cell office:value-type="float" office:value="817818228" calcext:value-type="float">
            <text:p>817818228</text:p>
          </table:table-cell>
          <table:table-cell office:value-type="float" office:value="913429977" calcext:value-type="float">
            <text:p>913429977</text:p>
          </table:table-cell>
          <table:table-cell office:value-type="float" office:value="705827562" calcext:value-type="float">
            <text:p>705827562</text:p>
          </table:table-cell>
          <table:table-cell office:value-type="float" office:value="279327828" calcext:value-type="float">
            <text:p>279327828</text:p>
          </table:table-cell>
          <table:table-cell office:value-type="float" office:value="480498942" calcext:value-type="float">
            <text:p>480498942</text:p>
          </table:table-cell>
          <table:table-cell office:value-type="float" office:value="321263666" calcext:value-type="float">
            <text:p>321263666</text:p>
          </table:table-cell>
          <table:table-cell office:value-type="float" office:value="824954857" calcext:value-type="float">
            <text:p>824954857</text:p>
          </table:table-cell>
          <table:table-cell office:value-type="float" office:value="564882128" calcext:value-type="float">
            <text:p>564882128</text:p>
          </table:table-cell>
          <table:table-cell office:value-type="float" office:value="525194850" calcext:value-type="float">
            <text:p>525194850</text:p>
          </table:table-cell>
          <table:table-cell office:value-type="float" office:value="649220914" calcext:value-type="float">
            <text:p>649220914</text:p>
          </table:table-cell>
          <table:table-cell office:value-type="float" office:value="868742382" calcext:value-type="float">
            <text:p>868742382</text:p>
          </table:table-cell>
          <table:table-cell office:value-type="float" office:value="805526912" calcext:value-type="float">
            <text:p>805526912</text:p>
          </table:table-cell>
          <table:table-cell office:value-type="float" office:value="298587961" calcext:value-type="float">
            <text:p>298587961</text:p>
          </table:table-cell>
          <table:table-cell office:value-type="float" office:value="171751406" calcext:value-type="float">
            <text:p>171751406</text:p>
          </table:table-cell>
          <table:table-cell office:value-type="float" office:value="596546568" calcext:value-type="float">
            <text:p>596546568</text:p>
          </table:table-cell>
          <table:table-cell office:value-type="float" office:value="492680306" calcext:value-type="float">
            <text:p>492680306</text:p>
          </table:table-cell>
          <table:table-cell office:value-type="float" office:value="869601762" calcext:value-type="float">
            <text:p>869601762</text:p>
          </table:table-cell>
          <table:table-cell office:value-type="float" office:value="302957134" calcext:value-type="float">
            <text:p>302957134</text:p>
          </table:table-cell>
          <table:table-cell office:value-type="float" office:value="956695233" calcext:value-type="float">
            <text:p>956695233</text:p>
          </table:table-cell>
          <table:table-cell office:value-type="float" office:value="221942411" calcext:value-type="float">
            <text:p>221942411</text:p>
          </table:table-cell>
          <table:table-cell office:value-type="float" office:value="827772071" calcext:value-type="float">
            <text:p>827772071</text:p>
          </table:table-cell>
          <table:table-cell office:value-type="float" office:value="989874249" calcext:value-type="float">
            <text:p>989874249</text:p>
          </table:table-cell>
          <table:table-cell office:value-type="float" office:value="560590109" calcext:value-type="float">
            <text:p>560590109</text:p>
          </table:table-cell>
          <table:table-cell office:value-type="float" office:value="150549096" calcext:value-type="float">
            <text:p>150549096</text:p>
          </table:table-cell>
          <table:table-cell office:value-type="float" office:value="426945315" calcext:value-type="float">
            <text:p>426945315</text:p>
          </table:table-cell>
          <table:table-cell office:value-type="float" office:value="212338552" calcext:value-type="float">
            <text:p>212338552</text:p>
          </table:table-cell>
          <table:table-cell office:value-type="float" office:value="944537107" calcext:value-type="float">
            <text:p>944537107</text:p>
          </table:table-cell>
          <table:table-cell office:value-type="float" office:value="650533788" calcext:value-type="float">
            <text:p>650533788</text:p>
          </table:table-cell>
          <table:table-cell office:value-type="float" office:value="139273335" calcext:value-type="float">
            <text:p>139273335</text:p>
          </table:table-cell>
          <table:table-cell office:value-type="float" office:value="319268228" calcext:value-type="float">
            <text:p>319268228</text:p>
          </table:table-cell>
          <table:table-cell office:value-type="float" office:value="514954388" calcext:value-type="float">
            <text:p>514954388</text:p>
          </table:table-cell>
          <table:table-cell office:value-type="float" office:value="554159672" calcext:value-type="float">
            <text:p>554159672</text:p>
          </table:table-cell>
        </table:table-row>
        <table:table-row table:style-name="ro1">
          <table:table-cell office:value-type="float" office:value="997709522" calcext:value-type="float">
            <text:p>997709522</text:p>
          </table:table-cell>
          <table:table-cell office:value-type="float" office:value="744865358" calcext:value-type="float">
            <text:p>744865358</text:p>
          </table:table-cell>
          <table:table-cell office:value-type="float" office:value="151498738" calcext:value-type="float">
            <text:p>151498738</text:p>
          </table:table-cell>
          <table:table-cell office:value-type="float" office:value="240298001" calcext:value-type="float">
            <text:p>240298001</text:p>
          </table:table-cell>
          <table:table-cell office:value-type="float" office:value="372108036" calcext:value-type="float">
            <text:p>372108036</text:p>
          </table:table-cell>
          <table:table-cell office:value-type="float" office:value="414489800" calcext:value-type="float">
            <text:p>414489800</text:p>
          </table:table-cell>
          <table:table-cell office:value-type="float" office:value="965963584" calcext:value-type="float">
            <text:p>965963584</text:p>
          </table:table-cell>
          <table:table-cell office:value-type="float" office:value="516881113" calcext:value-type="float">
            <text:p>516881113</text:p>
          </table:table-cell>
          <table:table-cell office:value-type="float" office:value="140398312" calcext:value-type="float">
            <text:p>140398312</text:p>
          </table:table-cell>
          <table:table-cell office:value-type="float" office:value="205765084" calcext:value-type="float">
            <text:p>205765084</text:p>
          </table:table-cell>
          <table:table-cell office:value-type="float" office:value="261231742" calcext:value-type="float">
            <text:p>261231742</text:p>
          </table:table-cell>
          <table:table-cell office:value-type="float" office:value="483950536" calcext:value-type="float">
            <text:p>483950536</text:p>
          </table:table-cell>
          <table:table-cell office:value-type="float" office:value="476098194" calcext:value-type="float">
            <text:p>476098194</text:p>
          </table:table-cell>
          <table:table-cell office:value-type="float" office:value="682768845" calcext:value-type="float">
            <text:p>682768845</text:p>
          </table:table-cell>
          <table:table-cell office:value-type="float" office:value="772447378" calcext:value-type="float">
            <text:p>772447378</text:p>
          </table:table-cell>
          <table:table-cell office:value-type="float" office:value="326547865" calcext:value-type="float">
            <text:p>326547865</text:p>
          </table:table-cell>
          <table:table-cell office:value-type="float" office:value="791906489" calcext:value-type="float">
            <text:p>791906489</text:p>
          </table:table-cell>
          <table:table-cell office:value-type="float" office:value="826137943" calcext:value-type="float">
            <text:p>826137943</text:p>
          </table:table-cell>
          <table:table-cell office:value-type="float" office:value="529977909" calcext:value-type="float">
            <text:p>529977909</text:p>
          </table:table-cell>
          <table:table-cell office:value-type="float" office:value="198011006" calcext:value-type="float">
            <text:p>198011006</text:p>
          </table:table-cell>
          <table:table-cell office:value-type="float" office:value="791715864" calcext:value-type="float">
            <text:p>791715864</text:p>
          </table:table-cell>
          <table:table-cell office:value-type="float" office:value="424659270" calcext:value-type="float">
            <text:p>424659270</text:p>
          </table:table-cell>
          <table:table-cell office:value-type="float" office:value="754994251" calcext:value-type="float">
            <text:p>754994251</text:p>
          </table:table-cell>
          <table:table-cell office:value-type="float" office:value="508401570" calcext:value-type="float">
            <text:p>508401570</text:p>
          </table:table-cell>
          <table:table-cell office:value-type="float" office:value="145949100" calcext:value-type="float">
            <text:p>145949100</text:p>
          </table:table-cell>
          <table:table-cell office:value-type="float" office:value="771927841" calcext:value-type="float">
            <text:p>771927841</text:p>
          </table:table-cell>
          <table:table-cell office:value-type="float" office:value="997686512" calcext:value-type="float">
            <text:p>997686512</text:p>
          </table:table-cell>
          <table:table-cell office:value-type="float" office:value="474052301" calcext:value-type="float">
            <text:p>474052301</text:p>
          </table:table-cell>
          <table:table-cell office:value-type="float" office:value="511859047" calcext:value-type="float">
            <text:p>511859047</text:p>
          </table:table-cell>
          <table:table-cell office:value-type="float" office:value="937469814" calcext:value-type="float">
            <text:p>937469814</text:p>
          </table:table-cell>
          <table:table-cell office:value-type="float" office:value="854397737" calcext:value-type="float">
            <text:p>854397737</text:p>
          </table:table-cell>
          <table:table-cell office:value-type="float" office:value="526561686" calcext:value-type="float">
            <text:p>526561686</text:p>
          </table:table-cell>
        </table:table-row>
        <table:table-row table:style-name="ro1">
          <table:table-cell office:value-type="float" office:value="547504534" calcext:value-type="float">
            <text:p>547504534</text:p>
          </table:table-cell>
          <table:table-cell office:value-type="float" office:value="604168631" calcext:value-type="float">
            <text:p>604168631</text:p>
          </table:table-cell>
          <table:table-cell office:value-type="float" office:value="252355026" calcext:value-type="float">
            <text:p>252355026</text:p>
          </table:table-cell>
          <table:table-cell office:value-type="float" office:value="120860285" calcext:value-type="float">
            <text:p>120860285</text:p>
          </table:table-cell>
          <table:table-cell office:value-type="float" office:value="386069834" calcext:value-type="float">
            <text:p>386069834</text:p>
          </table:table-cell>
          <table:table-cell office:value-type="float" office:value="883340180" calcext:value-type="float">
            <text:p>883340180</text:p>
          </table:table-cell>
          <table:table-cell office:value-type="float" office:value="608009651" calcext:value-type="float">
            <text:p>608009651</text:p>
          </table:table-cell>
          <table:table-cell office:value-type="float" office:value="627419121" calcext:value-type="float">
            <text:p>627419121</text:p>
          </table:table-cell>
          <table:table-cell office:value-type="float" office:value="134024300" calcext:value-type="float">
            <text:p>134024300</text:p>
          </table:table-cell>
          <table:table-cell office:value-type="float" office:value="679433574" calcext:value-type="float">
            <text:p>679433574</text:p>
          </table:table-cell>
          <table:table-cell office:value-type="float" office:value="718954011" calcext:value-type="float">
            <text:p>718954011</text:p>
          </table:table-cell>
          <table:table-cell office:value-type="float" office:value="479833152" calcext:value-type="float">
            <text:p>479833152</text:p>
          </table:table-cell>
          <table:table-cell office:value-type="float" office:value="109659604" calcext:value-type="float">
            <text:p>109659604</text:p>
          </table:table-cell>
          <table:table-cell office:value-type="float" office:value="708642814" calcext:value-type="float">
            <text:p>708642814</text:p>
          </table:table-cell>
          <table:table-cell office:value-type="float" office:value="860260864" calcext:value-type="float">
            <text:p>860260864</text:p>
          </table:table-cell>
          <table:table-cell office:value-type="float" office:value="870267931" calcext:value-type="float">
            <text:p>870267931</text:p>
          </table:table-cell>
          <table:table-cell office:value-type="float" office:value="200686270" calcext:value-type="float">
            <text:p>200686270</text:p>
          </table:table-cell>
          <table:table-cell office:value-type="float" office:value="208734085" calcext:value-type="float">
            <text:p>208734085</text:p>
          </table:table-cell>
          <table:table-cell office:value-type="float" office:value="575390037" calcext:value-type="float">
            <text:p>575390037</text:p>
          </table:table-cell>
          <table:table-cell office:value-type="float" office:value="282157524" calcext:value-type="float">
            <text:p>282157524</text:p>
          </table:table-cell>
          <table:table-cell office:value-type="float" office:value="117795629" calcext:value-type="float">
            <text:p>117795629</text:p>
          </table:table-cell>
          <table:table-cell office:value-type="float" office:value="565554040" calcext:value-type="float">
            <text:p>565554040</text:p>
          </table:table-cell>
          <table:table-cell office:value-type="float" office:value="305155853" calcext:value-type="float">
            <text:p>305155853</text:p>
          </table:table-cell>
          <table:table-cell office:value-type="float" office:value="101169467" calcext:value-type="float">
            <text:p>101169467</text:p>
          </table:table-cell>
          <table:table-cell office:value-type="float" office:value="273478803" calcext:value-type="float">
            <text:p>273478803</text:p>
          </table:table-cell>
          <table:table-cell office:value-type="float" office:value="920053671" calcext:value-type="float">
            <text:p>920053671</text:p>
          </table:table-cell>
          <table:table-cell office:value-type="float" office:value="598549067" calcext:value-type="float">
            <text:p>598549067</text:p>
          </table:table-cell>
          <table:table-cell office:value-type="float" office:value="302468295" calcext:value-type="float">
            <text:p>302468295</text:p>
          </table:table-cell>
          <table:table-cell office:value-type="float" office:value="923101931" calcext:value-type="float">
            <text:p>923101931</text:p>
          </table:table-cell>
          <table:table-cell office:value-type="float" office:value="555227695" calcext:value-type="float">
            <text:p>555227695</text:p>
          </table:table-cell>
          <table:table-cell office:value-type="float" office:value="311236429" calcext:value-type="float">
            <text:p>311236429</text:p>
          </table:table-cell>
          <table:table-cell office:value-type="float" office:value="223199196" calcext:value-type="float">
            <text:p>223199196</text:p>
          </table:table-cell>
        </table:table-row>
        <table:table-row table:style-name="ro1">
          <table:table-cell office:value-type="float" office:value="772747235" calcext:value-type="float">
            <text:p>772747235</text:p>
          </table:table-cell>
          <table:table-cell office:value-type="float" office:value="596270218" calcext:value-type="float">
            <text:p>596270218</text:p>
          </table:table-cell>
          <table:table-cell office:value-type="float" office:value="905404520" calcext:value-type="float">
            <text:p>905404520</text:p>
          </table:table-cell>
          <table:table-cell office:value-type="float" office:value="858825541" calcext:value-type="float">
            <text:p>858825541</text:p>
          </table:table-cell>
          <table:table-cell office:value-type="float" office:value="736827234" calcext:value-type="float">
            <text:p>736827234</text:p>
          </table:table-cell>
          <table:table-cell office:value-type="float" office:value="356533102" calcext:value-type="float">
            <text:p>356533102</text:p>
          </table:table-cell>
          <table:table-cell office:value-type="float" office:value="840366901" calcext:value-type="float">
            <text:p>840366901</text:p>
          </table:table-cell>
          <table:table-cell office:value-type="float" office:value="712467912" calcext:value-type="float">
            <text:p>712467912</text:p>
          </table:table-cell>
          <table:table-cell office:value-type="float" office:value="512711295" calcext:value-type="float">
            <text:p>512711295</text:p>
          </table:table-cell>
          <table:table-cell office:value-type="float" office:value="214275077" calcext:value-type="float">
            <text:p>214275077</text:p>
          </table:table-cell>
          <table:table-cell office:value-type="float" office:value="453951063" calcext:value-type="float">
            <text:p>453951063</text:p>
          </table:table-cell>
          <table:table-cell office:value-type="float" office:value="140228974" calcext:value-type="float">
            <text:p>140228974</text:p>
          </table:table-cell>
          <table:table-cell office:value-type="float" office:value="209408624" calcext:value-type="float">
            <text:p>209408624</text:p>
          </table:table-cell>
          <table:table-cell office:value-type="float" office:value="898302395" calcext:value-type="float">
            <text:p>898302395</text:p>
          </table:table-cell>
          <table:table-cell office:value-type="float" office:value="849196526" calcext:value-type="float">
            <text:p>849196526</text:p>
          </table:table-cell>
          <table:table-cell office:value-type="float" office:value="756496046" calcext:value-type="float">
            <text:p>756496046</text:p>
          </table:table-cell>
          <table:table-cell office:value-type="float" office:value="775907840" calcext:value-type="float">
            <text:p>775907840</text:p>
          </table:table-cell>
          <table:table-cell office:value-type="float" office:value="945128262" calcext:value-type="float">
            <text:p>945128262</text:p>
          </table:table-cell>
          <table:table-cell office:value-type="float" office:value="283456855" calcext:value-type="float">
            <text:p>283456855</text:p>
          </table:table-cell>
          <table:table-cell office:value-type="float" office:value="631475228" calcext:value-type="float">
            <text:p>631475228</text:p>
          </table:table-cell>
          <table:table-cell office:value-type="float" office:value="873141778" calcext:value-type="float">
            <text:p>873141778</text:p>
          </table:table-cell>
          <table:table-cell office:value-type="float" office:value="704421056" calcext:value-type="float">
            <text:p>704421056</text:p>
          </table:table-cell>
          <table:table-cell office:value-type="float" office:value="728095281" calcext:value-type="float">
            <text:p>728095281</text:p>
          </table:table-cell>
          <table:table-cell office:value-type="float" office:value="576460923" calcext:value-type="float">
            <text:p>576460923</text:p>
          </table:table-cell>
          <table:table-cell office:value-type="float" office:value="515702928" calcext:value-type="float">
            <text:p>515702928</text:p>
          </table:table-cell>
          <table:table-cell office:value-type="float" office:value="245104444" calcext:value-type="float">
            <text:p>245104444</text:p>
          </table:table-cell>
          <table:table-cell office:value-type="float" office:value="368259251" calcext:value-type="float">
            <text:p>368259251</text:p>
          </table:table-cell>
          <table:table-cell office:value-type="float" office:value="850944836" calcext:value-type="float">
            <text:p>850944836</text:p>
          </table:table-cell>
          <table:table-cell office:value-type="float" office:value="944013042" calcext:value-type="float">
            <text:p>944013042</text:p>
          </table:table-cell>
          <table:table-cell office:value-type="float" office:value="815244306" calcext:value-type="float">
            <text:p>815244306</text:p>
          </table:table-cell>
          <table:table-cell office:value-type="float" office:value="973592045" calcext:value-type="float">
            <text:p>973592045</text:p>
          </table:table-cell>
          <table:table-cell office:value-type="float" office:value="618975272" calcext:value-type="float">
            <text:p>618975272</text:p>
          </table:table-cell>
        </table:table-row>
        <table:table-row table:style-name="ro1">
          <table:table-cell office:value-type="float" office:value="550709419" calcext:value-type="float">
            <text:p>550709419</text:p>
          </table:table-cell>
          <table:table-cell office:value-type="float" office:value="596020935" calcext:value-type="float">
            <text:p>596020935</text:p>
          </table:table-cell>
          <table:table-cell office:value-type="float" office:value="990077694" calcext:value-type="float">
            <text:p>990077694</text:p>
          </table:table-cell>
          <table:table-cell office:value-type="float" office:value="979163208" calcext:value-type="float">
            <text:p>979163208</text:p>
          </table:table-cell>
          <table:table-cell office:value-type="float" office:value="704535586" calcext:value-type="float">
            <text:p>704535586</text:p>
          </table:table-cell>
          <table:table-cell office:value-type="float" office:value="479491064" calcext:value-type="float">
            <text:p>479491064</text:p>
          </table:table-cell>
          <table:table-cell office:value-type="float" office:value="494423778" calcext:value-type="float">
            <text:p>494423778</text:p>
          </table:table-cell>
          <table:table-cell office:value-type="float" office:value="952525792" calcext:value-type="float">
            <text:p>952525792</text:p>
          </table:table-cell>
          <table:table-cell office:value-type="float" office:value="886705114" calcext:value-type="float">
            <text:p>886705114</text:p>
          </table:table-cell>
          <table:table-cell office:value-type="float" office:value="123648127" calcext:value-type="float">
            <text:p>123648127</text:p>
          </table:table-cell>
          <table:table-cell office:value-type="float" office:value="954255480" calcext:value-type="float">
            <text:p>954255480</text:p>
          </table:table-cell>
          <table:table-cell office:value-type="float" office:value="118397987" calcext:value-type="float">
            <text:p>118397987</text:p>
          </table:table-cell>
          <table:table-cell office:value-type="float" office:value="325301483" calcext:value-type="float">
            <text:p>325301483</text:p>
          </table:table-cell>
          <table:table-cell office:value-type="float" office:value="748583508" calcext:value-type="float">
            <text:p>748583508</text:p>
          </table:table-cell>
          <table:table-cell office:value-type="float" office:value="983889465" calcext:value-type="float">
            <text:p>983889465</text:p>
          </table:table-cell>
          <table:table-cell office:value-type="float" office:value="626315992" calcext:value-type="float">
            <text:p>626315992</text:p>
          </table:table-cell>
          <table:table-cell office:value-type="float" office:value="813631704" calcext:value-type="float">
            <text:p>813631704</text:p>
          </table:table-cell>
          <table:table-cell office:value-type="float" office:value="790626839" calcext:value-type="float">
            <text:p>790626839</text:p>
          </table:table-cell>
          <table:table-cell office:value-type="float" office:value="588188762" calcext:value-type="float">
            <text:p>588188762</text:p>
          </table:table-cell>
          <table:table-cell office:value-type="float" office:value="114749293" calcext:value-type="float">
            <text:p>114749293</text:p>
          </table:table-cell>
          <table:table-cell office:value-type="float" office:value="104238552" calcext:value-type="float">
            <text:p>104238552</text:p>
          </table:table-cell>
          <table:table-cell office:value-type="float" office:value="875382455" calcext:value-type="float">
            <text:p>875382455</text:p>
          </table:table-cell>
          <table:table-cell office:value-type="float" office:value="472449214" calcext:value-type="float">
            <text:p>472449214</text:p>
          </table:table-cell>
          <table:table-cell office:value-type="float" office:value="409195978" calcext:value-type="float">
            <text:p>409195978</text:p>
          </table:table-cell>
          <table:table-cell office:value-type="float" office:value="434719753" calcext:value-type="float">
            <text:p>434719753</text:p>
          </table:table-cell>
          <table:table-cell office:value-type="float" office:value="585978134" calcext:value-type="float">
            <text:p>585978134</text:p>
          </table:table-cell>
          <table:table-cell office:value-type="float" office:value="337325408" calcext:value-type="float">
            <text:p>337325408</text:p>
          </table:table-cell>
          <table:table-cell office:value-type="float" office:value="667191836" calcext:value-type="float">
            <text:p>667191836</text:p>
          </table:table-cell>
          <table:table-cell office:value-type="float" office:value="185304445" calcext:value-type="float">
            <text:p>185304445</text:p>
          </table:table-cell>
          <table:table-cell office:value-type="float" office:value="732333089" calcext:value-type="float">
            <text:p>732333089</text:p>
          </table:table-cell>
          <table:table-cell office:value-type="float" office:value="242341644" calcext:value-type="float">
            <text:p>242341644</text:p>
          </table:table-cell>
          <table:table-cell office:value-type="float" office:value="132558594" calcext:value-type="float">
            <text:p>132558594</text:p>
          </table:table-cell>
        </table:table-row>
        <table:table-row table:style-name="ro1">
          <table:table-cell office:value-type="float" office:value="475182082" calcext:value-type="float">
            <text:p>475182082</text:p>
          </table:table-cell>
          <table:table-cell office:value-type="float" office:value="107307559" calcext:value-type="float">
            <text:p>107307559</text:p>
          </table:table-cell>
          <table:table-cell office:value-type="float" office:value="562609984" calcext:value-type="float">
            <text:p>562609984</text:p>
          </table:table-cell>
          <table:table-cell office:value-type="float" office:value="469064104" calcext:value-type="float">
            <text:p>469064104</text:p>
          </table:table-cell>
          <table:table-cell office:value-type="float" office:value="104866921" calcext:value-type="float">
            <text:p>104866921</text:p>
          </table:table-cell>
          <table:table-cell office:value-type="float" office:value="328438435" calcext:value-type="float">
            <text:p>328438435</text:p>
          </table:table-cell>
          <table:table-cell office:value-type="float" office:value="359679350" calcext:value-type="float">
            <text:p>359679350</text:p>
          </table:table-cell>
          <table:table-cell office:value-type="float" office:value="147292765" calcext:value-type="float">
            <text:p>147292765</text:p>
          </table:table-cell>
          <table:table-cell office:value-type="float" office:value="381844025" calcext:value-type="float">
            <text:p>381844025</text:p>
          </table:table-cell>
          <table:table-cell office:value-type="float" office:value="835426729" calcext:value-type="float">
            <text:p>835426729</text:p>
          </table:table-cell>
          <table:table-cell office:value-type="float" office:value="423311781" calcext:value-type="float">
            <text:p>423311781</text:p>
          </table:table-cell>
          <table:table-cell office:value-type="float" office:value="900607654" calcext:value-type="float">
            <text:p>900607654</text:p>
          </table:table-cell>
          <table:table-cell office:value-type="float" office:value="373114317" calcext:value-type="float">
            <text:p>373114317</text:p>
          </table:table-cell>
          <table:table-cell office:value-type="float" office:value="732027745" calcext:value-type="float">
            <text:p>732027745</text:p>
          </table:table-cell>
          <table:table-cell office:value-type="float" office:value="585479123" calcext:value-type="float">
            <text:p>585479123</text:p>
          </table:table-cell>
          <table:table-cell office:value-type="float" office:value="767762934" calcext:value-type="float">
            <text:p>767762934</text:p>
          </table:table-cell>
          <table:table-cell office:value-type="float" office:value="637614241" calcext:value-type="float">
            <text:p>637614241</text:p>
          </table:table-cell>
          <table:table-cell office:value-type="float" office:value="413522244" calcext:value-type="float">
            <text:p>413522244</text:p>
          </table:table-cell>
          <table:table-cell office:value-type="float" office:value="118221930" calcext:value-type="float">
            <text:p>118221930</text:p>
          </table:table-cell>
          <table:table-cell office:value-type="float" office:value="315577767" calcext:value-type="float">
            <text:p>315577767</text:p>
          </table:table-cell>
          <table:table-cell office:value-type="float" office:value="246819111" calcext:value-type="float">
            <text:p>246819111</text:p>
          </table:table-cell>
          <table:table-cell office:value-type="float" office:value="662812342" calcext:value-type="float">
            <text:p>662812342</text:p>
          </table:table-cell>
          <table:table-cell office:value-type="float" office:value="702916694" calcext:value-type="float">
            <text:p>702916694</text:p>
          </table:table-cell>
          <table:table-cell office:value-type="float" office:value="827762896" calcext:value-type="float">
            <text:p>827762896</text:p>
          </table:table-cell>
          <table:table-cell office:value-type="float" office:value="822773501" calcext:value-type="float">
            <text:p>822773501</text:p>
          </table:table-cell>
          <table:table-cell office:value-type="float" office:value="381894733" calcext:value-type="float">
            <text:p>381894733</text:p>
          </table:table-cell>
          <table:table-cell office:value-type="float" office:value="874709325" calcext:value-type="float">
            <text:p>874709325</text:p>
          </table:table-cell>
          <table:table-cell office:value-type="float" office:value="630318892" calcext:value-type="float">
            <text:p>630318892</text:p>
          </table:table-cell>
          <table:table-cell office:value-type="float" office:value="595571330" calcext:value-type="float">
            <text:p>595571330</text:p>
          </table:table-cell>
          <table:table-cell office:value-type="float" office:value="516645077" calcext:value-type="float">
            <text:p>516645077</text:p>
          </table:table-cell>
          <table:table-cell office:value-type="float" office:value="204688977" calcext:value-type="float">
            <text:p>204688977</text:p>
          </table:table-cell>
          <table:table-cell office:value-type="float" office:value="788884129" calcext:value-type="float">
            <text:p>788884129</text:p>
          </table:table-cell>
        </table:table-row>
        <table:table-row table:style-name="ro1">
          <table:table-cell office:value-type="float" office:value="889500801" calcext:value-type="float">
            <text:p>889500801</text:p>
          </table:table-cell>
          <table:table-cell office:value-type="float" office:value="903570462" calcext:value-type="float">
            <text:p>903570462</text:p>
          </table:table-cell>
          <table:table-cell office:value-type="float" office:value="341043600" calcext:value-type="float">
            <text:p>341043600</text:p>
          </table:table-cell>
          <table:table-cell office:value-type="float" office:value="750168582" calcext:value-type="float">
            <text:p>750168582</text:p>
          </table:table-cell>
          <table:table-cell office:value-type="float" office:value="720369417" calcext:value-type="float">
            <text:p>720369417</text:p>
          </table:table-cell>
          <table:table-cell office:value-type="float" office:value="623416145" calcext:value-type="float">
            <text:p>623416145</text:p>
          </table:table-cell>
          <table:table-cell office:value-type="float" office:value="653680921" calcext:value-type="float">
            <text:p>653680921</text:p>
          </table:table-cell>
          <table:table-cell office:value-type="float" office:value="145533076" calcext:value-type="float">
            <text:p>145533076</text:p>
          </table:table-cell>
          <table:table-cell office:value-type="float" office:value="622334319" calcext:value-type="float">
            <text:p>622334319</text:p>
          </table:table-cell>
          <table:table-cell office:value-type="float" office:value="346631483" calcext:value-type="float">
            <text:p>346631483</text:p>
          </table:table-cell>
          <table:table-cell office:value-type="float" office:value="730783546" calcext:value-type="float">
            <text:p>730783546</text:p>
          </table:table-cell>
          <table:table-cell office:value-type="float" office:value="941437632" calcext:value-type="float">
            <text:p>941437632</text:p>
          </table:table-cell>
          <table:table-cell office:value-type="float" office:value="174572103" calcext:value-type="float">
            <text:p>174572103</text:p>
          </table:table-cell>
          <table:table-cell office:value-type="float" office:value="859307527" calcext:value-type="float">
            <text:p>859307527</text:p>
          </table:table-cell>
          <table:table-cell office:value-type="float" office:value="984017945" calcext:value-type="float">
            <text:p>984017945</text:p>
          </table:table-cell>
          <table:table-cell office:value-type="float" office:value="963304636" calcext:value-type="float">
            <text:p>963304636</text:p>
          </table:table-cell>
          <table:table-cell office:value-type="float" office:value="815230557" calcext:value-type="float">
            <text:p>815230557</text:p>
          </table:table-cell>
          <table:table-cell office:value-type="float" office:value="750476913" calcext:value-type="float">
            <text:p>750476913</text:p>
          </table:table-cell>
          <table:table-cell office:value-type="float" office:value="244873141" calcext:value-type="float">
            <text:p>244873141</text:p>
          </table:table-cell>
          <table:table-cell office:value-type="float" office:value="752530204" calcext:value-type="float">
            <text:p>752530204</text:p>
          </table:table-cell>
          <table:table-cell office:value-type="float" office:value="201092921" calcext:value-type="float">
            <text:p>201092921</text:p>
          </table:table-cell>
          <table:table-cell office:value-type="float" office:value="118331026" calcext:value-type="float">
            <text:p>118331026</text:p>
          </table:table-cell>
          <table:table-cell office:value-type="float" office:value="227889157" calcext:value-type="float">
            <text:p>227889157</text:p>
          </table:table-cell>
          <table:table-cell office:value-type="float" office:value="835361469" calcext:value-type="float">
            <text:p>835361469</text:p>
          </table:table-cell>
          <table:table-cell office:value-type="float" office:value="666488232" calcext:value-type="float">
            <text:p>666488232</text:p>
          </table:table-cell>
          <table:table-cell office:value-type="float" office:value="304401141" calcext:value-type="float">
            <text:p>304401141</text:p>
          </table:table-cell>
          <table:table-cell office:value-type="float" office:value="953583158" calcext:value-type="float">
            <text:p>953583158</text:p>
          </table:table-cell>
          <table:table-cell office:value-type="float" office:value="736547724" calcext:value-type="float">
            <text:p>736547724</text:p>
          </table:table-cell>
          <table:table-cell office:value-type="float" office:value="469555158" calcext:value-type="float">
            <text:p>469555158</text:p>
          </table:table-cell>
          <table:table-cell office:value-type="float" office:value="800331988" calcext:value-type="float">
            <text:p>800331988</text:p>
          </table:table-cell>
          <table:table-cell office:value-type="float" office:value="955618795" calcext:value-type="float">
            <text:p>955618795</text:p>
          </table:table-cell>
          <table:table-cell office:value-type="float" office:value="808389284" calcext:value-type="float">
            <text:p>808389284</text:p>
          </table:table-cell>
        </table:table-row>
        <table:table-row table:style-name="ro1">
          <table:table-cell office:value-type="float" office:value="835521385" calcext:value-type="float">
            <text:p>835521385</text:p>
          </table:table-cell>
          <table:table-cell office:value-type="float" office:value="139449372" calcext:value-type="float">
            <text:p>139449372</text:p>
          </table:table-cell>
          <table:table-cell office:value-type="float" office:value="180568935" calcext:value-type="float">
            <text:p>180568935</text:p>
          </table:table-cell>
          <table:table-cell office:value-type="float" office:value="346639970" calcext:value-type="float">
            <text:p>346639970</text:p>
          </table:table-cell>
          <table:table-cell office:value-type="float" office:value="707016288" calcext:value-type="float">
            <text:p>707016288</text:p>
          </table:table-cell>
          <table:table-cell office:value-type="float" office:value="458000040" calcext:value-type="float">
            <text:p>458000040</text:p>
          </table:table-cell>
          <table:table-cell office:value-type="float" office:value="484575968" calcext:value-type="float">
            <text:p>484575968</text:p>
          </table:table-cell>
          <table:table-cell office:value-type="float" office:value="190994143" calcext:value-type="float">
            <text:p>190994143</text:p>
          </table:table-cell>
          <table:table-cell office:value-type="float" office:value="273263128" calcext:value-type="float">
            <text:p>273263128</text:p>
          </table:table-cell>
          <table:table-cell office:value-type="float" office:value="680456786" calcext:value-type="float">
            <text:p>680456786</text:p>
          </table:table-cell>
          <table:table-cell office:value-type="float" office:value="403761993" calcext:value-type="float">
            <text:p>403761993</text:p>
          </table:table-cell>
          <table:table-cell office:value-type="float" office:value="207851036" calcext:value-type="float">
            <text:p>207851036</text:p>
          </table:table-cell>
          <table:table-cell office:value-type="float" office:value="979397827" calcext:value-type="float">
            <text:p>979397827</text:p>
          </table:table-cell>
          <table:table-cell office:value-type="float" office:value="390910961" calcext:value-type="float">
            <text:p>390910961</text:p>
          </table:table-cell>
          <table:table-cell office:value-type="float" office:value="643007512" calcext:value-type="float">
            <text:p>643007512</text:p>
          </table:table-cell>
          <table:table-cell office:value-type="float" office:value="923095734" calcext:value-type="float">
            <text:p>923095734</text:p>
          </table:table-cell>
          <table:table-cell office:value-type="float" office:value="560196291" calcext:value-type="float">
            <text:p>560196291</text:p>
          </table:table-cell>
          <table:table-cell office:value-type="float" office:value="802815337" calcext:value-type="float">
            <text:p>802815337</text:p>
          </table:table-cell>
          <table:table-cell office:value-type="float" office:value="651691785" calcext:value-type="float">
            <text:p>651691785</text:p>
          </table:table-cell>
          <table:table-cell office:value-type="float" office:value="568513931" calcext:value-type="float">
            <text:p>568513931</text:p>
          </table:table-cell>
          <table:table-cell office:value-type="float" office:value="974084385" calcext:value-type="float">
            <text:p>974084385</text:p>
          </table:table-cell>
          <table:table-cell office:value-type="float" office:value="529225553" calcext:value-type="float">
            <text:p>529225553</text:p>
          </table:table-cell>
          <table:table-cell office:value-type="float" office:value="602489418" calcext:value-type="float">
            <text:p>602489418</text:p>
          </table:table-cell>
          <table:table-cell office:value-type="float" office:value="970350126" calcext:value-type="float">
            <text:p>970350126</text:p>
          </table:table-cell>
          <table:table-cell office:value-type="float" office:value="644334985" calcext:value-type="float">
            <text:p>644334985</text:p>
          </table:table-cell>
          <table:table-cell office:value-type="float" office:value="917831049" calcext:value-type="float">
            <text:p>917831049</text:p>
          </table:table-cell>
          <table:table-cell office:value-type="float" office:value="289650506" calcext:value-type="float">
            <text:p>289650506</text:p>
          </table:table-cell>
          <table:table-cell office:value-type="float" office:value="253432261" calcext:value-type="float">
            <text:p>253432261</text:p>
          </table:table-cell>
          <table:table-cell office:value-type="float" office:value="674212584" calcext:value-type="float">
            <text:p>674212584</text:p>
          </table:table-cell>
          <table:table-cell office:value-type="float" office:value="975137432" calcext:value-type="float">
            <text:p>975137432</text:p>
          </table:table-cell>
          <table:table-cell office:value-type="float" office:value="972855887" calcext:value-type="float">
            <text:p>972855887</text:p>
          </table:table-cell>
          <table:table-cell office:value-type="float" office:value="779627473" calcext:value-type="float">
            <text:p>779627473</text:p>
          </table:table-cell>
        </table:table-row>
        <table:table-row table:style-name="ro1">
          <table:table-cell office:value-type="float" office:value="202851332" calcext:value-type="float">
            <text:p>202851332</text:p>
          </table:table-cell>
          <table:table-cell office:value-type="float" office:value="991537212" calcext:value-type="float">
            <text:p>991537212</text:p>
          </table:table-cell>
          <table:table-cell office:value-type="float" office:value="891775818" calcext:value-type="float">
            <text:p>891775818</text:p>
          </table:table-cell>
          <table:table-cell office:value-type="float" office:value="394318041" calcext:value-type="float">
            <text:p>394318041</text:p>
          </table:table-cell>
          <table:table-cell office:value-type="float" office:value="904764876" calcext:value-type="float">
            <text:p>904764876</text:p>
          </table:table-cell>
          <table:table-cell office:value-type="float" office:value="765067650" calcext:value-type="float">
            <text:p>765067650</text:p>
          </table:table-cell>
          <table:table-cell office:value-type="float" office:value="108450114" calcext:value-type="float">
            <text:p>108450114</text:p>
          </table:table-cell>
          <table:table-cell office:value-type="float" office:value="645418310" calcext:value-type="float">
            <text:p>645418310</text:p>
          </table:table-cell>
          <table:table-cell office:value-type="float" office:value="992766517" calcext:value-type="float">
            <text:p>992766517</text:p>
          </table:table-cell>
          <table:table-cell office:value-type="float" office:value="346205283" calcext:value-type="float">
            <text:p>346205283</text:p>
          </table:table-cell>
          <table:table-cell office:value-type="float" office:value="359938573" calcext:value-type="float">
            <text:p>359938573</text:p>
          </table:table-cell>
          <table:table-cell office:value-type="float" office:value="172630454" calcext:value-type="float">
            <text:p>172630454</text:p>
          </table:table-cell>
          <table:table-cell office:value-type="float" office:value="675963663" calcext:value-type="float">
            <text:p>675963663</text:p>
          </table:table-cell>
          <table:table-cell office:value-type="float" office:value="964251894" calcext:value-type="float">
            <text:p>964251894</text:p>
          </table:table-cell>
          <table:table-cell office:value-type="float" office:value="132838392" calcext:value-type="float">
            <text:p>132838392</text:p>
          </table:table-cell>
          <table:table-cell office:value-type="float" office:value="651745503" calcext:value-type="float">
            <text:p>651745503</text:p>
          </table:table-cell>
          <table:table-cell office:value-type="float" office:value="774767970" calcext:value-type="float">
            <text:p>774767970</text:p>
          </table:table-cell>
          <table:table-cell office:value-type="float" office:value="113131002" calcext:value-type="float">
            <text:p>113131002</text:p>
          </table:table-cell>
          <table:table-cell office:value-type="float" office:value="848311216" calcext:value-type="float">
            <text:p>848311216</text:p>
          </table:table-cell>
          <table:table-cell office:value-type="float" office:value="437493257" calcext:value-type="float">
            <text:p>437493257</text:p>
          </table:table-cell>
          <table:table-cell office:value-type="float" office:value="146945997" calcext:value-type="float">
            <text:p>146945997</text:p>
          </table:table-cell>
          <table:table-cell office:value-type="float" office:value="821349688" calcext:value-type="float">
            <text:p>821349688</text:p>
          </table:table-cell>
          <table:table-cell office:value-type="float" office:value="368168885" calcext:value-type="float">
            <text:p>368168885</text:p>
          </table:table-cell>
          <table:table-cell office:value-type="float" office:value="961718852" calcext:value-type="float">
            <text:p>961718852</text:p>
          </table:table-cell>
          <table:table-cell office:value-type="float" office:value="160524847" calcext:value-type="float">
            <text:p>160524847</text:p>
          </table:table-cell>
          <table:table-cell office:value-type="float" office:value="636465274" calcext:value-type="float">
            <text:p>636465274</text:p>
          </table:table-cell>
          <table:table-cell office:value-type="float" office:value="335907476" calcext:value-type="float">
            <text:p>335907476</text:p>
          </table:table-cell>
          <table:table-cell office:value-type="float" office:value="934900908" calcext:value-type="float">
            <text:p>934900908</text:p>
          </table:table-cell>
          <table:table-cell office:value-type="float" office:value="418739513" calcext:value-type="float">
            <text:p>418739513</text:p>
          </table:table-cell>
          <table:table-cell office:value-type="float" office:value="851638477" calcext:value-type="float">
            <text:p>851638477</text:p>
          </table:table-cell>
          <table:table-cell office:value-type="float" office:value="514389764" calcext:value-type="float">
            <text:p>514389764</text:p>
          </table:table-cell>
          <table:table-cell office:value-type="float" office:value="223976490" calcext:value-type="float">
            <text:p>223976490</text:p>
          </table:table-cell>
        </table:table-row>
        <table:table-row table:style-name="ro1">
          <table:table-cell office:value-type="float" office:value="640026896" calcext:value-type="float">
            <text:p>640026896</text:p>
          </table:table-cell>
          <table:table-cell office:value-type="float" office:value="995974968" calcext:value-type="float">
            <text:p>995974968</text:p>
          </table:table-cell>
          <table:table-cell office:value-type="float" office:value="977290868" calcext:value-type="float">
            <text:p>977290868</text:p>
          </table:table-cell>
          <table:table-cell office:value-type="float" office:value="871427940" calcext:value-type="float">
            <text:p>871427940</text:p>
          </table:table-cell>
          <table:table-cell office:value-type="float" office:value="187408241" calcext:value-type="float">
            <text:p>187408241</text:p>
          </table:table-cell>
          <table:table-cell office:value-type="float" office:value="307815915" calcext:value-type="float">
            <text:p>307815915</text:p>
          </table:table-cell>
          <table:table-cell office:value-type="float" office:value="170788188" calcext:value-type="float">
            <text:p>170788188</text:p>
          </table:table-cell>
          <table:table-cell office:value-type="float" office:value="718912253" calcext:value-type="float">
            <text:p>718912253</text:p>
          </table:table-cell>
          <table:table-cell office:value-type="float" office:value="490486800" calcext:value-type="float">
            <text:p>490486800</text:p>
          </table:table-cell>
          <table:table-cell office:value-type="float" office:value="634970018" calcext:value-type="float">
            <text:p>634970018</text:p>
          </table:table-cell>
          <table:table-cell office:value-type="float" office:value="314248474" calcext:value-type="float">
            <text:p>314248474</text:p>
          </table:table-cell>
          <table:table-cell office:value-type="float" office:value="269818256" calcext:value-type="float">
            <text:p>269818256</text:p>
          </table:table-cell>
          <table:table-cell office:value-type="float" office:value="168909573" calcext:value-type="float">
            <text:p>168909573</text:p>
          </table:table-cell>
          <table:table-cell office:value-type="float" office:value="716220962" calcext:value-type="float">
            <text:p>716220962</text:p>
          </table:table-cell>
          <table:table-cell office:value-type="float" office:value="731681005" calcext:value-type="float">
            <text:p>731681005</text:p>
          </table:table-cell>
          <table:table-cell office:value-type="float" office:value="296351661" calcext:value-type="float">
            <text:p>296351661</text:p>
          </table:table-cell>
          <table:table-cell office:value-type="float" office:value="454268218" calcext:value-type="float">
            <text:p>454268218</text:p>
          </table:table-cell>
          <table:table-cell office:value-type="float" office:value="940137233" calcext:value-type="float">
            <text:p>940137233</text:p>
          </table:table-cell>
          <table:table-cell office:value-type="float" office:value="728267507" calcext:value-type="float">
            <text:p>728267507</text:p>
          </table:table-cell>
          <table:table-cell office:value-type="float" office:value="861661713" calcext:value-type="float">
            <text:p>861661713</text:p>
          </table:table-cell>
          <table:table-cell office:value-type="float" office:value="260179446" calcext:value-type="float">
            <text:p>260179446</text:p>
          </table:table-cell>
          <table:table-cell office:value-type="float" office:value="251165369" calcext:value-type="float">
            <text:p>251165369</text:p>
          </table:table-cell>
          <table:table-cell office:value-type="float" office:value="560566945" calcext:value-type="float">
            <text:p>560566945</text:p>
          </table:table-cell>
          <table:table-cell office:value-type="float" office:value="631832369" calcext:value-type="float">
            <text:p>631832369</text:p>
          </table:table-cell>
          <table:table-cell office:value-type="float" office:value="157618360" calcext:value-type="float">
            <text:p>157618360</text:p>
          </table:table-cell>
          <table:table-cell office:value-type="float" office:value="812688106" calcext:value-type="float">
            <text:p>812688106</text:p>
          </table:table-cell>
          <table:table-cell office:value-type="float" office:value="145326175" calcext:value-type="float">
            <text:p>145326175</text:p>
          </table:table-cell>
          <table:table-cell office:value-type="float" office:value="808136681" calcext:value-type="float">
            <text:p>808136681</text:p>
          </table:table-cell>
          <table:table-cell office:value-type="float" office:value="548627652" calcext:value-type="float">
            <text:p>548627652</text:p>
          </table:table-cell>
          <table:table-cell office:value-type="float" office:value="375209619" calcext:value-type="float">
            <text:p>375209619</text:p>
          </table:table-cell>
          <table:table-cell office:value-type="float" office:value="535120177" calcext:value-type="float">
            <text:p>535120177</text:p>
          </table:table-cell>
          <table:table-cell office:value-type="float" office:value="979950523" calcext:value-type="float">
            <text:p>979950523</text:p>
          </table:table-cell>
        </table:table-row>
        <table:table-row table:style-name="ro1">
          <table:table-cell office:value-type="float" office:value="804992365" calcext:value-type="float">
            <text:p>804992365</text:p>
          </table:table-cell>
          <table:table-cell office:value-type="float" office:value="748047856" calcext:value-type="float">
            <text:p>748047856</text:p>
          </table:table-cell>
          <table:table-cell office:value-type="float" office:value="783470562" calcext:value-type="float">
            <text:p>783470562</text:p>
          </table:table-cell>
          <table:table-cell office:value-type="float" office:value="212160718" calcext:value-type="float">
            <text:p>212160718</text:p>
          </table:table-cell>
          <table:table-cell office:value-type="float" office:value="462014231" calcext:value-type="float">
            <text:p>462014231</text:p>
          </table:table-cell>
          <table:table-cell office:value-type="float" office:value="232698322" calcext:value-type="float">
            <text:p>232698322</text:p>
          </table:table-cell>
          <table:table-cell office:value-type="float" office:value="638257576" calcext:value-type="float">
            <text:p>638257576</text:p>
          </table:table-cell>
          <table:table-cell office:value-type="float" office:value="938608702" calcext:value-type="float">
            <text:p>938608702</text:p>
          </table:table-cell>
          <table:table-cell office:value-type="float" office:value="249065539" calcext:value-type="float">
            <text:p>249065539</text:p>
          </table:table-cell>
          <table:table-cell office:value-type="float" office:value="975114963" calcext:value-type="float">
            <text:p>975114963</text:p>
          </table:table-cell>
          <table:table-cell office:value-type="float" office:value="530602638" calcext:value-type="float">
            <text:p>530602638</text:p>
          </table:table-cell>
          <table:table-cell office:value-type="float" office:value="116295803" calcext:value-type="float">
            <text:p>116295803</text:p>
          </table:table-cell>
          <table:table-cell office:value-type="float" office:value="780110136" calcext:value-type="float">
            <text:p>780110136</text:p>
          </table:table-cell>
          <table:table-cell office:value-type="float" office:value="975878066" calcext:value-type="float">
            <text:p>975878066</text:p>
          </table:table-cell>
          <table:table-cell office:value-type="float" office:value="209488251" calcext:value-type="float">
            <text:p>209488251</text:p>
          </table:table-cell>
          <table:table-cell office:value-type="float" office:value="691161972" calcext:value-type="float">
            <text:p>691161972</text:p>
          </table:table-cell>
          <table:table-cell office:value-type="float" office:value="616894307" calcext:value-type="float">
            <text:p>616894307</text:p>
          </table:table-cell>
          <table:table-cell office:value-type="float" office:value="932508399" calcext:value-type="float">
            <text:p>932508399</text:p>
          </table:table-cell>
          <table:table-cell office:value-type="float" office:value="166331865" calcext:value-type="float">
            <text:p>166331865</text:p>
          </table:table-cell>
          <table:table-cell office:value-type="float" office:value="527603920" calcext:value-type="float">
            <text:p>527603920</text:p>
          </table:table-cell>
          <table:table-cell office:value-type="float" office:value="297806844" calcext:value-type="float">
            <text:p>297806844</text:p>
          </table:table-cell>
          <table:table-cell office:value-type="float" office:value="438171862" calcext:value-type="float">
            <text:p>438171862</text:p>
          </table:table-cell>
          <table:table-cell office:value-type="float" office:value="240416269" calcext:value-type="float">
            <text:p>240416269</text:p>
          </table:table-cell>
          <table:table-cell office:value-type="float" office:value="913962174" calcext:value-type="float">
            <text:p>913962174</text:p>
          </table:table-cell>
          <table:table-cell office:value-type="float" office:value="401488023" calcext:value-type="float">
            <text:p>401488023</text:p>
          </table:table-cell>
          <table:table-cell office:value-type="float" office:value="651464729" calcext:value-type="float">
            <text:p>651464729</text:p>
          </table:table-cell>
          <table:table-cell office:value-type="float" office:value="633863690" calcext:value-type="float">
            <text:p>633863690</text:p>
          </table:table-cell>
          <table:table-cell office:value-type="float" office:value="963998113" calcext:value-type="float">
            <text:p>963998113</text:p>
          </table:table-cell>
          <table:table-cell office:value-type="float" office:value="162103542" calcext:value-type="float">
            <text:p>162103542</text:p>
          </table:table-cell>
          <table:table-cell office:value-type="float" office:value="543688161" calcext:value-type="float">
            <text:p>543688161</text:p>
          </table:table-cell>
          <table:table-cell office:value-type="float" office:value="559350884" calcext:value-type="float">
            <text:p>559350884</text:p>
          </table:table-cell>
          <table:table-cell office:value-type="float" office:value="535638959" calcext:value-type="float">
            <text:p>535638959</text:p>
          </table:table-cell>
        </table:table-row>
        <table:table-row table:style-name="ro1">
          <table:table-cell office:value-type="float" office:value="274079506" calcext:value-type="float">
            <text:p>274079506</text:p>
          </table:table-cell>
          <table:table-cell office:value-type="float" office:value="899292475" calcext:value-type="float">
            <text:p>899292475</text:p>
          </table:table-cell>
          <table:table-cell office:value-type="float" office:value="993804687" calcext:value-type="float">
            <text:p>993804687</text:p>
          </table:table-cell>
          <table:table-cell office:value-type="float" office:value="618781164" calcext:value-type="float">
            <text:p>618781164</text:p>
          </table:table-cell>
          <table:table-cell office:value-type="float" office:value="317906317" calcext:value-type="float">
            <text:p>317906317</text:p>
          </table:table-cell>
          <table:table-cell office:value-type="float" office:value="788119067" calcext:value-type="float">
            <text:p>788119067</text:p>
          </table:table-cell>
          <table:table-cell office:value-type="float" office:value="990625085" calcext:value-type="float">
            <text:p>990625085</text:p>
          </table:table-cell>
          <table:table-cell office:value-type="float" office:value="688963620" calcext:value-type="float">
            <text:p>688963620</text:p>
          </table:table-cell>
          <table:table-cell office:value-type="float" office:value="605222127" calcext:value-type="float">
            <text:p>605222127</text:p>
          </table:table-cell>
          <table:table-cell office:value-type="float" office:value="370981302" calcext:value-type="float">
            <text:p>370981302</text:p>
          </table:table-cell>
          <table:table-cell office:value-type="float" office:value="697525663" calcext:value-type="float">
            <text:p>697525663</text:p>
          </table:table-cell>
          <table:table-cell office:value-type="float" office:value="733468458" calcext:value-type="float">
            <text:p>733468458</text:p>
          </table:table-cell>
          <table:table-cell office:value-type="float" office:value="988122573" calcext:value-type="float">
            <text:p>988122573</text:p>
          </table:table-cell>
          <table:table-cell office:value-type="float" office:value="641450394" calcext:value-type="float">
            <text:p>641450394</text:p>
          </table:table-cell>
          <table:table-cell office:value-type="float" office:value="421871181" calcext:value-type="float">
            <text:p>421871181</text:p>
          </table:table-cell>
          <table:table-cell office:value-type="float" office:value="543489965" calcext:value-type="float">
            <text:p>543489965</text:p>
          </table:table-cell>
          <table:table-cell office:value-type="float" office:value="946820744" calcext:value-type="float">
            <text:p>946820744</text:p>
          </table:table-cell>
          <table:table-cell office:value-type="float" office:value="157948904" calcext:value-type="float">
            <text:p>157948904</text:p>
          </table:table-cell>
          <table:table-cell office:value-type="float" office:value="770092272" calcext:value-type="float">
            <text:p>770092272</text:p>
          </table:table-cell>
          <table:table-cell office:value-type="float" office:value="434650872" calcext:value-type="float">
            <text:p>434650872</text:p>
          </table:table-cell>
          <table:table-cell office:value-type="float" office:value="962847282" calcext:value-type="float">
            <text:p>962847282</text:p>
          </table:table-cell>
          <table:table-cell office:value-type="float" office:value="244470814" calcext:value-type="float">
            <text:p>244470814</text:p>
          </table:table-cell>
          <table:table-cell office:value-type="float" office:value="869057772" calcext:value-type="float">
            <text:p>869057772</text:p>
          </table:table-cell>
          <table:table-cell office:value-type="float" office:value="993592875" calcext:value-type="float">
            <text:p>993592875</text:p>
          </table:table-cell>
          <table:table-cell office:value-type="float" office:value="350552631" calcext:value-type="float">
            <text:p>350552631</text:p>
          </table:table-cell>
          <table:table-cell office:value-type="float" office:value="398711747" calcext:value-type="float">
            <text:p>398711747</text:p>
          </table:table-cell>
          <table:table-cell office:value-type="float" office:value="138122505" calcext:value-type="float">
            <text:p>138122505</text:p>
          </table:table-cell>
          <table:table-cell office:value-type="float" office:value="120618355" calcext:value-type="float">
            <text:p>120618355</text:p>
          </table:table-cell>
          <table:table-cell office:value-type="float" office:value="414929350" calcext:value-type="float">
            <text:p>414929350</text:p>
          </table:table-cell>
          <table:table-cell office:value-type="float" office:value="411742757" calcext:value-type="float">
            <text:p>411742757</text:p>
          </table:table-cell>
          <table:table-cell office:value-type="float" office:value="243276987" calcext:value-type="float">
            <text:p>243276987</text:p>
          </table:table-cell>
          <table:table-cell office:value-type="float" office:value="159426001" calcext:value-type="float">
            <text:p>159426001</text:p>
          </table:table-cell>
        </table:table-row>
        <table:table-row table:style-name="ro1">
          <table:table-cell office:value-type="float" office:value="440226712" calcext:value-type="float">
            <text:p>440226712</text:p>
          </table:table-cell>
          <table:table-cell office:value-type="float" office:value="904025405" calcext:value-type="float">
            <text:p>904025405</text:p>
          </table:table-cell>
          <table:table-cell office:value-type="float" office:value="445717446" calcext:value-type="float">
            <text:p>445717446</text:p>
          </table:table-cell>
          <table:table-cell office:value-type="float" office:value="118936058" calcext:value-type="float">
            <text:p>118936058</text:p>
          </table:table-cell>
          <table:table-cell office:value-type="float" office:value="688731329" calcext:value-type="float">
            <text:p>688731329</text:p>
          </table:table-cell>
          <table:table-cell office:value-type="float" office:value="788799259" calcext:value-type="float">
            <text:p>788799259</text:p>
          </table:table-cell>
          <table:table-cell office:value-type="float" office:value="677432567" calcext:value-type="float">
            <text:p>677432567</text:p>
          </table:table-cell>
          <table:table-cell office:value-type="float" office:value="718847324" calcext:value-type="float">
            <text:p>718847324</text:p>
          </table:table-cell>
          <table:table-cell office:value-type="float" office:value="707711671" calcext:value-type="float">
            <text:p>707711671</text:p>
          </table:table-cell>
          <table:table-cell office:value-type="float" office:value="704076707" calcext:value-type="float">
            <text:p>704076707</text:p>
          </table:table-cell>
          <table:table-cell office:value-type="float" office:value="559283018" calcext:value-type="float">
            <text:p>559283018</text:p>
          </table:table-cell>
          <table:table-cell office:value-type="float" office:value="106046800" calcext:value-type="float">
            <text:p>106046800</text:p>
          </table:table-cell>
          <table:table-cell office:value-type="float" office:value="483645416" calcext:value-type="float">
            <text:p>483645416</text:p>
          </table:table-cell>
          <table:table-cell office:value-type="float" office:value="475491355" calcext:value-type="float">
            <text:p>475491355</text:p>
          </table:table-cell>
          <table:table-cell office:value-type="float" office:value="194594950" calcext:value-type="float">
            <text:p>194594950</text:p>
          </table:table-cell>
          <table:table-cell office:value-type="float" office:value="702429785" calcext:value-type="float">
            <text:p>702429785</text:p>
          </table:table-cell>
          <table:table-cell office:value-type="float" office:value="318774420" calcext:value-type="float">
            <text:p>318774420</text:p>
          </table:table-cell>
          <table:table-cell office:value-type="float" office:value="305867475" calcext:value-type="float">
            <text:p>305867475</text:p>
          </table:table-cell>
          <table:table-cell office:value-type="float" office:value="524026706" calcext:value-type="float">
            <text:p>524026706</text:p>
          </table:table-cell>
          <table:table-cell office:value-type="float" office:value="314797366" calcext:value-type="float">
            <text:p>314797366</text:p>
          </table:table-cell>
          <table:table-cell office:value-type="float" office:value="164429430" calcext:value-type="float">
            <text:p>164429430</text:p>
          </table:table-cell>
          <table:table-cell office:value-type="float" office:value="316826260" calcext:value-type="float">
            <text:p>316826260</text:p>
          </table:table-cell>
          <table:table-cell office:value-type="float" office:value="409062948" calcext:value-type="float">
            <text:p>409062948</text:p>
          </table:table-cell>
          <table:table-cell office:value-type="float" office:value="702275651" calcext:value-type="float">
            <text:p>702275651</text:p>
          </table:table-cell>
          <table:table-cell office:value-type="float" office:value="194249424" calcext:value-type="float">
            <text:p>194249424</text:p>
          </table:table-cell>
          <table:table-cell office:value-type="float" office:value="695926226" calcext:value-type="float">
            <text:p>695926226</text:p>
          </table:table-cell>
          <table:table-cell office:value-type="float" office:value="472229941" calcext:value-type="float">
            <text:p>472229941</text:p>
          </table:table-cell>
          <table:table-cell office:value-type="float" office:value="494833588" calcext:value-type="float">
            <text:p>494833588</text:p>
          </table:table-cell>
          <table:table-cell office:value-type="float" office:value="106266767" calcext:value-type="float">
            <text:p>106266767</text:p>
          </table:table-cell>
          <table:table-cell office:value-type="float" office:value="617039079" calcext:value-type="float">
            <text:p>617039079</text:p>
          </table:table-cell>
          <table:table-cell office:value-type="float" office:value="768883030" calcext:value-type="float">
            <text:p>768883030</text:p>
          </table:table-cell>
          <table:table-cell office:value-type="float" office:value="954712302" calcext:value-type="float">
            <text:p>954712302</text:p>
          </table:table-cell>
        </table:table-row>
        <table:table-row table:style-name="ro1">
          <table:table-cell office:value-type="float" office:value="685960405" calcext:value-type="float">
            <text:p>685960405</text:p>
          </table:table-cell>
          <table:table-cell office:value-type="float" office:value="936639843" calcext:value-type="float">
            <text:p>936639843</text:p>
          </table:table-cell>
          <table:table-cell office:value-type="float" office:value="745048577" calcext:value-type="float">
            <text:p>745048577</text:p>
          </table:table-cell>
          <table:table-cell office:value-type="float" office:value="544126938" calcext:value-type="float">
            <text:p>544126938</text:p>
          </table:table-cell>
          <table:table-cell office:value-type="float" office:value="669413211" calcext:value-type="float">
            <text:p>669413211</text:p>
          </table:table-cell>
          <table:table-cell office:value-type="float" office:value="701430288" calcext:value-type="float">
            <text:p>701430288</text:p>
          </table:table-cell>
          <table:table-cell office:value-type="float" office:value="997681599" calcext:value-type="float">
            <text:p>997681599</text:p>
          </table:table-cell>
          <table:table-cell office:value-type="float" office:value="159709878" calcext:value-type="float">
            <text:p>159709878</text:p>
          </table:table-cell>
          <table:table-cell office:value-type="float" office:value="273419346" calcext:value-type="float">
            <text:p>273419346</text:p>
          </table:table-cell>
          <table:table-cell office:value-type="float" office:value="499756612" calcext:value-type="float">
            <text:p>499756612</text:p>
          </table:table-cell>
          <table:table-cell office:value-type="float" office:value="927592183" calcext:value-type="float">
            <text:p>927592183</text:p>
          </table:table-cell>
          <table:table-cell office:value-type="float" office:value="342721233" calcext:value-type="float">
            <text:p>342721233</text:p>
          </table:table-cell>
          <table:table-cell office:value-type="float" office:value="460525021" calcext:value-type="float">
            <text:p>460525021</text:p>
          </table:table-cell>
          <table:table-cell office:value-type="float" office:value="162607967" calcext:value-type="float">
            <text:p>162607967</text:p>
          </table:table-cell>
          <table:table-cell office:value-type="float" office:value="995149589" calcext:value-type="float">
            <text:p>995149589</text:p>
          </table:table-cell>
          <table:table-cell office:value-type="float" office:value="719472603" calcext:value-type="float">
            <text:p>719472603</text:p>
          </table:table-cell>
          <table:table-cell office:value-type="float" office:value="551899010" calcext:value-type="float">
            <text:p>551899010</text:p>
          </table:table-cell>
          <table:table-cell office:value-type="float" office:value="275350611" calcext:value-type="float">
            <text:p>275350611</text:p>
          </table:table-cell>
          <table:table-cell office:value-type="float" office:value="320795553" calcext:value-type="float">
            <text:p>320795553</text:p>
          </table:table-cell>
          <table:table-cell office:value-type="float" office:value="693497504" calcext:value-type="float">
            <text:p>693497504</text:p>
          </table:table-cell>
          <table:table-cell office:value-type="float" office:value="780686520" calcext:value-type="float">
            <text:p>780686520</text:p>
          </table:table-cell>
          <table:table-cell office:value-type="float" office:value="846301842" calcext:value-type="float">
            <text:p>846301842</text:p>
          </table:table-cell>
          <table:table-cell office:value-type="float" office:value="468736292" calcext:value-type="float">
            <text:p>468736292</text:p>
          </table:table-cell>
          <table:table-cell office:value-type="float" office:value="920815677" calcext:value-type="float">
            <text:p>920815677</text:p>
          </table:table-cell>
          <table:table-cell office:value-type="float" office:value="813248322" calcext:value-type="float">
            <text:p>813248322</text:p>
          </table:table-cell>
          <table:table-cell office:value-type="float" office:value="925944617" calcext:value-type="float">
            <text:p>925944617</text:p>
          </table:table-cell>
          <table:table-cell office:value-type="float" office:value="357515250" calcext:value-type="float">
            <text:p>357515250</text:p>
          </table:table-cell>
          <table:table-cell office:value-type="float" office:value="524519489" calcext:value-type="float">
            <text:p>524519489</text:p>
          </table:table-cell>
          <table:table-cell office:value-type="float" office:value="281565646" calcext:value-type="float">
            <text:p>281565646</text:p>
          </table:table-cell>
          <table:table-cell office:value-type="float" office:value="826368520" calcext:value-type="float">
            <text:p>826368520</text:p>
          </table:table-cell>
          <table:table-cell office:value-type="float" office:value="890737075" calcext:value-type="float">
            <text:p>890737075</text:p>
          </table:table-cell>
          <table:table-cell office:value-type="float" office:value="274222976" calcext:value-type="float">
            <text:p>274222976</text:p>
          </table:table-cell>
        </table:table-row>
        <table:table-row table:style-name="ro1">
          <table:table-cell office:value-type="float" office:value="724467006" calcext:value-type="float">
            <text:p>724467006</text:p>
          </table:table-cell>
          <table:table-cell office:value-type="float" office:value="184994893" calcext:value-type="float">
            <text:p>184994893</text:p>
          </table:table-cell>
          <table:table-cell office:value-type="float" office:value="210191721" calcext:value-type="float">
            <text:p>210191721</text:p>
          </table:table-cell>
          <table:table-cell office:value-type="float" office:value="133433298" calcext:value-type="float">
            <text:p>133433298</text:p>
          </table:table-cell>
          <table:table-cell office:value-type="float" office:value="235036217" calcext:value-type="float">
            <text:p>235036217</text:p>
          </table:table-cell>
          <table:table-cell office:value-type="float" office:value="881648168" calcext:value-type="float">
            <text:p>881648168</text:p>
          </table:table-cell>
          <table:table-cell office:value-type="float" office:value="719963204" calcext:value-type="float">
            <text:p>719963204</text:p>
          </table:table-cell>
          <table:table-cell office:value-type="float" office:value="447487935" calcext:value-type="float">
            <text:p>447487935</text:p>
          </table:table-cell>
          <table:table-cell office:value-type="float" office:value="700411304" calcext:value-type="float">
            <text:p>700411304</text:p>
          </table:table-cell>
          <table:table-cell office:value-type="float" office:value="491755707" calcext:value-type="float">
            <text:p>491755707</text:p>
          </table:table-cell>
          <table:table-cell office:value-type="float" office:value="358823027" calcext:value-type="float">
            <text:p>358823027</text:p>
          </table:table-cell>
          <table:table-cell office:value-type="float" office:value="273636768" calcext:value-type="float">
            <text:p>273636768</text:p>
          </table:table-cell>
          <table:table-cell office:value-type="float" office:value="486613826" calcext:value-type="float">
            <text:p>486613826</text:p>
          </table:table-cell>
          <table:table-cell office:value-type="float" office:value="635905845" calcext:value-type="float">
            <text:p>635905845</text:p>
          </table:table-cell>
          <table:table-cell office:value-type="float" office:value="744122662" calcext:value-type="float">
            <text:p>744122662</text:p>
          </table:table-cell>
          <table:table-cell office:value-type="float" office:value="354891812" calcext:value-type="float">
            <text:p>354891812</text:p>
          </table:table-cell>
          <table:table-cell office:value-type="float" office:value="113542342" calcext:value-type="float">
            <text:p>113542342</text:p>
          </table:table-cell>
          <table:table-cell office:value-type="float" office:value="162551456" calcext:value-type="float">
            <text:p>162551456</text:p>
          </table:table-cell>
          <table:table-cell office:value-type="float" office:value="130982175" calcext:value-type="float">
            <text:p>130982175</text:p>
          </table:table-cell>
          <table:table-cell office:value-type="float" office:value="761487191" calcext:value-type="float">
            <text:p>761487191</text:p>
          </table:table-cell>
          <table:table-cell office:value-type="float" office:value="343828096" calcext:value-type="float">
            <text:p>343828096</text:p>
          </table:table-cell>
          <table:table-cell office:value-type="float" office:value="486263053" calcext:value-type="float">
            <text:p>486263053</text:p>
          </table:table-cell>
          <table:table-cell office:value-type="float" office:value="864106932" calcext:value-type="float">
            <text:p>864106932</text:p>
          </table:table-cell>
          <table:table-cell office:value-type="float" office:value="217533781" calcext:value-type="float">
            <text:p>217533781</text:p>
          </table:table-cell>
          <table:table-cell office:value-type="float" office:value="606987343" calcext:value-type="float">
            <text:p>606987343</text:p>
          </table:table-cell>
          <table:table-cell office:value-type="float" office:value="824263586" calcext:value-type="float">
            <text:p>824263586</text:p>
          </table:table-cell>
          <table:table-cell office:value-type="float" office:value="734583151" calcext:value-type="float">
            <text:p>734583151</text:p>
          </table:table-cell>
          <table:table-cell office:value-type="float" office:value="606274916" calcext:value-type="float">
            <text:p>606274916</text:p>
          </table:table-cell>
          <table:table-cell office:value-type="float" office:value="861358916" calcext:value-type="float">
            <text:p>861358916</text:p>
          </table:table-cell>
          <table:table-cell office:value-type="float" office:value="174392991" calcext:value-type="float">
            <text:p>174392991</text:p>
          </table:table-cell>
          <table:table-cell office:value-type="float" office:value="428689873" calcext:value-type="float">
            <text:p>428689873</text:p>
          </table:table-cell>
          <table:table-cell office:value-type="float" office:value="367604630" calcext:value-type="float">
            <text:p>367604630</text:p>
          </table:table-cell>
        </table:table-row>
        <table:table-row table:style-name="ro1">
          <table:table-cell office:value-type="float" office:value="947943341" calcext:value-type="float">
            <text:p>947943341</text:p>
          </table:table-cell>
          <table:table-cell office:value-type="float" office:value="906936764" calcext:value-type="float">
            <text:p>906936764</text:p>
          </table:table-cell>
          <table:table-cell office:value-type="float" office:value="509612815" calcext:value-type="float">
            <text:p>509612815</text:p>
          </table:table-cell>
          <table:table-cell office:value-type="float" office:value="885764395" calcext:value-type="float">
            <text:p>885764395</text:p>
          </table:table-cell>
          <table:table-cell office:value-type="float" office:value="243143438" calcext:value-type="float">
            <text:p>243143438</text:p>
          </table:table-cell>
          <table:table-cell office:value-type="float" office:value="915019008" calcext:value-type="float">
            <text:p>915019008</text:p>
          </table:table-cell>
          <table:table-cell office:value-type="float" office:value="798712482" calcext:value-type="float">
            <text:p>798712482</text:p>
          </table:table-cell>
          <table:table-cell office:value-type="float" office:value="337922109" calcext:value-type="float">
            <text:p>337922109</text:p>
          </table:table-cell>
          <table:table-cell office:value-type="float" office:value="997966174" calcext:value-type="float">
            <text:p>997966174</text:p>
          </table:table-cell>
          <table:table-cell office:value-type="float" office:value="434844265" calcext:value-type="float">
            <text:p>434844265</text:p>
          </table:table-cell>
          <table:table-cell office:value-type="float" office:value="159761196" calcext:value-type="float">
            <text:p>159761196</text:p>
          </table:table-cell>
          <table:table-cell office:value-type="float" office:value="755498438" calcext:value-type="float">
            <text:p>755498438</text:p>
          </table:table-cell>
          <table:table-cell office:value-type="float" office:value="810858298" calcext:value-type="float">
            <text:p>810858298</text:p>
          </table:table-cell>
          <table:table-cell office:value-type="float" office:value="735185102" calcext:value-type="float">
            <text:p>735185102</text:p>
          </table:table-cell>
          <table:table-cell office:value-type="float" office:value="400664047" calcext:value-type="float">
            <text:p>400664047</text:p>
          </table:table-cell>
          <table:table-cell office:value-type="float" office:value="286262520" calcext:value-type="float">
            <text:p>286262520</text:p>
          </table:table-cell>
          <table:table-cell office:value-type="float" office:value="363999254" calcext:value-type="float">
            <text:p>363999254</text:p>
          </table:table-cell>
          <table:table-cell office:value-type="float" office:value="562428843" calcext:value-type="float">
            <text:p>562428843</text:p>
          </table:table-cell>
          <table:table-cell office:value-type="float" office:value="419451331" calcext:value-type="float">
            <text:p>419451331</text:p>
          </table:table-cell>
          <table:table-cell office:value-type="float" office:value="514373281" calcext:value-type="float">
            <text:p>514373281</text:p>
          </table:table-cell>
          <table:table-cell office:value-type="float" office:value="594877877" calcext:value-type="float">
            <text:p>594877877</text:p>
          </table:table-cell>
          <table:table-cell office:value-type="float" office:value="383844053" calcext:value-type="float">
            <text:p>383844053</text:p>
          </table:table-cell>
          <table:table-cell office:value-type="float" office:value="365780210" calcext:value-type="float">
            <text:p>365780210</text:p>
          </table:table-cell>
          <table:table-cell office:value-type="float" office:value="531904060" calcext:value-type="float">
            <text:p>531904060</text:p>
          </table:table-cell>
          <table:table-cell office:value-type="float" office:value="212013567" calcext:value-type="float">
            <text:p>212013567</text:p>
          </table:table-cell>
          <table:table-cell office:value-type="float" office:value="692090904" calcext:value-type="float">
            <text:p>692090904</text:p>
          </table:table-cell>
          <table:table-cell office:value-type="float" office:value="370043835" calcext:value-type="float">
            <text:p>370043835</text:p>
          </table:table-cell>
          <table:table-cell office:value-type="float" office:value="676211567" calcext:value-type="float">
            <text:p>676211567</text:p>
          </table:table-cell>
          <table:table-cell office:value-type="float" office:value="503923410" calcext:value-type="float">
            <text:p>503923410</text:p>
          </table:table-cell>
          <table:table-cell office:value-type="float" office:value="241009838" calcext:value-type="float">
            <text:p>241009838</text:p>
          </table:table-cell>
          <table:table-cell office:value-type="float" office:value="622967295" calcext:value-type="float">
            <text:p>622967295</text:p>
          </table:table-cell>
          <table:table-cell office:value-type="float" office:value="736524658" calcext:value-type="float">
            <text:p>736524658</text:p>
          </table:table-cell>
        </table:table-row>
        <table:table-row table:style-name="ro1">
          <table:table-cell office:value-type="float" office:value="160074039" calcext:value-type="float">
            <text:p>160074039</text:p>
          </table:table-cell>
          <table:table-cell office:value-type="float" office:value="141809764" calcext:value-type="float">
            <text:p>141809764</text:p>
          </table:table-cell>
          <table:table-cell office:value-type="float" office:value="814558888" calcext:value-type="float">
            <text:p>814558888</text:p>
          </table:table-cell>
          <table:table-cell office:value-type="float" office:value="138357085" calcext:value-type="float">
            <text:p>138357085</text:p>
          </table:table-cell>
          <table:table-cell office:value-type="float" office:value="721376407" calcext:value-type="float">
            <text:p>721376407</text:p>
          </table:table-cell>
          <table:table-cell office:value-type="float" office:value="790402344" calcext:value-type="float">
            <text:p>790402344</text:p>
          </table:table-cell>
          <table:table-cell office:value-type="float" office:value="807893401" calcext:value-type="float">
            <text:p>807893401</text:p>
          </table:table-cell>
          <table:table-cell office:value-type="float" office:value="466021539" calcext:value-type="float">
            <text:p>466021539</text:p>
          </table:table-cell>
          <table:table-cell office:value-type="float" office:value="280746065" calcext:value-type="float">
            <text:p>280746065</text:p>
          </table:table-cell>
          <table:table-cell office:value-type="float" office:value="338653122" calcext:value-type="float">
            <text:p>338653122</text:p>
          </table:table-cell>
          <table:table-cell office:value-type="float" office:value="872457371" calcext:value-type="float">
            <text:p>872457371</text:p>
          </table:table-cell>
          <table:table-cell office:value-type="float" office:value="944536575" calcext:value-type="float">
            <text:p>944536575</text:p>
          </table:table-cell>
          <table:table-cell office:value-type="float" office:value="349428708" calcext:value-type="float">
            <text:p>349428708</text:p>
          </table:table-cell>
          <table:table-cell office:value-type="float" office:value="328658050" calcext:value-type="float">
            <text:p>328658050</text:p>
          </table:table-cell>
          <table:table-cell office:value-type="float" office:value="142305182" calcext:value-type="float">
            <text:p>142305182</text:p>
          </table:table-cell>
          <table:table-cell office:value-type="float" office:value="328444388" calcext:value-type="float">
            <text:p>328444388</text:p>
          </table:table-cell>
          <table:table-cell office:value-type="float" office:value="674475940" calcext:value-type="float">
            <text:p>674475940</text:p>
          </table:table-cell>
          <table:table-cell office:value-type="float" office:value="277652254" calcext:value-type="float">
            <text:p>277652254</text:p>
          </table:table-cell>
          <table:table-cell office:value-type="float" office:value="171949993" calcext:value-type="float">
            <text:p>171949993</text:p>
          </table:table-cell>
          <table:table-cell office:value-type="float" office:value="141105478" calcext:value-type="float">
            <text:p>141105478</text:p>
          </table:table-cell>
          <table:table-cell office:value-type="float" office:value="940067035" calcext:value-type="float">
            <text:p>940067035</text:p>
          </table:table-cell>
          <table:table-cell office:value-type="float" office:value="639784165" calcext:value-type="float">
            <text:p>639784165</text:p>
          </table:table-cell>
          <table:table-cell office:value-type="float" office:value="365473580" calcext:value-type="float">
            <text:p>365473580</text:p>
          </table:table-cell>
          <table:table-cell office:value-type="float" office:value="618635155" calcext:value-type="float">
            <text:p>618635155</text:p>
          </table:table-cell>
          <table:table-cell office:value-type="float" office:value="824873349" calcext:value-type="float">
            <text:p>824873349</text:p>
          </table:table-cell>
          <table:table-cell office:value-type="float" office:value="958726385" calcext:value-type="float">
            <text:p>958726385</text:p>
          </table:table-cell>
          <table:table-cell office:value-type="float" office:value="866622469" calcext:value-type="float">
            <text:p>866622469</text:p>
          </table:table-cell>
          <table:table-cell office:value-type="float" office:value="920767131" calcext:value-type="float">
            <text:p>920767131</text:p>
          </table:table-cell>
          <table:table-cell office:value-type="float" office:value="803386416" calcext:value-type="float">
            <text:p>803386416</text:p>
          </table:table-cell>
          <table:table-cell office:value-type="float" office:value="647990455" calcext:value-type="float">
            <text:p>647990455</text:p>
          </table:table-cell>
          <table:table-cell office:value-type="float" office:value="525915277" calcext:value-type="float">
            <text:p>525915277</text:p>
          </table:table-cell>
          <table:table-cell office:value-type="float" office:value="174705317" calcext:value-type="float">
            <text:p>174705317</text:p>
          </table:table-cell>
        </table:table-row>
        <table:table-row table:style-name="ro1">
          <table:table-cell office:value-type="float" office:value="888898725" calcext:value-type="float">
            <text:p>888898725</text:p>
          </table:table-cell>
          <table:table-cell office:value-type="float" office:value="522303756" calcext:value-type="float">
            <text:p>522303756</text:p>
          </table:table-cell>
          <table:table-cell office:value-type="float" office:value="215942173" calcext:value-type="float">
            <text:p>215942173</text:p>
          </table:table-cell>
          <table:table-cell office:value-type="float" office:value="765466400" calcext:value-type="float">
            <text:p>765466400</text:p>
          </table:table-cell>
          <table:table-cell office:value-type="float" office:value="408407114" calcext:value-type="float">
            <text:p>408407114</text:p>
          </table:table-cell>
          <table:table-cell office:value-type="float" office:value="343284032" calcext:value-type="float">
            <text:p>343284032</text:p>
          </table:table-cell>
          <table:table-cell office:value-type="float" office:value="926312875" calcext:value-type="float">
            <text:p>926312875</text:p>
          </table:table-cell>
          <table:table-cell office:value-type="float" office:value="919459362" calcext:value-type="float">
            <text:p>919459362</text:p>
          </table:table-cell>
          <table:table-cell office:value-type="float" office:value="208820277" calcext:value-type="float">
            <text:p>208820277</text:p>
          </table:table-cell>
          <table:table-cell office:value-type="float" office:value="937512743" calcext:value-type="float">
            <text:p>937512743</text:p>
          </table:table-cell>
          <table:table-cell office:value-type="float" office:value="154236838" calcext:value-type="float">
            <text:p>154236838</text:p>
          </table:table-cell>
          <table:table-cell office:value-type="float" office:value="472238775" calcext:value-type="float">
            <text:p>472238775</text:p>
          </table:table-cell>
          <table:table-cell office:value-type="float" office:value="148890218" calcext:value-type="float">
            <text:p>148890218</text:p>
          </table:table-cell>
          <table:table-cell office:value-type="float" office:value="116984752" calcext:value-type="float">
            <text:p>116984752</text:p>
          </table:table-cell>
          <table:table-cell office:value-type="float" office:value="825999570" calcext:value-type="float">
            <text:p>825999570</text:p>
          </table:table-cell>
          <table:table-cell office:value-type="float" office:value="754791616" calcext:value-type="float">
            <text:p>754791616</text:p>
          </table:table-cell>
          <table:table-cell office:value-type="float" office:value="146606982" calcext:value-type="float">
            <text:p>146606982</text:p>
          </table:table-cell>
          <table:table-cell office:value-type="float" office:value="692285115" calcext:value-type="float">
            <text:p>692285115</text:p>
          </table:table-cell>
          <table:table-cell office:value-type="float" office:value="261445800" calcext:value-type="float">
            <text:p>261445800</text:p>
          </table:table-cell>
          <table:table-cell office:value-type="float" office:value="275669615" calcext:value-type="float">
            <text:p>275669615</text:p>
          </table:table-cell>
          <table:table-cell office:value-type="float" office:value="428390062" calcext:value-type="float">
            <text:p>428390062</text:p>
          </table:table-cell>
          <table:table-cell office:value-type="float" office:value="413367709" calcext:value-type="float">
            <text:p>413367709</text:p>
          </table:table-cell>
          <table:table-cell office:value-type="float" office:value="506802038" calcext:value-type="float">
            <text:p>506802038</text:p>
          </table:table-cell>
          <table:table-cell office:value-type="float" office:value="296320626" calcext:value-type="float">
            <text:p>296320626</text:p>
          </table:table-cell>
          <table:table-cell office:value-type="float" office:value="251584754" calcext:value-type="float">
            <text:p>251584754</text:p>
          </table:table-cell>
          <table:table-cell office:value-type="float" office:value="462494271" calcext:value-type="float">
            <text:p>462494271</text:p>
          </table:table-cell>
          <table:table-cell office:value-type="float" office:value="543262390" calcext:value-type="float">
            <text:p>543262390</text:p>
          </table:table-cell>
          <table:table-cell office:value-type="float" office:value="752024584" calcext:value-type="float">
            <text:p>752024584</text:p>
          </table:table-cell>
          <table:table-cell office:value-type="float" office:value="765747277" calcext:value-type="float">
            <text:p>765747277</text:p>
          </table:table-cell>
          <table:table-cell office:value-type="float" office:value="449803472" calcext:value-type="float">
            <text:p>449803472</text:p>
          </table:table-cell>
          <table:table-cell office:value-type="float" office:value="814996553" calcext:value-type="float">
            <text:p>814996553</text:p>
          </table:table-cell>
          <table:table-cell office:value-type="float" office:value="303079324" calcext:value-type="float">
            <text:p>303079324</text:p>
          </table:table-cell>
        </table:table-row>
        <table:table-row table:style-name="ro1">
          <table:table-cell office:value-type="float" office:value="523585218" calcext:value-type="float">
            <text:p>523585218</text:p>
          </table:table-cell>
          <table:table-cell office:value-type="float" office:value="269008315" calcext:value-type="float">
            <text:p>269008315</text:p>
          </table:table-cell>
          <table:table-cell office:value-type="float" office:value="851501646" calcext:value-type="float">
            <text:p>851501646</text:p>
          </table:table-cell>
          <table:table-cell office:value-type="float" office:value="541302275" calcext:value-type="float">
            <text:p>541302275</text:p>
          </table:table-cell>
          <table:table-cell office:value-type="float" office:value="548712550" calcext:value-type="float">
            <text:p>548712550</text:p>
          </table:table-cell>
          <table:table-cell office:value-type="float" office:value="149186038" calcext:value-type="float">
            <text:p>149186038</text:p>
          </table:table-cell>
          <table:table-cell office:value-type="float" office:value="913861021" calcext:value-type="float">
            <text:p>913861021</text:p>
          </table:table-cell>
          <table:table-cell office:value-type="float" office:value="110678881" calcext:value-type="float">
            <text:p>110678881</text:p>
          </table:table-cell>
          <table:table-cell office:value-type="float" office:value="259756445" calcext:value-type="float">
            <text:p>259756445</text:p>
          </table:table-cell>
          <table:table-cell office:value-type="float" office:value="382059921" calcext:value-type="float">
            <text:p>382059921</text:p>
          </table:table-cell>
          <table:table-cell office:value-type="float" office:value="701960435" calcext:value-type="float">
            <text:p>701960435</text:p>
          </table:table-cell>
          <table:table-cell office:value-type="float" office:value="633813428" calcext:value-type="float">
            <text:p>633813428</text:p>
          </table:table-cell>
          <table:table-cell office:value-type="float" office:value="518014029" calcext:value-type="float">
            <text:p>518014029</text:p>
          </table:table-cell>
          <table:table-cell office:value-type="float" office:value="872924196" calcext:value-type="float">
            <text:p>872924196</text:p>
          </table:table-cell>
          <table:table-cell office:value-type="float" office:value="761921641" calcext:value-type="float">
            <text:p>761921641</text:p>
          </table:table-cell>
          <table:table-cell office:value-type="float" office:value="186760495" calcext:value-type="float">
            <text:p>186760495</text:p>
          </table:table-cell>
          <table:table-cell office:value-type="float" office:value="177377311" calcext:value-type="float">
            <text:p>177377311</text:p>
          </table:table-cell>
          <table:table-cell office:value-type="float" office:value="433839367" calcext:value-type="float">
            <text:p>433839367</text:p>
          </table:table-cell>
          <table:table-cell office:value-type="float" office:value="435931387" calcext:value-type="float">
            <text:p>435931387</text:p>
          </table:table-cell>
          <table:table-cell office:value-type="float" office:value="696029510" calcext:value-type="float">
            <text:p>696029510</text:p>
          </table:table-cell>
          <table:table-cell office:value-type="float" office:value="117585717" calcext:value-type="float">
            <text:p>117585717</text:p>
          </table:table-cell>
          <table:table-cell office:value-type="float" office:value="488860677" calcext:value-type="float">
            <text:p>488860677</text:p>
          </table:table-cell>
          <table:table-cell office:value-type="float" office:value="926549362" calcext:value-type="float">
            <text:p>926549362</text:p>
          </table:table-cell>
          <table:table-cell office:value-type="float" office:value="337265495" calcext:value-type="float">
            <text:p>337265495</text:p>
          </table:table-cell>
          <table:table-cell office:value-type="float" office:value="306825616" calcext:value-type="float">
            <text:p>306825616</text:p>
          </table:table-cell>
          <table:table-cell office:value-type="float" office:value="978154696" calcext:value-type="float">
            <text:p>978154696</text:p>
          </table:table-cell>
          <table:table-cell office:value-type="float" office:value="174664632" calcext:value-type="float">
            <text:p>174664632</text:p>
          </table:table-cell>
          <table:table-cell office:value-type="float" office:value="342936568" calcext:value-type="float">
            <text:p>342936568</text:p>
          </table:table-cell>
          <table:table-cell office:value-type="float" office:value="180461525" calcext:value-type="float">
            <text:p>180461525</text:p>
          </table:table-cell>
          <table:table-cell office:value-type="float" office:value="582343913" calcext:value-type="float">
            <text:p>582343913</text:p>
          </table:table-cell>
          <table:table-cell office:value-type="float" office:value="121291656" calcext:value-type="float">
            <text:p>121291656</text:p>
          </table:table-cell>
          <table:table-cell office:value-type="float" office:value="464105184" calcext:value-type="float">
            <text:p>464105184</text:p>
          </table:table-cell>
        </table:table-row>
        <table:table-row table:style-name="ro1">
          <table:table-cell office:value-type="float" office:value="712197307" calcext:value-type="float">
            <text:p>712197307</text:p>
          </table:table-cell>
          <table:table-cell office:value-type="float" office:value="778143883" calcext:value-type="float">
            <text:p>778143883</text:p>
          </table:table-cell>
          <table:table-cell office:value-type="float" office:value="525977973" calcext:value-type="float">
            <text:p>525977973</text:p>
          </table:table-cell>
          <table:table-cell office:value-type="float" office:value="274895799" calcext:value-type="float">
            <text:p>274895799</text:p>
          </table:table-cell>
          <table:table-cell office:value-type="float" office:value="151033217" calcext:value-type="float">
            <text:p>151033217</text:p>
          </table:table-cell>
          <table:table-cell office:value-type="float" office:value="852569123" calcext:value-type="float">
            <text:p>852569123</text:p>
          </table:table-cell>
          <table:table-cell office:value-type="float" office:value="949878905" calcext:value-type="float">
            <text:p>949878905</text:p>
          </table:table-cell>
          <table:table-cell office:value-type="float" office:value="244932906" calcext:value-type="float">
            <text:p>244932906</text:p>
          </table:table-cell>
          <table:table-cell office:value-type="float" office:value="400874709" calcext:value-type="float">
            <text:p>400874709</text:p>
          </table:table-cell>
          <table:table-cell office:value-type="float" office:value="145318839" calcext:value-type="float">
            <text:p>145318839</text:p>
          </table:table-cell>
          <table:table-cell office:value-type="float" office:value="426275319" calcext:value-type="float">
            <text:p>426275319</text:p>
          </table:table-cell>
          <table:table-cell office:value-type="float" office:value="654502718" calcext:value-type="float">
            <text:p>654502718</text:p>
          </table:table-cell>
          <table:table-cell office:value-type="float" office:value="203100946" calcext:value-type="float">
            <text:p>203100946</text:p>
          </table:table-cell>
          <table:table-cell office:value-type="float" office:value="706539310" calcext:value-type="float">
            <text:p>706539310</text:p>
          </table:table-cell>
          <table:table-cell office:value-type="float" office:value="315421042" calcext:value-type="float">
            <text:p>315421042</text:p>
          </table:table-cell>
          <table:table-cell office:value-type="float" office:value="322923353" calcext:value-type="float">
            <text:p>322923353</text:p>
          </table:table-cell>
          <table:table-cell office:value-type="float" office:value="255799364" calcext:value-type="float">
            <text:p>255799364</text:p>
          </table:table-cell>
          <table:table-cell office:value-type="float" office:value="834679527" calcext:value-type="float">
            <text:p>834679527</text:p>
          </table:table-cell>
          <table:table-cell office:value-type="float" office:value="272080536" calcext:value-type="float">
            <text:p>272080536</text:p>
          </table:table-cell>
          <table:table-cell office:value-type="float" office:value="604380118" calcext:value-type="float">
            <text:p>604380118</text:p>
          </table:table-cell>
          <table:table-cell office:value-type="float" office:value="513604224" calcext:value-type="float">
            <text:p>513604224</text:p>
          </table:table-cell>
          <table:table-cell office:value-type="float" office:value="621628790" calcext:value-type="float">
            <text:p>621628790</text:p>
          </table:table-cell>
          <table:table-cell office:value-type="float" office:value="208806296" calcext:value-type="float">
            <text:p>208806296</text:p>
          </table:table-cell>
          <table:table-cell office:value-type="float" office:value="423485529" calcext:value-type="float">
            <text:p>423485529</text:p>
          </table:table-cell>
          <table:table-cell office:value-type="float" office:value="498423435" calcext:value-type="float">
            <text:p>498423435</text:p>
          </table:table-cell>
          <table:table-cell office:value-type="float" office:value="651204564" calcext:value-type="float">
            <text:p>651204564</text:p>
          </table:table-cell>
          <table:table-cell office:value-type="float" office:value="433189257" calcext:value-type="float">
            <text:p>433189257</text:p>
          </table:table-cell>
          <table:table-cell office:value-type="float" office:value="312458556" calcext:value-type="float">
            <text:p>312458556</text:p>
          </table:table-cell>
          <table:table-cell office:value-type="float" office:value="256353216" calcext:value-type="float">
            <text:p>256353216</text:p>
          </table:table-cell>
          <table:table-cell office:value-type="float" office:value="397274440" calcext:value-type="float">
            <text:p>397274440</text:p>
          </table:table-cell>
          <table:table-cell office:value-type="float" office:value="679426312" calcext:value-type="float">
            <text:p>679426312</text:p>
          </table:table-cell>
          <table:table-cell office:value-type="float" office:value="301641326" calcext:value-type="float">
            <text:p>301641326</text:p>
          </table:table-cell>
        </table:table-row>
        <table:table-row table:style-name="ro1">
          <table:table-cell office:value-type="float" office:value="604355749" calcext:value-type="float">
            <text:p>604355749</text:p>
          </table:table-cell>
          <table:table-cell office:value-type="float" office:value="600820284" calcext:value-type="float">
            <text:p>600820284</text:p>
          </table:table-cell>
          <table:table-cell office:value-type="float" office:value="923019279" calcext:value-type="float">
            <text:p>923019279</text:p>
          </table:table-cell>
          <table:table-cell office:value-type="float" office:value="808603129" calcext:value-type="float">
            <text:p>808603129</text:p>
          </table:table-cell>
          <table:table-cell office:value-type="float" office:value="248615451" calcext:value-type="float">
            <text:p>248615451</text:p>
          </table:table-cell>
          <table:table-cell office:value-type="float" office:value="197935939" calcext:value-type="float">
            <text:p>197935939</text:p>
          </table:table-cell>
          <table:table-cell office:value-type="float" office:value="174817934" calcext:value-type="float">
            <text:p>174817934</text:p>
          </table:table-cell>
          <table:table-cell office:value-type="float" office:value="946978408" calcext:value-type="float">
            <text:p>946978408</text:p>
          </table:table-cell>
          <table:table-cell office:value-type="float" office:value="505869194" calcext:value-type="float">
            <text:p>505869194</text:p>
          </table:table-cell>
          <table:table-cell office:value-type="float" office:value="391678959" calcext:value-type="float">
            <text:p>391678959</text:p>
          </table:table-cell>
          <table:table-cell office:value-type="float" office:value="985674366" calcext:value-type="float">
            <text:p>985674366</text:p>
          </table:table-cell>
          <table:table-cell office:value-type="float" office:value="686811719" calcext:value-type="float">
            <text:p>686811719</text:p>
          </table:table-cell>
          <table:table-cell office:value-type="float" office:value="144439931" calcext:value-type="float">
            <text:p>144439931</text:p>
          </table:table-cell>
          <table:table-cell office:value-type="float" office:value="598185268" calcext:value-type="float">
            <text:p>598185268</text:p>
          </table:table-cell>
          <table:table-cell office:value-type="float" office:value="878978490" calcext:value-type="float">
            <text:p>878978490</text:p>
          </table:table-cell>
          <table:table-cell office:value-type="float" office:value="371748045" calcext:value-type="float">
            <text:p>371748045</text:p>
          </table:table-cell>
          <table:table-cell office:value-type="float" office:value="123759417" calcext:value-type="float">
            <text:p>123759417</text:p>
          </table:table-cell>
          <table:table-cell office:value-type="float" office:value="669904872" calcext:value-type="float">
            <text:p>669904872</text:p>
          </table:table-cell>
          <table:table-cell office:value-type="float" office:value="200006799" calcext:value-type="float">
            <text:p>200006799</text:p>
          </table:table-cell>
          <table:table-cell office:value-type="float" office:value="155252889" calcext:value-type="float">
            <text:p>155252889</text:p>
          </table:table-cell>
          <table:table-cell office:value-type="float" office:value="480072186" calcext:value-type="float">
            <text:p>480072186</text:p>
          </table:table-cell>
          <table:table-cell office:value-type="float" office:value="211517581" calcext:value-type="float">
            <text:p>211517581</text:p>
          </table:table-cell>
          <table:table-cell office:value-type="float" office:value="930571538" calcext:value-type="float">
            <text:p>930571538</text:p>
          </table:table-cell>
          <table:table-cell office:value-type="float" office:value="960023336" calcext:value-type="float">
            <text:p>960023336</text:p>
          </table:table-cell>
          <table:table-cell office:value-type="float" office:value="550825119" calcext:value-type="float">
            <text:p>550825119</text:p>
          </table:table-cell>
          <table:table-cell office:value-type="float" office:value="324899586" calcext:value-type="float">
            <text:p>324899586</text:p>
          </table:table-cell>
          <table:table-cell office:value-type="float" office:value="306743168" calcext:value-type="float">
            <text:p>306743168</text:p>
          </table:table-cell>
          <table:table-cell office:value-type="float" office:value="189269434" calcext:value-type="float">
            <text:p>189269434</text:p>
          </table:table-cell>
          <table:table-cell office:value-type="float" office:value="312120274" calcext:value-type="float">
            <text:p>312120274</text:p>
          </table:table-cell>
          <table:table-cell office:value-type="float" office:value="235590285" calcext:value-type="float">
            <text:p>235590285</text:p>
          </table:table-cell>
          <table:table-cell office:value-type="float" office:value="329746433" calcext:value-type="float">
            <text:p>329746433</text:p>
          </table:table-cell>
          <table:table-cell office:value-type="float" office:value="684453056" calcext:value-type="float">
            <text:p>684453056</text:p>
          </table:table-cell>
        </table:table-row>
        <table:table-row table:style-name="ro1">
          <table:table-cell office:value-type="float" office:value="355786920" calcext:value-type="float">
            <text:p>355786920</text:p>
          </table:table-cell>
          <table:table-cell office:value-type="float" office:value="647418619" calcext:value-type="float">
            <text:p>647418619</text:p>
          </table:table-cell>
          <table:table-cell office:value-type="float" office:value="966176990" calcext:value-type="float">
            <text:p>966176990</text:p>
          </table:table-cell>
          <table:table-cell office:value-type="float" office:value="486395236" calcext:value-type="float">
            <text:p>486395236</text:p>
          </table:table-cell>
          <table:table-cell office:value-type="float" office:value="125749987" calcext:value-type="float">
            <text:p>125749987</text:p>
          </table:table-cell>
          <table:table-cell office:value-type="float" office:value="182842618" calcext:value-type="float">
            <text:p>182842618</text:p>
          </table:table-cell>
          <table:table-cell office:value-type="float" office:value="533427050" calcext:value-type="float">
            <text:p>533427050</text:p>
          </table:table-cell>
          <table:table-cell office:value-type="float" office:value="607385631" calcext:value-type="float">
            <text:p>607385631</text:p>
          </table:table-cell>
          <table:table-cell office:value-type="float" office:value="885864176" calcext:value-type="float">
            <text:p>885864176</text:p>
          </table:table-cell>
          <table:table-cell office:value-type="float" office:value="886035637" calcext:value-type="float">
            <text:p>886035637</text:p>
          </table:table-cell>
          <table:table-cell office:value-type="float" office:value="423201816" calcext:value-type="float">
            <text:p>423201816</text:p>
          </table:table-cell>
          <table:table-cell office:value-type="float" office:value="720411239" calcext:value-type="float">
            <text:p>720411239</text:p>
          </table:table-cell>
          <table:table-cell office:value-type="float" office:value="583741392" calcext:value-type="float">
            <text:p>583741392</text:p>
          </table:table-cell>
          <table:table-cell office:value-type="float" office:value="266884200" calcext:value-type="float">
            <text:p>266884200</text:p>
          </table:table-cell>
          <table:table-cell office:value-type="float" office:value="396536831" calcext:value-type="float">
            <text:p>396536831</text:p>
          </table:table-cell>
          <table:table-cell office:value-type="float" office:value="849816994" calcext:value-type="float">
            <text:p>849816994</text:p>
          </table:table-cell>
          <table:table-cell office:value-type="float" office:value="656729368" calcext:value-type="float">
            <text:p>656729368</text:p>
          </table:table-cell>
          <table:table-cell office:value-type="float" office:value="347755807" calcext:value-type="float">
            <text:p>347755807</text:p>
          </table:table-cell>
          <table:table-cell office:value-type="float" office:value="792264125" calcext:value-type="float">
            <text:p>792264125</text:p>
          </table:table-cell>
          <table:table-cell office:value-type="float" office:value="950107585" calcext:value-type="float">
            <text:p>950107585</text:p>
          </table:table-cell>
          <table:table-cell office:value-type="float" office:value="808980852" calcext:value-type="float">
            <text:p>808980852</text:p>
          </table:table-cell>
          <table:table-cell office:value-type="float" office:value="340228007" calcext:value-type="float">
            <text:p>340228007</text:p>
          </table:table-cell>
          <table:table-cell office:value-type="float" office:value="843635625" calcext:value-type="float">
            <text:p>843635625</text:p>
          </table:table-cell>
          <table:table-cell office:value-type="float" office:value="890651806" calcext:value-type="float">
            <text:p>890651806</text:p>
          </table:table-cell>
          <table:table-cell office:value-type="float" office:value="156828762" calcext:value-type="float">
            <text:p>156828762</text:p>
          </table:table-cell>
          <table:table-cell office:value-type="float" office:value="356432645" calcext:value-type="float">
            <text:p>356432645</text:p>
          </table:table-cell>
          <table:table-cell office:value-type="float" office:value="763739682" calcext:value-type="float">
            <text:p>763739682</text:p>
          </table:table-cell>
          <table:table-cell office:value-type="float" office:value="794866409" calcext:value-type="float">
            <text:p>794866409</text:p>
          </table:table-cell>
          <table:table-cell office:value-type="float" office:value="592831866" calcext:value-type="float">
            <text:p>592831866</text:p>
          </table:table-cell>
          <table:table-cell office:value-type="float" office:value="107025182" calcext:value-type="float">
            <text:p>107025182</text:p>
          </table:table-cell>
          <table:table-cell office:value-type="float" office:value="982739551" calcext:value-type="float">
            <text:p>982739551</text:p>
          </table:table-cell>
          <table:table-cell office:value-type="float" office:value="263156487" calcext:value-type="float">
            <text:p>263156487</text:p>
          </table:table-cell>
        </table:table-row>
        <table:table-row table:style-name="ro1">
          <table:table-cell office:value-type="float" office:value="616188788" calcext:value-type="float">
            <text:p>616188788</text:p>
          </table:table-cell>
          <table:table-cell office:value-type="float" office:value="278396940" calcext:value-type="float">
            <text:p>278396940</text:p>
          </table:table-cell>
          <table:table-cell office:value-type="float" office:value="802096693" calcext:value-type="float">
            <text:p>802096693</text:p>
          </table:table-cell>
          <table:table-cell office:value-type="float" office:value="710084473" calcext:value-type="float">
            <text:p>710084473</text:p>
          </table:table-cell>
          <table:table-cell office:value-type="float" office:value="347631925" calcext:value-type="float">
            <text:p>347631925</text:p>
          </table:table-cell>
          <table:table-cell office:value-type="float" office:value="440105832" calcext:value-type="float">
            <text:p>440105832</text:p>
          </table:table-cell>
          <table:table-cell office:value-type="float" office:value="918189027" calcext:value-type="float">
            <text:p>918189027</text:p>
          </table:table-cell>
          <table:table-cell office:value-type="float" office:value="376761922" calcext:value-type="float">
            <text:p>376761922</text:p>
          </table:table-cell>
          <table:table-cell office:value-type="float" office:value="627771833" calcext:value-type="float">
            <text:p>627771833</text:p>
          </table:table-cell>
          <table:table-cell office:value-type="float" office:value="463482641" calcext:value-type="float">
            <text:p>463482641</text:p>
          </table:table-cell>
          <table:table-cell office:value-type="float" office:value="419003124" calcext:value-type="float">
            <text:p>419003124</text:p>
          </table:table-cell>
          <table:table-cell office:value-type="float" office:value="368760418" calcext:value-type="float">
            <text:p>368760418</text:p>
          </table:table-cell>
          <table:table-cell office:value-type="float" office:value="971381332" calcext:value-type="float">
            <text:p>971381332</text:p>
          </table:table-cell>
          <table:table-cell office:value-type="float" office:value="658206431" calcext:value-type="float">
            <text:p>658206431</text:p>
          </table:table-cell>
          <table:table-cell office:value-type="float" office:value="426760870" calcext:value-type="float">
            <text:p>426760870</text:p>
          </table:table-cell>
          <table:table-cell office:value-type="float" office:value="258411403" calcext:value-type="float">
            <text:p>258411403</text:p>
          </table:table-cell>
          <table:table-cell office:value-type="float" office:value="330758890" calcext:value-type="float">
            <text:p>330758890</text:p>
          </table:table-cell>
          <table:table-cell office:value-type="float" office:value="303023968" calcext:value-type="float">
            <text:p>303023968</text:p>
          </table:table-cell>
          <table:table-cell office:value-type="float" office:value="409987773" calcext:value-type="float">
            <text:p>409987773</text:p>
          </table:table-cell>
          <table:table-cell office:value-type="float" office:value="629224459" calcext:value-type="float">
            <text:p>629224459</text:p>
          </table:table-cell>
          <table:table-cell office:value-type="float" office:value="727789744" calcext:value-type="float">
            <text:p>727789744</text:p>
          </table:table-cell>
          <table:table-cell office:value-type="float" office:value="471179786" calcext:value-type="float">
            <text:p>471179786</text:p>
          </table:table-cell>
          <table:table-cell office:value-type="float" office:value="844578017" calcext:value-type="float">
            <text:p>844578017</text:p>
          </table:table-cell>
          <table:table-cell office:value-type="float" office:value="833987784" calcext:value-type="float">
            <text:p>833987784</text:p>
          </table:table-cell>
          <table:table-cell office:value-type="float" office:value="197230567" calcext:value-type="float">
            <text:p>197230567</text:p>
          </table:table-cell>
          <table:table-cell office:value-type="float" office:value="960044102" calcext:value-type="float">
            <text:p>960044102</text:p>
          </table:table-cell>
          <table:table-cell office:value-type="float" office:value="807014603" calcext:value-type="float">
            <text:p>807014603</text:p>
          </table:table-cell>
          <table:table-cell office:value-type="float" office:value="153168332" calcext:value-type="float">
            <text:p>153168332</text:p>
          </table:table-cell>
          <table:table-cell office:value-type="float" office:value="328017881" calcext:value-type="float">
            <text:p>328017881</text:p>
          </table:table-cell>
          <table:table-cell office:value-type="float" office:value="145623189" calcext:value-type="float">
            <text:p>145623189</text:p>
          </table:table-cell>
          <table:table-cell office:value-type="float" office:value="684961497" calcext:value-type="float">
            <text:p>684961497</text:p>
          </table:table-cell>
          <table:table-cell office:value-type="float" office:value="799290520" calcext:value-type="float">
            <text:p>799290520</text:p>
          </table:table-cell>
        </table:table-row>
        <table:table-row table:style-name="ro1">
          <table:table-cell office:value-type="float" office:value="587813128" calcext:value-type="float">
            <text:p>587813128</text:p>
          </table:table-cell>
          <table:table-cell office:value-type="float" office:value="301733162" calcext:value-type="float">
            <text:p>301733162</text:p>
          </table:table-cell>
          <table:table-cell office:value-type="float" office:value="799283679" calcext:value-type="float">
            <text:p>799283679</text:p>
          </table:table-cell>
          <table:table-cell office:value-type="float" office:value="110125110" calcext:value-type="float">
            <text:p>110125110</text:p>
          </table:table-cell>
          <table:table-cell office:value-type="float" office:value="133693710" calcext:value-type="float">
            <text:p>133693710</text:p>
          </table:table-cell>
          <table:table-cell office:value-type="float" office:value="338718867" calcext:value-type="float">
            <text:p>338718867</text:p>
          </table:table-cell>
          <table:table-cell office:value-type="float" office:value="980080587" calcext:value-type="float">
            <text:p>980080587</text:p>
          </table:table-cell>
          <table:table-cell office:value-type="float" office:value="732119606" calcext:value-type="float">
            <text:p>732119606</text:p>
          </table:table-cell>
          <table:table-cell office:value-type="float" office:value="699234102" calcext:value-type="float">
            <text:p>699234102</text:p>
          </table:table-cell>
          <table:table-cell office:value-type="float" office:value="894968035" calcext:value-type="float">
            <text:p>894968035</text:p>
          </table:table-cell>
          <table:table-cell office:value-type="float" office:value="716101372" calcext:value-type="float">
            <text:p>716101372</text:p>
          </table:table-cell>
          <table:table-cell office:value-type="float" office:value="712148611" calcext:value-type="float">
            <text:p>712148611</text:p>
          </table:table-cell>
          <table:table-cell office:value-type="float" office:value="865650705" calcext:value-type="float">
            <text:p>865650705</text:p>
          </table:table-cell>
          <table:table-cell office:value-type="float" office:value="910760017" calcext:value-type="float">
            <text:p>910760017</text:p>
          </table:table-cell>
          <table:table-cell office:value-type="float" office:value="597364822" calcext:value-type="float">
            <text:p>597364822</text:p>
          </table:table-cell>
          <table:table-cell office:value-type="float" office:value="636410013" calcext:value-type="float">
            <text:p>636410013</text:p>
          </table:table-cell>
          <table:table-cell office:value-type="float" office:value="531539594" calcext:value-type="float">
            <text:p>531539594</text:p>
          </table:table-cell>
          <table:table-cell office:value-type="float" office:value="798091468" calcext:value-type="float">
            <text:p>798091468</text:p>
          </table:table-cell>
          <table:table-cell office:value-type="float" office:value="657314907" calcext:value-type="float">
            <text:p>657314907</text:p>
          </table:table-cell>
          <table:table-cell office:value-type="float" office:value="361550250" calcext:value-type="float">
            <text:p>361550250</text:p>
          </table:table-cell>
          <table:table-cell office:value-type="float" office:value="583639340" calcext:value-type="float">
            <text:p>583639340</text:p>
          </table:table-cell>
          <table:table-cell office:value-type="float" office:value="647842830" calcext:value-type="float">
            <text:p>647842830</text:p>
          </table:table-cell>
          <table:table-cell office:value-type="float" office:value="308712804" calcext:value-type="float">
            <text:p>308712804</text:p>
          </table:table-cell>
          <table:table-cell office:value-type="float" office:value="754682845" calcext:value-type="float">
            <text:p>754682845</text:p>
          </table:table-cell>
          <table:table-cell office:value-type="float" office:value="667995773" calcext:value-type="float">
            <text:p>667995773</text:p>
          </table:table-cell>
          <table:table-cell office:value-type="float" office:value="149961212" calcext:value-type="float">
            <text:p>149961212</text:p>
          </table:table-cell>
          <table:table-cell office:value-type="float" office:value="731986163" calcext:value-type="float">
            <text:p>731986163</text:p>
          </table:table-cell>
          <table:table-cell office:value-type="float" office:value="912733551" calcext:value-type="float">
            <text:p>912733551</text:p>
          </table:table-cell>
          <table:table-cell office:value-type="float" office:value="855055435" calcext:value-type="float">
            <text:p>855055435</text:p>
          </table:table-cell>
          <table:table-cell office:value-type="float" office:value="741155296" calcext:value-type="float">
            <text:p>741155296</text:p>
          </table:table-cell>
          <table:table-cell office:value-type="float" office:value="203872976" calcext:value-type="float">
            <text:p>203872976</text:p>
          </table:table-cell>
          <table:table-cell office:value-type="float" office:value="929733983" calcext:value-type="float">
            <text:p>929733983</text:p>
          </table:table-cell>
        </table:table-row>
        <table:table-row table:style-name="ro1">
          <table:table-cell office:value-type="float" office:value="937273288" calcext:value-type="float">
            <text:p>937273288</text:p>
          </table:table-cell>
          <table:table-cell office:value-type="float" office:value="749112468" calcext:value-type="float">
            <text:p>749112468</text:p>
          </table:table-cell>
          <table:table-cell office:value-type="float" office:value="722933618" calcext:value-type="float">
            <text:p>722933618</text:p>
          </table:table-cell>
          <table:table-cell office:value-type="float" office:value="891127738" calcext:value-type="float">
            <text:p>891127738</text:p>
          </table:table-cell>
          <table:table-cell office:value-type="float" office:value="505910494" calcext:value-type="float">
            <text:p>505910494</text:p>
          </table:table-cell>
          <table:table-cell office:value-type="float" office:value="361296116" calcext:value-type="float">
            <text:p>361296116</text:p>
          </table:table-cell>
          <table:table-cell office:value-type="float" office:value="511321351" calcext:value-type="float">
            <text:p>511321351</text:p>
          </table:table-cell>
          <table:table-cell office:value-type="float" office:value="249353048" calcext:value-type="float">
            <text:p>249353048</text:p>
          </table:table-cell>
          <table:table-cell office:value-type="float" office:value="980783797" calcext:value-type="float">
            <text:p>980783797</text:p>
          </table:table-cell>
          <table:table-cell office:value-type="float" office:value="711156257" calcext:value-type="float">
            <text:p>711156257</text:p>
          </table:table-cell>
          <table:table-cell office:value-type="float" office:value="767759400" calcext:value-type="float">
            <text:p>767759400</text:p>
          </table:table-cell>
          <table:table-cell office:value-type="float" office:value="740521008" calcext:value-type="float">
            <text:p>740521008</text:p>
          </table:table-cell>
          <table:table-cell office:value-type="float" office:value="803833181" calcext:value-type="float">
            <text:p>803833181</text:p>
          </table:table-cell>
          <table:table-cell office:value-type="float" office:value="464738682" calcext:value-type="float">
            <text:p>464738682</text:p>
          </table:table-cell>
          <table:table-cell office:value-type="float" office:value="237027899" calcext:value-type="float">
            <text:p>237027899</text:p>
          </table:table-cell>
          <table:table-cell office:value-type="float" office:value="141788187" calcext:value-type="float">
            <text:p>141788187</text:p>
          </table:table-cell>
          <table:table-cell office:value-type="float" office:value="602262804" calcext:value-type="float">
            <text:p>602262804</text:p>
          </table:table-cell>
          <table:table-cell office:value-type="float" office:value="973432880" calcext:value-type="float">
            <text:p>973432880</text:p>
          </table:table-cell>
          <table:table-cell office:value-type="float" office:value="242946428" calcext:value-type="float">
            <text:p>242946428</text:p>
          </table:table-cell>
          <table:table-cell office:value-type="float" office:value="394907342" calcext:value-type="float">
            <text:p>394907342</text:p>
          </table:table-cell>
          <table:table-cell office:value-type="float" office:value="784191945" calcext:value-type="float">
            <text:p>784191945</text:p>
          </table:table-cell>
          <table:table-cell office:value-type="float" office:value="177081814" calcext:value-type="float">
            <text:p>177081814</text:p>
          </table:table-cell>
          <table:table-cell office:value-type="float" office:value="600284967" calcext:value-type="float">
            <text:p>600284967</text:p>
          </table:table-cell>
          <table:table-cell office:value-type="float" office:value="642010838" calcext:value-type="float">
            <text:p>642010838</text:p>
          </table:table-cell>
          <table:table-cell office:value-type="float" office:value="459836336" calcext:value-type="float">
            <text:p>459836336</text:p>
          </table:table-cell>
          <table:table-cell office:value-type="float" office:value="732986066" calcext:value-type="float">
            <text:p>732986066</text:p>
          </table:table-cell>
          <table:table-cell office:value-type="float" office:value="893196635" calcext:value-type="float">
            <text:p>893196635</text:p>
          </table:table-cell>
          <table:table-cell office:value-type="float" office:value="202363905" calcext:value-type="float">
            <text:p>202363905</text:p>
          </table:table-cell>
          <table:table-cell office:value-type="float" office:value="717788114" calcext:value-type="float">
            <text:p>717788114</text:p>
          </table:table-cell>
          <table:table-cell office:value-type="float" office:value="939798737" calcext:value-type="float">
            <text:p>939798737</text:p>
          </table:table-cell>
          <table:table-cell office:value-type="float" office:value="173651611" calcext:value-type="float">
            <text:p>173651611</text:p>
          </table:table-cell>
          <table:table-cell office:value-type="float" office:value="214767124" calcext:value-type="float">
            <text:p>214767124</text:p>
          </table:table-cell>
        </table:table-row>
        <table:table-row table:style-name="ro1">
          <table:table-cell office:value-type="float" office:value="225991596" calcext:value-type="float">
            <text:p>225991596</text:p>
          </table:table-cell>
          <table:table-cell office:value-type="float" office:value="106043605" calcext:value-type="float">
            <text:p>106043605</text:p>
          </table:table-cell>
          <table:table-cell office:value-type="float" office:value="839192371" calcext:value-type="float">
            <text:p>839192371</text:p>
          </table:table-cell>
          <table:table-cell office:value-type="float" office:value="923749214" calcext:value-type="float">
            <text:p>923749214</text:p>
          </table:table-cell>
          <table:table-cell office:value-type="float" office:value="251276643" calcext:value-type="float">
            <text:p>251276643</text:p>
          </table:table-cell>
          <table:table-cell office:value-type="float" office:value="513281485" calcext:value-type="float">
            <text:p>513281485</text:p>
          </table:table-cell>
          <table:table-cell office:value-type="float" office:value="529989807" calcext:value-type="float">
            <text:p>529989807</text:p>
          </table:table-cell>
          <table:table-cell office:value-type="float" office:value="986650543" calcext:value-type="float">
            <text:p>986650543</text:p>
          </table:table-cell>
          <table:table-cell office:value-type="float" office:value="334204476" calcext:value-type="float">
            <text:p>334204476</text:p>
          </table:table-cell>
          <table:table-cell office:value-type="float" office:value="393193778" calcext:value-type="float">
            <text:p>393193778</text:p>
          </table:table-cell>
          <table:table-cell office:value-type="float" office:value="382972061" calcext:value-type="float">
            <text:p>382972061</text:p>
          </table:table-cell>
          <table:table-cell office:value-type="float" office:value="634598886" calcext:value-type="float">
            <text:p>634598886</text:p>
          </table:table-cell>
          <table:table-cell office:value-type="float" office:value="180001893" calcext:value-type="float">
            <text:p>180001893</text:p>
          </table:table-cell>
          <table:table-cell office:value-type="float" office:value="838393474" calcext:value-type="float">
            <text:p>838393474</text:p>
          </table:table-cell>
          <table:table-cell office:value-type="float" office:value="659261269" calcext:value-type="float">
            <text:p>659261269</text:p>
          </table:table-cell>
          <table:table-cell office:value-type="float" office:value="409441743" calcext:value-type="float">
            <text:p>409441743</text:p>
          </table:table-cell>
          <table:table-cell office:value-type="float" office:value="233588399" calcext:value-type="float">
            <text:p>233588399</text:p>
          </table:table-cell>
          <table:table-cell office:value-type="float" office:value="176747546" calcext:value-type="float">
            <text:p>176747546</text:p>
          </table:table-cell>
          <table:table-cell office:value-type="float" office:value="223988834" calcext:value-type="float">
            <text:p>223988834</text:p>
          </table:table-cell>
          <table:table-cell office:value-type="float" office:value="964785181" calcext:value-type="float">
            <text:p>964785181</text:p>
          </table:table-cell>
          <table:table-cell office:value-type="float" office:value="202874472" calcext:value-type="float">
            <text:p>202874472</text:p>
          </table:table-cell>
          <table:table-cell office:value-type="float" office:value="499971935" calcext:value-type="float">
            <text:p>499971935</text:p>
          </table:table-cell>
          <table:table-cell office:value-type="float" office:value="875707493" calcext:value-type="float">
            <text:p>875707493</text:p>
          </table:table-cell>
          <table:table-cell office:value-type="float" office:value="174549961" calcext:value-type="float">
            <text:p>174549961</text:p>
          </table:table-cell>
          <table:table-cell office:value-type="float" office:value="972198126" calcext:value-type="float">
            <text:p>972198126</text:p>
          </table:table-cell>
          <table:table-cell office:value-type="float" office:value="780570422" calcext:value-type="float">
            <text:p>780570422</text:p>
          </table:table-cell>
          <table:table-cell office:value-type="float" office:value="387658762" calcext:value-type="float">
            <text:p>387658762</text:p>
          </table:table-cell>
          <table:table-cell office:value-type="float" office:value="760724818" calcext:value-type="float">
            <text:p>760724818</text:p>
          </table:table-cell>
          <table:table-cell office:value-type="float" office:value="429746621" calcext:value-type="float">
            <text:p>429746621</text:p>
          </table:table-cell>
          <table:table-cell office:value-type="float" office:value="789494121" calcext:value-type="float">
            <text:p>789494121</text:p>
          </table:table-cell>
          <table:table-cell office:value-type="float" office:value="511931117" calcext:value-type="float">
            <text:p>511931117</text:p>
          </table:table-cell>
          <table:table-cell office:value-type="float" office:value="969713948" calcext:value-type="float">
            <text:p>969713948</text:p>
          </table:table-cell>
        </table:table-row>
        <table:table-row table:style-name="ro1">
          <table:table-cell office:value-type="float" office:value="214335393" calcext:value-type="float">
            <text:p>214335393</text:p>
          </table:table-cell>
          <table:table-cell office:value-type="float" office:value="445471387" calcext:value-type="float">
            <text:p>445471387</text:p>
          </table:table-cell>
          <table:table-cell office:value-type="float" office:value="664341010" calcext:value-type="float">
            <text:p>664341010</text:p>
          </table:table-cell>
          <table:table-cell office:value-type="float" office:value="373305141" calcext:value-type="float">
            <text:p>373305141</text:p>
          </table:table-cell>
          <table:table-cell office:value-type="float" office:value="845592622" calcext:value-type="float">
            <text:p>845592622</text:p>
          </table:table-cell>
          <table:table-cell office:value-type="float" office:value="981012966" calcext:value-type="float">
            <text:p>981012966</text:p>
          </table:table-cell>
          <table:table-cell office:value-type="float" office:value="219276651" calcext:value-type="float">
            <text:p>219276651</text:p>
          </table:table-cell>
          <table:table-cell office:value-type="float" office:value="545685062" calcext:value-type="float">
            <text:p>545685062</text:p>
          </table:table-cell>
          <table:table-cell office:value-type="float" office:value="163558066" calcext:value-type="float">
            <text:p>163558066</text:p>
          </table:table-cell>
          <table:table-cell office:value-type="float" office:value="849686567" calcext:value-type="float">
            <text:p>849686567</text:p>
          </table:table-cell>
          <table:table-cell office:value-type="float" office:value="454411633" calcext:value-type="float">
            <text:p>454411633</text:p>
          </table:table-cell>
          <table:table-cell office:value-type="float" office:value="378749559" calcext:value-type="float">
            <text:p>378749559</text:p>
          </table:table-cell>
          <table:table-cell office:value-type="float" office:value="545200780" calcext:value-type="float">
            <text:p>545200780</text:p>
          </table:table-cell>
          <table:table-cell office:value-type="float" office:value="857571558" calcext:value-type="float">
            <text:p>857571558</text:p>
          </table:table-cell>
          <table:table-cell office:value-type="float" office:value="297091559" calcext:value-type="float">
            <text:p>297091559</text:p>
          </table:table-cell>
          <table:table-cell office:value-type="float" office:value="506367456" calcext:value-type="float">
            <text:p>506367456</text:p>
          </table:table-cell>
          <table:table-cell office:value-type="float" office:value="745999750" calcext:value-type="float">
            <text:p>745999750</text:p>
          </table:table-cell>
          <table:table-cell office:value-type="float" office:value="408531774" calcext:value-type="float">
            <text:p>408531774</text:p>
          </table:table-cell>
          <table:table-cell office:value-type="float" office:value="792455542" calcext:value-type="float">
            <text:p>792455542</text:p>
          </table:table-cell>
          <table:table-cell office:value-type="float" office:value="957440298" calcext:value-type="float">
            <text:p>957440298</text:p>
          </table:table-cell>
          <table:table-cell office:value-type="float" office:value="525009809" calcext:value-type="float">
            <text:p>525009809</text:p>
          </table:table-cell>
          <table:table-cell office:value-type="float" office:value="762156445" calcext:value-type="float">
            <text:p>762156445</text:p>
          </table:table-cell>
          <table:table-cell office:value-type="float" office:value="979103047" calcext:value-type="float">
            <text:p>979103047</text:p>
          </table:table-cell>
          <table:table-cell office:value-type="float" office:value="730577636" calcext:value-type="float">
            <text:p>730577636</text:p>
          </table:table-cell>
          <table:table-cell office:value-type="float" office:value="471434794" calcext:value-type="float">
            <text:p>471434794</text:p>
          </table:table-cell>
          <table:table-cell office:value-type="float" office:value="597171182" calcext:value-type="float">
            <text:p>597171182</text:p>
          </table:table-cell>
          <table:table-cell office:value-type="float" office:value="648288228" calcext:value-type="float">
            <text:p>648288228</text:p>
          </table:table-cell>
          <table:table-cell office:value-type="float" office:value="129108038" calcext:value-type="float">
            <text:p>129108038</text:p>
          </table:table-cell>
          <table:table-cell office:value-type="float" office:value="357469854" calcext:value-type="float">
            <text:p>357469854</text:p>
          </table:table-cell>
          <table:table-cell office:value-type="float" office:value="676222932" calcext:value-type="float">
            <text:p>676222932</text:p>
          </table:table-cell>
          <table:table-cell office:value-type="float" office:value="575223395" calcext:value-type="float">
            <text:p>575223395</text:p>
          </table:table-cell>
          <table:table-cell office:value-type="float" office:value="394546387" calcext:value-type="float">
            <text:p>394546387</text:p>
          </table:table-cell>
        </table:table-row>
        <table:table-row table:style-name="ro1">
          <table:table-cell office:value-type="float" office:value="817302445" calcext:value-type="float">
            <text:p>817302445</text:p>
          </table:table-cell>
          <table:table-cell office:value-type="float" office:value="152823705" calcext:value-type="float">
            <text:p>152823705</text:p>
          </table:table-cell>
          <table:table-cell office:value-type="float" office:value="734862089" calcext:value-type="float">
            <text:p>734862089</text:p>
          </table:table-cell>
          <table:table-cell office:value-type="float" office:value="839002106" calcext:value-type="float">
            <text:p>839002106</text:p>
          </table:table-cell>
          <table:table-cell office:value-type="float" office:value="611873811" calcext:value-type="float">
            <text:p>611873811</text:p>
          </table:table-cell>
          <table:table-cell office:value-type="float" office:value="163650024" calcext:value-type="float">
            <text:p>163650024</text:p>
          </table:table-cell>
          <table:table-cell office:value-type="float" office:value="419263852" calcext:value-type="float">
            <text:p>419263852</text:p>
          </table:table-cell>
          <table:table-cell office:value-type="float" office:value="699114456" calcext:value-type="float">
            <text:p>699114456</text:p>
          </table:table-cell>
          <table:table-cell office:value-type="float" office:value="574005420" calcext:value-type="float">
            <text:p>574005420</text:p>
          </table:table-cell>
          <table:table-cell office:value-type="float" office:value="512004087" calcext:value-type="float">
            <text:p>512004087</text:p>
          </table:table-cell>
          <table:table-cell office:value-type="float" office:value="544111100" calcext:value-type="float">
            <text:p>544111100</text:p>
          </table:table-cell>
          <table:table-cell office:value-type="float" office:value="982995427" calcext:value-type="float">
            <text:p>982995427</text:p>
          </table:table-cell>
          <table:table-cell office:value-type="float" office:value="574800252" calcext:value-type="float">
            <text:p>574800252</text:p>
          </table:table-cell>
          <table:table-cell office:value-type="float" office:value="417068608" calcext:value-type="float">
            <text:p>417068608</text:p>
          </table:table-cell>
          <table:table-cell office:value-type="float" office:value="723096219" calcext:value-type="float">
            <text:p>723096219</text:p>
          </table:table-cell>
          <table:table-cell office:value-type="float" office:value="611593727" calcext:value-type="float">
            <text:p>611593727</text:p>
          </table:table-cell>
          <table:table-cell office:value-type="float" office:value="997622844" calcext:value-type="float">
            <text:p>997622844</text:p>
          </table:table-cell>
          <table:table-cell office:value-type="float" office:value="511541906" calcext:value-type="float">
            <text:p>511541906</text:p>
          </table:table-cell>
          <table:table-cell office:value-type="float" office:value="454000532" calcext:value-type="float">
            <text:p>454000532</text:p>
          </table:table-cell>
          <table:table-cell office:value-type="float" office:value="330159904" calcext:value-type="float">
            <text:p>330159904</text:p>
          </table:table-cell>
          <table:table-cell office:value-type="float" office:value="970775746" calcext:value-type="float">
            <text:p>970775746</text:p>
          </table:table-cell>
          <table:table-cell office:value-type="float" office:value="208035274" calcext:value-type="float">
            <text:p>208035274</text:p>
          </table:table-cell>
          <table:table-cell office:value-type="float" office:value="425424227" calcext:value-type="float">
            <text:p>425424227</text:p>
          </table:table-cell>
          <table:table-cell office:value-type="float" office:value="871059065" calcext:value-type="float">
            <text:p>871059065</text:p>
          </table:table-cell>
          <table:table-cell office:value-type="float" office:value="567833001" calcext:value-type="float">
            <text:p>567833001</text:p>
          </table:table-cell>
          <table:table-cell office:value-type="float" office:value="692987989" calcext:value-type="float">
            <text:p>692987989</text:p>
          </table:table-cell>
          <table:table-cell office:value-type="float" office:value="617912299" calcext:value-type="float">
            <text:p>617912299</text:p>
          </table:table-cell>
          <table:table-cell office:value-type="float" office:value="682975527" calcext:value-type="float">
            <text:p>682975527</text:p>
          </table:table-cell>
          <table:table-cell office:value-type="float" office:value="955000523" calcext:value-type="float">
            <text:p>955000523</text:p>
          </table:table-cell>
          <table:table-cell office:value-type="float" office:value="612266424" calcext:value-type="float">
            <text:p>612266424</text:p>
          </table:table-cell>
          <table:table-cell office:value-type="float" office:value="169471638" calcext:value-type="float">
            <text:p>169471638</text:p>
          </table:table-cell>
          <table:table-cell office:value-type="float" office:value="820945188" calcext:value-type="float">
            <text:p>820945188</text:p>
          </table:table-cell>
        </table:table-row>
        <table:table-row table:style-name="ro1">
          <table:table-cell office:value-type="float" office:value="313844704" calcext:value-type="float">
            <text:p>313844704</text:p>
          </table:table-cell>
          <table:table-cell office:value-type="float" office:value="360474325" calcext:value-type="float">
            <text:p>360474325</text:p>
          </table:table-cell>
          <table:table-cell office:value-type="float" office:value="651644202" calcext:value-type="float">
            <text:p>651644202</text:p>
          </table:table-cell>
          <table:table-cell office:value-type="float" office:value="462309019" calcext:value-type="float">
            <text:p>462309019</text:p>
          </table:table-cell>
          <table:table-cell office:value-type="float" office:value="557282112" calcext:value-type="float">
            <text:p>557282112</text:p>
          </table:table-cell>
          <table:table-cell office:value-type="float" office:value="950540617" calcext:value-type="float">
            <text:p>950540617</text:p>
          </table:table-cell>
          <table:table-cell office:value-type="float" office:value="861498716" calcext:value-type="float">
            <text:p>861498716</text:p>
          </table:table-cell>
          <table:table-cell office:value-type="float" office:value="326525215" calcext:value-type="float">
            <text:p>326525215</text:p>
          </table:table-cell>
          <table:table-cell office:value-type="float" office:value="275533734" calcext:value-type="float">
            <text:p>275533734</text:p>
          </table:table-cell>
          <table:table-cell office:value-type="float" office:value="359360317" calcext:value-type="float">
            <text:p>359360317</text:p>
          </table:table-cell>
          <table:table-cell office:value-type="float" office:value="861591542" calcext:value-type="float">
            <text:p>861591542</text:p>
          </table:table-cell>
          <table:table-cell office:value-type="float" office:value="796823704" calcext:value-type="float">
            <text:p>796823704</text:p>
          </table:table-cell>
          <table:table-cell office:value-type="float" office:value="396647184" calcext:value-type="float">
            <text:p>396647184</text:p>
          </table:table-cell>
          <table:table-cell office:value-type="float" office:value="506480396" calcext:value-type="float">
            <text:p>506480396</text:p>
          </table:table-cell>
          <table:table-cell office:value-type="float" office:value="961960730" calcext:value-type="float">
            <text:p>961960730</text:p>
          </table:table-cell>
          <table:table-cell office:value-type="float" office:value="820087646" calcext:value-type="float">
            <text:p>820087646</text:p>
          </table:table-cell>
          <table:table-cell office:value-type="float" office:value="155061157" calcext:value-type="float">
            <text:p>155061157</text:p>
          </table:table-cell>
          <table:table-cell office:value-type="float" office:value="276059132" calcext:value-type="float">
            <text:p>276059132</text:p>
          </table:table-cell>
          <table:table-cell office:value-type="float" office:value="700479748" calcext:value-type="float">
            <text:p>700479748</text:p>
          </table:table-cell>
          <table:table-cell office:value-type="float" office:value="791552720" calcext:value-type="float">
            <text:p>791552720</text:p>
          </table:table-cell>
          <table:table-cell office:value-type="float" office:value="994854221" calcext:value-type="float">
            <text:p>994854221</text:p>
          </table:table-cell>
          <table:table-cell office:value-type="float" office:value="353553173" calcext:value-type="float">
            <text:p>353553173</text:p>
          </table:table-cell>
          <table:table-cell office:value-type="float" office:value="492124280" calcext:value-type="float">
            <text:p>492124280</text:p>
          </table:table-cell>
          <table:table-cell office:value-type="float" office:value="587567867" calcext:value-type="float">
            <text:p>587567867</text:p>
          </table:table-cell>
          <table:table-cell office:value-type="float" office:value="327672242" calcext:value-type="float">
            <text:p>327672242</text:p>
          </table:table-cell>
          <table:table-cell office:value-type="float" office:value="826109533" calcext:value-type="float">
            <text:p>826109533</text:p>
          </table:table-cell>
          <table:table-cell office:value-type="float" office:value="863219395" calcext:value-type="float">
            <text:p>863219395</text:p>
          </table:table-cell>
          <table:table-cell office:value-type="float" office:value="828503796" calcext:value-type="float">
            <text:p>828503796</text:p>
          </table:table-cell>
          <table:table-cell office:value-type="float" office:value="831094194" calcext:value-type="float">
            <text:p>831094194</text:p>
          </table:table-cell>
          <table:table-cell office:value-type="float" office:value="856181369" calcext:value-type="float">
            <text:p>856181369</text:p>
          </table:table-cell>
          <table:table-cell office:value-type="float" office:value="415049763" calcext:value-type="float">
            <text:p>415049763</text:p>
          </table:table-cell>
          <table:table-cell office:value-type="float" office:value="982714150" calcext:value-type="float">
            <text:p>982714150</text:p>
          </table:table-cell>
        </table:table-row>
        <table:table-row table:style-name="ro1">
          <table:table-cell office:value-type="float" office:value="213324562" calcext:value-type="float">
            <text:p>213324562</text:p>
          </table:table-cell>
          <table:table-cell office:value-type="float" office:value="383716196" calcext:value-type="float">
            <text:p>383716196</text:p>
          </table:table-cell>
          <table:table-cell office:value-type="float" office:value="924740499" calcext:value-type="float">
            <text:p>924740499</text:p>
          </table:table-cell>
          <table:table-cell office:value-type="float" office:value="111681483" calcext:value-type="float">
            <text:p>111681483</text:p>
          </table:table-cell>
          <table:table-cell office:value-type="float" office:value="914622263" calcext:value-type="float">
            <text:p>914622263</text:p>
          </table:table-cell>
          <table:table-cell office:value-type="float" office:value="747548988" calcext:value-type="float">
            <text:p>747548988</text:p>
          </table:table-cell>
          <table:table-cell office:value-type="float" office:value="459373219" calcext:value-type="float">
            <text:p>459373219</text:p>
          </table:table-cell>
          <table:table-cell office:value-type="float" office:value="551927988" calcext:value-type="float">
            <text:p>551927988</text:p>
          </table:table-cell>
          <table:table-cell office:value-type="float" office:value="954021325" calcext:value-type="float">
            <text:p>954021325</text:p>
          </table:table-cell>
          <table:table-cell office:value-type="float" office:value="656410709" calcext:value-type="float">
            <text:p>656410709</text:p>
          </table:table-cell>
          <table:table-cell office:value-type="float" office:value="355331471" calcext:value-type="float">
            <text:p>355331471</text:p>
          </table:table-cell>
          <table:table-cell office:value-type="float" office:value="408782751" calcext:value-type="float">
            <text:p>408782751</text:p>
          </table:table-cell>
          <table:table-cell office:value-type="float" office:value="718935272" calcext:value-type="float">
            <text:p>718935272</text:p>
          </table:table-cell>
          <table:table-cell office:value-type="float" office:value="632961464" calcext:value-type="float">
            <text:p>632961464</text:p>
          </table:table-cell>
          <table:table-cell office:value-type="float" office:value="546518100" calcext:value-type="float">
            <text:p>546518100</text:p>
          </table:table-cell>
          <table:table-cell office:value-type="float" office:value="952807731" calcext:value-type="float">
            <text:p>952807731</text:p>
          </table:table-cell>
          <table:table-cell office:value-type="float" office:value="656295825" calcext:value-type="float">
            <text:p>656295825</text:p>
          </table:table-cell>
          <table:table-cell office:value-type="float" office:value="369006446" calcext:value-type="float">
            <text:p>369006446</text:p>
          </table:table-cell>
          <table:table-cell office:value-type="float" office:value="659719843" calcext:value-type="float">
            <text:p>659719843</text:p>
          </table:table-cell>
          <table:table-cell office:value-type="float" office:value="274753170" calcext:value-type="float">
            <text:p>274753170</text:p>
          </table:table-cell>
          <table:table-cell office:value-type="float" office:value="368572450" calcext:value-type="float">
            <text:p>368572450</text:p>
          </table:table-cell>
          <table:table-cell office:value-type="float" office:value="450991618" calcext:value-type="float">
            <text:p>450991618</text:p>
          </table:table-cell>
          <table:table-cell office:value-type="float" office:value="414389062" calcext:value-type="float">
            <text:p>414389062</text:p>
          </table:table-cell>
          <table:table-cell office:value-type="float" office:value="358783090" calcext:value-type="float">
            <text:p>358783090</text:p>
          </table:table-cell>
          <table:table-cell office:value-type="float" office:value="842466098" calcext:value-type="float">
            <text:p>842466098</text:p>
          </table:table-cell>
          <table:table-cell office:value-type="float" office:value="116106639" calcext:value-type="float">
            <text:p>116106639</text:p>
          </table:table-cell>
          <table:table-cell office:value-type="float" office:value="196761465" calcext:value-type="float">
            <text:p>196761465</text:p>
          </table:table-cell>
          <table:table-cell office:value-type="float" office:value="999965378" calcext:value-type="float">
            <text:p>999965378</text:p>
          </table:table-cell>
          <table:table-cell office:value-type="float" office:value="805231830" calcext:value-type="float">
            <text:p>805231830</text:p>
          </table:table-cell>
          <table:table-cell office:value-type="float" office:value="444190376" calcext:value-type="float">
            <text:p>444190376</text:p>
          </table:table-cell>
          <table:table-cell office:value-type="float" office:value="478442100" calcext:value-type="float">
            <text:p>478442100</text:p>
          </table:table-cell>
          <table:table-cell office:value-type="float" office:value="296793507" calcext:value-type="float">
            <text:p>296793507</text:p>
          </table:table-cell>
        </table:table-row>
        <table:table-row table:style-name="ro1">
          <table:table-cell office:value-type="float" office:value="194402724" calcext:value-type="float">
            <text:p>194402724</text:p>
          </table:table-cell>
          <table:table-cell office:value-type="float" office:value="426687271" calcext:value-type="float">
            <text:p>426687271</text:p>
          </table:table-cell>
          <table:table-cell office:value-type="float" office:value="450766073" calcext:value-type="float">
            <text:p>450766073</text:p>
          </table:table-cell>
          <table:table-cell office:value-type="float" office:value="737364272" calcext:value-type="float">
            <text:p>737364272</text:p>
          </table:table-cell>
          <table:table-cell office:value-type="float" office:value="443853565" calcext:value-type="float">
            <text:p>443853565</text:p>
          </table:table-cell>
          <table:table-cell office:value-type="float" office:value="167354166" calcext:value-type="float">
            <text:p>167354166</text:p>
          </table:table-cell>
          <table:table-cell office:value-type="float" office:value="462286308" calcext:value-type="float">
            <text:p>462286308</text:p>
          </table:table-cell>
          <table:table-cell office:value-type="float" office:value="917326914" calcext:value-type="float">
            <text:p>917326914</text:p>
          </table:table-cell>
          <table:table-cell office:value-type="float" office:value="889449183" calcext:value-type="float">
            <text:p>889449183</text:p>
          </table:table-cell>
          <table:table-cell office:value-type="float" office:value="710420111" calcext:value-type="float">
            <text:p>710420111</text:p>
          </table:table-cell>
          <table:table-cell office:value-type="float" office:value="674716266" calcext:value-type="float">
            <text:p>674716266</text:p>
          </table:table-cell>
          <table:table-cell office:value-type="float" office:value="779999793" calcext:value-type="float">
            <text:p>779999793</text:p>
          </table:table-cell>
          <table:table-cell office:value-type="float" office:value="985741953" calcext:value-type="float">
            <text:p>985741953</text:p>
          </table:table-cell>
          <table:table-cell office:value-type="float" office:value="586323058" calcext:value-type="float">
            <text:p>586323058</text:p>
          </table:table-cell>
          <table:table-cell office:value-type="float" office:value="877515676" calcext:value-type="float">
            <text:p>877515676</text:p>
          </table:table-cell>
          <table:table-cell office:value-type="float" office:value="790384871" calcext:value-type="float">
            <text:p>790384871</text:p>
          </table:table-cell>
          <table:table-cell office:value-type="float" office:value="935367989" calcext:value-type="float">
            <text:p>935367989</text:p>
          </table:table-cell>
          <table:table-cell office:value-type="float" office:value="652883276" calcext:value-type="float">
            <text:p>652883276</text:p>
          </table:table-cell>
          <table:table-cell office:value-type="float" office:value="610985780" calcext:value-type="float">
            <text:p>610985780</text:p>
          </table:table-cell>
          <table:table-cell office:value-type="float" office:value="794011743" calcext:value-type="float">
            <text:p>794011743</text:p>
          </table:table-cell>
          <table:table-cell office:value-type="float" office:value="749383104" calcext:value-type="float">
            <text:p>749383104</text:p>
          </table:table-cell>
          <table:table-cell office:value-type="float" office:value="643026474" calcext:value-type="float">
            <text:p>643026474</text:p>
          </table:table-cell>
          <table:table-cell office:value-type="float" office:value="888160287" calcext:value-type="float">
            <text:p>888160287</text:p>
          </table:table-cell>
          <table:table-cell office:value-type="float" office:value="923732669" calcext:value-type="float">
            <text:p>923732669</text:p>
          </table:table-cell>
          <table:table-cell office:value-type="float" office:value="554343465" calcext:value-type="float">
            <text:p>554343465</text:p>
          </table:table-cell>
          <table:table-cell office:value-type="float" office:value="297050835" calcext:value-type="float">
            <text:p>297050835</text:p>
          </table:table-cell>
          <table:table-cell office:value-type="float" office:value="626749595" calcext:value-type="float">
            <text:p>626749595</text:p>
          </table:table-cell>
          <table:table-cell office:value-type="float" office:value="260897231" calcext:value-type="float">
            <text:p>260897231</text:p>
          </table:table-cell>
          <table:table-cell office:value-type="float" office:value="921542764" calcext:value-type="float">
            <text:p>921542764</text:p>
          </table:table-cell>
          <table:table-cell office:value-type="float" office:value="638242705" calcext:value-type="float">
            <text:p>638242705</text:p>
          </table:table-cell>
          <table:table-cell office:value-type="float" office:value="160058368" calcext:value-type="float">
            <text:p>160058368</text:p>
          </table:table-cell>
          <table:table-cell office:value-type="float" office:value="113672119" calcext:value-type="float">
            <text:p>113672119</text:p>
          </table:table-cell>
        </table:table-row>
        <table:table-row table:style-name="ro1">
          <table:table-cell office:value-type="float" office:value="718716894" calcext:value-type="float">
            <text:p>718716894</text:p>
          </table:table-cell>
          <table:table-cell office:value-type="float" office:value="241435049" calcext:value-type="float">
            <text:p>241435049</text:p>
          </table:table-cell>
          <table:table-cell office:value-type="float" office:value="379196583" calcext:value-type="float">
            <text:p>379196583</text:p>
          </table:table-cell>
          <table:table-cell office:value-type="float" office:value="489557302" calcext:value-type="float">
            <text:p>489557302</text:p>
          </table:table-cell>
          <table:table-cell office:value-type="float" office:value="581869538" calcext:value-type="float">
            <text:p>581869538</text:p>
          </table:table-cell>
          <table:table-cell office:value-type="float" office:value="482409640" calcext:value-type="float">
            <text:p>482409640</text:p>
          </table:table-cell>
          <table:table-cell office:value-type="float" office:value="876943059" calcext:value-type="float">
            <text:p>876943059</text:p>
          </table:table-cell>
          <table:table-cell office:value-type="float" office:value="965447614" calcext:value-type="float">
            <text:p>965447614</text:p>
          </table:table-cell>
          <table:table-cell office:value-type="float" office:value="255758387" calcext:value-type="float">
            <text:p>255758387</text:p>
          </table:table-cell>
          <table:table-cell office:value-type="float" office:value="488768619" calcext:value-type="float">
            <text:p>488768619</text:p>
          </table:table-cell>
          <table:table-cell office:value-type="float" office:value="737407218" calcext:value-type="float">
            <text:p>737407218</text:p>
          </table:table-cell>
          <table:table-cell office:value-type="float" office:value="679460749" calcext:value-type="float">
            <text:p>679460749</text:p>
          </table:table-cell>
          <table:table-cell office:value-type="float" office:value="312554446" calcext:value-type="float">
            <text:p>312554446</text:p>
          </table:table-cell>
          <table:table-cell office:value-type="float" office:value="249203817" calcext:value-type="float">
            <text:p>249203817</text:p>
          </table:table-cell>
          <table:table-cell office:value-type="float" office:value="532557590" calcext:value-type="float">
            <text:p>532557590</text:p>
          </table:table-cell>
          <table:table-cell office:value-type="float" office:value="509799882" calcext:value-type="float">
            <text:p>509799882</text:p>
          </table:table-cell>
          <table:table-cell office:value-type="float" office:value="231487055" calcext:value-type="float">
            <text:p>231487055</text:p>
          </table:table-cell>
          <table:table-cell office:value-type="float" office:value="735029294" calcext:value-type="float">
            <text:p>735029294</text:p>
          </table:table-cell>
          <table:table-cell office:value-type="float" office:value="196180396" calcext:value-type="float">
            <text:p>196180396</text:p>
          </table:table-cell>
          <table:table-cell office:value-type="float" office:value="203685354" calcext:value-type="float">
            <text:p>203685354</text:p>
          </table:table-cell>
          <table:table-cell office:value-type="float" office:value="985054251" calcext:value-type="float">
            <text:p>985054251</text:p>
          </table:table-cell>
          <table:table-cell office:value-type="float" office:value="302943442" calcext:value-type="float">
            <text:p>302943442</text:p>
          </table:table-cell>
          <table:table-cell office:value-type="float" office:value="803586380" calcext:value-type="float">
            <text:p>803586380</text:p>
          </table:table-cell>
          <table:table-cell office:value-type="float" office:value="572175926" calcext:value-type="float">
            <text:p>572175926</text:p>
          </table:table-cell>
          <table:table-cell office:value-type="float" office:value="689428544" calcext:value-type="float">
            <text:p>689428544</text:p>
          </table:table-cell>
          <table:table-cell office:value-type="float" office:value="915268691" calcext:value-type="float">
            <text:p>915268691</text:p>
          </table:table-cell>
          <table:table-cell office:value-type="float" office:value="822055438" calcext:value-type="float">
            <text:p>822055438</text:p>
          </table:table-cell>
          <table:table-cell office:value-type="float" office:value="406303068" calcext:value-type="float">
            <text:p>406303068</text:p>
          </table:table-cell>
          <table:table-cell office:value-type="float" office:value="481824064" calcext:value-type="float">
            <text:p>481824064</text:p>
          </table:table-cell>
          <table:table-cell office:value-type="float" office:value="513999057" calcext:value-type="float">
            <text:p>513999057</text:p>
          </table:table-cell>
          <table:table-cell office:value-type="float" office:value="574421662" calcext:value-type="float">
            <text:p>574421662</text:p>
          </table:table-cell>
          <table:table-cell office:value-type="float" office:value="688787499" calcext:value-type="float">
            <text:p>688787499</text:p>
          </table:table-cell>
        </table:table-row>
        <table:table-row table:style-name="ro1">
          <table:table-cell office:value-type="float" office:value="118084372" calcext:value-type="float">
            <text:p>118084372</text:p>
          </table:table-cell>
          <table:table-cell office:value-type="float" office:value="646502681" calcext:value-type="float">
            <text:p>646502681</text:p>
          </table:table-cell>
          <table:table-cell office:value-type="float" office:value="788680067" calcext:value-type="float">
            <text:p>788680067</text:p>
          </table:table-cell>
          <table:table-cell office:value-type="float" office:value="983934419" calcext:value-type="float">
            <text:p>983934419</text:p>
          </table:table-cell>
          <table:table-cell office:value-type="float" office:value="300581259" calcext:value-type="float">
            <text:p>300581259</text:p>
          </table:table-cell>
          <table:table-cell office:value-type="float" office:value="145884468" calcext:value-type="float">
            <text:p>145884468</text:p>
          </table:table-cell>
          <table:table-cell office:value-type="float" office:value="820316490" calcext:value-type="float">
            <text:p>820316490</text:p>
          </table:table-cell>
          <table:table-cell office:value-type="float" office:value="815182357" calcext:value-type="float">
            <text:p>815182357</text:p>
          </table:table-cell>
          <table:table-cell office:value-type="float" office:value="567766490" calcext:value-type="float">
            <text:p>567766490</text:p>
          </table:table-cell>
          <table:table-cell office:value-type="float" office:value="687142171" calcext:value-type="float">
            <text:p>687142171</text:p>
          </table:table-cell>
          <table:table-cell office:value-type="float" office:value="889715339" calcext:value-type="float">
            <text:p>889715339</text:p>
          </table:table-cell>
          <table:table-cell office:value-type="float" office:value="360888659" calcext:value-type="float">
            <text:p>360888659</text:p>
          </table:table-cell>
          <table:table-cell office:value-type="float" office:value="607252449" calcext:value-type="float">
            <text:p>607252449</text:p>
          </table:table-cell>
          <table:table-cell office:value-type="float" office:value="671521732" calcext:value-type="float">
            <text:p>671521732</text:p>
          </table:table-cell>
          <table:table-cell office:value-type="float" office:value="459478111" calcext:value-type="float">
            <text:p>459478111</text:p>
          </table:table-cell>
          <table:table-cell office:value-type="float" office:value="801652346" calcext:value-type="float">
            <text:p>801652346</text:p>
          </table:table-cell>
          <table:table-cell office:value-type="float" office:value="914213860" calcext:value-type="float">
            <text:p>914213860</text:p>
          </table:table-cell>
          <table:table-cell office:value-type="float" office:value="754028576" calcext:value-type="float">
            <text:p>754028576</text:p>
          </table:table-cell>
          <table:table-cell office:value-type="float" office:value="152966317" calcext:value-type="float">
            <text:p>152966317</text:p>
          </table:table-cell>
          <table:table-cell office:value-type="float" office:value="828925037" calcext:value-type="float">
            <text:p>828925037</text:p>
          </table:table-cell>
          <table:table-cell office:value-type="float" office:value="742011468" calcext:value-type="float">
            <text:p>742011468</text:p>
          </table:table-cell>
          <table:table-cell office:value-type="float" office:value="697178988" calcext:value-type="float">
            <text:p>697178988</text:p>
          </table:table-cell>
          <table:table-cell office:value-type="float" office:value="723526547" calcext:value-type="float">
            <text:p>723526547</text:p>
          </table:table-cell>
          <table:table-cell office:value-type="float" office:value="152516043" calcext:value-type="float">
            <text:p>152516043</text:p>
          </table:table-cell>
          <table:table-cell office:value-type="float" office:value="261471278" calcext:value-type="float">
            <text:p>261471278</text:p>
          </table:table-cell>
          <table:table-cell office:value-type="float" office:value="666786691" calcext:value-type="float">
            <text:p>666786691</text:p>
          </table:table-cell>
          <table:table-cell office:value-type="float" office:value="429249581" calcext:value-type="float">
            <text:p>429249581</text:p>
          </table:table-cell>
          <table:table-cell office:value-type="float" office:value="413943563" calcext:value-type="float">
            <text:p>413943563</text:p>
          </table:table-cell>
          <table:table-cell office:value-type="float" office:value="320422965" calcext:value-type="float">
            <text:p>320422965</text:p>
          </table:table-cell>
          <table:table-cell office:value-type="float" office:value="186352600" calcext:value-type="float">
            <text:p>186352600</text:p>
          </table:table-cell>
          <table:table-cell office:value-type="float" office:value="757249991" calcext:value-type="float">
            <text:p>757249991</text:p>
          </table:table-cell>
          <table:table-cell office:value-type="float" office:value="284911089" calcext:value-type="float">
            <text:p>284911089</text:p>
          </table:table-cell>
        </table:table-row>
        <table:table-row table:style-name="ro1">
          <table:table-cell office:value-type="float" office:value="345263201" calcext:value-type="float">
            <text:p>345263201</text:p>
          </table:table-cell>
          <table:table-cell office:value-type="float" office:value="401690804" calcext:value-type="float">
            <text:p>401690804</text:p>
          </table:table-cell>
          <table:table-cell office:value-type="float" office:value="939552350" calcext:value-type="float">
            <text:p>939552350</text:p>
          </table:table-cell>
          <table:table-cell office:value-type="float" office:value="715823254" calcext:value-type="float">
            <text:p>715823254</text:p>
          </table:table-cell>
          <table:table-cell office:value-type="float" office:value="750206872" calcext:value-type="float">
            <text:p>750206872</text:p>
          </table:table-cell>
          <table:table-cell office:value-type="float" office:value="994297166" calcext:value-type="float">
            <text:p>994297166</text:p>
          </table:table-cell>
          <table:table-cell office:value-type="float" office:value="374963669" calcext:value-type="float">
            <text:p>374963669</text:p>
          </table:table-cell>
          <table:table-cell office:value-type="float" office:value="167556455" calcext:value-type="float">
            <text:p>167556455</text:p>
          </table:table-cell>
          <table:table-cell office:value-type="float" office:value="703430690" calcext:value-type="float">
            <text:p>703430690</text:p>
          </table:table-cell>
          <table:table-cell office:value-type="float" office:value="852802627" calcext:value-type="float">
            <text:p>852802627</text:p>
          </table:table-cell>
          <table:table-cell office:value-type="float" office:value="940202508" calcext:value-type="float">
            <text:p>940202508</text:p>
          </table:table-cell>
          <table:table-cell office:value-type="float" office:value="680176392" calcext:value-type="float">
            <text:p>680176392</text:p>
          </table:table-cell>
          <table:table-cell office:value-type="float" office:value="420377006" calcext:value-type="float">
            <text:p>420377006</text:p>
          </table:table-cell>
          <table:table-cell office:value-type="float" office:value="389053998" calcext:value-type="float">
            <text:p>389053998</text:p>
          </table:table-cell>
          <table:table-cell office:value-type="float" office:value="966248306" calcext:value-type="float">
            <text:p>966248306</text:p>
          </table:table-cell>
          <table:table-cell office:value-type="float" office:value="980734654" calcext:value-type="float">
            <text:p>980734654</text:p>
          </table:table-cell>
          <table:table-cell office:value-type="float" office:value="680828948" calcext:value-type="float">
            <text:p>680828948</text:p>
          </table:table-cell>
          <table:table-cell office:value-type="float" office:value="619877322" calcext:value-type="float">
            <text:p>619877322</text:p>
          </table:table-cell>
          <table:table-cell office:value-type="float" office:value="378059408" calcext:value-type="float">
            <text:p>378059408</text:p>
          </table:table-cell>
          <table:table-cell office:value-type="float" office:value="124486158" calcext:value-type="float">
            <text:p>124486158</text:p>
          </table:table-cell>
          <table:table-cell office:value-type="float" office:value="538200040" calcext:value-type="float">
            <text:p>538200040</text:p>
          </table:table-cell>
          <table:table-cell office:value-type="float" office:value="466968556" calcext:value-type="float">
            <text:p>466968556</text:p>
          </table:table-cell>
          <table:table-cell office:value-type="float" office:value="675424824" calcext:value-type="float">
            <text:p>675424824</text:p>
          </table:table-cell>
          <table:table-cell office:value-type="float" office:value="466777714" calcext:value-type="float">
            <text:p>466777714</text:p>
          </table:table-cell>
          <table:table-cell office:value-type="float" office:value="741624494" calcext:value-type="float">
            <text:p>741624494</text:p>
          </table:table-cell>
          <table:table-cell office:value-type="float" office:value="500593261" calcext:value-type="float">
            <text:p>500593261</text:p>
          </table:table-cell>
          <table:table-cell office:value-type="float" office:value="745433584" calcext:value-type="float">
            <text:p>745433584</text:p>
          </table:table-cell>
          <table:table-cell office:value-type="float" office:value="465164795" calcext:value-type="float">
            <text:p>465164795</text:p>
          </table:table-cell>
          <table:table-cell office:value-type="float" office:value="892647396" calcext:value-type="float">
            <text:p>892647396</text:p>
          </table:table-cell>
          <table:table-cell office:value-type="float" office:value="879710829" calcext:value-type="float">
            <text:p>879710829</text:p>
          </table:table-cell>
          <table:table-cell office:value-type="float" office:value="249097702" calcext:value-type="float">
            <text:p>249097702</text:p>
          </table:table-cell>
          <table:table-cell office:value-type="float" office:value="770414592" calcext:value-type="float">
            <text:p>770414592</text:p>
          </table:table-cell>
        </table:table-row>
        <table:table-row table:style-name="ro1">
          <table:table-cell office:value-type="float" office:value="971434884" calcext:value-type="float">
            <text:p>971434884</text:p>
          </table:table-cell>
          <table:table-cell office:value-type="float" office:value="593109205" calcext:value-type="float">
            <text:p>593109205</text:p>
          </table:table-cell>
          <table:table-cell office:value-type="float" office:value="873150793" calcext:value-type="float">
            <text:p>873150793</text:p>
          </table:table-cell>
          <table:table-cell office:value-type="float" office:value="638935109" calcext:value-type="float">
            <text:p>638935109</text:p>
          </table:table-cell>
          <table:table-cell office:value-type="float" office:value="972183127" calcext:value-type="float">
            <text:p>972183127</text:p>
          </table:table-cell>
          <table:table-cell office:value-type="float" office:value="280960960" calcext:value-type="float">
            <text:p>280960960</text:p>
          </table:table-cell>
          <table:table-cell office:value-type="float" office:value="677444308" calcext:value-type="float">
            <text:p>677444308</text:p>
          </table:table-cell>
          <table:table-cell office:value-type="float" office:value="374511112" calcext:value-type="float">
            <text:p>374511112</text:p>
          </table:table-cell>
          <table:table-cell office:value-type="float" office:value="523143173" calcext:value-type="float">
            <text:p>523143173</text:p>
          </table:table-cell>
          <table:table-cell office:value-type="float" office:value="806184780" calcext:value-type="float">
            <text:p>806184780</text:p>
          </table:table-cell>
          <table:table-cell office:value-type="float" office:value="272663958" calcext:value-type="float">
            <text:p>272663958</text:p>
          </table:table-cell>
          <table:table-cell office:value-type="float" office:value="573142395" calcext:value-type="float">
            <text:p>573142395</text:p>
          </table:table-cell>
          <table:table-cell office:value-type="float" office:value="925538742" calcext:value-type="float">
            <text:p>925538742</text:p>
          </table:table-cell>
          <table:table-cell office:value-type="float" office:value="533012164" calcext:value-type="float">
            <text:p>533012164</text:p>
          </table:table-cell>
          <table:table-cell office:value-type="float" office:value="468949934" calcext:value-type="float">
            <text:p>468949934</text:p>
          </table:table-cell>
          <table:table-cell office:value-type="float" office:value="799340209" calcext:value-type="float">
            <text:p>799340209</text:p>
          </table:table-cell>
          <table:table-cell office:value-type="float" office:value="484235098" calcext:value-type="float">
            <text:p>484235098</text:p>
          </table:table-cell>
          <table:table-cell office:value-type="float" office:value="475370274" calcext:value-type="float">
            <text:p>475370274</text:p>
          </table:table-cell>
          <table:table-cell office:value-type="float" office:value="846524443" calcext:value-type="float">
            <text:p>846524443</text:p>
          </table:table-cell>
          <table:table-cell office:value-type="float" office:value="828315344" calcext:value-type="float">
            <text:p>828315344</text:p>
          </table:table-cell>
          <table:table-cell office:value-type="float" office:value="589662139" calcext:value-type="float">
            <text:p>589662139</text:p>
          </table:table-cell>
          <table:table-cell office:value-type="float" office:value="306345600" calcext:value-type="float">
            <text:p>306345600</text:p>
          </table:table-cell>
          <table:table-cell office:value-type="float" office:value="930989040" calcext:value-type="float">
            <text:p>930989040</text:p>
          </table:table-cell>
          <table:table-cell office:value-type="float" office:value="619505574" calcext:value-type="float">
            <text:p>619505574</text:p>
          </table:table-cell>
          <table:table-cell office:value-type="float" office:value="333239783" calcext:value-type="float">
            <text:p>333239783</text:p>
          </table:table-cell>
          <table:table-cell office:value-type="float" office:value="970379786" calcext:value-type="float">
            <text:p>970379786</text:p>
          </table:table-cell>
          <table:table-cell office:value-type="float" office:value="894362982" calcext:value-type="float">
            <text:p>894362982</text:p>
          </table:table-cell>
          <table:table-cell office:value-type="float" office:value="964216831" calcext:value-type="float">
            <text:p>964216831</text:p>
          </table:table-cell>
          <table:table-cell office:value-type="float" office:value="927480408" calcext:value-type="float">
            <text:p>927480408</text:p>
          </table:table-cell>
          <table:table-cell office:value-type="float" office:value="407710387" calcext:value-type="float">
            <text:p>407710387</text:p>
          </table:table-cell>
          <table:table-cell office:value-type="float" office:value="946405478" calcext:value-type="float">
            <text:p>946405478</text:p>
          </table:table-cell>
          <table:table-cell office:value-type="float" office:value="935177839" calcext:value-type="float">
            <text:p>935177839</text:p>
          </table:table-cell>
        </table:table-row>
        <table:table-row table:style-name="ro1">
          <table:table-cell office:value-type="float" office:value="380551516" calcext:value-type="float">
            <text:p>380551516</text:p>
          </table:table-cell>
          <table:table-cell office:value-type="float" office:value="645406336" calcext:value-type="float">
            <text:p>645406336</text:p>
          </table:table-cell>
          <table:table-cell office:value-type="float" office:value="594265683" calcext:value-type="float">
            <text:p>594265683</text:p>
          </table:table-cell>
          <table:table-cell office:value-type="float" office:value="449612870" calcext:value-type="float">
            <text:p>449612870</text:p>
          </table:table-cell>
          <table:table-cell office:value-type="float" office:value="667072411" calcext:value-type="float">
            <text:p>667072411</text:p>
          </table:table-cell>
          <table:table-cell office:value-type="float" office:value="591331295" calcext:value-type="float">
            <text:p>591331295</text:p>
          </table:table-cell>
          <table:table-cell office:value-type="float" office:value="155485518" calcext:value-type="float">
            <text:p>155485518</text:p>
          </table:table-cell>
          <table:table-cell office:value-type="float" office:value="222856566" calcext:value-type="float">
            <text:p>222856566</text:p>
          </table:table-cell>
          <table:table-cell office:value-type="float" office:value="637164499" calcext:value-type="float">
            <text:p>637164499</text:p>
          </table:table-cell>
          <table:table-cell office:value-type="float" office:value="659842032" calcext:value-type="float">
            <text:p>659842032</text:p>
          </table:table-cell>
          <table:table-cell office:value-type="float" office:value="512164189" calcext:value-type="float">
            <text:p>512164189</text:p>
          </table:table-cell>
          <table:table-cell office:value-type="float" office:value="939927110" calcext:value-type="float">
            <text:p>939927110</text:p>
          </table:table-cell>
          <table:table-cell office:value-type="float" office:value="126411354" calcext:value-type="float">
            <text:p>126411354</text:p>
          </table:table-cell>
          <table:table-cell office:value-type="float" office:value="447881316" calcext:value-type="float">
            <text:p>447881316</text:p>
          </table:table-cell>
          <table:table-cell office:value-type="float" office:value="663996292" calcext:value-type="float">
            <text:p>663996292</text:p>
          </table:table-cell>
          <table:table-cell office:value-type="float" office:value="890543642" calcext:value-type="float">
            <text:p>890543642</text:p>
          </table:table-cell>
          <table:table-cell office:value-type="float" office:value="137654826" calcext:value-type="float">
            <text:p>137654826</text:p>
          </table:table-cell>
          <table:table-cell office:value-type="float" office:value="569811394" calcext:value-type="float">
            <text:p>569811394</text:p>
          </table:table-cell>
          <table:table-cell office:value-type="float" office:value="659499082" calcext:value-type="float">
            <text:p>659499082</text:p>
          </table:table-cell>
          <table:table-cell office:value-type="float" office:value="652588633" calcext:value-type="float">
            <text:p>652588633</text:p>
          </table:table-cell>
          <table:table-cell office:value-type="float" office:value="801975180" calcext:value-type="float">
            <text:p>801975180</text:p>
          </table:table-cell>
          <table:table-cell office:value-type="float" office:value="196530172" calcext:value-type="float">
            <text:p>196530172</text:p>
          </table:table-cell>
          <table:table-cell office:value-type="float" office:value="277902272" calcext:value-type="float">
            <text:p>277902272</text:p>
          </table:table-cell>
          <table:table-cell office:value-type="float" office:value="265632131" calcext:value-type="float">
            <text:p>265632131</text:p>
          </table:table-cell>
          <table:table-cell office:value-type="float" office:value="191390866" calcext:value-type="float">
            <text:p>191390866</text:p>
          </table:table-cell>
          <table:table-cell office:value-type="float" office:value="327087399" calcext:value-type="float">
            <text:p>327087399</text:p>
          </table:table-cell>
          <table:table-cell office:value-type="float" office:value="145058938" calcext:value-type="float">
            <text:p>145058938</text:p>
          </table:table-cell>
          <table:table-cell office:value-type="float" office:value="575502977" calcext:value-type="float">
            <text:p>575502977</text:p>
          </table:table-cell>
          <table:table-cell office:value-type="float" office:value="982982304" calcext:value-type="float">
            <text:p>982982304</text:p>
          </table:table-cell>
          <table:table-cell office:value-type="float" office:value="109513665" calcext:value-type="float">
            <text:p>109513665</text:p>
          </table:table-cell>
          <table:table-cell office:value-type="float" office:value="369856828" calcext:value-type="float">
            <text:p>369856828</text:p>
          </table:table-cell>
          <table:table-cell office:value-type="float" office:value="885857433" calcext:value-type="float">
            <text:p>885857433</text:p>
          </table:table-cell>
        </table:table-row>
        <table:table-row table:style-name="ro1">
          <table:table-cell office:value-type="float" office:value="804611561" calcext:value-type="float">
            <text:p>804611561</text:p>
          </table:table-cell>
          <table:table-cell office:value-type="float" office:value="806324301" calcext:value-type="float">
            <text:p>806324301</text:p>
          </table:table-cell>
          <table:table-cell office:value-type="float" office:value="981316600" calcext:value-type="float">
            <text:p>981316600</text:p>
          </table:table-cell>
          <table:table-cell office:value-type="float" office:value="552364327" calcext:value-type="float">
            <text:p>552364327</text:p>
          </table:table-cell>
          <table:table-cell office:value-type="float" office:value="791179423" calcext:value-type="float">
            <text:p>791179423</text:p>
          </table:table-cell>
          <table:table-cell office:value-type="float" office:value="136445843" calcext:value-type="float">
            <text:p>136445843</text:p>
          </table:table-cell>
          <table:table-cell office:value-type="float" office:value="617382001" calcext:value-type="float">
            <text:p>617382001</text:p>
          </table:table-cell>
          <table:table-cell office:value-type="float" office:value="439893561" calcext:value-type="float">
            <text:p>439893561</text:p>
          </table:table-cell>
          <table:table-cell office:value-type="float" office:value="774180828" calcext:value-type="float">
            <text:p>774180828</text:p>
          </table:table-cell>
          <table:table-cell office:value-type="float" office:value="985803777" calcext:value-type="float">
            <text:p>985803777</text:p>
          </table:table-cell>
          <table:table-cell office:value-type="float" office:value="518468983" calcext:value-type="float">
            <text:p>518468983</text:p>
          </table:table-cell>
          <table:table-cell office:value-type="float" office:value="777879301" calcext:value-type="float">
            <text:p>777879301</text:p>
          </table:table-cell>
          <table:table-cell office:value-type="float" office:value="592711972" calcext:value-type="float">
            <text:p>592711972</text:p>
          </table:table-cell>
          <table:table-cell office:value-type="float" office:value="157337072" calcext:value-type="float">
            <text:p>157337072</text:p>
          </table:table-cell>
          <table:table-cell office:value-type="float" office:value="423890817" calcext:value-type="float">
            <text:p>423890817</text:p>
          </table:table-cell>
          <table:table-cell office:value-type="float" office:value="315359134" calcext:value-type="float">
            <text:p>315359134</text:p>
          </table:table-cell>
          <table:table-cell office:value-type="float" office:value="722294490" calcext:value-type="float">
            <text:p>722294490</text:p>
          </table:table-cell>
          <table:table-cell office:value-type="float" office:value="909995319" calcext:value-type="float">
            <text:p>909995319</text:p>
          </table:table-cell>
          <table:table-cell office:value-type="float" office:value="429791717" calcext:value-type="float">
            <text:p>429791717</text:p>
          </table:table-cell>
          <table:table-cell office:value-type="float" office:value="828178282" calcext:value-type="float">
            <text:p>828178282</text:p>
          </table:table-cell>
          <table:table-cell office:value-type="float" office:value="409437731" calcext:value-type="float">
            <text:p>409437731</text:p>
          </table:table-cell>
          <table:table-cell office:value-type="float" office:value="807835771" calcext:value-type="float">
            <text:p>807835771</text:p>
          </table:table-cell>
          <table:table-cell office:value-type="float" office:value="640786578" calcext:value-type="float">
            <text:p>640786578</text:p>
          </table:table-cell>
          <table:table-cell office:value-type="float" office:value="445587490" calcext:value-type="float">
            <text:p>445587490</text:p>
          </table:table-cell>
          <table:table-cell office:value-type="float" office:value="393768440" calcext:value-type="float">
            <text:p>393768440</text:p>
          </table:table-cell>
          <table:table-cell office:value-type="float" office:value="442258270" calcext:value-type="float">
            <text:p>442258270</text:p>
          </table:table-cell>
          <table:table-cell office:value-type="float" office:value="628867621" calcext:value-type="float">
            <text:p>628867621</text:p>
          </table:table-cell>
          <table:table-cell office:value-type="float" office:value="668057525" calcext:value-type="float">
            <text:p>668057525</text:p>
          </table:table-cell>
          <table:table-cell office:value-type="float" office:value="632190339" calcext:value-type="float">
            <text:p>632190339</text:p>
          </table:table-cell>
          <table:table-cell office:value-type="float" office:value="937283670" calcext:value-type="float">
            <text:p>937283670</text:p>
          </table:table-cell>
          <table:table-cell office:value-type="float" office:value="721503662" calcext:value-type="float">
            <text:p>721503662</text:p>
          </table:table-cell>
          <table:table-cell office:value-type="float" office:value="631762393" calcext:value-type="float">
            <text:p>631762393</text:p>
          </table:table-cell>
        </table:table-row>
        <table:table-row table:style-name="ro1">
          <table:table-cell office:value-type="float" office:value="489796188" calcext:value-type="float">
            <text:p>489796188</text:p>
          </table:table-cell>
          <table:table-cell office:value-type="float" office:value="241676064" calcext:value-type="float">
            <text:p>241676064</text:p>
          </table:table-cell>
          <table:table-cell office:value-type="float" office:value="815239845" calcext:value-type="float">
            <text:p>815239845</text:p>
          </table:table-cell>
          <table:table-cell office:value-type="float" office:value="458888504" calcext:value-type="float">
            <text:p>458888504</text:p>
          </table:table-cell>
          <table:table-cell office:value-type="float" office:value="206692440" calcext:value-type="float">
            <text:p>206692440</text:p>
          </table:table-cell>
          <table:table-cell office:value-type="float" office:value="622145075" calcext:value-type="float">
            <text:p>622145075</text:p>
          </table:table-cell>
          <table:table-cell office:value-type="float" office:value="236232867" calcext:value-type="float">
            <text:p>236232867</text:p>
          </table:table-cell>
          <table:table-cell office:value-type="float" office:value="819143218" calcext:value-type="float">
            <text:p>819143218</text:p>
          </table:table-cell>
          <table:table-cell office:value-type="float" office:value="789591456" calcext:value-type="float">
            <text:p>789591456</text:p>
          </table:table-cell>
          <table:table-cell office:value-type="float" office:value="547675597" calcext:value-type="float">
            <text:p>547675597</text:p>
          </table:table-cell>
          <table:table-cell office:value-type="float" office:value="469850540" calcext:value-type="float">
            <text:p>469850540</text:p>
          </table:table-cell>
          <table:table-cell office:value-type="float" office:value="169158479" calcext:value-type="float">
            <text:p>169158479</text:p>
          </table:table-cell>
          <table:table-cell office:value-type="float" office:value="653448549" calcext:value-type="float">
            <text:p>653448549</text:p>
          </table:table-cell>
          <table:table-cell office:value-type="float" office:value="646139831" calcext:value-type="float">
            <text:p>646139831</text:p>
          </table:table-cell>
          <table:table-cell office:value-type="float" office:value="164896780" calcext:value-type="float">
            <text:p>164896780</text:p>
          </table:table-cell>
          <table:table-cell office:value-type="float" office:value="185767752" calcext:value-type="float">
            <text:p>185767752</text:p>
          </table:table-cell>
          <table:table-cell office:value-type="float" office:value="481046223" calcext:value-type="float">
            <text:p>481046223</text:p>
          </table:table-cell>
          <table:table-cell office:value-type="float" office:value="801621125" calcext:value-type="float">
            <text:p>801621125</text:p>
          </table:table-cell>
          <table:table-cell office:value-type="float" office:value="315735973" calcext:value-type="float">
            <text:p>315735973</text:p>
          </table:table-cell>
          <table:table-cell office:value-type="float" office:value="787564368" calcext:value-type="float">
            <text:p>787564368</text:p>
          </table:table-cell>
          <table:table-cell office:value-type="float" office:value="728375840" calcext:value-type="float">
            <text:p>728375840</text:p>
          </table:table-cell>
          <table:table-cell office:value-type="float" office:value="135808157" calcext:value-type="float">
            <text:p>135808157</text:p>
          </table:table-cell>
          <table:table-cell office:value-type="float" office:value="831263389" calcext:value-type="float">
            <text:p>831263389</text:p>
          </table:table-cell>
          <table:table-cell office:value-type="float" office:value="344151705" calcext:value-type="float">
            <text:p>344151705</text:p>
          </table:table-cell>
          <table:table-cell office:value-type="float" office:value="851104034" calcext:value-type="float">
            <text:p>851104034</text:p>
          </table:table-cell>
          <table:table-cell office:value-type="float" office:value="726150868" calcext:value-type="float">
            <text:p>726150868</text:p>
          </table:table-cell>
          <table:table-cell office:value-type="float" office:value="360497030" calcext:value-type="float">
            <text:p>360497030</text:p>
          </table:table-cell>
          <table:table-cell office:value-type="float" office:value="442458038" calcext:value-type="float">
            <text:p>442458038</text:p>
          </table:table-cell>
          <table:table-cell office:value-type="float" office:value="534419637" calcext:value-type="float">
            <text:p>534419637</text:p>
          </table:table-cell>
          <table:table-cell office:value-type="float" office:value="647083962" calcext:value-type="float">
            <text:p>647083962</text:p>
          </table:table-cell>
          <table:table-cell office:value-type="float" office:value="282256682" calcext:value-type="float">
            <text:p>282256682</text:p>
          </table:table-cell>
          <table:table-cell office:value-type="float" office:value="809486697" calcext:value-type="float">
            <text:p>809486697</text:p>
          </table:table-cell>
        </table:table-row>
        <table:table-row table:style-name="ro1">
          <table:table-cell office:value-type="float" office:value="247414409" calcext:value-type="float">
            <text:p>247414409</text:p>
          </table:table-cell>
          <table:table-cell office:value-type="float" office:value="875722980" calcext:value-type="float">
            <text:p>875722980</text:p>
          </table:table-cell>
          <table:table-cell office:value-type="float" office:value="316112347" calcext:value-type="float">
            <text:p>316112347</text:p>
          </table:table-cell>
          <table:table-cell office:value-type="float" office:value="245673246" calcext:value-type="float">
            <text:p>245673246</text:p>
          </table:table-cell>
          <table:table-cell office:value-type="float" office:value="578393714" calcext:value-type="float">
            <text:p>578393714</text:p>
          </table:table-cell>
          <table:table-cell office:value-type="float" office:value="685879548" calcext:value-type="float">
            <text:p>685879548</text:p>
          </table:table-cell>
          <table:table-cell office:value-type="float" office:value="783598474" calcext:value-type="float">
            <text:p>783598474</text:p>
          </table:table-cell>
          <table:table-cell office:value-type="float" office:value="919175580" calcext:value-type="float">
            <text:p>919175580</text:p>
          </table:table-cell>
          <table:table-cell office:value-type="float" office:value="945811100" calcext:value-type="float">
            <text:p>945811100</text:p>
          </table:table-cell>
          <table:table-cell office:value-type="float" office:value="778166675" calcext:value-type="float">
            <text:p>778166675</text:p>
          </table:table-cell>
          <table:table-cell office:value-type="float" office:value="913579433" calcext:value-type="float">
            <text:p>913579433</text:p>
          </table:table-cell>
          <table:table-cell office:value-type="float" office:value="325570356" calcext:value-type="float">
            <text:p>325570356</text:p>
          </table:table-cell>
          <table:table-cell office:value-type="float" office:value="771004748" calcext:value-type="float">
            <text:p>771004748</text:p>
          </table:table-cell>
          <table:table-cell office:value-type="float" office:value="370036736" calcext:value-type="float">
            <text:p>370036736</text:p>
          </table:table-cell>
          <table:table-cell office:value-type="float" office:value="971883431" calcext:value-type="float">
            <text:p>971883431</text:p>
          </table:table-cell>
          <table:table-cell office:value-type="float" office:value="617405178" calcext:value-type="float">
            <text:p>617405178</text:p>
          </table:table-cell>
          <table:table-cell office:value-type="float" office:value="919165616" calcext:value-type="float">
            <text:p>919165616</text:p>
          </table:table-cell>
          <table:table-cell office:value-type="float" office:value="803424907" calcext:value-type="float">
            <text:p>803424907</text:p>
          </table:table-cell>
          <table:table-cell office:value-type="float" office:value="259371174" calcext:value-type="float">
            <text:p>259371174</text:p>
          </table:table-cell>
          <table:table-cell office:value-type="float" office:value="832889378" calcext:value-type="float">
            <text:p>832889378</text:p>
          </table:table-cell>
          <table:table-cell office:value-type="float" office:value="514277551" calcext:value-type="float">
            <text:p>514277551</text:p>
          </table:table-cell>
          <table:table-cell office:value-type="float" office:value="927276092" calcext:value-type="float">
            <text:p>927276092</text:p>
          </table:table-cell>
          <table:table-cell office:value-type="float" office:value="532063869" calcext:value-type="float">
            <text:p>532063869</text:p>
          </table:table-cell>
          <table:table-cell office:value-type="float" office:value="868958809" calcext:value-type="float">
            <text:p>868958809</text:p>
          </table:table-cell>
          <table:table-cell office:value-type="float" office:value="101146723" calcext:value-type="float">
            <text:p>101146723</text:p>
          </table:table-cell>
          <table:table-cell office:value-type="float" office:value="870512055" calcext:value-type="float">
            <text:p>870512055</text:p>
          </table:table-cell>
          <table:table-cell office:value-type="float" office:value="838678342" calcext:value-type="float">
            <text:p>838678342</text:p>
          </table:table-cell>
          <table:table-cell office:value-type="float" office:value="530439511" calcext:value-type="float">
            <text:p>530439511</text:p>
          </table:table-cell>
          <table:table-cell office:value-type="float" office:value="532351903" calcext:value-type="float">
            <text:p>532351903</text:p>
          </table:table-cell>
          <table:table-cell office:value-type="float" office:value="525500136" calcext:value-type="float">
            <text:p>525500136</text:p>
          </table:table-cell>
          <table:table-cell office:value-type="float" office:value="486711873" calcext:value-type="float">
            <text:p>486711873</text:p>
          </table:table-cell>
          <table:table-cell office:value-type="float" office:value="141037668" calcext:value-type="float">
            <text:p>141037668</text:p>
          </table:table-cell>
        </table:table-row>
        <table:table-row table:style-name="ro1">
          <table:table-cell office:value-type="float" office:value="161795440" calcext:value-type="float">
            <text:p>161795440</text:p>
          </table:table-cell>
          <table:table-cell office:value-type="float" office:value="539774342" calcext:value-type="float">
            <text:p>539774342</text:p>
          </table:table-cell>
          <table:table-cell office:value-type="float" office:value="422793186" calcext:value-type="float">
            <text:p>422793186</text:p>
          </table:table-cell>
          <table:table-cell office:value-type="float" office:value="595723016" calcext:value-type="float">
            <text:p>595723016</text:p>
          </table:table-cell>
          <table:table-cell office:value-type="float" office:value="580827043" calcext:value-type="float">
            <text:p>580827043</text:p>
          </table:table-cell>
          <table:table-cell office:value-type="float" office:value="607029339" calcext:value-type="float">
            <text:p>607029339</text:p>
          </table:table-cell>
          <table:table-cell office:value-type="float" office:value="263423895" calcext:value-type="float">
            <text:p>263423895</text:p>
          </table:table-cell>
          <table:table-cell office:value-type="float" office:value="671186019" calcext:value-type="float">
            <text:p>671186019</text:p>
          </table:table-cell>
          <table:table-cell office:value-type="float" office:value="949598085" calcext:value-type="float">
            <text:p>949598085</text:p>
          </table:table-cell>
          <table:table-cell office:value-type="float" office:value="751050191" calcext:value-type="float">
            <text:p>751050191</text:p>
          </table:table-cell>
          <table:table-cell office:value-type="float" office:value="769586134" calcext:value-type="float">
            <text:p>769586134</text:p>
          </table:table-cell>
          <table:table-cell office:value-type="float" office:value="342957799" calcext:value-type="float">
            <text:p>342957799</text:p>
          </table:table-cell>
          <table:table-cell office:value-type="float" office:value="812871847" calcext:value-type="float">
            <text:p>812871847</text:p>
          </table:table-cell>
          <table:table-cell office:value-type="float" office:value="802858109" calcext:value-type="float">
            <text:p>802858109</text:p>
          </table:table-cell>
          <table:table-cell office:value-type="float" office:value="776593264" calcext:value-type="float">
            <text:p>776593264</text:p>
          </table:table-cell>
          <table:table-cell office:value-type="float" office:value="716302485" calcext:value-type="float">
            <text:p>716302485</text:p>
          </table:table-cell>
          <table:table-cell office:value-type="float" office:value="143411719" calcext:value-type="float">
            <text:p>143411719</text:p>
          </table:table-cell>
          <table:table-cell office:value-type="float" office:value="992184817" calcext:value-type="float">
            <text:p>992184817</text:p>
          </table:table-cell>
          <table:table-cell office:value-type="float" office:value="661194003" calcext:value-type="float">
            <text:p>661194003</text:p>
          </table:table-cell>
          <table:table-cell office:value-type="float" office:value="278095797" calcext:value-type="float">
            <text:p>278095797</text:p>
          </table:table-cell>
          <table:table-cell office:value-type="float" office:value="288585511" calcext:value-type="float">
            <text:p>288585511</text:p>
          </table:table-cell>
          <table:table-cell office:value-type="float" office:value="264632088" calcext:value-type="float">
            <text:p>264632088</text:p>
          </table:table-cell>
          <table:table-cell office:value-type="float" office:value="248605441" calcext:value-type="float">
            <text:p>248605441</text:p>
          </table:table-cell>
          <table:table-cell office:value-type="float" office:value="418770615" calcext:value-type="float">
            <text:p>418770615</text:p>
          </table:table-cell>
          <table:table-cell office:value-type="float" office:value="382578646" calcext:value-type="float">
            <text:p>382578646</text:p>
          </table:table-cell>
          <table:table-cell office:value-type="float" office:value="111527696" calcext:value-type="float">
            <text:p>111527696</text:p>
          </table:table-cell>
          <table:table-cell office:value-type="float" office:value="676991874" calcext:value-type="float">
            <text:p>676991874</text:p>
          </table:table-cell>
          <table:table-cell office:value-type="float" office:value="951818859" calcext:value-type="float">
            <text:p>951818859</text:p>
          </table:table-cell>
          <table:table-cell office:value-type="float" office:value="962599795" calcext:value-type="float">
            <text:p>962599795</text:p>
          </table:table-cell>
          <table:table-cell office:value-type="float" office:value="569650519" calcext:value-type="float">
            <text:p>569650519</text:p>
          </table:table-cell>
          <table:table-cell office:value-type="float" office:value="871042252" calcext:value-type="float">
            <text:p>871042252</text:p>
          </table:table-cell>
          <table:table-cell office:value-type="float" office:value="831046596" calcext:value-type="float">
            <text:p>831046596</text:p>
          </table:table-cell>
        </table:table-row>
        <table:table-row table:style-name="ro1">
          <table:table-cell office:value-type="float" office:value="982107358" calcext:value-type="float">
            <text:p>982107358</text:p>
          </table:table-cell>
          <table:table-cell office:value-type="float" office:value="591067454" calcext:value-type="float">
            <text:p>591067454</text:p>
          </table:table-cell>
          <table:table-cell office:value-type="float" office:value="766225313" calcext:value-type="float">
            <text:p>766225313</text:p>
          </table:table-cell>
          <table:table-cell office:value-type="float" office:value="825232760" calcext:value-type="float">
            <text:p>825232760</text:p>
          </table:table-cell>
          <table:table-cell office:value-type="float" office:value="813469994" calcext:value-type="float">
            <text:p>813469994</text:p>
          </table:table-cell>
          <table:table-cell office:value-type="float" office:value="571970815" calcext:value-type="float">
            <text:p>571970815</text:p>
          </table:table-cell>
          <table:table-cell office:value-type="float" office:value="701621334" calcext:value-type="float">
            <text:p>701621334</text:p>
          </table:table-cell>
          <table:table-cell office:value-type="float" office:value="845194859" calcext:value-type="float">
            <text:p>845194859</text:p>
          </table:table-cell>
          <table:table-cell office:value-type="float" office:value="652729861" calcext:value-type="float">
            <text:p>652729861</text:p>
          </table:table-cell>
          <table:table-cell office:value-type="float" office:value="515220587" calcext:value-type="float">
            <text:p>515220587</text:p>
          </table:table-cell>
          <table:table-cell office:value-type="float" office:value="602445011" calcext:value-type="float">
            <text:p>602445011</text:p>
          </table:table-cell>
          <table:table-cell office:value-type="float" office:value="557816296" calcext:value-type="float">
            <text:p>557816296</text:p>
          </table:table-cell>
          <table:table-cell office:value-type="float" office:value="598656989" calcext:value-type="float">
            <text:p>598656989</text:p>
          </table:table-cell>
          <table:table-cell office:value-type="float" office:value="640332165" calcext:value-type="float">
            <text:p>640332165</text:p>
          </table:table-cell>
          <table:table-cell office:value-type="float" office:value="404720578" calcext:value-type="float">
            <text:p>404720578</text:p>
          </table:table-cell>
          <table:table-cell office:value-type="float" office:value="667029712" calcext:value-type="float">
            <text:p>667029712</text:p>
          </table:table-cell>
          <table:table-cell office:value-type="float" office:value="886700225" calcext:value-type="float">
            <text:p>886700225</text:p>
          </table:table-cell>
          <table:table-cell office:value-type="float" office:value="536759978" calcext:value-type="float">
            <text:p>536759978</text:p>
          </table:table-cell>
          <table:table-cell office:value-type="float" office:value="256331266" calcext:value-type="float">
            <text:p>256331266</text:p>
          </table:table-cell>
          <table:table-cell office:value-type="float" office:value="822294623" calcext:value-type="float">
            <text:p>822294623</text:p>
          </table:table-cell>
          <table:table-cell office:value-type="float" office:value="970846911" calcext:value-type="float">
            <text:p>970846911</text:p>
          </table:table-cell>
          <table:table-cell office:value-type="float" office:value="665602686" calcext:value-type="float">
            <text:p>665602686</text:p>
          </table:table-cell>
          <table:table-cell office:value-type="float" office:value="486021913" calcext:value-type="float">
            <text:p>486021913</text:p>
          </table:table-cell>
          <table:table-cell office:value-type="float" office:value="165274387" calcext:value-type="float">
            <text:p>165274387</text:p>
          </table:table-cell>
          <table:table-cell office:value-type="float" office:value="848985945" calcext:value-type="float">
            <text:p>848985945</text:p>
          </table:table-cell>
          <table:table-cell office:value-type="float" office:value="426113693" calcext:value-type="float">
            <text:p>426113693</text:p>
          </table:table-cell>
          <table:table-cell office:value-type="float" office:value="741981958" calcext:value-type="float">
            <text:p>741981958</text:p>
          </table:table-cell>
          <table:table-cell office:value-type="float" office:value="557664171" calcext:value-type="float">
            <text:p>557664171</text:p>
          </table:table-cell>
          <table:table-cell office:value-type="float" office:value="339207358" calcext:value-type="float">
            <text:p>339207358</text:p>
          </table:table-cell>
          <table:table-cell office:value-type="float" office:value="530056154" calcext:value-type="float">
            <text:p>530056154</text:p>
          </table:table-cell>
          <table:table-cell office:value-type="float" office:value="348415497" calcext:value-type="float">
            <text:p>348415497</text:p>
          </table:table-cell>
          <table:table-cell office:value-type="float" office:value="686856053" calcext:value-type="float">
            <text:p>686856053</text:p>
          </table:table-cell>
        </table:table-row>
        <table:table-row table:style-name="ro1">
          <table:table-cell office:value-type="float" office:value="308589111" calcext:value-type="float">
            <text:p>308589111</text:p>
          </table:table-cell>
          <table:table-cell office:value-type="float" office:value="552506487" calcext:value-type="float">
            <text:p>552506487</text:p>
          </table:table-cell>
          <table:table-cell office:value-type="float" office:value="737110164" calcext:value-type="float">
            <text:p>737110164</text:p>
          </table:table-cell>
          <table:table-cell office:value-type="float" office:value="501891606" calcext:value-type="float">
            <text:p>501891606</text:p>
          </table:table-cell>
          <table:table-cell office:value-type="float" office:value="100705630" calcext:value-type="float">
            <text:p>100705630</text:p>
          </table:table-cell>
          <table:table-cell office:value-type="float" office:value="571340138" calcext:value-type="float">
            <text:p>571340138</text:p>
          </table:table-cell>
          <table:table-cell office:value-type="float" office:value="493206022" calcext:value-type="float">
            <text:p>493206022</text:p>
          </table:table-cell>
          <table:table-cell office:value-type="float" office:value="700643020" calcext:value-type="float">
            <text:p>700643020</text:p>
          </table:table-cell>
          <table:table-cell office:value-type="float" office:value="743027894" calcext:value-type="float">
            <text:p>743027894</text:p>
          </table:table-cell>
          <table:table-cell office:value-type="float" office:value="948016247" calcext:value-type="float">
            <text:p>948016247</text:p>
          </table:table-cell>
          <table:table-cell office:value-type="float" office:value="956923754" calcext:value-type="float">
            <text:p>956923754</text:p>
          </table:table-cell>
          <table:table-cell office:value-type="float" office:value="341045369" calcext:value-type="float">
            <text:p>341045369</text:p>
          </table:table-cell>
          <table:table-cell office:value-type="float" office:value="437243923" calcext:value-type="float">
            <text:p>437243923</text:p>
          </table:table-cell>
          <table:table-cell office:value-type="float" office:value="591471025" calcext:value-type="float">
            <text:p>591471025</text:p>
          </table:table-cell>
          <table:table-cell office:value-type="float" office:value="147187426" calcext:value-type="float">
            <text:p>147187426</text:p>
          </table:table-cell>
          <table:table-cell office:value-type="float" office:value="554773490" calcext:value-type="float">
            <text:p>554773490</text:p>
          </table:table-cell>
          <table:table-cell office:value-type="float" office:value="711160790" calcext:value-type="float">
            <text:p>711160790</text:p>
          </table:table-cell>
          <table:table-cell office:value-type="float" office:value="869113775" calcext:value-type="float">
            <text:p>869113775</text:p>
          </table:table-cell>
          <table:table-cell office:value-type="float" office:value="606494616" calcext:value-type="float">
            <text:p>606494616</text:p>
          </table:table-cell>
          <table:table-cell office:value-type="float" office:value="331867620" calcext:value-type="float">
            <text:p>331867620</text:p>
          </table:table-cell>
          <table:table-cell office:value-type="float" office:value="125108510" calcext:value-type="float">
            <text:p>125108510</text:p>
          </table:table-cell>
          <table:table-cell office:value-type="float" office:value="296469886" calcext:value-type="float">
            <text:p>296469886</text:p>
          </table:table-cell>
          <table:table-cell office:value-type="float" office:value="967156134" calcext:value-type="float">
            <text:p>967156134</text:p>
          </table:table-cell>
          <table:table-cell office:value-type="float" office:value="249055592" calcext:value-type="float">
            <text:p>249055592</text:p>
          </table:table-cell>
          <table:table-cell office:value-type="float" office:value="149089869" calcext:value-type="float">
            <text:p>149089869</text:p>
          </table:table-cell>
          <table:table-cell office:value-type="float" office:value="780678977" calcext:value-type="float">
            <text:p>780678977</text:p>
          </table:table-cell>
          <table:table-cell office:value-type="float" office:value="480735108" calcext:value-type="float">
            <text:p>480735108</text:p>
          </table:table-cell>
          <table:table-cell office:value-type="float" office:value="305022253" calcext:value-type="float">
            <text:p>305022253</text:p>
          </table:table-cell>
          <table:table-cell office:value-type="float" office:value="339784645" calcext:value-type="float">
            <text:p>339784645</text:p>
          </table:table-cell>
          <table:table-cell office:value-type="float" office:value="927511496" calcext:value-type="float">
            <text:p>927511496</text:p>
          </table:table-cell>
          <table:table-cell office:value-type="float" office:value="505760020" calcext:value-type="float">
            <text:p>505760020</text:p>
          </table:table-cell>
          <table:table-cell office:value-type="float" office:value="915477896" calcext:value-type="float">
            <text:p>915477896</text:p>
          </table:table-cell>
        </table:table-row>
        <table:table-row table:style-name="ro1">
          <table:table-cell office:value-type="float" office:value="707666671" calcext:value-type="float">
            <text:p>707666671</text:p>
          </table:table-cell>
          <table:table-cell office:value-type="float" office:value="501863632" calcext:value-type="float">
            <text:p>501863632</text:p>
          </table:table-cell>
          <table:table-cell office:value-type="float" office:value="111767294" calcext:value-type="float">
            <text:p>111767294</text:p>
          </table:table-cell>
          <table:table-cell office:value-type="float" office:value="316499736" calcext:value-type="float">
            <text:p>316499736</text:p>
          </table:table-cell>
          <table:table-cell office:value-type="float" office:value="556024403" calcext:value-type="float">
            <text:p>556024403</text:p>
          </table:table-cell>
          <table:table-cell office:value-type="float" office:value="809380990" calcext:value-type="float">
            <text:p>809380990</text:p>
          </table:table-cell>
          <table:table-cell office:value-type="float" office:value="235213481" calcext:value-type="float">
            <text:p>235213481</text:p>
          </table:table-cell>
          <table:table-cell office:value-type="float" office:value="170254111" calcext:value-type="float">
            <text:p>170254111</text:p>
          </table:table-cell>
          <table:table-cell office:value-type="float" office:value="703358314" calcext:value-type="float">
            <text:p>703358314</text:p>
          </table:table-cell>
          <table:table-cell office:value-type="float" office:value="856324620" calcext:value-type="float">
            <text:p>856324620</text:p>
          </table:table-cell>
          <table:table-cell office:value-type="float" office:value="881661807" calcext:value-type="float">
            <text:p>881661807</text:p>
          </table:table-cell>
          <table:table-cell office:value-type="float" office:value="632933997" calcext:value-type="float">
            <text:p>632933997</text:p>
          </table:table-cell>
          <table:table-cell office:value-type="float" office:value="209443221" calcext:value-type="float">
            <text:p>209443221</text:p>
          </table:table-cell>
          <table:table-cell office:value-type="float" office:value="848866213" calcext:value-type="float">
            <text:p>848866213</text:p>
          </table:table-cell>
          <table:table-cell office:value-type="float" office:value="992063828" calcext:value-type="float">
            <text:p>992063828</text:p>
          </table:table-cell>
          <table:table-cell office:value-type="float" office:value="529275196" calcext:value-type="float">
            <text:p>529275196</text:p>
          </table:table-cell>
          <table:table-cell office:value-type="float" office:value="138893823" calcext:value-type="float">
            <text:p>138893823</text:p>
          </table:table-cell>
          <table:table-cell office:value-type="float" office:value="368925150" calcext:value-type="float">
            <text:p>368925150</text:p>
          </table:table-cell>
          <table:table-cell office:value-type="float" office:value="200538648" calcext:value-type="float">
            <text:p>200538648</text:p>
          </table:table-cell>
          <table:table-cell office:value-type="float" office:value="370263967" calcext:value-type="float">
            <text:p>370263967</text:p>
          </table:table-cell>
          <table:table-cell office:value-type="float" office:value="923946816" calcext:value-type="float">
            <text:p>923946816</text:p>
          </table:table-cell>
          <table:table-cell office:value-type="float" office:value="569477659" calcext:value-type="float">
            <text:p>569477659</text:p>
          </table:table-cell>
          <table:table-cell office:value-type="float" office:value="560411346" calcext:value-type="float">
            <text:p>560411346</text:p>
          </table:table-cell>
          <table:table-cell office:value-type="float" office:value="158137367" calcext:value-type="float">
            <text:p>158137367</text:p>
          </table:table-cell>
          <table:table-cell office:value-type="float" office:value="342714710" calcext:value-type="float">
            <text:p>342714710</text:p>
          </table:table-cell>
          <table:table-cell office:value-type="float" office:value="907581634" calcext:value-type="float">
            <text:p>907581634</text:p>
          </table:table-cell>
          <table:table-cell office:value-type="float" office:value="787713264" calcext:value-type="float">
            <text:p>787713264</text:p>
          </table:table-cell>
          <table:table-cell office:value-type="float" office:value="704436744" calcext:value-type="float">
            <text:p>704436744</text:p>
          </table:table-cell>
          <table:table-cell office:value-type="float" office:value="743113457" calcext:value-type="float">
            <text:p>743113457</text:p>
          </table:table-cell>
          <table:table-cell office:value-type="float" office:value="308894101" calcext:value-type="float">
            <text:p>308894101</text:p>
          </table:table-cell>
          <table:table-cell office:value-type="float" office:value="777653301" calcext:value-type="float">
            <text:p>777653301</text:p>
          </table:table-cell>
          <table:table-cell office:value-type="float" office:value="789714678" calcext:value-type="float">
            <text:p>789714678</text:p>
          </table:table-cell>
        </table:table-row>
        <table:table-row table:style-name="ro1">
          <table:table-cell office:value-type="float" office:value="799747991" calcext:value-type="float">
            <text:p>799747991</text:p>
          </table:table-cell>
          <table:table-cell office:value-type="float" office:value="620301005" calcext:value-type="float">
            <text:p>620301005</text:p>
          </table:table-cell>
          <table:table-cell office:value-type="float" office:value="460337821" calcext:value-type="float">
            <text:p>460337821</text:p>
          </table:table-cell>
          <table:table-cell office:value-type="float" office:value="792487935" calcext:value-type="float">
            <text:p>792487935</text:p>
          </table:table-cell>
          <table:table-cell office:value-type="float" office:value="249351883" calcext:value-type="float">
            <text:p>249351883</text:p>
          </table:table-cell>
          <table:table-cell office:value-type="float" office:value="494102670" calcext:value-type="float">
            <text:p>494102670</text:p>
          </table:table-cell>
          <table:table-cell office:value-type="float" office:value="957993088" calcext:value-type="float">
            <text:p>957993088</text:p>
          </table:table-cell>
          <table:table-cell office:value-type="float" office:value="321382348" calcext:value-type="float">
            <text:p>321382348</text:p>
          </table:table-cell>
          <table:table-cell office:value-type="float" office:value="141567697" calcext:value-type="float">
            <text:p>141567697</text:p>
          </table:table-cell>
          <table:table-cell office:value-type="float" office:value="110155274" calcext:value-type="float">
            <text:p>110155274</text:p>
          </table:table-cell>
          <table:table-cell office:value-type="float" office:value="396423850" calcext:value-type="float">
            <text:p>396423850</text:p>
          </table:table-cell>
          <table:table-cell office:value-type="float" office:value="304241952" calcext:value-type="float">
            <text:p>304241952</text:p>
          </table:table-cell>
          <table:table-cell office:value-type="float" office:value="179995069" calcext:value-type="float">
            <text:p>179995069</text:p>
          </table:table-cell>
          <table:table-cell office:value-type="float" office:value="776307298" calcext:value-type="float">
            <text:p>776307298</text:p>
          </table:table-cell>
          <table:table-cell office:value-type="float" office:value="796635510" calcext:value-type="float">
            <text:p>796635510</text:p>
          </table:table-cell>
          <table:table-cell office:value-type="float" office:value="481450957" calcext:value-type="float">
            <text:p>481450957</text:p>
          </table:table-cell>
          <table:table-cell office:value-type="float" office:value="457913927" calcext:value-type="float">
            <text:p>457913927</text:p>
          </table:table-cell>
          <table:table-cell office:value-type="float" office:value="896905433" calcext:value-type="float">
            <text:p>896905433</text:p>
          </table:table-cell>
          <table:table-cell office:value-type="float" office:value="128990676" calcext:value-type="float">
            <text:p>128990676</text:p>
          </table:table-cell>
          <table:table-cell office:value-type="float" office:value="651867399" calcext:value-type="float">
            <text:p>651867399</text:p>
          </table:table-cell>
          <table:table-cell office:value-type="float" office:value="744754025" calcext:value-type="float">
            <text:p>744754025</text:p>
          </table:table-cell>
          <table:table-cell office:value-type="float" office:value="407701300" calcext:value-type="float">
            <text:p>407701300</text:p>
          </table:table-cell>
          <table:table-cell office:value-type="float" office:value="594276446" calcext:value-type="float">
            <text:p>594276446</text:p>
          </table:table-cell>
          <table:table-cell office:value-type="float" office:value="263157716" calcext:value-type="float">
            <text:p>263157716</text:p>
          </table:table-cell>
          <table:table-cell office:value-type="float" office:value="954083307" calcext:value-type="float">
            <text:p>954083307</text:p>
          </table:table-cell>
          <table:table-cell office:value-type="float" office:value="957177617" calcext:value-type="float">
            <text:p>957177617</text:p>
          </table:table-cell>
          <table:table-cell office:value-type="float" office:value="527883857" calcext:value-type="float">
            <text:p>527883857</text:p>
          </table:table-cell>
          <table:table-cell office:value-type="float" office:value="555820477" calcext:value-type="float">
            <text:p>555820477</text:p>
          </table:table-cell>
          <table:table-cell office:value-type="float" office:value="324634478" calcext:value-type="float">
            <text:p>324634478</text:p>
          </table:table-cell>
          <table:table-cell office:value-type="float" office:value="652639276" calcext:value-type="float">
            <text:p>652639276</text:p>
          </table:table-cell>
          <table:table-cell office:value-type="float" office:value="274037128" calcext:value-type="float">
            <text:p>274037128</text:p>
          </table:table-cell>
          <table:table-cell office:value-type="float" office:value="584245342" calcext:value-type="float">
            <text:p>584245342</text:p>
          </table:table-cell>
        </table:table-row>
        <table:table-row table:style-name="ro1">
          <table:table-cell office:value-type="float" office:value="875519015" calcext:value-type="float">
            <text:p>875519015</text:p>
          </table:table-cell>
          <table:table-cell office:value-type="float" office:value="369716417" calcext:value-type="float">
            <text:p>369716417</text:p>
          </table:table-cell>
          <table:table-cell office:value-type="float" office:value="982718738" calcext:value-type="float">
            <text:p>982718738</text:p>
          </table:table-cell>
          <table:table-cell office:value-type="float" office:value="707231647" calcext:value-type="float">
            <text:p>707231647</text:p>
          </table:table-cell>
          <table:table-cell office:value-type="float" office:value="263462822" calcext:value-type="float">
            <text:p>263462822</text:p>
          </table:table-cell>
          <table:table-cell office:value-type="float" office:value="190982938" calcext:value-type="float">
            <text:p>190982938</text:p>
          </table:table-cell>
          <table:table-cell office:value-type="float" office:value="851470034" calcext:value-type="float">
            <text:p>851470034</text:p>
          </table:table-cell>
          <table:table-cell office:value-type="float" office:value="152007899" calcext:value-type="float">
            <text:p>152007899</text:p>
          </table:table-cell>
          <table:table-cell office:value-type="float" office:value="170759528" calcext:value-type="float">
            <text:p>170759528</text:p>
          </table:table-cell>
          <table:table-cell office:value-type="float" office:value="925651146" calcext:value-type="float">
            <text:p>925651146</text:p>
          </table:table-cell>
          <table:table-cell office:value-type="float" office:value="627954385" calcext:value-type="float">
            <text:p>627954385</text:p>
          </table:table-cell>
          <table:table-cell office:value-type="float" office:value="230650112" calcext:value-type="float">
            <text:p>230650112</text:p>
          </table:table-cell>
          <table:table-cell office:value-type="float" office:value="344181626" calcext:value-type="float">
            <text:p>344181626</text:p>
          </table:table-cell>
          <table:table-cell office:value-type="float" office:value="786875010" calcext:value-type="float">
            <text:p>786875010</text:p>
          </table:table-cell>
          <table:table-cell office:value-type="float" office:value="670516261" calcext:value-type="float">
            <text:p>670516261</text:p>
          </table:table-cell>
          <table:table-cell office:value-type="float" office:value="575091724" calcext:value-type="float">
            <text:p>575091724</text:p>
          </table:table-cell>
          <table:table-cell office:value-type="float" office:value="295879693" calcext:value-type="float">
            <text:p>295879693</text:p>
          </table:table-cell>
          <table:table-cell office:value-type="float" office:value="436418930" calcext:value-type="float">
            <text:p>436418930</text:p>
          </table:table-cell>
          <table:table-cell office:value-type="float" office:value="187902815" calcext:value-type="float">
            <text:p>187902815</text:p>
          </table:table-cell>
          <table:table-cell office:value-type="float" office:value="967237376" calcext:value-type="float">
            <text:p>967237376</text:p>
          </table:table-cell>
          <table:table-cell office:value-type="float" office:value="592530034" calcext:value-type="float">
            <text:p>592530034</text:p>
          </table:table-cell>
          <table:table-cell office:value-type="float" office:value="179069951" calcext:value-type="float">
            <text:p>179069951</text:p>
          </table:table-cell>
          <table:table-cell office:value-type="float" office:value="848696919" calcext:value-type="float">
            <text:p>848696919</text:p>
          </table:table-cell>
          <table:table-cell office:value-type="float" office:value="356712857" calcext:value-type="float">
            <text:p>356712857</text:p>
          </table:table-cell>
          <table:table-cell office:value-type="float" office:value="363962090" calcext:value-type="float">
            <text:p>363962090</text:p>
          </table:table-cell>
          <table:table-cell office:value-type="float" office:value="521670938" calcext:value-type="float">
            <text:p>521670938</text:p>
          </table:table-cell>
          <table:table-cell office:value-type="float" office:value="155845281" calcext:value-type="float">
            <text:p>155845281</text:p>
          </table:table-cell>
          <table:table-cell office:value-type="float" office:value="427994346" calcext:value-type="float">
            <text:p>427994346</text:p>
          </table:table-cell>
          <table:table-cell office:value-type="float" office:value="567131899" calcext:value-type="float">
            <text:p>567131899</text:p>
          </table:table-cell>
          <table:table-cell office:value-type="float" office:value="744444523" calcext:value-type="float">
            <text:p>744444523</text:p>
          </table:table-cell>
          <table:table-cell office:value-type="float" office:value="865141494" calcext:value-type="float">
            <text:p>865141494</text:p>
          </table:table-cell>
          <table:table-cell office:value-type="float" office:value="505295950" calcext:value-type="float">
            <text:p>505295950</text:p>
          </table:table-cell>
        </table:table-row>
        <table:table-row table:style-name="ro1">
          <table:table-cell office:value-type="float" office:value="611712614" calcext:value-type="float">
            <text:p>611712614</text:p>
          </table:table-cell>
          <table:table-cell office:value-type="float" office:value="806121383" calcext:value-type="float">
            <text:p>806121383</text:p>
          </table:table-cell>
          <table:table-cell office:value-type="float" office:value="261041516" calcext:value-type="float">
            <text:p>261041516</text:p>
          </table:table-cell>
          <table:table-cell office:value-type="float" office:value="582015770" calcext:value-type="float">
            <text:p>582015770</text:p>
          </table:table-cell>
          <table:table-cell office:value-type="float" office:value="167340721" calcext:value-type="float">
            <text:p>167340721</text:p>
          </table:table-cell>
          <table:table-cell office:value-type="float" office:value="792440395" calcext:value-type="float">
            <text:p>792440395</text:p>
          </table:table-cell>
          <table:table-cell office:value-type="float" office:value="496270585" calcext:value-type="float">
            <text:p>496270585</text:p>
          </table:table-cell>
          <table:table-cell office:value-type="float" office:value="565419791" calcext:value-type="float">
            <text:p>565419791</text:p>
          </table:table-cell>
          <table:table-cell office:value-type="float" office:value="474862428" calcext:value-type="float">
            <text:p>474862428</text:p>
          </table:table-cell>
          <table:table-cell office:value-type="float" office:value="708677510" calcext:value-type="float">
            <text:p>708677510</text:p>
          </table:table-cell>
          <table:table-cell office:value-type="float" office:value="883177072" calcext:value-type="float">
            <text:p>883177072</text:p>
          </table:table-cell>
          <table:table-cell office:value-type="float" office:value="570227235" calcext:value-type="float">
            <text:p>570227235</text:p>
          </table:table-cell>
          <table:table-cell office:value-type="float" office:value="665543494" calcext:value-type="float">
            <text:p>665543494</text:p>
          </table:table-cell>
          <table:table-cell office:value-type="float" office:value="781503755" calcext:value-type="float">
            <text:p>781503755</text:p>
          </table:table-cell>
          <table:table-cell office:value-type="float" office:value="337145197" calcext:value-type="float">
            <text:p>337145197</text:p>
          </table:table-cell>
          <table:table-cell office:value-type="float" office:value="621330219" calcext:value-type="float">
            <text:p>621330219</text:p>
          </table:table-cell>
          <table:table-cell office:value-type="float" office:value="260793721" calcext:value-type="float">
            <text:p>260793721</text:p>
          </table:table-cell>
          <table:table-cell office:value-type="float" office:value="135056884" calcext:value-type="float">
            <text:p>135056884</text:p>
          </table:table-cell>
          <table:table-cell office:value-type="float" office:value="748679995" calcext:value-type="float">
            <text:p>748679995</text:p>
          </table:table-cell>
          <table:table-cell office:value-type="float" office:value="576462500" calcext:value-type="float">
            <text:p>576462500</text:p>
          </table:table-cell>
          <table:table-cell office:value-type="float" office:value="149562197" calcext:value-type="float">
            <text:p>149562197</text:p>
          </table:table-cell>
          <table:table-cell office:value-type="float" office:value="569853436" calcext:value-type="float">
            <text:p>569853436</text:p>
          </table:table-cell>
          <table:table-cell office:value-type="float" office:value="352882647" calcext:value-type="float">
            <text:p>352882647</text:p>
          </table:table-cell>
          <table:table-cell office:value-type="float" office:value="672867320" calcext:value-type="float">
            <text:p>672867320</text:p>
          </table:table-cell>
          <table:table-cell office:value-type="float" office:value="666999109" calcext:value-type="float">
            <text:p>666999109</text:p>
          </table:table-cell>
          <table:table-cell office:value-type="float" office:value="264429157" calcext:value-type="float">
            <text:p>264429157</text:p>
          </table:table-cell>
          <table:table-cell office:value-type="float" office:value="555732560" calcext:value-type="float">
            <text:p>555732560</text:p>
          </table:table-cell>
          <table:table-cell office:value-type="float" office:value="173572162" calcext:value-type="float">
            <text:p>173572162</text:p>
          </table:table-cell>
          <table:table-cell office:value-type="float" office:value="431062670" calcext:value-type="float">
            <text:p>431062670</text:p>
          </table:table-cell>
          <table:table-cell office:value-type="float" office:value="544909044" calcext:value-type="float">
            <text:p>544909044</text:p>
          </table:table-cell>
          <table:table-cell office:value-type="float" office:value="159840718" calcext:value-type="float">
            <text:p>159840718</text:p>
          </table:table-cell>
          <table:table-cell office:value-type="float" office:value="878197089" calcext:value-type="float">
            <text:p>878197089</text:p>
          </table:table-cell>
        </table:table-row>
        <table:table-row table:style-name="ro1">
          <table:table-cell office:value-type="float" office:value="546961623" calcext:value-type="float">
            <text:p>546961623</text:p>
          </table:table-cell>
          <table:table-cell office:value-type="float" office:value="746352214" calcext:value-type="float">
            <text:p>746352214</text:p>
          </table:table-cell>
          <table:table-cell office:value-type="float" office:value="458792388" calcext:value-type="float">
            <text:p>458792388</text:p>
          </table:table-cell>
          <table:table-cell office:value-type="float" office:value="928331543" calcext:value-type="float">
            <text:p>928331543</text:p>
          </table:table-cell>
          <table:table-cell office:value-type="float" office:value="300062497" calcext:value-type="float">
            <text:p>300062497</text:p>
          </table:table-cell>
          <table:table-cell office:value-type="float" office:value="269160045" calcext:value-type="float">
            <text:p>269160045</text:p>
          </table:table-cell>
          <table:table-cell office:value-type="float" office:value="514743543" calcext:value-type="float">
            <text:p>514743543</text:p>
          </table:table-cell>
          <table:table-cell office:value-type="float" office:value="725331593" calcext:value-type="float">
            <text:p>725331593</text:p>
          </table:table-cell>
          <table:table-cell office:value-type="float" office:value="893154318" calcext:value-type="float">
            <text:p>893154318</text:p>
          </table:table-cell>
          <table:table-cell office:value-type="float" office:value="850753675" calcext:value-type="float">
            <text:p>850753675</text:p>
          </table:table-cell>
          <table:table-cell office:value-type="float" office:value="312291558" calcext:value-type="float">
            <text:p>312291558</text:p>
          </table:table-cell>
          <table:table-cell office:value-type="float" office:value="473956194" calcext:value-type="float">
            <text:p>473956194</text:p>
          </table:table-cell>
          <table:table-cell office:value-type="float" office:value="745922765" calcext:value-type="float">
            <text:p>745922765</text:p>
          </table:table-cell>
          <table:table-cell office:value-type="float" office:value="937436255" calcext:value-type="float">
            <text:p>937436255</text:p>
          </table:table-cell>
          <table:table-cell office:value-type="float" office:value="889182571" calcext:value-type="float">
            <text:p>889182571</text:p>
          </table:table-cell>
          <table:table-cell office:value-type="float" office:value="521541716" calcext:value-type="float">
            <text:p>521541716</text:p>
          </table:table-cell>
          <table:table-cell office:value-type="float" office:value="714847836" calcext:value-type="float">
            <text:p>714847836</text:p>
          </table:table-cell>
          <table:table-cell office:value-type="float" office:value="780226225" calcext:value-type="float">
            <text:p>780226225</text:p>
          </table:table-cell>
          <table:table-cell office:value-type="float" office:value="594374240" calcext:value-type="float">
            <text:p>594374240</text:p>
          </table:table-cell>
          <table:table-cell office:value-type="float" office:value="481761945" calcext:value-type="float">
            <text:p>481761945</text:p>
          </table:table-cell>
          <table:table-cell office:value-type="float" office:value="572317052" calcext:value-type="float">
            <text:p>572317052</text:p>
          </table:table-cell>
          <table:table-cell office:value-type="float" office:value="964506910" calcext:value-type="float">
            <text:p>964506910</text:p>
          </table:table-cell>
          <table:table-cell office:value-type="float" office:value="258125472" calcext:value-type="float">
            <text:p>258125472</text:p>
          </table:table-cell>
          <table:table-cell office:value-type="float" office:value="379906133" calcext:value-type="float">
            <text:p>379906133</text:p>
          </table:table-cell>
          <table:table-cell office:value-type="float" office:value="984615117" calcext:value-type="float">
            <text:p>984615117</text:p>
          </table:table-cell>
          <table:table-cell office:value-type="float" office:value="186751611" calcext:value-type="float">
            <text:p>186751611</text:p>
          </table:table-cell>
          <table:table-cell office:value-type="float" office:value="996214180" calcext:value-type="float">
            <text:p>996214180</text:p>
          </table:table-cell>
          <table:table-cell office:value-type="float" office:value="431338548" calcext:value-type="float">
            <text:p>431338548</text:p>
          </table:table-cell>
          <table:table-cell office:value-type="float" office:value="638820787" calcext:value-type="float">
            <text:p>638820787</text:p>
          </table:table-cell>
          <table:table-cell office:value-type="float" office:value="993814291" calcext:value-type="float">
            <text:p>993814291</text:p>
          </table:table-cell>
          <table:table-cell office:value-type="float" office:value="263763372" calcext:value-type="float">
            <text:p>263763372</text:p>
          </table:table-cell>
          <table:table-cell office:value-type="float" office:value="563363114" calcext:value-type="float">
            <text:p>563363114</text:p>
          </table:table-cell>
        </table:table-row>
        <table:table-row table:style-name="ro1">
          <table:table-cell office:value-type="float" office:value="468097538" calcext:value-type="float">
            <text:p>468097538</text:p>
          </table:table-cell>
          <table:table-cell office:value-type="float" office:value="218598734" calcext:value-type="float">
            <text:p>218598734</text:p>
          </table:table-cell>
          <table:table-cell office:value-type="float" office:value="406025437" calcext:value-type="float">
            <text:p>406025437</text:p>
          </table:table-cell>
          <table:table-cell office:value-type="float" office:value="698415788" calcext:value-type="float">
            <text:p>698415788</text:p>
          </table:table-cell>
          <table:table-cell office:value-type="float" office:value="195166571" calcext:value-type="float">
            <text:p>195166571</text:p>
          </table:table-cell>
          <table:table-cell office:value-type="float" office:value="100996734" calcext:value-type="float">
            <text:p>100996734</text:p>
          </table:table-cell>
          <table:table-cell office:value-type="float" office:value="321732097" calcext:value-type="float">
            <text:p>321732097</text:p>
          </table:table-cell>
          <table:table-cell office:value-type="float" office:value="958080326" calcext:value-type="float">
            <text:p>958080326</text:p>
          </table:table-cell>
          <table:table-cell office:value-type="float" office:value="356525209" calcext:value-type="float">
            <text:p>356525209</text:p>
          </table:table-cell>
          <table:table-cell office:value-type="float" office:value="766058407" calcext:value-type="float">
            <text:p>766058407</text:p>
          </table:table-cell>
          <table:table-cell office:value-type="float" office:value="569069792" calcext:value-type="float">
            <text:p>569069792</text:p>
          </table:table-cell>
          <table:table-cell office:value-type="float" office:value="661527827" calcext:value-type="float">
            <text:p>661527827</text:p>
          </table:table-cell>
          <table:table-cell office:value-type="float" office:value="893046011" calcext:value-type="float">
            <text:p>893046011</text:p>
          </table:table-cell>
          <table:table-cell office:value-type="float" office:value="826437256" calcext:value-type="float">
            <text:p>826437256</text:p>
          </table:table-cell>
          <table:table-cell office:value-type="float" office:value="133595209" calcext:value-type="float">
            <text:p>133595209</text:p>
          </table:table-cell>
          <table:table-cell office:value-type="float" office:value="197604497" calcext:value-type="float">
            <text:p>197604497</text:p>
          </table:table-cell>
          <table:table-cell office:value-type="float" office:value="997430570" calcext:value-type="float">
            <text:p>997430570</text:p>
          </table:table-cell>
          <table:table-cell office:value-type="float" office:value="201987337" calcext:value-type="float">
            <text:p>201987337</text:p>
          </table:table-cell>
          <table:table-cell office:value-type="float" office:value="638369279" calcext:value-type="float">
            <text:p>638369279</text:p>
          </table:table-cell>
          <table:table-cell office:value-type="float" office:value="409916157" calcext:value-type="float">
            <text:p>409916157</text:p>
          </table:table-cell>
          <table:table-cell office:value-type="float" office:value="193965760" calcext:value-type="float">
            <text:p>193965760</text:p>
          </table:table-cell>
          <table:table-cell office:value-type="float" office:value="210362910" calcext:value-type="float">
            <text:p>210362910</text:p>
          </table:table-cell>
          <table:table-cell office:value-type="float" office:value="397772380" calcext:value-type="float">
            <text:p>397772380</text:p>
          </table:table-cell>
          <table:table-cell office:value-type="float" office:value="698079473" calcext:value-type="float">
            <text:p>698079473</text:p>
          </table:table-cell>
          <table:table-cell office:value-type="float" office:value="188300438" calcext:value-type="float">
            <text:p>188300438</text:p>
          </table:table-cell>
          <table:table-cell office:value-type="float" office:value="279555314" calcext:value-type="float">
            <text:p>279555314</text:p>
          </table:table-cell>
          <table:table-cell office:value-type="float" office:value="483640269" calcext:value-type="float">
            <text:p>483640269</text:p>
          </table:table-cell>
          <table:table-cell office:value-type="float" office:value="735269299" calcext:value-type="float">
            <text:p>735269299</text:p>
          </table:table-cell>
          <table:table-cell office:value-type="float" office:value="202007349" calcext:value-type="float">
            <text:p>202007349</text:p>
          </table:table-cell>
          <table:table-cell office:value-type="float" office:value="766974445" calcext:value-type="float">
            <text:p>766974445</text:p>
          </table:table-cell>
          <table:table-cell office:value-type="float" office:value="113487674" calcext:value-type="float">
            <text:p>113487674</text:p>
          </table:table-cell>
          <table:table-cell office:value-type="float" office:value="746039920" calcext:value-type="float">
            <text:p>746039920</text:p>
          </table:table-cell>
        </table:table-row>
        <table:table-row table:style-name="ro1">
          <table:table-cell office:value-type="float" office:value="823731854" calcext:value-type="float">
            <text:p>823731854</text:p>
          </table:table-cell>
          <table:table-cell office:value-type="float" office:value="131441404" calcext:value-type="float">
            <text:p>131441404</text:p>
          </table:table-cell>
          <table:table-cell office:value-type="float" office:value="592245940" calcext:value-type="float">
            <text:p>592245940</text:p>
          </table:table-cell>
          <table:table-cell office:value-type="float" office:value="379855040" calcext:value-type="float">
            <text:p>379855040</text:p>
          </table:table-cell>
          <table:table-cell office:value-type="float" office:value="615101300" calcext:value-type="float">
            <text:p>615101300</text:p>
          </table:table-cell>
          <table:table-cell office:value-type="float" office:value="317506457" calcext:value-type="float">
            <text:p>317506457</text:p>
          </table:table-cell>
          <table:table-cell office:value-type="float" office:value="234102649" calcext:value-type="float">
            <text:p>234102649</text:p>
          </table:table-cell>
          <table:table-cell office:value-type="float" office:value="550614321" calcext:value-type="float">
            <text:p>550614321</text:p>
          </table:table-cell>
          <table:table-cell office:value-type="float" office:value="561857989" calcext:value-type="float">
            <text:p>561857989</text:p>
          </table:table-cell>
          <table:table-cell office:value-type="float" office:value="851902736" calcext:value-type="float">
            <text:p>851902736</text:p>
          </table:table-cell>
          <table:table-cell office:value-type="float" office:value="864456500" calcext:value-type="float">
            <text:p>864456500</text:p>
          </table:table-cell>
          <table:table-cell office:value-type="float" office:value="653256343" calcext:value-type="float">
            <text:p>653256343</text:p>
          </table:table-cell>
          <table:table-cell office:value-type="float" office:value="997353944" calcext:value-type="float">
            <text:p>997353944</text:p>
          </table:table-cell>
          <table:table-cell office:value-type="float" office:value="707070456" calcext:value-type="float">
            <text:p>707070456</text:p>
          </table:table-cell>
          <table:table-cell office:value-type="float" office:value="841889374" calcext:value-type="float">
            <text:p>841889374</text:p>
          </table:table-cell>
          <table:table-cell office:value-type="float" office:value="361584327" calcext:value-type="float">
            <text:p>361584327</text:p>
          </table:table-cell>
          <table:table-cell office:value-type="float" office:value="238264301" calcext:value-type="float">
            <text:p>238264301</text:p>
          </table:table-cell>
          <table:table-cell office:value-type="float" office:value="781120331" calcext:value-type="float">
            <text:p>781120331</text:p>
          </table:table-cell>
          <table:table-cell office:value-type="float" office:value="849581133" calcext:value-type="float">
            <text:p>849581133</text:p>
          </table:table-cell>
          <table:table-cell office:value-type="float" office:value="501075797" calcext:value-type="float">
            <text:p>501075797</text:p>
          </table:table-cell>
          <table:table-cell office:value-type="float" office:value="941077868" calcext:value-type="float">
            <text:p>941077868</text:p>
          </table:table-cell>
          <table:table-cell office:value-type="float" office:value="357270777" calcext:value-type="float">
            <text:p>357270777</text:p>
          </table:table-cell>
          <table:table-cell office:value-type="float" office:value="971488313" calcext:value-type="float">
            <text:p>971488313</text:p>
          </table:table-cell>
          <table:table-cell office:value-type="float" office:value="343982852" calcext:value-type="float">
            <text:p>343982852</text:p>
          </table:table-cell>
          <table:table-cell office:value-type="float" office:value="536068366" calcext:value-type="float">
            <text:p>536068366</text:p>
          </table:table-cell>
          <table:table-cell office:value-type="float" office:value="966304827" calcext:value-type="float">
            <text:p>966304827</text:p>
          </table:table-cell>
          <table:table-cell office:value-type="float" office:value="677481148" calcext:value-type="float">
            <text:p>677481148</text:p>
          </table:table-cell>
          <table:table-cell office:value-type="float" office:value="678790337" calcext:value-type="float">
            <text:p>678790337</text:p>
          </table:table-cell>
          <table:table-cell office:value-type="float" office:value="232779834" calcext:value-type="float">
            <text:p>232779834</text:p>
          </table:table-cell>
          <table:table-cell office:value-type="float" office:value="144734616" calcext:value-type="float">
            <text:p>144734616</text:p>
          </table:table-cell>
          <table:table-cell office:value-type="float" office:value="667846859" calcext:value-type="float">
            <text:p>667846859</text:p>
          </table:table-cell>
          <table:table-cell office:value-type="float" office:value="836666716" calcext:value-type="float">
            <text:p>836666716</text:p>
          </table:table-cell>
        </table:table-row>
        <table:table-row table:style-name="ro1">
          <table:table-cell office:value-type="float" office:value="558009445" calcext:value-type="float">
            <text:p>558009445</text:p>
          </table:table-cell>
          <table:table-cell office:value-type="float" office:value="357459026" calcext:value-type="float">
            <text:p>357459026</text:p>
          </table:table-cell>
          <table:table-cell office:value-type="float" office:value="905768902" calcext:value-type="float">
            <text:p>905768902</text:p>
          </table:table-cell>
          <table:table-cell office:value-type="float" office:value="398701214" calcext:value-type="float">
            <text:p>398701214</text:p>
          </table:table-cell>
          <table:table-cell office:value-type="float" office:value="619761457" calcext:value-type="float">
            <text:p>619761457</text:p>
          </table:table-cell>
          <table:table-cell office:value-type="float" office:value="439654994" calcext:value-type="float">
            <text:p>439654994</text:p>
          </table:table-cell>
          <table:table-cell office:value-type="float" office:value="745731353" calcext:value-type="float">
            <text:p>745731353</text:p>
          </table:table-cell>
          <table:table-cell office:value-type="float" office:value="337399036" calcext:value-type="float">
            <text:p>337399036</text:p>
          </table:table-cell>
          <table:table-cell office:value-type="float" office:value="663338487" calcext:value-type="float">
            <text:p>663338487</text:p>
          </table:table-cell>
          <table:table-cell office:value-type="float" office:value="213333116" calcext:value-type="float">
            <text:p>213333116</text:p>
          </table:table-cell>
          <table:table-cell office:value-type="float" office:value="485577826" calcext:value-type="float">
            <text:p>485577826</text:p>
          </table:table-cell>
          <table:table-cell office:value-type="float" office:value="151183423" calcext:value-type="float">
            <text:p>151183423</text:p>
          </table:table-cell>
          <table:table-cell office:value-type="float" office:value="183122868" calcext:value-type="float">
            <text:p>183122868</text:p>
          </table:table-cell>
          <table:table-cell office:value-type="float" office:value="733391465" calcext:value-type="float">
            <text:p>733391465</text:p>
          </table:table-cell>
          <table:table-cell office:value-type="float" office:value="940738624" calcext:value-type="float">
            <text:p>940738624</text:p>
          </table:table-cell>
          <table:table-cell office:value-type="float" office:value="876282009" calcext:value-type="float">
            <text:p>876282009</text:p>
          </table:table-cell>
          <table:table-cell office:value-type="float" office:value="700687599" calcext:value-type="float">
            <text:p>700687599</text:p>
          </table:table-cell>
          <table:table-cell office:value-type="float" office:value="389671634" calcext:value-type="float">
            <text:p>389671634</text:p>
          </table:table-cell>
          <table:table-cell office:value-type="float" office:value="263390875" calcext:value-type="float">
            <text:p>263390875</text:p>
          </table:table-cell>
          <table:table-cell office:value-type="float" office:value="857574893" calcext:value-type="float">
            <text:p>857574893</text:p>
          </table:table-cell>
          <table:table-cell office:value-type="float" office:value="808422723" calcext:value-type="float">
            <text:p>808422723</text:p>
          </table:table-cell>
          <table:table-cell office:value-type="float" office:value="795432787" calcext:value-type="float">
            <text:p>795432787</text:p>
          </table:table-cell>
          <table:table-cell office:value-type="float" office:value="523835912" calcext:value-type="float">
            <text:p>523835912</text:p>
          </table:table-cell>
          <table:table-cell office:value-type="float" office:value="643242446" calcext:value-type="float">
            <text:p>643242446</text:p>
          </table:table-cell>
          <table:table-cell office:value-type="float" office:value="468377190" calcext:value-type="float">
            <text:p>468377190</text:p>
          </table:table-cell>
          <table:table-cell office:value-type="float" office:value="941346189" calcext:value-type="float">
            <text:p>941346189</text:p>
          </table:table-cell>
          <table:table-cell office:value-type="float" office:value="613519582" calcext:value-type="float">
            <text:p>613519582</text:p>
          </table:table-cell>
          <table:table-cell office:value-type="float" office:value="110106774" calcext:value-type="float">
            <text:p>110106774</text:p>
          </table:table-cell>
          <table:table-cell office:value-type="float" office:value="622048777" calcext:value-type="float">
            <text:p>622048777</text:p>
          </table:table-cell>
          <table:table-cell office:value-type="float" office:value="124236187" calcext:value-type="float">
            <text:p>124236187</text:p>
          </table:table-cell>
          <table:table-cell office:value-type="float" office:value="405428383" calcext:value-type="float">
            <text:p>405428383</text:p>
          </table:table-cell>
          <table:table-cell office:value-type="float" office:value="245570681" calcext:value-type="float">
            <text:p>245570681</text:p>
          </table:table-cell>
        </table:table-row>
        <table:table-row table:style-name="ro1">
          <table:table-cell office:value-type="float" office:value="705955371" calcext:value-type="float">
            <text:p>705955371</text:p>
          </table:table-cell>
          <table:table-cell office:value-type="float" office:value="391701019" calcext:value-type="float">
            <text:p>391701019</text:p>
          </table:table-cell>
          <table:table-cell office:value-type="float" office:value="642025495" calcext:value-type="float">
            <text:p>642025495</text:p>
          </table:table-cell>
          <table:table-cell office:value-type="float" office:value="308436690" calcext:value-type="float">
            <text:p>308436690</text:p>
          </table:table-cell>
          <table:table-cell office:value-type="float" office:value="813112616" calcext:value-type="float">
            <text:p>813112616</text:p>
          </table:table-cell>
          <table:table-cell office:value-type="float" office:value="339290105" calcext:value-type="float">
            <text:p>339290105</text:p>
          </table:table-cell>
          <table:table-cell office:value-type="float" office:value="941621636" calcext:value-type="float">
            <text:p>941621636</text:p>
          </table:table-cell>
          <table:table-cell office:value-type="float" office:value="407699195" calcext:value-type="float">
            <text:p>407699195</text:p>
          </table:table-cell>
          <table:table-cell office:value-type="float" office:value="868489105" calcext:value-type="float">
            <text:p>868489105</text:p>
          </table:table-cell>
          <table:table-cell office:value-type="float" office:value="358784301" calcext:value-type="float">
            <text:p>358784301</text:p>
          </table:table-cell>
          <table:table-cell office:value-type="float" office:value="557787103" calcext:value-type="float">
            <text:p>557787103</text:p>
          </table:table-cell>
          <table:table-cell office:value-type="float" office:value="585833544" calcext:value-type="float">
            <text:p>585833544</text:p>
          </table:table-cell>
          <table:table-cell office:value-type="float" office:value="637768357" calcext:value-type="float">
            <text:p>637768357</text:p>
          </table:table-cell>
          <table:table-cell office:value-type="float" office:value="125283817" calcext:value-type="float">
            <text:p>125283817</text:p>
          </table:table-cell>
          <table:table-cell office:value-type="float" office:value="218481882" calcext:value-type="float">
            <text:p>218481882</text:p>
          </table:table-cell>
          <table:table-cell office:value-type="float" office:value="125672471" calcext:value-type="float">
            <text:p>125672471</text:p>
          </table:table-cell>
          <table:table-cell office:value-type="float" office:value="788200999" calcext:value-type="float">
            <text:p>788200999</text:p>
          </table:table-cell>
          <table:table-cell office:value-type="float" office:value="427565286" calcext:value-type="float">
            <text:p>427565286</text:p>
          </table:table-cell>
          <table:table-cell office:value-type="float" office:value="835406893" calcext:value-type="float">
            <text:p>835406893</text:p>
          </table:table-cell>
          <table:table-cell office:value-type="float" office:value="368895804" calcext:value-type="float">
            <text:p>368895804</text:p>
          </table:table-cell>
          <table:table-cell office:value-type="float" office:value="411637237" calcext:value-type="float">
            <text:p>411637237</text:p>
          </table:table-cell>
          <table:table-cell office:value-type="float" office:value="674216077" calcext:value-type="float">
            <text:p>674216077</text:p>
          </table:table-cell>
          <table:table-cell office:value-type="float" office:value="918214691" calcext:value-type="float">
            <text:p>918214691</text:p>
          </table:table-cell>
          <table:table-cell office:value-type="float" office:value="691652266" calcext:value-type="float">
            <text:p>691652266</text:p>
          </table:table-cell>
          <table:table-cell office:value-type="float" office:value="515975549" calcext:value-type="float">
            <text:p>515975549</text:p>
          </table:table-cell>
          <table:table-cell office:value-type="float" office:value="345939594" calcext:value-type="float">
            <text:p>345939594</text:p>
          </table:table-cell>
          <table:table-cell office:value-type="float" office:value="621652084" calcext:value-type="float">
            <text:p>621652084</text:p>
          </table:table-cell>
          <table:table-cell office:value-type="float" office:value="576287580" calcext:value-type="float">
            <text:p>576287580</text:p>
          </table:table-cell>
          <table:table-cell office:value-type="float" office:value="376964770" calcext:value-type="float">
            <text:p>376964770</text:p>
          </table:table-cell>
          <table:table-cell office:value-type="float" office:value="175425749" calcext:value-type="float">
            <text:p>175425749</text:p>
          </table:table-cell>
          <table:table-cell office:value-type="float" office:value="690345962" calcext:value-type="float">
            <text:p>690345962</text:p>
          </table:table-cell>
          <table:table-cell office:value-type="float" office:value="872982180" calcext:value-type="float">
            <text:p>872982180</text:p>
          </table:table-cell>
        </table:table-row>
        <table:table-row table:style-name="ro1">
          <table:table-cell office:value-type="float" office:value="172045795" calcext:value-type="float">
            <text:p>172045795</text:p>
          </table:table-cell>
          <table:table-cell office:value-type="float" office:value="693902035" calcext:value-type="float">
            <text:p>693902035</text:p>
          </table:table-cell>
          <table:table-cell office:value-type="float" office:value="265692155" calcext:value-type="float">
            <text:p>265692155</text:p>
          </table:table-cell>
          <table:table-cell office:value-type="float" office:value="583477999" calcext:value-type="float">
            <text:p>583477999</text:p>
          </table:table-cell>
          <table:table-cell office:value-type="float" office:value="433613918" calcext:value-type="float">
            <text:p>433613918</text:p>
          </table:table-cell>
          <table:table-cell office:value-type="float" office:value="959864218" calcext:value-type="float">
            <text:p>959864218</text:p>
          </table:table-cell>
          <table:table-cell office:value-type="float" office:value="433955167" calcext:value-type="float">
            <text:p>433955167</text:p>
          </table:table-cell>
          <table:table-cell office:value-type="float" office:value="412295489" calcext:value-type="float">
            <text:p>412295489</text:p>
          </table:table-cell>
          <table:table-cell office:value-type="float" office:value="798544081" calcext:value-type="float">
            <text:p>798544081</text:p>
          </table:table-cell>
          <table:table-cell office:value-type="float" office:value="996817291" calcext:value-type="float">
            <text:p>996817291</text:p>
          </table:table-cell>
          <table:table-cell office:value-type="float" office:value="891839552" calcext:value-type="float">
            <text:p>891839552</text:p>
          </table:table-cell>
          <table:table-cell office:value-type="float" office:value="680681628" calcext:value-type="float">
            <text:p>680681628</text:p>
          </table:table-cell>
          <table:table-cell office:value-type="float" office:value="966233806" calcext:value-type="float">
            <text:p>966233806</text:p>
          </table:table-cell>
          <table:table-cell office:value-type="float" office:value="513643625" calcext:value-type="float">
            <text:p>513643625</text:p>
          </table:table-cell>
          <table:table-cell office:value-type="float" office:value="179525385" calcext:value-type="float">
            <text:p>179525385</text:p>
          </table:table-cell>
          <table:table-cell office:value-type="float" office:value="555532094" calcext:value-type="float">
            <text:p>555532094</text:p>
          </table:table-cell>
          <table:table-cell office:value-type="float" office:value="585221572" calcext:value-type="float">
            <text:p>585221572</text:p>
          </table:table-cell>
          <table:table-cell office:value-type="float" office:value="795322611" calcext:value-type="float">
            <text:p>795322611</text:p>
          </table:table-cell>
          <table:table-cell office:value-type="float" office:value="305826062" calcext:value-type="float">
            <text:p>305826062</text:p>
          </table:table-cell>
          <table:table-cell office:value-type="float" office:value="665656290" calcext:value-type="float">
            <text:p>665656290</text:p>
          </table:table-cell>
          <table:table-cell office:value-type="float" office:value="397187548" calcext:value-type="float">
            <text:p>397187548</text:p>
          </table:table-cell>
          <table:table-cell office:value-type="float" office:value="648122190" calcext:value-type="float">
            <text:p>648122190</text:p>
          </table:table-cell>
          <table:table-cell office:value-type="float" office:value="282611547" calcext:value-type="float">
            <text:p>282611547</text:p>
          </table:table-cell>
          <table:table-cell office:value-type="float" office:value="103225077" calcext:value-type="float">
            <text:p>103225077</text:p>
          </table:table-cell>
          <table:table-cell office:value-type="float" office:value="531057760" calcext:value-type="float">
            <text:p>531057760</text:p>
          </table:table-cell>
          <table:table-cell office:value-type="float" office:value="928972155" calcext:value-type="float">
            <text:p>928972155</text:p>
          </table:table-cell>
          <table:table-cell office:value-type="float" office:value="969933973" calcext:value-type="float">
            <text:p>969933973</text:p>
          </table:table-cell>
          <table:table-cell office:value-type="float" office:value="390620360" calcext:value-type="float">
            <text:p>390620360</text:p>
          </table:table-cell>
          <table:table-cell office:value-type="float" office:value="442061278" calcext:value-type="float">
            <text:p>442061278</text:p>
          </table:table-cell>
          <table:table-cell office:value-type="float" office:value="662577029" calcext:value-type="float">
            <text:p>662577029</text:p>
          </table:table-cell>
          <table:table-cell office:value-type="float" office:value="806266301" calcext:value-type="float">
            <text:p>806266301</text:p>
          </table:table-cell>
          <table:table-cell office:value-type="float" office:value="611262486" calcext:value-type="float">
            <text:p>611262486</text:p>
          </table:table-cell>
        </table:table-row>
        <table:table-row table:style-name="ro1">
          <table:table-cell office:value-type="float" office:value="421701684" calcext:value-type="float">
            <text:p>421701684</text:p>
          </table:table-cell>
          <table:table-cell office:value-type="float" office:value="645711941" calcext:value-type="float">
            <text:p>645711941</text:p>
          </table:table-cell>
          <table:table-cell office:value-type="float" office:value="279504735" calcext:value-type="float">
            <text:p>279504735</text:p>
          </table:table-cell>
          <table:table-cell office:value-type="float" office:value="811132693" calcext:value-type="float">
            <text:p>811132693</text:p>
          </table:table-cell>
          <table:table-cell office:value-type="float" office:value="424027599" calcext:value-type="float">
            <text:p>424027599</text:p>
          </table:table-cell>
          <table:table-cell office:value-type="float" office:value="982365769" calcext:value-type="float">
            <text:p>982365769</text:p>
          </table:table-cell>
          <table:table-cell office:value-type="float" office:value="921619237" calcext:value-type="float">
            <text:p>921619237</text:p>
          </table:table-cell>
          <table:table-cell office:value-type="float" office:value="168612457" calcext:value-type="float">
            <text:p>168612457</text:p>
          </table:table-cell>
          <table:table-cell office:value-type="float" office:value="984344023" calcext:value-type="float">
            <text:p>984344023</text:p>
          </table:table-cell>
          <table:table-cell office:value-type="float" office:value="635587244" calcext:value-type="float">
            <text:p>635587244</text:p>
          </table:table-cell>
          <table:table-cell office:value-type="float" office:value="876071770" calcext:value-type="float">
            <text:p>876071770</text:p>
          </table:table-cell>
          <table:table-cell office:value-type="float" office:value="890190833" calcext:value-type="float">
            <text:p>890190833</text:p>
          </table:table-cell>
          <table:table-cell office:value-type="float" office:value="880370675" calcext:value-type="float">
            <text:p>880370675</text:p>
          </table:table-cell>
          <table:table-cell office:value-type="float" office:value="740621408" calcext:value-type="float">
            <text:p>740621408</text:p>
          </table:table-cell>
          <table:table-cell office:value-type="float" office:value="417490848" calcext:value-type="float">
            <text:p>417490848</text:p>
          </table:table-cell>
          <table:table-cell office:value-type="float" office:value="818677109" calcext:value-type="float">
            <text:p>818677109</text:p>
          </table:table-cell>
          <table:table-cell office:value-type="float" office:value="236874279" calcext:value-type="float">
            <text:p>236874279</text:p>
          </table:table-cell>
          <table:table-cell office:value-type="float" office:value="604868736" calcext:value-type="float">
            <text:p>604868736</text:p>
          </table:table-cell>
          <table:table-cell office:value-type="float" office:value="919543138" calcext:value-type="float">
            <text:p>919543138</text:p>
          </table:table-cell>
          <table:table-cell office:value-type="float" office:value="100444675" calcext:value-type="float">
            <text:p>100444675</text:p>
          </table:table-cell>
          <table:table-cell office:value-type="float" office:value="259380632" calcext:value-type="float">
            <text:p>259380632</text:p>
          </table:table-cell>
          <table:table-cell office:value-type="float" office:value="588838873" calcext:value-type="float">
            <text:p>588838873</text:p>
          </table:table-cell>
          <table:table-cell office:value-type="float" office:value="313276897" calcext:value-type="float">
            <text:p>313276897</text:p>
          </table:table-cell>
          <table:table-cell office:value-type="float" office:value="478709075" calcext:value-type="float">
            <text:p>478709075</text:p>
          </table:table-cell>
          <table:table-cell office:value-type="float" office:value="967287789" calcext:value-type="float">
            <text:p>967287789</text:p>
          </table:table-cell>
          <table:table-cell office:value-type="float" office:value="944272296" calcext:value-type="float">
            <text:p>944272296</text:p>
          </table:table-cell>
          <table:table-cell office:value-type="float" office:value="487403342" calcext:value-type="float">
            <text:p>487403342</text:p>
          </table:table-cell>
          <table:table-cell office:value-type="float" office:value="103982765" calcext:value-type="float">
            <text:p>103982765</text:p>
          </table:table-cell>
          <table:table-cell office:value-type="float" office:value="864617759" calcext:value-type="float">
            <text:p>864617759</text:p>
          </table:table-cell>
          <table:table-cell office:value-type="float" office:value="239944050" calcext:value-type="float">
            <text:p>239944050</text:p>
          </table:table-cell>
          <table:table-cell office:value-type="float" office:value="470881695" calcext:value-type="float">
            <text:p>470881695</text:p>
          </table:table-cell>
          <table:table-cell office:value-type="float" office:value="294139665" calcext:value-type="float">
            <text:p>294139665</text:p>
          </table:table-cell>
        </table:table-row>
        <table:table-row table:style-name="ro1">
          <table:table-cell office:value-type="float" office:value="757853544" calcext:value-type="float">
            <text:p>757853544</text:p>
          </table:table-cell>
          <table:table-cell office:value-type="float" office:value="171945756" calcext:value-type="float">
            <text:p>171945756</text:p>
          </table:table-cell>
          <table:table-cell office:value-type="float" office:value="291502484" calcext:value-type="float">
            <text:p>291502484</text:p>
          </table:table-cell>
          <table:table-cell office:value-type="float" office:value="398610072" calcext:value-type="float">
            <text:p>398610072</text:p>
          </table:table-cell>
          <table:table-cell office:value-type="float" office:value="537521386" calcext:value-type="float">
            <text:p>537521386</text:p>
          </table:table-cell>
          <table:table-cell office:value-type="float" office:value="610260840" calcext:value-type="float">
            <text:p>610260840</text:p>
          </table:table-cell>
          <table:table-cell office:value-type="float" office:value="196620959" calcext:value-type="float">
            <text:p>196620959</text:p>
          </table:table-cell>
          <table:table-cell office:value-type="float" office:value="115842507" calcext:value-type="float">
            <text:p>115842507</text:p>
          </table:table-cell>
          <table:table-cell office:value-type="float" office:value="384176446" calcext:value-type="float">
            <text:p>384176446</text:p>
          </table:table-cell>
          <table:table-cell office:value-type="float" office:value="786102634" calcext:value-type="float">
            <text:p>786102634</text:p>
          </table:table-cell>
          <table:table-cell office:value-type="float" office:value="319133998" calcext:value-type="float">
            <text:p>319133998</text:p>
          </table:table-cell>
          <table:table-cell office:value-type="float" office:value="762342657" calcext:value-type="float">
            <text:p>762342657</text:p>
          </table:table-cell>
          <table:table-cell office:value-type="float" office:value="655879111" calcext:value-type="float">
            <text:p>655879111</text:p>
          </table:table-cell>
          <table:table-cell office:value-type="float" office:value="200370183" calcext:value-type="float">
            <text:p>200370183</text:p>
          </table:table-cell>
          <table:table-cell office:value-type="float" office:value="374860319" calcext:value-type="float">
            <text:p>374860319</text:p>
          </table:table-cell>
          <table:table-cell office:value-type="float" office:value="846784940" calcext:value-type="float">
            <text:p>846784940</text:p>
          </table:table-cell>
          <table:table-cell office:value-type="float" office:value="548746154" calcext:value-type="float">
            <text:p>548746154</text:p>
          </table:table-cell>
          <table:table-cell office:value-type="float" office:value="406174287" calcext:value-type="float">
            <text:p>406174287</text:p>
          </table:table-cell>
          <table:table-cell office:value-type="float" office:value="678043449" calcext:value-type="float">
            <text:p>678043449</text:p>
          </table:table-cell>
          <table:table-cell office:value-type="float" office:value="940203662" calcext:value-type="float">
            <text:p>940203662</text:p>
          </table:table-cell>
          <table:table-cell office:value-type="float" office:value="366828590" calcext:value-type="float">
            <text:p>366828590</text:p>
          </table:table-cell>
          <table:table-cell office:value-type="float" office:value="603048343" calcext:value-type="float">
            <text:p>603048343</text:p>
          </table:table-cell>
          <table:table-cell office:value-type="float" office:value="211121454" calcext:value-type="float">
            <text:p>211121454</text:p>
          </table:table-cell>
          <table:table-cell office:value-type="float" office:value="705959559" calcext:value-type="float">
            <text:p>705959559</text:p>
          </table:table-cell>
          <table:table-cell office:value-type="float" office:value="852594891" calcext:value-type="float">
            <text:p>852594891</text:p>
          </table:table-cell>
          <table:table-cell office:value-type="float" office:value="952326428" calcext:value-type="float">
            <text:p>952326428</text:p>
          </table:table-cell>
          <table:table-cell office:value-type="float" office:value="839911931" calcext:value-type="float">
            <text:p>839911931</text:p>
          </table:table-cell>
          <table:table-cell office:value-type="float" office:value="572016881" calcext:value-type="float">
            <text:p>572016881</text:p>
          </table:table-cell>
          <table:table-cell office:value-type="float" office:value="407798348" calcext:value-type="float">
            <text:p>407798348</text:p>
          </table:table-cell>
          <table:table-cell office:value-type="float" office:value="250039992" calcext:value-type="float">
            <text:p>250039992</text:p>
          </table:table-cell>
          <table:table-cell office:value-type="float" office:value="667616385" calcext:value-type="float">
            <text:p>667616385</text:p>
          </table:table-cell>
          <table:table-cell office:value-type="float" office:value="881421919" calcext:value-type="float">
            <text:p>881421919</text:p>
          </table:table-cell>
        </table:table-row>
        <table:table-row table:style-name="ro1">
          <table:table-cell office:value-type="float" office:value="723997348" calcext:value-type="float">
            <text:p>723997348</text:p>
          </table:table-cell>
          <table:table-cell office:value-type="float" office:value="747350731" calcext:value-type="float">
            <text:p>747350731</text:p>
          </table:table-cell>
          <table:table-cell office:value-type="float" office:value="905430136" calcext:value-type="float">
            <text:p>905430136</text:p>
          </table:table-cell>
          <table:table-cell office:value-type="float" office:value="826555813" calcext:value-type="float">
            <text:p>826555813</text:p>
          </table:table-cell>
          <table:table-cell office:value-type="float" office:value="242441178" calcext:value-type="float">
            <text:p>242441178</text:p>
          </table:table-cell>
          <table:table-cell office:value-type="float" office:value="123813822" calcext:value-type="float">
            <text:p>123813822</text:p>
          </table:table-cell>
          <table:table-cell office:value-type="float" office:value="212271890" calcext:value-type="float">
            <text:p>212271890</text:p>
          </table:table-cell>
          <table:table-cell office:value-type="float" office:value="998730321" calcext:value-type="float">
            <text:p>998730321</text:p>
          </table:table-cell>
          <table:table-cell office:value-type="float" office:value="347793368" calcext:value-type="float">
            <text:p>347793368</text:p>
          </table:table-cell>
          <table:table-cell office:value-type="float" office:value="830535935" calcext:value-type="float">
            <text:p>830535935</text:p>
          </table:table-cell>
          <table:table-cell office:value-type="float" office:value="985929573" calcext:value-type="float">
            <text:p>985929573</text:p>
          </table:table-cell>
          <table:table-cell office:value-type="float" office:value="243872190" calcext:value-type="float">
            <text:p>243872190</text:p>
          </table:table-cell>
          <table:table-cell office:value-type="float" office:value="924581466" calcext:value-type="float">
            <text:p>924581466</text:p>
          </table:table-cell>
          <table:table-cell office:value-type="float" office:value="278733579" calcext:value-type="float">
            <text:p>278733579</text:p>
          </table:table-cell>
          <table:table-cell office:value-type="float" office:value="464162783" calcext:value-type="float">
            <text:p>464162783</text:p>
          </table:table-cell>
          <table:table-cell office:value-type="float" office:value="961827502" calcext:value-type="float">
            <text:p>961827502</text:p>
          </table:table-cell>
          <table:table-cell office:value-type="float" office:value="587834130" calcext:value-type="float">
            <text:p>587834130</text:p>
          </table:table-cell>
          <table:table-cell office:value-type="float" office:value="435505124" calcext:value-type="float">
            <text:p>435505124</text:p>
          </table:table-cell>
          <table:table-cell office:value-type="float" office:value="114949313" calcext:value-type="float">
            <text:p>114949313</text:p>
          </table:table-cell>
          <table:table-cell office:value-type="float" office:value="928470060" calcext:value-type="float">
            <text:p>928470060</text:p>
          </table:table-cell>
          <table:table-cell office:value-type="float" office:value="713340671" calcext:value-type="float">
            <text:p>713340671</text:p>
          </table:table-cell>
          <table:table-cell office:value-type="float" office:value="505594037" calcext:value-type="float">
            <text:p>505594037</text:p>
          </table:table-cell>
          <table:table-cell office:value-type="float" office:value="826347310" calcext:value-type="float">
            <text:p>826347310</text:p>
          </table:table-cell>
          <table:table-cell office:value-type="float" office:value="436874657" calcext:value-type="float">
            <text:p>436874657</text:p>
          </table:table-cell>
          <table:table-cell office:value-type="float" office:value="978804407" calcext:value-type="float">
            <text:p>978804407</text:p>
          </table:table-cell>
          <table:table-cell office:value-type="float" office:value="422925115" calcext:value-type="float">
            <text:p>422925115</text:p>
          </table:table-cell>
          <table:table-cell office:value-type="float" office:value="922626732" calcext:value-type="float">
            <text:p>922626732</text:p>
          </table:table-cell>
          <table:table-cell office:value-type="float" office:value="209341525" calcext:value-type="float">
            <text:p>209341525</text:p>
          </table:table-cell>
          <table:table-cell office:value-type="float" office:value="205019878" calcext:value-type="float">
            <text:p>205019878</text:p>
          </table:table-cell>
          <table:table-cell office:value-type="float" office:value="427473700" calcext:value-type="float">
            <text:p>427473700</text:p>
          </table:table-cell>
          <table:table-cell office:value-type="float" office:value="114906858" calcext:value-type="float">
            <text:p>114906858</text:p>
          </table:table-cell>
          <table:table-cell office:value-type="float" office:value="303875808" calcext:value-type="float">
            <text:p>303875808</text:p>
          </table:table-cell>
        </table:table-row>
        <table:table-row table:style-name="ro1">
          <table:table-cell office:value-type="float" office:value="797795689" calcext:value-type="float">
            <text:p>797795689</text:p>
          </table:table-cell>
          <table:table-cell office:value-type="float" office:value="264147677" calcext:value-type="float">
            <text:p>264147677</text:p>
          </table:table-cell>
          <table:table-cell office:value-type="float" office:value="232253091" calcext:value-type="float">
            <text:p>232253091</text:p>
          </table:table-cell>
          <table:table-cell office:value-type="float" office:value="740451627" calcext:value-type="float">
            <text:p>740451627</text:p>
          </table:table-cell>
          <table:table-cell office:value-type="float" office:value="755567365" calcext:value-type="float">
            <text:p>755567365</text:p>
          </table:table-cell>
          <table:table-cell office:value-type="float" office:value="610464635" calcext:value-type="float">
            <text:p>610464635</text:p>
          </table:table-cell>
          <table:table-cell office:value-type="float" office:value="605644144" calcext:value-type="float">
            <text:p>605644144</text:p>
          </table:table-cell>
          <table:table-cell office:value-type="float" office:value="952034174" calcext:value-type="float">
            <text:p>952034174</text:p>
          </table:table-cell>
          <table:table-cell office:value-type="float" office:value="214555307" calcext:value-type="float">
            <text:p>214555307</text:p>
          </table:table-cell>
          <table:table-cell office:value-type="float" office:value="965730984" calcext:value-type="float">
            <text:p>965730984</text:p>
          </table:table-cell>
          <table:table-cell office:value-type="float" office:value="920445399" calcext:value-type="float">
            <text:p>920445399</text:p>
          </table:table-cell>
          <table:table-cell office:value-type="float" office:value="253687920" calcext:value-type="float">
            <text:p>253687920</text:p>
          </table:table-cell>
          <table:table-cell office:value-type="float" office:value="953589163" calcext:value-type="float">
            <text:p>953589163</text:p>
          </table:table-cell>
          <table:table-cell office:value-type="float" office:value="940587922" calcext:value-type="float">
            <text:p>940587922</text:p>
          </table:table-cell>
          <table:table-cell office:value-type="float" office:value="626991010" calcext:value-type="float">
            <text:p>626991010</text:p>
          </table:table-cell>
          <table:table-cell office:value-type="float" office:value="705622350" calcext:value-type="float">
            <text:p>705622350</text:p>
          </table:table-cell>
          <table:table-cell office:value-type="float" office:value="597859176" calcext:value-type="float">
            <text:p>597859176</text:p>
          </table:table-cell>
          <table:table-cell office:value-type="float" office:value="593559129" calcext:value-type="float">
            <text:p>593559129</text:p>
          </table:table-cell>
          <table:table-cell office:value-type="float" office:value="458411053" calcext:value-type="float">
            <text:p>458411053</text:p>
          </table:table-cell>
          <table:table-cell office:value-type="float" office:value="634082796" calcext:value-type="float">
            <text:p>634082796</text:p>
          </table:table-cell>
          <table:table-cell office:value-type="float" office:value="474538555" calcext:value-type="float">
            <text:p>474538555</text:p>
          </table:table-cell>
          <table:table-cell office:value-type="float" office:value="786556047" calcext:value-type="float">
            <text:p>786556047</text:p>
          </table:table-cell>
          <table:table-cell office:value-type="float" office:value="288451784" calcext:value-type="float">
            <text:p>288451784</text:p>
          </table:table-cell>
          <table:table-cell office:value-type="float" office:value="959407412" calcext:value-type="float">
            <text:p>959407412</text:p>
          </table:table-cell>
          <table:table-cell office:value-type="float" office:value="727253437" calcext:value-type="float">
            <text:p>727253437</text:p>
          </table:table-cell>
          <table:table-cell office:value-type="float" office:value="151258011" calcext:value-type="float">
            <text:p>151258011</text:p>
          </table:table-cell>
          <table:table-cell office:value-type="float" office:value="160987109" calcext:value-type="float">
            <text:p>160987109</text:p>
          </table:table-cell>
          <table:table-cell office:value-type="float" office:value="770667760" calcext:value-type="float">
            <text:p>770667760</text:p>
          </table:table-cell>
          <table:table-cell office:value-type="float" office:value="602320325" calcext:value-type="float">
            <text:p>602320325</text:p>
          </table:table-cell>
          <table:table-cell office:value-type="float" office:value="825871390" calcext:value-type="float">
            <text:p>825871390</text:p>
          </table:table-cell>
          <table:table-cell office:value-type="float" office:value="245619651" calcext:value-type="float">
            <text:p>245619651</text:p>
          </table:table-cell>
          <table:table-cell office:value-type="float" office:value="164104001" calcext:value-type="float">
            <text:p>164104001</text:p>
          </table:table-cell>
        </table:table-row>
        <table:table-row table:style-name="ro1">
          <table:table-cell office:value-type="float" office:value="206266360" calcext:value-type="float">
            <text:p>206266360</text:p>
          </table:table-cell>
          <table:table-cell office:value-type="float" office:value="883012097" calcext:value-type="float">
            <text:p>883012097</text:p>
          </table:table-cell>
          <table:table-cell office:value-type="float" office:value="974614915" calcext:value-type="float">
            <text:p>974614915</text:p>
          </table:table-cell>
          <table:table-cell office:value-type="float" office:value="367385583" calcext:value-type="float">
            <text:p>367385583</text:p>
          </table:table-cell>
          <table:table-cell office:value-type="float" office:value="161801982" calcext:value-type="float">
            <text:p>161801982</text:p>
          </table:table-cell>
          <table:table-cell office:value-type="float" office:value="925397640" calcext:value-type="float">
            <text:p>925397640</text:p>
          </table:table-cell>
          <table:table-cell office:value-type="float" office:value="371105827" calcext:value-type="float">
            <text:p>371105827</text:p>
          </table:table-cell>
          <table:table-cell office:value-type="float" office:value="969782432" calcext:value-type="float">
            <text:p>969782432</text:p>
          </table:table-cell>
          <table:table-cell office:value-type="float" office:value="509344705" calcext:value-type="float">
            <text:p>509344705</text:p>
          </table:table-cell>
          <table:table-cell office:value-type="float" office:value="214620964" calcext:value-type="float">
            <text:p>214620964</text:p>
          </table:table-cell>
          <table:table-cell office:value-type="float" office:value="722819792" calcext:value-type="float">
            <text:p>722819792</text:p>
          </table:table-cell>
          <table:table-cell office:value-type="float" office:value="111361664" calcext:value-type="float">
            <text:p>111361664</text:p>
          </table:table-cell>
          <table:table-cell office:value-type="float" office:value="987296468" calcext:value-type="float">
            <text:p>987296468</text:p>
          </table:table-cell>
          <table:table-cell office:value-type="float" office:value="339981001" calcext:value-type="float">
            <text:p>339981001</text:p>
          </table:table-cell>
          <table:table-cell office:value-type="float" office:value="620227382" calcext:value-type="float">
            <text:p>620227382</text:p>
          </table:table-cell>
          <table:table-cell office:value-type="float" office:value="666907879" calcext:value-type="float">
            <text:p>666907879</text:p>
          </table:table-cell>
          <table:table-cell office:value-type="float" office:value="118709464" calcext:value-type="float">
            <text:p>118709464</text:p>
          </table:table-cell>
          <table:table-cell office:value-type="float" office:value="983692741" calcext:value-type="float">
            <text:p>983692741</text:p>
          </table:table-cell>
          <table:table-cell office:value-type="float" office:value="912838456" calcext:value-type="float">
            <text:p>912838456</text:p>
          </table:table-cell>
          <table:table-cell office:value-type="float" office:value="860494197" calcext:value-type="float">
            <text:p>860494197</text:p>
          </table:table-cell>
          <table:table-cell office:value-type="float" office:value="856768641" calcext:value-type="float">
            <text:p>856768641</text:p>
          </table:table-cell>
          <table:table-cell office:value-type="float" office:value="552007877" calcext:value-type="float">
            <text:p>552007877</text:p>
          </table:table-cell>
          <table:table-cell office:value-type="float" office:value="386420522" calcext:value-type="float">
            <text:p>386420522</text:p>
          </table:table-cell>
          <table:table-cell office:value-type="float" office:value="330508629" calcext:value-type="float">
            <text:p>330508629</text:p>
          </table:table-cell>
          <table:table-cell office:value-type="float" office:value="885613005" calcext:value-type="float">
            <text:p>885613005</text:p>
          </table:table-cell>
          <table:table-cell office:value-type="float" office:value="186780718" calcext:value-type="float">
            <text:p>186780718</text:p>
          </table:table-cell>
          <table:table-cell office:value-type="float" office:value="699495576" calcext:value-type="float">
            <text:p>699495576</text:p>
          </table:table-cell>
          <table:table-cell office:value-type="float" office:value="411055683" calcext:value-type="float">
            <text:p>411055683</text:p>
          </table:table-cell>
          <table:table-cell office:value-type="float" office:value="123340189" calcext:value-type="float">
            <text:p>123340189</text:p>
          </table:table-cell>
          <table:table-cell office:value-type="float" office:value="107011871" calcext:value-type="float">
            <text:p>107011871</text:p>
          </table:table-cell>
          <table:table-cell office:value-type="float" office:value="111895430" calcext:value-type="float">
            <text:p>111895430</text:p>
          </table:table-cell>
          <table:table-cell office:value-type="float" office:value="252149915" calcext:value-type="float">
            <text:p>252149915</text:p>
          </table:table-cell>
        </table:table-row>
        <table:table-row table:style-name="ro1">
          <table:table-cell office:value-type="float" office:value="703142102" calcext:value-type="float">
            <text:p>703142102</text:p>
          </table:table-cell>
          <table:table-cell office:value-type="float" office:value="136756008" calcext:value-type="float">
            <text:p>136756008</text:p>
          </table:table-cell>
          <table:table-cell office:value-type="float" office:value="106789041" calcext:value-type="float">
            <text:p>106789041</text:p>
          </table:table-cell>
          <table:table-cell office:value-type="float" office:value="223631103" calcext:value-type="float">
            <text:p>223631103</text:p>
          </table:table-cell>
          <table:table-cell office:value-type="float" office:value="378880464" calcext:value-type="float">
            <text:p>378880464</text:p>
          </table:table-cell>
          <table:table-cell office:value-type="float" office:value="917006978" calcext:value-type="float">
            <text:p>917006978</text:p>
          </table:table-cell>
          <table:table-cell office:value-type="float" office:value="413514408" calcext:value-type="float">
            <text:p>413514408</text:p>
          </table:table-cell>
          <table:table-cell office:value-type="float" office:value="871674637" calcext:value-type="float">
            <text:p>871674637</text:p>
          </table:table-cell>
          <table:table-cell office:value-type="float" office:value="265065058" calcext:value-type="float">
            <text:p>265065058</text:p>
          </table:table-cell>
          <table:table-cell office:value-type="float" office:value="364617765" calcext:value-type="float">
            <text:p>364617765</text:p>
          </table:table-cell>
          <table:table-cell office:value-type="float" office:value="436947421" calcext:value-type="float">
            <text:p>436947421</text:p>
          </table:table-cell>
          <table:table-cell office:value-type="float" office:value="437225085" calcext:value-type="float">
            <text:p>437225085</text:p>
          </table:table-cell>
          <table:table-cell office:value-type="float" office:value="513054266" calcext:value-type="float">
            <text:p>513054266</text:p>
          </table:table-cell>
          <table:table-cell office:value-type="float" office:value="778412137" calcext:value-type="float">
            <text:p>778412137</text:p>
          </table:table-cell>
          <table:table-cell office:value-type="float" office:value="612446538" calcext:value-type="float">
            <text:p>612446538</text:p>
          </table:table-cell>
          <table:table-cell office:value-type="float" office:value="834643243" calcext:value-type="float">
            <text:p>834643243</text:p>
          </table:table-cell>
          <table:table-cell office:value-type="float" office:value="469576925" calcext:value-type="float">
            <text:p>469576925</text:p>
          </table:table-cell>
          <table:table-cell office:value-type="float" office:value="892793445" calcext:value-type="float">
            <text:p>892793445</text:p>
          </table:table-cell>
          <table:table-cell office:value-type="float" office:value="531777224" calcext:value-type="float">
            <text:p>531777224</text:p>
          </table:table-cell>
          <table:table-cell office:value-type="float" office:value="522151567" calcext:value-type="float">
            <text:p>522151567</text:p>
          </table:table-cell>
          <table:table-cell office:value-type="float" office:value="707463875" calcext:value-type="float">
            <text:p>707463875</text:p>
          </table:table-cell>
          <table:table-cell office:value-type="float" office:value="782046209" calcext:value-type="float">
            <text:p>782046209</text:p>
          </table:table-cell>
          <table:table-cell office:value-type="float" office:value="710801450" calcext:value-type="float">
            <text:p>710801450</text:p>
          </table:table-cell>
          <table:table-cell office:value-type="float" office:value="528165918" calcext:value-type="float">
            <text:p>528165918</text:p>
          </table:table-cell>
          <table:table-cell office:value-type="float" office:value="836211081" calcext:value-type="float">
            <text:p>836211081</text:p>
          </table:table-cell>
          <table:table-cell office:value-type="float" office:value="931868487" calcext:value-type="float">
            <text:p>931868487</text:p>
          </table:table-cell>
          <table:table-cell office:value-type="float" office:value="448317112" calcext:value-type="float">
            <text:p>448317112</text:p>
          </table:table-cell>
          <table:table-cell office:value-type="float" office:value="570433322" calcext:value-type="float">
            <text:p>570433322</text:p>
          </table:table-cell>
          <table:table-cell office:value-type="float" office:value="639800875" calcext:value-type="float">
            <text:p>639800875</text:p>
          </table:table-cell>
          <table:table-cell office:value-type="float" office:value="520994307" calcext:value-type="float">
            <text:p>520994307</text:p>
          </table:table-cell>
          <table:table-cell office:value-type="float" office:value="376875956" calcext:value-type="float">
            <text:p>376875956</text:p>
          </table:table-cell>
          <table:table-cell office:value-type="float" office:value="365241767" calcext:value-type="float">
            <text:p>365241767</text:p>
          </table:table-cell>
        </table:table-row>
        <table:table-row table:style-name="ro1">
          <table:table-cell office:value-type="float" office:value="483159323" calcext:value-type="float">
            <text:p>483159323</text:p>
          </table:table-cell>
          <table:table-cell office:value-type="float" office:value="174407342" calcext:value-type="float">
            <text:p>174407342</text:p>
          </table:table-cell>
          <table:table-cell office:value-type="float" office:value="125193985" calcext:value-type="float">
            <text:p>125193985</text:p>
          </table:table-cell>
          <table:table-cell office:value-type="float" office:value="445170867" calcext:value-type="float">
            <text:p>445170867</text:p>
          </table:table-cell>
          <table:table-cell office:value-type="float" office:value="466281286" calcext:value-type="float">
            <text:p>466281286</text:p>
          </table:table-cell>
          <table:table-cell office:value-type="float" office:value="910313057" calcext:value-type="float">
            <text:p>910313057</text:p>
          </table:table-cell>
          <table:table-cell office:value-type="float" office:value="684296482" calcext:value-type="float">
            <text:p>684296482</text:p>
          </table:table-cell>
          <table:table-cell office:value-type="float" office:value="553658944" calcext:value-type="float">
            <text:p>553658944</text:p>
          </table:table-cell>
          <table:table-cell office:value-type="float" office:value="777264898" calcext:value-type="float">
            <text:p>777264898</text:p>
          </table:table-cell>
          <table:table-cell office:value-type="float" office:value="299522479" calcext:value-type="float">
            <text:p>299522479</text:p>
          </table:table-cell>
          <table:table-cell office:value-type="float" office:value="893416641" calcext:value-type="float">
            <text:p>893416641</text:p>
          </table:table-cell>
          <table:table-cell office:value-type="float" office:value="403545367" calcext:value-type="float">
            <text:p>403545367</text:p>
          </table:table-cell>
          <table:table-cell office:value-type="float" office:value="751902555" calcext:value-type="float">
            <text:p>751902555</text:p>
          </table:table-cell>
          <table:table-cell office:value-type="float" office:value="464831650" calcext:value-type="float">
            <text:p>464831650</text:p>
          </table:table-cell>
          <table:table-cell office:value-type="float" office:value="736509607" calcext:value-type="float">
            <text:p>736509607</text:p>
          </table:table-cell>
          <table:table-cell office:value-type="float" office:value="676551399" calcext:value-type="float">
            <text:p>676551399</text:p>
          </table:table-cell>
          <table:table-cell office:value-type="float" office:value="295327282" calcext:value-type="float">
            <text:p>295327282</text:p>
          </table:table-cell>
          <table:table-cell office:value-type="float" office:value="799400718" calcext:value-type="float">
            <text:p>799400718</text:p>
          </table:table-cell>
          <table:table-cell office:value-type="float" office:value="695903478" calcext:value-type="float">
            <text:p>695903478</text:p>
          </table:table-cell>
          <table:table-cell office:value-type="float" office:value="212739003" calcext:value-type="float">
            <text:p>212739003</text:p>
          </table:table-cell>
          <table:table-cell office:value-type="float" office:value="752404442" calcext:value-type="float">
            <text:p>752404442</text:p>
          </table:table-cell>
          <table:table-cell office:value-type="float" office:value="462791829" calcext:value-type="float">
            <text:p>462791829</text:p>
          </table:table-cell>
          <table:table-cell office:value-type="float" office:value="713586084" calcext:value-type="float">
            <text:p>713586084</text:p>
          </table:table-cell>
          <table:table-cell office:value-type="float" office:value="614139930" calcext:value-type="float">
            <text:p>614139930</text:p>
          </table:table-cell>
          <table:table-cell office:value-type="float" office:value="545186813" calcext:value-type="float">
            <text:p>545186813</text:p>
          </table:table-cell>
          <table:table-cell office:value-type="float" office:value="423595426" calcext:value-type="float">
            <text:p>423595426</text:p>
          </table:table-cell>
          <table:table-cell office:value-type="float" office:value="965091675" calcext:value-type="float">
            <text:p>965091675</text:p>
          </table:table-cell>
          <table:table-cell office:value-type="float" office:value="832086875" calcext:value-type="float">
            <text:p>832086875</text:p>
          </table:table-cell>
          <table:table-cell office:value-type="float" office:value="198153113" calcext:value-type="float">
            <text:p>198153113</text:p>
          </table:table-cell>
          <table:table-cell office:value-type="float" office:value="849251176" calcext:value-type="float">
            <text:p>849251176</text:p>
          </table:table-cell>
          <table:table-cell office:value-type="float" office:value="390505814" calcext:value-type="float">
            <text:p>390505814</text:p>
          </table:table-cell>
          <table:table-cell office:value-type="float" office:value="227159321" calcext:value-type="float">
            <text:p>227159321</text:p>
          </table:table-cell>
        </table:table-row>
        <table:table-row table:style-name="ro1">
          <table:table-cell office:value-type="float" office:value="931352005" calcext:value-type="float">
            <text:p>931352005</text:p>
          </table:table-cell>
          <table:table-cell office:value-type="float" office:value="678450811" calcext:value-type="float">
            <text:p>678450811</text:p>
          </table:table-cell>
          <table:table-cell office:value-type="float" office:value="686416488" calcext:value-type="float">
            <text:p>686416488</text:p>
          </table:table-cell>
          <table:table-cell office:value-type="float" office:value="224931559" calcext:value-type="float">
            <text:p>224931559</text:p>
          </table:table-cell>
          <table:table-cell office:value-type="float" office:value="279579663" calcext:value-type="float">
            <text:p>279579663</text:p>
          </table:table-cell>
          <table:table-cell office:value-type="float" office:value="466382383" calcext:value-type="float">
            <text:p>466382383</text:p>
          </table:table-cell>
          <table:table-cell office:value-type="float" office:value="824764009" calcext:value-type="float">
            <text:p>824764009</text:p>
          </table:table-cell>
          <table:table-cell office:value-type="float" office:value="953310016" calcext:value-type="float">
            <text:p>953310016</text:p>
          </table:table-cell>
          <table:table-cell office:value-type="float" office:value="995754648" calcext:value-type="float">
            <text:p>995754648</text:p>
          </table:table-cell>
          <table:table-cell office:value-type="float" office:value="671754879" calcext:value-type="float">
            <text:p>671754879</text:p>
          </table:table-cell>
          <table:table-cell office:value-type="float" office:value="842336943" calcext:value-type="float">
            <text:p>842336943</text:p>
          </table:table-cell>
          <table:table-cell office:value-type="float" office:value="287188648" calcext:value-type="float">
            <text:p>287188648</text:p>
          </table:table-cell>
          <table:table-cell office:value-type="float" office:value="545123537" calcext:value-type="float">
            <text:p>545123537</text:p>
          </table:table-cell>
          <table:table-cell office:value-type="float" office:value="758078448" calcext:value-type="float">
            <text:p>758078448</text:p>
          </table:table-cell>
          <table:table-cell office:value-type="float" office:value="749189030" calcext:value-type="float">
            <text:p>749189030</text:p>
          </table:table-cell>
          <table:table-cell office:value-type="float" office:value="818632910" calcext:value-type="float">
            <text:p>818632910</text:p>
          </table:table-cell>
          <table:table-cell office:value-type="float" office:value="490557479" calcext:value-type="float">
            <text:p>490557479</text:p>
          </table:table-cell>
          <table:table-cell office:value-type="float" office:value="390450279" calcext:value-type="float">
            <text:p>390450279</text:p>
          </table:table-cell>
          <table:table-cell office:value-type="float" office:value="769188982" calcext:value-type="float">
            <text:p>769188982</text:p>
          </table:table-cell>
          <table:table-cell office:value-type="float" office:value="437721207" calcext:value-type="float">
            <text:p>437721207</text:p>
          </table:table-cell>
          <table:table-cell office:value-type="float" office:value="724826609" calcext:value-type="float">
            <text:p>724826609</text:p>
          </table:table-cell>
          <table:table-cell office:value-type="float" office:value="383472359" calcext:value-type="float">
            <text:p>383472359</text:p>
          </table:table-cell>
          <table:table-cell office:value-type="float" office:value="720252375" calcext:value-type="float">
            <text:p>720252375</text:p>
          </table:table-cell>
          <table:table-cell office:value-type="float" office:value="780899786" calcext:value-type="float">
            <text:p>780899786</text:p>
          </table:table-cell>
          <table:table-cell office:value-type="float" office:value="351877189" calcext:value-type="float">
            <text:p>351877189</text:p>
          </table:table-cell>
          <table:table-cell office:value-type="float" office:value="102853031" calcext:value-type="float">
            <text:p>102853031</text:p>
          </table:table-cell>
          <table:table-cell office:value-type="float" office:value="180122299" calcext:value-type="float">
            <text:p>180122299</text:p>
          </table:table-cell>
          <table:table-cell office:value-type="float" office:value="451970767" calcext:value-type="float">
            <text:p>451970767</text:p>
          </table:table-cell>
          <table:table-cell office:value-type="float" office:value="601174150" calcext:value-type="float">
            <text:p>601174150</text:p>
          </table:table-cell>
          <table:table-cell office:value-type="float" office:value="695845098" calcext:value-type="float">
            <text:p>695845098</text:p>
          </table:table-cell>
          <table:table-cell office:value-type="float" office:value="104140245" calcext:value-type="float">
            <text:p>104140245</text:p>
          </table:table-cell>
          <table:table-cell office:value-type="float" office:value="897642151" calcext:value-type="float">
            <text:p>897642151</text:p>
          </table:table-cell>
        </table:table-row>
        <table:table-row table:style-name="ro1">
          <table:table-cell office:value-type="float" office:value="743200590" calcext:value-type="float">
            <text:p>743200590</text:p>
          </table:table-cell>
          <table:table-cell office:value-type="float" office:value="715066390" calcext:value-type="float">
            <text:p>715066390</text:p>
          </table:table-cell>
          <table:table-cell office:value-type="float" office:value="980735142" calcext:value-type="float">
            <text:p>980735142</text:p>
          </table:table-cell>
          <table:table-cell office:value-type="float" office:value="644065622" calcext:value-type="float">
            <text:p>644065622</text:p>
          </table:table-cell>
          <table:table-cell office:value-type="float" office:value="235981489" calcext:value-type="float">
            <text:p>235981489</text:p>
          </table:table-cell>
          <table:table-cell office:value-type="float" office:value="564658452" calcext:value-type="float">
            <text:p>564658452</text:p>
          </table:table-cell>
          <table:table-cell office:value-type="float" office:value="338268922" calcext:value-type="float">
            <text:p>338268922</text:p>
          </table:table-cell>
          <table:table-cell office:value-type="float" office:value="863171405" calcext:value-type="float">
            <text:p>863171405</text:p>
          </table:table-cell>
          <table:table-cell office:value-type="float" office:value="841336732" calcext:value-type="float">
            <text:p>841336732</text:p>
          </table:table-cell>
          <table:table-cell office:value-type="float" office:value="164554916" calcext:value-type="float">
            <text:p>164554916</text:p>
          </table:table-cell>
          <table:table-cell office:value-type="float" office:value="649274610" calcext:value-type="float">
            <text:p>649274610</text:p>
          </table:table-cell>
          <table:table-cell office:value-type="float" office:value="542375795" calcext:value-type="float">
            <text:p>542375795</text:p>
          </table:table-cell>
          <table:table-cell office:value-type="float" office:value="423121808" calcext:value-type="float">
            <text:p>423121808</text:p>
          </table:table-cell>
          <table:table-cell office:value-type="float" office:value="428254727" calcext:value-type="float">
            <text:p>428254727</text:p>
          </table:table-cell>
          <table:table-cell office:value-type="float" office:value="594724967" calcext:value-type="float">
            <text:p>594724967</text:p>
          </table:table-cell>
          <table:table-cell office:value-type="float" office:value="554247337" calcext:value-type="float">
            <text:p>554247337</text:p>
          </table:table-cell>
          <table:table-cell office:value-type="float" office:value="155838756" calcext:value-type="float">
            <text:p>155838756</text:p>
          </table:table-cell>
          <table:table-cell office:value-type="float" office:value="181290734" calcext:value-type="float">
            <text:p>181290734</text:p>
          </table:table-cell>
          <table:table-cell office:value-type="float" office:value="715577696" calcext:value-type="float">
            <text:p>715577696</text:p>
          </table:table-cell>
          <table:table-cell office:value-type="float" office:value="399899338" calcext:value-type="float">
            <text:p>399899338</text:p>
          </table:table-cell>
          <table:table-cell office:value-type="float" office:value="267479653" calcext:value-type="float">
            <text:p>267479653</text:p>
          </table:table-cell>
          <table:table-cell office:value-type="float" office:value="252084588" calcext:value-type="float">
            <text:p>252084588</text:p>
          </table:table-cell>
          <table:table-cell office:value-type="float" office:value="982087106" calcext:value-type="float">
            <text:p>982087106</text:p>
          </table:table-cell>
          <table:table-cell office:value-type="float" office:value="672166434" calcext:value-type="float">
            <text:p>672166434</text:p>
          </table:table-cell>
          <table:table-cell office:value-type="float" office:value="900559402" calcext:value-type="float">
            <text:p>900559402</text:p>
          </table:table-cell>
          <table:table-cell office:value-type="float" office:value="993932864" calcext:value-type="float">
            <text:p>993932864</text:p>
          </table:table-cell>
          <table:table-cell office:value-type="float" office:value="162878224" calcext:value-type="float">
            <text:p>162878224</text:p>
          </table:table-cell>
          <table:table-cell office:value-type="float" office:value="748301183" calcext:value-type="float">
            <text:p>748301183</text:p>
          </table:table-cell>
          <table:table-cell office:value-type="float" office:value="374059669" calcext:value-type="float">
            <text:p>374059669</text:p>
          </table:table-cell>
          <table:table-cell office:value-type="float" office:value="279740732" calcext:value-type="float">
            <text:p>279740732</text:p>
          </table:table-cell>
          <table:table-cell office:value-type="float" office:value="381646443" calcext:value-type="float">
            <text:p>381646443</text:p>
          </table:table-cell>
          <table:table-cell office:value-type="float" office:value="684530902" calcext:value-type="float">
            <text:p>684530902</text:p>
          </table:table-cell>
        </table:table-row>
        <table:table-row table:style-name="ro1">
          <table:table-cell office:value-type="float" office:value="748228268" calcext:value-type="float">
            <text:p>748228268</text:p>
          </table:table-cell>
          <table:table-cell office:value-type="float" office:value="134804929" calcext:value-type="float">
            <text:p>134804929</text:p>
          </table:table-cell>
          <table:table-cell office:value-type="float" office:value="964170391" calcext:value-type="float">
            <text:p>964170391</text:p>
          </table:table-cell>
          <table:table-cell office:value-type="float" office:value="235350100" calcext:value-type="float">
            <text:p>235350100</text:p>
          </table:table-cell>
          <table:table-cell office:value-type="float" office:value="916990320" calcext:value-type="float">
            <text:p>916990320</text:p>
          </table:table-cell>
          <table:table-cell office:value-type="float" office:value="460074456" calcext:value-type="float">
            <text:p>460074456</text:p>
          </table:table-cell>
          <table:table-cell office:value-type="float" office:value="753014132" calcext:value-type="float">
            <text:p>753014132</text:p>
          </table:table-cell>
          <table:table-cell office:value-type="float" office:value="534246155" calcext:value-type="float">
            <text:p>534246155</text:p>
          </table:table-cell>
          <table:table-cell office:value-type="float" office:value="840266890" calcext:value-type="float">
            <text:p>840266890</text:p>
          </table:table-cell>
          <table:table-cell office:value-type="float" office:value="106278657" calcext:value-type="float">
            <text:p>106278657</text:p>
          </table:table-cell>
          <table:table-cell office:value-type="float" office:value="145981317" calcext:value-type="float">
            <text:p>145981317</text:p>
          </table:table-cell>
          <table:table-cell office:value-type="float" office:value="646360077" calcext:value-type="float">
            <text:p>646360077</text:p>
          </table:table-cell>
          <table:table-cell office:value-type="float" office:value="666586658" calcext:value-type="float">
            <text:p>666586658</text:p>
          </table:table-cell>
          <table:table-cell office:value-type="float" office:value="416973960" calcext:value-type="float">
            <text:p>416973960</text:p>
          </table:table-cell>
          <table:table-cell office:value-type="float" office:value="362451502" calcext:value-type="float">
            <text:p>362451502</text:p>
          </table:table-cell>
          <table:table-cell office:value-type="float" office:value="715714503" calcext:value-type="float">
            <text:p>715714503</text:p>
          </table:table-cell>
          <table:table-cell office:value-type="float" office:value="579556376" calcext:value-type="float">
            <text:p>579556376</text:p>
          </table:table-cell>
          <table:table-cell office:value-type="float" office:value="149751489" calcext:value-type="float">
            <text:p>149751489</text:p>
          </table:table-cell>
          <table:table-cell office:value-type="float" office:value="816577857" calcext:value-type="float">
            <text:p>816577857</text:p>
          </table:table-cell>
          <table:table-cell office:value-type="float" office:value="128545811" calcext:value-type="float">
            <text:p>128545811</text:p>
          </table:table-cell>
          <table:table-cell office:value-type="float" office:value="370043277" calcext:value-type="float">
            <text:p>370043277</text:p>
          </table:table-cell>
          <table:table-cell office:value-type="float" office:value="999262510" calcext:value-type="float">
            <text:p>999262510</text:p>
          </table:table-cell>
          <table:table-cell office:value-type="float" office:value="888534728" calcext:value-type="float">
            <text:p>888534728</text:p>
          </table:table-cell>
          <table:table-cell office:value-type="float" office:value="929366222" calcext:value-type="float">
            <text:p>929366222</text:p>
          </table:table-cell>
          <table:table-cell office:value-type="float" office:value="343127029" calcext:value-type="float">
            <text:p>343127029</text:p>
          </table:table-cell>
          <table:table-cell office:value-type="float" office:value="585696713" calcext:value-type="float">
            <text:p>585696713</text:p>
          </table:table-cell>
          <table:table-cell office:value-type="float" office:value="324131315" calcext:value-type="float">
            <text:p>324131315</text:p>
          </table:table-cell>
          <table:table-cell office:value-type="float" office:value="197322379" calcext:value-type="float">
            <text:p>197322379</text:p>
          </table:table-cell>
          <table:table-cell office:value-type="float" office:value="200849227" calcext:value-type="float">
            <text:p>200849227</text:p>
          </table:table-cell>
          <table:table-cell office:value-type="float" office:value="410572973" calcext:value-type="float">
            <text:p>410572973</text:p>
          </table:table-cell>
          <table:table-cell office:value-type="float" office:value="123718512" calcext:value-type="float">
            <text:p>123718512</text:p>
          </table:table-cell>
          <table:table-cell office:value-type="float" office:value="400871011" calcext:value-type="float">
            <text:p>400871011</text:p>
          </table:table-cell>
        </table:table-row>
        <table:table-row table:style-name="ro1">
          <table:table-cell office:value-type="float" office:value="935905005" calcext:value-type="float">
            <text:p>935905005</text:p>
          </table:table-cell>
          <table:table-cell office:value-type="float" office:value="691498433" calcext:value-type="float">
            <text:p>691498433</text:p>
          </table:table-cell>
          <table:table-cell office:value-type="float" office:value="315744056" calcext:value-type="float">
            <text:p>315744056</text:p>
          </table:table-cell>
          <table:table-cell office:value-type="float" office:value="784878461" calcext:value-type="float">
            <text:p>784878461</text:p>
          </table:table-cell>
          <table:table-cell office:value-type="float" office:value="493864750" calcext:value-type="float">
            <text:p>493864750</text:p>
          </table:table-cell>
          <table:table-cell office:value-type="float" office:value="376270062" calcext:value-type="float">
            <text:p>376270062</text:p>
          </table:table-cell>
          <table:table-cell office:value-type="float" office:value="741053879" calcext:value-type="float">
            <text:p>741053879</text:p>
          </table:table-cell>
          <table:table-cell office:value-type="float" office:value="790765352" calcext:value-type="float">
            <text:p>790765352</text:p>
          </table:table-cell>
          <table:table-cell office:value-type="float" office:value="871120236" calcext:value-type="float">
            <text:p>871120236</text:p>
          </table:table-cell>
          <table:table-cell office:value-type="float" office:value="895798897" calcext:value-type="float">
            <text:p>895798897</text:p>
          </table:table-cell>
          <table:table-cell office:value-type="float" office:value="705745825" calcext:value-type="float">
            <text:p>705745825</text:p>
          </table:table-cell>
          <table:table-cell office:value-type="float" office:value="305930438" calcext:value-type="float">
            <text:p>305930438</text:p>
          </table:table-cell>
          <table:table-cell office:value-type="float" office:value="846864570" calcext:value-type="float">
            <text:p>846864570</text:p>
          </table:table-cell>
          <table:table-cell office:value-type="float" office:value="294345776" calcext:value-type="float">
            <text:p>294345776</text:p>
          </table:table-cell>
          <table:table-cell office:value-type="float" office:value="326433403" calcext:value-type="float">
            <text:p>326433403</text:p>
          </table:table-cell>
          <table:table-cell office:value-type="float" office:value="534123035" calcext:value-type="float">
            <text:p>534123035</text:p>
          </table:table-cell>
          <table:table-cell office:value-type="float" office:value="213370328" calcext:value-type="float">
            <text:p>213370328</text:p>
          </table:table-cell>
          <table:table-cell office:value-type="float" office:value="875200011" calcext:value-type="float">
            <text:p>875200011</text:p>
          </table:table-cell>
          <table:table-cell office:value-type="float" office:value="226963399" calcext:value-type="float">
            <text:p>226963399</text:p>
          </table:table-cell>
          <table:table-cell office:value-type="float" office:value="518842062" calcext:value-type="float">
            <text:p>518842062</text:p>
          </table:table-cell>
          <table:table-cell office:value-type="float" office:value="539507736" calcext:value-type="float">
            <text:p>539507736</text:p>
          </table:table-cell>
          <table:table-cell office:value-type="float" office:value="529480946" calcext:value-type="float">
            <text:p>529480946</text:p>
          </table:table-cell>
          <table:table-cell office:value-type="float" office:value="217514206" calcext:value-type="float">
            <text:p>217514206</text:p>
          </table:table-cell>
          <table:table-cell office:value-type="float" office:value="727746422" calcext:value-type="float">
            <text:p>727746422</text:p>
          </table:table-cell>
          <table:table-cell office:value-type="float" office:value="397866019" calcext:value-type="float">
            <text:p>397866019</text:p>
          </table:table-cell>
          <table:table-cell office:value-type="float" office:value="481083302" calcext:value-type="float">
            <text:p>481083302</text:p>
          </table:table-cell>
          <table:table-cell office:value-type="float" office:value="185433960" calcext:value-type="float">
            <text:p>185433960</text:p>
          </table:table-cell>
          <table:table-cell office:value-type="float" office:value="124851710" calcext:value-type="float">
            <text:p>124851710</text:p>
          </table:table-cell>
          <table:table-cell office:value-type="float" office:value="397115909" calcext:value-type="float">
            <text:p>397115909</text:p>
          </table:table-cell>
          <table:table-cell office:value-type="float" office:value="376506563" calcext:value-type="float">
            <text:p>376506563</text:p>
          </table:table-cell>
          <table:table-cell office:value-type="float" office:value="148364391" calcext:value-type="float">
            <text:p>148364391</text:p>
          </table:table-cell>
          <table:table-cell office:value-type="float" office:value="958515460" calcext:value-type="float">
            <text:p>958515460</text:p>
          </table:table-cell>
        </table:table-row>
        <table:table-row table:style-name="ro1">
          <table:table-cell office:value-type="float" office:value="134743260" calcext:value-type="float">
            <text:p>134743260</text:p>
          </table:table-cell>
          <table:table-cell office:value-type="float" office:value="763137597" calcext:value-type="float">
            <text:p>763137597</text:p>
          </table:table-cell>
          <table:table-cell office:value-type="float" office:value="523659126" calcext:value-type="float">
            <text:p>523659126</text:p>
          </table:table-cell>
          <table:table-cell office:value-type="float" office:value="681519833" calcext:value-type="float">
            <text:p>681519833</text:p>
          </table:table-cell>
          <table:table-cell office:value-type="float" office:value="630981805" calcext:value-type="float">
            <text:p>630981805</text:p>
          </table:table-cell>
          <table:table-cell office:value-type="float" office:value="985239534" calcext:value-type="float">
            <text:p>985239534</text:p>
          </table:table-cell>
          <table:table-cell office:value-type="float" office:value="245524192" calcext:value-type="float">
            <text:p>245524192</text:p>
          </table:table-cell>
          <table:table-cell office:value-type="float" office:value="371825395" calcext:value-type="float">
            <text:p>371825395</text:p>
          </table:table-cell>
          <table:table-cell office:value-type="float" office:value="714605069" calcext:value-type="float">
            <text:p>714605069</text:p>
          </table:table-cell>
          <table:table-cell office:value-type="float" office:value="687937236" calcext:value-type="float">
            <text:p>687937236</text:p>
          </table:table-cell>
          <table:table-cell office:value-type="float" office:value="801553887" calcext:value-type="float">
            <text:p>801553887</text:p>
          </table:table-cell>
          <table:table-cell office:value-type="float" office:value="434686555" calcext:value-type="float">
            <text:p>434686555</text:p>
          </table:table-cell>
          <table:table-cell office:value-type="float" office:value="497644109" calcext:value-type="float">
            <text:p>497644109</text:p>
          </table:table-cell>
          <table:table-cell office:value-type="float" office:value="653806617" calcext:value-type="float">
            <text:p>653806617</text:p>
          </table:table-cell>
          <table:table-cell office:value-type="float" office:value="925595071" calcext:value-type="float">
            <text:p>925595071</text:p>
          </table:table-cell>
          <table:table-cell office:value-type="float" office:value="437143680" calcext:value-type="float">
            <text:p>437143680</text:p>
          </table:table-cell>
          <table:table-cell office:value-type="float" office:value="737554403" calcext:value-type="float">
            <text:p>737554403</text:p>
          </table:table-cell>
          <table:table-cell office:value-type="float" office:value="579398991" calcext:value-type="float">
            <text:p>579398991</text:p>
          </table:table-cell>
          <table:table-cell office:value-type="float" office:value="457751964" calcext:value-type="float">
            <text:p>457751964</text:p>
          </table:table-cell>
          <table:table-cell office:value-type="float" office:value="421101445" calcext:value-type="float">
            <text:p>421101445</text:p>
          </table:table-cell>
          <table:table-cell office:value-type="float" office:value="471038351" calcext:value-type="float">
            <text:p>471038351</text:p>
          </table:table-cell>
          <table:table-cell office:value-type="float" office:value="719611344" calcext:value-type="float">
            <text:p>719611344</text:p>
          </table:table-cell>
          <table:table-cell office:value-type="float" office:value="685472378" calcext:value-type="float">
            <text:p>685472378</text:p>
          </table:table-cell>
          <table:table-cell office:value-type="float" office:value="860413849" calcext:value-type="float">
            <text:p>860413849</text:p>
          </table:table-cell>
          <table:table-cell office:value-type="float" office:value="404462693" calcext:value-type="float">
            <text:p>404462693</text:p>
          </table:table-cell>
          <table:table-cell office:value-type="float" office:value="189024714" calcext:value-type="float">
            <text:p>189024714</text:p>
          </table:table-cell>
          <table:table-cell office:value-type="float" office:value="886675031" calcext:value-type="float">
            <text:p>886675031</text:p>
          </table:table-cell>
          <table:table-cell office:value-type="float" office:value="719583919" calcext:value-type="float">
            <text:p>719583919</text:p>
          </table:table-cell>
          <table:table-cell office:value-type="float" office:value="250868198" calcext:value-type="float">
            <text:p>250868198</text:p>
          </table:table-cell>
          <table:table-cell office:value-type="float" office:value="854853151" calcext:value-type="float">
            <text:p>854853151</text:p>
          </table:table-cell>
          <table:table-cell office:value-type="float" office:value="297078014" calcext:value-type="float">
            <text:p>297078014</text:p>
          </table:table-cell>
          <table:table-cell office:value-type="float" office:value="413761166" calcext:value-type="float">
            <text:p>413761166</text:p>
          </table:table-cell>
        </table:table-row>
        <table:table-row table:style-name="ro1">
          <table:table-cell office:value-type="float" office:value="733261368" calcext:value-type="float">
            <text:p>733261368</text:p>
          </table:table-cell>
          <table:table-cell office:value-type="float" office:value="866173615" calcext:value-type="float">
            <text:p>866173615</text:p>
          </table:table-cell>
          <table:table-cell office:value-type="float" office:value="502658973" calcext:value-type="float">
            <text:p>502658973</text:p>
          </table:table-cell>
          <table:table-cell office:value-type="float" office:value="293246541" calcext:value-type="float">
            <text:p>293246541</text:p>
          </table:table-cell>
          <table:table-cell office:value-type="float" office:value="103756503" calcext:value-type="float">
            <text:p>103756503</text:p>
          </table:table-cell>
          <table:table-cell office:value-type="float" office:value="955663637" calcext:value-type="float">
            <text:p>955663637</text:p>
          </table:table-cell>
          <table:table-cell office:value-type="float" office:value="682521692" calcext:value-type="float">
            <text:p>682521692</text:p>
          </table:table-cell>
          <table:table-cell office:value-type="float" office:value="410879572" calcext:value-type="float">
            <text:p>410879572</text:p>
          </table:table-cell>
          <table:table-cell office:value-type="float" office:value="682907685" calcext:value-type="float">
            <text:p>682907685</text:p>
          </table:table-cell>
          <table:table-cell office:value-type="float" office:value="463019377" calcext:value-type="float">
            <text:p>463019377</text:p>
          </table:table-cell>
          <table:table-cell office:value-type="float" office:value="985493918" calcext:value-type="float">
            <text:p>985493918</text:p>
          </table:table-cell>
          <table:table-cell office:value-type="float" office:value="743250486" calcext:value-type="float">
            <text:p>743250486</text:p>
          </table:table-cell>
          <table:table-cell office:value-type="float" office:value="798417069" calcext:value-type="float">
            <text:p>798417069</text:p>
          </table:table-cell>
          <table:table-cell office:value-type="float" office:value="620918853" calcext:value-type="float">
            <text:p>620918853</text:p>
          </table:table-cell>
          <table:table-cell office:value-type="float" office:value="605957661" calcext:value-type="float">
            <text:p>605957661</text:p>
          </table:table-cell>
          <table:table-cell office:value-type="float" office:value="597819199" calcext:value-type="float">
            <text:p>597819199</text:p>
          </table:table-cell>
          <table:table-cell office:value-type="float" office:value="761260534" calcext:value-type="float">
            <text:p>761260534</text:p>
          </table:table-cell>
          <table:table-cell office:value-type="float" office:value="757378797" calcext:value-type="float">
            <text:p>757378797</text:p>
          </table:table-cell>
          <table:table-cell office:value-type="float" office:value="832591473" calcext:value-type="float">
            <text:p>832591473</text:p>
          </table:table-cell>
          <table:table-cell office:value-type="float" office:value="530086173" calcext:value-type="float">
            <text:p>530086173</text:p>
          </table:table-cell>
          <table:table-cell office:value-type="float" office:value="862024131" calcext:value-type="float">
            <text:p>862024131</text:p>
          </table:table-cell>
          <table:table-cell office:value-type="float" office:value="628307846" calcext:value-type="float">
            <text:p>628307846</text:p>
          </table:table-cell>
          <table:table-cell office:value-type="float" office:value="860784039" calcext:value-type="float">
            <text:p>860784039</text:p>
          </table:table-cell>
          <table:table-cell office:value-type="float" office:value="999134583" calcext:value-type="float">
            <text:p>999134583</text:p>
          </table:table-cell>
          <table:table-cell office:value-type="float" office:value="537575321" calcext:value-type="float">
            <text:p>537575321</text:p>
          </table:table-cell>
          <table:table-cell office:value-type="float" office:value="115723402" calcext:value-type="float">
            <text:p>115723402</text:p>
          </table:table-cell>
          <table:table-cell office:value-type="float" office:value="691101500" calcext:value-type="float">
            <text:p>691101500</text:p>
          </table:table-cell>
          <table:table-cell office:value-type="float" office:value="544763961" calcext:value-type="float">
            <text:p>544763961</text:p>
          </table:table-cell>
          <table:table-cell office:value-type="float" office:value="271109223" calcext:value-type="float">
            <text:p>271109223</text:p>
          </table:table-cell>
          <table:table-cell office:value-type="float" office:value="936146096" calcext:value-type="float">
            <text:p>936146096</text:p>
          </table:table-cell>
          <table:table-cell office:value-type="float" office:value="145656894" calcext:value-type="float">
            <text:p>145656894</text:p>
          </table:table-cell>
          <table:table-cell office:value-type="float" office:value="137199948" calcext:value-type="float">
            <text:p>137199948</text:p>
          </table:table-cell>
        </table:table-row>
        <table:table-row table:style-name="ro1">
          <table:table-cell office:value-type="float" office:value="603364794" calcext:value-type="float">
            <text:p>603364794</text:p>
          </table:table-cell>
          <table:table-cell office:value-type="float" office:value="800305135" calcext:value-type="float">
            <text:p>800305135</text:p>
          </table:table-cell>
          <table:table-cell office:value-type="float" office:value="458412288" calcext:value-type="float">
            <text:p>458412288</text:p>
          </table:table-cell>
          <table:table-cell office:value-type="float" office:value="838570815" calcext:value-type="float">
            <text:p>838570815</text:p>
          </table:table-cell>
          <table:table-cell office:value-type="float" office:value="999816009" calcext:value-type="float">
            <text:p>999816009</text:p>
          </table:table-cell>
          <table:table-cell office:value-type="float" office:value="450326067" calcext:value-type="float">
            <text:p>450326067</text:p>
          </table:table-cell>
          <table:table-cell office:value-type="float" office:value="540358248" calcext:value-type="float">
            <text:p>540358248</text:p>
          </table:table-cell>
          <table:table-cell office:value-type="float" office:value="473951833" calcext:value-type="float">
            <text:p>473951833</text:p>
          </table:table-cell>
          <table:table-cell office:value-type="float" office:value="904256822" calcext:value-type="float">
            <text:p>904256822</text:p>
          </table:table-cell>
          <table:table-cell office:value-type="float" office:value="105245631" calcext:value-type="float">
            <text:p>105245631</text:p>
          </table:table-cell>
          <table:table-cell office:value-type="float" office:value="770481702" calcext:value-type="float">
            <text:p>770481702</text:p>
          </table:table-cell>
          <table:table-cell office:value-type="float" office:value="685516369" calcext:value-type="float">
            <text:p>685516369</text:p>
          </table:table-cell>
          <table:table-cell office:value-type="float" office:value="330729096" calcext:value-type="float">
            <text:p>330729096</text:p>
          </table:table-cell>
          <table:table-cell office:value-type="float" office:value="285969157" calcext:value-type="float">
            <text:p>285969157</text:p>
          </table:table-cell>
          <table:table-cell office:value-type="float" office:value="368324687" calcext:value-type="float">
            <text:p>368324687</text:p>
          </table:table-cell>
          <table:table-cell office:value-type="float" office:value="152245903" calcext:value-type="float">
            <text:p>152245903</text:p>
          </table:table-cell>
          <table:table-cell office:value-type="float" office:value="357150155" calcext:value-type="float">
            <text:p>357150155</text:p>
          </table:table-cell>
          <table:table-cell office:value-type="float" office:value="184316837" calcext:value-type="float">
            <text:p>184316837</text:p>
          </table:table-cell>
          <table:table-cell office:value-type="float" office:value="702256279" calcext:value-type="float">
            <text:p>702256279</text:p>
          </table:table-cell>
          <table:table-cell office:value-type="float" office:value="426562965" calcext:value-type="float">
            <text:p>426562965</text:p>
          </table:table-cell>
          <table:table-cell office:value-type="float" office:value="623366960" calcext:value-type="float">
            <text:p>623366960</text:p>
          </table:table-cell>
          <table:table-cell office:value-type="float" office:value="885594692" calcext:value-type="float">
            <text:p>885594692</text:p>
          </table:table-cell>
          <table:table-cell office:value-type="float" office:value="682328723" calcext:value-type="float">
            <text:p>682328723</text:p>
          </table:table-cell>
          <table:table-cell office:value-type="float" office:value="901176514" calcext:value-type="float">
            <text:p>901176514</text:p>
          </table:table-cell>
          <table:table-cell office:value-type="float" office:value="976612582" calcext:value-type="float">
            <text:p>976612582</text:p>
          </table:table-cell>
          <table:table-cell office:value-type="float" office:value="540049566" calcext:value-type="float">
            <text:p>540049566</text:p>
          </table:table-cell>
          <table:table-cell office:value-type="float" office:value="851967587" calcext:value-type="float">
            <text:p>851967587</text:p>
          </table:table-cell>
          <table:table-cell office:value-type="float" office:value="959029299" calcext:value-type="float">
            <text:p>959029299</text:p>
          </table:table-cell>
          <table:table-cell office:value-type="float" office:value="380606531" calcext:value-type="float">
            <text:p>380606531</text:p>
          </table:table-cell>
          <table:table-cell office:value-type="float" office:value="294472461" calcext:value-type="float">
            <text:p>294472461</text:p>
          </table:table-cell>
          <table:table-cell office:value-type="float" office:value="988371991" calcext:value-type="float">
            <text:p>988371991</text:p>
          </table:table-cell>
          <table:table-cell office:value-type="float" office:value="972873191" calcext:value-type="float">
            <text:p>972873191</text:p>
          </table:table-cell>
        </table:table-row>
        <table:table-row table:style-name="ro1">
          <table:table-cell office:value-type="float" office:value="667602655" calcext:value-type="float">
            <text:p>667602655</text:p>
          </table:table-cell>
          <table:table-cell office:value-type="float" office:value="703586925" calcext:value-type="float">
            <text:p>703586925</text:p>
          </table:table-cell>
          <table:table-cell office:value-type="float" office:value="749472089" calcext:value-type="float">
            <text:p>749472089</text:p>
          </table:table-cell>
          <table:table-cell office:value-type="float" office:value="383542847" calcext:value-type="float">
            <text:p>383542847</text:p>
          </table:table-cell>
          <table:table-cell office:value-type="float" office:value="902086223" calcext:value-type="float">
            <text:p>902086223</text:p>
          </table:table-cell>
          <table:table-cell office:value-type="float" office:value="116866278" calcext:value-type="float">
            <text:p>116866278</text:p>
          </table:table-cell>
          <table:table-cell office:value-type="float" office:value="879640159" calcext:value-type="float">
            <text:p>879640159</text:p>
          </table:table-cell>
          <table:table-cell office:value-type="float" office:value="105295730" calcext:value-type="float">
            <text:p>105295730</text:p>
          </table:table-cell>
          <table:table-cell office:value-type="float" office:value="748665360" calcext:value-type="float">
            <text:p>748665360</text:p>
          </table:table-cell>
          <table:table-cell office:value-type="float" office:value="245350211" calcext:value-type="float">
            <text:p>245350211</text:p>
          </table:table-cell>
          <table:table-cell office:value-type="float" office:value="800203399" calcext:value-type="float">
            <text:p>800203399</text:p>
          </table:table-cell>
          <table:table-cell office:value-type="float" office:value="529188827" calcext:value-type="float">
            <text:p>529188827</text:p>
          </table:table-cell>
          <table:table-cell office:value-type="float" office:value="707555309" calcext:value-type="float">
            <text:p>707555309</text:p>
          </table:table-cell>
          <table:table-cell office:value-type="float" office:value="433566244" calcext:value-type="float">
            <text:p>433566244</text:p>
          </table:table-cell>
          <table:table-cell office:value-type="float" office:value="592072039" calcext:value-type="float">
            <text:p>592072039</text:p>
          </table:table-cell>
          <table:table-cell office:value-type="float" office:value="372998235" calcext:value-type="float">
            <text:p>372998235</text:p>
          </table:table-cell>
          <table:table-cell office:value-type="float" office:value="939226301" calcext:value-type="float">
            <text:p>939226301</text:p>
          </table:table-cell>
          <table:table-cell office:value-type="float" office:value="784309594" calcext:value-type="float">
            <text:p>784309594</text:p>
          </table:table-cell>
          <table:table-cell office:value-type="float" office:value="445813173" calcext:value-type="float">
            <text:p>445813173</text:p>
          </table:table-cell>
          <table:table-cell office:value-type="float" office:value="667321075" calcext:value-type="float">
            <text:p>667321075</text:p>
          </table:table-cell>
          <table:table-cell office:value-type="float" office:value="866171095" calcext:value-type="float">
            <text:p>866171095</text:p>
          </table:table-cell>
          <table:table-cell office:value-type="float" office:value="404969599" calcext:value-type="float">
            <text:p>404969599</text:p>
          </table:table-cell>
          <table:table-cell office:value-type="float" office:value="904907896" calcext:value-type="float">
            <text:p>904907896</text:p>
          </table:table-cell>
          <table:table-cell office:value-type="float" office:value="377396985" calcext:value-type="float">
            <text:p>377396985</text:p>
          </table:table-cell>
          <table:table-cell office:value-type="float" office:value="267255256" calcext:value-type="float">
            <text:p>267255256</text:p>
          </table:table-cell>
          <table:table-cell office:value-type="float" office:value="340557657" calcext:value-type="float">
            <text:p>340557657</text:p>
          </table:table-cell>
          <table:table-cell office:value-type="float" office:value="142021416" calcext:value-type="float">
            <text:p>142021416</text:p>
          </table:table-cell>
          <table:table-cell office:value-type="float" office:value="729836757" calcext:value-type="float">
            <text:p>729836757</text:p>
          </table:table-cell>
          <table:table-cell office:value-type="float" office:value="595239894" calcext:value-type="float">
            <text:p>595239894</text:p>
          </table:table-cell>
          <table:table-cell office:value-type="float" office:value="201508960" calcext:value-type="float">
            <text:p>201508960</text:p>
          </table:table-cell>
          <table:table-cell office:value-type="float" office:value="540631589" calcext:value-type="float">
            <text:p>540631589</text:p>
          </table:table-cell>
          <table:table-cell office:value-type="float" office:value="638773106" calcext:value-type="float">
            <text:p>638773106</text:p>
          </table:table-cell>
        </table:table-row>
        <table:table-row table:style-name="ro1">
          <table:table-cell office:value-type="float" office:value="351752181" calcext:value-type="float">
            <text:p>351752181</text:p>
          </table:table-cell>
          <table:table-cell office:value-type="float" office:value="954136633" calcext:value-type="float">
            <text:p>954136633</text:p>
          </table:table-cell>
          <table:table-cell office:value-type="float" office:value="111170356" calcext:value-type="float">
            <text:p>111170356</text:p>
          </table:table-cell>
          <table:table-cell office:value-type="float" office:value="355348292" calcext:value-type="float">
            <text:p>355348292</text:p>
          </table:table-cell>
          <table:table-cell office:value-type="float" office:value="731215650" calcext:value-type="float">
            <text:p>731215650</text:p>
          </table:table-cell>
          <table:table-cell office:value-type="float" office:value="564380326" calcext:value-type="float">
            <text:p>564380326</text:p>
          </table:table-cell>
          <table:table-cell office:value-type="float" office:value="903583547" calcext:value-type="float">
            <text:p>903583547</text:p>
          </table:table-cell>
          <table:table-cell office:value-type="float" office:value="442047079" calcext:value-type="float">
            <text:p>442047079</text:p>
          </table:table-cell>
          <table:table-cell office:value-type="float" office:value="215315776" calcext:value-type="float">
            <text:p>215315776</text:p>
          </table:table-cell>
          <table:table-cell office:value-type="float" office:value="449055044" calcext:value-type="float">
            <text:p>449055044</text:p>
          </table:table-cell>
          <table:table-cell office:value-type="float" office:value="624871897" calcext:value-type="float">
            <text:p>624871897</text:p>
          </table:table-cell>
          <table:table-cell office:value-type="float" office:value="990543955" calcext:value-type="float">
            <text:p>990543955</text:p>
          </table:table-cell>
          <table:table-cell office:value-type="float" office:value="309268079" calcext:value-type="float">
            <text:p>309268079</text:p>
          </table:table-cell>
          <table:table-cell office:value-type="float" office:value="583255469" calcext:value-type="float">
            <text:p>583255469</text:p>
          </table:table-cell>
          <table:table-cell office:value-type="float" office:value="486551574" calcext:value-type="float">
            <text:p>486551574</text:p>
          </table:table-cell>
          <table:table-cell office:value-type="float" office:value="315184490" calcext:value-type="float">
            <text:p>315184490</text:p>
          </table:table-cell>
          <table:table-cell office:value-type="float" office:value="195230443" calcext:value-type="float">
            <text:p>195230443</text:p>
          </table:table-cell>
          <table:table-cell office:value-type="float" office:value="805744370" calcext:value-type="float">
            <text:p>805744370</text:p>
          </table:table-cell>
          <table:table-cell office:value-type="float" office:value="942416507" calcext:value-type="float">
            <text:p>942416507</text:p>
          </table:table-cell>
          <table:table-cell office:value-type="float" office:value="546920657" calcext:value-type="float">
            <text:p>546920657</text:p>
          </table:table-cell>
          <table:table-cell office:value-type="float" office:value="237459610" calcext:value-type="float">
            <text:p>237459610</text:p>
          </table:table-cell>
          <table:table-cell office:value-type="float" office:value="242310842" calcext:value-type="float">
            <text:p>242310842</text:p>
          </table:table-cell>
          <table:table-cell office:value-type="float" office:value="235600900" calcext:value-type="float">
            <text:p>235600900</text:p>
          </table:table-cell>
          <table:table-cell office:value-type="float" office:value="905855783" calcext:value-type="float">
            <text:p>905855783</text:p>
          </table:table-cell>
          <table:table-cell office:value-type="float" office:value="233326970" calcext:value-type="float">
            <text:p>233326970</text:p>
          </table:table-cell>
          <table:table-cell office:value-type="float" office:value="187807046" calcext:value-type="float">
            <text:p>187807046</text:p>
          </table:table-cell>
          <table:table-cell office:value-type="float" office:value="397183773" calcext:value-type="float">
            <text:p>397183773</text:p>
          </table:table-cell>
          <table:table-cell office:value-type="float" office:value="508457136" calcext:value-type="float">
            <text:p>508457136</text:p>
          </table:table-cell>
          <table:table-cell office:value-type="float" office:value="156185126" calcext:value-type="float">
            <text:p>156185126</text:p>
          </table:table-cell>
          <table:table-cell office:value-type="float" office:value="609962580" calcext:value-type="float">
            <text:p>609962580</text:p>
          </table:table-cell>
          <table:table-cell office:value-type="float" office:value="218091602" calcext:value-type="float">
            <text:p>218091602</text:p>
          </table:table-cell>
          <table:table-cell office:value-type="float" office:value="597479771" calcext:value-type="float">
            <text:p>597479771</text:p>
          </table:table-cell>
        </table:table-row>
        <table:table-row table:style-name="ro1">
          <table:table-cell office:value-type="float" office:value="882908362" calcext:value-type="float">
            <text:p>882908362</text:p>
          </table:table-cell>
          <table:table-cell office:value-type="float" office:value="504703812" calcext:value-type="float">
            <text:p>504703812</text:p>
          </table:table-cell>
          <table:table-cell office:value-type="float" office:value="140058290" calcext:value-type="float">
            <text:p>140058290</text:p>
          </table:table-cell>
          <table:table-cell office:value-type="float" office:value="621854514" calcext:value-type="float">
            <text:p>621854514</text:p>
          </table:table-cell>
          <table:table-cell office:value-type="float" office:value="286304536" calcext:value-type="float">
            <text:p>286304536</text:p>
          </table:table-cell>
          <table:table-cell office:value-type="float" office:value="159816582" calcext:value-type="float">
            <text:p>159816582</text:p>
          </table:table-cell>
          <table:table-cell office:value-type="float" office:value="874184259" calcext:value-type="float">
            <text:p>874184259</text:p>
          </table:table-cell>
          <table:table-cell office:value-type="float" office:value="512007596" calcext:value-type="float">
            <text:p>512007596</text:p>
          </table:table-cell>
          <table:table-cell office:value-type="float" office:value="866158749" calcext:value-type="float">
            <text:p>866158749</text:p>
          </table:table-cell>
          <table:table-cell office:value-type="float" office:value="515501435" calcext:value-type="float">
            <text:p>515501435</text:p>
          </table:table-cell>
          <table:table-cell office:value-type="float" office:value="269488601" calcext:value-type="float">
            <text:p>269488601</text:p>
          </table:table-cell>
          <table:table-cell office:value-type="float" office:value="379712459" calcext:value-type="float">
            <text:p>379712459</text:p>
          </table:table-cell>
          <table:table-cell office:value-type="float" office:value="522037483" calcext:value-type="float">
            <text:p>522037483</text:p>
          </table:table-cell>
          <table:table-cell office:value-type="float" office:value="196365400" calcext:value-type="float">
            <text:p>196365400</text:p>
          </table:table-cell>
          <table:table-cell office:value-type="float" office:value="803747725" calcext:value-type="float">
            <text:p>803747725</text:p>
          </table:table-cell>
          <table:table-cell office:value-type="float" office:value="528334605" calcext:value-type="float">
            <text:p>528334605</text:p>
          </table:table-cell>
          <table:table-cell office:value-type="float" office:value="191543057" calcext:value-type="float">
            <text:p>191543057</text:p>
          </table:table-cell>
          <table:table-cell office:value-type="float" office:value="307886442" calcext:value-type="float">
            <text:p>307886442</text:p>
          </table:table-cell>
          <table:table-cell office:value-type="float" office:value="508527607" calcext:value-type="float">
            <text:p>508527607</text:p>
          </table:table-cell>
          <table:table-cell office:value-type="float" office:value="397585957" calcext:value-type="float">
            <text:p>397585957</text:p>
          </table:table-cell>
          <table:table-cell office:value-type="float" office:value="738131790" calcext:value-type="float">
            <text:p>738131790</text:p>
          </table:table-cell>
          <table:table-cell office:value-type="float" office:value="351362165" calcext:value-type="float">
            <text:p>351362165</text:p>
          </table:table-cell>
          <table:table-cell office:value-type="float" office:value="110722730" calcext:value-type="float">
            <text:p>110722730</text:p>
          </table:table-cell>
          <table:table-cell office:value-type="float" office:value="483536675" calcext:value-type="float">
            <text:p>483536675</text:p>
          </table:table-cell>
          <table:table-cell office:value-type="float" office:value="771717695" calcext:value-type="float">
            <text:p>771717695</text:p>
          </table:table-cell>
          <table:table-cell office:value-type="float" office:value="603780127" calcext:value-type="float">
            <text:p>603780127</text:p>
          </table:table-cell>
          <table:table-cell office:value-type="float" office:value="418924371" calcext:value-type="float">
            <text:p>418924371</text:p>
          </table:table-cell>
          <table:table-cell office:value-type="float" office:value="106710204" calcext:value-type="float">
            <text:p>106710204</text:p>
          </table:table-cell>
          <table:table-cell office:value-type="float" office:value="834982902" calcext:value-type="float">
            <text:p>834982902</text:p>
          </table:table-cell>
          <table:table-cell office:value-type="float" office:value="391878704" calcext:value-type="float">
            <text:p>391878704</text:p>
          </table:table-cell>
          <table:table-cell office:value-type="float" office:value="837978940" calcext:value-type="float">
            <text:p>837978940</text:p>
          </table:table-cell>
          <table:table-cell office:value-type="float" office:value="305740671" calcext:value-type="float">
            <text:p>305740671</text:p>
          </table:table-cell>
        </table:table-row>
        <table:table-row table:style-name="ro1">
          <table:table-cell office:value-type="float" office:value="389101955" calcext:value-type="float">
            <text:p>389101955</text:p>
          </table:table-cell>
          <table:table-cell office:value-type="float" office:value="700305578" calcext:value-type="float">
            <text:p>700305578</text:p>
          </table:table-cell>
          <table:table-cell office:value-type="float" office:value="245551797" calcext:value-type="float">
            <text:p>245551797</text:p>
          </table:table-cell>
          <table:table-cell office:value-type="float" office:value="875738082" calcext:value-type="float">
            <text:p>875738082</text:p>
          </table:table-cell>
          <table:table-cell office:value-type="float" office:value="132982652" calcext:value-type="float">
            <text:p>132982652</text:p>
          </table:table-cell>
          <table:table-cell office:value-type="float" office:value="128811489" calcext:value-type="float">
            <text:p>128811489</text:p>
          </table:table-cell>
          <table:table-cell office:value-type="float" office:value="719290605" calcext:value-type="float">
            <text:p>719290605</text:p>
          </table:table-cell>
          <table:table-cell office:value-type="float" office:value="271537416" calcext:value-type="float">
            <text:p>271537416</text:p>
          </table:table-cell>
          <table:table-cell office:value-type="float" office:value="192294253" calcext:value-type="float">
            <text:p>192294253</text:p>
          </table:table-cell>
          <table:table-cell office:value-type="float" office:value="658704567" calcext:value-type="float">
            <text:p>658704567</text:p>
          </table:table-cell>
          <table:table-cell office:value-type="float" office:value="586086312" calcext:value-type="float">
            <text:p>586086312</text:p>
          </table:table-cell>
          <table:table-cell office:value-type="float" office:value="217918756" calcext:value-type="float">
            <text:p>217918756</text:p>
          </table:table-cell>
          <table:table-cell office:value-type="float" office:value="344475893" calcext:value-type="float">
            <text:p>344475893</text:p>
          </table:table-cell>
          <table:table-cell office:value-type="float" office:value="601368450" calcext:value-type="float">
            <text:p>601368450</text:p>
          </table:table-cell>
          <table:table-cell office:value-type="float" office:value="595673547" calcext:value-type="float">
            <text:p>595673547</text:p>
          </table:table-cell>
          <table:table-cell office:value-type="float" office:value="266485928" calcext:value-type="float">
            <text:p>266485928</text:p>
          </table:table-cell>
          <table:table-cell office:value-type="float" office:value="857545511" calcext:value-type="float">
            <text:p>857545511</text:p>
          </table:table-cell>
          <table:table-cell office:value-type="float" office:value="826514552" calcext:value-type="float">
            <text:p>826514552</text:p>
          </table:table-cell>
          <table:table-cell office:value-type="float" office:value="414421623" calcext:value-type="float">
            <text:p>414421623</text:p>
          </table:table-cell>
          <table:table-cell office:value-type="float" office:value="500232353" calcext:value-type="float">
            <text:p>500232353</text:p>
          </table:table-cell>
          <table:table-cell office:value-type="float" office:value="396047800" calcext:value-type="float">
            <text:p>396047800</text:p>
          </table:table-cell>
          <table:table-cell office:value-type="float" office:value="584843115" calcext:value-type="float">
            <text:p>584843115</text:p>
          </table:table-cell>
          <table:table-cell office:value-type="float" office:value="311729778" calcext:value-type="float">
            <text:p>311729778</text:p>
          </table:table-cell>
          <table:table-cell office:value-type="float" office:value="584789919" calcext:value-type="float">
            <text:p>584789919</text:p>
          </table:table-cell>
          <table:table-cell office:value-type="float" office:value="877212427" calcext:value-type="float">
            <text:p>877212427</text:p>
          </table:table-cell>
          <table:table-cell office:value-type="float" office:value="640501145" calcext:value-type="float">
            <text:p>640501145</text:p>
          </table:table-cell>
          <table:table-cell office:value-type="float" office:value="535340262" calcext:value-type="float">
            <text:p>535340262</text:p>
          </table:table-cell>
          <table:table-cell office:value-type="float" office:value="976296855" calcext:value-type="float">
            <text:p>976296855</text:p>
          </table:table-cell>
          <table:table-cell office:value-type="float" office:value="477953790" calcext:value-type="float">
            <text:p>477953790</text:p>
          </table:table-cell>
          <table:table-cell office:value-type="float" office:value="112488852" calcext:value-type="float">
            <text:p>112488852</text:p>
          </table:table-cell>
          <table:table-cell office:value-type="float" office:value="863705879" calcext:value-type="float">
            <text:p>863705879</text:p>
          </table:table-cell>
          <table:table-cell office:value-type="float" office:value="631661363" calcext:value-type="float">
            <text:p>631661363</text:p>
          </table:table-cell>
        </table:table-row>
        <table:table-row table:style-name="ro1">
          <table:table-cell office:value-type="float" office:value="232139788" calcext:value-type="float">
            <text:p>232139788</text:p>
          </table:table-cell>
          <table:table-cell office:value-type="float" office:value="544678650" calcext:value-type="float">
            <text:p>544678650</text:p>
          </table:table-cell>
          <table:table-cell office:value-type="float" office:value="887647528" calcext:value-type="float">
            <text:p>887647528</text:p>
          </table:table-cell>
          <table:table-cell office:value-type="float" office:value="602112027" calcext:value-type="float">
            <text:p>602112027</text:p>
          </table:table-cell>
          <table:table-cell office:value-type="float" office:value="750887595" calcext:value-type="float">
            <text:p>750887595</text:p>
          </table:table-cell>
          <table:table-cell office:value-type="float" office:value="408127329" calcext:value-type="float">
            <text:p>408127329</text:p>
          </table:table-cell>
          <table:table-cell office:value-type="float" office:value="896723783" calcext:value-type="float">
            <text:p>896723783</text:p>
          </table:table-cell>
          <table:table-cell office:value-type="float" office:value="136558437" calcext:value-type="float">
            <text:p>136558437</text:p>
          </table:table-cell>
          <table:table-cell office:value-type="float" office:value="528171311" calcext:value-type="float">
            <text:p>528171311</text:p>
          </table:table-cell>
          <table:table-cell office:value-type="float" office:value="330372010" calcext:value-type="float">
            <text:p>330372010</text:p>
          </table:table-cell>
          <table:table-cell office:value-type="float" office:value="565466205" calcext:value-type="float">
            <text:p>565466205</text:p>
          </table:table-cell>
          <table:table-cell office:value-type="float" office:value="338615245" calcext:value-type="float">
            <text:p>338615245</text:p>
          </table:table-cell>
          <table:table-cell office:value-type="float" office:value="548717654" calcext:value-type="float">
            <text:p>548717654</text:p>
          </table:table-cell>
          <table:table-cell office:value-type="float" office:value="103842107" calcext:value-type="float">
            <text:p>103842107</text:p>
          </table:table-cell>
          <table:table-cell office:value-type="float" office:value="419585042" calcext:value-type="float">
            <text:p>419585042</text:p>
          </table:table-cell>
          <table:table-cell office:value-type="float" office:value="656706485" calcext:value-type="float">
            <text:p>656706485</text:p>
          </table:table-cell>
          <table:table-cell office:value-type="float" office:value="500633479" calcext:value-type="float">
            <text:p>500633479</text:p>
          </table:table-cell>
          <table:table-cell office:value-type="float" office:value="550943961" calcext:value-type="float">
            <text:p>550943961</text:p>
          </table:table-cell>
          <table:table-cell office:value-type="float" office:value="265291777" calcext:value-type="float">
            <text:p>265291777</text:p>
          </table:table-cell>
          <table:table-cell office:value-type="float" office:value="689897992" calcext:value-type="float">
            <text:p>689897992</text:p>
          </table:table-cell>
          <table:table-cell office:value-type="float" office:value="165423441" calcext:value-type="float">
            <text:p>165423441</text:p>
          </table:table-cell>
          <table:table-cell office:value-type="float" office:value="178347061" calcext:value-type="float">
            <text:p>178347061</text:p>
          </table:table-cell>
          <table:table-cell office:value-type="float" office:value="556580705" calcext:value-type="float">
            <text:p>556580705</text:p>
          </table:table-cell>
          <table:table-cell office:value-type="float" office:value="205730769" calcext:value-type="float">
            <text:p>205730769</text:p>
          </table:table-cell>
          <table:table-cell office:value-type="float" office:value="307327288" calcext:value-type="float">
            <text:p>307327288</text:p>
          </table:table-cell>
          <table:table-cell office:value-type="float" office:value="515065852" calcext:value-type="float">
            <text:p>515065852</text:p>
          </table:table-cell>
          <table:table-cell office:value-type="float" office:value="425503552" calcext:value-type="float">
            <text:p>425503552</text:p>
          </table:table-cell>
          <table:table-cell office:value-type="float" office:value="383701612" calcext:value-type="float">
            <text:p>383701612</text:p>
          </table:table-cell>
          <table:table-cell office:value-type="float" office:value="955629766" calcext:value-type="float">
            <text:p>955629766</text:p>
          </table:table-cell>
          <table:table-cell office:value-type="float" office:value="430081433" calcext:value-type="float">
            <text:p>430081433</text:p>
          </table:table-cell>
          <table:table-cell office:value-type="float" office:value="632473215" calcext:value-type="float">
            <text:p>632473215</text:p>
          </table:table-cell>
          <table:table-cell office:value-type="float" office:value="700371140" calcext:value-type="float">
            <text:p>700371140</text:p>
          </table:table-cell>
        </table:table-row>
        <table:table-row table:style-name="ro1">
          <table:table-cell office:value-type="float" office:value="768806088" calcext:value-type="float">
            <text:p>768806088</text:p>
          </table:table-cell>
          <table:table-cell office:value-type="float" office:value="572439078" calcext:value-type="float">
            <text:p>572439078</text:p>
          </table:table-cell>
          <table:table-cell office:value-type="float" office:value="983503597" calcext:value-type="float">
            <text:p>983503597</text:p>
          </table:table-cell>
          <table:table-cell office:value-type="float" office:value="363189179" calcext:value-type="float">
            <text:p>363189179</text:p>
          </table:table-cell>
          <table:table-cell office:value-type="float" office:value="117266872" calcext:value-type="float">
            <text:p>117266872</text:p>
          </table:table-cell>
          <table:table-cell office:value-type="float" office:value="486118550" calcext:value-type="float">
            <text:p>486118550</text:p>
          </table:table-cell>
          <table:table-cell office:value-type="float" office:value="796815959" calcext:value-type="float">
            <text:p>796815959</text:p>
          </table:table-cell>
          <table:table-cell office:value-type="float" office:value="954472716" calcext:value-type="float">
            <text:p>954472716</text:p>
          </table:table-cell>
          <table:table-cell office:value-type="float" office:value="173956734" calcext:value-type="float">
            <text:p>173956734</text:p>
          </table:table-cell>
          <table:table-cell office:value-type="float" office:value="394798106" calcext:value-type="float">
            <text:p>394798106</text:p>
          </table:table-cell>
          <table:table-cell office:value-type="float" office:value="691086702" calcext:value-type="float">
            <text:p>691086702</text:p>
          </table:table-cell>
          <table:table-cell office:value-type="float" office:value="566560066" calcext:value-type="float">
            <text:p>566560066</text:p>
          </table:table-cell>
          <table:table-cell office:value-type="float" office:value="714602780" calcext:value-type="float">
            <text:p>714602780</text:p>
          </table:table-cell>
          <table:table-cell office:value-type="float" office:value="478564047" calcext:value-type="float">
            <text:p>478564047</text:p>
          </table:table-cell>
          <table:table-cell office:value-type="float" office:value="918077216" calcext:value-type="float">
            <text:p>918077216</text:p>
          </table:table-cell>
          <table:table-cell office:value-type="float" office:value="510896883" calcext:value-type="float">
            <text:p>510896883</text:p>
          </table:table-cell>
          <table:table-cell office:value-type="float" office:value="485450879" calcext:value-type="float">
            <text:p>485450879</text:p>
          </table:table-cell>
          <table:table-cell office:value-type="float" office:value="626236766" calcext:value-type="float">
            <text:p>626236766</text:p>
          </table:table-cell>
          <table:table-cell office:value-type="float" office:value="396544729" calcext:value-type="float">
            <text:p>396544729</text:p>
          </table:table-cell>
          <table:table-cell office:value-type="float" office:value="480587833" calcext:value-type="float">
            <text:p>480587833</text:p>
          </table:table-cell>
          <table:table-cell office:value-type="float" office:value="999901638" calcext:value-type="float">
            <text:p>999901638</text:p>
          </table:table-cell>
          <table:table-cell office:value-type="float" office:value="149442749" calcext:value-type="float">
            <text:p>149442749</text:p>
          </table:table-cell>
          <table:table-cell office:value-type="float" office:value="274402196" calcext:value-type="float">
            <text:p>274402196</text:p>
          </table:table-cell>
          <table:table-cell office:value-type="float" office:value="778110976" calcext:value-type="float">
            <text:p>778110976</text:p>
          </table:table-cell>
          <table:table-cell office:value-type="float" office:value="365082408" calcext:value-type="float">
            <text:p>365082408</text:p>
          </table:table-cell>
          <table:table-cell office:value-type="float" office:value="249288919" calcext:value-type="float">
            <text:p>249288919</text:p>
          </table:table-cell>
          <table:table-cell office:value-type="float" office:value="405178048" calcext:value-type="float">
            <text:p>405178048</text:p>
          </table:table-cell>
          <table:table-cell office:value-type="float" office:value="858232439" calcext:value-type="float">
            <text:p>858232439</text:p>
          </table:table-cell>
          <table:table-cell office:value-type="float" office:value="664553324" calcext:value-type="float">
            <text:p>664553324</text:p>
          </table:table-cell>
          <table:table-cell office:value-type="float" office:value="840753469" calcext:value-type="float">
            <text:p>840753469</text:p>
          </table:table-cell>
          <table:table-cell office:value-type="float" office:value="130527453" calcext:value-type="float">
            <text:p>130527453</text:p>
          </table:table-cell>
          <table:table-cell office:value-type="float" office:value="505824935" calcext:value-type="float">
            <text:p>505824935</text:p>
          </table:table-cell>
        </table:table-row>
        <table:table-row table:style-name="ro1">
          <table:table-cell office:value-type="float" office:value="127920624" calcext:value-type="float">
            <text:p>127920624</text:p>
          </table:table-cell>
          <table:table-cell office:value-type="float" office:value="591616421" calcext:value-type="float">
            <text:p>591616421</text:p>
          </table:table-cell>
          <table:table-cell office:value-type="float" office:value="594397234" calcext:value-type="float">
            <text:p>594397234</text:p>
          </table:table-cell>
          <table:table-cell office:value-type="float" office:value="293187483" calcext:value-type="float">
            <text:p>293187483</text:p>
          </table:table-cell>
          <table:table-cell office:value-type="float" office:value="964232889" calcext:value-type="float">
            <text:p>964232889</text:p>
          </table:table-cell>
          <table:table-cell office:value-type="float" office:value="289659269" calcext:value-type="float">
            <text:p>289659269</text:p>
          </table:table-cell>
          <table:table-cell office:value-type="float" office:value="665036989" calcext:value-type="float">
            <text:p>665036989</text:p>
          </table:table-cell>
          <table:table-cell office:value-type="float" office:value="947317892" calcext:value-type="float">
            <text:p>947317892</text:p>
          </table:table-cell>
          <table:table-cell office:value-type="float" office:value="637381599" calcext:value-type="float">
            <text:p>637381599</text:p>
          </table:table-cell>
          <table:table-cell office:value-type="float" office:value="240702201" calcext:value-type="float">
            <text:p>240702201</text:p>
          </table:table-cell>
          <table:table-cell office:value-type="float" office:value="641769276" calcext:value-type="float">
            <text:p>641769276</text:p>
          </table:table-cell>
          <table:table-cell office:value-type="float" office:value="551248565" calcext:value-type="float">
            <text:p>551248565</text:p>
          </table:table-cell>
          <table:table-cell office:value-type="float" office:value="334442378" calcext:value-type="float">
            <text:p>334442378</text:p>
          </table:table-cell>
          <table:table-cell office:value-type="float" office:value="664424179" calcext:value-type="float">
            <text:p>664424179</text:p>
          </table:table-cell>
          <table:table-cell office:value-type="float" office:value="120436126" calcext:value-type="float">
            <text:p>120436126</text:p>
          </table:table-cell>
          <table:table-cell office:value-type="float" office:value="581326944" calcext:value-type="float">
            <text:p>581326944</text:p>
          </table:table-cell>
          <table:table-cell office:value-type="float" office:value="962267695" calcext:value-type="float">
            <text:p>962267695</text:p>
          </table:table-cell>
          <table:table-cell office:value-type="float" office:value="502100123" calcext:value-type="float">
            <text:p>502100123</text:p>
          </table:table-cell>
          <table:table-cell office:value-type="float" office:value="511803673" calcext:value-type="float">
            <text:p>511803673</text:p>
          </table:table-cell>
          <table:table-cell office:value-type="float" office:value="106690133" calcext:value-type="float">
            <text:p>106690133</text:p>
          </table:table-cell>
          <table:table-cell office:value-type="float" office:value="934614244" calcext:value-type="float">
            <text:p>934614244</text:p>
          </table:table-cell>
          <table:table-cell office:value-type="float" office:value="707292856" calcext:value-type="float">
            <text:p>707292856</text:p>
          </table:table-cell>
          <table:table-cell office:value-type="float" office:value="832634728" calcext:value-type="float">
            <text:p>832634728</text:p>
          </table:table-cell>
          <table:table-cell office:value-type="float" office:value="395134921" calcext:value-type="float">
            <text:p>395134921</text:p>
          </table:table-cell>
          <table:table-cell office:value-type="float" office:value="646842117" calcext:value-type="float">
            <text:p>646842117</text:p>
          </table:table-cell>
          <table:table-cell office:value-type="float" office:value="688546642" calcext:value-type="float">
            <text:p>688546642</text:p>
          </table:table-cell>
          <table:table-cell office:value-type="float" office:value="794936503" calcext:value-type="float">
            <text:p>794936503</text:p>
          </table:table-cell>
          <table:table-cell office:value-type="float" office:value="681726772" calcext:value-type="float">
            <text:p>681726772</text:p>
          </table:table-cell>
          <table:table-cell office:value-type="float" office:value="567065682" calcext:value-type="float">
            <text:p>567065682</text:p>
          </table:table-cell>
          <table:table-cell office:value-type="float" office:value="689297045" calcext:value-type="float">
            <text:p>689297045</text:p>
          </table:table-cell>
          <table:table-cell office:value-type="float" office:value="119457622" calcext:value-type="float">
            <text:p>119457622</text:p>
          </table:table-cell>
          <table:table-cell office:value-type="float" office:value="971591347" calcext:value-type="float">
            <text:p>971591347</text:p>
          </table:table-cell>
        </table:table-row>
        <table:table-row table:style-name="ro1">
          <table:table-cell office:value-type="float" office:value="403666509" calcext:value-type="float">
            <text:p>403666509</text:p>
          </table:table-cell>
          <table:table-cell office:value-type="float" office:value="845658664" calcext:value-type="float">
            <text:p>845658664</text:p>
          </table:table-cell>
          <table:table-cell office:value-type="float" office:value="280675615" calcext:value-type="float">
            <text:p>280675615</text:p>
          </table:table-cell>
          <table:table-cell office:value-type="float" office:value="101903726" calcext:value-type="float">
            <text:p>101903726</text:p>
          </table:table-cell>
          <table:table-cell office:value-type="float" office:value="374423122" calcext:value-type="float">
            <text:p>374423122</text:p>
          </table:table-cell>
          <table:table-cell office:value-type="float" office:value="221068653" calcext:value-type="float">
            <text:p>221068653</text:p>
          </table:table-cell>
          <table:table-cell office:value-type="float" office:value="312443677" calcext:value-type="float">
            <text:p>312443677</text:p>
          </table:table-cell>
          <table:table-cell office:value-type="float" office:value="219648383" calcext:value-type="float">
            <text:p>219648383</text:p>
          </table:table-cell>
          <table:table-cell office:value-type="float" office:value="615958617" calcext:value-type="float">
            <text:p>615958617</text:p>
          </table:table-cell>
          <table:table-cell office:value-type="float" office:value="575762636" calcext:value-type="float">
            <text:p>575762636</text:p>
          </table:table-cell>
          <table:table-cell office:value-type="float" office:value="380227002" calcext:value-type="float">
            <text:p>380227002</text:p>
          </table:table-cell>
          <table:table-cell office:value-type="float" office:value="798421792" calcext:value-type="float">
            <text:p>798421792</text:p>
          </table:table-cell>
          <table:table-cell office:value-type="float" office:value="513101764" calcext:value-type="float">
            <text:p>513101764</text:p>
          </table:table-cell>
          <table:table-cell office:value-type="float" office:value="247232402" calcext:value-type="float">
            <text:p>247232402</text:p>
          </table:table-cell>
          <table:table-cell office:value-type="float" office:value="820432026" calcext:value-type="float">
            <text:p>820432026</text:p>
          </table:table-cell>
          <table:table-cell office:value-type="float" office:value="912825325" calcext:value-type="float">
            <text:p>912825325</text:p>
          </table:table-cell>
          <table:table-cell office:value-type="float" office:value="885181944" calcext:value-type="float">
            <text:p>885181944</text:p>
          </table:table-cell>
          <table:table-cell office:value-type="float" office:value="934321282" calcext:value-type="float">
            <text:p>934321282</text:p>
          </table:table-cell>
          <table:table-cell office:value-type="float" office:value="965820587" calcext:value-type="float">
            <text:p>965820587</text:p>
          </table:table-cell>
          <table:table-cell office:value-type="float" office:value="579248456" calcext:value-type="float">
            <text:p>579248456</text:p>
          </table:table-cell>
          <table:table-cell office:value-type="float" office:value="943544735" calcext:value-type="float">
            <text:p>943544735</text:p>
          </table:table-cell>
          <table:table-cell office:value-type="float" office:value="960396417" calcext:value-type="float">
            <text:p>960396417</text:p>
          </table:table-cell>
          <table:table-cell office:value-type="float" office:value="214575857" calcext:value-type="float">
            <text:p>214575857</text:p>
          </table:table-cell>
          <table:table-cell office:value-type="float" office:value="945330680" calcext:value-type="float">
            <text:p>945330680</text:p>
          </table:table-cell>
          <table:table-cell office:value-type="float" office:value="543695593" calcext:value-type="float">
            <text:p>543695593</text:p>
          </table:table-cell>
          <table:table-cell office:value-type="float" office:value="384738560" calcext:value-type="float">
            <text:p>384738560</text:p>
          </table:table-cell>
          <table:table-cell office:value-type="float" office:value="158916938" calcext:value-type="float">
            <text:p>158916938</text:p>
          </table:table-cell>
          <table:table-cell office:value-type="float" office:value="378223730" calcext:value-type="float">
            <text:p>378223730</text:p>
          </table:table-cell>
          <table:table-cell office:value-type="float" office:value="791976125" calcext:value-type="float">
            <text:p>791976125</text:p>
          </table:table-cell>
          <table:table-cell office:value-type="float" office:value="148979937" calcext:value-type="float">
            <text:p>148979937</text:p>
          </table:table-cell>
          <table:table-cell office:value-type="float" office:value="267815173" calcext:value-type="float">
            <text:p>267815173</text:p>
          </table:table-cell>
          <table:table-cell office:value-type="float" office:value="262079913" calcext:value-type="float">
            <text:p>262079913</text:p>
          </table:table-cell>
        </table:table-row>
        <table:table-row table:style-name="ro1">
          <table:table-cell office:value-type="float" office:value="989935798" calcext:value-type="float">
            <text:p>989935798</text:p>
          </table:table-cell>
          <table:table-cell office:value-type="float" office:value="476838976" calcext:value-type="float">
            <text:p>476838976</text:p>
          </table:table-cell>
          <table:table-cell office:value-type="float" office:value="964018308" calcext:value-type="float">
            <text:p>964018308</text:p>
          </table:table-cell>
          <table:table-cell office:value-type="float" office:value="806524552" calcext:value-type="float">
            <text:p>806524552</text:p>
          </table:table-cell>
          <table:table-cell office:value-type="float" office:value="208914510" calcext:value-type="float">
            <text:p>208914510</text:p>
          </table:table-cell>
          <table:table-cell office:value-type="float" office:value="752197597" calcext:value-type="float">
            <text:p>752197597</text:p>
          </table:table-cell>
          <table:table-cell office:value-type="float" office:value="905075856" calcext:value-type="float">
            <text:p>905075856</text:p>
          </table:table-cell>
          <table:table-cell office:value-type="float" office:value="486705458" calcext:value-type="float">
            <text:p>486705458</text:p>
          </table:table-cell>
          <table:table-cell office:value-type="float" office:value="817811942" calcext:value-type="float">
            <text:p>817811942</text:p>
          </table:table-cell>
          <table:table-cell office:value-type="float" office:value="398743628" calcext:value-type="float">
            <text:p>398743628</text:p>
          </table:table-cell>
          <table:table-cell office:value-type="float" office:value="227031567" calcext:value-type="float">
            <text:p>227031567</text:p>
          </table:table-cell>
          <table:table-cell office:value-type="float" office:value="756903300" calcext:value-type="float">
            <text:p>756903300</text:p>
          </table:table-cell>
          <table:table-cell office:value-type="float" office:value="984697992" calcext:value-type="float">
            <text:p>984697992</text:p>
          </table:table-cell>
          <table:table-cell office:value-type="float" office:value="715931218" calcext:value-type="float">
            <text:p>715931218</text:p>
          </table:table-cell>
          <table:table-cell office:value-type="float" office:value="730885449" calcext:value-type="float">
            <text:p>730885449</text:p>
          </table:table-cell>
          <table:table-cell office:value-type="float" office:value="992245850" calcext:value-type="float">
            <text:p>992245850</text:p>
          </table:table-cell>
          <table:table-cell office:value-type="float" office:value="152171480" calcext:value-type="float">
            <text:p>152171480</text:p>
          </table:table-cell>
          <table:table-cell office:value-type="float" office:value="155725557" calcext:value-type="float">
            <text:p>155725557</text:p>
          </table:table-cell>
          <table:table-cell office:value-type="float" office:value="359470781" calcext:value-type="float">
            <text:p>359470781</text:p>
          </table:table-cell>
          <table:table-cell office:value-type="float" office:value="109026410" calcext:value-type="float">
            <text:p>109026410</text:p>
          </table:table-cell>
          <table:table-cell office:value-type="float" office:value="774524868" calcext:value-type="float">
            <text:p>774524868</text:p>
          </table:table-cell>
          <table:table-cell office:value-type="float" office:value="874293860" calcext:value-type="float">
            <text:p>874293860</text:p>
          </table:table-cell>
          <table:table-cell office:value-type="float" office:value="626964682" calcext:value-type="float">
            <text:p>626964682</text:p>
          </table:table-cell>
          <table:table-cell office:value-type="float" office:value="221617634" calcext:value-type="float">
            <text:p>221617634</text:p>
          </table:table-cell>
          <table:table-cell office:value-type="float" office:value="271137492" calcext:value-type="float">
            <text:p>271137492</text:p>
          </table:table-cell>
          <table:table-cell office:value-type="float" office:value="220811385" calcext:value-type="float">
            <text:p>220811385</text:p>
          </table:table-cell>
          <table:table-cell office:value-type="float" office:value="124832929" calcext:value-type="float">
            <text:p>124832929</text:p>
          </table:table-cell>
          <table:table-cell office:value-type="float" office:value="519435685" calcext:value-type="float">
            <text:p>519435685</text:p>
          </table:table-cell>
          <table:table-cell office:value-type="float" office:value="987432722" calcext:value-type="float">
            <text:p>987432722</text:p>
          </table:table-cell>
          <table:table-cell office:value-type="float" office:value="339512952" calcext:value-type="float">
            <text:p>339512952</text:p>
          </table:table-cell>
          <table:table-cell office:value-type="float" office:value="901694034" calcext:value-type="float">
            <text:p>901694034</text:p>
          </table:table-cell>
          <table:table-cell office:value-type="float" office:value="813502865" calcext:value-type="float">
            <text:p>813502865</text:p>
          </table:table-cell>
        </table:table-row>
        <table:table-row table:style-name="ro1">
          <table:table-cell office:value-type="float" office:value="543553711" calcext:value-type="float">
            <text:p>543553711</text:p>
          </table:table-cell>
          <table:table-cell office:value-type="float" office:value="982244974" calcext:value-type="float">
            <text:p>982244974</text:p>
          </table:table-cell>
          <table:table-cell office:value-type="float" office:value="458265929" calcext:value-type="float">
            <text:p>458265929</text:p>
          </table:table-cell>
          <table:table-cell office:value-type="float" office:value="490155473" calcext:value-type="float">
            <text:p>490155473</text:p>
          </table:table-cell>
          <table:table-cell office:value-type="float" office:value="771183115" calcext:value-type="float">
            <text:p>771183115</text:p>
          </table:table-cell>
          <table:table-cell office:value-type="float" office:value="430342506" calcext:value-type="float">
            <text:p>430342506</text:p>
          </table:table-cell>
          <table:table-cell office:value-type="float" office:value="753957223" calcext:value-type="float">
            <text:p>753957223</text:p>
          </table:table-cell>
          <table:table-cell office:value-type="float" office:value="234956319" calcext:value-type="float">
            <text:p>234956319</text:p>
          </table:table-cell>
          <table:table-cell office:value-type="float" office:value="211539158" calcext:value-type="float">
            <text:p>211539158</text:p>
          </table:table-cell>
          <table:table-cell office:value-type="float" office:value="699582380" calcext:value-type="float">
            <text:p>699582380</text:p>
          </table:table-cell>
          <table:table-cell office:value-type="float" office:value="304477119" calcext:value-type="float">
            <text:p>304477119</text:p>
          </table:table-cell>
          <table:table-cell office:value-type="float" office:value="259997044" calcext:value-type="float">
            <text:p>259997044</text:p>
          </table:table-cell>
          <table:table-cell office:value-type="float" office:value="494452509" calcext:value-type="float">
            <text:p>494452509</text:p>
          </table:table-cell>
          <table:table-cell office:value-type="float" office:value="971128177" calcext:value-type="float">
            <text:p>971128177</text:p>
          </table:table-cell>
          <table:table-cell office:value-type="float" office:value="792825494" calcext:value-type="float">
            <text:p>792825494</text:p>
          </table:table-cell>
          <table:table-cell office:value-type="float" office:value="358821488" calcext:value-type="float">
            <text:p>358821488</text:p>
          </table:table-cell>
          <table:table-cell office:value-type="float" office:value="821102958" calcext:value-type="float">
            <text:p>821102958</text:p>
          </table:table-cell>
          <table:table-cell office:value-type="float" office:value="707980893" calcext:value-type="float">
            <text:p>707980893</text:p>
          </table:table-cell>
          <table:table-cell office:value-type="float" office:value="597998794" calcext:value-type="float">
            <text:p>597998794</text:p>
          </table:table-cell>
          <table:table-cell office:value-type="float" office:value="659994741" calcext:value-type="float">
            <text:p>659994741</text:p>
          </table:table-cell>
          <table:table-cell office:value-type="float" office:value="166251697" calcext:value-type="float">
            <text:p>166251697</text:p>
          </table:table-cell>
          <table:table-cell office:value-type="float" office:value="506797254" calcext:value-type="float">
            <text:p>506797254</text:p>
          </table:table-cell>
          <table:table-cell office:value-type="float" office:value="962355979" calcext:value-type="float">
            <text:p>962355979</text:p>
          </table:table-cell>
          <table:table-cell office:value-type="float" office:value="558167042" calcext:value-type="float">
            <text:p>558167042</text:p>
          </table:table-cell>
          <table:table-cell office:value-type="float" office:value="513035808" calcext:value-type="float">
            <text:p>513035808</text:p>
          </table:table-cell>
          <table:table-cell office:value-type="float" office:value="245047690" calcext:value-type="float">
            <text:p>245047690</text:p>
          </table:table-cell>
          <table:table-cell office:value-type="float" office:value="793597685" calcext:value-type="float">
            <text:p>793597685</text:p>
          </table:table-cell>
          <table:table-cell office:value-type="float" office:value="413797076" calcext:value-type="float">
            <text:p>413797076</text:p>
          </table:table-cell>
          <table:table-cell office:value-type="float" office:value="763653339" calcext:value-type="float">
            <text:p>763653339</text:p>
          </table:table-cell>
          <table:table-cell office:value-type="float" office:value="436182820" calcext:value-type="float">
            <text:p>436182820</text:p>
          </table:table-cell>
          <table:table-cell office:value-type="float" office:value="472860833" calcext:value-type="float">
            <text:p>472860833</text:p>
          </table:table-cell>
          <table:table-cell office:value-type="float" office:value="564101094" calcext:value-type="float">
            <text:p>564101094</text:p>
          </table:table-cell>
        </table:table-row>
        <table:table-row table:style-name="ro1">
          <table:table-cell office:value-type="float" office:value="197711581" calcext:value-type="float">
            <text:p>197711581</text:p>
          </table:table-cell>
          <table:table-cell office:value-type="float" office:value="980712733" calcext:value-type="float">
            <text:p>980712733</text:p>
          </table:table-cell>
          <table:table-cell office:value-type="float" office:value="923306726" calcext:value-type="float">
            <text:p>923306726</text:p>
          </table:table-cell>
          <table:table-cell office:value-type="float" office:value="828647907" calcext:value-type="float">
            <text:p>828647907</text:p>
          </table:table-cell>
          <table:table-cell office:value-type="float" office:value="333666183" calcext:value-type="float">
            <text:p>333666183</text:p>
          </table:table-cell>
          <table:table-cell office:value-type="float" office:value="568988320" calcext:value-type="float">
            <text:p>568988320</text:p>
          </table:table-cell>
          <table:table-cell office:value-type="float" office:value="994244477" calcext:value-type="float">
            <text:p>994244477</text:p>
          </table:table-cell>
          <table:table-cell office:value-type="float" office:value="721066228" calcext:value-type="float">
            <text:p>721066228</text:p>
          </table:table-cell>
          <table:table-cell office:value-type="float" office:value="453261156" calcext:value-type="float">
            <text:p>453261156</text:p>
          </table:table-cell>
          <table:table-cell office:value-type="float" office:value="114197821" calcext:value-type="float">
            <text:p>114197821</text:p>
          </table:table-cell>
          <table:table-cell office:value-type="float" office:value="939784857" calcext:value-type="float">
            <text:p>939784857</text:p>
          </table:table-cell>
          <table:table-cell office:value-type="float" office:value="333339012" calcext:value-type="float">
            <text:p>333339012</text:p>
          </table:table-cell>
          <table:table-cell office:value-type="float" office:value="791513921" calcext:value-type="float">
            <text:p>791513921</text:p>
          </table:table-cell>
          <table:table-cell office:value-type="float" office:value="816689082" calcext:value-type="float">
            <text:p>816689082</text:p>
          </table:table-cell>
          <table:table-cell office:value-type="float" office:value="493702592" calcext:value-type="float">
            <text:p>493702592</text:p>
          </table:table-cell>
          <table:table-cell office:value-type="float" office:value="888303487" calcext:value-type="float">
            <text:p>888303487</text:p>
          </table:table-cell>
          <table:table-cell office:value-type="float" office:value="138302829" calcext:value-type="float">
            <text:p>138302829</text:p>
          </table:table-cell>
          <table:table-cell office:value-type="float" office:value="101542787" calcext:value-type="float">
            <text:p>101542787</text:p>
          </table:table-cell>
          <table:table-cell office:value-type="float" office:value="467689265" calcext:value-type="float">
            <text:p>467689265</text:p>
          </table:table-cell>
          <table:table-cell office:value-type="float" office:value="538867326" calcext:value-type="float">
            <text:p>538867326</text:p>
          </table:table-cell>
          <table:table-cell office:value-type="float" office:value="278817114" calcext:value-type="float">
            <text:p>278817114</text:p>
          </table:table-cell>
          <table:table-cell office:value-type="float" office:value="544633072" calcext:value-type="float">
            <text:p>544633072</text:p>
          </table:table-cell>
          <table:table-cell office:value-type="float" office:value="919115590" calcext:value-type="float">
            <text:p>919115590</text:p>
          </table:table-cell>
          <table:table-cell office:value-type="float" office:value="923462930" calcext:value-type="float">
            <text:p>923462930</text:p>
          </table:table-cell>
          <table:table-cell office:value-type="float" office:value="156107408" calcext:value-type="float">
            <text:p>156107408</text:p>
          </table:table-cell>
          <table:table-cell office:value-type="float" office:value="804784430" calcext:value-type="float">
            <text:p>804784430</text:p>
          </table:table-cell>
          <table:table-cell office:value-type="float" office:value="811704969" calcext:value-type="float">
            <text:p>811704969</text:p>
          </table:table-cell>
          <table:table-cell office:value-type="float" office:value="807291630" calcext:value-type="float">
            <text:p>807291630</text:p>
          </table:table-cell>
          <table:table-cell office:value-type="float" office:value="236549291" calcext:value-type="float">
            <text:p>236549291</text:p>
          </table:table-cell>
          <table:table-cell office:value-type="float" office:value="566647900" calcext:value-type="float">
            <text:p>566647900</text:p>
          </table:table-cell>
          <table:table-cell office:value-type="float" office:value="105721140" calcext:value-type="float">
            <text:p>105721140</text:p>
          </table:table-cell>
          <table:table-cell office:value-type="float" office:value="840605741" calcext:value-type="float">
            <text:p>840605741</text:p>
          </table:table-cell>
        </table:table-row>
        <table:table-row table:style-name="ro1">
          <table:table-cell office:value-type="float" office:value="611726549" calcext:value-type="float">
            <text:p>611726549</text:p>
          </table:table-cell>
          <table:table-cell office:value-type="float" office:value="371045042" calcext:value-type="float">
            <text:p>371045042</text:p>
          </table:table-cell>
          <table:table-cell office:value-type="float" office:value="687755673" calcext:value-type="float">
            <text:p>687755673</text:p>
          </table:table-cell>
          <table:table-cell office:value-type="float" office:value="574157393" calcext:value-type="float">
            <text:p>574157393</text:p>
          </table:table-cell>
          <table:table-cell office:value-type="float" office:value="150745356" calcext:value-type="float">
            <text:p>150745356</text:p>
          </table:table-cell>
          <table:table-cell office:value-type="float" office:value="563751346" calcext:value-type="float">
            <text:p>563751346</text:p>
          </table:table-cell>
          <table:table-cell office:value-type="float" office:value="693275042" calcext:value-type="float">
            <text:p>693275042</text:p>
          </table:table-cell>
          <table:table-cell office:value-type="float" office:value="122357031" calcext:value-type="float">
            <text:p>122357031</text:p>
          </table:table-cell>
          <table:table-cell office:value-type="float" office:value="690337007" calcext:value-type="float">
            <text:p>690337007</text:p>
          </table:table-cell>
          <table:table-cell office:value-type="float" office:value="197120018" calcext:value-type="float">
            <text:p>197120018</text:p>
          </table:table-cell>
          <table:table-cell office:value-type="float" office:value="744520936" calcext:value-type="float">
            <text:p>744520936</text:p>
          </table:table-cell>
          <table:table-cell office:value-type="float" office:value="452878818" calcext:value-type="float">
            <text:p>452878818</text:p>
          </table:table-cell>
          <table:table-cell office:value-type="float" office:value="465017907" calcext:value-type="float">
            <text:p>465017907</text:p>
          </table:table-cell>
          <table:table-cell office:value-type="float" office:value="418134063" calcext:value-type="float">
            <text:p>418134063</text:p>
          </table:table-cell>
          <table:table-cell office:value-type="float" office:value="258869053" calcext:value-type="float">
            <text:p>258869053</text:p>
          </table:table-cell>
          <table:table-cell office:value-type="float" office:value="237488702" calcext:value-type="float">
            <text:p>237488702</text:p>
          </table:table-cell>
          <table:table-cell office:value-type="float" office:value="250586004" calcext:value-type="float">
            <text:p>250586004</text:p>
          </table:table-cell>
          <table:table-cell office:value-type="float" office:value="851597743" calcext:value-type="float">
            <text:p>851597743</text:p>
          </table:table-cell>
          <table:table-cell office:value-type="float" office:value="490326098" calcext:value-type="float">
            <text:p>490326098</text:p>
          </table:table-cell>
          <table:table-cell office:value-type="float" office:value="114122690" calcext:value-type="float">
            <text:p>114122690</text:p>
          </table:table-cell>
          <table:table-cell office:value-type="float" office:value="602237155" calcext:value-type="float">
            <text:p>602237155</text:p>
          </table:table-cell>
          <table:table-cell office:value-type="float" office:value="165147557" calcext:value-type="float">
            <text:p>165147557</text:p>
          </table:table-cell>
          <table:table-cell office:value-type="float" office:value="985363589" calcext:value-type="float">
            <text:p>985363589</text:p>
          </table:table-cell>
          <table:table-cell office:value-type="float" office:value="838113292" calcext:value-type="float">
            <text:p>838113292</text:p>
          </table:table-cell>
          <table:table-cell office:value-type="float" office:value="951367083" calcext:value-type="float">
            <text:p>951367083</text:p>
          </table:table-cell>
          <table:table-cell office:value-type="float" office:value="410020913" calcext:value-type="float">
            <text:p>410020913</text:p>
          </table:table-cell>
          <table:table-cell office:value-type="float" office:value="586470984" calcext:value-type="float">
            <text:p>586470984</text:p>
          </table:table-cell>
          <table:table-cell office:value-type="float" office:value="465582866" calcext:value-type="float">
            <text:p>465582866</text:p>
          </table:table-cell>
          <table:table-cell office:value-type="float" office:value="638680701" calcext:value-type="float">
            <text:p>638680701</text:p>
          </table:table-cell>
          <table:table-cell office:value-type="float" office:value="293855120" calcext:value-type="float">
            <text:p>293855120</text:p>
          </table:table-cell>
          <table:table-cell office:value-type="float" office:value="100288528" calcext:value-type="float">
            <text:p>100288528</text:p>
          </table:table-cell>
          <table:table-cell office:value-type="float" office:value="644467120" calcext:value-type="float">
            <text:p>644467120</text:p>
          </table:table-cell>
        </table:table-row>
        <table:table-row table:style-name="ro1">
          <table:table-cell office:value-type="float" office:value="269219939" calcext:value-type="float">
            <text:p>269219939</text:p>
          </table:table-cell>
          <table:table-cell office:value-type="float" office:value="259353578" calcext:value-type="float">
            <text:p>259353578</text:p>
          </table:table-cell>
          <table:table-cell office:value-type="float" office:value="388206333" calcext:value-type="float">
            <text:p>388206333</text:p>
          </table:table-cell>
          <table:table-cell office:value-type="float" office:value="270869773" calcext:value-type="float">
            <text:p>270869773</text:p>
          </table:table-cell>
          <table:table-cell office:value-type="float" office:value="843699399" calcext:value-type="float">
            <text:p>843699399</text:p>
          </table:table-cell>
          <table:table-cell office:value-type="float" office:value="417822650" calcext:value-type="float">
            <text:p>417822650</text:p>
          </table:table-cell>
          <table:table-cell office:value-type="float" office:value="565466622" calcext:value-type="float">
            <text:p>565466622</text:p>
          </table:table-cell>
          <table:table-cell office:value-type="float" office:value="251881632" calcext:value-type="float">
            <text:p>251881632</text:p>
          </table:table-cell>
          <table:table-cell office:value-type="float" office:value="902551004" calcext:value-type="float">
            <text:p>902551004</text:p>
          </table:table-cell>
          <table:table-cell office:value-type="float" office:value="522752248" calcext:value-type="float">
            <text:p>522752248</text:p>
          </table:table-cell>
          <table:table-cell office:value-type="float" office:value="978741398" calcext:value-type="float">
            <text:p>978741398</text:p>
          </table:table-cell>
          <table:table-cell office:value-type="float" office:value="396606922" calcext:value-type="float">
            <text:p>396606922</text:p>
          </table:table-cell>
          <table:table-cell office:value-type="float" office:value="318230381" calcext:value-type="float">
            <text:p>318230381</text:p>
          </table:table-cell>
          <table:table-cell office:value-type="float" office:value="507179478" calcext:value-type="float">
            <text:p>507179478</text:p>
          </table:table-cell>
          <table:table-cell office:value-type="float" office:value="273307187" calcext:value-type="float">
            <text:p>273307187</text:p>
          </table:table-cell>
          <table:table-cell office:value-type="float" office:value="705188552" calcext:value-type="float">
            <text:p>705188552</text:p>
          </table:table-cell>
          <table:table-cell office:value-type="float" office:value="928374706" calcext:value-type="float">
            <text:p>928374706</text:p>
          </table:table-cell>
          <table:table-cell office:value-type="float" office:value="217465914" calcext:value-type="float">
            <text:p>217465914</text:p>
          </table:table-cell>
          <table:table-cell office:value-type="float" office:value="761266583" calcext:value-type="float">
            <text:p>761266583</text:p>
          </table:table-cell>
          <table:table-cell office:value-type="float" office:value="594760257" calcext:value-type="float">
            <text:p>594760257</text:p>
          </table:table-cell>
          <table:table-cell office:value-type="float" office:value="745209791" calcext:value-type="float">
            <text:p>745209791</text:p>
          </table:table-cell>
          <table:table-cell office:value-type="float" office:value="932232429" calcext:value-type="float">
            <text:p>932232429</text:p>
          </table:table-cell>
          <table:table-cell office:value-type="float" office:value="841338170" calcext:value-type="float">
            <text:p>841338170</text:p>
          </table:table-cell>
          <table:table-cell office:value-type="float" office:value="492021249" calcext:value-type="float">
            <text:p>492021249</text:p>
          </table:table-cell>
          <table:table-cell office:value-type="float" office:value="879649020" calcext:value-type="float">
            <text:p>879649020</text:p>
          </table:table-cell>
          <table:table-cell office:value-type="float" office:value="266463719" calcext:value-type="float">
            <text:p>266463719</text:p>
          </table:table-cell>
          <table:table-cell office:value-type="float" office:value="338850074" calcext:value-type="float">
            <text:p>338850074</text:p>
          </table:table-cell>
          <table:table-cell office:value-type="float" office:value="226789046" calcext:value-type="float">
            <text:p>226789046</text:p>
          </table:table-cell>
          <table:table-cell office:value-type="float" office:value="493800649" calcext:value-type="float">
            <text:p>493800649</text:p>
          </table:table-cell>
          <table:table-cell office:value-type="float" office:value="247857049" calcext:value-type="float">
            <text:p>247857049</text:p>
          </table:table-cell>
          <table:table-cell office:value-type="float" office:value="531120173" calcext:value-type="float">
            <text:p>531120173</text:p>
          </table:table-cell>
          <table:table-cell office:value-type="float" office:value="580173785" calcext:value-type="float">
            <text:p>580173785</text:p>
          </table:table-cell>
        </table:table-row>
        <table:table-row table:style-name="ro1">
          <table:table-cell office:value-type="float" office:value="118284472" calcext:value-type="float">
            <text:p>118284472</text:p>
          </table:table-cell>
          <table:table-cell office:value-type="float" office:value="800199775" calcext:value-type="float">
            <text:p>800199775</text:p>
          </table:table-cell>
          <table:table-cell office:value-type="float" office:value="713726554" calcext:value-type="float">
            <text:p>713726554</text:p>
          </table:table-cell>
          <table:table-cell office:value-type="float" office:value="399145210" calcext:value-type="float">
            <text:p>399145210</text:p>
          </table:table-cell>
          <table:table-cell office:value-type="float" office:value="291710212" calcext:value-type="float">
            <text:p>291710212</text:p>
          </table:table-cell>
          <table:table-cell office:value-type="float" office:value="431372726" calcext:value-type="float">
            <text:p>431372726</text:p>
          </table:table-cell>
          <table:table-cell office:value-type="float" office:value="389443562" calcext:value-type="float">
            <text:p>389443562</text:p>
          </table:table-cell>
          <table:table-cell office:value-type="float" office:value="231239979" calcext:value-type="float">
            <text:p>231239979</text:p>
          </table:table-cell>
          <table:table-cell office:value-type="float" office:value="239972777" calcext:value-type="float">
            <text:p>239972777</text:p>
          </table:table-cell>
          <table:table-cell office:value-type="float" office:value="930837317" calcext:value-type="float">
            <text:p>930837317</text:p>
          </table:table-cell>
          <table:table-cell office:value-type="float" office:value="326654087" calcext:value-type="float">
            <text:p>326654087</text:p>
          </table:table-cell>
          <table:table-cell office:value-type="float" office:value="650087306" calcext:value-type="float">
            <text:p>650087306</text:p>
          </table:table-cell>
          <table:table-cell office:value-type="float" office:value="866859856" calcext:value-type="float">
            <text:p>866859856</text:p>
          </table:table-cell>
          <table:table-cell office:value-type="float" office:value="468166965" calcext:value-type="float">
            <text:p>468166965</text:p>
          </table:table-cell>
          <table:table-cell office:value-type="float" office:value="324331383" calcext:value-type="float">
            <text:p>324331383</text:p>
          </table:table-cell>
          <table:table-cell office:value-type="float" office:value="876822497" calcext:value-type="float">
            <text:p>876822497</text:p>
          </table:table-cell>
          <table:table-cell office:value-type="float" office:value="695426767" calcext:value-type="float">
            <text:p>695426767</text:p>
          </table:table-cell>
          <table:table-cell office:value-type="float" office:value="178591518" calcext:value-type="float">
            <text:p>178591518</text:p>
          </table:table-cell>
          <table:table-cell office:value-type="float" office:value="283471508" calcext:value-type="float">
            <text:p>283471508</text:p>
          </table:table-cell>
          <table:table-cell office:value-type="float" office:value="329618095" calcext:value-type="float">
            <text:p>329618095</text:p>
          </table:table-cell>
          <table:table-cell office:value-type="float" office:value="254629076" calcext:value-type="float">
            <text:p>254629076</text:p>
          </table:table-cell>
          <table:table-cell office:value-type="float" office:value="882808695" calcext:value-type="float">
            <text:p>882808695</text:p>
          </table:table-cell>
          <table:table-cell office:value-type="float" office:value="214546654" calcext:value-type="float">
            <text:p>214546654</text:p>
          </table:table-cell>
          <table:table-cell office:value-type="float" office:value="919649486" calcext:value-type="float">
            <text:p>919649486</text:p>
          </table:table-cell>
          <table:table-cell office:value-type="float" office:value="562273565" calcext:value-type="float">
            <text:p>562273565</text:p>
          </table:table-cell>
          <table:table-cell office:value-type="float" office:value="738006806" calcext:value-type="float">
            <text:p>738006806</text:p>
          </table:table-cell>
          <table:table-cell office:value-type="float" office:value="205592804" calcext:value-type="float">
            <text:p>205592804</text:p>
          </table:table-cell>
          <table:table-cell office:value-type="float" office:value="749243860" calcext:value-type="float">
            <text:p>749243860</text:p>
          </table:table-cell>
          <table:table-cell office:value-type="float" office:value="445410947" calcext:value-type="float">
            <text:p>445410947</text:p>
          </table:table-cell>
          <table:table-cell office:value-type="float" office:value="235316151" calcext:value-type="float">
            <text:p>235316151</text:p>
          </table:table-cell>
          <table:table-cell office:value-type="float" office:value="680723256" calcext:value-type="float">
            <text:p>680723256</text:p>
          </table:table-cell>
          <table:table-cell office:value-type="float" office:value="737987412" calcext:value-type="float">
            <text:p>737987412</text:p>
          </table:table-cell>
        </table:table-row>
        <table:table-row table:style-name="ro1">
          <table:table-cell office:value-type="float" office:value="853657702" calcext:value-type="float">
            <text:p>853657702</text:p>
          </table:table-cell>
          <table:table-cell office:value-type="float" office:value="306788969" calcext:value-type="float">
            <text:p>306788969</text:p>
          </table:table-cell>
          <table:table-cell office:value-type="float" office:value="519534894" calcext:value-type="float">
            <text:p>519534894</text:p>
          </table:table-cell>
          <table:table-cell office:value-type="float" office:value="522726997" calcext:value-type="float">
            <text:p>522726997</text:p>
          </table:table-cell>
          <table:table-cell office:value-type="float" office:value="734398641" calcext:value-type="float">
            <text:p>734398641</text:p>
          </table:table-cell>
          <table:table-cell office:value-type="float" office:value="510910839" calcext:value-type="float">
            <text:p>510910839</text:p>
          </table:table-cell>
          <table:table-cell office:value-type="float" office:value="819893930" calcext:value-type="float">
            <text:p>819893930</text:p>
          </table:table-cell>
          <table:table-cell office:value-type="float" office:value="855567051" calcext:value-type="float">
            <text:p>855567051</text:p>
          </table:table-cell>
          <table:table-cell office:value-type="float" office:value="665311322" calcext:value-type="float">
            <text:p>665311322</text:p>
          </table:table-cell>
          <table:table-cell office:value-type="float" office:value="909135876" calcext:value-type="float">
            <text:p>909135876</text:p>
          </table:table-cell>
          <table:table-cell office:value-type="float" office:value="352273154" calcext:value-type="float">
            <text:p>352273154</text:p>
          </table:table-cell>
          <table:table-cell office:value-type="float" office:value="376752215" calcext:value-type="float">
            <text:p>376752215</text:p>
          </table:table-cell>
          <table:table-cell office:value-type="float" office:value="845654389" calcext:value-type="float">
            <text:p>845654389</text:p>
          </table:table-cell>
          <table:table-cell office:value-type="float" office:value="805670612" calcext:value-type="float">
            <text:p>805670612</text:p>
          </table:table-cell>
          <table:table-cell office:value-type="float" office:value="620019742" calcext:value-type="float">
            <text:p>620019742</text:p>
          </table:table-cell>
          <table:table-cell office:value-type="float" office:value="140497948" calcext:value-type="float">
            <text:p>140497948</text:p>
          </table:table-cell>
          <table:table-cell office:value-type="float" office:value="775853425" calcext:value-type="float">
            <text:p>775853425</text:p>
          </table:table-cell>
          <table:table-cell office:value-type="float" office:value="133394860" calcext:value-type="float">
            <text:p>133394860</text:p>
          </table:table-cell>
          <table:table-cell office:value-type="float" office:value="623259233" calcext:value-type="float">
            <text:p>623259233</text:p>
          </table:table-cell>
          <table:table-cell office:value-type="float" office:value="669899161" calcext:value-type="float">
            <text:p>669899161</text:p>
          </table:table-cell>
          <table:table-cell office:value-type="float" office:value="274466939" calcext:value-type="float">
            <text:p>274466939</text:p>
          </table:table-cell>
          <table:table-cell office:value-type="float" office:value="453955987" calcext:value-type="float">
            <text:p>453955987</text:p>
          </table:table-cell>
          <table:table-cell office:value-type="float" office:value="673220192" calcext:value-type="float">
            <text:p>673220192</text:p>
          </table:table-cell>
          <table:table-cell office:value-type="float" office:value="452610111" calcext:value-type="float">
            <text:p>452610111</text:p>
          </table:table-cell>
          <table:table-cell office:value-type="float" office:value="710638338" calcext:value-type="float">
            <text:p>710638338</text:p>
          </table:table-cell>
          <table:table-cell office:value-type="float" office:value="929016666" calcext:value-type="float">
            <text:p>929016666</text:p>
          </table:table-cell>
          <table:table-cell office:value-type="float" office:value="327835972" calcext:value-type="float">
            <text:p>327835972</text:p>
          </table:table-cell>
          <table:table-cell office:value-type="float" office:value="304731320" calcext:value-type="float">
            <text:p>304731320</text:p>
          </table:table-cell>
          <table:table-cell office:value-type="float" office:value="625283608" calcext:value-type="float">
            <text:p>625283608</text:p>
          </table:table-cell>
          <table:table-cell office:value-type="float" office:value="479453048" calcext:value-type="float">
            <text:p>479453048</text:p>
          </table:table-cell>
          <table:table-cell office:value-type="float" office:value="474161547" calcext:value-type="float">
            <text:p>474161547</text:p>
          </table:table-cell>
          <table:table-cell office:value-type="float" office:value="477962057" calcext:value-type="float">
            <text:p>477962057</text:p>
          </table:table-cell>
        </table:table-row>
        <table:table-row table:style-name="ro1">
          <table:table-cell office:value-type="float" office:value="212361661" calcext:value-type="float">
            <text:p>212361661</text:p>
          </table:table-cell>
          <table:table-cell office:value-type="float" office:value="680684205" calcext:value-type="float">
            <text:p>680684205</text:p>
          </table:table-cell>
          <table:table-cell office:value-type="float" office:value="521596133" calcext:value-type="float">
            <text:p>521596133</text:p>
          </table:table-cell>
          <table:table-cell office:value-type="float" office:value="696950668" calcext:value-type="float">
            <text:p>696950668</text:p>
          </table:table-cell>
          <table:table-cell office:value-type="float" office:value="347930445" calcext:value-type="float">
            <text:p>347930445</text:p>
          </table:table-cell>
          <table:table-cell office:value-type="float" office:value="245026878" calcext:value-type="float">
            <text:p>245026878</text:p>
          </table:table-cell>
          <table:table-cell office:value-type="float" office:value="575503140" calcext:value-type="float">
            <text:p>575503140</text:p>
          </table:table-cell>
          <table:table-cell office:value-type="float" office:value="688031451" calcext:value-type="float">
            <text:p>688031451</text:p>
          </table:table-cell>
          <table:table-cell office:value-type="float" office:value="132232902" calcext:value-type="float">
            <text:p>132232902</text:p>
          </table:table-cell>
          <table:table-cell office:value-type="float" office:value="174790183" calcext:value-type="float">
            <text:p>174790183</text:p>
          </table:table-cell>
          <table:table-cell office:value-type="float" office:value="400450074" calcext:value-type="float">
            <text:p>400450074</text:p>
          </table:table-cell>
          <table:table-cell office:value-type="float" office:value="570744537" calcext:value-type="float">
            <text:p>570744537</text:p>
          </table:table-cell>
          <table:table-cell office:value-type="float" office:value="472789134" calcext:value-type="float">
            <text:p>472789134</text:p>
          </table:table-cell>
          <table:table-cell office:value-type="float" office:value="561677009" calcext:value-type="float">
            <text:p>561677009</text:p>
          </table:table-cell>
          <table:table-cell office:value-type="float" office:value="226594063" calcext:value-type="float">
            <text:p>226594063</text:p>
          </table:table-cell>
          <table:table-cell office:value-type="float" office:value="866896383" calcext:value-type="float">
            <text:p>866896383</text:p>
          </table:table-cell>
          <table:table-cell office:value-type="float" office:value="863779071" calcext:value-type="float">
            <text:p>863779071</text:p>
          </table:table-cell>
          <table:table-cell office:value-type="float" office:value="822527665" calcext:value-type="float">
            <text:p>822527665</text:p>
          </table:table-cell>
          <table:table-cell office:value-type="float" office:value="967477738" calcext:value-type="float">
            <text:p>967477738</text:p>
          </table:table-cell>
          <table:table-cell office:value-type="float" office:value="512692547" calcext:value-type="float">
            <text:p>512692547</text:p>
          </table:table-cell>
          <table:table-cell office:value-type="float" office:value="415850138" calcext:value-type="float">
            <text:p>415850138</text:p>
          </table:table-cell>
          <table:table-cell office:value-type="float" office:value="988573346" calcext:value-type="float">
            <text:p>988573346</text:p>
          </table:table-cell>
          <table:table-cell office:value-type="float" office:value="224657042" calcext:value-type="float">
            <text:p>224657042</text:p>
          </table:table-cell>
          <table:table-cell office:value-type="float" office:value="494227478" calcext:value-type="float">
            <text:p>494227478</text:p>
          </table:table-cell>
          <table:table-cell office:value-type="float" office:value="167555506" calcext:value-type="float">
            <text:p>167555506</text:p>
          </table:table-cell>
          <table:table-cell office:value-type="float" office:value="626291876" calcext:value-type="float">
            <text:p>626291876</text:p>
          </table:table-cell>
          <table:table-cell office:value-type="float" office:value="121150570" calcext:value-type="float">
            <text:p>121150570</text:p>
          </table:table-cell>
          <table:table-cell office:value-type="float" office:value="355974017" calcext:value-type="float">
            <text:p>355974017</text:p>
          </table:table-cell>
          <table:table-cell office:value-type="float" office:value="378196406" calcext:value-type="float">
            <text:p>378196406</text:p>
          </table:table-cell>
          <table:table-cell office:value-type="float" office:value="952596177" calcext:value-type="float">
            <text:p>952596177</text:p>
          </table:table-cell>
          <table:table-cell office:value-type="float" office:value="351158817" calcext:value-type="float">
            <text:p>351158817</text:p>
          </table:table-cell>
          <table:table-cell office:value-type="float" office:value="939649713" calcext:value-type="float">
            <text:p>939649713</text:p>
          </table:table-cell>
        </table:table-row>
        <table:table-row table:style-name="ro1">
          <table:table-cell office:value-type="float" office:value="853239031" calcext:value-type="float">
            <text:p>853239031</text:p>
          </table:table-cell>
          <table:table-cell office:value-type="float" office:value="328812718" calcext:value-type="float">
            <text:p>328812718</text:p>
          </table:table-cell>
          <table:table-cell office:value-type="float" office:value="147259471" calcext:value-type="float">
            <text:p>147259471</text:p>
          </table:table-cell>
          <table:table-cell office:value-type="float" office:value="990647138" calcext:value-type="float">
            <text:p>990647138</text:p>
          </table:table-cell>
          <table:table-cell office:value-type="float" office:value="716872206" calcext:value-type="float">
            <text:p>716872206</text:p>
          </table:table-cell>
          <table:table-cell office:value-type="float" office:value="896478178" calcext:value-type="float">
            <text:p>896478178</text:p>
          </table:table-cell>
          <table:table-cell office:value-type="float" office:value="991543239" calcext:value-type="float">
            <text:p>991543239</text:p>
          </table:table-cell>
          <table:table-cell office:value-type="float" office:value="652720039" calcext:value-type="float">
            <text:p>652720039</text:p>
          </table:table-cell>
          <table:table-cell office:value-type="float" office:value="505988043" calcext:value-type="float">
            <text:p>505988043</text:p>
          </table:table-cell>
          <table:table-cell office:value-type="float" office:value="535827271" calcext:value-type="float">
            <text:p>535827271</text:p>
          </table:table-cell>
          <table:table-cell office:value-type="float" office:value="379079277" calcext:value-type="float">
            <text:p>379079277</text:p>
          </table:table-cell>
          <table:table-cell office:value-type="float" office:value="486818881" calcext:value-type="float">
            <text:p>486818881</text:p>
          </table:table-cell>
          <table:table-cell office:value-type="float" office:value="277625536" calcext:value-type="float">
            <text:p>277625536</text:p>
          </table:table-cell>
          <table:table-cell office:value-type="float" office:value="817837056" calcext:value-type="float">
            <text:p>817837056</text:p>
          </table:table-cell>
          <table:table-cell office:value-type="float" office:value="516074019" calcext:value-type="float">
            <text:p>516074019</text:p>
          </table:table-cell>
          <table:table-cell office:value-type="float" office:value="419078487" calcext:value-type="float">
            <text:p>419078487</text:p>
          </table:table-cell>
          <table:table-cell office:value-type="float" office:value="593699945" calcext:value-type="float">
            <text:p>593699945</text:p>
          </table:table-cell>
          <table:table-cell office:value-type="float" office:value="765132623" calcext:value-type="float">
            <text:p>765132623</text:p>
          </table:table-cell>
          <table:table-cell office:value-type="float" office:value="469728781" calcext:value-type="float">
            <text:p>469728781</text:p>
          </table:table-cell>
          <table:table-cell office:value-type="float" office:value="411640058" calcext:value-type="float">
            <text:p>411640058</text:p>
          </table:table-cell>
          <table:table-cell office:value-type="float" office:value="696481664" calcext:value-type="float">
            <text:p>696481664</text:p>
          </table:table-cell>
          <table:table-cell office:value-type="float" office:value="429030123" calcext:value-type="float">
            <text:p>429030123</text:p>
          </table:table-cell>
          <table:table-cell office:value-type="float" office:value="563424605" calcext:value-type="float">
            <text:p>563424605</text:p>
          </table:table-cell>
          <table:table-cell office:value-type="float" office:value="517446345" calcext:value-type="float">
            <text:p>517446345</text:p>
          </table:table-cell>
          <table:table-cell office:value-type="float" office:value="462182864" calcext:value-type="float">
            <text:p>462182864</text:p>
          </table:table-cell>
          <table:table-cell office:value-type="float" office:value="136705965" calcext:value-type="float">
            <text:p>136705965</text:p>
          </table:table-cell>
          <table:table-cell office:value-type="float" office:value="386624817" calcext:value-type="float">
            <text:p>386624817</text:p>
          </table:table-cell>
          <table:table-cell office:value-type="float" office:value="903716160" calcext:value-type="float">
            <text:p>903716160</text:p>
          </table:table-cell>
          <table:table-cell office:value-type="float" office:value="937801215" calcext:value-type="float">
            <text:p>937801215</text:p>
          </table:table-cell>
          <table:table-cell office:value-type="float" office:value="731295141" calcext:value-type="float">
            <text:p>731295141</text:p>
          </table:table-cell>
          <table:table-cell office:value-type="float" office:value="946807034" calcext:value-type="float">
            <text:p>946807034</text:p>
          </table:table-cell>
          <table:table-cell office:value-type="float" office:value="791090330" calcext:value-type="float">
            <text:p>791090330</text:p>
          </table:table-cell>
        </table:table-row>
        <table:table-row table:style-name="ro1">
          <table:table-cell office:value-type="float" office:value="350014470" calcext:value-type="float">
            <text:p>350014470</text:p>
          </table:table-cell>
          <table:table-cell office:value-type="float" office:value="326787617" calcext:value-type="float">
            <text:p>326787617</text:p>
          </table:table-cell>
          <table:table-cell office:value-type="float" office:value="789823406" calcext:value-type="float">
            <text:p>789823406</text:p>
          </table:table-cell>
          <table:table-cell office:value-type="float" office:value="383926757" calcext:value-type="float">
            <text:p>383926757</text:p>
          </table:table-cell>
          <table:table-cell office:value-type="float" office:value="512229760" calcext:value-type="float">
            <text:p>512229760</text:p>
          </table:table-cell>
          <table:table-cell office:value-type="float" office:value="901253849" calcext:value-type="float">
            <text:p>901253849</text:p>
          </table:table-cell>
          <table:table-cell office:value-type="float" office:value="153138568" calcext:value-type="float">
            <text:p>153138568</text:p>
          </table:table-cell>
          <table:table-cell office:value-type="float" office:value="457078647" calcext:value-type="float">
            <text:p>457078647</text:p>
          </table:table-cell>
          <table:table-cell office:value-type="float" office:value="740327471" calcext:value-type="float">
            <text:p>740327471</text:p>
          </table:table-cell>
          <table:table-cell office:value-type="float" office:value="238392561" calcext:value-type="float">
            <text:p>238392561</text:p>
          </table:table-cell>
          <table:table-cell office:value-type="float" office:value="655562668" calcext:value-type="float">
            <text:p>655562668</text:p>
          </table:table-cell>
          <table:table-cell office:value-type="float" office:value="946463707" calcext:value-type="float">
            <text:p>946463707</text:p>
          </table:table-cell>
          <table:table-cell office:value-type="float" office:value="496902372" calcext:value-type="float">
            <text:p>496902372</text:p>
          </table:table-cell>
          <table:table-cell office:value-type="float" office:value="295632510" calcext:value-type="float">
            <text:p>295632510</text:p>
          </table:table-cell>
          <table:table-cell office:value-type="float" office:value="200014085" calcext:value-type="float">
            <text:p>200014085</text:p>
          </table:table-cell>
          <table:table-cell office:value-type="float" office:value="294512760" calcext:value-type="float">
            <text:p>294512760</text:p>
          </table:table-cell>
          <table:table-cell office:value-type="float" office:value="703286408" calcext:value-type="float">
            <text:p>703286408</text:p>
          </table:table-cell>
          <table:table-cell office:value-type="float" office:value="252240311" calcext:value-type="float">
            <text:p>252240311</text:p>
          </table:table-cell>
          <table:table-cell office:value-type="float" office:value="187698369" calcext:value-type="float">
            <text:p>187698369</text:p>
          </table:table-cell>
          <table:table-cell office:value-type="float" office:value="536746085" calcext:value-type="float">
            <text:p>536746085</text:p>
          </table:table-cell>
          <table:table-cell office:value-type="float" office:value="780938327" calcext:value-type="float">
            <text:p>780938327</text:p>
          </table:table-cell>
          <table:table-cell office:value-type="float" office:value="126765108" calcext:value-type="float">
            <text:p>126765108</text:p>
          </table:table-cell>
          <table:table-cell office:value-type="float" office:value="383740828" calcext:value-type="float">
            <text:p>383740828</text:p>
          </table:table-cell>
          <table:table-cell office:value-type="float" office:value="753952379" calcext:value-type="float">
            <text:p>753952379</text:p>
          </table:table-cell>
          <table:table-cell office:value-type="float" office:value="489684907" calcext:value-type="float">
            <text:p>489684907</text:p>
          </table:table-cell>
          <table:table-cell office:value-type="float" office:value="270467656" calcext:value-type="float">
            <text:p>270467656</text:p>
          </table:table-cell>
          <table:table-cell office:value-type="float" office:value="951575144" calcext:value-type="float">
            <text:p>951575144</text:p>
          </table:table-cell>
          <table:table-cell office:value-type="float" office:value="601976822" calcext:value-type="float">
            <text:p>601976822</text:p>
          </table:table-cell>
          <table:table-cell office:value-type="float" office:value="218448255" calcext:value-type="float">
            <text:p>218448255</text:p>
          </table:table-cell>
          <table:table-cell office:value-type="float" office:value="738591536" calcext:value-type="float">
            <text:p>738591536</text:p>
          </table:table-cell>
          <table:table-cell office:value-type="float" office:value="851409115" calcext:value-type="float">
            <text:p>851409115</text:p>
          </table:table-cell>
          <table:table-cell office:value-type="float" office:value="535811852" calcext:value-type="float">
            <text:p>535811852</text:p>
          </table:table-cell>
        </table:table-row>
        <table:table-row table:style-name="ro1">
          <table:table-cell office:value-type="float" office:value="796701204" calcext:value-type="float">
            <text:p>796701204</text:p>
          </table:table-cell>
          <table:table-cell office:value-type="float" office:value="694690878" calcext:value-type="float">
            <text:p>694690878</text:p>
          </table:table-cell>
          <table:table-cell office:value-type="float" office:value="654018528" calcext:value-type="float">
            <text:p>654018528</text:p>
          </table:table-cell>
          <table:table-cell office:value-type="float" office:value="808498805" calcext:value-type="float">
            <text:p>808498805</text:p>
          </table:table-cell>
          <table:table-cell office:value-type="float" office:value="476446001" calcext:value-type="float">
            <text:p>476446001</text:p>
          </table:table-cell>
          <table:table-cell office:value-type="float" office:value="783635674" calcext:value-type="float">
            <text:p>783635674</text:p>
          </table:table-cell>
          <table:table-cell office:value-type="float" office:value="873125130" calcext:value-type="float">
            <text:p>873125130</text:p>
          </table:table-cell>
          <table:table-cell office:value-type="float" office:value="979679203" calcext:value-type="float">
            <text:p>979679203</text:p>
          </table:table-cell>
          <table:table-cell office:value-type="float" office:value="316635614" calcext:value-type="float">
            <text:p>316635614</text:p>
          </table:table-cell>
          <table:table-cell office:value-type="float" office:value="136132738" calcext:value-type="float">
            <text:p>136132738</text:p>
          </table:table-cell>
          <table:table-cell office:value-type="float" office:value="990400535" calcext:value-type="float">
            <text:p>990400535</text:p>
          </table:table-cell>
          <table:table-cell office:value-type="float" office:value="623376838" calcext:value-type="float">
            <text:p>623376838</text:p>
          </table:table-cell>
          <table:table-cell office:value-type="float" office:value="516159728" calcext:value-type="float">
            <text:p>516159728</text:p>
          </table:table-cell>
          <table:table-cell office:value-type="float" office:value="395898733" calcext:value-type="float">
            <text:p>395898733</text:p>
          </table:table-cell>
          <table:table-cell office:value-type="float" office:value="241067295" calcext:value-type="float">
            <text:p>241067295</text:p>
          </table:table-cell>
          <table:table-cell office:value-type="float" office:value="894508474" calcext:value-type="float">
            <text:p>894508474</text:p>
          </table:table-cell>
          <table:table-cell office:value-type="float" office:value="260682369" calcext:value-type="float">
            <text:p>260682369</text:p>
          </table:table-cell>
          <table:table-cell office:value-type="float" office:value="249218588" calcext:value-type="float">
            <text:p>249218588</text:p>
          </table:table-cell>
          <table:table-cell office:value-type="float" office:value="661542988" calcext:value-type="float">
            <text:p>661542988</text:p>
          </table:table-cell>
          <table:table-cell office:value-type="float" office:value="508655695" calcext:value-type="float">
            <text:p>508655695</text:p>
          </table:table-cell>
          <table:table-cell office:value-type="float" office:value="537501440" calcext:value-type="float">
            <text:p>537501440</text:p>
          </table:table-cell>
          <table:table-cell office:value-type="float" office:value="739302362" calcext:value-type="float">
            <text:p>739302362</text:p>
          </table:table-cell>
          <table:table-cell office:value-type="float" office:value="749732889" calcext:value-type="float">
            <text:p>749732889</text:p>
          </table:table-cell>
          <table:table-cell office:value-type="float" office:value="685493578" calcext:value-type="float">
            <text:p>685493578</text:p>
          </table:table-cell>
          <table:table-cell office:value-type="float" office:value="687521738" calcext:value-type="float">
            <text:p>687521738</text:p>
          </table:table-cell>
          <table:table-cell office:value-type="float" office:value="652011934" calcext:value-type="float">
            <text:p>652011934</text:p>
          </table:table-cell>
          <table:table-cell office:value-type="float" office:value="254682831" calcext:value-type="float">
            <text:p>254682831</text:p>
          </table:table-cell>
          <table:table-cell office:value-type="float" office:value="629208406" calcext:value-type="float">
            <text:p>629208406</text:p>
          </table:table-cell>
          <table:table-cell office:value-type="float" office:value="478020277" calcext:value-type="float">
            <text:p>478020277</text:p>
          </table:table-cell>
          <table:table-cell office:value-type="float" office:value="676909688" calcext:value-type="float">
            <text:p>676909688</text:p>
          </table:table-cell>
          <table:table-cell office:value-type="float" office:value="393539513" calcext:value-type="float">
            <text:p>393539513</text:p>
          </table:table-cell>
          <table:table-cell office:value-type="float" office:value="739295505" calcext:value-type="float">
            <text:p>739295505</text:p>
          </table:table-cell>
        </table:table-row>
        <table:table-row table:style-name="ro1">
          <table:table-cell office:value-type="float" office:value="465732947" calcext:value-type="float">
            <text:p>465732947</text:p>
          </table:table-cell>
          <table:table-cell office:value-type="float" office:value="611511268" calcext:value-type="float">
            <text:p>611511268</text:p>
          </table:table-cell>
          <table:table-cell office:value-type="float" office:value="750886982" calcext:value-type="float">
            <text:p>750886982</text:p>
          </table:table-cell>
          <table:table-cell office:value-type="float" office:value="405882437" calcext:value-type="float">
            <text:p>405882437</text:p>
          </table:table-cell>
          <table:table-cell office:value-type="float" office:value="922847473" calcext:value-type="float">
            <text:p>922847473</text:p>
          </table:table-cell>
          <table:table-cell office:value-type="float" office:value="948858959" calcext:value-type="float">
            <text:p>948858959</text:p>
          </table:table-cell>
          <table:table-cell office:value-type="float" office:value="588917062" calcext:value-type="float">
            <text:p>588917062</text:p>
          </table:table-cell>
          <table:table-cell office:value-type="float" office:value="373138450" calcext:value-type="float">
            <text:p>373138450</text:p>
          </table:table-cell>
          <table:table-cell office:value-type="float" office:value="310367676" calcext:value-type="float">
            <text:p>310367676</text:p>
          </table:table-cell>
          <table:table-cell office:value-type="float" office:value="510998291" calcext:value-type="float">
            <text:p>510998291</text:p>
          </table:table-cell>
          <table:table-cell office:value-type="float" office:value="787947680" calcext:value-type="float">
            <text:p>787947680</text:p>
          </table:table-cell>
          <table:table-cell office:value-type="float" office:value="751711062" calcext:value-type="float">
            <text:p>751711062</text:p>
          </table:table-cell>
          <table:table-cell office:value-type="float" office:value="155787232" calcext:value-type="float">
            <text:p>155787232</text:p>
          </table:table-cell>
          <table:table-cell office:value-type="float" office:value="673358377" calcext:value-type="float">
            <text:p>673358377</text:p>
          </table:table-cell>
          <table:table-cell office:value-type="float" office:value="522946544" calcext:value-type="float">
            <text:p>522946544</text:p>
          </table:table-cell>
          <table:table-cell office:value-type="float" office:value="139038376" calcext:value-type="float">
            <text:p>139038376</text:p>
          </table:table-cell>
          <table:table-cell office:value-type="float" office:value="934668206" calcext:value-type="float">
            <text:p>934668206</text:p>
          </table:table-cell>
          <table:table-cell office:value-type="float" office:value="910068872" calcext:value-type="float">
            <text:p>910068872</text:p>
          </table:table-cell>
          <table:table-cell office:value-type="float" office:value="779847296" calcext:value-type="float">
            <text:p>779847296</text:p>
          </table:table-cell>
          <table:table-cell office:value-type="float" office:value="291642632" calcext:value-type="float">
            <text:p>291642632</text:p>
          </table:table-cell>
          <table:table-cell office:value-type="float" office:value="289991555" calcext:value-type="float">
            <text:p>289991555</text:p>
          </table:table-cell>
          <table:table-cell office:value-type="float" office:value="342862190" calcext:value-type="float">
            <text:p>342862190</text:p>
          </table:table-cell>
          <table:table-cell office:value-type="float" office:value="953411557" calcext:value-type="float">
            <text:p>953411557</text:p>
          </table:table-cell>
          <table:table-cell office:value-type="float" office:value="971138525" calcext:value-type="float">
            <text:p>971138525</text:p>
          </table:table-cell>
          <table:table-cell office:value-type="float" office:value="103510784" calcext:value-type="float">
            <text:p>103510784</text:p>
          </table:table-cell>
          <table:table-cell office:value-type="float" office:value="367875918" calcext:value-type="float">
            <text:p>367875918</text:p>
          </table:table-cell>
          <table:table-cell office:value-type="float" office:value="642362335" calcext:value-type="float">
            <text:p>642362335</text:p>
          </table:table-cell>
          <table:table-cell office:value-type="float" office:value="495522841" calcext:value-type="float">
            <text:p>495522841</text:p>
          </table:table-cell>
          <table:table-cell office:value-type="float" office:value="226278081" calcext:value-type="float">
            <text:p>226278081</text:p>
          </table:table-cell>
          <table:table-cell office:value-type="float" office:value="105344864" calcext:value-type="float">
            <text:p>105344864</text:p>
          </table:table-cell>
          <table:table-cell office:value-type="float" office:value="472965750" calcext:value-type="float">
            <text:p>472965750</text:p>
          </table:table-cell>
          <table:table-cell office:value-type="float" office:value="201261330" calcext:value-type="float">
            <text:p>201261330</text:p>
          </table:table-cell>
        </table:table-row>
        <table:table-row table:style-name="ro1">
          <table:table-cell office:value-type="float" office:value="721618069" calcext:value-type="float">
            <text:p>721618069</text:p>
          </table:table-cell>
          <table:table-cell office:value-type="float" office:value="202974245" calcext:value-type="float">
            <text:p>202974245</text:p>
          </table:table-cell>
          <table:table-cell office:value-type="float" office:value="452833401" calcext:value-type="float">
            <text:p>452833401</text:p>
          </table:table-cell>
          <table:table-cell office:value-type="float" office:value="583388121" calcext:value-type="float">
            <text:p>583388121</text:p>
          </table:table-cell>
          <table:table-cell office:value-type="float" office:value="710300801" calcext:value-type="float">
            <text:p>710300801</text:p>
          </table:table-cell>
          <table:table-cell office:value-type="float" office:value="975412837" calcext:value-type="float">
            <text:p>975412837</text:p>
          </table:table-cell>
          <table:table-cell office:value-type="float" office:value="623976278" calcext:value-type="float">
            <text:p>623976278</text:p>
          </table:table-cell>
          <table:table-cell office:value-type="float" office:value="637456153" calcext:value-type="float">
            <text:p>637456153</text:p>
          </table:table-cell>
          <table:table-cell office:value-type="float" office:value="543808559" calcext:value-type="float">
            <text:p>543808559</text:p>
          </table:table-cell>
          <table:table-cell office:value-type="float" office:value="115921314" calcext:value-type="float">
            <text:p>115921314</text:p>
          </table:table-cell>
          <table:table-cell office:value-type="float" office:value="906259669" calcext:value-type="float">
            <text:p>906259669</text:p>
          </table:table-cell>
          <table:table-cell office:value-type="float" office:value="347042562" calcext:value-type="float">
            <text:p>347042562</text:p>
          </table:table-cell>
          <table:table-cell office:value-type="float" office:value="275611018" calcext:value-type="float">
            <text:p>275611018</text:p>
          </table:table-cell>
          <table:table-cell office:value-type="float" office:value="519052141" calcext:value-type="float">
            <text:p>519052141</text:p>
          </table:table-cell>
          <table:table-cell office:value-type="float" office:value="286529920" calcext:value-type="float">
            <text:p>286529920</text:p>
          </table:table-cell>
          <table:table-cell office:value-type="float" office:value="725270067" calcext:value-type="float">
            <text:p>725270067</text:p>
          </table:table-cell>
          <table:table-cell office:value-type="float" office:value="890595562" calcext:value-type="float">
            <text:p>890595562</text:p>
          </table:table-cell>
          <table:table-cell office:value-type="float" office:value="531228678" calcext:value-type="float">
            <text:p>531228678</text:p>
          </table:table-cell>
          <table:table-cell office:value-type="float" office:value="770726878" calcext:value-type="float">
            <text:p>770726878</text:p>
          </table:table-cell>
          <table:table-cell office:value-type="float" office:value="917050637" calcext:value-type="float">
            <text:p>917050637</text:p>
          </table:table-cell>
          <table:table-cell office:value-type="float" office:value="169185302" calcext:value-type="float">
            <text:p>169185302</text:p>
          </table:table-cell>
          <table:table-cell office:value-type="float" office:value="171084624" calcext:value-type="float">
            <text:p>171084624</text:p>
          </table:table-cell>
          <table:table-cell office:value-type="float" office:value="589915330" calcext:value-type="float">
            <text:p>589915330</text:p>
          </table:table-cell>
          <table:table-cell office:value-type="float" office:value="844954694" calcext:value-type="float">
            <text:p>844954694</text:p>
          </table:table-cell>
          <table:table-cell office:value-type="float" office:value="578514390" calcext:value-type="float">
            <text:p>578514390</text:p>
          </table:table-cell>
          <table:table-cell office:value-type="float" office:value="423099200" calcext:value-type="float">
            <text:p>423099200</text:p>
          </table:table-cell>
          <table:table-cell office:value-type="float" office:value="854665193" calcext:value-type="float">
            <text:p>854665193</text:p>
          </table:table-cell>
          <table:table-cell office:value-type="float" office:value="823152443" calcext:value-type="float">
            <text:p>823152443</text:p>
          </table:table-cell>
          <table:table-cell office:value-type="float" office:value="512208438" calcext:value-type="float">
            <text:p>512208438</text:p>
          </table:table-cell>
          <table:table-cell office:value-type="float" office:value="110126679" calcext:value-type="float">
            <text:p>110126679</text:p>
          </table:table-cell>
          <table:table-cell office:value-type="float" office:value="914846874" calcext:value-type="float">
            <text:p>914846874</text:p>
          </table:table-cell>
          <table:table-cell office:value-type="float" office:value="857511299" calcext:value-type="float">
            <text:p>857511299</text:p>
          </table:table-cell>
        </table:table-row>
        <table:table-row table:style-name="ro1">
          <table:table-cell office:value-type="float" office:value="763893565" calcext:value-type="float">
            <text:p>763893565</text:p>
          </table:table-cell>
          <table:table-cell office:value-type="float" office:value="557215062" calcext:value-type="float">
            <text:p>557215062</text:p>
          </table:table-cell>
          <table:table-cell office:value-type="float" office:value="233564739" calcext:value-type="float">
            <text:p>233564739</text:p>
          </table:table-cell>
          <table:table-cell office:value-type="float" office:value="476585332" calcext:value-type="float">
            <text:p>476585332</text:p>
          </table:table-cell>
          <table:table-cell office:value-type="float" office:value="109642098" calcext:value-type="float">
            <text:p>109642098</text:p>
          </table:table-cell>
          <table:table-cell office:value-type="float" office:value="468952414" calcext:value-type="float">
            <text:p>468952414</text:p>
          </table:table-cell>
          <table:table-cell office:value-type="float" office:value="969845706" calcext:value-type="float">
            <text:p>969845706</text:p>
          </table:table-cell>
          <table:table-cell office:value-type="float" office:value="468442571" calcext:value-type="float">
            <text:p>468442571</text:p>
          </table:table-cell>
          <table:table-cell office:value-type="float" office:value="353558221" calcext:value-type="float">
            <text:p>353558221</text:p>
          </table:table-cell>
          <table:table-cell office:value-type="float" office:value="740932361" calcext:value-type="float">
            <text:p>740932361</text:p>
          </table:table-cell>
          <table:table-cell office:value-type="float" office:value="407630777" calcext:value-type="float">
            <text:p>407630777</text:p>
          </table:table-cell>
          <table:table-cell office:value-type="float" office:value="411513660" calcext:value-type="float">
            <text:p>411513660</text:p>
          </table:table-cell>
          <table:table-cell office:value-type="float" office:value="394155264" calcext:value-type="float">
            <text:p>394155264</text:p>
          </table:table-cell>
          <table:table-cell office:value-type="float" office:value="642453850" calcext:value-type="float">
            <text:p>642453850</text:p>
          </table:table-cell>
          <table:table-cell office:value-type="float" office:value="211860954" calcext:value-type="float">
            <text:p>211860954</text:p>
          </table:table-cell>
          <table:table-cell office:value-type="float" office:value="131734487" calcext:value-type="float">
            <text:p>131734487</text:p>
          </table:table-cell>
          <table:table-cell office:value-type="float" office:value="664687332" calcext:value-type="float">
            <text:p>664687332</text:p>
          </table:table-cell>
          <table:table-cell office:value-type="float" office:value="321019217" calcext:value-type="float">
            <text:p>321019217</text:p>
          </table:table-cell>
          <table:table-cell office:value-type="float" office:value="369794994" calcext:value-type="float">
            <text:p>369794994</text:p>
          </table:table-cell>
          <table:table-cell office:value-type="float" office:value="967763717" calcext:value-type="float">
            <text:p>967763717</text:p>
          </table:table-cell>
          <table:table-cell office:value-type="float" office:value="789111325" calcext:value-type="float">
            <text:p>789111325</text:p>
          </table:table-cell>
          <table:table-cell office:value-type="float" office:value="735373598" calcext:value-type="float">
            <text:p>735373598</text:p>
          </table:table-cell>
          <table:table-cell office:value-type="float" office:value="502466312" calcext:value-type="float">
            <text:p>502466312</text:p>
          </table:table-cell>
          <table:table-cell office:value-type="float" office:value="127149487" calcext:value-type="float">
            <text:p>127149487</text:p>
          </table:table-cell>
          <table:table-cell office:value-type="float" office:value="358245053" calcext:value-type="float">
            <text:p>358245053</text:p>
          </table:table-cell>
          <table:table-cell office:value-type="float" office:value="413937912" calcext:value-type="float">
            <text:p>413937912</text:p>
          </table:table-cell>
          <table:table-cell office:value-type="float" office:value="112897519" calcext:value-type="float">
            <text:p>112897519</text:p>
          </table:table-cell>
          <table:table-cell office:value-type="float" office:value="471690522" calcext:value-type="float">
            <text:p>471690522</text:p>
          </table:table-cell>
          <table:table-cell office:value-type="float" office:value="555481787" calcext:value-type="float">
            <text:p>555481787</text:p>
          </table:table-cell>
          <table:table-cell office:value-type="float" office:value="448044924" calcext:value-type="float">
            <text:p>448044924</text:p>
          </table:table-cell>
          <table:table-cell office:value-type="float" office:value="594888705" calcext:value-type="float">
            <text:p>594888705</text:p>
          </table:table-cell>
          <table:table-cell office:value-type="float" office:value="956245523" calcext:value-type="float">
            <text:p>956245523</text:p>
          </table:table-cell>
        </table:table-row>
        <table:table-row table:style-name="ro1">
          <table:table-cell office:value-type="float" office:value="717181106" calcext:value-type="float">
            <text:p>717181106</text:p>
          </table:table-cell>
          <table:table-cell office:value-type="float" office:value="534607439" calcext:value-type="float">
            <text:p>534607439</text:p>
          </table:table-cell>
          <table:table-cell office:value-type="float" office:value="474721528" calcext:value-type="float">
            <text:p>474721528</text:p>
          </table:table-cell>
          <table:table-cell office:value-type="float" office:value="384912862" calcext:value-type="float">
            <text:p>384912862</text:p>
          </table:table-cell>
          <table:table-cell office:value-type="float" office:value="624345531" calcext:value-type="float">
            <text:p>624345531</text:p>
          </table:table-cell>
          <table:table-cell office:value-type="float" office:value="617112926" calcext:value-type="float">
            <text:p>617112926</text:p>
          </table:table-cell>
          <table:table-cell office:value-type="float" office:value="141312157" calcext:value-type="float">
            <text:p>141312157</text:p>
          </table:table-cell>
          <table:table-cell office:value-type="float" office:value="669114393" calcext:value-type="float">
            <text:p>669114393</text:p>
          </table:table-cell>
          <table:table-cell office:value-type="float" office:value="975227215" calcext:value-type="float">
            <text:p>975227215</text:p>
          </table:table-cell>
          <table:table-cell office:value-type="float" office:value="222240846" calcext:value-type="float">
            <text:p>222240846</text:p>
          </table:table-cell>
          <table:table-cell office:value-type="float" office:value="528879388" calcext:value-type="float">
            <text:p>528879388</text:p>
          </table:table-cell>
          <table:table-cell office:value-type="float" office:value="564063004" calcext:value-type="float">
            <text:p>564063004</text:p>
          </table:table-cell>
          <table:table-cell office:value-type="float" office:value="386915125" calcext:value-type="float">
            <text:p>386915125</text:p>
          </table:table-cell>
          <table:table-cell office:value-type="float" office:value="443433206" calcext:value-type="float">
            <text:p>443433206</text:p>
          </table:table-cell>
          <table:table-cell office:value-type="float" office:value="314715365" calcext:value-type="float">
            <text:p>314715365</text:p>
          </table:table-cell>
          <table:table-cell office:value-type="float" office:value="621766014" calcext:value-type="float">
            <text:p>621766014</text:p>
          </table:table-cell>
          <table:table-cell office:value-type="float" office:value="986376811" calcext:value-type="float">
            <text:p>986376811</text:p>
          </table:table-cell>
          <table:table-cell office:value-type="float" office:value="185004001" calcext:value-type="float">
            <text:p>185004001</text:p>
          </table:table-cell>
          <table:table-cell office:value-type="float" office:value="865965601" calcext:value-type="float">
            <text:p>865965601</text:p>
          </table:table-cell>
          <table:table-cell office:value-type="float" office:value="409600189" calcext:value-type="float">
            <text:p>409600189</text:p>
          </table:table-cell>
          <table:table-cell office:value-type="float" office:value="204221578" calcext:value-type="float">
            <text:p>204221578</text:p>
          </table:table-cell>
          <table:table-cell office:value-type="float" office:value="328057343" calcext:value-type="float">
            <text:p>328057343</text:p>
          </table:table-cell>
          <table:table-cell office:value-type="float" office:value="286935438" calcext:value-type="float">
            <text:p>286935438</text:p>
          </table:table-cell>
          <table:table-cell office:value-type="float" office:value="109549393" calcext:value-type="float">
            <text:p>109549393</text:p>
          </table:table-cell>
          <table:table-cell office:value-type="float" office:value="591213524" calcext:value-type="float">
            <text:p>591213524</text:p>
          </table:table-cell>
          <table:table-cell office:value-type="float" office:value="579866425" calcext:value-type="float">
            <text:p>579866425</text:p>
          </table:table-cell>
          <table:table-cell office:value-type="float" office:value="959396660" calcext:value-type="float">
            <text:p>959396660</text:p>
          </table:table-cell>
          <table:table-cell office:value-type="float" office:value="280166066" calcext:value-type="float">
            <text:p>280166066</text:p>
          </table:table-cell>
          <table:table-cell office:value-type="float" office:value="502800497" calcext:value-type="float">
            <text:p>502800497</text:p>
          </table:table-cell>
          <table:table-cell office:value-type="float" office:value="849941755" calcext:value-type="float">
            <text:p>849941755</text:p>
          </table:table-cell>
          <table:table-cell office:value-type="float" office:value="290291870" calcext:value-type="float">
            <text:p>290291870</text:p>
          </table:table-cell>
          <table:table-cell office:value-type="float" office:value="746525460" calcext:value-type="float">
            <text:p>746525460</text:p>
          </table:table-cell>
        </table:table-row>
        <table:table-row table:style-name="ro1">
          <table:table-cell office:value-type="float" office:value="378015301" calcext:value-type="float">
            <text:p>378015301</text:p>
          </table:table-cell>
          <table:table-cell office:value-type="float" office:value="112636503" calcext:value-type="float">
            <text:p>112636503</text:p>
          </table:table-cell>
          <table:table-cell office:value-type="float" office:value="798190141" calcext:value-type="float">
            <text:p>798190141</text:p>
          </table:table-cell>
          <table:table-cell office:value-type="float" office:value="391730812" calcext:value-type="float">
            <text:p>391730812</text:p>
          </table:table-cell>
          <table:table-cell office:value-type="float" office:value="201914017" calcext:value-type="float">
            <text:p>201914017</text:p>
          </table:table-cell>
          <table:table-cell office:value-type="float" office:value="579487937" calcext:value-type="float">
            <text:p>579487937</text:p>
          </table:table-cell>
          <table:table-cell office:value-type="float" office:value="543976661" calcext:value-type="float">
            <text:p>543976661</text:p>
          </table:table-cell>
          <table:table-cell office:value-type="float" office:value="163844295" calcext:value-type="float">
            <text:p>163844295</text:p>
          </table:table-cell>
          <table:table-cell office:value-type="float" office:value="920467047" calcext:value-type="float">
            <text:p>920467047</text:p>
          </table:table-cell>
          <table:table-cell office:value-type="float" office:value="162788710" calcext:value-type="float">
            <text:p>162788710</text:p>
          </table:table-cell>
          <table:table-cell office:value-type="float" office:value="919453736" calcext:value-type="float">
            <text:p>919453736</text:p>
          </table:table-cell>
          <table:table-cell office:value-type="float" office:value="753549719" calcext:value-type="float">
            <text:p>753549719</text:p>
          </table:table-cell>
          <table:table-cell office:value-type="float" office:value="983771927" calcext:value-type="float">
            <text:p>983771927</text:p>
          </table:table-cell>
          <table:table-cell office:value-type="float" office:value="109631382" calcext:value-type="float">
            <text:p>109631382</text:p>
          </table:table-cell>
          <table:table-cell office:value-type="float" office:value="699816535" calcext:value-type="float">
            <text:p>699816535</text:p>
          </table:table-cell>
          <table:table-cell office:value-type="float" office:value="554401227" calcext:value-type="float">
            <text:p>554401227</text:p>
          </table:table-cell>
          <table:table-cell office:value-type="float" office:value="417506975" calcext:value-type="float">
            <text:p>417506975</text:p>
          </table:table-cell>
          <table:table-cell office:value-type="float" office:value="900159008" calcext:value-type="float">
            <text:p>900159008</text:p>
          </table:table-cell>
          <table:table-cell office:value-type="float" office:value="583543953" calcext:value-type="float">
            <text:p>583543953</text:p>
          </table:table-cell>
          <table:table-cell office:value-type="float" office:value="431715038" calcext:value-type="float">
            <text:p>431715038</text:p>
          </table:table-cell>
          <table:table-cell office:value-type="float" office:value="588015385" calcext:value-type="float">
            <text:p>588015385</text:p>
          </table:table-cell>
          <table:table-cell office:value-type="float" office:value="717929833" calcext:value-type="float">
            <text:p>717929833</text:p>
          </table:table-cell>
          <table:table-cell office:value-type="float" office:value="195469130" calcext:value-type="float">
            <text:p>195469130</text:p>
          </table:table-cell>
          <table:table-cell office:value-type="float" office:value="386022078" calcext:value-type="float">
            <text:p>386022078</text:p>
          </table:table-cell>
          <table:table-cell office:value-type="float" office:value="763288363" calcext:value-type="float">
            <text:p>763288363</text:p>
          </table:table-cell>
          <table:table-cell office:value-type="float" office:value="875519858" calcext:value-type="float">
            <text:p>875519858</text:p>
          </table:table-cell>
          <table:table-cell office:value-type="float" office:value="612742746" calcext:value-type="float">
            <text:p>612742746</text:p>
          </table:table-cell>
          <table:table-cell office:value-type="float" office:value="702937745" calcext:value-type="float">
            <text:p>702937745</text:p>
          </table:table-cell>
          <table:table-cell office:value-type="float" office:value="465140729" calcext:value-type="float">
            <text:p>465140729</text:p>
          </table:table-cell>
          <table:table-cell office:value-type="float" office:value="845477388" calcext:value-type="float">
            <text:p>845477388</text:p>
          </table:table-cell>
          <table:table-cell office:value-type="float" office:value="626310405" calcext:value-type="float">
            <text:p>626310405</text:p>
          </table:table-cell>
          <table:table-cell office:value-type="float" office:value="717511821" calcext:value-type="float">
            <text:p>717511821</text:p>
          </table:table-cell>
        </table:table-row>
        <table:table-row table:style-name="ro1">
          <table:table-cell office:value-type="float" office:value="240325626" calcext:value-type="float">
            <text:p>240325626</text:p>
          </table:table-cell>
          <table:table-cell office:value-type="float" office:value="707883498" calcext:value-type="float">
            <text:p>707883498</text:p>
          </table:table-cell>
          <table:table-cell office:value-type="float" office:value="132089516" calcext:value-type="float">
            <text:p>132089516</text:p>
          </table:table-cell>
          <table:table-cell office:value-type="float" office:value="817180630" calcext:value-type="float">
            <text:p>817180630</text:p>
          </table:table-cell>
          <table:table-cell office:value-type="float" office:value="827145272" calcext:value-type="float">
            <text:p>827145272</text:p>
          </table:table-cell>
          <table:table-cell office:value-type="float" office:value="376905858" calcext:value-type="float">
            <text:p>376905858</text:p>
          </table:table-cell>
          <table:table-cell office:value-type="float" office:value="803462706" calcext:value-type="float">
            <text:p>803462706</text:p>
          </table:table-cell>
          <table:table-cell office:value-type="float" office:value="791819122" calcext:value-type="float">
            <text:p>791819122</text:p>
          </table:table-cell>
          <table:table-cell office:value-type="float" office:value="408844972" calcext:value-type="float">
            <text:p>408844972</text:p>
          </table:table-cell>
          <table:table-cell office:value-type="float" office:value="322315709" calcext:value-type="float">
            <text:p>322315709</text:p>
          </table:table-cell>
          <table:table-cell office:value-type="float" office:value="185802358" calcext:value-type="float">
            <text:p>185802358</text:p>
          </table:table-cell>
          <table:table-cell office:value-type="float" office:value="799913218" calcext:value-type="float">
            <text:p>799913218</text:p>
          </table:table-cell>
          <table:table-cell office:value-type="float" office:value="247778328" calcext:value-type="float">
            <text:p>247778328</text:p>
          </table:table-cell>
          <table:table-cell office:value-type="float" office:value="556670009" calcext:value-type="float">
            <text:p>556670009</text:p>
          </table:table-cell>
          <table:table-cell office:value-type="float" office:value="231532376" calcext:value-type="float">
            <text:p>231532376</text:p>
          </table:table-cell>
          <table:table-cell office:value-type="float" office:value="236219417" calcext:value-type="float">
            <text:p>236219417</text:p>
          </table:table-cell>
          <table:table-cell office:value-type="float" office:value="127336835" calcext:value-type="float">
            <text:p>127336835</text:p>
          </table:table-cell>
          <table:table-cell office:value-type="float" office:value="108520905" calcext:value-type="float">
            <text:p>108520905</text:p>
          </table:table-cell>
          <table:table-cell office:value-type="float" office:value="166228396" calcext:value-type="float">
            <text:p>166228396</text:p>
          </table:table-cell>
          <table:table-cell office:value-type="float" office:value="690346017" calcext:value-type="float">
            <text:p>690346017</text:p>
          </table:table-cell>
          <table:table-cell office:value-type="float" office:value="466665438" calcext:value-type="float">
            <text:p>466665438</text:p>
          </table:table-cell>
          <table:table-cell office:value-type="float" office:value="250949231" calcext:value-type="float">
            <text:p>250949231</text:p>
          </table:table-cell>
          <table:table-cell office:value-type="float" office:value="673186724" calcext:value-type="float">
            <text:p>673186724</text:p>
          </table:table-cell>
          <table:table-cell office:value-type="float" office:value="411238602" calcext:value-type="float">
            <text:p>411238602</text:p>
          </table:table-cell>
          <table:table-cell office:value-type="float" office:value="342470381" calcext:value-type="float">
            <text:p>342470381</text:p>
          </table:table-cell>
          <table:table-cell office:value-type="float" office:value="378613911" calcext:value-type="float">
            <text:p>378613911</text:p>
          </table:table-cell>
          <table:table-cell office:value-type="float" office:value="354975571" calcext:value-type="float">
            <text:p>354975571</text:p>
          </table:table-cell>
          <table:table-cell office:value-type="float" office:value="398087039" calcext:value-type="float">
            <text:p>398087039</text:p>
          </table:table-cell>
          <table:table-cell office:value-type="float" office:value="411121546" calcext:value-type="float">
            <text:p>411121546</text:p>
          </table:table-cell>
          <table:table-cell office:value-type="float" office:value="913400811" calcext:value-type="float">
            <text:p>913400811</text:p>
          </table:table-cell>
          <table:table-cell office:value-type="float" office:value="330839835" calcext:value-type="float">
            <text:p>330839835</text:p>
          </table:table-cell>
          <table:table-cell office:value-type="float" office:value="693760469" calcext:value-type="float">
            <text:p>693760469</text:p>
          </table:table-cell>
        </table:table-row>
        <table:table-row table:style-name="ro1">
          <table:table-cell office:value-type="float" office:value="751451448" calcext:value-type="float">
            <text:p>751451448</text:p>
          </table:table-cell>
          <table:table-cell office:value-type="float" office:value="465016659" calcext:value-type="float">
            <text:p>465016659</text:p>
          </table:table-cell>
          <table:table-cell office:value-type="float" office:value="881249105" calcext:value-type="float">
            <text:p>881249105</text:p>
          </table:table-cell>
          <table:table-cell office:value-type="float" office:value="286942055" calcext:value-type="float">
            <text:p>286942055</text:p>
          </table:table-cell>
          <table:table-cell office:value-type="float" office:value="235320492" calcext:value-type="float">
            <text:p>235320492</text:p>
          </table:table-cell>
          <table:table-cell office:value-type="float" office:value="123295433" calcext:value-type="float">
            <text:p>123295433</text:p>
          </table:table-cell>
          <table:table-cell office:value-type="float" office:value="126840158" calcext:value-type="float">
            <text:p>126840158</text:p>
          </table:table-cell>
          <table:table-cell office:value-type="float" office:value="909910894" calcext:value-type="float">
            <text:p>909910894</text:p>
          </table:table-cell>
          <table:table-cell office:value-type="float" office:value="712655717" calcext:value-type="float">
            <text:p>712655717</text:p>
          </table:table-cell>
          <table:table-cell office:value-type="float" office:value="663335854" calcext:value-type="float">
            <text:p>663335854</text:p>
          </table:table-cell>
          <table:table-cell office:value-type="float" office:value="107848425" calcext:value-type="float">
            <text:p>107848425</text:p>
          </table:table-cell>
          <table:table-cell office:value-type="float" office:value="412438382" calcext:value-type="float">
            <text:p>412438382</text:p>
          </table:table-cell>
          <table:table-cell office:value-type="float" office:value="456097475" calcext:value-type="float">
            <text:p>456097475</text:p>
          </table:table-cell>
          <table:table-cell office:value-type="float" office:value="749868584" calcext:value-type="float">
            <text:p>749868584</text:p>
          </table:table-cell>
          <table:table-cell office:value-type="float" office:value="655107080" calcext:value-type="float">
            <text:p>655107080</text:p>
          </table:table-cell>
          <table:table-cell office:value-type="float" office:value="116623811" calcext:value-type="float">
            <text:p>116623811</text:p>
          </table:table-cell>
          <table:table-cell office:value-type="float" office:value="226556778" calcext:value-type="float">
            <text:p>226556778</text:p>
          </table:table-cell>
          <table:table-cell office:value-type="float" office:value="252697271" calcext:value-type="float">
            <text:p>252697271</text:p>
          </table:table-cell>
          <table:table-cell office:value-type="float" office:value="265718399" calcext:value-type="float">
            <text:p>265718399</text:p>
          </table:table-cell>
          <table:table-cell office:value-type="float" office:value="552834272" calcext:value-type="float">
            <text:p>552834272</text:p>
          </table:table-cell>
          <table:table-cell office:value-type="float" office:value="474711716" calcext:value-type="float">
            <text:p>474711716</text:p>
          </table:table-cell>
          <table:table-cell office:value-type="float" office:value="204374816" calcext:value-type="float">
            <text:p>204374816</text:p>
          </table:table-cell>
          <table:table-cell office:value-type="float" office:value="841451638" calcext:value-type="float">
            <text:p>841451638</text:p>
          </table:table-cell>
          <table:table-cell office:value-type="float" office:value="606732673" calcext:value-type="float">
            <text:p>606732673</text:p>
          </table:table-cell>
          <table:table-cell office:value-type="float" office:value="720872020" calcext:value-type="float">
            <text:p>720872020</text:p>
          </table:table-cell>
          <table:table-cell office:value-type="float" office:value="349563054" calcext:value-type="float">
            <text:p>349563054</text:p>
          </table:table-cell>
          <table:table-cell office:value-type="float" office:value="249653243" calcext:value-type="float">
            <text:p>249653243</text:p>
          </table:table-cell>
          <table:table-cell office:value-type="float" office:value="699899316" calcext:value-type="float">
            <text:p>699899316</text:p>
          </table:table-cell>
          <table:table-cell office:value-type="float" office:value="986702908" calcext:value-type="float">
            <text:p>986702908</text:p>
          </table:table-cell>
          <table:table-cell office:value-type="float" office:value="589620445" calcext:value-type="float">
            <text:p>589620445</text:p>
          </table:table-cell>
          <table:table-cell office:value-type="float" office:value="573649318" calcext:value-type="float">
            <text:p>573649318</text:p>
          </table:table-cell>
          <table:table-cell office:value-type="float" office:value="268047799" calcext:value-type="float">
            <text:p>268047799</text:p>
          </table:table-cell>
        </table:table-row>
        <table:table-row table:style-name="ro1">
          <table:table-cell office:value-type="float" office:value="818948678" calcext:value-type="float">
            <text:p>818948678</text:p>
          </table:table-cell>
          <table:table-cell office:value-type="float" office:value="529395869" calcext:value-type="float">
            <text:p>529395869</text:p>
          </table:table-cell>
          <table:table-cell office:value-type="float" office:value="376526958" calcext:value-type="float">
            <text:p>376526958</text:p>
          </table:table-cell>
          <table:table-cell office:value-type="float" office:value="354061956" calcext:value-type="float">
            <text:p>354061956</text:p>
          </table:table-cell>
          <table:table-cell office:value-type="float" office:value="138458145" calcext:value-type="float">
            <text:p>138458145</text:p>
          </table:table-cell>
          <table:table-cell office:value-type="float" office:value="106537923" calcext:value-type="float">
            <text:p>106537923</text:p>
          </table:table-cell>
          <table:table-cell office:value-type="float" office:value="308091329" calcext:value-type="float">
            <text:p>308091329</text:p>
          </table:table-cell>
          <table:table-cell office:value-type="float" office:value="920019183" calcext:value-type="float">
            <text:p>920019183</text:p>
          </table:table-cell>
          <table:table-cell office:value-type="float" office:value="330785919" calcext:value-type="float">
            <text:p>330785919</text:p>
          </table:table-cell>
          <table:table-cell office:value-type="float" office:value="320019013" calcext:value-type="float">
            <text:p>320019013</text:p>
          </table:table-cell>
          <table:table-cell office:value-type="float" office:value="824698964" calcext:value-type="float">
            <text:p>824698964</text:p>
          </table:table-cell>
          <table:table-cell office:value-type="float" office:value="433158484" calcext:value-type="float">
            <text:p>433158484</text:p>
          </table:table-cell>
          <table:table-cell office:value-type="float" office:value="406247410" calcext:value-type="float">
            <text:p>406247410</text:p>
          </table:table-cell>
          <table:table-cell office:value-type="float" office:value="330943181" calcext:value-type="float">
            <text:p>330943181</text:p>
          </table:table-cell>
          <table:table-cell office:value-type="float" office:value="530296887" calcext:value-type="float">
            <text:p>530296887</text:p>
          </table:table-cell>
          <table:table-cell office:value-type="float" office:value="436513392" calcext:value-type="float">
            <text:p>436513392</text:p>
          </table:table-cell>
          <table:table-cell office:value-type="float" office:value="527078063" calcext:value-type="float">
            <text:p>527078063</text:p>
          </table:table-cell>
          <table:table-cell office:value-type="float" office:value="425358573" calcext:value-type="float">
            <text:p>425358573</text:p>
          </table:table-cell>
          <table:table-cell office:value-type="float" office:value="108322726" calcext:value-type="float">
            <text:p>108322726</text:p>
          </table:table-cell>
          <table:table-cell office:value-type="float" office:value="557622721" calcext:value-type="float">
            <text:p>557622721</text:p>
          </table:table-cell>
          <table:table-cell office:value-type="float" office:value="567888711" calcext:value-type="float">
            <text:p>567888711</text:p>
          </table:table-cell>
          <table:table-cell office:value-type="float" office:value="998704920" calcext:value-type="float">
            <text:p>998704920</text:p>
          </table:table-cell>
          <table:table-cell office:value-type="float" office:value="919066528" calcext:value-type="float">
            <text:p>919066528</text:p>
          </table:table-cell>
          <table:table-cell office:value-type="float" office:value="251079825" calcext:value-type="float">
            <text:p>251079825</text:p>
          </table:table-cell>
          <table:table-cell office:value-type="float" office:value="278719364" calcext:value-type="float">
            <text:p>278719364</text:p>
          </table:table-cell>
          <table:table-cell office:value-type="float" office:value="746448863" calcext:value-type="float">
            <text:p>746448863</text:p>
          </table:table-cell>
          <table:table-cell office:value-type="float" office:value="612140980" calcext:value-type="float">
            <text:p>612140980</text:p>
          </table:table-cell>
          <table:table-cell office:value-type="float" office:value="105990836" calcext:value-type="float">
            <text:p>105990836</text:p>
          </table:table-cell>
          <table:table-cell office:value-type="float" office:value="899851870" calcext:value-type="float">
            <text:p>899851870</text:p>
          </table:table-cell>
          <table:table-cell office:value-type="float" office:value="652021333" calcext:value-type="float">
            <text:p>652021333</text:p>
          </table:table-cell>
          <table:table-cell office:value-type="float" office:value="454671055" calcext:value-type="float">
            <text:p>454671055</text:p>
          </table:table-cell>
          <table:table-cell office:value-type="float" office:value="993302584" calcext:value-type="float">
            <text:p>993302584</text:p>
          </table:table-cell>
        </table:table-row>
        <table:table-row table:style-name="ro1">
          <table:table-cell office:value-type="float" office:value="360539660" calcext:value-type="float">
            <text:p>360539660</text:p>
          </table:table-cell>
          <table:table-cell office:value-type="float" office:value="606121150" calcext:value-type="float">
            <text:p>606121150</text:p>
          </table:table-cell>
          <table:table-cell office:value-type="float" office:value="275983370" calcext:value-type="float">
            <text:p>275983370</text:p>
          </table:table-cell>
          <table:table-cell office:value-type="float" office:value="823512957" calcext:value-type="float">
            <text:p>823512957</text:p>
          </table:table-cell>
          <table:table-cell office:value-type="float" office:value="296435744" calcext:value-type="float">
            <text:p>296435744</text:p>
          </table:table-cell>
          <table:table-cell office:value-type="float" office:value="721959603" calcext:value-type="float">
            <text:p>721959603</text:p>
          </table:table-cell>
          <table:table-cell office:value-type="float" office:value="182477985" calcext:value-type="float">
            <text:p>182477985</text:p>
          </table:table-cell>
          <table:table-cell office:value-type="float" office:value="332970771" calcext:value-type="float">
            <text:p>332970771</text:p>
          </table:table-cell>
          <table:table-cell office:value-type="float" office:value="597526914" calcext:value-type="float">
            <text:p>597526914</text:p>
          </table:table-cell>
          <table:table-cell office:value-type="float" office:value="781488888" calcext:value-type="float">
            <text:p>781488888</text:p>
          </table:table-cell>
          <table:table-cell office:value-type="float" office:value="845208413" calcext:value-type="float">
            <text:p>845208413</text:p>
          </table:table-cell>
          <table:table-cell office:value-type="float" office:value="308014575" calcext:value-type="float">
            <text:p>308014575</text:p>
          </table:table-cell>
          <table:table-cell office:value-type="float" office:value="634112622" calcext:value-type="float">
            <text:p>634112622</text:p>
          </table:table-cell>
          <table:table-cell office:value-type="float" office:value="989588185" calcext:value-type="float">
            <text:p>989588185</text:p>
          </table:table-cell>
          <table:table-cell office:value-type="float" office:value="649218370" calcext:value-type="float">
            <text:p>649218370</text:p>
          </table:table-cell>
          <table:table-cell office:value-type="float" office:value="474968919" calcext:value-type="float">
            <text:p>474968919</text:p>
          </table:table-cell>
          <table:table-cell office:value-type="float" office:value="564145653" calcext:value-type="float">
            <text:p>564145653</text:p>
          </table:table-cell>
          <table:table-cell office:value-type="float" office:value="545823430" calcext:value-type="float">
            <text:p>545823430</text:p>
          </table:table-cell>
          <table:table-cell office:value-type="float" office:value="790123851" calcext:value-type="float">
            <text:p>790123851</text:p>
          </table:table-cell>
          <table:table-cell office:value-type="float" office:value="716450737" calcext:value-type="float">
            <text:p>716450737</text:p>
          </table:table-cell>
          <table:table-cell office:value-type="float" office:value="835316973" calcext:value-type="float">
            <text:p>835316973</text:p>
          </table:table-cell>
          <table:table-cell office:value-type="float" office:value="482527166" calcext:value-type="float">
            <text:p>482527166</text:p>
          </table:table-cell>
          <table:table-cell office:value-type="float" office:value="977750668" calcext:value-type="float">
            <text:p>977750668</text:p>
          </table:table-cell>
          <table:table-cell office:value-type="float" office:value="615234875" calcext:value-type="float">
            <text:p>615234875</text:p>
          </table:table-cell>
          <table:table-cell office:value-type="float" office:value="129988772" calcext:value-type="float">
            <text:p>129988772</text:p>
          </table:table-cell>
          <table:table-cell office:value-type="float" office:value="121676987" calcext:value-type="float">
            <text:p>121676987</text:p>
          </table:table-cell>
          <table:table-cell office:value-type="float" office:value="880309719" calcext:value-type="float">
            <text:p>880309719</text:p>
          </table:table-cell>
          <table:table-cell office:value-type="float" office:value="119626703" calcext:value-type="float">
            <text:p>119626703</text:p>
          </table:table-cell>
          <table:table-cell office:value-type="float" office:value="616246493" calcext:value-type="float">
            <text:p>616246493</text:p>
          </table:table-cell>
          <table:table-cell office:value-type="float" office:value="594936853" calcext:value-type="float">
            <text:p>594936853</text:p>
          </table:table-cell>
          <table:table-cell office:value-type="float" office:value="276730898" calcext:value-type="float">
            <text:p>276730898</text:p>
          </table:table-cell>
          <table:table-cell office:value-type="float" office:value="707924329" calcext:value-type="float">
            <text:p>707924329</text:p>
          </table:table-cell>
        </table:table-row>
        <table:table-row table:style-name="ro1">
          <table:table-cell office:value-type="float" office:value="444726670" calcext:value-type="float">
            <text:p>444726670</text:p>
          </table:table-cell>
          <table:table-cell office:value-type="float" office:value="271390136" calcext:value-type="float">
            <text:p>271390136</text:p>
          </table:table-cell>
          <table:table-cell office:value-type="float" office:value="797540141" calcext:value-type="float">
            <text:p>797540141</text:p>
          </table:table-cell>
          <table:table-cell office:value-type="float" office:value="733668524" calcext:value-type="float">
            <text:p>733668524</text:p>
          </table:table-cell>
          <table:table-cell office:value-type="float" office:value="802111563" calcext:value-type="float">
            <text:p>802111563</text:p>
          </table:table-cell>
          <table:table-cell office:value-type="float" office:value="978628698" calcext:value-type="float">
            <text:p>978628698</text:p>
          </table:table-cell>
          <table:table-cell office:value-type="float" office:value="194693883" calcext:value-type="float">
            <text:p>194693883</text:p>
          </table:table-cell>
          <table:table-cell office:value-type="float" office:value="600860079" calcext:value-type="float">
            <text:p>600860079</text:p>
          </table:table-cell>
          <table:table-cell office:value-type="float" office:value="113152449" calcext:value-type="float">
            <text:p>113152449</text:p>
          </table:table-cell>
          <table:table-cell office:value-type="float" office:value="866461029" calcext:value-type="float">
            <text:p>866461029</text:p>
          </table:table-cell>
          <table:table-cell office:value-type="float" office:value="220408262" calcext:value-type="float">
            <text:p>220408262</text:p>
          </table:table-cell>
          <table:table-cell office:value-type="float" office:value="656681992" calcext:value-type="float">
            <text:p>656681992</text:p>
          </table:table-cell>
          <table:table-cell office:value-type="float" office:value="849385728" calcext:value-type="float">
            <text:p>849385728</text:p>
          </table:table-cell>
          <table:table-cell office:value-type="float" office:value="496412846" calcext:value-type="float">
            <text:p>496412846</text:p>
          </table:table-cell>
          <table:table-cell office:value-type="float" office:value="678276654" calcext:value-type="float">
            <text:p>678276654</text:p>
          </table:table-cell>
          <table:table-cell office:value-type="float" office:value="223946675" calcext:value-type="float">
            <text:p>223946675</text:p>
          </table:table-cell>
          <table:table-cell office:value-type="float" office:value="156375224" calcext:value-type="float">
            <text:p>156375224</text:p>
          </table:table-cell>
          <table:table-cell office:value-type="float" office:value="837049641" calcext:value-type="float">
            <text:p>837049641</text:p>
          </table:table-cell>
          <table:table-cell office:value-type="float" office:value="847464167" calcext:value-type="float">
            <text:p>847464167</text:p>
          </table:table-cell>
          <table:table-cell office:value-type="float" office:value="123155801" calcext:value-type="float">
            <text:p>123155801</text:p>
          </table:table-cell>
          <table:table-cell office:value-type="float" office:value="905222185" calcext:value-type="float">
            <text:p>905222185</text:p>
          </table:table-cell>
          <table:table-cell office:value-type="float" office:value="714580074" calcext:value-type="float">
            <text:p>714580074</text:p>
          </table:table-cell>
          <table:table-cell office:value-type="float" office:value="537966750" calcext:value-type="float">
            <text:p>537966750</text:p>
          </table:table-cell>
          <table:table-cell office:value-type="float" office:value="322675222" calcext:value-type="float">
            <text:p>322675222</text:p>
          </table:table-cell>
          <table:table-cell office:value-type="float" office:value="276382339" calcext:value-type="float">
            <text:p>276382339</text:p>
          </table:table-cell>
          <table:table-cell office:value-type="float" office:value="285424578" calcext:value-type="float">
            <text:p>285424578</text:p>
          </table:table-cell>
          <table:table-cell office:value-type="float" office:value="199196574" calcext:value-type="float">
            <text:p>199196574</text:p>
          </table:table-cell>
          <table:table-cell office:value-type="float" office:value="685776934" calcext:value-type="float">
            <text:p>685776934</text:p>
          </table:table-cell>
          <table:table-cell office:value-type="float" office:value="467822095" calcext:value-type="float">
            <text:p>467822095</text:p>
          </table:table-cell>
          <table:table-cell office:value-type="float" office:value="523318835" calcext:value-type="float">
            <text:p>523318835</text:p>
          </table:table-cell>
          <table:table-cell office:value-type="float" office:value="508948377" calcext:value-type="float">
            <text:p>508948377</text:p>
          </table:table-cell>
          <table:table-cell office:value-type="float" office:value="567421552" calcext:value-type="float">
            <text:p>567421552</text:p>
          </table:table-cell>
        </table:table-row>
        <table:table-row table:style-name="ro1">
          <table:table-cell office:value-type="float" office:value="274523453" calcext:value-type="float">
            <text:p>274523453</text:p>
          </table:table-cell>
          <table:table-cell office:value-type="float" office:value="470027850" calcext:value-type="float">
            <text:p>470027850</text:p>
          </table:table-cell>
          <table:table-cell office:value-type="float" office:value="290116798" calcext:value-type="float">
            <text:p>290116798</text:p>
          </table:table-cell>
          <table:table-cell office:value-type="float" office:value="729623572" calcext:value-type="float">
            <text:p>729623572</text:p>
          </table:table-cell>
          <table:table-cell office:value-type="float" office:value="324020528" calcext:value-type="float">
            <text:p>324020528</text:p>
          </table:table-cell>
          <table:table-cell office:value-type="float" office:value="570693768" calcext:value-type="float">
            <text:p>570693768</text:p>
          </table:table-cell>
          <table:table-cell office:value-type="float" office:value="126390862" calcext:value-type="float">
            <text:p>126390862</text:p>
          </table:table-cell>
          <table:table-cell office:value-type="float" office:value="859531725" calcext:value-type="float">
            <text:p>859531725</text:p>
          </table:table-cell>
          <table:table-cell office:value-type="float" office:value="341906573" calcext:value-type="float">
            <text:p>341906573</text:p>
          </table:table-cell>
          <table:table-cell office:value-type="float" office:value="743620564" calcext:value-type="float">
            <text:p>743620564</text:p>
          </table:table-cell>
          <table:table-cell office:value-type="float" office:value="163829704" calcext:value-type="float">
            <text:p>163829704</text:p>
          </table:table-cell>
          <table:table-cell office:value-type="float" office:value="809145843" calcext:value-type="float">
            <text:p>809145843</text:p>
          </table:table-cell>
          <table:table-cell office:value-type="float" office:value="551663207" calcext:value-type="float">
            <text:p>551663207</text:p>
          </table:table-cell>
          <table:table-cell office:value-type="float" office:value="787138658" calcext:value-type="float">
            <text:p>787138658</text:p>
          </table:table-cell>
          <table:table-cell office:value-type="float" office:value="270342502" calcext:value-type="float">
            <text:p>270342502</text:p>
          </table:table-cell>
          <table:table-cell office:value-type="float" office:value="308961596" calcext:value-type="float">
            <text:p>308961596</text:p>
          </table:table-cell>
          <table:table-cell office:value-type="float" office:value="383267874" calcext:value-type="float">
            <text:p>383267874</text:p>
          </table:table-cell>
          <table:table-cell office:value-type="float" office:value="662699911" calcext:value-type="float">
            <text:p>662699911</text:p>
          </table:table-cell>
          <table:table-cell office:value-type="float" office:value="246099232" calcext:value-type="float">
            <text:p>246099232</text:p>
          </table:table-cell>
          <table:table-cell office:value-type="float" office:value="705869967" calcext:value-type="float">
            <text:p>705869967</text:p>
          </table:table-cell>
          <table:table-cell office:value-type="float" office:value="660042416" calcext:value-type="float">
            <text:p>660042416</text:p>
          </table:table-cell>
          <table:table-cell office:value-type="float" office:value="826402841" calcext:value-type="float">
            <text:p>826402841</text:p>
          </table:table-cell>
          <table:table-cell office:value-type="float" office:value="373789477" calcext:value-type="float">
            <text:p>373789477</text:p>
          </table:table-cell>
          <table:table-cell office:value-type="float" office:value="691202856" calcext:value-type="float">
            <text:p>691202856</text:p>
          </table:table-cell>
          <table:table-cell office:value-type="float" office:value="698095681" calcext:value-type="float">
            <text:p>698095681</text:p>
          </table:table-cell>
          <table:table-cell office:value-type="float" office:value="378764301" calcext:value-type="float">
            <text:p>378764301</text:p>
          </table:table-cell>
          <table:table-cell office:value-type="float" office:value="125737518" calcext:value-type="float">
            <text:p>125737518</text:p>
          </table:table-cell>
          <table:table-cell office:value-type="float" office:value="644035819" calcext:value-type="float">
            <text:p>644035819</text:p>
          </table:table-cell>
          <table:table-cell office:value-type="float" office:value="857706266" calcext:value-type="float">
            <text:p>857706266</text:p>
          </table:table-cell>
          <table:table-cell office:value-type="float" office:value="771063725" calcext:value-type="float">
            <text:p>771063725</text:p>
          </table:table-cell>
          <table:table-cell office:value-type="float" office:value="868369358" calcext:value-type="float">
            <text:p>868369358</text:p>
          </table:table-cell>
          <table:table-cell office:value-type="float" office:value="382754172" calcext:value-type="float">
            <text:p>382754172</text:p>
          </table:table-cell>
        </table:table-row>
        <table:table-row table:style-name="ro1">
          <table:table-cell office:value-type="float" office:value="538603739" calcext:value-type="float">
            <text:p>538603739</text:p>
          </table:table-cell>
          <table:table-cell office:value-type="float" office:value="601883712" calcext:value-type="float">
            <text:p>601883712</text:p>
          </table:table-cell>
          <table:table-cell office:value-type="float" office:value="583237249" calcext:value-type="float">
            <text:p>583237249</text:p>
          </table:table-cell>
          <table:table-cell office:value-type="float" office:value="286044545" calcext:value-type="float">
            <text:p>286044545</text:p>
          </table:table-cell>
          <table:table-cell office:value-type="float" office:value="471800377" calcext:value-type="float">
            <text:p>471800377</text:p>
          </table:table-cell>
          <table:table-cell office:value-type="float" office:value="210198589" calcext:value-type="float">
            <text:p>210198589</text:p>
          </table:table-cell>
          <table:table-cell office:value-type="float" office:value="203331129" calcext:value-type="float">
            <text:p>203331129</text:p>
          </table:table-cell>
          <table:table-cell office:value-type="float" office:value="503814242" calcext:value-type="float">
            <text:p>503814242</text:p>
          </table:table-cell>
          <table:table-cell office:value-type="float" office:value="452446954" calcext:value-type="float">
            <text:p>452446954</text:p>
          </table:table-cell>
          <table:table-cell office:value-type="float" office:value="829451798" calcext:value-type="float">
            <text:p>829451798</text:p>
          </table:table-cell>
          <table:table-cell office:value-type="float" office:value="695895988" calcext:value-type="float">
            <text:p>695895988</text:p>
          </table:table-cell>
          <table:table-cell office:value-type="float" office:value="834695122" calcext:value-type="float">
            <text:p>834695122</text:p>
          </table:table-cell>
          <table:table-cell office:value-type="float" office:value="670194442" calcext:value-type="float">
            <text:p>670194442</text:p>
          </table:table-cell>
          <table:table-cell office:value-type="float" office:value="427911731" calcext:value-type="float">
            <text:p>427911731</text:p>
          </table:table-cell>
          <table:table-cell office:value-type="float" office:value="813104853" calcext:value-type="float">
            <text:p>813104853</text:p>
          </table:table-cell>
          <table:table-cell office:value-type="float" office:value="208012211" calcext:value-type="float">
            <text:p>208012211</text:p>
          </table:table-cell>
          <table:table-cell office:value-type="float" office:value="765302977" calcext:value-type="float">
            <text:p>765302977</text:p>
          </table:table-cell>
          <table:table-cell office:value-type="float" office:value="788249744" calcext:value-type="float">
            <text:p>788249744</text:p>
          </table:table-cell>
          <table:table-cell office:value-type="float" office:value="404742800" calcext:value-type="float">
            <text:p>404742800</text:p>
          </table:table-cell>
          <table:table-cell office:value-type="float" office:value="507634800" calcext:value-type="float">
            <text:p>507634800</text:p>
          </table:table-cell>
          <table:table-cell office:value-type="float" office:value="962097870" calcext:value-type="float">
            <text:p>962097870</text:p>
          </table:table-cell>
          <table:table-cell office:value-type="float" office:value="530645671" calcext:value-type="float">
            <text:p>530645671</text:p>
          </table:table-cell>
          <table:table-cell office:value-type="float" office:value="661459982" calcext:value-type="float">
            <text:p>661459982</text:p>
          </table:table-cell>
          <table:table-cell office:value-type="float" office:value="212352687" calcext:value-type="float">
            <text:p>212352687</text:p>
          </table:table-cell>
          <table:table-cell office:value-type="float" office:value="611713800" calcext:value-type="float">
            <text:p>611713800</text:p>
          </table:table-cell>
          <table:table-cell office:value-type="float" office:value="888736922" calcext:value-type="float">
            <text:p>888736922</text:p>
          </table:table-cell>
          <table:table-cell office:value-type="float" office:value="387002818" calcext:value-type="float">
            <text:p>387002818</text:p>
          </table:table-cell>
          <table:table-cell office:value-type="float" office:value="212916910" calcext:value-type="float">
            <text:p>212916910</text:p>
          </table:table-cell>
          <table:table-cell office:value-type="float" office:value="350883624" calcext:value-type="float">
            <text:p>350883624</text:p>
          </table:table-cell>
          <table:table-cell office:value-type="float" office:value="674545075" calcext:value-type="float">
            <text:p>674545075</text:p>
          </table:table-cell>
          <table:table-cell office:value-type="float" office:value="227289242" calcext:value-type="float">
            <text:p>227289242</text:p>
          </table:table-cell>
          <table:table-cell office:value-type="float" office:value="104646062" calcext:value-type="float">
            <text:p>104646062</text:p>
          </table:table-cell>
        </table:table-row>
        <table:table-row table:style-name="ro1">
          <table:table-cell office:value-type="float" office:value="394393585" calcext:value-type="float">
            <text:p>394393585</text:p>
          </table:table-cell>
          <table:table-cell office:value-type="float" office:value="761779647" calcext:value-type="float">
            <text:p>761779647</text:p>
          </table:table-cell>
          <table:table-cell office:value-type="float" office:value="963388461" calcext:value-type="float">
            <text:p>963388461</text:p>
          </table:table-cell>
          <table:table-cell office:value-type="float" office:value="677411727" calcext:value-type="float">
            <text:p>677411727</text:p>
          </table:table-cell>
          <table:table-cell office:value-type="float" office:value="744756904" calcext:value-type="float">
            <text:p>744756904</text:p>
          </table:table-cell>
          <table:table-cell office:value-type="float" office:value="442947609" calcext:value-type="float">
            <text:p>442947609</text:p>
          </table:table-cell>
          <table:table-cell office:value-type="float" office:value="997974678" calcext:value-type="float">
            <text:p>997974678</text:p>
          </table:table-cell>
          <table:table-cell office:value-type="float" office:value="883882936" calcext:value-type="float">
            <text:p>883882936</text:p>
          </table:table-cell>
          <table:table-cell office:value-type="float" office:value="834122797" calcext:value-type="float">
            <text:p>834122797</text:p>
          </table:table-cell>
          <table:table-cell office:value-type="float" office:value="932983008" calcext:value-type="float">
            <text:p>932983008</text:p>
          </table:table-cell>
          <table:table-cell office:value-type="float" office:value="880919260" calcext:value-type="float">
            <text:p>880919260</text:p>
          </table:table-cell>
          <table:table-cell office:value-type="float" office:value="702295778" calcext:value-type="float">
            <text:p>702295778</text:p>
          </table:table-cell>
          <table:table-cell office:value-type="float" office:value="852403649" calcext:value-type="float">
            <text:p>852403649</text:p>
          </table:table-cell>
          <table:table-cell office:value-type="float" office:value="870157483" calcext:value-type="float">
            <text:p>870157483</text:p>
          </table:table-cell>
          <table:table-cell office:value-type="float" office:value="717832549" calcext:value-type="float">
            <text:p>717832549</text:p>
          </table:table-cell>
          <table:table-cell office:value-type="float" office:value="113453833" calcext:value-type="float">
            <text:p>113453833</text:p>
          </table:table-cell>
          <table:table-cell office:value-type="float" office:value="117201066" calcext:value-type="float">
            <text:p>117201066</text:p>
          </table:table-cell>
          <table:table-cell office:value-type="float" office:value="856371744" calcext:value-type="float">
            <text:p>856371744</text:p>
          </table:table-cell>
          <table:table-cell office:value-type="float" office:value="518703675" calcext:value-type="float">
            <text:p>518703675</text:p>
          </table:table-cell>
          <table:table-cell office:value-type="float" office:value="644936028" calcext:value-type="float">
            <text:p>644936028</text:p>
          </table:table-cell>
          <table:table-cell office:value-type="float" office:value="180425453" calcext:value-type="float">
            <text:p>180425453</text:p>
          </table:table-cell>
          <table:table-cell office:value-type="float" office:value="959318204" calcext:value-type="float">
            <text:p>959318204</text:p>
          </table:table-cell>
          <table:table-cell office:value-type="float" office:value="212803684" calcext:value-type="float">
            <text:p>212803684</text:p>
          </table:table-cell>
          <table:table-cell office:value-type="float" office:value="692472251" calcext:value-type="float">
            <text:p>692472251</text:p>
          </table:table-cell>
          <table:table-cell office:value-type="float" office:value="178162176" calcext:value-type="float">
            <text:p>178162176</text:p>
          </table:table-cell>
          <table:table-cell office:value-type="float" office:value="356525351" calcext:value-type="float">
            <text:p>356525351</text:p>
          </table:table-cell>
          <table:table-cell office:value-type="float" office:value="333264035" calcext:value-type="float">
            <text:p>333264035</text:p>
          </table:table-cell>
          <table:table-cell office:value-type="float" office:value="601730394" calcext:value-type="float">
            <text:p>601730394</text:p>
          </table:table-cell>
          <table:table-cell office:value-type="float" office:value="201526008" calcext:value-type="float">
            <text:p>201526008</text:p>
          </table:table-cell>
          <table:table-cell office:value-type="float" office:value="845016251" calcext:value-type="float">
            <text:p>845016251</text:p>
          </table:table-cell>
          <table:table-cell office:value-type="float" office:value="738387778" calcext:value-type="float">
            <text:p>738387778</text:p>
          </table:table-cell>
          <table:table-cell office:value-type="float" office:value="947510876" calcext:value-type="float">
            <text:p>947510876</text:p>
          </table:table-cell>
        </table:table-row>
        <table:table-row table:style-name="ro1">
          <table:table-cell office:value-type="float" office:value="948620542" calcext:value-type="float">
            <text:p>948620542</text:p>
          </table:table-cell>
          <table:table-cell office:value-type="float" office:value="742486819" calcext:value-type="float">
            <text:p>742486819</text:p>
          </table:table-cell>
          <table:table-cell office:value-type="float" office:value="573850006" calcext:value-type="float">
            <text:p>573850006</text:p>
          </table:table-cell>
          <table:table-cell office:value-type="float" office:value="889919216" calcext:value-type="float">
            <text:p>889919216</text:p>
          </table:table-cell>
          <table:table-cell office:value-type="float" office:value="590532491" calcext:value-type="float">
            <text:p>590532491</text:p>
          </table:table-cell>
          <table:table-cell office:value-type="float" office:value="410240757" calcext:value-type="float">
            <text:p>410240757</text:p>
          </table:table-cell>
          <table:table-cell office:value-type="float" office:value="242580019" calcext:value-type="float">
            <text:p>242580019</text:p>
          </table:table-cell>
          <table:table-cell office:value-type="float" office:value="905069538" calcext:value-type="float">
            <text:p>905069538</text:p>
          </table:table-cell>
          <table:table-cell office:value-type="float" office:value="622216487" calcext:value-type="float">
            <text:p>622216487</text:p>
          </table:table-cell>
          <table:table-cell office:value-type="float" office:value="500077173" calcext:value-type="float">
            <text:p>500077173</text:p>
          </table:table-cell>
          <table:table-cell office:value-type="float" office:value="409706577" calcext:value-type="float">
            <text:p>409706577</text:p>
          </table:table-cell>
          <table:table-cell office:value-type="float" office:value="860497559" calcext:value-type="float">
            <text:p>860497559</text:p>
          </table:table-cell>
          <table:table-cell office:value-type="float" office:value="550057058" calcext:value-type="float">
            <text:p>550057058</text:p>
          </table:table-cell>
          <table:table-cell office:value-type="float" office:value="849071952" calcext:value-type="float">
            <text:p>849071952</text:p>
          </table:table-cell>
          <table:table-cell office:value-type="float" office:value="306218096" calcext:value-type="float">
            <text:p>306218096</text:p>
          </table:table-cell>
          <table:table-cell office:value-type="float" office:value="512115657" calcext:value-type="float">
            <text:p>512115657</text:p>
          </table:table-cell>
          <table:table-cell office:value-type="float" office:value="717934367" calcext:value-type="float">
            <text:p>717934367</text:p>
          </table:table-cell>
          <table:table-cell office:value-type="float" office:value="844790282" calcext:value-type="float">
            <text:p>844790282</text:p>
          </table:table-cell>
          <table:table-cell office:value-type="float" office:value="881471605" calcext:value-type="float">
            <text:p>881471605</text:p>
          </table:table-cell>
          <table:table-cell office:value-type="float" office:value="390436284" calcext:value-type="float">
            <text:p>390436284</text:p>
          </table:table-cell>
          <table:table-cell office:value-type="float" office:value="643409591" calcext:value-type="float">
            <text:p>643409591</text:p>
          </table:table-cell>
          <table:table-cell office:value-type="float" office:value="487766813" calcext:value-type="float">
            <text:p>487766813</text:p>
          </table:table-cell>
          <table:table-cell office:value-type="float" office:value="176633873" calcext:value-type="float">
            <text:p>176633873</text:p>
          </table:table-cell>
          <table:table-cell office:value-type="float" office:value="690621025" calcext:value-type="float">
            <text:p>690621025</text:p>
          </table:table-cell>
          <table:table-cell office:value-type="float" office:value="279412923" calcext:value-type="float">
            <text:p>279412923</text:p>
          </table:table-cell>
          <table:table-cell office:value-type="float" office:value="163705101" calcext:value-type="float">
            <text:p>163705101</text:p>
          </table:table-cell>
          <table:table-cell office:value-type="float" office:value="772001021" calcext:value-type="float">
            <text:p>772001021</text:p>
          </table:table-cell>
          <table:table-cell office:value-type="float" office:value="844432403" calcext:value-type="float">
            <text:p>844432403</text:p>
          </table:table-cell>
          <table:table-cell office:value-type="float" office:value="756721059" calcext:value-type="float">
            <text:p>756721059</text:p>
          </table:table-cell>
          <table:table-cell office:value-type="float" office:value="403348275" calcext:value-type="float">
            <text:p>403348275</text:p>
          </table:table-cell>
          <table:table-cell office:value-type="float" office:value="893096094" calcext:value-type="float">
            <text:p>893096094</text:p>
          </table:table-cell>
          <table:table-cell office:value-type="float" office:value="380576352" calcext:value-type="float">
            <text:p>380576352</text:p>
          </table:table-cell>
        </table:table-row>
        <table:table-row table:style-name="ro1">
          <table:table-cell office:value-type="float" office:value="516880817" calcext:value-type="float">
            <text:p>516880817</text:p>
          </table:table-cell>
          <table:table-cell office:value-type="float" office:value="687428453" calcext:value-type="float">
            <text:p>687428453</text:p>
          </table:table-cell>
          <table:table-cell office:value-type="float" office:value="674439509" calcext:value-type="float">
            <text:p>674439509</text:p>
          </table:table-cell>
          <table:table-cell office:value-type="float" office:value="425007111" calcext:value-type="float">
            <text:p>425007111</text:p>
          </table:table-cell>
          <table:table-cell office:value-type="float" office:value="583934821" calcext:value-type="float">
            <text:p>583934821</text:p>
          </table:table-cell>
          <table:table-cell office:value-type="float" office:value="718594690" calcext:value-type="float">
            <text:p>718594690</text:p>
          </table:table-cell>
          <table:table-cell office:value-type="float" office:value="222463070" calcext:value-type="float">
            <text:p>222463070</text:p>
          </table:table-cell>
          <table:table-cell office:value-type="float" office:value="148540043" calcext:value-type="float">
            <text:p>148540043</text:p>
          </table:table-cell>
          <table:table-cell office:value-type="float" office:value="471658083" calcext:value-type="float">
            <text:p>471658083</text:p>
          </table:table-cell>
          <table:table-cell office:value-type="float" office:value="962324087" calcext:value-type="float">
            <text:p>962324087</text:p>
          </table:table-cell>
          <table:table-cell office:value-type="float" office:value="326525254" calcext:value-type="float">
            <text:p>326525254</text:p>
          </table:table-cell>
          <table:table-cell office:value-type="float" office:value="500555135" calcext:value-type="float">
            <text:p>500555135</text:p>
          </table:table-cell>
          <table:table-cell office:value-type="float" office:value="627892447" calcext:value-type="float">
            <text:p>627892447</text:p>
          </table:table-cell>
          <table:table-cell office:value-type="float" office:value="919856894" calcext:value-type="float">
            <text:p>919856894</text:p>
          </table:table-cell>
          <table:table-cell office:value-type="float" office:value="152647551" calcext:value-type="float">
            <text:p>152647551</text:p>
          </table:table-cell>
          <table:table-cell office:value-type="float" office:value="413203799" calcext:value-type="float">
            <text:p>413203799</text:p>
          </table:table-cell>
          <table:table-cell office:value-type="float" office:value="507900663" calcext:value-type="float">
            <text:p>507900663</text:p>
          </table:table-cell>
          <table:table-cell office:value-type="float" office:value="527058615" calcext:value-type="float">
            <text:p>527058615</text:p>
          </table:table-cell>
          <table:table-cell office:value-type="float" office:value="773876757" calcext:value-type="float">
            <text:p>773876757</text:p>
          </table:table-cell>
          <table:table-cell office:value-type="float" office:value="724398633" calcext:value-type="float">
            <text:p>724398633</text:p>
          </table:table-cell>
          <table:table-cell office:value-type="float" office:value="946868533" calcext:value-type="float">
            <text:p>946868533</text:p>
          </table:table-cell>
          <table:table-cell office:value-type="float" office:value="299818563" calcext:value-type="float">
            <text:p>299818563</text:p>
          </table:table-cell>
          <table:table-cell office:value-type="float" office:value="173538004" calcext:value-type="float">
            <text:p>173538004</text:p>
          </table:table-cell>
          <table:table-cell office:value-type="float" office:value="213689768" calcext:value-type="float">
            <text:p>213689768</text:p>
          </table:table-cell>
          <table:table-cell office:value-type="float" office:value="810072796" calcext:value-type="float">
            <text:p>810072796</text:p>
          </table:table-cell>
          <table:table-cell office:value-type="float" office:value="298081405" calcext:value-type="float">
            <text:p>298081405</text:p>
          </table:table-cell>
          <table:table-cell office:value-type="float" office:value="256830113" calcext:value-type="float">
            <text:p>256830113</text:p>
          </table:table-cell>
          <table:table-cell office:value-type="float" office:value="627145063" calcext:value-type="float">
            <text:p>627145063</text:p>
          </table:table-cell>
          <table:table-cell office:value-type="float" office:value="528563561" calcext:value-type="float">
            <text:p>528563561</text:p>
          </table:table-cell>
          <table:table-cell office:value-type="float" office:value="454475450" calcext:value-type="float">
            <text:p>454475450</text:p>
          </table:table-cell>
          <table:table-cell office:value-type="float" office:value="886642439" calcext:value-type="float">
            <text:p>886642439</text:p>
          </table:table-cell>
          <table:table-cell office:value-type="float" office:value="281666295" calcext:value-type="float">
            <text:p>281666295</text:p>
          </table:table-cell>
        </table:table-row>
        <table:table-row table:style-name="ro1">
          <table:table-cell office:value-type="float" office:value="294955541" calcext:value-type="float">
            <text:p>294955541</text:p>
          </table:table-cell>
          <table:table-cell office:value-type="float" office:value="349406212" calcext:value-type="float">
            <text:p>349406212</text:p>
          </table:table-cell>
          <table:table-cell office:value-type="float" office:value="127651864" calcext:value-type="float">
            <text:p>127651864</text:p>
          </table:table-cell>
          <table:table-cell office:value-type="float" office:value="291854980" calcext:value-type="float">
            <text:p>291854980</text:p>
          </table:table-cell>
          <table:table-cell office:value-type="float" office:value="722533002" calcext:value-type="float">
            <text:p>722533002</text:p>
          </table:table-cell>
          <table:table-cell office:value-type="float" office:value="457557579" calcext:value-type="float">
            <text:p>457557579</text:p>
          </table:table-cell>
          <table:table-cell office:value-type="float" office:value="176797427" calcext:value-type="float">
            <text:p>176797427</text:p>
          </table:table-cell>
          <table:table-cell office:value-type="float" office:value="904705718" calcext:value-type="float">
            <text:p>904705718</text:p>
          </table:table-cell>
          <table:table-cell office:value-type="float" office:value="839184116" calcext:value-type="float">
            <text:p>839184116</text:p>
          </table:table-cell>
          <table:table-cell office:value-type="float" office:value="850034340" calcext:value-type="float">
            <text:p>850034340</text:p>
          </table:table-cell>
          <table:table-cell office:value-type="float" office:value="898084287" calcext:value-type="float">
            <text:p>898084287</text:p>
          </table:table-cell>
          <table:table-cell office:value-type="float" office:value="967639995" calcext:value-type="float">
            <text:p>967639995</text:p>
          </table:table-cell>
          <table:table-cell office:value-type="float" office:value="643712943" calcext:value-type="float">
            <text:p>643712943</text:p>
          </table:table-cell>
          <table:table-cell office:value-type="float" office:value="605032396" calcext:value-type="float">
            <text:p>605032396</text:p>
          </table:table-cell>
          <table:table-cell office:value-type="float" office:value="699282598" calcext:value-type="float">
            <text:p>699282598</text:p>
          </table:table-cell>
          <table:table-cell office:value-type="float" office:value="578140280" calcext:value-type="float">
            <text:p>578140280</text:p>
          </table:table-cell>
          <table:table-cell office:value-type="float" office:value="882770214" calcext:value-type="float">
            <text:p>882770214</text:p>
          </table:table-cell>
          <table:table-cell office:value-type="float" office:value="203262059" calcext:value-type="float">
            <text:p>203262059</text:p>
          </table:table-cell>
          <table:table-cell office:value-type="float" office:value="231483135" calcext:value-type="float">
            <text:p>231483135</text:p>
          </table:table-cell>
          <table:table-cell office:value-type="float" office:value="797657142" calcext:value-type="float">
            <text:p>797657142</text:p>
          </table:table-cell>
          <table:table-cell office:value-type="float" office:value="860305056" calcext:value-type="float">
            <text:p>860305056</text:p>
          </table:table-cell>
          <table:table-cell office:value-type="float" office:value="400454731" calcext:value-type="float">
            <text:p>400454731</text:p>
          </table:table-cell>
          <table:table-cell office:value-type="float" office:value="559535168" calcext:value-type="float">
            <text:p>559535168</text:p>
          </table:table-cell>
          <table:table-cell office:value-type="float" office:value="887695152" calcext:value-type="float">
            <text:p>887695152</text:p>
          </table:table-cell>
          <table:table-cell office:value-type="float" office:value="175375461" calcext:value-type="float">
            <text:p>175375461</text:p>
          </table:table-cell>
          <table:table-cell office:value-type="float" office:value="396197406" calcext:value-type="float">
            <text:p>396197406</text:p>
          </table:table-cell>
          <table:table-cell office:value-type="float" office:value="721989707" calcext:value-type="float">
            <text:p>721989707</text:p>
          </table:table-cell>
          <table:table-cell office:value-type="float" office:value="616979265" calcext:value-type="float">
            <text:p>616979265</text:p>
          </table:table-cell>
          <table:table-cell office:value-type="float" office:value="652473419" calcext:value-type="float">
            <text:p>652473419</text:p>
          </table:table-cell>
          <table:table-cell office:value-type="float" office:value="131751609" calcext:value-type="float">
            <text:p>131751609</text:p>
          </table:table-cell>
          <table:table-cell office:value-type="float" office:value="170017943" calcext:value-type="float">
            <text:p>170017943</text:p>
          </table:table-cell>
          <table:table-cell office:value-type="float" office:value="666536079" calcext:value-type="float">
            <text:p>666536079</text:p>
          </table:table-cell>
        </table:table-row>
        <table:table-row table:style-name="ro1">
          <table:table-cell office:value-type="float" office:value="892486831" calcext:value-type="float">
            <text:p>892486831</text:p>
          </table:table-cell>
          <table:table-cell office:value-type="float" office:value="901115816" calcext:value-type="float">
            <text:p>901115816</text:p>
          </table:table-cell>
          <table:table-cell office:value-type="float" office:value="384878321" calcext:value-type="float">
            <text:p>384878321</text:p>
          </table:table-cell>
          <table:table-cell office:value-type="float" office:value="793231001" calcext:value-type="float">
            <text:p>793231001</text:p>
          </table:table-cell>
          <table:table-cell office:value-type="float" office:value="241075366" calcext:value-type="float">
            <text:p>241075366</text:p>
          </table:table-cell>
          <table:table-cell office:value-type="float" office:value="740318012" calcext:value-type="float">
            <text:p>740318012</text:p>
          </table:table-cell>
          <table:table-cell office:value-type="float" office:value="186083817" calcext:value-type="float">
            <text:p>186083817</text:p>
          </table:table-cell>
          <table:table-cell office:value-type="float" office:value="549554345" calcext:value-type="float">
            <text:p>549554345</text:p>
          </table:table-cell>
          <table:table-cell office:value-type="float" office:value="904601753" calcext:value-type="float">
            <text:p>904601753</text:p>
          </table:table-cell>
          <table:table-cell office:value-type="float" office:value="501811005" calcext:value-type="float">
            <text:p>501811005</text:p>
          </table:table-cell>
          <table:table-cell office:value-type="float" office:value="136142237" calcext:value-type="float">
            <text:p>136142237</text:p>
          </table:table-cell>
          <table:table-cell office:value-type="float" office:value="451157944" calcext:value-type="float">
            <text:p>451157944</text:p>
          </table:table-cell>
          <table:table-cell office:value-type="float" office:value="878373618" calcext:value-type="float">
            <text:p>878373618</text:p>
          </table:table-cell>
          <table:table-cell office:value-type="float" office:value="277948793" calcext:value-type="float">
            <text:p>277948793</text:p>
          </table:table-cell>
          <table:table-cell office:value-type="float" office:value="158479736" calcext:value-type="float">
            <text:p>158479736</text:p>
          </table:table-cell>
          <table:table-cell office:value-type="float" office:value="868637356" calcext:value-type="float">
            <text:p>868637356</text:p>
          </table:table-cell>
          <table:table-cell office:value-type="float" office:value="406055570" calcext:value-type="float">
            <text:p>406055570</text:p>
          </table:table-cell>
          <table:table-cell office:value-type="float" office:value="582952210" calcext:value-type="float">
            <text:p>582952210</text:p>
          </table:table-cell>
          <table:table-cell office:value-type="float" office:value="107143563" calcext:value-type="float">
            <text:p>107143563</text:p>
          </table:table-cell>
          <table:table-cell office:value-type="float" office:value="959035526" calcext:value-type="float">
            <text:p>959035526</text:p>
          </table:table-cell>
          <table:table-cell office:value-type="float" office:value="620294982" calcext:value-type="float">
            <text:p>620294982</text:p>
          </table:table-cell>
          <table:table-cell office:value-type="float" office:value="340464953" calcext:value-type="float">
            <text:p>340464953</text:p>
          </table:table-cell>
          <table:table-cell office:value-type="float" office:value="447902945" calcext:value-type="float">
            <text:p>447902945</text:p>
          </table:table-cell>
          <table:table-cell office:value-type="float" office:value="799705613" calcext:value-type="float">
            <text:p>799705613</text:p>
          </table:table-cell>
          <table:table-cell office:value-type="float" office:value="773527925" calcext:value-type="float">
            <text:p>773527925</text:p>
          </table:table-cell>
          <table:table-cell office:value-type="float" office:value="517590163" calcext:value-type="float">
            <text:p>517590163</text:p>
          </table:table-cell>
          <table:table-cell office:value-type="float" office:value="161491551" calcext:value-type="float">
            <text:p>161491551</text:p>
          </table:table-cell>
          <table:table-cell office:value-type="float" office:value="340588986" calcext:value-type="float">
            <text:p>340588986</text:p>
          </table:table-cell>
          <table:table-cell office:value-type="float" office:value="416822120" calcext:value-type="float">
            <text:p>416822120</text:p>
          </table:table-cell>
          <table:table-cell office:value-type="float" office:value="306169571" calcext:value-type="float">
            <text:p>306169571</text:p>
          </table:table-cell>
          <table:table-cell office:value-type="float" office:value="531718104" calcext:value-type="float">
            <text:p>531718104</text:p>
          </table:table-cell>
          <table:table-cell office:value-type="float" office:value="696769518" calcext:value-type="float">
            <text:p>696769518</text:p>
          </table:table-cell>
        </table:table-row>
        <table:table-row table:style-name="ro1">
          <table:table-cell office:value-type="float" office:value="414019033" calcext:value-type="float">
            <text:p>414019033</text:p>
          </table:table-cell>
          <table:table-cell office:value-type="float" office:value="620515252" calcext:value-type="float">
            <text:p>620515252</text:p>
          </table:table-cell>
          <table:table-cell office:value-type="float" office:value="895632876" calcext:value-type="float">
            <text:p>895632876</text:p>
          </table:table-cell>
          <table:table-cell office:value-type="float" office:value="652395234" calcext:value-type="float">
            <text:p>652395234</text:p>
          </table:table-cell>
          <table:table-cell office:value-type="float" office:value="128099319" calcext:value-type="float">
            <text:p>128099319</text:p>
          </table:table-cell>
          <table:table-cell office:value-type="float" office:value="869664249" calcext:value-type="float">
            <text:p>869664249</text:p>
          </table:table-cell>
          <table:table-cell office:value-type="float" office:value="520628715" calcext:value-type="float">
            <text:p>520628715</text:p>
          </table:table-cell>
          <table:table-cell office:value-type="float" office:value="629397325" calcext:value-type="float">
            <text:p>629397325</text:p>
          </table:table-cell>
          <table:table-cell office:value-type="float" office:value="610289922" calcext:value-type="float">
            <text:p>610289922</text:p>
          </table:table-cell>
          <table:table-cell office:value-type="float" office:value="947752879" calcext:value-type="float">
            <text:p>947752879</text:p>
          </table:table-cell>
          <table:table-cell office:value-type="float" office:value="106571006" calcext:value-type="float">
            <text:p>106571006</text:p>
          </table:table-cell>
          <table:table-cell office:value-type="float" office:value="992378568" calcext:value-type="float">
            <text:p>992378568</text:p>
          </table:table-cell>
          <table:table-cell office:value-type="float" office:value="267502745" calcext:value-type="float">
            <text:p>267502745</text:p>
          </table:table-cell>
          <table:table-cell office:value-type="float" office:value="491709333" calcext:value-type="float">
            <text:p>491709333</text:p>
          </table:table-cell>
          <table:table-cell office:value-type="float" office:value="992017082" calcext:value-type="float">
            <text:p>992017082</text:p>
          </table:table-cell>
          <table:table-cell office:value-type="float" office:value="242716781" calcext:value-type="float">
            <text:p>242716781</text:p>
          </table:table-cell>
          <table:table-cell office:value-type="float" office:value="409834556" calcext:value-type="float">
            <text:p>409834556</text:p>
          </table:table-cell>
          <table:table-cell office:value-type="float" office:value="901127435" calcext:value-type="float">
            <text:p>901127435</text:p>
          </table:table-cell>
          <table:table-cell office:value-type="float" office:value="536289804" calcext:value-type="float">
            <text:p>536289804</text:p>
          </table:table-cell>
          <table:table-cell office:value-type="float" office:value="400169539" calcext:value-type="float">
            <text:p>400169539</text:p>
          </table:table-cell>
          <table:table-cell office:value-type="float" office:value="495541075" calcext:value-type="float">
            <text:p>495541075</text:p>
          </table:table-cell>
          <table:table-cell office:value-type="float" office:value="634213262" calcext:value-type="float">
            <text:p>634213262</text:p>
          </table:table-cell>
          <table:table-cell office:value-type="float" office:value="364810897" calcext:value-type="float">
            <text:p>364810897</text:p>
          </table:table-cell>
          <table:table-cell office:value-type="float" office:value="559092163" calcext:value-type="float">
            <text:p>559092163</text:p>
          </table:table-cell>
          <table:table-cell office:value-type="float" office:value="975268482" calcext:value-type="float">
            <text:p>975268482</text:p>
          </table:table-cell>
          <table:table-cell office:value-type="float" office:value="157705309" calcext:value-type="float">
            <text:p>157705309</text:p>
          </table:table-cell>
          <table:table-cell office:value-type="float" office:value="982860093" calcext:value-type="float">
            <text:p>982860093</text:p>
          </table:table-cell>
          <table:table-cell office:value-type="float" office:value="743724050" calcext:value-type="float">
            <text:p>743724050</text:p>
          </table:table-cell>
          <table:table-cell office:value-type="float" office:value="520406434" calcext:value-type="float">
            <text:p>520406434</text:p>
          </table:table-cell>
          <table:table-cell office:value-type="float" office:value="939989297" calcext:value-type="float">
            <text:p>939989297</text:p>
          </table:table-cell>
          <table:table-cell office:value-type="float" office:value="181280994" calcext:value-type="float">
            <text:p>181280994</text:p>
          </table:table-cell>
          <table:table-cell office:value-type="float" office:value="841498494" calcext:value-type="float">
            <text:p>841498494</text:p>
          </table:table-cell>
        </table:table-row>
        <table:table-row table:style-name="ro1">
          <table:table-cell office:value-type="float" office:value="464859364" calcext:value-type="float">
            <text:p>464859364</text:p>
          </table:table-cell>
          <table:table-cell office:value-type="float" office:value="549329555" calcext:value-type="float">
            <text:p>549329555</text:p>
          </table:table-cell>
          <table:table-cell office:value-type="float" office:value="676070374" calcext:value-type="float">
            <text:p>676070374</text:p>
          </table:table-cell>
          <table:table-cell office:value-type="float" office:value="839215343" calcext:value-type="float">
            <text:p>839215343</text:p>
          </table:table-cell>
          <table:table-cell office:value-type="float" office:value="212596042" calcext:value-type="float">
            <text:p>212596042</text:p>
          </table:table-cell>
          <table:table-cell office:value-type="float" office:value="272702403" calcext:value-type="float">
            <text:p>272702403</text:p>
          </table:table-cell>
          <table:table-cell office:value-type="float" office:value="185912308" calcext:value-type="float">
            <text:p>185912308</text:p>
          </table:table-cell>
          <table:table-cell office:value-type="float" office:value="435562419" calcext:value-type="float">
            <text:p>435562419</text:p>
          </table:table-cell>
          <table:table-cell office:value-type="float" office:value="353554424" calcext:value-type="float">
            <text:p>353554424</text:p>
          </table:table-cell>
          <table:table-cell office:value-type="float" office:value="291184284" calcext:value-type="float">
            <text:p>291184284</text:p>
          </table:table-cell>
          <table:table-cell office:value-type="float" office:value="713693309" calcext:value-type="float">
            <text:p>713693309</text:p>
          </table:table-cell>
          <table:table-cell office:value-type="float" office:value="203132421" calcext:value-type="float">
            <text:p>203132421</text:p>
          </table:table-cell>
          <table:table-cell office:value-type="float" office:value="409913012" calcext:value-type="float">
            <text:p>409913012</text:p>
          </table:table-cell>
          <table:table-cell office:value-type="float" office:value="773535640" calcext:value-type="float">
            <text:p>773535640</text:p>
          </table:table-cell>
          <table:table-cell office:value-type="float" office:value="698600639" calcext:value-type="float">
            <text:p>698600639</text:p>
          </table:table-cell>
          <table:table-cell office:value-type="float" office:value="979561543" calcext:value-type="float">
            <text:p>979561543</text:p>
          </table:table-cell>
          <table:table-cell office:value-type="float" office:value="229468537" calcext:value-type="float">
            <text:p>229468537</text:p>
          </table:table-cell>
          <table:table-cell office:value-type="float" office:value="247656837" calcext:value-type="float">
            <text:p>247656837</text:p>
          </table:table-cell>
          <table:table-cell office:value-type="float" office:value="254560953" calcext:value-type="float">
            <text:p>254560953</text:p>
          </table:table-cell>
          <table:table-cell office:value-type="float" office:value="530867912" calcext:value-type="float">
            <text:p>530867912</text:p>
          </table:table-cell>
          <table:table-cell office:value-type="float" office:value="923429742" calcext:value-type="float">
            <text:p>923429742</text:p>
          </table:table-cell>
          <table:table-cell office:value-type="float" office:value="779497258" calcext:value-type="float">
            <text:p>779497258</text:p>
          </table:table-cell>
          <table:table-cell office:value-type="float" office:value="863429894" calcext:value-type="float">
            <text:p>863429894</text:p>
          </table:table-cell>
          <table:table-cell office:value-type="float" office:value="457997140" calcext:value-type="float">
            <text:p>457997140</text:p>
          </table:table-cell>
          <table:table-cell office:value-type="float" office:value="897813651" calcext:value-type="float">
            <text:p>897813651</text:p>
          </table:table-cell>
          <table:table-cell office:value-type="float" office:value="286451850" calcext:value-type="float">
            <text:p>286451850</text:p>
          </table:table-cell>
          <table:table-cell office:value-type="float" office:value="488679203" calcext:value-type="float">
            <text:p>488679203</text:p>
          </table:table-cell>
          <table:table-cell office:value-type="float" office:value="552793737" calcext:value-type="float">
            <text:p>552793737</text:p>
          </table:table-cell>
          <table:table-cell office:value-type="float" office:value="325664225" calcext:value-type="float">
            <text:p>325664225</text:p>
          </table:table-cell>
          <table:table-cell office:value-type="float" office:value="922469111" calcext:value-type="float">
            <text:p>922469111</text:p>
          </table:table-cell>
          <table:table-cell office:value-type="float" office:value="321139056" calcext:value-type="float">
            <text:p>321139056</text:p>
          </table:table-cell>
          <table:table-cell office:value-type="float" office:value="355810879" calcext:value-type="float">
            <text:p>355810879</text:p>
          </table:table-cell>
        </table:table-row>
        <table:table-row table:style-name="ro1">
          <table:table-cell office:value-type="float" office:value="948296409" calcext:value-type="float">
            <text:p>948296409</text:p>
          </table:table-cell>
          <table:table-cell office:value-type="float" office:value="539771162" calcext:value-type="float">
            <text:p>539771162</text:p>
          </table:table-cell>
          <table:table-cell office:value-type="float" office:value="610413824" calcext:value-type="float">
            <text:p>610413824</text:p>
          </table:table-cell>
          <table:table-cell office:value-type="float" office:value="148878225" calcext:value-type="float">
            <text:p>148878225</text:p>
          </table:table-cell>
          <table:table-cell office:value-type="float" office:value="390382971" calcext:value-type="float">
            <text:p>390382971</text:p>
          </table:table-cell>
          <table:table-cell office:value-type="float" office:value="528292279" calcext:value-type="float">
            <text:p>528292279</text:p>
          </table:table-cell>
          <table:table-cell office:value-type="float" office:value="434990200" calcext:value-type="float">
            <text:p>434990200</text:p>
          </table:table-cell>
          <table:table-cell office:value-type="float" office:value="349317007" calcext:value-type="float">
            <text:p>349317007</text:p>
          </table:table-cell>
          <table:table-cell office:value-type="float" office:value="902012637" calcext:value-type="float">
            <text:p>902012637</text:p>
          </table:table-cell>
          <table:table-cell office:value-type="float" office:value="760800355" calcext:value-type="float">
            <text:p>760800355</text:p>
          </table:table-cell>
          <table:table-cell office:value-type="float" office:value="853485381" calcext:value-type="float">
            <text:p>853485381</text:p>
          </table:table-cell>
          <table:table-cell office:value-type="float" office:value="979696720" calcext:value-type="float">
            <text:p>979696720</text:p>
          </table:table-cell>
          <table:table-cell office:value-type="float" office:value="722827021" calcext:value-type="float">
            <text:p>722827021</text:p>
          </table:table-cell>
          <table:table-cell office:value-type="float" office:value="679766723" calcext:value-type="float">
            <text:p>679766723</text:p>
          </table:table-cell>
          <table:table-cell office:value-type="float" office:value="549933145" calcext:value-type="float">
            <text:p>549933145</text:p>
          </table:table-cell>
          <table:table-cell office:value-type="float" office:value="622316701" calcext:value-type="float">
            <text:p>622316701</text:p>
          </table:table-cell>
          <table:table-cell office:value-type="float" office:value="916172242" calcext:value-type="float">
            <text:p>916172242</text:p>
          </table:table-cell>
          <table:table-cell office:value-type="float" office:value="573276443" calcext:value-type="float">
            <text:p>573276443</text:p>
          </table:table-cell>
          <table:table-cell office:value-type="float" office:value="990095946" calcext:value-type="float">
            <text:p>990095946</text:p>
          </table:table-cell>
          <table:table-cell office:value-type="float" office:value="725558892" calcext:value-type="float">
            <text:p>725558892</text:p>
          </table:table-cell>
          <table:table-cell office:value-type="float" office:value="169161715" calcext:value-type="float">
            <text:p>169161715</text:p>
          </table:table-cell>
          <table:table-cell office:value-type="float" office:value="107663218" calcext:value-type="float">
            <text:p>107663218</text:p>
          </table:table-cell>
          <table:table-cell office:value-type="float" office:value="739467152" calcext:value-type="float">
            <text:p>739467152</text:p>
          </table:table-cell>
          <table:table-cell office:value-type="float" office:value="675483357" calcext:value-type="float">
            <text:p>675483357</text:p>
          </table:table-cell>
          <table:table-cell office:value-type="float" office:value="881614525" calcext:value-type="float">
            <text:p>881614525</text:p>
          </table:table-cell>
          <table:table-cell office:value-type="float" office:value="555838459" calcext:value-type="float">
            <text:p>555838459</text:p>
          </table:table-cell>
          <table:table-cell office:value-type="float" office:value="680037137" calcext:value-type="float">
            <text:p>680037137</text:p>
          </table:table-cell>
          <table:table-cell office:value-type="float" office:value="639403350" calcext:value-type="float">
            <text:p>639403350</text:p>
          </table:table-cell>
          <table:table-cell office:value-type="float" office:value="416592299" calcext:value-type="float">
            <text:p>416592299</text:p>
          </table:table-cell>
          <table:table-cell office:value-type="float" office:value="317101918" calcext:value-type="float">
            <text:p>317101918</text:p>
          </table:table-cell>
          <table:table-cell office:value-type="float" office:value="905494170" calcext:value-type="float">
            <text:p>905494170</text:p>
          </table:table-cell>
          <table:table-cell office:value-type="float" office:value="101129870" calcext:value-type="float">
            <text:p>101129870</text:p>
          </table:table-cell>
        </table:table-row>
        <table:table-row table:style-name="ro1">
          <table:table-cell office:value-type="float" office:value="209564558" calcext:value-type="float">
            <text:p>209564558</text:p>
          </table:table-cell>
          <table:table-cell office:value-type="float" office:value="217834727" calcext:value-type="float">
            <text:p>217834727</text:p>
          </table:table-cell>
          <table:table-cell office:value-type="float" office:value="516935797" calcext:value-type="float">
            <text:p>516935797</text:p>
          </table:table-cell>
          <table:table-cell office:value-type="float" office:value="896270434" calcext:value-type="float">
            <text:p>896270434</text:p>
          </table:table-cell>
          <table:table-cell office:value-type="float" office:value="135117362" calcext:value-type="float">
            <text:p>135117362</text:p>
          </table:table-cell>
          <table:table-cell office:value-type="float" office:value="118408452" calcext:value-type="float">
            <text:p>118408452</text:p>
          </table:table-cell>
          <table:table-cell office:value-type="float" office:value="175588202" calcext:value-type="float">
            <text:p>175588202</text:p>
          </table:table-cell>
          <table:table-cell office:value-type="float" office:value="412191249" calcext:value-type="float">
            <text:p>412191249</text:p>
          </table:table-cell>
          <table:table-cell office:value-type="float" office:value="713342826" calcext:value-type="float">
            <text:p>713342826</text:p>
          </table:table-cell>
          <table:table-cell office:value-type="float" office:value="536498807" calcext:value-type="float">
            <text:p>536498807</text:p>
          </table:table-cell>
          <table:table-cell office:value-type="float" office:value="690338176" calcext:value-type="float">
            <text:p>690338176</text:p>
          </table:table-cell>
          <table:table-cell office:value-type="float" office:value="305465571" calcext:value-type="float">
            <text:p>305465571</text:p>
          </table:table-cell>
          <table:table-cell office:value-type="float" office:value="460265194" calcext:value-type="float">
            <text:p>460265194</text:p>
          </table:table-cell>
          <table:table-cell office:value-type="float" office:value="340610915" calcext:value-type="float">
            <text:p>340610915</text:p>
          </table:table-cell>
          <table:table-cell office:value-type="float" office:value="202223991" calcext:value-type="float">
            <text:p>202223991</text:p>
          </table:table-cell>
          <table:table-cell office:value-type="float" office:value="861938394" calcext:value-type="float">
            <text:p>861938394</text:p>
          </table:table-cell>
          <table:table-cell office:value-type="float" office:value="399930042" calcext:value-type="float">
            <text:p>399930042</text:p>
          </table:table-cell>
          <table:table-cell office:value-type="float" office:value="133226996" calcext:value-type="float">
            <text:p>133226996</text:p>
          </table:table-cell>
          <table:table-cell office:value-type="float" office:value="991045958" calcext:value-type="float">
            <text:p>991045958</text:p>
          </table:table-cell>
          <table:table-cell office:value-type="float" office:value="409580063" calcext:value-type="float">
            <text:p>409580063</text:p>
          </table:table-cell>
          <table:table-cell office:value-type="float" office:value="951438902" calcext:value-type="float">
            <text:p>951438902</text:p>
          </table:table-cell>
          <table:table-cell office:value-type="float" office:value="846162378" calcext:value-type="float">
            <text:p>846162378</text:p>
          </table:table-cell>
          <table:table-cell office:value-type="float" office:value="519435337" calcext:value-type="float">
            <text:p>519435337</text:p>
          </table:table-cell>
          <table:table-cell office:value-type="float" office:value="304113042" calcext:value-type="float">
            <text:p>304113042</text:p>
          </table:table-cell>
          <table:table-cell office:value-type="float" office:value="815511456" calcext:value-type="float">
            <text:p>815511456</text:p>
          </table:table-cell>
          <table:table-cell office:value-type="float" office:value="509426519" calcext:value-type="float">
            <text:p>509426519</text:p>
          </table:table-cell>
          <table:table-cell office:value-type="float" office:value="759359864" calcext:value-type="float">
            <text:p>759359864</text:p>
          </table:table-cell>
          <table:table-cell office:value-type="float" office:value="611519416" calcext:value-type="float">
            <text:p>611519416</text:p>
          </table:table-cell>
          <table:table-cell office:value-type="float" office:value="241802533" calcext:value-type="float">
            <text:p>241802533</text:p>
          </table:table-cell>
          <table:table-cell office:value-type="float" office:value="962580940" calcext:value-type="float">
            <text:p>962580940</text:p>
          </table:table-cell>
          <table:table-cell office:value-type="float" office:value="485554289" calcext:value-type="float">
            <text:p>485554289</text:p>
          </table:table-cell>
          <table:table-cell office:value-type="float" office:value="561969790" calcext:value-type="float">
            <text:p>561969790</text:p>
          </table:table-cell>
        </table:table-row>
        <table:table-row table:style-name="ro1">
          <table:table-cell office:value-type="float" office:value="849849743" calcext:value-type="float">
            <text:p>849849743</text:p>
          </table:table-cell>
          <table:table-cell office:value-type="float" office:value="598742076" calcext:value-type="float">
            <text:p>598742076</text:p>
          </table:table-cell>
          <table:table-cell office:value-type="float" office:value="505285801" calcext:value-type="float">
            <text:p>505285801</text:p>
          </table:table-cell>
          <table:table-cell office:value-type="float" office:value="330879451" calcext:value-type="float">
            <text:p>330879451</text:p>
          </table:table-cell>
          <table:table-cell office:value-type="float" office:value="837750600" calcext:value-type="float">
            <text:p>837750600</text:p>
          </table:table-cell>
          <table:table-cell office:value-type="float" office:value="786268033" calcext:value-type="float">
            <text:p>786268033</text:p>
          </table:table-cell>
          <table:table-cell office:value-type="float" office:value="728979183" calcext:value-type="float">
            <text:p>728979183</text:p>
          </table:table-cell>
          <table:table-cell office:value-type="float" office:value="117138646" calcext:value-type="float">
            <text:p>117138646</text:p>
          </table:table-cell>
          <table:table-cell office:value-type="float" office:value="501020505" calcext:value-type="float">
            <text:p>501020505</text:p>
          </table:table-cell>
          <table:table-cell office:value-type="float" office:value="216974794" calcext:value-type="float">
            <text:p>216974794</text:p>
          </table:table-cell>
          <table:table-cell office:value-type="float" office:value="932780290" calcext:value-type="float">
            <text:p>932780290</text:p>
          </table:table-cell>
          <table:table-cell office:value-type="float" office:value="262986692" calcext:value-type="float">
            <text:p>262986692</text:p>
          </table:table-cell>
          <table:table-cell office:value-type="float" office:value="564470435" calcext:value-type="float">
            <text:p>564470435</text:p>
          </table:table-cell>
          <table:table-cell office:value-type="float" office:value="236672741" calcext:value-type="float">
            <text:p>236672741</text:p>
          </table:table-cell>
          <table:table-cell office:value-type="float" office:value="255576704" calcext:value-type="float">
            <text:p>255576704</text:p>
          </table:table-cell>
          <table:table-cell office:value-type="float" office:value="639099769" calcext:value-type="float">
            <text:p>639099769</text:p>
          </table:table-cell>
          <table:table-cell office:value-type="float" office:value="137773211" calcext:value-type="float">
            <text:p>137773211</text:p>
          </table:table-cell>
          <table:table-cell office:value-type="float" office:value="420780840" calcext:value-type="float">
            <text:p>420780840</text:p>
          </table:table-cell>
          <table:table-cell office:value-type="float" office:value="359252540" calcext:value-type="float">
            <text:p>359252540</text:p>
          </table:table-cell>
          <table:table-cell office:value-type="float" office:value="614510863" calcext:value-type="float">
            <text:p>614510863</text:p>
          </table:table-cell>
          <table:table-cell office:value-type="float" office:value="302430572" calcext:value-type="float">
            <text:p>302430572</text:p>
          </table:table-cell>
          <table:table-cell office:value-type="float" office:value="713960610" calcext:value-type="float">
            <text:p>713960610</text:p>
          </table:table-cell>
          <table:table-cell office:value-type="float" office:value="112304159" calcext:value-type="float">
            <text:p>112304159</text:p>
          </table:table-cell>
          <table:table-cell office:value-type="float" office:value="992411478" calcext:value-type="float">
            <text:p>992411478</text:p>
          </table:table-cell>
          <table:table-cell office:value-type="float" office:value="334621840" calcext:value-type="float">
            <text:p>334621840</text:p>
          </table:table-cell>
          <table:table-cell office:value-type="float" office:value="366879951" calcext:value-type="float">
            <text:p>366879951</text:p>
          </table:table-cell>
          <table:table-cell office:value-type="float" office:value="447292530" calcext:value-type="float">
            <text:p>447292530</text:p>
          </table:table-cell>
          <table:table-cell office:value-type="float" office:value="505006338" calcext:value-type="float">
            <text:p>505006338</text:p>
          </table:table-cell>
          <table:table-cell office:value-type="float" office:value="458720244" calcext:value-type="float">
            <text:p>458720244</text:p>
          </table:table-cell>
          <table:table-cell office:value-type="float" office:value="325857837" calcext:value-type="float">
            <text:p>325857837</text:p>
          </table:table-cell>
          <table:table-cell office:value-type="float" office:value="750252960" calcext:value-type="float">
            <text:p>750252960</text:p>
          </table:table-cell>
          <table:table-cell office:value-type="float" office:value="930385725" calcext:value-type="float">
            <text:p>930385725</text:p>
          </table:table-cell>
        </table:table-row>
        <table:table-row table:style-name="ro1">
          <table:table-cell office:value-type="float" office:value="336554768" calcext:value-type="float">
            <text:p>336554768</text:p>
          </table:table-cell>
          <table:table-cell office:value-type="float" office:value="658640876" calcext:value-type="float">
            <text:p>658640876</text:p>
          </table:table-cell>
          <table:table-cell office:value-type="float" office:value="526458796" calcext:value-type="float">
            <text:p>526458796</text:p>
          </table:table-cell>
          <table:table-cell office:value-type="float" office:value="563501724" calcext:value-type="float">
            <text:p>563501724</text:p>
          </table:table-cell>
          <table:table-cell office:value-type="float" office:value="980908984" calcext:value-type="float">
            <text:p>980908984</text:p>
          </table:table-cell>
          <table:table-cell office:value-type="float" office:value="666803004" calcext:value-type="float">
            <text:p>666803004</text:p>
          </table:table-cell>
          <table:table-cell office:value-type="float" office:value="460372097" calcext:value-type="float">
            <text:p>460372097</text:p>
          </table:table-cell>
          <table:table-cell office:value-type="float" office:value="470056945" calcext:value-type="float">
            <text:p>470056945</text:p>
          </table:table-cell>
          <table:table-cell office:value-type="float" office:value="842672111" calcext:value-type="float">
            <text:p>842672111</text:p>
          </table:table-cell>
          <table:table-cell office:value-type="float" office:value="434193597" calcext:value-type="float">
            <text:p>434193597</text:p>
          </table:table-cell>
          <table:table-cell office:value-type="float" office:value="562576434" calcext:value-type="float">
            <text:p>562576434</text:p>
          </table:table-cell>
          <table:table-cell office:value-type="float" office:value="468907749" calcext:value-type="float">
            <text:p>468907749</text:p>
          </table:table-cell>
          <table:table-cell office:value-type="float" office:value="989141574" calcext:value-type="float">
            <text:p>989141574</text:p>
          </table:table-cell>
          <table:table-cell office:value-type="float" office:value="298288449" calcext:value-type="float">
            <text:p>298288449</text:p>
          </table:table-cell>
          <table:table-cell office:value-type="float" office:value="501407667" calcext:value-type="float">
            <text:p>501407667</text:p>
          </table:table-cell>
          <table:table-cell office:value-type="float" office:value="933793022" calcext:value-type="float">
            <text:p>933793022</text:p>
          </table:table-cell>
          <table:table-cell office:value-type="float" office:value="484396433" calcext:value-type="float">
            <text:p>484396433</text:p>
          </table:table-cell>
          <table:table-cell office:value-type="float" office:value="263261818" calcext:value-type="float">
            <text:p>263261818</text:p>
          </table:table-cell>
          <table:table-cell office:value-type="float" office:value="192743971" calcext:value-type="float">
            <text:p>192743971</text:p>
          </table:table-cell>
          <table:table-cell office:value-type="float" office:value="489017936" calcext:value-type="float">
            <text:p>489017936</text:p>
          </table:table-cell>
          <table:table-cell office:value-type="float" office:value="425342547" calcext:value-type="float">
            <text:p>425342547</text:p>
          </table:table-cell>
          <table:table-cell office:value-type="float" office:value="316036469" calcext:value-type="float">
            <text:p>316036469</text:p>
          </table:table-cell>
          <table:table-cell office:value-type="float" office:value="933057246" calcext:value-type="float">
            <text:p>933057246</text:p>
          </table:table-cell>
          <table:table-cell office:value-type="float" office:value="518837393" calcext:value-type="float">
            <text:p>518837393</text:p>
          </table:table-cell>
          <table:table-cell office:value-type="float" office:value="489644181" calcext:value-type="float">
            <text:p>489644181</text:p>
          </table:table-cell>
          <table:table-cell office:value-type="float" office:value="611331779" calcext:value-type="float">
            <text:p>611331779</text:p>
          </table:table-cell>
          <table:table-cell office:value-type="float" office:value="344795231" calcext:value-type="float">
            <text:p>344795231</text:p>
          </table:table-cell>
          <table:table-cell office:value-type="float" office:value="885669289" calcext:value-type="float">
            <text:p>885669289</text:p>
          </table:table-cell>
          <table:table-cell office:value-type="float" office:value="732137930" calcext:value-type="float">
            <text:p>732137930</text:p>
          </table:table-cell>
          <table:table-cell office:value-type="float" office:value="204673877" calcext:value-type="float">
            <text:p>204673877</text:p>
          </table:table-cell>
          <table:table-cell office:value-type="float" office:value="143695902" calcext:value-type="float">
            <text:p>143695902</text:p>
          </table:table-cell>
          <table:table-cell office:value-type="float" office:value="101706159" calcext:value-type="float">
            <text:p>101706159</text:p>
          </table:table-cell>
        </table:table-row>
        <table:table-row table:style-name="ro1">
          <table:table-cell office:value-type="float" office:value="937157927" calcext:value-type="float">
            <text:p>937157927</text:p>
          </table:table-cell>
          <table:table-cell office:value-type="float" office:value="356108246" calcext:value-type="float">
            <text:p>356108246</text:p>
          </table:table-cell>
          <table:table-cell office:value-type="float" office:value="922576148" calcext:value-type="float">
            <text:p>922576148</text:p>
          </table:table-cell>
          <table:table-cell office:value-type="float" office:value="120797299" calcext:value-type="float">
            <text:p>120797299</text:p>
          </table:table-cell>
          <table:table-cell office:value-type="float" office:value="911836653" calcext:value-type="float">
            <text:p>911836653</text:p>
          </table:table-cell>
          <table:table-cell office:value-type="float" office:value="988185262" calcext:value-type="float">
            <text:p>988185262</text:p>
          </table:table-cell>
          <table:table-cell office:value-type="float" office:value="702147032" calcext:value-type="float">
            <text:p>702147032</text:p>
          </table:table-cell>
          <table:table-cell office:value-type="float" office:value="562879951" calcext:value-type="float">
            <text:p>562879951</text:p>
          </table:table-cell>
          <table:table-cell office:value-type="float" office:value="744900356" calcext:value-type="float">
            <text:p>744900356</text:p>
          </table:table-cell>
          <table:table-cell office:value-type="float" office:value="395789776" calcext:value-type="float">
            <text:p>395789776</text:p>
          </table:table-cell>
          <table:table-cell office:value-type="float" office:value="951813029" calcext:value-type="float">
            <text:p>951813029</text:p>
          </table:table-cell>
          <table:table-cell office:value-type="float" office:value="517870784" calcext:value-type="float">
            <text:p>517870784</text:p>
          </table:table-cell>
          <table:table-cell office:value-type="float" office:value="756086842" calcext:value-type="float">
            <text:p>756086842</text:p>
          </table:table-cell>
          <table:table-cell office:value-type="float" office:value="417920997" calcext:value-type="float">
            <text:p>417920997</text:p>
          </table:table-cell>
          <table:table-cell office:value-type="float" office:value="645063564" calcext:value-type="float">
            <text:p>645063564</text:p>
          </table:table-cell>
          <table:table-cell office:value-type="float" office:value="937586939" calcext:value-type="float">
            <text:p>937586939</text:p>
          </table:table-cell>
          <table:table-cell office:value-type="float" office:value="387878460" calcext:value-type="float">
            <text:p>387878460</text:p>
          </table:table-cell>
          <table:table-cell office:value-type="float" office:value="327397996" calcext:value-type="float">
            <text:p>327397996</text:p>
          </table:table-cell>
          <table:table-cell office:value-type="float" office:value="987075544" calcext:value-type="float">
            <text:p>987075544</text:p>
          </table:table-cell>
          <table:table-cell office:value-type="float" office:value="203333400" calcext:value-type="float">
            <text:p>203333400</text:p>
          </table:table-cell>
          <table:table-cell office:value-type="float" office:value="260273626" calcext:value-type="float">
            <text:p>260273626</text:p>
          </table:table-cell>
          <table:table-cell office:value-type="float" office:value="254366405" calcext:value-type="float">
            <text:p>254366405</text:p>
          </table:table-cell>
          <table:table-cell office:value-type="float" office:value="928111784" calcext:value-type="float">
            <text:p>928111784</text:p>
          </table:table-cell>
          <table:table-cell office:value-type="float" office:value="514356077" calcext:value-type="float">
            <text:p>514356077</text:p>
          </table:table-cell>
          <table:table-cell office:value-type="float" office:value="518705018" calcext:value-type="float">
            <text:p>518705018</text:p>
          </table:table-cell>
          <table:table-cell office:value-type="float" office:value="303147542" calcext:value-type="float">
            <text:p>303147542</text:p>
          </table:table-cell>
          <table:table-cell office:value-type="float" office:value="174552298" calcext:value-type="float">
            <text:p>174552298</text:p>
          </table:table-cell>
          <table:table-cell office:value-type="float" office:value="103282811" calcext:value-type="float">
            <text:p>103282811</text:p>
          </table:table-cell>
          <table:table-cell office:value-type="float" office:value="523976299" calcext:value-type="float">
            <text:p>523976299</text:p>
          </table:table-cell>
          <table:table-cell office:value-type="float" office:value="505915192" calcext:value-type="float">
            <text:p>505915192</text:p>
          </table:table-cell>
          <table:table-cell office:value-type="float" office:value="810221148" calcext:value-type="float">
            <text:p>810221148</text:p>
          </table:table-cell>
          <table:table-cell office:value-type="float" office:value="214701720" calcext:value-type="float">
            <text:p>214701720</text:p>
          </table:table-cell>
        </table:table-row>
        <table:table-row table:style-name="ro1">
          <table:table-cell office:value-type="float" office:value="733176528" calcext:value-type="float">
            <text:p>733176528</text:p>
          </table:table-cell>
          <table:table-cell office:value-type="float" office:value="364269627" calcext:value-type="float">
            <text:p>364269627</text:p>
          </table:table-cell>
          <table:table-cell office:value-type="float" office:value="160769271" calcext:value-type="float">
            <text:p>160769271</text:p>
          </table:table-cell>
          <table:table-cell office:value-type="float" office:value="148292478" calcext:value-type="float">
            <text:p>148292478</text:p>
          </table:table-cell>
          <table:table-cell office:value-type="float" office:value="402698800" calcext:value-type="float">
            <text:p>402698800</text:p>
          </table:table-cell>
          <table:table-cell office:value-type="float" office:value="275511370" calcext:value-type="float">
            <text:p>275511370</text:p>
          </table:table-cell>
          <table:table-cell office:value-type="float" office:value="820644640" calcext:value-type="float">
            <text:p>820644640</text:p>
          </table:table-cell>
          <table:table-cell office:value-type="float" office:value="409774129" calcext:value-type="float">
            <text:p>409774129</text:p>
          </table:table-cell>
          <table:table-cell office:value-type="float" office:value="100579214" calcext:value-type="float">
            <text:p>100579214</text:p>
          </table:table-cell>
          <table:table-cell office:value-type="float" office:value="519173285" calcext:value-type="float">
            <text:p>519173285</text:p>
          </table:table-cell>
          <table:table-cell office:value-type="float" office:value="107508968" calcext:value-type="float">
            <text:p>107508968</text:p>
          </table:table-cell>
          <table:table-cell office:value-type="float" office:value="677618076" calcext:value-type="float">
            <text:p>677618076</text:p>
          </table:table-cell>
          <table:table-cell office:value-type="float" office:value="197897719" calcext:value-type="float">
            <text:p>197897719</text:p>
          </table:table-cell>
          <table:table-cell office:value-type="float" office:value="369816805" calcext:value-type="float">
            <text:p>369816805</text:p>
          </table:table-cell>
          <table:table-cell office:value-type="float" office:value="427076293" calcext:value-type="float">
            <text:p>427076293</text:p>
          </table:table-cell>
          <table:table-cell office:value-type="float" office:value="463434445" calcext:value-type="float">
            <text:p>463434445</text:p>
          </table:table-cell>
          <table:table-cell office:value-type="float" office:value="469805981" calcext:value-type="float">
            <text:p>469805981</text:p>
          </table:table-cell>
          <table:table-cell office:value-type="float" office:value="603596353" calcext:value-type="float">
            <text:p>603596353</text:p>
          </table:table-cell>
          <table:table-cell office:value-type="float" office:value="709673365" calcext:value-type="float">
            <text:p>709673365</text:p>
          </table:table-cell>
          <table:table-cell office:value-type="float" office:value="265115533" calcext:value-type="float">
            <text:p>265115533</text:p>
          </table:table-cell>
          <table:table-cell office:value-type="float" office:value="455890152" calcext:value-type="float">
            <text:p>455890152</text:p>
          </table:table-cell>
          <table:table-cell office:value-type="float" office:value="252333467" calcext:value-type="float">
            <text:p>252333467</text:p>
          </table:table-cell>
          <table:table-cell office:value-type="float" office:value="410021389" calcext:value-type="float">
            <text:p>410021389</text:p>
          </table:table-cell>
          <table:table-cell office:value-type="float" office:value="834667673" calcext:value-type="float">
            <text:p>834667673</text:p>
          </table:table-cell>
          <table:table-cell office:value-type="float" office:value="533688932" calcext:value-type="float">
            <text:p>533688932</text:p>
          </table:table-cell>
          <table:table-cell office:value-type="float" office:value="339692600" calcext:value-type="float">
            <text:p>339692600</text:p>
          </table:table-cell>
          <table:table-cell office:value-type="float" office:value="397593692" calcext:value-type="float">
            <text:p>397593692</text:p>
          </table:table-cell>
          <table:table-cell office:value-type="float" office:value="810867004" calcext:value-type="float">
            <text:p>810867004</text:p>
          </table:table-cell>
          <table:table-cell office:value-type="float" office:value="408066224" calcext:value-type="float">
            <text:p>408066224</text:p>
          </table:table-cell>
          <table:table-cell office:value-type="float" office:value="198810082" calcext:value-type="float">
            <text:p>198810082</text:p>
          </table:table-cell>
          <table:table-cell office:value-type="float" office:value="653218651" calcext:value-type="float">
            <text:p>653218651</text:p>
          </table:table-cell>
          <table:table-cell office:value-type="float" office:value="606774080" calcext:value-type="float">
            <text:p>606774080</text:p>
          </table:table-cell>
        </table:table-row>
        <table:table-row table:style-name="ro1">
          <table:table-cell office:value-type="float" office:value="376452095" calcext:value-type="float">
            <text:p>376452095</text:p>
          </table:table-cell>
          <table:table-cell office:value-type="float" office:value="763424480" calcext:value-type="float">
            <text:p>763424480</text:p>
          </table:table-cell>
          <table:table-cell office:value-type="float" office:value="584819742" calcext:value-type="float">
            <text:p>584819742</text:p>
          </table:table-cell>
          <table:table-cell office:value-type="float" office:value="615251668" calcext:value-type="float">
            <text:p>615251668</text:p>
          </table:table-cell>
          <table:table-cell office:value-type="float" office:value="216752440" calcext:value-type="float">
            <text:p>216752440</text:p>
          </table:table-cell>
          <table:table-cell office:value-type="float" office:value="765355194" calcext:value-type="float">
            <text:p>765355194</text:p>
          </table:table-cell>
          <table:table-cell office:value-type="float" office:value="522327523" calcext:value-type="float">
            <text:p>522327523</text:p>
          </table:table-cell>
          <table:table-cell office:value-type="float" office:value="744952640" calcext:value-type="float">
            <text:p>744952640</text:p>
          </table:table-cell>
          <table:table-cell office:value-type="float" office:value="550139533" calcext:value-type="float">
            <text:p>550139533</text:p>
          </table:table-cell>
          <table:table-cell office:value-type="float" office:value="156532068" calcext:value-type="float">
            <text:p>156532068</text:p>
          </table:table-cell>
          <table:table-cell office:value-type="float" office:value="173765768" calcext:value-type="float">
            <text:p>173765768</text:p>
          </table:table-cell>
          <table:table-cell office:value-type="float" office:value="643278115" calcext:value-type="float">
            <text:p>643278115</text:p>
          </table:table-cell>
          <table:table-cell office:value-type="float" office:value="130135197" calcext:value-type="float">
            <text:p>130135197</text:p>
          </table:table-cell>
          <table:table-cell office:value-type="float" office:value="899915648" calcext:value-type="float">
            <text:p>899915648</text:p>
          </table:table-cell>
          <table:table-cell office:value-type="float" office:value="767756673" calcext:value-type="float">
            <text:p>767756673</text:p>
          </table:table-cell>
          <table:table-cell office:value-type="float" office:value="809177158" calcext:value-type="float">
            <text:p>809177158</text:p>
          </table:table-cell>
          <table:table-cell office:value-type="float" office:value="660758305" calcext:value-type="float">
            <text:p>660758305</text:p>
          </table:table-cell>
          <table:table-cell office:value-type="float" office:value="666401158" calcext:value-type="float">
            <text:p>666401158</text:p>
          </table:table-cell>
          <table:table-cell office:value-type="float" office:value="860090683" calcext:value-type="float">
            <text:p>860090683</text:p>
          </table:table-cell>
          <table:table-cell office:value-type="float" office:value="208254118" calcext:value-type="float">
            <text:p>208254118</text:p>
          </table:table-cell>
          <table:table-cell office:value-type="float" office:value="489521378" calcext:value-type="float">
            <text:p>489521378</text:p>
          </table:table-cell>
          <table:table-cell office:value-type="float" office:value="947561681" calcext:value-type="float">
            <text:p>947561681</text:p>
          </table:table-cell>
          <table:table-cell office:value-type="float" office:value="369578559" calcext:value-type="float">
            <text:p>369578559</text:p>
          </table:table-cell>
          <table:table-cell office:value-type="float" office:value="480044607" calcext:value-type="float">
            <text:p>480044607</text:p>
          </table:table-cell>
          <table:table-cell office:value-type="float" office:value="395038454" calcext:value-type="float">
            <text:p>395038454</text:p>
          </table:table-cell>
          <table:table-cell office:value-type="float" office:value="215765014" calcext:value-type="float">
            <text:p>215765014</text:p>
          </table:table-cell>
          <table:table-cell office:value-type="float" office:value="960013526" calcext:value-type="float">
            <text:p>960013526</text:p>
          </table:table-cell>
          <table:table-cell office:value-type="float" office:value="925309142" calcext:value-type="float">
            <text:p>925309142</text:p>
          </table:table-cell>
          <table:table-cell office:value-type="float" office:value="178518252" calcext:value-type="float">
            <text:p>178518252</text:p>
          </table:table-cell>
          <table:table-cell office:value-type="float" office:value="199515368" calcext:value-type="float">
            <text:p>199515368</text:p>
          </table:table-cell>
          <table:table-cell office:value-type="float" office:value="369726789" calcext:value-type="float">
            <text:p>369726789</text:p>
          </table:table-cell>
          <table:table-cell office:value-type="float" office:value="530078826" calcext:value-type="float">
            <text:p>530078826</text:p>
          </table:table-cell>
        </table:table-row>
        <table:table-row table:style-name="ro1">
          <table:table-cell office:value-type="float" office:value="317199271" calcext:value-type="float">
            <text:p>317199271</text:p>
          </table:table-cell>
          <table:table-cell office:value-type="float" office:value="888733859" calcext:value-type="float">
            <text:p>888733859</text:p>
          </table:table-cell>
          <table:table-cell office:value-type="float" office:value="751969004" calcext:value-type="float">
            <text:p>751969004</text:p>
          </table:table-cell>
          <table:table-cell office:value-type="float" office:value="370849407" calcext:value-type="float">
            <text:p>370849407</text:p>
          </table:table-cell>
          <table:table-cell office:value-type="float" office:value="290769058" calcext:value-type="float">
            <text:p>290769058</text:p>
          </table:table-cell>
          <table:table-cell office:value-type="float" office:value="117698891" calcext:value-type="float">
            <text:p>117698891</text:p>
          </table:table-cell>
          <table:table-cell office:value-type="float" office:value="382381750" calcext:value-type="float">
            <text:p>382381750</text:p>
          </table:table-cell>
          <table:table-cell office:value-type="float" office:value="755753077" calcext:value-type="float">
            <text:p>755753077</text:p>
          </table:table-cell>
          <table:table-cell office:value-type="float" office:value="414184866" calcext:value-type="float">
            <text:p>414184866</text:p>
          </table:table-cell>
          <table:table-cell office:value-type="float" office:value="701788141" calcext:value-type="float">
            <text:p>701788141</text:p>
          </table:table-cell>
          <table:table-cell office:value-type="float" office:value="462434236" calcext:value-type="float">
            <text:p>462434236</text:p>
          </table:table-cell>
          <table:table-cell office:value-type="float" office:value="953632402" calcext:value-type="float">
            <text:p>953632402</text:p>
          </table:table-cell>
          <table:table-cell office:value-type="float" office:value="624489784" calcext:value-type="float">
            <text:p>624489784</text:p>
          </table:table-cell>
          <table:table-cell office:value-type="float" office:value="252637746" calcext:value-type="float">
            <text:p>252637746</text:p>
          </table:table-cell>
          <table:table-cell office:value-type="float" office:value="559632011" calcext:value-type="float">
            <text:p>559632011</text:p>
          </table:table-cell>
          <table:table-cell office:value-type="float" office:value="764692963" calcext:value-type="float">
            <text:p>764692963</text:p>
          </table:table-cell>
          <table:table-cell office:value-type="float" office:value="435212310" calcext:value-type="float">
            <text:p>435212310</text:p>
          </table:table-cell>
          <table:table-cell office:value-type="float" office:value="931200620" calcext:value-type="float">
            <text:p>931200620</text:p>
          </table:table-cell>
          <table:table-cell office:value-type="float" office:value="139879374" calcext:value-type="float">
            <text:p>139879374</text:p>
          </table:table-cell>
          <table:table-cell office:value-type="float" office:value="856901851" calcext:value-type="float">
            <text:p>856901851</text:p>
          </table:table-cell>
          <table:table-cell office:value-type="float" office:value="933318941" calcext:value-type="float">
            <text:p>933318941</text:p>
          </table:table-cell>
          <table:table-cell office:value-type="float" office:value="750944666" calcext:value-type="float">
            <text:p>750944666</text:p>
          </table:table-cell>
          <table:table-cell office:value-type="float" office:value="913353065" calcext:value-type="float">
            <text:p>913353065</text:p>
          </table:table-cell>
          <table:table-cell office:value-type="float" office:value="120619031" calcext:value-type="float">
            <text:p>120619031</text:p>
          </table:table-cell>
          <table:table-cell office:value-type="float" office:value="424313179" calcext:value-type="float">
            <text:p>424313179</text:p>
          </table:table-cell>
          <table:table-cell office:value-type="float" office:value="454575496" calcext:value-type="float">
            <text:p>454575496</text:p>
          </table:table-cell>
          <table:table-cell office:value-type="float" office:value="381498942" calcext:value-type="float">
            <text:p>381498942</text:p>
          </table:table-cell>
          <table:table-cell office:value-type="float" office:value="230044086" calcext:value-type="float">
            <text:p>230044086</text:p>
          </table:table-cell>
          <table:table-cell office:value-type="float" office:value="652089043" calcext:value-type="float">
            <text:p>652089043</text:p>
          </table:table-cell>
          <table:table-cell office:value-type="float" office:value="511352819" calcext:value-type="float">
            <text:p>511352819</text:p>
          </table:table-cell>
          <table:table-cell office:value-type="float" office:value="391727897" calcext:value-type="float">
            <text:p>391727897</text:p>
          </table:table-cell>
          <table:table-cell office:value-type="float" office:value="358059830" calcext:value-type="float">
            <text:p>358059830</text:p>
          </table:table-cell>
        </table:table-row>
        <table:table-row table:style-name="ro1">
          <table:table-cell office:value-type="float" office:value="413920260" calcext:value-type="float">
            <text:p>413920260</text:p>
          </table:table-cell>
          <table:table-cell office:value-type="float" office:value="365451781" calcext:value-type="float">
            <text:p>365451781</text:p>
          </table:table-cell>
          <table:table-cell office:value-type="float" office:value="464391272" calcext:value-type="float">
            <text:p>464391272</text:p>
          </table:table-cell>
          <table:table-cell office:value-type="float" office:value="643780510" calcext:value-type="float">
            <text:p>643780510</text:p>
          </table:table-cell>
          <table:table-cell office:value-type="float" office:value="357955903" calcext:value-type="float">
            <text:p>357955903</text:p>
          </table:table-cell>
          <table:table-cell office:value-type="float" office:value="723630835" calcext:value-type="float">
            <text:p>723630835</text:p>
          </table:table-cell>
          <table:table-cell office:value-type="float" office:value="255369263" calcext:value-type="float">
            <text:p>255369263</text:p>
          </table:table-cell>
          <table:table-cell office:value-type="float" office:value="830660365" calcext:value-type="float">
            <text:p>830660365</text:p>
          </table:table-cell>
          <table:table-cell office:value-type="float" office:value="762864442" calcext:value-type="float">
            <text:p>762864442</text:p>
          </table:table-cell>
          <table:table-cell office:value-type="float" office:value="549631468" calcext:value-type="float">
            <text:p>549631468</text:p>
          </table:table-cell>
          <table:table-cell office:value-type="float" office:value="372841326" calcext:value-type="float">
            <text:p>372841326</text:p>
          </table:table-cell>
          <table:table-cell office:value-type="float" office:value="542799895" calcext:value-type="float">
            <text:p>542799895</text:p>
          </table:table-cell>
          <table:table-cell office:value-type="float" office:value="892420259" calcext:value-type="float">
            <text:p>892420259</text:p>
          </table:table-cell>
          <table:table-cell office:value-type="float" office:value="171159034" calcext:value-type="float">
            <text:p>171159034</text:p>
          </table:table-cell>
          <table:table-cell office:value-type="float" office:value="624465235" calcext:value-type="float">
            <text:p>624465235</text:p>
          </table:table-cell>
          <table:table-cell office:value-type="float" office:value="115250388" calcext:value-type="float">
            <text:p>115250388</text:p>
          </table:table-cell>
          <table:table-cell office:value-type="float" office:value="513523632" calcext:value-type="float">
            <text:p>513523632</text:p>
          </table:table-cell>
          <table:table-cell office:value-type="float" office:value="237278823" calcext:value-type="float">
            <text:p>237278823</text:p>
          </table:table-cell>
          <table:table-cell office:value-type="float" office:value="203569076" calcext:value-type="float">
            <text:p>203569076</text:p>
          </table:table-cell>
          <table:table-cell office:value-type="float" office:value="590348941" calcext:value-type="float">
            <text:p>590348941</text:p>
          </table:table-cell>
          <table:table-cell office:value-type="float" office:value="749044513" calcext:value-type="float">
            <text:p>749044513</text:p>
          </table:table-cell>
          <table:table-cell office:value-type="float" office:value="252767759" calcext:value-type="float">
            <text:p>252767759</text:p>
          </table:table-cell>
          <table:table-cell office:value-type="float" office:value="500806263" calcext:value-type="float">
            <text:p>500806263</text:p>
          </table:table-cell>
          <table:table-cell office:value-type="float" office:value="825546330" calcext:value-type="float">
            <text:p>825546330</text:p>
          </table:table-cell>
          <table:table-cell office:value-type="float" office:value="740369261" calcext:value-type="float">
            <text:p>740369261</text:p>
          </table:table-cell>
          <table:table-cell office:value-type="float" office:value="459187347" calcext:value-type="float">
            <text:p>459187347</text:p>
          </table:table-cell>
          <table:table-cell office:value-type="float" office:value="152590962" calcext:value-type="float">
            <text:p>152590962</text:p>
          </table:table-cell>
          <table:table-cell office:value-type="float" office:value="974374850" calcext:value-type="float">
            <text:p>974374850</text:p>
          </table:table-cell>
          <table:table-cell office:value-type="float" office:value="112865837" calcext:value-type="float">
            <text:p>112865837</text:p>
          </table:table-cell>
          <table:table-cell office:value-type="float" office:value="785863342" calcext:value-type="float">
            <text:p>785863342</text:p>
          </table:table-cell>
          <table:table-cell office:value-type="float" office:value="205262056" calcext:value-type="float">
            <text:p>205262056</text:p>
          </table:table-cell>
          <table:table-cell office:value-type="float" office:value="780993043" calcext:value-type="float">
            <text:p>780993043</text:p>
          </table:table-cell>
        </table:table-row>
        <table:table-row table:style-name="ro1">
          <table:table-cell office:value-type="float" office:value="405831303" calcext:value-type="float">
            <text:p>405831303</text:p>
          </table:table-cell>
          <table:table-cell office:value-type="float" office:value="848596996" calcext:value-type="float">
            <text:p>848596996</text:p>
          </table:table-cell>
          <table:table-cell office:value-type="float" office:value="719657523" calcext:value-type="float">
            <text:p>719657523</text:p>
          </table:table-cell>
          <table:table-cell office:value-type="float" office:value="581795536" calcext:value-type="float">
            <text:p>581795536</text:p>
          </table:table-cell>
          <table:table-cell office:value-type="float" office:value="634308090" calcext:value-type="float">
            <text:p>634308090</text:p>
          </table:table-cell>
          <table:table-cell office:value-type="float" office:value="423307327" calcext:value-type="float">
            <text:p>423307327</text:p>
          </table:table-cell>
          <table:table-cell office:value-type="float" office:value="428843522" calcext:value-type="float">
            <text:p>428843522</text:p>
          </table:table-cell>
          <table:table-cell office:value-type="float" office:value="393053689" calcext:value-type="float">
            <text:p>393053689</text:p>
          </table:table-cell>
          <table:table-cell office:value-type="float" office:value="606761488" calcext:value-type="float">
            <text:p>606761488</text:p>
          </table:table-cell>
          <table:table-cell office:value-type="float" office:value="799646733" calcext:value-type="float">
            <text:p>799646733</text:p>
          </table:table-cell>
          <table:table-cell office:value-type="float" office:value="784818703" calcext:value-type="float">
            <text:p>784818703</text:p>
          </table:table-cell>
          <table:table-cell office:value-type="float" office:value="359162959" calcext:value-type="float">
            <text:p>359162959</text:p>
          </table:table-cell>
          <table:table-cell office:value-type="float" office:value="996947546" calcext:value-type="float">
            <text:p>996947546</text:p>
          </table:table-cell>
          <table:table-cell office:value-type="float" office:value="380172780" calcext:value-type="float">
            <text:p>380172780</text:p>
          </table:table-cell>
          <table:table-cell office:value-type="float" office:value="113640948" calcext:value-type="float">
            <text:p>113640948</text:p>
          </table:table-cell>
          <table:table-cell office:value-type="float" office:value="946463387" calcext:value-type="float">
            <text:p>946463387</text:p>
          </table:table-cell>
          <table:table-cell office:value-type="float" office:value="436720096" calcext:value-type="float">
            <text:p>436720096</text:p>
          </table:table-cell>
          <table:table-cell office:value-type="float" office:value="331896051" calcext:value-type="float">
            <text:p>331896051</text:p>
          </table:table-cell>
          <table:table-cell office:value-type="float" office:value="889105836" calcext:value-type="float">
            <text:p>889105836</text:p>
          </table:table-cell>
          <table:table-cell office:value-type="float" office:value="816482455" calcext:value-type="float">
            <text:p>816482455</text:p>
          </table:table-cell>
          <table:table-cell office:value-type="float" office:value="275176910" calcext:value-type="float">
            <text:p>275176910</text:p>
          </table:table-cell>
          <table:table-cell office:value-type="float" office:value="616792928" calcext:value-type="float">
            <text:p>616792928</text:p>
          </table:table-cell>
          <table:table-cell office:value-type="float" office:value="666530916" calcext:value-type="float">
            <text:p>666530916</text:p>
          </table:table-cell>
          <table:table-cell office:value-type="float" office:value="856937859" calcext:value-type="float">
            <text:p>856937859</text:p>
          </table:table-cell>
          <table:table-cell office:value-type="float" office:value="183582924" calcext:value-type="float">
            <text:p>183582924</text:p>
          </table:table-cell>
          <table:table-cell office:value-type="float" office:value="913711037" calcext:value-type="float">
            <text:p>913711037</text:p>
          </table:table-cell>
          <table:table-cell office:value-type="float" office:value="927577143" calcext:value-type="float">
            <text:p>927577143</text:p>
          </table:table-cell>
          <table:table-cell office:value-type="float" office:value="397318432" calcext:value-type="float">
            <text:p>397318432</text:p>
          </table:table-cell>
          <table:table-cell office:value-type="float" office:value="497096351" calcext:value-type="float">
            <text:p>497096351</text:p>
          </table:table-cell>
          <table:table-cell office:value-type="float" office:value="289054046" calcext:value-type="float">
            <text:p>289054046</text:p>
          </table:table-cell>
          <table:table-cell office:value-type="float" office:value="474178059" calcext:value-type="float">
            <text:p>474178059</text:p>
          </table:table-cell>
          <table:table-cell office:value-type="float" office:value="778392463" calcext:value-type="float">
            <text:p>778392463</text:p>
          </table:table-cell>
        </table:table-row>
        <table:table-row table:style-name="ro1">
          <table:table-cell office:value-type="float" office:value="949688659" calcext:value-type="float">
            <text:p>949688659</text:p>
          </table:table-cell>
          <table:table-cell office:value-type="float" office:value="346355663" calcext:value-type="float">
            <text:p>346355663</text:p>
          </table:table-cell>
          <table:table-cell office:value-type="float" office:value="939127711" calcext:value-type="float">
            <text:p>939127711</text:p>
          </table:table-cell>
          <table:table-cell office:value-type="float" office:value="506662332" calcext:value-type="float">
            <text:p>506662332</text:p>
          </table:table-cell>
          <table:table-cell office:value-type="float" office:value="805368798" calcext:value-type="float">
            <text:p>805368798</text:p>
          </table:table-cell>
          <table:table-cell office:value-type="float" office:value="651733626" calcext:value-type="float">
            <text:p>651733626</text:p>
          </table:table-cell>
          <table:table-cell office:value-type="float" office:value="261396700" calcext:value-type="float">
            <text:p>261396700</text:p>
          </table:table-cell>
          <table:table-cell office:value-type="float" office:value="900970000" calcext:value-type="float">
            <text:p>900970000</text:p>
          </table:table-cell>
          <table:table-cell office:value-type="float" office:value="372047778" calcext:value-type="float">
            <text:p>372047778</text:p>
          </table:table-cell>
          <table:table-cell office:value-type="float" office:value="266236098" calcext:value-type="float">
            <text:p>266236098</text:p>
          </table:table-cell>
          <table:table-cell office:value-type="float" office:value="762759466" calcext:value-type="float">
            <text:p>762759466</text:p>
          </table:table-cell>
          <table:table-cell office:value-type="float" office:value="155540169" calcext:value-type="float">
            <text:p>155540169</text:p>
          </table:table-cell>
          <table:table-cell office:value-type="float" office:value="299143106" calcext:value-type="float">
            <text:p>299143106</text:p>
          </table:table-cell>
          <table:table-cell office:value-type="float" office:value="145856562" calcext:value-type="float">
            <text:p>145856562</text:p>
          </table:table-cell>
          <table:table-cell office:value-type="float" office:value="403609851" calcext:value-type="float">
            <text:p>403609851</text:p>
          </table:table-cell>
          <table:table-cell office:value-type="float" office:value="507762987" calcext:value-type="float">
            <text:p>507762987</text:p>
          </table:table-cell>
          <table:table-cell office:value-type="float" office:value="682387629" calcext:value-type="float">
            <text:p>682387629</text:p>
          </table:table-cell>
          <table:table-cell office:value-type="float" office:value="463335378" calcext:value-type="float">
            <text:p>463335378</text:p>
          </table:table-cell>
          <table:table-cell office:value-type="float" office:value="774469883" calcext:value-type="float">
            <text:p>774469883</text:p>
          </table:table-cell>
          <table:table-cell office:value-type="float" office:value="124235542" calcext:value-type="float">
            <text:p>124235542</text:p>
          </table:table-cell>
          <table:table-cell office:value-type="float" office:value="579988214" calcext:value-type="float">
            <text:p>579988214</text:p>
          </table:table-cell>
          <table:table-cell office:value-type="float" office:value="557489276" calcext:value-type="float">
            <text:p>557489276</text:p>
          </table:table-cell>
          <table:table-cell office:value-type="float" office:value="531458599" calcext:value-type="float">
            <text:p>531458599</text:p>
          </table:table-cell>
          <table:table-cell office:value-type="float" office:value="340060510" calcext:value-type="float">
            <text:p>340060510</text:p>
          </table:table-cell>
          <table:table-cell office:value-type="float" office:value="514355230" calcext:value-type="float">
            <text:p>514355230</text:p>
          </table:table-cell>
          <table:table-cell office:value-type="float" office:value="565850002" calcext:value-type="float">
            <text:p>565850002</text:p>
          </table:table-cell>
          <table:table-cell office:value-type="float" office:value="148244878" calcext:value-type="float">
            <text:p>148244878</text:p>
          </table:table-cell>
          <table:table-cell office:value-type="float" office:value="953808396" calcext:value-type="float">
            <text:p>953808396</text:p>
          </table:table-cell>
          <table:table-cell office:value-type="float" office:value="984237886" calcext:value-type="float">
            <text:p>984237886</text:p>
          </table:table-cell>
          <table:table-cell office:value-type="float" office:value="758074254" calcext:value-type="float">
            <text:p>758074254</text:p>
          </table:table-cell>
          <table:table-cell office:value-type="float" office:value="958489748" calcext:value-type="float">
            <text:p>958489748</text:p>
          </table:table-cell>
          <table:table-cell office:value-type="float" office:value="406549577" calcext:value-type="float">
            <text:p>406549577</text:p>
          </table:table-cell>
        </table:table-row>
        <table:table-row table:style-name="ro1">
          <table:table-cell office:value-type="float" office:value="604710468" calcext:value-type="float">
            <text:p>604710468</text:p>
          </table:table-cell>
          <table:table-cell office:value-type="float" office:value="927728153" calcext:value-type="float">
            <text:p>927728153</text:p>
          </table:table-cell>
          <table:table-cell office:value-type="float" office:value="117975853" calcext:value-type="float">
            <text:p>117975853</text:p>
          </table:table-cell>
          <table:table-cell office:value-type="float" office:value="558725225" calcext:value-type="float">
            <text:p>558725225</text:p>
          </table:table-cell>
          <table:table-cell office:value-type="float" office:value="347596329" calcext:value-type="float">
            <text:p>347596329</text:p>
          </table:table-cell>
          <table:table-cell office:value-type="float" office:value="959814238" calcext:value-type="float">
            <text:p>959814238</text:p>
          </table:table-cell>
          <table:table-cell office:value-type="float" office:value="201840428" calcext:value-type="float">
            <text:p>201840428</text:p>
          </table:table-cell>
          <table:table-cell office:value-type="float" office:value="549288239" calcext:value-type="float">
            <text:p>549288239</text:p>
          </table:table-cell>
          <table:table-cell office:value-type="float" office:value="928206628" calcext:value-type="float">
            <text:p>928206628</text:p>
          </table:table-cell>
          <table:table-cell office:value-type="float" office:value="865270933" calcext:value-type="float">
            <text:p>865270933</text:p>
          </table:table-cell>
          <table:table-cell office:value-type="float" office:value="249801492" calcext:value-type="float">
            <text:p>249801492</text:p>
          </table:table-cell>
          <table:table-cell office:value-type="float" office:value="296294065" calcext:value-type="float">
            <text:p>296294065</text:p>
          </table:table-cell>
          <table:table-cell office:value-type="float" office:value="730987347" calcext:value-type="float">
            <text:p>730987347</text:p>
          </table:table-cell>
          <table:table-cell office:value-type="float" office:value="980433666" calcext:value-type="float">
            <text:p>980433666</text:p>
          </table:table-cell>
          <table:table-cell office:value-type="float" office:value="905824714" calcext:value-type="float">
            <text:p>905824714</text:p>
          </table:table-cell>
          <table:table-cell office:value-type="float" office:value="176410416" calcext:value-type="float">
            <text:p>176410416</text:p>
          </table:table-cell>
          <table:table-cell office:value-type="float" office:value="862388257" calcext:value-type="float">
            <text:p>862388257</text:p>
          </table:table-cell>
          <table:table-cell office:value-type="float" office:value="727597144" calcext:value-type="float">
            <text:p>727597144</text:p>
          </table:table-cell>
          <table:table-cell office:value-type="float" office:value="233298568" calcext:value-type="float">
            <text:p>233298568</text:p>
          </table:table-cell>
          <table:table-cell office:value-type="float" office:value="992789144" calcext:value-type="float">
            <text:p>992789144</text:p>
          </table:table-cell>
          <table:table-cell office:value-type="float" office:value="566314322" calcext:value-type="float">
            <text:p>566314322</text:p>
          </table:table-cell>
          <table:table-cell office:value-type="float" office:value="117425873" calcext:value-type="float">
            <text:p>117425873</text:p>
          </table:table-cell>
          <table:table-cell office:value-type="float" office:value="712877414" calcext:value-type="float">
            <text:p>712877414</text:p>
          </table:table-cell>
          <table:table-cell office:value-type="float" office:value="918453438" calcext:value-type="float">
            <text:p>918453438</text:p>
          </table:table-cell>
          <table:table-cell office:value-type="float" office:value="102528453" calcext:value-type="float">
            <text:p>102528453</text:p>
          </table:table-cell>
          <table:table-cell office:value-type="float" office:value="286878980" calcext:value-type="float">
            <text:p>286878980</text:p>
          </table:table-cell>
          <table:table-cell office:value-type="float" office:value="851169704" calcext:value-type="float">
            <text:p>851169704</text:p>
          </table:table-cell>
          <table:table-cell office:value-type="float" office:value="382763218" calcext:value-type="float">
            <text:p>382763218</text:p>
          </table:table-cell>
          <table:table-cell office:value-type="float" office:value="985317233" calcext:value-type="float">
            <text:p>985317233</text:p>
          </table:table-cell>
          <table:table-cell office:value-type="float" office:value="297256072" calcext:value-type="float">
            <text:p>297256072</text:p>
          </table:table-cell>
          <table:table-cell office:value-type="float" office:value="148114256" calcext:value-type="float">
            <text:p>148114256</text:p>
          </table:table-cell>
          <table:table-cell office:value-type="float" office:value="782622699" calcext:value-type="float">
            <text:p>782622699</text:p>
          </table:table-cell>
        </table:table-row>
        <table:table-row table:style-name="ro1">
          <table:table-cell office:value-type="float" office:value="616692604" calcext:value-type="float">
            <text:p>616692604</text:p>
          </table:table-cell>
          <table:table-cell office:value-type="float" office:value="891721380" calcext:value-type="float">
            <text:p>891721380</text:p>
          </table:table-cell>
          <table:table-cell office:value-type="float" office:value="564941425" calcext:value-type="float">
            <text:p>564941425</text:p>
          </table:table-cell>
          <table:table-cell office:value-type="float" office:value="608909105" calcext:value-type="float">
            <text:p>608909105</text:p>
          </table:table-cell>
          <table:table-cell office:value-type="float" office:value="924762122" calcext:value-type="float">
            <text:p>924762122</text:p>
          </table:table-cell>
          <table:table-cell office:value-type="float" office:value="469979100" calcext:value-type="float">
            <text:p>469979100</text:p>
          </table:table-cell>
          <table:table-cell office:value-type="float" office:value="856948148" calcext:value-type="float">
            <text:p>856948148</text:p>
          </table:table-cell>
          <table:table-cell office:value-type="float" office:value="299748670" calcext:value-type="float">
            <text:p>299748670</text:p>
          </table:table-cell>
          <table:table-cell office:value-type="float" office:value="329824032" calcext:value-type="float">
            <text:p>329824032</text:p>
          </table:table-cell>
          <table:table-cell office:value-type="float" office:value="354363187" calcext:value-type="float">
            <text:p>354363187</text:p>
          </table:table-cell>
          <table:table-cell office:value-type="float" office:value="778275524" calcext:value-type="float">
            <text:p>778275524</text:p>
          </table:table-cell>
          <table:table-cell office:value-type="float" office:value="291684902" calcext:value-type="float">
            <text:p>291684902</text:p>
          </table:table-cell>
          <table:table-cell office:value-type="float" office:value="438259900" calcext:value-type="float">
            <text:p>438259900</text:p>
          </table:table-cell>
          <table:table-cell office:value-type="float" office:value="175863585" calcext:value-type="float">
            <text:p>175863585</text:p>
          </table:table-cell>
          <table:table-cell office:value-type="float" office:value="695045741" calcext:value-type="float">
            <text:p>695045741</text:p>
          </table:table-cell>
          <table:table-cell office:value-type="float" office:value="861054011" calcext:value-type="float">
            <text:p>861054011</text:p>
          </table:table-cell>
          <table:table-cell office:value-type="float" office:value="377682044" calcext:value-type="float">
            <text:p>377682044</text:p>
          </table:table-cell>
          <table:table-cell office:value-type="float" office:value="891051694" calcext:value-type="float">
            <text:p>891051694</text:p>
          </table:table-cell>
          <table:table-cell office:value-type="float" office:value="623924855" calcext:value-type="float">
            <text:p>623924855</text:p>
          </table:table-cell>
          <table:table-cell office:value-type="float" office:value="182840240" calcext:value-type="float">
            <text:p>182840240</text:p>
          </table:table-cell>
          <table:table-cell office:value-type="float" office:value="851460813" calcext:value-type="float">
            <text:p>851460813</text:p>
          </table:table-cell>
          <table:table-cell office:value-type="float" office:value="579987131" calcext:value-type="float">
            <text:p>579987131</text:p>
          </table:table-cell>
          <table:table-cell office:value-type="float" office:value="637585213" calcext:value-type="float">
            <text:p>637585213</text:p>
          </table:table-cell>
          <table:table-cell office:value-type="float" office:value="628706637" calcext:value-type="float">
            <text:p>628706637</text:p>
          </table:table-cell>
          <table:table-cell office:value-type="float" office:value="484282105" calcext:value-type="float">
            <text:p>484282105</text:p>
          </table:table-cell>
          <table:table-cell office:value-type="float" office:value="421456592" calcext:value-type="float">
            <text:p>421456592</text:p>
          </table:table-cell>
          <table:table-cell office:value-type="float" office:value="906160252" calcext:value-type="float">
            <text:p>906160252</text:p>
          </table:table-cell>
          <table:table-cell office:value-type="float" office:value="616714377" calcext:value-type="float">
            <text:p>616714377</text:p>
          </table:table-cell>
          <table:table-cell office:value-type="float" office:value="664957745" calcext:value-type="float">
            <text:p>664957745</text:p>
          </table:table-cell>
          <table:table-cell office:value-type="float" office:value="175867360" calcext:value-type="float">
            <text:p>175867360</text:p>
          </table:table-cell>
          <table:table-cell office:value-type="float" office:value="618943324" calcext:value-type="float">
            <text:p>618943324</text:p>
          </table:table-cell>
          <table:table-cell office:value-type="float" office:value="873060550" calcext:value-type="float">
            <text:p>873060550</text:p>
          </table:table-cell>
        </table:table-row>
        <table:table-row table:style-name="ro1">
          <table:table-cell office:value-type="float" office:value="596752699" calcext:value-type="float">
            <text:p>596752699</text:p>
          </table:table-cell>
          <table:table-cell office:value-type="float" office:value="774768439" calcext:value-type="float">
            <text:p>774768439</text:p>
          </table:table-cell>
          <table:table-cell office:value-type="float" office:value="669670862" calcext:value-type="float">
            <text:p>669670862</text:p>
          </table:table-cell>
          <table:table-cell office:value-type="float" office:value="638203059" calcext:value-type="float">
            <text:p>638203059</text:p>
          </table:table-cell>
          <table:table-cell office:value-type="float" office:value="640959241" calcext:value-type="float">
            <text:p>640959241</text:p>
          </table:table-cell>
          <table:table-cell office:value-type="float" office:value="832909507" calcext:value-type="float">
            <text:p>832909507</text:p>
          </table:table-cell>
          <table:table-cell office:value-type="float" office:value="107229640" calcext:value-type="float">
            <text:p>107229640</text:p>
          </table:table-cell>
          <table:table-cell office:value-type="float" office:value="623297696" calcext:value-type="float">
            <text:p>623297696</text:p>
          </table:table-cell>
          <table:table-cell office:value-type="float" office:value="380826029" calcext:value-type="float">
            <text:p>380826029</text:p>
          </table:table-cell>
          <table:table-cell office:value-type="float" office:value="289163476" calcext:value-type="float">
            <text:p>289163476</text:p>
          </table:table-cell>
          <table:table-cell office:value-type="float" office:value="195742623" calcext:value-type="float">
            <text:p>195742623</text:p>
          </table:table-cell>
          <table:table-cell office:value-type="float" office:value="860075842" calcext:value-type="float">
            <text:p>860075842</text:p>
          </table:table-cell>
          <table:table-cell office:value-type="float" office:value="786358518" calcext:value-type="float">
            <text:p>786358518</text:p>
          </table:table-cell>
          <table:table-cell office:value-type="float" office:value="714022324" calcext:value-type="float">
            <text:p>714022324</text:p>
          </table:table-cell>
          <table:table-cell office:value-type="float" office:value="145273709" calcext:value-type="float">
            <text:p>145273709</text:p>
          </table:table-cell>
          <table:table-cell office:value-type="float" office:value="981527890" calcext:value-type="float">
            <text:p>981527890</text:p>
          </table:table-cell>
          <table:table-cell office:value-type="float" office:value="807161080" calcext:value-type="float">
            <text:p>807161080</text:p>
          </table:table-cell>
          <table:table-cell office:value-type="float" office:value="569973953" calcext:value-type="float">
            <text:p>569973953</text:p>
          </table:table-cell>
          <table:table-cell office:value-type="float" office:value="183574966" calcext:value-type="float">
            <text:p>183574966</text:p>
          </table:table-cell>
          <table:table-cell office:value-type="float" office:value="980050635" calcext:value-type="float">
            <text:p>980050635</text:p>
          </table:table-cell>
          <table:table-cell office:value-type="float" office:value="440920843" calcext:value-type="float">
            <text:p>440920843</text:p>
          </table:table-cell>
          <table:table-cell office:value-type="float" office:value="638879264" calcext:value-type="float">
            <text:p>638879264</text:p>
          </table:table-cell>
          <table:table-cell office:value-type="float" office:value="775543201" calcext:value-type="float">
            <text:p>775543201</text:p>
          </table:table-cell>
          <table:table-cell office:value-type="float" office:value="346399470" calcext:value-type="float">
            <text:p>346399470</text:p>
          </table:table-cell>
          <table:table-cell office:value-type="float" office:value="349726311" calcext:value-type="float">
            <text:p>349726311</text:p>
          </table:table-cell>
          <table:table-cell office:value-type="float" office:value="927718381" calcext:value-type="float">
            <text:p>927718381</text:p>
          </table:table-cell>
          <table:table-cell office:value-type="float" office:value="800637058" calcext:value-type="float">
            <text:p>800637058</text:p>
          </table:table-cell>
          <table:table-cell office:value-type="float" office:value="960635642" calcext:value-type="float">
            <text:p>960635642</text:p>
          </table:table-cell>
          <table:table-cell office:value-type="float" office:value="717957123" calcext:value-type="float">
            <text:p>717957123</text:p>
          </table:table-cell>
          <table:table-cell office:value-type="float" office:value="248952928" calcext:value-type="float">
            <text:p>248952928</text:p>
          </table:table-cell>
          <table:table-cell office:value-type="float" office:value="137938778" calcext:value-type="float">
            <text:p>137938778</text:p>
          </table:table-cell>
          <table:table-cell office:value-type="float" office:value="585415532" calcext:value-type="float">
            <text:p>585415532</text:p>
          </table:table-cell>
        </table:table-row>
        <table:table-row table:style-name="ro1">
          <table:table-cell office:value-type="float" office:value="307257258" calcext:value-type="float">
            <text:p>307257258</text:p>
          </table:table-cell>
          <table:table-cell office:value-type="float" office:value="573031860" calcext:value-type="float">
            <text:p>573031860</text:p>
          </table:table-cell>
          <table:table-cell office:value-type="float" office:value="238715152" calcext:value-type="float">
            <text:p>238715152</text:p>
          </table:table-cell>
          <table:table-cell office:value-type="float" office:value="804868513" calcext:value-type="float">
            <text:p>804868513</text:p>
          </table:table-cell>
          <table:table-cell office:value-type="float" office:value="997059770" calcext:value-type="float">
            <text:p>997059770</text:p>
          </table:table-cell>
          <table:table-cell office:value-type="float" office:value="455992054" calcext:value-type="float">
            <text:p>455992054</text:p>
          </table:table-cell>
          <table:table-cell office:value-type="float" office:value="819587142" calcext:value-type="float">
            <text:p>819587142</text:p>
          </table:table-cell>
          <table:table-cell office:value-type="float" office:value="184445176" calcext:value-type="float">
            <text:p>184445176</text:p>
          </table:table-cell>
          <table:table-cell office:value-type="float" office:value="832256614" calcext:value-type="float">
            <text:p>832256614</text:p>
          </table:table-cell>
          <table:table-cell office:value-type="float" office:value="914581597" calcext:value-type="float">
            <text:p>914581597</text:p>
          </table:table-cell>
          <table:table-cell office:value-type="float" office:value="119552143" calcext:value-type="float">
            <text:p>119552143</text:p>
          </table:table-cell>
          <table:table-cell office:value-type="float" office:value="957292920" calcext:value-type="float">
            <text:p>957292920</text:p>
          </table:table-cell>
          <table:table-cell office:value-type="float" office:value="530220524" calcext:value-type="float">
            <text:p>530220524</text:p>
          </table:table-cell>
          <table:table-cell office:value-type="float" office:value="146911898" calcext:value-type="float">
            <text:p>146911898</text:p>
          </table:table-cell>
          <table:table-cell office:value-type="float" office:value="643786396" calcext:value-type="float">
            <text:p>643786396</text:p>
          </table:table-cell>
          <table:table-cell office:value-type="float" office:value="923077849" calcext:value-type="float">
            <text:p>923077849</text:p>
          </table:table-cell>
          <table:table-cell office:value-type="float" office:value="673341396" calcext:value-type="float">
            <text:p>673341396</text:p>
          </table:table-cell>
          <table:table-cell office:value-type="float" office:value="204245056" calcext:value-type="float">
            <text:p>204245056</text:p>
          </table:table-cell>
          <table:table-cell office:value-type="float" office:value="828767946" calcext:value-type="float">
            <text:p>828767946</text:p>
          </table:table-cell>
          <table:table-cell office:value-type="float" office:value="757719535" calcext:value-type="float">
            <text:p>757719535</text:p>
          </table:table-cell>
          <table:table-cell office:value-type="float" office:value="908414304" calcext:value-type="float">
            <text:p>908414304</text:p>
          </table:table-cell>
          <table:table-cell office:value-type="float" office:value="876283286" calcext:value-type="float">
            <text:p>876283286</text:p>
          </table:table-cell>
          <table:table-cell office:value-type="float" office:value="417120377" calcext:value-type="float">
            <text:p>417120377</text:p>
          </table:table-cell>
          <table:table-cell office:value-type="float" office:value="704864597" calcext:value-type="float">
            <text:p>704864597</text:p>
          </table:table-cell>
          <table:table-cell office:value-type="float" office:value="226657446" calcext:value-type="float">
            <text:p>226657446</text:p>
          </table:table-cell>
          <table:table-cell office:value-type="float" office:value="585209590" calcext:value-type="float">
            <text:p>585209590</text:p>
          </table:table-cell>
          <table:table-cell office:value-type="float" office:value="303058012" calcext:value-type="float">
            <text:p>303058012</text:p>
          </table:table-cell>
          <table:table-cell office:value-type="float" office:value="302384352" calcext:value-type="float">
            <text:p>302384352</text:p>
          </table:table-cell>
          <table:table-cell office:value-type="float" office:value="565197955" calcext:value-type="float">
            <text:p>565197955</text:p>
          </table:table-cell>
          <table:table-cell office:value-type="float" office:value="812187781" calcext:value-type="float">
            <text:p>812187781</text:p>
          </table:table-cell>
          <table:table-cell office:value-type="float" office:value="399767479" calcext:value-type="float">
            <text:p>399767479</text:p>
          </table:table-cell>
          <table:table-cell office:value-type="float" office:value="864024833" calcext:value-type="float">
            <text:p>864024833</text:p>
          </table:table-cell>
        </table:table-row>
        <table:table-row table:style-name="ro1">
          <table:table-cell office:value-type="float" office:value="146364350" calcext:value-type="float">
            <text:p>146364350</text:p>
          </table:table-cell>
          <table:table-cell office:value-type="float" office:value="948245217" calcext:value-type="float">
            <text:p>948245217</text:p>
          </table:table-cell>
          <table:table-cell office:value-type="float" office:value="931870458" calcext:value-type="float">
            <text:p>931870458</text:p>
          </table:table-cell>
          <table:table-cell office:value-type="float" office:value="764285352" calcext:value-type="float">
            <text:p>764285352</text:p>
          </table:table-cell>
          <table:table-cell office:value-type="float" office:value="689852258" calcext:value-type="float">
            <text:p>689852258</text:p>
          </table:table-cell>
          <table:table-cell office:value-type="float" office:value="224495402" calcext:value-type="float">
            <text:p>224495402</text:p>
          </table:table-cell>
          <table:table-cell office:value-type="float" office:value="237066680" calcext:value-type="float">
            <text:p>237066680</text:p>
          </table:table-cell>
          <table:table-cell office:value-type="float" office:value="335094667" calcext:value-type="float">
            <text:p>335094667</text:p>
          </table:table-cell>
          <table:table-cell office:value-type="float" office:value="906282807" calcext:value-type="float">
            <text:p>906282807</text:p>
          </table:table-cell>
          <table:table-cell office:value-type="float" office:value="766438382" calcext:value-type="float">
            <text:p>766438382</text:p>
          </table:table-cell>
          <table:table-cell office:value-type="float" office:value="372223309" calcext:value-type="float">
            <text:p>372223309</text:p>
          </table:table-cell>
          <table:table-cell office:value-type="float" office:value="384736398" calcext:value-type="float">
            <text:p>384736398</text:p>
          </table:table-cell>
          <table:table-cell office:value-type="float" office:value="279952578" calcext:value-type="float">
            <text:p>279952578</text:p>
          </table:table-cell>
          <table:table-cell office:value-type="float" office:value="413079108" calcext:value-type="float">
            <text:p>413079108</text:p>
          </table:table-cell>
          <table:table-cell office:value-type="float" office:value="944825292" calcext:value-type="float">
            <text:p>944825292</text:p>
          </table:table-cell>
          <table:table-cell office:value-type="float" office:value="188490989" calcext:value-type="float">
            <text:p>188490989</text:p>
          </table:table-cell>
          <table:table-cell office:value-type="float" office:value="462269868" calcext:value-type="float">
            <text:p>462269868</text:p>
          </table:table-cell>
          <table:table-cell office:value-type="float" office:value="781729064" calcext:value-type="float">
            <text:p>781729064</text:p>
          </table:table-cell>
          <table:table-cell office:value-type="float" office:value="702790057" calcext:value-type="float">
            <text:p>702790057</text:p>
          </table:table-cell>
          <table:table-cell office:value-type="float" office:value="494873780" calcext:value-type="float">
            <text:p>494873780</text:p>
          </table:table-cell>
          <table:table-cell office:value-type="float" office:value="281089627" calcext:value-type="float">
            <text:p>281089627</text:p>
          </table:table-cell>
          <table:table-cell office:value-type="float" office:value="920023791" calcext:value-type="float">
            <text:p>920023791</text:p>
          </table:table-cell>
          <table:table-cell office:value-type="float" office:value="968005176" calcext:value-type="float">
            <text:p>968005176</text:p>
          </table:table-cell>
          <table:table-cell office:value-type="float" office:value="916980415" calcext:value-type="float">
            <text:p>916980415</text:p>
          </table:table-cell>
          <table:table-cell office:value-type="float" office:value="362810740" calcext:value-type="float">
            <text:p>362810740</text:p>
          </table:table-cell>
          <table:table-cell office:value-type="float" office:value="717958288" calcext:value-type="float">
            <text:p>717958288</text:p>
          </table:table-cell>
          <table:table-cell office:value-type="float" office:value="123996349" calcext:value-type="float">
            <text:p>123996349</text:p>
          </table:table-cell>
          <table:table-cell office:value-type="float" office:value="646262911" calcext:value-type="float">
            <text:p>646262911</text:p>
          </table:table-cell>
          <table:table-cell office:value-type="float" office:value="336193338" calcext:value-type="float">
            <text:p>336193338</text:p>
          </table:table-cell>
          <table:table-cell office:value-type="float" office:value="935374215" calcext:value-type="float">
            <text:p>935374215</text:p>
          </table:table-cell>
          <table:table-cell office:value-type="float" office:value="378236578" calcext:value-type="float">
            <text:p>378236578</text:p>
          </table:table-cell>
          <table:table-cell office:value-type="float" office:value="215977817" calcext:value-type="float">
            <text:p>215977817</text:p>
          </table:table-cell>
        </table:table-row>
        <table:table-row table:style-name="ro1">
          <table:table-cell office:value-type="float" office:value="700351800" calcext:value-type="float">
            <text:p>700351800</text:p>
          </table:table-cell>
          <table:table-cell office:value-type="float" office:value="582345047" calcext:value-type="float">
            <text:p>582345047</text:p>
          </table:table-cell>
          <table:table-cell office:value-type="float" office:value="682763017" calcext:value-type="float">
            <text:p>682763017</text:p>
          </table:table-cell>
          <table:table-cell office:value-type="float" office:value="592425792" calcext:value-type="float">
            <text:p>592425792</text:p>
          </table:table-cell>
          <table:table-cell office:value-type="float" office:value="612703794" calcext:value-type="float">
            <text:p>612703794</text:p>
          </table:table-cell>
          <table:table-cell office:value-type="float" office:value="526769509" calcext:value-type="float">
            <text:p>526769509</text:p>
          </table:table-cell>
          <table:table-cell office:value-type="float" office:value="735954986" calcext:value-type="float">
            <text:p>735954986</text:p>
          </table:table-cell>
          <table:table-cell office:value-type="float" office:value="930738947" calcext:value-type="float">
            <text:p>930738947</text:p>
          </table:table-cell>
          <table:table-cell office:value-type="float" office:value="410439926" calcext:value-type="float">
            <text:p>410439926</text:p>
          </table:table-cell>
          <table:table-cell office:value-type="float" office:value="819525925" calcext:value-type="float">
            <text:p>819525925</text:p>
          </table:table-cell>
          <table:table-cell office:value-type="float" office:value="235811568" calcext:value-type="float">
            <text:p>235811568</text:p>
          </table:table-cell>
          <table:table-cell office:value-type="float" office:value="416304325" calcext:value-type="float">
            <text:p>416304325</text:p>
          </table:table-cell>
          <table:table-cell office:value-type="float" office:value="918730774" calcext:value-type="float">
            <text:p>918730774</text:p>
          </table:table-cell>
          <table:table-cell office:value-type="float" office:value="422521339" calcext:value-type="float">
            <text:p>422521339</text:p>
          </table:table-cell>
          <table:table-cell office:value-type="float" office:value="777390934" calcext:value-type="float">
            <text:p>777390934</text:p>
          </table:table-cell>
          <table:table-cell office:value-type="float" office:value="947338977" calcext:value-type="float">
            <text:p>947338977</text:p>
          </table:table-cell>
          <table:table-cell office:value-type="float" office:value="550293118" calcext:value-type="float">
            <text:p>550293118</text:p>
          </table:table-cell>
          <table:table-cell office:value-type="float" office:value="588541780" calcext:value-type="float">
            <text:p>588541780</text:p>
          </table:table-cell>
          <table:table-cell office:value-type="float" office:value="793377852" calcext:value-type="float">
            <text:p>793377852</text:p>
          </table:table-cell>
          <table:table-cell office:value-type="float" office:value="854296576" calcext:value-type="float">
            <text:p>854296576</text:p>
          </table:table-cell>
          <table:table-cell office:value-type="float" office:value="982221008" calcext:value-type="float">
            <text:p>982221008</text:p>
          </table:table-cell>
          <table:table-cell office:value-type="float" office:value="169105589" calcext:value-type="float">
            <text:p>169105589</text:p>
          </table:table-cell>
          <table:table-cell office:value-type="float" office:value="549235188" calcext:value-type="float">
            <text:p>549235188</text:p>
          </table:table-cell>
          <table:table-cell office:value-type="float" office:value="887689893" calcext:value-type="float">
            <text:p>887689893</text:p>
          </table:table-cell>
          <table:table-cell office:value-type="float" office:value="780794582" calcext:value-type="float">
            <text:p>780794582</text:p>
          </table:table-cell>
          <table:table-cell office:value-type="float" office:value="629002661" calcext:value-type="float">
            <text:p>629002661</text:p>
          </table:table-cell>
          <table:table-cell office:value-type="float" office:value="238304439" calcext:value-type="float">
            <text:p>238304439</text:p>
          </table:table-cell>
          <table:table-cell office:value-type="float" office:value="879979392" calcext:value-type="float">
            <text:p>879979392</text:p>
          </table:table-cell>
          <table:table-cell office:value-type="float" office:value="257637557" calcext:value-type="float">
            <text:p>257637557</text:p>
          </table:table-cell>
          <table:table-cell office:value-type="float" office:value="876484609" calcext:value-type="float">
            <text:p>876484609</text:p>
          </table:table-cell>
          <table:table-cell office:value-type="float" office:value="286586596" calcext:value-type="float">
            <text:p>286586596</text:p>
          </table:table-cell>
          <table:table-cell office:value-type="float" office:value="550730311" calcext:value-type="float">
            <text:p>550730311</text:p>
          </table:table-cell>
        </table:table-row>
        <table:table-row table:style-name="ro1">
          <table:table-cell office:value-type="float" office:value="521237299" calcext:value-type="float">
            <text:p>521237299</text:p>
          </table:table-cell>
          <table:table-cell office:value-type="float" office:value="188460247" calcext:value-type="float">
            <text:p>188460247</text:p>
          </table:table-cell>
          <table:table-cell office:value-type="float" office:value="316684587" calcext:value-type="float">
            <text:p>316684587</text:p>
          </table:table-cell>
          <table:table-cell office:value-type="float" office:value="424793055" calcext:value-type="float">
            <text:p>424793055</text:p>
          </table:table-cell>
          <table:table-cell office:value-type="float" office:value="282034965" calcext:value-type="float">
            <text:p>282034965</text:p>
          </table:table-cell>
          <table:table-cell office:value-type="float" office:value="605235553" calcext:value-type="float">
            <text:p>605235553</text:p>
          </table:table-cell>
          <table:table-cell office:value-type="float" office:value="556009791" calcext:value-type="float">
            <text:p>556009791</text:p>
          </table:table-cell>
          <table:table-cell office:value-type="float" office:value="177290023" calcext:value-type="float">
            <text:p>177290023</text:p>
          </table:table-cell>
          <table:table-cell office:value-type="float" office:value="826394253" calcext:value-type="float">
            <text:p>826394253</text:p>
          </table:table-cell>
          <table:table-cell office:value-type="float" office:value="120768544" calcext:value-type="float">
            <text:p>120768544</text:p>
          </table:table-cell>
          <table:table-cell office:value-type="float" office:value="482086057" calcext:value-type="float">
            <text:p>482086057</text:p>
          </table:table-cell>
          <table:table-cell office:value-type="float" office:value="626894851" calcext:value-type="float">
            <text:p>626894851</text:p>
          </table:table-cell>
          <table:table-cell office:value-type="float" office:value="241630762" calcext:value-type="float">
            <text:p>241630762</text:p>
          </table:table-cell>
          <table:table-cell office:value-type="float" office:value="878741157" calcext:value-type="float">
            <text:p>878741157</text:p>
          </table:table-cell>
          <table:table-cell office:value-type="float" office:value="131715005" calcext:value-type="float">
            <text:p>131715005</text:p>
          </table:table-cell>
          <table:table-cell office:value-type="float" office:value="164098236" calcext:value-type="float">
            <text:p>164098236</text:p>
          </table:table-cell>
          <table:table-cell office:value-type="float" office:value="169936257" calcext:value-type="float">
            <text:p>169936257</text:p>
          </table:table-cell>
          <table:table-cell office:value-type="float" office:value="349963240" calcext:value-type="float">
            <text:p>349963240</text:p>
          </table:table-cell>
          <table:table-cell office:value-type="float" office:value="690777756" calcext:value-type="float">
            <text:p>690777756</text:p>
          </table:table-cell>
          <table:table-cell office:value-type="float" office:value="514966834" calcext:value-type="float">
            <text:p>514966834</text:p>
          </table:table-cell>
          <table:table-cell office:value-type="float" office:value="504361506" calcext:value-type="float">
            <text:p>504361506</text:p>
          </table:table-cell>
          <table:table-cell office:value-type="float" office:value="972812538" calcext:value-type="float">
            <text:p>972812538</text:p>
          </table:table-cell>
          <table:table-cell office:value-type="float" office:value="514151687" calcext:value-type="float">
            <text:p>514151687</text:p>
          </table:table-cell>
          <table:table-cell office:value-type="float" office:value="105473614" calcext:value-type="float">
            <text:p>105473614</text:p>
          </table:table-cell>
          <table:table-cell office:value-type="float" office:value="611323540" calcext:value-type="float">
            <text:p>611323540</text:p>
          </table:table-cell>
          <table:table-cell office:value-type="float" office:value="301779950" calcext:value-type="float">
            <text:p>301779950</text:p>
          </table:table-cell>
          <table:table-cell office:value-type="float" office:value="987601319" calcext:value-type="float">
            <text:p>987601319</text:p>
          </table:table-cell>
          <table:table-cell office:value-type="float" office:value="527746952" calcext:value-type="float">
            <text:p>527746952</text:p>
          </table:table-cell>
          <table:table-cell office:value-type="float" office:value="502229980" calcext:value-type="float">
            <text:p>502229980</text:p>
          </table:table-cell>
          <table:table-cell office:value-type="float" office:value="950521315" calcext:value-type="float">
            <text:p>950521315</text:p>
          </table:table-cell>
          <table:table-cell office:value-type="float" office:value="739931117" calcext:value-type="float">
            <text:p>739931117</text:p>
          </table:table-cell>
          <table:table-cell office:value-type="float" office:value="870305409" calcext:value-type="float">
            <text:p>870305409</text:p>
          </table:table-cell>
        </table:table-row>
        <table:table-row table:style-name="ro1">
          <table:table-cell office:value-type="float" office:value="774685550" calcext:value-type="float">
            <text:p>774685550</text:p>
          </table:table-cell>
          <table:table-cell office:value-type="float" office:value="665858822" calcext:value-type="float">
            <text:p>665858822</text:p>
          </table:table-cell>
          <table:table-cell office:value-type="float" office:value="343895982" calcext:value-type="float">
            <text:p>343895982</text:p>
          </table:table-cell>
          <table:table-cell office:value-type="float" office:value="649390070" calcext:value-type="float">
            <text:p>649390070</text:p>
          </table:table-cell>
          <table:table-cell office:value-type="float" office:value="425891075" calcext:value-type="float">
            <text:p>425891075</text:p>
          </table:table-cell>
          <table:table-cell office:value-type="float" office:value="414165501" calcext:value-type="float">
            <text:p>414165501</text:p>
          </table:table-cell>
          <table:table-cell office:value-type="float" office:value="983555520" calcext:value-type="float">
            <text:p>983555520</text:p>
          </table:table-cell>
          <table:table-cell office:value-type="float" office:value="829315031" calcext:value-type="float">
            <text:p>829315031</text:p>
          </table:table-cell>
          <table:table-cell office:value-type="float" office:value="144122283" calcext:value-type="float">
            <text:p>144122283</text:p>
          </table:table-cell>
          <table:table-cell office:value-type="float" office:value="422518926" calcext:value-type="float">
            <text:p>422518926</text:p>
          </table:table-cell>
          <table:table-cell office:value-type="float" office:value="219295085" calcext:value-type="float">
            <text:p>219295085</text:p>
          </table:table-cell>
          <table:table-cell office:value-type="float" office:value="434183513" calcext:value-type="float">
            <text:p>434183513</text:p>
          </table:table-cell>
          <table:table-cell office:value-type="float" office:value="940226731" calcext:value-type="float">
            <text:p>940226731</text:p>
          </table:table-cell>
          <table:table-cell office:value-type="float" office:value="724355860" calcext:value-type="float">
            <text:p>724355860</text:p>
          </table:table-cell>
          <table:table-cell office:value-type="float" office:value="499688346" calcext:value-type="float">
            <text:p>499688346</text:p>
          </table:table-cell>
          <table:table-cell office:value-type="float" office:value="270225764" calcext:value-type="float">
            <text:p>270225764</text:p>
          </table:table-cell>
          <table:table-cell office:value-type="float" office:value="983920546" calcext:value-type="float">
            <text:p>983920546</text:p>
          </table:table-cell>
          <table:table-cell office:value-type="float" office:value="194164043" calcext:value-type="float">
            <text:p>194164043</text:p>
          </table:table-cell>
          <table:table-cell office:value-type="float" office:value="972390887" calcext:value-type="float">
            <text:p>972390887</text:p>
          </table:table-cell>
          <table:table-cell office:value-type="float" office:value="471370255" calcext:value-type="float">
            <text:p>471370255</text:p>
          </table:table-cell>
          <table:table-cell office:value-type="float" office:value="466587022" calcext:value-type="float">
            <text:p>466587022</text:p>
          </table:table-cell>
          <table:table-cell office:value-type="float" office:value="900102492" calcext:value-type="float">
            <text:p>900102492</text:p>
          </table:table-cell>
          <table:table-cell office:value-type="float" office:value="983613511" calcext:value-type="float">
            <text:p>983613511</text:p>
          </table:table-cell>
          <table:table-cell office:value-type="float" office:value="644755487" calcext:value-type="float">
            <text:p>644755487</text:p>
          </table:table-cell>
          <table:table-cell office:value-type="float" office:value="416176711" calcext:value-type="float">
            <text:p>416176711</text:p>
          </table:table-cell>
          <table:table-cell office:value-type="float" office:value="823884650" calcext:value-type="float">
            <text:p>823884650</text:p>
          </table:table-cell>
          <table:table-cell office:value-type="float" office:value="940449836" calcext:value-type="float">
            <text:p>940449836</text:p>
          </table:table-cell>
          <table:table-cell office:value-type="float" office:value="634498420" calcext:value-type="float">
            <text:p>634498420</text:p>
          </table:table-cell>
          <table:table-cell office:value-type="float" office:value="883133591" calcext:value-type="float">
            <text:p>883133591</text:p>
          </table:table-cell>
          <table:table-cell office:value-type="float" office:value="607408338" calcext:value-type="float">
            <text:p>607408338</text:p>
          </table:table-cell>
          <table:table-cell office:value-type="float" office:value="512091680" calcext:value-type="float">
            <text:p>512091680</text:p>
          </table:table-cell>
          <table:table-cell office:value-type="float" office:value="986489662" calcext:value-type="float">
            <text:p>986489662</text:p>
          </table:table-cell>
        </table:table-row>
        <table:table-row table:style-name="ro1">
          <table:table-cell office:value-type="float" office:value="561716694" calcext:value-type="float">
            <text:p>561716694</text:p>
          </table:table-cell>
          <table:table-cell office:value-type="float" office:value="134477215" calcext:value-type="float">
            <text:p>134477215</text:p>
          </table:table-cell>
          <table:table-cell office:value-type="float" office:value="698602602" calcext:value-type="float">
            <text:p>698602602</text:p>
          </table:table-cell>
          <table:table-cell office:value-type="float" office:value="941255801" calcext:value-type="float">
            <text:p>941255801</text:p>
          </table:table-cell>
          <table:table-cell office:value-type="float" office:value="732991728" calcext:value-type="float">
            <text:p>732991728</text:p>
          </table:table-cell>
          <table:table-cell office:value-type="float" office:value="659088897" calcext:value-type="float">
            <text:p>659088897</text:p>
          </table:table-cell>
          <table:table-cell office:value-type="float" office:value="975651206" calcext:value-type="float">
            <text:p>975651206</text:p>
          </table:table-cell>
          <table:table-cell office:value-type="float" office:value="791980465" calcext:value-type="float">
            <text:p>791980465</text:p>
          </table:table-cell>
          <table:table-cell office:value-type="float" office:value="840748688" calcext:value-type="float">
            <text:p>840748688</text:p>
          </table:table-cell>
          <table:table-cell office:value-type="float" office:value="515707418" calcext:value-type="float">
            <text:p>515707418</text:p>
          </table:table-cell>
          <table:table-cell office:value-type="float" office:value="779740282" calcext:value-type="float">
            <text:p>779740282</text:p>
          </table:table-cell>
          <table:table-cell office:value-type="float" office:value="137928948" calcext:value-type="float">
            <text:p>137928948</text:p>
          </table:table-cell>
          <table:table-cell office:value-type="float" office:value="973450537" calcext:value-type="float">
            <text:p>973450537</text:p>
          </table:table-cell>
          <table:table-cell office:value-type="float" office:value="525500739" calcext:value-type="float">
            <text:p>525500739</text:p>
          </table:table-cell>
          <table:table-cell office:value-type="float" office:value="526230102" calcext:value-type="float">
            <text:p>526230102</text:p>
          </table:table-cell>
          <table:table-cell office:value-type="float" office:value="834424180" calcext:value-type="float">
            <text:p>834424180</text:p>
          </table:table-cell>
          <table:table-cell office:value-type="float" office:value="507266678" calcext:value-type="float">
            <text:p>507266678</text:p>
          </table:table-cell>
          <table:table-cell office:value-type="float" office:value="901379534" calcext:value-type="float">
            <text:p>901379534</text:p>
          </table:table-cell>
          <table:table-cell office:value-type="float" office:value="655156416" calcext:value-type="float">
            <text:p>655156416</text:p>
          </table:table-cell>
          <table:table-cell office:value-type="float" office:value="839618264" calcext:value-type="float">
            <text:p>839618264</text:p>
          </table:table-cell>
          <table:table-cell office:value-type="float" office:value="643152914" calcext:value-type="float">
            <text:p>643152914</text:p>
          </table:table-cell>
          <table:table-cell office:value-type="float" office:value="498128787" calcext:value-type="float">
            <text:p>498128787</text:p>
          </table:table-cell>
          <table:table-cell office:value-type="float" office:value="255730985" calcext:value-type="float">
            <text:p>255730985</text:p>
          </table:table-cell>
          <table:table-cell office:value-type="float" office:value="540349523" calcext:value-type="float">
            <text:p>540349523</text:p>
          </table:table-cell>
          <table:table-cell office:value-type="float" office:value="282002206" calcext:value-type="float">
            <text:p>282002206</text:p>
          </table:table-cell>
          <table:table-cell office:value-type="float" office:value="799388140" calcext:value-type="float">
            <text:p>799388140</text:p>
          </table:table-cell>
          <table:table-cell office:value-type="float" office:value="203680395" calcext:value-type="float">
            <text:p>203680395</text:p>
          </table:table-cell>
          <table:table-cell office:value-type="float" office:value="539218434" calcext:value-type="float">
            <text:p>539218434</text:p>
          </table:table-cell>
          <table:table-cell office:value-type="float" office:value="794132162" calcext:value-type="float">
            <text:p>794132162</text:p>
          </table:table-cell>
          <table:table-cell office:value-type="float" office:value="693073248" calcext:value-type="float">
            <text:p>693073248</text:p>
          </table:table-cell>
          <table:table-cell office:value-type="float" office:value="547155036" calcext:value-type="float">
            <text:p>547155036</text:p>
          </table:table-cell>
          <table:table-cell office:value-type="float" office:value="567759554" calcext:value-type="float">
            <text:p>567759554</text:p>
          </table:table-cell>
        </table:table-row>
        <table:table-row table:style-name="ro1">
          <table:table-cell office:value-type="float" office:value="786299170" calcext:value-type="float">
            <text:p>786299170</text:p>
          </table:table-cell>
          <table:table-cell office:value-type="float" office:value="158624972" calcext:value-type="float">
            <text:p>158624972</text:p>
          </table:table-cell>
          <table:table-cell office:value-type="float" office:value="685728500" calcext:value-type="float">
            <text:p>685728500</text:p>
          </table:table-cell>
          <table:table-cell office:value-type="float" office:value="669700780" calcext:value-type="float">
            <text:p>669700780</text:p>
          </table:table-cell>
          <table:table-cell office:value-type="float" office:value="927314717" calcext:value-type="float">
            <text:p>927314717</text:p>
          </table:table-cell>
          <table:table-cell office:value-type="float" office:value="395195319" calcext:value-type="float">
            <text:p>395195319</text:p>
          </table:table-cell>
          <table:table-cell office:value-type="float" office:value="962174354" calcext:value-type="float">
            <text:p>962174354</text:p>
          </table:table-cell>
          <table:table-cell office:value-type="float" office:value="623432455" calcext:value-type="float">
            <text:p>623432455</text:p>
          </table:table-cell>
          <table:table-cell office:value-type="float" office:value="557393252" calcext:value-type="float">
            <text:p>557393252</text:p>
          </table:table-cell>
          <table:table-cell office:value-type="float" office:value="322188205" calcext:value-type="float">
            <text:p>322188205</text:p>
          </table:table-cell>
          <table:table-cell office:value-type="float" office:value="611533270" calcext:value-type="float">
            <text:p>611533270</text:p>
          </table:table-cell>
          <table:table-cell office:value-type="float" office:value="802411508" calcext:value-type="float">
            <text:p>802411508</text:p>
          </table:table-cell>
          <table:table-cell office:value-type="float" office:value="423726592" calcext:value-type="float">
            <text:p>423726592</text:p>
          </table:table-cell>
          <table:table-cell office:value-type="float" office:value="255516951" calcext:value-type="float">
            <text:p>255516951</text:p>
          </table:table-cell>
          <table:table-cell office:value-type="float" office:value="967860522" calcext:value-type="float">
            <text:p>967860522</text:p>
          </table:table-cell>
          <table:table-cell office:value-type="float" office:value="387220071" calcext:value-type="float">
            <text:p>387220071</text:p>
          </table:table-cell>
          <table:table-cell office:value-type="float" office:value="887753515" calcext:value-type="float">
            <text:p>887753515</text:p>
          </table:table-cell>
          <table:table-cell office:value-type="float" office:value="576905357" calcext:value-type="float">
            <text:p>576905357</text:p>
          </table:table-cell>
          <table:table-cell office:value-type="float" office:value="841513442" calcext:value-type="float">
            <text:p>841513442</text:p>
          </table:table-cell>
          <table:table-cell office:value-type="float" office:value="731640700" calcext:value-type="float">
            <text:p>731640700</text:p>
          </table:table-cell>
          <table:table-cell office:value-type="float" office:value="704660630" calcext:value-type="float">
            <text:p>704660630</text:p>
          </table:table-cell>
          <table:table-cell office:value-type="float" office:value="401709046" calcext:value-type="float">
            <text:p>401709046</text:p>
          </table:table-cell>
          <table:table-cell office:value-type="float" office:value="455715155" calcext:value-type="float">
            <text:p>455715155</text:p>
          </table:table-cell>
          <table:table-cell office:value-type="float" office:value="991600677" calcext:value-type="float">
            <text:p>991600677</text:p>
          </table:table-cell>
          <table:table-cell office:value-type="float" office:value="208076991" calcext:value-type="float">
            <text:p>208076991</text:p>
          </table:table-cell>
          <table:table-cell office:value-type="float" office:value="321861537" calcext:value-type="float">
            <text:p>321861537</text:p>
          </table:table-cell>
          <table:table-cell office:value-type="float" office:value="668134188" calcext:value-type="float">
            <text:p>668134188</text:p>
          </table:table-cell>
          <table:table-cell office:value-type="float" office:value="491719660" calcext:value-type="float">
            <text:p>491719660</text:p>
          </table:table-cell>
          <table:table-cell office:value-type="float" office:value="261287290" calcext:value-type="float">
            <text:p>261287290</text:p>
          </table:table-cell>
          <table:table-cell office:value-type="float" office:value="795182015" calcext:value-type="float">
            <text:p>795182015</text:p>
          </table:table-cell>
          <table:table-cell office:value-type="float" office:value="424871355" calcext:value-type="float">
            <text:p>424871355</text:p>
          </table:table-cell>
          <table:table-cell office:value-type="float" office:value="803387177" calcext:value-type="float">
            <text:p>803387177</text:p>
          </table:table-cell>
        </table:table-row>
        <table:table-row table:style-name="ro1">
          <table:table-cell office:value-type="float" office:value="977892096" calcext:value-type="float">
            <text:p>977892096</text:p>
          </table:table-cell>
          <table:table-cell office:value-type="float" office:value="285323075" calcext:value-type="float">
            <text:p>285323075</text:p>
          </table:table-cell>
          <table:table-cell office:value-type="float" office:value="900866797" calcext:value-type="float">
            <text:p>900866797</text:p>
          </table:table-cell>
          <table:table-cell office:value-type="float" office:value="617618468" calcext:value-type="float">
            <text:p>617618468</text:p>
          </table:table-cell>
          <table:table-cell office:value-type="float" office:value="939986630" calcext:value-type="float">
            <text:p>939986630</text:p>
          </table:table-cell>
          <table:table-cell office:value-type="float" office:value="795874101" calcext:value-type="float">
            <text:p>795874101</text:p>
          </table:table-cell>
          <table:table-cell office:value-type="float" office:value="764907336" calcext:value-type="float">
            <text:p>764907336</text:p>
          </table:table-cell>
          <table:table-cell office:value-type="float" office:value="512593661" calcext:value-type="float">
            <text:p>512593661</text:p>
          </table:table-cell>
          <table:table-cell office:value-type="float" office:value="787915865" calcext:value-type="float">
            <text:p>787915865</text:p>
          </table:table-cell>
          <table:table-cell office:value-type="float" office:value="740095098" calcext:value-type="float">
            <text:p>740095098</text:p>
          </table:table-cell>
          <table:table-cell office:value-type="float" office:value="188418994" calcext:value-type="float">
            <text:p>188418994</text:p>
          </table:table-cell>
          <table:table-cell office:value-type="float" office:value="956633749" calcext:value-type="float">
            <text:p>956633749</text:p>
          </table:table-cell>
          <table:table-cell office:value-type="float" office:value="682988485" calcext:value-type="float">
            <text:p>682988485</text:p>
          </table:table-cell>
          <table:table-cell office:value-type="float" office:value="152654041" calcext:value-type="float">
            <text:p>152654041</text:p>
          </table:table-cell>
          <table:table-cell office:value-type="float" office:value="252292374" calcext:value-type="float">
            <text:p>252292374</text:p>
          </table:table-cell>
          <table:table-cell office:value-type="float" office:value="171617237" calcext:value-type="float">
            <text:p>171617237</text:p>
          </table:table-cell>
          <table:table-cell office:value-type="float" office:value="920531928" calcext:value-type="float">
            <text:p>920531928</text:p>
          </table:table-cell>
          <table:table-cell office:value-type="float" office:value="638682192" calcext:value-type="float">
            <text:p>638682192</text:p>
          </table:table-cell>
          <table:table-cell office:value-type="float" office:value="253988496" calcext:value-type="float">
            <text:p>253988496</text:p>
          </table:table-cell>
          <table:table-cell office:value-type="float" office:value="495809967" calcext:value-type="float">
            <text:p>495809967</text:p>
          </table:table-cell>
          <table:table-cell office:value-type="float" office:value="272575769" calcext:value-type="float">
            <text:p>272575769</text:p>
          </table:table-cell>
          <table:table-cell office:value-type="float" office:value="903870252" calcext:value-type="float">
            <text:p>903870252</text:p>
          </table:table-cell>
          <table:table-cell office:value-type="float" office:value="788809793" calcext:value-type="float">
            <text:p>788809793</text:p>
          </table:table-cell>
          <table:table-cell office:value-type="float" office:value="657996279" calcext:value-type="float">
            <text:p>657996279</text:p>
          </table:table-cell>
          <table:table-cell office:value-type="float" office:value="608959674" calcext:value-type="float">
            <text:p>608959674</text:p>
          </table:table-cell>
          <table:table-cell office:value-type="float" office:value="750293258" calcext:value-type="float">
            <text:p>750293258</text:p>
          </table:table-cell>
          <table:table-cell office:value-type="float" office:value="879303151" calcext:value-type="float">
            <text:p>879303151</text:p>
          </table:table-cell>
          <table:table-cell office:value-type="float" office:value="890804062" calcext:value-type="float">
            <text:p>890804062</text:p>
          </table:table-cell>
          <table:table-cell office:value-type="float" office:value="100890213" calcext:value-type="float">
            <text:p>100890213</text:p>
          </table:table-cell>
          <table:table-cell office:value-type="float" office:value="472934571" calcext:value-type="float">
            <text:p>472934571</text:p>
          </table:table-cell>
          <table:table-cell office:value-type="float" office:value="554047900" calcext:value-type="float">
            <text:p>554047900</text:p>
          </table:table-cell>
          <table:table-cell office:value-type="float" office:value="832728964" calcext:value-type="float">
            <text:p>832728964</text:p>
          </table:table-cell>
        </table:table-row>
        <table:table-row table:style-name="ro1">
          <table:table-cell office:value-type="float" office:value="158256149" calcext:value-type="float">
            <text:p>158256149</text:p>
          </table:table-cell>
          <table:table-cell office:value-type="float" office:value="698497668" calcext:value-type="float">
            <text:p>698497668</text:p>
          </table:table-cell>
          <table:table-cell office:value-type="float" office:value="969411970" calcext:value-type="float">
            <text:p>969411970</text:p>
          </table:table-cell>
          <table:table-cell office:value-type="float" office:value="330284684" calcext:value-type="float">
            <text:p>330284684</text:p>
          </table:table-cell>
          <table:table-cell office:value-type="float" office:value="834073916" calcext:value-type="float">
            <text:p>834073916</text:p>
          </table:table-cell>
          <table:table-cell office:value-type="float" office:value="702370128" calcext:value-type="float">
            <text:p>702370128</text:p>
          </table:table-cell>
          <table:table-cell office:value-type="float" office:value="892580450" calcext:value-type="float">
            <text:p>892580450</text:p>
          </table:table-cell>
          <table:table-cell office:value-type="float" office:value="665116710" calcext:value-type="float">
            <text:p>665116710</text:p>
          </table:table-cell>
          <table:table-cell office:value-type="float" office:value="744301023" calcext:value-type="float">
            <text:p>744301023</text:p>
          </table:table-cell>
          <table:table-cell office:value-type="float" office:value="767134667" calcext:value-type="float">
            <text:p>767134667</text:p>
          </table:table-cell>
          <table:table-cell office:value-type="float" office:value="954590456" calcext:value-type="float">
            <text:p>954590456</text:p>
          </table:table-cell>
          <table:table-cell office:value-type="float" office:value="667888990" calcext:value-type="float">
            <text:p>667888990</text:p>
          </table:table-cell>
          <table:table-cell office:value-type="float" office:value="528433632" calcext:value-type="float">
            <text:p>528433632</text:p>
          </table:table-cell>
          <table:table-cell office:value-type="float" office:value="152812525" calcext:value-type="float">
            <text:p>152812525</text:p>
          </table:table-cell>
          <table:table-cell office:value-type="float" office:value="704007853" calcext:value-type="float">
            <text:p>704007853</text:p>
          </table:table-cell>
          <table:table-cell office:value-type="float" office:value="374290060" calcext:value-type="float">
            <text:p>374290060</text:p>
          </table:table-cell>
          <table:table-cell office:value-type="float" office:value="412533954" calcext:value-type="float">
            <text:p>412533954</text:p>
          </table:table-cell>
          <table:table-cell office:value-type="float" office:value="290467600" calcext:value-type="float">
            <text:p>290467600</text:p>
          </table:table-cell>
          <table:table-cell office:value-type="float" office:value="391633896" calcext:value-type="float">
            <text:p>391633896</text:p>
          </table:table-cell>
          <table:table-cell office:value-type="float" office:value="745757808" calcext:value-type="float">
            <text:p>745757808</text:p>
          </table:table-cell>
          <table:table-cell office:value-type="float" office:value="748544602" calcext:value-type="float">
            <text:p>748544602</text:p>
          </table:table-cell>
          <table:table-cell office:value-type="float" office:value="851151565" calcext:value-type="float">
            <text:p>851151565</text:p>
          </table:table-cell>
          <table:table-cell office:value-type="float" office:value="770235731" calcext:value-type="float">
            <text:p>770235731</text:p>
          </table:table-cell>
          <table:table-cell office:value-type="float" office:value="926955819" calcext:value-type="float">
            <text:p>926955819</text:p>
          </table:table-cell>
          <table:table-cell office:value-type="float" office:value="366847180" calcext:value-type="float">
            <text:p>366847180</text:p>
          </table:table-cell>
          <table:table-cell office:value-type="float" office:value="753992125" calcext:value-type="float">
            <text:p>753992125</text:p>
          </table:table-cell>
          <table:table-cell office:value-type="float" office:value="613978836" calcext:value-type="float">
            <text:p>613978836</text:p>
          </table:table-cell>
          <table:table-cell office:value-type="float" office:value="511259259" calcext:value-type="float">
            <text:p>511259259</text:p>
          </table:table-cell>
          <table:table-cell office:value-type="float" office:value="168983003" calcext:value-type="float">
            <text:p>168983003</text:p>
          </table:table-cell>
          <table:table-cell office:value-type="float" office:value="121749734" calcext:value-type="float">
            <text:p>121749734</text:p>
          </table:table-cell>
          <table:table-cell office:value-type="float" office:value="367028784" calcext:value-type="float">
            <text:p>367028784</text:p>
          </table:table-cell>
          <table:table-cell office:value-type="float" office:value="827395132" calcext:value-type="float">
            <text:p>827395132</text:p>
          </table:table-cell>
        </table:table-row>
        <table:table-row table:style-name="ro1">
          <table:table-cell office:value-type="float" office:value="925757779" calcext:value-type="float">
            <text:p>925757779</text:p>
          </table:table-cell>
          <table:table-cell office:value-type="float" office:value="161577358" calcext:value-type="float">
            <text:p>161577358</text:p>
          </table:table-cell>
          <table:table-cell office:value-type="float" office:value="186903826" calcext:value-type="float">
            <text:p>186903826</text:p>
          </table:table-cell>
          <table:table-cell office:value-type="float" office:value="932531043" calcext:value-type="float">
            <text:p>932531043</text:p>
          </table:table-cell>
          <table:table-cell office:value-type="float" office:value="249009800" calcext:value-type="float">
            <text:p>249009800</text:p>
          </table:table-cell>
          <table:table-cell office:value-type="float" office:value="260847096" calcext:value-type="float">
            <text:p>260847096</text:p>
          </table:table-cell>
          <table:table-cell office:value-type="float" office:value="300761085" calcext:value-type="float">
            <text:p>300761085</text:p>
          </table:table-cell>
          <table:table-cell office:value-type="float" office:value="405695491" calcext:value-type="float">
            <text:p>405695491</text:p>
          </table:table-cell>
          <table:table-cell office:value-type="float" office:value="514382910" calcext:value-type="float">
            <text:p>514382910</text:p>
          </table:table-cell>
          <table:table-cell office:value-type="float" office:value="355184300" calcext:value-type="float">
            <text:p>355184300</text:p>
          </table:table-cell>
          <table:table-cell office:value-type="float" office:value="831967566" calcext:value-type="float">
            <text:p>831967566</text:p>
          </table:table-cell>
          <table:table-cell office:value-type="float" office:value="199385290" calcext:value-type="float">
            <text:p>199385290</text:p>
          </table:table-cell>
          <table:table-cell office:value-type="float" office:value="954271798" calcext:value-type="float">
            <text:p>954271798</text:p>
          </table:table-cell>
          <table:table-cell office:value-type="float" office:value="217775856" calcext:value-type="float">
            <text:p>217775856</text:p>
          </table:table-cell>
          <table:table-cell office:value-type="float" office:value="742915225" calcext:value-type="float">
            <text:p>742915225</text:p>
          </table:table-cell>
          <table:table-cell office:value-type="float" office:value="212293377" calcext:value-type="float">
            <text:p>212293377</text:p>
          </table:table-cell>
          <table:table-cell office:value-type="float" office:value="392843341" calcext:value-type="float">
            <text:p>392843341</text:p>
          </table:table-cell>
          <table:table-cell office:value-type="float" office:value="884981239" calcext:value-type="float">
            <text:p>884981239</text:p>
          </table:table-cell>
          <table:table-cell office:value-type="float" office:value="640342777" calcext:value-type="float">
            <text:p>640342777</text:p>
          </table:table-cell>
          <table:table-cell office:value-type="float" office:value="647898637" calcext:value-type="float">
            <text:p>647898637</text:p>
          </table:table-cell>
          <table:table-cell office:value-type="float" office:value="238581502" calcext:value-type="float">
            <text:p>238581502</text:p>
          </table:table-cell>
          <table:table-cell office:value-type="float" office:value="409944062" calcext:value-type="float">
            <text:p>409944062</text:p>
          </table:table-cell>
          <table:table-cell office:value-type="float" office:value="925826508" calcext:value-type="float">
            <text:p>925826508</text:p>
          </table:table-cell>
          <table:table-cell office:value-type="float" office:value="557455117" calcext:value-type="float">
            <text:p>557455117</text:p>
          </table:table-cell>
          <table:table-cell office:value-type="float" office:value="298205871" calcext:value-type="float">
            <text:p>298205871</text:p>
          </table:table-cell>
          <table:table-cell office:value-type="float" office:value="922902684" calcext:value-type="float">
            <text:p>922902684</text:p>
          </table:table-cell>
          <table:table-cell office:value-type="float" office:value="230808143" calcext:value-type="float">
            <text:p>230808143</text:p>
          </table:table-cell>
          <table:table-cell office:value-type="float" office:value="680656032" calcext:value-type="float">
            <text:p>680656032</text:p>
          </table:table-cell>
          <table:table-cell office:value-type="float" office:value="991900081" calcext:value-type="float">
            <text:p>991900081</text:p>
          </table:table-cell>
          <table:table-cell office:value-type="float" office:value="892531844" calcext:value-type="float">
            <text:p>892531844</text:p>
          </table:table-cell>
          <table:table-cell office:value-type="float" office:value="867390777" calcext:value-type="float">
            <text:p>867390777</text:p>
          </table:table-cell>
          <table:table-cell office:value-type="float" office:value="664516836" calcext:value-type="float">
            <text:p>664516836</text:p>
          </table:table-cell>
        </table:table-row>
        <table:table-row table:style-name="ro1">
          <table:table-cell office:value-type="float" office:value="426057835" calcext:value-type="float">
            <text:p>426057835</text:p>
          </table:table-cell>
          <table:table-cell office:value-type="float" office:value="687512223" calcext:value-type="float">
            <text:p>687512223</text:p>
          </table:table-cell>
          <table:table-cell office:value-type="float" office:value="210481114" calcext:value-type="float">
            <text:p>210481114</text:p>
          </table:table-cell>
          <table:table-cell office:value-type="float" office:value="538026637" calcext:value-type="float">
            <text:p>538026637</text:p>
          </table:table-cell>
          <table:table-cell office:value-type="float" office:value="944763033" calcext:value-type="float">
            <text:p>944763033</text:p>
          </table:table-cell>
          <table:table-cell office:value-type="float" office:value="511901070" calcext:value-type="float">
            <text:p>511901070</text:p>
          </table:table-cell>
          <table:table-cell office:value-type="float" office:value="394279147" calcext:value-type="float">
            <text:p>394279147</text:p>
          </table:table-cell>
          <table:table-cell office:value-type="float" office:value="939546023" calcext:value-type="float">
            <text:p>939546023</text:p>
          </table:table-cell>
          <table:table-cell office:value-type="float" office:value="657614999" calcext:value-type="float">
            <text:p>657614999</text:p>
          </table:table-cell>
          <table:table-cell office:value-type="float" office:value="281226489" calcext:value-type="float">
            <text:p>281226489</text:p>
          </table:table-cell>
          <table:table-cell office:value-type="float" office:value="760862235" calcext:value-type="float">
            <text:p>760862235</text:p>
          </table:table-cell>
          <table:table-cell office:value-type="float" office:value="550696849" calcext:value-type="float">
            <text:p>550696849</text:p>
          </table:table-cell>
          <table:table-cell office:value-type="float" office:value="198494836" calcext:value-type="float">
            <text:p>198494836</text:p>
          </table:table-cell>
          <table:table-cell office:value-type="float" office:value="576993861" calcext:value-type="float">
            <text:p>576993861</text:p>
          </table:table-cell>
          <table:table-cell office:value-type="float" office:value="445326650" calcext:value-type="float">
            <text:p>445326650</text:p>
          </table:table-cell>
          <table:table-cell office:value-type="float" office:value="894003358" calcext:value-type="float">
            <text:p>894003358</text:p>
          </table:table-cell>
          <table:table-cell office:value-type="float" office:value="227627785" calcext:value-type="float">
            <text:p>227627785</text:p>
          </table:table-cell>
          <table:table-cell office:value-type="float" office:value="853140395" calcext:value-type="float">
            <text:p>853140395</text:p>
          </table:table-cell>
          <table:table-cell office:value-type="float" office:value="233246064" calcext:value-type="float">
            <text:p>233246064</text:p>
          </table:table-cell>
          <table:table-cell office:value-type="float" office:value="608007021" calcext:value-type="float">
            <text:p>608007021</text:p>
          </table:table-cell>
          <table:table-cell office:value-type="float" office:value="675825361" calcext:value-type="float">
            <text:p>675825361</text:p>
          </table:table-cell>
          <table:table-cell office:value-type="float" office:value="159776124" calcext:value-type="float">
            <text:p>159776124</text:p>
          </table:table-cell>
          <table:table-cell office:value-type="float" office:value="480821501" calcext:value-type="float">
            <text:p>480821501</text:p>
          </table:table-cell>
          <table:table-cell office:value-type="float" office:value="504863279" calcext:value-type="float">
            <text:p>504863279</text:p>
          </table:table-cell>
          <table:table-cell office:value-type="float" office:value="584966389" calcext:value-type="float">
            <text:p>584966389</text:p>
          </table:table-cell>
          <table:table-cell office:value-type="float" office:value="189369873" calcext:value-type="float">
            <text:p>189369873</text:p>
          </table:table-cell>
          <table:table-cell office:value-type="float" office:value="438510289" calcext:value-type="float">
            <text:p>438510289</text:p>
          </table:table-cell>
          <table:table-cell office:value-type="float" office:value="738587260" calcext:value-type="float">
            <text:p>738587260</text:p>
          </table:table-cell>
          <table:table-cell office:value-type="float" office:value="113249290" calcext:value-type="float">
            <text:p>113249290</text:p>
          </table:table-cell>
          <table:table-cell office:value-type="float" office:value="391484736" calcext:value-type="float">
            <text:p>391484736</text:p>
          </table:table-cell>
          <table:table-cell office:value-type="float" office:value="441531539" calcext:value-type="float">
            <text:p>441531539</text:p>
          </table:table-cell>
          <table:table-cell office:value-type="float" office:value="498282982" calcext:value-type="float">
            <text:p>498282982</text:p>
          </table:table-cell>
        </table:table-row>
        <table:table-row table:style-name="ro1">
          <table:table-cell office:value-type="float" office:value="447126513" calcext:value-type="float">
            <text:p>447126513</text:p>
          </table:table-cell>
          <table:table-cell office:value-type="float" office:value="986363248" calcext:value-type="float">
            <text:p>986363248</text:p>
          </table:table-cell>
          <table:table-cell office:value-type="float" office:value="255730258" calcext:value-type="float">
            <text:p>255730258</text:p>
          </table:table-cell>
          <table:table-cell office:value-type="float" office:value="634506659" calcext:value-type="float">
            <text:p>634506659</text:p>
          </table:table-cell>
          <table:table-cell office:value-type="float" office:value="649158960" calcext:value-type="float">
            <text:p>649158960</text:p>
          </table:table-cell>
          <table:table-cell office:value-type="float" office:value="519627991" calcext:value-type="float">
            <text:p>519627991</text:p>
          </table:table-cell>
          <table:table-cell office:value-type="float" office:value="965225069" calcext:value-type="float">
            <text:p>965225069</text:p>
          </table:table-cell>
          <table:table-cell office:value-type="float" office:value="679435485" calcext:value-type="float">
            <text:p>679435485</text:p>
          </table:table-cell>
          <table:table-cell office:value-type="float" office:value="871864369" calcext:value-type="float">
            <text:p>871864369</text:p>
          </table:table-cell>
          <table:table-cell office:value-type="float" office:value="749574265" calcext:value-type="float">
            <text:p>749574265</text:p>
          </table:table-cell>
          <table:table-cell office:value-type="float" office:value="319579479" calcext:value-type="float">
            <text:p>319579479</text:p>
          </table:table-cell>
          <table:table-cell office:value-type="float" office:value="200247522" calcext:value-type="float">
            <text:p>200247522</text:p>
          </table:table-cell>
          <table:table-cell office:value-type="float" office:value="181628931" calcext:value-type="float">
            <text:p>181628931</text:p>
          </table:table-cell>
          <table:table-cell office:value-type="float" office:value="870504176" calcext:value-type="float">
            <text:p>870504176</text:p>
          </table:table-cell>
          <table:table-cell office:value-type="float" office:value="926994803" calcext:value-type="float">
            <text:p>926994803</text:p>
          </table:table-cell>
          <table:table-cell office:value-type="float" office:value="135455580" calcext:value-type="float">
            <text:p>135455580</text:p>
          </table:table-cell>
          <table:table-cell office:value-type="float" office:value="269857606" calcext:value-type="float">
            <text:p>269857606</text:p>
          </table:table-cell>
          <table:table-cell office:value-type="float" office:value="715084474" calcext:value-type="float">
            <text:p>715084474</text:p>
          </table:table-cell>
          <table:table-cell office:value-type="float" office:value="853179319" calcext:value-type="float">
            <text:p>853179319</text:p>
          </table:table-cell>
          <table:table-cell office:value-type="float" office:value="671323415" calcext:value-type="float">
            <text:p>671323415</text:p>
          </table:table-cell>
          <table:table-cell office:value-type="float" office:value="433247982" calcext:value-type="float">
            <text:p>433247982</text:p>
          </table:table-cell>
          <table:table-cell office:value-type="float" office:value="179013316" calcext:value-type="float">
            <text:p>179013316</text:p>
          </table:table-cell>
          <table:table-cell office:value-type="float" office:value="641028763" calcext:value-type="float">
            <text:p>641028763</text:p>
          </table:table-cell>
          <table:table-cell office:value-type="float" office:value="696508716" calcext:value-type="float">
            <text:p>696508716</text:p>
          </table:table-cell>
          <table:table-cell office:value-type="float" office:value="679054524" calcext:value-type="float">
            <text:p>679054524</text:p>
          </table:table-cell>
          <table:table-cell office:value-type="float" office:value="307239514" calcext:value-type="float">
            <text:p>307239514</text:p>
          </table:table-cell>
          <table:table-cell office:value-type="float" office:value="164374510" calcext:value-type="float">
            <text:p>164374510</text:p>
          </table:table-cell>
          <table:table-cell office:value-type="float" office:value="106085435" calcext:value-type="float">
            <text:p>106085435</text:p>
          </table:table-cell>
          <table:table-cell office:value-type="float" office:value="371552081" calcext:value-type="float">
            <text:p>371552081</text:p>
          </table:table-cell>
          <table:table-cell office:value-type="float" office:value="469467043" calcext:value-type="float">
            <text:p>469467043</text:p>
          </table:table-cell>
          <table:table-cell office:value-type="float" office:value="387585684" calcext:value-type="float">
            <text:p>387585684</text:p>
          </table:table-cell>
          <table:table-cell office:value-type="float" office:value="234548324" calcext:value-type="float">
            <text:p>234548324</text:p>
          </table:table-cell>
        </table:table-row>
        <table:table-row table:style-name="ro1">
          <table:table-cell office:value-type="float" office:value="609184379" calcext:value-type="float">
            <text:p>609184379</text:p>
          </table:table-cell>
          <table:table-cell office:value-type="float" office:value="670519588" calcext:value-type="float">
            <text:p>670519588</text:p>
          </table:table-cell>
          <table:table-cell office:value-type="float" office:value="694237393" calcext:value-type="float">
            <text:p>694237393</text:p>
          </table:table-cell>
          <table:table-cell office:value-type="float" office:value="787652038" calcext:value-type="float">
            <text:p>787652038</text:p>
          </table:table-cell>
          <table:table-cell office:value-type="float" office:value="983436155" calcext:value-type="float">
            <text:p>983436155</text:p>
          </table:table-cell>
          <table:table-cell office:value-type="float" office:value="275731435" calcext:value-type="float">
            <text:p>275731435</text:p>
          </table:table-cell>
          <table:table-cell office:value-type="float" office:value="197899515" calcext:value-type="float">
            <text:p>197899515</text:p>
          </table:table-cell>
          <table:table-cell office:value-type="float" office:value="196851887" calcext:value-type="float">
            <text:p>196851887</text:p>
          </table:table-cell>
          <table:table-cell office:value-type="float" office:value="579379004" calcext:value-type="float">
            <text:p>579379004</text:p>
          </table:table-cell>
          <table:table-cell office:value-type="float" office:value="686324790" calcext:value-type="float">
            <text:p>686324790</text:p>
          </table:table-cell>
          <table:table-cell office:value-type="float" office:value="916261989" calcext:value-type="float">
            <text:p>916261989</text:p>
          </table:table-cell>
          <table:table-cell office:value-type="float" office:value="481070232" calcext:value-type="float">
            <text:p>481070232</text:p>
          </table:table-cell>
          <table:table-cell office:value-type="float" office:value="710564980" calcext:value-type="float">
            <text:p>710564980</text:p>
          </table:table-cell>
          <table:table-cell office:value-type="float" office:value="887650998" calcext:value-type="float">
            <text:p>887650998</text:p>
          </table:table-cell>
          <table:table-cell office:value-type="float" office:value="397941772" calcext:value-type="float">
            <text:p>397941772</text:p>
          </table:table-cell>
          <table:table-cell office:value-type="float" office:value="799322768" calcext:value-type="float">
            <text:p>799322768</text:p>
          </table:table-cell>
          <table:table-cell office:value-type="float" office:value="909517141" calcext:value-type="float">
            <text:p>909517141</text:p>
          </table:table-cell>
          <table:table-cell office:value-type="float" office:value="359831919" calcext:value-type="float">
            <text:p>359831919</text:p>
          </table:table-cell>
          <table:table-cell office:value-type="float" office:value="980202013" calcext:value-type="float">
            <text:p>980202013</text:p>
          </table:table-cell>
          <table:table-cell office:value-type="float" office:value="362483773" calcext:value-type="float">
            <text:p>362483773</text:p>
          </table:table-cell>
          <table:table-cell office:value-type="float" office:value="510405626" calcext:value-type="float">
            <text:p>510405626</text:p>
          </table:table-cell>
          <table:table-cell office:value-type="float" office:value="402809348" calcext:value-type="float">
            <text:p>402809348</text:p>
          </table:table-cell>
          <table:table-cell office:value-type="float" office:value="770251973" calcext:value-type="float">
            <text:p>770251973</text:p>
          </table:table-cell>
          <table:table-cell office:value-type="float" office:value="192110105" calcext:value-type="float">
            <text:p>192110105</text:p>
          </table:table-cell>
          <table:table-cell office:value-type="float" office:value="218599382" calcext:value-type="float">
            <text:p>218599382</text:p>
          </table:table-cell>
          <table:table-cell office:value-type="float" office:value="420535662" calcext:value-type="float">
            <text:p>420535662</text:p>
          </table:table-cell>
          <table:table-cell office:value-type="float" office:value="105107718" calcext:value-type="float">
            <text:p>105107718</text:p>
          </table:table-cell>
          <table:table-cell office:value-type="float" office:value="132057952" calcext:value-type="float">
            <text:p>132057952</text:p>
          </table:table-cell>
          <table:table-cell office:value-type="float" office:value="792462462" calcext:value-type="float">
            <text:p>792462462</text:p>
          </table:table-cell>
          <table:table-cell office:value-type="float" office:value="781511696" calcext:value-type="float">
            <text:p>781511696</text:p>
          </table:table-cell>
          <table:table-cell office:value-type="float" office:value="385261780" calcext:value-type="float">
            <text:p>385261780</text:p>
          </table:table-cell>
          <table:table-cell office:value-type="float" office:value="922706909" calcext:value-type="float">
            <text:p>922706909</text:p>
          </table:table-cell>
        </table:table-row>
        <table:table-row table:style-name="ro1">
          <table:table-cell office:value-type="float" office:value="353506962" calcext:value-type="float">
            <text:p>353506962</text:p>
          </table:table-cell>
          <table:table-cell office:value-type="float" office:value="863465644" calcext:value-type="float">
            <text:p>863465644</text:p>
          </table:table-cell>
          <table:table-cell office:value-type="float" office:value="434843294" calcext:value-type="float">
            <text:p>434843294</text:p>
          </table:table-cell>
          <table:table-cell office:value-type="float" office:value="341846345" calcext:value-type="float">
            <text:p>341846345</text:p>
          </table:table-cell>
          <table:table-cell office:value-type="float" office:value="537476852" calcext:value-type="float">
            <text:p>537476852</text:p>
          </table:table-cell>
          <table:table-cell office:value-type="float" office:value="647124332" calcext:value-type="float">
            <text:p>647124332</text:p>
          </table:table-cell>
          <table:table-cell office:value-type="float" office:value="495705532" calcext:value-type="float">
            <text:p>495705532</text:p>
          </table:table-cell>
          <table:table-cell office:value-type="float" office:value="897781314" calcext:value-type="float">
            <text:p>897781314</text:p>
          </table:table-cell>
          <table:table-cell office:value-type="float" office:value="535126383" calcext:value-type="float">
            <text:p>535126383</text:p>
          </table:table-cell>
          <table:table-cell office:value-type="float" office:value="638868403" calcext:value-type="float">
            <text:p>638868403</text:p>
          </table:table-cell>
          <table:table-cell office:value-type="float" office:value="516788938" calcext:value-type="float">
            <text:p>516788938</text:p>
          </table:table-cell>
          <table:table-cell office:value-type="float" office:value="428189844" calcext:value-type="float">
            <text:p>428189844</text:p>
          </table:table-cell>
          <table:table-cell office:value-type="float" office:value="981251069" calcext:value-type="float">
            <text:p>981251069</text:p>
          </table:table-cell>
          <table:table-cell office:value-type="float" office:value="381927901" calcext:value-type="float">
            <text:p>381927901</text:p>
          </table:table-cell>
          <table:table-cell office:value-type="float" office:value="720634027" calcext:value-type="float">
            <text:p>720634027</text:p>
          </table:table-cell>
          <table:table-cell office:value-type="float" office:value="967200934" calcext:value-type="float">
            <text:p>967200934</text:p>
          </table:table-cell>
          <table:table-cell office:value-type="float" office:value="205714258" calcext:value-type="float">
            <text:p>205714258</text:p>
          </table:table-cell>
          <table:table-cell office:value-type="float" office:value="181303026" calcext:value-type="float">
            <text:p>181303026</text:p>
          </table:table-cell>
          <table:table-cell office:value-type="float" office:value="384122917" calcext:value-type="float">
            <text:p>384122917</text:p>
          </table:table-cell>
          <table:table-cell office:value-type="float" office:value="988233730" calcext:value-type="float">
            <text:p>988233730</text:p>
          </table:table-cell>
          <table:table-cell office:value-type="float" office:value="945077077" calcext:value-type="float">
            <text:p>945077077</text:p>
          </table:table-cell>
          <table:table-cell office:value-type="float" office:value="761476942" calcext:value-type="float">
            <text:p>761476942</text:p>
          </table:table-cell>
          <table:table-cell office:value-type="float" office:value="757901022" calcext:value-type="float">
            <text:p>757901022</text:p>
          </table:table-cell>
          <table:table-cell office:value-type="float" office:value="280701829" calcext:value-type="float">
            <text:p>280701829</text:p>
          </table:table-cell>
          <table:table-cell office:value-type="float" office:value="383262151" calcext:value-type="float">
            <text:p>383262151</text:p>
          </table:table-cell>
          <table:table-cell office:value-type="float" office:value="913722648" calcext:value-type="float">
            <text:p>913722648</text:p>
          </table:table-cell>
          <table:table-cell office:value-type="float" office:value="537921860" calcext:value-type="float">
            <text:p>537921860</text:p>
          </table:table-cell>
          <table:table-cell office:value-type="float" office:value="638801536" calcext:value-type="float">
            <text:p>638801536</text:p>
          </table:table-cell>
          <table:table-cell office:value-type="float" office:value="218271669" calcext:value-type="float">
            <text:p>218271669</text:p>
          </table:table-cell>
          <table:table-cell office:value-type="float" office:value="303245880" calcext:value-type="float">
            <text:p>303245880</text:p>
          </table:table-cell>
          <table:table-cell office:value-type="float" office:value="385280537" calcext:value-type="float">
            <text:p>385280537</text:p>
          </table:table-cell>
          <table:table-cell office:value-type="float" office:value="363173093" calcext:value-type="float">
            <text:p>363173093</text:p>
          </table:table-cell>
        </table:table-row>
        <table:table-row table:style-name="ro1">
          <table:table-cell office:value-type="float" office:value="426160535" calcext:value-type="float">
            <text:p>426160535</text:p>
          </table:table-cell>
          <table:table-cell office:value-type="float" office:value="868004215" calcext:value-type="float">
            <text:p>868004215</text:p>
          </table:table-cell>
          <table:table-cell office:value-type="float" office:value="274427103" calcext:value-type="float">
            <text:p>274427103</text:p>
          </table:table-cell>
          <table:table-cell office:value-type="float" office:value="885266040" calcext:value-type="float">
            <text:p>885266040</text:p>
          </table:table-cell>
          <table:table-cell office:value-type="float" office:value="398148553" calcext:value-type="float">
            <text:p>398148553</text:p>
          </table:table-cell>
          <table:table-cell office:value-type="float" office:value="935360317" calcext:value-type="float">
            <text:p>935360317</text:p>
          </table:table-cell>
          <table:table-cell office:value-type="float" office:value="902318894" calcext:value-type="float">
            <text:p>902318894</text:p>
          </table:table-cell>
          <table:table-cell office:value-type="float" office:value="870538029" calcext:value-type="float">
            <text:p>870538029</text:p>
          </table:table-cell>
          <table:table-cell office:value-type="float" office:value="819783990" calcext:value-type="float">
            <text:p>819783990</text:p>
          </table:table-cell>
          <table:table-cell office:value-type="float" office:value="988349209" calcext:value-type="float">
            <text:p>988349209</text:p>
          </table:table-cell>
          <table:table-cell office:value-type="float" office:value="381427937" calcext:value-type="float">
            <text:p>381427937</text:p>
          </table:table-cell>
          <table:table-cell office:value-type="float" office:value="338506513" calcext:value-type="float">
            <text:p>338506513</text:p>
          </table:table-cell>
          <table:table-cell office:value-type="float" office:value="213879878" calcext:value-type="float">
            <text:p>213879878</text:p>
          </table:table-cell>
          <table:table-cell office:value-type="float" office:value="753294020" calcext:value-type="float">
            <text:p>753294020</text:p>
          </table:table-cell>
          <table:table-cell office:value-type="float" office:value="686289079" calcext:value-type="float">
            <text:p>686289079</text:p>
          </table:table-cell>
          <table:table-cell office:value-type="float" office:value="784426927" calcext:value-type="float">
            <text:p>784426927</text:p>
          </table:table-cell>
          <table:table-cell office:value-type="float" office:value="842405375" calcext:value-type="float">
            <text:p>842405375</text:p>
          </table:table-cell>
          <table:table-cell office:value-type="float" office:value="314124255" calcext:value-type="float">
            <text:p>314124255</text:p>
          </table:table-cell>
          <table:table-cell office:value-type="float" office:value="125297841" calcext:value-type="float">
            <text:p>125297841</text:p>
          </table:table-cell>
          <table:table-cell office:value-type="float" office:value="628236595" calcext:value-type="float">
            <text:p>628236595</text:p>
          </table:table-cell>
          <table:table-cell office:value-type="float" office:value="207814221" calcext:value-type="float">
            <text:p>207814221</text:p>
          </table:table-cell>
          <table:table-cell office:value-type="float" office:value="854859396" calcext:value-type="float">
            <text:p>854859396</text:p>
          </table:table-cell>
          <table:table-cell office:value-type="float" office:value="906206076" calcext:value-type="float">
            <text:p>906206076</text:p>
          </table:table-cell>
          <table:table-cell office:value-type="float" office:value="197733803" calcext:value-type="float">
            <text:p>197733803</text:p>
          </table:table-cell>
          <table:table-cell office:value-type="float" office:value="931302819" calcext:value-type="float">
            <text:p>931302819</text:p>
          </table:table-cell>
          <table:table-cell office:value-type="float" office:value="691311353" calcext:value-type="float">
            <text:p>691311353</text:p>
          </table:table-cell>
          <table:table-cell office:value-type="float" office:value="132092151" calcext:value-type="float">
            <text:p>132092151</text:p>
          </table:table-cell>
          <table:table-cell office:value-type="float" office:value="400608762" calcext:value-type="float">
            <text:p>400608762</text:p>
          </table:table-cell>
          <table:table-cell office:value-type="float" office:value="365933102" calcext:value-type="float">
            <text:p>365933102</text:p>
          </table:table-cell>
          <table:table-cell office:value-type="float" office:value="757869586" calcext:value-type="float">
            <text:p>757869586</text:p>
          </table:table-cell>
          <table:table-cell office:value-type="float" office:value="873398407" calcext:value-type="float">
            <text:p>873398407</text:p>
          </table:table-cell>
          <table:table-cell office:value-type="float" office:value="438757842" calcext:value-type="float">
            <text:p>438757842</text:p>
          </table:table-cell>
        </table:table-row>
        <table:table-row table:style-name="ro1">
          <table:table-cell office:value-type="float" office:value="789056261" calcext:value-type="float">
            <text:p>789056261</text:p>
          </table:table-cell>
          <table:table-cell office:value-type="float" office:value="114186853" calcext:value-type="float">
            <text:p>114186853</text:p>
          </table:table-cell>
          <table:table-cell office:value-type="float" office:value="653663190" calcext:value-type="float">
            <text:p>653663190</text:p>
          </table:table-cell>
          <table:table-cell office:value-type="float" office:value="282534938" calcext:value-type="float">
            <text:p>282534938</text:p>
          </table:table-cell>
          <table:table-cell office:value-type="float" office:value="335777568" calcext:value-type="float">
            <text:p>335777568</text:p>
          </table:table-cell>
          <table:table-cell office:value-type="float" office:value="718856948" calcext:value-type="float">
            <text:p>718856948</text:p>
          </table:table-cell>
          <table:table-cell office:value-type="float" office:value="654583279" calcext:value-type="float">
            <text:p>654583279</text:p>
          </table:table-cell>
          <table:table-cell office:value-type="float" office:value="976105038" calcext:value-type="float">
            <text:p>976105038</text:p>
          </table:table-cell>
          <table:table-cell office:value-type="float" office:value="492069909" calcext:value-type="float">
            <text:p>492069909</text:p>
          </table:table-cell>
          <table:table-cell office:value-type="float" office:value="971905006" calcext:value-type="float">
            <text:p>971905006</text:p>
          </table:table-cell>
          <table:table-cell office:value-type="float" office:value="666498949" calcext:value-type="float">
            <text:p>666498949</text:p>
          </table:table-cell>
          <table:table-cell office:value-type="float" office:value="116768889" calcext:value-type="float">
            <text:p>116768889</text:p>
          </table:table-cell>
          <table:table-cell office:value-type="float" office:value="860176285" calcext:value-type="float">
            <text:p>860176285</text:p>
          </table:table-cell>
          <table:table-cell office:value-type="float" office:value="976655443" calcext:value-type="float">
            <text:p>976655443</text:p>
          </table:table-cell>
          <table:table-cell office:value-type="float" office:value="930765766" calcext:value-type="float">
            <text:p>930765766</text:p>
          </table:table-cell>
          <table:table-cell office:value-type="float" office:value="562285058" calcext:value-type="float">
            <text:p>562285058</text:p>
          </table:table-cell>
          <table:table-cell office:value-type="float" office:value="466880848" calcext:value-type="float">
            <text:p>466880848</text:p>
          </table:table-cell>
          <table:table-cell office:value-type="float" office:value="826793591" calcext:value-type="float">
            <text:p>826793591</text:p>
          </table:table-cell>
          <table:table-cell office:value-type="float" office:value="226073637" calcext:value-type="float">
            <text:p>226073637</text:p>
          </table:table-cell>
          <table:table-cell office:value-type="float" office:value="951720642" calcext:value-type="float">
            <text:p>951720642</text:p>
          </table:table-cell>
          <table:table-cell office:value-type="float" office:value="550853363" calcext:value-type="float">
            <text:p>550853363</text:p>
          </table:table-cell>
          <table:table-cell office:value-type="float" office:value="566654584" calcext:value-type="float">
            <text:p>566654584</text:p>
          </table:table-cell>
          <table:table-cell office:value-type="float" office:value="312697118" calcext:value-type="float">
            <text:p>312697118</text:p>
          </table:table-cell>
          <table:table-cell office:value-type="float" office:value="596744978" calcext:value-type="float">
            <text:p>596744978</text:p>
          </table:table-cell>
          <table:table-cell office:value-type="float" office:value="301699121" calcext:value-type="float">
            <text:p>301699121</text:p>
          </table:table-cell>
          <table:table-cell office:value-type="float" office:value="165395873" calcext:value-type="float">
            <text:p>165395873</text:p>
          </table:table-cell>
          <table:table-cell office:value-type="float" office:value="868282448" calcext:value-type="float">
            <text:p>868282448</text:p>
          </table:table-cell>
          <table:table-cell office:value-type="float" office:value="216466499" calcext:value-type="float">
            <text:p>216466499</text:p>
          </table:table-cell>
          <table:table-cell office:value-type="float" office:value="224069219" calcext:value-type="float">
            <text:p>224069219</text:p>
          </table:table-cell>
          <table:table-cell office:value-type="float" office:value="775550931" calcext:value-type="float">
            <text:p>775550931</text:p>
          </table:table-cell>
          <table:table-cell office:value-type="float" office:value="687803540" calcext:value-type="float">
            <text:p>687803540</text:p>
          </table:table-cell>
          <table:table-cell office:value-type="float" office:value="194798612" calcext:value-type="float">
            <text:p>194798612</text:p>
          </table:table-cell>
        </table:table-row>
        <table:table-row table:style-name="ro1">
          <table:table-cell office:value-type="float" office:value="263607105" calcext:value-type="float">
            <text:p>263607105</text:p>
          </table:table-cell>
          <table:table-cell office:value-type="float" office:value="842214137" calcext:value-type="float">
            <text:p>842214137</text:p>
          </table:table-cell>
          <table:table-cell office:value-type="float" office:value="820983752" calcext:value-type="float">
            <text:p>820983752</text:p>
          </table:table-cell>
          <table:table-cell office:value-type="float" office:value="810573845" calcext:value-type="float">
            <text:p>810573845</text:p>
          </table:table-cell>
          <table:table-cell office:value-type="float" office:value="867487743" calcext:value-type="float">
            <text:p>867487743</text:p>
          </table:table-cell>
          <table:table-cell office:value-type="float" office:value="421088923" calcext:value-type="float">
            <text:p>421088923</text:p>
          </table:table-cell>
          <table:table-cell office:value-type="float" office:value="608215835" calcext:value-type="float">
            <text:p>608215835</text:p>
          </table:table-cell>
          <table:table-cell office:value-type="float" office:value="743746300" calcext:value-type="float">
            <text:p>743746300</text:p>
          </table:table-cell>
          <table:table-cell office:value-type="float" office:value="426226233" calcext:value-type="float">
            <text:p>426226233</text:p>
          </table:table-cell>
          <table:table-cell office:value-type="float" office:value="414312214" calcext:value-type="float">
            <text:p>414312214</text:p>
          </table:table-cell>
          <table:table-cell office:value-type="float" office:value="388940667" calcext:value-type="float">
            <text:p>388940667</text:p>
          </table:table-cell>
          <table:table-cell office:value-type="float" office:value="370173848" calcext:value-type="float">
            <text:p>370173848</text:p>
          </table:table-cell>
          <table:table-cell office:value-type="float" office:value="584132027" calcext:value-type="float">
            <text:p>584132027</text:p>
          </table:table-cell>
          <table:table-cell office:value-type="float" office:value="639498879" calcext:value-type="float">
            <text:p>639498879</text:p>
          </table:table-cell>
          <table:table-cell office:value-type="float" office:value="541923836" calcext:value-type="float">
            <text:p>541923836</text:p>
          </table:table-cell>
          <table:table-cell office:value-type="float" office:value="799265609" calcext:value-type="float">
            <text:p>799265609</text:p>
          </table:table-cell>
          <table:table-cell office:value-type="float" office:value="206389116" calcext:value-type="float">
            <text:p>206389116</text:p>
          </table:table-cell>
          <table:table-cell office:value-type="float" office:value="181495043" calcext:value-type="float">
            <text:p>181495043</text:p>
          </table:table-cell>
          <table:table-cell office:value-type="float" office:value="828967990" calcext:value-type="float">
            <text:p>828967990</text:p>
          </table:table-cell>
          <table:table-cell office:value-type="float" office:value="907255729" calcext:value-type="float">
            <text:p>907255729</text:p>
          </table:table-cell>
          <table:table-cell office:value-type="float" office:value="633106094" calcext:value-type="float">
            <text:p>633106094</text:p>
          </table:table-cell>
          <table:table-cell office:value-type="float" office:value="651584435" calcext:value-type="float">
            <text:p>651584435</text:p>
          </table:table-cell>
          <table:table-cell office:value-type="float" office:value="677425022" calcext:value-type="float">
            <text:p>677425022</text:p>
          </table:table-cell>
          <table:table-cell office:value-type="float" office:value="349247224" calcext:value-type="float">
            <text:p>349247224</text:p>
          </table:table-cell>
          <table:table-cell office:value-type="float" office:value="468085038" calcext:value-type="float">
            <text:p>468085038</text:p>
          </table:table-cell>
          <table:table-cell office:value-type="float" office:value="294952940" calcext:value-type="float">
            <text:p>294952940</text:p>
          </table:table-cell>
          <table:table-cell office:value-type="float" office:value="632853732" calcext:value-type="float">
            <text:p>632853732</text:p>
          </table:table-cell>
          <table:table-cell office:value-type="float" office:value="372622803" calcext:value-type="float">
            <text:p>372622803</text:p>
          </table:table-cell>
          <table:table-cell office:value-type="float" office:value="526916459" calcext:value-type="float">
            <text:p>526916459</text:p>
          </table:table-cell>
          <table:table-cell office:value-type="float" office:value="389988473" calcext:value-type="float">
            <text:p>389988473</text:p>
          </table:table-cell>
          <table:table-cell office:value-type="float" office:value="602119659" calcext:value-type="float">
            <text:p>602119659</text:p>
          </table:table-cell>
          <table:table-cell office:value-type="float" office:value="261530955" calcext:value-type="float">
            <text:p>261530955</text:p>
          </table:table-cell>
        </table:table-row>
        <table:table-row table:style-name="ro1">
          <table:table-cell office:value-type="float" office:value="334380277" calcext:value-type="float">
            <text:p>334380277</text:p>
          </table:table-cell>
          <table:table-cell office:value-type="float" office:value="448204924" calcext:value-type="float">
            <text:p>448204924</text:p>
          </table:table-cell>
          <table:table-cell office:value-type="float" office:value="777097099" calcext:value-type="float">
            <text:p>777097099</text:p>
          </table:table-cell>
          <table:table-cell office:value-type="float" office:value="269245237" calcext:value-type="float">
            <text:p>269245237</text:p>
          </table:table-cell>
          <table:table-cell office:value-type="float" office:value="565227989" calcext:value-type="float">
            <text:p>565227989</text:p>
          </table:table-cell>
          <table:table-cell office:value-type="float" office:value="622496404" calcext:value-type="float">
            <text:p>622496404</text:p>
          </table:table-cell>
          <table:table-cell office:value-type="float" office:value="204446215" calcext:value-type="float">
            <text:p>204446215</text:p>
          </table:table-cell>
          <table:table-cell office:value-type="float" office:value="955424096" calcext:value-type="float">
            <text:p>955424096</text:p>
          </table:table-cell>
          <table:table-cell office:value-type="float" office:value="570621243" calcext:value-type="float">
            <text:p>570621243</text:p>
          </table:table-cell>
          <table:table-cell office:value-type="float" office:value="322181030" calcext:value-type="float">
            <text:p>322181030</text:p>
          </table:table-cell>
          <table:table-cell office:value-type="float" office:value="651522196" calcext:value-type="float">
            <text:p>651522196</text:p>
          </table:table-cell>
          <table:table-cell office:value-type="float" office:value="599326085" calcext:value-type="float">
            <text:p>599326085</text:p>
          </table:table-cell>
          <table:table-cell office:value-type="float" office:value="200231006" calcext:value-type="float">
            <text:p>200231006</text:p>
          </table:table-cell>
          <table:table-cell office:value-type="float" office:value="977151823" calcext:value-type="float">
            <text:p>977151823</text:p>
          </table:table-cell>
          <table:table-cell office:value-type="float" office:value="244252670" calcext:value-type="float">
            <text:p>244252670</text:p>
          </table:table-cell>
          <table:table-cell office:value-type="float" office:value="404695820" calcext:value-type="float">
            <text:p>404695820</text:p>
          </table:table-cell>
          <table:table-cell office:value-type="float" office:value="530937833" calcext:value-type="float">
            <text:p>530937833</text:p>
          </table:table-cell>
          <table:table-cell office:value-type="float" office:value="540998188" calcext:value-type="float">
            <text:p>540998188</text:p>
          </table:table-cell>
          <table:table-cell office:value-type="float" office:value="222271036" calcext:value-type="float">
            <text:p>222271036</text:p>
          </table:table-cell>
          <table:table-cell office:value-type="float" office:value="161609847" calcext:value-type="float">
            <text:p>161609847</text:p>
          </table:table-cell>
          <table:table-cell office:value-type="float" office:value="102657830" calcext:value-type="float">
            <text:p>102657830</text:p>
          </table:table-cell>
          <table:table-cell office:value-type="float" office:value="469354041" calcext:value-type="float">
            <text:p>469354041</text:p>
          </table:table-cell>
          <table:table-cell office:value-type="float" office:value="463841502" calcext:value-type="float">
            <text:p>463841502</text:p>
          </table:table-cell>
          <table:table-cell office:value-type="float" office:value="156302177" calcext:value-type="float">
            <text:p>156302177</text:p>
          </table:table-cell>
          <table:table-cell office:value-type="float" office:value="950641995" calcext:value-type="float">
            <text:p>950641995</text:p>
          </table:table-cell>
          <table:table-cell office:value-type="float" office:value="293655416" calcext:value-type="float">
            <text:p>293655416</text:p>
          </table:table-cell>
          <table:table-cell office:value-type="float" office:value="924309862" calcext:value-type="float">
            <text:p>924309862</text:p>
          </table:table-cell>
          <table:table-cell office:value-type="float" office:value="921836938" calcext:value-type="float">
            <text:p>921836938</text:p>
          </table:table-cell>
          <table:table-cell office:value-type="float" office:value="535477003" calcext:value-type="float">
            <text:p>535477003</text:p>
          </table:table-cell>
          <table:table-cell office:value-type="float" office:value="105223739" calcext:value-type="float">
            <text:p>105223739</text:p>
          </table:table-cell>
          <table:table-cell office:value-type="float" office:value="919821251" calcext:value-type="float">
            <text:p>919821251</text:p>
          </table:table-cell>
          <table:table-cell office:value-type="float" office:value="878787974" calcext:value-type="float">
            <text:p>878787974</text:p>
          </table:table-cell>
        </table:table-row>
        <table:table-row table:style-name="ro1">
          <table:table-cell office:value-type="float" office:value="354698370" calcext:value-type="float">
            <text:p>354698370</text:p>
          </table:table-cell>
          <table:table-cell office:value-type="float" office:value="321223952" calcext:value-type="float">
            <text:p>321223952</text:p>
          </table:table-cell>
          <table:table-cell office:value-type="float" office:value="951037357" calcext:value-type="float">
            <text:p>951037357</text:p>
          </table:table-cell>
          <table:table-cell office:value-type="float" office:value="483456383" calcext:value-type="float">
            <text:p>483456383</text:p>
          </table:table-cell>
          <table:table-cell office:value-type="float" office:value="825193884" calcext:value-type="float">
            <text:p>825193884</text:p>
          </table:table-cell>
          <table:table-cell office:value-type="float" office:value="485533184" calcext:value-type="float">
            <text:p>485533184</text:p>
          </table:table-cell>
          <table:table-cell office:value-type="float" office:value="973979938" calcext:value-type="float">
            <text:p>973979938</text:p>
          </table:table-cell>
          <table:table-cell office:value-type="float" office:value="233645435" calcext:value-type="float">
            <text:p>233645435</text:p>
          </table:table-cell>
          <table:table-cell office:value-type="float" office:value="448223957" calcext:value-type="float">
            <text:p>448223957</text:p>
          </table:table-cell>
          <table:table-cell office:value-type="float" office:value="877576688" calcext:value-type="float">
            <text:p>877576688</text:p>
          </table:table-cell>
          <table:table-cell office:value-type="float" office:value="659624783" calcext:value-type="float">
            <text:p>659624783</text:p>
          </table:table-cell>
          <table:table-cell office:value-type="float" office:value="264305145" calcext:value-type="float">
            <text:p>264305145</text:p>
          </table:table-cell>
          <table:table-cell office:value-type="float" office:value="119146189" calcext:value-type="float">
            <text:p>119146189</text:p>
          </table:table-cell>
          <table:table-cell office:value-type="float" office:value="698129043" calcext:value-type="float">
            <text:p>698129043</text:p>
          </table:table-cell>
          <table:table-cell office:value-type="float" office:value="797572315" calcext:value-type="float">
            <text:p>797572315</text:p>
          </table:table-cell>
          <table:table-cell office:value-type="float" office:value="722720560" calcext:value-type="float">
            <text:p>722720560</text:p>
          </table:table-cell>
          <table:table-cell office:value-type="float" office:value="232269649" calcext:value-type="float">
            <text:p>232269649</text:p>
          </table:table-cell>
          <table:table-cell office:value-type="float" office:value="714424246" calcext:value-type="float">
            <text:p>714424246</text:p>
          </table:table-cell>
          <table:table-cell office:value-type="float" office:value="962747716" calcext:value-type="float">
            <text:p>962747716</text:p>
          </table:table-cell>
          <table:table-cell office:value-type="float" office:value="368113119" calcext:value-type="float">
            <text:p>368113119</text:p>
          </table:table-cell>
          <table:table-cell office:value-type="float" office:value="691084550" calcext:value-type="float">
            <text:p>691084550</text:p>
          </table:table-cell>
          <table:table-cell office:value-type="float" office:value="999088088" calcext:value-type="float">
            <text:p>999088088</text:p>
          </table:table-cell>
          <table:table-cell office:value-type="float" office:value="455306204" calcext:value-type="float">
            <text:p>455306204</text:p>
          </table:table-cell>
          <table:table-cell office:value-type="float" office:value="795083627" calcext:value-type="float">
            <text:p>795083627</text:p>
          </table:table-cell>
          <table:table-cell office:value-type="float" office:value="288761892" calcext:value-type="float">
            <text:p>288761892</text:p>
          </table:table-cell>
          <table:table-cell office:value-type="float" office:value="649970209" calcext:value-type="float">
            <text:p>649970209</text:p>
          </table:table-cell>
          <table:table-cell office:value-type="float" office:value="959161515" calcext:value-type="float">
            <text:p>959161515</text:p>
          </table:table-cell>
          <table:table-cell office:value-type="float" office:value="530766644" calcext:value-type="float">
            <text:p>530766644</text:p>
          </table:table-cell>
          <table:table-cell office:value-type="float" office:value="421216419" calcext:value-type="float">
            <text:p>421216419</text:p>
          </table:table-cell>
          <table:table-cell office:value-type="float" office:value="779460818" calcext:value-type="float">
            <text:p>779460818</text:p>
          </table:table-cell>
          <table:table-cell office:value-type="float" office:value="706013256" calcext:value-type="float">
            <text:p>706013256</text:p>
          </table:table-cell>
          <table:table-cell office:value-type="float" office:value="159626410" calcext:value-type="float">
            <text:p>159626410</text:p>
          </table:table-cell>
        </table:table-row>
        <table:table-row table:style-name="ro1">
          <table:table-cell office:value-type="float" office:value="914691057" calcext:value-type="float">
            <text:p>914691057</text:p>
          </table:table-cell>
          <table:table-cell office:value-type="float" office:value="396243702" calcext:value-type="float">
            <text:p>396243702</text:p>
          </table:table-cell>
          <table:table-cell office:value-type="float" office:value="408784692" calcext:value-type="float">
            <text:p>408784692</text:p>
          </table:table-cell>
          <table:table-cell office:value-type="float" office:value="613497170" calcext:value-type="float">
            <text:p>613497170</text:p>
          </table:table-cell>
          <table:table-cell office:value-type="float" office:value="235962213" calcext:value-type="float">
            <text:p>235962213</text:p>
          </table:table-cell>
          <table:table-cell office:value-type="float" office:value="155536371" calcext:value-type="float">
            <text:p>155536371</text:p>
          </table:table-cell>
          <table:table-cell office:value-type="float" office:value="627721642" calcext:value-type="float">
            <text:p>627721642</text:p>
          </table:table-cell>
          <table:table-cell office:value-type="float" office:value="769205829" calcext:value-type="float">
            <text:p>769205829</text:p>
          </table:table-cell>
          <table:table-cell office:value-type="float" office:value="558932749" calcext:value-type="float">
            <text:p>558932749</text:p>
          </table:table-cell>
          <table:table-cell office:value-type="float" office:value="828216696" calcext:value-type="float">
            <text:p>828216696</text:p>
          </table:table-cell>
          <table:table-cell office:value-type="float" office:value="117094942" calcext:value-type="float">
            <text:p>117094942</text:p>
          </table:table-cell>
          <table:table-cell office:value-type="float" office:value="827317065" calcext:value-type="float">
            <text:p>827317065</text:p>
          </table:table-cell>
          <table:table-cell office:value-type="float" office:value="271574444" calcext:value-type="float">
            <text:p>271574444</text:p>
          </table:table-cell>
          <table:table-cell office:value-type="float" office:value="507083084" calcext:value-type="float">
            <text:p>507083084</text:p>
          </table:table-cell>
          <table:table-cell office:value-type="float" office:value="483313727" calcext:value-type="float">
            <text:p>483313727</text:p>
          </table:table-cell>
          <table:table-cell office:value-type="float" office:value="428705119" calcext:value-type="float">
            <text:p>428705119</text:p>
          </table:table-cell>
          <table:table-cell office:value-type="float" office:value="734971234" calcext:value-type="float">
            <text:p>734971234</text:p>
          </table:table-cell>
          <table:table-cell office:value-type="float" office:value="974781565" calcext:value-type="float">
            <text:p>974781565</text:p>
          </table:table-cell>
          <table:table-cell office:value-type="float" office:value="411354090" calcext:value-type="float">
            <text:p>411354090</text:p>
          </table:table-cell>
          <table:table-cell office:value-type="float" office:value="527642543" calcext:value-type="float">
            <text:p>527642543</text:p>
          </table:table-cell>
          <table:table-cell office:value-type="float" office:value="795828725" calcext:value-type="float">
            <text:p>795828725</text:p>
          </table:table-cell>
          <table:table-cell office:value-type="float" office:value="695049932" calcext:value-type="float">
            <text:p>695049932</text:p>
          </table:table-cell>
          <table:table-cell office:value-type="float" office:value="736237076" calcext:value-type="float">
            <text:p>736237076</text:p>
          </table:table-cell>
          <table:table-cell office:value-type="float" office:value="671913710" calcext:value-type="float">
            <text:p>671913710</text:p>
          </table:table-cell>
          <table:table-cell office:value-type="float" office:value="792399137" calcext:value-type="float">
            <text:p>792399137</text:p>
          </table:table-cell>
          <table:table-cell office:value-type="float" office:value="155803785" calcext:value-type="float">
            <text:p>155803785</text:p>
          </table:table-cell>
          <table:table-cell office:value-type="float" office:value="651816291" calcext:value-type="float">
            <text:p>651816291</text:p>
          </table:table-cell>
          <table:table-cell office:value-type="float" office:value="888720344" calcext:value-type="float">
            <text:p>888720344</text:p>
          </table:table-cell>
          <table:table-cell office:value-type="float" office:value="778904186" calcext:value-type="float">
            <text:p>778904186</text:p>
          </table:table-cell>
          <table:table-cell office:value-type="float" office:value="369386434" calcext:value-type="float">
            <text:p>369386434</text:p>
          </table:table-cell>
          <table:table-cell office:value-type="float" office:value="136609531" calcext:value-type="float">
            <text:p>136609531</text:p>
          </table:table-cell>
          <table:table-cell office:value-type="float" office:value="695469779" calcext:value-type="float">
            <text:p>695469779</text:p>
          </table:table-cell>
        </table:table-row>
        <table:table-row table:style-name="ro1">
          <table:table-cell office:value-type="float" office:value="512191497" calcext:value-type="float">
            <text:p>512191497</text:p>
          </table:table-cell>
          <table:table-cell office:value-type="float" office:value="665711052" calcext:value-type="float">
            <text:p>665711052</text:p>
          </table:table-cell>
          <table:table-cell office:value-type="float" office:value="769616024" calcext:value-type="float">
            <text:p>769616024</text:p>
          </table:table-cell>
          <table:table-cell office:value-type="float" office:value="266198604" calcext:value-type="float">
            <text:p>266198604</text:p>
          </table:table-cell>
          <table:table-cell office:value-type="float" office:value="637360488" calcext:value-type="float">
            <text:p>637360488</text:p>
          </table:table-cell>
          <table:table-cell office:value-type="float" office:value="270706736" calcext:value-type="float">
            <text:p>270706736</text:p>
          </table:table-cell>
          <table:table-cell office:value-type="float" office:value="249522315" calcext:value-type="float">
            <text:p>249522315</text:p>
          </table:table-cell>
          <table:table-cell office:value-type="float" office:value="419961455" calcext:value-type="float">
            <text:p>419961455</text:p>
          </table:table-cell>
          <table:table-cell office:value-type="float" office:value="120405346" calcext:value-type="float">
            <text:p>120405346</text:p>
          </table:table-cell>
          <table:table-cell office:value-type="float" office:value="504468850" calcext:value-type="float">
            <text:p>504468850</text:p>
          </table:table-cell>
          <table:table-cell office:value-type="float" office:value="649889165" calcext:value-type="float">
            <text:p>649889165</text:p>
          </table:table-cell>
          <table:table-cell office:value-type="float" office:value="444784401" calcext:value-type="float">
            <text:p>444784401</text:p>
          </table:table-cell>
          <table:table-cell office:value-type="float" office:value="417196082" calcext:value-type="float">
            <text:p>417196082</text:p>
          </table:table-cell>
          <table:table-cell office:value-type="float" office:value="822508760" calcext:value-type="float">
            <text:p>822508760</text:p>
          </table:table-cell>
          <table:table-cell office:value-type="float" office:value="579820118" calcext:value-type="float">
            <text:p>579820118</text:p>
          </table:table-cell>
          <table:table-cell office:value-type="float" office:value="566736803" calcext:value-type="float">
            <text:p>566736803</text:p>
          </table:table-cell>
          <table:table-cell office:value-type="float" office:value="683808327" calcext:value-type="float">
            <text:p>683808327</text:p>
          </table:table-cell>
          <table:table-cell office:value-type="float" office:value="746782718" calcext:value-type="float">
            <text:p>746782718</text:p>
          </table:table-cell>
          <table:table-cell office:value-type="float" office:value="760304463" calcext:value-type="float">
            <text:p>760304463</text:p>
          </table:table-cell>
          <table:table-cell office:value-type="float" office:value="410513018" calcext:value-type="float">
            <text:p>410513018</text:p>
          </table:table-cell>
          <table:table-cell office:value-type="float" office:value="101333836" calcext:value-type="float">
            <text:p>101333836</text:p>
          </table:table-cell>
          <table:table-cell office:value-type="float" office:value="583853292" calcext:value-type="float">
            <text:p>583853292</text:p>
          </table:table-cell>
          <table:table-cell office:value-type="float" office:value="237288841" calcext:value-type="float">
            <text:p>237288841</text:p>
          </table:table-cell>
          <table:table-cell office:value-type="float" office:value="795382843" calcext:value-type="float">
            <text:p>795382843</text:p>
          </table:table-cell>
          <table:table-cell office:value-type="float" office:value="280225155" calcext:value-type="float">
            <text:p>280225155</text:p>
          </table:table-cell>
          <table:table-cell office:value-type="float" office:value="190464201" calcext:value-type="float">
            <text:p>190464201</text:p>
          </table:table-cell>
          <table:table-cell office:value-type="float" office:value="566312299" calcext:value-type="float">
            <text:p>566312299</text:p>
          </table:table-cell>
          <table:table-cell office:value-type="float" office:value="986864918" calcext:value-type="float">
            <text:p>986864918</text:p>
          </table:table-cell>
          <table:table-cell office:value-type="float" office:value="627516764" calcext:value-type="float">
            <text:p>627516764</text:p>
          </table:table-cell>
          <table:table-cell office:value-type="float" office:value="420918701" calcext:value-type="float">
            <text:p>420918701</text:p>
          </table:table-cell>
          <table:table-cell office:value-type="float" office:value="402810280" calcext:value-type="float">
            <text:p>402810280</text:p>
          </table:table-cell>
          <table:table-cell office:value-type="float" office:value="776309498" calcext:value-type="float">
            <text:p>776309498</text:p>
          </table:table-cell>
        </table:table-row>
        <table:table-row table:style-name="ro1">
          <table:table-cell office:value-type="float" office:value="463052827" calcext:value-type="float">
            <text:p>463052827</text:p>
          </table:table-cell>
          <table:table-cell office:value-type="float" office:value="692632133" calcext:value-type="float">
            <text:p>692632133</text:p>
          </table:table-cell>
          <table:table-cell office:value-type="float" office:value="911831612" calcext:value-type="float">
            <text:p>911831612</text:p>
          </table:table-cell>
          <table:table-cell office:value-type="float" office:value="483270868" calcext:value-type="float">
            <text:p>483270868</text:p>
          </table:table-cell>
          <table:table-cell office:value-type="float" office:value="704677043" calcext:value-type="float">
            <text:p>704677043</text:p>
          </table:table-cell>
          <table:table-cell office:value-type="float" office:value="880978619" calcext:value-type="float">
            <text:p>880978619</text:p>
          </table:table-cell>
          <table:table-cell office:value-type="float" office:value="185847763" calcext:value-type="float">
            <text:p>185847763</text:p>
          </table:table-cell>
          <table:table-cell office:value-type="float" office:value="526474233" calcext:value-type="float">
            <text:p>526474233</text:p>
          </table:table-cell>
          <table:table-cell office:value-type="float" office:value="574781451" calcext:value-type="float">
            <text:p>574781451</text:p>
          </table:table-cell>
          <table:table-cell office:value-type="float" office:value="656391851" calcext:value-type="float">
            <text:p>656391851</text:p>
          </table:table-cell>
          <table:table-cell office:value-type="float" office:value="764750947" calcext:value-type="float">
            <text:p>764750947</text:p>
          </table:table-cell>
          <table:table-cell office:value-type="float" office:value="981172022" calcext:value-type="float">
            <text:p>981172022</text:p>
          </table:table-cell>
          <table:table-cell office:value-type="float" office:value="469652979" calcext:value-type="float">
            <text:p>469652979</text:p>
          </table:table-cell>
          <table:table-cell office:value-type="float" office:value="468800555" calcext:value-type="float">
            <text:p>468800555</text:p>
          </table:table-cell>
          <table:table-cell office:value-type="float" office:value="674135053" calcext:value-type="float">
            <text:p>674135053</text:p>
          </table:table-cell>
          <table:table-cell office:value-type="float" office:value="137191578" calcext:value-type="float">
            <text:p>137191578</text:p>
          </table:table-cell>
          <table:table-cell office:value-type="float" office:value="877011422" calcext:value-type="float">
            <text:p>877011422</text:p>
          </table:table-cell>
          <table:table-cell office:value-type="float" office:value="377416152" calcext:value-type="float">
            <text:p>377416152</text:p>
          </table:table-cell>
          <table:table-cell office:value-type="float" office:value="764621343" calcext:value-type="float">
            <text:p>764621343</text:p>
          </table:table-cell>
          <table:table-cell office:value-type="float" office:value="718610089" calcext:value-type="float">
            <text:p>718610089</text:p>
          </table:table-cell>
          <table:table-cell office:value-type="float" office:value="515008328" calcext:value-type="float">
            <text:p>515008328</text:p>
          </table:table-cell>
          <table:table-cell office:value-type="float" office:value="165821662" calcext:value-type="float">
            <text:p>165821662</text:p>
          </table:table-cell>
          <table:table-cell office:value-type="float" office:value="286550187" calcext:value-type="float">
            <text:p>286550187</text:p>
          </table:table-cell>
          <table:table-cell office:value-type="float" office:value="751078564" calcext:value-type="float">
            <text:p>751078564</text:p>
          </table:table-cell>
          <table:table-cell office:value-type="float" office:value="106326227" calcext:value-type="float">
            <text:p>106326227</text:p>
          </table:table-cell>
          <table:table-cell office:value-type="float" office:value="972789341" calcext:value-type="float">
            <text:p>972789341</text:p>
          </table:table-cell>
          <table:table-cell office:value-type="float" office:value="791147766" calcext:value-type="float">
            <text:p>791147766</text:p>
          </table:table-cell>
          <table:table-cell office:value-type="float" office:value="714835795" calcext:value-type="float">
            <text:p>714835795</text:p>
          </table:table-cell>
          <table:table-cell office:value-type="float" office:value="769282490" calcext:value-type="float">
            <text:p>769282490</text:p>
          </table:table-cell>
          <table:table-cell office:value-type="float" office:value="577639733" calcext:value-type="float">
            <text:p>577639733</text:p>
          </table:table-cell>
          <table:table-cell office:value-type="float" office:value="464369423" calcext:value-type="float">
            <text:p>464369423</text:p>
          </table:table-cell>
          <table:table-cell office:value-type="float" office:value="487971124" calcext:value-type="float">
            <text:p>487971124</text:p>
          </table:table-cell>
        </table:table-row>
        <table:table-row table:style-name="ro1">
          <table:table-cell office:value-type="float" office:value="227499966" calcext:value-type="float">
            <text:p>227499966</text:p>
          </table:table-cell>
          <table:table-cell office:value-type="float" office:value="647251579" calcext:value-type="float">
            <text:p>647251579</text:p>
          </table:table-cell>
          <table:table-cell office:value-type="float" office:value="959489490" calcext:value-type="float">
            <text:p>959489490</text:p>
          </table:table-cell>
          <table:table-cell office:value-type="float" office:value="557781828" calcext:value-type="float">
            <text:p>557781828</text:p>
          </table:table-cell>
          <table:table-cell office:value-type="float" office:value="466836108" calcext:value-type="float">
            <text:p>466836108</text:p>
          </table:table-cell>
          <table:table-cell office:value-type="float" office:value="760125525" calcext:value-type="float">
            <text:p>760125525</text:p>
          </table:table-cell>
          <table:table-cell office:value-type="float" office:value="611154962" calcext:value-type="float">
            <text:p>611154962</text:p>
          </table:table-cell>
          <table:table-cell office:value-type="float" office:value="225713845" calcext:value-type="float">
            <text:p>225713845</text:p>
          </table:table-cell>
          <table:table-cell office:value-type="float" office:value="101077398" calcext:value-type="float">
            <text:p>101077398</text:p>
          </table:table-cell>
          <table:table-cell office:value-type="float" office:value="344896770" calcext:value-type="float">
            <text:p>344896770</text:p>
          </table:table-cell>
          <table:table-cell office:value-type="float" office:value="835100710" calcext:value-type="float">
            <text:p>835100710</text:p>
          </table:table-cell>
          <table:table-cell office:value-type="float" office:value="992589467" calcext:value-type="float">
            <text:p>992589467</text:p>
          </table:table-cell>
          <table:table-cell office:value-type="float" office:value="616398043" calcext:value-type="float">
            <text:p>616398043</text:p>
          </table:table-cell>
          <table:table-cell office:value-type="float" office:value="456271282" calcext:value-type="float">
            <text:p>456271282</text:p>
          </table:table-cell>
          <table:table-cell office:value-type="float" office:value="290491428" calcext:value-type="float">
            <text:p>290491428</text:p>
          </table:table-cell>
          <table:table-cell office:value-type="float" office:value="118752577" calcext:value-type="float">
            <text:p>118752577</text:p>
          </table:table-cell>
          <table:table-cell office:value-type="float" office:value="343986439" calcext:value-type="float">
            <text:p>343986439</text:p>
          </table:table-cell>
          <table:table-cell office:value-type="float" office:value="738393915" calcext:value-type="float">
            <text:p>738393915</text:p>
          </table:table-cell>
          <table:table-cell office:value-type="float" office:value="254059677" calcext:value-type="float">
            <text:p>254059677</text:p>
          </table:table-cell>
          <table:table-cell office:value-type="float" office:value="548210524" calcext:value-type="float">
            <text:p>548210524</text:p>
          </table:table-cell>
          <table:table-cell office:value-type="float" office:value="864453988" calcext:value-type="float">
            <text:p>864453988</text:p>
          </table:table-cell>
          <table:table-cell office:value-type="float" office:value="721137683" calcext:value-type="float">
            <text:p>721137683</text:p>
          </table:table-cell>
          <table:table-cell office:value-type="float" office:value="561236207" calcext:value-type="float">
            <text:p>561236207</text:p>
          </table:table-cell>
          <table:table-cell office:value-type="float" office:value="524165756" calcext:value-type="float">
            <text:p>524165756</text:p>
          </table:table-cell>
          <table:table-cell office:value-type="float" office:value="816358047" calcext:value-type="float">
            <text:p>816358047</text:p>
          </table:table-cell>
          <table:table-cell office:value-type="float" office:value="755559171" calcext:value-type="float">
            <text:p>755559171</text:p>
          </table:table-cell>
          <table:table-cell office:value-type="float" office:value="581769854" calcext:value-type="float">
            <text:p>581769854</text:p>
          </table:table-cell>
          <table:table-cell office:value-type="float" office:value="308468227" calcext:value-type="float">
            <text:p>308468227</text:p>
          </table:table-cell>
          <table:table-cell office:value-type="float" office:value="339344273" calcext:value-type="float">
            <text:p>339344273</text:p>
          </table:table-cell>
          <table:table-cell office:value-type="float" office:value="894412525" calcext:value-type="float">
            <text:p>894412525</text:p>
          </table:table-cell>
          <table:table-cell office:value-type="float" office:value="324241967" calcext:value-type="float">
            <text:p>324241967</text:p>
          </table:table-cell>
          <table:table-cell office:value-type="float" office:value="510338050" calcext:value-type="float">
            <text:p>510338050</text:p>
          </table:table-cell>
        </table:table-row>
        <table:table-row table:style-name="ro1">
          <table:table-cell office:value-type="float" office:value="495541330" calcext:value-type="float">
            <text:p>495541330</text:p>
          </table:table-cell>
          <table:table-cell office:value-type="float" office:value="785871200" calcext:value-type="float">
            <text:p>785871200</text:p>
          </table:table-cell>
          <table:table-cell office:value-type="float" office:value="625151993" calcext:value-type="float">
            <text:p>625151993</text:p>
          </table:table-cell>
          <table:table-cell office:value-type="float" office:value="902978850" calcext:value-type="float">
            <text:p>902978850</text:p>
          </table:table-cell>
          <table:table-cell office:value-type="float" office:value="184288581" calcext:value-type="float">
            <text:p>184288581</text:p>
          </table:table-cell>
          <table:table-cell office:value-type="float" office:value="865704815" calcext:value-type="float">
            <text:p>865704815</text:p>
          </table:table-cell>
          <table:table-cell office:value-type="float" office:value="468981017" calcext:value-type="float">
            <text:p>468981017</text:p>
          </table:table-cell>
          <table:table-cell office:value-type="float" office:value="853324642" calcext:value-type="float">
            <text:p>853324642</text:p>
          </table:table-cell>
          <table:table-cell office:value-type="float" office:value="489978934" calcext:value-type="float">
            <text:p>489978934</text:p>
          </table:table-cell>
          <table:table-cell office:value-type="float" office:value="926042877" calcext:value-type="float">
            <text:p>926042877</text:p>
          </table:table-cell>
          <table:table-cell office:value-type="float" office:value="788937875" calcext:value-type="float">
            <text:p>788937875</text:p>
          </table:table-cell>
          <table:table-cell office:value-type="float" office:value="253487266" calcext:value-type="float">
            <text:p>253487266</text:p>
          </table:table-cell>
          <table:table-cell office:value-type="float" office:value="695323057" calcext:value-type="float">
            <text:p>695323057</text:p>
          </table:table-cell>
          <table:table-cell office:value-type="float" office:value="486594280" calcext:value-type="float">
            <text:p>486594280</text:p>
          </table:table-cell>
          <table:table-cell office:value-type="float" office:value="534747745" calcext:value-type="float">
            <text:p>534747745</text:p>
          </table:table-cell>
          <table:table-cell office:value-type="float" office:value="288386597" calcext:value-type="float">
            <text:p>288386597</text:p>
          </table:table-cell>
          <table:table-cell office:value-type="float" office:value="294599035" calcext:value-type="float">
            <text:p>294599035</text:p>
          </table:table-cell>
          <table:table-cell office:value-type="float" office:value="179556963" calcext:value-type="float">
            <text:p>179556963</text:p>
          </table:table-cell>
          <table:table-cell office:value-type="float" office:value="953442464" calcext:value-type="float">
            <text:p>953442464</text:p>
          </table:table-cell>
          <table:table-cell office:value-type="float" office:value="326443161" calcext:value-type="float">
            <text:p>326443161</text:p>
          </table:table-cell>
          <table:table-cell office:value-type="float" office:value="215204096" calcext:value-type="float">
            <text:p>215204096</text:p>
          </table:table-cell>
          <table:table-cell office:value-type="float" office:value="395596439" calcext:value-type="float">
            <text:p>395596439</text:p>
          </table:table-cell>
          <table:table-cell office:value-type="float" office:value="598602814" calcext:value-type="float">
            <text:p>598602814</text:p>
          </table:table-cell>
          <table:table-cell office:value-type="float" office:value="255873516" calcext:value-type="float">
            <text:p>255873516</text:p>
          </table:table-cell>
          <table:table-cell office:value-type="float" office:value="459719792" calcext:value-type="float">
            <text:p>459719792</text:p>
          </table:table-cell>
          <table:table-cell office:value-type="float" office:value="123600888" calcext:value-type="float">
            <text:p>123600888</text:p>
          </table:table-cell>
          <table:table-cell office:value-type="float" office:value="320104609" calcext:value-type="float">
            <text:p>320104609</text:p>
          </table:table-cell>
          <table:table-cell office:value-type="float" office:value="329871384" calcext:value-type="float">
            <text:p>329871384</text:p>
          </table:table-cell>
          <table:table-cell office:value-type="float" office:value="262978993" calcext:value-type="float">
            <text:p>262978993</text:p>
          </table:table-cell>
          <table:table-cell office:value-type="float" office:value="439299088" calcext:value-type="float">
            <text:p>439299088</text:p>
          </table:table-cell>
          <table:table-cell office:value-type="float" office:value="109784841" calcext:value-type="float">
            <text:p>109784841</text:p>
          </table:table-cell>
          <table:table-cell office:value-type="float" office:value="169212433" calcext:value-type="float">
            <text:p>169212433</text:p>
          </table:table-cell>
        </table:table-row>
        <table:table-row table:style-name="ro1">
          <table:table-cell office:value-type="float" office:value="516895267" calcext:value-type="float">
            <text:p>516895267</text:p>
          </table:table-cell>
          <table:table-cell office:value-type="float" office:value="277320386" calcext:value-type="float">
            <text:p>277320386</text:p>
          </table:table-cell>
          <table:table-cell office:value-type="float" office:value="909825478" calcext:value-type="float">
            <text:p>909825478</text:p>
          </table:table-cell>
          <table:table-cell office:value-type="float" office:value="572480548" calcext:value-type="float">
            <text:p>572480548</text:p>
          </table:table-cell>
          <table:table-cell office:value-type="float" office:value="800110460" calcext:value-type="float">
            <text:p>800110460</text:p>
          </table:table-cell>
          <table:table-cell office:value-type="float" office:value="854888535" calcext:value-type="float">
            <text:p>854888535</text:p>
          </table:table-cell>
          <table:table-cell office:value-type="float" office:value="249501941" calcext:value-type="float">
            <text:p>249501941</text:p>
          </table:table-cell>
          <table:table-cell office:value-type="float" office:value="612838525" calcext:value-type="float">
            <text:p>612838525</text:p>
          </table:table-cell>
          <table:table-cell office:value-type="float" office:value="195677319" calcext:value-type="float">
            <text:p>195677319</text:p>
          </table:table-cell>
          <table:table-cell office:value-type="float" office:value="132033169" calcext:value-type="float">
            <text:p>132033169</text:p>
          </table:table-cell>
          <table:table-cell office:value-type="float" office:value="645038001" calcext:value-type="float">
            <text:p>645038001</text:p>
          </table:table-cell>
          <table:table-cell office:value-type="float" office:value="419299366" calcext:value-type="float">
            <text:p>419299366</text:p>
          </table:table-cell>
          <table:table-cell office:value-type="float" office:value="672039388" calcext:value-type="float">
            <text:p>672039388</text:p>
          </table:table-cell>
          <table:table-cell office:value-type="float" office:value="529342701" calcext:value-type="float">
            <text:p>529342701</text:p>
          </table:table-cell>
          <table:table-cell office:value-type="float" office:value="558659405" calcext:value-type="float">
            <text:p>558659405</text:p>
          </table:table-cell>
          <table:table-cell office:value-type="float" office:value="530083538" calcext:value-type="float">
            <text:p>530083538</text:p>
          </table:table-cell>
          <table:table-cell office:value-type="float" office:value="299480493" calcext:value-type="float">
            <text:p>299480493</text:p>
          </table:table-cell>
          <table:table-cell office:value-type="float" office:value="594132332" calcext:value-type="float">
            <text:p>594132332</text:p>
          </table:table-cell>
          <table:table-cell office:value-type="float" office:value="564341565" calcext:value-type="float">
            <text:p>564341565</text:p>
          </table:table-cell>
          <table:table-cell office:value-type="float" office:value="930435754" calcext:value-type="float">
            <text:p>930435754</text:p>
          </table:table-cell>
          <table:table-cell office:value-type="float" office:value="262796441" calcext:value-type="float">
            <text:p>262796441</text:p>
          </table:table-cell>
          <table:table-cell office:value-type="float" office:value="478608928" calcext:value-type="float">
            <text:p>478608928</text:p>
          </table:table-cell>
          <table:table-cell office:value-type="float" office:value="356098576" calcext:value-type="float">
            <text:p>356098576</text:p>
          </table:table-cell>
          <table:table-cell office:value-type="float" office:value="956495891" calcext:value-type="float">
            <text:p>956495891</text:p>
          </table:table-cell>
          <table:table-cell office:value-type="float" office:value="413422889" calcext:value-type="float">
            <text:p>413422889</text:p>
          </table:table-cell>
          <table:table-cell office:value-type="float" office:value="947584322" calcext:value-type="float">
            <text:p>947584322</text:p>
          </table:table-cell>
          <table:table-cell office:value-type="float" office:value="595017877" calcext:value-type="float">
            <text:p>595017877</text:p>
          </table:table-cell>
          <table:table-cell office:value-type="float" office:value="505254317" calcext:value-type="float">
            <text:p>505254317</text:p>
          </table:table-cell>
          <table:table-cell office:value-type="float" office:value="440187258" calcext:value-type="float">
            <text:p>440187258</text:p>
          </table:table-cell>
          <table:table-cell office:value-type="float" office:value="200553668" calcext:value-type="float">
            <text:p>200553668</text:p>
          </table:table-cell>
          <table:table-cell office:value-type="float" office:value="722175036" calcext:value-type="float">
            <text:p>722175036</text:p>
          </table:table-cell>
          <table:table-cell office:value-type="float" office:value="292142709" calcext:value-type="float">
            <text:p>292142709</text:p>
          </table:table-cell>
        </table:table-row>
        <table:table-row table:style-name="ro1">
          <table:table-cell office:value-type="float" office:value="838750259" calcext:value-type="float">
            <text:p>838750259</text:p>
          </table:table-cell>
          <table:table-cell office:value-type="float" office:value="379184598" calcext:value-type="float">
            <text:p>379184598</text:p>
          </table:table-cell>
          <table:table-cell office:value-type="float" office:value="140655054" calcext:value-type="float">
            <text:p>140655054</text:p>
          </table:table-cell>
          <table:table-cell office:value-type="float" office:value="115355280" calcext:value-type="float">
            <text:p>115355280</text:p>
          </table:table-cell>
          <table:table-cell office:value-type="float" office:value="668226376" calcext:value-type="float">
            <text:p>668226376</text:p>
          </table:table-cell>
          <table:table-cell office:value-type="float" office:value="264753614" calcext:value-type="float">
            <text:p>264753614</text:p>
          </table:table-cell>
          <table:table-cell office:value-type="float" office:value="916667626" calcext:value-type="float">
            <text:p>916667626</text:p>
          </table:table-cell>
          <table:table-cell office:value-type="float" office:value="457809938" calcext:value-type="float">
            <text:p>457809938</text:p>
          </table:table-cell>
          <table:table-cell office:value-type="float" office:value="860403606" calcext:value-type="float">
            <text:p>860403606</text:p>
          </table:table-cell>
          <table:table-cell office:value-type="float" office:value="645608049" calcext:value-type="float">
            <text:p>645608049</text:p>
          </table:table-cell>
          <table:table-cell office:value-type="float" office:value="973599017" calcext:value-type="float">
            <text:p>973599017</text:p>
          </table:table-cell>
          <table:table-cell office:value-type="float" office:value="884902593" calcext:value-type="float">
            <text:p>884902593</text:p>
          </table:table-cell>
          <table:table-cell office:value-type="float" office:value="152371695" calcext:value-type="float">
            <text:p>152371695</text:p>
          </table:table-cell>
          <table:table-cell office:value-type="float" office:value="632446577" calcext:value-type="float">
            <text:p>632446577</text:p>
          </table:table-cell>
          <table:table-cell office:value-type="float" office:value="250859387" calcext:value-type="float">
            <text:p>250859387</text:p>
          </table:table-cell>
          <table:table-cell office:value-type="float" office:value="519620423" calcext:value-type="float">
            <text:p>519620423</text:p>
          </table:table-cell>
          <table:table-cell office:value-type="float" office:value="293888157" calcext:value-type="float">
            <text:p>293888157</text:p>
          </table:table-cell>
          <table:table-cell office:value-type="float" office:value="847672977" calcext:value-type="float">
            <text:p>847672977</text:p>
          </table:table-cell>
          <table:table-cell office:value-type="float" office:value="870373832" calcext:value-type="float">
            <text:p>870373832</text:p>
          </table:table-cell>
          <table:table-cell office:value-type="float" office:value="343922262" calcext:value-type="float">
            <text:p>343922262</text:p>
          </table:table-cell>
          <table:table-cell office:value-type="float" office:value="548256402" calcext:value-type="float">
            <text:p>548256402</text:p>
          </table:table-cell>
          <table:table-cell office:value-type="float" office:value="156594704" calcext:value-type="float">
            <text:p>156594704</text:p>
          </table:table-cell>
          <table:table-cell office:value-type="float" office:value="651257032" calcext:value-type="float">
            <text:p>651257032</text:p>
          </table:table-cell>
          <table:table-cell office:value-type="float" office:value="512570465" calcext:value-type="float">
            <text:p>512570465</text:p>
          </table:table-cell>
          <table:table-cell office:value-type="float" office:value="256801358" calcext:value-type="float">
            <text:p>256801358</text:p>
          </table:table-cell>
          <table:table-cell office:value-type="float" office:value="145756966" calcext:value-type="float">
            <text:p>145756966</text:p>
          </table:table-cell>
          <table:table-cell office:value-type="float" office:value="173325133" calcext:value-type="float">
            <text:p>173325133</text:p>
          </table:table-cell>
          <table:table-cell office:value-type="float" office:value="789385588" calcext:value-type="float">
            <text:p>789385588</text:p>
          </table:table-cell>
          <table:table-cell office:value-type="float" office:value="793659287" calcext:value-type="float">
            <text:p>793659287</text:p>
          </table:table-cell>
          <table:table-cell office:value-type="float" office:value="886154192" calcext:value-type="float">
            <text:p>886154192</text:p>
          </table:table-cell>
          <table:table-cell office:value-type="float" office:value="696409315" calcext:value-type="float">
            <text:p>696409315</text:p>
          </table:table-cell>
          <table:table-cell office:value-type="float" office:value="838218769" calcext:value-type="float">
            <text:p>838218769</text:p>
          </table:table-cell>
        </table:table-row>
        <table:table-row table:style-name="ro1">
          <table:table-cell office:value-type="float" office:value="372105764" calcext:value-type="float">
            <text:p>372105764</text:p>
          </table:table-cell>
          <table:table-cell office:value-type="float" office:value="458694957" calcext:value-type="float">
            <text:p>458694957</text:p>
          </table:table-cell>
          <table:table-cell office:value-type="float" office:value="324471527" calcext:value-type="float">
            <text:p>324471527</text:p>
          </table:table-cell>
          <table:table-cell office:value-type="float" office:value="921419418" calcext:value-type="float">
            <text:p>921419418</text:p>
          </table:table-cell>
          <table:table-cell office:value-type="float" office:value="528067017" calcext:value-type="float">
            <text:p>528067017</text:p>
          </table:table-cell>
          <table:table-cell office:value-type="float" office:value="438186599" calcext:value-type="float">
            <text:p>438186599</text:p>
          </table:table-cell>
          <table:table-cell office:value-type="float" office:value="145834909" calcext:value-type="float">
            <text:p>145834909</text:p>
          </table:table-cell>
          <table:table-cell office:value-type="float" office:value="302580715" calcext:value-type="float">
            <text:p>302580715</text:p>
          </table:table-cell>
          <table:table-cell office:value-type="float" office:value="750037250" calcext:value-type="float">
            <text:p>750037250</text:p>
          </table:table-cell>
          <table:table-cell office:value-type="float" office:value="533997505" calcext:value-type="float">
            <text:p>533997505</text:p>
          </table:table-cell>
          <table:table-cell office:value-type="float" office:value="248325763" calcext:value-type="float">
            <text:p>248325763</text:p>
          </table:table-cell>
          <table:table-cell office:value-type="float" office:value="483426655" calcext:value-type="float">
            <text:p>483426655</text:p>
          </table:table-cell>
          <table:table-cell office:value-type="float" office:value="884453040" calcext:value-type="float">
            <text:p>884453040</text:p>
          </table:table-cell>
          <table:table-cell office:value-type="float" office:value="279342276" calcext:value-type="float">
            <text:p>279342276</text:p>
          </table:table-cell>
          <table:table-cell office:value-type="float" office:value="531964374" calcext:value-type="float">
            <text:p>531964374</text:p>
          </table:table-cell>
          <table:table-cell office:value-type="float" office:value="328268539" calcext:value-type="float">
            <text:p>328268539</text:p>
          </table:table-cell>
          <table:table-cell office:value-type="float" office:value="834615954" calcext:value-type="float">
            <text:p>834615954</text:p>
          </table:table-cell>
          <table:table-cell office:value-type="float" office:value="436508753" calcext:value-type="float">
            <text:p>436508753</text:p>
          </table:table-cell>
          <table:table-cell office:value-type="float" office:value="486692193" calcext:value-type="float">
            <text:p>486692193</text:p>
          </table:table-cell>
          <table:table-cell office:value-type="float" office:value="721980118" calcext:value-type="float">
            <text:p>721980118</text:p>
          </table:table-cell>
          <table:table-cell office:value-type="float" office:value="867268308" calcext:value-type="float">
            <text:p>867268308</text:p>
          </table:table-cell>
          <table:table-cell office:value-type="float" office:value="724351674" calcext:value-type="float">
            <text:p>724351674</text:p>
          </table:table-cell>
          <table:table-cell office:value-type="float" office:value="310785294" calcext:value-type="float">
            <text:p>310785294</text:p>
          </table:table-cell>
          <table:table-cell office:value-type="float" office:value="697481176" calcext:value-type="float">
            <text:p>697481176</text:p>
          </table:table-cell>
          <table:table-cell office:value-type="float" office:value="993333531" calcext:value-type="float">
            <text:p>993333531</text:p>
          </table:table-cell>
          <table:table-cell office:value-type="float" office:value="711877605" calcext:value-type="float">
            <text:p>711877605</text:p>
          </table:table-cell>
          <table:table-cell office:value-type="float" office:value="299737871" calcext:value-type="float">
            <text:p>299737871</text:p>
          </table:table-cell>
          <table:table-cell office:value-type="float" office:value="339522692" calcext:value-type="float">
            <text:p>339522692</text:p>
          </table:table-cell>
          <table:table-cell office:value-type="float" office:value="757915499" calcext:value-type="float">
            <text:p>757915499</text:p>
          </table:table-cell>
          <table:table-cell office:value-type="float" office:value="396022048" calcext:value-type="float">
            <text:p>396022048</text:p>
          </table:table-cell>
          <table:table-cell office:value-type="float" office:value="409515261" calcext:value-type="float">
            <text:p>409515261</text:p>
          </table:table-cell>
          <table:table-cell office:value-type="float" office:value="560819146" calcext:value-type="float">
            <text:p>560819146</text:p>
          </table:table-cell>
        </table:table-row>
        <table:table-row table:style-name="ro1">
          <table:table-cell office:value-type="float" office:value="456598300" calcext:value-type="float">
            <text:p>456598300</text:p>
          </table:table-cell>
          <table:table-cell office:value-type="float" office:value="960524946" calcext:value-type="float">
            <text:p>960524946</text:p>
          </table:table-cell>
          <table:table-cell office:value-type="float" office:value="896868029" calcext:value-type="float">
            <text:p>896868029</text:p>
          </table:table-cell>
          <table:table-cell office:value-type="float" office:value="463433413" calcext:value-type="float">
            <text:p>463433413</text:p>
          </table:table-cell>
          <table:table-cell office:value-type="float" office:value="724175288" calcext:value-type="float">
            <text:p>724175288</text:p>
          </table:table-cell>
          <table:table-cell office:value-type="float" office:value="726955603" calcext:value-type="float">
            <text:p>726955603</text:p>
          </table:table-cell>
          <table:table-cell office:value-type="float" office:value="847520511" calcext:value-type="float">
            <text:p>847520511</text:p>
          </table:table-cell>
          <table:table-cell office:value-type="float" office:value="129252401" calcext:value-type="float">
            <text:p>129252401</text:p>
          </table:table-cell>
          <table:table-cell office:value-type="float" office:value="367265412" calcext:value-type="float">
            <text:p>367265412</text:p>
          </table:table-cell>
          <table:table-cell office:value-type="float" office:value="718680220" calcext:value-type="float">
            <text:p>718680220</text:p>
          </table:table-cell>
          <table:table-cell office:value-type="float" office:value="139601341" calcext:value-type="float">
            <text:p>139601341</text:p>
          </table:table-cell>
          <table:table-cell office:value-type="float" office:value="333947547" calcext:value-type="float">
            <text:p>333947547</text:p>
          </table:table-cell>
          <table:table-cell office:value-type="float" office:value="712335856" calcext:value-type="float">
            <text:p>712335856</text:p>
          </table:table-cell>
          <table:table-cell office:value-type="float" office:value="680144676" calcext:value-type="float">
            <text:p>680144676</text:p>
          </table:table-cell>
          <table:table-cell office:value-type="float" office:value="509288395" calcext:value-type="float">
            <text:p>509288395</text:p>
          </table:table-cell>
          <table:table-cell office:value-type="float" office:value="980530357" calcext:value-type="float">
            <text:p>980530357</text:p>
          </table:table-cell>
          <table:table-cell office:value-type="float" office:value="886080308" calcext:value-type="float">
            <text:p>886080308</text:p>
          </table:table-cell>
          <table:table-cell office:value-type="float" office:value="445489869" calcext:value-type="float">
            <text:p>445489869</text:p>
          </table:table-cell>
          <table:table-cell office:value-type="float" office:value="647950178" calcext:value-type="float">
            <text:p>647950178</text:p>
          </table:table-cell>
          <table:table-cell office:value-type="float" office:value="250957065" calcext:value-type="float">
            <text:p>250957065</text:p>
          </table:table-cell>
          <table:table-cell office:value-type="float" office:value="849498774" calcext:value-type="float">
            <text:p>849498774</text:p>
          </table:table-cell>
          <table:table-cell office:value-type="float" office:value="490108982" calcext:value-type="float">
            <text:p>490108982</text:p>
          </table:table-cell>
          <table:table-cell office:value-type="float" office:value="390382806" calcext:value-type="float">
            <text:p>390382806</text:p>
          </table:table-cell>
          <table:table-cell office:value-type="float" office:value="365704891" calcext:value-type="float">
            <text:p>365704891</text:p>
          </table:table-cell>
          <table:table-cell office:value-type="float" office:value="286393157" calcext:value-type="float">
            <text:p>286393157</text:p>
          </table:table-cell>
          <table:table-cell office:value-type="float" office:value="530833405" calcext:value-type="float">
            <text:p>530833405</text:p>
          </table:table-cell>
          <table:table-cell office:value-type="float" office:value="782264608" calcext:value-type="float">
            <text:p>782264608</text:p>
          </table:table-cell>
          <table:table-cell office:value-type="float" office:value="606853162" calcext:value-type="float">
            <text:p>606853162</text:p>
          </table:table-cell>
          <table:table-cell office:value-type="float" office:value="575747355" calcext:value-type="float">
            <text:p>575747355</text:p>
          </table:table-cell>
          <table:table-cell office:value-type="float" office:value="315869576" calcext:value-type="float">
            <text:p>315869576</text:p>
          </table:table-cell>
          <table:table-cell office:value-type="float" office:value="440610015" calcext:value-type="float">
            <text:p>440610015</text:p>
          </table:table-cell>
          <table:table-cell office:value-type="float" office:value="742670612" calcext:value-type="float">
            <text:p>742670612</text:p>
          </table:table-cell>
        </table:table-row>
        <table:table-row table:style-name="ro1">
          <table:table-cell office:value-type="float" office:value="606944205" calcext:value-type="float">
            <text:p>606944205</text:p>
          </table:table-cell>
          <table:table-cell office:value-type="float" office:value="466527759" calcext:value-type="float">
            <text:p>466527759</text:p>
          </table:table-cell>
          <table:table-cell office:value-type="float" office:value="393032548" calcext:value-type="float">
            <text:p>393032548</text:p>
          </table:table-cell>
          <table:table-cell office:value-type="float" office:value="455914739" calcext:value-type="float">
            <text:p>455914739</text:p>
          </table:table-cell>
          <table:table-cell office:value-type="float" office:value="509059674" calcext:value-type="float">
            <text:p>509059674</text:p>
          </table:table-cell>
          <table:table-cell office:value-type="float" office:value="889315362" calcext:value-type="float">
            <text:p>889315362</text:p>
          </table:table-cell>
          <table:table-cell office:value-type="float" office:value="702069377" calcext:value-type="float">
            <text:p>702069377</text:p>
          </table:table-cell>
          <table:table-cell office:value-type="float" office:value="929977509" calcext:value-type="float">
            <text:p>929977509</text:p>
          </table:table-cell>
          <table:table-cell office:value-type="float" office:value="486549100" calcext:value-type="float">
            <text:p>486549100</text:p>
          </table:table-cell>
          <table:table-cell office:value-type="float" office:value="573261665" calcext:value-type="float">
            <text:p>573261665</text:p>
          </table:table-cell>
          <table:table-cell office:value-type="float" office:value="523939731" calcext:value-type="float">
            <text:p>523939731</text:p>
          </table:table-cell>
          <table:table-cell office:value-type="float" office:value="742021625" calcext:value-type="float">
            <text:p>742021625</text:p>
          </table:table-cell>
          <table:table-cell office:value-type="float" office:value="338214858" calcext:value-type="float">
            <text:p>338214858</text:p>
          </table:table-cell>
          <table:table-cell office:value-type="float" office:value="642754122" calcext:value-type="float">
            <text:p>642754122</text:p>
          </table:table-cell>
          <table:table-cell office:value-type="float" office:value="738842440" calcext:value-type="float">
            <text:p>738842440</text:p>
          </table:table-cell>
          <table:table-cell office:value-type="float" office:value="724244285" calcext:value-type="float">
            <text:p>724244285</text:p>
          </table:table-cell>
          <table:table-cell office:value-type="float" office:value="365681924" calcext:value-type="float">
            <text:p>365681924</text:p>
          </table:table-cell>
          <table:table-cell office:value-type="float" office:value="689964118" calcext:value-type="float">
            <text:p>689964118</text:p>
          </table:table-cell>
          <table:table-cell office:value-type="float" office:value="124541183" calcext:value-type="float">
            <text:p>124541183</text:p>
          </table:table-cell>
          <table:table-cell office:value-type="float" office:value="164902020" calcext:value-type="float">
            <text:p>164902020</text:p>
          </table:table-cell>
          <table:table-cell office:value-type="float" office:value="427168102" calcext:value-type="float">
            <text:p>427168102</text:p>
          </table:table-cell>
          <table:table-cell office:value-type="float" office:value="321254011" calcext:value-type="float">
            <text:p>321254011</text:p>
          </table:table-cell>
          <table:table-cell office:value-type="float" office:value="266658330" calcext:value-type="float">
            <text:p>266658330</text:p>
          </table:table-cell>
          <table:table-cell office:value-type="float" office:value="162725379" calcext:value-type="float">
            <text:p>162725379</text:p>
          </table:table-cell>
          <table:table-cell office:value-type="float" office:value="177387301" calcext:value-type="float">
            <text:p>177387301</text:p>
          </table:table-cell>
          <table:table-cell office:value-type="float" office:value="168224293" calcext:value-type="float">
            <text:p>168224293</text:p>
          </table:table-cell>
          <table:table-cell office:value-type="float" office:value="652986926" calcext:value-type="float">
            <text:p>652986926</text:p>
          </table:table-cell>
          <table:table-cell office:value-type="float" office:value="641454482" calcext:value-type="float">
            <text:p>641454482</text:p>
          </table:table-cell>
          <table:table-cell office:value-type="float" office:value="567595184" calcext:value-type="float">
            <text:p>567595184</text:p>
          </table:table-cell>
          <table:table-cell office:value-type="float" office:value="536440432" calcext:value-type="float">
            <text:p>536440432</text:p>
          </table:table-cell>
          <table:table-cell office:value-type="float" office:value="729539712" calcext:value-type="float">
            <text:p>729539712</text:p>
          </table:table-cell>
          <table:table-cell office:value-type="float" office:value="793180105" calcext:value-type="float">
            <text:p>793180105</text:p>
          </table:table-cell>
        </table:table-row>
        <table:table-row table:style-name="ro1">
          <table:table-cell office:value-type="float" office:value="179960053" calcext:value-type="float">
            <text:p>179960053</text:p>
          </table:table-cell>
          <table:table-cell office:value-type="float" office:value="289404143" calcext:value-type="float">
            <text:p>289404143</text:p>
          </table:table-cell>
          <table:table-cell office:value-type="float" office:value="337314822" calcext:value-type="float">
            <text:p>337314822</text:p>
          </table:table-cell>
          <table:table-cell office:value-type="float" office:value="577653102" calcext:value-type="float">
            <text:p>577653102</text:p>
          </table:table-cell>
          <table:table-cell office:value-type="float" office:value="284519220" calcext:value-type="float">
            <text:p>284519220</text:p>
          </table:table-cell>
          <table:table-cell office:value-type="float" office:value="150763121" calcext:value-type="float">
            <text:p>150763121</text:p>
          </table:table-cell>
          <table:table-cell office:value-type="float" office:value="367830521" calcext:value-type="float">
            <text:p>367830521</text:p>
          </table:table-cell>
          <table:table-cell office:value-type="float" office:value="382753068" calcext:value-type="float">
            <text:p>382753068</text:p>
          </table:table-cell>
          <table:table-cell office:value-type="float" office:value="986768520" calcext:value-type="float">
            <text:p>986768520</text:p>
          </table:table-cell>
          <table:table-cell office:value-type="float" office:value="362451543" calcext:value-type="float">
            <text:p>362451543</text:p>
          </table:table-cell>
          <table:table-cell office:value-type="float" office:value="425450074" calcext:value-type="float">
            <text:p>425450074</text:p>
          </table:table-cell>
          <table:table-cell office:value-type="float" office:value="697868765" calcext:value-type="float">
            <text:p>697868765</text:p>
          </table:table-cell>
          <table:table-cell office:value-type="float" office:value="766021274" calcext:value-type="float">
            <text:p>766021274</text:p>
          </table:table-cell>
          <table:table-cell office:value-type="float" office:value="589903237" calcext:value-type="float">
            <text:p>589903237</text:p>
          </table:table-cell>
          <table:table-cell office:value-type="float" office:value="562715172" calcext:value-type="float">
            <text:p>562715172</text:p>
          </table:table-cell>
          <table:table-cell office:value-type="float" office:value="370769430" calcext:value-type="float">
            <text:p>370769430</text:p>
          </table:table-cell>
          <table:table-cell office:value-type="float" office:value="827226850" calcext:value-type="float">
            <text:p>827226850</text:p>
          </table:table-cell>
          <table:table-cell office:value-type="float" office:value="988803118" calcext:value-type="float">
            <text:p>988803118</text:p>
          </table:table-cell>
          <table:table-cell office:value-type="float" office:value="276723123" calcext:value-type="float">
            <text:p>276723123</text:p>
          </table:table-cell>
          <table:table-cell office:value-type="float" office:value="245992565" calcext:value-type="float">
            <text:p>245992565</text:p>
          </table:table-cell>
          <table:table-cell office:value-type="float" office:value="809272786" calcext:value-type="float">
            <text:p>809272786</text:p>
          </table:table-cell>
          <table:table-cell office:value-type="float" office:value="453023697" calcext:value-type="float">
            <text:p>453023697</text:p>
          </table:table-cell>
          <table:table-cell office:value-type="float" office:value="810354904" calcext:value-type="float">
            <text:p>810354904</text:p>
          </table:table-cell>
          <table:table-cell office:value-type="float" office:value="328093073" calcext:value-type="float">
            <text:p>328093073</text:p>
          </table:table-cell>
          <table:table-cell office:value-type="float" office:value="858050330" calcext:value-type="float">
            <text:p>858050330</text:p>
          </table:table-cell>
          <table:table-cell office:value-type="float" office:value="814722360" calcext:value-type="float">
            <text:p>814722360</text:p>
          </table:table-cell>
          <table:table-cell office:value-type="float" office:value="995038050" calcext:value-type="float">
            <text:p>995038050</text:p>
          </table:table-cell>
          <table:table-cell office:value-type="float" office:value="864948310" calcext:value-type="float">
            <text:p>864948310</text:p>
          </table:table-cell>
          <table:table-cell office:value-type="float" office:value="656525532" calcext:value-type="float">
            <text:p>656525532</text:p>
          </table:table-cell>
          <table:table-cell office:value-type="float" office:value="613798575" calcext:value-type="float">
            <text:p>613798575</text:p>
          </table:table-cell>
          <table:table-cell office:value-type="float" office:value="200114269" calcext:value-type="float">
            <text:p>200114269</text:p>
          </table:table-cell>
          <table:table-cell office:value-type="float" office:value="166998708" calcext:value-type="float">
            <text:p>166998708</text:p>
          </table:table-cell>
        </table:table-row>
        <table:table-row table:style-name="ro1">
          <table:table-cell office:value-type="float" office:value="426316868" calcext:value-type="float">
            <text:p>426316868</text:p>
          </table:table-cell>
          <table:table-cell office:value-type="float" office:value="203430740" calcext:value-type="float">
            <text:p>203430740</text:p>
          </table:table-cell>
          <table:table-cell office:value-type="float" office:value="317499123" calcext:value-type="float">
            <text:p>317499123</text:p>
          </table:table-cell>
          <table:table-cell office:value-type="float" office:value="167067642" calcext:value-type="float">
            <text:p>167067642</text:p>
          </table:table-cell>
          <table:table-cell office:value-type="float" office:value="949266302" calcext:value-type="float">
            <text:p>949266302</text:p>
          </table:table-cell>
          <table:table-cell office:value-type="float" office:value="892217273" calcext:value-type="float">
            <text:p>892217273</text:p>
          </table:table-cell>
          <table:table-cell office:value-type="float" office:value="760198050" calcext:value-type="float">
            <text:p>760198050</text:p>
          </table:table-cell>
          <table:table-cell office:value-type="float" office:value="190840963" calcext:value-type="float">
            <text:p>190840963</text:p>
          </table:table-cell>
          <table:table-cell office:value-type="float" office:value="954511372" calcext:value-type="float">
            <text:p>954511372</text:p>
          </table:table-cell>
          <table:table-cell office:value-type="float" office:value="557071144" calcext:value-type="float">
            <text:p>557071144</text:p>
          </table:table-cell>
          <table:table-cell office:value-type="float" office:value="819744138" calcext:value-type="float">
            <text:p>819744138</text:p>
          </table:table-cell>
          <table:table-cell office:value-type="float" office:value="923406492" calcext:value-type="float">
            <text:p>923406492</text:p>
          </table:table-cell>
          <table:table-cell office:value-type="float" office:value="886753329" calcext:value-type="float">
            <text:p>886753329</text:p>
          </table:table-cell>
          <table:table-cell office:value-type="float" office:value="747434525" calcext:value-type="float">
            <text:p>747434525</text:p>
          </table:table-cell>
          <table:table-cell office:value-type="float" office:value="592952213" calcext:value-type="float">
            <text:p>592952213</text:p>
          </table:table-cell>
          <table:table-cell office:value-type="float" office:value="464830030" calcext:value-type="float">
            <text:p>464830030</text:p>
          </table:table-cell>
          <table:table-cell office:value-type="float" office:value="156254019" calcext:value-type="float">
            <text:p>156254019</text:p>
          </table:table-cell>
          <table:table-cell office:value-type="float" office:value="386198591" calcext:value-type="float">
            <text:p>386198591</text:p>
          </table:table-cell>
          <table:table-cell office:value-type="float" office:value="444292675" calcext:value-type="float">
            <text:p>444292675</text:p>
          </table:table-cell>
          <table:table-cell office:value-type="float" office:value="481581108" calcext:value-type="float">
            <text:p>481581108</text:p>
          </table:table-cell>
          <table:table-cell office:value-type="float" office:value="487040673" calcext:value-type="float">
            <text:p>487040673</text:p>
          </table:table-cell>
          <table:table-cell office:value-type="float" office:value="489681861" calcext:value-type="float">
            <text:p>489681861</text:p>
          </table:table-cell>
          <table:table-cell office:value-type="float" office:value="569901076" calcext:value-type="float">
            <text:p>569901076</text:p>
          </table:table-cell>
          <table:table-cell office:value-type="float" office:value="431830307" calcext:value-type="float">
            <text:p>431830307</text:p>
          </table:table-cell>
          <table:table-cell office:value-type="float" office:value="915081035" calcext:value-type="float">
            <text:p>915081035</text:p>
          </table:table-cell>
          <table:table-cell office:value-type="float" office:value="392152737" calcext:value-type="float">
            <text:p>392152737</text:p>
          </table:table-cell>
          <table:table-cell office:value-type="float" office:value="339197393" calcext:value-type="float">
            <text:p>339197393</text:p>
          </table:table-cell>
          <table:table-cell office:value-type="float" office:value="338249617" calcext:value-type="float">
            <text:p>338249617</text:p>
          </table:table-cell>
          <table:table-cell office:value-type="float" office:value="987632829" calcext:value-type="float">
            <text:p>987632829</text:p>
          </table:table-cell>
          <table:table-cell office:value-type="float" office:value="708436821" calcext:value-type="float">
            <text:p>708436821</text:p>
          </table:table-cell>
          <table:table-cell office:value-type="float" office:value="529271396" calcext:value-type="float">
            <text:p>529271396</text:p>
          </table:table-cell>
          <table:table-cell office:value-type="float" office:value="359864952" calcext:value-type="float">
            <text:p>359864952</text:p>
          </table:table-cell>
        </table:table-row>
        <table:table-row table:style-name="ro1">
          <table:table-cell office:value-type="float" office:value="459913776" calcext:value-type="float">
            <text:p>459913776</text:p>
          </table:table-cell>
          <table:table-cell office:value-type="float" office:value="787033491" calcext:value-type="float">
            <text:p>787033491</text:p>
          </table:table-cell>
          <table:table-cell office:value-type="float" office:value="777801773" calcext:value-type="float">
            <text:p>777801773</text:p>
          </table:table-cell>
          <table:table-cell office:value-type="float" office:value="590281220" calcext:value-type="float">
            <text:p>590281220</text:p>
          </table:table-cell>
          <table:table-cell office:value-type="float" office:value="766066780" calcext:value-type="float">
            <text:p>766066780</text:p>
          </table:table-cell>
          <table:table-cell office:value-type="float" office:value="750644851" calcext:value-type="float">
            <text:p>750644851</text:p>
          </table:table-cell>
          <table:table-cell office:value-type="float" office:value="415865149" calcext:value-type="float">
            <text:p>415865149</text:p>
          </table:table-cell>
          <table:table-cell office:value-type="float" office:value="838966173" calcext:value-type="float">
            <text:p>838966173</text:p>
          </table:table-cell>
          <table:table-cell office:value-type="float" office:value="979346435" calcext:value-type="float">
            <text:p>979346435</text:p>
          </table:table-cell>
          <table:table-cell office:value-type="float" office:value="660541979" calcext:value-type="float">
            <text:p>660541979</text:p>
          </table:table-cell>
          <table:table-cell office:value-type="float" office:value="648165287" calcext:value-type="float">
            <text:p>648165287</text:p>
          </table:table-cell>
          <table:table-cell office:value-type="float" office:value="810244687" calcext:value-type="float">
            <text:p>810244687</text:p>
          </table:table-cell>
          <table:table-cell office:value-type="float" office:value="822514434" calcext:value-type="float">
            <text:p>822514434</text:p>
          </table:table-cell>
          <table:table-cell office:value-type="float" office:value="854441124" calcext:value-type="float">
            <text:p>854441124</text:p>
          </table:table-cell>
          <table:table-cell office:value-type="float" office:value="111774337" calcext:value-type="float">
            <text:p>111774337</text:p>
          </table:table-cell>
          <table:table-cell office:value-type="float" office:value="586740751" calcext:value-type="float">
            <text:p>586740751</text:p>
          </table:table-cell>
          <table:table-cell office:value-type="float" office:value="969599391" calcext:value-type="float">
            <text:p>969599391</text:p>
          </table:table-cell>
          <table:table-cell office:value-type="float" office:value="503436378" calcext:value-type="float">
            <text:p>503436378</text:p>
          </table:table-cell>
          <table:table-cell office:value-type="float" office:value="884441493" calcext:value-type="float">
            <text:p>884441493</text:p>
          </table:table-cell>
          <table:table-cell office:value-type="float" office:value="215683017" calcext:value-type="float">
            <text:p>215683017</text:p>
          </table:table-cell>
          <table:table-cell office:value-type="float" office:value="458476700" calcext:value-type="float">
            <text:p>458476700</text:p>
          </table:table-cell>
          <table:table-cell office:value-type="float" office:value="905818524" calcext:value-type="float">
            <text:p>905818524</text:p>
          </table:table-cell>
          <table:table-cell office:value-type="float" office:value="407203686" calcext:value-type="float">
            <text:p>407203686</text:p>
          </table:table-cell>
          <table:table-cell office:value-type="float" office:value="894368565" calcext:value-type="float">
            <text:p>894368565</text:p>
          </table:table-cell>
          <table:table-cell office:value-type="float" office:value="305275019" calcext:value-type="float">
            <text:p>305275019</text:p>
          </table:table-cell>
          <table:table-cell office:value-type="float" office:value="637120511" calcext:value-type="float">
            <text:p>637120511</text:p>
          </table:table-cell>
          <table:table-cell office:value-type="float" office:value="922751571" calcext:value-type="float">
            <text:p>922751571</text:p>
          </table:table-cell>
          <table:table-cell office:value-type="float" office:value="706210793" calcext:value-type="float">
            <text:p>706210793</text:p>
          </table:table-cell>
          <table:table-cell office:value-type="float" office:value="788708114" calcext:value-type="float">
            <text:p>788708114</text:p>
          </table:table-cell>
          <table:table-cell office:value-type="float" office:value="874984872" calcext:value-type="float">
            <text:p>874984872</text:p>
          </table:table-cell>
          <table:table-cell office:value-type="float" office:value="896520961" calcext:value-type="float">
            <text:p>896520961</text:p>
          </table:table-cell>
          <table:table-cell office:value-type="float" office:value="818033370" calcext:value-type="float">
            <text:p>818033370</text:p>
          </table:table-cell>
        </table:table-row>
        <table:table-row table:style-name="ro1">
          <table:table-cell office:value-type="float" office:value="220901078" calcext:value-type="float">
            <text:p>220901078</text:p>
          </table:table-cell>
          <table:table-cell office:value-type="float" office:value="279976858" calcext:value-type="float">
            <text:p>279976858</text:p>
          </table:table-cell>
          <table:table-cell office:value-type="float" office:value="730386891" calcext:value-type="float">
            <text:p>730386891</text:p>
          </table:table-cell>
          <table:table-cell office:value-type="float" office:value="371481207" calcext:value-type="float">
            <text:p>371481207</text:p>
          </table:table-cell>
          <table:table-cell office:value-type="float" office:value="971352802" calcext:value-type="float">
            <text:p>971352802</text:p>
          </table:table-cell>
          <table:table-cell office:value-type="float" office:value="373172886" calcext:value-type="float">
            <text:p>373172886</text:p>
          </table:table-cell>
          <table:table-cell office:value-type="float" office:value="259417035" calcext:value-type="float">
            <text:p>259417035</text:p>
          </table:table-cell>
          <table:table-cell office:value-type="float" office:value="593671270" calcext:value-type="float">
            <text:p>593671270</text:p>
          </table:table-cell>
          <table:table-cell office:value-type="float" office:value="241284790" calcext:value-type="float">
            <text:p>241284790</text:p>
          </table:table-cell>
          <table:table-cell office:value-type="float" office:value="731581166" calcext:value-type="float">
            <text:p>731581166</text:p>
          </table:table-cell>
          <table:table-cell office:value-type="float" office:value="568130253" calcext:value-type="float">
            <text:p>568130253</text:p>
          </table:table-cell>
          <table:table-cell office:value-type="float" office:value="687182674" calcext:value-type="float">
            <text:p>687182674</text:p>
          </table:table-cell>
          <table:table-cell office:value-type="float" office:value="206316841" calcext:value-type="float">
            <text:p>206316841</text:p>
          </table:table-cell>
          <table:table-cell office:value-type="float" office:value="337645084" calcext:value-type="float">
            <text:p>337645084</text:p>
          </table:table-cell>
          <table:table-cell office:value-type="float" office:value="869281806" calcext:value-type="float">
            <text:p>869281806</text:p>
          </table:table-cell>
          <table:table-cell office:value-type="float" office:value="280551144" calcext:value-type="float">
            <text:p>280551144</text:p>
          </table:table-cell>
          <table:table-cell office:value-type="float" office:value="714932986" calcext:value-type="float">
            <text:p>714932986</text:p>
          </table:table-cell>
          <table:table-cell office:value-type="float" office:value="961913725" calcext:value-type="float">
            <text:p>961913725</text:p>
          </table:table-cell>
          <table:table-cell office:value-type="float" office:value="517840274" calcext:value-type="float">
            <text:p>517840274</text:p>
          </table:table-cell>
          <table:table-cell office:value-type="float" office:value="597745122" calcext:value-type="float">
            <text:p>597745122</text:p>
          </table:table-cell>
          <table:table-cell office:value-type="float" office:value="756220943" calcext:value-type="float">
            <text:p>756220943</text:p>
          </table:table-cell>
          <table:table-cell office:value-type="float" office:value="156229699" calcext:value-type="float">
            <text:p>156229699</text:p>
          </table:table-cell>
          <table:table-cell office:value-type="float" office:value="218576246" calcext:value-type="float">
            <text:p>218576246</text:p>
          </table:table-cell>
          <table:table-cell office:value-type="float" office:value="474303872" calcext:value-type="float">
            <text:p>474303872</text:p>
          </table:table-cell>
          <table:table-cell office:value-type="float" office:value="951201014" calcext:value-type="float">
            <text:p>951201014</text:p>
          </table:table-cell>
          <table:table-cell office:value-type="float" office:value="535899809" calcext:value-type="float">
            <text:p>535899809</text:p>
          </table:table-cell>
          <table:table-cell office:value-type="float" office:value="806279055" calcext:value-type="float">
            <text:p>806279055</text:p>
          </table:table-cell>
          <table:table-cell office:value-type="float" office:value="872768834" calcext:value-type="float">
            <text:p>872768834</text:p>
          </table:table-cell>
          <table:table-cell office:value-type="float" office:value="824760223" calcext:value-type="float">
            <text:p>824760223</text:p>
          </table:table-cell>
          <table:table-cell office:value-type="float" office:value="768775589" calcext:value-type="float">
            <text:p>768775589</text:p>
          </table:table-cell>
          <table:table-cell office:value-type="float" office:value="721363053" calcext:value-type="float">
            <text:p>721363053</text:p>
          </table:table-cell>
          <table:table-cell office:value-type="float" office:value="255426503" calcext:value-type="float">
            <text:p>255426503</text:p>
          </table:table-cell>
        </table:table-row>
        <table:table-row table:style-name="ro1">
          <table:table-cell office:value-type="float" office:value="307128947" calcext:value-type="float">
            <text:p>307128947</text:p>
          </table:table-cell>
          <table:table-cell office:value-type="float" office:value="868961228" calcext:value-type="float">
            <text:p>868961228</text:p>
          </table:table-cell>
          <table:table-cell office:value-type="float" office:value="497868342" calcext:value-type="float">
            <text:p>497868342</text:p>
          </table:table-cell>
          <table:table-cell office:value-type="float" office:value="904194234" calcext:value-type="float">
            <text:p>904194234</text:p>
          </table:table-cell>
          <table:table-cell office:value-type="float" office:value="471998139" calcext:value-type="float">
            <text:p>471998139</text:p>
          </table:table-cell>
          <table:table-cell office:value-type="float" office:value="559219398" calcext:value-type="float">
            <text:p>559219398</text:p>
          </table:table-cell>
          <table:table-cell office:value-type="float" office:value="667944679" calcext:value-type="float">
            <text:p>667944679</text:p>
          </table:table-cell>
          <table:table-cell office:value-type="float" office:value="549161582" calcext:value-type="float">
            <text:p>549161582</text:p>
          </table:table-cell>
          <table:table-cell office:value-type="float" office:value="120109386" calcext:value-type="float">
            <text:p>120109386</text:p>
          </table:table-cell>
          <table:table-cell office:value-type="float" office:value="839758024" calcext:value-type="float">
            <text:p>839758024</text:p>
          </table:table-cell>
          <table:table-cell office:value-type="float" office:value="616252523" calcext:value-type="float">
            <text:p>616252523</text:p>
          </table:table-cell>
          <table:table-cell office:value-type="float" office:value="537622621" calcext:value-type="float">
            <text:p>537622621</text:p>
          </table:table-cell>
          <table:table-cell office:value-type="float" office:value="289958321" calcext:value-type="float">
            <text:p>289958321</text:p>
          </table:table-cell>
          <table:table-cell office:value-type="float" office:value="991432914" calcext:value-type="float">
            <text:p>991432914</text:p>
          </table:table-cell>
          <table:table-cell office:value-type="float" office:value="245121549" calcext:value-type="float">
            <text:p>245121549</text:p>
          </table:table-cell>
          <table:table-cell office:value-type="float" office:value="355120340" calcext:value-type="float">
            <text:p>355120340</text:p>
          </table:table-cell>
          <table:table-cell office:value-type="float" office:value="365350171" calcext:value-type="float">
            <text:p>365350171</text:p>
          </table:table-cell>
          <table:table-cell office:value-type="float" office:value="158882420" calcext:value-type="float">
            <text:p>158882420</text:p>
          </table:table-cell>
          <table:table-cell office:value-type="float" office:value="679409193" calcext:value-type="float">
            <text:p>679409193</text:p>
          </table:table-cell>
          <table:table-cell office:value-type="float" office:value="159701669" calcext:value-type="float">
            <text:p>159701669</text:p>
          </table:table-cell>
          <table:table-cell office:value-type="float" office:value="982456746" calcext:value-type="float">
            <text:p>982456746</text:p>
          </table:table-cell>
          <table:table-cell office:value-type="float" office:value="252316117" calcext:value-type="float">
            <text:p>252316117</text:p>
          </table:table-cell>
          <table:table-cell office:value-type="float" office:value="451251875" calcext:value-type="float">
            <text:p>451251875</text:p>
          </table:table-cell>
          <table:table-cell office:value-type="float" office:value="325345578" calcext:value-type="float">
            <text:p>325345578</text:p>
          </table:table-cell>
          <table:table-cell office:value-type="float" office:value="341606330" calcext:value-type="float">
            <text:p>341606330</text:p>
          </table:table-cell>
          <table:table-cell office:value-type="float" office:value="961708946" calcext:value-type="float">
            <text:p>961708946</text:p>
          </table:table-cell>
          <table:table-cell office:value-type="float" office:value="243434902" calcext:value-type="float">
            <text:p>243434902</text:p>
          </table:table-cell>
          <table:table-cell office:value-type="float" office:value="676566020" calcext:value-type="float">
            <text:p>676566020</text:p>
          </table:table-cell>
          <table:table-cell office:value-type="float" office:value="572803535" calcext:value-type="float">
            <text:p>572803535</text:p>
          </table:table-cell>
          <table:table-cell office:value-type="float" office:value="295156771" calcext:value-type="float">
            <text:p>295156771</text:p>
          </table:table-cell>
          <table:table-cell office:value-type="float" office:value="191356913" calcext:value-type="float">
            <text:p>191356913</text:p>
          </table:table-cell>
          <table:table-cell office:value-type="float" office:value="945305956" calcext:value-type="float">
            <text:p>945305956</text:p>
          </table:table-cell>
        </table:table-row>
        <table:table-row table:style-name="ro1">
          <table:table-cell office:value-type="float" office:value="842835634" calcext:value-type="float">
            <text:p>842835634</text:p>
          </table:table-cell>
          <table:table-cell office:value-type="float" office:value="591006178" calcext:value-type="float">
            <text:p>591006178</text:p>
          </table:table-cell>
          <table:table-cell office:value-type="float" office:value="412334818" calcext:value-type="float">
            <text:p>412334818</text:p>
          </table:table-cell>
          <table:table-cell office:value-type="float" office:value="447519636" calcext:value-type="float">
            <text:p>447519636</text:p>
          </table:table-cell>
          <table:table-cell office:value-type="float" office:value="524152817" calcext:value-type="float">
            <text:p>524152817</text:p>
          </table:table-cell>
          <table:table-cell office:value-type="float" office:value="390768265" calcext:value-type="float">
            <text:p>390768265</text:p>
          </table:table-cell>
          <table:table-cell office:value-type="float" office:value="376224128" calcext:value-type="float">
            <text:p>376224128</text:p>
          </table:table-cell>
          <table:table-cell office:value-type="float" office:value="402087909" calcext:value-type="float">
            <text:p>402087909</text:p>
          </table:table-cell>
          <table:table-cell office:value-type="float" office:value="453357063" calcext:value-type="float">
            <text:p>453357063</text:p>
          </table:table-cell>
          <table:table-cell office:value-type="float" office:value="918202198" calcext:value-type="float">
            <text:p>918202198</text:p>
          </table:table-cell>
          <table:table-cell office:value-type="float" office:value="593185544" calcext:value-type="float">
            <text:p>593185544</text:p>
          </table:table-cell>
          <table:table-cell office:value-type="float" office:value="651183257" calcext:value-type="float">
            <text:p>651183257</text:p>
          </table:table-cell>
          <table:table-cell office:value-type="float" office:value="629765758" calcext:value-type="float">
            <text:p>629765758</text:p>
          </table:table-cell>
          <table:table-cell office:value-type="float" office:value="598730302" calcext:value-type="float">
            <text:p>598730302</text:p>
          </table:table-cell>
          <table:table-cell office:value-type="float" office:value="731755541" calcext:value-type="float">
            <text:p>731755541</text:p>
          </table:table-cell>
          <table:table-cell office:value-type="float" office:value="340507223" calcext:value-type="float">
            <text:p>340507223</text:p>
          </table:table-cell>
          <table:table-cell office:value-type="float" office:value="767756614" calcext:value-type="float">
            <text:p>767756614</text:p>
          </table:table-cell>
          <table:table-cell office:value-type="float" office:value="168274297" calcext:value-type="float">
            <text:p>168274297</text:p>
          </table:table-cell>
          <table:table-cell office:value-type="float" office:value="222080060" calcext:value-type="float">
            <text:p>222080060</text:p>
          </table:table-cell>
          <table:table-cell office:value-type="float" office:value="645185988" calcext:value-type="float">
            <text:p>645185988</text:p>
          </table:table-cell>
          <table:table-cell office:value-type="float" office:value="353063756" calcext:value-type="float">
            <text:p>353063756</text:p>
          </table:table-cell>
          <table:table-cell office:value-type="float" office:value="841503784" calcext:value-type="float">
            <text:p>841503784</text:p>
          </table:table-cell>
          <table:table-cell office:value-type="float" office:value="136230798" calcext:value-type="float">
            <text:p>136230798</text:p>
          </table:table-cell>
          <table:table-cell office:value-type="float" office:value="864499415" calcext:value-type="float">
            <text:p>864499415</text:p>
          </table:table-cell>
          <table:table-cell office:value-type="float" office:value="381721407" calcext:value-type="float">
            <text:p>381721407</text:p>
          </table:table-cell>
          <table:table-cell office:value-type="float" office:value="875382460" calcext:value-type="float">
            <text:p>875382460</text:p>
          </table:table-cell>
          <table:table-cell office:value-type="float" office:value="617825547" calcext:value-type="float">
            <text:p>617825547</text:p>
          </table:table-cell>
          <table:table-cell office:value-type="float" office:value="980527743" calcext:value-type="float">
            <text:p>980527743</text:p>
          </table:table-cell>
          <table:table-cell office:value-type="float" office:value="396818727" calcext:value-type="float">
            <text:p>396818727</text:p>
          </table:table-cell>
          <table:table-cell office:value-type="float" office:value="224053833" calcext:value-type="float">
            <text:p>224053833</text:p>
          </table:table-cell>
          <table:table-cell office:value-type="float" office:value="158639739" calcext:value-type="float">
            <text:p>158639739</text:p>
          </table:table-cell>
          <table:table-cell office:value-type="float" office:value="472837749" calcext:value-type="float">
            <text:p>472837749</text:p>
          </table:table-cell>
        </table:table-row>
        <table:table-row table:style-name="ro1">
          <table:table-cell office:value-type="float" office:value="141054703" calcext:value-type="float">
            <text:p>141054703</text:p>
          </table:table-cell>
          <table:table-cell office:value-type="float" office:value="466569195" calcext:value-type="float">
            <text:p>466569195</text:p>
          </table:table-cell>
          <table:table-cell office:value-type="float" office:value="952366241" calcext:value-type="float">
            <text:p>952366241</text:p>
          </table:table-cell>
          <table:table-cell office:value-type="float" office:value="933524102" calcext:value-type="float">
            <text:p>933524102</text:p>
          </table:table-cell>
          <table:table-cell office:value-type="float" office:value="543598093" calcext:value-type="float">
            <text:p>543598093</text:p>
          </table:table-cell>
          <table:table-cell office:value-type="float" office:value="146039343" calcext:value-type="float">
            <text:p>146039343</text:p>
          </table:table-cell>
          <table:table-cell office:value-type="float" office:value="516505909" calcext:value-type="float">
            <text:p>516505909</text:p>
          </table:table-cell>
          <table:table-cell office:value-type="float" office:value="973152329" calcext:value-type="float">
            <text:p>973152329</text:p>
          </table:table-cell>
          <table:table-cell office:value-type="float" office:value="101507961" calcext:value-type="float">
            <text:p>101507961</text:p>
          </table:table-cell>
          <table:table-cell office:value-type="float" office:value="201219523" calcext:value-type="float">
            <text:p>201219523</text:p>
          </table:table-cell>
          <table:table-cell office:value-type="float" office:value="179931183" calcext:value-type="float">
            <text:p>179931183</text:p>
          </table:table-cell>
          <table:table-cell office:value-type="float" office:value="210550643" calcext:value-type="float">
            <text:p>210550643</text:p>
          </table:table-cell>
          <table:table-cell office:value-type="float" office:value="852846807" calcext:value-type="float">
            <text:p>852846807</text:p>
          </table:table-cell>
          <table:table-cell office:value-type="float" office:value="801548462" calcext:value-type="float">
            <text:p>801548462</text:p>
          </table:table-cell>
          <table:table-cell office:value-type="float" office:value="531900044" calcext:value-type="float">
            <text:p>531900044</text:p>
          </table:table-cell>
          <table:table-cell office:value-type="float" office:value="229832519" calcext:value-type="float">
            <text:p>229832519</text:p>
          </table:table-cell>
          <table:table-cell office:value-type="float" office:value="497444803" calcext:value-type="float">
            <text:p>497444803</text:p>
          </table:table-cell>
          <table:table-cell office:value-type="float" office:value="724231924" calcext:value-type="float">
            <text:p>724231924</text:p>
          </table:table-cell>
          <table:table-cell office:value-type="float" office:value="275887897" calcext:value-type="float">
            <text:p>275887897</text:p>
          </table:table-cell>
          <table:table-cell office:value-type="float" office:value="834765177" calcext:value-type="float">
            <text:p>834765177</text:p>
          </table:table-cell>
          <table:table-cell office:value-type="float" office:value="627334739" calcext:value-type="float">
            <text:p>627334739</text:p>
          </table:table-cell>
          <table:table-cell office:value-type="float" office:value="278850624" calcext:value-type="float">
            <text:p>278850624</text:p>
          </table:table-cell>
          <table:table-cell office:value-type="float" office:value="817978321" calcext:value-type="float">
            <text:p>817978321</text:p>
          </table:table-cell>
          <table:table-cell office:value-type="float" office:value="971120957" calcext:value-type="float">
            <text:p>971120957</text:p>
          </table:table-cell>
          <table:table-cell office:value-type="float" office:value="707612387" calcext:value-type="float">
            <text:p>707612387</text:p>
          </table:table-cell>
          <table:table-cell office:value-type="float" office:value="800876486" calcext:value-type="float">
            <text:p>800876486</text:p>
          </table:table-cell>
          <table:table-cell office:value-type="float" office:value="290824672" calcext:value-type="float">
            <text:p>290824672</text:p>
          </table:table-cell>
          <table:table-cell office:value-type="float" office:value="875564954" calcext:value-type="float">
            <text:p>875564954</text:p>
          </table:table-cell>
          <table:table-cell office:value-type="float" office:value="196480121" calcext:value-type="float">
            <text:p>196480121</text:p>
          </table:table-cell>
          <table:table-cell office:value-type="float" office:value="740042333" calcext:value-type="float">
            <text:p>740042333</text:p>
          </table:table-cell>
          <table:table-cell office:value-type="float" office:value="938965444" calcext:value-type="float">
            <text:p>938965444</text:p>
          </table:table-cell>
          <table:table-cell office:value-type="float" office:value="450054645" calcext:value-type="float">
            <text:p>450054645</text:p>
          </table:table-cell>
        </table:table-row>
        <table:table-row table:style-name="ro1">
          <table:table-cell office:value-type="float" office:value="446299531" calcext:value-type="float">
            <text:p>446299531</text:p>
          </table:table-cell>
          <table:table-cell office:value-type="float" office:value="223072094" calcext:value-type="float">
            <text:p>223072094</text:p>
          </table:table-cell>
          <table:table-cell office:value-type="float" office:value="335034057" calcext:value-type="float">
            <text:p>335034057</text:p>
          </table:table-cell>
          <table:table-cell office:value-type="float" office:value="466566925" calcext:value-type="float">
            <text:p>466566925</text:p>
          </table:table-cell>
          <table:table-cell office:value-type="float" office:value="822278425" calcext:value-type="float">
            <text:p>822278425</text:p>
          </table:table-cell>
          <table:table-cell office:value-type="float" office:value="749212888" calcext:value-type="float">
            <text:p>749212888</text:p>
          </table:table-cell>
          <table:table-cell office:value-type="float" office:value="996436002" calcext:value-type="float">
            <text:p>996436002</text:p>
          </table:table-cell>
          <table:table-cell office:value-type="float" office:value="357763882" calcext:value-type="float">
            <text:p>357763882</text:p>
          </table:table-cell>
          <table:table-cell office:value-type="float" office:value="303039728" calcext:value-type="float">
            <text:p>303039728</text:p>
          </table:table-cell>
          <table:table-cell office:value-type="float" office:value="407720146" calcext:value-type="float">
            <text:p>407720146</text:p>
          </table:table-cell>
          <table:table-cell office:value-type="float" office:value="136818283" calcext:value-type="float">
            <text:p>136818283</text:p>
          </table:table-cell>
          <table:table-cell office:value-type="float" office:value="679694180" calcext:value-type="float">
            <text:p>679694180</text:p>
          </table:table-cell>
          <table:table-cell office:value-type="float" office:value="558911734" calcext:value-type="float">
            <text:p>558911734</text:p>
          </table:table-cell>
          <table:table-cell office:value-type="float" office:value="354197525" calcext:value-type="float">
            <text:p>354197525</text:p>
          </table:table-cell>
          <table:table-cell office:value-type="float" office:value="862629769" calcext:value-type="float">
            <text:p>862629769</text:p>
          </table:table-cell>
          <table:table-cell office:value-type="float" office:value="754913244" calcext:value-type="float">
            <text:p>754913244</text:p>
          </table:table-cell>
          <table:table-cell office:value-type="float" office:value="694501616" calcext:value-type="float">
            <text:p>694501616</text:p>
          </table:table-cell>
          <table:table-cell office:value-type="float" office:value="411640488" calcext:value-type="float">
            <text:p>411640488</text:p>
          </table:table-cell>
          <table:table-cell office:value-type="float" office:value="607819324" calcext:value-type="float">
            <text:p>607819324</text:p>
          </table:table-cell>
          <table:table-cell office:value-type="float" office:value="948568504" calcext:value-type="float">
            <text:p>948568504</text:p>
          </table:table-cell>
          <table:table-cell office:value-type="float" office:value="654823623" calcext:value-type="float">
            <text:p>654823623</text:p>
          </table:table-cell>
          <table:table-cell office:value-type="float" office:value="990677424" calcext:value-type="float">
            <text:p>990677424</text:p>
          </table:table-cell>
          <table:table-cell office:value-type="float" office:value="282812111" calcext:value-type="float">
            <text:p>282812111</text:p>
          </table:table-cell>
          <table:table-cell office:value-type="float" office:value="675011370" calcext:value-type="float">
            <text:p>675011370</text:p>
          </table:table-cell>
          <table:table-cell office:value-type="float" office:value="622839029" calcext:value-type="float">
            <text:p>622839029</text:p>
          </table:table-cell>
          <table:table-cell office:value-type="float" office:value="632040833" calcext:value-type="float">
            <text:p>632040833</text:p>
          </table:table-cell>
          <table:table-cell office:value-type="float" office:value="235542650" calcext:value-type="float">
            <text:p>235542650</text:p>
          </table:table-cell>
          <table:table-cell office:value-type="float" office:value="196228233" calcext:value-type="float">
            <text:p>196228233</text:p>
          </table:table-cell>
          <table:table-cell office:value-type="float" office:value="997939166" calcext:value-type="float">
            <text:p>997939166</text:p>
          </table:table-cell>
          <table:table-cell office:value-type="float" office:value="769787743" calcext:value-type="float">
            <text:p>769787743</text:p>
          </table:table-cell>
          <table:table-cell office:value-type="float" office:value="763068335" calcext:value-type="float">
            <text:p>763068335</text:p>
          </table:table-cell>
          <table:table-cell office:value-type="float" office:value="592391318" calcext:value-type="float">
            <text:p>592391318</text:p>
          </table:table-cell>
        </table:table-row>
        <table:table-row table:style-name="ro1">
          <table:table-cell office:value-type="float" office:value="339987715" calcext:value-type="float">
            <text:p>339987715</text:p>
          </table:table-cell>
          <table:table-cell office:value-type="float" office:value="686486036" calcext:value-type="float">
            <text:p>686486036</text:p>
          </table:table-cell>
          <table:table-cell office:value-type="float" office:value="708283675" calcext:value-type="float">
            <text:p>708283675</text:p>
          </table:table-cell>
          <table:table-cell office:value-type="float" office:value="210206525" calcext:value-type="float">
            <text:p>210206525</text:p>
          </table:table-cell>
          <table:table-cell office:value-type="float" office:value="991896957" calcext:value-type="float">
            <text:p>991896957</text:p>
          </table:table-cell>
          <table:table-cell office:value-type="float" office:value="181145002" calcext:value-type="float">
            <text:p>181145002</text:p>
          </table:table-cell>
          <table:table-cell office:value-type="float" office:value="381795441" calcext:value-type="float">
            <text:p>381795441</text:p>
          </table:table-cell>
          <table:table-cell office:value-type="float" office:value="481885603" calcext:value-type="float">
            <text:p>481885603</text:p>
          </table:table-cell>
          <table:table-cell office:value-type="float" office:value="770031819" calcext:value-type="float">
            <text:p>770031819</text:p>
          </table:table-cell>
          <table:table-cell office:value-type="float" office:value="242910077" calcext:value-type="float">
            <text:p>242910077</text:p>
          </table:table-cell>
          <table:table-cell office:value-type="float" office:value="623311831" calcext:value-type="float">
            <text:p>623311831</text:p>
          </table:table-cell>
          <table:table-cell office:value-type="float" office:value="524147631" calcext:value-type="float">
            <text:p>524147631</text:p>
          </table:table-cell>
          <table:table-cell office:value-type="float" office:value="804740948" calcext:value-type="float">
            <text:p>804740948</text:p>
          </table:table-cell>
          <table:table-cell office:value-type="float" office:value="333072490" calcext:value-type="float">
            <text:p>333072490</text:p>
          </table:table-cell>
          <table:table-cell office:value-type="float" office:value="563405160" calcext:value-type="float">
            <text:p>563405160</text:p>
          </table:table-cell>
          <table:table-cell office:value-type="float" office:value="600511077" calcext:value-type="float">
            <text:p>600511077</text:p>
          </table:table-cell>
          <table:table-cell office:value-type="float" office:value="720970566" calcext:value-type="float">
            <text:p>720970566</text:p>
          </table:table-cell>
          <table:table-cell office:value-type="float" office:value="591818155" calcext:value-type="float">
            <text:p>591818155</text:p>
          </table:table-cell>
          <table:table-cell office:value-type="float" office:value="840348614" calcext:value-type="float">
            <text:p>840348614</text:p>
          </table:table-cell>
          <table:table-cell office:value-type="float" office:value="622528718" calcext:value-type="float">
            <text:p>622528718</text:p>
          </table:table-cell>
          <table:table-cell office:value-type="float" office:value="464133844" calcext:value-type="float">
            <text:p>464133844</text:p>
          </table:table-cell>
          <table:table-cell office:value-type="float" office:value="864893890" calcext:value-type="float">
            <text:p>864893890</text:p>
          </table:table-cell>
          <table:table-cell office:value-type="float" office:value="544608614" calcext:value-type="float">
            <text:p>544608614</text:p>
          </table:table-cell>
          <table:table-cell office:value-type="float" office:value="464851067" calcext:value-type="float">
            <text:p>464851067</text:p>
          </table:table-cell>
          <table:table-cell office:value-type="float" office:value="102100551" calcext:value-type="float">
            <text:p>102100551</text:p>
          </table:table-cell>
          <table:table-cell office:value-type="float" office:value="754708486" calcext:value-type="float">
            <text:p>754708486</text:p>
          </table:table-cell>
          <table:table-cell office:value-type="float" office:value="238014483" calcext:value-type="float">
            <text:p>238014483</text:p>
          </table:table-cell>
          <table:table-cell office:value-type="float" office:value="558703368" calcext:value-type="float">
            <text:p>558703368</text:p>
          </table:table-cell>
          <table:table-cell office:value-type="float" office:value="823713457" calcext:value-type="float">
            <text:p>823713457</text:p>
          </table:table-cell>
          <table:table-cell office:value-type="float" office:value="183695334" calcext:value-type="float">
            <text:p>183695334</text:p>
          </table:table-cell>
          <table:table-cell office:value-type="float" office:value="104803351" calcext:value-type="float">
            <text:p>104803351</text:p>
          </table:table-cell>
          <table:table-cell office:value-type="float" office:value="807252110" calcext:value-type="float">
            <text:p>807252110</text:p>
          </table:table-cell>
        </table:table-row>
        <table:table-row table:style-name="ro1">
          <table:table-cell office:value-type="float" office:value="805651693" calcext:value-type="float">
            <text:p>805651693</text:p>
          </table:table-cell>
          <table:table-cell office:value-type="float" office:value="239389654" calcext:value-type="float">
            <text:p>239389654</text:p>
          </table:table-cell>
          <table:table-cell office:value-type="float" office:value="730477356" calcext:value-type="float">
            <text:p>730477356</text:p>
          </table:table-cell>
          <table:table-cell office:value-type="float" office:value="888238165" calcext:value-type="float">
            <text:p>888238165</text:p>
          </table:table-cell>
          <table:table-cell office:value-type="float" office:value="815280160" calcext:value-type="float">
            <text:p>815280160</text:p>
          </table:table-cell>
          <table:table-cell office:value-type="float" office:value="436705874" calcext:value-type="float">
            <text:p>436705874</text:p>
          </table:table-cell>
          <table:table-cell office:value-type="float" office:value="195127392" calcext:value-type="float">
            <text:p>195127392</text:p>
          </table:table-cell>
          <table:table-cell office:value-type="float" office:value="146712988" calcext:value-type="float">
            <text:p>146712988</text:p>
          </table:table-cell>
          <table:table-cell office:value-type="float" office:value="399216688" calcext:value-type="float">
            <text:p>399216688</text:p>
          </table:table-cell>
          <table:table-cell office:value-type="float" office:value="178711157" calcext:value-type="float">
            <text:p>178711157</text:p>
          </table:table-cell>
          <table:table-cell office:value-type="float" office:value="954932969" calcext:value-type="float">
            <text:p>954932969</text:p>
          </table:table-cell>
          <table:table-cell office:value-type="float" office:value="628900330" calcext:value-type="float">
            <text:p>628900330</text:p>
          </table:table-cell>
          <table:table-cell office:value-type="float" office:value="123264150" calcext:value-type="float">
            <text:p>123264150</text:p>
          </table:table-cell>
          <table:table-cell office:value-type="float" office:value="356065163" calcext:value-type="float">
            <text:p>356065163</text:p>
          </table:table-cell>
          <table:table-cell office:value-type="float" office:value="629143460" calcext:value-type="float">
            <text:p>629143460</text:p>
          </table:table-cell>
          <table:table-cell office:value-type="float" office:value="152752212" calcext:value-type="float">
            <text:p>152752212</text:p>
          </table:table-cell>
          <table:table-cell office:value-type="float" office:value="650571995" calcext:value-type="float">
            <text:p>650571995</text:p>
          </table:table-cell>
          <table:table-cell office:value-type="float" office:value="637021715" calcext:value-type="float">
            <text:p>637021715</text:p>
          </table:table-cell>
          <table:table-cell office:value-type="float" office:value="585620283" calcext:value-type="float">
            <text:p>585620283</text:p>
          </table:table-cell>
          <table:table-cell office:value-type="float" office:value="123735091" calcext:value-type="float">
            <text:p>123735091</text:p>
          </table:table-cell>
          <table:table-cell office:value-type="float" office:value="362994770" calcext:value-type="float">
            <text:p>362994770</text:p>
          </table:table-cell>
          <table:table-cell office:value-type="float" office:value="356091247" calcext:value-type="float">
            <text:p>356091247</text:p>
          </table:table-cell>
          <table:table-cell office:value-type="float" office:value="290933472" calcext:value-type="float">
            <text:p>290933472</text:p>
          </table:table-cell>
          <table:table-cell office:value-type="float" office:value="644862712" calcext:value-type="float">
            <text:p>644862712</text:p>
          </table:table-cell>
          <table:table-cell office:value-type="float" office:value="361960081" calcext:value-type="float">
            <text:p>361960081</text:p>
          </table:table-cell>
          <table:table-cell office:value-type="float" office:value="292461539" calcext:value-type="float">
            <text:p>292461539</text:p>
          </table:table-cell>
          <table:table-cell office:value-type="float" office:value="805349014" calcext:value-type="float">
            <text:p>805349014</text:p>
          </table:table-cell>
          <table:table-cell office:value-type="float" office:value="522724183" calcext:value-type="float">
            <text:p>522724183</text:p>
          </table:table-cell>
          <table:table-cell office:value-type="float" office:value="123011495" calcext:value-type="float">
            <text:p>123011495</text:p>
          </table:table-cell>
          <table:table-cell office:value-type="float" office:value="397432874" calcext:value-type="float">
            <text:p>397432874</text:p>
          </table:table-cell>
          <table:table-cell office:value-type="float" office:value="224058165" calcext:value-type="float">
            <text:p>224058165</text:p>
          </table:table-cell>
          <table:table-cell office:value-type="float" office:value="834799458" calcext:value-type="float">
            <text:p>834799458</text:p>
          </table:table-cell>
        </table:table-row>
        <table:table-row table:style-name="ro1">
          <table:table-cell office:value-type="float" office:value="232291465" calcext:value-type="float">
            <text:p>232291465</text:p>
          </table:table-cell>
          <table:table-cell office:value-type="float" office:value="997148421" calcext:value-type="float">
            <text:p>997148421</text:p>
          </table:table-cell>
          <table:table-cell office:value-type="float" office:value="978723142" calcext:value-type="float">
            <text:p>978723142</text:p>
          </table:table-cell>
          <table:table-cell office:value-type="float" office:value="220117928" calcext:value-type="float">
            <text:p>220117928</text:p>
          </table:table-cell>
          <table:table-cell office:value-type="float" office:value="227978183" calcext:value-type="float">
            <text:p>227978183</text:p>
          </table:table-cell>
          <table:table-cell office:value-type="float" office:value="993602089" calcext:value-type="float">
            <text:p>993602089</text:p>
          </table:table-cell>
          <table:table-cell office:value-type="float" office:value="779760030" calcext:value-type="float">
            <text:p>779760030</text:p>
          </table:table-cell>
          <table:table-cell office:value-type="float" office:value="376138362" calcext:value-type="float">
            <text:p>376138362</text:p>
          </table:table-cell>
          <table:table-cell office:value-type="float" office:value="702121443" calcext:value-type="float">
            <text:p>702121443</text:p>
          </table:table-cell>
          <table:table-cell office:value-type="float" office:value="330036959" calcext:value-type="float">
            <text:p>330036959</text:p>
          </table:table-cell>
          <table:table-cell office:value-type="float" office:value="135181131" calcext:value-type="float">
            <text:p>135181131</text:p>
          </table:table-cell>
          <table:table-cell office:value-type="float" office:value="265592698" calcext:value-type="float">
            <text:p>265592698</text:p>
          </table:table-cell>
          <table:table-cell office:value-type="float" office:value="201355341" calcext:value-type="float">
            <text:p>201355341</text:p>
          </table:table-cell>
          <table:table-cell office:value-type="float" office:value="955870749" calcext:value-type="float">
            <text:p>955870749</text:p>
          </table:table-cell>
          <table:table-cell office:value-type="float" office:value="866352060" calcext:value-type="float">
            <text:p>866352060</text:p>
          </table:table-cell>
          <table:table-cell office:value-type="float" office:value="886285245" calcext:value-type="float">
            <text:p>886285245</text:p>
          </table:table-cell>
          <table:table-cell office:value-type="float" office:value="101561008" calcext:value-type="float">
            <text:p>101561008</text:p>
          </table:table-cell>
          <table:table-cell office:value-type="float" office:value="415863845" calcext:value-type="float">
            <text:p>415863845</text:p>
          </table:table-cell>
          <table:table-cell office:value-type="float" office:value="856714496" calcext:value-type="float">
            <text:p>856714496</text:p>
          </table:table-cell>
          <table:table-cell office:value-type="float" office:value="334372883" calcext:value-type="float">
            <text:p>334372883</text:p>
          </table:table-cell>
          <table:table-cell office:value-type="float" office:value="945211462" calcext:value-type="float">
            <text:p>945211462</text:p>
          </table:table-cell>
          <table:table-cell office:value-type="float" office:value="710885290" calcext:value-type="float">
            <text:p>710885290</text:p>
          </table:table-cell>
          <table:table-cell office:value-type="float" office:value="590069165" calcext:value-type="float">
            <text:p>590069165</text:p>
          </table:table-cell>
          <table:table-cell office:value-type="float" office:value="311274634" calcext:value-type="float">
            <text:p>311274634</text:p>
          </table:table-cell>
          <table:table-cell office:value-type="float" office:value="904991549" calcext:value-type="float">
            <text:p>904991549</text:p>
          </table:table-cell>
          <table:table-cell office:value-type="float" office:value="220528537" calcext:value-type="float">
            <text:p>220528537</text:p>
          </table:table-cell>
          <table:table-cell office:value-type="float" office:value="563486737" calcext:value-type="float">
            <text:p>563486737</text:p>
          </table:table-cell>
          <table:table-cell office:value-type="float" office:value="340394552" calcext:value-type="float">
            <text:p>340394552</text:p>
          </table:table-cell>
          <table:table-cell office:value-type="float" office:value="751425288" calcext:value-type="float">
            <text:p>751425288</text:p>
          </table:table-cell>
          <table:table-cell office:value-type="float" office:value="765422016" calcext:value-type="float">
            <text:p>765422016</text:p>
          </table:table-cell>
          <table:table-cell office:value-type="float" office:value="167394383" calcext:value-type="float">
            <text:p>167394383</text:p>
          </table:table-cell>
          <table:table-cell office:value-type="float" office:value="880248663" calcext:value-type="float">
            <text:p>880248663</text:p>
          </table:table-cell>
        </table:table-row>
        <table:table-row table:style-name="ro1">
          <table:table-cell office:value-type="float" office:value="736998691" calcext:value-type="float">
            <text:p>736998691</text:p>
          </table:table-cell>
          <table:table-cell office:value-type="float" office:value="369030347" calcext:value-type="float">
            <text:p>369030347</text:p>
          </table:table-cell>
          <table:table-cell office:value-type="float" office:value="928029689" calcext:value-type="float">
            <text:p>928029689</text:p>
          </table:table-cell>
          <table:table-cell office:value-type="float" office:value="675108555" calcext:value-type="float">
            <text:p>675108555</text:p>
          </table:table-cell>
          <table:table-cell office:value-type="float" office:value="920650691" calcext:value-type="float">
            <text:p>920650691</text:p>
          </table:table-cell>
          <table:table-cell office:value-type="float" office:value="275888911" calcext:value-type="float">
            <text:p>275888911</text:p>
          </table:table-cell>
          <table:table-cell office:value-type="float" office:value="635622590" calcext:value-type="float">
            <text:p>635622590</text:p>
          </table:table-cell>
          <table:table-cell office:value-type="float" office:value="373327787" calcext:value-type="float">
            <text:p>373327787</text:p>
          </table:table-cell>
          <table:table-cell office:value-type="float" office:value="534957512" calcext:value-type="float">
            <text:p>534957512</text:p>
          </table:table-cell>
          <table:table-cell office:value-type="float" office:value="934785842" calcext:value-type="float">
            <text:p>934785842</text:p>
          </table:table-cell>
          <table:table-cell office:value-type="float" office:value="565245656" calcext:value-type="float">
            <text:p>565245656</text:p>
          </table:table-cell>
          <table:table-cell office:value-type="float" office:value="493544979" calcext:value-type="float">
            <text:p>493544979</text:p>
          </table:table-cell>
          <table:table-cell office:value-type="float" office:value="752042536" calcext:value-type="float">
            <text:p>752042536</text:p>
          </table:table-cell>
          <table:table-cell office:value-type="float" office:value="525723019" calcext:value-type="float">
            <text:p>525723019</text:p>
          </table:table-cell>
          <table:table-cell office:value-type="float" office:value="309148490" calcext:value-type="float">
            <text:p>309148490</text:p>
          </table:table-cell>
          <table:table-cell office:value-type="float" office:value="209743353" calcext:value-type="float">
            <text:p>209743353</text:p>
          </table:table-cell>
          <table:table-cell office:value-type="float" office:value="193941983" calcext:value-type="float">
            <text:p>193941983</text:p>
          </table:table-cell>
          <table:table-cell office:value-type="float" office:value="903877204" calcext:value-type="float">
            <text:p>903877204</text:p>
          </table:table-cell>
          <table:table-cell office:value-type="float" office:value="510449885" calcext:value-type="float">
            <text:p>510449885</text:p>
          </table:table-cell>
          <table:table-cell office:value-type="float" office:value="733220365" calcext:value-type="float">
            <text:p>733220365</text:p>
          </table:table-cell>
          <table:table-cell office:value-type="float" office:value="351808321" calcext:value-type="float">
            <text:p>351808321</text:p>
          </table:table-cell>
          <table:table-cell office:value-type="float" office:value="871048331" calcext:value-type="float">
            <text:p>871048331</text:p>
          </table:table-cell>
          <table:table-cell office:value-type="float" office:value="331767654" calcext:value-type="float">
            <text:p>331767654</text:p>
          </table:table-cell>
          <table:table-cell office:value-type="float" office:value="267865784" calcext:value-type="float">
            <text:p>267865784</text:p>
          </table:table-cell>
          <table:table-cell office:value-type="float" office:value="116212477" calcext:value-type="float">
            <text:p>116212477</text:p>
          </table:table-cell>
          <table:table-cell office:value-type="float" office:value="312659982" calcext:value-type="float">
            <text:p>312659982</text:p>
          </table:table-cell>
          <table:table-cell office:value-type="float" office:value="973198316" calcext:value-type="float">
            <text:p>973198316</text:p>
          </table:table-cell>
          <table:table-cell office:value-type="float" office:value="846393431" calcext:value-type="float">
            <text:p>846393431</text:p>
          </table:table-cell>
          <table:table-cell office:value-type="float" office:value="262664504" calcext:value-type="float">
            <text:p>262664504</text:p>
          </table:table-cell>
          <table:table-cell office:value-type="float" office:value="845727496" calcext:value-type="float">
            <text:p>845727496</text:p>
          </table:table-cell>
          <table:table-cell office:value-type="float" office:value="421304563" calcext:value-type="float">
            <text:p>421304563</text:p>
          </table:table-cell>
          <table:table-cell office:value-type="float" office:value="413381614" calcext:value-type="float">
            <text:p>413381614</text:p>
          </table:table-cell>
        </table:table-row>
        <table:table-row table:style-name="ro1">
          <table:table-cell office:value-type="float" office:value="613003234" calcext:value-type="float">
            <text:p>613003234</text:p>
          </table:table-cell>
          <table:table-cell office:value-type="float" office:value="361861789" calcext:value-type="float">
            <text:p>361861789</text:p>
          </table:table-cell>
          <table:table-cell office:value-type="float" office:value="103078668" calcext:value-type="float">
            <text:p>103078668</text:p>
          </table:table-cell>
          <table:table-cell office:value-type="float" office:value="719420179" calcext:value-type="float">
            <text:p>719420179</text:p>
          </table:table-cell>
          <table:table-cell office:value-type="float" office:value="874498370" calcext:value-type="float">
            <text:p>874498370</text:p>
          </table:table-cell>
          <table:table-cell office:value-type="float" office:value="806956250" calcext:value-type="float">
            <text:p>806956250</text:p>
          </table:table-cell>
          <table:table-cell office:value-type="float" office:value="351882405" calcext:value-type="float">
            <text:p>351882405</text:p>
          </table:table-cell>
          <table:table-cell office:value-type="float" office:value="111869443" calcext:value-type="float">
            <text:p>111869443</text:p>
          </table:table-cell>
          <table:table-cell office:value-type="float" office:value="198217785" calcext:value-type="float">
            <text:p>198217785</text:p>
          </table:table-cell>
          <table:table-cell office:value-type="float" office:value="612226720" calcext:value-type="float">
            <text:p>612226720</text:p>
          </table:table-cell>
          <table:table-cell office:value-type="float" office:value="573899692" calcext:value-type="float">
            <text:p>573899692</text:p>
          </table:table-cell>
          <table:table-cell office:value-type="float" office:value="921018896" calcext:value-type="float">
            <text:p>921018896</text:p>
          </table:table-cell>
          <table:table-cell office:value-type="float" office:value="489453645" calcext:value-type="float">
            <text:p>489453645</text:p>
          </table:table-cell>
          <table:table-cell office:value-type="float" office:value="834698236" calcext:value-type="float">
            <text:p>834698236</text:p>
          </table:table-cell>
          <table:table-cell office:value-type="float" office:value="853117812" calcext:value-type="float">
            <text:p>853117812</text:p>
          </table:table-cell>
          <table:table-cell office:value-type="float" office:value="408695406" calcext:value-type="float">
            <text:p>408695406</text:p>
          </table:table-cell>
          <table:table-cell office:value-type="float" office:value="792906237" calcext:value-type="float">
            <text:p>792906237</text:p>
          </table:table-cell>
          <table:table-cell office:value-type="float" office:value="697352039" calcext:value-type="float">
            <text:p>697352039</text:p>
          </table:table-cell>
          <table:table-cell office:value-type="float" office:value="695196115" calcext:value-type="float">
            <text:p>695196115</text:p>
          </table:table-cell>
          <table:table-cell office:value-type="float" office:value="524245965" calcext:value-type="float">
            <text:p>524245965</text:p>
          </table:table-cell>
          <table:table-cell office:value-type="float" office:value="617225941" calcext:value-type="float">
            <text:p>617225941</text:p>
          </table:table-cell>
          <table:table-cell office:value-type="float" office:value="507982829" calcext:value-type="float">
            <text:p>507982829</text:p>
          </table:table-cell>
          <table:table-cell office:value-type="float" office:value="399798189" calcext:value-type="float">
            <text:p>399798189</text:p>
          </table:table-cell>
          <table:table-cell office:value-type="float" office:value="170960759" calcext:value-type="float">
            <text:p>170960759</text:p>
          </table:table-cell>
          <table:table-cell office:value-type="float" office:value="907468099" calcext:value-type="float">
            <text:p>907468099</text:p>
          </table:table-cell>
          <table:table-cell office:value-type="float" office:value="103523457" calcext:value-type="float">
            <text:p>103523457</text:p>
          </table:table-cell>
          <table:table-cell office:value-type="float" office:value="496622036" calcext:value-type="float">
            <text:p>496622036</text:p>
          </table:table-cell>
          <table:table-cell office:value-type="float" office:value="834103426" calcext:value-type="float">
            <text:p>834103426</text:p>
          </table:table-cell>
          <table:table-cell office:value-type="float" office:value="421024950" calcext:value-type="float">
            <text:p>421024950</text:p>
          </table:table-cell>
          <table:table-cell office:value-type="float" office:value="851959529" calcext:value-type="float">
            <text:p>851959529</text:p>
          </table:table-cell>
          <table:table-cell office:value-type="float" office:value="578331060" calcext:value-type="float">
            <text:p>578331060</text:p>
          </table:table-cell>
          <table:table-cell office:value-type="float" office:value="925929920" calcext:value-type="float">
            <text:p>925929920</text:p>
          </table:table-cell>
        </table:table-row>
        <table:table-row table:style-name="ro1">
          <table:table-cell office:value-type="float" office:value="571828782" calcext:value-type="float">
            <text:p>571828782</text:p>
          </table:table-cell>
          <table:table-cell office:value-type="float" office:value="894103149" calcext:value-type="float">
            <text:p>894103149</text:p>
          </table:table-cell>
          <table:table-cell office:value-type="float" office:value="453399686" calcext:value-type="float">
            <text:p>453399686</text:p>
          </table:table-cell>
          <table:table-cell office:value-type="float" office:value="213103203" calcext:value-type="float">
            <text:p>213103203</text:p>
          </table:table-cell>
          <table:table-cell office:value-type="float" office:value="145884966" calcext:value-type="float">
            <text:p>145884966</text:p>
          </table:table-cell>
          <table:table-cell office:value-type="float" office:value="905655981" calcext:value-type="float">
            <text:p>905655981</text:p>
          </table:table-cell>
          <table:table-cell office:value-type="float" office:value="458262798" calcext:value-type="float">
            <text:p>458262798</text:p>
          </table:table-cell>
          <table:table-cell office:value-type="float" office:value="437961865" calcext:value-type="float">
            <text:p>437961865</text:p>
          </table:table-cell>
          <table:table-cell office:value-type="float" office:value="164056591" calcext:value-type="float">
            <text:p>164056591</text:p>
          </table:table-cell>
          <table:table-cell office:value-type="float" office:value="281620414" calcext:value-type="float">
            <text:p>281620414</text:p>
          </table:table-cell>
          <table:table-cell office:value-type="float" office:value="770447222" calcext:value-type="float">
            <text:p>770447222</text:p>
          </table:table-cell>
          <table:table-cell office:value-type="float" office:value="519753528" calcext:value-type="float">
            <text:p>519753528</text:p>
          </table:table-cell>
          <table:table-cell office:value-type="float" office:value="769032130" calcext:value-type="float">
            <text:p>769032130</text:p>
          </table:table-cell>
          <table:table-cell office:value-type="float" office:value="419332303" calcext:value-type="float">
            <text:p>419332303</text:p>
          </table:table-cell>
          <table:table-cell office:value-type="float" office:value="856997372" calcext:value-type="float">
            <text:p>856997372</text:p>
          </table:table-cell>
          <table:table-cell office:value-type="float" office:value="702671143" calcext:value-type="float">
            <text:p>702671143</text:p>
          </table:table-cell>
          <table:table-cell office:value-type="float" office:value="940665977" calcext:value-type="float">
            <text:p>940665977</text:p>
          </table:table-cell>
          <table:table-cell office:value-type="float" office:value="609517412" calcext:value-type="float">
            <text:p>609517412</text:p>
          </table:table-cell>
          <table:table-cell office:value-type="float" office:value="225806129" calcext:value-type="float">
            <text:p>225806129</text:p>
          </table:table-cell>
          <table:table-cell office:value-type="float" office:value="160789668" calcext:value-type="float">
            <text:p>160789668</text:p>
          </table:table-cell>
          <table:table-cell office:value-type="float" office:value="691752663" calcext:value-type="float">
            <text:p>691752663</text:p>
          </table:table-cell>
          <table:table-cell office:value-type="float" office:value="636039257" calcext:value-type="float">
            <text:p>636039257</text:p>
          </table:table-cell>
          <table:table-cell office:value-type="float" office:value="267916467" calcext:value-type="float">
            <text:p>267916467</text:p>
          </table:table-cell>
          <table:table-cell office:value-type="float" office:value="617728632" calcext:value-type="float">
            <text:p>617728632</text:p>
          </table:table-cell>
          <table:table-cell office:value-type="float" office:value="939397558" calcext:value-type="float">
            <text:p>939397558</text:p>
          </table:table-cell>
          <table:table-cell office:value-type="float" office:value="692234133" calcext:value-type="float">
            <text:p>692234133</text:p>
          </table:table-cell>
          <table:table-cell office:value-type="float" office:value="191106796" calcext:value-type="float">
            <text:p>191106796</text:p>
          </table:table-cell>
          <table:table-cell office:value-type="float" office:value="345335395" calcext:value-type="float">
            <text:p>345335395</text:p>
          </table:table-cell>
          <table:table-cell office:value-type="float" office:value="318631751" calcext:value-type="float">
            <text:p>318631751</text:p>
          </table:table-cell>
          <table:table-cell office:value-type="float" office:value="501305667" calcext:value-type="float">
            <text:p>501305667</text:p>
          </table:table-cell>
          <table:table-cell office:value-type="float" office:value="861429439" calcext:value-type="float">
            <text:p>861429439</text:p>
          </table:table-cell>
          <table:table-cell office:value-type="float" office:value="943605656" calcext:value-type="float">
            <text:p>943605656</text:p>
          </table:table-cell>
        </table:table-row>
        <table:table-row table:style-name="ro1">
          <table:table-cell office:value-type="float" office:value="677102705" calcext:value-type="float">
            <text:p>677102705</text:p>
          </table:table-cell>
          <table:table-cell office:value-type="float" office:value="121553650" calcext:value-type="float">
            <text:p>121553650</text:p>
          </table:table-cell>
          <table:table-cell office:value-type="float" office:value="550218447" calcext:value-type="float">
            <text:p>550218447</text:p>
          </table:table-cell>
          <table:table-cell office:value-type="float" office:value="530480832" calcext:value-type="float">
            <text:p>530480832</text:p>
          </table:table-cell>
          <table:table-cell office:value-type="float" office:value="665568223" calcext:value-type="float">
            <text:p>665568223</text:p>
          </table:table-cell>
          <table:table-cell office:value-type="float" office:value="392563474" calcext:value-type="float">
            <text:p>392563474</text:p>
          </table:table-cell>
          <table:table-cell office:value-type="float" office:value="822297303" calcext:value-type="float">
            <text:p>822297303</text:p>
          </table:table-cell>
          <table:table-cell office:value-type="float" office:value="714265841" calcext:value-type="float">
            <text:p>714265841</text:p>
          </table:table-cell>
          <table:table-cell office:value-type="float" office:value="117723892" calcext:value-type="float">
            <text:p>117723892</text:p>
          </table:table-cell>
          <table:table-cell office:value-type="float" office:value="381934784" calcext:value-type="float">
            <text:p>381934784</text:p>
          </table:table-cell>
          <table:table-cell office:value-type="float" office:value="680630306" calcext:value-type="float">
            <text:p>680630306</text:p>
          </table:table-cell>
          <table:table-cell office:value-type="float" office:value="132186769" calcext:value-type="float">
            <text:p>132186769</text:p>
          </table:table-cell>
          <table:table-cell office:value-type="float" office:value="323514350" calcext:value-type="float">
            <text:p>323514350</text:p>
          </table:table-cell>
          <table:table-cell office:value-type="float" office:value="966356890" calcext:value-type="float">
            <text:p>966356890</text:p>
          </table:table-cell>
          <table:table-cell office:value-type="float" office:value="314477853" calcext:value-type="float">
            <text:p>314477853</text:p>
          </table:table-cell>
          <table:table-cell office:value-type="float" office:value="309973640" calcext:value-type="float">
            <text:p>309973640</text:p>
          </table:table-cell>
          <table:table-cell office:value-type="float" office:value="677487110" calcext:value-type="float">
            <text:p>677487110</text:p>
          </table:table-cell>
          <table:table-cell office:value-type="float" office:value="261145513" calcext:value-type="float">
            <text:p>261145513</text:p>
          </table:table-cell>
          <table:table-cell office:value-type="float" office:value="660991758" calcext:value-type="float">
            <text:p>660991758</text:p>
          </table:table-cell>
          <table:table-cell office:value-type="float" office:value="270941735" calcext:value-type="float">
            <text:p>270941735</text:p>
          </table:table-cell>
          <table:table-cell office:value-type="float" office:value="668515966" calcext:value-type="float">
            <text:p>668515966</text:p>
          </table:table-cell>
          <table:table-cell office:value-type="float" office:value="333410888" calcext:value-type="float">
            <text:p>333410888</text:p>
          </table:table-cell>
          <table:table-cell office:value-type="float" office:value="765446128" calcext:value-type="float">
            <text:p>765446128</text:p>
          </table:table-cell>
          <table:table-cell office:value-type="float" office:value="107200073" calcext:value-type="float">
            <text:p>107200073</text:p>
          </table:table-cell>
          <table:table-cell office:value-type="float" office:value="929382094" calcext:value-type="float">
            <text:p>929382094</text:p>
          </table:table-cell>
          <table:table-cell office:value-type="float" office:value="326047696" calcext:value-type="float">
            <text:p>326047696</text:p>
          </table:table-cell>
          <table:table-cell office:value-type="float" office:value="512533548" calcext:value-type="float">
            <text:p>512533548</text:p>
          </table:table-cell>
          <table:table-cell office:value-type="float" office:value="649126513" calcext:value-type="float">
            <text:p>649126513</text:p>
          </table:table-cell>
          <table:table-cell office:value-type="float" office:value="647788614" calcext:value-type="float">
            <text:p>647788614</text:p>
          </table:table-cell>
          <table:table-cell office:value-type="float" office:value="529344027" calcext:value-type="float">
            <text:p>529344027</text:p>
          </table:table-cell>
          <table:table-cell office:value-type="float" office:value="616752278" calcext:value-type="float">
            <text:p>616752278</text:p>
          </table:table-cell>
          <table:table-cell office:value-type="float" office:value="816396634" calcext:value-type="float">
            <text:p>816396634</text:p>
          </table:table-cell>
        </table:table-row>
        <table:table-row table:style-name="ro1">
          <table:table-cell office:value-type="float" office:value="250721096" calcext:value-type="float">
            <text:p>250721096</text:p>
          </table:table-cell>
          <table:table-cell office:value-type="float" office:value="375746801" calcext:value-type="float">
            <text:p>375746801</text:p>
          </table:table-cell>
          <table:table-cell office:value-type="float" office:value="232833266" calcext:value-type="float">
            <text:p>232833266</text:p>
          </table:table-cell>
          <table:table-cell office:value-type="float" office:value="804767737" calcext:value-type="float">
            <text:p>804767737</text:p>
          </table:table-cell>
          <table:table-cell office:value-type="float" office:value="751461007" calcext:value-type="float">
            <text:p>751461007</text:p>
          </table:table-cell>
          <table:table-cell office:value-type="float" office:value="651458100" calcext:value-type="float">
            <text:p>651458100</text:p>
          </table:table-cell>
          <table:table-cell office:value-type="float" office:value="650735180" calcext:value-type="float">
            <text:p>650735180</text:p>
          </table:table-cell>
          <table:table-cell office:value-type="float" office:value="260108325" calcext:value-type="float">
            <text:p>260108325</text:p>
          </table:table-cell>
          <table:table-cell office:value-type="float" office:value="854627873" calcext:value-type="float">
            <text:p>854627873</text:p>
          </table:table-cell>
          <table:table-cell office:value-type="float" office:value="806805445" calcext:value-type="float">
            <text:p>806805445</text:p>
          </table:table-cell>
          <table:table-cell office:value-type="float" office:value="268540482" calcext:value-type="float">
            <text:p>268540482</text:p>
          </table:table-cell>
          <table:table-cell office:value-type="float" office:value="429002187" calcext:value-type="float">
            <text:p>429002187</text:p>
          </table:table-cell>
          <table:table-cell office:value-type="float" office:value="697139840" calcext:value-type="float">
            <text:p>697139840</text:p>
          </table:table-cell>
          <table:table-cell office:value-type="float" office:value="220680848" calcext:value-type="float">
            <text:p>220680848</text:p>
          </table:table-cell>
          <table:table-cell office:value-type="float" office:value="306786374" calcext:value-type="float">
            <text:p>306786374</text:p>
          </table:table-cell>
          <table:table-cell office:value-type="float" office:value="408857128" calcext:value-type="float">
            <text:p>408857128</text:p>
          </table:table-cell>
          <table:table-cell office:value-type="float" office:value="495732890" calcext:value-type="float">
            <text:p>495732890</text:p>
          </table:table-cell>
          <table:table-cell office:value-type="float" office:value="220916283" calcext:value-type="float">
            <text:p>220916283</text:p>
          </table:table-cell>
          <table:table-cell office:value-type="float" office:value="181344856" calcext:value-type="float">
            <text:p>181344856</text:p>
          </table:table-cell>
          <table:table-cell office:value-type="float" office:value="119939009" calcext:value-type="float">
            <text:p>119939009</text:p>
          </table:table-cell>
          <table:table-cell office:value-type="float" office:value="182722801" calcext:value-type="float">
            <text:p>182722801</text:p>
          </table:table-cell>
          <table:table-cell office:value-type="float" office:value="284570812" calcext:value-type="float">
            <text:p>284570812</text:p>
          </table:table-cell>
          <table:table-cell office:value-type="float" office:value="461844690" calcext:value-type="float">
            <text:p>461844690</text:p>
          </table:table-cell>
          <table:table-cell office:value-type="float" office:value="940306008" calcext:value-type="float">
            <text:p>940306008</text:p>
          </table:table-cell>
          <table:table-cell office:value-type="float" office:value="769730048" calcext:value-type="float">
            <text:p>769730048</text:p>
          </table:table-cell>
          <table:table-cell office:value-type="float" office:value="306537632" calcext:value-type="float">
            <text:p>306537632</text:p>
          </table:table-cell>
          <table:table-cell office:value-type="float" office:value="480158869" calcext:value-type="float">
            <text:p>480158869</text:p>
          </table:table-cell>
          <table:table-cell office:value-type="float" office:value="652087281" calcext:value-type="float">
            <text:p>652087281</text:p>
          </table:table-cell>
          <table:table-cell office:value-type="float" office:value="971572657" calcext:value-type="float">
            <text:p>971572657</text:p>
          </table:table-cell>
          <table:table-cell office:value-type="float" office:value="620045074" calcext:value-type="float">
            <text:p>620045074</text:p>
          </table:table-cell>
          <table:table-cell office:value-type="float" office:value="102091990" calcext:value-type="float">
            <text:p>102091990</text:p>
          </table:table-cell>
          <table:table-cell office:value-type="float" office:value="263952030" calcext:value-type="float">
            <text:p>263952030</text:p>
          </table:table-cell>
        </table:table-row>
        <table:table-row table:style-name="ro1">
          <table:table-cell office:value-type="float" office:value="118105229" calcext:value-type="float">
            <text:p>118105229</text:p>
          </table:table-cell>
          <table:table-cell office:value-type="float" office:value="215125123" calcext:value-type="float">
            <text:p>215125123</text:p>
          </table:table-cell>
          <table:table-cell office:value-type="float" office:value="707799888" calcext:value-type="float">
            <text:p>707799888</text:p>
          </table:table-cell>
          <table:table-cell office:value-type="float" office:value="200458168" calcext:value-type="float">
            <text:p>200458168</text:p>
          </table:table-cell>
          <table:table-cell office:value-type="float" office:value="917968483" calcext:value-type="float">
            <text:p>917968483</text:p>
          </table:table-cell>
          <table:table-cell office:value-type="float" office:value="912270583" calcext:value-type="float">
            <text:p>912270583</text:p>
          </table:table-cell>
          <table:table-cell office:value-type="float" office:value="679189375" calcext:value-type="float">
            <text:p>679189375</text:p>
          </table:table-cell>
          <table:table-cell office:value-type="float" office:value="241024804" calcext:value-type="float">
            <text:p>241024804</text:p>
          </table:table-cell>
          <table:table-cell office:value-type="float" office:value="928213192" calcext:value-type="float">
            <text:p>928213192</text:p>
          </table:table-cell>
          <table:table-cell office:value-type="float" office:value="343279163" calcext:value-type="float">
            <text:p>343279163</text:p>
          </table:table-cell>
          <table:table-cell office:value-type="float" office:value="649895329" calcext:value-type="float">
            <text:p>649895329</text:p>
          </table:table-cell>
          <table:table-cell office:value-type="float" office:value="241552968" calcext:value-type="float">
            <text:p>241552968</text:p>
          </table:table-cell>
          <table:table-cell office:value-type="float" office:value="241247990" calcext:value-type="float">
            <text:p>241247990</text:p>
          </table:table-cell>
          <table:table-cell office:value-type="float" office:value="730365835" calcext:value-type="float">
            <text:p>730365835</text:p>
          </table:table-cell>
          <table:table-cell office:value-type="float" office:value="861237328" calcext:value-type="float">
            <text:p>861237328</text:p>
          </table:table-cell>
          <table:table-cell office:value-type="float" office:value="875570570" calcext:value-type="float">
            <text:p>875570570</text:p>
          </table:table-cell>
          <table:table-cell office:value-type="float" office:value="437122966" calcext:value-type="float">
            <text:p>437122966</text:p>
          </table:table-cell>
          <table:table-cell office:value-type="float" office:value="469310389" calcext:value-type="float">
            <text:p>469310389</text:p>
          </table:table-cell>
          <table:table-cell office:value-type="float" office:value="455226389" calcext:value-type="float">
            <text:p>455226389</text:p>
          </table:table-cell>
          <table:table-cell office:value-type="float" office:value="391561947" calcext:value-type="float">
            <text:p>391561947</text:p>
          </table:table-cell>
          <table:table-cell office:value-type="float" office:value="492754520" calcext:value-type="float">
            <text:p>492754520</text:p>
          </table:table-cell>
          <table:table-cell office:value-type="float" office:value="209415618" calcext:value-type="float">
            <text:p>209415618</text:p>
          </table:table-cell>
          <table:table-cell office:value-type="float" office:value="949238373" calcext:value-type="float">
            <text:p>949238373</text:p>
          </table:table-cell>
          <table:table-cell office:value-type="float" office:value="736963885" calcext:value-type="float">
            <text:p>736963885</text:p>
          </table:table-cell>
          <table:table-cell office:value-type="float" office:value="686726800" calcext:value-type="float">
            <text:p>686726800</text:p>
          </table:table-cell>
          <table:table-cell office:value-type="float" office:value="702132961" calcext:value-type="float">
            <text:p>702132961</text:p>
          </table:table-cell>
          <table:table-cell office:value-type="float" office:value="481387599" calcext:value-type="float">
            <text:p>481387599</text:p>
          </table:table-cell>
          <table:table-cell office:value-type="float" office:value="920723891" calcext:value-type="float">
            <text:p>920723891</text:p>
          </table:table-cell>
          <table:table-cell office:value-type="float" office:value="727664723" calcext:value-type="float">
            <text:p>727664723</text:p>
          </table:table-cell>
          <table:table-cell office:value-type="float" office:value="866721865" calcext:value-type="float">
            <text:p>866721865</text:p>
          </table:table-cell>
          <table:table-cell office:value-type="float" office:value="529839273" calcext:value-type="float">
            <text:p>529839273</text:p>
          </table:table-cell>
          <table:table-cell office:value-type="float" office:value="276584927" calcext:value-type="float">
            <text:p>276584927</text:p>
          </table:table-cell>
        </table:table-row>
        <table:table-row table:style-name="ro1">
          <table:table-cell office:value-type="float" office:value="293017927" calcext:value-type="float">
            <text:p>293017927</text:p>
          </table:table-cell>
          <table:table-cell office:value-type="float" office:value="264990418" calcext:value-type="float">
            <text:p>264990418</text:p>
          </table:table-cell>
          <table:table-cell office:value-type="float" office:value="676098187" calcext:value-type="float">
            <text:p>676098187</text:p>
          </table:table-cell>
          <table:table-cell office:value-type="float" office:value="972294360" calcext:value-type="float">
            <text:p>972294360</text:p>
          </table:table-cell>
          <table:table-cell office:value-type="float" office:value="815909419" calcext:value-type="float">
            <text:p>815909419</text:p>
          </table:table-cell>
          <table:table-cell office:value-type="float" office:value="608784714" calcext:value-type="float">
            <text:p>608784714</text:p>
          </table:table-cell>
          <table:table-cell office:value-type="float" office:value="567171055" calcext:value-type="float">
            <text:p>567171055</text:p>
          </table:table-cell>
          <table:table-cell office:value-type="float" office:value="710955257" calcext:value-type="float">
            <text:p>710955257</text:p>
          </table:table-cell>
          <table:table-cell office:value-type="float" office:value="159961592" calcext:value-type="float">
            <text:p>159961592</text:p>
          </table:table-cell>
          <table:table-cell office:value-type="float" office:value="298191234" calcext:value-type="float">
            <text:p>298191234</text:p>
          </table:table-cell>
          <table:table-cell office:value-type="float" office:value="688248813" calcext:value-type="float">
            <text:p>688248813</text:p>
          </table:table-cell>
          <table:table-cell office:value-type="float" office:value="586346071" calcext:value-type="float">
            <text:p>586346071</text:p>
          </table:table-cell>
          <table:table-cell office:value-type="float" office:value="820789275" calcext:value-type="float">
            <text:p>820789275</text:p>
          </table:table-cell>
          <table:table-cell office:value-type="float" office:value="617792229" calcext:value-type="float">
            <text:p>617792229</text:p>
          </table:table-cell>
          <table:table-cell office:value-type="float" office:value="488235872" calcext:value-type="float">
            <text:p>488235872</text:p>
          </table:table-cell>
          <table:table-cell office:value-type="float" office:value="687352546" calcext:value-type="float">
            <text:p>687352546</text:p>
          </table:table-cell>
          <table:table-cell office:value-type="float" office:value="430928679" calcext:value-type="float">
            <text:p>430928679</text:p>
          </table:table-cell>
          <table:table-cell office:value-type="float" office:value="460982548" calcext:value-type="float">
            <text:p>460982548</text:p>
          </table:table-cell>
          <table:table-cell office:value-type="float" office:value="972872851" calcext:value-type="float">
            <text:p>972872851</text:p>
          </table:table-cell>
          <table:table-cell office:value-type="float" office:value="129608340" calcext:value-type="float">
            <text:p>129608340</text:p>
          </table:table-cell>
          <table:table-cell office:value-type="float" office:value="957225018" calcext:value-type="float">
            <text:p>957225018</text:p>
          </table:table-cell>
          <table:table-cell office:value-type="float" office:value="405195358" calcext:value-type="float">
            <text:p>405195358</text:p>
          </table:table-cell>
          <table:table-cell office:value-type="float" office:value="582236212" calcext:value-type="float">
            <text:p>582236212</text:p>
          </table:table-cell>
          <table:table-cell office:value-type="float" office:value="553741950" calcext:value-type="float">
            <text:p>553741950</text:p>
          </table:table-cell>
          <table:table-cell office:value-type="float" office:value="359953300" calcext:value-type="float">
            <text:p>359953300</text:p>
          </table:table-cell>
          <table:table-cell office:value-type="float" office:value="866353459" calcext:value-type="float">
            <text:p>866353459</text:p>
          </table:table-cell>
          <table:table-cell office:value-type="float" office:value="811779338" calcext:value-type="float">
            <text:p>811779338</text:p>
          </table:table-cell>
          <table:table-cell office:value-type="float" office:value="908821184" calcext:value-type="float">
            <text:p>908821184</text:p>
          </table:table-cell>
          <table:table-cell office:value-type="float" office:value="697733623" calcext:value-type="float">
            <text:p>697733623</text:p>
          </table:table-cell>
          <table:table-cell office:value-type="float" office:value="130075238" calcext:value-type="float">
            <text:p>130075238</text:p>
          </table:table-cell>
          <table:table-cell office:value-type="float" office:value="310442752" calcext:value-type="float">
            <text:p>310442752</text:p>
          </table:table-cell>
          <table:table-cell office:value-type="float" office:value="824816234" calcext:value-type="float">
            <text:p>824816234</text:p>
          </table:table-cell>
        </table:table-row>
        <table:table-row table:style-name="ro1">
          <table:table-cell office:value-type="float" office:value="684899179" calcext:value-type="float">
            <text:p>684899179</text:p>
          </table:table-cell>
          <table:table-cell office:value-type="float" office:value="655733950" calcext:value-type="float">
            <text:p>655733950</text:p>
          </table:table-cell>
          <table:table-cell office:value-type="float" office:value="746523272" calcext:value-type="float">
            <text:p>746523272</text:p>
          </table:table-cell>
          <table:table-cell office:value-type="float" office:value="873092226" calcext:value-type="float">
            <text:p>873092226</text:p>
          </table:table-cell>
          <table:table-cell office:value-type="float" office:value="470068291" calcext:value-type="float">
            <text:p>470068291</text:p>
          </table:table-cell>
          <table:table-cell office:value-type="float" office:value="128232632" calcext:value-type="float">
            <text:p>128232632</text:p>
          </table:table-cell>
          <table:table-cell office:value-type="float" office:value="520553759" calcext:value-type="float">
            <text:p>520553759</text:p>
          </table:table-cell>
          <table:table-cell office:value-type="float" office:value="357524006" calcext:value-type="float">
            <text:p>357524006</text:p>
          </table:table-cell>
          <table:table-cell office:value-type="float" office:value="230489238" calcext:value-type="float">
            <text:p>230489238</text:p>
          </table:table-cell>
          <table:table-cell office:value-type="float" office:value="418770581" calcext:value-type="float">
            <text:p>418770581</text:p>
          </table:table-cell>
          <table:table-cell office:value-type="float" office:value="470208784" calcext:value-type="float">
            <text:p>470208784</text:p>
          </table:table-cell>
          <table:table-cell office:value-type="float" office:value="978998695" calcext:value-type="float">
            <text:p>978998695</text:p>
          </table:table-cell>
          <table:table-cell office:value-type="float" office:value="803210704" calcext:value-type="float">
            <text:p>803210704</text:p>
          </table:table-cell>
          <table:table-cell office:value-type="float" office:value="483824975" calcext:value-type="float">
            <text:p>483824975</text:p>
          </table:table-cell>
          <table:table-cell office:value-type="float" office:value="252352897" calcext:value-type="float">
            <text:p>252352897</text:p>
          </table:table-cell>
          <table:table-cell office:value-type="float" office:value="587138132" calcext:value-type="float">
            <text:p>587138132</text:p>
          </table:table-cell>
          <table:table-cell office:value-type="float" office:value="893969985" calcext:value-type="float">
            <text:p>893969985</text:p>
          </table:table-cell>
          <table:table-cell office:value-type="float" office:value="303585142" calcext:value-type="float">
            <text:p>303585142</text:p>
          </table:table-cell>
          <table:table-cell office:value-type="float" office:value="533392020" calcext:value-type="float">
            <text:p>533392020</text:p>
          </table:table-cell>
          <table:table-cell office:value-type="float" office:value="321684876" calcext:value-type="float">
            <text:p>321684876</text:p>
          </table:table-cell>
          <table:table-cell office:value-type="float" office:value="913460113" calcext:value-type="float">
            <text:p>913460113</text:p>
          </table:table-cell>
          <table:table-cell office:value-type="float" office:value="993405432" calcext:value-type="float">
            <text:p>993405432</text:p>
          </table:table-cell>
          <table:table-cell office:value-type="float" office:value="128236168" calcext:value-type="float">
            <text:p>128236168</text:p>
          </table:table-cell>
          <table:table-cell office:value-type="float" office:value="766121283" calcext:value-type="float">
            <text:p>766121283</text:p>
          </table:table-cell>
          <table:table-cell office:value-type="float" office:value="928125343" calcext:value-type="float">
            <text:p>928125343</text:p>
          </table:table-cell>
          <table:table-cell office:value-type="float" office:value="425957374" calcext:value-type="float">
            <text:p>425957374</text:p>
          </table:table-cell>
          <table:table-cell office:value-type="float" office:value="812720104" calcext:value-type="float">
            <text:p>812720104</text:p>
          </table:table-cell>
          <table:table-cell office:value-type="float" office:value="422344557" calcext:value-type="float">
            <text:p>422344557</text:p>
          </table:table-cell>
          <table:table-cell office:value-type="float" office:value="994791866" calcext:value-type="float">
            <text:p>994791866</text:p>
          </table:table-cell>
          <table:table-cell office:value-type="float" office:value="539538691" calcext:value-type="float">
            <text:p>539538691</text:p>
          </table:table-cell>
          <table:table-cell office:value-type="float" office:value="539025894" calcext:value-type="float">
            <text:p>539025894</text:p>
          </table:table-cell>
          <table:table-cell office:value-type="float" office:value="773191097" calcext:value-type="float">
            <text:p>773191097</text:p>
          </table:table-cell>
        </table:table-row>
        <table:table-row table:style-name="ro1">
          <table:table-cell office:value-type="float" office:value="168636710" calcext:value-type="float">
            <text:p>168636710</text:p>
          </table:table-cell>
          <table:table-cell office:value-type="float" office:value="194558481" calcext:value-type="float">
            <text:p>194558481</text:p>
          </table:table-cell>
          <table:table-cell office:value-type="float" office:value="306854244" calcext:value-type="float">
            <text:p>306854244</text:p>
          </table:table-cell>
          <table:table-cell office:value-type="float" office:value="661095550" calcext:value-type="float">
            <text:p>661095550</text:p>
          </table:table-cell>
          <table:table-cell office:value-type="float" office:value="325276852" calcext:value-type="float">
            <text:p>325276852</text:p>
          </table:table-cell>
          <table:table-cell office:value-type="float" office:value="329062588" calcext:value-type="float">
            <text:p>329062588</text:p>
          </table:table-cell>
          <table:table-cell office:value-type="float" office:value="253623640" calcext:value-type="float">
            <text:p>253623640</text:p>
          </table:table-cell>
          <table:table-cell office:value-type="float" office:value="628184177" calcext:value-type="float">
            <text:p>628184177</text:p>
          </table:table-cell>
          <table:table-cell office:value-type="float" office:value="770572413" calcext:value-type="float">
            <text:p>770572413</text:p>
          </table:table-cell>
          <table:table-cell office:value-type="float" office:value="790631123" calcext:value-type="float">
            <text:p>790631123</text:p>
          </table:table-cell>
          <table:table-cell office:value-type="float" office:value="800184603" calcext:value-type="float">
            <text:p>800184603</text:p>
          </table:table-cell>
          <table:table-cell office:value-type="float" office:value="941960469" calcext:value-type="float">
            <text:p>941960469</text:p>
          </table:table-cell>
          <table:table-cell office:value-type="float" office:value="619591022" calcext:value-type="float">
            <text:p>619591022</text:p>
          </table:table-cell>
          <table:table-cell office:value-type="float" office:value="559253907" calcext:value-type="float">
            <text:p>559253907</text:p>
          </table:table-cell>
          <table:table-cell office:value-type="float" office:value="745550599" calcext:value-type="float">
            <text:p>745550599</text:p>
          </table:table-cell>
          <table:table-cell office:value-type="float" office:value="742530554" calcext:value-type="float">
            <text:p>742530554</text:p>
          </table:table-cell>
          <table:table-cell office:value-type="float" office:value="368111368" calcext:value-type="float">
            <text:p>368111368</text:p>
          </table:table-cell>
          <table:table-cell office:value-type="float" office:value="491268304" calcext:value-type="float">
            <text:p>491268304</text:p>
          </table:table-cell>
          <table:table-cell office:value-type="float" office:value="322580722" calcext:value-type="float">
            <text:p>322580722</text:p>
          </table:table-cell>
          <table:table-cell office:value-type="float" office:value="311579955" calcext:value-type="float">
            <text:p>311579955</text:p>
          </table:table-cell>
          <table:table-cell office:value-type="float" office:value="793626216" calcext:value-type="float">
            <text:p>793626216</text:p>
          </table:table-cell>
          <table:table-cell office:value-type="float" office:value="775006465" calcext:value-type="float">
            <text:p>775006465</text:p>
          </table:table-cell>
          <table:table-cell office:value-type="float" office:value="705877345" calcext:value-type="float">
            <text:p>705877345</text:p>
          </table:table-cell>
          <table:table-cell office:value-type="float" office:value="985894709" calcext:value-type="float">
            <text:p>985894709</text:p>
          </table:table-cell>
          <table:table-cell office:value-type="float" office:value="340987232" calcext:value-type="float">
            <text:p>340987232</text:p>
          </table:table-cell>
          <table:table-cell office:value-type="float" office:value="985505241" calcext:value-type="float">
            <text:p>985505241</text:p>
          </table:table-cell>
          <table:table-cell office:value-type="float" office:value="504646386" calcext:value-type="float">
            <text:p>504646386</text:p>
          </table:table-cell>
          <table:table-cell office:value-type="float" office:value="292998574" calcext:value-type="float">
            <text:p>292998574</text:p>
          </table:table-cell>
          <table:table-cell office:value-type="float" office:value="616204752" calcext:value-type="float">
            <text:p>616204752</text:p>
          </table:table-cell>
          <table:table-cell office:value-type="float" office:value="900974787" calcext:value-type="float">
            <text:p>900974787</text:p>
          </table:table-cell>
          <table:table-cell office:value-type="float" office:value="565736579" calcext:value-type="float">
            <text:p>565736579</text:p>
          </table:table-cell>
          <table:table-cell office:value-type="float" office:value="474852020" calcext:value-type="float">
            <text:p>474852020</text:p>
          </table:table-cell>
        </table:table-row>
        <table:table-row table:style-name="ro1">
          <table:table-cell office:value-type="float" office:value="118190843" calcext:value-type="float">
            <text:p>118190843</text:p>
          </table:table-cell>
          <table:table-cell office:value-type="float" office:value="833605875" calcext:value-type="float">
            <text:p>833605875</text:p>
          </table:table-cell>
          <table:table-cell office:value-type="float" office:value="394432653" calcext:value-type="float">
            <text:p>394432653</text:p>
          </table:table-cell>
          <table:table-cell office:value-type="float" office:value="686897649" calcext:value-type="float">
            <text:p>686897649</text:p>
          </table:table-cell>
          <table:table-cell office:value-type="float" office:value="156320721" calcext:value-type="float">
            <text:p>156320721</text:p>
          </table:table-cell>
          <table:table-cell office:value-type="float" office:value="801417173" calcext:value-type="float">
            <text:p>801417173</text:p>
          </table:table-cell>
          <table:table-cell office:value-type="float" office:value="938813165" calcext:value-type="float">
            <text:p>938813165</text:p>
          </table:table-cell>
          <table:table-cell office:value-type="float" office:value="453123435" calcext:value-type="float">
            <text:p>453123435</text:p>
          </table:table-cell>
          <table:table-cell office:value-type="float" office:value="267489138" calcext:value-type="float">
            <text:p>267489138</text:p>
          </table:table-cell>
          <table:table-cell office:value-type="float" office:value="237341583" calcext:value-type="float">
            <text:p>237341583</text:p>
          </table:table-cell>
          <table:table-cell office:value-type="float" office:value="692123356" calcext:value-type="float">
            <text:p>692123356</text:p>
          </table:table-cell>
          <table:table-cell office:value-type="float" office:value="245343520" calcext:value-type="float">
            <text:p>245343520</text:p>
          </table:table-cell>
          <table:table-cell office:value-type="float" office:value="138899268" calcext:value-type="float">
            <text:p>138899268</text:p>
          </table:table-cell>
          <table:table-cell office:value-type="float" office:value="104206022" calcext:value-type="float">
            <text:p>104206022</text:p>
          </table:table-cell>
          <table:table-cell office:value-type="float" office:value="397138040" calcext:value-type="float">
            <text:p>397138040</text:p>
          </table:table-cell>
          <table:table-cell office:value-type="float" office:value="663309390" calcext:value-type="float">
            <text:p>663309390</text:p>
          </table:table-cell>
          <table:table-cell office:value-type="float" office:value="169339132" calcext:value-type="float">
            <text:p>169339132</text:p>
          </table:table-cell>
          <table:table-cell office:value-type="float" office:value="803676949" calcext:value-type="float">
            <text:p>803676949</text:p>
          </table:table-cell>
          <table:table-cell office:value-type="float" office:value="920531792" calcext:value-type="float">
            <text:p>920531792</text:p>
          </table:table-cell>
          <table:table-cell office:value-type="float" office:value="869733123" calcext:value-type="float">
            <text:p>869733123</text:p>
          </table:table-cell>
          <table:table-cell office:value-type="float" office:value="548724539" calcext:value-type="float">
            <text:p>548724539</text:p>
          </table:table-cell>
          <table:table-cell office:value-type="float" office:value="769904499" calcext:value-type="float">
            <text:p>769904499</text:p>
          </table:table-cell>
          <table:table-cell office:value-type="float" office:value="120281864" calcext:value-type="float">
            <text:p>120281864</text:p>
          </table:table-cell>
          <table:table-cell office:value-type="float" office:value="593936451" calcext:value-type="float">
            <text:p>593936451</text:p>
          </table:table-cell>
          <table:table-cell office:value-type="float" office:value="523818181" calcext:value-type="float">
            <text:p>523818181</text:p>
          </table:table-cell>
          <table:table-cell office:value-type="float" office:value="883516820" calcext:value-type="float">
            <text:p>883516820</text:p>
          </table:table-cell>
          <table:table-cell office:value-type="float" office:value="190908186" calcext:value-type="float">
            <text:p>190908186</text:p>
          </table:table-cell>
          <table:table-cell office:value-type="float" office:value="686281317" calcext:value-type="float">
            <text:p>686281317</text:p>
          </table:table-cell>
          <table:table-cell office:value-type="float" office:value="403716534" calcext:value-type="float">
            <text:p>403716534</text:p>
          </table:table-cell>
          <table:table-cell office:value-type="float" office:value="341919915" calcext:value-type="float">
            <text:p>341919915</text:p>
          </table:table-cell>
          <table:table-cell office:value-type="float" office:value="663933375" calcext:value-type="float">
            <text:p>663933375</text:p>
          </table:table-cell>
          <table:table-cell office:value-type="float" office:value="892547710" calcext:value-type="float">
            <text:p>892547710</text:p>
          </table:table-cell>
        </table:table-row>
        <table:table-row table:style-name="ro1">
          <table:table-cell office:value-type="float" office:value="143528894" calcext:value-type="float">
            <text:p>143528894</text:p>
          </table:table-cell>
          <table:table-cell office:value-type="float" office:value="529506672" calcext:value-type="float">
            <text:p>529506672</text:p>
          </table:table-cell>
          <table:table-cell office:value-type="float" office:value="756300607" calcext:value-type="float">
            <text:p>756300607</text:p>
          </table:table-cell>
          <table:table-cell office:value-type="float" office:value="229619073" calcext:value-type="float">
            <text:p>229619073</text:p>
          </table:table-cell>
          <table:table-cell office:value-type="float" office:value="110425546" calcext:value-type="float">
            <text:p>110425546</text:p>
          </table:table-cell>
          <table:table-cell office:value-type="float" office:value="951437632" calcext:value-type="float">
            <text:p>951437632</text:p>
          </table:table-cell>
          <table:table-cell office:value-type="float" office:value="201927632" calcext:value-type="float">
            <text:p>201927632</text:p>
          </table:table-cell>
          <table:table-cell office:value-type="float" office:value="950272404" calcext:value-type="float">
            <text:p>950272404</text:p>
          </table:table-cell>
          <table:table-cell office:value-type="float" office:value="240826471" calcext:value-type="float">
            <text:p>240826471</text:p>
          </table:table-cell>
          <table:table-cell office:value-type="float" office:value="819632623" calcext:value-type="float">
            <text:p>819632623</text:p>
          </table:table-cell>
          <table:table-cell office:value-type="float" office:value="385907661" calcext:value-type="float">
            <text:p>385907661</text:p>
          </table:table-cell>
          <table:table-cell office:value-type="float" office:value="888326300" calcext:value-type="float">
            <text:p>888326300</text:p>
          </table:table-cell>
          <table:table-cell office:value-type="float" office:value="719515960" calcext:value-type="float">
            <text:p>719515960</text:p>
          </table:table-cell>
          <table:table-cell office:value-type="float" office:value="992097516" calcext:value-type="float">
            <text:p>992097516</text:p>
          </table:table-cell>
          <table:table-cell office:value-type="float" office:value="552629790" calcext:value-type="float">
            <text:p>552629790</text:p>
          </table:table-cell>
          <table:table-cell office:value-type="float" office:value="964865048" calcext:value-type="float">
            <text:p>964865048</text:p>
          </table:table-cell>
          <table:table-cell office:value-type="float" office:value="981239748" calcext:value-type="float">
            <text:p>981239748</text:p>
          </table:table-cell>
          <table:table-cell office:value-type="float" office:value="802547819" calcext:value-type="float">
            <text:p>802547819</text:p>
          </table:table-cell>
          <table:table-cell office:value-type="float" office:value="231909627" calcext:value-type="float">
            <text:p>231909627</text:p>
          </table:table-cell>
          <table:table-cell office:value-type="float" office:value="732347792" calcext:value-type="float">
            <text:p>732347792</text:p>
          </table:table-cell>
          <table:table-cell office:value-type="float" office:value="753430056" calcext:value-type="float">
            <text:p>753430056</text:p>
          </table:table-cell>
          <table:table-cell office:value-type="float" office:value="219682359" calcext:value-type="float">
            <text:p>219682359</text:p>
          </table:table-cell>
          <table:table-cell office:value-type="float" office:value="320680404" calcext:value-type="float">
            <text:p>320680404</text:p>
          </table:table-cell>
          <table:table-cell office:value-type="float" office:value="160968451" calcext:value-type="float">
            <text:p>160968451</text:p>
          </table:table-cell>
          <table:table-cell office:value-type="float" office:value="304333620" calcext:value-type="float">
            <text:p>304333620</text:p>
          </table:table-cell>
          <table:table-cell office:value-type="float" office:value="370715270" calcext:value-type="float">
            <text:p>370715270</text:p>
          </table:table-cell>
          <table:table-cell office:value-type="float" office:value="900116667" calcext:value-type="float">
            <text:p>900116667</text:p>
          </table:table-cell>
          <table:table-cell office:value-type="float" office:value="570445947" calcext:value-type="float">
            <text:p>570445947</text:p>
          </table:table-cell>
          <table:table-cell office:value-type="float" office:value="431528190" calcext:value-type="float">
            <text:p>431528190</text:p>
          </table:table-cell>
          <table:table-cell office:value-type="float" office:value="214766803" calcext:value-type="float">
            <text:p>214766803</text:p>
          </table:table-cell>
          <table:table-cell office:value-type="float" office:value="654682730" calcext:value-type="float">
            <text:p>654682730</text:p>
          </table:table-cell>
          <table:table-cell office:value-type="float" office:value="390219597" calcext:value-type="float">
            <text:p>390219597</text:p>
          </table:table-cell>
        </table:table-row>
        <table:table-row table:style-name="ro1">
          <table:table-cell office:value-type="float" office:value="419222887" calcext:value-type="float">
            <text:p>419222887</text:p>
          </table:table-cell>
          <table:table-cell office:value-type="float" office:value="952193098" calcext:value-type="float">
            <text:p>952193098</text:p>
          </table:table-cell>
          <table:table-cell office:value-type="float" office:value="403083131" calcext:value-type="float">
            <text:p>403083131</text:p>
          </table:table-cell>
          <table:table-cell office:value-type="float" office:value="998225764" calcext:value-type="float">
            <text:p>998225764</text:p>
          </table:table-cell>
          <table:table-cell office:value-type="float" office:value="989059000" calcext:value-type="float">
            <text:p>989059000</text:p>
          </table:table-cell>
          <table:table-cell office:value-type="float" office:value="498651809" calcext:value-type="float">
            <text:p>498651809</text:p>
          </table:table-cell>
          <table:table-cell office:value-type="float" office:value="372040839" calcext:value-type="float">
            <text:p>372040839</text:p>
          </table:table-cell>
          <table:table-cell office:value-type="float" office:value="452882328" calcext:value-type="float">
            <text:p>452882328</text:p>
          </table:table-cell>
          <table:table-cell office:value-type="float" office:value="138155224" calcext:value-type="float">
            <text:p>138155224</text:p>
          </table:table-cell>
          <table:table-cell office:value-type="float" office:value="900130677" calcext:value-type="float">
            <text:p>900130677</text:p>
          </table:table-cell>
          <table:table-cell office:value-type="float" office:value="223072922" calcext:value-type="float">
            <text:p>223072922</text:p>
          </table:table-cell>
          <table:table-cell office:value-type="float" office:value="323763987" calcext:value-type="float">
            <text:p>323763987</text:p>
          </table:table-cell>
          <table:table-cell office:value-type="float" office:value="570278478" calcext:value-type="float">
            <text:p>570278478</text:p>
          </table:table-cell>
          <table:table-cell office:value-type="float" office:value="377830885" calcext:value-type="float">
            <text:p>377830885</text:p>
          </table:table-cell>
          <table:table-cell office:value-type="float" office:value="535636652" calcext:value-type="float">
            <text:p>535636652</text:p>
          </table:table-cell>
          <table:table-cell office:value-type="float" office:value="174738732" calcext:value-type="float">
            <text:p>174738732</text:p>
          </table:table-cell>
          <table:table-cell office:value-type="float" office:value="750551567" calcext:value-type="float">
            <text:p>750551567</text:p>
          </table:table-cell>
          <table:table-cell office:value-type="float" office:value="728021961" calcext:value-type="float">
            <text:p>728021961</text:p>
          </table:table-cell>
          <table:table-cell office:value-type="float" office:value="457159348" calcext:value-type="float">
            <text:p>457159348</text:p>
          </table:table-cell>
          <table:table-cell office:value-type="float" office:value="656576232" calcext:value-type="float">
            <text:p>656576232</text:p>
          </table:table-cell>
          <table:table-cell office:value-type="float" office:value="233416961" calcext:value-type="float">
            <text:p>233416961</text:p>
          </table:table-cell>
          <table:table-cell office:value-type="float" office:value="125858703" calcext:value-type="float">
            <text:p>125858703</text:p>
          </table:table-cell>
          <table:table-cell office:value-type="float" office:value="399653009" calcext:value-type="float">
            <text:p>399653009</text:p>
          </table:table-cell>
          <table:table-cell office:value-type="float" office:value="912280408" calcext:value-type="float">
            <text:p>912280408</text:p>
          </table:table-cell>
          <table:table-cell office:value-type="float" office:value="979256438" calcext:value-type="float">
            <text:p>979256438</text:p>
          </table:table-cell>
          <table:table-cell office:value-type="float" office:value="693258285" calcext:value-type="float">
            <text:p>693258285</text:p>
          </table:table-cell>
          <table:table-cell office:value-type="float" office:value="350702492" calcext:value-type="float">
            <text:p>350702492</text:p>
          </table:table-cell>
          <table:table-cell office:value-type="float" office:value="573371914" calcext:value-type="float">
            <text:p>573371914</text:p>
          </table:table-cell>
          <table:table-cell office:value-type="float" office:value="744129155" calcext:value-type="float">
            <text:p>744129155</text:p>
          </table:table-cell>
          <table:table-cell office:value-type="float" office:value="817861986" calcext:value-type="float">
            <text:p>817861986</text:p>
          </table:table-cell>
          <table:table-cell office:value-type="float" office:value="225261207" calcext:value-type="float">
            <text:p>225261207</text:p>
          </table:table-cell>
          <table:table-cell office:value-type="float" office:value="835035886" calcext:value-type="float">
            <text:p>835035886</text:p>
          </table:table-cell>
        </table:table-row>
        <table:table-row table:style-name="ro1">
          <table:table-cell office:value-type="float" office:value="853342406" calcext:value-type="float">
            <text:p>853342406</text:p>
          </table:table-cell>
          <table:table-cell office:value-type="float" office:value="850594578" calcext:value-type="float">
            <text:p>850594578</text:p>
          </table:table-cell>
          <table:table-cell office:value-type="float" office:value="962096708" calcext:value-type="float">
            <text:p>962096708</text:p>
          </table:table-cell>
          <table:table-cell office:value-type="float" office:value="650520444" calcext:value-type="float">
            <text:p>650520444</text:p>
          </table:table-cell>
          <table:table-cell office:value-type="float" office:value="367499966" calcext:value-type="float">
            <text:p>367499966</text:p>
          </table:table-cell>
          <table:table-cell office:value-type="float" office:value="109888697" calcext:value-type="float">
            <text:p>109888697</text:p>
          </table:table-cell>
          <table:table-cell office:value-type="float" office:value="314015046" calcext:value-type="float">
            <text:p>314015046</text:p>
          </table:table-cell>
          <table:table-cell office:value-type="float" office:value="692949284" calcext:value-type="float">
            <text:p>692949284</text:p>
          </table:table-cell>
          <table:table-cell office:value-type="float" office:value="280827508" calcext:value-type="float">
            <text:p>280827508</text:p>
          </table:table-cell>
          <table:table-cell office:value-type="float" office:value="254641998" calcext:value-type="float">
            <text:p>254641998</text:p>
          </table:table-cell>
          <table:table-cell office:value-type="float" office:value="157469985" calcext:value-type="float">
            <text:p>157469985</text:p>
          </table:table-cell>
          <table:table-cell office:value-type="float" office:value="592784102" calcext:value-type="float">
            <text:p>592784102</text:p>
          </table:table-cell>
          <table:table-cell office:value-type="float" office:value="423408937" calcext:value-type="float">
            <text:p>423408937</text:p>
          </table:table-cell>
          <table:table-cell office:value-type="float" office:value="320763769" calcext:value-type="float">
            <text:p>320763769</text:p>
          </table:table-cell>
          <table:table-cell office:value-type="float" office:value="716549729" calcext:value-type="float">
            <text:p>716549729</text:p>
          </table:table-cell>
          <table:table-cell office:value-type="float" office:value="469318435" calcext:value-type="float">
            <text:p>469318435</text:p>
          </table:table-cell>
          <table:table-cell office:value-type="float" office:value="437482394" calcext:value-type="float">
            <text:p>437482394</text:p>
          </table:table-cell>
          <table:table-cell office:value-type="float" office:value="588908319" calcext:value-type="float">
            <text:p>588908319</text:p>
          </table:table-cell>
          <table:table-cell office:value-type="float" office:value="538890817" calcext:value-type="float">
            <text:p>538890817</text:p>
          </table:table-cell>
          <table:table-cell office:value-type="float" office:value="495140246" calcext:value-type="float">
            <text:p>495140246</text:p>
          </table:table-cell>
          <table:table-cell office:value-type="float" office:value="142567708" calcext:value-type="float">
            <text:p>142567708</text:p>
          </table:table-cell>
          <table:table-cell office:value-type="float" office:value="762850636" calcext:value-type="float">
            <text:p>762850636</text:p>
          </table:table-cell>
          <table:table-cell office:value-type="float" office:value="707409771" calcext:value-type="float">
            <text:p>707409771</text:p>
          </table:table-cell>
          <table:table-cell office:value-type="float" office:value="638814807" calcext:value-type="float">
            <text:p>638814807</text:p>
          </table:table-cell>
          <table:table-cell office:value-type="float" office:value="103541876" calcext:value-type="float">
            <text:p>103541876</text:p>
          </table:table-cell>
          <table:table-cell office:value-type="float" office:value="457341158" calcext:value-type="float">
            <text:p>457341158</text:p>
          </table:table-cell>
          <table:table-cell office:value-type="float" office:value="125637279" calcext:value-type="float">
            <text:p>125637279</text:p>
          </table:table-cell>
          <table:table-cell office:value-type="float" office:value="913554780" calcext:value-type="float">
            <text:p>913554780</text:p>
          </table:table-cell>
          <table:table-cell office:value-type="float" office:value="395837922" calcext:value-type="float">
            <text:p>395837922</text:p>
          </table:table-cell>
          <table:table-cell office:value-type="float" office:value="429680562" calcext:value-type="float">
            <text:p>429680562</text:p>
          </table:table-cell>
          <table:table-cell office:value-type="float" office:value="529071161" calcext:value-type="float">
            <text:p>529071161</text:p>
          </table:table-cell>
          <table:table-cell office:value-type="float" office:value="761812549" calcext:value-type="float">
            <text:p>761812549</text:p>
          </table:table-cell>
        </table:table-row>
        <table:table-row table:style-name="ro1">
          <table:table-cell office:value-type="float" office:value="538666743" calcext:value-type="float">
            <text:p>538666743</text:p>
          </table:table-cell>
          <table:table-cell office:value-type="float" office:value="771952935" calcext:value-type="float">
            <text:p>771952935</text:p>
          </table:table-cell>
          <table:table-cell office:value-type="float" office:value="574108485" calcext:value-type="float">
            <text:p>574108485</text:p>
          </table:table-cell>
          <table:table-cell office:value-type="float" office:value="179125497" calcext:value-type="float">
            <text:p>179125497</text:p>
          </table:table-cell>
          <table:table-cell office:value-type="float" office:value="943824538" calcext:value-type="float">
            <text:p>943824538</text:p>
          </table:table-cell>
          <table:table-cell office:value-type="float" office:value="129304438" calcext:value-type="float">
            <text:p>129304438</text:p>
          </table:table-cell>
          <table:table-cell office:value-type="float" office:value="197865547" calcext:value-type="float">
            <text:p>197865547</text:p>
          </table:table-cell>
          <table:table-cell office:value-type="float" office:value="471250422" calcext:value-type="float">
            <text:p>471250422</text:p>
          </table:table-cell>
          <table:table-cell office:value-type="float" office:value="480731015" calcext:value-type="float">
            <text:p>480731015</text:p>
          </table:table-cell>
          <table:table-cell office:value-type="float" office:value="817976783" calcext:value-type="float">
            <text:p>817976783</text:p>
          </table:table-cell>
          <table:table-cell office:value-type="float" office:value="442486543" calcext:value-type="float">
            <text:p>442486543</text:p>
          </table:table-cell>
          <table:table-cell office:value-type="float" office:value="105314462" calcext:value-type="float">
            <text:p>105314462</text:p>
          </table:table-cell>
          <table:table-cell office:value-type="float" office:value="827220220" calcext:value-type="float">
            <text:p>827220220</text:p>
          </table:table-cell>
          <table:table-cell office:value-type="float" office:value="445353751" calcext:value-type="float">
            <text:p>445353751</text:p>
          </table:table-cell>
          <table:table-cell office:value-type="float" office:value="747060337" calcext:value-type="float">
            <text:p>747060337</text:p>
          </table:table-cell>
          <table:table-cell office:value-type="float" office:value="239909178" calcext:value-type="float">
            <text:p>239909178</text:p>
          </table:table-cell>
          <table:table-cell office:value-type="float" office:value="290011491" calcext:value-type="float">
            <text:p>290011491</text:p>
          </table:table-cell>
          <table:table-cell office:value-type="float" office:value="294707140" calcext:value-type="float">
            <text:p>294707140</text:p>
          </table:table-cell>
          <table:table-cell office:value-type="float" office:value="848084768" calcext:value-type="float">
            <text:p>848084768</text:p>
          </table:table-cell>
          <table:table-cell office:value-type="float" office:value="914912684" calcext:value-type="float">
            <text:p>914912684</text:p>
          </table:table-cell>
          <table:table-cell office:value-type="float" office:value="962716158" calcext:value-type="float">
            <text:p>962716158</text:p>
          </table:table-cell>
          <table:table-cell office:value-type="float" office:value="410105318" calcext:value-type="float">
            <text:p>410105318</text:p>
          </table:table-cell>
          <table:table-cell office:value-type="float" office:value="368107721" calcext:value-type="float">
            <text:p>368107721</text:p>
          </table:table-cell>
          <table:table-cell office:value-type="float" office:value="483055225" calcext:value-type="float">
            <text:p>483055225</text:p>
          </table:table-cell>
          <table:table-cell office:value-type="float" office:value="661693746" calcext:value-type="float">
            <text:p>661693746</text:p>
          </table:table-cell>
          <table:table-cell office:value-type="float" office:value="780902717" calcext:value-type="float">
            <text:p>780902717</text:p>
          </table:table-cell>
          <table:table-cell office:value-type="float" office:value="304718764" calcext:value-type="float">
            <text:p>304718764</text:p>
          </table:table-cell>
          <table:table-cell office:value-type="float" office:value="360632884" calcext:value-type="float">
            <text:p>360632884</text:p>
          </table:table-cell>
          <table:table-cell office:value-type="float" office:value="489194303" calcext:value-type="float">
            <text:p>489194303</text:p>
          </table:table-cell>
          <table:table-cell office:value-type="float" office:value="917168605" calcext:value-type="float">
            <text:p>917168605</text:p>
          </table:table-cell>
          <table:table-cell office:value-type="float" office:value="659798448" calcext:value-type="float">
            <text:p>659798448</text:p>
          </table:table-cell>
          <table:table-cell office:value-type="float" office:value="581222443" calcext:value-type="float">
            <text:p>581222443</text:p>
          </table:table-cell>
        </table:table-row>
        <table:table-row table:style-name="ro1">
          <table:table-cell office:value-type="float" office:value="815870697" calcext:value-type="float">
            <text:p>815870697</text:p>
          </table:table-cell>
          <table:table-cell office:value-type="float" office:value="560504262" calcext:value-type="float">
            <text:p>560504262</text:p>
          </table:table-cell>
          <table:table-cell office:value-type="float" office:value="954287397" calcext:value-type="float">
            <text:p>954287397</text:p>
          </table:table-cell>
          <table:table-cell office:value-type="float" office:value="185354001" calcext:value-type="float">
            <text:p>185354001</text:p>
          </table:table-cell>
          <table:table-cell office:value-type="float" office:value="156793123" calcext:value-type="float">
            <text:p>156793123</text:p>
          </table:table-cell>
          <table:table-cell office:value-type="float" office:value="883564769" calcext:value-type="float">
            <text:p>883564769</text:p>
          </table:table-cell>
          <table:table-cell office:value-type="float" office:value="494303038" calcext:value-type="float">
            <text:p>494303038</text:p>
          </table:table-cell>
          <table:table-cell office:value-type="float" office:value="950749987" calcext:value-type="float">
            <text:p>950749987</text:p>
          </table:table-cell>
          <table:table-cell office:value-type="float" office:value="821119742" calcext:value-type="float">
            <text:p>821119742</text:p>
          </table:table-cell>
          <table:table-cell office:value-type="float" office:value="220250012" calcext:value-type="float">
            <text:p>220250012</text:p>
          </table:table-cell>
          <table:table-cell office:value-type="float" office:value="548128927" calcext:value-type="float">
            <text:p>548128927</text:p>
          </table:table-cell>
          <table:table-cell office:value-type="float" office:value="661321246" calcext:value-type="float">
            <text:p>661321246</text:p>
          </table:table-cell>
          <table:table-cell office:value-type="float" office:value="940432306" calcext:value-type="float">
            <text:p>940432306</text:p>
          </table:table-cell>
          <table:table-cell office:value-type="float" office:value="536563716" calcext:value-type="float">
            <text:p>536563716</text:p>
          </table:table-cell>
          <table:table-cell office:value-type="float" office:value="602880787" calcext:value-type="float">
            <text:p>602880787</text:p>
          </table:table-cell>
          <table:table-cell office:value-type="float" office:value="590846749" calcext:value-type="float">
            <text:p>590846749</text:p>
          </table:table-cell>
          <table:table-cell office:value-type="float" office:value="537976001" calcext:value-type="float">
            <text:p>537976001</text:p>
          </table:table-cell>
          <table:table-cell office:value-type="float" office:value="476963474" calcext:value-type="float">
            <text:p>476963474</text:p>
          </table:table-cell>
          <table:table-cell office:value-type="float" office:value="288936935" calcext:value-type="float">
            <text:p>288936935</text:p>
          </table:table-cell>
          <table:table-cell office:value-type="float" office:value="636176253" calcext:value-type="float">
            <text:p>636176253</text:p>
          </table:table-cell>
          <table:table-cell office:value-type="float" office:value="840164812" calcext:value-type="float">
            <text:p>840164812</text:p>
          </table:table-cell>
          <table:table-cell office:value-type="float" office:value="537347540" calcext:value-type="float">
            <text:p>537347540</text:p>
          </table:table-cell>
          <table:table-cell office:value-type="float" office:value="437028680" calcext:value-type="float">
            <text:p>437028680</text:p>
          </table:table-cell>
          <table:table-cell office:value-type="float" office:value="512450635" calcext:value-type="float">
            <text:p>512450635</text:p>
          </table:table-cell>
          <table:table-cell office:value-type="float" office:value="702324983" calcext:value-type="float">
            <text:p>702324983</text:p>
          </table:table-cell>
          <table:table-cell office:value-type="float" office:value="694638539" calcext:value-type="float">
            <text:p>694638539</text:p>
          </table:table-cell>
          <table:table-cell office:value-type="float" office:value="809303801" calcext:value-type="float">
            <text:p>809303801</text:p>
          </table:table-cell>
          <table:table-cell office:value-type="float" office:value="804125187" calcext:value-type="float">
            <text:p>804125187</text:p>
          </table:table-cell>
          <table:table-cell office:value-type="float" office:value="722497963" calcext:value-type="float">
            <text:p>722497963</text:p>
          </table:table-cell>
          <table:table-cell office:value-type="float" office:value="249164299" calcext:value-type="float">
            <text:p>249164299</text:p>
          </table:table-cell>
          <table:table-cell office:value-type="float" office:value="801231905" calcext:value-type="float">
            <text:p>801231905</text:p>
          </table:table-cell>
          <table:table-cell office:value-type="float" office:value="372041012" calcext:value-type="float">
            <text:p>372041012</text:p>
          </table:table-cell>
        </table:table-row>
        <table:table-row table:style-name="ro1">
          <table:table-cell office:value-type="float" office:value="851079901" calcext:value-type="float">
            <text:p>851079901</text:p>
          </table:table-cell>
          <table:table-cell office:value-type="float" office:value="665646016" calcext:value-type="float">
            <text:p>665646016</text:p>
          </table:table-cell>
          <table:table-cell office:value-type="float" office:value="197376903" calcext:value-type="float">
            <text:p>197376903</text:p>
          </table:table-cell>
          <table:table-cell office:value-type="float" office:value="704580168" calcext:value-type="float">
            <text:p>704580168</text:p>
          </table:table-cell>
          <table:table-cell office:value-type="float" office:value="159106770" calcext:value-type="float">
            <text:p>159106770</text:p>
          </table:table-cell>
          <table:table-cell office:value-type="float" office:value="449380400" calcext:value-type="float">
            <text:p>449380400</text:p>
          </table:table-cell>
          <table:table-cell office:value-type="float" office:value="457161467" calcext:value-type="float">
            <text:p>457161467</text:p>
          </table:table-cell>
          <table:table-cell office:value-type="float" office:value="177141390" calcext:value-type="float">
            <text:p>177141390</text:p>
          </table:table-cell>
          <table:table-cell office:value-type="float" office:value="499092333" calcext:value-type="float">
            <text:p>499092333</text:p>
          </table:table-cell>
          <table:table-cell office:value-type="float" office:value="573290259" calcext:value-type="float">
            <text:p>573290259</text:p>
          </table:table-cell>
          <table:table-cell office:value-type="float" office:value="532686309" calcext:value-type="float">
            <text:p>532686309</text:p>
          </table:table-cell>
          <table:table-cell office:value-type="float" office:value="535708586" calcext:value-type="float">
            <text:p>535708586</text:p>
          </table:table-cell>
          <table:table-cell office:value-type="float" office:value="365377279" calcext:value-type="float">
            <text:p>365377279</text:p>
          </table:table-cell>
          <table:table-cell office:value-type="float" office:value="532125624" calcext:value-type="float">
            <text:p>532125624</text:p>
          </table:table-cell>
          <table:table-cell office:value-type="float" office:value="888391512" calcext:value-type="float">
            <text:p>888391512</text:p>
          </table:table-cell>
          <table:table-cell office:value-type="float" office:value="276069834" calcext:value-type="float">
            <text:p>276069834</text:p>
          </table:table-cell>
          <table:table-cell office:value-type="float" office:value="859878505" calcext:value-type="float">
            <text:p>859878505</text:p>
          </table:table-cell>
          <table:table-cell office:value-type="float" office:value="708100030" calcext:value-type="float">
            <text:p>708100030</text:p>
          </table:table-cell>
          <table:table-cell office:value-type="float" office:value="778741189" calcext:value-type="float">
            <text:p>778741189</text:p>
          </table:table-cell>
          <table:table-cell office:value-type="float" office:value="991214013" calcext:value-type="float">
            <text:p>991214013</text:p>
          </table:table-cell>
          <table:table-cell office:value-type="float" office:value="196600695" calcext:value-type="float">
            <text:p>196600695</text:p>
          </table:table-cell>
          <table:table-cell office:value-type="float" office:value="622752002" calcext:value-type="float">
            <text:p>622752002</text:p>
          </table:table-cell>
          <table:table-cell office:value-type="float" office:value="104857380" calcext:value-type="float">
            <text:p>104857380</text:p>
          </table:table-cell>
          <table:table-cell office:value-type="float" office:value="475193764" calcext:value-type="float">
            <text:p>475193764</text:p>
          </table:table-cell>
          <table:table-cell office:value-type="float" office:value="514211568" calcext:value-type="float">
            <text:p>514211568</text:p>
          </table:table-cell>
          <table:table-cell office:value-type="float" office:value="308522633" calcext:value-type="float">
            <text:p>308522633</text:p>
          </table:table-cell>
          <table:table-cell office:value-type="float" office:value="692913551" calcext:value-type="float">
            <text:p>692913551</text:p>
          </table:table-cell>
          <table:table-cell office:value-type="float" office:value="522230550" calcext:value-type="float">
            <text:p>522230550</text:p>
          </table:table-cell>
          <table:table-cell office:value-type="float" office:value="508559625" calcext:value-type="float">
            <text:p>508559625</text:p>
          </table:table-cell>
          <table:table-cell office:value-type="float" office:value="380109814" calcext:value-type="float">
            <text:p>380109814</text:p>
          </table:table-cell>
          <table:table-cell office:value-type="float" office:value="942681709" calcext:value-type="float">
            <text:p>942681709</text:p>
          </table:table-cell>
          <table:table-cell office:value-type="float" office:value="103693475" calcext:value-type="float">
            <text:p>103693475</text:p>
          </table:table-cell>
        </table:table-row>
        <table:table-row table:style-name="ro1">
          <table:table-cell office:value-type="float" office:value="315165517" calcext:value-type="float">
            <text:p>315165517</text:p>
          </table:table-cell>
          <table:table-cell office:value-type="float" office:value="431350703" calcext:value-type="float">
            <text:p>431350703</text:p>
          </table:table-cell>
          <table:table-cell office:value-type="float" office:value="567004814" calcext:value-type="float">
            <text:p>567004814</text:p>
          </table:table-cell>
          <table:table-cell office:value-type="float" office:value="691690418" calcext:value-type="float">
            <text:p>691690418</text:p>
          </table:table-cell>
          <table:table-cell office:value-type="float" office:value="231983814" calcext:value-type="float">
            <text:p>231983814</text:p>
          </table:table-cell>
          <table:table-cell office:value-type="float" office:value="720126398" calcext:value-type="float">
            <text:p>720126398</text:p>
          </table:table-cell>
          <table:table-cell office:value-type="float" office:value="564101590" calcext:value-type="float">
            <text:p>564101590</text:p>
          </table:table-cell>
          <table:table-cell office:value-type="float" office:value="113925214" calcext:value-type="float">
            <text:p>113925214</text:p>
          </table:table-cell>
          <table:table-cell office:value-type="float" office:value="835990544" calcext:value-type="float">
            <text:p>835990544</text:p>
          </table:table-cell>
          <table:table-cell office:value-type="float" office:value="439931032" calcext:value-type="float">
            <text:p>439931032</text:p>
          </table:table-cell>
          <table:table-cell office:value-type="float" office:value="663786984" calcext:value-type="float">
            <text:p>663786984</text:p>
          </table:table-cell>
          <table:table-cell office:value-type="float" office:value="887665901" calcext:value-type="float">
            <text:p>887665901</text:p>
          </table:table-cell>
          <table:table-cell office:value-type="float" office:value="364255384" calcext:value-type="float">
            <text:p>364255384</text:p>
          </table:table-cell>
          <table:table-cell office:value-type="float" office:value="964851836" calcext:value-type="float">
            <text:p>964851836</text:p>
          </table:table-cell>
          <table:table-cell office:value-type="float" office:value="287228968" calcext:value-type="float">
            <text:p>287228968</text:p>
          </table:table-cell>
          <table:table-cell office:value-type="float" office:value="198951001" calcext:value-type="float">
            <text:p>198951001</text:p>
          </table:table-cell>
          <table:table-cell office:value-type="float" office:value="426614514" calcext:value-type="float">
            <text:p>426614514</text:p>
          </table:table-cell>
          <table:table-cell office:value-type="float" office:value="386324392" calcext:value-type="float">
            <text:p>386324392</text:p>
          </table:table-cell>
          <table:table-cell office:value-type="float" office:value="808777140" calcext:value-type="float">
            <text:p>808777140</text:p>
          </table:table-cell>
          <table:table-cell office:value-type="float" office:value="787423376" calcext:value-type="float">
            <text:p>787423376</text:p>
          </table:table-cell>
          <table:table-cell office:value-type="float" office:value="486915188" calcext:value-type="float">
            <text:p>486915188</text:p>
          </table:table-cell>
          <table:table-cell office:value-type="float" office:value="149415040" calcext:value-type="float">
            <text:p>149415040</text:p>
          </table:table-cell>
          <table:table-cell office:value-type="float" office:value="971350520" calcext:value-type="float">
            <text:p>971350520</text:p>
          </table:table-cell>
          <table:table-cell office:value-type="float" office:value="315645649" calcext:value-type="float">
            <text:p>315645649</text:p>
          </table:table-cell>
          <table:table-cell office:value-type="float" office:value="296088320" calcext:value-type="float">
            <text:p>296088320</text:p>
          </table:table-cell>
          <table:table-cell office:value-type="float" office:value="562349409" calcext:value-type="float">
            <text:p>562349409</text:p>
          </table:table-cell>
          <table:table-cell office:value-type="float" office:value="907790417" calcext:value-type="float">
            <text:p>907790417</text:p>
          </table:table-cell>
          <table:table-cell office:value-type="float" office:value="237475429" calcext:value-type="float">
            <text:p>237475429</text:p>
          </table:table-cell>
          <table:table-cell office:value-type="float" office:value="608086295" calcext:value-type="float">
            <text:p>608086295</text:p>
          </table:table-cell>
          <table:table-cell office:value-type="float" office:value="731181068" calcext:value-type="float">
            <text:p>731181068</text:p>
          </table:table-cell>
          <table:table-cell office:value-type="float" office:value="429035527" calcext:value-type="float">
            <text:p>429035527</text:p>
          </table:table-cell>
          <table:table-cell office:value-type="float" office:value="489112065" calcext:value-type="float">
            <text:p>489112065</text:p>
          </table:table-cell>
        </table:table-row>
        <table:table-row table:style-name="ro1">
          <table:table-cell office:value-type="float" office:value="894473926" calcext:value-type="float">
            <text:p>894473926</text:p>
          </table:table-cell>
          <table:table-cell office:value-type="float" office:value="591534720" calcext:value-type="float">
            <text:p>591534720</text:p>
          </table:table-cell>
          <table:table-cell office:value-type="float" office:value="435792848" calcext:value-type="float">
            <text:p>435792848</text:p>
          </table:table-cell>
          <table:table-cell office:value-type="float" office:value="530699805" calcext:value-type="float">
            <text:p>530699805</text:p>
          </table:table-cell>
          <table:table-cell office:value-type="float" office:value="841321828" calcext:value-type="float">
            <text:p>841321828</text:p>
          </table:table-cell>
          <table:table-cell office:value-type="float" office:value="907301004" calcext:value-type="float">
            <text:p>907301004</text:p>
          </table:table-cell>
          <table:table-cell office:value-type="float" office:value="808397928" calcext:value-type="float">
            <text:p>808397928</text:p>
          </table:table-cell>
          <table:table-cell office:value-type="float" office:value="830247250" calcext:value-type="float">
            <text:p>830247250</text:p>
          </table:table-cell>
          <table:table-cell office:value-type="float" office:value="637592795" calcext:value-type="float">
            <text:p>637592795</text:p>
          </table:table-cell>
          <table:table-cell office:value-type="float" office:value="557360079" calcext:value-type="float">
            <text:p>557360079</text:p>
          </table:table-cell>
          <table:table-cell office:value-type="float" office:value="329510747" calcext:value-type="float">
            <text:p>329510747</text:p>
          </table:table-cell>
          <table:table-cell office:value-type="float" office:value="270830577" calcext:value-type="float">
            <text:p>270830577</text:p>
          </table:table-cell>
          <table:table-cell office:value-type="float" office:value="622193893" calcext:value-type="float">
            <text:p>622193893</text:p>
          </table:table-cell>
          <table:table-cell office:value-type="float" office:value="970076843" calcext:value-type="float">
            <text:p>970076843</text:p>
          </table:table-cell>
          <table:table-cell office:value-type="float" office:value="558278161" calcext:value-type="float">
            <text:p>558278161</text:p>
          </table:table-cell>
          <table:table-cell office:value-type="float" office:value="509612746" calcext:value-type="float">
            <text:p>509612746</text:p>
          </table:table-cell>
          <table:table-cell office:value-type="float" office:value="250314836" calcext:value-type="float">
            <text:p>250314836</text:p>
          </table:table-cell>
          <table:table-cell office:value-type="float" office:value="178734200" calcext:value-type="float">
            <text:p>178734200</text:p>
          </table:table-cell>
          <table:table-cell office:value-type="float" office:value="913170174" calcext:value-type="float">
            <text:p>913170174</text:p>
          </table:table-cell>
          <table:table-cell office:value-type="float" office:value="755518118" calcext:value-type="float">
            <text:p>755518118</text:p>
          </table:table-cell>
          <table:table-cell office:value-type="float" office:value="192173014" calcext:value-type="float">
            <text:p>192173014</text:p>
          </table:table-cell>
          <table:table-cell office:value-type="float" office:value="741981759" calcext:value-type="float">
            <text:p>741981759</text:p>
          </table:table-cell>
          <table:table-cell office:value-type="float" office:value="615309402" calcext:value-type="float">
            <text:p>615309402</text:p>
          </table:table-cell>
          <table:table-cell office:value-type="float" office:value="858558644" calcext:value-type="float">
            <text:p>858558644</text:p>
          </table:table-cell>
          <table:table-cell office:value-type="float" office:value="752037515" calcext:value-type="float">
            <text:p>752037515</text:p>
          </table:table-cell>
          <table:table-cell office:value-type="float" office:value="543619363" calcext:value-type="float">
            <text:p>543619363</text:p>
          </table:table-cell>
          <table:table-cell office:value-type="float" office:value="465349252" calcext:value-type="float">
            <text:p>465349252</text:p>
          </table:table-cell>
          <table:table-cell office:value-type="float" office:value="297931436" calcext:value-type="float">
            <text:p>297931436</text:p>
          </table:table-cell>
          <table:table-cell office:value-type="float" office:value="704265552" calcext:value-type="float">
            <text:p>704265552</text:p>
          </table:table-cell>
          <table:table-cell office:value-type="float" office:value="238709247" calcext:value-type="float">
            <text:p>238709247</text:p>
          </table:table-cell>
          <table:table-cell office:value-type="float" office:value="596201464" calcext:value-type="float">
            <text:p>596201464</text:p>
          </table:table-cell>
          <table:table-cell office:value-type="float" office:value="798007558" calcext:value-type="float">
            <text:p>798007558</text:p>
          </table:table-cell>
        </table:table-row>
        <table:table-row table:style-name="ro1">
          <table:table-cell office:value-type="float" office:value="745328219" calcext:value-type="float">
            <text:p>745328219</text:p>
          </table:table-cell>
          <table:table-cell office:value-type="float" office:value="889579569" calcext:value-type="float">
            <text:p>889579569</text:p>
          </table:table-cell>
          <table:table-cell office:value-type="float" office:value="506558243" calcext:value-type="float">
            <text:p>506558243</text:p>
          </table:table-cell>
          <table:table-cell office:value-type="float" office:value="323570335" calcext:value-type="float">
            <text:p>323570335</text:p>
          </table:table-cell>
          <table:table-cell office:value-type="float" office:value="790798660" calcext:value-type="float">
            <text:p>790798660</text:p>
          </table:table-cell>
          <table:table-cell office:value-type="float" office:value="370257334" calcext:value-type="float">
            <text:p>370257334</text:p>
          </table:table-cell>
          <table:table-cell office:value-type="float" office:value="874180680" calcext:value-type="float">
            <text:p>874180680</text:p>
          </table:table-cell>
          <table:table-cell office:value-type="float" office:value="973700632" calcext:value-type="float">
            <text:p>973700632</text:p>
          </table:table-cell>
          <table:table-cell office:value-type="float" office:value="488456224" calcext:value-type="float">
            <text:p>488456224</text:p>
          </table:table-cell>
          <table:table-cell office:value-type="float" office:value="365249298" calcext:value-type="float">
            <text:p>365249298</text:p>
          </table:table-cell>
          <table:table-cell office:value-type="float" office:value="576721170" calcext:value-type="float">
            <text:p>576721170</text:p>
          </table:table-cell>
          <table:table-cell office:value-type="float" office:value="630582171" calcext:value-type="float">
            <text:p>630582171</text:p>
          </table:table-cell>
          <table:table-cell office:value-type="float" office:value="263668344" calcext:value-type="float">
            <text:p>263668344</text:p>
          </table:table-cell>
          <table:table-cell office:value-type="float" office:value="341896569" calcext:value-type="float">
            <text:p>341896569</text:p>
          </table:table-cell>
          <table:table-cell office:value-type="float" office:value="953722386" calcext:value-type="float">
            <text:p>953722386</text:p>
          </table:table-cell>
          <table:table-cell office:value-type="float" office:value="231879758" calcext:value-type="float">
            <text:p>231879758</text:p>
          </table:table-cell>
          <table:table-cell office:value-type="float" office:value="143195259" calcext:value-type="float">
            <text:p>143195259</text:p>
          </table:table-cell>
          <table:table-cell office:value-type="float" office:value="347593948" calcext:value-type="float">
            <text:p>347593948</text:p>
          </table:table-cell>
          <table:table-cell office:value-type="float" office:value="758017558" calcext:value-type="float">
            <text:p>758017558</text:p>
          </table:table-cell>
          <table:table-cell office:value-type="float" office:value="527964728" calcext:value-type="float">
            <text:p>527964728</text:p>
          </table:table-cell>
          <table:table-cell office:value-type="float" office:value="881756409" calcext:value-type="float">
            <text:p>881756409</text:p>
          </table:table-cell>
          <table:table-cell office:value-type="float" office:value="892326446" calcext:value-type="float">
            <text:p>892326446</text:p>
          </table:table-cell>
          <table:table-cell office:value-type="float" office:value="958482260" calcext:value-type="float">
            <text:p>958482260</text:p>
          </table:table-cell>
          <table:table-cell office:value-type="float" office:value="577882456" calcext:value-type="float">
            <text:p>577882456</text:p>
          </table:table-cell>
          <table:table-cell office:value-type="float" office:value="462131540" calcext:value-type="float">
            <text:p>462131540</text:p>
          </table:table-cell>
          <table:table-cell office:value-type="float" office:value="799079621" calcext:value-type="float">
            <text:p>799079621</text:p>
          </table:table-cell>
          <table:table-cell office:value-type="float" office:value="930604032" calcext:value-type="float">
            <text:p>930604032</text:p>
          </table:table-cell>
          <table:table-cell office:value-type="float" office:value="798198070" calcext:value-type="float">
            <text:p>798198070</text:p>
          </table:table-cell>
          <table:table-cell office:value-type="float" office:value="754012808" calcext:value-type="float">
            <text:p>754012808</text:p>
          </table:table-cell>
          <table:table-cell office:value-type="float" office:value="249582706" calcext:value-type="float">
            <text:p>249582706</text:p>
          </table:table-cell>
          <table:table-cell office:value-type="float" office:value="739565121" calcext:value-type="float">
            <text:p>739565121</text:p>
          </table:table-cell>
          <table:table-cell office:value-type="float" office:value="216735652" calcext:value-type="float">
            <text:p>216735652</text:p>
          </table:table-cell>
        </table:table-row>
        <table:table-row table:style-name="ro1">
          <table:table-cell office:value-type="float" office:value="277373634" calcext:value-type="float">
            <text:p>277373634</text:p>
          </table:table-cell>
          <table:table-cell office:value-type="float" office:value="661761881" calcext:value-type="float">
            <text:p>661761881</text:p>
          </table:table-cell>
          <table:table-cell office:value-type="float" office:value="292875396" calcext:value-type="float">
            <text:p>292875396</text:p>
          </table:table-cell>
          <table:table-cell office:value-type="float" office:value="963728807" calcext:value-type="float">
            <text:p>963728807</text:p>
          </table:table-cell>
          <table:table-cell office:value-type="float" office:value="860560214" calcext:value-type="float">
            <text:p>860560214</text:p>
          </table:table-cell>
          <table:table-cell office:value-type="float" office:value="560710674" calcext:value-type="float">
            <text:p>560710674</text:p>
          </table:table-cell>
          <table:table-cell office:value-type="float" office:value="758213279" calcext:value-type="float">
            <text:p>758213279</text:p>
          </table:table-cell>
          <table:table-cell office:value-type="float" office:value="167586648" calcext:value-type="float">
            <text:p>167586648</text:p>
          </table:table-cell>
          <table:table-cell office:value-type="float" office:value="402447865" calcext:value-type="float">
            <text:p>402447865</text:p>
          </table:table-cell>
          <table:table-cell office:value-type="float" office:value="870629635" calcext:value-type="float">
            <text:p>870629635</text:p>
          </table:table-cell>
          <table:table-cell office:value-type="float" office:value="642589697" calcext:value-type="float">
            <text:p>642589697</text:p>
          </table:table-cell>
          <table:table-cell office:value-type="float" office:value="692407420" calcext:value-type="float">
            <text:p>692407420</text:p>
          </table:table-cell>
          <table:table-cell office:value-type="float" office:value="288206637" calcext:value-type="float">
            <text:p>288206637</text:p>
          </table:table-cell>
          <table:table-cell office:value-type="float" office:value="152413533" calcext:value-type="float">
            <text:p>152413533</text:p>
          </table:table-cell>
          <table:table-cell office:value-type="float" office:value="635003398" calcext:value-type="float">
            <text:p>635003398</text:p>
          </table:table-cell>
          <table:table-cell office:value-type="float" office:value="458025372" calcext:value-type="float">
            <text:p>458025372</text:p>
          </table:table-cell>
          <table:table-cell office:value-type="float" office:value="604491457" calcext:value-type="float">
            <text:p>604491457</text:p>
          </table:table-cell>
          <table:table-cell office:value-type="float" office:value="801374910" calcext:value-type="float">
            <text:p>801374910</text:p>
          </table:table-cell>
          <table:table-cell office:value-type="float" office:value="468738599" calcext:value-type="float">
            <text:p>468738599</text:p>
          </table:table-cell>
          <table:table-cell office:value-type="float" office:value="277616395" calcext:value-type="float">
            <text:p>277616395</text:p>
          </table:table-cell>
          <table:table-cell office:value-type="float" office:value="577674156" calcext:value-type="float">
            <text:p>577674156</text:p>
          </table:table-cell>
          <table:table-cell office:value-type="float" office:value="611524155" calcext:value-type="float">
            <text:p>611524155</text:p>
          </table:table-cell>
          <table:table-cell office:value-type="float" office:value="224303020" calcext:value-type="float">
            <text:p>224303020</text:p>
          </table:table-cell>
          <table:table-cell office:value-type="float" office:value="405020368" calcext:value-type="float">
            <text:p>405020368</text:p>
          </table:table-cell>
          <table:table-cell office:value-type="float" office:value="687221324" calcext:value-type="float">
            <text:p>687221324</text:p>
          </table:table-cell>
          <table:table-cell office:value-type="float" office:value="472297451" calcext:value-type="float">
            <text:p>472297451</text:p>
          </table:table-cell>
          <table:table-cell office:value-type="float" office:value="644222512" calcext:value-type="float">
            <text:p>644222512</text:p>
          </table:table-cell>
          <table:table-cell office:value-type="float" office:value="508693790" calcext:value-type="float">
            <text:p>508693790</text:p>
          </table:table-cell>
          <table:table-cell office:value-type="float" office:value="589945470" calcext:value-type="float">
            <text:p>589945470</text:p>
          </table:table-cell>
          <table:table-cell office:value-type="float" office:value="901553832" calcext:value-type="float">
            <text:p>901553832</text:p>
          </table:table-cell>
          <table:table-cell office:value-type="float" office:value="224772091" calcext:value-type="float">
            <text:p>224772091</text:p>
          </table:table-cell>
          <table:table-cell office:value-type="float" office:value="637823530" calcext:value-type="float">
            <text:p>637823530</text:p>
          </table:table-cell>
        </table:table-row>
        <table:table-row table:style-name="ro1">
          <table:table-cell office:value-type="float" office:value="798900057" calcext:value-type="float">
            <text:p>798900057</text:p>
          </table:table-cell>
          <table:table-cell office:value-type="float" office:value="181453461" calcext:value-type="float">
            <text:p>181453461</text:p>
          </table:table-cell>
          <table:table-cell office:value-type="float" office:value="387052464" calcext:value-type="float">
            <text:p>387052464</text:p>
          </table:table-cell>
          <table:table-cell office:value-type="float" office:value="193186242" calcext:value-type="float">
            <text:p>193186242</text:p>
          </table:table-cell>
          <table:table-cell office:value-type="float" office:value="549871060" calcext:value-type="float">
            <text:p>549871060</text:p>
          </table:table-cell>
          <table:table-cell office:value-type="float" office:value="709426929" calcext:value-type="float">
            <text:p>709426929</text:p>
          </table:table-cell>
          <table:table-cell office:value-type="float" office:value="145556074" calcext:value-type="float">
            <text:p>145556074</text:p>
          </table:table-cell>
          <table:table-cell office:value-type="float" office:value="333388785" calcext:value-type="float">
            <text:p>333388785</text:p>
          </table:table-cell>
          <table:table-cell office:value-type="float" office:value="254582720" calcext:value-type="float">
            <text:p>254582720</text:p>
          </table:table-cell>
          <table:table-cell office:value-type="float" office:value="573293196" calcext:value-type="float">
            <text:p>573293196</text:p>
          </table:table-cell>
          <table:table-cell office:value-type="float" office:value="728100663" calcext:value-type="float">
            <text:p>728100663</text:p>
          </table:table-cell>
          <table:table-cell office:value-type="float" office:value="684660746" calcext:value-type="float">
            <text:p>684660746</text:p>
          </table:table-cell>
          <table:table-cell office:value-type="float" office:value="892038272" calcext:value-type="float">
            <text:p>892038272</text:p>
          </table:table-cell>
          <table:table-cell office:value-type="float" office:value="890736830" calcext:value-type="float">
            <text:p>890736830</text:p>
          </table:table-cell>
          <table:table-cell office:value-type="float" office:value="289632512" calcext:value-type="float">
            <text:p>289632512</text:p>
          </table:table-cell>
          <table:table-cell office:value-type="float" office:value="964852080" calcext:value-type="float">
            <text:p>964852080</text:p>
          </table:table-cell>
          <table:table-cell office:value-type="float" office:value="647141379" calcext:value-type="float">
            <text:p>647141379</text:p>
          </table:table-cell>
          <table:table-cell office:value-type="float" office:value="337792694" calcext:value-type="float">
            <text:p>337792694</text:p>
          </table:table-cell>
          <table:table-cell office:value-type="float" office:value="479060892" calcext:value-type="float">
            <text:p>479060892</text:p>
          </table:table-cell>
          <table:table-cell office:value-type="float" office:value="975961974" calcext:value-type="float">
            <text:p>975961974</text:p>
          </table:table-cell>
          <table:table-cell office:value-type="float" office:value="821146933" calcext:value-type="float">
            <text:p>821146933</text:p>
          </table:table-cell>
          <table:table-cell office:value-type="float" office:value="411459127" calcext:value-type="float">
            <text:p>411459127</text:p>
          </table:table-cell>
          <table:table-cell office:value-type="float" office:value="797475343" calcext:value-type="float">
            <text:p>797475343</text:p>
          </table:table-cell>
          <table:table-cell office:value-type="float" office:value="504792520" calcext:value-type="float">
            <text:p>504792520</text:p>
          </table:table-cell>
          <table:table-cell office:value-type="float" office:value="662989963" calcext:value-type="float">
            <text:p>662989963</text:p>
          </table:table-cell>
          <table:table-cell office:value-type="float" office:value="999060101" calcext:value-type="float">
            <text:p>999060101</text:p>
          </table:table-cell>
          <table:table-cell office:value-type="float" office:value="866635163" calcext:value-type="float">
            <text:p>866635163</text:p>
          </table:table-cell>
          <table:table-cell office:value-type="float" office:value="204976011" calcext:value-type="float">
            <text:p>204976011</text:p>
          </table:table-cell>
          <table:table-cell office:value-type="float" office:value="151537093" calcext:value-type="float">
            <text:p>151537093</text:p>
          </table:table-cell>
          <table:table-cell office:value-type="float" office:value="101964418" calcext:value-type="float">
            <text:p>101964418</text:p>
          </table:table-cell>
          <table:table-cell office:value-type="float" office:value="255152278" calcext:value-type="float">
            <text:p>255152278</text:p>
          </table:table-cell>
          <table:table-cell office:value-type="float" office:value="627592975" calcext:value-type="float">
            <text:p>627592975</text:p>
          </table:table-cell>
        </table:table-row>
        <table:table-row table:style-name="ro1">
          <table:table-cell office:value-type="float" office:value="390659575" calcext:value-type="float">
            <text:p>390659575</text:p>
          </table:table-cell>
          <table:table-cell office:value-type="float" office:value="572168972" calcext:value-type="float">
            <text:p>572168972</text:p>
          </table:table-cell>
          <table:table-cell office:value-type="float" office:value="493495266" calcext:value-type="float">
            <text:p>493495266</text:p>
          </table:table-cell>
          <table:table-cell office:value-type="float" office:value="916389392" calcext:value-type="float">
            <text:p>916389392</text:p>
          </table:table-cell>
          <table:table-cell office:value-type="float" office:value="119259208" calcext:value-type="float">
            <text:p>119259208</text:p>
          </table:table-cell>
          <table:table-cell office:value-type="float" office:value="903012357" calcext:value-type="float">
            <text:p>903012357</text:p>
          </table:table-cell>
          <table:table-cell office:value-type="float" office:value="530908540" calcext:value-type="float">
            <text:p>530908540</text:p>
          </table:table-cell>
          <table:table-cell office:value-type="float" office:value="391198904" calcext:value-type="float">
            <text:p>391198904</text:p>
          </table:table-cell>
          <table:table-cell office:value-type="float" office:value="409764184" calcext:value-type="float">
            <text:p>409764184</text:p>
          </table:table-cell>
          <table:table-cell office:value-type="float" office:value="925493418" calcext:value-type="float">
            <text:p>925493418</text:p>
          </table:table-cell>
          <table:table-cell office:value-type="float" office:value="282896774" calcext:value-type="float">
            <text:p>282896774</text:p>
          </table:table-cell>
          <table:table-cell office:value-type="float" office:value="391291486" calcext:value-type="float">
            <text:p>391291486</text:p>
          </table:table-cell>
          <table:table-cell office:value-type="float" office:value="538116647" calcext:value-type="float">
            <text:p>538116647</text:p>
          </table:table-cell>
          <table:table-cell office:value-type="float" office:value="439932074" calcext:value-type="float">
            <text:p>439932074</text:p>
          </table:table-cell>
          <table:table-cell office:value-type="float" office:value="240297251" calcext:value-type="float">
            <text:p>240297251</text:p>
          </table:table-cell>
          <table:table-cell office:value-type="float" office:value="671923811" calcext:value-type="float">
            <text:p>671923811</text:p>
          </table:table-cell>
          <table:table-cell office:value-type="float" office:value="781730533" calcext:value-type="float">
            <text:p>781730533</text:p>
          </table:table-cell>
          <table:table-cell office:value-type="float" office:value="425571750" calcext:value-type="float">
            <text:p>425571750</text:p>
          </table:table-cell>
          <table:table-cell office:value-type="float" office:value="999291062" calcext:value-type="float">
            <text:p>999291062</text:p>
          </table:table-cell>
          <table:table-cell office:value-type="float" office:value="378086359" calcext:value-type="float">
            <text:p>378086359</text:p>
          </table:table-cell>
          <table:table-cell office:value-type="float" office:value="962338262" calcext:value-type="float">
            <text:p>962338262</text:p>
          </table:table-cell>
          <table:table-cell office:value-type="float" office:value="423666310" calcext:value-type="float">
            <text:p>423666310</text:p>
          </table:table-cell>
          <table:table-cell office:value-type="float" office:value="283074463" calcext:value-type="float">
            <text:p>283074463</text:p>
          </table:table-cell>
          <table:table-cell office:value-type="float" office:value="793635400" calcext:value-type="float">
            <text:p>793635400</text:p>
          </table:table-cell>
          <table:table-cell office:value-type="float" office:value="355674180" calcext:value-type="float">
            <text:p>355674180</text:p>
          </table:table-cell>
          <table:table-cell office:value-type="float" office:value="777489315" calcext:value-type="float">
            <text:p>777489315</text:p>
          </table:table-cell>
          <table:table-cell office:value-type="float" office:value="627596096" calcext:value-type="float">
            <text:p>627596096</text:p>
          </table:table-cell>
          <table:table-cell office:value-type="float" office:value="796197015" calcext:value-type="float">
            <text:p>796197015</text:p>
          </table:table-cell>
          <table:table-cell office:value-type="float" office:value="835975983" calcext:value-type="float">
            <text:p>835975983</text:p>
          </table:table-cell>
          <table:table-cell office:value-type="float" office:value="227214977" calcext:value-type="float">
            <text:p>227214977</text:p>
          </table:table-cell>
          <table:table-cell office:value-type="float" office:value="954870407" calcext:value-type="float">
            <text:p>954870407</text:p>
          </table:table-cell>
          <table:table-cell office:value-type="float" office:value="669718190" calcext:value-type="float">
            <text:p>669718190</text:p>
          </table:table-cell>
        </table:table-row>
        <table:table-row table:style-name="ro1">
          <table:table-cell office:value-type="float" office:value="204662318" calcext:value-type="float">
            <text:p>204662318</text:p>
          </table:table-cell>
          <table:table-cell office:value-type="float" office:value="430368942" calcext:value-type="float">
            <text:p>430368942</text:p>
          </table:table-cell>
          <table:table-cell office:value-type="float" office:value="505504321" calcext:value-type="float">
            <text:p>505504321</text:p>
          </table:table-cell>
          <table:table-cell office:value-type="float" office:value="655028027" calcext:value-type="float">
            <text:p>655028027</text:p>
          </table:table-cell>
          <table:table-cell office:value-type="float" office:value="231238285" calcext:value-type="float">
            <text:p>231238285</text:p>
          </table:table-cell>
          <table:table-cell office:value-type="float" office:value="799270478" calcext:value-type="float">
            <text:p>799270478</text:p>
          </table:table-cell>
          <table:table-cell office:value-type="float" office:value="707924242" calcext:value-type="float">
            <text:p>707924242</text:p>
          </table:table-cell>
          <table:table-cell office:value-type="float" office:value="292087236" calcext:value-type="float">
            <text:p>292087236</text:p>
          </table:table-cell>
          <table:table-cell office:value-type="float" office:value="494438251" calcext:value-type="float">
            <text:p>494438251</text:p>
          </table:table-cell>
          <table:table-cell office:value-type="float" office:value="672642640" calcext:value-type="float">
            <text:p>672642640</text:p>
          </table:table-cell>
          <table:table-cell office:value-type="float" office:value="231336038" calcext:value-type="float">
            <text:p>231336038</text:p>
          </table:table-cell>
          <table:table-cell office:value-type="float" office:value="541289513" calcext:value-type="float">
            <text:p>541289513</text:p>
          </table:table-cell>
          <table:table-cell office:value-type="float" office:value="548032657" calcext:value-type="float">
            <text:p>548032657</text:p>
          </table:table-cell>
          <table:table-cell office:value-type="float" office:value="159269421" calcext:value-type="float">
            <text:p>159269421</text:p>
          </table:table-cell>
          <table:table-cell office:value-type="float" office:value="686608797" calcext:value-type="float">
            <text:p>686608797</text:p>
          </table:table-cell>
          <table:table-cell office:value-type="float" office:value="212874478" calcext:value-type="float">
            <text:p>212874478</text:p>
          </table:table-cell>
          <table:table-cell office:value-type="float" office:value="966867292" calcext:value-type="float">
            <text:p>966867292</text:p>
          </table:table-cell>
          <table:table-cell office:value-type="float" office:value="164552337" calcext:value-type="float">
            <text:p>164552337</text:p>
          </table:table-cell>
          <table:table-cell office:value-type="float" office:value="151897673" calcext:value-type="float">
            <text:p>151897673</text:p>
          </table:table-cell>
          <table:table-cell office:value-type="float" office:value="118253792" calcext:value-type="float">
            <text:p>118253792</text:p>
          </table:table-cell>
          <table:table-cell office:value-type="float" office:value="539225177" calcext:value-type="float">
            <text:p>539225177</text:p>
          </table:table-cell>
          <table:table-cell office:value-type="float" office:value="368014400" calcext:value-type="float">
            <text:p>368014400</text:p>
          </table:table-cell>
          <table:table-cell office:value-type="float" office:value="647179024" calcext:value-type="float">
            <text:p>647179024</text:p>
          </table:table-cell>
          <table:table-cell office:value-type="float" office:value="875442601" calcext:value-type="float">
            <text:p>875442601</text:p>
          </table:table-cell>
          <table:table-cell office:value-type="float" office:value="896396196" calcext:value-type="float">
            <text:p>896396196</text:p>
          </table:table-cell>
          <table:table-cell office:value-type="float" office:value="152936775" calcext:value-type="float">
            <text:p>152936775</text:p>
          </table:table-cell>
          <table:table-cell office:value-type="float" office:value="235095814" calcext:value-type="float">
            <text:p>235095814</text:p>
          </table:table-cell>
          <table:table-cell office:value-type="float" office:value="190179652" calcext:value-type="float">
            <text:p>190179652</text:p>
          </table:table-cell>
          <table:table-cell office:value-type="float" office:value="403158630" calcext:value-type="float">
            <text:p>403158630</text:p>
          </table:table-cell>
          <table:table-cell office:value-type="float" office:value="571211532" calcext:value-type="float">
            <text:p>571211532</text:p>
          </table:table-cell>
          <table:table-cell office:value-type="float" office:value="112405752" calcext:value-type="float">
            <text:p>112405752</text:p>
          </table:table-cell>
          <table:table-cell office:value-type="float" office:value="887840815" calcext:value-type="float">
            <text:p>887840815</text:p>
          </table:table-cell>
        </table:table-row>
        <table:table-row table:style-name="ro1">
          <table:table-cell office:value-type="float" office:value="336816509" calcext:value-type="float">
            <text:p>336816509</text:p>
          </table:table-cell>
          <table:table-cell office:value-type="float" office:value="121665223" calcext:value-type="float">
            <text:p>121665223</text:p>
          </table:table-cell>
          <table:table-cell office:value-type="float" office:value="815661853" calcext:value-type="float">
            <text:p>815661853</text:p>
          </table:table-cell>
          <table:table-cell office:value-type="float" office:value="774906734" calcext:value-type="float">
            <text:p>774906734</text:p>
          </table:table-cell>
          <table:table-cell office:value-type="float" office:value="448049109" calcext:value-type="float">
            <text:p>448049109</text:p>
          </table:table-cell>
          <table:table-cell office:value-type="float" office:value="256431381" calcext:value-type="float">
            <text:p>256431381</text:p>
          </table:table-cell>
          <table:table-cell office:value-type="float" office:value="339362890" calcext:value-type="float">
            <text:p>339362890</text:p>
          </table:table-cell>
          <table:table-cell office:value-type="float" office:value="377071434" calcext:value-type="float">
            <text:p>377071434</text:p>
          </table:table-cell>
          <table:table-cell office:value-type="float" office:value="254637126" calcext:value-type="float">
            <text:p>254637126</text:p>
          </table:table-cell>
          <table:table-cell office:value-type="float" office:value="437977321" calcext:value-type="float">
            <text:p>437977321</text:p>
          </table:table-cell>
          <table:table-cell office:value-type="float" office:value="774550238" calcext:value-type="float">
            <text:p>774550238</text:p>
          </table:table-cell>
          <table:table-cell office:value-type="float" office:value="110533472" calcext:value-type="float">
            <text:p>110533472</text:p>
          </table:table-cell>
          <table:table-cell office:value-type="float" office:value="816178958" calcext:value-type="float">
            <text:p>816178958</text:p>
          </table:table-cell>
          <table:table-cell office:value-type="float" office:value="888396320" calcext:value-type="float">
            <text:p>888396320</text:p>
          </table:table-cell>
          <table:table-cell office:value-type="float" office:value="534557428" calcext:value-type="float">
            <text:p>534557428</text:p>
          </table:table-cell>
          <table:table-cell office:value-type="float" office:value="538549851" calcext:value-type="float">
            <text:p>538549851</text:p>
          </table:table-cell>
          <table:table-cell office:value-type="float" office:value="517231620" calcext:value-type="float">
            <text:p>517231620</text:p>
          </table:table-cell>
          <table:table-cell office:value-type="float" office:value="725502274" calcext:value-type="float">
            <text:p>725502274</text:p>
          </table:table-cell>
          <table:table-cell office:value-type="float" office:value="363910613" calcext:value-type="float">
            <text:p>363910613</text:p>
          </table:table-cell>
          <table:table-cell office:value-type="float" office:value="973577338" calcext:value-type="float">
            <text:p>973577338</text:p>
          </table:table-cell>
          <table:table-cell office:value-type="float" office:value="266951587" calcext:value-type="float">
            <text:p>266951587</text:p>
          </table:table-cell>
          <table:table-cell office:value-type="float" office:value="451750952" calcext:value-type="float">
            <text:p>451750952</text:p>
          </table:table-cell>
          <table:table-cell office:value-type="float" office:value="887483747" calcext:value-type="float">
            <text:p>887483747</text:p>
          </table:table-cell>
          <table:table-cell office:value-type="float" office:value="323146028" calcext:value-type="float">
            <text:p>323146028</text:p>
          </table:table-cell>
          <table:table-cell office:value-type="float" office:value="593692001" calcext:value-type="float">
            <text:p>593692001</text:p>
          </table:table-cell>
          <table:table-cell office:value-type="float" office:value="431235219" calcext:value-type="float">
            <text:p>431235219</text:p>
          </table:table-cell>
          <table:table-cell office:value-type="float" office:value="822703057" calcext:value-type="float">
            <text:p>822703057</text:p>
          </table:table-cell>
          <table:table-cell office:value-type="float" office:value="415735915" calcext:value-type="float">
            <text:p>415735915</text:p>
          </table:table-cell>
          <table:table-cell office:value-type="float" office:value="951512855" calcext:value-type="float">
            <text:p>951512855</text:p>
          </table:table-cell>
          <table:table-cell office:value-type="float" office:value="690599626" calcext:value-type="float">
            <text:p>690599626</text:p>
          </table:table-cell>
          <table:table-cell office:value-type="float" office:value="393566823" calcext:value-type="float">
            <text:p>393566823</text:p>
          </table:table-cell>
          <table:table-cell office:value-type="float" office:value="911776789" calcext:value-type="float">
            <text:p>911776789</text:p>
          </table:table-cell>
        </table:table-row>
        <table:table-row table:style-name="ro1">
          <table:table-cell office:value-type="float" office:value="485531492" calcext:value-type="float">
            <text:p>485531492</text:p>
          </table:table-cell>
          <table:table-cell office:value-type="float" office:value="539885387" calcext:value-type="float">
            <text:p>539885387</text:p>
          </table:table-cell>
          <table:table-cell office:value-type="float" office:value="257060499" calcext:value-type="float">
            <text:p>257060499</text:p>
          </table:table-cell>
          <table:table-cell office:value-type="float" office:value="413883701" calcext:value-type="float">
            <text:p>413883701</text:p>
          </table:table-cell>
          <table:table-cell office:value-type="float" office:value="257323395" calcext:value-type="float">
            <text:p>257323395</text:p>
          </table:table-cell>
          <table:table-cell office:value-type="float" office:value="291651793" calcext:value-type="float">
            <text:p>291651793</text:p>
          </table:table-cell>
          <table:table-cell office:value-type="float" office:value="503932399" calcext:value-type="float">
            <text:p>503932399</text:p>
          </table:table-cell>
          <table:table-cell office:value-type="float" office:value="865413109" calcext:value-type="float">
            <text:p>865413109</text:p>
          </table:table-cell>
          <table:table-cell office:value-type="float" office:value="575081472" calcext:value-type="float">
            <text:p>575081472</text:p>
          </table:table-cell>
          <table:table-cell office:value-type="float" office:value="753904957" calcext:value-type="float">
            <text:p>753904957</text:p>
          </table:table-cell>
          <table:table-cell office:value-type="float" office:value="529916965" calcext:value-type="float">
            <text:p>529916965</text:p>
          </table:table-cell>
          <table:table-cell office:value-type="float" office:value="540104366" calcext:value-type="float">
            <text:p>540104366</text:p>
          </table:table-cell>
          <table:table-cell office:value-type="float" office:value="401920463" calcext:value-type="float">
            <text:p>401920463</text:p>
          </table:table-cell>
          <table:table-cell office:value-type="float" office:value="889050052" calcext:value-type="float">
            <text:p>889050052</text:p>
          </table:table-cell>
          <table:table-cell office:value-type="float" office:value="939667773" calcext:value-type="float">
            <text:p>939667773</text:p>
          </table:table-cell>
          <table:table-cell office:value-type="float" office:value="519823718" calcext:value-type="float">
            <text:p>519823718</text:p>
          </table:table-cell>
          <table:table-cell office:value-type="float" office:value="275123320" calcext:value-type="float">
            <text:p>275123320</text:p>
          </table:table-cell>
          <table:table-cell office:value-type="float" office:value="739173179" calcext:value-type="float">
            <text:p>739173179</text:p>
          </table:table-cell>
          <table:table-cell office:value-type="float" office:value="884078862" calcext:value-type="float">
            <text:p>884078862</text:p>
          </table:table-cell>
          <table:table-cell office:value-type="float" office:value="509245675" calcext:value-type="float">
            <text:p>509245675</text:p>
          </table:table-cell>
          <table:table-cell office:value-type="float" office:value="387788567" calcext:value-type="float">
            <text:p>387788567</text:p>
          </table:table-cell>
          <table:table-cell office:value-type="float" office:value="460939101" calcext:value-type="float">
            <text:p>460939101</text:p>
          </table:table-cell>
          <table:table-cell office:value-type="float" office:value="273458198" calcext:value-type="float">
            <text:p>273458198</text:p>
          </table:table-cell>
          <table:table-cell office:value-type="float" office:value="805153014" calcext:value-type="float">
            <text:p>805153014</text:p>
          </table:table-cell>
          <table:table-cell office:value-type="float" office:value="580160770" calcext:value-type="float">
            <text:p>580160770</text:p>
          </table:table-cell>
          <table:table-cell office:value-type="float" office:value="572223045" calcext:value-type="float">
            <text:p>572223045</text:p>
          </table:table-cell>
          <table:table-cell office:value-type="float" office:value="970130479" calcext:value-type="float">
            <text:p>970130479</text:p>
          </table:table-cell>
          <table:table-cell office:value-type="float" office:value="334690028" calcext:value-type="float">
            <text:p>334690028</text:p>
          </table:table-cell>
          <table:table-cell office:value-type="float" office:value="291705098" calcext:value-type="float">
            <text:p>291705098</text:p>
          </table:table-cell>
          <table:table-cell office:value-type="float" office:value="843716769" calcext:value-type="float">
            <text:p>843716769</text:p>
          </table:table-cell>
          <table:table-cell office:value-type="float" office:value="212048222" calcext:value-type="float">
            <text:p>212048222</text:p>
          </table:table-cell>
          <table:table-cell office:value-type="float" office:value="167024644" calcext:value-type="float">
            <text:p>167024644</text:p>
          </table:table-cell>
        </table:table-row>
        <table:table-row table:style-name="ro1">
          <table:table-cell office:value-type="float" office:value="968319627" calcext:value-type="float">
            <text:p>968319627</text:p>
          </table:table-cell>
          <table:table-cell office:value-type="float" office:value="339600900" calcext:value-type="float">
            <text:p>339600900</text:p>
          </table:table-cell>
          <table:table-cell office:value-type="float" office:value="436096085" calcext:value-type="float">
            <text:p>436096085</text:p>
          </table:table-cell>
          <table:table-cell office:value-type="float" office:value="726884270" calcext:value-type="float">
            <text:p>726884270</text:p>
          </table:table-cell>
          <table:table-cell office:value-type="float" office:value="160472523" calcext:value-type="float">
            <text:p>160472523</text:p>
          </table:table-cell>
          <table:table-cell office:value-type="float" office:value="369149968" calcext:value-type="float">
            <text:p>369149968</text:p>
          </table:table-cell>
          <table:table-cell office:value-type="float" office:value="310180558" calcext:value-type="float">
            <text:p>310180558</text:p>
          </table:table-cell>
          <table:table-cell office:value-type="float" office:value="229397210" calcext:value-type="float">
            <text:p>229397210</text:p>
          </table:table-cell>
          <table:table-cell office:value-type="float" office:value="203982718" calcext:value-type="float">
            <text:p>203982718</text:p>
          </table:table-cell>
          <table:table-cell office:value-type="float" office:value="410100203" calcext:value-type="float">
            <text:p>410100203</text:p>
          </table:table-cell>
          <table:table-cell office:value-type="float" office:value="449481356" calcext:value-type="float">
            <text:p>449481356</text:p>
          </table:table-cell>
          <table:table-cell office:value-type="float" office:value="871856527" calcext:value-type="float">
            <text:p>871856527</text:p>
          </table:table-cell>
          <table:table-cell office:value-type="float" office:value="279130214" calcext:value-type="float">
            <text:p>279130214</text:p>
          </table:table-cell>
          <table:table-cell office:value-type="float" office:value="800342256" calcext:value-type="float">
            <text:p>800342256</text:p>
          </table:table-cell>
          <table:table-cell office:value-type="float" office:value="182993454" calcext:value-type="float">
            <text:p>182993454</text:p>
          </table:table-cell>
          <table:table-cell office:value-type="float" office:value="682119959" calcext:value-type="float">
            <text:p>682119959</text:p>
          </table:table-cell>
          <table:table-cell office:value-type="float" office:value="782355691" calcext:value-type="float">
            <text:p>782355691</text:p>
          </table:table-cell>
          <table:table-cell office:value-type="float" office:value="856874212" calcext:value-type="float">
            <text:p>856874212</text:p>
          </table:table-cell>
          <table:table-cell office:value-type="float" office:value="323850462" calcext:value-type="float">
            <text:p>323850462</text:p>
          </table:table-cell>
          <table:table-cell office:value-type="float" office:value="227965609" calcext:value-type="float">
            <text:p>227965609</text:p>
          </table:table-cell>
          <table:table-cell office:value-type="float" office:value="763474594" calcext:value-type="float">
            <text:p>763474594</text:p>
          </table:table-cell>
          <table:table-cell office:value-type="float" office:value="255212351" calcext:value-type="float">
            <text:p>255212351</text:p>
          </table:table-cell>
          <table:table-cell office:value-type="float" office:value="469768565" calcext:value-type="float">
            <text:p>469768565</text:p>
          </table:table-cell>
          <table:table-cell office:value-type="float" office:value="615852844" calcext:value-type="float">
            <text:p>615852844</text:p>
          </table:table-cell>
          <table:table-cell office:value-type="float" office:value="123297276" calcext:value-type="float">
            <text:p>123297276</text:p>
          </table:table-cell>
          <table:table-cell office:value-type="float" office:value="143837920" calcext:value-type="float">
            <text:p>143837920</text:p>
          </table:table-cell>
          <table:table-cell office:value-type="float" office:value="190268155" calcext:value-type="float">
            <text:p>190268155</text:p>
          </table:table-cell>
          <table:table-cell office:value-type="float" office:value="688858188" calcext:value-type="float">
            <text:p>688858188</text:p>
          </table:table-cell>
          <table:table-cell office:value-type="float" office:value="194705626" calcext:value-type="float">
            <text:p>194705626</text:p>
          </table:table-cell>
          <table:table-cell office:value-type="float" office:value="393004248" calcext:value-type="float">
            <text:p>393004248</text:p>
          </table:table-cell>
          <table:table-cell office:value-type="float" office:value="614850691" calcext:value-type="float">
            <text:p>614850691</text:p>
          </table:table-cell>
          <table:table-cell office:value-type="float" office:value="670178702" calcext:value-type="float">
            <text:p>670178702</text:p>
          </table:table-cell>
        </table:table-row>
        <table:table-row table:style-name="ro1">
          <table:table-cell office:value-type="float" office:value="397336640" calcext:value-type="float">
            <text:p>397336640</text:p>
          </table:table-cell>
          <table:table-cell office:value-type="float" office:value="199528261" calcext:value-type="float">
            <text:p>199528261</text:p>
          </table:table-cell>
          <table:table-cell office:value-type="float" office:value="757354916" calcext:value-type="float">
            <text:p>757354916</text:p>
          </table:table-cell>
          <table:table-cell office:value-type="float" office:value="547669244" calcext:value-type="float">
            <text:p>547669244</text:p>
          </table:table-cell>
          <table:table-cell office:value-type="float" office:value="905224093" calcext:value-type="float">
            <text:p>905224093</text:p>
          </table:table-cell>
          <table:table-cell office:value-type="float" office:value="658158679" calcext:value-type="float">
            <text:p>658158679</text:p>
          </table:table-cell>
          <table:table-cell office:value-type="float" office:value="421409571" calcext:value-type="float">
            <text:p>421409571</text:p>
          </table:table-cell>
          <table:table-cell office:value-type="float" office:value="903464096" calcext:value-type="float">
            <text:p>903464096</text:p>
          </table:table-cell>
          <table:table-cell office:value-type="float" office:value="794634852" calcext:value-type="float">
            <text:p>794634852</text:p>
          </table:table-cell>
          <table:table-cell office:value-type="float" office:value="427296006" calcext:value-type="float">
            <text:p>427296006</text:p>
          </table:table-cell>
          <table:table-cell office:value-type="float" office:value="415644672" calcext:value-type="float">
            <text:p>415644672</text:p>
          </table:table-cell>
          <table:table-cell office:value-type="float" office:value="548772753" calcext:value-type="float">
            <text:p>548772753</text:p>
          </table:table-cell>
          <table:table-cell office:value-type="float" office:value="804339306" calcext:value-type="float">
            <text:p>804339306</text:p>
          </table:table-cell>
          <table:table-cell office:value-type="float" office:value="403884953" calcext:value-type="float">
            <text:p>403884953</text:p>
          </table:table-cell>
          <table:table-cell office:value-type="float" office:value="192476045" calcext:value-type="float">
            <text:p>192476045</text:p>
          </table:table-cell>
          <table:table-cell office:value-type="float" office:value="748272001" calcext:value-type="float">
            <text:p>748272001</text:p>
          </table:table-cell>
          <table:table-cell office:value-type="float" office:value="521315301" calcext:value-type="float">
            <text:p>521315301</text:p>
          </table:table-cell>
          <table:table-cell office:value-type="float" office:value="669065952" calcext:value-type="float">
            <text:p>669065952</text:p>
          </table:table-cell>
          <table:table-cell office:value-type="float" office:value="951816775" calcext:value-type="float">
            <text:p>951816775</text:p>
          </table:table-cell>
          <table:table-cell office:value-type="float" office:value="421892302" calcext:value-type="float">
            <text:p>421892302</text:p>
          </table:table-cell>
          <table:table-cell office:value-type="float" office:value="455295809" calcext:value-type="float">
            <text:p>455295809</text:p>
          </table:table-cell>
          <table:table-cell office:value-type="float" office:value="491735591" calcext:value-type="float">
            <text:p>491735591</text:p>
          </table:table-cell>
          <table:table-cell office:value-type="float" office:value="723302859" calcext:value-type="float">
            <text:p>723302859</text:p>
          </table:table-cell>
          <table:table-cell office:value-type="float" office:value="692329408" calcext:value-type="float">
            <text:p>692329408</text:p>
          </table:table-cell>
          <table:table-cell office:value-type="float" office:value="504842834" calcext:value-type="float">
            <text:p>504842834</text:p>
          </table:table-cell>
          <table:table-cell office:value-type="float" office:value="405302896" calcext:value-type="float">
            <text:p>405302896</text:p>
          </table:table-cell>
          <table:table-cell office:value-type="float" office:value="698919951" calcext:value-type="float">
            <text:p>698919951</text:p>
          </table:table-cell>
          <table:table-cell office:value-type="float" office:value="250123080" calcext:value-type="float">
            <text:p>250123080</text:p>
          </table:table-cell>
          <table:table-cell office:value-type="float" office:value="130625693" calcext:value-type="float">
            <text:p>130625693</text:p>
          </table:table-cell>
          <table:table-cell office:value-type="float" office:value="119357567" calcext:value-type="float">
            <text:p>119357567</text:p>
          </table:table-cell>
          <table:table-cell office:value-type="float" office:value="624617851" calcext:value-type="float">
            <text:p>624617851</text:p>
          </table:table-cell>
          <table:table-cell office:value-type="float" office:value="468774737" calcext:value-type="float">
            <text:p>468774737</text:p>
          </table:table-cell>
        </table:table-row>
        <table:table-row table:style-name="ro1">
          <table:table-cell office:value-type="float" office:value="267264390" calcext:value-type="float">
            <text:p>267264390</text:p>
          </table:table-cell>
          <table:table-cell office:value-type="float" office:value="716587367" calcext:value-type="float">
            <text:p>716587367</text:p>
          </table:table-cell>
          <table:table-cell office:value-type="float" office:value="251970201" calcext:value-type="float">
            <text:p>251970201</text:p>
          </table:table-cell>
          <table:table-cell office:value-type="float" office:value="303856606" calcext:value-type="float">
            <text:p>303856606</text:p>
          </table:table-cell>
          <table:table-cell office:value-type="float" office:value="755286981" calcext:value-type="float">
            <text:p>755286981</text:p>
          </table:table-cell>
          <table:table-cell office:value-type="float" office:value="372591515" calcext:value-type="float">
            <text:p>372591515</text:p>
          </table:table-cell>
          <table:table-cell office:value-type="float" office:value="637720833" calcext:value-type="float">
            <text:p>637720833</text:p>
          </table:table-cell>
          <table:table-cell office:value-type="float" office:value="801112083" calcext:value-type="float">
            <text:p>801112083</text:p>
          </table:table-cell>
          <table:table-cell office:value-type="float" office:value="779706441" calcext:value-type="float">
            <text:p>779706441</text:p>
          </table:table-cell>
          <table:table-cell office:value-type="float" office:value="677214370" calcext:value-type="float">
            <text:p>677214370</text:p>
          </table:table-cell>
          <table:table-cell office:value-type="float" office:value="197197671" calcext:value-type="float">
            <text:p>197197671</text:p>
          </table:table-cell>
          <table:table-cell office:value-type="float" office:value="555733614" calcext:value-type="float">
            <text:p>555733614</text:p>
          </table:table-cell>
          <table:table-cell office:value-type="float" office:value="997216801" calcext:value-type="float">
            <text:p>997216801</text:p>
          </table:table-cell>
          <table:table-cell office:value-type="float" office:value="805338374" calcext:value-type="float">
            <text:p>805338374</text:p>
          </table:table-cell>
          <table:table-cell office:value-type="float" office:value="373944109" calcext:value-type="float">
            <text:p>373944109</text:p>
          </table:table-cell>
          <table:table-cell office:value-type="float" office:value="692364054" calcext:value-type="float">
            <text:p>692364054</text:p>
          </table:table-cell>
          <table:table-cell office:value-type="float" office:value="761193146" calcext:value-type="float">
            <text:p>761193146</text:p>
          </table:table-cell>
          <table:table-cell office:value-type="float" office:value="831545765" calcext:value-type="float">
            <text:p>831545765</text:p>
          </table:table-cell>
          <table:table-cell office:value-type="float" office:value="629345705" calcext:value-type="float">
            <text:p>629345705</text:p>
          </table:table-cell>
          <table:table-cell office:value-type="float" office:value="641517303" calcext:value-type="float">
            <text:p>641517303</text:p>
          </table:table-cell>
          <table:table-cell office:value-type="float" office:value="570850359" calcext:value-type="float">
            <text:p>570850359</text:p>
          </table:table-cell>
          <table:table-cell office:value-type="float" office:value="390100195" calcext:value-type="float">
            <text:p>390100195</text:p>
          </table:table-cell>
          <table:table-cell office:value-type="float" office:value="708382677" calcext:value-type="float">
            <text:p>708382677</text:p>
          </table:table-cell>
          <table:table-cell office:value-type="float" office:value="747756745" calcext:value-type="float">
            <text:p>747756745</text:p>
          </table:table-cell>
          <table:table-cell office:value-type="float" office:value="461735084" calcext:value-type="float">
            <text:p>461735084</text:p>
          </table:table-cell>
          <table:table-cell office:value-type="float" office:value="881244452" calcext:value-type="float">
            <text:p>881244452</text:p>
          </table:table-cell>
          <table:table-cell office:value-type="float" office:value="813851889" calcext:value-type="float">
            <text:p>813851889</text:p>
          </table:table-cell>
          <table:table-cell office:value-type="float" office:value="887464238" calcext:value-type="float">
            <text:p>887464238</text:p>
          </table:table-cell>
          <table:table-cell office:value-type="float" office:value="865104722" calcext:value-type="float">
            <text:p>865104722</text:p>
          </table:table-cell>
          <table:table-cell office:value-type="float" office:value="553323031" calcext:value-type="float">
            <text:p>553323031</text:p>
          </table:table-cell>
          <table:table-cell office:value-type="float" office:value="440539790" calcext:value-type="float">
            <text:p>440539790</text:p>
          </table:table-cell>
          <table:table-cell office:value-type="float" office:value="752287982" calcext:value-type="float">
            <text:p>752287982</text:p>
          </table:table-cell>
        </table:table-row>
        <table:table-row table:style-name="ro1">
          <table:table-cell office:value-type="float" office:value="444267176" calcext:value-type="float">
            <text:p>444267176</text:p>
          </table:table-cell>
          <table:table-cell office:value-type="float" office:value="882898248" calcext:value-type="float">
            <text:p>882898248</text:p>
          </table:table-cell>
          <table:table-cell office:value-type="float" office:value="114419196" calcext:value-type="float">
            <text:p>114419196</text:p>
          </table:table-cell>
          <table:table-cell office:value-type="float" office:value="614219161" calcext:value-type="float">
            <text:p>614219161</text:p>
          </table:table-cell>
          <table:table-cell office:value-type="float" office:value="447584918" calcext:value-type="float">
            <text:p>447584918</text:p>
          </table:table-cell>
          <table:table-cell office:value-type="float" office:value="355043126" calcext:value-type="float">
            <text:p>355043126</text:p>
          </table:table-cell>
          <table:table-cell office:value-type="float" office:value="609746099" calcext:value-type="float">
            <text:p>609746099</text:p>
          </table:table-cell>
          <table:table-cell office:value-type="float" office:value="348975078" calcext:value-type="float">
            <text:p>348975078</text:p>
          </table:table-cell>
          <table:table-cell office:value-type="float" office:value="350172606" calcext:value-type="float">
            <text:p>350172606</text:p>
          </table:table-cell>
          <table:table-cell office:value-type="float" office:value="636720738" calcext:value-type="float">
            <text:p>636720738</text:p>
          </table:table-cell>
          <table:table-cell office:value-type="float" office:value="684876916" calcext:value-type="float">
            <text:p>684876916</text:p>
          </table:table-cell>
          <table:table-cell office:value-type="float" office:value="810352067" calcext:value-type="float">
            <text:p>810352067</text:p>
          </table:table-cell>
          <table:table-cell office:value-type="float" office:value="192141802" calcext:value-type="float">
            <text:p>192141802</text:p>
          </table:table-cell>
          <table:table-cell office:value-type="float" office:value="223235735" calcext:value-type="float">
            <text:p>223235735</text:p>
          </table:table-cell>
          <table:table-cell office:value-type="float" office:value="785615586" calcext:value-type="float">
            <text:p>785615586</text:p>
          </table:table-cell>
          <table:table-cell office:value-type="float" office:value="341832995" calcext:value-type="float">
            <text:p>341832995</text:p>
          </table:table-cell>
          <table:table-cell office:value-type="float" office:value="676986568" calcext:value-type="float">
            <text:p>676986568</text:p>
          </table:table-cell>
          <table:table-cell office:value-type="float" office:value="434847919" calcext:value-type="float">
            <text:p>434847919</text:p>
          </table:table-cell>
          <table:table-cell office:value-type="float" office:value="324254456" calcext:value-type="float">
            <text:p>324254456</text:p>
          </table:table-cell>
          <table:table-cell office:value-type="float" office:value="473481472" calcext:value-type="float">
            <text:p>473481472</text:p>
          </table:table-cell>
          <table:table-cell office:value-type="float" office:value="915119498" calcext:value-type="float">
            <text:p>915119498</text:p>
          </table:table-cell>
          <table:table-cell office:value-type="float" office:value="176471675" calcext:value-type="float">
            <text:p>176471675</text:p>
          </table:table-cell>
          <table:table-cell office:value-type="float" office:value="194901943" calcext:value-type="float">
            <text:p>194901943</text:p>
          </table:table-cell>
          <table:table-cell office:value-type="float" office:value="292212854" calcext:value-type="float">
            <text:p>292212854</text:p>
          </table:table-cell>
          <table:table-cell office:value-type="float" office:value="827287572" calcext:value-type="float">
            <text:p>827287572</text:p>
          </table:table-cell>
          <table:table-cell office:value-type="float" office:value="427826387" calcext:value-type="float">
            <text:p>427826387</text:p>
          </table:table-cell>
          <table:table-cell office:value-type="float" office:value="887023687" calcext:value-type="float">
            <text:p>887023687</text:p>
          </table:table-cell>
          <table:table-cell office:value-type="float" office:value="384817909" calcext:value-type="float">
            <text:p>384817909</text:p>
          </table:table-cell>
          <table:table-cell office:value-type="float" office:value="917596616" calcext:value-type="float">
            <text:p>917596616</text:p>
          </table:table-cell>
          <table:table-cell office:value-type="float" office:value="371701415" calcext:value-type="float">
            <text:p>371701415</text:p>
          </table:table-cell>
          <table:table-cell office:value-type="float" office:value="170180289" calcext:value-type="float">
            <text:p>170180289</text:p>
          </table:table-cell>
          <table:table-cell office:value-type="float" office:value="107264204" calcext:value-type="float">
            <text:p>107264204</text:p>
          </table:table-cell>
        </table:table-row>
        <table:table-row table:style-name="ro1">
          <table:table-cell office:value-type="float" office:value="367201842" calcext:value-type="float">
            <text:p>367201842</text:p>
          </table:table-cell>
          <table:table-cell office:value-type="float" office:value="638212577" calcext:value-type="float">
            <text:p>638212577</text:p>
          </table:table-cell>
          <table:table-cell office:value-type="float" office:value="502492808" calcext:value-type="float">
            <text:p>502492808</text:p>
          </table:table-cell>
          <table:table-cell office:value-type="float" office:value="312117699" calcext:value-type="float">
            <text:p>312117699</text:p>
          </table:table-cell>
          <table:table-cell office:value-type="float" office:value="716849319" calcext:value-type="float">
            <text:p>716849319</text:p>
          </table:table-cell>
          <table:table-cell office:value-type="float" office:value="210392626" calcext:value-type="float">
            <text:p>210392626</text:p>
          </table:table-cell>
          <table:table-cell office:value-type="float" office:value="614115900" calcext:value-type="float">
            <text:p>614115900</text:p>
          </table:table-cell>
          <table:table-cell office:value-type="float" office:value="155723194" calcext:value-type="float">
            <text:p>155723194</text:p>
          </table:table-cell>
          <table:table-cell office:value-type="float" office:value="859551950" calcext:value-type="float">
            <text:p>859551950</text:p>
          </table:table-cell>
          <table:table-cell office:value-type="float" office:value="683426546" calcext:value-type="float">
            <text:p>683426546</text:p>
          </table:table-cell>
          <table:table-cell office:value-type="float" office:value="625362480" calcext:value-type="float">
            <text:p>625362480</text:p>
          </table:table-cell>
          <table:table-cell office:value-type="float" office:value="459171298" calcext:value-type="float">
            <text:p>459171298</text:p>
          </table:table-cell>
          <table:table-cell office:value-type="float" office:value="665265381" calcext:value-type="float">
            <text:p>665265381</text:p>
          </table:table-cell>
          <table:table-cell office:value-type="float" office:value="398173845" calcext:value-type="float">
            <text:p>398173845</text:p>
          </table:table-cell>
          <table:table-cell office:value-type="float" office:value="443318712" calcext:value-type="float">
            <text:p>443318712</text:p>
          </table:table-cell>
          <table:table-cell office:value-type="float" office:value="609565818" calcext:value-type="float">
            <text:p>609565818</text:p>
          </table:table-cell>
          <table:table-cell office:value-type="float" office:value="525096968" calcext:value-type="float">
            <text:p>525096968</text:p>
          </table:table-cell>
          <table:table-cell office:value-type="float" office:value="751176613" calcext:value-type="float">
            <text:p>751176613</text:p>
          </table:table-cell>
          <table:table-cell office:value-type="float" office:value="232869239" calcext:value-type="float">
            <text:p>232869239</text:p>
          </table:table-cell>
          <table:table-cell office:value-type="float" office:value="701227352" calcext:value-type="float">
            <text:p>701227352</text:p>
          </table:table-cell>
          <table:table-cell office:value-type="float" office:value="411653358" calcext:value-type="float">
            <text:p>411653358</text:p>
          </table:table-cell>
          <table:table-cell office:value-type="float" office:value="470085682" calcext:value-type="float">
            <text:p>470085682</text:p>
          </table:table-cell>
          <table:table-cell office:value-type="float" office:value="367248844" calcext:value-type="float">
            <text:p>367248844</text:p>
          </table:table-cell>
          <table:table-cell office:value-type="float" office:value="510409130" calcext:value-type="float">
            <text:p>510409130</text:p>
          </table:table-cell>
          <table:table-cell office:value-type="float" office:value="909570309" calcext:value-type="float">
            <text:p>909570309</text:p>
          </table:table-cell>
          <table:table-cell office:value-type="float" office:value="546120677" calcext:value-type="float">
            <text:p>546120677</text:p>
          </table:table-cell>
          <table:table-cell office:value-type="float" office:value="433602639" calcext:value-type="float">
            <text:p>433602639</text:p>
          </table:table-cell>
          <table:table-cell office:value-type="float" office:value="615363679" calcext:value-type="float">
            <text:p>615363679</text:p>
          </table:table-cell>
          <table:table-cell office:value-type="float" office:value="858962585" calcext:value-type="float">
            <text:p>858962585</text:p>
          </table:table-cell>
          <table:table-cell office:value-type="float" office:value="716467933" calcext:value-type="float">
            <text:p>716467933</text:p>
          </table:table-cell>
          <table:table-cell office:value-type="float" office:value="888057929" calcext:value-type="float">
            <text:p>888057929</text:p>
          </table:table-cell>
          <table:table-cell office:value-type="float" office:value="623166392" calcext:value-type="float">
            <text:p>623166392</text:p>
          </table:table-cell>
        </table:table-row>
        <table:table-row table:style-name="ro1">
          <table:table-cell office:value-type="float" office:value="759241946" calcext:value-type="float">
            <text:p>759241946</text:p>
          </table:table-cell>
          <table:table-cell office:value-type="float" office:value="814246822" calcext:value-type="float">
            <text:p>814246822</text:p>
          </table:table-cell>
          <table:table-cell office:value-type="float" office:value="548608953" calcext:value-type="float">
            <text:p>548608953</text:p>
          </table:table-cell>
          <table:table-cell office:value-type="float" office:value="592653750" calcext:value-type="float">
            <text:p>592653750</text:p>
          </table:table-cell>
          <table:table-cell office:value-type="float" office:value="210305334" calcext:value-type="float">
            <text:p>210305334</text:p>
          </table:table-cell>
          <table:table-cell office:value-type="float" office:value="429786669" calcext:value-type="float">
            <text:p>429786669</text:p>
          </table:table-cell>
          <table:table-cell office:value-type="float" office:value="566569995" calcext:value-type="float">
            <text:p>566569995</text:p>
          </table:table-cell>
          <table:table-cell office:value-type="float" office:value="917883863" calcext:value-type="float">
            <text:p>917883863</text:p>
          </table:table-cell>
          <table:table-cell office:value-type="float" office:value="737498840" calcext:value-type="float">
            <text:p>737498840</text:p>
          </table:table-cell>
          <table:table-cell office:value-type="float" office:value="556242191" calcext:value-type="float">
            <text:p>556242191</text:p>
          </table:table-cell>
          <table:table-cell office:value-type="float" office:value="605855304" calcext:value-type="float">
            <text:p>605855304</text:p>
          </table:table-cell>
          <table:table-cell office:value-type="float" office:value="780688759" calcext:value-type="float">
            <text:p>780688759</text:p>
          </table:table-cell>
          <table:table-cell office:value-type="float" office:value="632440667" calcext:value-type="float">
            <text:p>632440667</text:p>
          </table:table-cell>
          <table:table-cell office:value-type="float" office:value="286995991" calcext:value-type="float">
            <text:p>286995991</text:p>
          </table:table-cell>
          <table:table-cell office:value-type="float" office:value="402734941" calcext:value-type="float">
            <text:p>402734941</text:p>
          </table:table-cell>
          <table:table-cell office:value-type="float" office:value="612123661" calcext:value-type="float">
            <text:p>612123661</text:p>
          </table:table-cell>
          <table:table-cell office:value-type="float" office:value="907762464" calcext:value-type="float">
            <text:p>907762464</text:p>
          </table:table-cell>
          <table:table-cell office:value-type="float" office:value="372493114" calcext:value-type="float">
            <text:p>372493114</text:p>
          </table:table-cell>
          <table:table-cell office:value-type="float" office:value="867360375" calcext:value-type="float">
            <text:p>867360375</text:p>
          </table:table-cell>
          <table:table-cell office:value-type="float" office:value="135350828" calcext:value-type="float">
            <text:p>135350828</text:p>
          </table:table-cell>
          <table:table-cell office:value-type="float" office:value="363608859" calcext:value-type="float">
            <text:p>363608859</text:p>
          </table:table-cell>
          <table:table-cell office:value-type="float" office:value="798363829" calcext:value-type="float">
            <text:p>798363829</text:p>
          </table:table-cell>
          <table:table-cell office:value-type="float" office:value="811390707" calcext:value-type="float">
            <text:p>811390707</text:p>
          </table:table-cell>
          <table:table-cell office:value-type="float" office:value="987178806" calcext:value-type="float">
            <text:p>987178806</text:p>
          </table:table-cell>
          <table:table-cell office:value-type="float" office:value="196211577" calcext:value-type="float">
            <text:p>196211577</text:p>
          </table:table-cell>
          <table:table-cell office:value-type="float" office:value="504603853" calcext:value-type="float">
            <text:p>504603853</text:p>
          </table:table-cell>
          <table:table-cell office:value-type="float" office:value="509220213" calcext:value-type="float">
            <text:p>509220213</text:p>
          </table:table-cell>
          <table:table-cell office:value-type="float" office:value="137675718" calcext:value-type="float">
            <text:p>137675718</text:p>
          </table:table-cell>
          <table:table-cell office:value-type="float" office:value="120786370" calcext:value-type="float">
            <text:p>120786370</text:p>
          </table:table-cell>
          <table:table-cell office:value-type="float" office:value="609026780" calcext:value-type="float">
            <text:p>609026780</text:p>
          </table:table-cell>
          <table:table-cell office:value-type="float" office:value="332415020" calcext:value-type="float">
            <text:p>332415020</text:p>
          </table:table-cell>
          <table:table-cell office:value-type="float" office:value="750373281" calcext:value-type="float">
            <text:p>750373281</text:p>
          </table:table-cell>
        </table:table-row>
        <table:table-row table:style-name="ro1">
          <table:table-cell office:value-type="float" office:value="467044589" calcext:value-type="float">
            <text:p>467044589</text:p>
          </table:table-cell>
          <table:table-cell office:value-type="float" office:value="127957883" calcext:value-type="float">
            <text:p>127957883</text:p>
          </table:table-cell>
          <table:table-cell office:value-type="float" office:value="988169394" calcext:value-type="float">
            <text:p>988169394</text:p>
          </table:table-cell>
          <table:table-cell office:value-type="float" office:value="766272888" calcext:value-type="float">
            <text:p>766272888</text:p>
          </table:table-cell>
          <table:table-cell office:value-type="float" office:value="140212953" calcext:value-type="float">
            <text:p>140212953</text:p>
          </table:table-cell>
          <table:table-cell office:value-type="float" office:value="544606526" calcext:value-type="float">
            <text:p>544606526</text:p>
          </table:table-cell>
          <table:table-cell office:value-type="float" office:value="428948090" calcext:value-type="float">
            <text:p>428948090</text:p>
          </table:table-cell>
          <table:table-cell office:value-type="float" office:value="659787657" calcext:value-type="float">
            <text:p>659787657</text:p>
          </table:table-cell>
          <table:table-cell office:value-type="float" office:value="184825339" calcext:value-type="float">
            <text:p>184825339</text:p>
          </table:table-cell>
          <table:table-cell office:value-type="float" office:value="619789852" calcext:value-type="float">
            <text:p>619789852</text:p>
          </table:table-cell>
          <table:table-cell office:value-type="float" office:value="690066943" calcext:value-type="float">
            <text:p>690066943</text:p>
          </table:table-cell>
          <table:table-cell office:value-type="float" office:value="925043611" calcext:value-type="float">
            <text:p>925043611</text:p>
          </table:table-cell>
          <table:table-cell office:value-type="float" office:value="146747245" calcext:value-type="float">
            <text:p>146747245</text:p>
          </table:table-cell>
          <table:table-cell office:value-type="float" office:value="200660451" calcext:value-type="float">
            <text:p>200660451</text:p>
          </table:table-cell>
          <table:table-cell office:value-type="float" office:value="138713552" calcext:value-type="float">
            <text:p>138713552</text:p>
          </table:table-cell>
          <table:table-cell office:value-type="float" office:value="502897959" calcext:value-type="float">
            <text:p>502897959</text:p>
          </table:table-cell>
          <table:table-cell office:value-type="float" office:value="219347317" calcext:value-type="float">
            <text:p>219347317</text:p>
          </table:table-cell>
          <table:table-cell office:value-type="float" office:value="810080056" calcext:value-type="float">
            <text:p>810080056</text:p>
          </table:table-cell>
          <table:table-cell office:value-type="float" office:value="884621413" calcext:value-type="float">
            <text:p>884621413</text:p>
          </table:table-cell>
          <table:table-cell office:value-type="float" office:value="324940908" calcext:value-type="float">
            <text:p>324940908</text:p>
          </table:table-cell>
          <table:table-cell office:value-type="float" office:value="113830976" calcext:value-type="float">
            <text:p>113830976</text:p>
          </table:table-cell>
          <table:table-cell office:value-type="float" office:value="807496219" calcext:value-type="float">
            <text:p>807496219</text:p>
          </table:table-cell>
          <table:table-cell office:value-type="float" office:value="211627431" calcext:value-type="float">
            <text:p>211627431</text:p>
          </table:table-cell>
          <table:table-cell office:value-type="float" office:value="259910291" calcext:value-type="float">
            <text:p>259910291</text:p>
          </table:table-cell>
          <table:table-cell office:value-type="float" office:value="113400803" calcext:value-type="float">
            <text:p>113400803</text:p>
          </table:table-cell>
          <table:table-cell office:value-type="float" office:value="250664755" calcext:value-type="float">
            <text:p>250664755</text:p>
          </table:table-cell>
          <table:table-cell office:value-type="float" office:value="212530904" calcext:value-type="float">
            <text:p>212530904</text:p>
          </table:table-cell>
          <table:table-cell office:value-type="float" office:value="810095126" calcext:value-type="float">
            <text:p>810095126</text:p>
          </table:table-cell>
          <table:table-cell office:value-type="float" office:value="377519571" calcext:value-type="float">
            <text:p>377519571</text:p>
          </table:table-cell>
          <table:table-cell office:value-type="float" office:value="428141633" calcext:value-type="float">
            <text:p>428141633</text:p>
          </table:table-cell>
          <table:table-cell office:value-type="float" office:value="631893083" calcext:value-type="float">
            <text:p>631893083</text:p>
          </table:table-cell>
          <table:table-cell office:value-type="float" office:value="454418996" calcext:value-type="float">
            <text:p>454418996</text:p>
          </table:table-cell>
        </table:table-row>
        <table:table-row table:style-name="ro1">
          <table:table-cell office:value-type="float" office:value="793854293" calcext:value-type="float">
            <text:p>793854293</text:p>
          </table:table-cell>
          <table:table-cell office:value-type="float" office:value="104842374" calcext:value-type="float">
            <text:p>104842374</text:p>
          </table:table-cell>
          <table:table-cell office:value-type="float" office:value="842042017" calcext:value-type="float">
            <text:p>842042017</text:p>
          </table:table-cell>
          <table:table-cell office:value-type="float" office:value="392740770" calcext:value-type="float">
            <text:p>392740770</text:p>
          </table:table-cell>
          <table:table-cell office:value-type="float" office:value="946200110" calcext:value-type="float">
            <text:p>946200110</text:p>
          </table:table-cell>
          <table:table-cell office:value-type="float" office:value="876118307" calcext:value-type="float">
            <text:p>876118307</text:p>
          </table:table-cell>
          <table:table-cell office:value-type="float" office:value="805465310" calcext:value-type="float">
            <text:p>805465310</text:p>
          </table:table-cell>
          <table:table-cell office:value-type="float" office:value="744079391" calcext:value-type="float">
            <text:p>744079391</text:p>
          </table:table-cell>
          <table:table-cell office:value-type="float" office:value="660274697" calcext:value-type="float">
            <text:p>660274697</text:p>
          </table:table-cell>
          <table:table-cell office:value-type="float" office:value="541922237" calcext:value-type="float">
            <text:p>541922237</text:p>
          </table:table-cell>
          <table:table-cell office:value-type="float" office:value="292272457" calcext:value-type="float">
            <text:p>292272457</text:p>
          </table:table-cell>
          <table:table-cell office:value-type="float" office:value="168225338" calcext:value-type="float">
            <text:p>168225338</text:p>
          </table:table-cell>
          <table:table-cell office:value-type="float" office:value="314316635" calcext:value-type="float">
            <text:p>314316635</text:p>
          </table:table-cell>
          <table:table-cell office:value-type="float" office:value="575079479" calcext:value-type="float">
            <text:p>575079479</text:p>
          </table:table-cell>
          <table:table-cell office:value-type="float" office:value="208293719" calcext:value-type="float">
            <text:p>208293719</text:p>
          </table:table-cell>
          <table:table-cell office:value-type="float" office:value="265665800" calcext:value-type="float">
            <text:p>265665800</text:p>
          </table:table-cell>
          <table:table-cell office:value-type="float" office:value="925185528" calcext:value-type="float">
            <text:p>925185528</text:p>
          </table:table-cell>
          <table:table-cell office:value-type="float" office:value="382956575" calcext:value-type="float">
            <text:p>382956575</text:p>
          </table:table-cell>
          <table:table-cell office:value-type="float" office:value="318705710" calcext:value-type="float">
            <text:p>318705710</text:p>
          </table:table-cell>
          <table:table-cell office:value-type="float" office:value="977743085" calcext:value-type="float">
            <text:p>977743085</text:p>
          </table:table-cell>
          <table:table-cell office:value-type="float" office:value="902253634" calcext:value-type="float">
            <text:p>902253634</text:p>
          </table:table-cell>
          <table:table-cell office:value-type="float" office:value="974664571" calcext:value-type="float">
            <text:p>974664571</text:p>
          </table:table-cell>
          <table:table-cell office:value-type="float" office:value="835864740" calcext:value-type="float">
            <text:p>835864740</text:p>
          </table:table-cell>
          <table:table-cell office:value-type="float" office:value="978512461" calcext:value-type="float">
            <text:p>978512461</text:p>
          </table:table-cell>
          <table:table-cell office:value-type="float" office:value="339300074" calcext:value-type="float">
            <text:p>339300074</text:p>
          </table:table-cell>
          <table:table-cell office:value-type="float" office:value="247756304" calcext:value-type="float">
            <text:p>247756304</text:p>
          </table:table-cell>
          <table:table-cell office:value-type="float" office:value="607316204" calcext:value-type="float">
            <text:p>607316204</text:p>
          </table:table-cell>
          <table:table-cell office:value-type="float" office:value="982280141" calcext:value-type="float">
            <text:p>982280141</text:p>
          </table:table-cell>
          <table:table-cell office:value-type="float" office:value="816691291" calcext:value-type="float">
            <text:p>816691291</text:p>
          </table:table-cell>
          <table:table-cell office:value-type="float" office:value="531929380" calcext:value-type="float">
            <text:p>531929380</text:p>
          </table:table-cell>
          <table:table-cell office:value-type="float" office:value="732518987" calcext:value-type="float">
            <text:p>732518987</text:p>
          </table:table-cell>
          <table:table-cell office:value-type="float" office:value="815325100" calcext:value-type="float">
            <text:p>815325100</text:p>
          </table:table-cell>
        </table:table-row>
        <table:table-row table:style-name="ro1">
          <table:table-cell office:value-type="float" office:value="312648706" calcext:value-type="float">
            <text:p>312648706</text:p>
          </table:table-cell>
          <table:table-cell office:value-type="float" office:value="694566229" calcext:value-type="float">
            <text:p>694566229</text:p>
          </table:table-cell>
          <table:table-cell office:value-type="float" office:value="170386870" calcext:value-type="float">
            <text:p>170386870</text:p>
          </table:table-cell>
          <table:table-cell office:value-type="float" office:value="386149479" calcext:value-type="float">
            <text:p>386149479</text:p>
          </table:table-cell>
          <table:table-cell office:value-type="float" office:value="843614866" calcext:value-type="float">
            <text:p>843614866</text:p>
          </table:table-cell>
          <table:table-cell office:value-type="float" office:value="754514468" calcext:value-type="float">
            <text:p>754514468</text:p>
          </table:table-cell>
          <table:table-cell office:value-type="float" office:value="439484672" calcext:value-type="float">
            <text:p>439484672</text:p>
          </table:table-cell>
          <table:table-cell office:value-type="float" office:value="228675251" calcext:value-type="float">
            <text:p>228675251</text:p>
          </table:table-cell>
          <table:table-cell office:value-type="float" office:value="931304957" calcext:value-type="float">
            <text:p>931304957</text:p>
          </table:table-cell>
          <table:table-cell office:value-type="float" office:value="417876415" calcext:value-type="float">
            <text:p>417876415</text:p>
          </table:table-cell>
          <table:table-cell office:value-type="float" office:value="765814946" calcext:value-type="float">
            <text:p>765814946</text:p>
          </table:table-cell>
          <table:table-cell office:value-type="float" office:value="740612620" calcext:value-type="float">
            <text:p>740612620</text:p>
          </table:table-cell>
          <table:table-cell office:value-type="float" office:value="571719797" calcext:value-type="float">
            <text:p>571719797</text:p>
          </table:table-cell>
          <table:table-cell office:value-type="float" office:value="353380083" calcext:value-type="float">
            <text:p>353380083</text:p>
          </table:table-cell>
          <table:table-cell office:value-type="float" office:value="115200408" calcext:value-type="float">
            <text:p>115200408</text:p>
          </table:table-cell>
          <table:table-cell office:value-type="float" office:value="509862899" calcext:value-type="float">
            <text:p>509862899</text:p>
          </table:table-cell>
          <table:table-cell office:value-type="float" office:value="522982959" calcext:value-type="float">
            <text:p>522982959</text:p>
          </table:table-cell>
          <table:table-cell office:value-type="float" office:value="629132688" calcext:value-type="float">
            <text:p>629132688</text:p>
          </table:table-cell>
          <table:table-cell office:value-type="float" office:value="897875432" calcext:value-type="float">
            <text:p>897875432</text:p>
          </table:table-cell>
          <table:table-cell office:value-type="float" office:value="863654376" calcext:value-type="float">
            <text:p>863654376</text:p>
          </table:table-cell>
          <table:table-cell office:value-type="float" office:value="189943445" calcext:value-type="float">
            <text:p>189943445</text:p>
          </table:table-cell>
          <table:table-cell office:value-type="float" office:value="618638090" calcext:value-type="float">
            <text:p>618638090</text:p>
          </table:table-cell>
          <table:table-cell office:value-type="float" office:value="188175046" calcext:value-type="float">
            <text:p>188175046</text:p>
          </table:table-cell>
          <table:table-cell office:value-type="float" office:value="313104775" calcext:value-type="float">
            <text:p>313104775</text:p>
          </table:table-cell>
          <table:table-cell office:value-type="float" office:value="260710709" calcext:value-type="float">
            <text:p>260710709</text:p>
          </table:table-cell>
          <table:table-cell office:value-type="float" office:value="260082461" calcext:value-type="float">
            <text:p>260082461</text:p>
          </table:table-cell>
          <table:table-cell office:value-type="float" office:value="941402824" calcext:value-type="float">
            <text:p>941402824</text:p>
          </table:table-cell>
          <table:table-cell office:value-type="float" office:value="114873632" calcext:value-type="float">
            <text:p>114873632</text:p>
          </table:table-cell>
          <table:table-cell office:value-type="float" office:value="572667198" calcext:value-type="float">
            <text:p>572667198</text:p>
          </table:table-cell>
          <table:table-cell office:value-type="float" office:value="853439608" calcext:value-type="float">
            <text:p>853439608</text:p>
          </table:table-cell>
          <table:table-cell office:value-type="float" office:value="183051620" calcext:value-type="float">
            <text:p>183051620</text:p>
          </table:table-cell>
          <table:table-cell office:value-type="float" office:value="195953754" calcext:value-type="float">
            <text:p>195953754</text:p>
          </table:table-cell>
        </table:table-row>
        <table:table-row table:style-name="ro1">
          <table:table-cell office:value-type="float" office:value="287863299" calcext:value-type="float">
            <text:p>287863299</text:p>
          </table:table-cell>
          <table:table-cell office:value-type="float" office:value="708686760" calcext:value-type="float">
            <text:p>708686760</text:p>
          </table:table-cell>
          <table:table-cell office:value-type="float" office:value="817781562" calcext:value-type="float">
            <text:p>817781562</text:p>
          </table:table-cell>
          <table:table-cell office:value-type="float" office:value="762540210" calcext:value-type="float">
            <text:p>762540210</text:p>
          </table:table-cell>
          <table:table-cell office:value-type="float" office:value="941196487" calcext:value-type="float">
            <text:p>941196487</text:p>
          </table:table-cell>
          <table:table-cell office:value-type="float" office:value="266392741" calcext:value-type="float">
            <text:p>266392741</text:p>
          </table:table-cell>
          <table:table-cell office:value-type="float" office:value="609270850" calcext:value-type="float">
            <text:p>609270850</text:p>
          </table:table-cell>
          <table:table-cell office:value-type="float" office:value="889492081" calcext:value-type="float">
            <text:p>889492081</text:p>
          </table:table-cell>
          <table:table-cell office:value-type="float" office:value="441222241" calcext:value-type="float">
            <text:p>441222241</text:p>
          </table:table-cell>
          <table:table-cell office:value-type="float" office:value="367816889" calcext:value-type="float">
            <text:p>367816889</text:p>
          </table:table-cell>
          <table:table-cell office:value-type="float" office:value="495192085" calcext:value-type="float">
            <text:p>495192085</text:p>
          </table:table-cell>
          <table:table-cell office:value-type="float" office:value="600843986" calcext:value-type="float">
            <text:p>600843986</text:p>
          </table:table-cell>
          <table:table-cell office:value-type="float" office:value="112661314" calcext:value-type="float">
            <text:p>112661314</text:p>
          </table:table-cell>
          <table:table-cell office:value-type="float" office:value="247578807" calcext:value-type="float">
            <text:p>247578807</text:p>
          </table:table-cell>
          <table:table-cell office:value-type="float" office:value="810457180" calcext:value-type="float">
            <text:p>810457180</text:p>
          </table:table-cell>
          <table:table-cell office:value-type="float" office:value="256767054" calcext:value-type="float">
            <text:p>256767054</text:p>
          </table:table-cell>
          <table:table-cell office:value-type="float" office:value="589242063" calcext:value-type="float">
            <text:p>589242063</text:p>
          </table:table-cell>
          <table:table-cell office:value-type="float" office:value="225857427" calcext:value-type="float">
            <text:p>225857427</text:p>
          </table:table-cell>
          <table:table-cell office:value-type="float" office:value="784727474" calcext:value-type="float">
            <text:p>784727474</text:p>
          </table:table-cell>
          <table:table-cell office:value-type="float" office:value="696933039" calcext:value-type="float">
            <text:p>696933039</text:p>
          </table:table-cell>
          <table:table-cell office:value-type="float" office:value="493288779" calcext:value-type="float">
            <text:p>493288779</text:p>
          </table:table-cell>
          <table:table-cell office:value-type="float" office:value="796607005" calcext:value-type="float">
            <text:p>796607005</text:p>
          </table:table-cell>
          <table:table-cell office:value-type="float" office:value="695981047" calcext:value-type="float">
            <text:p>695981047</text:p>
          </table:table-cell>
          <table:table-cell office:value-type="float" office:value="782595227" calcext:value-type="float">
            <text:p>782595227</text:p>
          </table:table-cell>
          <table:table-cell office:value-type="float" office:value="593196260" calcext:value-type="float">
            <text:p>593196260</text:p>
          </table:table-cell>
          <table:table-cell office:value-type="float" office:value="906061265" calcext:value-type="float">
            <text:p>906061265</text:p>
          </table:table-cell>
          <table:table-cell office:value-type="float" office:value="856498753" calcext:value-type="float">
            <text:p>856498753</text:p>
          </table:table-cell>
          <table:table-cell office:value-type="float" office:value="471506421" calcext:value-type="float">
            <text:p>471506421</text:p>
          </table:table-cell>
          <table:table-cell office:value-type="float" office:value="506414210" calcext:value-type="float">
            <text:p>506414210</text:p>
          </table:table-cell>
          <table:table-cell office:value-type="float" office:value="466984525" calcext:value-type="float">
            <text:p>466984525</text:p>
          </table:table-cell>
          <table:table-cell office:value-type="float" office:value="224798919" calcext:value-type="float">
            <text:p>224798919</text:p>
          </table:table-cell>
          <table:table-cell office:value-type="float" office:value="889004253" calcext:value-type="float">
            <text:p>889004253</text:p>
          </table:table-cell>
        </table:table-row>
        <table:table-row table:style-name="ro1">
          <table:table-cell office:value-type="float" office:value="760803264" calcext:value-type="float">
            <text:p>760803264</text:p>
          </table:table-cell>
          <table:table-cell office:value-type="float" office:value="695909551" calcext:value-type="float">
            <text:p>695909551</text:p>
          </table:table-cell>
          <table:table-cell office:value-type="float" office:value="105682576" calcext:value-type="float">
            <text:p>105682576</text:p>
          </table:table-cell>
          <table:table-cell office:value-type="float" office:value="519331897" calcext:value-type="float">
            <text:p>519331897</text:p>
          </table:table-cell>
          <table:table-cell office:value-type="float" office:value="505002828" calcext:value-type="float">
            <text:p>505002828</text:p>
          </table:table-cell>
          <table:table-cell office:value-type="float" office:value="890178848" calcext:value-type="float">
            <text:p>890178848</text:p>
          </table:table-cell>
          <table:table-cell office:value-type="float" office:value="596697422" calcext:value-type="float">
            <text:p>596697422</text:p>
          </table:table-cell>
          <table:table-cell office:value-type="float" office:value="230591231" calcext:value-type="float">
            <text:p>230591231</text:p>
          </table:table-cell>
          <table:table-cell office:value-type="float" office:value="582634561" calcext:value-type="float">
            <text:p>582634561</text:p>
          </table:table-cell>
          <table:table-cell office:value-type="float" office:value="209536814" calcext:value-type="float">
            <text:p>209536814</text:p>
          </table:table-cell>
          <table:table-cell office:value-type="float" office:value="135079281" calcext:value-type="float">
            <text:p>135079281</text:p>
          </table:table-cell>
          <table:table-cell office:value-type="float" office:value="669800788" calcext:value-type="float">
            <text:p>669800788</text:p>
          </table:table-cell>
          <table:table-cell office:value-type="float" office:value="751950006" calcext:value-type="float">
            <text:p>751950006</text:p>
          </table:table-cell>
          <table:table-cell office:value-type="float" office:value="619782846" calcext:value-type="float">
            <text:p>619782846</text:p>
          </table:table-cell>
          <table:table-cell office:value-type="float" office:value="623688485" calcext:value-type="float">
            <text:p>623688485</text:p>
          </table:table-cell>
          <table:table-cell office:value-type="float" office:value="176626147" calcext:value-type="float">
            <text:p>176626147</text:p>
          </table:table-cell>
          <table:table-cell office:value-type="float" office:value="565028143" calcext:value-type="float">
            <text:p>565028143</text:p>
          </table:table-cell>
          <table:table-cell office:value-type="float" office:value="375710475" calcext:value-type="float">
            <text:p>375710475</text:p>
          </table:table-cell>
          <table:table-cell office:value-type="float" office:value="171126421" calcext:value-type="float">
            <text:p>171126421</text:p>
          </table:table-cell>
          <table:table-cell office:value-type="float" office:value="629405641" calcext:value-type="float">
            <text:p>629405641</text:p>
          </table:table-cell>
          <table:table-cell office:value-type="float" office:value="496831996" calcext:value-type="float">
            <text:p>496831996</text:p>
          </table:table-cell>
          <table:table-cell office:value-type="float" office:value="993450426" calcext:value-type="float">
            <text:p>993450426</text:p>
          </table:table-cell>
          <table:table-cell office:value-type="float" office:value="933957125" calcext:value-type="float">
            <text:p>933957125</text:p>
          </table:table-cell>
          <table:table-cell office:value-type="float" office:value="738017882" calcext:value-type="float">
            <text:p>738017882</text:p>
          </table:table-cell>
          <table:table-cell office:value-type="float" office:value="109903820" calcext:value-type="float">
            <text:p>109903820</text:p>
          </table:table-cell>
          <table:table-cell office:value-type="float" office:value="830196345" calcext:value-type="float">
            <text:p>830196345</text:p>
          </table:table-cell>
          <table:table-cell office:value-type="float" office:value="869768035" calcext:value-type="float">
            <text:p>869768035</text:p>
          </table:table-cell>
          <table:table-cell office:value-type="float" office:value="399293962" calcext:value-type="float">
            <text:p>399293962</text:p>
          </table:table-cell>
          <table:table-cell office:value-type="float" office:value="384493590" calcext:value-type="float">
            <text:p>384493590</text:p>
          </table:table-cell>
          <table:table-cell office:value-type="float" office:value="928845120" calcext:value-type="float">
            <text:p>928845120</text:p>
          </table:table-cell>
          <table:table-cell office:value-type="float" office:value="472829824" calcext:value-type="float">
            <text:p>472829824</text:p>
          </table:table-cell>
          <table:table-cell office:value-type="float" office:value="976025377" calcext:value-type="float">
            <text:p>976025377</text:p>
          </table:table-cell>
        </table:table-row>
        <table:table-row table:style-name="ro1">
          <table:table-cell office:value-type="float" office:value="749381250" calcext:value-type="float">
            <text:p>749381250</text:p>
          </table:table-cell>
          <table:table-cell office:value-type="float" office:value="153498176" calcext:value-type="float">
            <text:p>153498176</text:p>
          </table:table-cell>
          <table:table-cell office:value-type="float" office:value="812873020" calcext:value-type="float">
            <text:p>812873020</text:p>
          </table:table-cell>
          <table:table-cell office:value-type="float" office:value="996428853" calcext:value-type="float">
            <text:p>996428853</text:p>
          </table:table-cell>
          <table:table-cell office:value-type="float" office:value="121662432" calcext:value-type="float">
            <text:p>121662432</text:p>
          </table:table-cell>
          <table:table-cell office:value-type="float" office:value="586023368" calcext:value-type="float">
            <text:p>586023368</text:p>
          </table:table-cell>
          <table:table-cell office:value-type="float" office:value="251596332" calcext:value-type="float">
            <text:p>251596332</text:p>
          </table:table-cell>
          <table:table-cell office:value-type="float" office:value="411247976" calcext:value-type="float">
            <text:p>411247976</text:p>
          </table:table-cell>
          <table:table-cell office:value-type="float" office:value="347650624" calcext:value-type="float">
            <text:p>347650624</text:p>
          </table:table-cell>
          <table:table-cell office:value-type="float" office:value="666445870" calcext:value-type="float">
            <text:p>666445870</text:p>
          </table:table-cell>
          <table:table-cell office:value-type="float" office:value="707223846" calcext:value-type="float">
            <text:p>707223846</text:p>
          </table:table-cell>
          <table:table-cell office:value-type="float" office:value="929407837" calcext:value-type="float">
            <text:p>929407837</text:p>
          </table:table-cell>
          <table:table-cell office:value-type="float" office:value="863639011" calcext:value-type="float">
            <text:p>863639011</text:p>
          </table:table-cell>
          <table:table-cell office:value-type="float" office:value="753127152" calcext:value-type="float">
            <text:p>753127152</text:p>
          </table:table-cell>
          <table:table-cell office:value-type="float" office:value="290176620" calcext:value-type="float">
            <text:p>290176620</text:p>
          </table:table-cell>
          <table:table-cell office:value-type="float" office:value="626661277" calcext:value-type="float">
            <text:p>626661277</text:p>
          </table:table-cell>
          <table:table-cell office:value-type="float" office:value="956700907" calcext:value-type="float">
            <text:p>956700907</text:p>
          </table:table-cell>
          <table:table-cell office:value-type="float" office:value="903771239" calcext:value-type="float">
            <text:p>903771239</text:p>
          </table:table-cell>
          <table:table-cell office:value-type="float" office:value="918397144" calcext:value-type="float">
            <text:p>918397144</text:p>
          </table:table-cell>
          <table:table-cell office:value-type="float" office:value="595406981" calcext:value-type="float">
            <text:p>595406981</text:p>
          </table:table-cell>
          <table:table-cell office:value-type="float" office:value="400443659" calcext:value-type="float">
            <text:p>400443659</text:p>
          </table:table-cell>
          <table:table-cell office:value-type="float" office:value="450982354" calcext:value-type="float">
            <text:p>450982354</text:p>
          </table:table-cell>
          <table:table-cell office:value-type="float" office:value="402618465" calcext:value-type="float">
            <text:p>402618465</text:p>
          </table:table-cell>
          <table:table-cell office:value-type="float" office:value="647700084" calcext:value-type="float">
            <text:p>647700084</text:p>
          </table:table-cell>
          <table:table-cell office:value-type="float" office:value="249598026" calcext:value-type="float">
            <text:p>249598026</text:p>
          </table:table-cell>
          <table:table-cell office:value-type="float" office:value="527874109" calcext:value-type="float">
            <text:p>527874109</text:p>
          </table:table-cell>
          <table:table-cell office:value-type="float" office:value="330848751" calcext:value-type="float">
            <text:p>330848751</text:p>
          </table:table-cell>
          <table:table-cell office:value-type="float" office:value="394122601" calcext:value-type="float">
            <text:p>394122601</text:p>
          </table:table-cell>
          <table:table-cell office:value-type="float" office:value="378226166" calcext:value-type="float">
            <text:p>378226166</text:p>
          </table:table-cell>
          <table:table-cell office:value-type="float" office:value="730863019" calcext:value-type="float">
            <text:p>730863019</text:p>
          </table:table-cell>
          <table:table-cell office:value-type="float" office:value="149101676" calcext:value-type="float">
            <text:p>149101676</text:p>
          </table:table-cell>
          <table:table-cell office:value-type="float" office:value="667589979" calcext:value-type="float">
            <text:p>667589979</text:p>
          </table:table-cell>
        </table:table-row>
        <table:table-row table:style-name="ro1">
          <table:table-cell office:value-type="float" office:value="591255987" calcext:value-type="float">
            <text:p>591255987</text:p>
          </table:table-cell>
          <table:table-cell office:value-type="float" office:value="513907793" calcext:value-type="float">
            <text:p>513907793</text:p>
          </table:table-cell>
          <table:table-cell office:value-type="float" office:value="392859642" calcext:value-type="float">
            <text:p>392859642</text:p>
          </table:table-cell>
          <table:table-cell office:value-type="float" office:value="284302480" calcext:value-type="float">
            <text:p>284302480</text:p>
          </table:table-cell>
          <table:table-cell office:value-type="float" office:value="373809874" calcext:value-type="float">
            <text:p>373809874</text:p>
          </table:table-cell>
          <table:table-cell office:value-type="float" office:value="215026524" calcext:value-type="float">
            <text:p>215026524</text:p>
          </table:table-cell>
          <table:table-cell office:value-type="float" office:value="743594640" calcext:value-type="float">
            <text:p>743594640</text:p>
          </table:table-cell>
          <table:table-cell office:value-type="float" office:value="432532035" calcext:value-type="float">
            <text:p>432532035</text:p>
          </table:table-cell>
          <table:table-cell office:value-type="float" office:value="577528537" calcext:value-type="float">
            <text:p>577528537</text:p>
          </table:table-cell>
          <table:table-cell office:value-type="float" office:value="457288279" calcext:value-type="float">
            <text:p>457288279</text:p>
          </table:table-cell>
          <table:table-cell office:value-type="float" office:value="576225209" calcext:value-type="float">
            <text:p>576225209</text:p>
          </table:table-cell>
          <table:table-cell office:value-type="float" office:value="696360728" calcext:value-type="float">
            <text:p>696360728</text:p>
          </table:table-cell>
          <table:table-cell office:value-type="float" office:value="103527876" calcext:value-type="float">
            <text:p>103527876</text:p>
          </table:table-cell>
          <table:table-cell office:value-type="float" office:value="996562028" calcext:value-type="float">
            <text:p>996562028</text:p>
          </table:table-cell>
          <table:table-cell office:value-type="float" office:value="826284713" calcext:value-type="float">
            <text:p>826284713</text:p>
          </table:table-cell>
          <table:table-cell office:value-type="float" office:value="429776957" calcext:value-type="float">
            <text:p>429776957</text:p>
          </table:table-cell>
          <table:table-cell office:value-type="float" office:value="683841401" calcext:value-type="float">
            <text:p>683841401</text:p>
          </table:table-cell>
          <table:table-cell office:value-type="float" office:value="648615658" calcext:value-type="float">
            <text:p>648615658</text:p>
          </table:table-cell>
          <table:table-cell office:value-type="float" office:value="441648821" calcext:value-type="float">
            <text:p>441648821</text:p>
          </table:table-cell>
          <table:table-cell office:value-type="float" office:value="601699810" calcext:value-type="float">
            <text:p>601699810</text:p>
          </table:table-cell>
          <table:table-cell office:value-type="float" office:value="703716194" calcext:value-type="float">
            <text:p>703716194</text:p>
          </table:table-cell>
          <table:table-cell office:value-type="float" office:value="649675476" calcext:value-type="float">
            <text:p>649675476</text:p>
          </table:table-cell>
          <table:table-cell office:value-type="float" office:value="888632711" calcext:value-type="float">
            <text:p>888632711</text:p>
          </table:table-cell>
          <table:table-cell office:value-type="float" office:value="333104321" calcext:value-type="float">
            <text:p>333104321</text:p>
          </table:table-cell>
          <table:table-cell office:value-type="float" office:value="814359511" calcext:value-type="float">
            <text:p>814359511</text:p>
          </table:table-cell>
          <table:table-cell office:value-type="float" office:value="890156564" calcext:value-type="float">
            <text:p>890156564</text:p>
          </table:table-cell>
          <table:table-cell office:value-type="float" office:value="166526957" calcext:value-type="float">
            <text:p>166526957</text:p>
          </table:table-cell>
          <table:table-cell office:value-type="float" office:value="316398642" calcext:value-type="float">
            <text:p>316398642</text:p>
          </table:table-cell>
          <table:table-cell office:value-type="float" office:value="699440219" calcext:value-type="float">
            <text:p>699440219</text:p>
          </table:table-cell>
          <table:table-cell office:value-type="float" office:value="915362367" calcext:value-type="float">
            <text:p>915362367</text:p>
          </table:table-cell>
          <table:table-cell office:value-type="float" office:value="938382539" calcext:value-type="float">
            <text:p>938382539</text:p>
          </table:table-cell>
          <table:table-cell office:value-type="float" office:value="755120446" calcext:value-type="float">
            <text:p>755120446</text:p>
          </table:table-cell>
        </table:table-row>
        <table:table-row table:style-name="ro1">
          <table:table-cell office:value-type="float" office:value="138067686" calcext:value-type="float">
            <text:p>138067686</text:p>
          </table:table-cell>
          <table:table-cell office:value-type="float" office:value="951020486" calcext:value-type="float">
            <text:p>951020486</text:p>
          </table:table-cell>
          <table:table-cell office:value-type="float" office:value="339838647" calcext:value-type="float">
            <text:p>339838647</text:p>
          </table:table-cell>
          <table:table-cell office:value-type="float" office:value="580557068" calcext:value-type="float">
            <text:p>580557068</text:p>
          </table:table-cell>
          <table:table-cell office:value-type="float" office:value="504794780" calcext:value-type="float">
            <text:p>504794780</text:p>
          </table:table-cell>
          <table:table-cell office:value-type="float" office:value="895670076" calcext:value-type="float">
            <text:p>895670076</text:p>
          </table:table-cell>
          <table:table-cell office:value-type="float" office:value="917061497" calcext:value-type="float">
            <text:p>917061497</text:p>
          </table:table-cell>
          <table:table-cell office:value-type="float" office:value="695622239" calcext:value-type="float">
            <text:p>695622239</text:p>
          </table:table-cell>
          <table:table-cell office:value-type="float" office:value="552791423" calcext:value-type="float">
            <text:p>552791423</text:p>
          </table:table-cell>
          <table:table-cell office:value-type="float" office:value="615249551" calcext:value-type="float">
            <text:p>615249551</text:p>
          </table:table-cell>
          <table:table-cell office:value-type="float" office:value="595435833" calcext:value-type="float">
            <text:p>595435833</text:p>
          </table:table-cell>
          <table:table-cell office:value-type="float" office:value="598220109" calcext:value-type="float">
            <text:p>598220109</text:p>
          </table:table-cell>
          <table:table-cell office:value-type="float" office:value="335508371" calcext:value-type="float">
            <text:p>335508371</text:p>
          </table:table-cell>
          <table:table-cell office:value-type="float" office:value="454904531" calcext:value-type="float">
            <text:p>454904531</text:p>
          </table:table-cell>
          <table:table-cell office:value-type="float" office:value="501517273" calcext:value-type="float">
            <text:p>501517273</text:p>
          </table:table-cell>
          <table:table-cell office:value-type="float" office:value="564715847" calcext:value-type="float">
            <text:p>564715847</text:p>
          </table:table-cell>
          <table:table-cell office:value-type="float" office:value="541006332" calcext:value-type="float">
            <text:p>541006332</text:p>
          </table:table-cell>
          <table:table-cell office:value-type="float" office:value="362604637" calcext:value-type="float">
            <text:p>362604637</text:p>
          </table:table-cell>
          <table:table-cell office:value-type="float" office:value="937550198" calcext:value-type="float">
            <text:p>937550198</text:p>
          </table:table-cell>
          <table:table-cell office:value-type="float" office:value="307167385" calcext:value-type="float">
            <text:p>307167385</text:p>
          </table:table-cell>
          <table:table-cell office:value-type="float" office:value="419636621" calcext:value-type="float">
            <text:p>419636621</text:p>
          </table:table-cell>
          <table:table-cell office:value-type="float" office:value="762212820" calcext:value-type="float">
            <text:p>762212820</text:p>
          </table:table-cell>
          <table:table-cell office:value-type="float" office:value="414786611" calcext:value-type="float">
            <text:p>414786611</text:p>
          </table:table-cell>
          <table:table-cell office:value-type="float" office:value="780378376" calcext:value-type="float">
            <text:p>780378376</text:p>
          </table:table-cell>
          <table:table-cell office:value-type="float" office:value="727529790" calcext:value-type="float">
            <text:p>727529790</text:p>
          </table:table-cell>
          <table:table-cell office:value-type="float" office:value="319358399" calcext:value-type="float">
            <text:p>319358399</text:p>
          </table:table-cell>
          <table:table-cell office:value-type="float" office:value="493320770" calcext:value-type="float">
            <text:p>493320770</text:p>
          </table:table-cell>
          <table:table-cell office:value-type="float" office:value="448790015" calcext:value-type="float">
            <text:p>448790015</text:p>
          </table:table-cell>
          <table:table-cell office:value-type="float" office:value="998515891" calcext:value-type="float">
            <text:p>998515891</text:p>
          </table:table-cell>
          <table:table-cell office:value-type="float" office:value="584369777" calcext:value-type="float">
            <text:p>584369777</text:p>
          </table:table-cell>
          <table:table-cell office:value-type="float" office:value="357433597" calcext:value-type="float">
            <text:p>357433597</text:p>
          </table:table-cell>
          <table:table-cell office:value-type="float" office:value="883964325" calcext:value-type="float">
            <text:p>883964325</text:p>
          </table:table-cell>
        </table:table-row>
        <table:table-row table:style-name="ro1">
          <table:table-cell office:value-type="float" office:value="775659921" calcext:value-type="float">
            <text:p>775659921</text:p>
          </table:table-cell>
          <table:table-cell office:value-type="float" office:value="910376415" calcext:value-type="float">
            <text:p>910376415</text:p>
          </table:table-cell>
          <table:table-cell office:value-type="float" office:value="421797690" calcext:value-type="float">
            <text:p>421797690</text:p>
          </table:table-cell>
          <table:table-cell office:value-type="float" office:value="746860658" calcext:value-type="float">
            <text:p>746860658</text:p>
          </table:table-cell>
          <table:table-cell office:value-type="float" office:value="834746182" calcext:value-type="float">
            <text:p>834746182</text:p>
          </table:table-cell>
          <table:table-cell office:value-type="float" office:value="622051061" calcext:value-type="float">
            <text:p>622051061</text:p>
          </table:table-cell>
          <table:table-cell office:value-type="float" office:value="759214914" calcext:value-type="float">
            <text:p>759214914</text:p>
          </table:table-cell>
          <table:table-cell office:value-type="float" office:value="688278526" calcext:value-type="float">
            <text:p>688278526</text:p>
          </table:table-cell>
          <table:table-cell office:value-type="float" office:value="305323021" calcext:value-type="float">
            <text:p>305323021</text:p>
          </table:table-cell>
          <table:table-cell office:value-type="float" office:value="323269266" calcext:value-type="float">
            <text:p>323269266</text:p>
          </table:table-cell>
          <table:table-cell office:value-type="float" office:value="140390014" calcext:value-type="float">
            <text:p>140390014</text:p>
          </table:table-cell>
          <table:table-cell office:value-type="float" office:value="680601221" calcext:value-type="float">
            <text:p>680601221</text:p>
          </table:table-cell>
          <table:table-cell office:value-type="float" office:value="300240029" calcext:value-type="float">
            <text:p>300240029</text:p>
          </table:table-cell>
          <table:table-cell office:value-type="float" office:value="101619869" calcext:value-type="float">
            <text:p>101619869</text:p>
          </table:table-cell>
          <table:table-cell office:value-type="float" office:value="178506252" calcext:value-type="float">
            <text:p>178506252</text:p>
          </table:table-cell>
          <table:table-cell office:value-type="float" office:value="802447522" calcext:value-type="float">
            <text:p>802447522</text:p>
          </table:table-cell>
          <table:table-cell office:value-type="float" office:value="120170917" calcext:value-type="float">
            <text:p>120170917</text:p>
          </table:table-cell>
          <table:table-cell office:value-type="float" office:value="136493874" calcext:value-type="float">
            <text:p>136493874</text:p>
          </table:table-cell>
          <table:table-cell office:value-type="float" office:value="356012580" calcext:value-type="float">
            <text:p>356012580</text:p>
          </table:table-cell>
          <table:table-cell office:value-type="float" office:value="602840525" calcext:value-type="float">
            <text:p>602840525</text:p>
          </table:table-cell>
          <table:table-cell office:value-type="float" office:value="820446334" calcext:value-type="float">
            <text:p>820446334</text:p>
          </table:table-cell>
          <table:table-cell office:value-type="float" office:value="256603853" calcext:value-type="float">
            <text:p>256603853</text:p>
          </table:table-cell>
          <table:table-cell office:value-type="float" office:value="748198396" calcext:value-type="float">
            <text:p>748198396</text:p>
          </table:table-cell>
          <table:table-cell office:value-type="float" office:value="780586733" calcext:value-type="float">
            <text:p>780586733</text:p>
          </table:table-cell>
          <table:table-cell office:value-type="float" office:value="970637301" calcext:value-type="float">
            <text:p>970637301</text:p>
          </table:table-cell>
          <table:table-cell office:value-type="float" office:value="191596666" calcext:value-type="float">
            <text:p>191596666</text:p>
          </table:table-cell>
          <table:table-cell office:value-type="float" office:value="528832068" calcext:value-type="float">
            <text:p>528832068</text:p>
          </table:table-cell>
          <table:table-cell office:value-type="float" office:value="325509732" calcext:value-type="float">
            <text:p>325509732</text:p>
          </table:table-cell>
          <table:table-cell office:value-type="float" office:value="770798270" calcext:value-type="float">
            <text:p>770798270</text:p>
          </table:table-cell>
          <table:table-cell office:value-type="float" office:value="597209643" calcext:value-type="float">
            <text:p>597209643</text:p>
          </table:table-cell>
          <table:table-cell office:value-type="float" office:value="701668845" calcext:value-type="float">
            <text:p>701668845</text:p>
          </table:table-cell>
          <table:table-cell office:value-type="float" office:value="152235946" calcext:value-type="float">
            <text:p>152235946</text:p>
          </table:table-cell>
        </table:table-row>
        <table:table-row table:style-name="ro1">
          <table:table-cell office:value-type="float" office:value="361410333" calcext:value-type="float">
            <text:p>361410333</text:p>
          </table:table-cell>
          <table:table-cell office:value-type="float" office:value="537649789" calcext:value-type="float">
            <text:p>537649789</text:p>
          </table:table-cell>
          <table:table-cell office:value-type="float" office:value="212288873" calcext:value-type="float">
            <text:p>212288873</text:p>
          </table:table-cell>
          <table:table-cell office:value-type="float" office:value="546601496" calcext:value-type="float">
            <text:p>546601496</text:p>
          </table:table-cell>
          <table:table-cell office:value-type="float" office:value="651752081" calcext:value-type="float">
            <text:p>651752081</text:p>
          </table:table-cell>
          <table:table-cell office:value-type="float" office:value="232582604" calcext:value-type="float">
            <text:p>232582604</text:p>
          </table:table-cell>
          <table:table-cell office:value-type="float" office:value="559595847" calcext:value-type="float">
            <text:p>559595847</text:p>
          </table:table-cell>
          <table:table-cell office:value-type="float" office:value="507903566" calcext:value-type="float">
            <text:p>507903566</text:p>
          </table:table-cell>
          <table:table-cell office:value-type="float" office:value="773867592" calcext:value-type="float">
            <text:p>773867592</text:p>
          </table:table-cell>
          <table:table-cell office:value-type="float" office:value="985159303" calcext:value-type="float">
            <text:p>985159303</text:p>
          </table:table-cell>
          <table:table-cell office:value-type="float" office:value="986598127" calcext:value-type="float">
            <text:p>986598127</text:p>
          </table:table-cell>
          <table:table-cell office:value-type="float" office:value="529913300" calcext:value-type="float">
            <text:p>529913300</text:p>
          </table:table-cell>
          <table:table-cell office:value-type="float" office:value="653319377" calcext:value-type="float">
            <text:p>653319377</text:p>
          </table:table-cell>
          <table:table-cell office:value-type="float" office:value="549935405" calcext:value-type="float">
            <text:p>549935405</text:p>
          </table:table-cell>
          <table:table-cell office:value-type="float" office:value="886625392" calcext:value-type="float">
            <text:p>886625392</text:p>
          </table:table-cell>
          <table:table-cell office:value-type="float" office:value="998175451" calcext:value-type="float">
            <text:p>998175451</text:p>
          </table:table-cell>
          <table:table-cell office:value-type="float" office:value="785379790" calcext:value-type="float">
            <text:p>785379790</text:p>
          </table:table-cell>
          <table:table-cell office:value-type="float" office:value="529447253" calcext:value-type="float">
            <text:p>529447253</text:p>
          </table:table-cell>
          <table:table-cell office:value-type="float" office:value="924893817" calcext:value-type="float">
            <text:p>924893817</text:p>
          </table:table-cell>
          <table:table-cell office:value-type="float" office:value="495664259" calcext:value-type="float">
            <text:p>495664259</text:p>
          </table:table-cell>
          <table:table-cell office:value-type="float" office:value="825513983" calcext:value-type="float">
            <text:p>825513983</text:p>
          </table:table-cell>
          <table:table-cell office:value-type="float" office:value="964357430" calcext:value-type="float">
            <text:p>964357430</text:p>
          </table:table-cell>
          <table:table-cell office:value-type="float" office:value="445973225" calcext:value-type="float">
            <text:p>445973225</text:p>
          </table:table-cell>
          <table:table-cell office:value-type="float" office:value="386500576" calcext:value-type="float">
            <text:p>386500576</text:p>
          </table:table-cell>
          <table:table-cell office:value-type="float" office:value="606642146" calcext:value-type="float">
            <text:p>606642146</text:p>
          </table:table-cell>
          <table:table-cell office:value-type="float" office:value="288522636" calcext:value-type="float">
            <text:p>288522636</text:p>
          </table:table-cell>
          <table:table-cell office:value-type="float" office:value="935222178" calcext:value-type="float">
            <text:p>935222178</text:p>
          </table:table-cell>
          <table:table-cell office:value-type="float" office:value="998552475" calcext:value-type="float">
            <text:p>998552475</text:p>
          </table:table-cell>
          <table:table-cell office:value-type="float" office:value="623922996" calcext:value-type="float">
            <text:p>623922996</text:p>
          </table:table-cell>
          <table:table-cell office:value-type="float" office:value="281686443" calcext:value-type="float">
            <text:p>281686443</text:p>
          </table:table-cell>
          <table:table-cell office:value-type="float" office:value="325614572" calcext:value-type="float">
            <text:p>325614572</text:p>
          </table:table-cell>
          <table:table-cell office:value-type="float" office:value="879809732" calcext:value-type="float">
            <text:p>879809732</text:p>
          </table:table-cell>
        </table:table-row>
        <table:table-row table:style-name="ro1">
          <table:table-cell office:value-type="float" office:value="493983822" calcext:value-type="float">
            <text:p>493983822</text:p>
          </table:table-cell>
          <table:table-cell office:value-type="float" office:value="538524956" calcext:value-type="float">
            <text:p>538524956</text:p>
          </table:table-cell>
          <table:table-cell office:value-type="float" office:value="676049722" calcext:value-type="float">
            <text:p>676049722</text:p>
          </table:table-cell>
          <table:table-cell office:value-type="float" office:value="461251524" calcext:value-type="float">
            <text:p>461251524</text:p>
          </table:table-cell>
          <table:table-cell office:value-type="float" office:value="244818696" calcext:value-type="float">
            <text:p>244818696</text:p>
          </table:table-cell>
          <table:table-cell office:value-type="float" office:value="504583141" calcext:value-type="float">
            <text:p>504583141</text:p>
          </table:table-cell>
          <table:table-cell office:value-type="float" office:value="991781402" calcext:value-type="float">
            <text:p>991781402</text:p>
          </table:table-cell>
          <table:table-cell office:value-type="float" office:value="761080756" calcext:value-type="float">
            <text:p>761080756</text:p>
          </table:table-cell>
          <table:table-cell office:value-type="float" office:value="681650530" calcext:value-type="float">
            <text:p>681650530</text:p>
          </table:table-cell>
          <table:table-cell office:value-type="float" office:value="768817424" calcext:value-type="float">
            <text:p>768817424</text:p>
          </table:table-cell>
          <table:table-cell office:value-type="float" office:value="242043258" calcext:value-type="float">
            <text:p>242043258</text:p>
          </table:table-cell>
          <table:table-cell office:value-type="float" office:value="630462488" calcext:value-type="float">
            <text:p>630462488</text:p>
          </table:table-cell>
          <table:table-cell office:value-type="float" office:value="838002134" calcext:value-type="float">
            <text:p>838002134</text:p>
          </table:table-cell>
          <table:table-cell office:value-type="float" office:value="187937722" calcext:value-type="float">
            <text:p>187937722</text:p>
          </table:table-cell>
          <table:table-cell office:value-type="float" office:value="400805339" calcext:value-type="float">
            <text:p>400805339</text:p>
          </table:table-cell>
          <table:table-cell office:value-type="float" office:value="732364820" calcext:value-type="float">
            <text:p>732364820</text:p>
          </table:table-cell>
          <table:table-cell office:value-type="float" office:value="745863847" calcext:value-type="float">
            <text:p>745863847</text:p>
          </table:table-cell>
          <table:table-cell office:value-type="float" office:value="894489552" calcext:value-type="float">
            <text:p>894489552</text:p>
          </table:table-cell>
          <table:table-cell office:value-type="float" office:value="876867970" calcext:value-type="float">
            <text:p>876867970</text:p>
          </table:table-cell>
          <table:table-cell office:value-type="float" office:value="818948848" calcext:value-type="float">
            <text:p>818948848</text:p>
          </table:table-cell>
          <table:table-cell office:value-type="float" office:value="140168341" calcext:value-type="float">
            <text:p>140168341</text:p>
          </table:table-cell>
          <table:table-cell office:value-type="float" office:value="329410899" calcext:value-type="float">
            <text:p>329410899</text:p>
          </table:table-cell>
          <table:table-cell office:value-type="float" office:value="616371253" calcext:value-type="float">
            <text:p>616371253</text:p>
          </table:table-cell>
          <table:table-cell office:value-type="float" office:value="614926297" calcext:value-type="float">
            <text:p>614926297</text:p>
          </table:table-cell>
          <table:table-cell office:value-type="float" office:value="873317539" calcext:value-type="float">
            <text:p>873317539</text:p>
          </table:table-cell>
          <table:table-cell office:value-type="float" office:value="335596418" calcext:value-type="float">
            <text:p>335596418</text:p>
          </table:table-cell>
          <table:table-cell office:value-type="float" office:value="395350221" calcext:value-type="float">
            <text:p>395350221</text:p>
          </table:table-cell>
          <table:table-cell office:value-type="float" office:value="495318227" calcext:value-type="float">
            <text:p>495318227</text:p>
          </table:table-cell>
          <table:table-cell office:value-type="float" office:value="655124498" calcext:value-type="float">
            <text:p>655124498</text:p>
          </table:table-cell>
          <table:table-cell office:value-type="float" office:value="265147339" calcext:value-type="float">
            <text:p>265147339</text:p>
          </table:table-cell>
          <table:table-cell office:value-type="float" office:value="658642809" calcext:value-type="float">
            <text:p>658642809</text:p>
          </table:table-cell>
          <table:table-cell office:value-type="float" office:value="552387476" calcext:value-type="float">
            <text:p>552387476</text:p>
          </table:table-cell>
        </table:table-row>
        <table:table-row table:style-name="ro1">
          <table:table-cell office:value-type="float" office:value="726504339" calcext:value-type="float">
            <text:p>726504339</text:p>
          </table:table-cell>
          <table:table-cell office:value-type="float" office:value="691749440" calcext:value-type="float">
            <text:p>691749440</text:p>
          </table:table-cell>
          <table:table-cell office:value-type="float" office:value="631862132" calcext:value-type="float">
            <text:p>631862132</text:p>
          </table:table-cell>
          <table:table-cell office:value-type="float" office:value="734172510" calcext:value-type="float">
            <text:p>734172510</text:p>
          </table:table-cell>
          <table:table-cell office:value-type="float" office:value="679257842" calcext:value-type="float">
            <text:p>679257842</text:p>
          </table:table-cell>
          <table:table-cell office:value-type="float" office:value="586525333" calcext:value-type="float">
            <text:p>586525333</text:p>
          </table:table-cell>
          <table:table-cell office:value-type="float" office:value="865520428" calcext:value-type="float">
            <text:p>865520428</text:p>
          </table:table-cell>
          <table:table-cell office:value-type="float" office:value="493609539" calcext:value-type="float">
            <text:p>493609539</text:p>
          </table:table-cell>
          <table:table-cell office:value-type="float" office:value="818128620" calcext:value-type="float">
            <text:p>818128620</text:p>
          </table:table-cell>
          <table:table-cell office:value-type="float" office:value="815429223" calcext:value-type="float">
            <text:p>815429223</text:p>
          </table:table-cell>
          <table:table-cell office:value-type="float" office:value="121033381" calcext:value-type="float">
            <text:p>121033381</text:p>
          </table:table-cell>
          <table:table-cell office:value-type="float" office:value="400628710" calcext:value-type="float">
            <text:p>400628710</text:p>
          </table:table-cell>
          <table:table-cell office:value-type="float" office:value="735925808" calcext:value-type="float">
            <text:p>735925808</text:p>
          </table:table-cell>
          <table:table-cell office:value-type="float" office:value="383916108" calcext:value-type="float">
            <text:p>383916108</text:p>
          </table:table-cell>
          <table:table-cell office:value-type="float" office:value="617222216" calcext:value-type="float">
            <text:p>617222216</text:p>
          </table:table-cell>
          <table:table-cell office:value-type="float" office:value="966740671" calcext:value-type="float">
            <text:p>966740671</text:p>
          </table:table-cell>
          <table:table-cell office:value-type="float" office:value="842162799" calcext:value-type="float">
            <text:p>842162799</text:p>
          </table:table-cell>
          <table:table-cell office:value-type="float" office:value="490092468" calcext:value-type="float">
            <text:p>490092468</text:p>
          </table:table-cell>
          <table:table-cell office:value-type="float" office:value="537536480" calcext:value-type="float">
            <text:p>537536480</text:p>
          </table:table-cell>
          <table:table-cell office:value-type="float" office:value="108879187" calcext:value-type="float">
            <text:p>108879187</text:p>
          </table:table-cell>
          <table:table-cell office:value-type="float" office:value="394540536" calcext:value-type="float">
            <text:p>394540536</text:p>
          </table:table-cell>
          <table:table-cell office:value-type="float" office:value="630555923" calcext:value-type="float">
            <text:p>630555923</text:p>
          </table:table-cell>
          <table:table-cell office:value-type="float" office:value="729787933" calcext:value-type="float">
            <text:p>729787933</text:p>
          </table:table-cell>
          <table:table-cell office:value-type="float" office:value="865468509" calcext:value-type="float">
            <text:p>865468509</text:p>
          </table:table-cell>
          <table:table-cell office:value-type="float" office:value="624494980" calcext:value-type="float">
            <text:p>624494980</text:p>
          </table:table-cell>
          <table:table-cell office:value-type="float" office:value="324409275" calcext:value-type="float">
            <text:p>324409275</text:p>
          </table:table-cell>
          <table:table-cell office:value-type="float" office:value="461327816" calcext:value-type="float">
            <text:p>461327816</text:p>
          </table:table-cell>
          <table:table-cell office:value-type="float" office:value="312014807" calcext:value-type="float">
            <text:p>312014807</text:p>
          </table:table-cell>
          <table:table-cell office:value-type="float" office:value="456693792" calcext:value-type="float">
            <text:p>456693792</text:p>
          </table:table-cell>
          <table:table-cell office:value-type="float" office:value="313269357" calcext:value-type="float">
            <text:p>313269357</text:p>
          </table:table-cell>
          <table:table-cell office:value-type="float" office:value="102709311" calcext:value-type="float">
            <text:p>102709311</text:p>
          </table:table-cell>
          <table:table-cell office:value-type="float" office:value="378140203" calcext:value-type="float">
            <text:p>378140203</text:p>
          </table:table-cell>
        </table:table-row>
        <table:table-row table:style-name="ro1">
          <table:table-cell office:value-type="float" office:value="420747281" calcext:value-type="float">
            <text:p>420747281</text:p>
          </table:table-cell>
          <table:table-cell office:value-type="float" office:value="748087452" calcext:value-type="float">
            <text:p>748087452</text:p>
          </table:table-cell>
          <table:table-cell office:value-type="float" office:value="749500579" calcext:value-type="float">
            <text:p>749500579</text:p>
          </table:table-cell>
          <table:table-cell office:value-type="float" office:value="452612400" calcext:value-type="float">
            <text:p>452612400</text:p>
          </table:table-cell>
          <table:table-cell office:value-type="float" office:value="851079636" calcext:value-type="float">
            <text:p>851079636</text:p>
          </table:table-cell>
          <table:table-cell office:value-type="float" office:value="342752120" calcext:value-type="float">
            <text:p>342752120</text:p>
          </table:table-cell>
          <table:table-cell office:value-type="float" office:value="799440943" calcext:value-type="float">
            <text:p>799440943</text:p>
          </table:table-cell>
          <table:table-cell office:value-type="float" office:value="123464993" calcext:value-type="float">
            <text:p>123464993</text:p>
          </table:table-cell>
          <table:table-cell office:value-type="float" office:value="986071691" calcext:value-type="float">
            <text:p>986071691</text:p>
          </table:table-cell>
          <table:table-cell office:value-type="float" office:value="607163598" calcext:value-type="float">
            <text:p>607163598</text:p>
          </table:table-cell>
          <table:table-cell office:value-type="float" office:value="266990627" calcext:value-type="float">
            <text:p>266990627</text:p>
          </table:table-cell>
          <table:table-cell office:value-type="float" office:value="179211450" calcext:value-type="float">
            <text:p>179211450</text:p>
          </table:table-cell>
          <table:table-cell office:value-type="float" office:value="293094939" calcext:value-type="float">
            <text:p>293094939</text:p>
          </table:table-cell>
          <table:table-cell office:value-type="float" office:value="102844007" calcext:value-type="float">
            <text:p>102844007</text:p>
          </table:table-cell>
          <table:table-cell office:value-type="float" office:value="708781918" calcext:value-type="float">
            <text:p>708781918</text:p>
          </table:table-cell>
          <table:table-cell office:value-type="float" office:value="205814115" calcext:value-type="float">
            <text:p>205814115</text:p>
          </table:table-cell>
          <table:table-cell office:value-type="float" office:value="642852568" calcext:value-type="float">
            <text:p>642852568</text:p>
          </table:table-cell>
          <table:table-cell office:value-type="float" office:value="533910254" calcext:value-type="float">
            <text:p>533910254</text:p>
          </table:table-cell>
          <table:table-cell office:value-type="float" office:value="827904740" calcext:value-type="float">
            <text:p>827904740</text:p>
          </table:table-cell>
          <table:table-cell office:value-type="float" office:value="741429407" calcext:value-type="float">
            <text:p>741429407</text:p>
          </table:table-cell>
          <table:table-cell office:value-type="float" office:value="860769702" calcext:value-type="float">
            <text:p>860769702</text:p>
          </table:table-cell>
          <table:table-cell office:value-type="float" office:value="395698781" calcext:value-type="float">
            <text:p>395698781</text:p>
          </table:table-cell>
          <table:table-cell office:value-type="float" office:value="760086289" calcext:value-type="float">
            <text:p>760086289</text:p>
          </table:table-cell>
          <table:table-cell office:value-type="float" office:value="521853088" calcext:value-type="float">
            <text:p>521853088</text:p>
          </table:table-cell>
          <table:table-cell office:value-type="float" office:value="983912997" calcext:value-type="float">
            <text:p>983912997</text:p>
          </table:table-cell>
          <table:table-cell office:value-type="float" office:value="643950754" calcext:value-type="float">
            <text:p>643950754</text:p>
          </table:table-cell>
          <table:table-cell office:value-type="float" office:value="975306900" calcext:value-type="float">
            <text:p>975306900</text:p>
          </table:table-cell>
          <table:table-cell office:value-type="float" office:value="484136364" calcext:value-type="float">
            <text:p>484136364</text:p>
          </table:table-cell>
          <table:table-cell office:value-type="float" office:value="609053763" calcext:value-type="float">
            <text:p>609053763</text:p>
          </table:table-cell>
          <table:table-cell office:value-type="float" office:value="562058975" calcext:value-type="float">
            <text:p>562058975</text:p>
          </table:table-cell>
          <table:table-cell office:value-type="float" office:value="715641566" calcext:value-type="float">
            <text:p>715641566</text:p>
          </table:table-cell>
          <table:table-cell office:value-type="float" office:value="274460165" calcext:value-type="float">
            <text:p>274460165</text:p>
          </table:table-cell>
        </table:table-row>
        <table:table-row table:style-name="ro1">
          <table:table-cell office:value-type="float" office:value="794522099" calcext:value-type="float">
            <text:p>794522099</text:p>
          </table:table-cell>
          <table:table-cell office:value-type="float" office:value="385303994" calcext:value-type="float">
            <text:p>385303994</text:p>
          </table:table-cell>
          <table:table-cell office:value-type="float" office:value="740175189" calcext:value-type="float">
            <text:p>740175189</text:p>
          </table:table-cell>
          <table:table-cell office:value-type="float" office:value="727743334" calcext:value-type="float">
            <text:p>727743334</text:p>
          </table:table-cell>
          <table:table-cell office:value-type="float" office:value="105164281" calcext:value-type="float">
            <text:p>105164281</text:p>
          </table:table-cell>
          <table:table-cell office:value-type="float" office:value="421752627" calcext:value-type="float">
            <text:p>421752627</text:p>
          </table:table-cell>
          <table:table-cell office:value-type="float" office:value="991087204" calcext:value-type="float">
            <text:p>991087204</text:p>
          </table:table-cell>
          <table:table-cell office:value-type="float" office:value="911134110" calcext:value-type="float">
            <text:p>911134110</text:p>
          </table:table-cell>
          <table:table-cell office:value-type="float" office:value="898336585" calcext:value-type="float">
            <text:p>898336585</text:p>
          </table:table-cell>
          <table:table-cell office:value-type="float" office:value="166144523" calcext:value-type="float">
            <text:p>166144523</text:p>
          </table:table-cell>
          <table:table-cell office:value-type="float" office:value="956520457" calcext:value-type="float">
            <text:p>956520457</text:p>
          </table:table-cell>
          <table:table-cell office:value-type="float" office:value="489563420" calcext:value-type="float">
            <text:p>489563420</text:p>
          </table:table-cell>
          <table:table-cell office:value-type="float" office:value="795558177" calcext:value-type="float">
            <text:p>795558177</text:p>
          </table:table-cell>
          <table:table-cell office:value-type="float" office:value="503097698" calcext:value-type="float">
            <text:p>503097698</text:p>
          </table:table-cell>
          <table:table-cell office:value-type="float" office:value="524996954" calcext:value-type="float">
            <text:p>524996954</text:p>
          </table:table-cell>
          <table:table-cell office:value-type="float" office:value="159189101" calcext:value-type="float">
            <text:p>159189101</text:p>
          </table:table-cell>
          <table:table-cell office:value-type="float" office:value="359388676" calcext:value-type="float">
            <text:p>359388676</text:p>
          </table:table-cell>
          <table:table-cell office:value-type="float" office:value="559633941" calcext:value-type="float">
            <text:p>559633941</text:p>
          </table:table-cell>
          <table:table-cell office:value-type="float" office:value="553303980" calcext:value-type="float">
            <text:p>553303980</text:p>
          </table:table-cell>
          <table:table-cell office:value-type="float" office:value="954151589" calcext:value-type="float">
            <text:p>954151589</text:p>
          </table:table-cell>
          <table:table-cell office:value-type="float" office:value="770940148" calcext:value-type="float">
            <text:p>770940148</text:p>
          </table:table-cell>
          <table:table-cell office:value-type="float" office:value="620060044" calcext:value-type="float">
            <text:p>620060044</text:p>
          </table:table-cell>
          <table:table-cell office:value-type="float" office:value="881997502" calcext:value-type="float">
            <text:p>881997502</text:p>
          </table:table-cell>
          <table:table-cell office:value-type="float" office:value="847573975" calcext:value-type="float">
            <text:p>847573975</text:p>
          </table:table-cell>
          <table:table-cell office:value-type="float" office:value="455695675" calcext:value-type="float">
            <text:p>455695675</text:p>
          </table:table-cell>
          <table:table-cell office:value-type="float" office:value="556642200" calcext:value-type="float">
            <text:p>556642200</text:p>
          </table:table-cell>
          <table:table-cell office:value-type="float" office:value="125913509" calcext:value-type="float">
            <text:p>125913509</text:p>
          </table:table-cell>
          <table:table-cell office:value-type="float" office:value="941489139" calcext:value-type="float">
            <text:p>941489139</text:p>
          </table:table-cell>
          <table:table-cell office:value-type="float" office:value="514986542" calcext:value-type="float">
            <text:p>514986542</text:p>
          </table:table-cell>
          <table:table-cell office:value-type="float" office:value="474172798" calcext:value-type="float">
            <text:p>474172798</text:p>
          </table:table-cell>
          <table:table-cell office:value-type="float" office:value="330223851" calcext:value-type="float">
            <text:p>330223851</text:p>
          </table:table-cell>
          <table:table-cell office:value-type="float" office:value="225898091" calcext:value-type="float">
            <text:p>225898091</text:p>
          </table:table-cell>
        </table:table-row>
        <table:table-row table:style-name="ro1">
          <table:table-cell office:value-type="float" office:value="313607077" calcext:value-type="float">
            <text:p>313607077</text:p>
          </table:table-cell>
          <table:table-cell office:value-type="float" office:value="793280072" calcext:value-type="float">
            <text:p>793280072</text:p>
          </table:table-cell>
          <table:table-cell office:value-type="float" office:value="291124656" calcext:value-type="float">
            <text:p>291124656</text:p>
          </table:table-cell>
          <table:table-cell office:value-type="float" office:value="612556219" calcext:value-type="float">
            <text:p>612556219</text:p>
          </table:table-cell>
          <table:table-cell office:value-type="float" office:value="246767979" calcext:value-type="float">
            <text:p>246767979</text:p>
          </table:table-cell>
          <table:table-cell office:value-type="float" office:value="751828156" calcext:value-type="float">
            <text:p>751828156</text:p>
          </table:table-cell>
          <table:table-cell office:value-type="float" office:value="257087754" calcext:value-type="float">
            <text:p>257087754</text:p>
          </table:table-cell>
          <table:table-cell office:value-type="float" office:value="715933081" calcext:value-type="float">
            <text:p>715933081</text:p>
          </table:table-cell>
          <table:table-cell office:value-type="float" office:value="823064996" calcext:value-type="float">
            <text:p>823064996</text:p>
          </table:table-cell>
          <table:table-cell office:value-type="float" office:value="172920434" calcext:value-type="float">
            <text:p>172920434</text:p>
          </table:table-cell>
          <table:table-cell office:value-type="float" office:value="566092363" calcext:value-type="float">
            <text:p>566092363</text:p>
          </table:table-cell>
          <table:table-cell office:value-type="float" office:value="410796491" calcext:value-type="float">
            <text:p>410796491</text:p>
          </table:table-cell>
          <table:table-cell office:value-type="float" office:value="283447360" calcext:value-type="float">
            <text:p>283447360</text:p>
          </table:table-cell>
          <table:table-cell office:value-type="float" office:value="121725486" calcext:value-type="float">
            <text:p>121725486</text:p>
          </table:table-cell>
          <table:table-cell office:value-type="float" office:value="840382457" calcext:value-type="float">
            <text:p>840382457</text:p>
          </table:table-cell>
          <table:table-cell office:value-type="float" office:value="318663260" calcext:value-type="float">
            <text:p>318663260</text:p>
          </table:table-cell>
          <table:table-cell office:value-type="float" office:value="872963512" calcext:value-type="float">
            <text:p>872963512</text:p>
          </table:table-cell>
          <table:table-cell office:value-type="float" office:value="722034415" calcext:value-type="float">
            <text:p>722034415</text:p>
          </table:table-cell>
          <table:table-cell office:value-type="float" office:value="136115171" calcext:value-type="float">
            <text:p>136115171</text:p>
          </table:table-cell>
          <table:table-cell office:value-type="float" office:value="661089445" calcext:value-type="float">
            <text:p>661089445</text:p>
          </table:table-cell>
          <table:table-cell office:value-type="float" office:value="911214813" calcext:value-type="float">
            <text:p>911214813</text:p>
          </table:table-cell>
          <table:table-cell office:value-type="float" office:value="119787599" calcext:value-type="float">
            <text:p>119787599</text:p>
          </table:table-cell>
          <table:table-cell office:value-type="float" office:value="625892500" calcext:value-type="float">
            <text:p>625892500</text:p>
          </table:table-cell>
          <table:table-cell office:value-type="float" office:value="908211445" calcext:value-type="float">
            <text:p>908211445</text:p>
          </table:table-cell>
          <table:table-cell office:value-type="float" office:value="154261054" calcext:value-type="float">
            <text:p>154261054</text:p>
          </table:table-cell>
          <table:table-cell office:value-type="float" office:value="190342287" calcext:value-type="float">
            <text:p>190342287</text:p>
          </table:table-cell>
          <table:table-cell office:value-type="float" office:value="316971051" calcext:value-type="float">
            <text:p>316971051</text:p>
          </table:table-cell>
          <table:table-cell office:value-type="float" office:value="996761552" calcext:value-type="float">
            <text:p>996761552</text:p>
          </table:table-cell>
          <table:table-cell office:value-type="float" office:value="131950589" calcext:value-type="float">
            <text:p>131950589</text:p>
          </table:table-cell>
          <table:table-cell office:value-type="float" office:value="703336041" calcext:value-type="float">
            <text:p>703336041</text:p>
          </table:table-cell>
          <table:table-cell office:value-type="float" office:value="555504738" calcext:value-type="float">
            <text:p>555504738</text:p>
          </table:table-cell>
          <table:table-cell office:value-type="float" office:value="374992650" calcext:value-type="float">
            <text:p>374992650</text:p>
          </table:table-cell>
        </table:table-row>
        <table:table-row table:style-name="ro1">
          <table:table-cell office:value-type="float" office:value="806131723" calcext:value-type="float">
            <text:p>806131723</text:p>
          </table:table-cell>
          <table:table-cell office:value-type="float" office:value="201721210" calcext:value-type="float">
            <text:p>201721210</text:p>
          </table:table-cell>
          <table:table-cell office:value-type="float" office:value="653529497" calcext:value-type="float">
            <text:p>653529497</text:p>
          </table:table-cell>
          <table:table-cell office:value-type="float" office:value="810200301" calcext:value-type="float">
            <text:p>810200301</text:p>
          </table:table-cell>
          <table:table-cell office:value-type="float" office:value="783133561" calcext:value-type="float">
            <text:p>783133561</text:p>
          </table:table-cell>
          <table:table-cell office:value-type="float" office:value="125044260" calcext:value-type="float">
            <text:p>125044260</text:p>
          </table:table-cell>
          <table:table-cell office:value-type="float" office:value="829426562" calcext:value-type="float">
            <text:p>829426562</text:p>
          </table:table-cell>
          <table:table-cell office:value-type="float" office:value="489248204" calcext:value-type="float">
            <text:p>489248204</text:p>
          </table:table-cell>
          <table:table-cell office:value-type="float" office:value="710583185" calcext:value-type="float">
            <text:p>710583185</text:p>
          </table:table-cell>
          <table:table-cell office:value-type="float" office:value="171701687" calcext:value-type="float">
            <text:p>171701687</text:p>
          </table:table-cell>
          <table:table-cell office:value-type="float" office:value="386573144" calcext:value-type="float">
            <text:p>386573144</text:p>
          </table:table-cell>
          <table:table-cell office:value-type="float" office:value="749592949" calcext:value-type="float">
            <text:p>749592949</text:p>
          </table:table-cell>
          <table:table-cell office:value-type="float" office:value="241511753" calcext:value-type="float">
            <text:p>241511753</text:p>
          </table:table-cell>
          <table:table-cell office:value-type="float" office:value="285484807" calcext:value-type="float">
            <text:p>285484807</text:p>
          </table:table-cell>
          <table:table-cell office:value-type="float" office:value="564145661" calcext:value-type="float">
            <text:p>564145661</text:p>
          </table:table-cell>
          <table:table-cell office:value-type="float" office:value="785780155" calcext:value-type="float">
            <text:p>785780155</text:p>
          </table:table-cell>
          <table:table-cell office:value-type="float" office:value="604937320" calcext:value-type="float">
            <text:p>604937320</text:p>
          </table:table-cell>
          <table:table-cell office:value-type="float" office:value="335967078" calcext:value-type="float">
            <text:p>335967078</text:p>
          </table:table-cell>
          <table:table-cell office:value-type="float" office:value="215589454" calcext:value-type="float">
            <text:p>215589454</text:p>
          </table:table-cell>
          <table:table-cell office:value-type="float" office:value="389677217" calcext:value-type="float">
            <text:p>389677217</text:p>
          </table:table-cell>
          <table:table-cell office:value-type="float" office:value="697808596" calcext:value-type="float">
            <text:p>697808596</text:p>
          </table:table-cell>
          <table:table-cell office:value-type="float" office:value="570184531" calcext:value-type="float">
            <text:p>570184531</text:p>
          </table:table-cell>
          <table:table-cell office:value-type="float" office:value="163153430" calcext:value-type="float">
            <text:p>163153430</text:p>
          </table:table-cell>
          <table:table-cell office:value-type="float" office:value="524308914" calcext:value-type="float">
            <text:p>524308914</text:p>
          </table:table-cell>
          <table:table-cell office:value-type="float" office:value="167617365" calcext:value-type="float">
            <text:p>167617365</text:p>
          </table:table-cell>
          <table:table-cell office:value-type="float" office:value="779380832" calcext:value-type="float">
            <text:p>779380832</text:p>
          </table:table-cell>
          <table:table-cell office:value-type="float" office:value="148246138" calcext:value-type="float">
            <text:p>148246138</text:p>
          </table:table-cell>
          <table:table-cell office:value-type="float" office:value="813017936" calcext:value-type="float">
            <text:p>813017936</text:p>
          </table:table-cell>
          <table:table-cell office:value-type="float" office:value="122947338" calcext:value-type="float">
            <text:p>122947338</text:p>
          </table:table-cell>
          <table:table-cell office:value-type="float" office:value="831450892" calcext:value-type="float">
            <text:p>831450892</text:p>
          </table:table-cell>
          <table:table-cell office:value-type="float" office:value="640439967" calcext:value-type="float">
            <text:p>640439967</text:p>
          </table:table-cell>
          <table:table-cell office:value-type="float" office:value="677109350" calcext:value-type="float">
            <text:p>677109350</text:p>
          </table:table-cell>
        </table:table-row>
        <table:table-row table:style-name="ro1">
          <table:table-cell office:value-type="float" office:value="566662613" calcext:value-type="float">
            <text:p>566662613</text:p>
          </table:table-cell>
          <table:table-cell office:value-type="float" office:value="651074617" calcext:value-type="float">
            <text:p>651074617</text:p>
          </table:table-cell>
          <table:table-cell office:value-type="float" office:value="239248216" calcext:value-type="float">
            <text:p>239248216</text:p>
          </table:table-cell>
          <table:table-cell office:value-type="float" office:value="681073516" calcext:value-type="float">
            <text:p>681073516</text:p>
          </table:table-cell>
          <table:table-cell office:value-type="float" office:value="352978745" calcext:value-type="float">
            <text:p>352978745</text:p>
          </table:table-cell>
          <table:table-cell office:value-type="float" office:value="622087512" calcext:value-type="float">
            <text:p>622087512</text:p>
          </table:table-cell>
          <table:table-cell office:value-type="float" office:value="196001648" calcext:value-type="float">
            <text:p>196001648</text:p>
          </table:table-cell>
          <table:table-cell office:value-type="float" office:value="105145762" calcext:value-type="float">
            <text:p>105145762</text:p>
          </table:table-cell>
          <table:table-cell office:value-type="float" office:value="838429128" calcext:value-type="float">
            <text:p>838429128</text:p>
          </table:table-cell>
          <table:table-cell office:value-type="float" office:value="967904318" calcext:value-type="float">
            <text:p>967904318</text:p>
          </table:table-cell>
          <table:table-cell office:value-type="float" office:value="905705396" calcext:value-type="float">
            <text:p>905705396</text:p>
          </table:table-cell>
          <table:table-cell office:value-type="float" office:value="258080328" calcext:value-type="float">
            <text:p>258080328</text:p>
          </table:table-cell>
          <table:table-cell office:value-type="float" office:value="221050098" calcext:value-type="float">
            <text:p>221050098</text:p>
          </table:table-cell>
          <table:table-cell office:value-type="float" office:value="163998741" calcext:value-type="float">
            <text:p>163998741</text:p>
          </table:table-cell>
          <table:table-cell office:value-type="float" office:value="161045227" calcext:value-type="float">
            <text:p>161045227</text:p>
          </table:table-cell>
          <table:table-cell office:value-type="float" office:value="576710980" calcext:value-type="float">
            <text:p>576710980</text:p>
          </table:table-cell>
          <table:table-cell office:value-type="float" office:value="984235393" calcext:value-type="float">
            <text:p>984235393</text:p>
          </table:table-cell>
          <table:table-cell office:value-type="float" office:value="829686548" calcext:value-type="float">
            <text:p>829686548</text:p>
          </table:table-cell>
          <table:table-cell office:value-type="float" office:value="453017537" calcext:value-type="float">
            <text:p>453017537</text:p>
          </table:table-cell>
          <table:table-cell office:value-type="float" office:value="641845684" calcext:value-type="float">
            <text:p>641845684</text:p>
          </table:table-cell>
          <table:table-cell office:value-type="float" office:value="153836803" calcext:value-type="float">
            <text:p>153836803</text:p>
          </table:table-cell>
          <table:table-cell office:value-type="float" office:value="943816593" calcext:value-type="float">
            <text:p>943816593</text:p>
          </table:table-cell>
          <table:table-cell office:value-type="float" office:value="524662739" calcext:value-type="float">
            <text:p>524662739</text:p>
          </table:table-cell>
          <table:table-cell office:value-type="float" office:value="999572217" calcext:value-type="float">
            <text:p>999572217</text:p>
          </table:table-cell>
          <table:table-cell office:value-type="float" office:value="495935695" calcext:value-type="float">
            <text:p>495935695</text:p>
          </table:table-cell>
          <table:table-cell office:value-type="float" office:value="212155670" calcext:value-type="float">
            <text:p>212155670</text:p>
          </table:table-cell>
          <table:table-cell office:value-type="float" office:value="214289623" calcext:value-type="float">
            <text:p>214289623</text:p>
          </table:table-cell>
          <table:table-cell office:value-type="float" office:value="235304991" calcext:value-type="float">
            <text:p>235304991</text:p>
          </table:table-cell>
          <table:table-cell office:value-type="float" office:value="743445373" calcext:value-type="float">
            <text:p>743445373</text:p>
          </table:table-cell>
          <table:table-cell office:value-type="float" office:value="585441655" calcext:value-type="float">
            <text:p>585441655</text:p>
          </table:table-cell>
          <table:table-cell office:value-type="float" office:value="105026542" calcext:value-type="float">
            <text:p>105026542</text:p>
          </table:table-cell>
          <table:table-cell office:value-type="float" office:value="680459972" calcext:value-type="float">
            <text:p>680459972</text:p>
          </table:table-cell>
        </table:table-row>
        <table:table-row table:style-name="ro1">
          <table:table-cell office:value-type="float" office:value="780480656" calcext:value-type="float">
            <text:p>780480656</text:p>
          </table:table-cell>
          <table:table-cell office:value-type="float" office:value="995009678" calcext:value-type="float">
            <text:p>995009678</text:p>
          </table:table-cell>
          <table:table-cell office:value-type="float" office:value="987947009" calcext:value-type="float">
            <text:p>987947009</text:p>
          </table:table-cell>
          <table:table-cell office:value-type="float" office:value="149512592" calcext:value-type="float">
            <text:p>149512592</text:p>
          </table:table-cell>
          <table:table-cell office:value-type="float" office:value="353119438" calcext:value-type="float">
            <text:p>353119438</text:p>
          </table:table-cell>
          <table:table-cell office:value-type="float" office:value="894594911" calcext:value-type="float">
            <text:p>894594911</text:p>
          </table:table-cell>
          <table:table-cell office:value-type="float" office:value="749436066" calcext:value-type="float">
            <text:p>749436066</text:p>
          </table:table-cell>
          <table:table-cell office:value-type="float" office:value="200401084" calcext:value-type="float">
            <text:p>200401084</text:p>
          </table:table-cell>
          <table:table-cell office:value-type="float" office:value="867030710" calcext:value-type="float">
            <text:p>867030710</text:p>
          </table:table-cell>
          <table:table-cell office:value-type="float" office:value="759217781" calcext:value-type="float">
            <text:p>759217781</text:p>
          </table:table-cell>
          <table:table-cell office:value-type="float" office:value="329715454" calcext:value-type="float">
            <text:p>329715454</text:p>
          </table:table-cell>
          <table:table-cell office:value-type="float" office:value="516436994" calcext:value-type="float">
            <text:p>516436994</text:p>
          </table:table-cell>
          <table:table-cell office:value-type="float" office:value="776690598" calcext:value-type="float">
            <text:p>776690598</text:p>
          </table:table-cell>
          <table:table-cell office:value-type="float" office:value="611328533" calcext:value-type="float">
            <text:p>611328533</text:p>
          </table:table-cell>
          <table:table-cell office:value-type="float" office:value="928501733" calcext:value-type="float">
            <text:p>928501733</text:p>
          </table:table-cell>
          <table:table-cell office:value-type="float" office:value="190516207" calcext:value-type="float">
            <text:p>190516207</text:p>
          </table:table-cell>
          <table:table-cell office:value-type="float" office:value="761888811" calcext:value-type="float">
            <text:p>761888811</text:p>
          </table:table-cell>
          <table:table-cell office:value-type="float" office:value="630149842" calcext:value-type="float">
            <text:p>630149842</text:p>
          </table:table-cell>
          <table:table-cell office:value-type="float" office:value="169333216" calcext:value-type="float">
            <text:p>169333216</text:p>
          </table:table-cell>
          <table:table-cell office:value-type="float" office:value="179877087" calcext:value-type="float">
            <text:p>179877087</text:p>
          </table:table-cell>
          <table:table-cell office:value-type="float" office:value="426792459" calcext:value-type="float">
            <text:p>426792459</text:p>
          </table:table-cell>
          <table:table-cell office:value-type="float" office:value="523732983" calcext:value-type="float">
            <text:p>523732983</text:p>
          </table:table-cell>
          <table:table-cell office:value-type="float" office:value="400474330" calcext:value-type="float">
            <text:p>400474330</text:p>
          </table:table-cell>
          <table:table-cell office:value-type="float" office:value="944413599" calcext:value-type="float">
            <text:p>944413599</text:p>
          </table:table-cell>
          <table:table-cell office:value-type="float" office:value="707567067" calcext:value-type="float">
            <text:p>707567067</text:p>
          </table:table-cell>
          <table:table-cell office:value-type="float" office:value="411056419" calcext:value-type="float">
            <text:p>411056419</text:p>
          </table:table-cell>
          <table:table-cell office:value-type="float" office:value="326705050" calcext:value-type="float">
            <text:p>326705050</text:p>
          </table:table-cell>
          <table:table-cell office:value-type="float" office:value="616138359" calcext:value-type="float">
            <text:p>616138359</text:p>
          </table:table-cell>
          <table:table-cell office:value-type="float" office:value="919703861" calcext:value-type="float">
            <text:p>919703861</text:p>
          </table:table-cell>
          <table:table-cell office:value-type="float" office:value="671212864" calcext:value-type="float">
            <text:p>671212864</text:p>
          </table:table-cell>
          <table:table-cell office:value-type="float" office:value="199171284" calcext:value-type="float">
            <text:p>199171284</text:p>
          </table:table-cell>
          <table:table-cell office:value-type="float" office:value="462528277" calcext:value-type="float">
            <text:p>462528277</text:p>
          </table:table-cell>
        </table:table-row>
        <table:table-row table:style-name="ro1">
          <table:table-cell office:value-type="float" office:value="146063125" calcext:value-type="float">
            <text:p>146063125</text:p>
          </table:table-cell>
          <table:table-cell office:value-type="float" office:value="940640519" calcext:value-type="float">
            <text:p>940640519</text:p>
          </table:table-cell>
          <table:table-cell office:value-type="float" office:value="736608707" calcext:value-type="float">
            <text:p>736608707</text:p>
          </table:table-cell>
          <table:table-cell office:value-type="float" office:value="674707580" calcext:value-type="float">
            <text:p>674707580</text:p>
          </table:table-cell>
          <table:table-cell office:value-type="float" office:value="424126309" calcext:value-type="float">
            <text:p>424126309</text:p>
          </table:table-cell>
          <table:table-cell office:value-type="float" office:value="957399336" calcext:value-type="float">
            <text:p>957399336</text:p>
          </table:table-cell>
          <table:table-cell office:value-type="float" office:value="933170131" calcext:value-type="float">
            <text:p>933170131</text:p>
          </table:table-cell>
          <table:table-cell office:value-type="float" office:value="910420333" calcext:value-type="float">
            <text:p>910420333</text:p>
          </table:table-cell>
          <table:table-cell office:value-type="float" office:value="322766186" calcext:value-type="float">
            <text:p>322766186</text:p>
          </table:table-cell>
          <table:table-cell office:value-type="float" office:value="409498947" calcext:value-type="float">
            <text:p>409498947</text:p>
          </table:table-cell>
          <table:table-cell office:value-type="float" office:value="439834662" calcext:value-type="float">
            <text:p>439834662</text:p>
          </table:table-cell>
          <table:table-cell office:value-type="float" office:value="865686356" calcext:value-type="float">
            <text:p>865686356</text:p>
          </table:table-cell>
          <table:table-cell office:value-type="float" office:value="451204714" calcext:value-type="float">
            <text:p>451204714</text:p>
          </table:table-cell>
          <table:table-cell office:value-type="float" office:value="964953331" calcext:value-type="float">
            <text:p>964953331</text:p>
          </table:table-cell>
          <table:table-cell office:value-type="float" office:value="893221394" calcext:value-type="float">
            <text:p>893221394</text:p>
          </table:table-cell>
          <table:table-cell office:value-type="float" office:value="882107034" calcext:value-type="float">
            <text:p>882107034</text:p>
          </table:table-cell>
          <table:table-cell office:value-type="float" office:value="656894820" calcext:value-type="float">
            <text:p>656894820</text:p>
          </table:table-cell>
          <table:table-cell office:value-type="float" office:value="376879081" calcext:value-type="float">
            <text:p>376879081</text:p>
          </table:table-cell>
          <table:table-cell office:value-type="float" office:value="490537020" calcext:value-type="float">
            <text:p>490537020</text:p>
          </table:table-cell>
          <table:table-cell office:value-type="float" office:value="735267731" calcext:value-type="float">
            <text:p>735267731</text:p>
          </table:table-cell>
          <table:table-cell office:value-type="float" office:value="167559366" calcext:value-type="float">
            <text:p>167559366</text:p>
          </table:table-cell>
          <table:table-cell office:value-type="float" office:value="544994676" calcext:value-type="float">
            <text:p>544994676</text:p>
          </table:table-cell>
          <table:table-cell office:value-type="float" office:value="734754799" calcext:value-type="float">
            <text:p>734754799</text:p>
          </table:table-cell>
          <table:table-cell office:value-type="float" office:value="370392233" calcext:value-type="float">
            <text:p>370392233</text:p>
          </table:table-cell>
          <table:table-cell office:value-type="float" office:value="440750775" calcext:value-type="float">
            <text:p>440750775</text:p>
          </table:table-cell>
          <table:table-cell office:value-type="float" office:value="640003321" calcext:value-type="float">
            <text:p>640003321</text:p>
          </table:table-cell>
          <table:table-cell office:value-type="float" office:value="142496414" calcext:value-type="float">
            <text:p>142496414</text:p>
          </table:table-cell>
          <table:table-cell office:value-type="float" office:value="716902136" calcext:value-type="float">
            <text:p>716902136</text:p>
          </table:table-cell>
          <table:table-cell office:value-type="float" office:value="166761307" calcext:value-type="float">
            <text:p>166761307</text:p>
          </table:table-cell>
          <table:table-cell office:value-type="float" office:value="295343403" calcext:value-type="float">
            <text:p>295343403</text:p>
          </table:table-cell>
          <table:table-cell office:value-type="float" office:value="184461661" calcext:value-type="float">
            <text:p>184461661</text:p>
          </table:table-cell>
          <table:table-cell office:value-type="float" office:value="756108090" calcext:value-type="float">
            <text:p>756108090</text:p>
          </table:table-cell>
        </table:table-row>
        <table:table-row table:style-name="ro1">
          <table:table-cell office:value-type="float" office:value="567312389" calcext:value-type="float">
            <text:p>567312389</text:p>
          </table:table-cell>
          <table:table-cell office:value-type="float" office:value="864404485" calcext:value-type="float">
            <text:p>864404485</text:p>
          </table:table-cell>
          <table:table-cell office:value-type="float" office:value="698716700" calcext:value-type="float">
            <text:p>698716700</text:p>
          </table:table-cell>
          <table:table-cell office:value-type="float" office:value="878613068" calcext:value-type="float">
            <text:p>878613068</text:p>
          </table:table-cell>
          <table:table-cell office:value-type="float" office:value="373815246" calcext:value-type="float">
            <text:p>373815246</text:p>
          </table:table-cell>
          <table:table-cell office:value-type="float" office:value="792702038" calcext:value-type="float">
            <text:p>792702038</text:p>
          </table:table-cell>
          <table:table-cell office:value-type="float" office:value="637346143" calcext:value-type="float">
            <text:p>637346143</text:p>
          </table:table-cell>
          <table:table-cell office:value-type="float" office:value="263851106" calcext:value-type="float">
            <text:p>263851106</text:p>
          </table:table-cell>
          <table:table-cell office:value-type="float" office:value="564864662" calcext:value-type="float">
            <text:p>564864662</text:p>
          </table:table-cell>
          <table:table-cell office:value-type="float" office:value="535001947" calcext:value-type="float">
            <text:p>535001947</text:p>
          </table:table-cell>
          <table:table-cell office:value-type="float" office:value="274765271" calcext:value-type="float">
            <text:p>274765271</text:p>
          </table:table-cell>
          <table:table-cell office:value-type="float" office:value="414956284" calcext:value-type="float">
            <text:p>414956284</text:p>
          </table:table-cell>
          <table:table-cell office:value-type="float" office:value="872562371" calcext:value-type="float">
            <text:p>872562371</text:p>
          </table:table-cell>
          <table:table-cell office:value-type="float" office:value="502243831" calcext:value-type="float">
            <text:p>502243831</text:p>
          </table:table-cell>
          <table:table-cell office:value-type="float" office:value="610232186" calcext:value-type="float">
            <text:p>610232186</text:p>
          </table:table-cell>
          <table:table-cell office:value-type="float" office:value="331735750" calcext:value-type="float">
            <text:p>331735750</text:p>
          </table:table-cell>
          <table:table-cell office:value-type="float" office:value="318630796" calcext:value-type="float">
            <text:p>318630796</text:p>
          </table:table-cell>
          <table:table-cell office:value-type="float" office:value="994585848" calcext:value-type="float">
            <text:p>994585848</text:p>
          </table:table-cell>
          <table:table-cell office:value-type="float" office:value="565703571" calcext:value-type="float">
            <text:p>565703571</text:p>
          </table:table-cell>
          <table:table-cell office:value-type="float" office:value="533759508" calcext:value-type="float">
            <text:p>533759508</text:p>
          </table:table-cell>
          <table:table-cell office:value-type="float" office:value="431992502" calcext:value-type="float">
            <text:p>431992502</text:p>
          </table:table-cell>
          <table:table-cell office:value-type="float" office:value="472888510" calcext:value-type="float">
            <text:p>472888510</text:p>
          </table:table-cell>
          <table:table-cell office:value-type="float" office:value="378527470" calcext:value-type="float">
            <text:p>378527470</text:p>
          </table:table-cell>
          <table:table-cell office:value-type="float" office:value="183543991" calcext:value-type="float">
            <text:p>183543991</text:p>
          </table:table-cell>
          <table:table-cell office:value-type="float" office:value="236168486" calcext:value-type="float">
            <text:p>236168486</text:p>
          </table:table-cell>
          <table:table-cell office:value-type="float" office:value="662249570" calcext:value-type="float">
            <text:p>662249570</text:p>
          </table:table-cell>
          <table:table-cell office:value-type="float" office:value="423348864" calcext:value-type="float">
            <text:p>423348864</text:p>
          </table:table-cell>
          <table:table-cell office:value-type="float" office:value="148147765" calcext:value-type="float">
            <text:p>148147765</text:p>
          </table:table-cell>
          <table:table-cell office:value-type="float" office:value="872596891" calcext:value-type="float">
            <text:p>872596891</text:p>
          </table:table-cell>
          <table:table-cell office:value-type="float" office:value="581066655" calcext:value-type="float">
            <text:p>581066655</text:p>
          </table:table-cell>
          <table:table-cell office:value-type="float" office:value="558746262" calcext:value-type="float">
            <text:p>558746262</text:p>
          </table:table-cell>
          <table:table-cell office:value-type="float" office:value="681921615" calcext:value-type="float">
            <text:p>681921615</text:p>
          </table:table-cell>
        </table:table-row>
        <table:table-row table:style-name="ro1">
          <table:table-cell office:value-type="float" office:value="521461591" calcext:value-type="float">
            <text:p>521461591</text:p>
          </table:table-cell>
          <table:table-cell office:value-type="float" office:value="129154392" calcext:value-type="float">
            <text:p>129154392</text:p>
          </table:table-cell>
          <table:table-cell office:value-type="float" office:value="581701360" calcext:value-type="float">
            <text:p>581701360</text:p>
          </table:table-cell>
          <table:table-cell office:value-type="float" office:value="709689068" calcext:value-type="float">
            <text:p>709689068</text:p>
          </table:table-cell>
          <table:table-cell office:value-type="float" office:value="384394169" calcext:value-type="float">
            <text:p>384394169</text:p>
          </table:table-cell>
          <table:table-cell office:value-type="float" office:value="553153973" calcext:value-type="float">
            <text:p>553153973</text:p>
          </table:table-cell>
          <table:table-cell office:value-type="float" office:value="160199208" calcext:value-type="float">
            <text:p>160199208</text:p>
          </table:table-cell>
          <table:table-cell office:value-type="float" office:value="176293918" calcext:value-type="float">
            <text:p>176293918</text:p>
          </table:table-cell>
          <table:table-cell office:value-type="float" office:value="880539887" calcext:value-type="float">
            <text:p>880539887</text:p>
          </table:table-cell>
          <table:table-cell office:value-type="float" office:value="918347507" calcext:value-type="float">
            <text:p>918347507</text:p>
          </table:table-cell>
          <table:table-cell office:value-type="float" office:value="102349632" calcext:value-type="float">
            <text:p>102349632</text:p>
          </table:table-cell>
          <table:table-cell office:value-type="float" office:value="296437391" calcext:value-type="float">
            <text:p>296437391</text:p>
          </table:table-cell>
          <table:table-cell office:value-type="float" office:value="843154733" calcext:value-type="float">
            <text:p>843154733</text:p>
          </table:table-cell>
          <table:table-cell office:value-type="float" office:value="758151971" calcext:value-type="float">
            <text:p>758151971</text:p>
          </table:table-cell>
          <table:table-cell office:value-type="float" office:value="300678293" calcext:value-type="float">
            <text:p>300678293</text:p>
          </table:table-cell>
          <table:table-cell office:value-type="float" office:value="219426581" calcext:value-type="float">
            <text:p>219426581</text:p>
          </table:table-cell>
          <table:table-cell office:value-type="float" office:value="506650558" calcext:value-type="float">
            <text:p>506650558</text:p>
          </table:table-cell>
          <table:table-cell office:value-type="float" office:value="798209415" calcext:value-type="float">
            <text:p>798209415</text:p>
          </table:table-cell>
          <table:table-cell office:value-type="float" office:value="445963899" calcext:value-type="float">
            <text:p>445963899</text:p>
          </table:table-cell>
          <table:table-cell office:value-type="float" office:value="640176760" calcext:value-type="float">
            <text:p>640176760</text:p>
          </table:table-cell>
          <table:table-cell office:value-type="float" office:value="880433678" calcext:value-type="float">
            <text:p>880433678</text:p>
          </table:table-cell>
          <table:table-cell office:value-type="float" office:value="406185514" calcext:value-type="float">
            <text:p>406185514</text:p>
          </table:table-cell>
          <table:table-cell office:value-type="float" office:value="573313043" calcext:value-type="float">
            <text:p>573313043</text:p>
          </table:table-cell>
          <table:table-cell office:value-type="float" office:value="596114689" calcext:value-type="float">
            <text:p>596114689</text:p>
          </table:table-cell>
          <table:table-cell office:value-type="float" office:value="797664750" calcext:value-type="float">
            <text:p>797664750</text:p>
          </table:table-cell>
          <table:table-cell office:value-type="float" office:value="403000715" calcext:value-type="float">
            <text:p>403000715</text:p>
          </table:table-cell>
          <table:table-cell office:value-type="float" office:value="817408476" calcext:value-type="float">
            <text:p>817408476</text:p>
          </table:table-cell>
          <table:table-cell office:value-type="float" office:value="151716052" calcext:value-type="float">
            <text:p>151716052</text:p>
          </table:table-cell>
          <table:table-cell office:value-type="float" office:value="571837418" calcext:value-type="float">
            <text:p>571837418</text:p>
          </table:table-cell>
          <table:table-cell office:value-type="float" office:value="952834081" calcext:value-type="float">
            <text:p>952834081</text:p>
          </table:table-cell>
          <table:table-cell office:value-type="float" office:value="736115735" calcext:value-type="float">
            <text:p>736115735</text:p>
          </table:table-cell>
          <table:table-cell office:value-type="float" office:value="788214239" calcext:value-type="float">
            <text:p>788214239</text:p>
          </table:table-cell>
        </table:table-row>
        <table:table-row table:style-name="ro1">
          <table:table-cell office:value-type="float" office:value="692073686" calcext:value-type="float">
            <text:p>692073686</text:p>
          </table:table-cell>
          <table:table-cell office:value-type="float" office:value="514972674" calcext:value-type="float">
            <text:p>514972674</text:p>
          </table:table-cell>
          <table:table-cell office:value-type="float" office:value="795116162" calcext:value-type="float">
            <text:p>795116162</text:p>
          </table:table-cell>
          <table:table-cell office:value-type="float" office:value="838605415" calcext:value-type="float">
            <text:p>838605415</text:p>
          </table:table-cell>
          <table:table-cell office:value-type="float" office:value="106197546" calcext:value-type="float">
            <text:p>106197546</text:p>
          </table:table-cell>
          <table:table-cell office:value-type="float" office:value="741097742" calcext:value-type="float">
            <text:p>741097742</text:p>
          </table:table-cell>
          <table:table-cell office:value-type="float" office:value="742314317" calcext:value-type="float">
            <text:p>742314317</text:p>
          </table:table-cell>
          <table:table-cell office:value-type="float" office:value="134569386" calcext:value-type="float">
            <text:p>134569386</text:p>
          </table:table-cell>
          <table:table-cell office:value-type="float" office:value="909008703" calcext:value-type="float">
            <text:p>909008703</text:p>
          </table:table-cell>
          <table:table-cell office:value-type="float" office:value="808736747" calcext:value-type="float">
            <text:p>808736747</text:p>
          </table:table-cell>
          <table:table-cell office:value-type="float" office:value="413019307" calcext:value-type="float">
            <text:p>413019307</text:p>
          </table:table-cell>
          <table:table-cell office:value-type="float" office:value="284221543" calcext:value-type="float">
            <text:p>284221543</text:p>
          </table:table-cell>
          <table:table-cell office:value-type="float" office:value="857644358" calcext:value-type="float">
            <text:p>857644358</text:p>
          </table:table-cell>
          <table:table-cell office:value-type="float" office:value="388129401" calcext:value-type="float">
            <text:p>388129401</text:p>
          </table:table-cell>
          <table:table-cell office:value-type="float" office:value="416543303" calcext:value-type="float">
            <text:p>416543303</text:p>
          </table:table-cell>
          <table:table-cell office:value-type="float" office:value="789452492" calcext:value-type="float">
            <text:p>789452492</text:p>
          </table:table-cell>
          <table:table-cell office:value-type="float" office:value="895272029" calcext:value-type="float">
            <text:p>895272029</text:p>
          </table:table-cell>
          <table:table-cell office:value-type="float" office:value="948277778" calcext:value-type="float">
            <text:p>948277778</text:p>
          </table:table-cell>
          <table:table-cell office:value-type="float" office:value="677227444" calcext:value-type="float">
            <text:p>677227444</text:p>
          </table:table-cell>
          <table:table-cell office:value-type="float" office:value="978567447" calcext:value-type="float">
            <text:p>978567447</text:p>
          </table:table-cell>
          <table:table-cell office:value-type="float" office:value="946953071" calcext:value-type="float">
            <text:p>946953071</text:p>
          </table:table-cell>
          <table:table-cell office:value-type="float" office:value="304588258" calcext:value-type="float">
            <text:p>304588258</text:p>
          </table:table-cell>
          <table:table-cell office:value-type="float" office:value="856056077" calcext:value-type="float">
            <text:p>856056077</text:p>
          </table:table-cell>
          <table:table-cell office:value-type="float" office:value="611820378" calcext:value-type="float">
            <text:p>611820378</text:p>
          </table:table-cell>
          <table:table-cell office:value-type="float" office:value="133111433" calcext:value-type="float">
            <text:p>133111433</text:p>
          </table:table-cell>
          <table:table-cell office:value-type="float" office:value="175443204" calcext:value-type="float">
            <text:p>175443204</text:p>
          </table:table-cell>
          <table:table-cell office:value-type="float" office:value="453436500" calcext:value-type="float">
            <text:p>453436500</text:p>
          </table:table-cell>
          <table:table-cell office:value-type="float" office:value="605171418" calcext:value-type="float">
            <text:p>605171418</text:p>
          </table:table-cell>
          <table:table-cell office:value-type="float" office:value="200984098" calcext:value-type="float">
            <text:p>200984098</text:p>
          </table:table-cell>
          <table:table-cell office:value-type="float" office:value="965230959" calcext:value-type="float">
            <text:p>965230959</text:p>
          </table:table-cell>
          <table:table-cell office:value-type="float" office:value="908688815" calcext:value-type="float">
            <text:p>908688815</text:p>
          </table:table-cell>
          <table:table-cell office:value-type="float" office:value="788016518" calcext:value-type="float">
            <text:p>788016518</text:p>
          </table:table-cell>
        </table:table-row>
        <table:table-row table:style-name="ro1">
          <table:table-cell office:value-type="float" office:value="416664666" calcext:value-type="float">
            <text:p>416664666</text:p>
          </table:table-cell>
          <table:table-cell office:value-type="float" office:value="215399053" calcext:value-type="float">
            <text:p>215399053</text:p>
          </table:table-cell>
          <table:table-cell office:value-type="float" office:value="164160136" calcext:value-type="float">
            <text:p>164160136</text:p>
          </table:table-cell>
          <table:table-cell office:value-type="float" office:value="581912181" calcext:value-type="float">
            <text:p>581912181</text:p>
          </table:table-cell>
          <table:table-cell office:value-type="float" office:value="933385120" calcext:value-type="float">
            <text:p>933385120</text:p>
          </table:table-cell>
          <table:table-cell office:value-type="float" office:value="428417164" calcext:value-type="float">
            <text:p>428417164</text:p>
          </table:table-cell>
          <table:table-cell office:value-type="float" office:value="679025951" calcext:value-type="float">
            <text:p>679025951</text:p>
          </table:table-cell>
          <table:table-cell office:value-type="float" office:value="169295372" calcext:value-type="float">
            <text:p>169295372</text:p>
          </table:table-cell>
          <table:table-cell office:value-type="float" office:value="716265599" calcext:value-type="float">
            <text:p>716265599</text:p>
          </table:table-cell>
          <table:table-cell office:value-type="float" office:value="578597862" calcext:value-type="float">
            <text:p>578597862</text:p>
          </table:table-cell>
          <table:table-cell office:value-type="float" office:value="223954420" calcext:value-type="float">
            <text:p>223954420</text:p>
          </table:table-cell>
          <table:table-cell office:value-type="float" office:value="934716164" calcext:value-type="float">
            <text:p>934716164</text:p>
          </table:table-cell>
          <table:table-cell office:value-type="float" office:value="740599857" calcext:value-type="float">
            <text:p>740599857</text:p>
          </table:table-cell>
          <table:table-cell office:value-type="float" office:value="633927142" calcext:value-type="float">
            <text:p>633927142</text:p>
          </table:table-cell>
          <table:table-cell office:value-type="float" office:value="304206205" calcext:value-type="float">
            <text:p>304206205</text:p>
          </table:table-cell>
          <table:table-cell office:value-type="float" office:value="760226085" calcext:value-type="float">
            <text:p>760226085</text:p>
          </table:table-cell>
          <table:table-cell office:value-type="float" office:value="593004666" calcext:value-type="float">
            <text:p>593004666</text:p>
          </table:table-cell>
          <table:table-cell office:value-type="float" office:value="577695509" calcext:value-type="float">
            <text:p>577695509</text:p>
          </table:table-cell>
          <table:table-cell office:value-type="float" office:value="652874290" calcext:value-type="float">
            <text:p>652874290</text:p>
          </table:table-cell>
          <table:table-cell office:value-type="float" office:value="513115255" calcext:value-type="float">
            <text:p>513115255</text:p>
          </table:table-cell>
          <table:table-cell office:value-type="float" office:value="958049588" calcext:value-type="float">
            <text:p>958049588</text:p>
          </table:table-cell>
          <table:table-cell office:value-type="float" office:value="245439969" calcext:value-type="float">
            <text:p>245439969</text:p>
          </table:table-cell>
          <table:table-cell office:value-type="float" office:value="787651843" calcext:value-type="float">
            <text:p>787651843</text:p>
          </table:table-cell>
          <table:table-cell office:value-type="float" office:value="435046442" calcext:value-type="float">
            <text:p>435046442</text:p>
          </table:table-cell>
          <table:table-cell office:value-type="float" office:value="343981047" calcext:value-type="float">
            <text:p>343981047</text:p>
          </table:table-cell>
          <table:table-cell office:value-type="float" office:value="142271007" calcext:value-type="float">
            <text:p>142271007</text:p>
          </table:table-cell>
          <table:table-cell office:value-type="float" office:value="923996938" calcext:value-type="float">
            <text:p>923996938</text:p>
          </table:table-cell>
          <table:table-cell office:value-type="float" office:value="203907630" calcext:value-type="float">
            <text:p>203907630</text:p>
          </table:table-cell>
          <table:table-cell office:value-type="float" office:value="211522968" calcext:value-type="float">
            <text:p>211522968</text:p>
          </table:table-cell>
          <table:table-cell office:value-type="float" office:value="706295611" calcext:value-type="float">
            <text:p>706295611</text:p>
          </table:table-cell>
          <table:table-cell office:value-type="float" office:value="301962027" calcext:value-type="float">
            <text:p>301962027</text:p>
          </table:table-cell>
          <table:table-cell office:value-type="float" office:value="489952905" calcext:value-type="float">
            <text:p>489952905</text:p>
          </table:table-cell>
        </table:table-row>
        <table:table-row table:style-name="ro1">
          <table:table-cell office:value-type="float" office:value="220641544" calcext:value-type="float">
            <text:p>220641544</text:p>
          </table:table-cell>
          <table:table-cell office:value-type="float" office:value="189041896" calcext:value-type="float">
            <text:p>189041896</text:p>
          </table:table-cell>
          <table:table-cell office:value-type="float" office:value="543118063" calcext:value-type="float">
            <text:p>543118063</text:p>
          </table:table-cell>
          <table:table-cell office:value-type="float" office:value="139918945" calcext:value-type="float">
            <text:p>139918945</text:p>
          </table:table-cell>
          <table:table-cell office:value-type="float" office:value="336392397" calcext:value-type="float">
            <text:p>336392397</text:p>
          </table:table-cell>
          <table:table-cell office:value-type="float" office:value="188750440" calcext:value-type="float">
            <text:p>188750440</text:p>
          </table:table-cell>
          <table:table-cell office:value-type="float" office:value="108828357" calcext:value-type="float">
            <text:p>108828357</text:p>
          </table:table-cell>
          <table:table-cell office:value-type="float" office:value="783876985" calcext:value-type="float">
            <text:p>783876985</text:p>
          </table:table-cell>
          <table:table-cell office:value-type="float" office:value="392778504" calcext:value-type="float">
            <text:p>392778504</text:p>
          </table:table-cell>
          <table:table-cell office:value-type="float" office:value="522248195" calcext:value-type="float">
            <text:p>522248195</text:p>
          </table:table-cell>
          <table:table-cell office:value-type="float" office:value="736651521" calcext:value-type="float">
            <text:p>736651521</text:p>
          </table:table-cell>
          <table:table-cell office:value-type="float" office:value="379725057" calcext:value-type="float">
            <text:p>379725057</text:p>
          </table:table-cell>
          <table:table-cell office:value-type="float" office:value="515175953" calcext:value-type="float">
            <text:p>515175953</text:p>
          </table:table-cell>
          <table:table-cell office:value-type="float" office:value="757560549" calcext:value-type="float">
            <text:p>757560549</text:p>
          </table:table-cell>
          <table:table-cell office:value-type="float" office:value="545896783" calcext:value-type="float">
            <text:p>545896783</text:p>
          </table:table-cell>
          <table:table-cell office:value-type="float" office:value="591548235" calcext:value-type="float">
            <text:p>591548235</text:p>
          </table:table-cell>
          <table:table-cell office:value-type="float" office:value="470604471" calcext:value-type="float">
            <text:p>470604471</text:p>
          </table:table-cell>
          <table:table-cell office:value-type="float" office:value="602619060" calcext:value-type="float">
            <text:p>602619060</text:p>
          </table:table-cell>
          <table:table-cell office:value-type="float" office:value="364255054" calcext:value-type="float">
            <text:p>364255054</text:p>
          </table:table-cell>
          <table:table-cell office:value-type="float" office:value="948177570" calcext:value-type="float">
            <text:p>948177570</text:p>
          </table:table-cell>
          <table:table-cell office:value-type="float" office:value="111401826" calcext:value-type="float">
            <text:p>111401826</text:p>
          </table:table-cell>
          <table:table-cell office:value-type="float" office:value="603550436" calcext:value-type="float">
            <text:p>603550436</text:p>
          </table:table-cell>
          <table:table-cell office:value-type="float" office:value="472222825" calcext:value-type="float">
            <text:p>472222825</text:p>
          </table:table-cell>
          <table:table-cell office:value-type="float" office:value="420871181" calcext:value-type="float">
            <text:p>420871181</text:p>
          </table:table-cell>
          <table:table-cell office:value-type="float" office:value="708644199" calcext:value-type="float">
            <text:p>708644199</text:p>
          </table:table-cell>
          <table:table-cell office:value-type="float" office:value="843461159" calcext:value-type="float">
            <text:p>843461159</text:p>
          </table:table-cell>
          <table:table-cell office:value-type="float" office:value="107534577" calcext:value-type="float">
            <text:p>107534577</text:p>
          </table:table-cell>
          <table:table-cell office:value-type="float" office:value="176477104" calcext:value-type="float">
            <text:p>176477104</text:p>
          </table:table-cell>
          <table:table-cell office:value-type="float" office:value="118994431" calcext:value-type="float">
            <text:p>118994431</text:p>
          </table:table-cell>
          <table:table-cell office:value-type="float" office:value="426906407" calcext:value-type="float">
            <text:p>426906407</text:p>
          </table:table-cell>
          <table:table-cell office:value-type="float" office:value="376702418" calcext:value-type="float">
            <text:p>376702418</text:p>
          </table:table-cell>
          <table:table-cell office:value-type="float" office:value="869022204" calcext:value-type="float">
            <text:p>869022204</text:p>
          </table:table-cell>
        </table:table-row>
        <table:table-row table:style-name="ro1">
          <table:table-cell office:value-type="float" office:value="183663866" calcext:value-type="float">
            <text:p>183663866</text:p>
          </table:table-cell>
          <table:table-cell office:value-type="float" office:value="456744226" calcext:value-type="float">
            <text:p>456744226</text:p>
          </table:table-cell>
          <table:table-cell office:value-type="float" office:value="421255612" calcext:value-type="float">
            <text:p>421255612</text:p>
          </table:table-cell>
          <table:table-cell office:value-type="float" office:value="421163591" calcext:value-type="float">
            <text:p>421163591</text:p>
          </table:table-cell>
          <table:table-cell office:value-type="float" office:value="155642322" calcext:value-type="float">
            <text:p>155642322</text:p>
          </table:table-cell>
          <table:table-cell office:value-type="float" office:value="993717960" calcext:value-type="float">
            <text:p>993717960</text:p>
          </table:table-cell>
          <table:table-cell office:value-type="float" office:value="385166786" calcext:value-type="float">
            <text:p>385166786</text:p>
          </table:table-cell>
          <table:table-cell office:value-type="float" office:value="348810827" calcext:value-type="float">
            <text:p>348810827</text:p>
          </table:table-cell>
          <table:table-cell office:value-type="float" office:value="125398990" calcext:value-type="float">
            <text:p>125398990</text:p>
          </table:table-cell>
          <table:table-cell office:value-type="float" office:value="818292263" calcext:value-type="float">
            <text:p>818292263</text:p>
          </table:table-cell>
          <table:table-cell office:value-type="float" office:value="347539805" calcext:value-type="float">
            <text:p>347539805</text:p>
          </table:table-cell>
          <table:table-cell office:value-type="float" office:value="724411138" calcext:value-type="float">
            <text:p>724411138</text:p>
          </table:table-cell>
          <table:table-cell office:value-type="float" office:value="758130585" calcext:value-type="float">
            <text:p>758130585</text:p>
          </table:table-cell>
          <table:table-cell office:value-type="float" office:value="431318979" calcext:value-type="float">
            <text:p>431318979</text:p>
          </table:table-cell>
          <table:table-cell office:value-type="float" office:value="329375529" calcext:value-type="float">
            <text:p>329375529</text:p>
          </table:table-cell>
          <table:table-cell office:value-type="float" office:value="556472453" calcext:value-type="float">
            <text:p>556472453</text:p>
          </table:table-cell>
          <table:table-cell office:value-type="float" office:value="972892308" calcext:value-type="float">
            <text:p>972892308</text:p>
          </table:table-cell>
          <table:table-cell office:value-type="float" office:value="607504709" calcext:value-type="float">
            <text:p>607504709</text:p>
          </table:table-cell>
          <table:table-cell office:value-type="float" office:value="698965001" calcext:value-type="float">
            <text:p>698965001</text:p>
          </table:table-cell>
          <table:table-cell office:value-type="float" office:value="801656802" calcext:value-type="float">
            <text:p>801656802</text:p>
          </table:table-cell>
          <table:table-cell office:value-type="float" office:value="998474640" calcext:value-type="float">
            <text:p>998474640</text:p>
          </table:table-cell>
          <table:table-cell office:value-type="float" office:value="113292875" calcext:value-type="float">
            <text:p>113292875</text:p>
          </table:table-cell>
          <table:table-cell office:value-type="float" office:value="322732804" calcext:value-type="float">
            <text:p>322732804</text:p>
          </table:table-cell>
          <table:table-cell office:value-type="float" office:value="699847512" calcext:value-type="float">
            <text:p>699847512</text:p>
          </table:table-cell>
          <table:table-cell office:value-type="float" office:value="225750489" calcext:value-type="float">
            <text:p>225750489</text:p>
          </table:table-cell>
          <table:table-cell office:value-type="float" office:value="726100250" calcext:value-type="float">
            <text:p>726100250</text:p>
          </table:table-cell>
          <table:table-cell office:value-type="float" office:value="647048892" calcext:value-type="float">
            <text:p>647048892</text:p>
          </table:table-cell>
          <table:table-cell office:value-type="float" office:value="806565687" calcext:value-type="float">
            <text:p>806565687</text:p>
          </table:table-cell>
          <table:table-cell office:value-type="float" office:value="528661796" calcext:value-type="float">
            <text:p>528661796</text:p>
          </table:table-cell>
          <table:table-cell office:value-type="float" office:value="547196897" calcext:value-type="float">
            <text:p>547196897</text:p>
          </table:table-cell>
          <table:table-cell office:value-type="float" office:value="696980540" calcext:value-type="float">
            <text:p>696980540</text:p>
          </table:table-cell>
          <table:table-cell office:value-type="float" office:value="777353914" calcext:value-type="float">
            <text:p>777353914</text:p>
          </table:table-cell>
        </table:table-row>
        <table:table-row table:style-name="ro1">
          <table:table-cell office:value-type="float" office:value="173811711" calcext:value-type="float">
            <text:p>173811711</text:p>
          </table:table-cell>
          <table:table-cell office:value-type="float" office:value="620567569" calcext:value-type="float">
            <text:p>620567569</text:p>
          </table:table-cell>
          <table:table-cell office:value-type="float" office:value="408452620" calcext:value-type="float">
            <text:p>408452620</text:p>
          </table:table-cell>
          <table:table-cell office:value-type="float" office:value="119983695" calcext:value-type="float">
            <text:p>119983695</text:p>
          </table:table-cell>
          <table:table-cell office:value-type="float" office:value="797896988" calcext:value-type="float">
            <text:p>797896988</text:p>
          </table:table-cell>
          <table:table-cell office:value-type="float" office:value="929107840" calcext:value-type="float">
            <text:p>929107840</text:p>
          </table:table-cell>
          <table:table-cell office:value-type="float" office:value="424247822" calcext:value-type="float">
            <text:p>424247822</text:p>
          </table:table-cell>
          <table:table-cell office:value-type="float" office:value="672218360" calcext:value-type="float">
            <text:p>672218360</text:p>
          </table:table-cell>
          <table:table-cell office:value-type="float" office:value="796472568" calcext:value-type="float">
            <text:p>796472568</text:p>
          </table:table-cell>
          <table:table-cell office:value-type="float" office:value="574811220" calcext:value-type="float">
            <text:p>574811220</text:p>
          </table:table-cell>
          <table:table-cell office:value-type="float" office:value="790997229" calcext:value-type="float">
            <text:p>790997229</text:p>
          </table:table-cell>
          <table:table-cell office:value-type="float" office:value="960431101" calcext:value-type="float">
            <text:p>960431101</text:p>
          </table:table-cell>
          <table:table-cell office:value-type="float" office:value="805079263" calcext:value-type="float">
            <text:p>805079263</text:p>
          </table:table-cell>
          <table:table-cell office:value-type="float" office:value="828169178" calcext:value-type="float">
            <text:p>828169178</text:p>
          </table:table-cell>
          <table:table-cell office:value-type="float" office:value="732354651" calcext:value-type="float">
            <text:p>732354651</text:p>
          </table:table-cell>
          <table:table-cell office:value-type="float" office:value="103445936" calcext:value-type="float">
            <text:p>103445936</text:p>
          </table:table-cell>
          <table:table-cell office:value-type="float" office:value="521148697" calcext:value-type="float">
            <text:p>521148697</text:p>
          </table:table-cell>
          <table:table-cell office:value-type="float" office:value="943803913" calcext:value-type="float">
            <text:p>943803913</text:p>
          </table:table-cell>
          <table:table-cell office:value-type="float" office:value="961026754" calcext:value-type="float">
            <text:p>961026754</text:p>
          </table:table-cell>
          <table:table-cell office:value-type="float" office:value="620484185" calcext:value-type="float">
            <text:p>620484185</text:p>
          </table:table-cell>
          <table:table-cell office:value-type="float" office:value="164401911" calcext:value-type="float">
            <text:p>164401911</text:p>
          </table:table-cell>
          <table:table-cell office:value-type="float" office:value="792343283" calcext:value-type="float">
            <text:p>792343283</text:p>
          </table:table-cell>
          <table:table-cell office:value-type="float" office:value="385485112" calcext:value-type="float">
            <text:p>385485112</text:p>
          </table:table-cell>
          <table:table-cell office:value-type="float" office:value="431336224" calcext:value-type="float">
            <text:p>431336224</text:p>
          </table:table-cell>
          <table:table-cell office:value-type="float" office:value="100555035" calcext:value-type="float">
            <text:p>100555035</text:p>
          </table:table-cell>
          <table:table-cell office:value-type="float" office:value="249661050" calcext:value-type="float">
            <text:p>249661050</text:p>
          </table:table-cell>
          <table:table-cell office:value-type="float" office:value="141499938" calcext:value-type="float">
            <text:p>141499938</text:p>
          </table:table-cell>
          <table:table-cell office:value-type="float" office:value="667596585" calcext:value-type="float">
            <text:p>667596585</text:p>
          </table:table-cell>
          <table:table-cell office:value-type="float" office:value="369636387" calcext:value-type="float">
            <text:p>369636387</text:p>
          </table:table-cell>
          <table:table-cell office:value-type="float" office:value="486712041" calcext:value-type="float">
            <text:p>486712041</text:p>
          </table:table-cell>
          <table:table-cell office:value-type="float" office:value="734727349" calcext:value-type="float">
            <text:p>734727349</text:p>
          </table:table-cell>
          <table:table-cell office:value-type="float" office:value="635632851" calcext:value-type="float">
            <text:p>635632851</text:p>
          </table:table-cell>
        </table:table-row>
        <table:table-row table:style-name="ro1">
          <table:table-cell office:value-type="float" office:value="444777014" calcext:value-type="float">
            <text:p>444777014</text:p>
          </table:table-cell>
          <table:table-cell office:value-type="float" office:value="468865621" calcext:value-type="float">
            <text:p>468865621</text:p>
          </table:table-cell>
          <table:table-cell office:value-type="float" office:value="315478874" calcext:value-type="float">
            <text:p>315478874</text:p>
          </table:table-cell>
          <table:table-cell office:value-type="float" office:value="554887394" calcext:value-type="float">
            <text:p>554887394</text:p>
          </table:table-cell>
          <table:table-cell office:value-type="float" office:value="811693124" calcext:value-type="float">
            <text:p>811693124</text:p>
          </table:table-cell>
          <table:table-cell office:value-type="float" office:value="950209468" calcext:value-type="float">
            <text:p>950209468</text:p>
          </table:table-cell>
          <table:table-cell office:value-type="float" office:value="891419530" calcext:value-type="float">
            <text:p>891419530</text:p>
          </table:table-cell>
          <table:table-cell office:value-type="float" office:value="627866035" calcext:value-type="float">
            <text:p>627866035</text:p>
          </table:table-cell>
          <table:table-cell office:value-type="float" office:value="170650598" calcext:value-type="float">
            <text:p>170650598</text:p>
          </table:table-cell>
          <table:table-cell office:value-type="float" office:value="200956034" calcext:value-type="float">
            <text:p>200956034</text:p>
          </table:table-cell>
          <table:table-cell office:value-type="float" office:value="774313955" calcext:value-type="float">
            <text:p>774313955</text:p>
          </table:table-cell>
          <table:table-cell office:value-type="float" office:value="187208368" calcext:value-type="float">
            <text:p>187208368</text:p>
          </table:table-cell>
          <table:table-cell office:value-type="float" office:value="593371025" calcext:value-type="float">
            <text:p>593371025</text:p>
          </table:table-cell>
          <table:table-cell office:value-type="float" office:value="145008164" calcext:value-type="float">
            <text:p>145008164</text:p>
          </table:table-cell>
          <table:table-cell office:value-type="float" office:value="481802858" calcext:value-type="float">
            <text:p>481802858</text:p>
          </table:table-cell>
          <table:table-cell office:value-type="float" office:value="971858230" calcext:value-type="float">
            <text:p>971858230</text:p>
          </table:table-cell>
          <table:table-cell office:value-type="float" office:value="281449657" calcext:value-type="float">
            <text:p>281449657</text:p>
          </table:table-cell>
          <table:table-cell office:value-type="float" office:value="457697920" calcext:value-type="float">
            <text:p>457697920</text:p>
          </table:table-cell>
          <table:table-cell office:value-type="float" office:value="394967242" calcext:value-type="float">
            <text:p>394967242</text:p>
          </table:table-cell>
          <table:table-cell office:value-type="float" office:value="642258080" calcext:value-type="float">
            <text:p>642258080</text:p>
          </table:table-cell>
          <table:table-cell office:value-type="float" office:value="653883830" calcext:value-type="float">
            <text:p>653883830</text:p>
          </table:table-cell>
          <table:table-cell office:value-type="float" office:value="270342202" calcext:value-type="float">
            <text:p>270342202</text:p>
          </table:table-cell>
          <table:table-cell office:value-type="float" office:value="200591371" calcext:value-type="float">
            <text:p>200591371</text:p>
          </table:table-cell>
          <table:table-cell office:value-type="float" office:value="805405665" calcext:value-type="float">
            <text:p>805405665</text:p>
          </table:table-cell>
          <table:table-cell office:value-type="float" office:value="250939281" calcext:value-type="float">
            <text:p>250939281</text:p>
          </table:table-cell>
          <table:table-cell office:value-type="float" office:value="667072493" calcext:value-type="float">
            <text:p>667072493</text:p>
          </table:table-cell>
          <table:table-cell office:value-type="float" office:value="614899876" calcext:value-type="float">
            <text:p>614899876</text:p>
          </table:table-cell>
          <table:table-cell office:value-type="float" office:value="250501866" calcext:value-type="float">
            <text:p>250501866</text:p>
          </table:table-cell>
          <table:table-cell office:value-type="float" office:value="554867123" calcext:value-type="float">
            <text:p>554867123</text:p>
          </table:table-cell>
          <table:table-cell office:value-type="float" office:value="447299989" calcext:value-type="float">
            <text:p>447299989</text:p>
          </table:table-cell>
          <table:table-cell office:value-type="float" office:value="249342316" calcext:value-type="float">
            <text:p>249342316</text:p>
          </table:table-cell>
          <table:table-cell office:value-type="float" office:value="607946686" calcext:value-type="float">
            <text:p>607946686</text:p>
          </table:table-cell>
        </table:table-row>
        <table:table-row table:style-name="ro1">
          <table:table-cell office:value-type="float" office:value="180636608" calcext:value-type="float">
            <text:p>180636608</text:p>
          </table:table-cell>
          <table:table-cell office:value-type="float" office:value="901857222" calcext:value-type="float">
            <text:p>901857222</text:p>
          </table:table-cell>
          <table:table-cell office:value-type="float" office:value="352725728" calcext:value-type="float">
            <text:p>352725728</text:p>
          </table:table-cell>
          <table:table-cell office:value-type="float" office:value="936659875" calcext:value-type="float">
            <text:p>936659875</text:p>
          </table:table-cell>
          <table:table-cell office:value-type="float" office:value="290658369" calcext:value-type="float">
            <text:p>290658369</text:p>
          </table:table-cell>
          <table:table-cell office:value-type="float" office:value="212045790" calcext:value-type="float">
            <text:p>212045790</text:p>
          </table:table-cell>
          <table:table-cell office:value-type="float" office:value="495366061" calcext:value-type="float">
            <text:p>495366061</text:p>
          </table:table-cell>
          <table:table-cell office:value-type="float" office:value="392527237" calcext:value-type="float">
            <text:p>392527237</text:p>
          </table:table-cell>
          <table:table-cell office:value-type="float" office:value="736072516" calcext:value-type="float">
            <text:p>736072516</text:p>
          </table:table-cell>
          <table:table-cell office:value-type="float" office:value="539027086" calcext:value-type="float">
            <text:p>539027086</text:p>
          </table:table-cell>
          <table:table-cell office:value-type="float" office:value="280255462" calcext:value-type="float">
            <text:p>280255462</text:p>
          </table:table-cell>
          <table:table-cell office:value-type="float" office:value="354038370" calcext:value-type="float">
            <text:p>354038370</text:p>
          </table:table-cell>
          <table:table-cell office:value-type="float" office:value="253796590" calcext:value-type="float">
            <text:p>253796590</text:p>
          </table:table-cell>
          <table:table-cell office:value-type="float" office:value="528991619" calcext:value-type="float">
            <text:p>528991619</text:p>
          </table:table-cell>
          <table:table-cell office:value-type="float" office:value="656539660" calcext:value-type="float">
            <text:p>656539660</text:p>
          </table:table-cell>
          <table:table-cell office:value-type="float" office:value="521832840" calcext:value-type="float">
            <text:p>521832840</text:p>
          </table:table-cell>
          <table:table-cell office:value-type="float" office:value="389467730" calcext:value-type="float">
            <text:p>389467730</text:p>
          </table:table-cell>
          <table:table-cell office:value-type="float" office:value="271176330" calcext:value-type="float">
            <text:p>271176330</text:p>
          </table:table-cell>
          <table:table-cell office:value-type="float" office:value="800923899" calcext:value-type="float">
            <text:p>800923899</text:p>
          </table:table-cell>
          <table:table-cell office:value-type="float" office:value="197182063" calcext:value-type="float">
            <text:p>197182063</text:p>
          </table:table-cell>
          <table:table-cell office:value-type="float" office:value="596152293" calcext:value-type="float">
            <text:p>596152293</text:p>
          </table:table-cell>
          <table:table-cell office:value-type="float" office:value="355437629" calcext:value-type="float">
            <text:p>355437629</text:p>
          </table:table-cell>
          <table:table-cell office:value-type="float" office:value="925860800" calcext:value-type="float">
            <text:p>925860800</text:p>
          </table:table-cell>
          <table:table-cell office:value-type="float" office:value="524107663" calcext:value-type="float">
            <text:p>524107663</text:p>
          </table:table-cell>
          <table:table-cell office:value-type="float" office:value="590861965" calcext:value-type="float">
            <text:p>590861965</text:p>
          </table:table-cell>
          <table:table-cell office:value-type="float" office:value="415963865" calcext:value-type="float">
            <text:p>415963865</text:p>
          </table:table-cell>
          <table:table-cell office:value-type="float" office:value="857011818" calcext:value-type="float">
            <text:p>857011818</text:p>
          </table:table-cell>
          <table:table-cell office:value-type="float" office:value="337299476" calcext:value-type="float">
            <text:p>337299476</text:p>
          </table:table-cell>
          <table:table-cell office:value-type="float" office:value="859493055" calcext:value-type="float">
            <text:p>859493055</text:p>
          </table:table-cell>
          <table:table-cell office:value-type="float" office:value="289857401" calcext:value-type="float">
            <text:p>289857401</text:p>
          </table:table-cell>
          <table:table-cell office:value-type="float" office:value="335419773" calcext:value-type="float">
            <text:p>335419773</text:p>
          </table:table-cell>
          <table:table-cell office:value-type="float" office:value="311721101" calcext:value-type="float">
            <text:p>311721101</text:p>
          </table:table-cell>
        </table:table-row>
        <table:table-row table:style-name="ro1">
          <table:table-cell office:value-type="float" office:value="651029794" calcext:value-type="float">
            <text:p>651029794</text:p>
          </table:table-cell>
          <table:table-cell office:value-type="float" office:value="126486644" calcext:value-type="float">
            <text:p>126486644</text:p>
          </table:table-cell>
          <table:table-cell office:value-type="float" office:value="496402162" calcext:value-type="float">
            <text:p>496402162</text:p>
          </table:table-cell>
          <table:table-cell office:value-type="float" office:value="274717328" calcext:value-type="float">
            <text:p>274717328</text:p>
          </table:table-cell>
          <table:table-cell office:value-type="float" office:value="889986791" calcext:value-type="float">
            <text:p>889986791</text:p>
          </table:table-cell>
          <table:table-cell office:value-type="float" office:value="946661689" calcext:value-type="float">
            <text:p>946661689</text:p>
          </table:table-cell>
          <table:table-cell office:value-type="float" office:value="922153151" calcext:value-type="float">
            <text:p>922153151</text:p>
          </table:table-cell>
          <table:table-cell office:value-type="float" office:value="336933348" calcext:value-type="float">
            <text:p>336933348</text:p>
          </table:table-cell>
          <table:table-cell office:value-type="float" office:value="644328906" calcext:value-type="float">
            <text:p>644328906</text:p>
          </table:table-cell>
          <table:table-cell office:value-type="float" office:value="200026338" calcext:value-type="float">
            <text:p>200026338</text:p>
          </table:table-cell>
          <table:table-cell office:value-type="float" office:value="157323895" calcext:value-type="float">
            <text:p>157323895</text:p>
          </table:table-cell>
          <table:table-cell office:value-type="float" office:value="390140589" calcext:value-type="float">
            <text:p>390140589</text:p>
          </table:table-cell>
          <table:table-cell office:value-type="float" office:value="214430044" calcext:value-type="float">
            <text:p>214430044</text:p>
          </table:table-cell>
          <table:table-cell office:value-type="float" office:value="601120758" calcext:value-type="float">
            <text:p>601120758</text:p>
          </table:table-cell>
          <table:table-cell office:value-type="float" office:value="272165854" calcext:value-type="float">
            <text:p>272165854</text:p>
          </table:table-cell>
          <table:table-cell office:value-type="float" office:value="967884219" calcext:value-type="float">
            <text:p>967884219</text:p>
          </table:table-cell>
          <table:table-cell office:value-type="float" office:value="666769207" calcext:value-type="float">
            <text:p>666769207</text:p>
          </table:table-cell>
          <table:table-cell office:value-type="float" office:value="483871033" calcext:value-type="float">
            <text:p>483871033</text:p>
          </table:table-cell>
          <table:table-cell office:value-type="float" office:value="185264295" calcext:value-type="float">
            <text:p>185264295</text:p>
          </table:table-cell>
          <table:table-cell office:value-type="float" office:value="313726573" calcext:value-type="float">
            <text:p>313726573</text:p>
          </table:table-cell>
          <table:table-cell office:value-type="float" office:value="339456851" calcext:value-type="float">
            <text:p>339456851</text:p>
          </table:table-cell>
          <table:table-cell office:value-type="float" office:value="122081350" calcext:value-type="float">
            <text:p>122081350</text:p>
          </table:table-cell>
          <table:table-cell office:value-type="float" office:value="536723836" calcext:value-type="float">
            <text:p>536723836</text:p>
          </table:table-cell>
          <table:table-cell office:value-type="float" office:value="748528510" calcext:value-type="float">
            <text:p>748528510</text:p>
          </table:table-cell>
          <table:table-cell office:value-type="float" office:value="637286085" calcext:value-type="float">
            <text:p>637286085</text:p>
          </table:table-cell>
          <table:table-cell office:value-type="float" office:value="683169325" calcext:value-type="float">
            <text:p>683169325</text:p>
          </table:table-cell>
          <table:table-cell office:value-type="float" office:value="980021593" calcext:value-type="float">
            <text:p>980021593</text:p>
          </table:table-cell>
          <table:table-cell office:value-type="float" office:value="188142206" calcext:value-type="float">
            <text:p>188142206</text:p>
          </table:table-cell>
          <table:table-cell office:value-type="float" office:value="264488741" calcext:value-type="float">
            <text:p>264488741</text:p>
          </table:table-cell>
          <table:table-cell office:value-type="float" office:value="959622969" calcext:value-type="float">
            <text:p>959622969</text:p>
          </table:table-cell>
          <table:table-cell office:value-type="float" office:value="737621552" calcext:value-type="float">
            <text:p>737621552</text:p>
          </table:table-cell>
          <table:table-cell office:value-type="float" office:value="170379476" calcext:value-type="float">
            <text:p>170379476</text:p>
          </table:table-cell>
        </table:table-row>
        <table:table-row table:style-name="ro1">
          <table:table-cell office:value-type="float" office:value="439006942" calcext:value-type="float">
            <text:p>439006942</text:p>
          </table:table-cell>
          <table:table-cell office:value-type="float" office:value="137174454" calcext:value-type="float">
            <text:p>137174454</text:p>
          </table:table-cell>
          <table:table-cell office:value-type="float" office:value="772392386" calcext:value-type="float">
            <text:p>772392386</text:p>
          </table:table-cell>
          <table:table-cell office:value-type="float" office:value="887054861" calcext:value-type="float">
            <text:p>887054861</text:p>
          </table:table-cell>
          <table:table-cell office:value-type="float" office:value="116458767" calcext:value-type="float">
            <text:p>116458767</text:p>
          </table:table-cell>
          <table:table-cell office:value-type="float" office:value="487490997" calcext:value-type="float">
            <text:p>487490997</text:p>
          </table:table-cell>
          <table:table-cell office:value-type="float" office:value="414754454" calcext:value-type="float">
            <text:p>414754454</text:p>
          </table:table-cell>
          <table:table-cell office:value-type="float" office:value="837589414" calcext:value-type="float">
            <text:p>837589414</text:p>
          </table:table-cell>
          <table:table-cell office:value-type="float" office:value="412714237" calcext:value-type="float">
            <text:p>412714237</text:p>
          </table:table-cell>
          <table:table-cell office:value-type="float" office:value="219357575" calcext:value-type="float">
            <text:p>219357575</text:p>
          </table:table-cell>
          <table:table-cell office:value-type="float" office:value="593265320" calcext:value-type="float">
            <text:p>593265320</text:p>
          </table:table-cell>
          <table:table-cell office:value-type="float" office:value="817309836" calcext:value-type="float">
            <text:p>817309836</text:p>
          </table:table-cell>
          <table:table-cell office:value-type="float" office:value="402102651" calcext:value-type="float">
            <text:p>402102651</text:p>
          </table:table-cell>
          <table:table-cell office:value-type="float" office:value="612371089" calcext:value-type="float">
            <text:p>612371089</text:p>
          </table:table-cell>
          <table:table-cell office:value-type="float" office:value="935525708" calcext:value-type="float">
            <text:p>935525708</text:p>
          </table:table-cell>
          <table:table-cell office:value-type="float" office:value="404886058" calcext:value-type="float">
            <text:p>404886058</text:p>
          </table:table-cell>
          <table:table-cell office:value-type="float" office:value="300145756" calcext:value-type="float">
            <text:p>300145756</text:p>
          </table:table-cell>
          <table:table-cell office:value-type="float" office:value="487885372" calcext:value-type="float">
            <text:p>487885372</text:p>
          </table:table-cell>
          <table:table-cell office:value-type="float" office:value="212865193" calcext:value-type="float">
            <text:p>212865193</text:p>
          </table:table-cell>
          <table:table-cell office:value-type="float" office:value="217940424" calcext:value-type="float">
            <text:p>217940424</text:p>
          </table:table-cell>
          <table:table-cell office:value-type="float" office:value="242023828" calcext:value-type="float">
            <text:p>242023828</text:p>
          </table:table-cell>
          <table:table-cell office:value-type="float" office:value="390277686" calcext:value-type="float">
            <text:p>390277686</text:p>
          </table:table-cell>
          <table:table-cell office:value-type="float" office:value="731379322" calcext:value-type="float">
            <text:p>731379322</text:p>
          </table:table-cell>
          <table:table-cell office:value-type="float" office:value="115099916" calcext:value-type="float">
            <text:p>115099916</text:p>
          </table:table-cell>
          <table:table-cell office:value-type="float" office:value="259848414" calcext:value-type="float">
            <text:p>259848414</text:p>
          </table:table-cell>
          <table:table-cell office:value-type="float" office:value="168412657" calcext:value-type="float">
            <text:p>168412657</text:p>
          </table:table-cell>
          <table:table-cell office:value-type="float" office:value="409279628" calcext:value-type="float">
            <text:p>409279628</text:p>
          </table:table-cell>
          <table:table-cell office:value-type="float" office:value="235380505" calcext:value-type="float">
            <text:p>235380505</text:p>
          </table:table-cell>
          <table:table-cell office:value-type="float" office:value="897338936" calcext:value-type="float">
            <text:p>897338936</text:p>
          </table:table-cell>
          <table:table-cell office:value-type="float" office:value="368171075" calcext:value-type="float">
            <text:p>368171075</text:p>
          </table:table-cell>
          <table:table-cell office:value-type="float" office:value="553061142" calcext:value-type="float">
            <text:p>553061142</text:p>
          </table:table-cell>
          <table:table-cell office:value-type="float" office:value="779160355" calcext:value-type="float">
            <text:p>779160355</text:p>
          </table:table-cell>
        </table:table-row>
        <table:table-row table:style-name="ro1">
          <table:table-cell office:value-type="float" office:value="736649001" calcext:value-type="float">
            <text:p>736649001</text:p>
          </table:table-cell>
          <table:table-cell office:value-type="float" office:value="806560000" calcext:value-type="float">
            <text:p>806560000</text:p>
          </table:table-cell>
          <table:table-cell office:value-type="float" office:value="604323812" calcext:value-type="float">
            <text:p>604323812</text:p>
          </table:table-cell>
          <table:table-cell office:value-type="float" office:value="744126971" calcext:value-type="float">
            <text:p>744126971</text:p>
          </table:table-cell>
          <table:table-cell office:value-type="float" office:value="349529049" calcext:value-type="float">
            <text:p>349529049</text:p>
          </table:table-cell>
          <table:table-cell office:value-type="float" office:value="355013685" calcext:value-type="float">
            <text:p>355013685</text:p>
          </table:table-cell>
          <table:table-cell office:value-type="float" office:value="273151608" calcext:value-type="float">
            <text:p>273151608</text:p>
          </table:table-cell>
          <table:table-cell office:value-type="float" office:value="537345245" calcext:value-type="float">
            <text:p>537345245</text:p>
          </table:table-cell>
          <table:table-cell office:value-type="float" office:value="152957197" calcext:value-type="float">
            <text:p>152957197</text:p>
          </table:table-cell>
          <table:table-cell office:value-type="float" office:value="376023848" calcext:value-type="float">
            <text:p>376023848</text:p>
          </table:table-cell>
          <table:table-cell office:value-type="float" office:value="380057519" calcext:value-type="float">
            <text:p>380057519</text:p>
          </table:table-cell>
          <table:table-cell office:value-type="float" office:value="398565649" calcext:value-type="float">
            <text:p>398565649</text:p>
          </table:table-cell>
          <table:table-cell office:value-type="float" office:value="620469445" calcext:value-type="float">
            <text:p>620469445</text:p>
          </table:table-cell>
          <table:table-cell office:value-type="float" office:value="645500912" calcext:value-type="float">
            <text:p>645500912</text:p>
          </table:table-cell>
          <table:table-cell office:value-type="float" office:value="732294848" calcext:value-type="float">
            <text:p>732294848</text:p>
          </table:table-cell>
          <table:table-cell office:value-type="float" office:value="901418593" calcext:value-type="float">
            <text:p>901418593</text:p>
          </table:table-cell>
          <table:table-cell office:value-type="float" office:value="910289383" calcext:value-type="float">
            <text:p>910289383</text:p>
          </table:table-cell>
          <table:table-cell office:value-type="float" office:value="733216045" calcext:value-type="float">
            <text:p>733216045</text:p>
          </table:table-cell>
          <table:table-cell office:value-type="float" office:value="803319111" calcext:value-type="float">
            <text:p>803319111</text:p>
          </table:table-cell>
          <table:table-cell office:value-type="float" office:value="342286131" calcext:value-type="float">
            <text:p>342286131</text:p>
          </table:table-cell>
          <table:table-cell office:value-type="float" office:value="603936252" calcext:value-type="float">
            <text:p>603936252</text:p>
          </table:table-cell>
          <table:table-cell office:value-type="float" office:value="485596322" calcext:value-type="float">
            <text:p>485596322</text:p>
          </table:table-cell>
          <table:table-cell office:value-type="float" office:value="348148771" calcext:value-type="float">
            <text:p>348148771</text:p>
          </table:table-cell>
          <table:table-cell office:value-type="float" office:value="937259298" calcext:value-type="float">
            <text:p>937259298</text:p>
          </table:table-cell>
          <table:table-cell office:value-type="float" office:value="845265655" calcext:value-type="float">
            <text:p>845265655</text:p>
          </table:table-cell>
          <table:table-cell office:value-type="float" office:value="584187285" calcext:value-type="float">
            <text:p>584187285</text:p>
          </table:table-cell>
          <table:table-cell office:value-type="float" office:value="182615458" calcext:value-type="float">
            <text:p>182615458</text:p>
          </table:table-cell>
          <table:table-cell office:value-type="float" office:value="879418601" calcext:value-type="float">
            <text:p>879418601</text:p>
          </table:table-cell>
          <table:table-cell office:value-type="float" office:value="380481789" calcext:value-type="float">
            <text:p>380481789</text:p>
          </table:table-cell>
          <table:table-cell office:value-type="float" office:value="874434916" calcext:value-type="float">
            <text:p>874434916</text:p>
          </table:table-cell>
          <table:table-cell office:value-type="float" office:value="160683466" calcext:value-type="float">
            <text:p>160683466</text:p>
          </table:table-cell>
          <table:table-cell office:value-type="float" office:value="630450273" calcext:value-type="float">
            <text:p>630450273</text:p>
          </table:table-cell>
        </table:table-row>
        <table:table-row table:style-name="ro1">
          <table:table-cell office:value-type="float" office:value="520627915" calcext:value-type="float">
            <text:p>520627915</text:p>
          </table:table-cell>
          <table:table-cell office:value-type="float" office:value="321332940" calcext:value-type="float">
            <text:p>321332940</text:p>
          </table:table-cell>
          <table:table-cell office:value-type="float" office:value="750990488" calcext:value-type="float">
            <text:p>750990488</text:p>
          </table:table-cell>
          <table:table-cell office:value-type="float" office:value="479088423" calcext:value-type="float">
            <text:p>479088423</text:p>
          </table:table-cell>
          <table:table-cell office:value-type="float" office:value="752469850" calcext:value-type="float">
            <text:p>752469850</text:p>
          </table:table-cell>
          <table:table-cell office:value-type="float" office:value="527175856" calcext:value-type="float">
            <text:p>527175856</text:p>
          </table:table-cell>
          <table:table-cell office:value-type="float" office:value="666402306" calcext:value-type="float">
            <text:p>666402306</text:p>
          </table:table-cell>
          <table:table-cell office:value-type="float" office:value="253898607" calcext:value-type="float">
            <text:p>253898607</text:p>
          </table:table-cell>
          <table:table-cell office:value-type="float" office:value="578710461" calcext:value-type="float">
            <text:p>578710461</text:p>
          </table:table-cell>
          <table:table-cell office:value-type="float" office:value="952652389" calcext:value-type="float">
            <text:p>952652389</text:p>
          </table:table-cell>
          <table:table-cell office:value-type="float" office:value="509384990" calcext:value-type="float">
            <text:p>509384990</text:p>
          </table:table-cell>
          <table:table-cell office:value-type="float" office:value="128440463" calcext:value-type="float">
            <text:p>128440463</text:p>
          </table:table-cell>
          <table:table-cell office:value-type="float" office:value="841374024" calcext:value-type="float">
            <text:p>841374024</text:p>
          </table:table-cell>
          <table:table-cell office:value-type="float" office:value="251699956" calcext:value-type="float">
            <text:p>251699956</text:p>
          </table:table-cell>
          <table:table-cell office:value-type="float" office:value="106258249" calcext:value-type="float">
            <text:p>106258249</text:p>
          </table:table-cell>
          <table:table-cell office:value-type="float" office:value="590316439" calcext:value-type="float">
            <text:p>590316439</text:p>
          </table:table-cell>
          <table:table-cell office:value-type="float" office:value="423256379" calcext:value-type="float">
            <text:p>423256379</text:p>
          </table:table-cell>
          <table:table-cell office:value-type="float" office:value="309015635" calcext:value-type="float">
            <text:p>309015635</text:p>
          </table:table-cell>
          <table:table-cell office:value-type="float" office:value="812763753" calcext:value-type="float">
            <text:p>812763753</text:p>
          </table:table-cell>
          <table:table-cell office:value-type="float" office:value="549007552" calcext:value-type="float">
            <text:p>549007552</text:p>
          </table:table-cell>
          <table:table-cell office:value-type="float" office:value="100241070" calcext:value-type="float">
            <text:p>100241070</text:p>
          </table:table-cell>
          <table:table-cell office:value-type="float" office:value="767713435" calcext:value-type="float">
            <text:p>767713435</text:p>
          </table:table-cell>
          <table:table-cell office:value-type="float" office:value="351907558" calcext:value-type="float">
            <text:p>351907558</text:p>
          </table:table-cell>
          <table:table-cell office:value-type="float" office:value="716260837" calcext:value-type="float">
            <text:p>716260837</text:p>
          </table:table-cell>
          <table:table-cell office:value-type="float" office:value="494303468" calcext:value-type="float">
            <text:p>494303468</text:p>
          </table:table-cell>
          <table:table-cell office:value-type="float" office:value="274348489" calcext:value-type="float">
            <text:p>274348489</text:p>
          </table:table-cell>
          <table:table-cell office:value-type="float" office:value="946988667" calcext:value-type="float">
            <text:p>946988667</text:p>
          </table:table-cell>
          <table:table-cell office:value-type="float" office:value="450893993" calcext:value-type="float">
            <text:p>450893993</text:p>
          </table:table-cell>
          <table:table-cell office:value-type="float" office:value="860798895" calcext:value-type="float">
            <text:p>860798895</text:p>
          </table:table-cell>
          <table:table-cell office:value-type="float" office:value="171145592" calcext:value-type="float">
            <text:p>171145592</text:p>
          </table:table-cell>
          <table:table-cell office:value-type="float" office:value="195189529" calcext:value-type="float">
            <text:p>195189529</text:p>
          </table:table-cell>
          <table:table-cell office:value-type="float" office:value="140760851" calcext:value-type="float">
            <text:p>140760851</text:p>
          </table:table-cell>
        </table:table-row>
        <table:table-row table:style-name="ro1">
          <table:table-cell office:value-type="float" office:value="234126125" calcext:value-type="float">
            <text:p>234126125</text:p>
          </table:table-cell>
          <table:table-cell office:value-type="float" office:value="337941711" calcext:value-type="float">
            <text:p>337941711</text:p>
          </table:table-cell>
          <table:table-cell office:value-type="float" office:value="166956217" calcext:value-type="float">
            <text:p>166956217</text:p>
          </table:table-cell>
          <table:table-cell office:value-type="float" office:value="985506356" calcext:value-type="float">
            <text:p>985506356</text:p>
          </table:table-cell>
          <table:table-cell office:value-type="float" office:value="859266516" calcext:value-type="float">
            <text:p>859266516</text:p>
          </table:table-cell>
          <table:table-cell office:value-type="float" office:value="357438035" calcext:value-type="float">
            <text:p>357438035</text:p>
          </table:table-cell>
          <table:table-cell office:value-type="float" office:value="455410984" calcext:value-type="float">
            <text:p>455410984</text:p>
          </table:table-cell>
          <table:table-cell office:value-type="float" office:value="413142648" calcext:value-type="float">
            <text:p>413142648</text:p>
          </table:table-cell>
          <table:table-cell office:value-type="float" office:value="544385394" calcext:value-type="float">
            <text:p>544385394</text:p>
          </table:table-cell>
          <table:table-cell office:value-type="float" office:value="456884978" calcext:value-type="float">
            <text:p>456884978</text:p>
          </table:table-cell>
          <table:table-cell office:value-type="float" office:value="287953274" calcext:value-type="float">
            <text:p>287953274</text:p>
          </table:table-cell>
          <table:table-cell office:value-type="float" office:value="744562408" calcext:value-type="float">
            <text:p>744562408</text:p>
          </table:table-cell>
          <table:table-cell office:value-type="float" office:value="523530778" calcext:value-type="float">
            <text:p>523530778</text:p>
          </table:table-cell>
          <table:table-cell office:value-type="float" office:value="366067563" calcext:value-type="float">
            <text:p>366067563</text:p>
          </table:table-cell>
          <table:table-cell office:value-type="float" office:value="335962399" calcext:value-type="float">
            <text:p>335962399</text:p>
          </table:table-cell>
          <table:table-cell office:value-type="float" office:value="905803129" calcext:value-type="float">
            <text:p>905803129</text:p>
          </table:table-cell>
          <table:table-cell office:value-type="float" office:value="574583066" calcext:value-type="float">
            <text:p>574583066</text:p>
          </table:table-cell>
          <table:table-cell office:value-type="float" office:value="931568503" calcext:value-type="float">
            <text:p>931568503</text:p>
          </table:table-cell>
          <table:table-cell office:value-type="float" office:value="578479573" calcext:value-type="float">
            <text:p>578479573</text:p>
          </table:table-cell>
          <table:table-cell office:value-type="float" office:value="383403705" calcext:value-type="float">
            <text:p>383403705</text:p>
          </table:table-cell>
          <table:table-cell office:value-type="float" office:value="806841131" calcext:value-type="float">
            <text:p>806841131</text:p>
          </table:table-cell>
          <table:table-cell office:value-type="float" office:value="903081970" calcext:value-type="float">
            <text:p>903081970</text:p>
          </table:table-cell>
          <table:table-cell office:value-type="float" office:value="309928988" calcext:value-type="float">
            <text:p>309928988</text:p>
          </table:table-cell>
          <table:table-cell office:value-type="float" office:value="966113460" calcext:value-type="float">
            <text:p>966113460</text:p>
          </table:table-cell>
          <table:table-cell office:value-type="float" office:value="168204468" calcext:value-type="float">
            <text:p>168204468</text:p>
          </table:table-cell>
          <table:table-cell office:value-type="float" office:value="723155875" calcext:value-type="float">
            <text:p>723155875</text:p>
          </table:table-cell>
          <table:table-cell office:value-type="float" office:value="451235165" calcext:value-type="float">
            <text:p>451235165</text:p>
          </table:table-cell>
          <table:table-cell office:value-type="float" office:value="494868626" calcext:value-type="float">
            <text:p>494868626</text:p>
          </table:table-cell>
          <table:table-cell office:value-type="float" office:value="471793199" calcext:value-type="float">
            <text:p>471793199</text:p>
          </table:table-cell>
          <table:table-cell office:value-type="float" office:value="768316020" calcext:value-type="float">
            <text:p>768316020</text:p>
          </table:table-cell>
          <table:table-cell office:value-type="float" office:value="842356659" calcext:value-type="float">
            <text:p>842356659</text:p>
          </table:table-cell>
          <table:table-cell office:value-type="float" office:value="201375673" calcext:value-type="float">
            <text:p>201375673</text:p>
          </table:table-cell>
        </table:table-row>
        <table:table-row table:style-name="ro1">
          <table:table-cell office:value-type="float" office:value="209804941" calcext:value-type="float">
            <text:p>209804941</text:p>
          </table:table-cell>
          <table:table-cell office:value-type="float" office:value="819806506" calcext:value-type="float">
            <text:p>819806506</text:p>
          </table:table-cell>
          <table:table-cell office:value-type="float" office:value="606307963" calcext:value-type="float">
            <text:p>606307963</text:p>
          </table:table-cell>
          <table:table-cell office:value-type="float" office:value="759297443" calcext:value-type="float">
            <text:p>759297443</text:p>
          </table:table-cell>
          <table:table-cell office:value-type="float" office:value="598791122" calcext:value-type="float">
            <text:p>598791122</text:p>
          </table:table-cell>
          <table:table-cell office:value-type="float" office:value="725756538" calcext:value-type="float">
            <text:p>725756538</text:p>
          </table:table-cell>
          <table:table-cell office:value-type="float" office:value="524554538" calcext:value-type="float">
            <text:p>524554538</text:p>
          </table:table-cell>
          <table:table-cell office:value-type="float" office:value="678150867" calcext:value-type="float">
            <text:p>678150867</text:p>
          </table:table-cell>
          <table:table-cell office:value-type="float" office:value="669252804" calcext:value-type="float">
            <text:p>669252804</text:p>
          </table:table-cell>
          <table:table-cell office:value-type="float" office:value="129769777" calcext:value-type="float">
            <text:p>129769777</text:p>
          </table:table-cell>
          <table:table-cell office:value-type="float" office:value="450897201" calcext:value-type="float">
            <text:p>450897201</text:p>
          </table:table-cell>
          <table:table-cell office:value-type="float" office:value="505613038" calcext:value-type="float">
            <text:p>505613038</text:p>
          </table:table-cell>
          <table:table-cell office:value-type="float" office:value="828344217" calcext:value-type="float">
            <text:p>828344217</text:p>
          </table:table-cell>
          <table:table-cell office:value-type="float" office:value="562417259" calcext:value-type="float">
            <text:p>562417259</text:p>
          </table:table-cell>
          <table:table-cell office:value-type="float" office:value="977834367" calcext:value-type="float">
            <text:p>977834367</text:p>
          </table:table-cell>
          <table:table-cell office:value-type="float" office:value="185010843" calcext:value-type="float">
            <text:p>185010843</text:p>
          </table:table-cell>
          <table:table-cell office:value-type="float" office:value="469894200" calcext:value-type="float">
            <text:p>469894200</text:p>
          </table:table-cell>
          <table:table-cell office:value-type="float" office:value="225472027" calcext:value-type="float">
            <text:p>225472027</text:p>
          </table:table-cell>
          <table:table-cell office:value-type="float" office:value="368727560" calcext:value-type="float">
            <text:p>368727560</text:p>
          </table:table-cell>
          <table:table-cell office:value-type="float" office:value="946569969" calcext:value-type="float">
            <text:p>946569969</text:p>
          </table:table-cell>
          <table:table-cell office:value-type="float" office:value="578830247" calcext:value-type="float">
            <text:p>578830247</text:p>
          </table:table-cell>
          <table:table-cell office:value-type="float" office:value="481221292" calcext:value-type="float">
            <text:p>481221292</text:p>
          </table:table-cell>
          <table:table-cell office:value-type="float" office:value="681247351" calcext:value-type="float">
            <text:p>681247351</text:p>
          </table:table-cell>
          <table:table-cell office:value-type="float" office:value="498050480" calcext:value-type="float">
            <text:p>498050480</text:p>
          </table:table-cell>
          <table:table-cell office:value-type="float" office:value="702592596" calcext:value-type="float">
            <text:p>702592596</text:p>
          </table:table-cell>
          <table:table-cell office:value-type="float" office:value="730419989" calcext:value-type="float">
            <text:p>730419989</text:p>
          </table:table-cell>
          <table:table-cell office:value-type="float" office:value="707973994" calcext:value-type="float">
            <text:p>707973994</text:p>
          </table:table-cell>
          <table:table-cell office:value-type="float" office:value="820505501" calcext:value-type="float">
            <text:p>820505501</text:p>
          </table:table-cell>
          <table:table-cell office:value-type="float" office:value="409322012" calcext:value-type="float">
            <text:p>409322012</text:p>
          </table:table-cell>
          <table:table-cell office:value-type="float" office:value="524490009" calcext:value-type="float">
            <text:p>524490009</text:p>
          </table:table-cell>
          <table:table-cell office:value-type="float" office:value="452970992" calcext:value-type="float">
            <text:p>452970992</text:p>
          </table:table-cell>
          <table:table-cell office:value-type="float" office:value="884991952" calcext:value-type="float">
            <text:p>884991952</text:p>
          </table:table-cell>
        </table:table-row>
        <table:table-row table:style-name="ro1">
          <table:table-cell office:value-type="float" office:value="970722393" calcext:value-type="float">
            <text:p>970722393</text:p>
          </table:table-cell>
          <table:table-cell office:value-type="float" office:value="690330321" calcext:value-type="float">
            <text:p>690330321</text:p>
          </table:table-cell>
          <table:table-cell office:value-type="float" office:value="212927562" calcext:value-type="float">
            <text:p>212927562</text:p>
          </table:table-cell>
          <table:table-cell office:value-type="float" office:value="774634622" calcext:value-type="float">
            <text:p>774634622</text:p>
          </table:table-cell>
          <table:table-cell office:value-type="float" office:value="293623095" calcext:value-type="float">
            <text:p>293623095</text:p>
          </table:table-cell>
          <table:table-cell office:value-type="float" office:value="119989043" calcext:value-type="float">
            <text:p>119989043</text:p>
          </table:table-cell>
          <table:table-cell office:value-type="float" office:value="899245662" calcext:value-type="float">
            <text:p>899245662</text:p>
          </table:table-cell>
          <table:table-cell office:value-type="float" office:value="118411116" calcext:value-type="float">
            <text:p>118411116</text:p>
          </table:table-cell>
          <table:table-cell office:value-type="float" office:value="180151370" calcext:value-type="float">
            <text:p>180151370</text:p>
          </table:table-cell>
          <table:table-cell office:value-type="float" office:value="325334982" calcext:value-type="float">
            <text:p>325334982</text:p>
          </table:table-cell>
          <table:table-cell office:value-type="float" office:value="452305069" calcext:value-type="float">
            <text:p>452305069</text:p>
          </table:table-cell>
          <table:table-cell office:value-type="float" office:value="905466952" calcext:value-type="float">
            <text:p>905466952</text:p>
          </table:table-cell>
          <table:table-cell office:value-type="float" office:value="438170389" calcext:value-type="float">
            <text:p>438170389</text:p>
          </table:table-cell>
          <table:table-cell office:value-type="float" office:value="221726961" calcext:value-type="float">
            <text:p>221726961</text:p>
          </table:table-cell>
          <table:table-cell office:value-type="float" office:value="667373599" calcext:value-type="float">
            <text:p>667373599</text:p>
          </table:table-cell>
          <table:table-cell office:value-type="float" office:value="102645294" calcext:value-type="float">
            <text:p>102645294</text:p>
          </table:table-cell>
          <table:table-cell office:value-type="float" office:value="960450185" calcext:value-type="float">
            <text:p>960450185</text:p>
          </table:table-cell>
          <table:table-cell office:value-type="float" office:value="545152846" calcext:value-type="float">
            <text:p>545152846</text:p>
          </table:table-cell>
          <table:table-cell office:value-type="float" office:value="606901320" calcext:value-type="float">
            <text:p>606901320</text:p>
          </table:table-cell>
          <table:table-cell office:value-type="float" office:value="634568440" calcext:value-type="float">
            <text:p>634568440</text:p>
          </table:table-cell>
          <table:table-cell office:value-type="float" office:value="286739257" calcext:value-type="float">
            <text:p>286739257</text:p>
          </table:table-cell>
          <table:table-cell office:value-type="float" office:value="477316226" calcext:value-type="float">
            <text:p>477316226</text:p>
          </table:table-cell>
          <table:table-cell office:value-type="float" office:value="965746009" calcext:value-type="float">
            <text:p>965746009</text:p>
          </table:table-cell>
          <table:table-cell office:value-type="float" office:value="971238441" calcext:value-type="float">
            <text:p>971238441</text:p>
          </table:table-cell>
          <table:table-cell office:value-type="float" office:value="379265155" calcext:value-type="float">
            <text:p>379265155</text:p>
          </table:table-cell>
          <table:table-cell office:value-type="float" office:value="412235419" calcext:value-type="float">
            <text:p>412235419</text:p>
          </table:table-cell>
          <table:table-cell office:value-type="float" office:value="731974009" calcext:value-type="float">
            <text:p>731974009</text:p>
          </table:table-cell>
          <table:table-cell office:value-type="float" office:value="810287403" calcext:value-type="float">
            <text:p>810287403</text:p>
          </table:table-cell>
          <table:table-cell office:value-type="float" office:value="810170190" calcext:value-type="float">
            <text:p>810170190</text:p>
          </table:table-cell>
          <table:table-cell office:value-type="float" office:value="112019166" calcext:value-type="float">
            <text:p>112019166</text:p>
          </table:table-cell>
          <table:table-cell office:value-type="float" office:value="963586475" calcext:value-type="float">
            <text:p>963586475</text:p>
          </table:table-cell>
          <table:table-cell office:value-type="float" office:value="438578386" calcext:value-type="float">
            <text:p>438578386</text:p>
          </table:table-cell>
        </table:table-row>
        <table:table-row table:style-name="ro1">
          <table:table-cell office:value-type="float" office:value="654608723" calcext:value-type="float">
            <text:p>654608723</text:p>
          </table:table-cell>
          <table:table-cell office:value-type="float" office:value="896935145" calcext:value-type="float">
            <text:p>896935145</text:p>
          </table:table-cell>
          <table:table-cell office:value-type="float" office:value="481461482" calcext:value-type="float">
            <text:p>481461482</text:p>
          </table:table-cell>
          <table:table-cell office:value-type="float" office:value="597436028" calcext:value-type="float">
            <text:p>597436028</text:p>
          </table:table-cell>
          <table:table-cell office:value-type="float" office:value="130610747" calcext:value-type="float">
            <text:p>130610747</text:p>
          </table:table-cell>
          <table:table-cell office:value-type="float" office:value="459808131" calcext:value-type="float">
            <text:p>459808131</text:p>
          </table:table-cell>
          <table:table-cell office:value-type="float" office:value="738093761" calcext:value-type="float">
            <text:p>738093761</text:p>
          </table:table-cell>
          <table:table-cell office:value-type="float" office:value="469610606" calcext:value-type="float">
            <text:p>469610606</text:p>
          </table:table-cell>
          <table:table-cell office:value-type="float" office:value="408288350" calcext:value-type="float">
            <text:p>408288350</text:p>
          </table:table-cell>
          <table:table-cell office:value-type="float" office:value="487062582" calcext:value-type="float">
            <text:p>487062582</text:p>
          </table:table-cell>
          <table:table-cell office:value-type="float" office:value="689266909" calcext:value-type="float">
            <text:p>689266909</text:p>
          </table:table-cell>
          <table:table-cell office:value-type="float" office:value="188069799" calcext:value-type="float">
            <text:p>188069799</text:p>
          </table:table-cell>
          <table:table-cell office:value-type="float" office:value="564703068" calcext:value-type="float">
            <text:p>564703068</text:p>
          </table:table-cell>
          <table:table-cell office:value-type="float" office:value="595920297" calcext:value-type="float">
            <text:p>595920297</text:p>
          </table:table-cell>
          <table:table-cell office:value-type="float" office:value="523419580" calcext:value-type="float">
            <text:p>523419580</text:p>
          </table:table-cell>
          <table:table-cell office:value-type="float" office:value="569444973" calcext:value-type="float">
            <text:p>569444973</text:p>
          </table:table-cell>
          <table:table-cell office:value-type="float" office:value="609380085" calcext:value-type="float">
            <text:p>609380085</text:p>
          </table:table-cell>
          <table:table-cell office:value-type="float" office:value="515562164" calcext:value-type="float">
            <text:p>515562164</text:p>
          </table:table-cell>
          <table:table-cell office:value-type="float" office:value="601681122" calcext:value-type="float">
            <text:p>601681122</text:p>
          </table:table-cell>
          <table:table-cell office:value-type="float" office:value="200986084" calcext:value-type="float">
            <text:p>200986084</text:p>
          </table:table-cell>
          <table:table-cell office:value-type="float" office:value="933640561" calcext:value-type="float">
            <text:p>933640561</text:p>
          </table:table-cell>
          <table:table-cell office:value-type="float" office:value="986562877" calcext:value-type="float">
            <text:p>986562877</text:p>
          </table:table-cell>
          <table:table-cell office:value-type="float" office:value="137287169" calcext:value-type="float">
            <text:p>137287169</text:p>
          </table:table-cell>
          <table:table-cell office:value-type="float" office:value="476137243" calcext:value-type="float">
            <text:p>476137243</text:p>
          </table:table-cell>
          <table:table-cell office:value-type="float" office:value="677699286" calcext:value-type="float">
            <text:p>677699286</text:p>
          </table:table-cell>
          <table:table-cell office:value-type="float" office:value="942571488" calcext:value-type="float">
            <text:p>942571488</text:p>
          </table:table-cell>
          <table:table-cell office:value-type="float" office:value="328893036" calcext:value-type="float">
            <text:p>328893036</text:p>
          </table:table-cell>
          <table:table-cell office:value-type="float" office:value="180502083" calcext:value-type="float">
            <text:p>180502083</text:p>
          </table:table-cell>
          <table:table-cell office:value-type="float" office:value="104489560" calcext:value-type="float">
            <text:p>104489560</text:p>
          </table:table-cell>
          <table:table-cell office:value-type="float" office:value="147196816" calcext:value-type="float">
            <text:p>147196816</text:p>
          </table:table-cell>
          <table:table-cell office:value-type="float" office:value="597664685" calcext:value-type="float">
            <text:p>597664685</text:p>
          </table:table-cell>
          <table:table-cell office:value-type="float" office:value="364685215" calcext:value-type="float">
            <text:p>364685215</text:p>
          </table:table-cell>
        </table:table-row>
        <table:table-row table:style-name="ro1">
          <table:table-cell office:value-type="float" office:value="903574339" calcext:value-type="float">
            <text:p>903574339</text:p>
          </table:table-cell>
          <table:table-cell office:value-type="float" office:value="623300735" calcext:value-type="float">
            <text:p>623300735</text:p>
          </table:table-cell>
          <table:table-cell office:value-type="float" office:value="300455073" calcext:value-type="float">
            <text:p>300455073</text:p>
          </table:table-cell>
          <table:table-cell office:value-type="float" office:value="932868207" calcext:value-type="float">
            <text:p>932868207</text:p>
          </table:table-cell>
          <table:table-cell office:value-type="float" office:value="477534517" calcext:value-type="float">
            <text:p>477534517</text:p>
          </table:table-cell>
          <table:table-cell office:value-type="float" office:value="157553708" calcext:value-type="float">
            <text:p>157553708</text:p>
          </table:table-cell>
          <table:table-cell office:value-type="float" office:value="729420503" calcext:value-type="float">
            <text:p>729420503</text:p>
          </table:table-cell>
          <table:table-cell office:value-type="float" office:value="888168455" calcext:value-type="float">
            <text:p>888168455</text:p>
          </table:table-cell>
          <table:table-cell office:value-type="float" office:value="513737958" calcext:value-type="float">
            <text:p>513737958</text:p>
          </table:table-cell>
          <table:table-cell office:value-type="float" office:value="380011217" calcext:value-type="float">
            <text:p>380011217</text:p>
          </table:table-cell>
          <table:table-cell office:value-type="float" office:value="438898472" calcext:value-type="float">
            <text:p>438898472</text:p>
          </table:table-cell>
          <table:table-cell office:value-type="float" office:value="570395139" calcext:value-type="float">
            <text:p>570395139</text:p>
          </table:table-cell>
          <table:table-cell office:value-type="float" office:value="489618387" calcext:value-type="float">
            <text:p>489618387</text:p>
          </table:table-cell>
          <table:table-cell office:value-type="float" office:value="378473393" calcext:value-type="float">
            <text:p>378473393</text:p>
          </table:table-cell>
          <table:table-cell office:value-type="float" office:value="654665672" calcext:value-type="float">
            <text:p>654665672</text:p>
          </table:table-cell>
          <table:table-cell office:value-type="float" office:value="251561363" calcext:value-type="float">
            <text:p>251561363</text:p>
          </table:table-cell>
          <table:table-cell office:value-type="float" office:value="156647844" calcext:value-type="float">
            <text:p>156647844</text:p>
          </table:table-cell>
          <table:table-cell office:value-type="float" office:value="568688425" calcext:value-type="float">
            <text:p>568688425</text:p>
          </table:table-cell>
          <table:table-cell office:value-type="float" office:value="834959834" calcext:value-type="float">
            <text:p>834959834</text:p>
          </table:table-cell>
          <table:table-cell office:value-type="float" office:value="865491938" calcext:value-type="float">
            <text:p>865491938</text:p>
          </table:table-cell>
          <table:table-cell office:value-type="float" office:value="232241483" calcext:value-type="float">
            <text:p>232241483</text:p>
          </table:table-cell>
          <table:table-cell office:value-type="float" office:value="434606390" calcext:value-type="float">
            <text:p>434606390</text:p>
          </table:table-cell>
          <table:table-cell office:value-type="float" office:value="163641181" calcext:value-type="float">
            <text:p>163641181</text:p>
          </table:table-cell>
          <table:table-cell office:value-type="float" office:value="376808697" calcext:value-type="float">
            <text:p>376808697</text:p>
          </table:table-cell>
          <table:table-cell office:value-type="float" office:value="288532057" calcext:value-type="float">
            <text:p>288532057</text:p>
          </table:table-cell>
          <table:table-cell office:value-type="float" office:value="396673072" calcext:value-type="float">
            <text:p>396673072</text:p>
          </table:table-cell>
          <table:table-cell office:value-type="float" office:value="573474609" calcext:value-type="float">
            <text:p>573474609</text:p>
          </table:table-cell>
          <table:table-cell office:value-type="float" office:value="243127715" calcext:value-type="float">
            <text:p>243127715</text:p>
          </table:table-cell>
          <table:table-cell office:value-type="float" office:value="656610340" calcext:value-type="float">
            <text:p>656610340</text:p>
          </table:table-cell>
          <table:table-cell office:value-type="float" office:value="471250210" calcext:value-type="float">
            <text:p>471250210</text:p>
          </table:table-cell>
          <table:table-cell office:value-type="float" office:value="224145788" calcext:value-type="float">
            <text:p>224145788</text:p>
          </table:table-cell>
          <table:table-cell office:value-type="float" office:value="370559371" calcext:value-type="float">
            <text:p>370559371</text:p>
          </table:table-cell>
        </table:table-row>
        <table:table-row table:style-name="ro1">
          <table:table-cell office:value-type="float" office:value="630471795" calcext:value-type="float">
            <text:p>630471795</text:p>
          </table:table-cell>
          <table:table-cell office:value-type="float" office:value="237484399" calcext:value-type="float">
            <text:p>237484399</text:p>
          </table:table-cell>
          <table:table-cell office:value-type="float" office:value="951952198" calcext:value-type="float">
            <text:p>951952198</text:p>
          </table:table-cell>
          <table:table-cell office:value-type="float" office:value="375991143" calcext:value-type="float">
            <text:p>375991143</text:p>
          </table:table-cell>
          <table:table-cell office:value-type="float" office:value="322788409" calcext:value-type="float">
            <text:p>322788409</text:p>
          </table:table-cell>
          <table:table-cell office:value-type="float" office:value="318766822" calcext:value-type="float">
            <text:p>318766822</text:p>
          </table:table-cell>
          <table:table-cell office:value-type="float" office:value="544211088" calcext:value-type="float">
            <text:p>544211088</text:p>
          </table:table-cell>
          <table:table-cell office:value-type="float" office:value="136518571" calcext:value-type="float">
            <text:p>136518571</text:p>
          </table:table-cell>
          <table:table-cell office:value-type="float" office:value="187812073" calcext:value-type="float">
            <text:p>187812073</text:p>
          </table:table-cell>
          <table:table-cell office:value-type="float" office:value="442979561" calcext:value-type="float">
            <text:p>442979561</text:p>
          </table:table-cell>
          <table:table-cell office:value-type="float" office:value="131119679" calcext:value-type="float">
            <text:p>131119679</text:p>
          </table:table-cell>
          <table:table-cell office:value-type="float" office:value="837413170" calcext:value-type="float">
            <text:p>837413170</text:p>
          </table:table-cell>
          <table:table-cell office:value-type="float" office:value="763101844" calcext:value-type="float">
            <text:p>763101844</text:p>
          </table:table-cell>
          <table:table-cell office:value-type="float" office:value="711301603" calcext:value-type="float">
            <text:p>711301603</text:p>
          </table:table-cell>
          <table:table-cell office:value-type="float" office:value="186784353" calcext:value-type="float">
            <text:p>186784353</text:p>
          </table:table-cell>
          <table:table-cell office:value-type="float" office:value="835010283" calcext:value-type="float">
            <text:p>835010283</text:p>
          </table:table-cell>
          <table:table-cell office:value-type="float" office:value="664800188" calcext:value-type="float">
            <text:p>664800188</text:p>
          </table:table-cell>
          <table:table-cell office:value-type="float" office:value="995313983" calcext:value-type="float">
            <text:p>995313983</text:p>
          </table:table-cell>
          <table:table-cell office:value-type="float" office:value="129071815" calcext:value-type="float">
            <text:p>129071815</text:p>
          </table:table-cell>
          <table:table-cell office:value-type="float" office:value="537377925" calcext:value-type="float">
            <text:p>537377925</text:p>
          </table:table-cell>
          <table:table-cell office:value-type="float" office:value="317925109" calcext:value-type="float">
            <text:p>317925109</text:p>
          </table:table-cell>
          <table:table-cell office:value-type="float" office:value="876621371" calcext:value-type="float">
            <text:p>876621371</text:p>
          </table:table-cell>
          <table:table-cell office:value-type="float" office:value="951360525" calcext:value-type="float">
            <text:p>951360525</text:p>
          </table:table-cell>
          <table:table-cell office:value-type="float" office:value="141980597" calcext:value-type="float">
            <text:p>141980597</text:p>
          </table:table-cell>
          <table:table-cell office:value-type="float" office:value="783192601" calcext:value-type="float">
            <text:p>783192601</text:p>
          </table:table-cell>
          <table:table-cell office:value-type="float" office:value="261193982" calcext:value-type="float">
            <text:p>261193982</text:p>
          </table:table-cell>
          <table:table-cell office:value-type="float" office:value="414482146" calcext:value-type="float">
            <text:p>414482146</text:p>
          </table:table-cell>
          <table:table-cell office:value-type="float" office:value="174414494" calcext:value-type="float">
            <text:p>174414494</text:p>
          </table:table-cell>
          <table:table-cell office:value-type="float" office:value="207087815" calcext:value-type="float">
            <text:p>207087815</text:p>
          </table:table-cell>
          <table:table-cell office:value-type="float" office:value="554831229" calcext:value-type="float">
            <text:p>554831229</text:p>
          </table:table-cell>
          <table:table-cell office:value-type="float" office:value="392879004" calcext:value-type="float">
            <text:p>392879004</text:p>
          </table:table-cell>
          <table:table-cell office:value-type="float" office:value="107327602" calcext:value-type="float">
            <text:p>107327602</text:p>
          </table:table-cell>
        </table:table-row>
        <table:table-row table:style-name="ro1">
          <table:table-cell office:value-type="float" office:value="510279276" calcext:value-type="float">
            <text:p>510279276</text:p>
          </table:table-cell>
          <table:table-cell office:value-type="float" office:value="365245863" calcext:value-type="float">
            <text:p>365245863</text:p>
          </table:table-cell>
          <table:table-cell office:value-type="float" office:value="405360971" calcext:value-type="float">
            <text:p>405360971</text:p>
          </table:table-cell>
          <table:table-cell office:value-type="float" office:value="715456981" calcext:value-type="float">
            <text:p>715456981</text:p>
          </table:table-cell>
          <table:table-cell office:value-type="float" office:value="362225412" calcext:value-type="float">
            <text:p>362225412</text:p>
          </table:table-cell>
          <table:table-cell office:value-type="float" office:value="996357568" calcext:value-type="float">
            <text:p>996357568</text:p>
          </table:table-cell>
          <table:table-cell office:value-type="float" office:value="956316653" calcext:value-type="float">
            <text:p>956316653</text:p>
          </table:table-cell>
          <table:table-cell office:value-type="float" office:value="901922314" calcext:value-type="float">
            <text:p>901922314</text:p>
          </table:table-cell>
          <table:table-cell office:value-type="float" office:value="896517339" calcext:value-type="float">
            <text:p>896517339</text:p>
          </table:table-cell>
          <table:table-cell office:value-type="float" office:value="673552109" calcext:value-type="float">
            <text:p>673552109</text:p>
          </table:table-cell>
          <table:table-cell office:value-type="float" office:value="368998726" calcext:value-type="float">
            <text:p>368998726</text:p>
          </table:table-cell>
          <table:table-cell office:value-type="float" office:value="388188033" calcext:value-type="float">
            <text:p>388188033</text:p>
          </table:table-cell>
          <table:table-cell office:value-type="float" office:value="880929438" calcext:value-type="float">
            <text:p>880929438</text:p>
          </table:table-cell>
          <table:table-cell office:value-type="float" office:value="952054334" calcext:value-type="float">
            <text:p>952054334</text:p>
          </table:table-cell>
          <table:table-cell office:value-type="float" office:value="131998604" calcext:value-type="float">
            <text:p>131998604</text:p>
          </table:table-cell>
          <table:table-cell office:value-type="float" office:value="607970848" calcext:value-type="float">
            <text:p>607970848</text:p>
          </table:table-cell>
          <table:table-cell office:value-type="float" office:value="844693528" calcext:value-type="float">
            <text:p>844693528</text:p>
          </table:table-cell>
          <table:table-cell office:value-type="float" office:value="856928822" calcext:value-type="float">
            <text:p>856928822</text:p>
          </table:table-cell>
          <table:table-cell office:value-type="float" office:value="647271519" calcext:value-type="float">
            <text:p>647271519</text:p>
          </table:table-cell>
          <table:table-cell office:value-type="float" office:value="522106371" calcext:value-type="float">
            <text:p>522106371</text:p>
          </table:table-cell>
          <table:table-cell office:value-type="float" office:value="454526809" calcext:value-type="float">
            <text:p>454526809</text:p>
          </table:table-cell>
          <table:table-cell office:value-type="float" office:value="134258487" calcext:value-type="float">
            <text:p>134258487</text:p>
          </table:table-cell>
          <table:table-cell office:value-type="float" office:value="595995423" calcext:value-type="float">
            <text:p>595995423</text:p>
          </table:table-cell>
          <table:table-cell office:value-type="float" office:value="807530493" calcext:value-type="float">
            <text:p>807530493</text:p>
          </table:table-cell>
          <table:table-cell office:value-type="float" office:value="584138135" calcext:value-type="float">
            <text:p>584138135</text:p>
          </table:table-cell>
          <table:table-cell office:value-type="float" office:value="724022812" calcext:value-type="float">
            <text:p>724022812</text:p>
          </table:table-cell>
          <table:table-cell office:value-type="float" office:value="314663867" calcext:value-type="float">
            <text:p>314663867</text:p>
          </table:table-cell>
          <table:table-cell office:value-type="float" office:value="855327538" calcext:value-type="float">
            <text:p>855327538</text:p>
          </table:table-cell>
          <table:table-cell office:value-type="float" office:value="373373478" calcext:value-type="float">
            <text:p>373373478</text:p>
          </table:table-cell>
          <table:table-cell office:value-type="float" office:value="729539076" calcext:value-type="float">
            <text:p>729539076</text:p>
          </table:table-cell>
          <table:table-cell office:value-type="float" office:value="608988547" calcext:value-type="float">
            <text:p>608988547</text:p>
          </table:table-cell>
          <table:table-cell office:value-type="float" office:value="133279200" calcext:value-type="float">
            <text:p>133279200</text:p>
          </table:table-cell>
        </table:table-row>
        <table:table-row table:style-name="ro1">
          <table:table-cell office:value-type="float" office:value="471071822" calcext:value-type="float">
            <text:p>471071822</text:p>
          </table:table-cell>
          <table:table-cell office:value-type="float" office:value="238871515" calcext:value-type="float">
            <text:p>238871515</text:p>
          </table:table-cell>
          <table:table-cell office:value-type="float" office:value="938434262" calcext:value-type="float">
            <text:p>938434262</text:p>
          </table:table-cell>
          <table:table-cell office:value-type="float" office:value="510273444" calcext:value-type="float">
            <text:p>510273444</text:p>
          </table:table-cell>
          <table:table-cell office:value-type="float" office:value="878766302" calcext:value-type="float">
            <text:p>878766302</text:p>
          </table:table-cell>
          <table:table-cell office:value-type="float" office:value="270651941" calcext:value-type="float">
            <text:p>270651941</text:p>
          </table:table-cell>
          <table:table-cell office:value-type="float" office:value="708360990" calcext:value-type="float">
            <text:p>708360990</text:p>
          </table:table-cell>
          <table:table-cell office:value-type="float" office:value="978980307" calcext:value-type="float">
            <text:p>978980307</text:p>
          </table:table-cell>
          <table:table-cell office:value-type="float" office:value="531957499" calcext:value-type="float">
            <text:p>531957499</text:p>
          </table:table-cell>
          <table:table-cell office:value-type="float" office:value="213582202" calcext:value-type="float">
            <text:p>213582202</text:p>
          </table:table-cell>
          <table:table-cell office:value-type="float" office:value="566629096" calcext:value-type="float">
            <text:p>566629096</text:p>
          </table:table-cell>
          <table:table-cell office:value-type="float" office:value="132050697" calcext:value-type="float">
            <text:p>132050697</text:p>
          </table:table-cell>
          <table:table-cell office:value-type="float" office:value="507451188" calcext:value-type="float">
            <text:p>507451188</text:p>
          </table:table-cell>
          <table:table-cell office:value-type="float" office:value="436505842" calcext:value-type="float">
            <text:p>436505842</text:p>
          </table:table-cell>
          <table:table-cell office:value-type="float" office:value="940515546" calcext:value-type="float">
            <text:p>940515546</text:p>
          </table:table-cell>
          <table:table-cell office:value-type="float" office:value="926246687" calcext:value-type="float">
            <text:p>926246687</text:p>
          </table:table-cell>
          <table:table-cell office:value-type="float" office:value="312466991" calcext:value-type="float">
            <text:p>312466991</text:p>
          </table:table-cell>
          <table:table-cell office:value-type="float" office:value="813780222" calcext:value-type="float">
            <text:p>813780222</text:p>
          </table:table-cell>
          <table:table-cell office:value-type="float" office:value="609744263" calcext:value-type="float">
            <text:p>609744263</text:p>
          </table:table-cell>
          <table:table-cell office:value-type="float" office:value="947206029" calcext:value-type="float">
            <text:p>947206029</text:p>
          </table:table-cell>
          <table:table-cell office:value-type="float" office:value="960713151" calcext:value-type="float">
            <text:p>960713151</text:p>
          </table:table-cell>
          <table:table-cell office:value-type="float" office:value="850562070" calcext:value-type="float">
            <text:p>850562070</text:p>
          </table:table-cell>
          <table:table-cell office:value-type="float" office:value="527617348" calcext:value-type="float">
            <text:p>527617348</text:p>
          </table:table-cell>
          <table:table-cell office:value-type="float" office:value="375352594" calcext:value-type="float">
            <text:p>375352594</text:p>
          </table:table-cell>
          <table:table-cell office:value-type="float" office:value="971495234" calcext:value-type="float">
            <text:p>971495234</text:p>
          </table:table-cell>
          <table:table-cell office:value-type="float" office:value="305836956" calcext:value-type="float">
            <text:p>305836956</text:p>
          </table:table-cell>
          <table:table-cell office:value-type="float" office:value="793882487" calcext:value-type="float">
            <text:p>793882487</text:p>
          </table:table-cell>
          <table:table-cell office:value-type="float" office:value="150620118" calcext:value-type="float">
            <text:p>150620118</text:p>
          </table:table-cell>
          <table:table-cell office:value-type="float" office:value="902285563" calcext:value-type="float">
            <text:p>902285563</text:p>
          </table:table-cell>
          <table:table-cell office:value-type="float" office:value="297386848" calcext:value-type="float">
            <text:p>297386848</text:p>
          </table:table-cell>
          <table:table-cell office:value-type="float" office:value="426760796" calcext:value-type="float">
            <text:p>426760796</text:p>
          </table:table-cell>
          <table:table-cell office:value-type="float" office:value="304203824" calcext:value-type="float">
            <text:p>304203824</text:p>
          </table:table-cell>
        </table:table-row>
        <table:table-row table:style-name="ro1">
          <table:table-cell office:value-type="float" office:value="707842107" calcext:value-type="float">
            <text:p>707842107</text:p>
          </table:table-cell>
          <table:table-cell office:value-type="float" office:value="537142637" calcext:value-type="float">
            <text:p>537142637</text:p>
          </table:table-cell>
          <table:table-cell office:value-type="float" office:value="269778980" calcext:value-type="float">
            <text:p>269778980</text:p>
          </table:table-cell>
          <table:table-cell office:value-type="float" office:value="595276640" calcext:value-type="float">
            <text:p>595276640</text:p>
          </table:table-cell>
          <table:table-cell office:value-type="float" office:value="843516761" calcext:value-type="float">
            <text:p>843516761</text:p>
          </table:table-cell>
          <table:table-cell office:value-type="float" office:value="705129010" calcext:value-type="float">
            <text:p>705129010</text:p>
          </table:table-cell>
          <table:table-cell office:value-type="float" office:value="706621474" calcext:value-type="float">
            <text:p>706621474</text:p>
          </table:table-cell>
          <table:table-cell office:value-type="float" office:value="352715057" calcext:value-type="float">
            <text:p>352715057</text:p>
          </table:table-cell>
          <table:table-cell office:value-type="float" office:value="811964194" calcext:value-type="float">
            <text:p>811964194</text:p>
          </table:table-cell>
          <table:table-cell office:value-type="float" office:value="151977868" calcext:value-type="float">
            <text:p>151977868</text:p>
          </table:table-cell>
          <table:table-cell office:value-type="float" office:value="791239520" calcext:value-type="float">
            <text:p>791239520</text:p>
          </table:table-cell>
          <table:table-cell office:value-type="float" office:value="464247990" calcext:value-type="float">
            <text:p>464247990</text:p>
          </table:table-cell>
          <table:table-cell office:value-type="float" office:value="149139392" calcext:value-type="float">
            <text:p>149139392</text:p>
          </table:table-cell>
          <table:table-cell office:value-type="float" office:value="413701898" calcext:value-type="float">
            <text:p>413701898</text:p>
          </table:table-cell>
          <table:table-cell office:value-type="float" office:value="833334035" calcext:value-type="float">
            <text:p>833334035</text:p>
          </table:table-cell>
          <table:table-cell office:value-type="float" office:value="398094649" calcext:value-type="float">
            <text:p>398094649</text:p>
          </table:table-cell>
          <table:table-cell office:value-type="float" office:value="370077812" calcext:value-type="float">
            <text:p>370077812</text:p>
          </table:table-cell>
          <table:table-cell office:value-type="float" office:value="783901645" calcext:value-type="float">
            <text:p>783901645</text:p>
          </table:table-cell>
          <table:table-cell office:value-type="float" office:value="460716593" calcext:value-type="float">
            <text:p>460716593</text:p>
          </table:table-cell>
          <table:table-cell office:value-type="float" office:value="908451534" calcext:value-type="float">
            <text:p>908451534</text:p>
          </table:table-cell>
          <table:table-cell office:value-type="float" office:value="413482861" calcext:value-type="float">
            <text:p>413482861</text:p>
          </table:table-cell>
          <table:table-cell office:value-type="float" office:value="377368310" calcext:value-type="float">
            <text:p>377368310</text:p>
          </table:table-cell>
          <table:table-cell office:value-type="float" office:value="833907557" calcext:value-type="float">
            <text:p>833907557</text:p>
          </table:table-cell>
          <table:table-cell office:value-type="float" office:value="313771776" calcext:value-type="float">
            <text:p>313771776</text:p>
          </table:table-cell>
          <table:table-cell office:value-type="float" office:value="926567577" calcext:value-type="float">
            <text:p>926567577</text:p>
          </table:table-cell>
          <table:table-cell office:value-type="float" office:value="315217591" calcext:value-type="float">
            <text:p>315217591</text:p>
          </table:table-cell>
          <table:table-cell office:value-type="float" office:value="741505475" calcext:value-type="float">
            <text:p>741505475</text:p>
          </table:table-cell>
          <table:table-cell office:value-type="float" office:value="971342230" calcext:value-type="float">
            <text:p>971342230</text:p>
          </table:table-cell>
          <table:table-cell office:value-type="float" office:value="735473150" calcext:value-type="float">
            <text:p>735473150</text:p>
          </table:table-cell>
          <table:table-cell office:value-type="float" office:value="962581457" calcext:value-type="float">
            <text:p>962581457</text:p>
          </table:table-cell>
          <table:table-cell office:value-type="float" office:value="217021081" calcext:value-type="float">
            <text:p>217021081</text:p>
          </table:table-cell>
          <table:table-cell office:value-type="float" office:value="527382953" calcext:value-type="float">
            <text:p>527382953</text:p>
          </table:table-cell>
        </table:table-row>
        <table:table-row table:style-name="ro1">
          <table:table-cell office:value-type="float" office:value="335507222" calcext:value-type="float">
            <text:p>335507222</text:p>
          </table:table-cell>
          <table:table-cell office:value-type="float" office:value="426217946" calcext:value-type="float">
            <text:p>426217946</text:p>
          </table:table-cell>
          <table:table-cell office:value-type="float" office:value="558419234" calcext:value-type="float">
            <text:p>558419234</text:p>
          </table:table-cell>
          <table:table-cell office:value-type="float" office:value="735143793" calcext:value-type="float">
            <text:p>735143793</text:p>
          </table:table-cell>
          <table:table-cell office:value-type="float" office:value="883149152" calcext:value-type="float">
            <text:p>883149152</text:p>
          </table:table-cell>
          <table:table-cell office:value-type="float" office:value="886760480" calcext:value-type="float">
            <text:p>886760480</text:p>
          </table:table-cell>
          <table:table-cell office:value-type="float" office:value="583384885" calcext:value-type="float">
            <text:p>583384885</text:p>
          </table:table-cell>
          <table:table-cell office:value-type="float" office:value="602060690" calcext:value-type="float">
            <text:p>602060690</text:p>
          </table:table-cell>
          <table:table-cell office:value-type="float" office:value="148256745" calcext:value-type="float">
            <text:p>148256745</text:p>
          </table:table-cell>
          <table:table-cell office:value-type="float" office:value="548011224" calcext:value-type="float">
            <text:p>548011224</text:p>
          </table:table-cell>
          <table:table-cell office:value-type="float" office:value="194249811" calcext:value-type="float">
            <text:p>194249811</text:p>
          </table:table-cell>
          <table:table-cell office:value-type="float" office:value="141735894" calcext:value-type="float">
            <text:p>141735894</text:p>
          </table:table-cell>
          <table:table-cell office:value-type="float" office:value="939207702" calcext:value-type="float">
            <text:p>939207702</text:p>
          </table:table-cell>
          <table:table-cell office:value-type="float" office:value="788810485" calcext:value-type="float">
            <text:p>788810485</text:p>
          </table:table-cell>
          <table:table-cell office:value-type="float" office:value="284870270" calcext:value-type="float">
            <text:p>284870270</text:p>
          </table:table-cell>
          <table:table-cell office:value-type="float" office:value="974588342" calcext:value-type="float">
            <text:p>974588342</text:p>
          </table:table-cell>
          <table:table-cell office:value-type="float" office:value="162499552" calcext:value-type="float">
            <text:p>162499552</text:p>
          </table:table-cell>
          <table:table-cell office:value-type="float" office:value="225498645" calcext:value-type="float">
            <text:p>225498645</text:p>
          </table:table-cell>
          <table:table-cell office:value-type="float" office:value="195246123" calcext:value-type="float">
            <text:p>195246123</text:p>
          </table:table-cell>
          <table:table-cell office:value-type="float" office:value="777179986" calcext:value-type="float">
            <text:p>777179986</text:p>
          </table:table-cell>
          <table:table-cell office:value-type="float" office:value="491781306" calcext:value-type="float">
            <text:p>491781306</text:p>
          </table:table-cell>
          <table:table-cell office:value-type="float" office:value="777409560" calcext:value-type="float">
            <text:p>777409560</text:p>
          </table:table-cell>
          <table:table-cell office:value-type="float" office:value="947057301" calcext:value-type="float">
            <text:p>947057301</text:p>
          </table:table-cell>
          <table:table-cell office:value-type="float" office:value="605856055" calcext:value-type="float">
            <text:p>605856055</text:p>
          </table:table-cell>
          <table:table-cell office:value-type="float" office:value="573847337" calcext:value-type="float">
            <text:p>573847337</text:p>
          </table:table-cell>
          <table:table-cell office:value-type="float" office:value="680299092" calcext:value-type="float">
            <text:p>680299092</text:p>
          </table:table-cell>
          <table:table-cell office:value-type="float" office:value="132825708" calcext:value-type="float">
            <text:p>132825708</text:p>
          </table:table-cell>
          <table:table-cell office:value-type="float" office:value="292872989" calcext:value-type="float">
            <text:p>292872989</text:p>
          </table:table-cell>
          <table:table-cell office:value-type="float" office:value="386868513" calcext:value-type="float">
            <text:p>386868513</text:p>
          </table:table-cell>
          <table:table-cell office:value-type="float" office:value="211506738" calcext:value-type="float">
            <text:p>211506738</text:p>
          </table:table-cell>
          <table:table-cell office:value-type="float" office:value="663242690" calcext:value-type="float">
            <text:p>663242690</text:p>
          </table:table-cell>
          <table:table-cell office:value-type="float" office:value="267522689" calcext:value-type="float">
            <text:p>267522689</text:p>
          </table:table-cell>
        </table:table-row>
        <table:table-row table:style-name="ro1">
          <table:table-cell office:value-type="float" office:value="427672590" calcext:value-type="float">
            <text:p>427672590</text:p>
          </table:table-cell>
          <table:table-cell office:value-type="float" office:value="641476834" calcext:value-type="float">
            <text:p>641476834</text:p>
          </table:table-cell>
          <table:table-cell office:value-type="float" office:value="711491595" calcext:value-type="float">
            <text:p>711491595</text:p>
          </table:table-cell>
          <table:table-cell office:value-type="float" office:value="511275346" calcext:value-type="float">
            <text:p>511275346</text:p>
          </table:table-cell>
          <table:table-cell office:value-type="float" office:value="119093179" calcext:value-type="float">
            <text:p>119093179</text:p>
          </table:table-cell>
          <table:table-cell office:value-type="float" office:value="137601570" calcext:value-type="float">
            <text:p>137601570</text:p>
          </table:table-cell>
          <table:table-cell office:value-type="float" office:value="234500222" calcext:value-type="float">
            <text:p>234500222</text:p>
          </table:table-cell>
          <table:table-cell office:value-type="float" office:value="332954850" calcext:value-type="float">
            <text:p>332954850</text:p>
          </table:table-cell>
          <table:table-cell office:value-type="float" office:value="629993092" calcext:value-type="float">
            <text:p>629993092</text:p>
          </table:table-cell>
          <table:table-cell office:value-type="float" office:value="836517466" calcext:value-type="float">
            <text:p>836517466</text:p>
          </table:table-cell>
          <table:table-cell office:value-type="float" office:value="720451761" calcext:value-type="float">
            <text:p>720451761</text:p>
          </table:table-cell>
          <table:table-cell office:value-type="float" office:value="376737478" calcext:value-type="float">
            <text:p>376737478</text:p>
          </table:table-cell>
          <table:table-cell office:value-type="float" office:value="545606302" calcext:value-type="float">
            <text:p>545606302</text:p>
          </table:table-cell>
          <table:table-cell office:value-type="float" office:value="110382086" calcext:value-type="float">
            <text:p>110382086</text:p>
          </table:table-cell>
          <table:table-cell office:value-type="float" office:value="385918647" calcext:value-type="float">
            <text:p>385918647</text:p>
          </table:table-cell>
          <table:table-cell office:value-type="float" office:value="271322401" calcext:value-type="float">
            <text:p>271322401</text:p>
          </table:table-cell>
          <table:table-cell office:value-type="float" office:value="522327341" calcext:value-type="float">
            <text:p>522327341</text:p>
          </table:table-cell>
          <table:table-cell office:value-type="float" office:value="338466280" calcext:value-type="float">
            <text:p>338466280</text:p>
          </table:table-cell>
          <table:table-cell office:value-type="float" office:value="909134488" calcext:value-type="float">
            <text:p>909134488</text:p>
          </table:table-cell>
          <table:table-cell office:value-type="float" office:value="459469381" calcext:value-type="float">
            <text:p>459469381</text:p>
          </table:table-cell>
          <table:table-cell office:value-type="float" office:value="743748994" calcext:value-type="float">
            <text:p>743748994</text:p>
          </table:table-cell>
          <table:table-cell office:value-type="float" office:value="502124018" calcext:value-type="float">
            <text:p>502124018</text:p>
          </table:table-cell>
          <table:table-cell office:value-type="float" office:value="964888522" calcext:value-type="float">
            <text:p>964888522</text:p>
          </table:table-cell>
          <table:table-cell office:value-type="float" office:value="534993306" calcext:value-type="float">
            <text:p>534993306</text:p>
          </table:table-cell>
          <table:table-cell office:value-type="float" office:value="270449184" calcext:value-type="float">
            <text:p>270449184</text:p>
          </table:table-cell>
          <table:table-cell office:value-type="float" office:value="730655028" calcext:value-type="float">
            <text:p>730655028</text:p>
          </table:table-cell>
          <table:table-cell office:value-type="float" office:value="780462390" calcext:value-type="float">
            <text:p>780462390</text:p>
          </table:table-cell>
          <table:table-cell office:value-type="float" office:value="637004801" calcext:value-type="float">
            <text:p>637004801</text:p>
          </table:table-cell>
          <table:table-cell office:value-type="float" office:value="412045965" calcext:value-type="float">
            <text:p>412045965</text:p>
          </table:table-cell>
          <table:table-cell office:value-type="float" office:value="392440314" calcext:value-type="float">
            <text:p>392440314</text:p>
          </table:table-cell>
          <table:table-cell office:value-type="float" office:value="438903985" calcext:value-type="float">
            <text:p>438903985</text:p>
          </table:table-cell>
          <table:table-cell office:value-type="float" office:value="226289902" calcext:value-type="float">
            <text:p>226289902</text:p>
          </table:table-cell>
        </table:table-row>
        <table:table-row table:style-name="ro1">
          <table:table-cell office:value-type="float" office:value="872525882" calcext:value-type="float">
            <text:p>872525882</text:p>
          </table:table-cell>
          <table:table-cell office:value-type="float" office:value="919075674" calcext:value-type="float">
            <text:p>919075674</text:p>
          </table:table-cell>
          <table:table-cell office:value-type="float" office:value="697373788" calcext:value-type="float">
            <text:p>697373788</text:p>
          </table:table-cell>
          <table:table-cell office:value-type="float" office:value="842470176" calcext:value-type="float">
            <text:p>842470176</text:p>
          </table:table-cell>
          <table:table-cell office:value-type="float" office:value="375372705" calcext:value-type="float">
            <text:p>375372705</text:p>
          </table:table-cell>
          <table:table-cell office:value-type="float" office:value="758988025" calcext:value-type="float">
            <text:p>758988025</text:p>
          </table:table-cell>
          <table:table-cell office:value-type="float" office:value="825319585" calcext:value-type="float">
            <text:p>825319585</text:p>
          </table:table-cell>
          <table:table-cell office:value-type="float" office:value="748911617" calcext:value-type="float">
            <text:p>748911617</text:p>
          </table:table-cell>
          <table:table-cell office:value-type="float" office:value="318250584" calcext:value-type="float">
            <text:p>318250584</text:p>
          </table:table-cell>
          <table:table-cell office:value-type="float" office:value="744124734" calcext:value-type="float">
            <text:p>744124734</text:p>
          </table:table-cell>
          <table:table-cell office:value-type="float" office:value="269708083" calcext:value-type="float">
            <text:p>269708083</text:p>
          </table:table-cell>
          <table:table-cell office:value-type="float" office:value="955674016" calcext:value-type="float">
            <text:p>955674016</text:p>
          </table:table-cell>
          <table:table-cell office:value-type="float" office:value="213795967" calcext:value-type="float">
            <text:p>213795967</text:p>
          </table:table-cell>
          <table:table-cell office:value-type="float" office:value="577635236" calcext:value-type="float">
            <text:p>577635236</text:p>
          </table:table-cell>
          <table:table-cell office:value-type="float" office:value="243181490" calcext:value-type="float">
            <text:p>243181490</text:p>
          </table:table-cell>
          <table:table-cell office:value-type="float" office:value="691405341" calcext:value-type="float">
            <text:p>691405341</text:p>
          </table:table-cell>
          <table:table-cell office:value-type="float" office:value="265868572" calcext:value-type="float">
            <text:p>265868572</text:p>
          </table:table-cell>
          <table:table-cell office:value-type="float" office:value="427895206" calcext:value-type="float">
            <text:p>427895206</text:p>
          </table:table-cell>
          <table:table-cell office:value-type="float" office:value="819668977" calcext:value-type="float">
            <text:p>819668977</text:p>
          </table:table-cell>
          <table:table-cell office:value-type="float" office:value="136088711" calcext:value-type="float">
            <text:p>136088711</text:p>
          </table:table-cell>
          <table:table-cell office:value-type="float" office:value="450401516" calcext:value-type="float">
            <text:p>450401516</text:p>
          </table:table-cell>
          <table:table-cell office:value-type="float" office:value="617831122" calcext:value-type="float">
            <text:p>617831122</text:p>
          </table:table-cell>
          <table:table-cell office:value-type="float" office:value="939503778" calcext:value-type="float">
            <text:p>939503778</text:p>
          </table:table-cell>
          <table:table-cell office:value-type="float" office:value="321461558" calcext:value-type="float">
            <text:p>321461558</text:p>
          </table:table-cell>
          <table:table-cell office:value-type="float" office:value="622114194" calcext:value-type="float">
            <text:p>622114194</text:p>
          </table:table-cell>
          <table:table-cell office:value-type="float" office:value="541135128" calcext:value-type="float">
            <text:p>541135128</text:p>
          </table:table-cell>
          <table:table-cell office:value-type="float" office:value="246423699" calcext:value-type="float">
            <text:p>246423699</text:p>
          </table:table-cell>
          <table:table-cell office:value-type="float" office:value="510522481" calcext:value-type="float">
            <text:p>510522481</text:p>
          </table:table-cell>
          <table:table-cell office:value-type="float" office:value="464572973" calcext:value-type="float">
            <text:p>464572973</text:p>
          </table:table-cell>
          <table:table-cell office:value-type="float" office:value="249475665" calcext:value-type="float">
            <text:p>249475665</text:p>
          </table:table-cell>
          <table:table-cell office:value-type="float" office:value="414884333" calcext:value-type="float">
            <text:p>414884333</text:p>
          </table:table-cell>
          <table:table-cell office:value-type="float" office:value="656708671" calcext:value-type="float">
            <text:p>656708671</text:p>
          </table:table-cell>
        </table:table-row>
        <table:table-row table:style-name="ro1">
          <table:table-cell office:value-type="float" office:value="959107882" calcext:value-type="float">
            <text:p>959107882</text:p>
          </table:table-cell>
          <table:table-cell office:value-type="float" office:value="476921699" calcext:value-type="float">
            <text:p>476921699</text:p>
          </table:table-cell>
          <table:table-cell office:value-type="float" office:value="274933225" calcext:value-type="float">
            <text:p>274933225</text:p>
          </table:table-cell>
          <table:table-cell office:value-type="float" office:value="509399148" calcext:value-type="float">
            <text:p>509399148</text:p>
          </table:table-cell>
          <table:table-cell office:value-type="float" office:value="771610624" calcext:value-type="float">
            <text:p>771610624</text:p>
          </table:table-cell>
          <table:table-cell office:value-type="float" office:value="182267212" calcext:value-type="float">
            <text:p>182267212</text:p>
          </table:table-cell>
          <table:table-cell office:value-type="float" office:value="118898165" calcext:value-type="float">
            <text:p>118898165</text:p>
          </table:table-cell>
          <table:table-cell office:value-type="float" office:value="280940265" calcext:value-type="float">
            <text:p>280940265</text:p>
          </table:table-cell>
          <table:table-cell office:value-type="float" office:value="254698121" calcext:value-type="float">
            <text:p>254698121</text:p>
          </table:table-cell>
          <table:table-cell office:value-type="float" office:value="990725531" calcext:value-type="float">
            <text:p>990725531</text:p>
          </table:table-cell>
          <table:table-cell office:value-type="float" office:value="506610174" calcext:value-type="float">
            <text:p>506610174</text:p>
          </table:table-cell>
          <table:table-cell office:value-type="float" office:value="731328973" calcext:value-type="float">
            <text:p>731328973</text:p>
          </table:table-cell>
          <table:table-cell office:value-type="float" office:value="473158257" calcext:value-type="float">
            <text:p>473158257</text:p>
          </table:table-cell>
          <table:table-cell office:value-type="float" office:value="709072388" calcext:value-type="float">
            <text:p>709072388</text:p>
          </table:table-cell>
          <table:table-cell office:value-type="float" office:value="167477154" calcext:value-type="float">
            <text:p>167477154</text:p>
          </table:table-cell>
          <table:table-cell office:value-type="float" office:value="732807393" calcext:value-type="float">
            <text:p>732807393</text:p>
          </table:table-cell>
          <table:table-cell office:value-type="float" office:value="156996304" calcext:value-type="float">
            <text:p>156996304</text:p>
          </table:table-cell>
          <table:table-cell office:value-type="float" office:value="481753250" calcext:value-type="float">
            <text:p>481753250</text:p>
          </table:table-cell>
          <table:table-cell office:value-type="float" office:value="860041925" calcext:value-type="float">
            <text:p>860041925</text:p>
          </table:table-cell>
          <table:table-cell office:value-type="float" office:value="440957636" calcext:value-type="float">
            <text:p>440957636</text:p>
          </table:table-cell>
          <table:table-cell office:value-type="float" office:value="911830191" calcext:value-type="float">
            <text:p>911830191</text:p>
          </table:table-cell>
          <table:table-cell office:value-type="float" office:value="200607716" calcext:value-type="float">
            <text:p>200607716</text:p>
          </table:table-cell>
          <table:table-cell office:value-type="float" office:value="414695984" calcext:value-type="float">
            <text:p>414695984</text:p>
          </table:table-cell>
          <table:table-cell office:value-type="float" office:value="996652780" calcext:value-type="float">
            <text:p>996652780</text:p>
          </table:table-cell>
          <table:table-cell office:value-type="float" office:value="778585790" calcext:value-type="float">
            <text:p>778585790</text:p>
          </table:table-cell>
          <table:table-cell office:value-type="float" office:value="529903332" calcext:value-type="float">
            <text:p>529903332</text:p>
          </table:table-cell>
          <table:table-cell office:value-type="float" office:value="655797328" calcext:value-type="float">
            <text:p>655797328</text:p>
          </table:table-cell>
          <table:table-cell office:value-type="float" office:value="911217722" calcext:value-type="float">
            <text:p>911217722</text:p>
          </table:table-cell>
          <table:table-cell office:value-type="float" office:value="695018048" calcext:value-type="float">
            <text:p>695018048</text:p>
          </table:table-cell>
          <table:table-cell office:value-type="float" office:value="388273904" calcext:value-type="float">
            <text:p>388273904</text:p>
          </table:table-cell>
          <table:table-cell office:value-type="float" office:value="739532069" calcext:value-type="float">
            <text:p>739532069</text:p>
          </table:table-cell>
          <table:table-cell office:value-type="float" office:value="928969946" calcext:value-type="float">
            <text:p>928969946</text:p>
          </table:table-cell>
        </table:table-row>
        <table:table-row table:style-name="ro1">
          <table:table-cell office:value-type="float" office:value="209651964" calcext:value-type="float">
            <text:p>209651964</text:p>
          </table:table-cell>
          <table:table-cell office:value-type="float" office:value="525735342" calcext:value-type="float">
            <text:p>525735342</text:p>
          </table:table-cell>
          <table:table-cell office:value-type="float" office:value="887577216" calcext:value-type="float">
            <text:p>887577216</text:p>
          </table:table-cell>
          <table:table-cell office:value-type="float" office:value="731361832" calcext:value-type="float">
            <text:p>731361832</text:p>
          </table:table-cell>
          <table:table-cell office:value-type="float" office:value="473847083" calcext:value-type="float">
            <text:p>473847083</text:p>
          </table:table-cell>
          <table:table-cell office:value-type="float" office:value="742228817" calcext:value-type="float">
            <text:p>742228817</text:p>
          </table:table-cell>
          <table:table-cell office:value-type="float" office:value="537874736" calcext:value-type="float">
            <text:p>537874736</text:p>
          </table:table-cell>
          <table:table-cell office:value-type="float" office:value="614173553" calcext:value-type="float">
            <text:p>614173553</text:p>
          </table:table-cell>
          <table:table-cell office:value-type="float" office:value="878632219" calcext:value-type="float">
            <text:p>878632219</text:p>
          </table:table-cell>
          <table:table-cell office:value-type="float" office:value="457142385" calcext:value-type="float">
            <text:p>457142385</text:p>
          </table:table-cell>
          <table:table-cell office:value-type="float" office:value="784630698" calcext:value-type="float">
            <text:p>784630698</text:p>
          </table:table-cell>
          <table:table-cell office:value-type="float" office:value="606490602" calcext:value-type="float">
            <text:p>606490602</text:p>
          </table:table-cell>
          <table:table-cell office:value-type="float" office:value="826600335" calcext:value-type="float">
            <text:p>826600335</text:p>
          </table:table-cell>
          <table:table-cell office:value-type="float" office:value="393319459" calcext:value-type="float">
            <text:p>393319459</text:p>
          </table:table-cell>
          <table:table-cell office:value-type="float" office:value="843860459" calcext:value-type="float">
            <text:p>843860459</text:p>
          </table:table-cell>
          <table:table-cell office:value-type="float" office:value="297619134" calcext:value-type="float">
            <text:p>297619134</text:p>
          </table:table-cell>
          <table:table-cell office:value-type="float" office:value="888992242" calcext:value-type="float">
            <text:p>888992242</text:p>
          </table:table-cell>
          <table:table-cell office:value-type="float" office:value="972512392" calcext:value-type="float">
            <text:p>972512392</text:p>
          </table:table-cell>
          <table:table-cell office:value-type="float" office:value="583186329" calcext:value-type="float">
            <text:p>583186329</text:p>
          </table:table-cell>
          <table:table-cell office:value-type="float" office:value="179695576" calcext:value-type="float">
            <text:p>179695576</text:p>
          </table:table-cell>
          <table:table-cell office:value-type="float" office:value="176337942" calcext:value-type="float">
            <text:p>176337942</text:p>
          </table:table-cell>
          <table:table-cell office:value-type="float" office:value="102345723" calcext:value-type="float">
            <text:p>102345723</text:p>
          </table:table-cell>
          <table:table-cell office:value-type="float" office:value="598717671" calcext:value-type="float">
            <text:p>598717671</text:p>
          </table:table-cell>
          <table:table-cell office:value-type="float" office:value="293461773" calcext:value-type="float">
            <text:p>293461773</text:p>
          </table:table-cell>
          <table:table-cell office:value-type="float" office:value="753231459" calcext:value-type="float">
            <text:p>753231459</text:p>
          </table:table-cell>
          <table:table-cell office:value-type="float" office:value="268824708" calcext:value-type="float">
            <text:p>268824708</text:p>
          </table:table-cell>
          <table:table-cell office:value-type="float" office:value="598994952" calcext:value-type="float">
            <text:p>598994952</text:p>
          </table:table-cell>
          <table:table-cell office:value-type="float" office:value="500687267" calcext:value-type="float">
            <text:p>500687267</text:p>
          </table:table-cell>
          <table:table-cell office:value-type="float" office:value="400227179" calcext:value-type="float">
            <text:p>400227179</text:p>
          </table:table-cell>
          <table:table-cell office:value-type="float" office:value="108644130" calcext:value-type="float">
            <text:p>108644130</text:p>
          </table:table-cell>
          <table:table-cell office:value-type="float" office:value="405444427" calcext:value-type="float">
            <text:p>405444427</text:p>
          </table:table-cell>
          <table:table-cell office:value-type="float" office:value="384341635" calcext:value-type="float">
            <text:p>384341635</text:p>
          </table:table-cell>
        </table:table-row>
        <table:table-row table:style-name="ro1">
          <table:table-cell office:value-type="float" office:value="853042039" calcext:value-type="float">
            <text:p>853042039</text:p>
          </table:table-cell>
          <table:table-cell office:value-type="float" office:value="940896739" calcext:value-type="float">
            <text:p>940896739</text:p>
          </table:table-cell>
          <table:table-cell office:value-type="float" office:value="484560798" calcext:value-type="float">
            <text:p>484560798</text:p>
          </table:table-cell>
          <table:table-cell office:value-type="float" office:value="800964302" calcext:value-type="float">
            <text:p>800964302</text:p>
          </table:table-cell>
          <table:table-cell office:value-type="float" office:value="781584888" calcext:value-type="float">
            <text:p>781584888</text:p>
          </table:table-cell>
          <table:table-cell office:value-type="float" office:value="327702074" calcext:value-type="float">
            <text:p>327702074</text:p>
          </table:table-cell>
          <table:table-cell office:value-type="float" office:value="766097450" calcext:value-type="float">
            <text:p>766097450</text:p>
          </table:table-cell>
          <table:table-cell office:value-type="float" office:value="177527439" calcext:value-type="float">
            <text:p>177527439</text:p>
          </table:table-cell>
          <table:table-cell office:value-type="float" office:value="266478952" calcext:value-type="float">
            <text:p>266478952</text:p>
          </table:table-cell>
          <table:table-cell office:value-type="float" office:value="697130643" calcext:value-type="float">
            <text:p>697130643</text:p>
          </table:table-cell>
          <table:table-cell office:value-type="float" office:value="412079168" calcext:value-type="float">
            <text:p>412079168</text:p>
          </table:table-cell>
          <table:table-cell office:value-type="float" office:value="231866543" calcext:value-type="float">
            <text:p>231866543</text:p>
          </table:table-cell>
          <table:table-cell office:value-type="float" office:value="945805758" calcext:value-type="float">
            <text:p>945805758</text:p>
          </table:table-cell>
          <table:table-cell office:value-type="float" office:value="677821475" calcext:value-type="float">
            <text:p>677821475</text:p>
          </table:table-cell>
          <table:table-cell office:value-type="float" office:value="716578303" calcext:value-type="float">
            <text:p>716578303</text:p>
          </table:table-cell>
          <table:table-cell office:value-type="float" office:value="419979608" calcext:value-type="float">
            <text:p>419979608</text:p>
          </table:table-cell>
          <table:table-cell office:value-type="float" office:value="855340802" calcext:value-type="float">
            <text:p>855340802</text:p>
          </table:table-cell>
          <table:table-cell office:value-type="float" office:value="997346730" calcext:value-type="float">
            <text:p>997346730</text:p>
          </table:table-cell>
          <table:table-cell office:value-type="float" office:value="636768411" calcext:value-type="float">
            <text:p>636768411</text:p>
          </table:table-cell>
          <table:table-cell office:value-type="float" office:value="454379040" calcext:value-type="float">
            <text:p>454379040</text:p>
          </table:table-cell>
          <table:table-cell office:value-type="float" office:value="804458085" calcext:value-type="float">
            <text:p>804458085</text:p>
          </table:table-cell>
          <table:table-cell office:value-type="float" office:value="758209178" calcext:value-type="float">
            <text:p>758209178</text:p>
          </table:table-cell>
          <table:table-cell office:value-type="float" office:value="187602419" calcext:value-type="float">
            <text:p>187602419</text:p>
          </table:table-cell>
          <table:table-cell office:value-type="float" office:value="965312400" calcext:value-type="float">
            <text:p>965312400</text:p>
          </table:table-cell>
          <table:table-cell office:value-type="float" office:value="338685139" calcext:value-type="float">
            <text:p>338685139</text:p>
          </table:table-cell>
          <table:table-cell office:value-type="float" office:value="850738578" calcext:value-type="float">
            <text:p>850738578</text:p>
          </table:table-cell>
          <table:table-cell office:value-type="float" office:value="191770774" calcext:value-type="float">
            <text:p>191770774</text:p>
          </table:table-cell>
          <table:table-cell office:value-type="float" office:value="438218779" calcext:value-type="float">
            <text:p>438218779</text:p>
          </table:table-cell>
          <table:table-cell office:value-type="float" office:value="838384545" calcext:value-type="float">
            <text:p>838384545</text:p>
          </table:table-cell>
          <table:table-cell office:value-type="float" office:value="516844585" calcext:value-type="float">
            <text:p>516844585</text:p>
          </table:table-cell>
          <table:table-cell office:value-type="float" office:value="521325745" calcext:value-type="float">
            <text:p>521325745</text:p>
          </table:table-cell>
          <table:table-cell office:value-type="float" office:value="334252237" calcext:value-type="float">
            <text:p>334252237</text:p>
          </table:table-cell>
        </table:table-row>
        <table:table-row table:style-name="ro1">
          <table:table-cell office:value-type="float" office:value="936824628" calcext:value-type="float">
            <text:p>936824628</text:p>
          </table:table-cell>
          <table:table-cell office:value-type="float" office:value="664225371" calcext:value-type="float">
            <text:p>664225371</text:p>
          </table:table-cell>
          <table:table-cell office:value-type="float" office:value="817087892" calcext:value-type="float">
            <text:p>817087892</text:p>
          </table:table-cell>
          <table:table-cell office:value-type="float" office:value="107038417" calcext:value-type="float">
            <text:p>107038417</text:p>
          </table:table-cell>
          <table:table-cell office:value-type="float" office:value="643848680" calcext:value-type="float">
            <text:p>643848680</text:p>
          </table:table-cell>
          <table:table-cell office:value-type="float" office:value="354105140" calcext:value-type="float">
            <text:p>354105140</text:p>
          </table:table-cell>
          <table:table-cell office:value-type="float" office:value="566393980" calcext:value-type="float">
            <text:p>566393980</text:p>
          </table:table-cell>
          <table:table-cell office:value-type="float" office:value="549312743" calcext:value-type="float">
            <text:p>549312743</text:p>
          </table:table-cell>
          <table:table-cell office:value-type="float" office:value="992158977" calcext:value-type="float">
            <text:p>992158977</text:p>
          </table:table-cell>
          <table:table-cell office:value-type="float" office:value="737886378" calcext:value-type="float">
            <text:p>737886378</text:p>
          </table:table-cell>
          <table:table-cell office:value-type="float" office:value="307639519" calcext:value-type="float">
            <text:p>307639519</text:p>
          </table:table-cell>
          <table:table-cell office:value-type="float" office:value="508266725" calcext:value-type="float">
            <text:p>508266725</text:p>
          </table:table-cell>
          <table:table-cell office:value-type="float" office:value="806478598" calcext:value-type="float">
            <text:p>806478598</text:p>
          </table:table-cell>
          <table:table-cell office:value-type="float" office:value="292182453" calcext:value-type="float">
            <text:p>292182453</text:p>
          </table:table-cell>
          <table:table-cell office:value-type="float" office:value="358705823" calcext:value-type="float">
            <text:p>358705823</text:p>
          </table:table-cell>
          <table:table-cell office:value-type="float" office:value="727102706" calcext:value-type="float">
            <text:p>727102706</text:p>
          </table:table-cell>
          <table:table-cell office:value-type="float" office:value="231032698" calcext:value-type="float">
            <text:p>231032698</text:p>
          </table:table-cell>
          <table:table-cell office:value-type="float" office:value="456785384" calcext:value-type="float">
            <text:p>456785384</text:p>
          </table:table-cell>
          <table:table-cell office:value-type="float" office:value="998460355" calcext:value-type="float">
            <text:p>998460355</text:p>
          </table:table-cell>
          <table:table-cell office:value-type="float" office:value="781294317" calcext:value-type="float">
            <text:p>781294317</text:p>
          </table:table-cell>
          <table:table-cell office:value-type="float" office:value="139097541" calcext:value-type="float">
            <text:p>139097541</text:p>
          </table:table-cell>
          <table:table-cell office:value-type="float" office:value="506843958" calcext:value-type="float">
            <text:p>506843958</text:p>
          </table:table-cell>
          <table:table-cell office:value-type="float" office:value="198928942" calcext:value-type="float">
            <text:p>198928942</text:p>
          </table:table-cell>
          <table:table-cell office:value-type="float" office:value="466802755" calcext:value-type="float">
            <text:p>466802755</text:p>
          </table:table-cell>
          <table:table-cell office:value-type="float" office:value="282887879" calcext:value-type="float">
            <text:p>282887879</text:p>
          </table:table-cell>
          <table:table-cell office:value-type="float" office:value="708983258" calcext:value-type="float">
            <text:p>708983258</text:p>
          </table:table-cell>
          <table:table-cell office:value-type="float" office:value="322304856" calcext:value-type="float">
            <text:p>322304856</text:p>
          </table:table-cell>
          <table:table-cell office:value-type="float" office:value="652054412" calcext:value-type="float">
            <text:p>652054412</text:p>
          </table:table-cell>
          <table:table-cell office:value-type="float" office:value="354971202" calcext:value-type="float">
            <text:p>354971202</text:p>
          </table:table-cell>
          <table:table-cell office:value-type="float" office:value="982486932" calcext:value-type="float">
            <text:p>982486932</text:p>
          </table:table-cell>
          <table:table-cell office:value-type="float" office:value="248324229" calcext:value-type="float">
            <text:p>248324229</text:p>
          </table:table-cell>
          <table:table-cell office:value-type="float" office:value="361605494" calcext:value-type="float">
            <text:p>361605494</text:p>
          </table:table-cell>
        </table:table-row>
        <table:table-row table:style-name="ro1">
          <table:table-cell office:value-type="float" office:value="567169926" calcext:value-type="float">
            <text:p>567169926</text:p>
          </table:table-cell>
          <table:table-cell office:value-type="float" office:value="208824015" calcext:value-type="float">
            <text:p>208824015</text:p>
          </table:table-cell>
          <table:table-cell office:value-type="float" office:value="279254467" calcext:value-type="float">
            <text:p>279254467</text:p>
          </table:table-cell>
          <table:table-cell office:value-type="float" office:value="430896450" calcext:value-type="float">
            <text:p>430896450</text:p>
          </table:table-cell>
          <table:table-cell office:value-type="float" office:value="832926856" calcext:value-type="float">
            <text:p>832926856</text:p>
          </table:table-cell>
          <table:table-cell office:value-type="float" office:value="779728483" calcext:value-type="float">
            <text:p>779728483</text:p>
          </table:table-cell>
          <table:table-cell office:value-type="float" office:value="902350809" calcext:value-type="float">
            <text:p>902350809</text:p>
          </table:table-cell>
          <table:table-cell office:value-type="float" office:value="740416169" calcext:value-type="float">
            <text:p>740416169</text:p>
          </table:table-cell>
          <table:table-cell office:value-type="float" office:value="155675800" calcext:value-type="float">
            <text:p>155675800</text:p>
          </table:table-cell>
          <table:table-cell office:value-type="float" office:value="710686530" calcext:value-type="float">
            <text:p>710686530</text:p>
          </table:table-cell>
          <table:table-cell office:value-type="float" office:value="105167178" calcext:value-type="float">
            <text:p>105167178</text:p>
          </table:table-cell>
          <table:table-cell office:value-type="float" office:value="648103939" calcext:value-type="float">
            <text:p>648103939</text:p>
          </table:table-cell>
          <table:table-cell office:value-type="float" office:value="430385742" calcext:value-type="float">
            <text:p>430385742</text:p>
          </table:table-cell>
          <table:table-cell office:value-type="float" office:value="949665807" calcext:value-type="float">
            <text:p>949665807</text:p>
          </table:table-cell>
          <table:table-cell office:value-type="float" office:value="766780348" calcext:value-type="float">
            <text:p>766780348</text:p>
          </table:table-cell>
          <table:table-cell office:value-type="float" office:value="410509398" calcext:value-type="float">
            <text:p>410509398</text:p>
          </table:table-cell>
          <table:table-cell office:value-type="float" office:value="697613143" calcext:value-type="float">
            <text:p>697613143</text:p>
          </table:table-cell>
          <table:table-cell office:value-type="float" office:value="470182345" calcext:value-type="float">
            <text:p>470182345</text:p>
          </table:table-cell>
          <table:table-cell office:value-type="float" office:value="824062165" calcext:value-type="float">
            <text:p>824062165</text:p>
          </table:table-cell>
          <table:table-cell office:value-type="float" office:value="542738077" calcext:value-type="float">
            <text:p>542738077</text:p>
          </table:table-cell>
          <table:table-cell office:value-type="float" office:value="517969920" calcext:value-type="float">
            <text:p>517969920</text:p>
          </table:table-cell>
          <table:table-cell office:value-type="float" office:value="405155674" calcext:value-type="float">
            <text:p>405155674</text:p>
          </table:table-cell>
          <table:table-cell office:value-type="float" office:value="167174724" calcext:value-type="float">
            <text:p>167174724</text:p>
          </table:table-cell>
          <table:table-cell office:value-type="float" office:value="351687916" calcext:value-type="float">
            <text:p>351687916</text:p>
          </table:table-cell>
          <table:table-cell office:value-type="float" office:value="574943847" calcext:value-type="float">
            <text:p>574943847</text:p>
          </table:table-cell>
          <table:table-cell office:value-type="float" office:value="651767061" calcext:value-type="float">
            <text:p>651767061</text:p>
          </table:table-cell>
          <table:table-cell office:value-type="float" office:value="784875530" calcext:value-type="float">
            <text:p>784875530</text:p>
          </table:table-cell>
          <table:table-cell office:value-type="float" office:value="519419312" calcext:value-type="float">
            <text:p>519419312</text:p>
          </table:table-cell>
          <table:table-cell office:value-type="float" office:value="519202187" calcext:value-type="float">
            <text:p>519202187</text:p>
          </table:table-cell>
          <table:table-cell office:value-type="float" office:value="328666405" calcext:value-type="float">
            <text:p>328666405</text:p>
          </table:table-cell>
          <table:table-cell office:value-type="float" office:value="734210023" calcext:value-type="float">
            <text:p>734210023</text:p>
          </table:table-cell>
          <table:table-cell office:value-type="float" office:value="735784355" calcext:value-type="float">
            <text:p>735784355</text:p>
          </table:table-cell>
        </table:table-row>
        <table:table-row table:style-name="ro1">
          <table:table-cell office:value-type="float" office:value="899540640" calcext:value-type="float">
            <text:p>899540640</text:p>
          </table:table-cell>
          <table:table-cell office:value-type="float" office:value="473369066" calcext:value-type="float">
            <text:p>473369066</text:p>
          </table:table-cell>
          <table:table-cell office:value-type="float" office:value="732865914" calcext:value-type="float">
            <text:p>732865914</text:p>
          </table:table-cell>
          <table:table-cell office:value-type="float" office:value="606962552" calcext:value-type="float">
            <text:p>606962552</text:p>
          </table:table-cell>
          <table:table-cell office:value-type="float" office:value="455033229" calcext:value-type="float">
            <text:p>455033229</text:p>
          </table:table-cell>
          <table:table-cell office:value-type="float" office:value="787523080" calcext:value-type="float">
            <text:p>787523080</text:p>
          </table:table-cell>
          <table:table-cell office:value-type="float" office:value="646888607" calcext:value-type="float">
            <text:p>646888607</text:p>
          </table:table-cell>
          <table:table-cell office:value-type="float" office:value="412087690" calcext:value-type="float">
            <text:p>412087690</text:p>
          </table:table-cell>
          <table:table-cell office:value-type="float" office:value="814776989" calcext:value-type="float">
            <text:p>814776989</text:p>
          </table:table-cell>
          <table:table-cell office:value-type="float" office:value="946264876" calcext:value-type="float">
            <text:p>946264876</text:p>
          </table:table-cell>
          <table:table-cell office:value-type="float" office:value="528898535" calcext:value-type="float">
            <text:p>528898535</text:p>
          </table:table-cell>
          <table:table-cell office:value-type="float" office:value="899991034" calcext:value-type="float">
            <text:p>899991034</text:p>
          </table:table-cell>
          <table:table-cell office:value-type="float" office:value="672779942" calcext:value-type="float">
            <text:p>672779942</text:p>
          </table:table-cell>
          <table:table-cell office:value-type="float" office:value="798760105" calcext:value-type="float">
            <text:p>798760105</text:p>
          </table:table-cell>
          <table:table-cell office:value-type="float" office:value="585063659" calcext:value-type="float">
            <text:p>585063659</text:p>
          </table:table-cell>
          <table:table-cell office:value-type="float" office:value="644903200" calcext:value-type="float">
            <text:p>644903200</text:p>
          </table:table-cell>
          <table:table-cell office:value-type="float" office:value="416558747" calcext:value-type="float">
            <text:p>416558747</text:p>
          </table:table-cell>
          <table:table-cell office:value-type="float" office:value="525122821" calcext:value-type="float">
            <text:p>525122821</text:p>
          </table:table-cell>
          <table:table-cell office:value-type="float" office:value="644037361" calcext:value-type="float">
            <text:p>644037361</text:p>
          </table:table-cell>
          <table:table-cell office:value-type="float" office:value="949167908" calcext:value-type="float">
            <text:p>949167908</text:p>
          </table:table-cell>
          <table:table-cell office:value-type="float" office:value="446011684" calcext:value-type="float">
            <text:p>446011684</text:p>
          </table:table-cell>
          <table:table-cell office:value-type="float" office:value="940814316" calcext:value-type="float">
            <text:p>940814316</text:p>
          </table:table-cell>
          <table:table-cell office:value-type="float" office:value="741060713" calcext:value-type="float">
            <text:p>741060713</text:p>
          </table:table-cell>
          <table:table-cell office:value-type="float" office:value="652822682" calcext:value-type="float">
            <text:p>652822682</text:p>
          </table:table-cell>
          <table:table-cell office:value-type="float" office:value="243097410" calcext:value-type="float">
            <text:p>243097410</text:p>
          </table:table-cell>
          <table:table-cell office:value-type="float" office:value="503080609" calcext:value-type="float">
            <text:p>503080609</text:p>
          </table:table-cell>
          <table:table-cell office:value-type="float" office:value="132713259" calcext:value-type="float">
            <text:p>132713259</text:p>
          </table:table-cell>
          <table:table-cell office:value-type="float" office:value="705883415" calcext:value-type="float">
            <text:p>705883415</text:p>
          </table:table-cell>
          <table:table-cell office:value-type="float" office:value="471419750" calcext:value-type="float">
            <text:p>471419750</text:p>
          </table:table-cell>
          <table:table-cell office:value-type="float" office:value="616368296" calcext:value-type="float">
            <text:p>616368296</text:p>
          </table:table-cell>
          <table:table-cell office:value-type="float" office:value="557552162" calcext:value-type="float">
            <text:p>557552162</text:p>
          </table:table-cell>
          <table:table-cell office:value-type="float" office:value="118580113" calcext:value-type="float">
            <text:p>118580113</text:p>
          </table:table-cell>
        </table:table-row>
        <table:table-row table:style-name="ro1">
          <table:table-cell office:value-type="float" office:value="444151341" calcext:value-type="float">
            <text:p>444151341</text:p>
          </table:table-cell>
          <table:table-cell office:value-type="float" office:value="842052699" calcext:value-type="float">
            <text:p>842052699</text:p>
          </table:table-cell>
          <table:table-cell office:value-type="float" office:value="479953904" calcext:value-type="float">
            <text:p>479953904</text:p>
          </table:table-cell>
          <table:table-cell office:value-type="float" office:value="504349684" calcext:value-type="float">
            <text:p>504349684</text:p>
          </table:table-cell>
          <table:table-cell office:value-type="float" office:value="660623343" calcext:value-type="float">
            <text:p>660623343</text:p>
          </table:table-cell>
          <table:table-cell office:value-type="float" office:value="203028162" calcext:value-type="float">
            <text:p>203028162</text:p>
          </table:table-cell>
          <table:table-cell office:value-type="float" office:value="991468261" calcext:value-type="float">
            <text:p>991468261</text:p>
          </table:table-cell>
          <table:table-cell office:value-type="float" office:value="654818567" calcext:value-type="float">
            <text:p>654818567</text:p>
          </table:table-cell>
          <table:table-cell office:value-type="float" office:value="221559922" calcext:value-type="float">
            <text:p>221559922</text:p>
          </table:table-cell>
          <table:table-cell office:value-type="float" office:value="473390516" calcext:value-type="float">
            <text:p>473390516</text:p>
          </table:table-cell>
          <table:table-cell office:value-type="float" office:value="474193922" calcext:value-type="float">
            <text:p>474193922</text:p>
          </table:table-cell>
          <table:table-cell office:value-type="float" office:value="870324899" calcext:value-type="float">
            <text:p>870324899</text:p>
          </table:table-cell>
          <table:table-cell office:value-type="float" office:value="546612157" calcext:value-type="float">
            <text:p>546612157</text:p>
          </table:table-cell>
          <table:table-cell office:value-type="float" office:value="698138603" calcext:value-type="float">
            <text:p>698138603</text:p>
          </table:table-cell>
          <table:table-cell office:value-type="float" office:value="536397943" calcext:value-type="float">
            <text:p>536397943</text:p>
          </table:table-cell>
          <table:table-cell office:value-type="float" office:value="686607310" calcext:value-type="float">
            <text:p>686607310</text:p>
          </table:table-cell>
          <table:table-cell office:value-type="float" office:value="413060405" calcext:value-type="float">
            <text:p>413060405</text:p>
          </table:table-cell>
          <table:table-cell office:value-type="float" office:value="884256529" calcext:value-type="float">
            <text:p>884256529</text:p>
          </table:table-cell>
          <table:table-cell office:value-type="float" office:value="983143044" calcext:value-type="float">
            <text:p>983143044</text:p>
          </table:table-cell>
          <table:table-cell office:value-type="float" office:value="984359825" calcext:value-type="float">
            <text:p>984359825</text:p>
          </table:table-cell>
          <table:table-cell office:value-type="float" office:value="747343504" calcext:value-type="float">
            <text:p>747343504</text:p>
          </table:table-cell>
          <table:table-cell office:value-type="float" office:value="616363736" calcext:value-type="float">
            <text:p>616363736</text:p>
          </table:table-cell>
          <table:table-cell office:value-type="float" office:value="648377308" calcext:value-type="float">
            <text:p>648377308</text:p>
          </table:table-cell>
          <table:table-cell office:value-type="float" office:value="174561006" calcext:value-type="float">
            <text:p>174561006</text:p>
          </table:table-cell>
          <table:table-cell office:value-type="float" office:value="464008250" calcext:value-type="float">
            <text:p>464008250</text:p>
          </table:table-cell>
          <table:table-cell office:value-type="float" office:value="977750197" calcext:value-type="float">
            <text:p>977750197</text:p>
          </table:table-cell>
          <table:table-cell office:value-type="float" office:value="685580806" calcext:value-type="float">
            <text:p>685580806</text:p>
          </table:table-cell>
          <table:table-cell office:value-type="float" office:value="893990658" calcext:value-type="float">
            <text:p>893990658</text:p>
          </table:table-cell>
          <table:table-cell office:value-type="float" office:value="696397446" calcext:value-type="float">
            <text:p>696397446</text:p>
          </table:table-cell>
          <table:table-cell office:value-type="float" office:value="116556884" calcext:value-type="float">
            <text:p>116556884</text:p>
          </table:table-cell>
          <table:table-cell office:value-type="float" office:value="736733852" calcext:value-type="float">
            <text:p>736733852</text:p>
          </table:table-cell>
          <table:table-cell office:value-type="float" office:value="826387592" calcext:value-type="float">
            <text:p>826387592</text:p>
          </table:table-cell>
        </table:table-row>
        <table:table-row table:style-name="ro1">
          <table:table-cell office:value-type="float" office:value="279545902" calcext:value-type="float">
            <text:p>279545902</text:p>
          </table:table-cell>
          <table:table-cell office:value-type="float" office:value="267985335" calcext:value-type="float">
            <text:p>267985335</text:p>
          </table:table-cell>
          <table:table-cell office:value-type="float" office:value="852997280" calcext:value-type="float">
            <text:p>852997280</text:p>
          </table:table-cell>
          <table:table-cell office:value-type="float" office:value="113173118" calcext:value-type="float">
            <text:p>113173118</text:p>
          </table:table-cell>
          <table:table-cell office:value-type="float" office:value="129590097" calcext:value-type="float">
            <text:p>129590097</text:p>
          </table:table-cell>
          <table:table-cell office:value-type="float" office:value="640381495" calcext:value-type="float">
            <text:p>640381495</text:p>
          </table:table-cell>
          <table:table-cell office:value-type="float" office:value="649768490" calcext:value-type="float">
            <text:p>649768490</text:p>
          </table:table-cell>
          <table:table-cell office:value-type="float" office:value="337896676" calcext:value-type="float">
            <text:p>337896676</text:p>
          </table:table-cell>
          <table:table-cell office:value-type="float" office:value="919487175" calcext:value-type="float">
            <text:p>919487175</text:p>
          </table:table-cell>
          <table:table-cell office:value-type="float" office:value="971315978" calcext:value-type="float">
            <text:p>971315978</text:p>
          </table:table-cell>
          <table:table-cell office:value-type="float" office:value="833904777" calcext:value-type="float">
            <text:p>833904777</text:p>
          </table:table-cell>
          <table:table-cell office:value-type="float" office:value="977245853" calcext:value-type="float">
            <text:p>977245853</text:p>
          </table:table-cell>
          <table:table-cell office:value-type="float" office:value="758588368" calcext:value-type="float">
            <text:p>758588368</text:p>
          </table:table-cell>
          <table:table-cell office:value-type="float" office:value="371993765" calcext:value-type="float">
            <text:p>371993765</text:p>
          </table:table-cell>
          <table:table-cell office:value-type="float" office:value="147392218" calcext:value-type="float">
            <text:p>147392218</text:p>
          </table:table-cell>
          <table:table-cell office:value-type="float" office:value="424561119" calcext:value-type="float">
            <text:p>424561119</text:p>
          </table:table-cell>
          <table:table-cell office:value-type="float" office:value="214437378" calcext:value-type="float">
            <text:p>214437378</text:p>
          </table:table-cell>
          <table:table-cell office:value-type="float" office:value="471496951" calcext:value-type="float">
            <text:p>471496951</text:p>
          </table:table-cell>
          <table:table-cell office:value-type="float" office:value="962665773" calcext:value-type="float">
            <text:p>962665773</text:p>
          </table:table-cell>
          <table:table-cell office:value-type="float" office:value="256781750" calcext:value-type="float">
            <text:p>256781750</text:p>
          </table:table-cell>
          <table:table-cell office:value-type="float" office:value="340930489" calcext:value-type="float">
            <text:p>340930489</text:p>
          </table:table-cell>
          <table:table-cell office:value-type="float" office:value="176058582" calcext:value-type="float">
            <text:p>176058582</text:p>
          </table:table-cell>
          <table:table-cell office:value-type="float" office:value="766699063" calcext:value-type="float">
            <text:p>766699063</text:p>
          </table:table-cell>
          <table:table-cell office:value-type="float" office:value="855572522" calcext:value-type="float">
            <text:p>855572522</text:p>
          </table:table-cell>
          <table:table-cell office:value-type="float" office:value="381154728" calcext:value-type="float">
            <text:p>381154728</text:p>
          </table:table-cell>
          <table:table-cell office:value-type="float" office:value="246637301" calcext:value-type="float">
            <text:p>246637301</text:p>
          </table:table-cell>
          <table:table-cell office:value-type="float" office:value="614582231" calcext:value-type="float">
            <text:p>614582231</text:p>
          </table:table-cell>
          <table:table-cell office:value-type="float" office:value="850400953" calcext:value-type="float">
            <text:p>850400953</text:p>
          </table:table-cell>
          <table:table-cell office:value-type="float" office:value="633518005" calcext:value-type="float">
            <text:p>633518005</text:p>
          </table:table-cell>
          <table:table-cell office:value-type="float" office:value="189016898" calcext:value-type="float">
            <text:p>189016898</text:p>
          </table:table-cell>
          <table:table-cell office:value-type="float" office:value="437275154" calcext:value-type="float">
            <text:p>437275154</text:p>
          </table:table-cell>
          <table:table-cell office:value-type="float" office:value="320829950" calcext:value-type="float">
            <text:p>320829950</text:p>
          </table:table-cell>
        </table:table-row>
        <table:table-row table:style-name="ro1">
          <table:table-cell office:value-type="float" office:value="432848338" calcext:value-type="float">
            <text:p>432848338</text:p>
          </table:table-cell>
          <table:table-cell office:value-type="float" office:value="105209152" calcext:value-type="float">
            <text:p>105209152</text:p>
          </table:table-cell>
          <table:table-cell office:value-type="float" office:value="872718905" calcext:value-type="float">
            <text:p>872718905</text:p>
          </table:table-cell>
          <table:table-cell office:value-type="float" office:value="769547533" calcext:value-type="float">
            <text:p>769547533</text:p>
          </table:table-cell>
          <table:table-cell office:value-type="float" office:value="200023716" calcext:value-type="float">
            <text:p>200023716</text:p>
          </table:table-cell>
          <table:table-cell office:value-type="float" office:value="296874001" calcext:value-type="float">
            <text:p>296874001</text:p>
          </table:table-cell>
          <table:table-cell office:value-type="float" office:value="258559441" calcext:value-type="float">
            <text:p>258559441</text:p>
          </table:table-cell>
          <table:table-cell office:value-type="float" office:value="240703914" calcext:value-type="float">
            <text:p>240703914</text:p>
          </table:table-cell>
          <table:table-cell office:value-type="float" office:value="417042616" calcext:value-type="float">
            <text:p>417042616</text:p>
          </table:table-cell>
          <table:table-cell office:value-type="float" office:value="878843274" calcext:value-type="float">
            <text:p>878843274</text:p>
          </table:table-cell>
          <table:table-cell office:value-type="float" office:value="834633958" calcext:value-type="float">
            <text:p>834633958</text:p>
          </table:table-cell>
          <table:table-cell office:value-type="float" office:value="850108142" calcext:value-type="float">
            <text:p>850108142</text:p>
          </table:table-cell>
          <table:table-cell office:value-type="float" office:value="899173416" calcext:value-type="float">
            <text:p>899173416</text:p>
          </table:table-cell>
          <table:table-cell office:value-type="float" office:value="574287600" calcext:value-type="float">
            <text:p>574287600</text:p>
          </table:table-cell>
          <table:table-cell office:value-type="float" office:value="956668645" calcext:value-type="float">
            <text:p>956668645</text:p>
          </table:table-cell>
          <table:table-cell office:value-type="float" office:value="273816434" calcext:value-type="float">
            <text:p>273816434</text:p>
          </table:table-cell>
          <table:table-cell office:value-type="float" office:value="802674049" calcext:value-type="float">
            <text:p>802674049</text:p>
          </table:table-cell>
          <table:table-cell office:value-type="float" office:value="740238512" calcext:value-type="float">
            <text:p>740238512</text:p>
          </table:table-cell>
          <table:table-cell office:value-type="float" office:value="413767094" calcext:value-type="float">
            <text:p>413767094</text:p>
          </table:table-cell>
          <table:table-cell office:value-type="float" office:value="741626503" calcext:value-type="float">
            <text:p>741626503</text:p>
          </table:table-cell>
          <table:table-cell office:value-type="float" office:value="511589471" calcext:value-type="float">
            <text:p>511589471</text:p>
          </table:table-cell>
          <table:table-cell office:value-type="float" office:value="259098991" calcext:value-type="float">
            <text:p>259098991</text:p>
          </table:table-cell>
          <table:table-cell office:value-type="float" office:value="927451559" calcext:value-type="float">
            <text:p>927451559</text:p>
          </table:table-cell>
          <table:table-cell office:value-type="float" office:value="803055297" calcext:value-type="float">
            <text:p>803055297</text:p>
          </table:table-cell>
          <table:table-cell office:value-type="float" office:value="385079110" calcext:value-type="float">
            <text:p>385079110</text:p>
          </table:table-cell>
          <table:table-cell office:value-type="float" office:value="766037034" calcext:value-type="float">
            <text:p>766037034</text:p>
          </table:table-cell>
          <table:table-cell office:value-type="float" office:value="338687864" calcext:value-type="float">
            <text:p>338687864</text:p>
          </table:table-cell>
          <table:table-cell office:value-type="float" office:value="464517198" calcext:value-type="float">
            <text:p>464517198</text:p>
          </table:table-cell>
          <table:table-cell office:value-type="float" office:value="308611102" calcext:value-type="float">
            <text:p>308611102</text:p>
          </table:table-cell>
          <table:table-cell office:value-type="float" office:value="988024886" calcext:value-type="float">
            <text:p>988024886</text:p>
          </table:table-cell>
          <table:table-cell office:value-type="float" office:value="996887419" calcext:value-type="float">
            <text:p>996887419</text:p>
          </table:table-cell>
          <table:table-cell office:value-type="float" office:value="469521724" calcext:value-type="float">
            <text:p>469521724</text:p>
          </table:table-cell>
        </table:table-row>
        <table:table-row table:style-name="ro1">
          <table:table-cell office:value-type="float" office:value="708921732" calcext:value-type="float">
            <text:p>708921732</text:p>
          </table:table-cell>
          <table:table-cell office:value-type="float" office:value="905574559" calcext:value-type="float">
            <text:p>905574559</text:p>
          </table:table-cell>
          <table:table-cell office:value-type="float" office:value="863756218" calcext:value-type="float">
            <text:p>863756218</text:p>
          </table:table-cell>
          <table:table-cell office:value-type="float" office:value="634164825" calcext:value-type="float">
            <text:p>634164825</text:p>
          </table:table-cell>
          <table:table-cell office:value-type="float" office:value="582862545" calcext:value-type="float">
            <text:p>582862545</text:p>
          </table:table-cell>
          <table:table-cell office:value-type="float" office:value="208364851" calcext:value-type="float">
            <text:p>208364851</text:p>
          </table:table-cell>
          <table:table-cell office:value-type="float" office:value="251784160" calcext:value-type="float">
            <text:p>251784160</text:p>
          </table:table-cell>
          <table:table-cell office:value-type="float" office:value="170236968" calcext:value-type="float">
            <text:p>170236968</text:p>
          </table:table-cell>
          <table:table-cell office:value-type="float" office:value="340125241" calcext:value-type="float">
            <text:p>340125241</text:p>
          </table:table-cell>
          <table:table-cell office:value-type="float" office:value="674726349" calcext:value-type="float">
            <text:p>674726349</text:p>
          </table:table-cell>
          <table:table-cell office:value-type="float" office:value="962507432" calcext:value-type="float">
            <text:p>962507432</text:p>
          </table:table-cell>
          <table:table-cell office:value-type="float" office:value="968329662" calcext:value-type="float">
            <text:p>968329662</text:p>
          </table:table-cell>
          <table:table-cell office:value-type="float" office:value="459914342" calcext:value-type="float">
            <text:p>459914342</text:p>
          </table:table-cell>
          <table:table-cell office:value-type="float" office:value="607103164" calcext:value-type="float">
            <text:p>607103164</text:p>
          </table:table-cell>
          <table:table-cell office:value-type="float" office:value="390625742" calcext:value-type="float">
            <text:p>390625742</text:p>
          </table:table-cell>
          <table:table-cell office:value-type="float" office:value="226588399" calcext:value-type="float">
            <text:p>226588399</text:p>
          </table:table-cell>
          <table:table-cell office:value-type="float" office:value="454068247" calcext:value-type="float">
            <text:p>454068247</text:p>
          </table:table-cell>
          <table:table-cell office:value-type="float" office:value="749383933" calcext:value-type="float">
            <text:p>749383933</text:p>
          </table:table-cell>
          <table:table-cell office:value-type="float" office:value="112881137" calcext:value-type="float">
            <text:p>112881137</text:p>
          </table:table-cell>
          <table:table-cell office:value-type="float" office:value="960711643" calcext:value-type="float">
            <text:p>960711643</text:p>
          </table:table-cell>
          <table:table-cell office:value-type="float" office:value="994544015" calcext:value-type="float">
            <text:p>994544015</text:p>
          </table:table-cell>
          <table:table-cell office:value-type="float" office:value="875469642" calcext:value-type="float">
            <text:p>875469642</text:p>
          </table:table-cell>
          <table:table-cell office:value-type="float" office:value="178007979" calcext:value-type="float">
            <text:p>178007979</text:p>
          </table:table-cell>
          <table:table-cell office:value-type="float" office:value="944979267" calcext:value-type="float">
            <text:p>944979267</text:p>
          </table:table-cell>
          <table:table-cell office:value-type="float" office:value="729983004" calcext:value-type="float">
            <text:p>729983004</text:p>
          </table:table-cell>
          <table:table-cell office:value-type="float" office:value="135216943" calcext:value-type="float">
            <text:p>135216943</text:p>
          </table:table-cell>
          <table:table-cell office:value-type="float" office:value="530172876" calcext:value-type="float">
            <text:p>530172876</text:p>
          </table:table-cell>
          <table:table-cell office:value-type="float" office:value="254304045" calcext:value-type="float">
            <text:p>254304045</text:p>
          </table:table-cell>
          <table:table-cell office:value-type="float" office:value="812685301" calcext:value-type="float">
            <text:p>812685301</text:p>
          </table:table-cell>
          <table:table-cell office:value-type="float" office:value="260119964" calcext:value-type="float">
            <text:p>260119964</text:p>
          </table:table-cell>
          <table:table-cell office:value-type="float" office:value="250907870" calcext:value-type="float">
            <text:p>250907870</text:p>
          </table:table-cell>
          <table:table-cell office:value-type="float" office:value="808347476" calcext:value-type="float">
            <text:p>808347476</text:p>
          </table:table-cell>
        </table:table-row>
        <table:table-row table:style-name="ro1">
          <table:table-cell office:value-type="float" office:value="214091206" calcext:value-type="float">
            <text:p>214091206</text:p>
          </table:table-cell>
          <table:table-cell office:value-type="float" office:value="779825005" calcext:value-type="float">
            <text:p>779825005</text:p>
          </table:table-cell>
          <table:table-cell office:value-type="float" office:value="759372892" calcext:value-type="float">
            <text:p>759372892</text:p>
          </table:table-cell>
          <table:table-cell office:value-type="float" office:value="314281692" calcext:value-type="float">
            <text:p>314281692</text:p>
          </table:table-cell>
          <table:table-cell office:value-type="float" office:value="692056391" calcext:value-type="float">
            <text:p>692056391</text:p>
          </table:table-cell>
          <table:table-cell office:value-type="float" office:value="266392860" calcext:value-type="float">
            <text:p>266392860</text:p>
          </table:table-cell>
          <table:table-cell office:value-type="float" office:value="866007444" calcext:value-type="float">
            <text:p>866007444</text:p>
          </table:table-cell>
          <table:table-cell office:value-type="float" office:value="800359181" calcext:value-type="float">
            <text:p>800359181</text:p>
          </table:table-cell>
          <table:table-cell office:value-type="float" office:value="907406726" calcext:value-type="float">
            <text:p>907406726</text:p>
          </table:table-cell>
          <table:table-cell office:value-type="float" office:value="370510361" calcext:value-type="float">
            <text:p>370510361</text:p>
          </table:table-cell>
          <table:table-cell office:value-type="float" office:value="353577139" calcext:value-type="float">
            <text:p>353577139</text:p>
          </table:table-cell>
          <table:table-cell office:value-type="float" office:value="198493935" calcext:value-type="float">
            <text:p>198493935</text:p>
          </table:table-cell>
          <table:table-cell office:value-type="float" office:value="256023010" calcext:value-type="float">
            <text:p>256023010</text:p>
          </table:table-cell>
          <table:table-cell office:value-type="float" office:value="935406486" calcext:value-type="float">
            <text:p>935406486</text:p>
          </table:table-cell>
          <table:table-cell office:value-type="float" office:value="519404038" calcext:value-type="float">
            <text:p>519404038</text:p>
          </table:table-cell>
          <table:table-cell office:value-type="float" office:value="211508326" calcext:value-type="float">
            <text:p>211508326</text:p>
          </table:table-cell>
          <table:table-cell office:value-type="float" office:value="525723480" calcext:value-type="float">
            <text:p>525723480</text:p>
          </table:table-cell>
          <table:table-cell office:value-type="float" office:value="418847053" calcext:value-type="float">
            <text:p>418847053</text:p>
          </table:table-cell>
          <table:table-cell office:value-type="float" office:value="444691013" calcext:value-type="float">
            <text:p>444691013</text:p>
          </table:table-cell>
          <table:table-cell office:value-type="float" office:value="854156837" calcext:value-type="float">
            <text:p>854156837</text:p>
          </table:table-cell>
          <table:table-cell office:value-type="float" office:value="563386337" calcext:value-type="float">
            <text:p>563386337</text:p>
          </table:table-cell>
          <table:table-cell office:value-type="float" office:value="926289456" calcext:value-type="float">
            <text:p>926289456</text:p>
          </table:table-cell>
          <table:table-cell office:value-type="float" office:value="210346409" calcext:value-type="float">
            <text:p>210346409</text:p>
          </table:table-cell>
          <table:table-cell office:value-type="float" office:value="540907225" calcext:value-type="float">
            <text:p>540907225</text:p>
          </table:table-cell>
          <table:table-cell office:value-type="float" office:value="354579132" calcext:value-type="float">
            <text:p>354579132</text:p>
          </table:table-cell>
          <table:table-cell office:value-type="float" office:value="219773245" calcext:value-type="float">
            <text:p>219773245</text:p>
          </table:table-cell>
          <table:table-cell office:value-type="float" office:value="273278426" calcext:value-type="float">
            <text:p>273278426</text:p>
          </table:table-cell>
          <table:table-cell office:value-type="float" office:value="606397656" calcext:value-type="float">
            <text:p>606397656</text:p>
          </table:table-cell>
          <table:table-cell office:value-type="float" office:value="186401523" calcext:value-type="float">
            <text:p>186401523</text:p>
          </table:table-cell>
          <table:table-cell office:value-type="float" office:value="777307614" calcext:value-type="float">
            <text:p>777307614</text:p>
          </table:table-cell>
          <table:table-cell office:value-type="float" office:value="821488931" calcext:value-type="float">
            <text:p>821488931</text:p>
          </table:table-cell>
          <table:table-cell office:value-type="float" office:value="997844924" calcext:value-type="float">
            <text:p>997844924</text:p>
          </table:table-cell>
        </table:table-row>
        <table:table-row table:style-name="ro1">
          <table:table-cell office:value-type="float" office:value="891761116" calcext:value-type="float">
            <text:p>891761116</text:p>
          </table:table-cell>
          <table:table-cell office:value-type="float" office:value="388921427" calcext:value-type="float">
            <text:p>388921427</text:p>
          </table:table-cell>
          <table:table-cell office:value-type="float" office:value="377479078" calcext:value-type="float">
            <text:p>377479078</text:p>
          </table:table-cell>
          <table:table-cell office:value-type="float" office:value="482833024" calcext:value-type="float">
            <text:p>482833024</text:p>
          </table:table-cell>
          <table:table-cell office:value-type="float" office:value="747308959" calcext:value-type="float">
            <text:p>747308959</text:p>
          </table:table-cell>
          <table:table-cell office:value-type="float" office:value="263923356" calcext:value-type="float">
            <text:p>263923356</text:p>
          </table:table-cell>
          <table:table-cell office:value-type="float" office:value="493099246" calcext:value-type="float">
            <text:p>493099246</text:p>
          </table:table-cell>
          <table:table-cell office:value-type="float" office:value="104160906" calcext:value-type="float">
            <text:p>104160906</text:p>
          </table:table-cell>
          <table:table-cell office:value-type="float" office:value="904506987" calcext:value-type="float">
            <text:p>904506987</text:p>
          </table:table-cell>
          <table:table-cell office:value-type="float" office:value="442739468" calcext:value-type="float">
            <text:p>442739468</text:p>
          </table:table-cell>
          <table:table-cell office:value-type="float" office:value="324016547" calcext:value-type="float">
            <text:p>324016547</text:p>
          </table:table-cell>
          <table:table-cell office:value-type="float" office:value="766526099" calcext:value-type="float">
            <text:p>766526099</text:p>
          </table:table-cell>
          <table:table-cell office:value-type="float" office:value="359373705" calcext:value-type="float">
            <text:p>359373705</text:p>
          </table:table-cell>
          <table:table-cell office:value-type="float" office:value="530335960" calcext:value-type="float">
            <text:p>530335960</text:p>
          </table:table-cell>
          <table:table-cell office:value-type="float" office:value="801036119" calcext:value-type="float">
            <text:p>801036119</text:p>
          </table:table-cell>
          <table:table-cell office:value-type="float" office:value="920847124" calcext:value-type="float">
            <text:p>920847124</text:p>
          </table:table-cell>
          <table:table-cell office:value-type="float" office:value="322379599" calcext:value-type="float">
            <text:p>322379599</text:p>
          </table:table-cell>
          <table:table-cell office:value-type="float" office:value="488515841" calcext:value-type="float">
            <text:p>488515841</text:p>
          </table:table-cell>
          <table:table-cell office:value-type="float" office:value="537761934" calcext:value-type="float">
            <text:p>537761934</text:p>
          </table:table-cell>
          <table:table-cell office:value-type="float" office:value="410103729" calcext:value-type="float">
            <text:p>410103729</text:p>
          </table:table-cell>
          <table:table-cell office:value-type="float" office:value="634773625" calcext:value-type="float">
            <text:p>634773625</text:p>
          </table:table-cell>
          <table:table-cell office:value-type="float" office:value="237795757" calcext:value-type="float">
            <text:p>237795757</text:p>
          </table:table-cell>
          <table:table-cell office:value-type="float" office:value="239290296" calcext:value-type="float">
            <text:p>239290296</text:p>
          </table:table-cell>
          <table:table-cell office:value-type="float" office:value="869757354" calcext:value-type="float">
            <text:p>869757354</text:p>
          </table:table-cell>
          <table:table-cell office:value-type="float" office:value="460409115" calcext:value-type="float">
            <text:p>460409115</text:p>
          </table:table-cell>
          <table:table-cell office:value-type="float" office:value="653215070" calcext:value-type="float">
            <text:p>653215070</text:p>
          </table:table-cell>
          <table:table-cell office:value-type="float" office:value="232808566" calcext:value-type="float">
            <text:p>232808566</text:p>
          </table:table-cell>
          <table:table-cell office:value-type="float" office:value="472878058" calcext:value-type="float">
            <text:p>472878058</text:p>
          </table:table-cell>
          <table:table-cell office:value-type="float" office:value="727419311" calcext:value-type="float">
            <text:p>727419311</text:p>
          </table:table-cell>
          <table:table-cell office:value-type="float" office:value="706277638" calcext:value-type="float">
            <text:p>706277638</text:p>
          </table:table-cell>
          <table:table-cell office:value-type="float" office:value="305293282" calcext:value-type="float">
            <text:p>305293282</text:p>
          </table:table-cell>
          <table:table-cell office:value-type="float" office:value="552839463" calcext:value-type="float">
            <text:p>552839463</text:p>
          </table:table-cell>
        </table:table-row>
        <table:table-row table:style-name="ro1">
          <table:table-cell office:value-type="float" office:value="361710508" calcext:value-type="float">
            <text:p>361710508</text:p>
          </table:table-cell>
          <table:table-cell office:value-type="float" office:value="169072931" calcext:value-type="float">
            <text:p>169072931</text:p>
          </table:table-cell>
          <table:table-cell office:value-type="float" office:value="375446098" calcext:value-type="float">
            <text:p>375446098</text:p>
          </table:table-cell>
          <table:table-cell office:value-type="float" office:value="840348804" calcext:value-type="float">
            <text:p>840348804</text:p>
          </table:table-cell>
          <table:table-cell office:value-type="float" office:value="285875516" calcext:value-type="float">
            <text:p>285875516</text:p>
          </table:table-cell>
          <table:table-cell office:value-type="float" office:value="653079771" calcext:value-type="float">
            <text:p>653079771</text:p>
          </table:table-cell>
          <table:table-cell office:value-type="float" office:value="391645864" calcext:value-type="float">
            <text:p>391645864</text:p>
          </table:table-cell>
          <table:table-cell office:value-type="float" office:value="496075539" calcext:value-type="float">
            <text:p>496075539</text:p>
          </table:table-cell>
          <table:table-cell office:value-type="float" office:value="163985741" calcext:value-type="float">
            <text:p>163985741</text:p>
          </table:table-cell>
          <table:table-cell office:value-type="float" office:value="468915897" calcext:value-type="float">
            <text:p>468915897</text:p>
          </table:table-cell>
          <table:table-cell office:value-type="float" office:value="792671947" calcext:value-type="float">
            <text:p>792671947</text:p>
          </table:table-cell>
          <table:table-cell office:value-type="float" office:value="521338711" calcext:value-type="float">
            <text:p>521338711</text:p>
          </table:table-cell>
          <table:table-cell office:value-type="float" office:value="970695884" calcext:value-type="float">
            <text:p>970695884</text:p>
          </table:table-cell>
          <table:table-cell office:value-type="float" office:value="308595062" calcext:value-type="float">
            <text:p>308595062</text:p>
          </table:table-cell>
          <table:table-cell office:value-type="float" office:value="380818087" calcext:value-type="float">
            <text:p>380818087</text:p>
          </table:table-cell>
          <table:table-cell office:value-type="float" office:value="680657012" calcext:value-type="float">
            <text:p>680657012</text:p>
          </table:table-cell>
          <table:table-cell office:value-type="float" office:value="497414397" calcext:value-type="float">
            <text:p>497414397</text:p>
          </table:table-cell>
          <table:table-cell office:value-type="float" office:value="545007589" calcext:value-type="float">
            <text:p>545007589</text:p>
          </table:table-cell>
          <table:table-cell office:value-type="float" office:value="546695514" calcext:value-type="float">
            <text:p>546695514</text:p>
          </table:table-cell>
          <table:table-cell office:value-type="float" office:value="201716613" calcext:value-type="float">
            <text:p>201716613</text:p>
          </table:table-cell>
          <table:table-cell office:value-type="float" office:value="891822911" calcext:value-type="float">
            <text:p>891822911</text:p>
          </table:table-cell>
          <table:table-cell office:value-type="float" office:value="735142764" calcext:value-type="float">
            <text:p>735142764</text:p>
          </table:table-cell>
          <table:table-cell office:value-type="float" office:value="701487447" calcext:value-type="float">
            <text:p>701487447</text:p>
          </table:table-cell>
          <table:table-cell office:value-type="float" office:value="790468657" calcext:value-type="float">
            <text:p>790468657</text:p>
          </table:table-cell>
          <table:table-cell office:value-type="float" office:value="830266238" calcext:value-type="float">
            <text:p>830266238</text:p>
          </table:table-cell>
          <table:table-cell office:value-type="float" office:value="926465083" calcext:value-type="float">
            <text:p>926465083</text:p>
          </table:table-cell>
          <table:table-cell office:value-type="float" office:value="136291710" calcext:value-type="float">
            <text:p>136291710</text:p>
          </table:table-cell>
          <table:table-cell office:value-type="float" office:value="727973527" calcext:value-type="float">
            <text:p>727973527</text:p>
          </table:table-cell>
          <table:table-cell office:value-type="float" office:value="209776059" calcext:value-type="float">
            <text:p>209776059</text:p>
          </table:table-cell>
          <table:table-cell office:value-type="float" office:value="688815520" calcext:value-type="float">
            <text:p>688815520</text:p>
          </table:table-cell>
          <table:table-cell office:value-type="float" office:value="536300108" calcext:value-type="float">
            <text:p>536300108</text:p>
          </table:table-cell>
          <table:table-cell office:value-type="float" office:value="963963154" calcext:value-type="float">
            <text:p>963963154</text:p>
          </table:table-cell>
        </table:table-row>
        <table:table-row table:style-name="ro1">
          <table:table-cell office:value-type="float" office:value="450458935" calcext:value-type="float">
            <text:p>450458935</text:p>
          </table:table-cell>
          <table:table-cell office:value-type="float" office:value="640477870" calcext:value-type="float">
            <text:p>640477870</text:p>
          </table:table-cell>
          <table:table-cell office:value-type="float" office:value="350198243" calcext:value-type="float">
            <text:p>350198243</text:p>
          </table:table-cell>
          <table:table-cell office:value-type="float" office:value="924084946" calcext:value-type="float">
            <text:p>924084946</text:p>
          </table:table-cell>
          <table:table-cell office:value-type="float" office:value="328095438" calcext:value-type="float">
            <text:p>328095438</text:p>
          </table:table-cell>
          <table:table-cell office:value-type="float" office:value="301306681" calcext:value-type="float">
            <text:p>301306681</text:p>
          </table:table-cell>
          <table:table-cell office:value-type="float" office:value="215454498" calcext:value-type="float">
            <text:p>215454498</text:p>
          </table:table-cell>
          <table:table-cell office:value-type="float" office:value="588945490" calcext:value-type="float">
            <text:p>588945490</text:p>
          </table:table-cell>
          <table:table-cell office:value-type="float" office:value="859683571" calcext:value-type="float">
            <text:p>859683571</text:p>
          </table:table-cell>
          <table:table-cell office:value-type="float" office:value="269171025" calcext:value-type="float">
            <text:p>269171025</text:p>
          </table:table-cell>
          <table:table-cell office:value-type="float" office:value="154033045" calcext:value-type="float">
            <text:p>154033045</text:p>
          </table:table-cell>
          <table:table-cell office:value-type="float" office:value="140339524" calcext:value-type="float">
            <text:p>140339524</text:p>
          </table:table-cell>
          <table:table-cell office:value-type="float" office:value="981327110" calcext:value-type="float">
            <text:p>981327110</text:p>
          </table:table-cell>
          <table:table-cell office:value-type="float" office:value="247690845" calcext:value-type="float">
            <text:p>247690845</text:p>
          </table:table-cell>
          <table:table-cell office:value-type="float" office:value="673486610" calcext:value-type="float">
            <text:p>673486610</text:p>
          </table:table-cell>
          <table:table-cell office:value-type="float" office:value="238627844" calcext:value-type="float">
            <text:p>238627844</text:p>
          </table:table-cell>
          <table:table-cell office:value-type="float" office:value="695400777" calcext:value-type="float">
            <text:p>695400777</text:p>
          </table:table-cell>
          <table:table-cell office:value-type="float" office:value="703184538" calcext:value-type="float">
            <text:p>703184538</text:p>
          </table:table-cell>
          <table:table-cell office:value-type="float" office:value="906071536" calcext:value-type="float">
            <text:p>906071536</text:p>
          </table:table-cell>
          <table:table-cell office:value-type="float" office:value="502464455" calcext:value-type="float">
            <text:p>502464455</text:p>
          </table:table-cell>
          <table:table-cell office:value-type="float" office:value="130612944" calcext:value-type="float">
            <text:p>130612944</text:p>
          </table:table-cell>
          <table:table-cell office:value-type="float" office:value="326110214" calcext:value-type="float">
            <text:p>326110214</text:p>
          </table:table-cell>
          <table:table-cell office:value-type="float" office:value="698577438" calcext:value-type="float">
            <text:p>698577438</text:p>
          </table:table-cell>
          <table:table-cell office:value-type="float" office:value="655027013" calcext:value-type="float">
            <text:p>655027013</text:p>
          </table:table-cell>
          <table:table-cell office:value-type="float" office:value="147936610" calcext:value-type="float">
            <text:p>147936610</text:p>
          </table:table-cell>
          <table:table-cell office:value-type="float" office:value="508817282" calcext:value-type="float">
            <text:p>508817282</text:p>
          </table:table-cell>
          <table:table-cell office:value-type="float" office:value="273635218" calcext:value-type="float">
            <text:p>273635218</text:p>
          </table:table-cell>
          <table:table-cell office:value-type="float" office:value="429371290" calcext:value-type="float">
            <text:p>429371290</text:p>
          </table:table-cell>
          <table:table-cell office:value-type="float" office:value="670371231" calcext:value-type="float">
            <text:p>670371231</text:p>
          </table:table-cell>
          <table:table-cell office:value-type="float" office:value="441703223" calcext:value-type="float">
            <text:p>441703223</text:p>
          </table:table-cell>
          <table:table-cell office:value-type="float" office:value="857862137" calcext:value-type="float">
            <text:p>857862137</text:p>
          </table:table-cell>
          <table:table-cell office:value-type="float" office:value="708221716" calcext:value-type="float">
            <text:p>708221716</text:p>
          </table:table-cell>
        </table:table-row>
        <table:table-row table:style-name="ro1">
          <table:table-cell office:value-type="float" office:value="689307811" calcext:value-type="float">
            <text:p>689307811</text:p>
          </table:table-cell>
          <table:table-cell office:value-type="float" office:value="422881765" calcext:value-type="float">
            <text:p>422881765</text:p>
          </table:table-cell>
          <table:table-cell office:value-type="float" office:value="626735267" calcext:value-type="float">
            <text:p>626735267</text:p>
          </table:table-cell>
          <table:table-cell office:value-type="float" office:value="624786126" calcext:value-type="float">
            <text:p>624786126</text:p>
          </table:table-cell>
          <table:table-cell office:value-type="float" office:value="256844667" calcext:value-type="float">
            <text:p>256844667</text:p>
          </table:table-cell>
          <table:table-cell office:value-type="float" office:value="545430085" calcext:value-type="float">
            <text:p>545430085</text:p>
          </table:table-cell>
          <table:table-cell office:value-type="float" office:value="585595782" calcext:value-type="float">
            <text:p>585595782</text:p>
          </table:table-cell>
          <table:table-cell office:value-type="float" office:value="605520202" calcext:value-type="float">
            <text:p>605520202</text:p>
          </table:table-cell>
          <table:table-cell office:value-type="float" office:value="898955586" calcext:value-type="float">
            <text:p>898955586</text:p>
          </table:table-cell>
          <table:table-cell office:value-type="float" office:value="649720746" calcext:value-type="float">
            <text:p>649720746</text:p>
          </table:table-cell>
          <table:table-cell office:value-type="float" office:value="675518878" calcext:value-type="float">
            <text:p>675518878</text:p>
          </table:table-cell>
          <table:table-cell office:value-type="float" office:value="178236843" calcext:value-type="float">
            <text:p>178236843</text:p>
          </table:table-cell>
          <table:table-cell office:value-type="float" office:value="940085349" calcext:value-type="float">
            <text:p>940085349</text:p>
          </table:table-cell>
          <table:table-cell office:value-type="float" office:value="772172905" calcext:value-type="float">
            <text:p>772172905</text:p>
          </table:table-cell>
          <table:table-cell office:value-type="float" office:value="877416512" calcext:value-type="float">
            <text:p>877416512</text:p>
          </table:table-cell>
          <table:table-cell office:value-type="float" office:value="446583454" calcext:value-type="float">
            <text:p>446583454</text:p>
          </table:table-cell>
          <table:table-cell office:value-type="float" office:value="240481816" calcext:value-type="float">
            <text:p>240481816</text:p>
          </table:table-cell>
          <table:table-cell office:value-type="float" office:value="267383380" calcext:value-type="float">
            <text:p>267383380</text:p>
          </table:table-cell>
          <table:table-cell office:value-type="float" office:value="855837432" calcext:value-type="float">
            <text:p>855837432</text:p>
          </table:table-cell>
          <table:table-cell office:value-type="float" office:value="332012376" calcext:value-type="float">
            <text:p>332012376</text:p>
          </table:table-cell>
          <table:table-cell office:value-type="float" office:value="852034575" calcext:value-type="float">
            <text:p>852034575</text:p>
          </table:table-cell>
          <table:table-cell office:value-type="float" office:value="465174125" calcext:value-type="float">
            <text:p>465174125</text:p>
          </table:table-cell>
          <table:table-cell office:value-type="float" office:value="328153383" calcext:value-type="float">
            <text:p>328153383</text:p>
          </table:table-cell>
          <table:table-cell office:value-type="float" office:value="710136441" calcext:value-type="float">
            <text:p>710136441</text:p>
          </table:table-cell>
          <table:table-cell office:value-type="float" office:value="489499550" calcext:value-type="float">
            <text:p>489499550</text:p>
          </table:table-cell>
          <table:table-cell office:value-type="float" office:value="800870448" calcext:value-type="float">
            <text:p>800870448</text:p>
          </table:table-cell>
          <table:table-cell office:value-type="float" office:value="355382478" calcext:value-type="float">
            <text:p>355382478</text:p>
          </table:table-cell>
          <table:table-cell office:value-type="float" office:value="711238994" calcext:value-type="float">
            <text:p>711238994</text:p>
          </table:table-cell>
          <table:table-cell office:value-type="float" office:value="660385725" calcext:value-type="float">
            <text:p>660385725</text:p>
          </table:table-cell>
          <table:table-cell office:value-type="float" office:value="295552451" calcext:value-type="float">
            <text:p>295552451</text:p>
          </table:table-cell>
          <table:table-cell office:value-type="float" office:value="474180366" calcext:value-type="float">
            <text:p>474180366</text:p>
          </table:table-cell>
          <table:table-cell office:value-type="float" office:value="638174514" calcext:value-type="float">
            <text:p>638174514</text:p>
          </table:table-cell>
        </table:table-row>
        <table:table-row table:style-name="ro1">
          <table:table-cell office:value-type="float" office:value="924341834" calcext:value-type="float">
            <text:p>924341834</text:p>
          </table:table-cell>
          <table:table-cell office:value-type="float" office:value="409502862" calcext:value-type="float">
            <text:p>409502862</text:p>
          </table:table-cell>
          <table:table-cell office:value-type="float" office:value="127841695" calcext:value-type="float">
            <text:p>127841695</text:p>
          </table:table-cell>
          <table:table-cell office:value-type="float" office:value="992256270" calcext:value-type="float">
            <text:p>992256270</text:p>
          </table:table-cell>
          <table:table-cell office:value-type="float" office:value="157934141" calcext:value-type="float">
            <text:p>157934141</text:p>
          </table:table-cell>
          <table:table-cell office:value-type="float" office:value="334828926" calcext:value-type="float">
            <text:p>334828926</text:p>
          </table:table-cell>
          <table:table-cell office:value-type="float" office:value="826983046" calcext:value-type="float">
            <text:p>826983046</text:p>
          </table:table-cell>
          <table:table-cell office:value-type="float" office:value="119619652" calcext:value-type="float">
            <text:p>119619652</text:p>
          </table:table-cell>
          <table:table-cell office:value-type="float" office:value="385775042" calcext:value-type="float">
            <text:p>385775042</text:p>
          </table:table-cell>
          <table:table-cell office:value-type="float" office:value="611970454" calcext:value-type="float">
            <text:p>611970454</text:p>
          </table:table-cell>
          <table:table-cell office:value-type="float" office:value="196763529" calcext:value-type="float">
            <text:p>196763529</text:p>
          </table:table-cell>
          <table:table-cell office:value-type="float" office:value="448860089" calcext:value-type="float">
            <text:p>448860089</text:p>
          </table:table-cell>
          <table:table-cell office:value-type="float" office:value="527838180" calcext:value-type="float">
            <text:p>527838180</text:p>
          </table:table-cell>
          <table:table-cell office:value-type="float" office:value="982042753" calcext:value-type="float">
            <text:p>982042753</text:p>
          </table:table-cell>
          <table:table-cell office:value-type="float" office:value="341426095" calcext:value-type="float">
            <text:p>341426095</text:p>
          </table:table-cell>
          <table:table-cell office:value-type="float" office:value="559081781" calcext:value-type="float">
            <text:p>559081781</text:p>
          </table:table-cell>
          <table:table-cell office:value-type="float" office:value="998594637" calcext:value-type="float">
            <text:p>998594637</text:p>
          </table:table-cell>
          <table:table-cell office:value-type="float" office:value="159900177" calcext:value-type="float">
            <text:p>159900177</text:p>
          </table:table-cell>
          <table:table-cell office:value-type="float" office:value="474084168" calcext:value-type="float">
            <text:p>474084168</text:p>
          </table:table-cell>
          <table:table-cell office:value-type="float" office:value="315253144" calcext:value-type="float">
            <text:p>315253144</text:p>
          </table:table-cell>
          <table:table-cell office:value-type="float" office:value="641679184" calcext:value-type="float">
            <text:p>641679184</text:p>
          </table:table-cell>
          <table:table-cell office:value-type="float" office:value="739792436" calcext:value-type="float">
            <text:p>739792436</text:p>
          </table:table-cell>
          <table:table-cell office:value-type="float" office:value="449301433" calcext:value-type="float">
            <text:p>449301433</text:p>
          </table:table-cell>
          <table:table-cell office:value-type="float" office:value="366496980" calcext:value-type="float">
            <text:p>366496980</text:p>
          </table:table-cell>
          <table:table-cell office:value-type="float" office:value="324192628" calcext:value-type="float">
            <text:p>324192628</text:p>
          </table:table-cell>
          <table:table-cell office:value-type="float" office:value="505748991" calcext:value-type="float">
            <text:p>505748991</text:p>
          </table:table-cell>
          <table:table-cell office:value-type="float" office:value="473258294" calcext:value-type="float">
            <text:p>473258294</text:p>
          </table:table-cell>
          <table:table-cell office:value-type="float" office:value="875616605" calcext:value-type="float">
            <text:p>875616605</text:p>
          </table:table-cell>
          <table:table-cell office:value-type="float" office:value="654941325" calcext:value-type="float">
            <text:p>654941325</text:p>
          </table:table-cell>
          <table:table-cell office:value-type="float" office:value="125468189" calcext:value-type="float">
            <text:p>125468189</text:p>
          </table:table-cell>
          <table:table-cell office:value-type="float" office:value="782122285" calcext:value-type="float">
            <text:p>782122285</text:p>
          </table:table-cell>
          <table:table-cell office:value-type="float" office:value="163521931" calcext:value-type="float">
            <text:p>163521931</text:p>
          </table:table-cell>
        </table:table-row>
        <table:table-row table:style-name="ro1">
          <table:table-cell office:value-type="float" office:value="587081122" calcext:value-type="float">
            <text:p>587081122</text:p>
          </table:table-cell>
          <table:table-cell office:value-type="float" office:value="246331775" calcext:value-type="float">
            <text:p>246331775</text:p>
          </table:table-cell>
          <table:table-cell office:value-type="float" office:value="352723336" calcext:value-type="float">
            <text:p>352723336</text:p>
          </table:table-cell>
          <table:table-cell office:value-type="float" office:value="380222082" calcext:value-type="float">
            <text:p>380222082</text:p>
          </table:table-cell>
          <table:table-cell office:value-type="float" office:value="827164170" calcext:value-type="float">
            <text:p>827164170</text:p>
          </table:table-cell>
          <table:table-cell office:value-type="float" office:value="793003562" calcext:value-type="float">
            <text:p>793003562</text:p>
          </table:table-cell>
          <table:table-cell office:value-type="float" office:value="959384436" calcext:value-type="float">
            <text:p>959384436</text:p>
          </table:table-cell>
          <table:table-cell office:value-type="float" office:value="944590966" calcext:value-type="float">
            <text:p>944590966</text:p>
          </table:table-cell>
          <table:table-cell office:value-type="float" office:value="432273682" calcext:value-type="float">
            <text:p>432273682</text:p>
          </table:table-cell>
          <table:table-cell office:value-type="float" office:value="139022534" calcext:value-type="float">
            <text:p>139022534</text:p>
          </table:table-cell>
          <table:table-cell office:value-type="float" office:value="352606340" calcext:value-type="float">
            <text:p>352606340</text:p>
          </table:table-cell>
          <table:table-cell office:value-type="float" office:value="925730639" calcext:value-type="float">
            <text:p>925730639</text:p>
          </table:table-cell>
          <table:table-cell office:value-type="float" office:value="829894852" calcext:value-type="float">
            <text:p>829894852</text:p>
          </table:table-cell>
          <table:table-cell office:value-type="float" office:value="154938603" calcext:value-type="float">
            <text:p>154938603</text:p>
          </table:table-cell>
          <table:table-cell office:value-type="float" office:value="661946993" calcext:value-type="float">
            <text:p>661946993</text:p>
          </table:table-cell>
          <table:table-cell office:value-type="float" office:value="846504130" calcext:value-type="float">
            <text:p>846504130</text:p>
          </table:table-cell>
          <table:table-cell office:value-type="float" office:value="263787726" calcext:value-type="float">
            <text:p>263787726</text:p>
          </table:table-cell>
          <table:table-cell office:value-type="float" office:value="124540384" calcext:value-type="float">
            <text:p>124540384</text:p>
          </table:table-cell>
          <table:table-cell office:value-type="float" office:value="625206694" calcext:value-type="float">
            <text:p>625206694</text:p>
          </table:table-cell>
          <table:table-cell office:value-type="float" office:value="497594723" calcext:value-type="float">
            <text:p>497594723</text:p>
          </table:table-cell>
          <table:table-cell office:value-type="float" office:value="418288142" calcext:value-type="float">
            <text:p>418288142</text:p>
          </table:table-cell>
          <table:table-cell office:value-type="float" office:value="261179533" calcext:value-type="float">
            <text:p>261179533</text:p>
          </table:table-cell>
          <table:table-cell office:value-type="float" office:value="398865150" calcext:value-type="float">
            <text:p>398865150</text:p>
          </table:table-cell>
          <table:table-cell office:value-type="float" office:value="863372978" calcext:value-type="float">
            <text:p>863372978</text:p>
          </table:table-cell>
          <table:table-cell office:value-type="float" office:value="889538757" calcext:value-type="float">
            <text:p>889538757</text:p>
          </table:table-cell>
          <table:table-cell office:value-type="float" office:value="853014949" calcext:value-type="float">
            <text:p>853014949</text:p>
          </table:table-cell>
          <table:table-cell office:value-type="float" office:value="511954137" calcext:value-type="float">
            <text:p>511954137</text:p>
          </table:table-cell>
          <table:table-cell office:value-type="float" office:value="824655914" calcext:value-type="float">
            <text:p>824655914</text:p>
          </table:table-cell>
          <table:table-cell office:value-type="float" office:value="807826576" calcext:value-type="float">
            <text:p>807826576</text:p>
          </table:table-cell>
          <table:table-cell office:value-type="float" office:value="492257758" calcext:value-type="float">
            <text:p>492257758</text:p>
          </table:table-cell>
          <table:table-cell office:value-type="float" office:value="664311076" calcext:value-type="float">
            <text:p>664311076</text:p>
          </table:table-cell>
          <table:table-cell office:value-type="float" office:value="706787320" calcext:value-type="float">
            <text:p>706787320</text:p>
          </table:table-cell>
        </table:table-row>
        <table:table-row table:style-name="ro1">
          <table:table-cell office:value-type="float" office:value="967048043" calcext:value-type="float">
            <text:p>967048043</text:p>
          </table:table-cell>
          <table:table-cell office:value-type="float" office:value="851479046" calcext:value-type="float">
            <text:p>851479046</text:p>
          </table:table-cell>
          <table:table-cell office:value-type="float" office:value="900073843" calcext:value-type="float">
            <text:p>900073843</text:p>
          </table:table-cell>
          <table:table-cell office:value-type="float" office:value="376194914" calcext:value-type="float">
            <text:p>376194914</text:p>
          </table:table-cell>
          <table:table-cell office:value-type="float" office:value="777911528" calcext:value-type="float">
            <text:p>777911528</text:p>
          </table:table-cell>
          <table:table-cell office:value-type="float" office:value="604499797" calcext:value-type="float">
            <text:p>604499797</text:p>
          </table:table-cell>
          <table:table-cell office:value-type="float" office:value="347427959" calcext:value-type="float">
            <text:p>347427959</text:p>
          </table:table-cell>
          <table:table-cell office:value-type="float" office:value="637705947" calcext:value-type="float">
            <text:p>637705947</text:p>
          </table:table-cell>
          <table:table-cell office:value-type="float" office:value="152404713" calcext:value-type="float">
            <text:p>152404713</text:p>
          </table:table-cell>
          <table:table-cell office:value-type="float" office:value="580904794" calcext:value-type="float">
            <text:p>580904794</text:p>
          </table:table-cell>
          <table:table-cell office:value-type="float" office:value="658479583" calcext:value-type="float">
            <text:p>658479583</text:p>
          </table:table-cell>
          <table:table-cell office:value-type="float" office:value="767978349" calcext:value-type="float">
            <text:p>767978349</text:p>
          </table:table-cell>
          <table:table-cell office:value-type="float" office:value="772240279" calcext:value-type="float">
            <text:p>772240279</text:p>
          </table:table-cell>
          <table:table-cell office:value-type="float" office:value="590225790" calcext:value-type="float">
            <text:p>590225790</text:p>
          </table:table-cell>
          <table:table-cell office:value-type="float" office:value="298367750" calcext:value-type="float">
            <text:p>298367750</text:p>
          </table:table-cell>
          <table:table-cell office:value-type="float" office:value="904586530" calcext:value-type="float">
            <text:p>904586530</text:p>
          </table:table-cell>
          <table:table-cell office:value-type="float" office:value="920389016" calcext:value-type="float">
            <text:p>920389016</text:p>
          </table:table-cell>
          <table:table-cell office:value-type="float" office:value="471818985" calcext:value-type="float">
            <text:p>471818985</text:p>
          </table:table-cell>
          <table:table-cell office:value-type="float" office:value="567962742" calcext:value-type="float">
            <text:p>567962742</text:p>
          </table:table-cell>
          <table:table-cell office:value-type="float" office:value="256258069" calcext:value-type="float">
            <text:p>256258069</text:p>
          </table:table-cell>
          <table:table-cell office:value-type="float" office:value="856092086" calcext:value-type="float">
            <text:p>856092086</text:p>
          </table:table-cell>
          <table:table-cell office:value-type="float" office:value="353271899" calcext:value-type="float">
            <text:p>353271899</text:p>
          </table:table-cell>
          <table:table-cell office:value-type="float" office:value="687168870" calcext:value-type="float">
            <text:p>687168870</text:p>
          </table:table-cell>
          <table:table-cell office:value-type="float" office:value="125419526" calcext:value-type="float">
            <text:p>125419526</text:p>
          </table:table-cell>
          <table:table-cell office:value-type="float" office:value="409052981" calcext:value-type="float">
            <text:p>409052981</text:p>
          </table:table-cell>
          <table:table-cell office:value-type="float" office:value="971587021" calcext:value-type="float">
            <text:p>971587021</text:p>
          </table:table-cell>
          <table:table-cell office:value-type="float" office:value="911535728" calcext:value-type="float">
            <text:p>911535728</text:p>
          </table:table-cell>
          <table:table-cell office:value-type="float" office:value="891662110" calcext:value-type="float">
            <text:p>891662110</text:p>
          </table:table-cell>
          <table:table-cell office:value-type="float" office:value="137998546" calcext:value-type="float">
            <text:p>137998546</text:p>
          </table:table-cell>
          <table:table-cell office:value-type="float" office:value="111584849" calcext:value-type="float">
            <text:p>111584849</text:p>
          </table:table-cell>
          <table:table-cell office:value-type="float" office:value="817734174" calcext:value-type="float">
            <text:p>817734174</text:p>
          </table:table-cell>
          <table:table-cell office:value-type="float" office:value="394205393" calcext:value-type="float">
            <text:p>394205393</text:p>
          </table:table-cell>
        </table:table-row>
        <table:table-row table:style-name="ro1">
          <table:table-cell office:value-type="float" office:value="314094609" calcext:value-type="float">
            <text:p>314094609</text:p>
          </table:table-cell>
          <table:table-cell office:value-type="float" office:value="173530664" calcext:value-type="float">
            <text:p>173530664</text:p>
          </table:table-cell>
          <table:table-cell office:value-type="float" office:value="146625339" calcext:value-type="float">
            <text:p>146625339</text:p>
          </table:table-cell>
          <table:table-cell office:value-type="float" office:value="708683630" calcext:value-type="float">
            <text:p>708683630</text:p>
          </table:table-cell>
          <table:table-cell office:value-type="float" office:value="739192318" calcext:value-type="float">
            <text:p>739192318</text:p>
          </table:table-cell>
          <table:table-cell office:value-type="float" office:value="372224280" calcext:value-type="float">
            <text:p>372224280</text:p>
          </table:table-cell>
          <table:table-cell office:value-type="float" office:value="764282885" calcext:value-type="float">
            <text:p>764282885</text:p>
          </table:table-cell>
          <table:table-cell office:value-type="float" office:value="727256426" calcext:value-type="float">
            <text:p>727256426</text:p>
          </table:table-cell>
          <table:table-cell office:value-type="float" office:value="648230882" calcext:value-type="float">
            <text:p>648230882</text:p>
          </table:table-cell>
          <table:table-cell office:value-type="float" office:value="995833230" calcext:value-type="float">
            <text:p>995833230</text:p>
          </table:table-cell>
          <table:table-cell office:value-type="float" office:value="375778778" calcext:value-type="float">
            <text:p>375778778</text:p>
          </table:table-cell>
          <table:table-cell office:value-type="float" office:value="665388682" calcext:value-type="float">
            <text:p>665388682</text:p>
          </table:table-cell>
          <table:table-cell office:value-type="float" office:value="220739663" calcext:value-type="float">
            <text:p>220739663</text:p>
          </table:table-cell>
          <table:table-cell office:value-type="float" office:value="803257492" calcext:value-type="float">
            <text:p>803257492</text:p>
          </table:table-cell>
          <table:table-cell office:value-type="float" office:value="925513270" calcext:value-type="float">
            <text:p>925513270</text:p>
          </table:table-cell>
          <table:table-cell office:value-type="float" office:value="204053808" calcext:value-type="float">
            <text:p>204053808</text:p>
          </table:table-cell>
          <table:table-cell office:value-type="float" office:value="511056305" calcext:value-type="float">
            <text:p>511056305</text:p>
          </table:table-cell>
          <table:table-cell office:value-type="float" office:value="295757978" calcext:value-type="float">
            <text:p>295757978</text:p>
          </table:table-cell>
          <table:table-cell office:value-type="float" office:value="613829648" calcext:value-type="float">
            <text:p>613829648</text:p>
          </table:table-cell>
          <table:table-cell office:value-type="float" office:value="760999424" calcext:value-type="float">
            <text:p>760999424</text:p>
          </table:table-cell>
          <table:table-cell office:value-type="float" office:value="671792392" calcext:value-type="float">
            <text:p>671792392</text:p>
          </table:table-cell>
          <table:table-cell office:value-type="float" office:value="820046995" calcext:value-type="float">
            <text:p>820046995</text:p>
          </table:table-cell>
          <table:table-cell office:value-type="float" office:value="339707579" calcext:value-type="float">
            <text:p>339707579</text:p>
          </table:table-cell>
          <table:table-cell office:value-type="float" office:value="159195372" calcext:value-type="float">
            <text:p>159195372</text:p>
          </table:table-cell>
          <table:table-cell office:value-type="float" office:value="476073653" calcext:value-type="float">
            <text:p>476073653</text:p>
          </table:table-cell>
          <table:table-cell office:value-type="float" office:value="904409556" calcext:value-type="float">
            <text:p>904409556</text:p>
          </table:table-cell>
          <table:table-cell office:value-type="float" office:value="435120325" calcext:value-type="float">
            <text:p>435120325</text:p>
          </table:table-cell>
          <table:table-cell office:value-type="float" office:value="814864003" calcext:value-type="float">
            <text:p>814864003</text:p>
          </table:table-cell>
          <table:table-cell office:value-type="float" office:value="397403718" calcext:value-type="float">
            <text:p>397403718</text:p>
          </table:table-cell>
          <table:table-cell office:value-type="float" office:value="491258726" calcext:value-type="float">
            <text:p>491258726</text:p>
          </table:table-cell>
          <table:table-cell office:value-type="float" office:value="324435886" calcext:value-type="float">
            <text:p>324435886</text:p>
          </table:table-cell>
          <table:table-cell office:value-type="float" office:value="379943973" calcext:value-type="float">
            <text:p>379943973</text:p>
          </table:table-cell>
        </table:table-row>
        <table:table-row table:style-name="ro1">
          <table:table-cell office:value-type="float" office:value="896232940" calcext:value-type="float">
            <text:p>896232940</text:p>
          </table:table-cell>
          <table:table-cell office:value-type="float" office:value="890712445" calcext:value-type="float">
            <text:p>890712445</text:p>
          </table:table-cell>
          <table:table-cell office:value-type="float" office:value="212037734" calcext:value-type="float">
            <text:p>212037734</text:p>
          </table:table-cell>
          <table:table-cell office:value-type="float" office:value="979941015" calcext:value-type="float">
            <text:p>979941015</text:p>
          </table:table-cell>
          <table:table-cell office:value-type="float" office:value="574256850" calcext:value-type="float">
            <text:p>574256850</text:p>
          </table:table-cell>
          <table:table-cell office:value-type="float" office:value="597810708" calcext:value-type="float">
            <text:p>597810708</text:p>
          </table:table-cell>
          <table:table-cell office:value-type="float" office:value="533422646" calcext:value-type="float">
            <text:p>533422646</text:p>
          </table:table-cell>
          <table:table-cell office:value-type="float" office:value="383400527" calcext:value-type="float">
            <text:p>383400527</text:p>
          </table:table-cell>
          <table:table-cell office:value-type="float" office:value="841601974" calcext:value-type="float">
            <text:p>841601974</text:p>
          </table:table-cell>
          <table:table-cell office:value-type="float" office:value="732304869" calcext:value-type="float">
            <text:p>732304869</text:p>
          </table:table-cell>
          <table:table-cell office:value-type="float" office:value="222231312" calcext:value-type="float">
            <text:p>222231312</text:p>
          </table:table-cell>
          <table:table-cell office:value-type="float" office:value="225825198" calcext:value-type="float">
            <text:p>225825198</text:p>
          </table:table-cell>
          <table:table-cell office:value-type="float" office:value="624182621" calcext:value-type="float">
            <text:p>624182621</text:p>
          </table:table-cell>
          <table:table-cell office:value-type="float" office:value="742437650" calcext:value-type="float">
            <text:p>742437650</text:p>
          </table:table-cell>
          <table:table-cell office:value-type="float" office:value="900145514" calcext:value-type="float">
            <text:p>900145514</text:p>
          </table:table-cell>
          <table:table-cell office:value-type="float" office:value="159083445" calcext:value-type="float">
            <text:p>159083445</text:p>
          </table:table-cell>
          <table:table-cell office:value-type="float" office:value="483007108" calcext:value-type="float">
            <text:p>483007108</text:p>
          </table:table-cell>
          <table:table-cell office:value-type="float" office:value="653129545" calcext:value-type="float">
            <text:p>653129545</text:p>
          </table:table-cell>
          <table:table-cell office:value-type="float" office:value="983251885" calcext:value-type="float">
            <text:p>983251885</text:p>
          </table:table-cell>
          <table:table-cell office:value-type="float" office:value="435184621" calcext:value-type="float">
            <text:p>435184621</text:p>
          </table:table-cell>
          <table:table-cell office:value-type="float" office:value="318896680" calcext:value-type="float">
            <text:p>318896680</text:p>
          </table:table-cell>
          <table:table-cell office:value-type="float" office:value="365435398" calcext:value-type="float">
            <text:p>365435398</text:p>
          </table:table-cell>
          <table:table-cell office:value-type="float" office:value="666684235" calcext:value-type="float">
            <text:p>666684235</text:p>
          </table:table-cell>
          <table:table-cell office:value-type="float" office:value="987797133" calcext:value-type="float">
            <text:p>987797133</text:p>
          </table:table-cell>
          <table:table-cell office:value-type="float" office:value="881441447" calcext:value-type="float">
            <text:p>881441447</text:p>
          </table:table-cell>
          <table:table-cell office:value-type="float" office:value="281672641" calcext:value-type="float">
            <text:p>281672641</text:p>
          </table:table-cell>
          <table:table-cell office:value-type="float" office:value="698279840" calcext:value-type="float">
            <text:p>698279840</text:p>
          </table:table-cell>
          <table:table-cell office:value-type="float" office:value="882672518" calcext:value-type="float">
            <text:p>882672518</text:p>
          </table:table-cell>
          <table:table-cell office:value-type="float" office:value="105078976" calcext:value-type="float">
            <text:p>105078976</text:p>
          </table:table-cell>
          <table:table-cell office:value-type="float" office:value="229376457" calcext:value-type="float">
            <text:p>229376457</text:p>
          </table:table-cell>
          <table:table-cell office:value-type="float" office:value="730152762" calcext:value-type="float">
            <text:p>730152762</text:p>
          </table:table-cell>
          <table:table-cell office:value-type="float" office:value="215138439" calcext:value-type="float">
            <text:p>215138439</text:p>
          </table:table-cell>
        </table:table-row>
        <table:table-row table:style-name="ro1">
          <table:table-cell office:value-type="float" office:value="772083013" calcext:value-type="float">
            <text:p>772083013</text:p>
          </table:table-cell>
          <table:table-cell office:value-type="float" office:value="993422113" calcext:value-type="float">
            <text:p>993422113</text:p>
          </table:table-cell>
          <table:table-cell office:value-type="float" office:value="181288477" calcext:value-type="float">
            <text:p>181288477</text:p>
          </table:table-cell>
          <table:table-cell office:value-type="float" office:value="901365642" calcext:value-type="float">
            <text:p>901365642</text:p>
          </table:table-cell>
          <table:table-cell office:value-type="float" office:value="694680754" calcext:value-type="float">
            <text:p>694680754</text:p>
          </table:table-cell>
          <table:table-cell office:value-type="float" office:value="530073578" calcext:value-type="float">
            <text:p>530073578</text:p>
          </table:table-cell>
          <table:table-cell office:value-type="float" office:value="775633371" calcext:value-type="float">
            <text:p>775633371</text:p>
          </table:table-cell>
          <table:table-cell office:value-type="float" office:value="281230494" calcext:value-type="float">
            <text:p>281230494</text:p>
          </table:table-cell>
          <table:table-cell office:value-type="float" office:value="467394381" calcext:value-type="float">
            <text:p>467394381</text:p>
          </table:table-cell>
          <table:table-cell office:value-type="float" office:value="901494034" calcext:value-type="float">
            <text:p>901494034</text:p>
          </table:table-cell>
          <table:table-cell office:value-type="float" office:value="181782916" calcext:value-type="float">
            <text:p>181782916</text:p>
          </table:table-cell>
          <table:table-cell office:value-type="float" office:value="392513743" calcext:value-type="float">
            <text:p>392513743</text:p>
          </table:table-cell>
          <table:table-cell office:value-type="float" office:value="294477689" calcext:value-type="float">
            <text:p>294477689</text:p>
          </table:table-cell>
          <table:table-cell office:value-type="float" office:value="117676179" calcext:value-type="float">
            <text:p>117676179</text:p>
          </table:table-cell>
          <table:table-cell office:value-type="float" office:value="784343292" calcext:value-type="float">
            <text:p>784343292</text:p>
          </table:table-cell>
          <table:table-cell office:value-type="float" office:value="267949530" calcext:value-type="float">
            <text:p>267949530</text:p>
          </table:table-cell>
          <table:table-cell office:value-type="float" office:value="780079722" calcext:value-type="float">
            <text:p>780079722</text:p>
          </table:table-cell>
          <table:table-cell office:value-type="float" office:value="347314816" calcext:value-type="float">
            <text:p>347314816</text:p>
          </table:table-cell>
          <table:table-cell office:value-type="float" office:value="917121469" calcext:value-type="float">
            <text:p>917121469</text:p>
          </table:table-cell>
          <table:table-cell office:value-type="float" office:value="868433971" calcext:value-type="float">
            <text:p>868433971</text:p>
          </table:table-cell>
          <table:table-cell office:value-type="float" office:value="473844532" calcext:value-type="float">
            <text:p>473844532</text:p>
          </table:table-cell>
          <table:table-cell office:value-type="float" office:value="325723552" calcext:value-type="float">
            <text:p>325723552</text:p>
          </table:table-cell>
          <table:table-cell office:value-type="float" office:value="347058091" calcext:value-type="float">
            <text:p>347058091</text:p>
          </table:table-cell>
          <table:table-cell office:value-type="float" office:value="197727534" calcext:value-type="float">
            <text:p>197727534</text:p>
          </table:table-cell>
          <table:table-cell office:value-type="float" office:value="194834060" calcext:value-type="float">
            <text:p>194834060</text:p>
          </table:table-cell>
          <table:table-cell office:value-type="float" office:value="720865858" calcext:value-type="float">
            <text:p>720865858</text:p>
          </table:table-cell>
          <table:table-cell office:value-type="float" office:value="516135471" calcext:value-type="float">
            <text:p>516135471</text:p>
          </table:table-cell>
          <table:table-cell office:value-type="float" office:value="428914964" calcext:value-type="float">
            <text:p>428914964</text:p>
          </table:table-cell>
          <table:table-cell office:value-type="float" office:value="529796493" calcext:value-type="float">
            <text:p>529796493</text:p>
          </table:table-cell>
          <table:table-cell office:value-type="float" office:value="955565844" calcext:value-type="float">
            <text:p>955565844</text:p>
          </table:table-cell>
          <table:table-cell office:value-type="float" office:value="414505104" calcext:value-type="float">
            <text:p>414505104</text:p>
          </table:table-cell>
          <table:table-cell office:value-type="float" office:value="624553650" calcext:value-type="float">
            <text:p>624553650</text:p>
          </table:table-cell>
        </table:table-row>
        <table:table-row table:style-name="ro1">
          <table:table-cell office:value-type="float" office:value="272197631" calcext:value-type="float">
            <text:p>272197631</text:p>
          </table:table-cell>
          <table:table-cell office:value-type="float" office:value="208109107" calcext:value-type="float">
            <text:p>208109107</text:p>
          </table:table-cell>
          <table:table-cell office:value-type="float" office:value="462946247" calcext:value-type="float">
            <text:p>462946247</text:p>
          </table:table-cell>
          <table:table-cell office:value-type="float" office:value="209019499" calcext:value-type="float">
            <text:p>209019499</text:p>
          </table:table-cell>
          <table:table-cell office:value-type="float" office:value="795441893" calcext:value-type="float">
            <text:p>795441893</text:p>
          </table:table-cell>
          <table:table-cell office:value-type="float" office:value="401920699" calcext:value-type="float">
            <text:p>401920699</text:p>
          </table:table-cell>
          <table:table-cell office:value-type="float" office:value="230948639" calcext:value-type="float">
            <text:p>230948639</text:p>
          </table:table-cell>
          <table:table-cell office:value-type="float" office:value="946136802" calcext:value-type="float">
            <text:p>946136802</text:p>
          </table:table-cell>
          <table:table-cell office:value-type="float" office:value="158609598" calcext:value-type="float">
            <text:p>158609598</text:p>
          </table:table-cell>
          <table:table-cell office:value-type="float" office:value="956719679" calcext:value-type="float">
            <text:p>956719679</text:p>
          </table:table-cell>
          <table:table-cell office:value-type="float" office:value="954413336" calcext:value-type="float">
            <text:p>954413336</text:p>
          </table:table-cell>
          <table:table-cell office:value-type="float" office:value="780866354" calcext:value-type="float">
            <text:p>780866354</text:p>
          </table:table-cell>
          <table:table-cell office:value-type="float" office:value="127307209" calcext:value-type="float">
            <text:p>127307209</text:p>
          </table:table-cell>
          <table:table-cell office:value-type="float" office:value="428089924" calcext:value-type="float">
            <text:p>428089924</text:p>
          </table:table-cell>
          <table:table-cell office:value-type="float" office:value="265806629" calcext:value-type="float">
            <text:p>265806629</text:p>
          </table:table-cell>
          <table:table-cell office:value-type="float" office:value="577219391" calcext:value-type="float">
            <text:p>577219391</text:p>
          </table:table-cell>
          <table:table-cell office:value-type="float" office:value="562285657" calcext:value-type="float">
            <text:p>562285657</text:p>
          </table:table-cell>
          <table:table-cell office:value-type="float" office:value="195100342" calcext:value-type="float">
            <text:p>195100342</text:p>
          </table:table-cell>
          <table:table-cell office:value-type="float" office:value="230747029" calcext:value-type="float">
            <text:p>230747029</text:p>
          </table:table-cell>
          <table:table-cell office:value-type="float" office:value="894457961" calcext:value-type="float">
            <text:p>894457961</text:p>
          </table:table-cell>
          <table:table-cell office:value-type="float" office:value="562790012" calcext:value-type="float">
            <text:p>562790012</text:p>
          </table:table-cell>
          <table:table-cell office:value-type="float" office:value="318091963" calcext:value-type="float">
            <text:p>318091963</text:p>
          </table:table-cell>
          <table:table-cell office:value-type="float" office:value="316890501" calcext:value-type="float">
            <text:p>316890501</text:p>
          </table:table-cell>
          <table:table-cell office:value-type="float" office:value="731241458" calcext:value-type="float">
            <text:p>731241458</text:p>
          </table:table-cell>
          <table:table-cell office:value-type="float" office:value="251961329" calcext:value-type="float">
            <text:p>251961329</text:p>
          </table:table-cell>
          <table:table-cell office:value-type="float" office:value="305214464" calcext:value-type="float">
            <text:p>305214464</text:p>
          </table:table-cell>
          <table:table-cell office:value-type="float" office:value="393825779" calcext:value-type="float">
            <text:p>393825779</text:p>
          </table:table-cell>
          <table:table-cell office:value-type="float" office:value="293775346" calcext:value-type="float">
            <text:p>293775346</text:p>
          </table:table-cell>
          <table:table-cell office:value-type="float" office:value="618853781" calcext:value-type="float">
            <text:p>618853781</text:p>
          </table:table-cell>
          <table:table-cell office:value-type="float" office:value="838655319" calcext:value-type="float">
            <text:p>838655319</text:p>
          </table:table-cell>
          <table:table-cell office:value-type="float" office:value="945284525" calcext:value-type="float">
            <text:p>945284525</text:p>
          </table:table-cell>
          <table:table-cell office:value-type="float" office:value="236177249" calcext:value-type="float">
            <text:p>236177249</text:p>
          </table:table-cell>
        </table:table-row>
        <table:table-row table:style-name="ro1">
          <table:table-cell office:value-type="float" office:value="206454776" calcext:value-type="float">
            <text:p>206454776</text:p>
          </table:table-cell>
          <table:table-cell office:value-type="float" office:value="274977585" calcext:value-type="float">
            <text:p>274977585</text:p>
          </table:table-cell>
          <table:table-cell office:value-type="float" office:value="248077826" calcext:value-type="float">
            <text:p>248077826</text:p>
          </table:table-cell>
          <table:table-cell office:value-type="float" office:value="615908852" calcext:value-type="float">
            <text:p>615908852</text:p>
          </table:table-cell>
          <table:table-cell office:value-type="float" office:value="569399989" calcext:value-type="float">
            <text:p>569399989</text:p>
          </table:table-cell>
          <table:table-cell office:value-type="float" office:value="678754602" calcext:value-type="float">
            <text:p>678754602</text:p>
          </table:table-cell>
          <table:table-cell office:value-type="float" office:value="537837815" calcext:value-type="float">
            <text:p>537837815</text:p>
          </table:table-cell>
          <table:table-cell office:value-type="float" office:value="140386995" calcext:value-type="float">
            <text:p>140386995</text:p>
          </table:table-cell>
          <table:table-cell office:value-type="float" office:value="630761280" calcext:value-type="float">
            <text:p>630761280</text:p>
          </table:table-cell>
          <table:table-cell office:value-type="float" office:value="819743923" calcext:value-type="float">
            <text:p>819743923</text:p>
          </table:table-cell>
          <table:table-cell office:value-type="float" office:value="598615811" calcext:value-type="float">
            <text:p>598615811</text:p>
          </table:table-cell>
          <table:table-cell office:value-type="float" office:value="422845765" calcext:value-type="float">
            <text:p>422845765</text:p>
          </table:table-cell>
          <table:table-cell office:value-type="float" office:value="176766448" calcext:value-type="float">
            <text:p>176766448</text:p>
          </table:table-cell>
          <table:table-cell office:value-type="float" office:value="625906588" calcext:value-type="float">
            <text:p>625906588</text:p>
          </table:table-cell>
          <table:table-cell office:value-type="float" office:value="154189313" calcext:value-type="float">
            <text:p>154189313</text:p>
          </table:table-cell>
          <table:table-cell office:value-type="float" office:value="471556830" calcext:value-type="float">
            <text:p>471556830</text:p>
          </table:table-cell>
          <table:table-cell office:value-type="float" office:value="984730247" calcext:value-type="float">
            <text:p>984730247</text:p>
          </table:table-cell>
          <table:table-cell office:value-type="float" office:value="867811787" calcext:value-type="float">
            <text:p>867811787</text:p>
          </table:table-cell>
          <table:table-cell office:value-type="float" office:value="769808009" calcext:value-type="float">
            <text:p>769808009</text:p>
          </table:table-cell>
          <table:table-cell office:value-type="float" office:value="683676252" calcext:value-type="float">
            <text:p>683676252</text:p>
          </table:table-cell>
          <table:table-cell office:value-type="float" office:value="930855111" calcext:value-type="float">
            <text:p>930855111</text:p>
          </table:table-cell>
          <table:table-cell office:value-type="float" office:value="975712055" calcext:value-type="float">
            <text:p>975712055</text:p>
          </table:table-cell>
          <table:table-cell office:value-type="float" office:value="485279171" calcext:value-type="float">
            <text:p>485279171</text:p>
          </table:table-cell>
          <table:table-cell office:value-type="float" office:value="170762727" calcext:value-type="float">
            <text:p>170762727</text:p>
          </table:table-cell>
          <table:table-cell office:value-type="float" office:value="397943232" calcext:value-type="float">
            <text:p>397943232</text:p>
          </table:table-cell>
          <table:table-cell office:value-type="float" office:value="331725032" calcext:value-type="float">
            <text:p>331725032</text:p>
          </table:table-cell>
          <table:table-cell office:value-type="float" office:value="722582046" calcext:value-type="float">
            <text:p>722582046</text:p>
          </table:table-cell>
          <table:table-cell office:value-type="float" office:value="649826016" calcext:value-type="float">
            <text:p>649826016</text:p>
          </table:table-cell>
          <table:table-cell office:value-type="float" office:value="844052841" calcext:value-type="float">
            <text:p>844052841</text:p>
          </table:table-cell>
          <table:table-cell office:value-type="float" office:value="673586967" calcext:value-type="float">
            <text:p>673586967</text:p>
          </table:table-cell>
          <table:table-cell office:value-type="float" office:value="560175745" calcext:value-type="float">
            <text:p>560175745</text:p>
          </table:table-cell>
          <table:table-cell office:value-type="float" office:value="457837089" calcext:value-type="float">
            <text:p>457837089</text:p>
          </table:table-cell>
        </table:table-row>
        <table:table-row table:style-name="ro1">
          <table:table-cell office:value-type="float" office:value="299594726" calcext:value-type="float">
            <text:p>299594726</text:p>
          </table:table-cell>
          <table:table-cell office:value-type="float" office:value="418544032" calcext:value-type="float">
            <text:p>418544032</text:p>
          </table:table-cell>
          <table:table-cell office:value-type="float" office:value="853581780" calcext:value-type="float">
            <text:p>853581780</text:p>
          </table:table-cell>
          <table:table-cell office:value-type="float" office:value="162406825" calcext:value-type="float">
            <text:p>162406825</text:p>
          </table:table-cell>
          <table:table-cell office:value-type="float" office:value="920299967" calcext:value-type="float">
            <text:p>920299967</text:p>
          </table:table-cell>
          <table:table-cell office:value-type="float" office:value="372205365" calcext:value-type="float">
            <text:p>372205365</text:p>
          </table:table-cell>
          <table:table-cell office:value-type="float" office:value="543289924" calcext:value-type="float">
            <text:p>543289924</text:p>
          </table:table-cell>
          <table:table-cell office:value-type="float" office:value="432470053" calcext:value-type="float">
            <text:p>432470053</text:p>
          </table:table-cell>
          <table:table-cell office:value-type="float" office:value="871678002" calcext:value-type="float">
            <text:p>871678002</text:p>
          </table:table-cell>
          <table:table-cell office:value-type="float" office:value="182940749" calcext:value-type="float">
            <text:p>182940749</text:p>
          </table:table-cell>
          <table:table-cell office:value-type="float" office:value="192099789" calcext:value-type="float">
            <text:p>192099789</text:p>
          </table:table-cell>
          <table:table-cell office:value-type="float" office:value="168055584" calcext:value-type="float">
            <text:p>168055584</text:p>
          </table:table-cell>
          <table:table-cell office:value-type="float" office:value="483909860" calcext:value-type="float">
            <text:p>483909860</text:p>
          </table:table-cell>
          <table:table-cell office:value-type="float" office:value="931289528" calcext:value-type="float">
            <text:p>931289528</text:p>
          </table:table-cell>
          <table:table-cell office:value-type="float" office:value="892522447" calcext:value-type="float">
            <text:p>892522447</text:p>
          </table:table-cell>
          <table:table-cell office:value-type="float" office:value="531071393" calcext:value-type="float">
            <text:p>531071393</text:p>
          </table:table-cell>
          <table:table-cell office:value-type="float" office:value="886685732" calcext:value-type="float">
            <text:p>886685732</text:p>
          </table:table-cell>
          <table:table-cell office:value-type="float" office:value="723987758" calcext:value-type="float">
            <text:p>723987758</text:p>
          </table:table-cell>
          <table:table-cell office:value-type="float" office:value="383231348" calcext:value-type="float">
            <text:p>383231348</text:p>
          </table:table-cell>
          <table:table-cell office:value-type="float" office:value="594520701" calcext:value-type="float">
            <text:p>594520701</text:p>
          </table:table-cell>
          <table:table-cell office:value-type="float" office:value="710787876" calcext:value-type="float">
            <text:p>710787876</text:p>
          </table:table-cell>
          <table:table-cell office:value-type="float" office:value="245205159" calcext:value-type="float">
            <text:p>245205159</text:p>
          </table:table-cell>
          <table:table-cell office:value-type="float" office:value="458664925" calcext:value-type="float">
            <text:p>458664925</text:p>
          </table:table-cell>
          <table:table-cell office:value-type="float" office:value="419781191" calcext:value-type="float">
            <text:p>419781191</text:p>
          </table:table-cell>
          <table:table-cell office:value-type="float" office:value="982050052" calcext:value-type="float">
            <text:p>982050052</text:p>
          </table:table-cell>
          <table:table-cell office:value-type="float" office:value="501693147" calcext:value-type="float">
            <text:p>501693147</text:p>
          </table:table-cell>
          <table:table-cell office:value-type="float" office:value="603549319" calcext:value-type="float">
            <text:p>603549319</text:p>
          </table:table-cell>
          <table:table-cell office:value-type="float" office:value="365806090" calcext:value-type="float">
            <text:p>365806090</text:p>
          </table:table-cell>
          <table:table-cell office:value-type="float" office:value="758184681" calcext:value-type="float">
            <text:p>758184681</text:p>
          </table:table-cell>
          <table:table-cell office:value-type="float" office:value="794963193" calcext:value-type="float">
            <text:p>794963193</text:p>
          </table:table-cell>
          <table:table-cell office:value-type="float" office:value="387612608" calcext:value-type="float">
            <text:p>387612608</text:p>
          </table:table-cell>
          <table:table-cell office:value-type="float" office:value="655865405" calcext:value-type="float">
            <text:p>655865405</text:p>
          </table:table-cell>
        </table:table-row>
        <table:table-row table:style-name="ro1">
          <table:table-cell office:value-type="float" office:value="212064140" calcext:value-type="float">
            <text:p>212064140</text:p>
          </table:table-cell>
          <table:table-cell office:value-type="float" office:value="350715850" calcext:value-type="float">
            <text:p>350715850</text:p>
          </table:table-cell>
          <table:table-cell office:value-type="float" office:value="858860478" calcext:value-type="float">
            <text:p>858860478</text:p>
          </table:table-cell>
          <table:table-cell office:value-type="float" office:value="789956556" calcext:value-type="float">
            <text:p>789956556</text:p>
          </table:table-cell>
          <table:table-cell office:value-type="float" office:value="802076674" calcext:value-type="float">
            <text:p>802076674</text:p>
          </table:table-cell>
          <table:table-cell office:value-type="float" office:value="161319440" calcext:value-type="float">
            <text:p>161319440</text:p>
          </table:table-cell>
          <table:table-cell office:value-type="float" office:value="203284073" calcext:value-type="float">
            <text:p>203284073</text:p>
          </table:table-cell>
          <table:table-cell office:value-type="float" office:value="284361437" calcext:value-type="float">
            <text:p>284361437</text:p>
          </table:table-cell>
          <table:table-cell office:value-type="float" office:value="581691976" calcext:value-type="float">
            <text:p>581691976</text:p>
          </table:table-cell>
          <table:table-cell office:value-type="float" office:value="444986513" calcext:value-type="float">
            <text:p>444986513</text:p>
          </table:table-cell>
          <table:table-cell office:value-type="float" office:value="847416062" calcext:value-type="float">
            <text:p>847416062</text:p>
          </table:table-cell>
          <table:table-cell office:value-type="float" office:value="973668407" calcext:value-type="float">
            <text:p>973668407</text:p>
          </table:table-cell>
          <table:table-cell office:value-type="float" office:value="890890951" calcext:value-type="float">
            <text:p>890890951</text:p>
          </table:table-cell>
          <table:table-cell office:value-type="float" office:value="349767885" calcext:value-type="float">
            <text:p>349767885</text:p>
          </table:table-cell>
          <table:table-cell office:value-type="float" office:value="659204039" calcext:value-type="float">
            <text:p>659204039</text:p>
          </table:table-cell>
          <table:table-cell office:value-type="float" office:value="287872538" calcext:value-type="float">
            <text:p>287872538</text:p>
          </table:table-cell>
          <table:table-cell office:value-type="float" office:value="978977758" calcext:value-type="float">
            <text:p>978977758</text:p>
          </table:table-cell>
          <table:table-cell office:value-type="float" office:value="267624786" calcext:value-type="float">
            <text:p>267624786</text:p>
          </table:table-cell>
          <table:table-cell office:value-type="float" office:value="466906321" calcext:value-type="float">
            <text:p>466906321</text:p>
          </table:table-cell>
          <table:table-cell office:value-type="float" office:value="158990140" calcext:value-type="float">
            <text:p>158990140</text:p>
          </table:table-cell>
          <table:table-cell office:value-type="float" office:value="833120103" calcext:value-type="float">
            <text:p>833120103</text:p>
          </table:table-cell>
          <table:table-cell office:value-type="float" office:value="540259461" calcext:value-type="float">
            <text:p>540259461</text:p>
          </table:table-cell>
          <table:table-cell office:value-type="float" office:value="293804715" calcext:value-type="float">
            <text:p>293804715</text:p>
          </table:table-cell>
          <table:table-cell office:value-type="float" office:value="890749029" calcext:value-type="float">
            <text:p>890749029</text:p>
          </table:table-cell>
          <table:table-cell office:value-type="float" office:value="691217965" calcext:value-type="float">
            <text:p>691217965</text:p>
          </table:table-cell>
          <table:table-cell office:value-type="float" office:value="199787422" calcext:value-type="float">
            <text:p>199787422</text:p>
          </table:table-cell>
          <table:table-cell office:value-type="float" office:value="737204489" calcext:value-type="float">
            <text:p>737204489</text:p>
          </table:table-cell>
          <table:table-cell office:value-type="float" office:value="992203911" calcext:value-type="float">
            <text:p>992203911</text:p>
          </table:table-cell>
          <table:table-cell office:value-type="float" office:value="542222664" calcext:value-type="float">
            <text:p>542222664</text:p>
          </table:table-cell>
          <table:table-cell office:value-type="float" office:value="148135317" calcext:value-type="float">
            <text:p>148135317</text:p>
          </table:table-cell>
          <table:table-cell office:value-type="float" office:value="343518100" calcext:value-type="float">
            <text:p>343518100</text:p>
          </table:table-cell>
          <table:table-cell office:value-type="float" office:value="977736596" calcext:value-type="float">
            <text:p>977736596</text:p>
          </table:table-cell>
        </table:table-row>
        <table:table-row table:style-name="ro1">
          <table:table-cell office:value-type="float" office:value="274837115" calcext:value-type="float">
            <text:p>274837115</text:p>
          </table:table-cell>
          <table:table-cell office:value-type="float" office:value="301527716" calcext:value-type="float">
            <text:p>301527716</text:p>
          </table:table-cell>
          <table:table-cell office:value-type="float" office:value="389284582" calcext:value-type="float">
            <text:p>389284582</text:p>
          </table:table-cell>
          <table:table-cell office:value-type="float" office:value="321564566" calcext:value-type="float">
            <text:p>321564566</text:p>
          </table:table-cell>
          <table:table-cell office:value-type="float" office:value="401566689" calcext:value-type="float">
            <text:p>401566689</text:p>
          </table:table-cell>
          <table:table-cell office:value-type="float" office:value="671876279" calcext:value-type="float">
            <text:p>671876279</text:p>
          </table:table-cell>
          <table:table-cell office:value-type="float" office:value="449114371" calcext:value-type="float">
            <text:p>449114371</text:p>
          </table:table-cell>
          <table:table-cell office:value-type="float" office:value="402895588" calcext:value-type="float">
            <text:p>402895588</text:p>
          </table:table-cell>
          <table:table-cell office:value-type="float" office:value="757923633" calcext:value-type="float">
            <text:p>757923633</text:p>
          </table:table-cell>
          <table:table-cell office:value-type="float" office:value="124165815" calcext:value-type="float">
            <text:p>124165815</text:p>
          </table:table-cell>
          <table:table-cell office:value-type="float" office:value="588064821" calcext:value-type="float">
            <text:p>588064821</text:p>
          </table:table-cell>
          <table:table-cell office:value-type="float" office:value="959532268" calcext:value-type="float">
            <text:p>959532268</text:p>
          </table:table-cell>
          <table:table-cell office:value-type="float" office:value="914610381" calcext:value-type="float">
            <text:p>914610381</text:p>
          </table:table-cell>
          <table:table-cell office:value-type="float" office:value="906723137" calcext:value-type="float">
            <text:p>906723137</text:p>
          </table:table-cell>
          <table:table-cell office:value-type="float" office:value="156958018" calcext:value-type="float">
            <text:p>156958018</text:p>
          </table:table-cell>
          <table:table-cell office:value-type="float" office:value="189254182" calcext:value-type="float">
            <text:p>189254182</text:p>
          </table:table-cell>
          <table:table-cell office:value-type="float" office:value="259018735" calcext:value-type="float">
            <text:p>259018735</text:p>
          </table:table-cell>
          <table:table-cell office:value-type="float" office:value="722351169" calcext:value-type="float">
            <text:p>722351169</text:p>
          </table:table-cell>
          <table:table-cell office:value-type="float" office:value="944975174" calcext:value-type="float">
            <text:p>944975174</text:p>
          </table:table-cell>
          <table:table-cell office:value-type="float" office:value="204213730" calcext:value-type="float">
            <text:p>204213730</text:p>
          </table:table-cell>
          <table:table-cell office:value-type="float" office:value="107713386" calcext:value-type="float">
            <text:p>107713386</text:p>
          </table:table-cell>
          <table:table-cell office:value-type="float" office:value="190799297" calcext:value-type="float">
            <text:p>190799297</text:p>
          </table:table-cell>
          <table:table-cell office:value-type="float" office:value="120427137" calcext:value-type="float">
            <text:p>120427137</text:p>
          </table:table-cell>
          <table:table-cell office:value-type="float" office:value="856334845" calcext:value-type="float">
            <text:p>856334845</text:p>
          </table:table-cell>
          <table:table-cell office:value-type="float" office:value="344404950" calcext:value-type="float">
            <text:p>344404950</text:p>
          </table:table-cell>
          <table:table-cell office:value-type="float" office:value="922211783" calcext:value-type="float">
            <text:p>922211783</text:p>
          </table:table-cell>
          <table:table-cell office:value-type="float" office:value="754032254" calcext:value-type="float">
            <text:p>754032254</text:p>
          </table:table-cell>
          <table:table-cell office:value-type="float" office:value="454520772" calcext:value-type="float">
            <text:p>454520772</text:p>
          </table:table-cell>
          <table:table-cell office:value-type="float" office:value="648781750" calcext:value-type="float">
            <text:p>648781750</text:p>
          </table:table-cell>
          <table:table-cell office:value-type="float" office:value="251910260" calcext:value-type="float">
            <text:p>251910260</text:p>
          </table:table-cell>
          <table:table-cell office:value-type="float" office:value="429724565" calcext:value-type="float">
            <text:p>429724565</text:p>
          </table:table-cell>
          <table:table-cell office:value-type="float" office:value="599795498" calcext:value-type="float">
            <text:p>599795498</text:p>
          </table:table-cell>
        </table:table-row>
        <table:table-row table:style-name="ro1">
          <table:table-cell office:value-type="float" office:value="380240936" calcext:value-type="float">
            <text:p>380240936</text:p>
          </table:table-cell>
          <table:table-cell office:value-type="float" office:value="121733407" calcext:value-type="float">
            <text:p>121733407</text:p>
          </table:table-cell>
          <table:table-cell office:value-type="float" office:value="664798222" calcext:value-type="float">
            <text:p>664798222</text:p>
          </table:table-cell>
          <table:table-cell office:value-type="float" office:value="391009053" calcext:value-type="float">
            <text:p>391009053</text:p>
          </table:table-cell>
          <table:table-cell office:value-type="float" office:value="370006520" calcext:value-type="float">
            <text:p>370006520</text:p>
          </table:table-cell>
          <table:table-cell office:value-type="float" office:value="202383631" calcext:value-type="float">
            <text:p>202383631</text:p>
          </table:table-cell>
          <table:table-cell office:value-type="float" office:value="831242146" calcext:value-type="float">
            <text:p>831242146</text:p>
          </table:table-cell>
          <table:table-cell office:value-type="float" office:value="183506694" calcext:value-type="float">
            <text:p>183506694</text:p>
          </table:table-cell>
          <table:table-cell office:value-type="float" office:value="177960968" calcext:value-type="float">
            <text:p>177960968</text:p>
          </table:table-cell>
          <table:table-cell office:value-type="float" office:value="486754975" calcext:value-type="float">
            <text:p>486754975</text:p>
          </table:table-cell>
          <table:table-cell office:value-type="float" office:value="343588049" calcext:value-type="float">
            <text:p>343588049</text:p>
          </table:table-cell>
          <table:table-cell office:value-type="float" office:value="162886926" calcext:value-type="float">
            <text:p>162886926</text:p>
          </table:table-cell>
          <table:table-cell office:value-type="float" office:value="932911665" calcext:value-type="float">
            <text:p>932911665</text:p>
          </table:table-cell>
          <table:table-cell office:value-type="float" office:value="268495681" calcext:value-type="float">
            <text:p>268495681</text:p>
          </table:table-cell>
          <table:table-cell office:value-type="float" office:value="865684267" calcext:value-type="float">
            <text:p>865684267</text:p>
          </table:table-cell>
          <table:table-cell office:value-type="float" office:value="841579178" calcext:value-type="float">
            <text:p>841579178</text:p>
          </table:table-cell>
          <table:table-cell office:value-type="float" office:value="695800761" calcext:value-type="float">
            <text:p>695800761</text:p>
          </table:table-cell>
          <table:table-cell office:value-type="float" office:value="129134540" calcext:value-type="float">
            <text:p>129134540</text:p>
          </table:table-cell>
          <table:table-cell office:value-type="float" office:value="971498539" calcext:value-type="float">
            <text:p>971498539</text:p>
          </table:table-cell>
          <table:table-cell office:value-type="float" office:value="406990750" calcext:value-type="float">
            <text:p>406990750</text:p>
          </table:table-cell>
          <table:table-cell office:value-type="float" office:value="130745587" calcext:value-type="float">
            <text:p>130745587</text:p>
          </table:table-cell>
          <table:table-cell office:value-type="float" office:value="221646750" calcext:value-type="float">
            <text:p>221646750</text:p>
          </table:table-cell>
          <table:table-cell office:value-type="float" office:value="113696672" calcext:value-type="float">
            <text:p>113696672</text:p>
          </table:table-cell>
          <table:table-cell office:value-type="float" office:value="299923919" calcext:value-type="float">
            <text:p>299923919</text:p>
          </table:table-cell>
          <table:table-cell office:value-type="float" office:value="442216563" calcext:value-type="float">
            <text:p>442216563</text:p>
          </table:table-cell>
          <table:table-cell office:value-type="float" office:value="314813799" calcext:value-type="float">
            <text:p>314813799</text:p>
          </table:table-cell>
          <table:table-cell office:value-type="float" office:value="847024945" calcext:value-type="float">
            <text:p>847024945</text:p>
          </table:table-cell>
          <table:table-cell office:value-type="float" office:value="210060436" calcext:value-type="float">
            <text:p>210060436</text:p>
          </table:table-cell>
          <table:table-cell office:value-type="float" office:value="860974364" calcext:value-type="float">
            <text:p>860974364</text:p>
          </table:table-cell>
          <table:table-cell office:value-type="float" office:value="728822617" calcext:value-type="float">
            <text:p>728822617</text:p>
          </table:table-cell>
          <table:table-cell office:value-type="float" office:value="685656096" calcext:value-type="float">
            <text:p>685656096</text:p>
          </table:table-cell>
          <table:table-cell office:value-type="float" office:value="685047483" calcext:value-type="float">
            <text:p>685047483</text:p>
          </table:table-cell>
        </table:table-row>
        <table:table-row table:style-name="ro1">
          <table:table-cell office:value-type="float" office:value="769663696" calcext:value-type="float">
            <text:p>769663696</text:p>
          </table:table-cell>
          <table:table-cell office:value-type="float" office:value="467684710" calcext:value-type="float">
            <text:p>467684710</text:p>
          </table:table-cell>
          <table:table-cell office:value-type="float" office:value="392090812" calcext:value-type="float">
            <text:p>392090812</text:p>
          </table:table-cell>
          <table:table-cell office:value-type="float" office:value="497108863" calcext:value-type="float">
            <text:p>497108863</text:p>
          </table:table-cell>
          <table:table-cell office:value-type="float" office:value="559284743" calcext:value-type="float">
            <text:p>559284743</text:p>
          </table:table-cell>
          <table:table-cell office:value-type="float" office:value="371367896" calcext:value-type="float">
            <text:p>371367896</text:p>
          </table:table-cell>
          <table:table-cell office:value-type="float" office:value="989191610" calcext:value-type="float">
            <text:p>989191610</text:p>
          </table:table-cell>
          <table:table-cell office:value-type="float" office:value="553821466" calcext:value-type="float">
            <text:p>553821466</text:p>
          </table:table-cell>
          <table:table-cell office:value-type="float" office:value="219859792" calcext:value-type="float">
            <text:p>219859792</text:p>
          </table:table-cell>
          <table:table-cell office:value-type="float" office:value="311938139" calcext:value-type="float">
            <text:p>311938139</text:p>
          </table:table-cell>
          <table:table-cell office:value-type="float" office:value="223926510" calcext:value-type="float">
            <text:p>223926510</text:p>
          </table:table-cell>
          <table:table-cell office:value-type="float" office:value="172716129" calcext:value-type="float">
            <text:p>172716129</text:p>
          </table:table-cell>
          <table:table-cell office:value-type="float" office:value="178029580" calcext:value-type="float">
            <text:p>178029580</text:p>
          </table:table-cell>
          <table:table-cell office:value-type="float" office:value="979848083" calcext:value-type="float">
            <text:p>979848083</text:p>
          </table:table-cell>
          <table:table-cell office:value-type="float" office:value="434236445" calcext:value-type="float">
            <text:p>434236445</text:p>
          </table:table-cell>
          <table:table-cell office:value-type="float" office:value="435520605" calcext:value-type="float">
            <text:p>435520605</text:p>
          </table:table-cell>
          <table:table-cell office:value-type="float" office:value="733246923" calcext:value-type="float">
            <text:p>733246923</text:p>
          </table:table-cell>
          <table:table-cell office:value-type="float" office:value="794763233" calcext:value-type="float">
            <text:p>794763233</text:p>
          </table:table-cell>
          <table:table-cell office:value-type="float" office:value="393869212" calcext:value-type="float">
            <text:p>393869212</text:p>
          </table:table-cell>
          <table:table-cell office:value-type="float" office:value="121761031" calcext:value-type="float">
            <text:p>121761031</text:p>
          </table:table-cell>
          <table:table-cell office:value-type="float" office:value="304283470" calcext:value-type="float">
            <text:p>304283470</text:p>
          </table:table-cell>
          <table:table-cell office:value-type="float" office:value="214467680" calcext:value-type="float">
            <text:p>214467680</text:p>
          </table:table-cell>
          <table:table-cell office:value-type="float" office:value="450167080" calcext:value-type="float">
            <text:p>450167080</text:p>
          </table:table-cell>
          <table:table-cell office:value-type="float" office:value="197882866" calcext:value-type="float">
            <text:p>197882866</text:p>
          </table:table-cell>
          <table:table-cell office:value-type="float" office:value="531694670" calcext:value-type="float">
            <text:p>531694670</text:p>
          </table:table-cell>
          <table:table-cell office:value-type="float" office:value="597386137" calcext:value-type="float">
            <text:p>597386137</text:p>
          </table:table-cell>
          <table:table-cell office:value-type="float" office:value="449722355" calcext:value-type="float">
            <text:p>449722355</text:p>
          </table:table-cell>
          <table:table-cell office:value-type="float" office:value="466323215" calcext:value-type="float">
            <text:p>466323215</text:p>
          </table:table-cell>
          <table:table-cell office:value-type="float" office:value="990272545" calcext:value-type="float">
            <text:p>990272545</text:p>
          </table:table-cell>
          <table:table-cell office:value-type="float" office:value="320806352" calcext:value-type="float">
            <text:p>320806352</text:p>
          </table:table-cell>
          <table:table-cell office:value-type="float" office:value="866028257" calcext:value-type="float">
            <text:p>866028257</text:p>
          </table:table-cell>
          <table:table-cell office:value-type="float" office:value="872187414" calcext:value-type="float">
            <text:p>872187414</text:p>
          </table:table-cell>
        </table:table-row>
        <table:table-row table:style-name="ro1">
          <table:table-cell office:value-type="float" office:value="273891620" calcext:value-type="float">
            <text:p>273891620</text:p>
          </table:table-cell>
          <table:table-cell office:value-type="float" office:value="995958703" calcext:value-type="float">
            <text:p>995958703</text:p>
          </table:table-cell>
          <table:table-cell office:value-type="float" office:value="924278808" calcext:value-type="float">
            <text:p>924278808</text:p>
          </table:table-cell>
          <table:table-cell office:value-type="float" office:value="890322868" calcext:value-type="float">
            <text:p>890322868</text:p>
          </table:table-cell>
          <table:table-cell office:value-type="float" office:value="309095870" calcext:value-type="float">
            <text:p>309095870</text:p>
          </table:table-cell>
          <table:table-cell office:value-type="float" office:value="887354978" calcext:value-type="float">
            <text:p>887354978</text:p>
          </table:table-cell>
          <table:table-cell office:value-type="float" office:value="121541792" calcext:value-type="float">
            <text:p>121541792</text:p>
          </table:table-cell>
          <table:table-cell office:value-type="float" office:value="968697883" calcext:value-type="float">
            <text:p>968697883</text:p>
          </table:table-cell>
          <table:table-cell office:value-type="float" office:value="584603246" calcext:value-type="float">
            <text:p>584603246</text:p>
          </table:table-cell>
          <table:table-cell office:value-type="float" office:value="488956569" calcext:value-type="float">
            <text:p>488956569</text:p>
          </table:table-cell>
          <table:table-cell office:value-type="float" office:value="887389285" calcext:value-type="float">
            <text:p>887389285</text:p>
          </table:table-cell>
          <table:table-cell office:value-type="float" office:value="858440974" calcext:value-type="float">
            <text:p>858440974</text:p>
          </table:table-cell>
          <table:table-cell office:value-type="float" office:value="902351622" calcext:value-type="float">
            <text:p>902351622</text:p>
          </table:table-cell>
          <table:table-cell office:value-type="float" office:value="813362883" calcext:value-type="float">
            <text:p>813362883</text:p>
          </table:table-cell>
          <table:table-cell office:value-type="float" office:value="336056914" calcext:value-type="float">
            <text:p>336056914</text:p>
          </table:table-cell>
          <table:table-cell office:value-type="float" office:value="528762608" calcext:value-type="float">
            <text:p>528762608</text:p>
          </table:table-cell>
          <table:table-cell office:value-type="float" office:value="278595154" calcext:value-type="float">
            <text:p>278595154</text:p>
          </table:table-cell>
          <table:table-cell office:value-type="float" office:value="463448311" calcext:value-type="float">
            <text:p>463448311</text:p>
          </table:table-cell>
          <table:table-cell office:value-type="float" office:value="618240744" calcext:value-type="float">
            <text:p>618240744</text:p>
          </table:table-cell>
          <table:table-cell office:value-type="float" office:value="457020324" calcext:value-type="float">
            <text:p>457020324</text:p>
          </table:table-cell>
          <table:table-cell office:value-type="float" office:value="976783952" calcext:value-type="float">
            <text:p>976783952</text:p>
          </table:table-cell>
          <table:table-cell office:value-type="float" office:value="731334751" calcext:value-type="float">
            <text:p>731334751</text:p>
          </table:table-cell>
          <table:table-cell office:value-type="float" office:value="774971213" calcext:value-type="float">
            <text:p>774971213</text:p>
          </table:table-cell>
          <table:table-cell office:value-type="float" office:value="521921094" calcext:value-type="float">
            <text:p>521921094</text:p>
          </table:table-cell>
          <table:table-cell office:value-type="float" office:value="260392985" calcext:value-type="float">
            <text:p>260392985</text:p>
          </table:table-cell>
          <table:table-cell office:value-type="float" office:value="203543967" calcext:value-type="float">
            <text:p>203543967</text:p>
          </table:table-cell>
          <table:table-cell office:value-type="float" office:value="316142616" calcext:value-type="float">
            <text:p>316142616</text:p>
          </table:table-cell>
          <table:table-cell office:value-type="float" office:value="627752145" calcext:value-type="float">
            <text:p>627752145</text:p>
          </table:table-cell>
          <table:table-cell office:value-type="float" office:value="461881261" calcext:value-type="float">
            <text:p>461881261</text:p>
          </table:table-cell>
          <table:table-cell office:value-type="float" office:value="677995988" calcext:value-type="float">
            <text:p>677995988</text:p>
          </table:table-cell>
          <table:table-cell office:value-type="float" office:value="652916411" calcext:value-type="float">
            <text:p>652916411</text:p>
          </table:table-cell>
          <table:table-cell office:value-type="float" office:value="980555438" calcext:value-type="float">
            <text:p>980555438</text:p>
          </table:table-cell>
        </table:table-row>
        <table:table-row table:style-name="ro1">
          <table:table-cell office:value-type="float" office:value="377758925" calcext:value-type="float">
            <text:p>377758925</text:p>
          </table:table-cell>
          <table:table-cell office:value-type="float" office:value="102348894" calcext:value-type="float">
            <text:p>102348894</text:p>
          </table:table-cell>
          <table:table-cell office:value-type="float" office:value="777214891" calcext:value-type="float">
            <text:p>777214891</text:p>
          </table:table-cell>
          <table:table-cell office:value-type="float" office:value="882111276" calcext:value-type="float">
            <text:p>882111276</text:p>
          </table:table-cell>
          <table:table-cell office:value-type="float" office:value="660870608" calcext:value-type="float">
            <text:p>660870608</text:p>
          </table:table-cell>
          <table:table-cell office:value-type="float" office:value="819607664" calcext:value-type="float">
            <text:p>819607664</text:p>
          </table:table-cell>
          <table:table-cell office:value-type="float" office:value="491247439" calcext:value-type="float">
            <text:p>491247439</text:p>
          </table:table-cell>
          <table:table-cell office:value-type="float" office:value="319217927" calcext:value-type="float">
            <text:p>319217927</text:p>
          </table:table-cell>
          <table:table-cell office:value-type="float" office:value="980204110" calcext:value-type="float">
            <text:p>980204110</text:p>
          </table:table-cell>
          <table:table-cell office:value-type="float" office:value="315556286" calcext:value-type="float">
            <text:p>315556286</text:p>
          </table:table-cell>
          <table:table-cell office:value-type="float" office:value="535550933" calcext:value-type="float">
            <text:p>535550933</text:p>
          </table:table-cell>
          <table:table-cell office:value-type="float" office:value="283609938" calcext:value-type="float">
            <text:p>283609938</text:p>
          </table:table-cell>
          <table:table-cell office:value-type="float" office:value="566491993" calcext:value-type="float">
            <text:p>566491993</text:p>
          </table:table-cell>
          <table:table-cell office:value-type="float" office:value="607212393" calcext:value-type="float">
            <text:p>607212393</text:p>
          </table:table-cell>
          <table:table-cell office:value-type="float" office:value="564457023" calcext:value-type="float">
            <text:p>564457023</text:p>
          </table:table-cell>
          <table:table-cell office:value-type="float" office:value="881315846" calcext:value-type="float">
            <text:p>881315846</text:p>
          </table:table-cell>
          <table:table-cell office:value-type="float" office:value="472115957" calcext:value-type="float">
            <text:p>472115957</text:p>
          </table:table-cell>
          <table:table-cell office:value-type="float" office:value="166456854" calcext:value-type="float">
            <text:p>166456854</text:p>
          </table:table-cell>
          <table:table-cell office:value-type="float" office:value="433578333" calcext:value-type="float">
            <text:p>433578333</text:p>
          </table:table-cell>
          <table:table-cell office:value-type="float" office:value="126057729" calcext:value-type="float">
            <text:p>126057729</text:p>
          </table:table-cell>
          <table:table-cell office:value-type="float" office:value="870712940" calcext:value-type="float">
            <text:p>870712940</text:p>
          </table:table-cell>
          <table:table-cell office:value-type="float" office:value="122277785" calcext:value-type="float">
            <text:p>122277785</text:p>
          </table:table-cell>
          <table:table-cell office:value-type="float" office:value="889700988" calcext:value-type="float">
            <text:p>889700988</text:p>
          </table:table-cell>
          <table:table-cell office:value-type="float" office:value="321624502" calcext:value-type="float">
            <text:p>321624502</text:p>
          </table:table-cell>
          <table:table-cell office:value-type="float" office:value="604036169" calcext:value-type="float">
            <text:p>604036169</text:p>
          </table:table-cell>
          <table:table-cell office:value-type="float" office:value="144891601" calcext:value-type="float">
            <text:p>144891601</text:p>
          </table:table-cell>
          <table:table-cell office:value-type="float" office:value="240621360" calcext:value-type="float">
            <text:p>240621360</text:p>
          </table:table-cell>
          <table:table-cell office:value-type="float" office:value="869505831" calcext:value-type="float">
            <text:p>869505831</text:p>
          </table:table-cell>
          <table:table-cell office:value-type="float" office:value="324512427" calcext:value-type="float">
            <text:p>324512427</text:p>
          </table:table-cell>
          <table:table-cell office:value-type="float" office:value="504669587" calcext:value-type="float">
            <text:p>504669587</text:p>
          </table:table-cell>
          <table:table-cell office:value-type="float" office:value="793114069" calcext:value-type="float">
            <text:p>793114069</text:p>
          </table:table-cell>
          <table:table-cell office:value-type="float" office:value="687407702" calcext:value-type="float">
            <text:p>687407702</text:p>
          </table:table-cell>
        </table:table-row>
        <table:table-row table:style-name="ro1">
          <table:table-cell office:value-type="float" office:value="760419087" calcext:value-type="float">
            <text:p>760419087</text:p>
          </table:table-cell>
          <table:table-cell office:value-type="float" office:value="374222106" calcext:value-type="float">
            <text:p>374222106</text:p>
          </table:table-cell>
          <table:table-cell office:value-type="float" office:value="866076331" calcext:value-type="float">
            <text:p>866076331</text:p>
          </table:table-cell>
          <table:table-cell office:value-type="float" office:value="279069380" calcext:value-type="float">
            <text:p>279069380</text:p>
          </table:table-cell>
          <table:table-cell office:value-type="float" office:value="572560919" calcext:value-type="float">
            <text:p>572560919</text:p>
          </table:table-cell>
          <table:table-cell office:value-type="float" office:value="259588258" calcext:value-type="float">
            <text:p>259588258</text:p>
          </table:table-cell>
          <table:table-cell office:value-type="float" office:value="629212274" calcext:value-type="float">
            <text:p>629212274</text:p>
          </table:table-cell>
          <table:table-cell office:value-type="float" office:value="153099587" calcext:value-type="float">
            <text:p>153099587</text:p>
          </table:table-cell>
          <table:table-cell office:value-type="float" office:value="262679618" calcext:value-type="float">
            <text:p>262679618</text:p>
          </table:table-cell>
          <table:table-cell office:value-type="float" office:value="684302792" calcext:value-type="float">
            <text:p>684302792</text:p>
          </table:table-cell>
          <table:table-cell office:value-type="float" office:value="378387149" calcext:value-type="float">
            <text:p>378387149</text:p>
          </table:table-cell>
          <table:table-cell office:value-type="float" office:value="899222428" calcext:value-type="float">
            <text:p>899222428</text:p>
          </table:table-cell>
          <table:table-cell office:value-type="float" office:value="656922420" calcext:value-type="float">
            <text:p>656922420</text:p>
          </table:table-cell>
          <table:table-cell office:value-type="float" office:value="185689650" calcext:value-type="float">
            <text:p>185689650</text:p>
          </table:table-cell>
          <table:table-cell office:value-type="float" office:value="126755746" calcext:value-type="float">
            <text:p>126755746</text:p>
          </table:table-cell>
          <table:table-cell office:value-type="float" office:value="766888867" calcext:value-type="float">
            <text:p>766888867</text:p>
          </table:table-cell>
          <table:table-cell office:value-type="float" office:value="210985497" calcext:value-type="float">
            <text:p>210985497</text:p>
          </table:table-cell>
          <table:table-cell office:value-type="float" office:value="944964738" calcext:value-type="float">
            <text:p>944964738</text:p>
          </table:table-cell>
          <table:table-cell office:value-type="float" office:value="894921722" calcext:value-type="float">
            <text:p>894921722</text:p>
          </table:table-cell>
          <table:table-cell office:value-type="float" office:value="463932911" calcext:value-type="float">
            <text:p>463932911</text:p>
          </table:table-cell>
          <table:table-cell office:value-type="float" office:value="646242398" calcext:value-type="float">
            <text:p>646242398</text:p>
          </table:table-cell>
          <table:table-cell office:value-type="float" office:value="139987426" calcext:value-type="float">
            <text:p>139987426</text:p>
          </table:table-cell>
          <table:table-cell office:value-type="float" office:value="952309669" calcext:value-type="float">
            <text:p>952309669</text:p>
          </table:table-cell>
          <table:table-cell office:value-type="float" office:value="174425097" calcext:value-type="float">
            <text:p>174425097</text:p>
          </table:table-cell>
          <table:table-cell office:value-type="float" office:value="941410437" calcext:value-type="float">
            <text:p>941410437</text:p>
          </table:table-cell>
          <table:table-cell office:value-type="float" office:value="695573961" calcext:value-type="float">
            <text:p>695573961</text:p>
          </table:table-cell>
          <table:table-cell office:value-type="float" office:value="222252546" calcext:value-type="float">
            <text:p>222252546</text:p>
          </table:table-cell>
          <table:table-cell office:value-type="float" office:value="466626997" calcext:value-type="float">
            <text:p>466626997</text:p>
          </table:table-cell>
          <table:table-cell office:value-type="float" office:value="673780619" calcext:value-type="float">
            <text:p>673780619</text:p>
          </table:table-cell>
          <table:table-cell office:value-type="float" office:value="578147002" calcext:value-type="float">
            <text:p>578147002</text:p>
          </table:table-cell>
          <table:table-cell office:value-type="float" office:value="148808512" calcext:value-type="float">
            <text:p>148808512</text:p>
          </table:table-cell>
          <table:table-cell office:value-type="float" office:value="768188958" calcext:value-type="float">
            <text:p>768188958</text:p>
          </table:table-cell>
        </table:table-row>
        <table:table-row table:style-name="ro1">
          <table:table-cell office:value-type="float" office:value="420515938" calcext:value-type="float">
            <text:p>420515938</text:p>
          </table:table-cell>
          <table:table-cell office:value-type="float" office:value="952348442" calcext:value-type="float">
            <text:p>952348442</text:p>
          </table:table-cell>
          <table:table-cell office:value-type="float" office:value="127517196" calcext:value-type="float">
            <text:p>127517196</text:p>
          </table:table-cell>
          <table:table-cell office:value-type="float" office:value="752132546" calcext:value-type="float">
            <text:p>752132546</text:p>
          </table:table-cell>
          <table:table-cell office:value-type="float" office:value="670357754" calcext:value-type="float">
            <text:p>670357754</text:p>
          </table:table-cell>
          <table:table-cell office:value-type="float" office:value="533460463" calcext:value-type="float">
            <text:p>533460463</text:p>
          </table:table-cell>
          <table:table-cell office:value-type="float" office:value="171193627" calcext:value-type="float">
            <text:p>171193627</text:p>
          </table:table-cell>
          <table:table-cell office:value-type="float" office:value="263848626" calcext:value-type="float">
            <text:p>263848626</text:p>
          </table:table-cell>
          <table:table-cell office:value-type="float" office:value="656547649" calcext:value-type="float">
            <text:p>656547649</text:p>
          </table:table-cell>
          <table:table-cell office:value-type="float" office:value="683705542" calcext:value-type="float">
            <text:p>683705542</text:p>
          </table:table-cell>
          <table:table-cell office:value-type="float" office:value="569057443" calcext:value-type="float">
            <text:p>569057443</text:p>
          </table:table-cell>
          <table:table-cell office:value-type="float" office:value="244823507" calcext:value-type="float">
            <text:p>244823507</text:p>
          </table:table-cell>
          <table:table-cell office:value-type="float" office:value="670385943" calcext:value-type="float">
            <text:p>670385943</text:p>
          </table:table-cell>
          <table:table-cell office:value-type="float" office:value="195720934" calcext:value-type="float">
            <text:p>195720934</text:p>
          </table:table-cell>
          <table:table-cell office:value-type="float" office:value="869541811" calcext:value-type="float">
            <text:p>869541811</text:p>
          </table:table-cell>
          <table:table-cell office:value-type="float" office:value="927291473" calcext:value-type="float">
            <text:p>927291473</text:p>
          </table:table-cell>
          <table:table-cell office:value-type="float" office:value="926549573" calcext:value-type="float">
            <text:p>926549573</text:p>
          </table:table-cell>
          <table:table-cell office:value-type="float" office:value="304216743" calcext:value-type="float">
            <text:p>304216743</text:p>
          </table:table-cell>
          <table:table-cell office:value-type="float" office:value="529815036" calcext:value-type="float">
            <text:p>529815036</text:p>
          </table:table-cell>
          <table:table-cell office:value-type="float" office:value="858164728" calcext:value-type="float">
            <text:p>858164728</text:p>
          </table:table-cell>
          <table:table-cell office:value-type="float" office:value="149826317" calcext:value-type="float">
            <text:p>149826317</text:p>
          </table:table-cell>
          <table:table-cell office:value-type="float" office:value="116241291" calcext:value-type="float">
            <text:p>116241291</text:p>
          </table:table-cell>
          <table:table-cell office:value-type="float" office:value="401412376" calcext:value-type="float">
            <text:p>401412376</text:p>
          </table:table-cell>
          <table:table-cell office:value-type="float" office:value="965679602" calcext:value-type="float">
            <text:p>965679602</text:p>
          </table:table-cell>
          <table:table-cell office:value-type="float" office:value="962931155" calcext:value-type="float">
            <text:p>962931155</text:p>
          </table:table-cell>
          <table:table-cell office:value-type="float" office:value="423357110" calcext:value-type="float">
            <text:p>423357110</text:p>
          </table:table-cell>
          <table:table-cell office:value-type="float" office:value="795430697" calcext:value-type="float">
            <text:p>795430697</text:p>
          </table:table-cell>
          <table:table-cell office:value-type="float" office:value="212936126" calcext:value-type="float">
            <text:p>212936126</text:p>
          </table:table-cell>
          <table:table-cell office:value-type="float" office:value="631820230" calcext:value-type="float">
            <text:p>631820230</text:p>
          </table:table-cell>
          <table:table-cell office:value-type="float" office:value="576517089" calcext:value-type="float">
            <text:p>576517089</text:p>
          </table:table-cell>
          <table:table-cell office:value-type="float" office:value="552206742" calcext:value-type="float">
            <text:p>552206742</text:p>
          </table:table-cell>
          <table:table-cell office:value-type="float" office:value="318293821" calcext:value-type="float">
            <text:p>318293821</text:p>
          </table:table-cell>
        </table:table-row>
        <table:table-row table:style-name="ro1">
          <table:table-cell office:value-type="float" office:value="642921639" calcext:value-type="float">
            <text:p>642921639</text:p>
          </table:table-cell>
          <table:table-cell office:value-type="float" office:value="414203843" calcext:value-type="float">
            <text:p>414203843</text:p>
          </table:table-cell>
          <table:table-cell office:value-type="float" office:value="181523895" calcext:value-type="float">
            <text:p>181523895</text:p>
          </table:table-cell>
          <table:table-cell office:value-type="float" office:value="457504266" calcext:value-type="float">
            <text:p>457504266</text:p>
          </table:table-cell>
          <table:table-cell office:value-type="float" office:value="752346332" calcext:value-type="float">
            <text:p>752346332</text:p>
          </table:table-cell>
          <table:table-cell office:value-type="float" office:value="577855261" calcext:value-type="float">
            <text:p>577855261</text:p>
          </table:table-cell>
          <table:table-cell office:value-type="float" office:value="131464262" calcext:value-type="float">
            <text:p>131464262</text:p>
          </table:table-cell>
          <table:table-cell office:value-type="float" office:value="159774630" calcext:value-type="float">
            <text:p>159774630</text:p>
          </table:table-cell>
          <table:table-cell office:value-type="float" office:value="628922541" calcext:value-type="float">
            <text:p>628922541</text:p>
          </table:table-cell>
          <table:table-cell office:value-type="float" office:value="478477074" calcext:value-type="float">
            <text:p>478477074</text:p>
          </table:table-cell>
          <table:table-cell office:value-type="float" office:value="285935979" calcext:value-type="float">
            <text:p>285935979</text:p>
          </table:table-cell>
          <table:table-cell office:value-type="float" office:value="616545400" calcext:value-type="float">
            <text:p>616545400</text:p>
          </table:table-cell>
          <table:table-cell office:value-type="float" office:value="369916121" calcext:value-type="float">
            <text:p>369916121</text:p>
          </table:table-cell>
          <table:table-cell office:value-type="float" office:value="368698659" calcext:value-type="float">
            <text:p>368698659</text:p>
          </table:table-cell>
          <table:table-cell office:value-type="float" office:value="182974182" calcext:value-type="float">
            <text:p>182974182</text:p>
          </table:table-cell>
          <table:table-cell office:value-type="float" office:value="968878806" calcext:value-type="float">
            <text:p>968878806</text:p>
          </table:table-cell>
          <table:table-cell office:value-type="float" office:value="546432048" calcext:value-type="float">
            <text:p>546432048</text:p>
          </table:table-cell>
          <table:table-cell office:value-type="float" office:value="250761796" calcext:value-type="float">
            <text:p>250761796</text:p>
          </table:table-cell>
          <table:table-cell office:value-type="float" office:value="875899374" calcext:value-type="float">
            <text:p>875899374</text:p>
          </table:table-cell>
          <table:table-cell office:value-type="float" office:value="884065086" calcext:value-type="float">
            <text:p>884065086</text:p>
          </table:table-cell>
          <table:table-cell office:value-type="float" office:value="562464008" calcext:value-type="float">
            <text:p>562464008</text:p>
          </table:table-cell>
          <table:table-cell office:value-type="float" office:value="420664707" calcext:value-type="float">
            <text:p>420664707</text:p>
          </table:table-cell>
          <table:table-cell office:value-type="float" office:value="480032709" calcext:value-type="float">
            <text:p>480032709</text:p>
          </table:table-cell>
          <table:table-cell office:value-type="float" office:value="317664524" calcext:value-type="float">
            <text:p>317664524</text:p>
          </table:table-cell>
          <table:table-cell office:value-type="float" office:value="653994823" calcext:value-type="float">
            <text:p>653994823</text:p>
          </table:table-cell>
          <table:table-cell office:value-type="float" office:value="739230037" calcext:value-type="float">
            <text:p>739230037</text:p>
          </table:table-cell>
          <table:table-cell office:value-type="float" office:value="299199486" calcext:value-type="float">
            <text:p>299199486</text:p>
          </table:table-cell>
          <table:table-cell office:value-type="float" office:value="830765257" calcext:value-type="float">
            <text:p>830765257</text:p>
          </table:table-cell>
          <table:table-cell office:value-type="float" office:value="547630076" calcext:value-type="float">
            <text:p>547630076</text:p>
          </table:table-cell>
          <table:table-cell office:value-type="float" office:value="129335081" calcext:value-type="float">
            <text:p>129335081</text:p>
          </table:table-cell>
          <table:table-cell office:value-type="float" office:value="285815923" calcext:value-type="float">
            <text:p>285815923</text:p>
          </table:table-cell>
          <table:table-cell office:value-type="float" office:value="551444724" calcext:value-type="float">
            <text:p>551444724</text:p>
          </table:table-cell>
        </table:table-row>
        <table:table-row table:style-name="ro1">
          <table:table-cell office:value-type="float" office:value="917688269" calcext:value-type="float">
            <text:p>917688269</text:p>
          </table:table-cell>
          <table:table-cell office:value-type="float" office:value="212489675" calcext:value-type="float">
            <text:p>212489675</text:p>
          </table:table-cell>
          <table:table-cell office:value-type="float" office:value="679073871" calcext:value-type="float">
            <text:p>679073871</text:p>
          </table:table-cell>
          <table:table-cell office:value-type="float" office:value="556806114" calcext:value-type="float">
            <text:p>556806114</text:p>
          </table:table-cell>
          <table:table-cell office:value-type="float" office:value="530414565" calcext:value-type="float">
            <text:p>530414565</text:p>
          </table:table-cell>
          <table:table-cell office:value-type="float" office:value="112756447" calcext:value-type="float">
            <text:p>112756447</text:p>
          </table:table-cell>
          <table:table-cell office:value-type="float" office:value="212624925" calcext:value-type="float">
            <text:p>212624925</text:p>
          </table:table-cell>
          <table:table-cell office:value-type="float" office:value="340710140" calcext:value-type="float">
            <text:p>340710140</text:p>
          </table:table-cell>
          <table:table-cell office:value-type="float" office:value="245605193" calcext:value-type="float">
            <text:p>245605193</text:p>
          </table:table-cell>
          <table:table-cell office:value-type="float" office:value="239305473" calcext:value-type="float">
            <text:p>239305473</text:p>
          </table:table-cell>
          <table:table-cell office:value-type="float" office:value="129576064" calcext:value-type="float">
            <text:p>129576064</text:p>
          </table:table-cell>
          <table:table-cell office:value-type="float" office:value="856972295" calcext:value-type="float">
            <text:p>856972295</text:p>
          </table:table-cell>
          <table:table-cell office:value-type="float" office:value="408177561" calcext:value-type="float">
            <text:p>408177561</text:p>
          </table:table-cell>
          <table:table-cell office:value-type="float" office:value="106620301" calcext:value-type="float">
            <text:p>106620301</text:p>
          </table:table-cell>
          <table:table-cell office:value-type="float" office:value="645514771" calcext:value-type="float">
            <text:p>645514771</text:p>
          </table:table-cell>
          <table:table-cell office:value-type="float" office:value="859822684" calcext:value-type="float">
            <text:p>859822684</text:p>
          </table:table-cell>
          <table:table-cell office:value-type="float" office:value="943661162" calcext:value-type="float">
            <text:p>943661162</text:p>
          </table:table-cell>
          <table:table-cell office:value-type="float" office:value="703665571" calcext:value-type="float">
            <text:p>703665571</text:p>
          </table:table-cell>
          <table:table-cell office:value-type="float" office:value="888275351" calcext:value-type="float">
            <text:p>888275351</text:p>
          </table:table-cell>
          <table:table-cell office:value-type="float" office:value="932156566" calcext:value-type="float">
            <text:p>932156566</text:p>
          </table:table-cell>
          <table:table-cell office:value-type="float" office:value="196936624" calcext:value-type="float">
            <text:p>196936624</text:p>
          </table:table-cell>
          <table:table-cell office:value-type="float" office:value="510386442" calcext:value-type="float">
            <text:p>510386442</text:p>
          </table:table-cell>
          <table:table-cell office:value-type="float" office:value="873503822" calcext:value-type="float">
            <text:p>873503822</text:p>
          </table:table-cell>
          <table:table-cell office:value-type="float" office:value="683776268" calcext:value-type="float">
            <text:p>683776268</text:p>
          </table:table-cell>
          <table:table-cell office:value-type="float" office:value="271370597" calcext:value-type="float">
            <text:p>271370597</text:p>
          </table:table-cell>
          <table:table-cell office:value-type="float" office:value="849294763" calcext:value-type="float">
            <text:p>849294763</text:p>
          </table:table-cell>
          <table:table-cell office:value-type="float" office:value="617409193" calcext:value-type="float">
            <text:p>617409193</text:p>
          </table:table-cell>
          <table:table-cell office:value-type="float" office:value="567380941" calcext:value-type="float">
            <text:p>567380941</text:p>
          </table:table-cell>
          <table:table-cell office:value-type="float" office:value="137413435" calcext:value-type="float">
            <text:p>137413435</text:p>
          </table:table-cell>
          <table:table-cell office:value-type="float" office:value="929253416" calcext:value-type="float">
            <text:p>929253416</text:p>
          </table:table-cell>
          <table:table-cell office:value-type="float" office:value="720541829" calcext:value-type="float">
            <text:p>720541829</text:p>
          </table:table-cell>
          <table:table-cell office:value-type="float" office:value="541436563" calcext:value-type="float">
            <text:p>541436563</text:p>
          </table:table-cell>
        </table:table-row>
        <table:table-row table:style-name="ro1">
          <table:table-cell office:value-type="float" office:value="550743378" calcext:value-type="float">
            <text:p>550743378</text:p>
          </table:table-cell>
          <table:table-cell office:value-type="float" office:value="471948493" calcext:value-type="float">
            <text:p>471948493</text:p>
          </table:table-cell>
          <table:table-cell office:value-type="float" office:value="395064002" calcext:value-type="float">
            <text:p>395064002</text:p>
          </table:table-cell>
          <table:table-cell office:value-type="float" office:value="921250945" calcext:value-type="float">
            <text:p>921250945</text:p>
          </table:table-cell>
          <table:table-cell office:value-type="float" office:value="306760700" calcext:value-type="float">
            <text:p>306760700</text:p>
          </table:table-cell>
          <table:table-cell office:value-type="float" office:value="551263584" calcext:value-type="float">
            <text:p>551263584</text:p>
          </table:table-cell>
          <table:table-cell office:value-type="float" office:value="523716573" calcext:value-type="float">
            <text:p>523716573</text:p>
          </table:table-cell>
          <table:table-cell office:value-type="float" office:value="428417890" calcext:value-type="float">
            <text:p>428417890</text:p>
          </table:table-cell>
          <table:table-cell office:value-type="float" office:value="690391191" calcext:value-type="float">
            <text:p>690391191</text:p>
          </table:table-cell>
          <table:table-cell office:value-type="float" office:value="303949281" calcext:value-type="float">
            <text:p>303949281</text:p>
          </table:table-cell>
          <table:table-cell office:value-type="float" office:value="141825740" calcext:value-type="float">
            <text:p>141825740</text:p>
          </table:table-cell>
          <table:table-cell office:value-type="float" office:value="362209482" calcext:value-type="float">
            <text:p>362209482</text:p>
          </table:table-cell>
          <table:table-cell office:value-type="float" office:value="694529875" calcext:value-type="float">
            <text:p>694529875</text:p>
          </table:table-cell>
          <table:table-cell office:value-type="float" office:value="536672201" calcext:value-type="float">
            <text:p>536672201</text:p>
          </table:table-cell>
          <table:table-cell office:value-type="float" office:value="951755963" calcext:value-type="float">
            <text:p>951755963</text:p>
          </table:table-cell>
          <table:table-cell office:value-type="float" office:value="315131188" calcext:value-type="float">
            <text:p>315131188</text:p>
          </table:table-cell>
          <table:table-cell office:value-type="float" office:value="630362838" calcext:value-type="float">
            <text:p>630362838</text:p>
          </table:table-cell>
          <table:table-cell office:value-type="float" office:value="774111814" calcext:value-type="float">
            <text:p>774111814</text:p>
          </table:table-cell>
          <table:table-cell office:value-type="float" office:value="537095641" calcext:value-type="float">
            <text:p>537095641</text:p>
          </table:table-cell>
          <table:table-cell office:value-type="float" office:value="725936033" calcext:value-type="float">
            <text:p>725936033</text:p>
          </table:table-cell>
          <table:table-cell office:value-type="float" office:value="184162889" calcext:value-type="float">
            <text:p>184162889</text:p>
          </table:table-cell>
          <table:table-cell office:value-type="float" office:value="602539337" calcext:value-type="float">
            <text:p>602539337</text:p>
          </table:table-cell>
          <table:table-cell office:value-type="float" office:value="351716075" calcext:value-type="float">
            <text:p>351716075</text:p>
          </table:table-cell>
          <table:table-cell office:value-type="float" office:value="951386241" calcext:value-type="float">
            <text:p>951386241</text:p>
          </table:table-cell>
          <table:table-cell office:value-type="float" office:value="668701960" calcext:value-type="float">
            <text:p>668701960</text:p>
          </table:table-cell>
          <table:table-cell office:value-type="float" office:value="267518489" calcext:value-type="float">
            <text:p>267518489</text:p>
          </table:table-cell>
          <table:table-cell office:value-type="float" office:value="828453513" calcext:value-type="float">
            <text:p>828453513</text:p>
          </table:table-cell>
          <table:table-cell office:value-type="float" office:value="538565214" calcext:value-type="float">
            <text:p>538565214</text:p>
          </table:table-cell>
          <table:table-cell office:value-type="float" office:value="944060044" calcext:value-type="float">
            <text:p>944060044</text:p>
          </table:table-cell>
          <table:table-cell office:value-type="float" office:value="259038019" calcext:value-type="float">
            <text:p>259038019</text:p>
          </table:table-cell>
          <table:table-cell office:value-type="float" office:value="449503447" calcext:value-type="float">
            <text:p>449503447</text:p>
          </table:table-cell>
          <table:table-cell office:value-type="float" office:value="459343443" calcext:value-type="float">
            <text:p>459343443</text:p>
          </table:table-cell>
        </table:table-row>
        <table:table-row table:style-name="ro1">
          <table:table-cell office:value-type="float" office:value="719155369" calcext:value-type="float">
            <text:p>719155369</text:p>
          </table:table-cell>
          <table:table-cell office:value-type="float" office:value="376291606" calcext:value-type="float">
            <text:p>376291606</text:p>
          </table:table-cell>
          <table:table-cell office:value-type="float" office:value="523625975" calcext:value-type="float">
            <text:p>523625975</text:p>
          </table:table-cell>
          <table:table-cell office:value-type="float" office:value="285475106" calcext:value-type="float">
            <text:p>285475106</text:p>
          </table:table-cell>
          <table:table-cell office:value-type="float" office:value="170481596" calcext:value-type="float">
            <text:p>170481596</text:p>
          </table:table-cell>
          <table:table-cell office:value-type="float" office:value="293960369" calcext:value-type="float">
            <text:p>293960369</text:p>
          </table:table-cell>
          <table:table-cell office:value-type="float" office:value="954616348" calcext:value-type="float">
            <text:p>954616348</text:p>
          </table:table-cell>
          <table:table-cell office:value-type="float" office:value="140390694" calcext:value-type="float">
            <text:p>140390694</text:p>
          </table:table-cell>
          <table:table-cell office:value-type="float" office:value="897651285" calcext:value-type="float">
            <text:p>897651285</text:p>
          </table:table-cell>
          <table:table-cell office:value-type="float" office:value="587218676" calcext:value-type="float">
            <text:p>587218676</text:p>
          </table:table-cell>
          <table:table-cell office:value-type="float" office:value="636739214" calcext:value-type="float">
            <text:p>636739214</text:p>
          </table:table-cell>
          <table:table-cell office:value-type="float" office:value="911070844" calcext:value-type="float">
            <text:p>911070844</text:p>
          </table:table-cell>
          <table:table-cell office:value-type="float" office:value="857801161" calcext:value-type="float">
            <text:p>857801161</text:p>
          </table:table-cell>
          <table:table-cell office:value-type="float" office:value="717009738" calcext:value-type="float">
            <text:p>717009738</text:p>
          </table:table-cell>
          <table:table-cell office:value-type="float" office:value="620072333" calcext:value-type="float">
            <text:p>620072333</text:p>
          </table:table-cell>
          <table:table-cell office:value-type="float" office:value="161811166" calcext:value-type="float">
            <text:p>161811166</text:p>
          </table:table-cell>
          <table:table-cell office:value-type="float" office:value="727153677" calcext:value-type="float">
            <text:p>727153677</text:p>
          </table:table-cell>
          <table:table-cell office:value-type="float" office:value="924994959" calcext:value-type="float">
            <text:p>924994959</text:p>
          </table:table-cell>
          <table:table-cell office:value-type="float" office:value="661815455" calcext:value-type="float">
            <text:p>661815455</text:p>
          </table:table-cell>
          <table:table-cell office:value-type="float" office:value="463311126" calcext:value-type="float">
            <text:p>463311126</text:p>
          </table:table-cell>
          <table:table-cell office:value-type="float" office:value="496121930" calcext:value-type="float">
            <text:p>496121930</text:p>
          </table:table-cell>
          <table:table-cell office:value-type="float" office:value="999629105" calcext:value-type="float">
            <text:p>999629105</text:p>
          </table:table-cell>
          <table:table-cell office:value-type="float" office:value="884635397" calcext:value-type="float">
            <text:p>884635397</text:p>
          </table:table-cell>
          <table:table-cell office:value-type="float" office:value="619289120" calcext:value-type="float">
            <text:p>619289120</text:p>
          </table:table-cell>
          <table:table-cell office:value-type="float" office:value="706583816" calcext:value-type="float">
            <text:p>706583816</text:p>
          </table:table-cell>
          <table:table-cell office:value-type="float" office:value="800642691" calcext:value-type="float">
            <text:p>800642691</text:p>
          </table:table-cell>
          <table:table-cell office:value-type="float" office:value="639031483" calcext:value-type="float">
            <text:p>639031483</text:p>
          </table:table-cell>
          <table:table-cell office:value-type="float" office:value="784324459" calcext:value-type="float">
            <text:p>784324459</text:p>
          </table:table-cell>
          <table:table-cell office:value-type="float" office:value="256980438" calcext:value-type="float">
            <text:p>256980438</text:p>
          </table:table-cell>
          <table:table-cell office:value-type="float" office:value="264155708" calcext:value-type="float">
            <text:p>264155708</text:p>
          </table:table-cell>
          <table:table-cell office:value-type="float" office:value="664221303" calcext:value-type="float">
            <text:p>664221303</text:p>
          </table:table-cell>
          <table:table-cell office:value-type="float" office:value="416530125" calcext:value-type="float">
            <text:p>416530125</text:p>
          </table:table-cell>
        </table:table-row>
        <table:table-row table:style-name="ro1">
          <table:table-cell office:value-type="float" office:value="218859986" calcext:value-type="float">
            <text:p>218859986</text:p>
          </table:table-cell>
          <table:table-cell office:value-type="float" office:value="521980900" calcext:value-type="float">
            <text:p>521980900</text:p>
          </table:table-cell>
          <table:table-cell office:value-type="float" office:value="304562684" calcext:value-type="float">
            <text:p>304562684</text:p>
          </table:table-cell>
          <table:table-cell office:value-type="float" office:value="441404887" calcext:value-type="float">
            <text:p>441404887</text:p>
          </table:table-cell>
          <table:table-cell office:value-type="float" office:value="870144797" calcext:value-type="float">
            <text:p>870144797</text:p>
          </table:table-cell>
          <table:table-cell office:value-type="float" office:value="691815521" calcext:value-type="float">
            <text:p>691815521</text:p>
          </table:table-cell>
          <table:table-cell office:value-type="float" office:value="678868475" calcext:value-type="float">
            <text:p>678868475</text:p>
          </table:table-cell>
          <table:table-cell office:value-type="float" office:value="334562734" calcext:value-type="float">
            <text:p>334562734</text:p>
          </table:table-cell>
          <table:table-cell office:value-type="float" office:value="825927888" calcext:value-type="float">
            <text:p>825927888</text:p>
          </table:table-cell>
          <table:table-cell office:value-type="float" office:value="192834467" calcext:value-type="float">
            <text:p>192834467</text:p>
          </table:table-cell>
          <table:table-cell office:value-type="float" office:value="221612049" calcext:value-type="float">
            <text:p>221612049</text:p>
          </table:table-cell>
          <table:table-cell office:value-type="float" office:value="846927421" calcext:value-type="float">
            <text:p>846927421</text:p>
          </table:table-cell>
          <table:table-cell office:value-type="float" office:value="686839672" calcext:value-type="float">
            <text:p>686839672</text:p>
          </table:table-cell>
          <table:table-cell office:value-type="float" office:value="633325827" calcext:value-type="float">
            <text:p>633325827</text:p>
          </table:table-cell>
          <table:table-cell office:value-type="float" office:value="993859664" calcext:value-type="float">
            <text:p>993859664</text:p>
          </table:table-cell>
          <table:table-cell office:value-type="float" office:value="186788366" calcext:value-type="float">
            <text:p>186788366</text:p>
          </table:table-cell>
          <table:table-cell office:value-type="float" office:value="290921352" calcext:value-type="float">
            <text:p>290921352</text:p>
          </table:table-cell>
          <table:table-cell office:value-type="float" office:value="924668377" calcext:value-type="float">
            <text:p>924668377</text:p>
          </table:table-cell>
          <table:table-cell office:value-type="float" office:value="195067804" calcext:value-type="float">
            <text:p>195067804</text:p>
          </table:table-cell>
          <table:table-cell office:value-type="float" office:value="899113245" calcext:value-type="float">
            <text:p>899113245</text:p>
          </table:table-cell>
          <table:table-cell office:value-type="float" office:value="509043420" calcext:value-type="float">
            <text:p>509043420</text:p>
          </table:table-cell>
          <table:table-cell office:value-type="float" office:value="578475668" calcext:value-type="float">
            <text:p>578475668</text:p>
          </table:table-cell>
          <table:table-cell office:value-type="float" office:value="197191715" calcext:value-type="float">
            <text:p>197191715</text:p>
          </table:table-cell>
          <table:table-cell office:value-type="float" office:value="353850252" calcext:value-type="float">
            <text:p>353850252</text:p>
          </table:table-cell>
          <table:table-cell office:value-type="float" office:value="435455495" calcext:value-type="float">
            <text:p>435455495</text:p>
          </table:table-cell>
          <table:table-cell office:value-type="float" office:value="133903254" calcext:value-type="float">
            <text:p>133903254</text:p>
          </table:table-cell>
          <table:table-cell office:value-type="float" office:value="915378869" calcext:value-type="float">
            <text:p>915378869</text:p>
          </table:table-cell>
          <table:table-cell office:value-type="float" office:value="126442919" calcext:value-type="float">
            <text:p>126442919</text:p>
          </table:table-cell>
          <table:table-cell office:value-type="float" office:value="712033861" calcext:value-type="float">
            <text:p>712033861</text:p>
          </table:table-cell>
          <table:table-cell office:value-type="float" office:value="926489579" calcext:value-type="float">
            <text:p>926489579</text:p>
          </table:table-cell>
          <table:table-cell office:value-type="float" office:value="561621387" calcext:value-type="float">
            <text:p>561621387</text:p>
          </table:table-cell>
          <table:table-cell office:value-type="float" office:value="370176410" calcext:value-type="float">
            <text:p>370176410</text:p>
          </table:table-cell>
        </table:table-row>
        <table:table-row table:style-name="ro1">
          <table:table-cell office:value-type="float" office:value="886102640" calcext:value-type="float">
            <text:p>886102640</text:p>
          </table:table-cell>
          <table:table-cell office:value-type="float" office:value="264520133" calcext:value-type="float">
            <text:p>264520133</text:p>
          </table:table-cell>
          <table:table-cell office:value-type="float" office:value="510339248" calcext:value-type="float">
            <text:p>510339248</text:p>
          </table:table-cell>
          <table:table-cell office:value-type="float" office:value="927270163" calcext:value-type="float">
            <text:p>927270163</text:p>
          </table:table-cell>
          <table:table-cell office:value-type="float" office:value="226995257" calcext:value-type="float">
            <text:p>226995257</text:p>
          </table:table-cell>
          <table:table-cell office:value-type="float" office:value="995651143" calcext:value-type="float">
            <text:p>995651143</text:p>
          </table:table-cell>
          <table:table-cell office:value-type="float" office:value="468079019" calcext:value-type="float">
            <text:p>468079019</text:p>
          </table:table-cell>
          <table:table-cell office:value-type="float" office:value="805159055" calcext:value-type="float">
            <text:p>805159055</text:p>
          </table:table-cell>
          <table:table-cell office:value-type="float" office:value="479197648" calcext:value-type="float">
            <text:p>479197648</text:p>
          </table:table-cell>
          <table:table-cell office:value-type="float" office:value="581091871" calcext:value-type="float">
            <text:p>581091871</text:p>
          </table:table-cell>
          <table:table-cell office:value-type="float" office:value="801148670" calcext:value-type="float">
            <text:p>801148670</text:p>
          </table:table-cell>
          <table:table-cell office:value-type="float" office:value="956594064" calcext:value-type="float">
            <text:p>956594064</text:p>
          </table:table-cell>
          <table:table-cell office:value-type="float" office:value="262672583" calcext:value-type="float">
            <text:p>262672583</text:p>
          </table:table-cell>
          <table:table-cell office:value-type="float" office:value="870205149" calcext:value-type="float">
            <text:p>870205149</text:p>
          </table:table-cell>
          <table:table-cell office:value-type="float" office:value="384360862" calcext:value-type="float">
            <text:p>384360862</text:p>
          </table:table-cell>
          <table:table-cell office:value-type="float" office:value="307960848" calcext:value-type="float">
            <text:p>307960848</text:p>
          </table:table-cell>
          <table:table-cell office:value-type="float" office:value="381845231" calcext:value-type="float">
            <text:p>381845231</text:p>
          </table:table-cell>
          <table:table-cell office:value-type="float" office:value="718245872" calcext:value-type="float">
            <text:p>718245872</text:p>
          </table:table-cell>
          <table:table-cell office:value-type="float" office:value="867463738" calcext:value-type="float">
            <text:p>867463738</text:p>
          </table:table-cell>
          <table:table-cell office:value-type="float" office:value="965526956" calcext:value-type="float">
            <text:p>965526956</text:p>
          </table:table-cell>
          <table:table-cell office:value-type="float" office:value="404799740" calcext:value-type="float">
            <text:p>404799740</text:p>
          </table:table-cell>
          <table:table-cell office:value-type="float" office:value="690291119" calcext:value-type="float">
            <text:p>690291119</text:p>
          </table:table-cell>
          <table:table-cell office:value-type="float" office:value="736757978" calcext:value-type="float">
            <text:p>736757978</text:p>
          </table:table-cell>
          <table:table-cell office:value-type="float" office:value="334017590" calcext:value-type="float">
            <text:p>334017590</text:p>
          </table:table-cell>
          <table:table-cell office:value-type="float" office:value="863782885" calcext:value-type="float">
            <text:p>863782885</text:p>
          </table:table-cell>
          <table:table-cell office:value-type="float" office:value="948359070" calcext:value-type="float">
            <text:p>948359070</text:p>
          </table:table-cell>
          <table:table-cell office:value-type="float" office:value="182234777" calcext:value-type="float">
            <text:p>182234777</text:p>
          </table:table-cell>
          <table:table-cell office:value-type="float" office:value="716240817" calcext:value-type="float">
            <text:p>716240817</text:p>
          </table:table-cell>
          <table:table-cell office:value-type="float" office:value="907196212" calcext:value-type="float">
            <text:p>907196212</text:p>
          </table:table-cell>
          <table:table-cell office:value-type="float" office:value="533284212" calcext:value-type="float">
            <text:p>533284212</text:p>
          </table:table-cell>
          <table:table-cell office:value-type="float" office:value="849797205" calcext:value-type="float">
            <text:p>849797205</text:p>
          </table:table-cell>
          <table:table-cell office:value-type="float" office:value="793563249" calcext:value-type="float">
            <text:p>793563249</text:p>
          </table:table-cell>
        </table:table-row>
        <table:table-row table:style-name="ro1">
          <table:table-cell office:value-type="float" office:value="407141701" calcext:value-type="float">
            <text:p>407141701</text:p>
          </table:table-cell>
          <table:table-cell office:value-type="float" office:value="121303544" calcext:value-type="float">
            <text:p>121303544</text:p>
          </table:table-cell>
          <table:table-cell office:value-type="float" office:value="359051127" calcext:value-type="float">
            <text:p>359051127</text:p>
          </table:table-cell>
          <table:table-cell office:value-type="float" office:value="747766458" calcext:value-type="float">
            <text:p>747766458</text:p>
          </table:table-cell>
          <table:table-cell office:value-type="float" office:value="120015858" calcext:value-type="float">
            <text:p>120015858</text:p>
          </table:table-cell>
          <table:table-cell office:value-type="float" office:value="260587600" calcext:value-type="float">
            <text:p>260587600</text:p>
          </table:table-cell>
          <table:table-cell office:value-type="float" office:value="753215069" calcext:value-type="float">
            <text:p>753215069</text:p>
          </table:table-cell>
          <table:table-cell office:value-type="float" office:value="572094467" calcext:value-type="float">
            <text:p>572094467</text:p>
          </table:table-cell>
          <table:table-cell office:value-type="float" office:value="331542711" calcext:value-type="float">
            <text:p>331542711</text:p>
          </table:table-cell>
          <table:table-cell office:value-type="float" office:value="837448515" calcext:value-type="float">
            <text:p>837448515</text:p>
          </table:table-cell>
          <table:table-cell office:value-type="float" office:value="683507653" calcext:value-type="float">
            <text:p>683507653</text:p>
          </table:table-cell>
          <table:table-cell office:value-type="float" office:value="101989741" calcext:value-type="float">
            <text:p>101989741</text:p>
          </table:table-cell>
          <table:table-cell office:value-type="float" office:value="846261447" calcext:value-type="float">
            <text:p>846261447</text:p>
          </table:table-cell>
          <table:table-cell office:value-type="float" office:value="386926477" calcext:value-type="float">
            <text:p>386926477</text:p>
          </table:table-cell>
          <table:table-cell office:value-type="float" office:value="434246885" calcext:value-type="float">
            <text:p>434246885</text:p>
          </table:table-cell>
          <table:table-cell office:value-type="float" office:value="740858562" calcext:value-type="float">
            <text:p>740858562</text:p>
          </table:table-cell>
          <table:table-cell office:value-type="float" office:value="338802758" calcext:value-type="float">
            <text:p>338802758</text:p>
          </table:table-cell>
          <table:table-cell office:value-type="float" office:value="751745289" calcext:value-type="float">
            <text:p>751745289</text:p>
          </table:table-cell>
          <table:table-cell office:value-type="float" office:value="676036079" calcext:value-type="float">
            <text:p>676036079</text:p>
          </table:table-cell>
          <table:table-cell office:value-type="float" office:value="894393814" calcext:value-type="float">
            <text:p>894393814</text:p>
          </table:table-cell>
          <table:table-cell office:value-type="float" office:value="803456145" calcext:value-type="float">
            <text:p>803456145</text:p>
          </table:table-cell>
          <table:table-cell office:value-type="float" office:value="108485413" calcext:value-type="float">
            <text:p>108485413</text:p>
          </table:table-cell>
          <table:table-cell office:value-type="float" office:value="346933157" calcext:value-type="float">
            <text:p>346933157</text:p>
          </table:table-cell>
          <table:table-cell office:value-type="float" office:value="773193502" calcext:value-type="float">
            <text:p>773193502</text:p>
          </table:table-cell>
          <table:table-cell office:value-type="float" office:value="400614116" calcext:value-type="float">
            <text:p>400614116</text:p>
          </table:table-cell>
          <table:table-cell office:value-type="float" office:value="417679222" calcext:value-type="float">
            <text:p>417679222</text:p>
          </table:table-cell>
          <table:table-cell office:value-type="float" office:value="376406809" calcext:value-type="float">
            <text:p>376406809</text:p>
          </table:table-cell>
          <table:table-cell office:value-type="float" office:value="331847118" calcext:value-type="float">
            <text:p>331847118</text:p>
          </table:table-cell>
          <table:table-cell office:value-type="float" office:value="763299134" calcext:value-type="float">
            <text:p>763299134</text:p>
          </table:table-cell>
          <table:table-cell office:value-type="float" office:value="627781474" calcext:value-type="float">
            <text:p>627781474</text:p>
          </table:table-cell>
          <table:table-cell office:value-type="float" office:value="716092454" calcext:value-type="float">
            <text:p>716092454</text:p>
          </table:table-cell>
          <table:table-cell office:value-type="float" office:value="339263862" calcext:value-type="float">
            <text:p>339263862</text:p>
          </table:table-cell>
        </table:table-row>
        <table:table-row table:style-name="ro1">
          <table:table-cell office:value-type="float" office:value="636149254" calcext:value-type="float">
            <text:p>636149254</text:p>
          </table:table-cell>
          <table:table-cell office:value-type="float" office:value="396865318" calcext:value-type="float">
            <text:p>396865318</text:p>
          </table:table-cell>
          <table:table-cell office:value-type="float" office:value="775700976" calcext:value-type="float">
            <text:p>775700976</text:p>
          </table:table-cell>
          <table:table-cell office:value-type="float" office:value="562808779" calcext:value-type="float">
            <text:p>562808779</text:p>
          </table:table-cell>
          <table:table-cell office:value-type="float" office:value="998757847" calcext:value-type="float">
            <text:p>998757847</text:p>
          </table:table-cell>
          <table:table-cell office:value-type="float" office:value="151256097" calcext:value-type="float">
            <text:p>151256097</text:p>
          </table:table-cell>
          <table:table-cell office:value-type="float" office:value="305289083" calcext:value-type="float">
            <text:p>305289083</text:p>
          </table:table-cell>
          <table:table-cell office:value-type="float" office:value="385825684" calcext:value-type="float">
            <text:p>385825684</text:p>
          </table:table-cell>
          <table:table-cell office:value-type="float" office:value="882094253" calcext:value-type="float">
            <text:p>882094253</text:p>
          </table:table-cell>
          <table:table-cell office:value-type="float" office:value="459387395" calcext:value-type="float">
            <text:p>459387395</text:p>
          </table:table-cell>
          <table:table-cell office:value-type="float" office:value="595264206" calcext:value-type="float">
            <text:p>595264206</text:p>
          </table:table-cell>
          <table:table-cell office:value-type="float" office:value="732752535" calcext:value-type="float">
            <text:p>732752535</text:p>
          </table:table-cell>
          <table:table-cell office:value-type="float" office:value="979859037" calcext:value-type="float">
            <text:p>979859037</text:p>
          </table:table-cell>
          <table:table-cell office:value-type="float" office:value="888851874" calcext:value-type="float">
            <text:p>888851874</text:p>
          </table:table-cell>
          <table:table-cell office:value-type="float" office:value="198662620" calcext:value-type="float">
            <text:p>198662620</text:p>
          </table:table-cell>
          <table:table-cell office:value-type="float" office:value="148933872" calcext:value-type="float">
            <text:p>148933872</text:p>
          </table:table-cell>
          <table:table-cell office:value-type="float" office:value="503343463" calcext:value-type="float">
            <text:p>503343463</text:p>
          </table:table-cell>
          <table:table-cell office:value-type="float" office:value="643324444" calcext:value-type="float">
            <text:p>643324444</text:p>
          </table:table-cell>
          <table:table-cell office:value-type="float" office:value="782641395" calcext:value-type="float">
            <text:p>782641395</text:p>
          </table:table-cell>
          <table:table-cell office:value-type="float" office:value="607725984" calcext:value-type="float">
            <text:p>607725984</text:p>
          </table:table-cell>
          <table:table-cell office:value-type="float" office:value="726095177" calcext:value-type="float">
            <text:p>726095177</text:p>
          </table:table-cell>
          <table:table-cell office:value-type="float" office:value="992274541" calcext:value-type="float">
            <text:p>992274541</text:p>
          </table:table-cell>
          <table:table-cell office:value-type="float" office:value="725858777" calcext:value-type="float">
            <text:p>725858777</text:p>
          </table:table-cell>
          <table:table-cell office:value-type="float" office:value="123823807" calcext:value-type="float">
            <text:p>123823807</text:p>
          </table:table-cell>
          <table:table-cell office:value-type="float" office:value="332592585" calcext:value-type="float">
            <text:p>332592585</text:p>
          </table:table-cell>
          <table:table-cell office:value-type="float" office:value="895465343" calcext:value-type="float">
            <text:p>895465343</text:p>
          </table:table-cell>
          <table:table-cell office:value-type="float" office:value="333106185" calcext:value-type="float">
            <text:p>333106185</text:p>
          </table:table-cell>
          <table:table-cell office:value-type="float" office:value="589276802" calcext:value-type="float">
            <text:p>589276802</text:p>
          </table:table-cell>
          <table:table-cell office:value-type="float" office:value="591333157" calcext:value-type="float">
            <text:p>591333157</text:p>
          </table:table-cell>
          <table:table-cell office:value-type="float" office:value="348620242" calcext:value-type="float">
            <text:p>348620242</text:p>
          </table:table-cell>
          <table:table-cell office:value-type="float" office:value="767720019" calcext:value-type="float">
            <text:p>767720019</text:p>
          </table:table-cell>
          <table:table-cell office:value-type="float" office:value="584596025" calcext:value-type="float">
            <text:p>584596025</text:p>
          </table:table-cell>
        </table:table-row>
        <table:table-row table:style-name="ro1">
          <table:table-cell office:value-type="float" office:value="280993738" calcext:value-type="float">
            <text:p>280993738</text:p>
          </table:table-cell>
          <table:table-cell office:value-type="float" office:value="976118097" calcext:value-type="float">
            <text:p>976118097</text:p>
          </table:table-cell>
          <table:table-cell office:value-type="float" office:value="470853377" calcext:value-type="float">
            <text:p>470853377</text:p>
          </table:table-cell>
          <table:table-cell office:value-type="float" office:value="639695942" calcext:value-type="float">
            <text:p>639695942</text:p>
          </table:table-cell>
          <table:table-cell office:value-type="float" office:value="974621601" calcext:value-type="float">
            <text:p>974621601</text:p>
          </table:table-cell>
          <table:table-cell office:value-type="float" office:value="480370203" calcext:value-type="float">
            <text:p>480370203</text:p>
          </table:table-cell>
          <table:table-cell office:value-type="float" office:value="144918559" calcext:value-type="float">
            <text:p>144918559</text:p>
          </table:table-cell>
          <table:table-cell office:value-type="float" office:value="962490145" calcext:value-type="float">
            <text:p>962490145</text:p>
          </table:table-cell>
          <table:table-cell office:value-type="float" office:value="463134798" calcext:value-type="float">
            <text:p>463134798</text:p>
          </table:table-cell>
          <table:table-cell office:value-type="float" office:value="864150172" calcext:value-type="float">
            <text:p>864150172</text:p>
          </table:table-cell>
          <table:table-cell office:value-type="float" office:value="247677369" calcext:value-type="float">
            <text:p>247677369</text:p>
          </table:table-cell>
          <table:table-cell office:value-type="float" office:value="294994145" calcext:value-type="float">
            <text:p>294994145</text:p>
          </table:table-cell>
          <table:table-cell office:value-type="float" office:value="481932996" calcext:value-type="float">
            <text:p>481932996</text:p>
          </table:table-cell>
          <table:table-cell office:value-type="float" office:value="487698366" calcext:value-type="float">
            <text:p>487698366</text:p>
          </table:table-cell>
          <table:table-cell office:value-type="float" office:value="902527163" calcext:value-type="float">
            <text:p>902527163</text:p>
          </table:table-cell>
          <table:table-cell office:value-type="float" office:value="590126715" calcext:value-type="float">
            <text:p>590126715</text:p>
          </table:table-cell>
          <table:table-cell office:value-type="float" office:value="801605549" calcext:value-type="float">
            <text:p>801605549</text:p>
          </table:table-cell>
          <table:table-cell office:value-type="float" office:value="391064643" calcext:value-type="float">
            <text:p>391064643</text:p>
          </table:table-cell>
          <table:table-cell office:value-type="float" office:value="784473157" calcext:value-type="float">
            <text:p>784473157</text:p>
          </table:table-cell>
          <table:table-cell office:value-type="float" office:value="477360428" calcext:value-type="float">
            <text:p>477360428</text:p>
          </table:table-cell>
          <table:table-cell office:value-type="float" office:value="615745060" calcext:value-type="float">
            <text:p>615745060</text:p>
          </table:table-cell>
          <table:table-cell office:value-type="float" office:value="656682139" calcext:value-type="float">
            <text:p>656682139</text:p>
          </table:table-cell>
          <table:table-cell office:value-type="float" office:value="510755494" calcext:value-type="float">
            <text:p>510755494</text:p>
          </table:table-cell>
          <table:table-cell office:value-type="float" office:value="885466378" calcext:value-type="float">
            <text:p>885466378</text:p>
          </table:table-cell>
          <table:table-cell office:value-type="float" office:value="144859581" calcext:value-type="float">
            <text:p>144859581</text:p>
          </table:table-cell>
          <table:table-cell office:value-type="float" office:value="485342295" calcext:value-type="float">
            <text:p>485342295</text:p>
          </table:table-cell>
          <table:table-cell office:value-type="float" office:value="631923142" calcext:value-type="float">
            <text:p>631923142</text:p>
          </table:table-cell>
          <table:table-cell office:value-type="float" office:value="636341750" calcext:value-type="float">
            <text:p>636341750</text:p>
          </table:table-cell>
          <table:table-cell office:value-type="float" office:value="507187335" calcext:value-type="float">
            <text:p>507187335</text:p>
          </table:table-cell>
          <table:table-cell office:value-type="float" office:value="950303058" calcext:value-type="float">
            <text:p>950303058</text:p>
          </table:table-cell>
          <table:table-cell office:value-type="float" office:value="302543332" calcext:value-type="float">
            <text:p>302543332</text:p>
          </table:table-cell>
          <table:table-cell office:value-type="float" office:value="730187724" calcext:value-type="float">
            <text:p>730187724</text:p>
          </table:table-cell>
        </table:table-row>
        <table:table-row table:style-name="ro1">
          <table:table-cell office:value-type="float" office:value="757186293" calcext:value-type="float">
            <text:p>757186293</text:p>
          </table:table-cell>
          <table:table-cell office:value-type="float" office:value="805914668" calcext:value-type="float">
            <text:p>805914668</text:p>
          </table:table-cell>
          <table:table-cell office:value-type="float" office:value="944443060" calcext:value-type="float">
            <text:p>944443060</text:p>
          </table:table-cell>
          <table:table-cell office:value-type="float" office:value="594850311" calcext:value-type="float">
            <text:p>594850311</text:p>
          </table:table-cell>
          <table:table-cell office:value-type="float" office:value="127439874" calcext:value-type="float">
            <text:p>127439874</text:p>
          </table:table-cell>
          <table:table-cell office:value-type="float" office:value="787555335" calcext:value-type="float">
            <text:p>787555335</text:p>
          </table:table-cell>
          <table:table-cell office:value-type="float" office:value="452347608" calcext:value-type="float">
            <text:p>452347608</text:p>
          </table:table-cell>
          <table:table-cell office:value-type="float" office:value="521538174" calcext:value-type="float">
            <text:p>521538174</text:p>
          </table:table-cell>
          <table:table-cell office:value-type="float" office:value="582179177" calcext:value-type="float">
            <text:p>582179177</text:p>
          </table:table-cell>
          <table:table-cell office:value-type="float" office:value="117903213" calcext:value-type="float">
            <text:p>117903213</text:p>
          </table:table-cell>
          <table:table-cell office:value-type="float" office:value="187680124" calcext:value-type="float">
            <text:p>187680124</text:p>
          </table:table-cell>
          <table:table-cell office:value-type="float" office:value="221451690" calcext:value-type="float">
            <text:p>221451690</text:p>
          </table:table-cell>
          <table:table-cell office:value-type="float" office:value="215308433" calcext:value-type="float">
            <text:p>215308433</text:p>
          </table:table-cell>
          <table:table-cell office:value-type="float" office:value="477434972" calcext:value-type="float">
            <text:p>477434972</text:p>
          </table:table-cell>
          <table:table-cell office:value-type="float" office:value="766456378" calcext:value-type="float">
            <text:p>766456378</text:p>
          </table:table-cell>
          <table:table-cell office:value-type="float" office:value="822135659" calcext:value-type="float">
            <text:p>822135659</text:p>
          </table:table-cell>
          <table:table-cell office:value-type="float" office:value="657741545" calcext:value-type="float">
            <text:p>657741545</text:p>
          </table:table-cell>
          <table:table-cell office:value-type="float" office:value="226068902" calcext:value-type="float">
            <text:p>226068902</text:p>
          </table:table-cell>
          <table:table-cell office:value-type="float" office:value="851908435" calcext:value-type="float">
            <text:p>851908435</text:p>
          </table:table-cell>
          <table:table-cell office:value-type="float" office:value="765705608" calcext:value-type="float">
            <text:p>765705608</text:p>
          </table:table-cell>
          <table:table-cell office:value-type="float" office:value="765649775" calcext:value-type="float">
            <text:p>765649775</text:p>
          </table:table-cell>
          <table:table-cell office:value-type="float" office:value="952628158" calcext:value-type="float">
            <text:p>952628158</text:p>
          </table:table-cell>
          <table:table-cell office:value-type="float" office:value="657873886" calcext:value-type="float">
            <text:p>657873886</text:p>
          </table:table-cell>
          <table:table-cell office:value-type="float" office:value="326702925" calcext:value-type="float">
            <text:p>326702925</text:p>
          </table:table-cell>
          <table:table-cell office:value-type="float" office:value="826899151" calcext:value-type="float">
            <text:p>826899151</text:p>
          </table:table-cell>
          <table:table-cell office:value-type="float" office:value="418127177" calcext:value-type="float">
            <text:p>418127177</text:p>
          </table:table-cell>
          <table:table-cell office:value-type="float" office:value="622823126" calcext:value-type="float">
            <text:p>622823126</text:p>
          </table:table-cell>
          <table:table-cell office:value-type="float" office:value="213920808" calcext:value-type="float">
            <text:p>213920808</text:p>
          </table:table-cell>
          <table:table-cell office:value-type="float" office:value="372295869" calcext:value-type="float">
            <text:p>372295869</text:p>
          </table:table-cell>
          <table:table-cell office:value-type="float" office:value="259194019" calcext:value-type="float">
            <text:p>259194019</text:p>
          </table:table-cell>
          <table:table-cell office:value-type="float" office:value="148909859" calcext:value-type="float">
            <text:p>148909859</text:p>
          </table:table-cell>
          <table:table-cell office:value-type="float" office:value="722634005" calcext:value-type="float">
            <text:p>722634005</text:p>
          </table:table-cell>
        </table:table-row>
        <table:table-row table:style-name="ro1">
          <table:table-cell office:value-type="float" office:value="866128770" calcext:value-type="float">
            <text:p>866128770</text:p>
          </table:table-cell>
          <table:table-cell office:value-type="float" office:value="368553895" calcext:value-type="float">
            <text:p>368553895</text:p>
          </table:table-cell>
          <table:table-cell office:value-type="float" office:value="899126102" calcext:value-type="float">
            <text:p>899126102</text:p>
          </table:table-cell>
          <table:table-cell office:value-type="float" office:value="876284724" calcext:value-type="float">
            <text:p>876284724</text:p>
          </table:table-cell>
          <table:table-cell office:value-type="float" office:value="623195227" calcext:value-type="float">
            <text:p>623195227</text:p>
          </table:table-cell>
          <table:table-cell office:value-type="float" office:value="721909700" calcext:value-type="float">
            <text:p>721909700</text:p>
          </table:table-cell>
          <table:table-cell office:value-type="float" office:value="432105574" calcext:value-type="float">
            <text:p>432105574</text:p>
          </table:table-cell>
          <table:table-cell office:value-type="float" office:value="162980519" calcext:value-type="float">
            <text:p>162980519</text:p>
          </table:table-cell>
          <table:table-cell office:value-type="float" office:value="397583529" calcext:value-type="float">
            <text:p>397583529</text:p>
          </table:table-cell>
          <table:table-cell office:value-type="float" office:value="682068935" calcext:value-type="float">
            <text:p>682068935</text:p>
          </table:table-cell>
          <table:table-cell office:value-type="float" office:value="818168811" calcext:value-type="float">
            <text:p>818168811</text:p>
          </table:table-cell>
          <table:table-cell office:value-type="float" office:value="982937456" calcext:value-type="float">
            <text:p>982937456</text:p>
          </table:table-cell>
          <table:table-cell office:value-type="float" office:value="393135960" calcext:value-type="float">
            <text:p>393135960</text:p>
          </table:table-cell>
          <table:table-cell office:value-type="float" office:value="178105372" calcext:value-type="float">
            <text:p>178105372</text:p>
          </table:table-cell>
          <table:table-cell office:value-type="float" office:value="100961750" calcext:value-type="float">
            <text:p>100961750</text:p>
          </table:table-cell>
          <table:table-cell office:value-type="float" office:value="377108415" calcext:value-type="float">
            <text:p>377108415</text:p>
          </table:table-cell>
          <table:table-cell office:value-type="float" office:value="362651423" calcext:value-type="float">
            <text:p>362651423</text:p>
          </table:table-cell>
          <table:table-cell office:value-type="float" office:value="521344515" calcext:value-type="float">
            <text:p>521344515</text:p>
          </table:table-cell>
          <table:table-cell office:value-type="float" office:value="510504558" calcext:value-type="float">
            <text:p>510504558</text:p>
          </table:table-cell>
          <table:table-cell office:value-type="float" office:value="643474855" calcext:value-type="float">
            <text:p>643474855</text:p>
          </table:table-cell>
          <table:table-cell office:value-type="float" office:value="511332264" calcext:value-type="float">
            <text:p>511332264</text:p>
          </table:table-cell>
          <table:table-cell office:value-type="float" office:value="623908395" calcext:value-type="float">
            <text:p>623908395</text:p>
          </table:table-cell>
          <table:table-cell office:value-type="float" office:value="601651448" calcext:value-type="float">
            <text:p>601651448</text:p>
          </table:table-cell>
          <table:table-cell office:value-type="float" office:value="701075105" calcext:value-type="float">
            <text:p>701075105</text:p>
          </table:table-cell>
          <table:table-cell office:value-type="float" office:value="493057306" calcext:value-type="float">
            <text:p>493057306</text:p>
          </table:table-cell>
          <table:table-cell office:value-type="float" office:value="706705636" calcext:value-type="float">
            <text:p>706705636</text:p>
          </table:table-cell>
          <table:table-cell office:value-type="float" office:value="251488865" calcext:value-type="float">
            <text:p>251488865</text:p>
          </table:table-cell>
          <table:table-cell office:value-type="float" office:value="763550092" calcext:value-type="float">
            <text:p>763550092</text:p>
          </table:table-cell>
          <table:table-cell office:value-type="float" office:value="813701900" calcext:value-type="float">
            <text:p>813701900</text:p>
          </table:table-cell>
          <table:table-cell office:value-type="float" office:value="345491142" calcext:value-type="float">
            <text:p>345491142</text:p>
          </table:table-cell>
          <table:table-cell office:value-type="float" office:value="912731731" calcext:value-type="float">
            <text:p>912731731</text:p>
          </table:table-cell>
          <table:table-cell office:value-type="float" office:value="485510096" calcext:value-type="float">
            <text:p>485510096</text:p>
          </table:table-cell>
        </table:table-row>
        <table:table-row table:style-name="ro1">
          <table:table-cell office:value-type="float" office:value="793962652" calcext:value-type="float">
            <text:p>793962652</text:p>
          </table:table-cell>
          <table:table-cell office:value-type="float" office:value="102583063" calcext:value-type="float">
            <text:p>102583063</text:p>
          </table:table-cell>
          <table:table-cell office:value-type="float" office:value="307486673" calcext:value-type="float">
            <text:p>307486673</text:p>
          </table:table-cell>
          <table:table-cell office:value-type="float" office:value="358808273" calcext:value-type="float">
            <text:p>358808273</text:p>
          </table:table-cell>
          <table:table-cell office:value-type="float" office:value="675465802" calcext:value-type="float">
            <text:p>675465802</text:p>
          </table:table-cell>
          <table:table-cell office:value-type="float" office:value="945116041" calcext:value-type="float">
            <text:p>945116041</text:p>
          </table:table-cell>
          <table:table-cell office:value-type="float" office:value="906126560" calcext:value-type="float">
            <text:p>906126560</text:p>
          </table:table-cell>
          <table:table-cell office:value-type="float" office:value="323365491" calcext:value-type="float">
            <text:p>323365491</text:p>
          </table:table-cell>
          <table:table-cell office:value-type="float" office:value="160917738" calcext:value-type="float">
            <text:p>160917738</text:p>
          </table:table-cell>
          <table:table-cell office:value-type="float" office:value="371414084" calcext:value-type="float">
            <text:p>371414084</text:p>
          </table:table-cell>
          <table:table-cell office:value-type="float" office:value="410295086" calcext:value-type="float">
            <text:p>410295086</text:p>
          </table:table-cell>
          <table:table-cell office:value-type="float" office:value="496841687" calcext:value-type="float">
            <text:p>496841687</text:p>
          </table:table-cell>
          <table:table-cell office:value-type="float" office:value="321058177" calcext:value-type="float">
            <text:p>321058177</text:p>
          </table:table-cell>
          <table:table-cell office:value-type="float" office:value="437438814" calcext:value-type="float">
            <text:p>437438814</text:p>
          </table:table-cell>
          <table:table-cell office:value-type="float" office:value="230257212" calcext:value-type="float">
            <text:p>230257212</text:p>
          </table:table-cell>
          <table:table-cell office:value-type="float" office:value="187364316" calcext:value-type="float">
            <text:p>187364316</text:p>
          </table:table-cell>
          <table:table-cell office:value-type="float" office:value="999027899" calcext:value-type="float">
            <text:p>999027899</text:p>
          </table:table-cell>
          <table:table-cell office:value-type="float" office:value="549177998" calcext:value-type="float">
            <text:p>549177998</text:p>
          </table:table-cell>
          <table:table-cell office:value-type="float" office:value="916546344" calcext:value-type="float">
            <text:p>916546344</text:p>
          </table:table-cell>
          <table:table-cell office:value-type="float" office:value="382149404" calcext:value-type="float">
            <text:p>382149404</text:p>
          </table:table-cell>
          <table:table-cell office:value-type="float" office:value="951391828" calcext:value-type="float">
            <text:p>951391828</text:p>
          </table:table-cell>
          <table:table-cell office:value-type="float" office:value="157447502" calcext:value-type="float">
            <text:p>157447502</text:p>
          </table:table-cell>
          <table:table-cell office:value-type="float" office:value="372284253" calcext:value-type="float">
            <text:p>372284253</text:p>
          </table:table-cell>
          <table:table-cell office:value-type="float" office:value="865611529" calcext:value-type="float">
            <text:p>865611529</text:p>
          </table:table-cell>
          <table:table-cell office:value-type="float" office:value="161721017" calcext:value-type="float">
            <text:p>161721017</text:p>
          </table:table-cell>
          <table:table-cell office:value-type="float" office:value="538186896" calcext:value-type="float">
            <text:p>538186896</text:p>
          </table:table-cell>
          <table:table-cell office:value-type="float" office:value="206373485" calcext:value-type="float">
            <text:p>206373485</text:p>
          </table:table-cell>
          <table:table-cell office:value-type="float" office:value="671146731" calcext:value-type="float">
            <text:p>671146731</text:p>
          </table:table-cell>
          <table:table-cell office:value-type="float" office:value="974226083" calcext:value-type="float">
            <text:p>974226083</text:p>
          </table:table-cell>
          <table:table-cell office:value-type="float" office:value="703476168" calcext:value-type="float">
            <text:p>703476168</text:p>
          </table:table-cell>
          <table:table-cell office:value-type="float" office:value="481937564" calcext:value-type="float">
            <text:p>481937564</text:p>
          </table:table-cell>
          <table:table-cell office:value-type="float" office:value="295700855" calcext:value-type="float">
            <text:p>295700855</text:p>
          </table:table-cell>
        </table:table-row>
        <table:table-row table:style-name="ro1">
          <table:table-cell office:value-type="float" office:value="711944269" calcext:value-type="float">
            <text:p>711944269</text:p>
          </table:table-cell>
          <table:table-cell office:value-type="float" office:value="737121849" calcext:value-type="float">
            <text:p>737121849</text:p>
          </table:table-cell>
          <table:table-cell office:value-type="float" office:value="678639383" calcext:value-type="float">
            <text:p>678639383</text:p>
          </table:table-cell>
          <table:table-cell office:value-type="float" office:value="759120337" calcext:value-type="float">
            <text:p>759120337</text:p>
          </table:table-cell>
          <table:table-cell office:value-type="float" office:value="636843251" calcext:value-type="float">
            <text:p>636843251</text:p>
          </table:table-cell>
          <table:table-cell office:value-type="float" office:value="232509399" calcext:value-type="float">
            <text:p>232509399</text:p>
          </table:table-cell>
          <table:table-cell office:value-type="float" office:value="155588050" calcext:value-type="float">
            <text:p>155588050</text:p>
          </table:table-cell>
          <table:table-cell office:value-type="float" office:value="356799519" calcext:value-type="float">
            <text:p>356799519</text:p>
          </table:table-cell>
          <table:table-cell office:value-type="float" office:value="931879640" calcext:value-type="float">
            <text:p>931879640</text:p>
          </table:table-cell>
          <table:table-cell office:value-type="float" office:value="106893917" calcext:value-type="float">
            <text:p>106893917</text:p>
          </table:table-cell>
          <table:table-cell office:value-type="float" office:value="107728114" calcext:value-type="float">
            <text:p>107728114</text:p>
          </table:table-cell>
          <table:table-cell office:value-type="float" office:value="527468457" calcext:value-type="float">
            <text:p>527468457</text:p>
          </table:table-cell>
          <table:table-cell office:value-type="float" office:value="395149291" calcext:value-type="float">
            <text:p>395149291</text:p>
          </table:table-cell>
          <table:table-cell office:value-type="float" office:value="993987381" calcext:value-type="float">
            <text:p>993987381</text:p>
          </table:table-cell>
          <table:table-cell office:value-type="float" office:value="347232271" calcext:value-type="float">
            <text:p>347232271</text:p>
          </table:table-cell>
          <table:table-cell office:value-type="float" office:value="889562989" calcext:value-type="float">
            <text:p>889562989</text:p>
          </table:table-cell>
          <table:table-cell office:value-type="float" office:value="301332112" calcext:value-type="float">
            <text:p>301332112</text:p>
          </table:table-cell>
          <table:table-cell office:value-type="float" office:value="856719743" calcext:value-type="float">
            <text:p>856719743</text:p>
          </table:table-cell>
          <table:table-cell office:value-type="float" office:value="912788403" calcext:value-type="float">
            <text:p>912788403</text:p>
          </table:table-cell>
          <table:table-cell office:value-type="float" office:value="407446253" calcext:value-type="float">
            <text:p>407446253</text:p>
          </table:table-cell>
          <table:table-cell office:value-type="float" office:value="843172785" calcext:value-type="float">
            <text:p>843172785</text:p>
          </table:table-cell>
          <table:table-cell office:value-type="float" office:value="277029221" calcext:value-type="float">
            <text:p>277029221</text:p>
          </table:table-cell>
          <table:table-cell office:value-type="float" office:value="173922797" calcext:value-type="float">
            <text:p>173922797</text:p>
          </table:table-cell>
          <table:table-cell office:value-type="float" office:value="131113440" calcext:value-type="float">
            <text:p>131113440</text:p>
          </table:table-cell>
          <table:table-cell office:value-type="float" office:value="923445641" calcext:value-type="float">
            <text:p>923445641</text:p>
          </table:table-cell>
          <table:table-cell office:value-type="float" office:value="131700486" calcext:value-type="float">
            <text:p>131700486</text:p>
          </table:table-cell>
          <table:table-cell office:value-type="float" office:value="837295660" calcext:value-type="float">
            <text:p>837295660</text:p>
          </table:table-cell>
          <table:table-cell office:value-type="float" office:value="106229137" calcext:value-type="float">
            <text:p>106229137</text:p>
          </table:table-cell>
          <table:table-cell office:value-type="float" office:value="695437314" calcext:value-type="float">
            <text:p>695437314</text:p>
          </table:table-cell>
          <table:table-cell office:value-type="float" office:value="170140632" calcext:value-type="float">
            <text:p>170140632</text:p>
          </table:table-cell>
          <table:table-cell office:value-type="float" office:value="480748602" calcext:value-type="float">
            <text:p>480748602</text:p>
          </table:table-cell>
          <table:table-cell office:value-type="float" office:value="791427041" calcext:value-type="float">
            <text:p>791427041</text:p>
          </table:table-cell>
        </table:table-row>
        <table:table-row table:style-name="ro1">
          <table:table-cell office:value-type="float" office:value="769616659" calcext:value-type="float">
            <text:p>769616659</text:p>
          </table:table-cell>
          <table:table-cell office:value-type="float" office:value="270823383" calcext:value-type="float">
            <text:p>270823383</text:p>
          </table:table-cell>
          <table:table-cell office:value-type="float" office:value="519635911" calcext:value-type="float">
            <text:p>519635911</text:p>
          </table:table-cell>
          <table:table-cell office:value-type="float" office:value="844381869" calcext:value-type="float">
            <text:p>844381869</text:p>
          </table:table-cell>
          <table:table-cell office:value-type="float" office:value="361295776" calcext:value-type="float">
            <text:p>361295776</text:p>
          </table:table-cell>
          <table:table-cell office:value-type="float" office:value="723082528" calcext:value-type="float">
            <text:p>723082528</text:p>
          </table:table-cell>
          <table:table-cell office:value-type="float" office:value="496510208" calcext:value-type="float">
            <text:p>496510208</text:p>
          </table:table-cell>
          <table:table-cell office:value-type="float" office:value="611439971" calcext:value-type="float">
            <text:p>611439971</text:p>
          </table:table-cell>
          <table:table-cell office:value-type="float" office:value="582956610" calcext:value-type="float">
            <text:p>582956610</text:p>
          </table:table-cell>
          <table:table-cell office:value-type="float" office:value="440456504" calcext:value-type="float">
            <text:p>440456504</text:p>
          </table:table-cell>
          <table:table-cell office:value-type="float" office:value="848046982" calcext:value-type="float">
            <text:p>848046982</text:p>
          </table:table-cell>
          <table:table-cell office:value-type="float" office:value="391621815" calcext:value-type="float">
            <text:p>391621815</text:p>
          </table:table-cell>
          <table:table-cell office:value-type="float" office:value="306243307" calcext:value-type="float">
            <text:p>306243307</text:p>
          </table:table-cell>
          <table:table-cell office:value-type="float" office:value="983266920" calcext:value-type="float">
            <text:p>983266920</text:p>
          </table:table-cell>
          <table:table-cell office:value-type="float" office:value="580050380" calcext:value-type="float">
            <text:p>580050380</text:p>
          </table:table-cell>
          <table:table-cell office:value-type="float" office:value="367346782" calcext:value-type="float">
            <text:p>367346782</text:p>
          </table:table-cell>
          <table:table-cell office:value-type="float" office:value="606235860" calcext:value-type="float">
            <text:p>606235860</text:p>
          </table:table-cell>
          <table:table-cell office:value-type="float" office:value="735189420" calcext:value-type="float">
            <text:p>735189420</text:p>
          </table:table-cell>
          <table:table-cell office:value-type="float" office:value="414240787" calcext:value-type="float">
            <text:p>414240787</text:p>
          </table:table-cell>
          <table:table-cell office:value-type="float" office:value="349502192" calcext:value-type="float">
            <text:p>349502192</text:p>
          </table:table-cell>
          <table:table-cell office:value-type="float" office:value="553634280" calcext:value-type="float">
            <text:p>553634280</text:p>
          </table:table-cell>
          <table:table-cell office:value-type="float" office:value="924724498" calcext:value-type="float">
            <text:p>924724498</text:p>
          </table:table-cell>
          <table:table-cell office:value-type="float" office:value="393141272" calcext:value-type="float">
            <text:p>393141272</text:p>
          </table:table-cell>
          <table:table-cell office:value-type="float" office:value="501337317" calcext:value-type="float">
            <text:p>501337317</text:p>
          </table:table-cell>
          <table:table-cell office:value-type="float" office:value="701577008" calcext:value-type="float">
            <text:p>701577008</text:p>
          </table:table-cell>
          <table:table-cell office:value-type="float" office:value="977089477" calcext:value-type="float">
            <text:p>977089477</text:p>
          </table:table-cell>
          <table:table-cell office:value-type="float" office:value="504102946" calcext:value-type="float">
            <text:p>504102946</text:p>
          </table:table-cell>
          <table:table-cell office:value-type="float" office:value="940517134" calcext:value-type="float">
            <text:p>940517134</text:p>
          </table:table-cell>
          <table:table-cell office:value-type="float" office:value="321235068" calcext:value-type="float">
            <text:p>321235068</text:p>
          </table:table-cell>
          <table:table-cell office:value-type="float" office:value="186514715" calcext:value-type="float">
            <text:p>186514715</text:p>
          </table:table-cell>
          <table:table-cell office:value-type="float" office:value="746804683" calcext:value-type="float">
            <text:p>746804683</text:p>
          </table:table-cell>
          <table:table-cell office:value-type="float" office:value="612659267" calcext:value-type="float">
            <text:p>612659267</text:p>
          </table:table-cell>
        </table:table-row>
        <table:table-row table:style-name="ro1">
          <table:table-cell office:value-type="float" office:value="586383641" calcext:value-type="float">
            <text:p>586383641</text:p>
          </table:table-cell>
          <table:table-cell office:value-type="float" office:value="211117808" calcext:value-type="float">
            <text:p>211117808</text:p>
          </table:table-cell>
          <table:table-cell office:value-type="float" office:value="649494630" calcext:value-type="float">
            <text:p>649494630</text:p>
          </table:table-cell>
          <table:table-cell office:value-type="float" office:value="913977254" calcext:value-type="float">
            <text:p>913977254</text:p>
          </table:table-cell>
          <table:table-cell office:value-type="float" office:value="559254809" calcext:value-type="float">
            <text:p>559254809</text:p>
          </table:table-cell>
          <table:table-cell office:value-type="float" office:value="471698771" calcext:value-type="float">
            <text:p>471698771</text:p>
          </table:table-cell>
          <table:table-cell office:value-type="float" office:value="725239643" calcext:value-type="float">
            <text:p>725239643</text:p>
          </table:table-cell>
          <table:table-cell office:value-type="float" office:value="694370971" calcext:value-type="float">
            <text:p>694370971</text:p>
          </table:table-cell>
          <table:table-cell office:value-type="float" office:value="390656665" calcext:value-type="float">
            <text:p>390656665</text:p>
          </table:table-cell>
          <table:table-cell office:value-type="float" office:value="994845698" calcext:value-type="float">
            <text:p>994845698</text:p>
          </table:table-cell>
          <table:table-cell office:value-type="float" office:value="129325895" calcext:value-type="float">
            <text:p>129325895</text:p>
          </table:table-cell>
          <table:table-cell office:value-type="float" office:value="493671444" calcext:value-type="float">
            <text:p>493671444</text:p>
          </table:table-cell>
          <table:table-cell office:value-type="float" office:value="915687073" calcext:value-type="float">
            <text:p>915687073</text:p>
          </table:table-cell>
          <table:table-cell office:value-type="float" office:value="908200003" calcext:value-type="float">
            <text:p>908200003</text:p>
          </table:table-cell>
          <table:table-cell office:value-type="float" office:value="818783189" calcext:value-type="float">
            <text:p>818783189</text:p>
          </table:table-cell>
          <table:table-cell office:value-type="float" office:value="730947516" calcext:value-type="float">
            <text:p>730947516</text:p>
          </table:table-cell>
          <table:table-cell office:value-type="float" office:value="459445541" calcext:value-type="float">
            <text:p>459445541</text:p>
          </table:table-cell>
          <table:table-cell office:value-type="float" office:value="791617674" calcext:value-type="float">
            <text:p>791617674</text:p>
          </table:table-cell>
          <table:table-cell office:value-type="float" office:value="799618628" calcext:value-type="float">
            <text:p>799618628</text:p>
          </table:table-cell>
          <table:table-cell office:value-type="float" office:value="607421351" calcext:value-type="float">
            <text:p>607421351</text:p>
          </table:table-cell>
          <table:table-cell office:value-type="float" office:value="237059917" calcext:value-type="float">
            <text:p>237059917</text:p>
          </table:table-cell>
          <table:table-cell office:value-type="float" office:value="850266089" calcext:value-type="float">
            <text:p>850266089</text:p>
          </table:table-cell>
          <table:table-cell office:value-type="float" office:value="476992514" calcext:value-type="float">
            <text:p>476992514</text:p>
          </table:table-cell>
          <table:table-cell office:value-type="float" office:value="951501685" calcext:value-type="float">
            <text:p>951501685</text:p>
          </table:table-cell>
          <table:table-cell office:value-type="float" office:value="806239515" calcext:value-type="float">
            <text:p>806239515</text:p>
          </table:table-cell>
          <table:table-cell office:value-type="float" office:value="653279093" calcext:value-type="float">
            <text:p>653279093</text:p>
          </table:table-cell>
          <table:table-cell office:value-type="float" office:value="317487242" calcext:value-type="float">
            <text:p>317487242</text:p>
          </table:table-cell>
          <table:table-cell office:value-type="float" office:value="286622006" calcext:value-type="float">
            <text:p>286622006</text:p>
          </table:table-cell>
          <table:table-cell office:value-type="float" office:value="315628140" calcext:value-type="float">
            <text:p>315628140</text:p>
          </table:table-cell>
          <table:table-cell office:value-type="float" office:value="606275033" calcext:value-type="float">
            <text:p>606275033</text:p>
          </table:table-cell>
          <table:table-cell office:value-type="float" office:value="268327991" calcext:value-type="float">
            <text:p>268327991</text:p>
          </table:table-cell>
          <table:table-cell office:value-type="float" office:value="158697553" calcext:value-type="float">
            <text:p>158697553</text:p>
          </table:table-cell>
        </table:table-row>
        <table:table-row table:style-name="ro1">
          <table:table-cell office:value-type="float" office:value="387501998" calcext:value-type="float">
            <text:p>387501998</text:p>
          </table:table-cell>
          <table:table-cell office:value-type="float" office:value="377468442" calcext:value-type="float">
            <text:p>377468442</text:p>
          </table:table-cell>
          <table:table-cell office:value-type="float" office:value="292585844" calcext:value-type="float">
            <text:p>292585844</text:p>
          </table:table-cell>
          <table:table-cell office:value-type="float" office:value="643368295" calcext:value-type="float">
            <text:p>643368295</text:p>
          </table:table-cell>
          <table:table-cell office:value-type="float" office:value="335027239" calcext:value-type="float">
            <text:p>335027239</text:p>
          </table:table-cell>
          <table:table-cell office:value-type="float" office:value="600133079" calcext:value-type="float">
            <text:p>600133079</text:p>
          </table:table-cell>
          <table:table-cell office:value-type="float" office:value="344998592" calcext:value-type="float">
            <text:p>344998592</text:p>
          </table:table-cell>
          <table:table-cell office:value-type="float" office:value="562029721" calcext:value-type="float">
            <text:p>562029721</text:p>
          </table:table-cell>
          <table:table-cell office:value-type="float" office:value="321039215" calcext:value-type="float">
            <text:p>321039215</text:p>
          </table:table-cell>
          <table:table-cell office:value-type="float" office:value="548603509" calcext:value-type="float">
            <text:p>548603509</text:p>
          </table:table-cell>
          <table:table-cell office:value-type="float" office:value="431498155" calcext:value-type="float">
            <text:p>431498155</text:p>
          </table:table-cell>
          <table:table-cell office:value-type="float" office:value="252035110" calcext:value-type="float">
            <text:p>252035110</text:p>
          </table:table-cell>
          <table:table-cell office:value-type="float" office:value="199809499" calcext:value-type="float">
            <text:p>199809499</text:p>
          </table:table-cell>
          <table:table-cell office:value-type="float" office:value="867894772" calcext:value-type="float">
            <text:p>867894772</text:p>
          </table:table-cell>
          <table:table-cell office:value-type="float" office:value="136206224" calcext:value-type="float">
            <text:p>136206224</text:p>
          </table:table-cell>
          <table:table-cell office:value-type="float" office:value="202497241" calcext:value-type="float">
            <text:p>202497241</text:p>
          </table:table-cell>
          <table:table-cell office:value-type="float" office:value="162401719" calcext:value-type="float">
            <text:p>162401719</text:p>
          </table:table-cell>
          <table:table-cell office:value-type="float" office:value="690874766" calcext:value-type="float">
            <text:p>690874766</text:p>
          </table:table-cell>
          <table:table-cell office:value-type="float" office:value="294056209" calcext:value-type="float">
            <text:p>294056209</text:p>
          </table:table-cell>
          <table:table-cell office:value-type="float" office:value="692913910" calcext:value-type="float">
            <text:p>692913910</text:p>
          </table:table-cell>
          <table:table-cell office:value-type="float" office:value="685657540" calcext:value-type="float">
            <text:p>685657540</text:p>
          </table:table-cell>
          <table:table-cell office:value-type="float" office:value="805080204" calcext:value-type="float">
            <text:p>805080204</text:p>
          </table:table-cell>
          <table:table-cell office:value-type="float" office:value="504309614" calcext:value-type="float">
            <text:p>504309614</text:p>
          </table:table-cell>
          <table:table-cell office:value-type="float" office:value="317347834" calcext:value-type="float">
            <text:p>317347834</text:p>
          </table:table-cell>
          <table:table-cell office:value-type="float" office:value="179141961" calcext:value-type="float">
            <text:p>179141961</text:p>
          </table:table-cell>
          <table:table-cell office:value-type="float" office:value="309178248" calcext:value-type="float">
            <text:p>309178248</text:p>
          </table:table-cell>
          <table:table-cell office:value-type="float" office:value="209319766" calcext:value-type="float">
            <text:p>209319766</text:p>
          </table:table-cell>
          <table:table-cell office:value-type="float" office:value="563840794" calcext:value-type="float">
            <text:p>563840794</text:p>
          </table:table-cell>
          <table:table-cell office:value-type="float" office:value="712857290" calcext:value-type="float">
            <text:p>712857290</text:p>
          </table:table-cell>
          <table:table-cell office:value-type="float" office:value="452631323" calcext:value-type="float">
            <text:p>452631323</text:p>
          </table:table-cell>
          <table:table-cell office:value-type="float" office:value="150636547" calcext:value-type="float">
            <text:p>150636547</text:p>
          </table:table-cell>
          <table:table-cell office:value-type="float" office:value="275383943" calcext:value-type="float">
            <text:p>275383943</text:p>
          </table:table-cell>
        </table:table-row>
        <table:table-row table:style-name="ro1">
          <table:table-cell office:value-type="float" office:value="766917518" calcext:value-type="float">
            <text:p>766917518</text:p>
          </table:table-cell>
          <table:table-cell office:value-type="float" office:value="129146816" calcext:value-type="float">
            <text:p>129146816</text:p>
          </table:table-cell>
          <table:table-cell office:value-type="float" office:value="135210467" calcext:value-type="float">
            <text:p>135210467</text:p>
          </table:table-cell>
          <table:table-cell office:value-type="float" office:value="532325648" calcext:value-type="float">
            <text:p>532325648</text:p>
          </table:table-cell>
          <table:table-cell office:value-type="float" office:value="275683653" calcext:value-type="float">
            <text:p>275683653</text:p>
          </table:table-cell>
          <table:table-cell office:value-type="float" office:value="115115384" calcext:value-type="float">
            <text:p>115115384</text:p>
          </table:table-cell>
          <table:table-cell office:value-type="float" office:value="117058142" calcext:value-type="float">
            <text:p>117058142</text:p>
          </table:table-cell>
          <table:table-cell office:value-type="float" office:value="984414519" calcext:value-type="float">
            <text:p>984414519</text:p>
          </table:table-cell>
          <table:table-cell office:value-type="float" office:value="106740140" calcext:value-type="float">
            <text:p>106740140</text:p>
          </table:table-cell>
          <table:table-cell office:value-type="float" office:value="580562692" calcext:value-type="float">
            <text:p>580562692</text:p>
          </table:table-cell>
          <table:table-cell office:value-type="float" office:value="703136193" calcext:value-type="float">
            <text:p>703136193</text:p>
          </table:table-cell>
          <table:table-cell office:value-type="float" office:value="240807611" calcext:value-type="float">
            <text:p>240807611</text:p>
          </table:table-cell>
          <table:table-cell office:value-type="float" office:value="178106589" calcext:value-type="float">
            <text:p>178106589</text:p>
          </table:table-cell>
          <table:table-cell office:value-type="float" office:value="869168654" calcext:value-type="float">
            <text:p>869168654</text:p>
          </table:table-cell>
          <table:table-cell office:value-type="float" office:value="738656903" calcext:value-type="float">
            <text:p>738656903</text:p>
          </table:table-cell>
          <table:table-cell office:value-type="float" office:value="571013172" calcext:value-type="float">
            <text:p>571013172</text:p>
          </table:table-cell>
          <table:table-cell office:value-type="float" office:value="484401295" calcext:value-type="float">
            <text:p>484401295</text:p>
          </table:table-cell>
          <table:table-cell office:value-type="float" office:value="425763163" calcext:value-type="float">
            <text:p>425763163</text:p>
          </table:table-cell>
          <table:table-cell office:value-type="float" office:value="922975158" calcext:value-type="float">
            <text:p>922975158</text:p>
          </table:table-cell>
          <table:table-cell office:value-type="float" office:value="223176751" calcext:value-type="float">
            <text:p>223176751</text:p>
          </table:table-cell>
          <table:table-cell office:value-type="float" office:value="643254979" calcext:value-type="float">
            <text:p>643254979</text:p>
          </table:table-cell>
          <table:table-cell office:value-type="float" office:value="396519049" calcext:value-type="float">
            <text:p>396519049</text:p>
          </table:table-cell>
          <table:table-cell office:value-type="float" office:value="473670411" calcext:value-type="float">
            <text:p>473670411</text:p>
          </table:table-cell>
          <table:table-cell office:value-type="float" office:value="810211316" calcext:value-type="float">
            <text:p>810211316</text:p>
          </table:table-cell>
          <table:table-cell office:value-type="float" office:value="480909579" calcext:value-type="float">
            <text:p>480909579</text:p>
          </table:table-cell>
          <table:table-cell office:value-type="float" office:value="549115665" calcext:value-type="float">
            <text:p>549115665</text:p>
          </table:table-cell>
          <table:table-cell office:value-type="float" office:value="227408759" calcext:value-type="float">
            <text:p>227408759</text:p>
          </table:table-cell>
          <table:table-cell office:value-type="float" office:value="414136083" calcext:value-type="float">
            <text:p>414136083</text:p>
          </table:table-cell>
          <table:table-cell office:value-type="float" office:value="738041292" calcext:value-type="float">
            <text:p>738041292</text:p>
          </table:table-cell>
          <table:table-cell office:value-type="float" office:value="715427881" calcext:value-type="float">
            <text:p>715427881</text:p>
          </table:table-cell>
          <table:table-cell office:value-type="float" office:value="667195257" calcext:value-type="float">
            <text:p>667195257</text:p>
          </table:table-cell>
          <table:table-cell office:value-type="float" office:value="929288931" calcext:value-type="float">
            <text:p>929288931</text:p>
          </table:table-cell>
        </table:table-row>
        <table:table-row table:style-name="ro1">
          <table:table-cell office:value-type="float" office:value="543594461" calcext:value-type="float">
            <text:p>543594461</text:p>
          </table:table-cell>
          <table:table-cell office:value-type="float" office:value="679059637" calcext:value-type="float">
            <text:p>679059637</text:p>
          </table:table-cell>
          <table:table-cell office:value-type="float" office:value="981944821" calcext:value-type="float">
            <text:p>981944821</text:p>
          </table:table-cell>
          <table:table-cell office:value-type="float" office:value="163769507" calcext:value-type="float">
            <text:p>163769507</text:p>
          </table:table-cell>
          <table:table-cell office:value-type="float" office:value="537231681" calcext:value-type="float">
            <text:p>537231681</text:p>
          </table:table-cell>
          <table:table-cell office:value-type="float" office:value="876738672" calcext:value-type="float">
            <text:p>876738672</text:p>
          </table:table-cell>
          <table:table-cell office:value-type="float" office:value="482628781" calcext:value-type="float">
            <text:p>482628781</text:p>
          </table:table-cell>
          <table:table-cell office:value-type="float" office:value="298767784" calcext:value-type="float">
            <text:p>298767784</text:p>
          </table:table-cell>
          <table:table-cell office:value-type="float" office:value="933909899" calcext:value-type="float">
            <text:p>933909899</text:p>
          </table:table-cell>
          <table:table-cell office:value-type="float" office:value="507720621" calcext:value-type="float">
            <text:p>507720621</text:p>
          </table:table-cell>
          <table:table-cell office:value-type="float" office:value="335271349" calcext:value-type="float">
            <text:p>335271349</text:p>
          </table:table-cell>
          <table:table-cell office:value-type="float" office:value="910135639" calcext:value-type="float">
            <text:p>910135639</text:p>
          </table:table-cell>
          <table:table-cell office:value-type="float" office:value="195174690" calcext:value-type="float">
            <text:p>195174690</text:p>
          </table:table-cell>
          <table:table-cell office:value-type="float" office:value="439726779" calcext:value-type="float">
            <text:p>439726779</text:p>
          </table:table-cell>
          <table:table-cell office:value-type="float" office:value="758512192" calcext:value-type="float">
            <text:p>758512192</text:p>
          </table:table-cell>
          <table:table-cell office:value-type="float" office:value="275107430" calcext:value-type="float">
            <text:p>275107430</text:p>
          </table:table-cell>
          <table:table-cell office:value-type="float" office:value="497641619" calcext:value-type="float">
            <text:p>497641619</text:p>
          </table:table-cell>
          <table:table-cell office:value-type="float" office:value="497043061" calcext:value-type="float">
            <text:p>497043061</text:p>
          </table:table-cell>
          <table:table-cell office:value-type="float" office:value="188218776" calcext:value-type="float">
            <text:p>188218776</text:p>
          </table:table-cell>
          <table:table-cell office:value-type="float" office:value="165140526" calcext:value-type="float">
            <text:p>165140526</text:p>
          </table:table-cell>
          <table:table-cell office:value-type="float" office:value="901235802" calcext:value-type="float">
            <text:p>901235802</text:p>
          </table:table-cell>
          <table:table-cell office:value-type="float" office:value="514625134" calcext:value-type="float">
            <text:p>514625134</text:p>
          </table:table-cell>
          <table:table-cell office:value-type="float" office:value="554797509" calcext:value-type="float">
            <text:p>554797509</text:p>
          </table:table-cell>
          <table:table-cell office:value-type="float" office:value="420039738" calcext:value-type="float">
            <text:p>420039738</text:p>
          </table:table-cell>
          <table:table-cell office:value-type="float" office:value="585773276" calcext:value-type="float">
            <text:p>585773276</text:p>
          </table:table-cell>
          <table:table-cell office:value-type="float" office:value="261542583" calcext:value-type="float">
            <text:p>261542583</text:p>
          </table:table-cell>
          <table:table-cell office:value-type="float" office:value="293703949" calcext:value-type="float">
            <text:p>293703949</text:p>
          </table:table-cell>
          <table:table-cell office:value-type="float" office:value="326046385" calcext:value-type="float">
            <text:p>326046385</text:p>
          </table:table-cell>
          <table:table-cell office:value-type="float" office:value="699077014" calcext:value-type="float">
            <text:p>699077014</text:p>
          </table:table-cell>
          <table:table-cell office:value-type="float" office:value="236022793" calcext:value-type="float">
            <text:p>236022793</text:p>
          </table:table-cell>
          <table:table-cell office:value-type="float" office:value="604736007" calcext:value-type="float">
            <text:p>604736007</text:p>
          </table:table-cell>
          <table:table-cell office:value-type="float" office:value="904958123" calcext:value-type="float">
            <text:p>904958123</text:p>
          </table:table-cell>
        </table:table-row>
        <table:table-row table:style-name="ro1">
          <table:table-cell office:value-type="float" office:value="528976213" calcext:value-type="float">
            <text:p>528976213</text:p>
          </table:table-cell>
          <table:table-cell office:value-type="float" office:value="552247801" calcext:value-type="float">
            <text:p>552247801</text:p>
          </table:table-cell>
          <table:table-cell office:value-type="float" office:value="557803170" calcext:value-type="float">
            <text:p>557803170</text:p>
          </table:table-cell>
          <table:table-cell office:value-type="float" office:value="482323150" calcext:value-type="float">
            <text:p>482323150</text:p>
          </table:table-cell>
          <table:table-cell office:value-type="float" office:value="558321947" calcext:value-type="float">
            <text:p>558321947</text:p>
          </table:table-cell>
          <table:table-cell office:value-type="float" office:value="930568994" calcext:value-type="float">
            <text:p>930568994</text:p>
          </table:table-cell>
          <table:table-cell office:value-type="float" office:value="125186751" calcext:value-type="float">
            <text:p>125186751</text:p>
          </table:table-cell>
          <table:table-cell office:value-type="float" office:value="774143136" calcext:value-type="float">
            <text:p>774143136</text:p>
          </table:table-cell>
          <table:table-cell office:value-type="float" office:value="932375740" calcext:value-type="float">
            <text:p>932375740</text:p>
          </table:table-cell>
          <table:table-cell office:value-type="float" office:value="998778382" calcext:value-type="float">
            <text:p>998778382</text:p>
          </table:table-cell>
          <table:table-cell office:value-type="float" office:value="568776982" calcext:value-type="float">
            <text:p>568776982</text:p>
          </table:table-cell>
          <table:table-cell office:value-type="float" office:value="145176845" calcext:value-type="float">
            <text:p>145176845</text:p>
          </table:table-cell>
          <table:table-cell office:value-type="float" office:value="403914445" calcext:value-type="float">
            <text:p>403914445</text:p>
          </table:table-cell>
          <table:table-cell office:value-type="float" office:value="451949267" calcext:value-type="float">
            <text:p>451949267</text:p>
          </table:table-cell>
          <table:table-cell office:value-type="float" office:value="828554350" calcext:value-type="float">
            <text:p>828554350</text:p>
          </table:table-cell>
          <table:table-cell office:value-type="float" office:value="903832213" calcext:value-type="float">
            <text:p>903832213</text:p>
          </table:table-cell>
          <table:table-cell office:value-type="float" office:value="610002697" calcext:value-type="float">
            <text:p>610002697</text:p>
          </table:table-cell>
          <table:table-cell office:value-type="float" office:value="236531264" calcext:value-type="float">
            <text:p>236531264</text:p>
          </table:table-cell>
          <table:table-cell office:value-type="float" office:value="528749314" calcext:value-type="float">
            <text:p>528749314</text:p>
          </table:table-cell>
          <table:table-cell office:value-type="float" office:value="655569304" calcext:value-type="float">
            <text:p>655569304</text:p>
          </table:table-cell>
          <table:table-cell office:value-type="float" office:value="423874330" calcext:value-type="float">
            <text:p>423874330</text:p>
          </table:table-cell>
          <table:table-cell office:value-type="float" office:value="951024702" calcext:value-type="float">
            <text:p>951024702</text:p>
          </table:table-cell>
          <table:table-cell office:value-type="float" office:value="404241685" calcext:value-type="float">
            <text:p>404241685</text:p>
          </table:table-cell>
          <table:table-cell office:value-type="float" office:value="462786200" calcext:value-type="float">
            <text:p>462786200</text:p>
          </table:table-cell>
          <table:table-cell office:value-type="float" office:value="122314151" calcext:value-type="float">
            <text:p>122314151</text:p>
          </table:table-cell>
          <table:table-cell office:value-type="float" office:value="226147245" calcext:value-type="float">
            <text:p>226147245</text:p>
          </table:table-cell>
          <table:table-cell office:value-type="float" office:value="976530206" calcext:value-type="float">
            <text:p>976530206</text:p>
          </table:table-cell>
          <table:table-cell office:value-type="float" office:value="965801535" calcext:value-type="float">
            <text:p>965801535</text:p>
          </table:table-cell>
          <table:table-cell office:value-type="float" office:value="995482265" calcext:value-type="float">
            <text:p>995482265</text:p>
          </table:table-cell>
          <table:table-cell office:value-type="float" office:value="284655929" calcext:value-type="float">
            <text:p>284655929</text:p>
          </table:table-cell>
          <table:table-cell office:value-type="float" office:value="347791249" calcext:value-type="float">
            <text:p>347791249</text:p>
          </table:table-cell>
          <table:table-cell office:value-type="float" office:value="292816544" calcext:value-type="float">
            <text:p>292816544</text:p>
          </table:table-cell>
        </table:table-row>
        <table:table-row table:style-name="ro1">
          <table:table-cell office:value-type="float" office:value="640844708" calcext:value-type="float">
            <text:p>640844708</text:p>
          </table:table-cell>
          <table:table-cell office:value-type="float" office:value="944381700" calcext:value-type="float">
            <text:p>944381700</text:p>
          </table:table-cell>
          <table:table-cell office:value-type="float" office:value="714996563" calcext:value-type="float">
            <text:p>714996563</text:p>
          </table:table-cell>
          <table:table-cell office:value-type="float" office:value="774788702" calcext:value-type="float">
            <text:p>774788702</text:p>
          </table:table-cell>
          <table:table-cell office:value-type="float" office:value="449155799" calcext:value-type="float">
            <text:p>449155799</text:p>
          </table:table-cell>
          <table:table-cell office:value-type="float" office:value="245546456" calcext:value-type="float">
            <text:p>245546456</text:p>
          </table:table-cell>
          <table:table-cell office:value-type="float" office:value="131952706" calcext:value-type="float">
            <text:p>131952706</text:p>
          </table:table-cell>
          <table:table-cell office:value-type="float" office:value="829931697" calcext:value-type="float">
            <text:p>829931697</text:p>
          </table:table-cell>
          <table:table-cell office:value-type="float" office:value="640521755" calcext:value-type="float">
            <text:p>640521755</text:p>
          </table:table-cell>
          <table:table-cell office:value-type="float" office:value="451249455" calcext:value-type="float">
            <text:p>451249455</text:p>
          </table:table-cell>
          <table:table-cell office:value-type="float" office:value="111898681" calcext:value-type="float">
            <text:p>111898681</text:p>
          </table:table-cell>
          <table:table-cell office:value-type="float" office:value="774005532" calcext:value-type="float">
            <text:p>774005532</text:p>
          </table:table-cell>
          <table:table-cell office:value-type="float" office:value="965892226" calcext:value-type="float">
            <text:p>965892226</text:p>
          </table:table-cell>
          <table:table-cell office:value-type="float" office:value="903995389" calcext:value-type="float">
            <text:p>903995389</text:p>
          </table:table-cell>
          <table:table-cell office:value-type="float" office:value="362470631" calcext:value-type="float">
            <text:p>362470631</text:p>
          </table:table-cell>
          <table:table-cell office:value-type="float" office:value="767435020" calcext:value-type="float">
            <text:p>767435020</text:p>
          </table:table-cell>
          <table:table-cell office:value-type="float" office:value="501880046" calcext:value-type="float">
            <text:p>501880046</text:p>
          </table:table-cell>
          <table:table-cell office:value-type="float" office:value="559243152" calcext:value-type="float">
            <text:p>559243152</text:p>
          </table:table-cell>
          <table:table-cell office:value-type="float" office:value="770648851" calcext:value-type="float">
            <text:p>770648851</text:p>
          </table:table-cell>
          <table:table-cell office:value-type="float" office:value="447640616" calcext:value-type="float">
            <text:p>447640616</text:p>
          </table:table-cell>
          <table:table-cell office:value-type="float" office:value="462178084" calcext:value-type="float">
            <text:p>462178084</text:p>
          </table:table-cell>
          <table:table-cell office:value-type="float" office:value="804739436" calcext:value-type="float">
            <text:p>804739436</text:p>
          </table:table-cell>
          <table:table-cell office:value-type="float" office:value="525379725" calcext:value-type="float">
            <text:p>525379725</text:p>
          </table:table-cell>
          <table:table-cell office:value-type="float" office:value="545367588" calcext:value-type="float">
            <text:p>545367588</text:p>
          </table:table-cell>
          <table:table-cell office:value-type="float" office:value="128228169" calcext:value-type="float">
            <text:p>128228169</text:p>
          </table:table-cell>
          <table:table-cell office:value-type="float" office:value="340162392" calcext:value-type="float">
            <text:p>340162392</text:p>
          </table:table-cell>
          <table:table-cell office:value-type="float" office:value="922134880" calcext:value-type="float">
            <text:p>922134880</text:p>
          </table:table-cell>
          <table:table-cell office:value-type="float" office:value="807575171" calcext:value-type="float">
            <text:p>807575171</text:p>
          </table:table-cell>
          <table:table-cell office:value-type="float" office:value="839234152" calcext:value-type="float">
            <text:p>839234152</text:p>
          </table:table-cell>
          <table:table-cell office:value-type="float" office:value="709362507" calcext:value-type="float">
            <text:p>709362507</text:p>
          </table:table-cell>
          <table:table-cell office:value-type="float" office:value="620551657" calcext:value-type="float">
            <text:p>620551657</text:p>
          </table:table-cell>
          <table:table-cell office:value-type="float" office:value="915486155" calcext:value-type="float">
            <text:p>915486155</text:p>
          </table:table-cell>
        </table:table-row>
        <table:table-row table:style-name="ro1">
          <table:table-cell office:value-type="float" office:value="255010799" calcext:value-type="float">
            <text:p>255010799</text:p>
          </table:table-cell>
          <table:table-cell office:value-type="float" office:value="307169429" calcext:value-type="float">
            <text:p>307169429</text:p>
          </table:table-cell>
          <table:table-cell office:value-type="float" office:value="290288082" calcext:value-type="float">
            <text:p>290288082</text:p>
          </table:table-cell>
          <table:table-cell office:value-type="float" office:value="551766897" calcext:value-type="float">
            <text:p>551766897</text:p>
          </table:table-cell>
          <table:table-cell office:value-type="float" office:value="404251508" calcext:value-type="float">
            <text:p>404251508</text:p>
          </table:table-cell>
          <table:table-cell office:value-type="float" office:value="165054873" calcext:value-type="float">
            <text:p>165054873</text:p>
          </table:table-cell>
          <table:table-cell office:value-type="float" office:value="781250195" calcext:value-type="float">
            <text:p>781250195</text:p>
          </table:table-cell>
          <table:table-cell office:value-type="float" office:value="805134907" calcext:value-type="float">
            <text:p>805134907</text:p>
          </table:table-cell>
          <table:table-cell office:value-type="float" office:value="208857546" calcext:value-type="float">
            <text:p>208857546</text:p>
          </table:table-cell>
          <table:table-cell office:value-type="float" office:value="863400786" calcext:value-type="float">
            <text:p>863400786</text:p>
          </table:table-cell>
          <table:table-cell office:value-type="float" office:value="166239811" calcext:value-type="float">
            <text:p>166239811</text:p>
          </table:table-cell>
          <table:table-cell office:value-type="float" office:value="604828278" calcext:value-type="float">
            <text:p>604828278</text:p>
          </table:table-cell>
          <table:table-cell office:value-type="float" office:value="369768280" calcext:value-type="float">
            <text:p>369768280</text:p>
          </table:table-cell>
          <table:table-cell office:value-type="float" office:value="710703510" calcext:value-type="float">
            <text:p>710703510</text:p>
          </table:table-cell>
          <table:table-cell office:value-type="float" office:value="245482688" calcext:value-type="float">
            <text:p>245482688</text:p>
          </table:table-cell>
          <table:table-cell office:value-type="float" office:value="829389854" calcext:value-type="float">
            <text:p>829389854</text:p>
          </table:table-cell>
          <table:table-cell office:value-type="float" office:value="758566902" calcext:value-type="float">
            <text:p>758566902</text:p>
          </table:table-cell>
          <table:table-cell office:value-type="float" office:value="565169074" calcext:value-type="float">
            <text:p>565169074</text:p>
          </table:table-cell>
          <table:table-cell office:value-type="float" office:value="117011943" calcext:value-type="float">
            <text:p>117011943</text:p>
          </table:table-cell>
          <table:table-cell office:value-type="float" office:value="179095922" calcext:value-type="float">
            <text:p>179095922</text:p>
          </table:table-cell>
          <table:table-cell office:value-type="float" office:value="956707355" calcext:value-type="float">
            <text:p>956707355</text:p>
          </table:table-cell>
          <table:table-cell office:value-type="float" office:value="333428165" calcext:value-type="float">
            <text:p>333428165</text:p>
          </table:table-cell>
          <table:table-cell office:value-type="float" office:value="566131126" calcext:value-type="float">
            <text:p>566131126</text:p>
          </table:table-cell>
          <table:table-cell office:value-type="float" office:value="712542488" calcext:value-type="float">
            <text:p>712542488</text:p>
          </table:table-cell>
          <table:table-cell office:value-type="float" office:value="755952828" calcext:value-type="float">
            <text:p>755952828</text:p>
          </table:table-cell>
          <table:table-cell office:value-type="float" office:value="848157388" calcext:value-type="float">
            <text:p>848157388</text:p>
          </table:table-cell>
          <table:table-cell office:value-type="float" office:value="918821659" calcext:value-type="float">
            <text:p>918821659</text:p>
          </table:table-cell>
          <table:table-cell office:value-type="float" office:value="523900126" calcext:value-type="float">
            <text:p>523900126</text:p>
          </table:table-cell>
          <table:table-cell office:value-type="float" office:value="795376863" calcext:value-type="float">
            <text:p>795376863</text:p>
          </table:table-cell>
          <table:table-cell office:value-type="float" office:value="570091240" calcext:value-type="float">
            <text:p>570091240</text:p>
          </table:table-cell>
          <table:table-cell office:value-type="float" office:value="533059309" calcext:value-type="float">
            <text:p>533059309</text:p>
          </table:table-cell>
          <table:table-cell office:value-type="float" office:value="743029086" calcext:value-type="float">
            <text:p>743029086</text:p>
          </table:table-cell>
        </table:table-row>
        <table:table-row table:style-name="ro1">
          <table:table-cell office:value-type="float" office:value="949963600" calcext:value-type="float">
            <text:p>949963600</text:p>
          </table:table-cell>
          <table:table-cell office:value-type="float" office:value="878315438" calcext:value-type="float">
            <text:p>878315438</text:p>
          </table:table-cell>
          <table:table-cell office:value-type="float" office:value="910091880" calcext:value-type="float">
            <text:p>910091880</text:p>
          </table:table-cell>
          <table:table-cell office:value-type="float" office:value="818745283" calcext:value-type="float">
            <text:p>818745283</text:p>
          </table:table-cell>
          <table:table-cell office:value-type="float" office:value="889430850" calcext:value-type="float">
            <text:p>889430850</text:p>
          </table:table-cell>
          <table:table-cell office:value-type="float" office:value="374911897" calcext:value-type="float">
            <text:p>374911897</text:p>
          </table:table-cell>
          <table:table-cell office:value-type="float" office:value="244438947" calcext:value-type="float">
            <text:p>244438947</text:p>
          </table:table-cell>
          <table:table-cell office:value-type="float" office:value="728247778" calcext:value-type="float">
            <text:p>728247778</text:p>
          </table:table-cell>
          <table:table-cell office:value-type="float" office:value="653444990" calcext:value-type="float">
            <text:p>653444990</text:p>
          </table:table-cell>
          <table:table-cell office:value-type="float" office:value="799804692" calcext:value-type="float">
            <text:p>799804692</text:p>
          </table:table-cell>
          <table:table-cell office:value-type="float" office:value="848534811" calcext:value-type="float">
            <text:p>848534811</text:p>
          </table:table-cell>
          <table:table-cell office:value-type="float" office:value="132720704" calcext:value-type="float">
            <text:p>132720704</text:p>
          </table:table-cell>
          <table:table-cell office:value-type="float" office:value="652470319" calcext:value-type="float">
            <text:p>652470319</text:p>
          </table:table-cell>
          <table:table-cell office:value-type="float" office:value="145789065" calcext:value-type="float">
            <text:p>145789065</text:p>
          </table:table-cell>
          <table:table-cell office:value-type="float" office:value="816116764" calcext:value-type="float">
            <text:p>816116764</text:p>
          </table:table-cell>
          <table:table-cell office:value-type="float" office:value="779665254" calcext:value-type="float">
            <text:p>779665254</text:p>
          </table:table-cell>
          <table:table-cell office:value-type="float" office:value="803062628" calcext:value-type="float">
            <text:p>803062628</text:p>
          </table:table-cell>
          <table:table-cell office:value-type="float" office:value="994190139" calcext:value-type="float">
            <text:p>994190139</text:p>
          </table:table-cell>
          <table:table-cell office:value-type="float" office:value="356014407" calcext:value-type="float">
            <text:p>356014407</text:p>
          </table:table-cell>
          <table:table-cell office:value-type="float" office:value="436003209" calcext:value-type="float">
            <text:p>436003209</text:p>
          </table:table-cell>
          <table:table-cell office:value-type="float" office:value="932217146" calcext:value-type="float">
            <text:p>932217146</text:p>
          </table:table-cell>
          <table:table-cell office:value-type="float" office:value="942308380" calcext:value-type="float">
            <text:p>942308380</text:p>
          </table:table-cell>
          <table:table-cell office:value-type="float" office:value="147089978" calcext:value-type="float">
            <text:p>147089978</text:p>
          </table:table-cell>
          <table:table-cell office:value-type="float" office:value="884762398" calcext:value-type="float">
            <text:p>884762398</text:p>
          </table:table-cell>
          <table:table-cell office:value-type="float" office:value="763055775" calcext:value-type="float">
            <text:p>763055775</text:p>
          </table:table-cell>
          <table:table-cell office:value-type="float" office:value="717573122" calcext:value-type="float">
            <text:p>717573122</text:p>
          </table:table-cell>
          <table:table-cell office:value-type="float" office:value="248182214" calcext:value-type="float">
            <text:p>248182214</text:p>
          </table:table-cell>
          <table:table-cell office:value-type="float" office:value="361862727" calcext:value-type="float">
            <text:p>361862727</text:p>
          </table:table-cell>
          <table:table-cell office:value-type="float" office:value="803431566" calcext:value-type="float">
            <text:p>803431566</text:p>
          </table:table-cell>
          <table:table-cell office:value-type="float" office:value="358860784" calcext:value-type="float">
            <text:p>358860784</text:p>
          </table:table-cell>
          <table:table-cell office:value-type="float" office:value="802037834" calcext:value-type="float">
            <text:p>802037834</text:p>
          </table:table-cell>
          <table:table-cell office:value-type="float" office:value="920256852" calcext:value-type="float">
            <text:p>920256852</text:p>
          </table:table-cell>
        </table:table-row>
        <table:table-row table:style-name="ro1">
          <table:table-cell office:value-type="float" office:value="285889843" calcext:value-type="float">
            <text:p>285889843</text:p>
          </table:table-cell>
          <table:table-cell office:value-type="float" office:value="708753096" calcext:value-type="float">
            <text:p>708753096</text:p>
          </table:table-cell>
          <table:table-cell office:value-type="float" office:value="469815240" calcext:value-type="float">
            <text:p>469815240</text:p>
          </table:table-cell>
          <table:table-cell office:value-type="float" office:value="561107333" calcext:value-type="float">
            <text:p>561107333</text:p>
          </table:table-cell>
          <table:table-cell office:value-type="float" office:value="671592891" calcext:value-type="float">
            <text:p>671592891</text:p>
          </table:table-cell>
          <table:table-cell office:value-type="float" office:value="964601866" calcext:value-type="float">
            <text:p>964601866</text:p>
          </table:table-cell>
          <table:table-cell office:value-type="float" office:value="619035333" calcext:value-type="float">
            <text:p>619035333</text:p>
          </table:table-cell>
          <table:table-cell office:value-type="float" office:value="678421968" calcext:value-type="float">
            <text:p>678421968</text:p>
          </table:table-cell>
          <table:table-cell office:value-type="float" office:value="693921938" calcext:value-type="float">
            <text:p>693921938</text:p>
          </table:table-cell>
          <table:table-cell office:value-type="float" office:value="538794650" calcext:value-type="float">
            <text:p>538794650</text:p>
          </table:table-cell>
          <table:table-cell office:value-type="float" office:value="841403402" calcext:value-type="float">
            <text:p>841403402</text:p>
          </table:table-cell>
          <table:table-cell office:value-type="float" office:value="157248947" calcext:value-type="float">
            <text:p>157248947</text:p>
          </table:table-cell>
          <table:table-cell office:value-type="float" office:value="110792900" calcext:value-type="float">
            <text:p>110792900</text:p>
          </table:table-cell>
          <table:table-cell office:value-type="float" office:value="304472388" calcext:value-type="float">
            <text:p>304472388</text:p>
          </table:table-cell>
          <table:table-cell office:value-type="float" office:value="684075040" calcext:value-type="float">
            <text:p>684075040</text:p>
          </table:table-cell>
          <table:table-cell office:value-type="float" office:value="674500737" calcext:value-type="float">
            <text:p>674500737</text:p>
          </table:table-cell>
          <table:table-cell office:value-type="float" office:value="701864544" calcext:value-type="float">
            <text:p>701864544</text:p>
          </table:table-cell>
          <table:table-cell office:value-type="float" office:value="713164766" calcext:value-type="float">
            <text:p>713164766</text:p>
          </table:table-cell>
          <table:table-cell office:value-type="float" office:value="806623096" calcext:value-type="float">
            <text:p>806623096</text:p>
          </table:table-cell>
          <table:table-cell office:value-type="float" office:value="501527636" calcext:value-type="float">
            <text:p>501527636</text:p>
          </table:table-cell>
          <table:table-cell office:value-type="float" office:value="589383226" calcext:value-type="float">
            <text:p>589383226</text:p>
          </table:table-cell>
          <table:table-cell office:value-type="float" office:value="864833409" calcext:value-type="float">
            <text:p>864833409</text:p>
          </table:table-cell>
          <table:table-cell office:value-type="float" office:value="649300368" calcext:value-type="float">
            <text:p>649300368</text:p>
          </table:table-cell>
          <table:table-cell office:value-type="float" office:value="507107218" calcext:value-type="float">
            <text:p>507107218</text:p>
          </table:table-cell>
          <table:table-cell office:value-type="float" office:value="599375591" calcext:value-type="float">
            <text:p>599375591</text:p>
          </table:table-cell>
          <table:table-cell office:value-type="float" office:value="533711747" calcext:value-type="float">
            <text:p>533711747</text:p>
          </table:table-cell>
          <table:table-cell office:value-type="float" office:value="962304833" calcext:value-type="float">
            <text:p>962304833</text:p>
          </table:table-cell>
          <table:table-cell office:value-type="float" office:value="758542892" calcext:value-type="float">
            <text:p>758542892</text:p>
          </table:table-cell>
          <table:table-cell office:value-type="float" office:value="234083991" calcext:value-type="float">
            <text:p>234083991</text:p>
          </table:table-cell>
          <table:table-cell office:value-type="float" office:value="120635662" calcext:value-type="float">
            <text:p>120635662</text:p>
          </table:table-cell>
          <table:table-cell office:value-type="float" office:value="770014465" calcext:value-type="float">
            <text:p>770014465</text:p>
          </table:table-cell>
          <table:table-cell office:value-type="float" office:value="364741354" calcext:value-type="float">
            <text:p>364741354</text:p>
          </table:table-cell>
        </table:table-row>
        <table:table-row table:style-name="ro1">
          <table:table-cell office:value-type="float" office:value="380828338" calcext:value-type="float">
            <text:p>380828338</text:p>
          </table:table-cell>
          <table:table-cell office:value-type="float" office:value="371988092" calcext:value-type="float">
            <text:p>371988092</text:p>
          </table:table-cell>
          <table:table-cell office:value-type="float" office:value="617273030" calcext:value-type="float">
            <text:p>617273030</text:p>
          </table:table-cell>
          <table:table-cell office:value-type="float" office:value="455967673" calcext:value-type="float">
            <text:p>455967673</text:p>
          </table:table-cell>
          <table:table-cell office:value-type="float" office:value="200489381" calcext:value-type="float">
            <text:p>200489381</text:p>
          </table:table-cell>
          <table:table-cell office:value-type="float" office:value="980886558" calcext:value-type="float">
            <text:p>980886558</text:p>
          </table:table-cell>
          <table:table-cell office:value-type="float" office:value="474733384" calcext:value-type="float">
            <text:p>474733384</text:p>
          </table:table-cell>
          <table:table-cell office:value-type="float" office:value="349348071" calcext:value-type="float">
            <text:p>349348071</text:p>
          </table:table-cell>
          <table:table-cell office:value-type="float" office:value="471383986" calcext:value-type="float">
            <text:p>471383986</text:p>
          </table:table-cell>
          <table:table-cell office:value-type="float" office:value="611632758" calcext:value-type="float">
            <text:p>611632758</text:p>
          </table:table-cell>
          <table:table-cell office:value-type="float" office:value="122013615" calcext:value-type="float">
            <text:p>122013615</text:p>
          </table:table-cell>
          <table:table-cell office:value-type="float" office:value="625465333" calcext:value-type="float">
            <text:p>625465333</text:p>
          </table:table-cell>
          <table:table-cell office:value-type="float" office:value="761394003" calcext:value-type="float">
            <text:p>761394003</text:p>
          </table:table-cell>
          <table:table-cell office:value-type="float" office:value="648675745" calcext:value-type="float">
            <text:p>648675745</text:p>
          </table:table-cell>
          <table:table-cell office:value-type="float" office:value="293172004" calcext:value-type="float">
            <text:p>293172004</text:p>
          </table:table-cell>
          <table:table-cell office:value-type="float" office:value="915471445" calcext:value-type="float">
            <text:p>915471445</text:p>
          </table:table-cell>
          <table:table-cell office:value-type="float" office:value="236706996" calcext:value-type="float">
            <text:p>236706996</text:p>
          </table:table-cell>
          <table:table-cell office:value-type="float" office:value="386007046" calcext:value-type="float">
            <text:p>386007046</text:p>
          </table:table-cell>
          <table:table-cell office:value-type="float" office:value="432522316" calcext:value-type="float">
            <text:p>432522316</text:p>
          </table:table-cell>
          <table:table-cell office:value-type="float" office:value="125334889" calcext:value-type="float">
            <text:p>125334889</text:p>
          </table:table-cell>
          <table:table-cell office:value-type="float" office:value="375414682" calcext:value-type="float">
            <text:p>375414682</text:p>
          </table:table-cell>
          <table:table-cell office:value-type="float" office:value="756262486" calcext:value-type="float">
            <text:p>756262486</text:p>
          </table:table-cell>
          <table:table-cell office:value-type="float" office:value="418406595" calcext:value-type="float">
            <text:p>418406595</text:p>
          </table:table-cell>
          <table:table-cell office:value-type="float" office:value="662535521" calcext:value-type="float">
            <text:p>662535521</text:p>
          </table:table-cell>
          <table:table-cell office:value-type="float" office:value="875905738" calcext:value-type="float">
            <text:p>875905738</text:p>
          </table:table-cell>
          <table:table-cell office:value-type="float" office:value="806985481" calcext:value-type="float">
            <text:p>806985481</text:p>
          </table:table-cell>
          <table:table-cell office:value-type="float" office:value="828898204" calcext:value-type="float">
            <text:p>828898204</text:p>
          </table:table-cell>
          <table:table-cell office:value-type="float" office:value="905788706" calcext:value-type="float">
            <text:p>905788706</text:p>
          </table:table-cell>
          <table:table-cell office:value-type="float" office:value="424704501" calcext:value-type="float">
            <text:p>424704501</text:p>
          </table:table-cell>
          <table:table-cell office:value-type="float" office:value="943631965" calcext:value-type="float">
            <text:p>943631965</text:p>
          </table:table-cell>
          <table:table-cell office:value-type="float" office:value="805127633" calcext:value-type="float">
            <text:p>805127633</text:p>
          </table:table-cell>
          <table:table-cell office:value-type="float" office:value="739586552" calcext:value-type="float">
            <text:p>739586552</text:p>
          </table:table-cell>
        </table:table-row>
        <table:table-row table:style-name="ro1">
          <table:table-cell office:value-type="float" office:value="547682024" calcext:value-type="float">
            <text:p>547682024</text:p>
          </table:table-cell>
          <table:table-cell office:value-type="float" office:value="594794232" calcext:value-type="float">
            <text:p>594794232</text:p>
          </table:table-cell>
          <table:table-cell office:value-type="float" office:value="741261627" calcext:value-type="float">
            <text:p>741261627</text:p>
          </table:table-cell>
          <table:table-cell office:value-type="float" office:value="948686442" calcext:value-type="float">
            <text:p>948686442</text:p>
          </table:table-cell>
          <table:table-cell office:value-type="float" office:value="718661168" calcext:value-type="float">
            <text:p>718661168</text:p>
          </table:table-cell>
          <table:table-cell office:value-type="float" office:value="238705631" calcext:value-type="float">
            <text:p>238705631</text:p>
          </table:table-cell>
          <table:table-cell office:value-type="float" office:value="407664577" calcext:value-type="float">
            <text:p>407664577</text:p>
          </table:table-cell>
          <table:table-cell office:value-type="float" office:value="908442553" calcext:value-type="float">
            <text:p>908442553</text:p>
          </table:table-cell>
          <table:table-cell office:value-type="float" office:value="995011250" calcext:value-type="float">
            <text:p>995011250</text:p>
          </table:table-cell>
          <table:table-cell office:value-type="float" office:value="135135175" calcext:value-type="float">
            <text:p>135135175</text:p>
          </table:table-cell>
          <table:table-cell office:value-type="float" office:value="408032192" calcext:value-type="float">
            <text:p>408032192</text:p>
          </table:table-cell>
          <table:table-cell office:value-type="float" office:value="502829031" calcext:value-type="float">
            <text:p>502829031</text:p>
          </table:table-cell>
          <table:table-cell office:value-type="float" office:value="538867091" calcext:value-type="float">
            <text:p>538867091</text:p>
          </table:table-cell>
          <table:table-cell office:value-type="float" office:value="870095406" calcext:value-type="float">
            <text:p>870095406</text:p>
          </table:table-cell>
          <table:table-cell office:value-type="float" office:value="317695722" calcext:value-type="float">
            <text:p>317695722</text:p>
          </table:table-cell>
          <table:table-cell office:value-type="float" office:value="261340110" calcext:value-type="float">
            <text:p>261340110</text:p>
          </table:table-cell>
          <table:table-cell office:value-type="float" office:value="777769458" calcext:value-type="float">
            <text:p>777769458</text:p>
          </table:table-cell>
          <table:table-cell office:value-type="float" office:value="667741324" calcext:value-type="float">
            <text:p>667741324</text:p>
          </table:table-cell>
          <table:table-cell office:value-type="float" office:value="472354464" calcext:value-type="float">
            <text:p>472354464</text:p>
          </table:table-cell>
          <table:table-cell office:value-type="float" office:value="723866386" calcext:value-type="float">
            <text:p>723866386</text:p>
          </table:table-cell>
          <table:table-cell office:value-type="float" office:value="904671403" calcext:value-type="float">
            <text:p>904671403</text:p>
          </table:table-cell>
          <table:table-cell office:value-type="float" office:value="404092811" calcext:value-type="float">
            <text:p>404092811</text:p>
          </table:table-cell>
          <table:table-cell office:value-type="float" office:value="536775198" calcext:value-type="float">
            <text:p>536775198</text:p>
          </table:table-cell>
          <table:table-cell office:value-type="float" office:value="514130440" calcext:value-type="float">
            <text:p>514130440</text:p>
          </table:table-cell>
          <table:table-cell office:value-type="float" office:value="590794655" calcext:value-type="float">
            <text:p>590794655</text:p>
          </table:table-cell>
          <table:table-cell office:value-type="float" office:value="921645194" calcext:value-type="float">
            <text:p>921645194</text:p>
          </table:table-cell>
          <table:table-cell office:value-type="float" office:value="726365997" calcext:value-type="float">
            <text:p>726365997</text:p>
          </table:table-cell>
          <table:table-cell office:value-type="float" office:value="759710827" calcext:value-type="float">
            <text:p>759710827</text:p>
          </table:table-cell>
          <table:table-cell office:value-type="float" office:value="513742013" calcext:value-type="float">
            <text:p>513742013</text:p>
          </table:table-cell>
          <table:table-cell office:value-type="float" office:value="774228084" calcext:value-type="float">
            <text:p>774228084</text:p>
          </table:table-cell>
          <table:table-cell office:value-type="float" office:value="951910461" calcext:value-type="float">
            <text:p>951910461</text:p>
          </table:table-cell>
          <table:table-cell office:value-type="float" office:value="884387345" calcext:value-type="float">
            <text:p>884387345</text:p>
          </table:table-cell>
        </table:table-row>
        <table:table-row table:style-name="ro1">
          <table:table-cell office:value-type="float" office:value="727215321" calcext:value-type="float">
            <text:p>727215321</text:p>
          </table:table-cell>
          <table:table-cell office:value-type="float" office:value="214100144" calcext:value-type="float">
            <text:p>214100144</text:p>
          </table:table-cell>
          <table:table-cell office:value-type="float" office:value="137386238" calcext:value-type="float">
            <text:p>137386238</text:p>
          </table:table-cell>
          <table:table-cell office:value-type="float" office:value="849589133" calcext:value-type="float">
            <text:p>849589133</text:p>
          </table:table-cell>
          <table:table-cell office:value-type="float" office:value="402301834" calcext:value-type="float">
            <text:p>402301834</text:p>
          </table:table-cell>
          <table:table-cell office:value-type="float" office:value="649837817" calcext:value-type="float">
            <text:p>649837817</text:p>
          </table:table-cell>
          <table:table-cell office:value-type="float" office:value="806461546" calcext:value-type="float">
            <text:p>806461546</text:p>
          </table:table-cell>
          <table:table-cell office:value-type="float" office:value="922266866" calcext:value-type="float">
            <text:p>922266866</text:p>
          </table:table-cell>
          <table:table-cell office:value-type="float" office:value="299464181" calcext:value-type="float">
            <text:p>299464181</text:p>
          </table:table-cell>
          <table:table-cell office:value-type="float" office:value="216780250" calcext:value-type="float">
            <text:p>216780250</text:p>
          </table:table-cell>
          <table:table-cell office:value-type="float" office:value="828736840" calcext:value-type="float">
            <text:p>828736840</text:p>
          </table:table-cell>
          <table:table-cell office:value-type="float" office:value="600613068" calcext:value-type="float">
            <text:p>600613068</text:p>
          </table:table-cell>
          <table:table-cell office:value-type="float" office:value="564920218" calcext:value-type="float">
            <text:p>564920218</text:p>
          </table:table-cell>
          <table:table-cell office:value-type="float" office:value="850229912" calcext:value-type="float">
            <text:p>850229912</text:p>
          </table:table-cell>
          <table:table-cell office:value-type="float" office:value="608850738" calcext:value-type="float">
            <text:p>608850738</text:p>
          </table:table-cell>
          <table:table-cell office:value-type="float" office:value="969320172" calcext:value-type="float">
            <text:p>969320172</text:p>
          </table:table-cell>
          <table:table-cell office:value-type="float" office:value="728062241" calcext:value-type="float">
            <text:p>728062241</text:p>
          </table:table-cell>
          <table:table-cell office:value-type="float" office:value="892890961" calcext:value-type="float">
            <text:p>892890961</text:p>
          </table:table-cell>
          <table:table-cell office:value-type="float" office:value="418493215" calcext:value-type="float">
            <text:p>418493215</text:p>
          </table:table-cell>
          <table:table-cell office:value-type="float" office:value="324696463" calcext:value-type="float">
            <text:p>324696463</text:p>
          </table:table-cell>
          <table:table-cell office:value-type="float" office:value="532971956" calcext:value-type="float">
            <text:p>532971956</text:p>
          </table:table-cell>
          <table:table-cell office:value-type="float" office:value="791779241" calcext:value-type="float">
            <text:p>791779241</text:p>
          </table:table-cell>
          <table:table-cell office:value-type="float" office:value="311189114" calcext:value-type="float">
            <text:p>311189114</text:p>
          </table:table-cell>
          <table:table-cell office:value-type="float" office:value="954357878" calcext:value-type="float">
            <text:p>954357878</text:p>
          </table:table-cell>
          <table:table-cell office:value-type="float" office:value="791926359" calcext:value-type="float">
            <text:p>791926359</text:p>
          </table:table-cell>
          <table:table-cell office:value-type="float" office:value="483620551" calcext:value-type="float">
            <text:p>483620551</text:p>
          </table:table-cell>
          <table:table-cell office:value-type="float" office:value="879207531" calcext:value-type="float">
            <text:p>879207531</text:p>
          </table:table-cell>
          <table:table-cell office:value-type="float" office:value="719985933" calcext:value-type="float">
            <text:p>719985933</text:p>
          </table:table-cell>
          <table:table-cell office:value-type="float" office:value="189783594" calcext:value-type="float">
            <text:p>189783594</text:p>
          </table:table-cell>
          <table:table-cell office:value-type="float" office:value="666282999" calcext:value-type="float">
            <text:p>666282999</text:p>
          </table:table-cell>
          <table:table-cell office:value-type="float" office:value="553582429" calcext:value-type="float">
            <text:p>553582429</text:p>
          </table:table-cell>
          <table:table-cell office:value-type="float" office:value="128232579" calcext:value-type="float">
            <text:p>128232579</text:p>
          </table:table-cell>
        </table:table-row>
        <table:table-row table:style-name="ro1">
          <table:table-cell office:value-type="float" office:value="445059892" calcext:value-type="float">
            <text:p>445059892</text:p>
          </table:table-cell>
          <table:table-cell office:value-type="float" office:value="673750842" calcext:value-type="float">
            <text:p>673750842</text:p>
          </table:table-cell>
          <table:table-cell office:value-type="float" office:value="363037029" calcext:value-type="float">
            <text:p>363037029</text:p>
          </table:table-cell>
          <table:table-cell office:value-type="float" office:value="303373470" calcext:value-type="float">
            <text:p>303373470</text:p>
          </table:table-cell>
          <table:table-cell office:value-type="float" office:value="125892951" calcext:value-type="float">
            <text:p>125892951</text:p>
          </table:table-cell>
          <table:table-cell office:value-type="float" office:value="745041879" calcext:value-type="float">
            <text:p>745041879</text:p>
          </table:table-cell>
          <table:table-cell office:value-type="float" office:value="223297522" calcext:value-type="float">
            <text:p>223297522</text:p>
          </table:table-cell>
          <table:table-cell office:value-type="float" office:value="682788348" calcext:value-type="float">
            <text:p>682788348</text:p>
          </table:table-cell>
          <table:table-cell office:value-type="float" office:value="540499131" calcext:value-type="float">
            <text:p>540499131</text:p>
          </table:table-cell>
          <table:table-cell office:value-type="float" office:value="309280555" calcext:value-type="float">
            <text:p>309280555</text:p>
          </table:table-cell>
          <table:table-cell office:value-type="float" office:value="903293524" calcext:value-type="float">
            <text:p>903293524</text:p>
          </table:table-cell>
          <table:table-cell office:value-type="float" office:value="681975990" calcext:value-type="float">
            <text:p>681975990</text:p>
          </table:table-cell>
          <table:table-cell office:value-type="float" office:value="345628808" calcext:value-type="float">
            <text:p>345628808</text:p>
          </table:table-cell>
          <table:table-cell office:value-type="float" office:value="820728470" calcext:value-type="float">
            <text:p>820728470</text:p>
          </table:table-cell>
          <table:table-cell office:value-type="float" office:value="870454057" calcext:value-type="float">
            <text:p>870454057</text:p>
          </table:table-cell>
          <table:table-cell office:value-type="float" office:value="231753721" calcext:value-type="float">
            <text:p>231753721</text:p>
          </table:table-cell>
          <table:table-cell office:value-type="float" office:value="438247892" calcext:value-type="float">
            <text:p>438247892</text:p>
          </table:table-cell>
          <table:table-cell office:value-type="float" office:value="719966897" calcext:value-type="float">
            <text:p>719966897</text:p>
          </table:table-cell>
          <table:table-cell office:value-type="float" office:value="157189897" calcext:value-type="float">
            <text:p>157189897</text:p>
          </table:table-cell>
          <table:table-cell office:value-type="float" office:value="929238112" calcext:value-type="float">
            <text:p>929238112</text:p>
          </table:table-cell>
          <table:table-cell office:value-type="float" office:value="981984214" calcext:value-type="float">
            <text:p>981984214</text:p>
          </table:table-cell>
          <table:table-cell office:value-type="float" office:value="692930785" calcext:value-type="float">
            <text:p>692930785</text:p>
          </table:table-cell>
          <table:table-cell office:value-type="float" office:value="160941581" calcext:value-type="float">
            <text:p>160941581</text:p>
          </table:table-cell>
          <table:table-cell office:value-type="float" office:value="985222119" calcext:value-type="float">
            <text:p>985222119</text:p>
          </table:table-cell>
          <table:table-cell office:value-type="float" office:value="162599151" calcext:value-type="float">
            <text:p>162599151</text:p>
          </table:table-cell>
          <table:table-cell office:value-type="float" office:value="999521311" calcext:value-type="float">
            <text:p>999521311</text:p>
          </table:table-cell>
          <table:table-cell office:value-type="float" office:value="692476505" calcext:value-type="float">
            <text:p>692476505</text:p>
          </table:table-cell>
          <table:table-cell office:value-type="float" office:value="829277119" calcext:value-type="float">
            <text:p>829277119</text:p>
          </table:table-cell>
          <table:table-cell office:value-type="float" office:value="870663506" calcext:value-type="float">
            <text:p>870663506</text:p>
          </table:table-cell>
          <table:table-cell office:value-type="float" office:value="562493769" calcext:value-type="float">
            <text:p>562493769</text:p>
          </table:table-cell>
          <table:table-cell office:value-type="float" office:value="302131477" calcext:value-type="float">
            <text:p>302131477</text:p>
          </table:table-cell>
          <table:table-cell office:value-type="float" office:value="831218562" calcext:value-type="float">
            <text:p>831218562</text:p>
          </table:table-cell>
        </table:table-row>
        <table:table-row table:style-name="ro1">
          <table:table-cell office:value-type="float" office:value="828284170" calcext:value-type="float">
            <text:p>828284170</text:p>
          </table:table-cell>
          <table:table-cell office:value-type="float" office:value="631960596" calcext:value-type="float">
            <text:p>631960596</text:p>
          </table:table-cell>
          <table:table-cell office:value-type="float" office:value="316762117" calcext:value-type="float">
            <text:p>316762117</text:p>
          </table:table-cell>
          <table:table-cell office:value-type="float" office:value="359875253" calcext:value-type="float">
            <text:p>359875253</text:p>
          </table:table-cell>
          <table:table-cell office:value-type="float" office:value="876195719" calcext:value-type="float">
            <text:p>876195719</text:p>
          </table:table-cell>
          <table:table-cell office:value-type="float" office:value="363853048" calcext:value-type="float">
            <text:p>363853048</text:p>
          </table:table-cell>
          <table:table-cell office:value-type="float" office:value="235105646" calcext:value-type="float">
            <text:p>235105646</text:p>
          </table:table-cell>
          <table:table-cell office:value-type="float" office:value="120230716" calcext:value-type="float">
            <text:p>120230716</text:p>
          </table:table-cell>
          <table:table-cell office:value-type="float" office:value="664468801" calcext:value-type="float">
            <text:p>664468801</text:p>
          </table:table-cell>
          <table:table-cell office:value-type="float" office:value="395956323" calcext:value-type="float">
            <text:p>395956323</text:p>
          </table:table-cell>
          <table:table-cell office:value-type="float" office:value="381584969" calcext:value-type="float">
            <text:p>381584969</text:p>
          </table:table-cell>
          <table:table-cell office:value-type="float" office:value="858799574" calcext:value-type="float">
            <text:p>858799574</text:p>
          </table:table-cell>
          <table:table-cell office:value-type="float" office:value="971103968" calcext:value-type="float">
            <text:p>971103968</text:p>
          </table:table-cell>
          <table:table-cell office:value-type="float" office:value="686786810" calcext:value-type="float">
            <text:p>686786810</text:p>
          </table:table-cell>
          <table:table-cell office:value-type="float" office:value="386380365" calcext:value-type="float">
            <text:p>386380365</text:p>
          </table:table-cell>
          <table:table-cell office:value-type="float" office:value="352082618" calcext:value-type="float">
            <text:p>352082618</text:p>
          </table:table-cell>
          <table:table-cell office:value-type="float" office:value="258894118" calcext:value-type="float">
            <text:p>258894118</text:p>
          </table:table-cell>
          <table:table-cell office:value-type="float" office:value="686705200" calcext:value-type="float">
            <text:p>686705200</text:p>
          </table:table-cell>
          <table:table-cell office:value-type="float" office:value="743452550" calcext:value-type="float">
            <text:p>743452550</text:p>
          </table:table-cell>
          <table:table-cell office:value-type="float" office:value="657229096" calcext:value-type="float">
            <text:p>657229096</text:p>
          </table:table-cell>
          <table:table-cell office:value-type="float" office:value="388890898" calcext:value-type="float">
            <text:p>388890898</text:p>
          </table:table-cell>
          <table:table-cell office:value-type="float" office:value="580467867" calcext:value-type="float">
            <text:p>580467867</text:p>
          </table:table-cell>
          <table:table-cell office:value-type="float" office:value="242446835" calcext:value-type="float">
            <text:p>242446835</text:p>
          </table:table-cell>
          <table:table-cell office:value-type="float" office:value="279014575" calcext:value-type="float">
            <text:p>279014575</text:p>
          </table:table-cell>
          <table:table-cell office:value-type="float" office:value="669315558" calcext:value-type="float">
            <text:p>669315558</text:p>
          </table:table-cell>
          <table:table-cell office:value-type="float" office:value="613201446" calcext:value-type="float">
            <text:p>613201446</text:p>
          </table:table-cell>
          <table:table-cell office:value-type="float" office:value="920400564" calcext:value-type="float">
            <text:p>920400564</text:p>
          </table:table-cell>
          <table:table-cell office:value-type="float" office:value="645473341" calcext:value-type="float">
            <text:p>645473341</text:p>
          </table:table-cell>
          <table:table-cell office:value-type="float" office:value="210676418" calcext:value-type="float">
            <text:p>210676418</text:p>
          </table:table-cell>
          <table:table-cell office:value-type="float" office:value="666107389" calcext:value-type="float">
            <text:p>666107389</text:p>
          </table:table-cell>
          <table:table-cell office:value-type="float" office:value="109921662" calcext:value-type="float">
            <text:p>109921662</text:p>
          </table:table-cell>
          <table:table-cell office:value-type="float" office:value="103055026" calcext:value-type="float">
            <text:p>103055026</text:p>
          </table:table-cell>
        </table:table-row>
        <table:table-row table:style-name="ro1">
          <table:table-cell office:value-type="float" office:value="389271489" calcext:value-type="float">
            <text:p>389271489</text:p>
          </table:table-cell>
          <table:table-cell office:value-type="float" office:value="639056726" calcext:value-type="float">
            <text:p>639056726</text:p>
          </table:table-cell>
          <table:table-cell office:value-type="float" office:value="133140113" calcext:value-type="float">
            <text:p>133140113</text:p>
          </table:table-cell>
          <table:table-cell office:value-type="float" office:value="516413949" calcext:value-type="float">
            <text:p>516413949</text:p>
          </table:table-cell>
          <table:table-cell office:value-type="float" office:value="662492206" calcext:value-type="float">
            <text:p>662492206</text:p>
          </table:table-cell>
          <table:table-cell office:value-type="float" office:value="514792713" calcext:value-type="float">
            <text:p>514792713</text:p>
          </table:table-cell>
          <table:table-cell office:value-type="float" office:value="142894147" calcext:value-type="float">
            <text:p>142894147</text:p>
          </table:table-cell>
          <table:table-cell office:value-type="float" office:value="274360810" calcext:value-type="float">
            <text:p>274360810</text:p>
          </table:table-cell>
          <table:table-cell office:value-type="float" office:value="758070266" calcext:value-type="float">
            <text:p>758070266</text:p>
          </table:table-cell>
          <table:table-cell office:value-type="float" office:value="449105599" calcext:value-type="float">
            <text:p>449105599</text:p>
          </table:table-cell>
          <table:table-cell office:value-type="float" office:value="305754144" calcext:value-type="float">
            <text:p>305754144</text:p>
          </table:table-cell>
          <table:table-cell office:value-type="float" office:value="210466117" calcext:value-type="float">
            <text:p>210466117</text:p>
          </table:table-cell>
          <table:table-cell office:value-type="float" office:value="335776362" calcext:value-type="float">
            <text:p>335776362</text:p>
          </table:table-cell>
          <table:table-cell office:value-type="float" office:value="819005843" calcext:value-type="float">
            <text:p>819005843</text:p>
          </table:table-cell>
          <table:table-cell office:value-type="float" office:value="539646402" calcext:value-type="float">
            <text:p>539646402</text:p>
          </table:table-cell>
          <table:table-cell office:value-type="float" office:value="541474506" calcext:value-type="float">
            <text:p>541474506</text:p>
          </table:table-cell>
          <table:table-cell office:value-type="float" office:value="424417047" calcext:value-type="float">
            <text:p>424417047</text:p>
          </table:table-cell>
          <table:table-cell office:value-type="float" office:value="552978807" calcext:value-type="float">
            <text:p>552978807</text:p>
          </table:table-cell>
          <table:table-cell office:value-type="float" office:value="645670258" calcext:value-type="float">
            <text:p>645670258</text:p>
          </table:table-cell>
          <table:table-cell office:value-type="float" office:value="813769898" calcext:value-type="float">
            <text:p>813769898</text:p>
          </table:table-cell>
          <table:table-cell office:value-type="float" office:value="185662539" calcext:value-type="float">
            <text:p>185662539</text:p>
          </table:table-cell>
          <table:table-cell office:value-type="float" office:value="419587185" calcext:value-type="float">
            <text:p>419587185</text:p>
          </table:table-cell>
          <table:table-cell office:value-type="float" office:value="374174426" calcext:value-type="float">
            <text:p>374174426</text:p>
          </table:table-cell>
          <table:table-cell office:value-type="float" office:value="245246267" calcext:value-type="float">
            <text:p>245246267</text:p>
          </table:table-cell>
          <table:table-cell office:value-type="float" office:value="840183098" calcext:value-type="float">
            <text:p>840183098</text:p>
          </table:table-cell>
          <table:table-cell office:value-type="float" office:value="373720959" calcext:value-type="float">
            <text:p>373720959</text:p>
          </table:table-cell>
          <table:table-cell office:value-type="float" office:value="547589223" calcext:value-type="float">
            <text:p>547589223</text:p>
          </table:table-cell>
          <table:table-cell office:value-type="float" office:value="365200002" calcext:value-type="float">
            <text:p>365200002</text:p>
          </table:table-cell>
          <table:table-cell office:value-type="float" office:value="168747760" calcext:value-type="float">
            <text:p>168747760</text:p>
          </table:table-cell>
          <table:table-cell office:value-type="float" office:value="486304439" calcext:value-type="float">
            <text:p>486304439</text:p>
          </table:table-cell>
          <table:table-cell office:value-type="float" office:value="722895425" calcext:value-type="float">
            <text:p>722895425</text:p>
          </table:table-cell>
          <table:table-cell office:value-type="float" office:value="349063465" calcext:value-type="float">
            <text:p>349063465</text:p>
          </table:table-cell>
        </table:table-row>
        <table:table-row table:style-name="ro1">
          <table:table-cell office:value-type="float" office:value="906863411" calcext:value-type="float">
            <text:p>906863411</text:p>
          </table:table-cell>
          <table:table-cell office:value-type="float" office:value="302546226" calcext:value-type="float">
            <text:p>302546226</text:p>
          </table:table-cell>
          <table:table-cell office:value-type="float" office:value="827591772" calcext:value-type="float">
            <text:p>827591772</text:p>
          </table:table-cell>
          <table:table-cell office:value-type="float" office:value="737058483" calcext:value-type="float">
            <text:p>737058483</text:p>
          </table:table-cell>
          <table:table-cell office:value-type="float" office:value="455363712" calcext:value-type="float">
            <text:p>455363712</text:p>
          </table:table-cell>
          <table:table-cell office:value-type="float" office:value="318958663" calcext:value-type="float">
            <text:p>318958663</text:p>
          </table:table-cell>
          <table:table-cell office:value-type="float" office:value="405786880" calcext:value-type="float">
            <text:p>405786880</text:p>
          </table:table-cell>
          <table:table-cell office:value-type="float" office:value="144535216" calcext:value-type="float">
            <text:p>144535216</text:p>
          </table:table-cell>
          <table:table-cell office:value-type="float" office:value="817842436" calcext:value-type="float">
            <text:p>817842436</text:p>
          </table:table-cell>
          <table:table-cell office:value-type="float" office:value="514981419" calcext:value-type="float">
            <text:p>514981419</text:p>
          </table:table-cell>
          <table:table-cell office:value-type="float" office:value="860044479" calcext:value-type="float">
            <text:p>860044479</text:p>
          </table:table-cell>
          <table:table-cell office:value-type="float" office:value="177448039" calcext:value-type="float">
            <text:p>177448039</text:p>
          </table:table-cell>
          <table:table-cell office:value-type="float" office:value="922329220" calcext:value-type="float">
            <text:p>922329220</text:p>
          </table:table-cell>
          <table:table-cell office:value-type="float" office:value="593590686" calcext:value-type="float">
            <text:p>593590686</text:p>
          </table:table-cell>
          <table:table-cell office:value-type="float" office:value="207454299" calcext:value-type="float">
            <text:p>207454299</text:p>
          </table:table-cell>
          <table:table-cell office:value-type="float" office:value="822861932" calcext:value-type="float">
            <text:p>822861932</text:p>
          </table:table-cell>
          <table:table-cell office:value-type="float" office:value="596357567" calcext:value-type="float">
            <text:p>596357567</text:p>
          </table:table-cell>
          <table:table-cell office:value-type="float" office:value="761367617" calcext:value-type="float">
            <text:p>761367617</text:p>
          </table:table-cell>
          <table:table-cell office:value-type="float" office:value="895967342" calcext:value-type="float">
            <text:p>895967342</text:p>
          </table:table-cell>
          <table:table-cell office:value-type="float" office:value="129914668" calcext:value-type="float">
            <text:p>129914668</text:p>
          </table:table-cell>
          <table:table-cell office:value-type="float" office:value="175212331" calcext:value-type="float">
            <text:p>175212331</text:p>
          </table:table-cell>
          <table:table-cell office:value-type="float" office:value="574514683" calcext:value-type="float">
            <text:p>574514683</text:p>
          </table:table-cell>
          <table:table-cell office:value-type="float" office:value="645605347" calcext:value-type="float">
            <text:p>645605347</text:p>
          </table:table-cell>
          <table:table-cell office:value-type="float" office:value="966795025" calcext:value-type="float">
            <text:p>966795025</text:p>
          </table:table-cell>
          <table:table-cell office:value-type="float" office:value="538128469" calcext:value-type="float">
            <text:p>538128469</text:p>
          </table:table-cell>
          <table:table-cell office:value-type="float" office:value="636958057" calcext:value-type="float">
            <text:p>636958057</text:p>
          </table:table-cell>
          <table:table-cell office:value-type="float" office:value="822387937" calcext:value-type="float">
            <text:p>822387937</text:p>
          </table:table-cell>
          <table:table-cell office:value-type="float" office:value="575117904" calcext:value-type="float">
            <text:p>575117904</text:p>
          </table:table-cell>
          <table:table-cell office:value-type="float" office:value="274340128" calcext:value-type="float">
            <text:p>274340128</text:p>
          </table:table-cell>
          <table:table-cell office:value-type="float" office:value="708876477" calcext:value-type="float">
            <text:p>708876477</text:p>
          </table:table-cell>
          <table:table-cell office:value-type="float" office:value="742465654" calcext:value-type="float">
            <text:p>742465654</text:p>
          </table:table-cell>
          <table:table-cell office:value-type="float" office:value="109941167" calcext:value-type="float">
            <text:p>109941167</text:p>
          </table:table-cell>
        </table:table-row>
        <table:table-row table:style-name="ro1">
          <table:table-cell office:value-type="float" office:value="598903675" calcext:value-type="float">
            <text:p>598903675</text:p>
          </table:table-cell>
          <table:table-cell office:value-type="float" office:value="859354610" calcext:value-type="float">
            <text:p>859354610</text:p>
          </table:table-cell>
          <table:table-cell office:value-type="float" office:value="867022078" calcext:value-type="float">
            <text:p>867022078</text:p>
          </table:table-cell>
          <table:table-cell office:value-type="float" office:value="400760561" calcext:value-type="float">
            <text:p>400760561</text:p>
          </table:table-cell>
          <table:table-cell office:value-type="float" office:value="197445340" calcext:value-type="float">
            <text:p>197445340</text:p>
          </table:table-cell>
          <table:table-cell office:value-type="float" office:value="239575344" calcext:value-type="float">
            <text:p>239575344</text:p>
          </table:table-cell>
          <table:table-cell office:value-type="float" office:value="806438813" calcext:value-type="float">
            <text:p>806438813</text:p>
          </table:table-cell>
          <table:table-cell office:value-type="float" office:value="950156740" calcext:value-type="float">
            <text:p>950156740</text:p>
          </table:table-cell>
          <table:table-cell office:value-type="float" office:value="233258533" calcext:value-type="float">
            <text:p>233258533</text:p>
          </table:table-cell>
          <table:table-cell office:value-type="float" office:value="387533747" calcext:value-type="float">
            <text:p>387533747</text:p>
          </table:table-cell>
          <table:table-cell office:value-type="float" office:value="332465744" calcext:value-type="float">
            <text:p>332465744</text:p>
          </table:table-cell>
          <table:table-cell office:value-type="float" office:value="218236022" calcext:value-type="float">
            <text:p>218236022</text:p>
          </table:table-cell>
          <table:table-cell office:value-type="float" office:value="451626646" calcext:value-type="float">
            <text:p>451626646</text:p>
          </table:table-cell>
          <table:table-cell office:value-type="float" office:value="298256250" calcext:value-type="float">
            <text:p>298256250</text:p>
          </table:table-cell>
          <table:table-cell office:value-type="float" office:value="511114569" calcext:value-type="float">
            <text:p>511114569</text:p>
          </table:table-cell>
          <table:table-cell office:value-type="float" office:value="489312613" calcext:value-type="float">
            <text:p>489312613</text:p>
          </table:table-cell>
          <table:table-cell office:value-type="float" office:value="392323413" calcext:value-type="float">
            <text:p>392323413</text:p>
          </table:table-cell>
          <table:table-cell office:value-type="float" office:value="667387232" calcext:value-type="float">
            <text:p>667387232</text:p>
          </table:table-cell>
          <table:table-cell office:value-type="float" office:value="236340901" calcext:value-type="float">
            <text:p>236340901</text:p>
          </table:table-cell>
          <table:table-cell office:value-type="float" office:value="174247902" calcext:value-type="float">
            <text:p>174247902</text:p>
          </table:table-cell>
          <table:table-cell office:value-type="float" office:value="270564590" calcext:value-type="float">
            <text:p>270564590</text:p>
          </table:table-cell>
          <table:table-cell office:value-type="float" office:value="655302800" calcext:value-type="float">
            <text:p>655302800</text:p>
          </table:table-cell>
          <table:table-cell office:value-type="float" office:value="346074361" calcext:value-type="float">
            <text:p>346074361</text:p>
          </table:table-cell>
          <table:table-cell office:value-type="float" office:value="707084414" calcext:value-type="float">
            <text:p>707084414</text:p>
          </table:table-cell>
          <table:table-cell office:value-type="float" office:value="306224294" calcext:value-type="float">
            <text:p>306224294</text:p>
          </table:table-cell>
          <table:table-cell office:value-type="float" office:value="102317274" calcext:value-type="float">
            <text:p>102317274</text:p>
          </table:table-cell>
          <table:table-cell office:value-type="float" office:value="280354780" calcext:value-type="float">
            <text:p>280354780</text:p>
          </table:table-cell>
          <table:table-cell office:value-type="float" office:value="523201145" calcext:value-type="float">
            <text:p>523201145</text:p>
          </table:table-cell>
          <table:table-cell office:value-type="float" office:value="983790414" calcext:value-type="float">
            <text:p>983790414</text:p>
          </table:table-cell>
          <table:table-cell office:value-type="float" office:value="649221475" calcext:value-type="float">
            <text:p>649221475</text:p>
          </table:table-cell>
          <table:table-cell office:value-type="float" office:value="493896375" calcext:value-type="float">
            <text:p>493896375</text:p>
          </table:table-cell>
          <table:table-cell office:value-type="float" office:value="207829217" calcext:value-type="float">
            <text:p>207829217</text:p>
          </table:table-cell>
        </table:table-row>
        <table:table-row table:style-name="ro1">
          <table:table-cell office:value-type="float" office:value="567892846" calcext:value-type="float">
            <text:p>567892846</text:p>
          </table:table-cell>
          <table:table-cell office:value-type="float" office:value="545563165" calcext:value-type="float">
            <text:p>545563165</text:p>
          </table:table-cell>
          <table:table-cell office:value-type="float" office:value="795264471" calcext:value-type="float">
            <text:p>795264471</text:p>
          </table:table-cell>
          <table:table-cell office:value-type="float" office:value="116750289" calcext:value-type="float">
            <text:p>116750289</text:p>
          </table:table-cell>
          <table:table-cell office:value-type="float" office:value="387518485" calcext:value-type="float">
            <text:p>387518485</text:p>
          </table:table-cell>
          <table:table-cell office:value-type="float" office:value="117533668" calcext:value-type="float">
            <text:p>117533668</text:p>
          </table:table-cell>
          <table:table-cell office:value-type="float" office:value="391903359" calcext:value-type="float">
            <text:p>391903359</text:p>
          </table:table-cell>
          <table:table-cell office:value-type="float" office:value="959572518" calcext:value-type="float">
            <text:p>959572518</text:p>
          </table:table-cell>
          <table:table-cell office:value-type="float" office:value="169332607" calcext:value-type="float">
            <text:p>169332607</text:p>
          </table:table-cell>
          <table:table-cell office:value-type="float" office:value="472809892" calcext:value-type="float">
            <text:p>472809892</text:p>
          </table:table-cell>
          <table:table-cell office:value-type="float" office:value="366227876" calcext:value-type="float">
            <text:p>366227876</text:p>
          </table:table-cell>
          <table:table-cell office:value-type="float" office:value="407368551" calcext:value-type="float">
            <text:p>407368551</text:p>
          </table:table-cell>
          <table:table-cell office:value-type="float" office:value="794893929" calcext:value-type="float">
            <text:p>794893929</text:p>
          </table:table-cell>
          <table:table-cell office:value-type="float" office:value="907682039" calcext:value-type="float">
            <text:p>907682039</text:p>
          </table:table-cell>
          <table:table-cell office:value-type="float" office:value="477431665" calcext:value-type="float">
            <text:p>477431665</text:p>
          </table:table-cell>
          <table:table-cell office:value-type="float" office:value="736796496" calcext:value-type="float">
            <text:p>736796496</text:p>
          </table:table-cell>
          <table:table-cell office:value-type="float" office:value="639516366" calcext:value-type="float">
            <text:p>639516366</text:p>
          </table:table-cell>
          <table:table-cell office:value-type="float" office:value="771317772" calcext:value-type="float">
            <text:p>771317772</text:p>
          </table:table-cell>
          <table:table-cell office:value-type="float" office:value="814762451" calcext:value-type="float">
            <text:p>814762451</text:p>
          </table:table-cell>
          <table:table-cell office:value-type="float" office:value="983936262" calcext:value-type="float">
            <text:p>983936262</text:p>
          </table:table-cell>
          <table:table-cell office:value-type="float" office:value="455490337" calcext:value-type="float">
            <text:p>455490337</text:p>
          </table:table-cell>
          <table:table-cell office:value-type="float" office:value="290665252" calcext:value-type="float">
            <text:p>290665252</text:p>
          </table:table-cell>
          <table:table-cell office:value-type="float" office:value="355194164" calcext:value-type="float">
            <text:p>355194164</text:p>
          </table:table-cell>
          <table:table-cell office:value-type="float" office:value="448241097" calcext:value-type="float">
            <text:p>448241097</text:p>
          </table:table-cell>
          <table:table-cell office:value-type="float" office:value="592234134" calcext:value-type="float">
            <text:p>592234134</text:p>
          </table:table-cell>
          <table:table-cell office:value-type="float" office:value="761479472" calcext:value-type="float">
            <text:p>761479472</text:p>
          </table:table-cell>
          <table:table-cell office:value-type="float" office:value="373618969" calcext:value-type="float">
            <text:p>373618969</text:p>
          </table:table-cell>
          <table:table-cell office:value-type="float" office:value="776162907" calcext:value-type="float">
            <text:p>776162907</text:p>
          </table:table-cell>
          <table:table-cell office:value-type="float" office:value="493441772" calcext:value-type="float">
            <text:p>493441772</text:p>
          </table:table-cell>
          <table:table-cell office:value-type="float" office:value="651295175" calcext:value-type="float">
            <text:p>651295175</text:p>
          </table:table-cell>
          <table:table-cell office:value-type="float" office:value="962652366" calcext:value-type="float">
            <text:p>962652366</text:p>
          </table:table-cell>
          <table:table-cell office:value-type="float" office:value="500998904" calcext:value-type="float">
            <text:p>500998904</text:p>
          </table:table-cell>
        </table:table-row>
        <table:table-row table:style-name="ro1">
          <table:table-cell office:value-type="float" office:value="881751977" calcext:value-type="float">
            <text:p>881751977</text:p>
          </table:table-cell>
          <table:table-cell office:value-type="float" office:value="100221845" calcext:value-type="float">
            <text:p>100221845</text:p>
          </table:table-cell>
          <table:table-cell office:value-type="float" office:value="203549139" calcext:value-type="float">
            <text:p>203549139</text:p>
          </table:table-cell>
          <table:table-cell office:value-type="float" office:value="113748771" calcext:value-type="float">
            <text:p>113748771</text:p>
          </table:table-cell>
          <table:table-cell office:value-type="float" office:value="556018236" calcext:value-type="float">
            <text:p>556018236</text:p>
          </table:table-cell>
          <table:table-cell office:value-type="float" office:value="958119692" calcext:value-type="float">
            <text:p>958119692</text:p>
          </table:table-cell>
          <table:table-cell office:value-type="float" office:value="960429702" calcext:value-type="float">
            <text:p>960429702</text:p>
          </table:table-cell>
          <table:table-cell office:value-type="float" office:value="434996614" calcext:value-type="float">
            <text:p>434996614</text:p>
          </table:table-cell>
          <table:table-cell office:value-type="float" office:value="860332035" calcext:value-type="float">
            <text:p>860332035</text:p>
          </table:table-cell>
          <table:table-cell office:value-type="float" office:value="526647025" calcext:value-type="float">
            <text:p>526647025</text:p>
          </table:table-cell>
          <table:table-cell office:value-type="float" office:value="770991437" calcext:value-type="float">
            <text:p>770991437</text:p>
          </table:table-cell>
          <table:table-cell office:value-type="float" office:value="869723400" calcext:value-type="float">
            <text:p>869723400</text:p>
          </table:table-cell>
          <table:table-cell office:value-type="float" office:value="983042760" calcext:value-type="float">
            <text:p>983042760</text:p>
          </table:table-cell>
          <table:table-cell office:value-type="float" office:value="870555224" calcext:value-type="float">
            <text:p>870555224</text:p>
          </table:table-cell>
          <table:table-cell office:value-type="float" office:value="428067068" calcext:value-type="float">
            <text:p>428067068</text:p>
          </table:table-cell>
          <table:table-cell office:value-type="float" office:value="387444478" calcext:value-type="float">
            <text:p>387444478</text:p>
          </table:table-cell>
          <table:table-cell office:value-type="float" office:value="209552291" calcext:value-type="float">
            <text:p>209552291</text:p>
          </table:table-cell>
          <table:table-cell office:value-type="float" office:value="228566695" calcext:value-type="float">
            <text:p>228566695</text:p>
          </table:table-cell>
          <table:table-cell office:value-type="float" office:value="959806408" calcext:value-type="float">
            <text:p>959806408</text:p>
          </table:table-cell>
          <table:table-cell office:value-type="float" office:value="303135303" calcext:value-type="float">
            <text:p>303135303</text:p>
          </table:table-cell>
          <table:table-cell office:value-type="float" office:value="598622627" calcext:value-type="float">
            <text:p>598622627</text:p>
          </table:table-cell>
          <table:table-cell office:value-type="float" office:value="905008814" calcext:value-type="float">
            <text:p>905008814</text:p>
          </table:table-cell>
          <table:table-cell office:value-type="float" office:value="747525638" calcext:value-type="float">
            <text:p>747525638</text:p>
          </table:table-cell>
          <table:table-cell office:value-type="float" office:value="769573780" calcext:value-type="float">
            <text:p>769573780</text:p>
          </table:table-cell>
          <table:table-cell office:value-type="float" office:value="907252963" calcext:value-type="float">
            <text:p>907252963</text:p>
          </table:table-cell>
          <table:table-cell office:value-type="float" office:value="825994203" calcext:value-type="float">
            <text:p>825994203</text:p>
          </table:table-cell>
          <table:table-cell office:value-type="float" office:value="995567128" calcext:value-type="float">
            <text:p>995567128</text:p>
          </table:table-cell>
          <table:table-cell office:value-type="float" office:value="744995789" calcext:value-type="float">
            <text:p>744995789</text:p>
          </table:table-cell>
          <table:table-cell office:value-type="float" office:value="214776344" calcext:value-type="float">
            <text:p>214776344</text:p>
          </table:table-cell>
          <table:table-cell office:value-type="float" office:value="231454187" calcext:value-type="float">
            <text:p>231454187</text:p>
          </table:table-cell>
          <table:table-cell office:value-type="float" office:value="651626077" calcext:value-type="float">
            <text:p>651626077</text:p>
          </table:table-cell>
          <table:table-cell office:value-type="float" office:value="282298746" calcext:value-type="float">
            <text:p>282298746</text:p>
          </table:table-cell>
        </table:table-row>
        <table:table-row table:style-name="ro1">
          <table:table-cell office:value-type="float" office:value="405086906" calcext:value-type="float">
            <text:p>405086906</text:p>
          </table:table-cell>
          <table:table-cell office:value-type="float" office:value="585412340" calcext:value-type="float">
            <text:p>585412340</text:p>
          </table:table-cell>
          <table:table-cell office:value-type="float" office:value="785382386" calcext:value-type="float">
            <text:p>785382386</text:p>
          </table:table-cell>
          <table:table-cell office:value-type="float" office:value="873606308" calcext:value-type="float">
            <text:p>873606308</text:p>
          </table:table-cell>
          <table:table-cell office:value-type="float" office:value="633740031" calcext:value-type="float">
            <text:p>633740031</text:p>
          </table:table-cell>
          <table:table-cell office:value-type="float" office:value="936318632" calcext:value-type="float">
            <text:p>936318632</text:p>
          </table:table-cell>
          <table:table-cell office:value-type="float" office:value="298801981" calcext:value-type="float">
            <text:p>298801981</text:p>
          </table:table-cell>
          <table:table-cell office:value-type="float" office:value="444670290" calcext:value-type="float">
            <text:p>444670290</text:p>
          </table:table-cell>
          <table:table-cell office:value-type="float" office:value="898076033" calcext:value-type="float">
            <text:p>898076033</text:p>
          </table:table-cell>
          <table:table-cell office:value-type="float" office:value="185318272" calcext:value-type="float">
            <text:p>185318272</text:p>
          </table:table-cell>
          <table:table-cell office:value-type="float" office:value="724627011" calcext:value-type="float">
            <text:p>724627011</text:p>
          </table:table-cell>
          <table:table-cell office:value-type="float" office:value="740214319" calcext:value-type="float">
            <text:p>740214319</text:p>
          </table:table-cell>
          <table:table-cell office:value-type="float" office:value="605962394" calcext:value-type="float">
            <text:p>605962394</text:p>
          </table:table-cell>
          <table:table-cell office:value-type="float" office:value="880816970" calcext:value-type="float">
            <text:p>880816970</text:p>
          </table:table-cell>
          <table:table-cell office:value-type="float" office:value="424266660" calcext:value-type="float">
            <text:p>424266660</text:p>
          </table:table-cell>
          <table:table-cell office:value-type="float" office:value="984236252" calcext:value-type="float">
            <text:p>984236252</text:p>
          </table:table-cell>
          <table:table-cell office:value-type="float" office:value="316395933" calcext:value-type="float">
            <text:p>316395933</text:p>
          </table:table-cell>
          <table:table-cell office:value-type="float" office:value="552194606" calcext:value-type="float">
            <text:p>552194606</text:p>
          </table:table-cell>
          <table:table-cell office:value-type="float" office:value="680704299" calcext:value-type="float">
            <text:p>680704299</text:p>
          </table:table-cell>
          <table:table-cell office:value-type="float" office:value="373673844" calcext:value-type="float">
            <text:p>373673844</text:p>
          </table:table-cell>
          <table:table-cell office:value-type="float" office:value="562165057" calcext:value-type="float">
            <text:p>562165057</text:p>
          </table:table-cell>
          <table:table-cell office:value-type="float" office:value="209310110" calcext:value-type="float">
            <text:p>209310110</text:p>
          </table:table-cell>
          <table:table-cell office:value-type="float" office:value="235834012" calcext:value-type="float">
            <text:p>235834012</text:p>
          </table:table-cell>
          <table:table-cell office:value-type="float" office:value="325096102" calcext:value-type="float">
            <text:p>325096102</text:p>
          </table:table-cell>
          <table:table-cell office:value-type="float" office:value="687175971" calcext:value-type="float">
            <text:p>687175971</text:p>
          </table:table-cell>
          <table:table-cell office:value-type="float" office:value="911108343" calcext:value-type="float">
            <text:p>911108343</text:p>
          </table:table-cell>
          <table:table-cell office:value-type="float" office:value="787286918" calcext:value-type="float">
            <text:p>787286918</text:p>
          </table:table-cell>
          <table:table-cell office:value-type="float" office:value="186911247" calcext:value-type="float">
            <text:p>186911247</text:p>
          </table:table-cell>
          <table:table-cell office:value-type="float" office:value="320272655" calcext:value-type="float">
            <text:p>320272655</text:p>
          </table:table-cell>
          <table:table-cell office:value-type="float" office:value="708713212" calcext:value-type="float">
            <text:p>708713212</text:p>
          </table:table-cell>
          <table:table-cell office:value-type="float" office:value="829748520" calcext:value-type="float">
            <text:p>829748520</text:p>
          </table:table-cell>
          <table:table-cell office:value-type="float" office:value="841207302" calcext:value-type="float">
            <text:p>841207302</text:p>
          </table:table-cell>
        </table:table-row>
        <table:table-row table:style-name="ro1">
          <table:table-cell office:value-type="float" office:value="153879819" calcext:value-type="float">
            <text:p>153879819</text:p>
          </table:table-cell>
          <table:table-cell office:value-type="float" office:value="214946715" calcext:value-type="float">
            <text:p>214946715</text:p>
          </table:table-cell>
          <table:table-cell office:value-type="float" office:value="553351142" calcext:value-type="float">
            <text:p>553351142</text:p>
          </table:table-cell>
          <table:table-cell office:value-type="float" office:value="898244524" calcext:value-type="float">
            <text:p>898244524</text:p>
          </table:table-cell>
          <table:table-cell office:value-type="float" office:value="827432168" calcext:value-type="float">
            <text:p>827432168</text:p>
          </table:table-cell>
          <table:table-cell office:value-type="float" office:value="461656679" calcext:value-type="float">
            <text:p>461656679</text:p>
          </table:table-cell>
          <table:table-cell office:value-type="float" office:value="251231082" calcext:value-type="float">
            <text:p>251231082</text:p>
          </table:table-cell>
          <table:table-cell office:value-type="float" office:value="134209255" calcext:value-type="float">
            <text:p>134209255</text:p>
          </table:table-cell>
          <table:table-cell office:value-type="float" office:value="820311726" calcext:value-type="float">
            <text:p>820311726</text:p>
          </table:table-cell>
          <table:table-cell office:value-type="float" office:value="651420552" calcext:value-type="float">
            <text:p>651420552</text:p>
          </table:table-cell>
          <table:table-cell office:value-type="float" office:value="308145407" calcext:value-type="float">
            <text:p>308145407</text:p>
          </table:table-cell>
          <table:table-cell office:value-type="float" office:value="428488668" calcext:value-type="float">
            <text:p>428488668</text:p>
          </table:table-cell>
          <table:table-cell office:value-type="float" office:value="758093176" calcext:value-type="float">
            <text:p>758093176</text:p>
          </table:table-cell>
          <table:table-cell office:value-type="float" office:value="538508834" calcext:value-type="float">
            <text:p>538508834</text:p>
          </table:table-cell>
          <table:table-cell office:value-type="float" office:value="373603472" calcext:value-type="float">
            <text:p>373603472</text:p>
          </table:table-cell>
          <table:table-cell office:value-type="float" office:value="220809820" calcext:value-type="float">
            <text:p>220809820</text:p>
          </table:table-cell>
          <table:table-cell office:value-type="float" office:value="748119524" calcext:value-type="float">
            <text:p>748119524</text:p>
          </table:table-cell>
          <table:table-cell office:value-type="float" office:value="790177870" calcext:value-type="float">
            <text:p>790177870</text:p>
          </table:table-cell>
          <table:table-cell office:value-type="float" office:value="569471265" calcext:value-type="float">
            <text:p>569471265</text:p>
          </table:table-cell>
          <table:table-cell office:value-type="float" office:value="598759358" calcext:value-type="float">
            <text:p>598759358</text:p>
          </table:table-cell>
          <table:table-cell office:value-type="float" office:value="134016416" calcext:value-type="float">
            <text:p>134016416</text:p>
          </table:table-cell>
          <table:table-cell office:value-type="float" office:value="689855745" calcext:value-type="float">
            <text:p>689855745</text:p>
          </table:table-cell>
          <table:table-cell office:value-type="float" office:value="787452503" calcext:value-type="float">
            <text:p>787452503</text:p>
          </table:table-cell>
          <table:table-cell office:value-type="float" office:value="401333580" calcext:value-type="float">
            <text:p>401333580</text:p>
          </table:table-cell>
          <table:table-cell office:value-type="float" office:value="460092533" calcext:value-type="float">
            <text:p>460092533</text:p>
          </table:table-cell>
          <table:table-cell office:value-type="float" office:value="473392839" calcext:value-type="float">
            <text:p>473392839</text:p>
          </table:table-cell>
          <table:table-cell office:value-type="float" office:value="471874186" calcext:value-type="float">
            <text:p>471874186</text:p>
          </table:table-cell>
          <table:table-cell office:value-type="float" office:value="583266421" calcext:value-type="float">
            <text:p>583266421</text:p>
          </table:table-cell>
          <table:table-cell office:value-type="float" office:value="311148445" calcext:value-type="float">
            <text:p>311148445</text:p>
          </table:table-cell>
          <table:table-cell office:value-type="float" office:value="438706324" calcext:value-type="float">
            <text:p>438706324</text:p>
          </table:table-cell>
          <table:table-cell office:value-type="float" office:value="606409982" calcext:value-type="float">
            <text:p>606409982</text:p>
          </table:table-cell>
          <table:table-cell office:value-type="float" office:value="788224394" calcext:value-type="float">
            <text:p>788224394</text:p>
          </table:table-cell>
        </table:table-row>
        <table:table-row table:style-name="ro1">
          <table:table-cell office:value-type="float" office:value="134710979" calcext:value-type="float">
            <text:p>134710979</text:p>
          </table:table-cell>
          <table:table-cell office:value-type="float" office:value="935752591" calcext:value-type="float">
            <text:p>935752591</text:p>
          </table:table-cell>
          <table:table-cell office:value-type="float" office:value="804439022" calcext:value-type="float">
            <text:p>804439022</text:p>
          </table:table-cell>
          <table:table-cell office:value-type="float" office:value="466707867" calcext:value-type="float">
            <text:p>466707867</text:p>
          </table:table-cell>
          <table:table-cell office:value-type="float" office:value="765228159" calcext:value-type="float">
            <text:p>765228159</text:p>
          </table:table-cell>
          <table:table-cell office:value-type="float" office:value="883838074" calcext:value-type="float">
            <text:p>883838074</text:p>
          </table:table-cell>
          <table:table-cell office:value-type="float" office:value="381253205" calcext:value-type="float">
            <text:p>381253205</text:p>
          </table:table-cell>
          <table:table-cell office:value-type="float" office:value="902066569" calcext:value-type="float">
            <text:p>902066569</text:p>
          </table:table-cell>
          <table:table-cell office:value-type="float" office:value="704555994" calcext:value-type="float">
            <text:p>704555994</text:p>
          </table:table-cell>
          <table:table-cell office:value-type="float" office:value="750110617" calcext:value-type="float">
            <text:p>750110617</text:p>
          </table:table-cell>
          <table:table-cell office:value-type="float" office:value="784777862" calcext:value-type="float">
            <text:p>784777862</text:p>
          </table:table-cell>
          <table:table-cell office:value-type="float" office:value="524730466" calcext:value-type="float">
            <text:p>524730466</text:p>
          </table:table-cell>
          <table:table-cell office:value-type="float" office:value="678689740" calcext:value-type="float">
            <text:p>678689740</text:p>
          </table:table-cell>
          <table:table-cell office:value-type="float" office:value="395997963" calcext:value-type="float">
            <text:p>395997963</text:p>
          </table:table-cell>
          <table:table-cell office:value-type="float" office:value="694777588" calcext:value-type="float">
            <text:p>694777588</text:p>
          </table:table-cell>
          <table:table-cell office:value-type="float" office:value="680334833" calcext:value-type="float">
            <text:p>680334833</text:p>
          </table:table-cell>
          <table:table-cell office:value-type="float" office:value="126782625" calcext:value-type="float">
            <text:p>126782625</text:p>
          </table:table-cell>
          <table:table-cell office:value-type="float" office:value="420850697" calcext:value-type="float">
            <text:p>420850697</text:p>
          </table:table-cell>
          <table:table-cell office:value-type="float" office:value="577392789" calcext:value-type="float">
            <text:p>577392789</text:p>
          </table:table-cell>
          <table:table-cell office:value-type="float" office:value="840572431" calcext:value-type="float">
            <text:p>840572431</text:p>
          </table:table-cell>
          <table:table-cell office:value-type="float" office:value="167542214" calcext:value-type="float">
            <text:p>167542214</text:p>
          </table:table-cell>
          <table:table-cell office:value-type="float" office:value="342957128" calcext:value-type="float">
            <text:p>342957128</text:p>
          </table:table-cell>
          <table:table-cell office:value-type="float" office:value="641548141" calcext:value-type="float">
            <text:p>641548141</text:p>
          </table:table-cell>
          <table:table-cell office:value-type="float" office:value="293694942" calcext:value-type="float">
            <text:p>293694942</text:p>
          </table:table-cell>
          <table:table-cell office:value-type="float" office:value="466200908" calcext:value-type="float">
            <text:p>466200908</text:p>
          </table:table-cell>
          <table:table-cell office:value-type="float" office:value="452743432" calcext:value-type="float">
            <text:p>452743432</text:p>
          </table:table-cell>
          <table:table-cell office:value-type="float" office:value="422289570" calcext:value-type="float">
            <text:p>422289570</text:p>
          </table:table-cell>
          <table:table-cell office:value-type="float" office:value="312626354" calcext:value-type="float">
            <text:p>312626354</text:p>
          </table:table-cell>
          <table:table-cell office:value-type="float" office:value="263609207" calcext:value-type="float">
            <text:p>263609207</text:p>
          </table:table-cell>
          <table:table-cell office:value-type="float" office:value="339790644" calcext:value-type="float">
            <text:p>339790644</text:p>
          </table:table-cell>
          <table:table-cell office:value-type="float" office:value="652814085" calcext:value-type="float">
            <text:p>652814085</text:p>
          </table:table-cell>
          <table:table-cell office:value-type="float" office:value="414560688" calcext:value-type="float">
            <text:p>414560688</text:p>
          </table:table-cell>
        </table:table-row>
        <table:table-row table:style-name="ro1">
          <table:table-cell office:value-type="float" office:value="724619706" calcext:value-type="float">
            <text:p>724619706</text:p>
          </table:table-cell>
          <table:table-cell office:value-type="float" office:value="229799513" calcext:value-type="float">
            <text:p>229799513</text:p>
          </table:table-cell>
          <table:table-cell office:value-type="float" office:value="696592673" calcext:value-type="float">
            <text:p>696592673</text:p>
          </table:table-cell>
          <table:table-cell office:value-type="float" office:value="902893321" calcext:value-type="float">
            <text:p>902893321</text:p>
          </table:table-cell>
          <table:table-cell office:value-type="float" office:value="493891492" calcext:value-type="float">
            <text:p>493891492</text:p>
          </table:table-cell>
          <table:table-cell office:value-type="float" office:value="527576167" calcext:value-type="float">
            <text:p>527576167</text:p>
          </table:table-cell>
          <table:table-cell office:value-type="float" office:value="798167760" calcext:value-type="float">
            <text:p>798167760</text:p>
          </table:table-cell>
          <table:table-cell office:value-type="float" office:value="651021743" calcext:value-type="float">
            <text:p>651021743</text:p>
          </table:table-cell>
          <table:table-cell office:value-type="float" office:value="999076328" calcext:value-type="float">
            <text:p>999076328</text:p>
          </table:table-cell>
          <table:table-cell office:value-type="float" office:value="795503729" calcext:value-type="float">
            <text:p>795503729</text:p>
          </table:table-cell>
          <table:table-cell office:value-type="float" office:value="386957351" calcext:value-type="float">
            <text:p>386957351</text:p>
          </table:table-cell>
          <table:table-cell office:value-type="float" office:value="372484330" calcext:value-type="float">
            <text:p>372484330</text:p>
          </table:table-cell>
          <table:table-cell office:value-type="float" office:value="870381384" calcext:value-type="float">
            <text:p>870381384</text:p>
          </table:table-cell>
          <table:table-cell office:value-type="float" office:value="504218851" calcext:value-type="float">
            <text:p>504218851</text:p>
          </table:table-cell>
          <table:table-cell office:value-type="float" office:value="867936652" calcext:value-type="float">
            <text:p>867936652</text:p>
          </table:table-cell>
          <table:table-cell office:value-type="float" office:value="325852426" calcext:value-type="float">
            <text:p>325852426</text:p>
          </table:table-cell>
          <table:table-cell office:value-type="float" office:value="120974708" calcext:value-type="float">
            <text:p>120974708</text:p>
          </table:table-cell>
          <table:table-cell office:value-type="float" office:value="546557667" calcext:value-type="float">
            <text:p>546557667</text:p>
          </table:table-cell>
          <table:table-cell office:value-type="float" office:value="549578873" calcext:value-type="float">
            <text:p>549578873</text:p>
          </table:table-cell>
          <table:table-cell office:value-type="float" office:value="105354851" calcext:value-type="float">
            <text:p>105354851</text:p>
          </table:table-cell>
          <table:table-cell office:value-type="float" office:value="219474480" calcext:value-type="float">
            <text:p>219474480</text:p>
          </table:table-cell>
          <table:table-cell office:value-type="float" office:value="402157827" calcext:value-type="float">
            <text:p>402157827</text:p>
          </table:table-cell>
          <table:table-cell office:value-type="float" office:value="112144994" calcext:value-type="float">
            <text:p>112144994</text:p>
          </table:table-cell>
          <table:table-cell office:value-type="float" office:value="598038343" calcext:value-type="float">
            <text:p>598038343</text:p>
          </table:table-cell>
          <table:table-cell office:value-type="float" office:value="635408304" calcext:value-type="float">
            <text:p>635408304</text:p>
          </table:table-cell>
          <table:table-cell office:value-type="float" office:value="970101354" calcext:value-type="float">
            <text:p>970101354</text:p>
          </table:table-cell>
          <table:table-cell office:value-type="float" office:value="499229978" calcext:value-type="float">
            <text:p>499229978</text:p>
          </table:table-cell>
          <table:table-cell office:value-type="float" office:value="484016218" calcext:value-type="float">
            <text:p>484016218</text:p>
          </table:table-cell>
          <table:table-cell office:value-type="float" office:value="122418440" calcext:value-type="float">
            <text:p>122418440</text:p>
          </table:table-cell>
          <table:table-cell office:value-type="float" office:value="249848376" calcext:value-type="float">
            <text:p>249848376</text:p>
          </table:table-cell>
          <table:table-cell office:value-type="float" office:value="634436944" calcext:value-type="float">
            <text:p>634436944</text:p>
          </table:table-cell>
          <table:table-cell office:value-type="float" office:value="924060631" calcext:value-type="float">
            <text:p>924060631</text:p>
          </table:table-cell>
        </table:table-row>
        <table:table-row table:style-name="ro1">
          <table:table-cell office:value-type="float" office:value="660261077" calcext:value-type="float">
            <text:p>660261077</text:p>
          </table:table-cell>
          <table:table-cell office:value-type="float" office:value="163265261" calcext:value-type="float">
            <text:p>163265261</text:p>
          </table:table-cell>
          <table:table-cell office:value-type="float" office:value="759779597" calcext:value-type="float">
            <text:p>759779597</text:p>
          </table:table-cell>
          <table:table-cell office:value-type="float" office:value="549533473" calcext:value-type="float">
            <text:p>549533473</text:p>
          </table:table-cell>
          <table:table-cell office:value-type="float" office:value="341116811" calcext:value-type="float">
            <text:p>341116811</text:p>
          </table:table-cell>
          <table:table-cell office:value-type="float" office:value="969758684" calcext:value-type="float">
            <text:p>969758684</text:p>
          </table:table-cell>
          <table:table-cell office:value-type="float" office:value="336945908" calcext:value-type="float">
            <text:p>336945908</text:p>
          </table:table-cell>
          <table:table-cell office:value-type="float" office:value="621856290" calcext:value-type="float">
            <text:p>621856290</text:p>
          </table:table-cell>
          <table:table-cell office:value-type="float" office:value="134756414" calcext:value-type="float">
            <text:p>134756414</text:p>
          </table:table-cell>
          <table:table-cell office:value-type="float" office:value="878672641" calcext:value-type="float">
            <text:p>878672641</text:p>
          </table:table-cell>
          <table:table-cell office:value-type="float" office:value="496342392" calcext:value-type="float">
            <text:p>496342392</text:p>
          </table:table-cell>
          <table:table-cell office:value-type="float" office:value="866809468" calcext:value-type="float">
            <text:p>866809468</text:p>
          </table:table-cell>
          <table:table-cell office:value-type="float" office:value="683239421" calcext:value-type="float">
            <text:p>683239421</text:p>
          </table:table-cell>
          <table:table-cell office:value-type="float" office:value="981868356" calcext:value-type="float">
            <text:p>981868356</text:p>
          </table:table-cell>
          <table:table-cell office:value-type="float" office:value="937360739" calcext:value-type="float">
            <text:p>937360739</text:p>
          </table:table-cell>
          <table:table-cell office:value-type="float" office:value="861367170" calcext:value-type="float">
            <text:p>861367170</text:p>
          </table:table-cell>
          <table:table-cell office:value-type="float" office:value="921445597" calcext:value-type="float">
            <text:p>921445597</text:p>
          </table:table-cell>
          <table:table-cell office:value-type="float" office:value="289620602" calcext:value-type="float">
            <text:p>289620602</text:p>
          </table:table-cell>
          <table:table-cell office:value-type="float" office:value="226878440" calcext:value-type="float">
            <text:p>226878440</text:p>
          </table:table-cell>
          <table:table-cell office:value-type="float" office:value="773498066" calcext:value-type="float">
            <text:p>773498066</text:p>
          </table:table-cell>
          <table:table-cell office:value-type="float" office:value="862648196" calcext:value-type="float">
            <text:p>862648196</text:p>
          </table:table-cell>
          <table:table-cell office:value-type="float" office:value="470648195" calcext:value-type="float">
            <text:p>470648195</text:p>
          </table:table-cell>
          <table:table-cell office:value-type="float" office:value="322619649" calcext:value-type="float">
            <text:p>322619649</text:p>
          </table:table-cell>
          <table:table-cell office:value-type="float" office:value="144915966" calcext:value-type="float">
            <text:p>144915966</text:p>
          </table:table-cell>
          <table:table-cell office:value-type="float" office:value="998590418" calcext:value-type="float">
            <text:p>998590418</text:p>
          </table:table-cell>
          <table:table-cell office:value-type="float" office:value="901155019" calcext:value-type="float">
            <text:p>901155019</text:p>
          </table:table-cell>
          <table:table-cell office:value-type="float" office:value="509898697" calcext:value-type="float">
            <text:p>509898697</text:p>
          </table:table-cell>
          <table:table-cell office:value-type="float" office:value="883091697" calcext:value-type="float">
            <text:p>883091697</text:p>
          </table:table-cell>
          <table:table-cell office:value-type="float" office:value="860364240" calcext:value-type="float">
            <text:p>860364240</text:p>
          </table:table-cell>
          <table:table-cell office:value-type="float" office:value="727347960" calcext:value-type="float">
            <text:p>727347960</text:p>
          </table:table-cell>
          <table:table-cell office:value-type="float" office:value="881419214" calcext:value-type="float">
            <text:p>881419214</text:p>
          </table:table-cell>
          <table:table-cell office:value-type="float" office:value="105762005" calcext:value-type="float">
            <text:p>105762005</text:p>
          </table:table-cell>
        </table:table-row>
        <table:table-row table:style-name="ro1">
          <table:table-cell office:value-type="float" office:value="204895025" calcext:value-type="float">
            <text:p>204895025</text:p>
          </table:table-cell>
          <table:table-cell office:value-type="float" office:value="413680687" calcext:value-type="float">
            <text:p>413680687</text:p>
          </table:table-cell>
          <table:table-cell office:value-type="float" office:value="696221754" calcext:value-type="float">
            <text:p>696221754</text:p>
          </table:table-cell>
          <table:table-cell office:value-type="float" office:value="130012081" calcext:value-type="float">
            <text:p>130012081</text:p>
          </table:table-cell>
          <table:table-cell office:value-type="float" office:value="375883185" calcext:value-type="float">
            <text:p>375883185</text:p>
          </table:table-cell>
          <table:table-cell office:value-type="float" office:value="663299880" calcext:value-type="float">
            <text:p>663299880</text:p>
          </table:table-cell>
          <table:table-cell office:value-type="float" office:value="662918058" calcext:value-type="float">
            <text:p>662918058</text:p>
          </table:table-cell>
          <table:table-cell office:value-type="float" office:value="694134455" calcext:value-type="float">
            <text:p>694134455</text:p>
          </table:table-cell>
          <table:table-cell office:value-type="float" office:value="682857089" calcext:value-type="float">
            <text:p>682857089</text:p>
          </table:table-cell>
          <table:table-cell office:value-type="float" office:value="870917504" calcext:value-type="float">
            <text:p>870917504</text:p>
          </table:table-cell>
          <table:table-cell office:value-type="float" office:value="925103886" calcext:value-type="float">
            <text:p>925103886</text:p>
          </table:table-cell>
          <table:table-cell office:value-type="float" office:value="592548201" calcext:value-type="float">
            <text:p>592548201</text:p>
          </table:table-cell>
          <table:table-cell office:value-type="float" office:value="314516719" calcext:value-type="float">
            <text:p>314516719</text:p>
          </table:table-cell>
          <table:table-cell office:value-type="float" office:value="304736721" calcext:value-type="float">
            <text:p>304736721</text:p>
          </table:table-cell>
          <table:table-cell office:value-type="float" office:value="872702193" calcext:value-type="float">
            <text:p>872702193</text:p>
          </table:table-cell>
          <table:table-cell office:value-type="float" office:value="948112972" calcext:value-type="float">
            <text:p>948112972</text:p>
          </table:table-cell>
          <table:table-cell office:value-type="float" office:value="545477094" calcext:value-type="float">
            <text:p>545477094</text:p>
          </table:table-cell>
          <table:table-cell office:value-type="float" office:value="170614189" calcext:value-type="float">
            <text:p>170614189</text:p>
          </table:table-cell>
          <table:table-cell office:value-type="float" office:value="256485723" calcext:value-type="float">
            <text:p>256485723</text:p>
          </table:table-cell>
          <table:table-cell office:value-type="float" office:value="857719489" calcext:value-type="float">
            <text:p>857719489</text:p>
          </table:table-cell>
          <table:table-cell office:value-type="float" office:value="677186643" calcext:value-type="float">
            <text:p>677186643</text:p>
          </table:table-cell>
          <table:table-cell office:value-type="float" office:value="461490571" calcext:value-type="float">
            <text:p>461490571</text:p>
          </table:table-cell>
          <table:table-cell office:value-type="float" office:value="874980735" calcext:value-type="float">
            <text:p>874980735</text:p>
          </table:table-cell>
          <table:table-cell office:value-type="float" office:value="501119234" calcext:value-type="float">
            <text:p>501119234</text:p>
          </table:table-cell>
          <table:table-cell office:value-type="float" office:value="635576622" calcext:value-type="float">
            <text:p>635576622</text:p>
          </table:table-cell>
          <table:table-cell office:value-type="float" office:value="208791539" calcext:value-type="float">
            <text:p>208791539</text:p>
          </table:table-cell>
          <table:table-cell office:value-type="float" office:value="719030102" calcext:value-type="float">
            <text:p>719030102</text:p>
          </table:table-cell>
          <table:table-cell office:value-type="float" office:value="416010919" calcext:value-type="float">
            <text:p>416010919</text:p>
          </table:table-cell>
          <table:table-cell office:value-type="float" office:value="612921978" calcext:value-type="float">
            <text:p>612921978</text:p>
          </table:table-cell>
          <table:table-cell office:value-type="float" office:value="656736489" calcext:value-type="float">
            <text:p>656736489</text:p>
          </table:table-cell>
          <table:table-cell office:value-type="float" office:value="732624847" calcext:value-type="float">
            <text:p>732624847</text:p>
          </table:table-cell>
          <table:table-cell office:value-type="float" office:value="503810749" calcext:value-type="float">
            <text:p>503810749</text:p>
          </table:table-cell>
        </table:table-row>
        <table:table-row table:style-name="ro1">
          <table:table-cell office:value-type="float" office:value="329649624" calcext:value-type="float">
            <text:p>329649624</text:p>
          </table:table-cell>
          <table:table-cell office:value-type="float" office:value="144960813" calcext:value-type="float">
            <text:p>144960813</text:p>
          </table:table-cell>
          <table:table-cell office:value-type="float" office:value="687894027" calcext:value-type="float">
            <text:p>687894027</text:p>
          </table:table-cell>
          <table:table-cell office:value-type="float" office:value="392629386" calcext:value-type="float">
            <text:p>392629386</text:p>
          </table:table-cell>
          <table:table-cell office:value-type="float" office:value="462165782" calcext:value-type="float">
            <text:p>462165782</text:p>
          </table:table-cell>
          <table:table-cell office:value-type="float" office:value="726118280" calcext:value-type="float">
            <text:p>726118280</text:p>
          </table:table-cell>
          <table:table-cell office:value-type="float" office:value="335177640" calcext:value-type="float">
            <text:p>335177640</text:p>
          </table:table-cell>
          <table:table-cell office:value-type="float" office:value="469658097" calcext:value-type="float">
            <text:p>469658097</text:p>
          </table:table-cell>
          <table:table-cell office:value-type="float" office:value="495819587" calcext:value-type="float">
            <text:p>495819587</text:p>
          </table:table-cell>
          <table:table-cell office:value-type="float" office:value="170667508" calcext:value-type="float">
            <text:p>170667508</text:p>
          </table:table-cell>
          <table:table-cell office:value-type="float" office:value="598087009" calcext:value-type="float">
            <text:p>598087009</text:p>
          </table:table-cell>
          <table:table-cell office:value-type="float" office:value="708857669" calcext:value-type="float">
            <text:p>708857669</text:p>
          </table:table-cell>
          <table:table-cell office:value-type="float" office:value="298591464" calcext:value-type="float">
            <text:p>298591464</text:p>
          </table:table-cell>
          <table:table-cell office:value-type="float" office:value="187135181" calcext:value-type="float">
            <text:p>187135181</text:p>
          </table:table-cell>
          <table:table-cell office:value-type="float" office:value="295253670" calcext:value-type="float">
            <text:p>295253670</text:p>
          </table:table-cell>
          <table:table-cell office:value-type="float" office:value="365885407" calcext:value-type="float">
            <text:p>365885407</text:p>
          </table:table-cell>
          <table:table-cell office:value-type="float" office:value="998576324" calcext:value-type="float">
            <text:p>998576324</text:p>
          </table:table-cell>
          <table:table-cell office:value-type="float" office:value="451634905" calcext:value-type="float">
            <text:p>451634905</text:p>
          </table:table-cell>
          <table:table-cell office:value-type="float" office:value="115724871" calcext:value-type="float">
            <text:p>115724871</text:p>
          </table:table-cell>
          <table:table-cell office:value-type="float" office:value="985880286" calcext:value-type="float">
            <text:p>985880286</text:p>
          </table:table-cell>
          <table:table-cell office:value-type="float" office:value="983092830" calcext:value-type="float">
            <text:p>983092830</text:p>
          </table:table-cell>
          <table:table-cell office:value-type="float" office:value="211695056" calcext:value-type="float">
            <text:p>211695056</text:p>
          </table:table-cell>
          <table:table-cell office:value-type="float" office:value="483667958" calcext:value-type="float">
            <text:p>483667958</text:p>
          </table:table-cell>
          <table:table-cell office:value-type="float" office:value="611226523" calcext:value-type="float">
            <text:p>611226523</text:p>
          </table:table-cell>
          <table:table-cell office:value-type="float" office:value="379545146" calcext:value-type="float">
            <text:p>379545146</text:p>
          </table:table-cell>
          <table:table-cell office:value-type="float" office:value="122763434" calcext:value-type="float">
            <text:p>122763434</text:p>
          </table:table-cell>
          <table:table-cell office:value-type="float" office:value="820615942" calcext:value-type="float">
            <text:p>820615942</text:p>
          </table:table-cell>
          <table:table-cell office:value-type="float" office:value="368699272" calcext:value-type="float">
            <text:p>368699272</text:p>
          </table:table-cell>
          <table:table-cell office:value-type="float" office:value="141683046" calcext:value-type="float">
            <text:p>141683046</text:p>
          </table:table-cell>
          <table:table-cell office:value-type="float" office:value="484758991" calcext:value-type="float">
            <text:p>484758991</text:p>
          </table:table-cell>
          <table:table-cell office:value-type="float" office:value="290045637" calcext:value-type="float">
            <text:p>290045637</text:p>
          </table:table-cell>
          <table:table-cell office:value-type="float" office:value="117549486" calcext:value-type="float">
            <text:p>117549486</text:p>
          </table:table-cell>
        </table:table-row>
        <table:table-row table:style-name="ro1">
          <table:table-cell office:value-type="float" office:value="318473478" calcext:value-type="float">
            <text:p>318473478</text:p>
          </table:table-cell>
          <table:table-cell office:value-type="float" office:value="616593628" calcext:value-type="float">
            <text:p>616593628</text:p>
          </table:table-cell>
          <table:table-cell office:value-type="float" office:value="542244224" calcext:value-type="float">
            <text:p>542244224</text:p>
          </table:table-cell>
          <table:table-cell office:value-type="float" office:value="640642346" calcext:value-type="float">
            <text:p>640642346</text:p>
          </table:table-cell>
          <table:table-cell office:value-type="float" office:value="623727193" calcext:value-type="float">
            <text:p>623727193</text:p>
          </table:table-cell>
          <table:table-cell office:value-type="float" office:value="358541402" calcext:value-type="float">
            <text:p>358541402</text:p>
          </table:table-cell>
          <table:table-cell office:value-type="float" office:value="841079266" calcext:value-type="float">
            <text:p>841079266</text:p>
          </table:table-cell>
          <table:table-cell office:value-type="float" office:value="546581984" calcext:value-type="float">
            <text:p>546581984</text:p>
          </table:table-cell>
          <table:table-cell office:value-type="float" office:value="493853777" calcext:value-type="float">
            <text:p>493853777</text:p>
          </table:table-cell>
          <table:table-cell office:value-type="float" office:value="779106669" calcext:value-type="float">
            <text:p>779106669</text:p>
          </table:table-cell>
          <table:table-cell office:value-type="float" office:value="920523007" calcext:value-type="float">
            <text:p>920523007</text:p>
          </table:table-cell>
          <table:table-cell office:value-type="float" office:value="342200138" calcext:value-type="float">
            <text:p>342200138</text:p>
          </table:table-cell>
          <table:table-cell office:value-type="float" office:value="485573987" calcext:value-type="float">
            <text:p>485573987</text:p>
          </table:table-cell>
          <table:table-cell office:value-type="float" office:value="479346445" calcext:value-type="float">
            <text:p>479346445</text:p>
          </table:table-cell>
          <table:table-cell office:value-type="float" office:value="508651727" calcext:value-type="float">
            <text:p>508651727</text:p>
          </table:table-cell>
          <table:table-cell office:value-type="float" office:value="964520300" calcext:value-type="float">
            <text:p>964520300</text:p>
          </table:table-cell>
          <table:table-cell office:value-type="float" office:value="326697501" calcext:value-type="float">
            <text:p>326697501</text:p>
          </table:table-cell>
          <table:table-cell office:value-type="float" office:value="882287055" calcext:value-type="float">
            <text:p>882287055</text:p>
          </table:table-cell>
          <table:table-cell office:value-type="float" office:value="822952791" calcext:value-type="float">
            <text:p>822952791</text:p>
          </table:table-cell>
          <table:table-cell office:value-type="float" office:value="619398175" calcext:value-type="float">
            <text:p>619398175</text:p>
          </table:table-cell>
          <table:table-cell office:value-type="float" office:value="971074348" calcext:value-type="float">
            <text:p>971074348</text:p>
          </table:table-cell>
          <table:table-cell office:value-type="float" office:value="160748782" calcext:value-type="float">
            <text:p>160748782</text:p>
          </table:table-cell>
          <table:table-cell office:value-type="float" office:value="559691566" calcext:value-type="float">
            <text:p>559691566</text:p>
          </table:table-cell>
          <table:table-cell office:value-type="float" office:value="253975030" calcext:value-type="float">
            <text:p>253975030</text:p>
          </table:table-cell>
          <table:table-cell office:value-type="float" office:value="517345172" calcext:value-type="float">
            <text:p>517345172</text:p>
          </table:table-cell>
          <table:table-cell office:value-type="float" office:value="619752774" calcext:value-type="float">
            <text:p>619752774</text:p>
          </table:table-cell>
          <table:table-cell office:value-type="float" office:value="108856975" calcext:value-type="float">
            <text:p>108856975</text:p>
          </table:table-cell>
          <table:table-cell office:value-type="float" office:value="413529566" calcext:value-type="float">
            <text:p>413529566</text:p>
          </table:table-cell>
          <table:table-cell office:value-type="float" office:value="512865783" calcext:value-type="float">
            <text:p>512865783</text:p>
          </table:table-cell>
          <table:table-cell office:value-type="float" office:value="368243822" calcext:value-type="float">
            <text:p>368243822</text:p>
          </table:table-cell>
          <table:table-cell office:value-type="float" office:value="231055443" calcext:value-type="float">
            <text:p>231055443</text:p>
          </table:table-cell>
          <table:table-cell office:value-type="float" office:value="975269249" calcext:value-type="float">
            <text:p>975269249</text:p>
          </table:table-cell>
        </table:table-row>
        <table:table-row table:style-name="ro1">
          <table:table-cell office:value-type="float" office:value="440948070" calcext:value-type="float">
            <text:p>440948070</text:p>
          </table:table-cell>
          <table:table-cell office:value-type="float" office:value="151636592" calcext:value-type="float">
            <text:p>151636592</text:p>
          </table:table-cell>
          <table:table-cell office:value-type="float" office:value="256455515" calcext:value-type="float">
            <text:p>256455515</text:p>
          </table:table-cell>
          <table:table-cell office:value-type="float" office:value="499855775" calcext:value-type="float">
            <text:p>499855775</text:p>
          </table:table-cell>
          <table:table-cell office:value-type="float" office:value="838577362" calcext:value-type="float">
            <text:p>838577362</text:p>
          </table:table-cell>
          <table:table-cell office:value-type="float" office:value="230831617" calcext:value-type="float">
            <text:p>230831617</text:p>
          </table:table-cell>
          <table:table-cell office:value-type="float" office:value="887515992" calcext:value-type="float">
            <text:p>887515992</text:p>
          </table:table-cell>
          <table:table-cell office:value-type="float" office:value="924279065" calcext:value-type="float">
            <text:p>924279065</text:p>
          </table:table-cell>
          <table:table-cell office:value-type="float" office:value="100694353" calcext:value-type="float">
            <text:p>100694353</text:p>
          </table:table-cell>
          <table:table-cell office:value-type="float" office:value="401560436" calcext:value-type="float">
            <text:p>401560436</text:p>
          </table:table-cell>
          <table:table-cell office:value-type="float" office:value="742620969" calcext:value-type="float">
            <text:p>742620969</text:p>
          </table:table-cell>
          <table:table-cell office:value-type="float" office:value="591700274" calcext:value-type="float">
            <text:p>591700274</text:p>
          </table:table-cell>
          <table:table-cell office:value-type="float" office:value="741377630" calcext:value-type="float">
            <text:p>741377630</text:p>
          </table:table-cell>
          <table:table-cell office:value-type="float" office:value="314847036" calcext:value-type="float">
            <text:p>314847036</text:p>
          </table:table-cell>
          <table:table-cell office:value-type="float" office:value="849309560" calcext:value-type="float">
            <text:p>849309560</text:p>
          </table:table-cell>
          <table:table-cell office:value-type="float" office:value="544638310" calcext:value-type="float">
            <text:p>544638310</text:p>
          </table:table-cell>
          <table:table-cell office:value-type="float" office:value="414519735" calcext:value-type="float">
            <text:p>414519735</text:p>
          </table:table-cell>
          <table:table-cell office:value-type="float" office:value="164202847" calcext:value-type="float">
            <text:p>164202847</text:p>
          </table:table-cell>
          <table:table-cell office:value-type="float" office:value="752370124" calcext:value-type="float">
            <text:p>752370124</text:p>
          </table:table-cell>
          <table:table-cell office:value-type="float" office:value="345716494" calcext:value-type="float">
            <text:p>345716494</text:p>
          </table:table-cell>
          <table:table-cell office:value-type="float" office:value="596384804" calcext:value-type="float">
            <text:p>596384804</text:p>
          </table:table-cell>
          <table:table-cell office:value-type="float" office:value="582507639" calcext:value-type="float">
            <text:p>582507639</text:p>
          </table:table-cell>
          <table:table-cell office:value-type="float" office:value="551275655" calcext:value-type="float">
            <text:p>551275655</text:p>
          </table:table-cell>
          <table:table-cell office:value-type="float" office:value="267767469" calcext:value-type="float">
            <text:p>267767469</text:p>
          </table:table-cell>
          <table:table-cell office:value-type="float" office:value="865643525" calcext:value-type="float">
            <text:p>865643525</text:p>
          </table:table-cell>
          <table:table-cell office:value-type="float" office:value="709218186" calcext:value-type="float">
            <text:p>709218186</text:p>
          </table:table-cell>
          <table:table-cell office:value-type="float" office:value="234147616" calcext:value-type="float">
            <text:p>234147616</text:p>
          </table:table-cell>
          <table:table-cell office:value-type="float" office:value="954996646" calcext:value-type="float">
            <text:p>954996646</text:p>
          </table:table-cell>
          <table:table-cell office:value-type="float" office:value="168488926" calcext:value-type="float">
            <text:p>168488926</text:p>
          </table:table-cell>
          <table:table-cell office:value-type="float" office:value="862705172" calcext:value-type="float">
            <text:p>862705172</text:p>
          </table:table-cell>
          <table:table-cell office:value-type="float" office:value="696503404" calcext:value-type="float">
            <text:p>696503404</text:p>
          </table:table-cell>
          <table:table-cell office:value-type="float" office:value="180628552" calcext:value-type="float">
            <text:p>180628552</text:p>
          </table:table-cell>
        </table:table-row>
        <table:table-row table:style-name="ro1">
          <table:table-cell office:value-type="float" office:value="271839567" calcext:value-type="float">
            <text:p>271839567</text:p>
          </table:table-cell>
          <table:table-cell office:value-type="float" office:value="569882273" calcext:value-type="float">
            <text:p>569882273</text:p>
          </table:table-cell>
          <table:table-cell office:value-type="float" office:value="796158530" calcext:value-type="float">
            <text:p>796158530</text:p>
          </table:table-cell>
          <table:table-cell office:value-type="float" office:value="626074787" calcext:value-type="float">
            <text:p>626074787</text:p>
          </table:table-cell>
          <table:table-cell office:value-type="float" office:value="831671006" calcext:value-type="float">
            <text:p>831671006</text:p>
          </table:table-cell>
          <table:table-cell office:value-type="float" office:value="571524764" calcext:value-type="float">
            <text:p>571524764</text:p>
          </table:table-cell>
          <table:table-cell office:value-type="float" office:value="181320395" calcext:value-type="float">
            <text:p>181320395</text:p>
          </table:table-cell>
          <table:table-cell office:value-type="float" office:value="487180834" calcext:value-type="float">
            <text:p>487180834</text:p>
          </table:table-cell>
          <table:table-cell office:value-type="float" office:value="201594679" calcext:value-type="float">
            <text:p>201594679</text:p>
          </table:table-cell>
          <table:table-cell office:value-type="float" office:value="537520758" calcext:value-type="float">
            <text:p>537520758</text:p>
          </table:table-cell>
          <table:table-cell office:value-type="float" office:value="749828696" calcext:value-type="float">
            <text:p>749828696</text:p>
          </table:table-cell>
          <table:table-cell office:value-type="float" office:value="310416977" calcext:value-type="float">
            <text:p>310416977</text:p>
          </table:table-cell>
          <table:table-cell office:value-type="float" office:value="969069680" calcext:value-type="float">
            <text:p>969069680</text:p>
          </table:table-cell>
          <table:table-cell office:value-type="float" office:value="366664742" calcext:value-type="float">
            <text:p>366664742</text:p>
          </table:table-cell>
          <table:table-cell office:value-type="float" office:value="571779433" calcext:value-type="float">
            <text:p>571779433</text:p>
          </table:table-cell>
          <table:table-cell office:value-type="float" office:value="855512267" calcext:value-type="float">
            <text:p>855512267</text:p>
          </table:table-cell>
          <table:table-cell office:value-type="float" office:value="588693274" calcext:value-type="float">
            <text:p>588693274</text:p>
          </table:table-cell>
          <table:table-cell office:value-type="float" office:value="964270446" calcext:value-type="float">
            <text:p>964270446</text:p>
          </table:table-cell>
          <table:table-cell office:value-type="float" office:value="291424796" calcext:value-type="float">
            <text:p>291424796</text:p>
          </table:table-cell>
          <table:table-cell office:value-type="float" office:value="637286307" calcext:value-type="float">
            <text:p>637286307</text:p>
          </table:table-cell>
          <table:table-cell office:value-type="float" office:value="807550395" calcext:value-type="float">
            <text:p>807550395</text:p>
          </table:table-cell>
          <table:table-cell office:value-type="float" office:value="299381284" calcext:value-type="float">
            <text:p>299381284</text:p>
          </table:table-cell>
          <table:table-cell office:value-type="float" office:value="873113410" calcext:value-type="float">
            <text:p>873113410</text:p>
          </table:table-cell>
          <table:table-cell office:value-type="float" office:value="441095959" calcext:value-type="float">
            <text:p>441095959</text:p>
          </table:table-cell>
          <table:table-cell office:value-type="float" office:value="526696714" calcext:value-type="float">
            <text:p>526696714</text:p>
          </table:table-cell>
          <table:table-cell office:value-type="float" office:value="363184679" calcext:value-type="float">
            <text:p>363184679</text:p>
          </table:table-cell>
          <table:table-cell office:value-type="float" office:value="276005440" calcext:value-type="float">
            <text:p>276005440</text:p>
          </table:table-cell>
          <table:table-cell office:value-type="float" office:value="750992985" calcext:value-type="float">
            <text:p>750992985</text:p>
          </table:table-cell>
          <table:table-cell office:value-type="float" office:value="968197923" calcext:value-type="float">
            <text:p>968197923</text:p>
          </table:table-cell>
          <table:table-cell office:value-type="float" office:value="156830787" calcext:value-type="float">
            <text:p>156830787</text:p>
          </table:table-cell>
          <table:table-cell office:value-type="float" office:value="832044150" calcext:value-type="float">
            <text:p>832044150</text:p>
          </table:table-cell>
          <table:table-cell office:value-type="float" office:value="512519207" calcext:value-type="float">
            <text:p>512519207</text:p>
          </table:table-cell>
        </table:table-row>
        <table:table-row table:style-name="ro1">
          <table:table-cell office:value-type="float" office:value="431766793" calcext:value-type="float">
            <text:p>431766793</text:p>
          </table:table-cell>
          <table:table-cell office:value-type="float" office:value="724581602" calcext:value-type="float">
            <text:p>724581602</text:p>
          </table:table-cell>
          <table:table-cell office:value-type="float" office:value="236980270" calcext:value-type="float">
            <text:p>236980270</text:p>
          </table:table-cell>
          <table:table-cell office:value-type="float" office:value="964650032" calcext:value-type="float">
            <text:p>964650032</text:p>
          </table:table-cell>
          <table:table-cell office:value-type="float" office:value="135235925" calcext:value-type="float">
            <text:p>135235925</text:p>
          </table:table-cell>
          <table:table-cell office:value-type="float" office:value="496231817" calcext:value-type="float">
            <text:p>496231817</text:p>
          </table:table-cell>
          <table:table-cell office:value-type="float" office:value="523455892" calcext:value-type="float">
            <text:p>523455892</text:p>
          </table:table-cell>
          <table:table-cell office:value-type="float" office:value="183481689" calcext:value-type="float">
            <text:p>183481689</text:p>
          </table:table-cell>
          <table:table-cell office:value-type="float" office:value="218702540" calcext:value-type="float">
            <text:p>218702540</text:p>
          </table:table-cell>
          <table:table-cell office:value-type="float" office:value="918865006" calcext:value-type="float">
            <text:p>918865006</text:p>
          </table:table-cell>
          <table:table-cell office:value-type="float" office:value="262926888" calcext:value-type="float">
            <text:p>262926888</text:p>
          </table:table-cell>
          <table:table-cell office:value-type="float" office:value="758720405" calcext:value-type="float">
            <text:p>758720405</text:p>
          </table:table-cell>
          <table:table-cell office:value-type="float" office:value="541199499" calcext:value-type="float">
            <text:p>541199499</text:p>
          </table:table-cell>
          <table:table-cell office:value-type="float" office:value="207188265" calcext:value-type="float">
            <text:p>207188265</text:p>
          </table:table-cell>
          <table:table-cell office:value-type="float" office:value="742488043" calcext:value-type="float">
            <text:p>742488043</text:p>
          </table:table-cell>
          <table:table-cell office:value-type="float" office:value="398364294" calcext:value-type="float">
            <text:p>398364294</text:p>
          </table:table-cell>
          <table:table-cell office:value-type="float" office:value="157860055" calcext:value-type="float">
            <text:p>157860055</text:p>
          </table:table-cell>
          <table:table-cell office:value-type="float" office:value="267106107" calcext:value-type="float">
            <text:p>267106107</text:p>
          </table:table-cell>
          <table:table-cell office:value-type="float" office:value="682694443" calcext:value-type="float">
            <text:p>682694443</text:p>
          </table:table-cell>
          <table:table-cell office:value-type="float" office:value="299873895" calcext:value-type="float">
            <text:p>299873895</text:p>
          </table:table-cell>
          <table:table-cell office:value-type="float" office:value="772360131" calcext:value-type="float">
            <text:p>772360131</text:p>
          </table:table-cell>
          <table:table-cell office:value-type="float" office:value="166018413" calcext:value-type="float">
            <text:p>166018413</text:p>
          </table:table-cell>
          <table:table-cell office:value-type="float" office:value="971032358" calcext:value-type="float">
            <text:p>971032358</text:p>
          </table:table-cell>
          <table:table-cell office:value-type="float" office:value="735410031" calcext:value-type="float">
            <text:p>735410031</text:p>
          </table:table-cell>
          <table:table-cell office:value-type="float" office:value="904032855" calcext:value-type="float">
            <text:p>904032855</text:p>
          </table:table-cell>
          <table:table-cell office:value-type="float" office:value="595167629" calcext:value-type="float">
            <text:p>595167629</text:p>
          </table:table-cell>
          <table:table-cell office:value-type="float" office:value="664702721" calcext:value-type="float">
            <text:p>664702721</text:p>
          </table:table-cell>
          <table:table-cell office:value-type="float" office:value="166804909" calcext:value-type="float">
            <text:p>166804909</text:p>
          </table:table-cell>
          <table:table-cell office:value-type="float" office:value="656503069" calcext:value-type="float">
            <text:p>656503069</text:p>
          </table:table-cell>
          <table:table-cell office:value-type="float" office:value="239176275" calcext:value-type="float">
            <text:p>239176275</text:p>
          </table:table-cell>
          <table:table-cell office:value-type="float" office:value="150590770" calcext:value-type="float">
            <text:p>150590770</text:p>
          </table:table-cell>
          <table:table-cell office:value-type="float" office:value="256136471" calcext:value-type="float">
            <text:p>256136471</text:p>
          </table:table-cell>
        </table:table-row>
        <table:table-row table:style-name="ro1">
          <table:table-cell office:value-type="float" office:value="440003991" calcext:value-type="float">
            <text:p>440003991</text:p>
          </table:table-cell>
          <table:table-cell office:value-type="float" office:value="855743972" calcext:value-type="float">
            <text:p>855743972</text:p>
          </table:table-cell>
          <table:table-cell office:value-type="float" office:value="373088111" calcext:value-type="float">
            <text:p>373088111</text:p>
          </table:table-cell>
          <table:table-cell office:value-type="float" office:value="935822898" calcext:value-type="float">
            <text:p>935822898</text:p>
          </table:table-cell>
          <table:table-cell office:value-type="float" office:value="148516127" calcext:value-type="float">
            <text:p>148516127</text:p>
          </table:table-cell>
          <table:table-cell office:value-type="float" office:value="251036886" calcext:value-type="float">
            <text:p>251036886</text:p>
          </table:table-cell>
          <table:table-cell office:value-type="float" office:value="568381069" calcext:value-type="float">
            <text:p>568381069</text:p>
          </table:table-cell>
          <table:table-cell office:value-type="float" office:value="172129661" calcext:value-type="float">
            <text:p>172129661</text:p>
          </table:table-cell>
          <table:table-cell office:value-type="float" office:value="740738214" calcext:value-type="float">
            <text:p>740738214</text:p>
          </table:table-cell>
          <table:table-cell office:value-type="float" office:value="596238172" calcext:value-type="float">
            <text:p>596238172</text:p>
          </table:table-cell>
          <table:table-cell office:value-type="float" office:value="698343103" calcext:value-type="float">
            <text:p>698343103</text:p>
          </table:table-cell>
          <table:table-cell office:value-type="float" office:value="946997147" calcext:value-type="float">
            <text:p>946997147</text:p>
          </table:table-cell>
          <table:table-cell office:value-type="float" office:value="667769982" calcext:value-type="float">
            <text:p>667769982</text:p>
          </table:table-cell>
          <table:table-cell office:value-type="float" office:value="779759555" calcext:value-type="float">
            <text:p>779759555</text:p>
          </table:table-cell>
          <table:table-cell office:value-type="float" office:value="627960125" calcext:value-type="float">
            <text:p>627960125</text:p>
          </table:table-cell>
          <table:table-cell office:value-type="float" office:value="390466206" calcext:value-type="float">
            <text:p>390466206</text:p>
          </table:table-cell>
          <table:table-cell office:value-type="float" office:value="636839842" calcext:value-type="float">
            <text:p>636839842</text:p>
          </table:table-cell>
          <table:table-cell office:value-type="float" office:value="884236406" calcext:value-type="float">
            <text:p>884236406</text:p>
          </table:table-cell>
          <table:table-cell office:value-type="float" office:value="495617839" calcext:value-type="float">
            <text:p>495617839</text:p>
          </table:table-cell>
          <table:table-cell office:value-type="float" office:value="773571432" calcext:value-type="float">
            <text:p>773571432</text:p>
          </table:table-cell>
          <table:table-cell office:value-type="float" office:value="115007907" calcext:value-type="float">
            <text:p>115007907</text:p>
          </table:table-cell>
          <table:table-cell office:value-type="float" office:value="364481530" calcext:value-type="float">
            <text:p>364481530</text:p>
          </table:table-cell>
          <table:table-cell office:value-type="float" office:value="115106572" calcext:value-type="float">
            <text:p>115106572</text:p>
          </table:table-cell>
          <table:table-cell office:value-type="float" office:value="942757445" calcext:value-type="float">
            <text:p>942757445</text:p>
          </table:table-cell>
          <table:table-cell office:value-type="float" office:value="442471747" calcext:value-type="float">
            <text:p>442471747</text:p>
          </table:table-cell>
          <table:table-cell office:value-type="float" office:value="875092738" calcext:value-type="float">
            <text:p>875092738</text:p>
          </table:table-cell>
          <table:table-cell office:value-type="float" office:value="787674553" calcext:value-type="float">
            <text:p>787674553</text:p>
          </table:table-cell>
          <table:table-cell office:value-type="float" office:value="570318099" calcext:value-type="float">
            <text:p>570318099</text:p>
          </table:table-cell>
          <table:table-cell office:value-type="float" office:value="838030258" calcext:value-type="float">
            <text:p>838030258</text:p>
          </table:table-cell>
          <table:table-cell office:value-type="float" office:value="118791028" calcext:value-type="float">
            <text:p>118791028</text:p>
          </table:table-cell>
          <table:table-cell office:value-type="float" office:value="956982846" calcext:value-type="float">
            <text:p>956982846</text:p>
          </table:table-cell>
          <table:table-cell office:value-type="float" office:value="231333341" calcext:value-type="float">
            <text:p>231333341</text:p>
          </table:table-cell>
        </table:table-row>
        <table:table-row table:style-name="ro1">
          <table:table-cell office:value-type="float" office:value="726817713" calcext:value-type="float">
            <text:p>726817713</text:p>
          </table:table-cell>
          <table:table-cell office:value-type="float" office:value="967274508" calcext:value-type="float">
            <text:p>967274508</text:p>
          </table:table-cell>
          <table:table-cell office:value-type="float" office:value="656652624" calcext:value-type="float">
            <text:p>656652624</text:p>
          </table:table-cell>
          <table:table-cell office:value-type="float" office:value="602881998" calcext:value-type="float">
            <text:p>602881998</text:p>
          </table:table-cell>
          <table:table-cell office:value-type="float" office:value="964732274" calcext:value-type="float">
            <text:p>964732274</text:p>
          </table:table-cell>
          <table:table-cell office:value-type="float" office:value="713051984" calcext:value-type="float">
            <text:p>713051984</text:p>
          </table:table-cell>
          <table:table-cell office:value-type="float" office:value="147496938" calcext:value-type="float">
            <text:p>147496938</text:p>
          </table:table-cell>
          <table:table-cell office:value-type="float" office:value="400147896" calcext:value-type="float">
            <text:p>400147896</text:p>
          </table:table-cell>
          <table:table-cell office:value-type="float" office:value="819061441" calcext:value-type="float">
            <text:p>819061441</text:p>
          </table:table-cell>
          <table:table-cell office:value-type="float" office:value="597684754" calcext:value-type="float">
            <text:p>597684754</text:p>
          </table:table-cell>
          <table:table-cell office:value-type="float" office:value="553291079" calcext:value-type="float">
            <text:p>553291079</text:p>
          </table:table-cell>
          <table:table-cell office:value-type="float" office:value="954290473" calcext:value-type="float">
            <text:p>954290473</text:p>
          </table:table-cell>
          <table:table-cell office:value-type="float" office:value="965457684" calcext:value-type="float">
            <text:p>965457684</text:p>
          </table:table-cell>
          <table:table-cell office:value-type="float" office:value="671007871" calcext:value-type="float">
            <text:p>671007871</text:p>
          </table:table-cell>
          <table:table-cell office:value-type="float" office:value="317038796" calcext:value-type="float">
            <text:p>317038796</text:p>
          </table:table-cell>
          <table:table-cell office:value-type="float" office:value="151423804" calcext:value-type="float">
            <text:p>151423804</text:p>
          </table:table-cell>
          <table:table-cell office:value-type="float" office:value="113139704" calcext:value-type="float">
            <text:p>113139704</text:p>
          </table:table-cell>
          <table:table-cell office:value-type="float" office:value="901753205" calcext:value-type="float">
            <text:p>901753205</text:p>
          </table:table-cell>
          <table:table-cell office:value-type="float" office:value="537842880" calcext:value-type="float">
            <text:p>537842880</text:p>
          </table:table-cell>
          <table:table-cell office:value-type="float" office:value="975313598" calcext:value-type="float">
            <text:p>975313598</text:p>
          </table:table-cell>
          <table:table-cell office:value-type="float" office:value="247862944" calcext:value-type="float">
            <text:p>247862944</text:p>
          </table:table-cell>
          <table:table-cell office:value-type="float" office:value="837226074" calcext:value-type="float">
            <text:p>837226074</text:p>
          </table:table-cell>
          <table:table-cell office:value-type="float" office:value="561708294" calcext:value-type="float">
            <text:p>561708294</text:p>
          </table:table-cell>
          <table:table-cell office:value-type="float" office:value="741447955" calcext:value-type="float">
            <text:p>741447955</text:p>
          </table:table-cell>
          <table:table-cell office:value-type="float" office:value="417278657" calcext:value-type="float">
            <text:p>417278657</text:p>
          </table:table-cell>
          <table:table-cell office:value-type="float" office:value="259298877" calcext:value-type="float">
            <text:p>259298877</text:p>
          </table:table-cell>
          <table:table-cell office:value-type="float" office:value="540024395" calcext:value-type="float">
            <text:p>540024395</text:p>
          </table:table-cell>
          <table:table-cell office:value-type="float" office:value="477088814" calcext:value-type="float">
            <text:p>477088814</text:p>
          </table:table-cell>
          <table:table-cell office:value-type="float" office:value="386155673" calcext:value-type="float">
            <text:p>386155673</text:p>
          </table:table-cell>
          <table:table-cell office:value-type="float" office:value="121163672" calcext:value-type="float">
            <text:p>121163672</text:p>
          </table:table-cell>
          <table:table-cell office:value-type="float" office:value="721418908" calcext:value-type="float">
            <text:p>721418908</text:p>
          </table:table-cell>
          <table:table-cell office:value-type="float" office:value="607650494" calcext:value-type="float">
            <text:p>607650494</text:p>
          </table:table-cell>
        </table:table-row>
        <table:table-row table:style-name="ro1">
          <table:table-cell office:value-type="float" office:value="493288268" calcext:value-type="float">
            <text:p>493288268</text:p>
          </table:table-cell>
          <table:table-cell office:value-type="float" office:value="732944869" calcext:value-type="float">
            <text:p>732944869</text:p>
          </table:table-cell>
          <table:table-cell office:value-type="float" office:value="799596416" calcext:value-type="float">
            <text:p>799596416</text:p>
          </table:table-cell>
          <table:table-cell office:value-type="float" office:value="366431399" calcext:value-type="float">
            <text:p>366431399</text:p>
          </table:table-cell>
          <table:table-cell office:value-type="float" office:value="996048506" calcext:value-type="float">
            <text:p>996048506</text:p>
          </table:table-cell>
          <table:table-cell office:value-type="float" office:value="827096979" calcext:value-type="float">
            <text:p>827096979</text:p>
          </table:table-cell>
          <table:table-cell office:value-type="float" office:value="284093404" calcext:value-type="float">
            <text:p>284093404</text:p>
          </table:table-cell>
          <table:table-cell office:value-type="float" office:value="378866790" calcext:value-type="float">
            <text:p>378866790</text:p>
          </table:table-cell>
          <table:table-cell office:value-type="float" office:value="293350217" calcext:value-type="float">
            <text:p>293350217</text:p>
          </table:table-cell>
          <table:table-cell office:value-type="float" office:value="485423945" calcext:value-type="float">
            <text:p>485423945</text:p>
          </table:table-cell>
          <table:table-cell office:value-type="float" office:value="467004508" calcext:value-type="float">
            <text:p>467004508</text:p>
          </table:table-cell>
          <table:table-cell office:value-type="float" office:value="671255325" calcext:value-type="float">
            <text:p>671255325</text:p>
          </table:table-cell>
          <table:table-cell office:value-type="float" office:value="181581220" calcext:value-type="float">
            <text:p>181581220</text:p>
          </table:table-cell>
          <table:table-cell office:value-type="float" office:value="310175382" calcext:value-type="float">
            <text:p>310175382</text:p>
          </table:table-cell>
          <table:table-cell office:value-type="float" office:value="901085573" calcext:value-type="float">
            <text:p>901085573</text:p>
          </table:table-cell>
          <table:table-cell office:value-type="float" office:value="394729928" calcext:value-type="float">
            <text:p>394729928</text:p>
          </table:table-cell>
          <table:table-cell office:value-type="float" office:value="296717462" calcext:value-type="float">
            <text:p>296717462</text:p>
          </table:table-cell>
          <table:table-cell office:value-type="float" office:value="251006114" calcext:value-type="float">
            <text:p>251006114</text:p>
          </table:table-cell>
          <table:table-cell office:value-type="float" office:value="452325484" calcext:value-type="float">
            <text:p>452325484</text:p>
          </table:table-cell>
          <table:table-cell office:value-type="float" office:value="118525694" calcext:value-type="float">
            <text:p>118525694</text:p>
          </table:table-cell>
          <table:table-cell office:value-type="float" office:value="827274165" calcext:value-type="float">
            <text:p>827274165</text:p>
          </table:table-cell>
          <table:table-cell office:value-type="float" office:value="107251347" calcext:value-type="float">
            <text:p>107251347</text:p>
          </table:table-cell>
          <table:table-cell office:value-type="float" office:value="122038945" calcext:value-type="float">
            <text:p>122038945</text:p>
          </table:table-cell>
          <table:table-cell office:value-type="float" office:value="739359647" calcext:value-type="float">
            <text:p>739359647</text:p>
          </table:table-cell>
          <table:table-cell office:value-type="float" office:value="563423417" calcext:value-type="float">
            <text:p>563423417</text:p>
          </table:table-cell>
          <table:table-cell office:value-type="float" office:value="284398928" calcext:value-type="float">
            <text:p>284398928</text:p>
          </table:table-cell>
          <table:table-cell office:value-type="float" office:value="406086877" calcext:value-type="float">
            <text:p>406086877</text:p>
          </table:table-cell>
          <table:table-cell office:value-type="float" office:value="859859169" calcext:value-type="float">
            <text:p>859859169</text:p>
          </table:table-cell>
          <table:table-cell office:value-type="float" office:value="189088908" calcext:value-type="float">
            <text:p>189088908</text:p>
          </table:table-cell>
          <table:table-cell office:value-type="float" office:value="471259033" calcext:value-type="float">
            <text:p>471259033</text:p>
          </table:table-cell>
          <table:table-cell office:value-type="float" office:value="206327656" calcext:value-type="float">
            <text:p>206327656</text:p>
          </table:table-cell>
          <table:table-cell office:value-type="float" office:value="298673644" calcext:value-type="float">
            <text:p>298673644</text:p>
          </table:table-cell>
        </table:table-row>
        <table:table-row table:style-name="ro1">
          <table:table-cell office:value-type="float" office:value="971352696" calcext:value-type="float">
            <text:p>971352696</text:p>
          </table:table-cell>
          <table:table-cell office:value-type="float" office:value="772098962" calcext:value-type="float">
            <text:p>772098962</text:p>
          </table:table-cell>
          <table:table-cell office:value-type="float" office:value="115113947" calcext:value-type="float">
            <text:p>115113947</text:p>
          </table:table-cell>
          <table:table-cell office:value-type="float" office:value="833256559" calcext:value-type="float">
            <text:p>833256559</text:p>
          </table:table-cell>
          <table:table-cell office:value-type="float" office:value="841414221" calcext:value-type="float">
            <text:p>841414221</text:p>
          </table:table-cell>
          <table:table-cell office:value-type="float" office:value="662135681" calcext:value-type="float">
            <text:p>662135681</text:p>
          </table:table-cell>
          <table:table-cell office:value-type="float" office:value="112882154" calcext:value-type="float">
            <text:p>112882154</text:p>
          </table:table-cell>
          <table:table-cell office:value-type="float" office:value="152262700" calcext:value-type="float">
            <text:p>152262700</text:p>
          </table:table-cell>
          <table:table-cell office:value-type="float" office:value="394538942" calcext:value-type="float">
            <text:p>394538942</text:p>
          </table:table-cell>
          <table:table-cell office:value-type="float" office:value="290575866" calcext:value-type="float">
            <text:p>290575866</text:p>
          </table:table-cell>
          <table:table-cell office:value-type="float" office:value="726817887" calcext:value-type="float">
            <text:p>726817887</text:p>
          </table:table-cell>
          <table:table-cell office:value-type="float" office:value="654508721" calcext:value-type="float">
            <text:p>654508721</text:p>
          </table:table-cell>
          <table:table-cell office:value-type="float" office:value="672734437" calcext:value-type="float">
            <text:p>672734437</text:p>
          </table:table-cell>
          <table:table-cell office:value-type="float" office:value="369318545" calcext:value-type="float">
            <text:p>369318545</text:p>
          </table:table-cell>
          <table:table-cell office:value-type="float" office:value="792865462" calcext:value-type="float">
            <text:p>792865462</text:p>
          </table:table-cell>
          <table:table-cell office:value-type="float" office:value="197701113" calcext:value-type="float">
            <text:p>197701113</text:p>
          </table:table-cell>
          <table:table-cell office:value-type="float" office:value="924560573" calcext:value-type="float">
            <text:p>924560573</text:p>
          </table:table-cell>
          <table:table-cell office:value-type="float" office:value="963980754" calcext:value-type="float">
            <text:p>963980754</text:p>
          </table:table-cell>
          <table:table-cell office:value-type="float" office:value="713486758" calcext:value-type="float">
            <text:p>713486758</text:p>
          </table:table-cell>
          <table:table-cell office:value-type="float" office:value="894236288" calcext:value-type="float">
            <text:p>894236288</text:p>
          </table:table-cell>
          <table:table-cell office:value-type="float" office:value="641521789" calcext:value-type="float">
            <text:p>641521789</text:p>
          </table:table-cell>
          <table:table-cell office:value-type="float" office:value="677728887" calcext:value-type="float">
            <text:p>677728887</text:p>
          </table:table-cell>
          <table:table-cell office:value-type="float" office:value="347795267" calcext:value-type="float">
            <text:p>347795267</text:p>
          </table:table-cell>
          <table:table-cell office:value-type="float" office:value="731477406" calcext:value-type="float">
            <text:p>731477406</text:p>
          </table:table-cell>
          <table:table-cell office:value-type="float" office:value="186468091" calcext:value-type="float">
            <text:p>186468091</text:p>
          </table:table-cell>
          <table:table-cell office:value-type="float" office:value="825278961" calcext:value-type="float">
            <text:p>825278961</text:p>
          </table:table-cell>
          <table:table-cell office:value-type="float" office:value="599700735" calcext:value-type="float">
            <text:p>599700735</text:p>
          </table:table-cell>
          <table:table-cell office:value-type="float" office:value="847429015" calcext:value-type="float">
            <text:p>847429015</text:p>
          </table:table-cell>
          <table:table-cell office:value-type="float" office:value="448482009" calcext:value-type="float">
            <text:p>448482009</text:p>
          </table:table-cell>
          <table:table-cell office:value-type="float" office:value="772316286" calcext:value-type="float">
            <text:p>772316286</text:p>
          </table:table-cell>
          <table:table-cell office:value-type="float" office:value="164648978" calcext:value-type="float">
            <text:p>164648978</text:p>
          </table:table-cell>
          <table:table-cell office:value-type="float" office:value="937926044" calcext:value-type="float">
            <text:p>937926044</text:p>
          </table:table-cell>
        </table:table-row>
        <table:table-row table:style-name="ro1">
          <table:table-cell office:value-type="float" office:value="328342007" calcext:value-type="float">
            <text:p>328342007</text:p>
          </table:table-cell>
          <table:table-cell office:value-type="float" office:value="638028714" calcext:value-type="float">
            <text:p>638028714</text:p>
          </table:table-cell>
          <table:table-cell office:value-type="float" office:value="393383072" calcext:value-type="float">
            <text:p>393383072</text:p>
          </table:table-cell>
          <table:table-cell office:value-type="float" office:value="331517562" calcext:value-type="float">
            <text:p>331517562</text:p>
          </table:table-cell>
          <table:table-cell office:value-type="float" office:value="964353885" calcext:value-type="float">
            <text:p>964353885</text:p>
          </table:table-cell>
          <table:table-cell office:value-type="float" office:value="637928860" calcext:value-type="float">
            <text:p>637928860</text:p>
          </table:table-cell>
          <table:table-cell office:value-type="float" office:value="911704323" calcext:value-type="float">
            <text:p>911704323</text:p>
          </table:table-cell>
          <table:table-cell office:value-type="float" office:value="765254999" calcext:value-type="float">
            <text:p>765254999</text:p>
          </table:table-cell>
          <table:table-cell office:value-type="float" office:value="993169644" calcext:value-type="float">
            <text:p>993169644</text:p>
          </table:table-cell>
          <table:table-cell office:value-type="float" office:value="754818022" calcext:value-type="float">
            <text:p>754818022</text:p>
          </table:table-cell>
          <table:table-cell office:value-type="float" office:value="536962654" calcext:value-type="float">
            <text:p>536962654</text:p>
          </table:table-cell>
          <table:table-cell office:value-type="float" office:value="997456835" calcext:value-type="float">
            <text:p>997456835</text:p>
          </table:table-cell>
          <table:table-cell office:value-type="float" office:value="382198931" calcext:value-type="float">
            <text:p>382198931</text:p>
          </table:table-cell>
          <table:table-cell office:value-type="float" office:value="804087253" calcext:value-type="float">
            <text:p>804087253</text:p>
          </table:table-cell>
          <table:table-cell office:value-type="float" office:value="538578378" calcext:value-type="float">
            <text:p>538578378</text:p>
          </table:table-cell>
          <table:table-cell office:value-type="float" office:value="199676137" calcext:value-type="float">
            <text:p>199676137</text:p>
          </table:table-cell>
          <table:table-cell office:value-type="float" office:value="504922981" calcext:value-type="float">
            <text:p>504922981</text:p>
          </table:table-cell>
          <table:table-cell office:value-type="float" office:value="994897577" calcext:value-type="float">
            <text:p>994897577</text:p>
          </table:table-cell>
          <table:table-cell office:value-type="float" office:value="931221017" calcext:value-type="float">
            <text:p>931221017</text:p>
          </table:table-cell>
          <table:table-cell office:value-type="float" office:value="265389818" calcext:value-type="float">
            <text:p>265389818</text:p>
          </table:table-cell>
          <table:table-cell office:value-type="float" office:value="325396996" calcext:value-type="float">
            <text:p>325396996</text:p>
          </table:table-cell>
          <table:table-cell office:value-type="float" office:value="604801949" calcext:value-type="float">
            <text:p>604801949</text:p>
          </table:table-cell>
          <table:table-cell office:value-type="float" office:value="965420194" calcext:value-type="float">
            <text:p>965420194</text:p>
          </table:table-cell>
          <table:table-cell office:value-type="float" office:value="938883867" calcext:value-type="float">
            <text:p>938883867</text:p>
          </table:table-cell>
          <table:table-cell office:value-type="float" office:value="776887286" calcext:value-type="float">
            <text:p>776887286</text:p>
          </table:table-cell>
          <table:table-cell office:value-type="float" office:value="980095360" calcext:value-type="float">
            <text:p>980095360</text:p>
          </table:table-cell>
          <table:table-cell office:value-type="float" office:value="859615267" calcext:value-type="float">
            <text:p>859615267</text:p>
          </table:table-cell>
          <table:table-cell office:value-type="float" office:value="186466236" calcext:value-type="float">
            <text:p>186466236</text:p>
          </table:table-cell>
          <table:table-cell office:value-type="float" office:value="288471397" calcext:value-type="float">
            <text:p>288471397</text:p>
          </table:table-cell>
          <table:table-cell office:value-type="float" office:value="219088177" calcext:value-type="float">
            <text:p>219088177</text:p>
          </table:table-cell>
          <table:table-cell office:value-type="float" office:value="735739128" calcext:value-type="float">
            <text:p>735739128</text:p>
          </table:table-cell>
          <table:table-cell office:value-type="float" office:value="926797821" calcext:value-type="float">
            <text:p>926797821</text:p>
          </table:table-cell>
        </table:table-row>
        <table:table-row table:style-name="ro1">
          <table:table-cell office:value-type="float" office:value="929986449" calcext:value-type="float">
            <text:p>929986449</text:p>
          </table:table-cell>
          <table:table-cell office:value-type="float" office:value="628585455" calcext:value-type="float">
            <text:p>628585455</text:p>
          </table:table-cell>
          <table:table-cell office:value-type="float" office:value="242992577" calcext:value-type="float">
            <text:p>242992577</text:p>
          </table:table-cell>
          <table:table-cell office:value-type="float" office:value="618952558" calcext:value-type="float">
            <text:p>618952558</text:p>
          </table:table-cell>
          <table:table-cell office:value-type="float" office:value="550785137" calcext:value-type="float">
            <text:p>550785137</text:p>
          </table:table-cell>
          <table:table-cell office:value-type="float" office:value="192742489" calcext:value-type="float">
            <text:p>192742489</text:p>
          </table:table-cell>
          <table:table-cell office:value-type="float" office:value="202532943" calcext:value-type="float">
            <text:p>202532943</text:p>
          </table:table-cell>
          <table:table-cell office:value-type="float" office:value="611704311" calcext:value-type="float">
            <text:p>611704311</text:p>
          </table:table-cell>
          <table:table-cell office:value-type="float" office:value="100733435" calcext:value-type="float">
            <text:p>100733435</text:p>
          </table:table-cell>
          <table:table-cell office:value-type="float" office:value="250966240" calcext:value-type="float">
            <text:p>250966240</text:p>
          </table:table-cell>
          <table:table-cell office:value-type="float" office:value="929682635" calcext:value-type="float">
            <text:p>929682635</text:p>
          </table:table-cell>
          <table:table-cell office:value-type="float" office:value="759495166" calcext:value-type="float">
            <text:p>759495166</text:p>
          </table:table-cell>
          <table:table-cell office:value-type="float" office:value="815319183" calcext:value-type="float">
            <text:p>815319183</text:p>
          </table:table-cell>
          <table:table-cell office:value-type="float" office:value="269846940" calcext:value-type="float">
            <text:p>269846940</text:p>
          </table:table-cell>
          <table:table-cell office:value-type="float" office:value="674907837" calcext:value-type="float">
            <text:p>674907837</text:p>
          </table:table-cell>
          <table:table-cell office:value-type="float" office:value="806376203" calcext:value-type="float">
            <text:p>806376203</text:p>
          </table:table-cell>
          <table:table-cell office:value-type="float" office:value="292230887" calcext:value-type="float">
            <text:p>292230887</text:p>
          </table:table-cell>
          <table:table-cell office:value-type="float" office:value="227580487" calcext:value-type="float">
            <text:p>227580487</text:p>
          </table:table-cell>
          <table:table-cell office:value-type="float" office:value="983019102" calcext:value-type="float">
            <text:p>983019102</text:p>
          </table:table-cell>
          <table:table-cell office:value-type="float" office:value="430038110" calcext:value-type="float">
            <text:p>430038110</text:p>
          </table:table-cell>
          <table:table-cell office:value-type="float" office:value="542788625" calcext:value-type="float">
            <text:p>542788625</text:p>
          </table:table-cell>
          <table:table-cell office:value-type="float" office:value="279752153" calcext:value-type="float">
            <text:p>279752153</text:p>
          </table:table-cell>
          <table:table-cell office:value-type="float" office:value="430506642" calcext:value-type="float">
            <text:p>430506642</text:p>
          </table:table-cell>
          <table:table-cell office:value-type="float" office:value="707483532" calcext:value-type="float">
            <text:p>707483532</text:p>
          </table:table-cell>
          <table:table-cell office:value-type="float" office:value="357238613" calcext:value-type="float">
            <text:p>357238613</text:p>
          </table:table-cell>
          <table:table-cell office:value-type="float" office:value="533491036" calcext:value-type="float">
            <text:p>533491036</text:p>
          </table:table-cell>
          <table:table-cell office:value-type="float" office:value="346571001" calcext:value-type="float">
            <text:p>346571001</text:p>
          </table:table-cell>
          <table:table-cell office:value-type="float" office:value="990380521" calcext:value-type="float">
            <text:p>990380521</text:p>
          </table:table-cell>
          <table:table-cell office:value-type="float" office:value="593264948" calcext:value-type="float">
            <text:p>593264948</text:p>
          </table:table-cell>
          <table:table-cell office:value-type="float" office:value="371746550" calcext:value-type="float">
            <text:p>371746550</text:p>
          </table:table-cell>
          <table:table-cell office:value-type="float" office:value="434262452" calcext:value-type="float">
            <text:p>434262452</text:p>
          </table:table-cell>
          <table:table-cell office:value-type="float" office:value="808691448" calcext:value-type="float">
            <text:p>808691448</text:p>
          </table:table-cell>
        </table:table-row>
        <table:table-row table:style-name="ro1">
          <table:table-cell office:value-type="float" office:value="848444372" calcext:value-type="float">
            <text:p>848444372</text:p>
          </table:table-cell>
          <table:table-cell office:value-type="float" office:value="824211306" calcext:value-type="float">
            <text:p>824211306</text:p>
          </table:table-cell>
          <table:table-cell office:value-type="float" office:value="857651923" calcext:value-type="float">
            <text:p>857651923</text:p>
          </table:table-cell>
          <table:table-cell office:value-type="float" office:value="873330163" calcext:value-type="float">
            <text:p>873330163</text:p>
          </table:table-cell>
          <table:table-cell office:value-type="float" office:value="306946203" calcext:value-type="float">
            <text:p>306946203</text:p>
          </table:table-cell>
          <table:table-cell office:value-type="float" office:value="617923612" calcext:value-type="float">
            <text:p>617923612</text:p>
          </table:table-cell>
          <table:table-cell office:value-type="float" office:value="260031431" calcext:value-type="float">
            <text:p>260031431</text:p>
          </table:table-cell>
          <table:table-cell office:value-type="float" office:value="806110482" calcext:value-type="float">
            <text:p>806110482</text:p>
          </table:table-cell>
          <table:table-cell office:value-type="float" office:value="614978970" calcext:value-type="float">
            <text:p>614978970</text:p>
          </table:table-cell>
          <table:table-cell office:value-type="float" office:value="959566502" calcext:value-type="float">
            <text:p>959566502</text:p>
          </table:table-cell>
          <table:table-cell office:value-type="float" office:value="193992144" calcext:value-type="float">
            <text:p>193992144</text:p>
          </table:table-cell>
          <table:table-cell office:value-type="float" office:value="753252629" calcext:value-type="float">
            <text:p>753252629</text:p>
          </table:table-cell>
          <table:table-cell office:value-type="float" office:value="392678624" calcext:value-type="float">
            <text:p>392678624</text:p>
          </table:table-cell>
          <table:table-cell office:value-type="float" office:value="707156521" calcext:value-type="float">
            <text:p>707156521</text:p>
          </table:table-cell>
          <table:table-cell office:value-type="float" office:value="126149539" calcext:value-type="float">
            <text:p>126149539</text:p>
          </table:table-cell>
          <table:table-cell office:value-type="float" office:value="211166794" calcext:value-type="float">
            <text:p>211166794</text:p>
          </table:table-cell>
          <table:table-cell office:value-type="float" office:value="906468941" calcext:value-type="float">
            <text:p>906468941</text:p>
          </table:table-cell>
          <table:table-cell office:value-type="float" office:value="601610085" calcext:value-type="float">
            <text:p>601610085</text:p>
          </table:table-cell>
          <table:table-cell office:value-type="float" office:value="463474317" calcext:value-type="float">
            <text:p>463474317</text:p>
          </table:table-cell>
          <table:table-cell office:value-type="float" office:value="547000880" calcext:value-type="float">
            <text:p>547000880</text:p>
          </table:table-cell>
          <table:table-cell office:value-type="float" office:value="828697573" calcext:value-type="float">
            <text:p>828697573</text:p>
          </table:table-cell>
          <table:table-cell office:value-type="float" office:value="307214605" calcext:value-type="float">
            <text:p>307214605</text:p>
          </table:table-cell>
          <table:table-cell office:value-type="float" office:value="947904059" calcext:value-type="float">
            <text:p>947904059</text:p>
          </table:table-cell>
          <table:table-cell office:value-type="float" office:value="526021326" calcext:value-type="float">
            <text:p>526021326</text:p>
          </table:table-cell>
          <table:table-cell office:value-type="float" office:value="931521975" calcext:value-type="float">
            <text:p>931521975</text:p>
          </table:table-cell>
          <table:table-cell office:value-type="float" office:value="654918284" calcext:value-type="float">
            <text:p>654918284</text:p>
          </table:table-cell>
          <table:table-cell office:value-type="float" office:value="590193812" calcext:value-type="float">
            <text:p>590193812</text:p>
          </table:table-cell>
          <table:table-cell office:value-type="float" office:value="414271506" calcext:value-type="float">
            <text:p>414271506</text:p>
          </table:table-cell>
          <table:table-cell office:value-type="float" office:value="159303036" calcext:value-type="float">
            <text:p>159303036</text:p>
          </table:table-cell>
          <table:table-cell office:value-type="float" office:value="750458026" calcext:value-type="float">
            <text:p>750458026</text:p>
          </table:table-cell>
          <table:table-cell office:value-type="float" office:value="115406411" calcext:value-type="float">
            <text:p>115406411</text:p>
          </table:table-cell>
          <table:table-cell office:value-type="float" office:value="412734038" calcext:value-type="float">
            <text:p>412734038</text:p>
          </table:table-cell>
        </table:table-row>
        <table:table-row table:style-name="ro1">
          <table:table-cell office:value-type="float" office:value="106685254" calcext:value-type="float">
            <text:p>106685254</text:p>
          </table:table-cell>
          <table:table-cell office:value-type="float" office:value="424796805" calcext:value-type="float">
            <text:p>424796805</text:p>
          </table:table-cell>
          <table:table-cell office:value-type="float" office:value="973294805" calcext:value-type="float">
            <text:p>973294805</text:p>
          </table:table-cell>
          <table:table-cell office:value-type="float" office:value="709516477" calcext:value-type="float">
            <text:p>709516477</text:p>
          </table:table-cell>
          <table:table-cell office:value-type="float" office:value="748256469" calcext:value-type="float">
            <text:p>748256469</text:p>
          </table:table-cell>
          <table:table-cell office:value-type="float" office:value="990038759" calcext:value-type="float">
            <text:p>990038759</text:p>
          </table:table-cell>
          <table:table-cell office:value-type="float" office:value="247367708" calcext:value-type="float">
            <text:p>247367708</text:p>
          </table:table-cell>
          <table:table-cell office:value-type="float" office:value="776888015" calcext:value-type="float">
            <text:p>776888015</text:p>
          </table:table-cell>
          <table:table-cell office:value-type="float" office:value="850838323" calcext:value-type="float">
            <text:p>850838323</text:p>
          </table:table-cell>
          <table:table-cell office:value-type="float" office:value="602905048" calcext:value-type="float">
            <text:p>602905048</text:p>
          </table:table-cell>
          <table:table-cell office:value-type="float" office:value="853554170" calcext:value-type="float">
            <text:p>853554170</text:p>
          </table:table-cell>
          <table:table-cell office:value-type="float" office:value="285913901" calcext:value-type="float">
            <text:p>285913901</text:p>
          </table:table-cell>
          <table:table-cell office:value-type="float" office:value="165683493" calcext:value-type="float">
            <text:p>165683493</text:p>
          </table:table-cell>
          <table:table-cell office:value-type="float" office:value="385839539" calcext:value-type="float">
            <text:p>385839539</text:p>
          </table:table-cell>
          <table:table-cell office:value-type="float" office:value="268179204" calcext:value-type="float">
            <text:p>268179204</text:p>
          </table:table-cell>
          <table:table-cell office:value-type="float" office:value="725784271" calcext:value-type="float">
            <text:p>725784271</text:p>
          </table:table-cell>
          <table:table-cell office:value-type="float" office:value="879442889" calcext:value-type="float">
            <text:p>879442889</text:p>
          </table:table-cell>
          <table:table-cell office:value-type="float" office:value="208482311" calcext:value-type="float">
            <text:p>208482311</text:p>
          </table:table-cell>
          <table:table-cell office:value-type="float" office:value="910183680" calcext:value-type="float">
            <text:p>910183680</text:p>
          </table:table-cell>
          <table:table-cell office:value-type="float" office:value="255585776" calcext:value-type="float">
            <text:p>255585776</text:p>
          </table:table-cell>
          <table:table-cell office:value-type="float" office:value="698079207" calcext:value-type="float">
            <text:p>698079207</text:p>
          </table:table-cell>
          <table:table-cell office:value-type="float" office:value="584734465" calcext:value-type="float">
            <text:p>584734465</text:p>
          </table:table-cell>
          <table:table-cell office:value-type="float" office:value="911004166" calcext:value-type="float">
            <text:p>911004166</text:p>
          </table:table-cell>
          <table:table-cell office:value-type="float" office:value="952311964" calcext:value-type="float">
            <text:p>952311964</text:p>
          </table:table-cell>
          <table:table-cell office:value-type="float" office:value="156087077" calcext:value-type="float">
            <text:p>156087077</text:p>
          </table:table-cell>
          <table:table-cell office:value-type="float" office:value="595025745" calcext:value-type="float">
            <text:p>595025745</text:p>
          </table:table-cell>
          <table:table-cell office:value-type="float" office:value="507198882" calcext:value-type="float">
            <text:p>507198882</text:p>
          </table:table-cell>
          <table:table-cell office:value-type="float" office:value="875927561" calcext:value-type="float">
            <text:p>875927561</text:p>
          </table:table-cell>
          <table:table-cell office:value-type="float" office:value="252727374" calcext:value-type="float">
            <text:p>252727374</text:p>
          </table:table-cell>
          <table:table-cell office:value-type="float" office:value="138378451" calcext:value-type="float">
            <text:p>138378451</text:p>
          </table:table-cell>
          <table:table-cell office:value-type="float" office:value="241154937" calcext:value-type="float">
            <text:p>241154937</text:p>
          </table:table-cell>
          <table:table-cell office:value-type="float" office:value="210465982" calcext:value-type="float">
            <text:p>210465982</text:p>
          </table:table-cell>
        </table:table-row>
        <table:table-row table:style-name="ro1">
          <table:table-cell office:value-type="float" office:value="391910342" calcext:value-type="float">
            <text:p>391910342</text:p>
          </table:table-cell>
          <table:table-cell office:value-type="float" office:value="457601568" calcext:value-type="float">
            <text:p>457601568</text:p>
          </table:table-cell>
          <table:table-cell office:value-type="float" office:value="270532333" calcext:value-type="float">
            <text:p>270532333</text:p>
          </table:table-cell>
          <table:table-cell office:value-type="float" office:value="927176950" calcext:value-type="float">
            <text:p>927176950</text:p>
          </table:table-cell>
          <table:table-cell office:value-type="float" office:value="701398649" calcext:value-type="float">
            <text:p>701398649</text:p>
          </table:table-cell>
          <table:table-cell office:value-type="float" office:value="922304442" calcext:value-type="float">
            <text:p>922304442</text:p>
          </table:table-cell>
          <table:table-cell office:value-type="float" office:value="534235225" calcext:value-type="float">
            <text:p>534235225</text:p>
          </table:table-cell>
          <table:table-cell office:value-type="float" office:value="668026891" calcext:value-type="float">
            <text:p>668026891</text:p>
          </table:table-cell>
          <table:table-cell office:value-type="float" office:value="233817355" calcext:value-type="float">
            <text:p>233817355</text:p>
          </table:table-cell>
          <table:table-cell office:value-type="float" office:value="593906505" calcext:value-type="float">
            <text:p>593906505</text:p>
          </table:table-cell>
          <table:table-cell office:value-type="float" office:value="771431468" calcext:value-type="float">
            <text:p>771431468</text:p>
          </table:table-cell>
          <table:table-cell office:value-type="float" office:value="226392552" calcext:value-type="float">
            <text:p>226392552</text:p>
          </table:table-cell>
          <table:table-cell office:value-type="float" office:value="207616627" calcext:value-type="float">
            <text:p>207616627</text:p>
          </table:table-cell>
          <table:table-cell office:value-type="float" office:value="701438447" calcext:value-type="float">
            <text:p>701438447</text:p>
          </table:table-cell>
          <table:table-cell office:value-type="float" office:value="617815800" calcext:value-type="float">
            <text:p>617815800</text:p>
          </table:table-cell>
          <table:table-cell office:value-type="float" office:value="392711708" calcext:value-type="float">
            <text:p>392711708</text:p>
          </table:table-cell>
          <table:table-cell office:value-type="float" office:value="280204651" calcext:value-type="float">
            <text:p>280204651</text:p>
          </table:table-cell>
          <table:table-cell office:value-type="float" office:value="743748761" calcext:value-type="float">
            <text:p>743748761</text:p>
          </table:table-cell>
          <table:table-cell office:value-type="float" office:value="113849839" calcext:value-type="float">
            <text:p>113849839</text:p>
          </table:table-cell>
          <table:table-cell office:value-type="float" office:value="456412526" calcext:value-type="float">
            <text:p>456412526</text:p>
          </table:table-cell>
          <table:table-cell office:value-type="float" office:value="492600106" calcext:value-type="float">
            <text:p>492600106</text:p>
          </table:table-cell>
          <table:table-cell office:value-type="float" office:value="529933729" calcext:value-type="float">
            <text:p>529933729</text:p>
          </table:table-cell>
          <table:table-cell office:value-type="float" office:value="911920416" calcext:value-type="float">
            <text:p>911920416</text:p>
          </table:table-cell>
          <table:table-cell office:value-type="float" office:value="469729409" calcext:value-type="float">
            <text:p>469729409</text:p>
          </table:table-cell>
          <table:table-cell office:value-type="float" office:value="553098136" calcext:value-type="float">
            <text:p>553098136</text:p>
          </table:table-cell>
          <table:table-cell office:value-type="float" office:value="724950541" calcext:value-type="float">
            <text:p>724950541</text:p>
          </table:table-cell>
          <table:table-cell office:value-type="float" office:value="697373284" calcext:value-type="float">
            <text:p>697373284</text:p>
          </table:table-cell>
          <table:table-cell office:value-type="float" office:value="270645699" calcext:value-type="float">
            <text:p>270645699</text:p>
          </table:table-cell>
          <table:table-cell office:value-type="float" office:value="496889700" calcext:value-type="float">
            <text:p>496889700</text:p>
          </table:table-cell>
          <table:table-cell office:value-type="float" office:value="598230312" calcext:value-type="float">
            <text:p>598230312</text:p>
          </table:table-cell>
          <table:table-cell office:value-type="float" office:value="469291193" calcext:value-type="float">
            <text:p>469291193</text:p>
          </table:table-cell>
          <table:table-cell office:value-type="float" office:value="272158285" calcext:value-type="float">
            <text:p>272158285</text:p>
          </table:table-cell>
        </table:table-row>
        <table:table-row table:style-name="ro1">
          <table:table-cell office:value-type="float" office:value="349548589" calcext:value-type="float">
            <text:p>349548589</text:p>
          </table:table-cell>
          <table:table-cell office:value-type="float" office:value="888351992" calcext:value-type="float">
            <text:p>888351992</text:p>
          </table:table-cell>
          <table:table-cell office:value-type="float" office:value="105943062" calcext:value-type="float">
            <text:p>105943062</text:p>
          </table:table-cell>
          <table:table-cell office:value-type="float" office:value="715303051" calcext:value-type="float">
            <text:p>715303051</text:p>
          </table:table-cell>
          <table:table-cell office:value-type="float" office:value="892907244" calcext:value-type="float">
            <text:p>892907244</text:p>
          </table:table-cell>
          <table:table-cell office:value-type="float" office:value="557975365" calcext:value-type="float">
            <text:p>557975365</text:p>
          </table:table-cell>
          <table:table-cell office:value-type="float" office:value="416581869" calcext:value-type="float">
            <text:p>416581869</text:p>
          </table:table-cell>
          <table:table-cell office:value-type="float" office:value="834068815" calcext:value-type="float">
            <text:p>834068815</text:p>
          </table:table-cell>
          <table:table-cell office:value-type="float" office:value="683782010" calcext:value-type="float">
            <text:p>683782010</text:p>
          </table:table-cell>
          <table:table-cell office:value-type="float" office:value="488737007" calcext:value-type="float">
            <text:p>488737007</text:p>
          </table:table-cell>
          <table:table-cell office:value-type="float" office:value="525905622" calcext:value-type="float">
            <text:p>525905622</text:p>
          </table:table-cell>
          <table:table-cell office:value-type="float" office:value="533875072" calcext:value-type="float">
            <text:p>533875072</text:p>
          </table:table-cell>
          <table:table-cell office:value-type="float" office:value="776485965" calcext:value-type="float">
            <text:p>776485965</text:p>
          </table:table-cell>
          <table:table-cell office:value-type="float" office:value="556564958" calcext:value-type="float">
            <text:p>556564958</text:p>
          </table:table-cell>
          <table:table-cell office:value-type="float" office:value="669171844" calcext:value-type="float">
            <text:p>669171844</text:p>
          </table:table-cell>
          <table:table-cell office:value-type="float" office:value="612877274" calcext:value-type="float">
            <text:p>612877274</text:p>
          </table:table-cell>
          <table:table-cell office:value-type="float" office:value="758849649" calcext:value-type="float">
            <text:p>758849649</text:p>
          </table:table-cell>
          <table:table-cell office:value-type="float" office:value="267077602" calcext:value-type="float">
            <text:p>267077602</text:p>
          </table:table-cell>
          <table:table-cell office:value-type="float" office:value="515579261" calcext:value-type="float">
            <text:p>515579261</text:p>
          </table:table-cell>
          <table:table-cell office:value-type="float" office:value="128070683" calcext:value-type="float">
            <text:p>128070683</text:p>
          </table:table-cell>
          <table:table-cell office:value-type="float" office:value="222440141" calcext:value-type="float">
            <text:p>222440141</text:p>
          </table:table-cell>
          <table:table-cell office:value-type="float" office:value="327258624" calcext:value-type="float">
            <text:p>327258624</text:p>
          </table:table-cell>
          <table:table-cell office:value-type="float" office:value="953368665" calcext:value-type="float">
            <text:p>953368665</text:p>
          </table:table-cell>
          <table:table-cell office:value-type="float" office:value="579566160" calcext:value-type="float">
            <text:p>579566160</text:p>
          </table:table-cell>
          <table:table-cell office:value-type="float" office:value="972957011" calcext:value-type="float">
            <text:p>972957011</text:p>
          </table:table-cell>
          <table:table-cell office:value-type="float" office:value="658503566" calcext:value-type="float">
            <text:p>658503566</text:p>
          </table:table-cell>
          <table:table-cell office:value-type="float" office:value="629705488" calcext:value-type="float">
            <text:p>629705488</text:p>
          </table:table-cell>
          <table:table-cell office:value-type="float" office:value="148060833" calcext:value-type="float">
            <text:p>148060833</text:p>
          </table:table-cell>
          <table:table-cell office:value-type="float" office:value="610969861" calcext:value-type="float">
            <text:p>610969861</text:p>
          </table:table-cell>
          <table:table-cell office:value-type="float" office:value="949402327" calcext:value-type="float">
            <text:p>949402327</text:p>
          </table:table-cell>
          <table:table-cell office:value-type="float" office:value="855946273" calcext:value-type="float">
            <text:p>855946273</text:p>
          </table:table-cell>
          <table:table-cell office:value-type="float" office:value="190676270" calcext:value-type="float">
            <text:p>190676270</text:p>
          </table:table-cell>
        </table:table-row>
        <table:table-row table:style-name="ro1">
          <table:table-cell office:value-type="float" office:value="756536448" calcext:value-type="float">
            <text:p>756536448</text:p>
          </table:table-cell>
          <table:table-cell office:value-type="float" office:value="540892682" calcext:value-type="float">
            <text:p>540892682</text:p>
          </table:table-cell>
          <table:table-cell office:value-type="float" office:value="601892120" calcext:value-type="float">
            <text:p>601892120</text:p>
          </table:table-cell>
          <table:table-cell office:value-type="float" office:value="351554660" calcext:value-type="float">
            <text:p>351554660</text:p>
          </table:table-cell>
          <table:table-cell office:value-type="float" office:value="161983879" calcext:value-type="float">
            <text:p>161983879</text:p>
          </table:table-cell>
          <table:table-cell office:value-type="float" office:value="377931804" calcext:value-type="float">
            <text:p>377931804</text:p>
          </table:table-cell>
          <table:table-cell office:value-type="float" office:value="992028779" calcext:value-type="float">
            <text:p>992028779</text:p>
          </table:table-cell>
          <table:table-cell office:value-type="float" office:value="396662730" calcext:value-type="float">
            <text:p>396662730</text:p>
          </table:table-cell>
          <table:table-cell office:value-type="float" office:value="106863498" calcext:value-type="float">
            <text:p>106863498</text:p>
          </table:table-cell>
          <table:table-cell office:value-type="float" office:value="428185679" calcext:value-type="float">
            <text:p>428185679</text:p>
          </table:table-cell>
          <table:table-cell office:value-type="float" office:value="870225281" calcext:value-type="float">
            <text:p>870225281</text:p>
          </table:table-cell>
          <table:table-cell office:value-type="float" office:value="521186406" calcext:value-type="float">
            <text:p>521186406</text:p>
          </table:table-cell>
          <table:table-cell office:value-type="float" office:value="441350296" calcext:value-type="float">
            <text:p>441350296</text:p>
          </table:table-cell>
          <table:table-cell office:value-type="float" office:value="649401908" calcext:value-type="float">
            <text:p>649401908</text:p>
          </table:table-cell>
          <table:table-cell office:value-type="float" office:value="368752867" calcext:value-type="float">
            <text:p>368752867</text:p>
          </table:table-cell>
          <table:table-cell office:value-type="float" office:value="985377023" calcext:value-type="float">
            <text:p>985377023</text:p>
          </table:table-cell>
          <table:table-cell office:value-type="float" office:value="309924649" calcext:value-type="float">
            <text:p>309924649</text:p>
          </table:table-cell>
          <table:table-cell office:value-type="float" office:value="314249655" calcext:value-type="float">
            <text:p>314249655</text:p>
          </table:table-cell>
          <table:table-cell office:value-type="float" office:value="704948953" calcext:value-type="float">
            <text:p>704948953</text:p>
          </table:table-cell>
          <table:table-cell office:value-type="float" office:value="759986746" calcext:value-type="float">
            <text:p>759986746</text:p>
          </table:table-cell>
          <table:table-cell office:value-type="float" office:value="832293802" calcext:value-type="float">
            <text:p>832293802</text:p>
          </table:table-cell>
          <table:table-cell office:value-type="float" office:value="778393644" calcext:value-type="float">
            <text:p>778393644</text:p>
          </table:table-cell>
          <table:table-cell office:value-type="float" office:value="810279551" calcext:value-type="float">
            <text:p>810279551</text:p>
          </table:table-cell>
          <table:table-cell office:value-type="float" office:value="130715747" calcext:value-type="float">
            <text:p>130715747</text:p>
          </table:table-cell>
          <table:table-cell office:value-type="float" office:value="206953889" calcext:value-type="float">
            <text:p>206953889</text:p>
          </table:table-cell>
          <table:table-cell office:value-type="float" office:value="236141937" calcext:value-type="float">
            <text:p>236141937</text:p>
          </table:table-cell>
          <table:table-cell office:value-type="float" office:value="114088572" calcext:value-type="float">
            <text:p>114088572</text:p>
          </table:table-cell>
          <table:table-cell office:value-type="float" office:value="367844250" calcext:value-type="float">
            <text:p>367844250</text:p>
          </table:table-cell>
          <table:table-cell office:value-type="float" office:value="804675972" calcext:value-type="float">
            <text:p>804675972</text:p>
          </table:table-cell>
          <table:table-cell office:value-type="float" office:value="808018270" calcext:value-type="float">
            <text:p>808018270</text:p>
          </table:table-cell>
          <table:table-cell office:value-type="float" office:value="910117363" calcext:value-type="float">
            <text:p>910117363</text:p>
          </table:table-cell>
          <table:table-cell office:value-type="float" office:value="517254743" calcext:value-type="float">
            <text:p>517254743</text:p>
          </table:table-cell>
        </table:table-row>
        <table:table-row table:style-name="ro1">
          <table:table-cell office:value-type="float" office:value="405608803" calcext:value-type="float">
            <text:p>405608803</text:p>
          </table:table-cell>
          <table:table-cell office:value-type="float" office:value="304885827" calcext:value-type="float">
            <text:p>304885827</text:p>
          </table:table-cell>
          <table:table-cell office:value-type="float" office:value="689409213" calcext:value-type="float">
            <text:p>689409213</text:p>
          </table:table-cell>
          <table:table-cell office:value-type="float" office:value="156622965" calcext:value-type="float">
            <text:p>156622965</text:p>
          </table:table-cell>
          <table:table-cell office:value-type="float" office:value="576623293" calcext:value-type="float">
            <text:p>576623293</text:p>
          </table:table-cell>
          <table:table-cell office:value-type="float" office:value="396850080" calcext:value-type="float">
            <text:p>396850080</text:p>
          </table:table-cell>
          <table:table-cell office:value-type="float" office:value="231632050" calcext:value-type="float">
            <text:p>231632050</text:p>
          </table:table-cell>
          <table:table-cell office:value-type="float" office:value="338624510" calcext:value-type="float">
            <text:p>338624510</text:p>
          </table:table-cell>
          <table:table-cell office:value-type="float" office:value="352518996" calcext:value-type="float">
            <text:p>352518996</text:p>
          </table:table-cell>
          <table:table-cell office:value-type="float" office:value="360684804" calcext:value-type="float">
            <text:p>360684804</text:p>
          </table:table-cell>
          <table:table-cell office:value-type="float" office:value="793030366" calcext:value-type="float">
            <text:p>793030366</text:p>
          </table:table-cell>
          <table:table-cell office:value-type="float" office:value="621906543" calcext:value-type="float">
            <text:p>621906543</text:p>
          </table:table-cell>
          <table:table-cell office:value-type="float" office:value="777062858" calcext:value-type="float">
            <text:p>777062858</text:p>
          </table:table-cell>
          <table:table-cell office:value-type="float" office:value="352050597" calcext:value-type="float">
            <text:p>352050597</text:p>
          </table:table-cell>
          <table:table-cell office:value-type="float" office:value="556836885" calcext:value-type="float">
            <text:p>556836885</text:p>
          </table:table-cell>
          <table:table-cell office:value-type="float" office:value="678069609" calcext:value-type="float">
            <text:p>678069609</text:p>
          </table:table-cell>
          <table:table-cell office:value-type="float" office:value="790790287" calcext:value-type="float">
            <text:p>790790287</text:p>
          </table:table-cell>
          <table:table-cell office:value-type="float" office:value="460432143" calcext:value-type="float">
            <text:p>460432143</text:p>
          </table:table-cell>
          <table:table-cell office:value-type="float" office:value="931862155" calcext:value-type="float">
            <text:p>931862155</text:p>
          </table:table-cell>
          <table:table-cell office:value-type="float" office:value="780113317" calcext:value-type="float">
            <text:p>780113317</text:p>
          </table:table-cell>
          <table:table-cell office:value-type="float" office:value="380688073" calcext:value-type="float">
            <text:p>380688073</text:p>
          </table:table-cell>
          <table:table-cell office:value-type="float" office:value="487609264" calcext:value-type="float">
            <text:p>487609264</text:p>
          </table:table-cell>
          <table:table-cell office:value-type="float" office:value="322910593" calcext:value-type="float">
            <text:p>322910593</text:p>
          </table:table-cell>
          <table:table-cell office:value-type="float" office:value="909526417" calcext:value-type="float">
            <text:p>909526417</text:p>
          </table:table-cell>
          <table:table-cell office:value-type="float" office:value="842579418" calcext:value-type="float">
            <text:p>842579418</text:p>
          </table:table-cell>
          <table:table-cell office:value-type="float" office:value="909601181" calcext:value-type="float">
            <text:p>909601181</text:p>
          </table:table-cell>
          <table:table-cell office:value-type="float" office:value="408223924" calcext:value-type="float">
            <text:p>408223924</text:p>
          </table:table-cell>
          <table:table-cell office:value-type="float" office:value="156471508" calcext:value-type="float">
            <text:p>156471508</text:p>
          </table:table-cell>
          <table:table-cell office:value-type="float" office:value="310644389" calcext:value-type="float">
            <text:p>310644389</text:p>
          </table:table-cell>
          <table:table-cell office:value-type="float" office:value="778336570" calcext:value-type="float">
            <text:p>778336570</text:p>
          </table:table-cell>
          <table:table-cell office:value-type="float" office:value="917094474" calcext:value-type="float">
            <text:p>917094474</text:p>
          </table:table-cell>
          <table:table-cell office:value-type="float" office:value="371127956" calcext:value-type="float">
            <text:p>371127956</text:p>
          </table:table-cell>
        </table:table-row>
        <table:table-row table:style-name="ro1">
          <table:table-cell office:value-type="float" office:value="987512290" calcext:value-type="float">
            <text:p>987512290</text:p>
          </table:table-cell>
          <table:table-cell office:value-type="float" office:value="977620056" calcext:value-type="float">
            <text:p>977620056</text:p>
          </table:table-cell>
          <table:table-cell office:value-type="float" office:value="471477552" calcext:value-type="float">
            <text:p>471477552</text:p>
          </table:table-cell>
          <table:table-cell office:value-type="float" office:value="292474384" calcext:value-type="float">
            <text:p>292474384</text:p>
          </table:table-cell>
          <table:table-cell office:value-type="float" office:value="980281227" calcext:value-type="float">
            <text:p>980281227</text:p>
          </table:table-cell>
          <table:table-cell office:value-type="float" office:value="277370682" calcext:value-type="float">
            <text:p>277370682</text:p>
          </table:table-cell>
          <table:table-cell office:value-type="float" office:value="659812618" calcext:value-type="float">
            <text:p>659812618</text:p>
          </table:table-cell>
          <table:table-cell office:value-type="float" office:value="620548743" calcext:value-type="float">
            <text:p>620548743</text:p>
          </table:table-cell>
          <table:table-cell office:value-type="float" office:value="642420254" calcext:value-type="float">
            <text:p>642420254</text:p>
          </table:table-cell>
          <table:table-cell office:value-type="float" office:value="806928767" calcext:value-type="float">
            <text:p>806928767</text:p>
          </table:table-cell>
          <table:table-cell office:value-type="float" office:value="433117838" calcext:value-type="float">
            <text:p>433117838</text:p>
          </table:table-cell>
          <table:table-cell office:value-type="float" office:value="343089597" calcext:value-type="float">
            <text:p>343089597</text:p>
          </table:table-cell>
          <table:table-cell office:value-type="float" office:value="376890456" calcext:value-type="float">
            <text:p>376890456</text:p>
          </table:table-cell>
          <table:table-cell office:value-type="float" office:value="638284982" calcext:value-type="float">
            <text:p>638284982</text:p>
          </table:table-cell>
          <table:table-cell office:value-type="float" office:value="159557226" calcext:value-type="float">
            <text:p>159557226</text:p>
          </table:table-cell>
          <table:table-cell office:value-type="float" office:value="340516713" calcext:value-type="float">
            <text:p>340516713</text:p>
          </table:table-cell>
          <table:table-cell office:value-type="float" office:value="376266663" calcext:value-type="float">
            <text:p>376266663</text:p>
          </table:table-cell>
          <table:table-cell office:value-type="float" office:value="894949481" calcext:value-type="float">
            <text:p>894949481</text:p>
          </table:table-cell>
          <table:table-cell office:value-type="float" office:value="633623587" calcext:value-type="float">
            <text:p>633623587</text:p>
          </table:table-cell>
          <table:table-cell office:value-type="float" office:value="614287483" calcext:value-type="float">
            <text:p>614287483</text:p>
          </table:table-cell>
          <table:table-cell office:value-type="float" office:value="235678796" calcext:value-type="float">
            <text:p>235678796</text:p>
          </table:table-cell>
          <table:table-cell office:value-type="float" office:value="245043025" calcext:value-type="float">
            <text:p>245043025</text:p>
          </table:table-cell>
          <table:table-cell office:value-type="float" office:value="508632280" calcext:value-type="float">
            <text:p>508632280</text:p>
          </table:table-cell>
          <table:table-cell office:value-type="float" office:value="647930892" calcext:value-type="float">
            <text:p>647930892</text:p>
          </table:table-cell>
          <table:table-cell office:value-type="float" office:value="795744246" calcext:value-type="float">
            <text:p>795744246</text:p>
          </table:table-cell>
          <table:table-cell office:value-type="float" office:value="873991806" calcext:value-type="float">
            <text:p>873991806</text:p>
          </table:table-cell>
          <table:table-cell office:value-type="float" office:value="235388255" calcext:value-type="float">
            <text:p>235388255</text:p>
          </table:table-cell>
          <table:table-cell office:value-type="float" office:value="875599775" calcext:value-type="float">
            <text:p>875599775</text:p>
          </table:table-cell>
          <table:table-cell office:value-type="float" office:value="314407126" calcext:value-type="float">
            <text:p>314407126</text:p>
          </table:table-cell>
          <table:table-cell office:value-type="float" office:value="911097859" calcext:value-type="float">
            <text:p>911097859</text:p>
          </table:table-cell>
          <table:table-cell office:value-type="float" office:value="731059709" calcext:value-type="float">
            <text:p>731059709</text:p>
          </table:table-cell>
          <table:table-cell office:value-type="float" office:value="510096179" calcext:value-type="float">
            <text:p>510096179</text:p>
          </table:table-cell>
        </table:table-row>
        <table:table-row table:style-name="ro1">
          <table:table-cell office:value-type="float" office:value="488576908" calcext:value-type="float">
            <text:p>488576908</text:p>
          </table:table-cell>
          <table:table-cell office:value-type="float" office:value="939992197" calcext:value-type="float">
            <text:p>939992197</text:p>
          </table:table-cell>
          <table:table-cell office:value-type="float" office:value="647814019" calcext:value-type="float">
            <text:p>647814019</text:p>
          </table:table-cell>
          <table:table-cell office:value-type="float" office:value="361485132" calcext:value-type="float">
            <text:p>361485132</text:p>
          </table:table-cell>
          <table:table-cell office:value-type="float" office:value="509282360" calcext:value-type="float">
            <text:p>509282360</text:p>
          </table:table-cell>
          <table:table-cell office:value-type="float" office:value="899245198" calcext:value-type="float">
            <text:p>899245198</text:p>
          </table:table-cell>
          <table:table-cell office:value-type="float" office:value="438067952" calcext:value-type="float">
            <text:p>438067952</text:p>
          </table:table-cell>
          <table:table-cell office:value-type="float" office:value="969412164" calcext:value-type="float">
            <text:p>969412164</text:p>
          </table:table-cell>
          <table:table-cell office:value-type="float" office:value="195789961" calcext:value-type="float">
            <text:p>195789961</text:p>
          </table:table-cell>
          <table:table-cell office:value-type="float" office:value="347023898" calcext:value-type="float">
            <text:p>347023898</text:p>
          </table:table-cell>
          <table:table-cell office:value-type="float" office:value="574355995" calcext:value-type="float">
            <text:p>574355995</text:p>
          </table:table-cell>
          <table:table-cell office:value-type="float" office:value="415998941" calcext:value-type="float">
            <text:p>415998941</text:p>
          </table:table-cell>
          <table:table-cell office:value-type="float" office:value="277586250" calcext:value-type="float">
            <text:p>277586250</text:p>
          </table:table-cell>
          <table:table-cell office:value-type="float" office:value="978860573" calcext:value-type="float">
            <text:p>978860573</text:p>
          </table:table-cell>
          <table:table-cell office:value-type="float" office:value="187051331" calcext:value-type="float">
            <text:p>187051331</text:p>
          </table:table-cell>
          <table:table-cell office:value-type="float" office:value="578610131" calcext:value-type="float">
            <text:p>578610131</text:p>
          </table:table-cell>
          <table:table-cell office:value-type="float" office:value="601268798" calcext:value-type="float">
            <text:p>601268798</text:p>
          </table:table-cell>
          <table:table-cell office:value-type="float" office:value="510985666" calcext:value-type="float">
            <text:p>510985666</text:p>
          </table:table-cell>
          <table:table-cell office:value-type="float" office:value="456395731" calcext:value-type="float">
            <text:p>456395731</text:p>
          </table:table-cell>
          <table:table-cell office:value-type="float" office:value="947355597" calcext:value-type="float">
            <text:p>947355597</text:p>
          </table:table-cell>
          <table:table-cell office:value-type="float" office:value="273699034" calcext:value-type="float">
            <text:p>273699034</text:p>
          </table:table-cell>
          <table:table-cell office:value-type="float" office:value="190172007" calcext:value-type="float">
            <text:p>190172007</text:p>
          </table:table-cell>
          <table:table-cell office:value-type="float" office:value="882630538" calcext:value-type="float">
            <text:p>882630538</text:p>
          </table:table-cell>
          <table:table-cell office:value-type="float" office:value="692935799" calcext:value-type="float">
            <text:p>692935799</text:p>
          </table:table-cell>
          <table:table-cell office:value-type="float" office:value="244897220" calcext:value-type="float">
            <text:p>244897220</text:p>
          </table:table-cell>
          <table:table-cell office:value-type="float" office:value="465118685" calcext:value-type="float">
            <text:p>465118685</text:p>
          </table:table-cell>
          <table:table-cell office:value-type="float" office:value="188466029" calcext:value-type="float">
            <text:p>188466029</text:p>
          </table:table-cell>
          <table:table-cell office:value-type="float" office:value="362978223" calcext:value-type="float">
            <text:p>362978223</text:p>
          </table:table-cell>
          <table:table-cell office:value-type="float" office:value="976573445" calcext:value-type="float">
            <text:p>976573445</text:p>
          </table:table-cell>
          <table:table-cell office:value-type="float" office:value="828207603" calcext:value-type="float">
            <text:p>828207603</text:p>
          </table:table-cell>
          <table:table-cell office:value-type="float" office:value="867647616" calcext:value-type="float">
            <text:p>867647616</text:p>
          </table:table-cell>
          <table:table-cell office:value-type="float" office:value="343887497" calcext:value-type="float">
            <text:p>343887497</text:p>
          </table:table-cell>
        </table:table-row>
        <table:table-row table:style-name="ro1">
          <table:table-cell office:value-type="float" office:value="839207829" calcext:value-type="float">
            <text:p>839207829</text:p>
          </table:table-cell>
          <table:table-cell office:value-type="float" office:value="212442118" calcext:value-type="float">
            <text:p>212442118</text:p>
          </table:table-cell>
          <table:table-cell office:value-type="float" office:value="196025596" calcext:value-type="float">
            <text:p>196025596</text:p>
          </table:table-cell>
          <table:table-cell office:value-type="float" office:value="370026413" calcext:value-type="float">
            <text:p>370026413</text:p>
          </table:table-cell>
          <table:table-cell office:value-type="float" office:value="482506486" calcext:value-type="float">
            <text:p>482506486</text:p>
          </table:table-cell>
          <table:table-cell office:value-type="float" office:value="921244734" calcext:value-type="float">
            <text:p>921244734</text:p>
          </table:table-cell>
          <table:table-cell office:value-type="float" office:value="617056055" calcext:value-type="float">
            <text:p>617056055</text:p>
          </table:table-cell>
          <table:table-cell office:value-type="float" office:value="515577442" calcext:value-type="float">
            <text:p>515577442</text:p>
          </table:table-cell>
          <table:table-cell office:value-type="float" office:value="326975932" calcext:value-type="float">
            <text:p>326975932</text:p>
          </table:table-cell>
          <table:table-cell office:value-type="float" office:value="615111263" calcext:value-type="float">
            <text:p>615111263</text:p>
          </table:table-cell>
          <table:table-cell office:value-type="float" office:value="200256292" calcext:value-type="float">
            <text:p>200256292</text:p>
          </table:table-cell>
          <table:table-cell office:value-type="float" office:value="392439967" calcext:value-type="float">
            <text:p>392439967</text:p>
          </table:table-cell>
          <table:table-cell office:value-type="float" office:value="890832612" calcext:value-type="float">
            <text:p>890832612</text:p>
          </table:table-cell>
          <table:table-cell office:value-type="float" office:value="241824436" calcext:value-type="float">
            <text:p>241824436</text:p>
          </table:table-cell>
          <table:table-cell office:value-type="float" office:value="538725998" calcext:value-type="float">
            <text:p>538725998</text:p>
          </table:table-cell>
          <table:table-cell office:value-type="float" office:value="398257890" calcext:value-type="float">
            <text:p>398257890</text:p>
          </table:table-cell>
          <table:table-cell office:value-type="float" office:value="796627958" calcext:value-type="float">
            <text:p>796627958</text:p>
          </table:table-cell>
          <table:table-cell office:value-type="float" office:value="534180319" calcext:value-type="float">
            <text:p>534180319</text:p>
          </table:table-cell>
          <table:table-cell office:value-type="float" office:value="561922923" calcext:value-type="float">
            <text:p>561922923</text:p>
          </table:table-cell>
          <table:table-cell office:value-type="float" office:value="461077579" calcext:value-type="float">
            <text:p>461077579</text:p>
          </table:table-cell>
          <table:table-cell office:value-type="float" office:value="747256657" calcext:value-type="float">
            <text:p>747256657</text:p>
          </table:table-cell>
          <table:table-cell office:value-type="float" office:value="777246086" calcext:value-type="float">
            <text:p>777246086</text:p>
          </table:table-cell>
          <table:table-cell office:value-type="float" office:value="423704118" calcext:value-type="float">
            <text:p>423704118</text:p>
          </table:table-cell>
          <table:table-cell office:value-type="float" office:value="985980662" calcext:value-type="float">
            <text:p>985980662</text:p>
          </table:table-cell>
          <table:table-cell office:value-type="float" office:value="991102708" calcext:value-type="float">
            <text:p>991102708</text:p>
          </table:table-cell>
          <table:table-cell office:value-type="float" office:value="231072068" calcext:value-type="float">
            <text:p>231072068</text:p>
          </table:table-cell>
          <table:table-cell office:value-type="float" office:value="702721013" calcext:value-type="float">
            <text:p>702721013</text:p>
          </table:table-cell>
          <table:table-cell office:value-type="float" office:value="380498121" calcext:value-type="float">
            <text:p>380498121</text:p>
          </table:table-cell>
          <table:table-cell office:value-type="float" office:value="692563030" calcext:value-type="float">
            <text:p>692563030</text:p>
          </table:table-cell>
          <table:table-cell office:value-type="float" office:value="200633635" calcext:value-type="float">
            <text:p>200633635</text:p>
          </table:table-cell>
          <table:table-cell office:value-type="float" office:value="352206430" calcext:value-type="float">
            <text:p>352206430</text:p>
          </table:table-cell>
          <table:table-cell office:value-type="float" office:value="778921686" calcext:value-type="float">
            <text:p>778921686</text:p>
          </table:table-cell>
        </table:table-row>
        <table:table-row table:style-name="ro1">
          <table:table-cell office:value-type="float" office:value="874256061" calcext:value-type="float">
            <text:p>874256061</text:p>
          </table:table-cell>
          <table:table-cell office:value-type="float" office:value="453442746" calcext:value-type="float">
            <text:p>453442746</text:p>
          </table:table-cell>
          <table:table-cell office:value-type="float" office:value="954308414" calcext:value-type="float">
            <text:p>954308414</text:p>
          </table:table-cell>
          <table:table-cell office:value-type="float" office:value="680401043" calcext:value-type="float">
            <text:p>680401043</text:p>
          </table:table-cell>
          <table:table-cell office:value-type="float" office:value="129246168" calcext:value-type="float">
            <text:p>129246168</text:p>
          </table:table-cell>
          <table:table-cell office:value-type="float" office:value="602640853" calcext:value-type="float">
            <text:p>602640853</text:p>
          </table:table-cell>
          <table:table-cell office:value-type="float" office:value="719686390" calcext:value-type="float">
            <text:p>719686390</text:p>
          </table:table-cell>
          <table:table-cell office:value-type="float" office:value="165196281" calcext:value-type="float">
            <text:p>165196281</text:p>
          </table:table-cell>
          <table:table-cell office:value-type="float" office:value="925881545" calcext:value-type="float">
            <text:p>925881545</text:p>
          </table:table-cell>
          <table:table-cell office:value-type="float" office:value="622832036" calcext:value-type="float">
            <text:p>622832036</text:p>
          </table:table-cell>
          <table:table-cell office:value-type="float" office:value="823056067" calcext:value-type="float">
            <text:p>823056067</text:p>
          </table:table-cell>
          <table:table-cell office:value-type="float" office:value="160692248" calcext:value-type="float">
            <text:p>160692248</text:p>
          </table:table-cell>
          <table:table-cell office:value-type="float" office:value="787298867" calcext:value-type="float">
            <text:p>787298867</text:p>
          </table:table-cell>
          <table:table-cell office:value-type="float" office:value="905850939" calcext:value-type="float">
            <text:p>905850939</text:p>
          </table:table-cell>
          <table:table-cell office:value-type="float" office:value="563796375" calcext:value-type="float">
            <text:p>563796375</text:p>
          </table:table-cell>
          <table:table-cell office:value-type="float" office:value="190277166" calcext:value-type="float">
            <text:p>190277166</text:p>
          </table:table-cell>
          <table:table-cell office:value-type="float" office:value="624815389" calcext:value-type="float">
            <text:p>624815389</text:p>
          </table:table-cell>
          <table:table-cell office:value-type="float" office:value="546661307" calcext:value-type="float">
            <text:p>546661307</text:p>
          </table:table-cell>
          <table:table-cell office:value-type="float" office:value="471884354" calcext:value-type="float">
            <text:p>471884354</text:p>
          </table:table-cell>
          <table:table-cell office:value-type="float" office:value="119541303" calcext:value-type="float">
            <text:p>119541303</text:p>
          </table:table-cell>
          <table:table-cell office:value-type="float" office:value="419897165" calcext:value-type="float">
            <text:p>419897165</text:p>
          </table:table-cell>
          <table:table-cell office:value-type="float" office:value="682544763" calcext:value-type="float">
            <text:p>682544763</text:p>
          </table:table-cell>
          <table:table-cell office:value-type="float" office:value="249461231" calcext:value-type="float">
            <text:p>249461231</text:p>
          </table:table-cell>
          <table:table-cell office:value-type="float" office:value="441044006" calcext:value-type="float">
            <text:p>441044006</text:p>
          </table:table-cell>
          <table:table-cell office:value-type="float" office:value="852407208" calcext:value-type="float">
            <text:p>852407208</text:p>
          </table:table-cell>
          <table:table-cell office:value-type="float" office:value="176437084" calcext:value-type="float">
            <text:p>176437084</text:p>
          </table:table-cell>
          <table:table-cell office:value-type="float" office:value="583256845" calcext:value-type="float">
            <text:p>583256845</text:p>
          </table:table-cell>
          <table:table-cell office:value-type="float" office:value="563287726" calcext:value-type="float">
            <text:p>563287726</text:p>
          </table:table-cell>
          <table:table-cell office:value-type="float" office:value="939923853" calcext:value-type="float">
            <text:p>939923853</text:p>
          </table:table-cell>
          <table:table-cell office:value-type="float" office:value="979565208" calcext:value-type="float">
            <text:p>979565208</text:p>
          </table:table-cell>
          <table:table-cell office:value-type="float" office:value="117299243" calcext:value-type="float">
            <text:p>117299243</text:p>
          </table:table-cell>
          <table:table-cell office:value-type="float" office:value="286527625" calcext:value-type="float">
            <text:p>286527625</text:p>
          </table:table-cell>
        </table:table-row>
        <table:table-row table:style-name="ro1">
          <table:table-cell office:value-type="float" office:value="497405677" calcext:value-type="float">
            <text:p>497405677</text:p>
          </table:table-cell>
          <table:table-cell office:value-type="float" office:value="956577851" calcext:value-type="float">
            <text:p>956577851</text:p>
          </table:table-cell>
          <table:table-cell office:value-type="float" office:value="518440562" calcext:value-type="float">
            <text:p>518440562</text:p>
          </table:table-cell>
          <table:table-cell office:value-type="float" office:value="256503526" calcext:value-type="float">
            <text:p>256503526</text:p>
          </table:table-cell>
          <table:table-cell office:value-type="float" office:value="115663760" calcext:value-type="float">
            <text:p>115663760</text:p>
          </table:table-cell>
          <table:table-cell office:value-type="float" office:value="693044727" calcext:value-type="float">
            <text:p>693044727</text:p>
          </table:table-cell>
          <table:table-cell office:value-type="float" office:value="141286619" calcext:value-type="float">
            <text:p>141286619</text:p>
          </table:table-cell>
          <table:table-cell office:value-type="float" office:value="909339849" calcext:value-type="float">
            <text:p>909339849</text:p>
          </table:table-cell>
          <table:table-cell office:value-type="float" office:value="971237400" calcext:value-type="float">
            <text:p>971237400</text:p>
          </table:table-cell>
          <table:table-cell office:value-type="float" office:value="135119951" calcext:value-type="float">
            <text:p>135119951</text:p>
          </table:table-cell>
          <table:table-cell office:value-type="float" office:value="875438814" calcext:value-type="float">
            <text:p>875438814</text:p>
          </table:table-cell>
          <table:table-cell office:value-type="float" office:value="868114110" calcext:value-type="float">
            <text:p>868114110</text:p>
          </table:table-cell>
          <table:table-cell office:value-type="float" office:value="722186757" calcext:value-type="float">
            <text:p>722186757</text:p>
          </table:table-cell>
          <table:table-cell office:value-type="float" office:value="179879913" calcext:value-type="float">
            <text:p>179879913</text:p>
          </table:table-cell>
          <table:table-cell office:value-type="float" office:value="844400325" calcext:value-type="float">
            <text:p>844400325</text:p>
          </table:table-cell>
          <table:table-cell office:value-type="float" office:value="735621209" calcext:value-type="float">
            <text:p>735621209</text:p>
          </table:table-cell>
          <table:table-cell office:value-type="float" office:value="393850913" calcext:value-type="float">
            <text:p>393850913</text:p>
          </table:table-cell>
          <table:table-cell office:value-type="float" office:value="415892410" calcext:value-type="float">
            <text:p>415892410</text:p>
          </table:table-cell>
          <table:table-cell office:value-type="float" office:value="427768383" calcext:value-type="float">
            <text:p>427768383</text:p>
          </table:table-cell>
          <table:table-cell office:value-type="float" office:value="913583387" calcext:value-type="float">
            <text:p>913583387</text:p>
          </table:table-cell>
          <table:table-cell office:value-type="float" office:value="643916564" calcext:value-type="float">
            <text:p>643916564</text:p>
          </table:table-cell>
          <table:table-cell office:value-type="float" office:value="177170918" calcext:value-type="float">
            <text:p>177170918</text:p>
          </table:table-cell>
          <table:table-cell office:value-type="float" office:value="684616997" calcext:value-type="float">
            <text:p>684616997</text:p>
          </table:table-cell>
          <table:table-cell office:value-type="float" office:value="154602823" calcext:value-type="float">
            <text:p>154602823</text:p>
          </table:table-cell>
          <table:table-cell office:value-type="float" office:value="483915799" calcext:value-type="float">
            <text:p>483915799</text:p>
          </table:table-cell>
          <table:table-cell office:value-type="float" office:value="903319862" calcext:value-type="float">
            <text:p>903319862</text:p>
          </table:table-cell>
          <table:table-cell office:value-type="float" office:value="996909006" calcext:value-type="float">
            <text:p>996909006</text:p>
          </table:table-cell>
          <table:table-cell office:value-type="float" office:value="524106333" calcext:value-type="float">
            <text:p>524106333</text:p>
          </table:table-cell>
          <table:table-cell office:value-type="float" office:value="820049505" calcext:value-type="float">
            <text:p>820049505</text:p>
          </table:table-cell>
          <table:table-cell office:value-type="float" office:value="140419143" calcext:value-type="float">
            <text:p>140419143</text:p>
          </table:table-cell>
          <table:table-cell office:value-type="float" office:value="354861568" calcext:value-type="float">
            <text:p>354861568</text:p>
          </table:table-cell>
          <table:table-cell office:value-type="float" office:value="690893562" calcext:value-type="float">
            <text:p>690893562</text:p>
          </table:table-cell>
        </table:table-row>
        <table:table-row table:style-name="ro1">
          <table:table-cell office:value-type="float" office:value="829154926" calcext:value-type="float">
            <text:p>829154926</text:p>
          </table:table-cell>
          <table:table-cell office:value-type="float" office:value="269206430" calcext:value-type="float">
            <text:p>269206430</text:p>
          </table:table-cell>
          <table:table-cell office:value-type="float" office:value="968621220" calcext:value-type="float">
            <text:p>968621220</text:p>
          </table:table-cell>
          <table:table-cell office:value-type="float" office:value="936733524" calcext:value-type="float">
            <text:p>936733524</text:p>
          </table:table-cell>
          <table:table-cell office:value-type="float" office:value="743719714" calcext:value-type="float">
            <text:p>743719714</text:p>
          </table:table-cell>
          <table:table-cell office:value-type="float" office:value="635089647" calcext:value-type="float">
            <text:p>635089647</text:p>
          </table:table-cell>
          <table:table-cell office:value-type="float" office:value="938734174" calcext:value-type="float">
            <text:p>938734174</text:p>
          </table:table-cell>
          <table:table-cell office:value-type="float" office:value="637395634" calcext:value-type="float">
            <text:p>637395634</text:p>
          </table:table-cell>
          <table:table-cell office:value-type="float" office:value="815744067" calcext:value-type="float">
            <text:p>815744067</text:p>
          </table:table-cell>
          <table:table-cell office:value-type="float" office:value="890224752" calcext:value-type="float">
            <text:p>890224752</text:p>
          </table:table-cell>
          <table:table-cell office:value-type="float" office:value="241349937" calcext:value-type="float">
            <text:p>241349937</text:p>
          </table:table-cell>
          <table:table-cell office:value-type="float" office:value="586148409" calcext:value-type="float">
            <text:p>586148409</text:p>
          </table:table-cell>
          <table:table-cell office:value-type="float" office:value="400799421" calcext:value-type="float">
            <text:p>400799421</text:p>
          </table:table-cell>
          <table:table-cell office:value-type="float" office:value="225811402" calcext:value-type="float">
            <text:p>225811402</text:p>
          </table:table-cell>
          <table:table-cell office:value-type="float" office:value="277143659" calcext:value-type="float">
            <text:p>277143659</text:p>
          </table:table-cell>
          <table:table-cell office:value-type="float" office:value="162694250" calcext:value-type="float">
            <text:p>162694250</text:p>
          </table:table-cell>
          <table:table-cell office:value-type="float" office:value="285261442" calcext:value-type="float">
            <text:p>285261442</text:p>
          </table:table-cell>
          <table:table-cell office:value-type="float" office:value="244343582" calcext:value-type="float">
            <text:p>244343582</text:p>
          </table:table-cell>
          <table:table-cell office:value-type="float" office:value="874118761" calcext:value-type="float">
            <text:p>874118761</text:p>
          </table:table-cell>
          <table:table-cell office:value-type="float" office:value="199388965" calcext:value-type="float">
            <text:p>199388965</text:p>
          </table:table-cell>
          <table:table-cell office:value-type="float" office:value="394955213" calcext:value-type="float">
            <text:p>394955213</text:p>
          </table:table-cell>
          <table:table-cell office:value-type="float" office:value="236364270" calcext:value-type="float">
            <text:p>236364270</text:p>
          </table:table-cell>
          <table:table-cell office:value-type="float" office:value="830031942" calcext:value-type="float">
            <text:p>830031942</text:p>
          </table:table-cell>
          <table:table-cell office:value-type="float" office:value="776698421" calcext:value-type="float">
            <text:p>776698421</text:p>
          </table:table-cell>
          <table:table-cell office:value-type="float" office:value="465197030" calcext:value-type="float">
            <text:p>465197030</text:p>
          </table:table-cell>
          <table:table-cell office:value-type="float" office:value="897101929" calcext:value-type="float">
            <text:p>897101929</text:p>
          </table:table-cell>
          <table:table-cell office:value-type="float" office:value="482034241" calcext:value-type="float">
            <text:p>482034241</text:p>
          </table:table-cell>
          <table:table-cell office:value-type="float" office:value="354568204" calcext:value-type="float">
            <text:p>354568204</text:p>
          </table:table-cell>
          <table:table-cell office:value-type="float" office:value="639012510" calcext:value-type="float">
            <text:p>639012510</text:p>
          </table:table-cell>
          <table:table-cell office:value-type="float" office:value="366931004" calcext:value-type="float">
            <text:p>366931004</text:p>
          </table:table-cell>
          <table:table-cell office:value-type="float" office:value="931352085" calcext:value-type="float">
            <text:p>931352085</text:p>
          </table:table-cell>
          <table:table-cell office:value-type="float" office:value="314108872" calcext:value-type="float">
            <text:p>314108872</text:p>
          </table:table-cell>
        </table:table-row>
        <table:table-row table:style-name="ro1">
          <table:table-cell office:value-type="float" office:value="442429326" calcext:value-type="float">
            <text:p>442429326</text:p>
          </table:table-cell>
          <table:table-cell office:value-type="float" office:value="914604321" calcext:value-type="float">
            <text:p>914604321</text:p>
          </table:table-cell>
          <table:table-cell office:value-type="float" office:value="356057632" calcext:value-type="float">
            <text:p>356057632</text:p>
          </table:table-cell>
          <table:table-cell office:value-type="float" office:value="990465305" calcext:value-type="float">
            <text:p>990465305</text:p>
          </table:table-cell>
          <table:table-cell office:value-type="float" office:value="831861290" calcext:value-type="float">
            <text:p>831861290</text:p>
          </table:table-cell>
          <table:table-cell office:value-type="float" office:value="138563316" calcext:value-type="float">
            <text:p>138563316</text:p>
          </table:table-cell>
          <table:table-cell office:value-type="float" office:value="969542335" calcext:value-type="float">
            <text:p>969542335</text:p>
          </table:table-cell>
          <table:table-cell office:value-type="float" office:value="679055554" calcext:value-type="float">
            <text:p>679055554</text:p>
          </table:table-cell>
          <table:table-cell office:value-type="float" office:value="866656798" calcext:value-type="float">
            <text:p>866656798</text:p>
          </table:table-cell>
          <table:table-cell office:value-type="float" office:value="193450753" calcext:value-type="float">
            <text:p>193450753</text:p>
          </table:table-cell>
          <table:table-cell office:value-type="float" office:value="978938117" calcext:value-type="float">
            <text:p>978938117</text:p>
          </table:table-cell>
          <table:table-cell office:value-type="float" office:value="533034120" calcext:value-type="float">
            <text:p>533034120</text:p>
          </table:table-cell>
          <table:table-cell office:value-type="float" office:value="474094484" calcext:value-type="float">
            <text:p>474094484</text:p>
          </table:table-cell>
          <table:table-cell office:value-type="float" office:value="439699841" calcext:value-type="float">
            <text:p>439699841</text:p>
          </table:table-cell>
          <table:table-cell office:value-type="float" office:value="357183355" calcext:value-type="float">
            <text:p>357183355</text:p>
          </table:table-cell>
          <table:table-cell office:value-type="float" office:value="120127133" calcext:value-type="float">
            <text:p>120127133</text:p>
          </table:table-cell>
          <table:table-cell office:value-type="float" office:value="612923781" calcext:value-type="float">
            <text:p>612923781</text:p>
          </table:table-cell>
          <table:table-cell office:value-type="float" office:value="360084866" calcext:value-type="float">
            <text:p>360084866</text:p>
          </table:table-cell>
          <table:table-cell office:value-type="float" office:value="927494393" calcext:value-type="float">
            <text:p>927494393</text:p>
          </table:table-cell>
          <table:table-cell office:value-type="float" office:value="314082829" calcext:value-type="float">
            <text:p>314082829</text:p>
          </table:table-cell>
          <table:table-cell office:value-type="float" office:value="886385863" calcext:value-type="float">
            <text:p>886385863</text:p>
          </table:table-cell>
          <table:table-cell office:value-type="float" office:value="978592745" calcext:value-type="float">
            <text:p>978592745</text:p>
          </table:table-cell>
          <table:table-cell office:value-type="float" office:value="282704928" calcext:value-type="float">
            <text:p>282704928</text:p>
          </table:table-cell>
          <table:table-cell office:value-type="float" office:value="772912266" calcext:value-type="float">
            <text:p>772912266</text:p>
          </table:table-cell>
          <table:table-cell office:value-type="float" office:value="853689456" calcext:value-type="float">
            <text:p>853689456</text:p>
          </table:table-cell>
          <table:table-cell office:value-type="float" office:value="515502820" calcext:value-type="float">
            <text:p>515502820</text:p>
          </table:table-cell>
          <table:table-cell office:value-type="float" office:value="783999756" calcext:value-type="float">
            <text:p>783999756</text:p>
          </table:table-cell>
          <table:table-cell office:value-type="float" office:value="739080602" calcext:value-type="float">
            <text:p>739080602</text:p>
          </table:table-cell>
          <table:table-cell office:value-type="float" office:value="806353709" calcext:value-type="float">
            <text:p>806353709</text:p>
          </table:table-cell>
          <table:table-cell office:value-type="float" office:value="675574435" calcext:value-type="float">
            <text:p>675574435</text:p>
          </table:table-cell>
          <table:table-cell office:value-type="float" office:value="966472034" calcext:value-type="float">
            <text:p>966472034</text:p>
          </table:table-cell>
          <table:table-cell office:value-type="float" office:value="564118316" calcext:value-type="float">
            <text:p>564118316</text:p>
          </table:table-cell>
        </table:table-row>
        <table:table-row table:style-name="ro1">
          <table:table-cell office:value-type="float" office:value="986441083" calcext:value-type="float">
            <text:p>986441083</text:p>
          </table:table-cell>
          <table:table-cell office:value-type="float" office:value="486938239" calcext:value-type="float">
            <text:p>486938239</text:p>
          </table:table-cell>
          <table:table-cell office:value-type="float" office:value="790588864" calcext:value-type="float">
            <text:p>790588864</text:p>
          </table:table-cell>
          <table:table-cell office:value-type="float" office:value="898720565" calcext:value-type="float">
            <text:p>898720565</text:p>
          </table:table-cell>
          <table:table-cell office:value-type="float" office:value="481674705" calcext:value-type="float">
            <text:p>481674705</text:p>
          </table:table-cell>
          <table:table-cell office:value-type="float" office:value="519217483" calcext:value-type="float">
            <text:p>519217483</text:p>
          </table:table-cell>
          <table:table-cell office:value-type="float" office:value="558737909" calcext:value-type="float">
            <text:p>558737909</text:p>
          </table:table-cell>
          <table:table-cell office:value-type="float" office:value="126635961" calcext:value-type="float">
            <text:p>126635961</text:p>
          </table:table-cell>
          <table:table-cell office:value-type="float" office:value="785971778" calcext:value-type="float">
            <text:p>785971778</text:p>
          </table:table-cell>
          <table:table-cell office:value-type="float" office:value="484010878" calcext:value-type="float">
            <text:p>484010878</text:p>
          </table:table-cell>
          <table:table-cell office:value-type="float" office:value="224336642" calcext:value-type="float">
            <text:p>224336642</text:p>
          </table:table-cell>
          <table:table-cell office:value-type="float" office:value="184798536" calcext:value-type="float">
            <text:p>184798536</text:p>
          </table:table-cell>
          <table:table-cell office:value-type="float" office:value="123652542" calcext:value-type="float">
            <text:p>123652542</text:p>
          </table:table-cell>
          <table:table-cell office:value-type="float" office:value="504055124" calcext:value-type="float">
            <text:p>504055124</text:p>
          </table:table-cell>
          <table:table-cell office:value-type="float" office:value="702910560" calcext:value-type="float">
            <text:p>702910560</text:p>
          </table:table-cell>
          <table:table-cell office:value-type="float" office:value="234224250" calcext:value-type="float">
            <text:p>234224250</text:p>
          </table:table-cell>
          <table:table-cell office:value-type="float" office:value="582711087" calcext:value-type="float">
            <text:p>582711087</text:p>
          </table:table-cell>
          <table:table-cell office:value-type="float" office:value="831471746" calcext:value-type="float">
            <text:p>831471746</text:p>
          </table:table-cell>
          <table:table-cell office:value-type="float" office:value="394767441" calcext:value-type="float">
            <text:p>394767441</text:p>
          </table:table-cell>
          <table:table-cell office:value-type="float" office:value="805775269" calcext:value-type="float">
            <text:p>805775269</text:p>
          </table:table-cell>
          <table:table-cell office:value-type="float" office:value="739551006" calcext:value-type="float">
            <text:p>739551006</text:p>
          </table:table-cell>
          <table:table-cell office:value-type="float" office:value="447197438" calcext:value-type="float">
            <text:p>447197438</text:p>
          </table:table-cell>
          <table:table-cell office:value-type="float" office:value="542641558" calcext:value-type="float">
            <text:p>542641558</text:p>
          </table:table-cell>
          <table:table-cell office:value-type="float" office:value="509518178" calcext:value-type="float">
            <text:p>509518178</text:p>
          </table:table-cell>
          <table:table-cell office:value-type="float" office:value="336816911" calcext:value-type="float">
            <text:p>336816911</text:p>
          </table:table-cell>
          <table:table-cell office:value-type="float" office:value="246757792" calcext:value-type="float">
            <text:p>246757792</text:p>
          </table:table-cell>
          <table:table-cell office:value-type="float" office:value="714304108" calcext:value-type="float">
            <text:p>714304108</text:p>
          </table:table-cell>
          <table:table-cell office:value-type="float" office:value="106107226" calcext:value-type="float">
            <text:p>106107226</text:p>
          </table:table-cell>
          <table:table-cell office:value-type="float" office:value="191318384" calcext:value-type="float">
            <text:p>191318384</text:p>
          </table:table-cell>
          <table:table-cell office:value-type="float" office:value="207614460" calcext:value-type="float">
            <text:p>207614460</text:p>
          </table:table-cell>
          <table:table-cell office:value-type="float" office:value="737815010" calcext:value-type="float">
            <text:p>737815010</text:p>
          </table:table-cell>
          <table:table-cell office:value-type="float" office:value="287478641" calcext:value-type="float">
            <text:p>287478641</text:p>
          </table:table-cell>
        </table:table-row>
        <table:table-row table:style-name="ro1">
          <table:table-cell office:value-type="float" office:value="332082398" calcext:value-type="float">
            <text:p>332082398</text:p>
          </table:table-cell>
          <table:table-cell office:value-type="float" office:value="330126128" calcext:value-type="float">
            <text:p>330126128</text:p>
          </table:table-cell>
          <table:table-cell office:value-type="float" office:value="262181852" calcext:value-type="float">
            <text:p>262181852</text:p>
          </table:table-cell>
          <table:table-cell office:value-type="float" office:value="837881348" calcext:value-type="float">
            <text:p>837881348</text:p>
          </table:table-cell>
          <table:table-cell office:value-type="float" office:value="784535825" calcext:value-type="float">
            <text:p>784535825</text:p>
          </table:table-cell>
          <table:table-cell office:value-type="float" office:value="637533444" calcext:value-type="float">
            <text:p>637533444</text:p>
          </table:table-cell>
          <table:table-cell office:value-type="float" office:value="846621575" calcext:value-type="float">
            <text:p>846621575</text:p>
          </table:table-cell>
          <table:table-cell office:value-type="float" office:value="115254230" calcext:value-type="float">
            <text:p>115254230</text:p>
          </table:table-cell>
          <table:table-cell office:value-type="float" office:value="185530659" calcext:value-type="float">
            <text:p>185530659</text:p>
          </table:table-cell>
          <table:table-cell office:value-type="float" office:value="770120727" calcext:value-type="float">
            <text:p>770120727</text:p>
          </table:table-cell>
          <table:table-cell office:value-type="float" office:value="370976855" calcext:value-type="float">
            <text:p>370976855</text:p>
          </table:table-cell>
          <table:table-cell office:value-type="float" office:value="865322137" calcext:value-type="float">
            <text:p>865322137</text:p>
          </table:table-cell>
          <table:table-cell office:value-type="float" office:value="487753796" calcext:value-type="float">
            <text:p>487753796</text:p>
          </table:table-cell>
          <table:table-cell office:value-type="float" office:value="826073951" calcext:value-type="float">
            <text:p>826073951</text:p>
          </table:table-cell>
          <table:table-cell office:value-type="float" office:value="274201295" calcext:value-type="float">
            <text:p>274201295</text:p>
          </table:table-cell>
          <table:table-cell office:value-type="float" office:value="740677378" calcext:value-type="float">
            <text:p>740677378</text:p>
          </table:table-cell>
          <table:table-cell office:value-type="float" office:value="126685410" calcext:value-type="float">
            <text:p>126685410</text:p>
          </table:table-cell>
          <table:table-cell office:value-type="float" office:value="436334630" calcext:value-type="float">
            <text:p>436334630</text:p>
          </table:table-cell>
          <table:table-cell office:value-type="float" office:value="725770511" calcext:value-type="float">
            <text:p>725770511</text:p>
          </table:table-cell>
          <table:table-cell office:value-type="float" office:value="627624897" calcext:value-type="float">
            <text:p>627624897</text:p>
          </table:table-cell>
          <table:table-cell office:value-type="float" office:value="329293864" calcext:value-type="float">
            <text:p>329293864</text:p>
          </table:table-cell>
          <table:table-cell office:value-type="float" office:value="329921544" calcext:value-type="float">
            <text:p>329921544</text:p>
          </table:table-cell>
          <table:table-cell office:value-type="float" office:value="983648650" calcext:value-type="float">
            <text:p>983648650</text:p>
          </table:table-cell>
          <table:table-cell office:value-type="float" office:value="349802449" calcext:value-type="float">
            <text:p>349802449</text:p>
          </table:table-cell>
          <table:table-cell office:value-type="float" office:value="423874067" calcext:value-type="float">
            <text:p>423874067</text:p>
          </table:table-cell>
          <table:table-cell office:value-type="float" office:value="250060393" calcext:value-type="float">
            <text:p>250060393</text:p>
          </table:table-cell>
          <table:table-cell office:value-type="float" office:value="843285000" calcext:value-type="float">
            <text:p>843285000</text:p>
          </table:table-cell>
          <table:table-cell office:value-type="float" office:value="228693996" calcext:value-type="float">
            <text:p>228693996</text:p>
          </table:table-cell>
          <table:table-cell office:value-type="float" office:value="400703388" calcext:value-type="float">
            <text:p>400703388</text:p>
          </table:table-cell>
          <table:table-cell office:value-type="float" office:value="843580449" calcext:value-type="float">
            <text:p>843580449</text:p>
          </table:table-cell>
          <table:table-cell office:value-type="float" office:value="222549995" calcext:value-type="float">
            <text:p>222549995</text:p>
          </table:table-cell>
          <table:table-cell office:value-type="float" office:value="657126267" calcext:value-type="float">
            <text:p>657126267</text:p>
          </table:table-cell>
        </table:table-row>
        <table:table-row table:style-name="ro1">
          <table:table-cell office:value-type="float" office:value="419303180" calcext:value-type="float">
            <text:p>419303180</text:p>
          </table:table-cell>
          <table:table-cell office:value-type="float" office:value="992008333" calcext:value-type="float">
            <text:p>992008333</text:p>
          </table:table-cell>
          <table:table-cell office:value-type="float" office:value="194043114" calcext:value-type="float">
            <text:p>194043114</text:p>
          </table:table-cell>
          <table:table-cell office:value-type="float" office:value="974343475" calcext:value-type="float">
            <text:p>974343475</text:p>
          </table:table-cell>
          <table:table-cell office:value-type="float" office:value="507686788" calcext:value-type="float">
            <text:p>507686788</text:p>
          </table:table-cell>
          <table:table-cell office:value-type="float" office:value="397023431" calcext:value-type="float">
            <text:p>397023431</text:p>
          </table:table-cell>
          <table:table-cell office:value-type="float" office:value="917392988" calcext:value-type="float">
            <text:p>917392988</text:p>
          </table:table-cell>
          <table:table-cell office:value-type="float" office:value="358975331" calcext:value-type="float">
            <text:p>358975331</text:p>
          </table:table-cell>
          <table:table-cell office:value-type="float" office:value="306299099" calcext:value-type="float">
            <text:p>306299099</text:p>
          </table:table-cell>
          <table:table-cell office:value-type="float" office:value="728018900" calcext:value-type="float">
            <text:p>728018900</text:p>
          </table:table-cell>
          <table:table-cell office:value-type="float" office:value="417336419" calcext:value-type="float">
            <text:p>417336419</text:p>
          </table:table-cell>
          <table:table-cell office:value-type="float" office:value="152546686" calcext:value-type="float">
            <text:p>152546686</text:p>
          </table:table-cell>
          <table:table-cell office:value-type="float" office:value="881955283" calcext:value-type="float">
            <text:p>881955283</text:p>
          </table:table-cell>
          <table:table-cell office:value-type="float" office:value="852966404" calcext:value-type="float">
            <text:p>852966404</text:p>
          </table:table-cell>
          <table:table-cell office:value-type="float" office:value="680859108" calcext:value-type="float">
            <text:p>680859108</text:p>
          </table:table-cell>
          <table:table-cell office:value-type="float" office:value="434349217" calcext:value-type="float">
            <text:p>434349217</text:p>
          </table:table-cell>
          <table:table-cell office:value-type="float" office:value="720540141" calcext:value-type="float">
            <text:p>720540141</text:p>
          </table:table-cell>
          <table:table-cell office:value-type="float" office:value="466885482" calcext:value-type="float">
            <text:p>466885482</text:p>
          </table:table-cell>
          <table:table-cell office:value-type="float" office:value="670216920" calcext:value-type="float">
            <text:p>670216920</text:p>
          </table:table-cell>
          <table:table-cell office:value-type="float" office:value="966532235" calcext:value-type="float">
            <text:p>966532235</text:p>
          </table:table-cell>
          <table:table-cell office:value-type="float" office:value="399429055" calcext:value-type="float">
            <text:p>399429055</text:p>
          </table:table-cell>
          <table:table-cell office:value-type="float" office:value="466942944" calcext:value-type="float">
            <text:p>466942944</text:p>
          </table:table-cell>
          <table:table-cell office:value-type="float" office:value="638207170" calcext:value-type="float">
            <text:p>638207170</text:p>
          </table:table-cell>
          <table:table-cell office:value-type="float" office:value="824809790" calcext:value-type="float">
            <text:p>824809790</text:p>
          </table:table-cell>
          <table:table-cell office:value-type="float" office:value="170171129" calcext:value-type="float">
            <text:p>170171129</text:p>
          </table:table-cell>
          <table:table-cell office:value-type="float" office:value="498253930" calcext:value-type="float">
            <text:p>498253930</text:p>
          </table:table-cell>
          <table:table-cell office:value-type="float" office:value="959476239" calcext:value-type="float">
            <text:p>959476239</text:p>
          </table:table-cell>
          <table:table-cell office:value-type="float" office:value="231955902" calcext:value-type="float">
            <text:p>231955902</text:p>
          </table:table-cell>
          <table:table-cell office:value-type="float" office:value="751002403" calcext:value-type="float">
            <text:p>751002403</text:p>
          </table:table-cell>
          <table:table-cell office:value-type="float" office:value="429869767" calcext:value-type="float">
            <text:p>429869767</text:p>
          </table:table-cell>
          <table:table-cell office:value-type="float" office:value="474591193" calcext:value-type="float">
            <text:p>474591193</text:p>
          </table:table-cell>
          <table:table-cell office:value-type="float" office:value="594841856" calcext:value-type="float">
            <text:p>594841856</text:p>
          </table:table-cell>
        </table:table-row>
        <table:table-row table:style-name="ro1">
          <table:table-cell office:value-type="float" office:value="369650021" calcext:value-type="float">
            <text:p>369650021</text:p>
          </table:table-cell>
          <table:table-cell office:value-type="float" office:value="421832787" calcext:value-type="float">
            <text:p>421832787</text:p>
          </table:table-cell>
          <table:table-cell office:value-type="float" office:value="752644485" calcext:value-type="float">
            <text:p>752644485</text:p>
          </table:table-cell>
          <table:table-cell office:value-type="float" office:value="935399988" calcext:value-type="float">
            <text:p>935399988</text:p>
          </table:table-cell>
          <table:table-cell office:value-type="float" office:value="770096904" calcext:value-type="float">
            <text:p>770096904</text:p>
          </table:table-cell>
          <table:table-cell office:value-type="float" office:value="765399909" calcext:value-type="float">
            <text:p>765399909</text:p>
          </table:table-cell>
          <table:table-cell office:value-type="float" office:value="140826015" calcext:value-type="float">
            <text:p>140826015</text:p>
          </table:table-cell>
          <table:table-cell office:value-type="float" office:value="628972210" calcext:value-type="float">
            <text:p>628972210</text:p>
          </table:table-cell>
          <table:table-cell office:value-type="float" office:value="966394032" calcext:value-type="float">
            <text:p>966394032</text:p>
          </table:table-cell>
          <table:table-cell office:value-type="float" office:value="151749118" calcext:value-type="float">
            <text:p>151749118</text:p>
          </table:table-cell>
          <table:table-cell office:value-type="float" office:value="116453653" calcext:value-type="float">
            <text:p>116453653</text:p>
          </table:table-cell>
          <table:table-cell office:value-type="float" office:value="205126314" calcext:value-type="float">
            <text:p>205126314</text:p>
          </table:table-cell>
          <table:table-cell office:value-type="float" office:value="629175000" calcext:value-type="float">
            <text:p>629175000</text:p>
          </table:table-cell>
          <table:table-cell office:value-type="float" office:value="402047954" calcext:value-type="float">
            <text:p>402047954</text:p>
          </table:table-cell>
          <table:table-cell office:value-type="float" office:value="751761321" calcext:value-type="float">
            <text:p>751761321</text:p>
          </table:table-cell>
          <table:table-cell office:value-type="float" office:value="784182032" calcext:value-type="float">
            <text:p>784182032</text:p>
          </table:table-cell>
          <table:table-cell office:value-type="float" office:value="385030665" calcext:value-type="float">
            <text:p>385030665</text:p>
          </table:table-cell>
          <table:table-cell office:value-type="float" office:value="812354254" calcext:value-type="float">
            <text:p>812354254</text:p>
          </table:table-cell>
          <table:table-cell office:value-type="float" office:value="965376094" calcext:value-type="float">
            <text:p>965376094</text:p>
          </table:table-cell>
          <table:table-cell office:value-type="float" office:value="190038033" calcext:value-type="float">
            <text:p>190038033</text:p>
          </table:table-cell>
          <table:table-cell office:value-type="float" office:value="540796760" calcext:value-type="float">
            <text:p>540796760</text:p>
          </table:table-cell>
          <table:table-cell office:value-type="float" office:value="503890828" calcext:value-type="float">
            <text:p>503890828</text:p>
          </table:table-cell>
          <table:table-cell office:value-type="float" office:value="882303412" calcext:value-type="float">
            <text:p>882303412</text:p>
          </table:table-cell>
          <table:table-cell office:value-type="float" office:value="402296743" calcext:value-type="float">
            <text:p>402296743</text:p>
          </table:table-cell>
          <table:table-cell office:value-type="float" office:value="459430753" calcext:value-type="float">
            <text:p>459430753</text:p>
          </table:table-cell>
          <table:table-cell office:value-type="float" office:value="408895275" calcext:value-type="float">
            <text:p>408895275</text:p>
          </table:table-cell>
          <table:table-cell office:value-type="float" office:value="793913481" calcext:value-type="float">
            <text:p>793913481</text:p>
          </table:table-cell>
          <table:table-cell office:value-type="float" office:value="302003207" calcext:value-type="float">
            <text:p>302003207</text:p>
          </table:table-cell>
          <table:table-cell office:value-type="float" office:value="296020545" calcext:value-type="float">
            <text:p>296020545</text:p>
          </table:table-cell>
          <table:table-cell office:value-type="float" office:value="859920062" calcext:value-type="float">
            <text:p>859920062</text:p>
          </table:table-cell>
          <table:table-cell office:value-type="float" office:value="902344276" calcext:value-type="float">
            <text:p>902344276</text:p>
          </table:table-cell>
          <table:table-cell office:value-type="float" office:value="799925137" calcext:value-type="float">
            <text:p>799925137</text:p>
          </table:table-cell>
        </table:table-row>
        <table:table-row table:style-name="ro1">
          <table:table-cell office:value-type="float" office:value="736804119" calcext:value-type="float">
            <text:p>736804119</text:p>
          </table:table-cell>
          <table:table-cell office:value-type="float" office:value="544913601" calcext:value-type="float">
            <text:p>544913601</text:p>
          </table:table-cell>
          <table:table-cell office:value-type="float" office:value="632554553" calcext:value-type="float">
            <text:p>632554553</text:p>
          </table:table-cell>
          <table:table-cell office:value-type="float" office:value="307490017" calcext:value-type="float">
            <text:p>307490017</text:p>
          </table:table-cell>
          <table:table-cell office:value-type="float" office:value="658255082" calcext:value-type="float">
            <text:p>658255082</text:p>
          </table:table-cell>
          <table:table-cell office:value-type="float" office:value="173356770" calcext:value-type="float">
            <text:p>173356770</text:p>
          </table:table-cell>
          <table:table-cell office:value-type="float" office:value="841121234" calcext:value-type="float">
            <text:p>841121234</text:p>
          </table:table-cell>
          <table:table-cell office:value-type="float" office:value="869811660" calcext:value-type="float">
            <text:p>869811660</text:p>
          </table:table-cell>
          <table:table-cell office:value-type="float" office:value="888943137" calcext:value-type="float">
            <text:p>888943137</text:p>
          </table:table-cell>
          <table:table-cell office:value-type="float" office:value="593845385" calcext:value-type="float">
            <text:p>593845385</text:p>
          </table:table-cell>
          <table:table-cell office:value-type="float" office:value="492988669" calcext:value-type="float">
            <text:p>492988669</text:p>
          </table:table-cell>
          <table:table-cell office:value-type="float" office:value="544311335" calcext:value-type="float">
            <text:p>544311335</text:p>
          </table:table-cell>
          <table:table-cell office:value-type="float" office:value="246126009" calcext:value-type="float">
            <text:p>246126009</text:p>
          </table:table-cell>
          <table:table-cell office:value-type="float" office:value="749022345" calcext:value-type="float">
            <text:p>749022345</text:p>
          </table:table-cell>
          <table:table-cell office:value-type="float" office:value="772157762" calcext:value-type="float">
            <text:p>772157762</text:p>
          </table:table-cell>
          <table:table-cell office:value-type="float" office:value="660137004" calcext:value-type="float">
            <text:p>660137004</text:p>
          </table:table-cell>
          <table:table-cell office:value-type="float" office:value="228492434" calcext:value-type="float">
            <text:p>228492434</text:p>
          </table:table-cell>
          <table:table-cell office:value-type="float" office:value="389240783" calcext:value-type="float">
            <text:p>389240783</text:p>
          </table:table-cell>
          <table:table-cell office:value-type="float" office:value="247277637" calcext:value-type="float">
            <text:p>247277637</text:p>
          </table:table-cell>
          <table:table-cell office:value-type="float" office:value="719418710" calcext:value-type="float">
            <text:p>719418710</text:p>
          </table:table-cell>
          <table:table-cell office:value-type="float" office:value="986277823" calcext:value-type="float">
            <text:p>986277823</text:p>
          </table:table-cell>
          <table:table-cell office:value-type="float" office:value="508686984" calcext:value-type="float">
            <text:p>508686984</text:p>
          </table:table-cell>
          <table:table-cell office:value-type="float" office:value="962544410" calcext:value-type="float">
            <text:p>962544410</text:p>
          </table:table-cell>
          <table:table-cell office:value-type="float" office:value="788352831" calcext:value-type="float">
            <text:p>788352831</text:p>
          </table:table-cell>
          <table:table-cell office:value-type="float" office:value="835797469" calcext:value-type="float">
            <text:p>835797469</text:p>
          </table:table-cell>
          <table:table-cell office:value-type="float" office:value="555987495" calcext:value-type="float">
            <text:p>555987495</text:p>
          </table:table-cell>
          <table:table-cell office:value-type="float" office:value="908355282" calcext:value-type="float">
            <text:p>908355282</text:p>
          </table:table-cell>
          <table:table-cell office:value-type="float" office:value="639543908" calcext:value-type="float">
            <text:p>639543908</text:p>
          </table:table-cell>
          <table:table-cell office:value-type="float" office:value="595792502" calcext:value-type="float">
            <text:p>595792502</text:p>
          </table:table-cell>
          <table:table-cell office:value-type="float" office:value="620461989" calcext:value-type="float">
            <text:p>620461989</text:p>
          </table:table-cell>
          <table:table-cell office:value-type="float" office:value="207054692" calcext:value-type="float">
            <text:p>207054692</text:p>
          </table:table-cell>
          <table:table-cell office:value-type="float" office:value="532356934" calcext:value-type="float">
            <text:p>532356934</text:p>
          </table:table-cell>
        </table:table-row>
        <table:table-row table:style-name="ro1">
          <table:table-cell office:value-type="float" office:value="585613054" calcext:value-type="float">
            <text:p>585613054</text:p>
          </table:table-cell>
          <table:table-cell office:value-type="float" office:value="682865202" calcext:value-type="float">
            <text:p>682865202</text:p>
          </table:table-cell>
          <table:table-cell office:value-type="float" office:value="386276121" calcext:value-type="float">
            <text:p>386276121</text:p>
          </table:table-cell>
          <table:table-cell office:value-type="float" office:value="246643329" calcext:value-type="float">
            <text:p>246643329</text:p>
          </table:table-cell>
          <table:table-cell office:value-type="float" office:value="110325139" calcext:value-type="float">
            <text:p>110325139</text:p>
          </table:table-cell>
          <table:table-cell office:value-type="float" office:value="300044052" calcext:value-type="float">
            <text:p>300044052</text:p>
          </table:table-cell>
          <table:table-cell office:value-type="float" office:value="360612091" calcext:value-type="float">
            <text:p>360612091</text:p>
          </table:table-cell>
          <table:table-cell office:value-type="float" office:value="465264330" calcext:value-type="float">
            <text:p>465264330</text:p>
          </table:table-cell>
          <table:table-cell office:value-type="float" office:value="789996039" calcext:value-type="float">
            <text:p>789996039</text:p>
          </table:table-cell>
          <table:table-cell office:value-type="float" office:value="487284898" calcext:value-type="float">
            <text:p>487284898</text:p>
          </table:table-cell>
          <table:table-cell office:value-type="float" office:value="676102552" calcext:value-type="float">
            <text:p>676102552</text:p>
          </table:table-cell>
          <table:table-cell office:value-type="float" office:value="827425889" calcext:value-type="float">
            <text:p>827425889</text:p>
          </table:table-cell>
          <table:table-cell office:value-type="float" office:value="757415910" calcext:value-type="float">
            <text:p>757415910</text:p>
          </table:table-cell>
          <table:table-cell office:value-type="float" office:value="516165207" calcext:value-type="float">
            <text:p>516165207</text:p>
          </table:table-cell>
          <table:table-cell office:value-type="float" office:value="380988528" calcext:value-type="float">
            <text:p>380988528</text:p>
          </table:table-cell>
          <table:table-cell office:value-type="float" office:value="256912693" calcext:value-type="float">
            <text:p>256912693</text:p>
          </table:table-cell>
          <table:table-cell office:value-type="float" office:value="309008358" calcext:value-type="float">
            <text:p>309008358</text:p>
          </table:table-cell>
          <table:table-cell office:value-type="float" office:value="587440405" calcext:value-type="float">
            <text:p>587440405</text:p>
          </table:table-cell>
          <table:table-cell office:value-type="float" office:value="473591765" calcext:value-type="float">
            <text:p>473591765</text:p>
          </table:table-cell>
          <table:table-cell office:value-type="float" office:value="168918443" calcext:value-type="float">
            <text:p>168918443</text:p>
          </table:table-cell>
          <table:table-cell office:value-type="float" office:value="184469042" calcext:value-type="float">
            <text:p>184469042</text:p>
          </table:table-cell>
          <table:table-cell office:value-type="float" office:value="908829908" calcext:value-type="float">
            <text:p>908829908</text:p>
          </table:table-cell>
          <table:table-cell office:value-type="float" office:value="356115822" calcext:value-type="float">
            <text:p>356115822</text:p>
          </table:table-cell>
          <table:table-cell office:value-type="float" office:value="744552494" calcext:value-type="float">
            <text:p>744552494</text:p>
          </table:table-cell>
          <table:table-cell office:value-type="float" office:value="152122290" calcext:value-type="float">
            <text:p>152122290</text:p>
          </table:table-cell>
          <table:table-cell office:value-type="float" office:value="663477910" calcext:value-type="float">
            <text:p>663477910</text:p>
          </table:table-cell>
          <table:table-cell office:value-type="float" office:value="915075947" calcext:value-type="float">
            <text:p>915075947</text:p>
          </table:table-cell>
          <table:table-cell office:value-type="float" office:value="427744906" calcext:value-type="float">
            <text:p>427744906</text:p>
          </table:table-cell>
          <table:table-cell office:value-type="float" office:value="928196106" calcext:value-type="float">
            <text:p>928196106</text:p>
          </table:table-cell>
          <table:table-cell office:value-type="float" office:value="694749393" calcext:value-type="float">
            <text:p>694749393</text:p>
          </table:table-cell>
          <table:table-cell office:value-type="float" office:value="760143332" calcext:value-type="float">
            <text:p>760143332</text:p>
          </table:table-cell>
          <table:table-cell office:value-type="float" office:value="184908187" calcext:value-type="float">
            <text:p>184908187</text:p>
          </table:table-cell>
        </table:table-row>
        <table:table-row table:style-name="ro1">
          <table:table-cell office:value-type="float" office:value="783889052" calcext:value-type="float">
            <text:p>783889052</text:p>
          </table:table-cell>
          <table:table-cell office:value-type="float" office:value="409146533" calcext:value-type="float">
            <text:p>409146533</text:p>
          </table:table-cell>
          <table:table-cell office:value-type="float" office:value="241403289" calcext:value-type="float">
            <text:p>241403289</text:p>
          </table:table-cell>
          <table:table-cell office:value-type="float" office:value="580701639" calcext:value-type="float">
            <text:p>580701639</text:p>
          </table:table-cell>
          <table:table-cell office:value-type="float" office:value="450171057" calcext:value-type="float">
            <text:p>450171057</text:p>
          </table:table-cell>
          <table:table-cell office:value-type="float" office:value="824199377" calcext:value-type="float">
            <text:p>824199377</text:p>
          </table:table-cell>
          <table:table-cell office:value-type="float" office:value="530986886" calcext:value-type="float">
            <text:p>530986886</text:p>
          </table:table-cell>
          <table:table-cell office:value-type="float" office:value="542081968" calcext:value-type="float">
            <text:p>542081968</text:p>
          </table:table-cell>
          <table:table-cell office:value-type="float" office:value="601564183" calcext:value-type="float">
            <text:p>601564183</text:p>
          </table:table-cell>
          <table:table-cell office:value-type="float" office:value="639821769" calcext:value-type="float">
            <text:p>639821769</text:p>
          </table:table-cell>
          <table:table-cell office:value-type="float" office:value="335769274" calcext:value-type="float">
            <text:p>335769274</text:p>
          </table:table-cell>
          <table:table-cell office:value-type="float" office:value="423713147" calcext:value-type="float">
            <text:p>423713147</text:p>
          </table:table-cell>
          <table:table-cell office:value-type="float" office:value="727219947" calcext:value-type="float">
            <text:p>727219947</text:p>
          </table:table-cell>
          <table:table-cell office:value-type="float" office:value="228520570" calcext:value-type="float">
            <text:p>228520570</text:p>
          </table:table-cell>
          <table:table-cell office:value-type="float" office:value="212787648" calcext:value-type="float">
            <text:p>212787648</text:p>
          </table:table-cell>
          <table:table-cell office:value-type="float" office:value="802879151" calcext:value-type="float">
            <text:p>802879151</text:p>
          </table:table-cell>
          <table:table-cell office:value-type="float" office:value="560192734" calcext:value-type="float">
            <text:p>560192734</text:p>
          </table:table-cell>
          <table:table-cell office:value-type="float" office:value="430932730" calcext:value-type="float">
            <text:p>430932730</text:p>
          </table:table-cell>
          <table:table-cell office:value-type="float" office:value="203240223" calcext:value-type="float">
            <text:p>203240223</text:p>
          </table:table-cell>
          <table:table-cell office:value-type="float" office:value="543887430" calcext:value-type="float">
            <text:p>543887430</text:p>
          </table:table-cell>
          <table:table-cell office:value-type="float" office:value="190217680" calcext:value-type="float">
            <text:p>190217680</text:p>
          </table:table-cell>
          <table:table-cell office:value-type="float" office:value="823480953" calcext:value-type="float">
            <text:p>823480953</text:p>
          </table:table-cell>
          <table:table-cell office:value-type="float" office:value="924008891" calcext:value-type="float">
            <text:p>924008891</text:p>
          </table:table-cell>
          <table:table-cell office:value-type="float" office:value="682595878" calcext:value-type="float">
            <text:p>682595878</text:p>
          </table:table-cell>
          <table:table-cell office:value-type="float" office:value="444898099" calcext:value-type="float">
            <text:p>444898099</text:p>
          </table:table-cell>
          <table:table-cell office:value-type="float" office:value="272203395" calcext:value-type="float">
            <text:p>272203395</text:p>
          </table:table-cell>
          <table:table-cell office:value-type="float" office:value="630907826" calcext:value-type="float">
            <text:p>630907826</text:p>
          </table:table-cell>
          <table:table-cell office:value-type="float" office:value="126664680" calcext:value-type="float">
            <text:p>126664680</text:p>
          </table:table-cell>
          <table:table-cell office:value-type="float" office:value="929605847" calcext:value-type="float">
            <text:p>929605847</text:p>
          </table:table-cell>
          <table:table-cell office:value-type="float" office:value="908013181" calcext:value-type="float">
            <text:p>908013181</text:p>
          </table:table-cell>
          <table:table-cell office:value-type="float" office:value="315446039" calcext:value-type="float">
            <text:p>315446039</text:p>
          </table:table-cell>
          <table:table-cell office:value-type="float" office:value="273267879" calcext:value-type="float">
            <text:p>273267879</text:p>
          </table:table-cell>
        </table:table-row>
        <table:table-row table:style-name="ro1">
          <table:table-cell office:value-type="float" office:value="839121236" calcext:value-type="float">
            <text:p>839121236</text:p>
          </table:table-cell>
          <table:table-cell office:value-type="float" office:value="567763707" calcext:value-type="float">
            <text:p>567763707</text:p>
          </table:table-cell>
          <table:table-cell office:value-type="float" office:value="944129502" calcext:value-type="float">
            <text:p>944129502</text:p>
          </table:table-cell>
          <table:table-cell office:value-type="float" office:value="610944077" calcext:value-type="float">
            <text:p>610944077</text:p>
          </table:table-cell>
          <table:table-cell office:value-type="float" office:value="767450132" calcext:value-type="float">
            <text:p>767450132</text:p>
          </table:table-cell>
          <table:table-cell office:value-type="float" office:value="698277060" calcext:value-type="float">
            <text:p>698277060</text:p>
          </table:table-cell>
          <table:table-cell office:value-type="float" office:value="234622490" calcext:value-type="float">
            <text:p>234622490</text:p>
          </table:table-cell>
          <table:table-cell office:value-type="float" office:value="303085080" calcext:value-type="float">
            <text:p>303085080</text:p>
          </table:table-cell>
          <table:table-cell office:value-type="float" office:value="908772237" calcext:value-type="float">
            <text:p>908772237</text:p>
          </table:table-cell>
          <table:table-cell office:value-type="float" office:value="611545247" calcext:value-type="float">
            <text:p>611545247</text:p>
          </table:table-cell>
          <table:table-cell office:value-type="float" office:value="141031963" calcext:value-type="float">
            <text:p>141031963</text:p>
          </table:table-cell>
          <table:table-cell office:value-type="float" office:value="881778359" calcext:value-type="float">
            <text:p>881778359</text:p>
          </table:table-cell>
          <table:table-cell office:value-type="float" office:value="424277952" calcext:value-type="float">
            <text:p>424277952</text:p>
          </table:table-cell>
          <table:table-cell office:value-type="float" office:value="603795321" calcext:value-type="float">
            <text:p>603795321</text:p>
          </table:table-cell>
          <table:table-cell office:value-type="float" office:value="910600880" calcext:value-type="float">
            <text:p>910600880</text:p>
          </table:table-cell>
          <table:table-cell office:value-type="float" office:value="701356551" calcext:value-type="float">
            <text:p>701356551</text:p>
          </table:table-cell>
          <table:table-cell office:value-type="float" office:value="969329357" calcext:value-type="float">
            <text:p>969329357</text:p>
          </table:table-cell>
          <table:table-cell office:value-type="float" office:value="333389283" calcext:value-type="float">
            <text:p>333389283</text:p>
          </table:table-cell>
          <table:table-cell office:value-type="float" office:value="233078238" calcext:value-type="float">
            <text:p>233078238</text:p>
          </table:table-cell>
          <table:table-cell office:value-type="float" office:value="633467634" calcext:value-type="float">
            <text:p>633467634</text:p>
          </table:table-cell>
          <table:table-cell office:value-type="float" office:value="507437871" calcext:value-type="float">
            <text:p>507437871</text:p>
          </table:table-cell>
          <table:table-cell office:value-type="float" office:value="169532505" calcext:value-type="float">
            <text:p>169532505</text:p>
          </table:table-cell>
          <table:table-cell office:value-type="float" office:value="486180873" calcext:value-type="float">
            <text:p>486180873</text:p>
          </table:table-cell>
          <table:table-cell office:value-type="float" office:value="873954159" calcext:value-type="float">
            <text:p>873954159</text:p>
          </table:table-cell>
          <table:table-cell office:value-type="float" office:value="306771386" calcext:value-type="float">
            <text:p>306771386</text:p>
          </table:table-cell>
          <table:table-cell office:value-type="float" office:value="722905470" calcext:value-type="float">
            <text:p>722905470</text:p>
          </table:table-cell>
          <table:table-cell office:value-type="float" office:value="395362393" calcext:value-type="float">
            <text:p>395362393</text:p>
          </table:table-cell>
          <table:table-cell office:value-type="float" office:value="239476435" calcext:value-type="float">
            <text:p>239476435</text:p>
          </table:table-cell>
          <table:table-cell office:value-type="float" office:value="815852246" calcext:value-type="float">
            <text:p>815852246</text:p>
          </table:table-cell>
          <table:table-cell office:value-type="float" office:value="430932116" calcext:value-type="float">
            <text:p>430932116</text:p>
          </table:table-cell>
          <table:table-cell office:value-type="float" office:value="757471330" calcext:value-type="float">
            <text:p>757471330</text:p>
          </table:table-cell>
          <table:table-cell office:value-type="float" office:value="130176989" calcext:value-type="float">
            <text:p>130176989</text:p>
          </table:table-cell>
        </table:table-row>
        <table:table-row table:style-name="ro1">
          <table:table-cell office:value-type="float" office:value="298968110" calcext:value-type="float">
            <text:p>298968110</text:p>
          </table:table-cell>
          <table:table-cell office:value-type="float" office:value="330888795" calcext:value-type="float">
            <text:p>330888795</text:p>
          </table:table-cell>
          <table:table-cell office:value-type="float" office:value="222737455" calcext:value-type="float">
            <text:p>222737455</text:p>
          </table:table-cell>
          <table:table-cell office:value-type="float" office:value="559480583" calcext:value-type="float">
            <text:p>559480583</text:p>
          </table:table-cell>
          <table:table-cell office:value-type="float" office:value="896413561" calcext:value-type="float">
            <text:p>896413561</text:p>
          </table:table-cell>
          <table:table-cell office:value-type="float" office:value="551132220" calcext:value-type="float">
            <text:p>551132220</text:p>
          </table:table-cell>
          <table:table-cell office:value-type="float" office:value="454269646" calcext:value-type="float">
            <text:p>454269646</text:p>
          </table:table-cell>
          <table:table-cell office:value-type="float" office:value="816784622" calcext:value-type="float">
            <text:p>816784622</text:p>
          </table:table-cell>
          <table:table-cell office:value-type="float" office:value="764030098" calcext:value-type="float">
            <text:p>764030098</text:p>
          </table:table-cell>
          <table:table-cell office:value-type="float" office:value="108102465" calcext:value-type="float">
            <text:p>108102465</text:p>
          </table:table-cell>
          <table:table-cell office:value-type="float" office:value="224411712" calcext:value-type="float">
            <text:p>224411712</text:p>
          </table:table-cell>
          <table:table-cell office:value-type="float" office:value="824836364" calcext:value-type="float">
            <text:p>824836364</text:p>
          </table:table-cell>
          <table:table-cell office:value-type="float" office:value="434214097" calcext:value-type="float">
            <text:p>434214097</text:p>
          </table:table-cell>
          <table:table-cell office:value-type="float" office:value="679075799" calcext:value-type="float">
            <text:p>679075799</text:p>
          </table:table-cell>
          <table:table-cell office:value-type="float" office:value="215546544" calcext:value-type="float">
            <text:p>215546544</text:p>
          </table:table-cell>
          <table:table-cell office:value-type="float" office:value="884858881" calcext:value-type="float">
            <text:p>884858881</text:p>
          </table:table-cell>
          <table:table-cell office:value-type="float" office:value="103799107" calcext:value-type="float">
            <text:p>103799107</text:p>
          </table:table-cell>
          <table:table-cell office:value-type="float" office:value="763491212" calcext:value-type="float">
            <text:p>763491212</text:p>
          </table:table-cell>
          <table:table-cell office:value-type="float" office:value="294520450" calcext:value-type="float">
            <text:p>294520450</text:p>
          </table:table-cell>
          <table:table-cell office:value-type="float" office:value="985730428" calcext:value-type="float">
            <text:p>985730428</text:p>
          </table:table-cell>
          <table:table-cell office:value-type="float" office:value="668443336" calcext:value-type="float">
            <text:p>668443336</text:p>
          </table:table-cell>
          <table:table-cell office:value-type="float" office:value="807960125" calcext:value-type="float">
            <text:p>807960125</text:p>
          </table:table-cell>
          <table:table-cell office:value-type="float" office:value="802976974" calcext:value-type="float">
            <text:p>802976974</text:p>
          </table:table-cell>
          <table:table-cell office:value-type="float" office:value="989570686" calcext:value-type="float">
            <text:p>989570686</text:p>
          </table:table-cell>
          <table:table-cell office:value-type="float" office:value="296190949" calcext:value-type="float">
            <text:p>296190949</text:p>
          </table:table-cell>
          <table:table-cell office:value-type="float" office:value="818114711" calcext:value-type="float">
            <text:p>818114711</text:p>
          </table:table-cell>
          <table:table-cell office:value-type="float" office:value="834946128" calcext:value-type="float">
            <text:p>834946128</text:p>
          </table:table-cell>
          <table:table-cell office:value-type="float" office:value="107044102" calcext:value-type="float">
            <text:p>107044102</text:p>
          </table:table-cell>
          <table:table-cell office:value-type="float" office:value="518159666" calcext:value-type="float">
            <text:p>518159666</text:p>
          </table:table-cell>
          <table:table-cell office:value-type="float" office:value="451569233" calcext:value-type="float">
            <text:p>451569233</text:p>
          </table:table-cell>
          <table:table-cell office:value-type="float" office:value="450682532" calcext:value-type="float">
            <text:p>450682532</text:p>
          </table:table-cell>
          <table:table-cell office:value-type="float" office:value="599341286" calcext:value-type="float">
            <text:p>599341286</text:p>
          </table:table-cell>
        </table:table-row>
        <table:table-row table:style-name="ro1">
          <table:table-cell office:value-type="float" office:value="701296158" calcext:value-type="float">
            <text:p>701296158</text:p>
          </table:table-cell>
          <table:table-cell office:value-type="float" office:value="984545587" calcext:value-type="float">
            <text:p>984545587</text:p>
          </table:table-cell>
          <table:table-cell office:value-type="float" office:value="393195614" calcext:value-type="float">
            <text:p>393195614</text:p>
          </table:table-cell>
          <table:table-cell office:value-type="float" office:value="292895935" calcext:value-type="float">
            <text:p>292895935</text:p>
          </table:table-cell>
          <table:table-cell office:value-type="float" office:value="188074330" calcext:value-type="float">
            <text:p>188074330</text:p>
          </table:table-cell>
          <table:table-cell office:value-type="float" office:value="863231525" calcext:value-type="float">
            <text:p>863231525</text:p>
          </table:table-cell>
          <table:table-cell office:value-type="float" office:value="864471544" calcext:value-type="float">
            <text:p>864471544</text:p>
          </table:table-cell>
          <table:table-cell office:value-type="float" office:value="931793596" calcext:value-type="float">
            <text:p>931793596</text:p>
          </table:table-cell>
          <table:table-cell office:value-type="float" office:value="903092909" calcext:value-type="float">
            <text:p>903092909</text:p>
          </table:table-cell>
          <table:table-cell office:value-type="float" office:value="383334579" calcext:value-type="float">
            <text:p>383334579</text:p>
          </table:table-cell>
          <table:table-cell office:value-type="float" office:value="463075900" calcext:value-type="float">
            <text:p>463075900</text:p>
          </table:table-cell>
          <table:table-cell office:value-type="float" office:value="379549058" calcext:value-type="float">
            <text:p>379549058</text:p>
          </table:table-cell>
          <table:table-cell office:value-type="float" office:value="919868316" calcext:value-type="float">
            <text:p>919868316</text:p>
          </table:table-cell>
          <table:table-cell office:value-type="float" office:value="906316988" calcext:value-type="float">
            <text:p>906316988</text:p>
          </table:table-cell>
          <table:table-cell office:value-type="float" office:value="614131470" calcext:value-type="float">
            <text:p>614131470</text:p>
          </table:table-cell>
          <table:table-cell office:value-type="float" office:value="911355807" calcext:value-type="float">
            <text:p>911355807</text:p>
          </table:table-cell>
          <table:table-cell office:value-type="float" office:value="699483999" calcext:value-type="float">
            <text:p>699483999</text:p>
          </table:table-cell>
          <table:table-cell office:value-type="float" office:value="266815874" calcext:value-type="float">
            <text:p>266815874</text:p>
          </table:table-cell>
          <table:table-cell office:value-type="float" office:value="904571912" calcext:value-type="float">
            <text:p>904571912</text:p>
          </table:table-cell>
          <table:table-cell office:value-type="float" office:value="637174354" calcext:value-type="float">
            <text:p>637174354</text:p>
          </table:table-cell>
          <table:table-cell office:value-type="float" office:value="630969287" calcext:value-type="float">
            <text:p>630969287</text:p>
          </table:table-cell>
          <table:table-cell office:value-type="float" office:value="772224537" calcext:value-type="float">
            <text:p>772224537</text:p>
          </table:table-cell>
          <table:table-cell office:value-type="float" office:value="208571644" calcext:value-type="float">
            <text:p>208571644</text:p>
          </table:table-cell>
          <table:table-cell office:value-type="float" office:value="350723132" calcext:value-type="float">
            <text:p>350723132</text:p>
          </table:table-cell>
          <table:table-cell office:value-type="float" office:value="538504517" calcext:value-type="float">
            <text:p>538504517</text:p>
          </table:table-cell>
          <table:table-cell office:value-type="float" office:value="244566134" calcext:value-type="float">
            <text:p>244566134</text:p>
          </table:table-cell>
          <table:table-cell office:value-type="float" office:value="974191981" calcext:value-type="float">
            <text:p>974191981</text:p>
          </table:table-cell>
          <table:table-cell office:value-type="float" office:value="687330416" calcext:value-type="float">
            <text:p>687330416</text:p>
          </table:table-cell>
          <table:table-cell office:value-type="float" office:value="325870771" calcext:value-type="float">
            <text:p>325870771</text:p>
          </table:table-cell>
          <table:table-cell office:value-type="float" office:value="328035437" calcext:value-type="float">
            <text:p>328035437</text:p>
          </table:table-cell>
          <table:table-cell office:value-type="float" office:value="304748769" calcext:value-type="float">
            <text:p>304748769</text:p>
          </table:table-cell>
          <table:table-cell office:value-type="float" office:value="455690806" calcext:value-type="float">
            <text:p>455690806</text:p>
          </table:table-cell>
        </table:table-row>
        <table:table-row table:style-name="ro1">
          <table:table-cell office:value-type="float" office:value="458453933" calcext:value-type="float">
            <text:p>458453933</text:p>
          </table:table-cell>
          <table:table-cell office:value-type="float" office:value="699681844" calcext:value-type="float">
            <text:p>699681844</text:p>
          </table:table-cell>
          <table:table-cell office:value-type="float" office:value="823168615" calcext:value-type="float">
            <text:p>823168615</text:p>
          </table:table-cell>
          <table:table-cell office:value-type="float" office:value="981630689" calcext:value-type="float">
            <text:p>981630689</text:p>
          </table:table-cell>
          <table:table-cell office:value-type="float" office:value="995617022" calcext:value-type="float">
            <text:p>995617022</text:p>
          </table:table-cell>
          <table:table-cell office:value-type="float" office:value="660712101" calcext:value-type="float">
            <text:p>660712101</text:p>
          </table:table-cell>
          <table:table-cell office:value-type="float" office:value="234659623" calcext:value-type="float">
            <text:p>234659623</text:p>
          </table:table-cell>
          <table:table-cell office:value-type="float" office:value="373729068" calcext:value-type="float">
            <text:p>373729068</text:p>
          </table:table-cell>
          <table:table-cell office:value-type="float" office:value="688665945" calcext:value-type="float">
            <text:p>688665945</text:p>
          </table:table-cell>
          <table:table-cell office:value-type="float" office:value="967491690" calcext:value-type="float">
            <text:p>967491690</text:p>
          </table:table-cell>
          <table:table-cell office:value-type="float" office:value="480505632" calcext:value-type="float">
            <text:p>480505632</text:p>
          </table:table-cell>
          <table:table-cell office:value-type="float" office:value="745666370" calcext:value-type="float">
            <text:p>745666370</text:p>
          </table:table-cell>
          <table:table-cell office:value-type="float" office:value="905822215" calcext:value-type="float">
            <text:p>905822215</text:p>
          </table:table-cell>
          <table:table-cell office:value-type="float" office:value="246829716" calcext:value-type="float">
            <text:p>246829716</text:p>
          </table:table-cell>
          <table:table-cell office:value-type="float" office:value="394195024" calcext:value-type="float">
            <text:p>394195024</text:p>
          </table:table-cell>
          <table:table-cell office:value-type="float" office:value="731057965" calcext:value-type="float">
            <text:p>731057965</text:p>
          </table:table-cell>
          <table:table-cell office:value-type="float" office:value="348853645" calcext:value-type="float">
            <text:p>348853645</text:p>
          </table:table-cell>
          <table:table-cell office:value-type="float" office:value="428469098" calcext:value-type="float">
            <text:p>428469098</text:p>
          </table:table-cell>
          <table:table-cell office:value-type="float" office:value="786487533" calcext:value-type="float">
            <text:p>786487533</text:p>
          </table:table-cell>
          <table:table-cell office:value-type="float" office:value="660297683" calcext:value-type="float">
            <text:p>660297683</text:p>
          </table:table-cell>
          <table:table-cell office:value-type="float" office:value="162535853" calcext:value-type="float">
            <text:p>162535853</text:p>
          </table:table-cell>
          <table:table-cell office:value-type="float" office:value="578453782" calcext:value-type="float">
            <text:p>578453782</text:p>
          </table:table-cell>
          <table:table-cell office:value-type="float" office:value="187623701" calcext:value-type="float">
            <text:p>187623701</text:p>
          </table:table-cell>
          <table:table-cell office:value-type="float" office:value="541257738" calcext:value-type="float">
            <text:p>541257738</text:p>
          </table:table-cell>
          <table:table-cell office:value-type="float" office:value="804694682" calcext:value-type="float">
            <text:p>804694682</text:p>
          </table:table-cell>
          <table:table-cell office:value-type="float" office:value="373553653" calcext:value-type="float">
            <text:p>373553653</text:p>
          </table:table-cell>
          <table:table-cell office:value-type="float" office:value="539312841" calcext:value-type="float">
            <text:p>539312841</text:p>
          </table:table-cell>
          <table:table-cell office:value-type="float" office:value="408067609" calcext:value-type="float">
            <text:p>408067609</text:p>
          </table:table-cell>
          <table:table-cell office:value-type="float" office:value="745967387" calcext:value-type="float">
            <text:p>745967387</text:p>
          </table:table-cell>
          <table:table-cell office:value-type="float" office:value="649583884" calcext:value-type="float">
            <text:p>649583884</text:p>
          </table:table-cell>
          <table:table-cell office:value-type="float" office:value="520172525" calcext:value-type="float">
            <text:p>520172525</text:p>
          </table:table-cell>
          <table:table-cell office:value-type="float" office:value="715799660" calcext:value-type="float">
            <text:p>715799660</text:p>
          </table:table-cell>
        </table:table-row>
        <table:table-row table:style-name="ro1">
          <table:table-cell office:value-type="float" office:value="735946135" calcext:value-type="float">
            <text:p>735946135</text:p>
          </table:table-cell>
          <table:table-cell office:value-type="float" office:value="725531266" calcext:value-type="float">
            <text:p>725531266</text:p>
          </table:table-cell>
          <table:table-cell office:value-type="float" office:value="382007373" calcext:value-type="float">
            <text:p>382007373</text:p>
          </table:table-cell>
          <table:table-cell office:value-type="float" office:value="731588344" calcext:value-type="float">
            <text:p>731588344</text:p>
          </table:table-cell>
          <table:table-cell office:value-type="float" office:value="764058132" calcext:value-type="float">
            <text:p>764058132</text:p>
          </table:table-cell>
          <table:table-cell office:value-type="float" office:value="576118768" calcext:value-type="float">
            <text:p>576118768</text:p>
          </table:table-cell>
          <table:table-cell office:value-type="float" office:value="316717701" calcext:value-type="float">
            <text:p>316717701</text:p>
          </table:table-cell>
          <table:table-cell office:value-type="float" office:value="317199474" calcext:value-type="float">
            <text:p>317199474</text:p>
          </table:table-cell>
          <table:table-cell office:value-type="float" office:value="572501844" calcext:value-type="float">
            <text:p>572501844</text:p>
          </table:table-cell>
          <table:table-cell office:value-type="float" office:value="316584862" calcext:value-type="float">
            <text:p>316584862</text:p>
          </table:table-cell>
          <table:table-cell office:value-type="float" office:value="664541219" calcext:value-type="float">
            <text:p>664541219</text:p>
          </table:table-cell>
          <table:table-cell office:value-type="float" office:value="537040097" calcext:value-type="float">
            <text:p>537040097</text:p>
          </table:table-cell>
          <table:table-cell office:value-type="float" office:value="396751528" calcext:value-type="float">
            <text:p>396751528</text:p>
          </table:table-cell>
          <table:table-cell office:value-type="float" office:value="533960123" calcext:value-type="float">
            <text:p>533960123</text:p>
          </table:table-cell>
          <table:table-cell office:value-type="float" office:value="656228361" calcext:value-type="float">
            <text:p>656228361</text:p>
          </table:table-cell>
          <table:table-cell office:value-type="float" office:value="735055720" calcext:value-type="float">
            <text:p>735055720</text:p>
          </table:table-cell>
          <table:table-cell office:value-type="float" office:value="720280051" calcext:value-type="float">
            <text:p>720280051</text:p>
          </table:table-cell>
          <table:table-cell office:value-type="float" office:value="470508072" calcext:value-type="float">
            <text:p>470508072</text:p>
          </table:table-cell>
          <table:table-cell office:value-type="float" office:value="833508789" calcext:value-type="float">
            <text:p>833508789</text:p>
          </table:table-cell>
          <table:table-cell office:value-type="float" office:value="148562297" calcext:value-type="float">
            <text:p>148562297</text:p>
          </table:table-cell>
          <table:table-cell office:value-type="float" office:value="436641575" calcext:value-type="float">
            <text:p>436641575</text:p>
          </table:table-cell>
          <table:table-cell office:value-type="float" office:value="879172031" calcext:value-type="float">
            <text:p>879172031</text:p>
          </table:table-cell>
          <table:table-cell office:value-type="float" office:value="822696173" calcext:value-type="float">
            <text:p>822696173</text:p>
          </table:table-cell>
          <table:table-cell office:value-type="float" office:value="159845074" calcext:value-type="float">
            <text:p>159845074</text:p>
          </table:table-cell>
          <table:table-cell office:value-type="float" office:value="559869454" calcext:value-type="float">
            <text:p>559869454</text:p>
          </table:table-cell>
          <table:table-cell office:value-type="float" office:value="518196628" calcext:value-type="float">
            <text:p>518196628</text:p>
          </table:table-cell>
          <table:table-cell office:value-type="float" office:value="564901272" calcext:value-type="float">
            <text:p>564901272</text:p>
          </table:table-cell>
          <table:table-cell office:value-type="float" office:value="628380342" calcext:value-type="float">
            <text:p>628380342</text:p>
          </table:table-cell>
          <table:table-cell office:value-type="float" office:value="320905733" calcext:value-type="float">
            <text:p>320905733</text:p>
          </table:table-cell>
          <table:table-cell office:value-type="float" office:value="816153774" calcext:value-type="float">
            <text:p>816153774</text:p>
          </table:table-cell>
          <table:table-cell office:value-type="float" office:value="136196477" calcext:value-type="float">
            <text:p>136196477</text:p>
          </table:table-cell>
          <table:table-cell office:value-type="float" office:value="642369248" calcext:value-type="float">
            <text:p>642369248</text:p>
          </table:table-cell>
        </table:table-row>
        <table:table-row table:style-name="ro1">
          <table:table-cell office:value-type="float" office:value="495658825" calcext:value-type="float">
            <text:p>495658825</text:p>
          </table:table-cell>
          <table:table-cell office:value-type="float" office:value="639247815" calcext:value-type="float">
            <text:p>639247815</text:p>
          </table:table-cell>
          <table:table-cell office:value-type="float" office:value="607028106" calcext:value-type="float">
            <text:p>607028106</text:p>
          </table:table-cell>
          <table:table-cell office:value-type="float" office:value="759933617" calcext:value-type="float">
            <text:p>759933617</text:p>
          </table:table-cell>
          <table:table-cell office:value-type="float" office:value="948533270" calcext:value-type="float">
            <text:p>948533270</text:p>
          </table:table-cell>
          <table:table-cell office:value-type="float" office:value="675016991" calcext:value-type="float">
            <text:p>675016991</text:p>
          </table:table-cell>
          <table:table-cell office:value-type="float" office:value="188623759" calcext:value-type="float">
            <text:p>188623759</text:p>
          </table:table-cell>
          <table:table-cell office:value-type="float" office:value="509346469" calcext:value-type="float">
            <text:p>509346469</text:p>
          </table:table-cell>
          <table:table-cell office:value-type="float" office:value="984110845" calcext:value-type="float">
            <text:p>984110845</text:p>
          </table:table-cell>
          <table:table-cell office:value-type="float" office:value="816590661" calcext:value-type="float">
            <text:p>816590661</text:p>
          </table:table-cell>
          <table:table-cell office:value-type="float" office:value="409024134" calcext:value-type="float">
            <text:p>409024134</text:p>
          </table:table-cell>
          <table:table-cell office:value-type="float" office:value="767923105" calcext:value-type="float">
            <text:p>767923105</text:p>
          </table:table-cell>
          <table:table-cell office:value-type="float" office:value="699768747" calcext:value-type="float">
            <text:p>699768747</text:p>
          </table:table-cell>
          <table:table-cell office:value-type="float" office:value="817113841" calcext:value-type="float">
            <text:p>817113841</text:p>
          </table:table-cell>
          <table:table-cell office:value-type="float" office:value="574722085" calcext:value-type="float">
            <text:p>574722085</text:p>
          </table:table-cell>
          <table:table-cell office:value-type="float" office:value="696758911" calcext:value-type="float">
            <text:p>696758911</text:p>
          </table:table-cell>
          <table:table-cell office:value-type="float" office:value="107341666" calcext:value-type="float">
            <text:p>107341666</text:p>
          </table:table-cell>
          <table:table-cell office:value-type="float" office:value="583166178" calcext:value-type="float">
            <text:p>583166178</text:p>
          </table:table-cell>
          <table:table-cell office:value-type="float" office:value="789931086" calcext:value-type="float">
            <text:p>789931086</text:p>
          </table:table-cell>
          <table:table-cell office:value-type="float" office:value="229239593" calcext:value-type="float">
            <text:p>229239593</text:p>
          </table:table-cell>
          <table:table-cell office:value-type="float" office:value="304301245" calcext:value-type="float">
            <text:p>304301245</text:p>
          </table:table-cell>
          <table:table-cell office:value-type="float" office:value="893942730" calcext:value-type="float">
            <text:p>893942730</text:p>
          </table:table-cell>
          <table:table-cell office:value-type="float" office:value="296451480" calcext:value-type="float">
            <text:p>296451480</text:p>
          </table:table-cell>
          <table:table-cell office:value-type="float" office:value="265565375" calcext:value-type="float">
            <text:p>265565375</text:p>
          </table:table-cell>
          <table:table-cell office:value-type="float" office:value="189769052" calcext:value-type="float">
            <text:p>189769052</text:p>
          </table:table-cell>
          <table:table-cell office:value-type="float" office:value="687683293" calcext:value-type="float">
            <text:p>687683293</text:p>
          </table:table-cell>
          <table:table-cell office:value-type="float" office:value="815844236" calcext:value-type="float">
            <text:p>815844236</text:p>
          </table:table-cell>
          <table:table-cell office:value-type="float" office:value="316033156" calcext:value-type="float">
            <text:p>316033156</text:p>
          </table:table-cell>
          <table:table-cell office:value-type="float" office:value="602559898" calcext:value-type="float">
            <text:p>602559898</text:p>
          </table:table-cell>
          <table:table-cell office:value-type="float" office:value="775302098" calcext:value-type="float">
            <text:p>775302098</text:p>
          </table:table-cell>
          <table:table-cell office:value-type="float" office:value="825532835" calcext:value-type="float">
            <text:p>825532835</text:p>
          </table:table-cell>
          <table:table-cell office:value-type="float" office:value="605787992" calcext:value-type="float">
            <text:p>605787992</text:p>
          </table:table-cell>
        </table:table-row>
        <table:table-row table:style-name="ro1">
          <table:table-cell office:value-type="float" office:value="564122797" calcext:value-type="float">
            <text:p>564122797</text:p>
          </table:table-cell>
          <table:table-cell office:value-type="float" office:value="255766117" calcext:value-type="float">
            <text:p>255766117</text:p>
          </table:table-cell>
          <table:table-cell office:value-type="float" office:value="453664653" calcext:value-type="float">
            <text:p>453664653</text:p>
          </table:table-cell>
          <table:table-cell office:value-type="float" office:value="270956956" calcext:value-type="float">
            <text:p>270956956</text:p>
          </table:table-cell>
          <table:table-cell office:value-type="float" office:value="153556952" calcext:value-type="float">
            <text:p>153556952</text:p>
          </table:table-cell>
          <table:table-cell office:value-type="float" office:value="283271257" calcext:value-type="float">
            <text:p>283271257</text:p>
          </table:table-cell>
          <table:table-cell office:value-type="float" office:value="982136710" calcext:value-type="float">
            <text:p>982136710</text:p>
          </table:table-cell>
          <table:table-cell office:value-type="float" office:value="329791849" calcext:value-type="float">
            <text:p>329791849</text:p>
          </table:table-cell>
          <table:table-cell office:value-type="float" office:value="525879705" calcext:value-type="float">
            <text:p>525879705</text:p>
          </table:table-cell>
          <table:table-cell office:value-type="float" office:value="242588820" calcext:value-type="float">
            <text:p>242588820</text:p>
          </table:table-cell>
          <table:table-cell office:value-type="float" office:value="780042843" calcext:value-type="float">
            <text:p>780042843</text:p>
          </table:table-cell>
          <table:table-cell office:value-type="float" office:value="103063543" calcext:value-type="float">
            <text:p>103063543</text:p>
          </table:table-cell>
          <table:table-cell office:value-type="float" office:value="334206445" calcext:value-type="float">
            <text:p>334206445</text:p>
          </table:table-cell>
          <table:table-cell office:value-type="float" office:value="169464287" calcext:value-type="float">
            <text:p>169464287</text:p>
          </table:table-cell>
          <table:table-cell office:value-type="float" office:value="634388021" calcext:value-type="float">
            <text:p>634388021</text:p>
          </table:table-cell>
          <table:table-cell office:value-type="float" office:value="591732711" calcext:value-type="float">
            <text:p>591732711</text:p>
          </table:table-cell>
          <table:table-cell office:value-type="float" office:value="969589042" calcext:value-type="float">
            <text:p>969589042</text:p>
          </table:table-cell>
          <table:table-cell office:value-type="float" office:value="680499057" calcext:value-type="float">
            <text:p>680499057</text:p>
          </table:table-cell>
          <table:table-cell office:value-type="float" office:value="763135098" calcext:value-type="float">
            <text:p>763135098</text:p>
          </table:table-cell>
          <table:table-cell office:value-type="float" office:value="419337791" calcext:value-type="float">
            <text:p>419337791</text:p>
          </table:table-cell>
          <table:table-cell office:value-type="float" office:value="223798728" calcext:value-type="float">
            <text:p>223798728</text:p>
          </table:table-cell>
          <table:table-cell office:value-type="float" office:value="520948957" calcext:value-type="float">
            <text:p>520948957</text:p>
          </table:table-cell>
          <table:table-cell office:value-type="float" office:value="720201628" calcext:value-type="float">
            <text:p>720201628</text:p>
          </table:table-cell>
          <table:table-cell office:value-type="float" office:value="106400053" calcext:value-type="float">
            <text:p>106400053</text:p>
          </table:table-cell>
          <table:table-cell office:value-type="float" office:value="595764924" calcext:value-type="float">
            <text:p>595764924</text:p>
          </table:table-cell>
          <table:table-cell office:value-type="float" office:value="752413646" calcext:value-type="float">
            <text:p>752413646</text:p>
          </table:table-cell>
          <table:table-cell office:value-type="float" office:value="199086977" calcext:value-type="float">
            <text:p>199086977</text:p>
          </table:table-cell>
          <table:table-cell office:value-type="float" office:value="971925772" calcext:value-type="float">
            <text:p>971925772</text:p>
          </table:table-cell>
          <table:table-cell office:value-type="float" office:value="135828453" calcext:value-type="float">
            <text:p>135828453</text:p>
          </table:table-cell>
          <table:table-cell office:value-type="float" office:value="263622892" calcext:value-type="float">
            <text:p>263622892</text:p>
          </table:table-cell>
          <table:table-cell office:value-type="float" office:value="131219990" calcext:value-type="float">
            <text:p>131219990</text:p>
          </table:table-cell>
          <table:table-cell office:value-type="float" office:value="700588040" calcext:value-type="float">
            <text:p>700588040</text:p>
          </table:table-cell>
        </table:table-row>
        <table:table-row table:style-name="ro1">
          <table:table-cell office:value-type="float" office:value="781836854" calcext:value-type="float">
            <text:p>781836854</text:p>
          </table:table-cell>
          <table:table-cell office:value-type="float" office:value="858521617" calcext:value-type="float">
            <text:p>858521617</text:p>
          </table:table-cell>
          <table:table-cell office:value-type="float" office:value="935171708" calcext:value-type="float">
            <text:p>935171708</text:p>
          </table:table-cell>
          <table:table-cell office:value-type="float" office:value="574171212" calcext:value-type="float">
            <text:p>574171212</text:p>
          </table:table-cell>
          <table:table-cell office:value-type="float" office:value="262273813" calcext:value-type="float">
            <text:p>262273813</text:p>
          </table:table-cell>
          <table:table-cell office:value-type="float" office:value="906390225" calcext:value-type="float">
            <text:p>906390225</text:p>
          </table:table-cell>
          <table:table-cell office:value-type="float" office:value="643941829" calcext:value-type="float">
            <text:p>643941829</text:p>
          </table:table-cell>
          <table:table-cell office:value-type="float" office:value="232278063" calcext:value-type="float">
            <text:p>232278063</text:p>
          </table:table-cell>
          <table:table-cell office:value-type="float" office:value="926891513" calcext:value-type="float">
            <text:p>926891513</text:p>
          </table:table-cell>
          <table:table-cell office:value-type="float" office:value="528488544" calcext:value-type="float">
            <text:p>528488544</text:p>
          </table:table-cell>
          <table:table-cell office:value-type="float" office:value="710395510" calcext:value-type="float">
            <text:p>710395510</text:p>
          </table:table-cell>
          <table:table-cell office:value-type="float" office:value="603539561" calcext:value-type="float">
            <text:p>603539561</text:p>
          </table:table-cell>
          <table:table-cell office:value-type="float" office:value="384600141" calcext:value-type="float">
            <text:p>384600141</text:p>
          </table:table-cell>
          <table:table-cell office:value-type="float" office:value="303732233" calcext:value-type="float">
            <text:p>303732233</text:p>
          </table:table-cell>
          <table:table-cell office:value-type="float" office:value="370739287" calcext:value-type="float">
            <text:p>370739287</text:p>
          </table:table-cell>
          <table:table-cell office:value-type="float" office:value="110817048" calcext:value-type="float">
            <text:p>110817048</text:p>
          </table:table-cell>
          <table:table-cell office:value-type="float" office:value="818721092" calcext:value-type="float">
            <text:p>818721092</text:p>
          </table:table-cell>
          <table:table-cell office:value-type="float" office:value="317167132" calcext:value-type="float">
            <text:p>317167132</text:p>
          </table:table-cell>
          <table:table-cell office:value-type="float" office:value="141613471" calcext:value-type="float">
            <text:p>141613471</text:p>
          </table:table-cell>
          <table:table-cell office:value-type="float" office:value="525859192" calcext:value-type="float">
            <text:p>525859192</text:p>
          </table:table-cell>
          <table:table-cell office:value-type="float" office:value="569638234" calcext:value-type="float">
            <text:p>569638234</text:p>
          </table:table-cell>
          <table:table-cell office:value-type="float" office:value="559860983" calcext:value-type="float">
            <text:p>559860983</text:p>
          </table:table-cell>
          <table:table-cell office:value-type="float" office:value="246881975" calcext:value-type="float">
            <text:p>246881975</text:p>
          </table:table-cell>
          <table:table-cell office:value-type="float" office:value="554149575" calcext:value-type="float">
            <text:p>554149575</text:p>
          </table:table-cell>
          <table:table-cell office:value-type="float" office:value="592553950" calcext:value-type="float">
            <text:p>592553950</text:p>
          </table:table-cell>
          <table:table-cell office:value-type="float" office:value="808887416" calcext:value-type="float">
            <text:p>808887416</text:p>
          </table:table-cell>
          <table:table-cell office:value-type="float" office:value="940260691" calcext:value-type="float">
            <text:p>940260691</text:p>
          </table:table-cell>
          <table:table-cell office:value-type="float" office:value="119114260" calcext:value-type="float">
            <text:p>119114260</text:p>
          </table:table-cell>
          <table:table-cell office:value-type="float" office:value="678328645" calcext:value-type="float">
            <text:p>678328645</text:p>
          </table:table-cell>
          <table:table-cell office:value-type="float" office:value="358273967" calcext:value-type="float">
            <text:p>358273967</text:p>
          </table:table-cell>
          <table:table-cell office:value-type="float" office:value="581290604" calcext:value-type="float">
            <text:p>581290604</text:p>
          </table:table-cell>
          <table:table-cell office:value-type="float" office:value="617210139" calcext:value-type="float">
            <text:p>617210139</text:p>
          </table:table-cell>
        </table:table-row>
        <table:table-row table:style-name="ro1">
          <table:table-cell office:value-type="float" office:value="987477926" calcext:value-type="float">
            <text:p>987477926</text:p>
          </table:table-cell>
          <table:table-cell office:value-type="float" office:value="687024065" calcext:value-type="float">
            <text:p>687024065</text:p>
          </table:table-cell>
          <table:table-cell office:value-type="float" office:value="813685809" calcext:value-type="float">
            <text:p>813685809</text:p>
          </table:table-cell>
          <table:table-cell office:value-type="float" office:value="495381040" calcext:value-type="float">
            <text:p>495381040</text:p>
          </table:table-cell>
          <table:table-cell office:value-type="float" office:value="779440686" calcext:value-type="float">
            <text:p>779440686</text:p>
          </table:table-cell>
          <table:table-cell office:value-type="float" office:value="189618636" calcext:value-type="float">
            <text:p>189618636</text:p>
          </table:table-cell>
          <table:table-cell office:value-type="float" office:value="958593498" calcext:value-type="float">
            <text:p>958593498</text:p>
          </table:table-cell>
          <table:table-cell office:value-type="float" office:value="820667094" calcext:value-type="float">
            <text:p>820667094</text:p>
          </table:table-cell>
          <table:table-cell office:value-type="float" office:value="696254075" calcext:value-type="float">
            <text:p>696254075</text:p>
          </table:table-cell>
          <table:table-cell office:value-type="float" office:value="941136845" calcext:value-type="float">
            <text:p>941136845</text:p>
          </table:table-cell>
          <table:table-cell office:value-type="float" office:value="519040307" calcext:value-type="float">
            <text:p>519040307</text:p>
          </table:table-cell>
          <table:table-cell office:value-type="float" office:value="214627936" calcext:value-type="float">
            <text:p>214627936</text:p>
          </table:table-cell>
          <table:table-cell office:value-type="float" office:value="229656033" calcext:value-type="float">
            <text:p>229656033</text:p>
          </table:table-cell>
          <table:table-cell office:value-type="float" office:value="318661522" calcext:value-type="float">
            <text:p>318661522</text:p>
          </table:table-cell>
          <table:table-cell office:value-type="float" office:value="512558356" calcext:value-type="float">
            <text:p>512558356</text:p>
          </table:table-cell>
          <table:table-cell office:value-type="float" office:value="657436817" calcext:value-type="float">
            <text:p>657436817</text:p>
          </table:table-cell>
          <table:table-cell office:value-type="float" office:value="453640101" calcext:value-type="float">
            <text:p>453640101</text:p>
          </table:table-cell>
          <table:table-cell office:value-type="float" office:value="617932385" calcext:value-type="float">
            <text:p>617932385</text:p>
          </table:table-cell>
          <table:table-cell office:value-type="float" office:value="843647066" calcext:value-type="float">
            <text:p>843647066</text:p>
          </table:table-cell>
          <table:table-cell office:value-type="float" office:value="245157220" calcext:value-type="float">
            <text:p>245157220</text:p>
          </table:table-cell>
          <table:table-cell office:value-type="float" office:value="200829662" calcext:value-type="float">
            <text:p>200829662</text:p>
          </table:table-cell>
          <table:table-cell office:value-type="float" office:value="714671689" calcext:value-type="float">
            <text:p>714671689</text:p>
          </table:table-cell>
          <table:table-cell office:value-type="float" office:value="998892296" calcext:value-type="float">
            <text:p>998892296</text:p>
          </table:table-cell>
          <table:table-cell office:value-type="float" office:value="250452792" calcext:value-type="float">
            <text:p>250452792</text:p>
          </table:table-cell>
          <table:table-cell office:value-type="float" office:value="691386235" calcext:value-type="float">
            <text:p>691386235</text:p>
          </table:table-cell>
          <table:table-cell office:value-type="float" office:value="341923577" calcext:value-type="float">
            <text:p>341923577</text:p>
          </table:table-cell>
          <table:table-cell office:value-type="float" office:value="183851813" calcext:value-type="float">
            <text:p>183851813</text:p>
          </table:table-cell>
          <table:table-cell office:value-type="float" office:value="267820152" calcext:value-type="float">
            <text:p>267820152</text:p>
          </table:table-cell>
          <table:table-cell office:value-type="float" office:value="936532867" calcext:value-type="float">
            <text:p>936532867</text:p>
          </table:table-cell>
          <table:table-cell office:value-type="float" office:value="271918728" calcext:value-type="float">
            <text:p>271918728</text:p>
          </table:table-cell>
          <table:table-cell office:value-type="float" office:value="984544020" calcext:value-type="float">
            <text:p>984544020</text:p>
          </table:table-cell>
          <table:table-cell office:value-type="float" office:value="162754518" calcext:value-type="float">
            <text:p>162754518</text:p>
          </table:table-cell>
        </table:table-row>
        <table:table-row table:style-name="ro1">
          <table:table-cell office:value-type="float" office:value="101041880" calcext:value-type="float">
            <text:p>101041880</text:p>
          </table:table-cell>
          <table:table-cell office:value-type="float" office:value="319075324" calcext:value-type="float">
            <text:p>319075324</text:p>
          </table:table-cell>
          <table:table-cell office:value-type="float" office:value="105231694" calcext:value-type="float">
            <text:p>105231694</text:p>
          </table:table-cell>
          <table:table-cell office:value-type="float" office:value="497985694" calcext:value-type="float">
            <text:p>497985694</text:p>
          </table:table-cell>
          <table:table-cell office:value-type="float" office:value="326193740" calcext:value-type="float">
            <text:p>326193740</text:p>
          </table:table-cell>
          <table:table-cell office:value-type="float" office:value="406500196" calcext:value-type="float">
            <text:p>406500196</text:p>
          </table:table-cell>
          <table:table-cell office:value-type="float" office:value="192213870" calcext:value-type="float">
            <text:p>192213870</text:p>
          </table:table-cell>
          <table:table-cell office:value-type="float" office:value="448291448" calcext:value-type="float">
            <text:p>448291448</text:p>
          </table:table-cell>
          <table:table-cell office:value-type="float" office:value="328124755" calcext:value-type="float">
            <text:p>328124755</text:p>
          </table:table-cell>
          <table:table-cell office:value-type="float" office:value="794599770" calcext:value-type="float">
            <text:p>794599770</text:p>
          </table:table-cell>
          <table:table-cell office:value-type="float" office:value="546613500" calcext:value-type="float">
            <text:p>546613500</text:p>
          </table:table-cell>
          <table:table-cell office:value-type="float" office:value="598396379" calcext:value-type="float">
            <text:p>598396379</text:p>
          </table:table-cell>
          <table:table-cell office:value-type="float" office:value="928718086" calcext:value-type="float">
            <text:p>928718086</text:p>
          </table:table-cell>
          <table:table-cell office:value-type="float" office:value="394123783" calcext:value-type="float">
            <text:p>394123783</text:p>
          </table:table-cell>
          <table:table-cell office:value-type="float" office:value="511808652" calcext:value-type="float">
            <text:p>511808652</text:p>
          </table:table-cell>
          <table:table-cell office:value-type="float" office:value="162961763" calcext:value-type="float">
            <text:p>162961763</text:p>
          </table:table-cell>
          <table:table-cell office:value-type="float" office:value="944366263" calcext:value-type="float">
            <text:p>944366263</text:p>
          </table:table-cell>
          <table:table-cell office:value-type="float" office:value="860631327" calcext:value-type="float">
            <text:p>860631327</text:p>
          </table:table-cell>
          <table:table-cell office:value-type="float" office:value="626283554" calcext:value-type="float">
            <text:p>626283554</text:p>
          </table:table-cell>
          <table:table-cell office:value-type="float" office:value="547192043" calcext:value-type="float">
            <text:p>547192043</text:p>
          </table:table-cell>
          <table:table-cell office:value-type="float" office:value="424112844" calcext:value-type="float">
            <text:p>424112844</text:p>
          </table:table-cell>
          <table:table-cell office:value-type="float" office:value="281980256" calcext:value-type="float">
            <text:p>281980256</text:p>
          </table:table-cell>
          <table:table-cell office:value-type="float" office:value="864127031" calcext:value-type="float">
            <text:p>864127031</text:p>
          </table:table-cell>
          <table:table-cell office:value-type="float" office:value="119659138" calcext:value-type="float">
            <text:p>119659138</text:p>
          </table:table-cell>
          <table:table-cell office:value-type="float" office:value="474558462" calcext:value-type="float">
            <text:p>474558462</text:p>
          </table:table-cell>
          <table:table-cell office:value-type="float" office:value="460814532" calcext:value-type="float">
            <text:p>460814532</text:p>
          </table:table-cell>
          <table:table-cell office:value-type="float" office:value="431122593" calcext:value-type="float">
            <text:p>431122593</text:p>
          </table:table-cell>
          <table:table-cell office:value-type="float" office:value="178378369" calcext:value-type="float">
            <text:p>178378369</text:p>
          </table:table-cell>
          <table:table-cell office:value-type="float" office:value="234228868" calcext:value-type="float">
            <text:p>234228868</text:p>
          </table:table-cell>
          <table:table-cell office:value-type="float" office:value="393372953" calcext:value-type="float">
            <text:p>393372953</text:p>
          </table:table-cell>
          <table:table-cell office:value-type="float" office:value="950141164" calcext:value-type="float">
            <text:p>950141164</text:p>
          </table:table-cell>
          <table:table-cell office:value-type="float" office:value="519547598" calcext:value-type="float">
            <text:p>519547598</text:p>
          </table:table-cell>
        </table:table-row>
        <table:table-row table:style-name="ro1">
          <table:table-cell office:value-type="float" office:value="119792398" calcext:value-type="float">
            <text:p>119792398</text:p>
          </table:table-cell>
          <table:table-cell office:value-type="float" office:value="765117279" calcext:value-type="float">
            <text:p>765117279</text:p>
          </table:table-cell>
          <table:table-cell office:value-type="float" office:value="232793442" calcext:value-type="float">
            <text:p>232793442</text:p>
          </table:table-cell>
          <table:table-cell office:value-type="float" office:value="835030048" calcext:value-type="float">
            <text:p>835030048</text:p>
          </table:table-cell>
          <table:table-cell office:value-type="float" office:value="251066800" calcext:value-type="float">
            <text:p>251066800</text:p>
          </table:table-cell>
          <table:table-cell office:value-type="float" office:value="980352420" calcext:value-type="float">
            <text:p>980352420</text:p>
          </table:table-cell>
          <table:table-cell office:value-type="float" office:value="476599386" calcext:value-type="float">
            <text:p>476599386</text:p>
          </table:table-cell>
          <table:table-cell office:value-type="float" office:value="723164703" calcext:value-type="float">
            <text:p>723164703</text:p>
          </table:table-cell>
          <table:table-cell office:value-type="float" office:value="753332595" calcext:value-type="float">
            <text:p>753332595</text:p>
          </table:table-cell>
          <table:table-cell office:value-type="float" office:value="751839462" calcext:value-type="float">
            <text:p>751839462</text:p>
          </table:table-cell>
          <table:table-cell office:value-type="float" office:value="182162906" calcext:value-type="float">
            <text:p>182162906</text:p>
          </table:table-cell>
          <table:table-cell office:value-type="float" office:value="742472858" calcext:value-type="float">
            <text:p>742472858</text:p>
          </table:table-cell>
          <table:table-cell office:value-type="float" office:value="912736971" calcext:value-type="float">
            <text:p>912736971</text:p>
          </table:table-cell>
          <table:table-cell office:value-type="float" office:value="937404699" calcext:value-type="float">
            <text:p>937404699</text:p>
          </table:table-cell>
          <table:table-cell office:value-type="float" office:value="585815325" calcext:value-type="float">
            <text:p>585815325</text:p>
          </table:table-cell>
          <table:table-cell office:value-type="float" office:value="427258691" calcext:value-type="float">
            <text:p>427258691</text:p>
          </table:table-cell>
          <table:table-cell office:value-type="float" office:value="134081967" calcext:value-type="float">
            <text:p>134081967</text:p>
          </table:table-cell>
          <table:table-cell office:value-type="float" office:value="409040251" calcext:value-type="float">
            <text:p>409040251</text:p>
          </table:table-cell>
          <table:table-cell office:value-type="float" office:value="954071079" calcext:value-type="float">
            <text:p>954071079</text:p>
          </table:table-cell>
          <table:table-cell office:value-type="float" office:value="860587426" calcext:value-type="float">
            <text:p>860587426</text:p>
          </table:table-cell>
          <table:table-cell office:value-type="float" office:value="684889928" calcext:value-type="float">
            <text:p>684889928</text:p>
          </table:table-cell>
          <table:table-cell office:value-type="float" office:value="738371248" calcext:value-type="float">
            <text:p>738371248</text:p>
          </table:table-cell>
          <table:table-cell office:value-type="float" office:value="284743937" calcext:value-type="float">
            <text:p>284743937</text:p>
          </table:table-cell>
          <table:table-cell office:value-type="float" office:value="215929183" calcext:value-type="float">
            <text:p>215929183</text:p>
          </table:table-cell>
          <table:table-cell office:value-type="float" office:value="297028826" calcext:value-type="float">
            <text:p>297028826</text:p>
          </table:table-cell>
          <table:table-cell office:value-type="float" office:value="337496707" calcext:value-type="float">
            <text:p>337496707</text:p>
          </table:table-cell>
          <table:table-cell office:value-type="float" office:value="347081980" calcext:value-type="float">
            <text:p>347081980</text:p>
          </table:table-cell>
          <table:table-cell office:value-type="float" office:value="799258750" calcext:value-type="float">
            <text:p>799258750</text:p>
          </table:table-cell>
          <table:table-cell office:value-type="float" office:value="413220338" calcext:value-type="float">
            <text:p>413220338</text:p>
          </table:table-cell>
          <table:table-cell office:value-type="float" office:value="242667653" calcext:value-type="float">
            <text:p>242667653</text:p>
          </table:table-cell>
          <table:table-cell office:value-type="float" office:value="468970856" calcext:value-type="float">
            <text:p>468970856</text:p>
          </table:table-cell>
          <table:table-cell office:value-type="float" office:value="288212995" calcext:value-type="float">
            <text:p>288212995</text:p>
          </table:table-cell>
        </table:table-row>
        <table:table-row table:style-name="ro1">
          <table:table-cell office:value-type="float" office:value="552476615" calcext:value-type="float">
            <text:p>552476615</text:p>
          </table:table-cell>
          <table:table-cell office:value-type="float" office:value="789189091" calcext:value-type="float">
            <text:p>789189091</text:p>
          </table:table-cell>
          <table:table-cell office:value-type="float" office:value="672431553" calcext:value-type="float">
            <text:p>672431553</text:p>
          </table:table-cell>
          <table:table-cell office:value-type="float" office:value="671074752" calcext:value-type="float">
            <text:p>671074752</text:p>
          </table:table-cell>
          <table:table-cell office:value-type="float" office:value="157688385" calcext:value-type="float">
            <text:p>157688385</text:p>
          </table:table-cell>
          <table:table-cell office:value-type="float" office:value="200054406" calcext:value-type="float">
            <text:p>200054406</text:p>
          </table:table-cell>
          <table:table-cell office:value-type="float" office:value="326295843" calcext:value-type="float">
            <text:p>326295843</text:p>
          </table:table-cell>
          <table:table-cell office:value-type="float" office:value="528307815" calcext:value-type="float">
            <text:p>528307815</text:p>
          </table:table-cell>
          <table:table-cell office:value-type="float" office:value="301459521" calcext:value-type="float">
            <text:p>301459521</text:p>
          </table:table-cell>
          <table:table-cell office:value-type="float" office:value="113595799" calcext:value-type="float">
            <text:p>113595799</text:p>
          </table:table-cell>
          <table:table-cell office:value-type="float" office:value="266396223" calcext:value-type="float">
            <text:p>266396223</text:p>
          </table:table-cell>
          <table:table-cell office:value-type="float" office:value="206851606" calcext:value-type="float">
            <text:p>206851606</text:p>
          </table:table-cell>
          <table:table-cell office:value-type="float" office:value="471971957" calcext:value-type="float">
            <text:p>471971957</text:p>
          </table:table-cell>
          <table:table-cell office:value-type="float" office:value="978864972" calcext:value-type="float">
            <text:p>978864972</text:p>
          </table:table-cell>
          <table:table-cell office:value-type="float" office:value="351667216" calcext:value-type="float">
            <text:p>351667216</text:p>
          </table:table-cell>
          <table:table-cell office:value-type="float" office:value="100010333" calcext:value-type="float">
            <text:p>100010333</text:p>
          </table:table-cell>
          <table:table-cell office:value-type="float" office:value="109780002" calcext:value-type="float">
            <text:p>109780002</text:p>
          </table:table-cell>
          <table:table-cell office:value-type="float" office:value="977999678" calcext:value-type="float">
            <text:p>977999678</text:p>
          </table:table-cell>
          <table:table-cell office:value-type="float" office:value="253541346" calcext:value-type="float">
            <text:p>253541346</text:p>
          </table:table-cell>
          <table:table-cell office:value-type="float" office:value="690029354" calcext:value-type="float">
            <text:p>690029354</text:p>
          </table:table-cell>
          <table:table-cell office:value-type="float" office:value="314094174" calcext:value-type="float">
            <text:p>314094174</text:p>
          </table:table-cell>
          <table:table-cell office:value-type="float" office:value="232103351" calcext:value-type="float">
            <text:p>232103351</text:p>
          </table:table-cell>
          <table:table-cell office:value-type="float" office:value="854487959" calcext:value-type="float">
            <text:p>854487959</text:p>
          </table:table-cell>
          <table:table-cell office:value-type="float" office:value="766731516" calcext:value-type="float">
            <text:p>766731516</text:p>
          </table:table-cell>
          <table:table-cell office:value-type="float" office:value="161204930" calcext:value-type="float">
            <text:p>161204930</text:p>
          </table:table-cell>
          <table:table-cell office:value-type="float" office:value="362437606" calcext:value-type="float">
            <text:p>362437606</text:p>
          </table:table-cell>
          <table:table-cell office:value-type="float" office:value="203855393" calcext:value-type="float">
            <text:p>203855393</text:p>
          </table:table-cell>
          <table:table-cell office:value-type="float" office:value="858335544" calcext:value-type="float">
            <text:p>858335544</text:p>
          </table:table-cell>
          <table:table-cell office:value-type="float" office:value="743656796" calcext:value-type="float">
            <text:p>743656796</text:p>
          </table:table-cell>
          <table:table-cell office:value-type="float" office:value="334833234" calcext:value-type="float">
            <text:p>334833234</text:p>
          </table:table-cell>
          <table:table-cell office:value-type="float" office:value="180113937" calcext:value-type="float">
            <text:p>180113937</text:p>
          </table:table-cell>
          <table:table-cell office:value-type="float" office:value="603507393" calcext:value-type="float">
            <text:p>603507393</text:p>
          </table:table-cell>
        </table:table-row>
        <table:table-row table:style-name="ro1">
          <table:table-cell office:value-type="float" office:value="610843744" calcext:value-type="float">
            <text:p>610843744</text:p>
          </table:table-cell>
          <table:table-cell office:value-type="float" office:value="112620994" calcext:value-type="float">
            <text:p>112620994</text:p>
          </table:table-cell>
          <table:table-cell office:value-type="float" office:value="338452741" calcext:value-type="float">
            <text:p>338452741</text:p>
          </table:table-cell>
          <table:table-cell office:value-type="float" office:value="261173896" calcext:value-type="float">
            <text:p>261173896</text:p>
          </table:table-cell>
          <table:table-cell office:value-type="float" office:value="267029157" calcext:value-type="float">
            <text:p>267029157</text:p>
          </table:table-cell>
          <table:table-cell office:value-type="float" office:value="626787006" calcext:value-type="float">
            <text:p>626787006</text:p>
          </table:table-cell>
          <table:table-cell office:value-type="float" office:value="873339585" calcext:value-type="float">
            <text:p>873339585</text:p>
          </table:table-cell>
          <table:table-cell office:value-type="float" office:value="535680012" calcext:value-type="float">
            <text:p>535680012</text:p>
          </table:table-cell>
          <table:table-cell office:value-type="float" office:value="418547405" calcext:value-type="float">
            <text:p>418547405</text:p>
          </table:table-cell>
          <table:table-cell office:value-type="float" office:value="471275643" calcext:value-type="float">
            <text:p>471275643</text:p>
          </table:table-cell>
          <table:table-cell office:value-type="float" office:value="501456844" calcext:value-type="float">
            <text:p>501456844</text:p>
          </table:table-cell>
          <table:table-cell office:value-type="float" office:value="567009919" calcext:value-type="float">
            <text:p>567009919</text:p>
          </table:table-cell>
          <table:table-cell office:value-type="float" office:value="591691876" calcext:value-type="float">
            <text:p>591691876</text:p>
          </table:table-cell>
          <table:table-cell office:value-type="float" office:value="381175163" calcext:value-type="float">
            <text:p>381175163</text:p>
          </table:table-cell>
          <table:table-cell office:value-type="float" office:value="279530089" calcext:value-type="float">
            <text:p>279530089</text:p>
          </table:table-cell>
          <table:table-cell office:value-type="float" office:value="379034355" calcext:value-type="float">
            <text:p>379034355</text:p>
          </table:table-cell>
          <table:table-cell office:value-type="float" office:value="136892317" calcext:value-type="float">
            <text:p>136892317</text:p>
          </table:table-cell>
          <table:table-cell office:value-type="float" office:value="577606503" calcext:value-type="float">
            <text:p>577606503</text:p>
          </table:table-cell>
          <table:table-cell office:value-type="float" office:value="211481819" calcext:value-type="float">
            <text:p>211481819</text:p>
          </table:table-cell>
          <table:table-cell office:value-type="float" office:value="317191453" calcext:value-type="float">
            <text:p>317191453</text:p>
          </table:table-cell>
          <table:table-cell office:value-type="float" office:value="995018772" calcext:value-type="float">
            <text:p>995018772</text:p>
          </table:table-cell>
          <table:table-cell office:value-type="float" office:value="306432380" calcext:value-type="float">
            <text:p>306432380</text:p>
          </table:table-cell>
          <table:table-cell office:value-type="float" office:value="633707301" calcext:value-type="float">
            <text:p>633707301</text:p>
          </table:table-cell>
          <table:table-cell office:value-type="float" office:value="281708159" calcext:value-type="float">
            <text:p>281708159</text:p>
          </table:table-cell>
          <table:table-cell office:value-type="float" office:value="405721112" calcext:value-type="float">
            <text:p>405721112</text:p>
          </table:table-cell>
          <table:table-cell office:value-type="float" office:value="436077096" calcext:value-type="float">
            <text:p>436077096</text:p>
          </table:table-cell>
          <table:table-cell office:value-type="float" office:value="762164424" calcext:value-type="float">
            <text:p>762164424</text:p>
          </table:table-cell>
          <table:table-cell office:value-type="float" office:value="397335673" calcext:value-type="float">
            <text:p>397335673</text:p>
          </table:table-cell>
          <table:table-cell office:value-type="float" office:value="431275915" calcext:value-type="float">
            <text:p>431275915</text:p>
          </table:table-cell>
          <table:table-cell office:value-type="float" office:value="636872768" calcext:value-type="float">
            <text:p>636872768</text:p>
          </table:table-cell>
          <table:table-cell office:value-type="float" office:value="678812625" calcext:value-type="float">
            <text:p>678812625</text:p>
          </table:table-cell>
          <table:table-cell office:value-type="float" office:value="848561375" calcext:value-type="float">
            <text:p>848561375</text:p>
          </table:table-cell>
        </table:table-row>
        <table:table-row table:style-name="ro1">
          <table:table-cell office:value-type="float" office:value="392362102" calcext:value-type="float">
            <text:p>392362102</text:p>
          </table:table-cell>
          <table:table-cell office:value-type="float" office:value="674603612" calcext:value-type="float">
            <text:p>674603612</text:p>
          </table:table-cell>
          <table:table-cell office:value-type="float" office:value="600249222" calcext:value-type="float">
            <text:p>600249222</text:p>
          </table:table-cell>
          <table:table-cell office:value-type="float" office:value="797531176" calcext:value-type="float">
            <text:p>797531176</text:p>
          </table:table-cell>
          <table:table-cell office:value-type="float" office:value="471742447" calcext:value-type="float">
            <text:p>471742447</text:p>
          </table:table-cell>
          <table:table-cell office:value-type="float" office:value="333975639" calcext:value-type="float">
            <text:p>333975639</text:p>
          </table:table-cell>
          <table:table-cell office:value-type="float" office:value="492040107" calcext:value-type="float">
            <text:p>492040107</text:p>
          </table:table-cell>
          <table:table-cell office:value-type="float" office:value="811395173" calcext:value-type="float">
            <text:p>811395173</text:p>
          </table:table-cell>
          <table:table-cell office:value-type="float" office:value="237472490" calcext:value-type="float">
            <text:p>237472490</text:p>
          </table:table-cell>
          <table:table-cell office:value-type="float" office:value="423250256" calcext:value-type="float">
            <text:p>423250256</text:p>
          </table:table-cell>
          <table:table-cell office:value-type="float" office:value="264603100" calcext:value-type="float">
            <text:p>264603100</text:p>
          </table:table-cell>
          <table:table-cell office:value-type="float" office:value="601431240" calcext:value-type="float">
            <text:p>601431240</text:p>
          </table:table-cell>
          <table:table-cell office:value-type="float" office:value="743649762" calcext:value-type="float">
            <text:p>743649762</text:p>
          </table:table-cell>
          <table:table-cell office:value-type="float" office:value="202611903" calcext:value-type="float">
            <text:p>202611903</text:p>
          </table:table-cell>
          <table:table-cell office:value-type="float" office:value="761210588" calcext:value-type="float">
            <text:p>761210588</text:p>
          </table:table-cell>
          <table:table-cell office:value-type="float" office:value="718688644" calcext:value-type="float">
            <text:p>718688644</text:p>
          </table:table-cell>
          <table:table-cell office:value-type="float" office:value="731701061" calcext:value-type="float">
            <text:p>731701061</text:p>
          </table:table-cell>
          <table:table-cell office:value-type="float" office:value="895939863" calcext:value-type="float">
            <text:p>895939863</text:p>
          </table:table-cell>
          <table:table-cell office:value-type="float" office:value="648416571" calcext:value-type="float">
            <text:p>648416571</text:p>
          </table:table-cell>
          <table:table-cell office:value-type="float" office:value="811703882" calcext:value-type="float">
            <text:p>811703882</text:p>
          </table:table-cell>
          <table:table-cell office:value-type="float" office:value="653338408" calcext:value-type="float">
            <text:p>653338408</text:p>
          </table:table-cell>
          <table:table-cell office:value-type="float" office:value="835812341" calcext:value-type="float">
            <text:p>835812341</text:p>
          </table:table-cell>
          <table:table-cell office:value-type="float" office:value="363084170" calcext:value-type="float">
            <text:p>363084170</text:p>
          </table:table-cell>
          <table:table-cell office:value-type="float" office:value="634715018" calcext:value-type="float">
            <text:p>634715018</text:p>
          </table:table-cell>
          <table:table-cell office:value-type="float" office:value="638041156" calcext:value-type="float">
            <text:p>638041156</text:p>
          </table:table-cell>
          <table:table-cell office:value-type="float" office:value="407012352" calcext:value-type="float">
            <text:p>407012352</text:p>
          </table:table-cell>
          <table:table-cell office:value-type="float" office:value="746475705" calcext:value-type="float">
            <text:p>746475705</text:p>
          </table:table-cell>
          <table:table-cell office:value-type="float" office:value="854763915" calcext:value-type="float">
            <text:p>854763915</text:p>
          </table:table-cell>
          <table:table-cell office:value-type="float" office:value="707084927" calcext:value-type="float">
            <text:p>707084927</text:p>
          </table:table-cell>
          <table:table-cell office:value-type="float" office:value="113175262" calcext:value-type="float">
            <text:p>113175262</text:p>
          </table:table-cell>
          <table:table-cell office:value-type="float" office:value="887474612" calcext:value-type="float">
            <text:p>887474612</text:p>
          </table:table-cell>
          <table:table-cell office:value-type="float" office:value="188957127" calcext:value-type="float">
            <text:p>188957127</text:p>
          </table:table-cell>
        </table:table-row>
        <table:table-row table:style-name="ro1">
          <table:table-cell office:value-type="float" office:value="979699620" calcext:value-type="float">
            <text:p>979699620</text:p>
          </table:table-cell>
          <table:table-cell office:value-type="float" office:value="160730674" calcext:value-type="float">
            <text:p>160730674</text:p>
          </table:table-cell>
          <table:table-cell office:value-type="float" office:value="316177416" calcext:value-type="float">
            <text:p>316177416</text:p>
          </table:table-cell>
          <table:table-cell office:value-type="float" office:value="931392987" calcext:value-type="float">
            <text:p>931392987</text:p>
          </table:table-cell>
          <table:table-cell office:value-type="float" office:value="298516825" calcext:value-type="float">
            <text:p>298516825</text:p>
          </table:table-cell>
          <table:table-cell office:value-type="float" office:value="939857640" calcext:value-type="float">
            <text:p>939857640</text:p>
          </table:table-cell>
          <table:table-cell office:value-type="float" office:value="583301488" calcext:value-type="float">
            <text:p>583301488</text:p>
          </table:table-cell>
          <table:table-cell office:value-type="float" office:value="459547827" calcext:value-type="float">
            <text:p>459547827</text:p>
          </table:table-cell>
          <table:table-cell office:value-type="float" office:value="730089109" calcext:value-type="float">
            <text:p>730089109</text:p>
          </table:table-cell>
          <table:table-cell office:value-type="float" office:value="336978972" calcext:value-type="float">
            <text:p>336978972</text:p>
          </table:table-cell>
          <table:table-cell office:value-type="float" office:value="351645864" calcext:value-type="float">
            <text:p>351645864</text:p>
          </table:table-cell>
          <table:table-cell office:value-type="float" office:value="777275519" calcext:value-type="float">
            <text:p>777275519</text:p>
          </table:table-cell>
          <table:table-cell office:value-type="float" office:value="233911851" calcext:value-type="float">
            <text:p>233911851</text:p>
          </table:table-cell>
          <table:table-cell office:value-type="float" office:value="684236272" calcext:value-type="float">
            <text:p>684236272</text:p>
          </table:table-cell>
          <table:table-cell office:value-type="float" office:value="192904968" calcext:value-type="float">
            <text:p>192904968</text:p>
          </table:table-cell>
          <table:table-cell office:value-type="float" office:value="620385014" calcext:value-type="float">
            <text:p>620385014</text:p>
          </table:table-cell>
          <table:table-cell office:value-type="float" office:value="314580001" calcext:value-type="float">
            <text:p>314580001</text:p>
          </table:table-cell>
          <table:table-cell office:value-type="float" office:value="165873583" calcext:value-type="float">
            <text:p>165873583</text:p>
          </table:table-cell>
          <table:table-cell office:value-type="float" office:value="424686133" calcext:value-type="float">
            <text:p>424686133</text:p>
          </table:table-cell>
          <table:table-cell office:value-type="float" office:value="275712254" calcext:value-type="float">
            <text:p>275712254</text:p>
          </table:table-cell>
          <table:table-cell office:value-type="float" office:value="995884631" calcext:value-type="float">
            <text:p>995884631</text:p>
          </table:table-cell>
          <table:table-cell office:value-type="float" office:value="979285536" calcext:value-type="float">
            <text:p>979285536</text:p>
          </table:table-cell>
          <table:table-cell office:value-type="float" office:value="151531714" calcext:value-type="float">
            <text:p>151531714</text:p>
          </table:table-cell>
          <table:table-cell office:value-type="float" office:value="855287097" calcext:value-type="float">
            <text:p>855287097</text:p>
          </table:table-cell>
          <table:table-cell office:value-type="float" office:value="700875210" calcext:value-type="float">
            <text:p>700875210</text:p>
          </table:table-cell>
          <table:table-cell office:value-type="float" office:value="435182732" calcext:value-type="float">
            <text:p>435182732</text:p>
          </table:table-cell>
          <table:table-cell office:value-type="float" office:value="304339010" calcext:value-type="float">
            <text:p>304339010</text:p>
          </table:table-cell>
          <table:table-cell office:value-type="float" office:value="424898319" calcext:value-type="float">
            <text:p>424898319</text:p>
          </table:table-cell>
          <table:table-cell office:value-type="float" office:value="212653792" calcext:value-type="float">
            <text:p>212653792</text:p>
          </table:table-cell>
          <table:table-cell office:value-type="float" office:value="616000123" calcext:value-type="float">
            <text:p>616000123</text:p>
          </table:table-cell>
          <table:table-cell office:value-type="float" office:value="557845862" calcext:value-type="float">
            <text:p>557845862</text:p>
          </table:table-cell>
          <table:table-cell office:value-type="float" office:value="617477721" calcext:value-type="float">
            <text:p>617477721</text:p>
          </table:table-cell>
        </table:table-row>
        <table:table-row table:style-name="ro1">
          <table:table-cell office:value-type="float" office:value="105987989" calcext:value-type="float">
            <text:p>105987989</text:p>
          </table:table-cell>
          <table:table-cell office:value-type="float" office:value="266408662" calcext:value-type="float">
            <text:p>266408662</text:p>
          </table:table-cell>
          <table:table-cell office:value-type="float" office:value="142265006" calcext:value-type="float">
            <text:p>142265006</text:p>
          </table:table-cell>
          <table:table-cell office:value-type="float" office:value="445566203" calcext:value-type="float">
            <text:p>445566203</text:p>
          </table:table-cell>
          <table:table-cell office:value-type="float" office:value="958944865" calcext:value-type="float">
            <text:p>958944865</text:p>
          </table:table-cell>
          <table:table-cell office:value-type="float" office:value="537804265" calcext:value-type="float">
            <text:p>537804265</text:p>
          </table:table-cell>
          <table:table-cell office:value-type="float" office:value="235451416" calcext:value-type="float">
            <text:p>235451416</text:p>
          </table:table-cell>
          <table:table-cell office:value-type="float" office:value="452629441" calcext:value-type="float">
            <text:p>452629441</text:p>
          </table:table-cell>
          <table:table-cell office:value-type="float" office:value="631166446" calcext:value-type="float">
            <text:p>631166446</text:p>
          </table:table-cell>
          <table:table-cell office:value-type="float" office:value="325626292" calcext:value-type="float">
            <text:p>325626292</text:p>
          </table:table-cell>
          <table:table-cell office:value-type="float" office:value="293909079" calcext:value-type="float">
            <text:p>293909079</text:p>
          </table:table-cell>
          <table:table-cell office:value-type="float" office:value="455576350" calcext:value-type="float">
            <text:p>455576350</text:p>
          </table:table-cell>
          <table:table-cell office:value-type="float" office:value="359069108" calcext:value-type="float">
            <text:p>359069108</text:p>
          </table:table-cell>
          <table:table-cell office:value-type="float" office:value="774107069" calcext:value-type="float">
            <text:p>774107069</text:p>
          </table:table-cell>
          <table:table-cell office:value-type="float" office:value="909335785" calcext:value-type="float">
            <text:p>909335785</text:p>
          </table:table-cell>
          <table:table-cell office:value-type="float" office:value="343782602" calcext:value-type="float">
            <text:p>343782602</text:p>
          </table:table-cell>
          <table:table-cell office:value-type="float" office:value="364878162" calcext:value-type="float">
            <text:p>364878162</text:p>
          </table:table-cell>
          <table:table-cell office:value-type="float" office:value="451353697" calcext:value-type="float">
            <text:p>451353697</text:p>
          </table:table-cell>
          <table:table-cell office:value-type="float" office:value="622899583" calcext:value-type="float">
            <text:p>622899583</text:p>
          </table:table-cell>
          <table:table-cell office:value-type="float" office:value="601460339" calcext:value-type="float">
            <text:p>601460339</text:p>
          </table:table-cell>
          <table:table-cell office:value-type="float" office:value="314048946" calcext:value-type="float">
            <text:p>314048946</text:p>
          </table:table-cell>
          <table:table-cell office:value-type="float" office:value="898059900" calcext:value-type="float">
            <text:p>898059900</text:p>
          </table:table-cell>
          <table:table-cell office:value-type="float" office:value="441762674" calcext:value-type="float">
            <text:p>441762674</text:p>
          </table:table-cell>
          <table:table-cell office:value-type="float" office:value="768920966" calcext:value-type="float">
            <text:p>768920966</text:p>
          </table:table-cell>
          <table:table-cell office:value-type="float" office:value="860110722" calcext:value-type="float">
            <text:p>860110722</text:p>
          </table:table-cell>
          <table:table-cell office:value-type="float" office:value="589124977" calcext:value-type="float">
            <text:p>589124977</text:p>
          </table:table-cell>
          <table:table-cell office:value-type="float" office:value="217649832" calcext:value-type="float">
            <text:p>217649832</text:p>
          </table:table-cell>
          <table:table-cell office:value-type="float" office:value="544720788" calcext:value-type="float">
            <text:p>544720788</text:p>
          </table:table-cell>
          <table:table-cell office:value-type="float" office:value="101835596" calcext:value-type="float">
            <text:p>101835596</text:p>
          </table:table-cell>
          <table:table-cell office:value-type="float" office:value="143560584" calcext:value-type="float">
            <text:p>143560584</text:p>
          </table:table-cell>
          <table:table-cell office:value-type="float" office:value="981355167" calcext:value-type="float">
            <text:p>981355167</text:p>
          </table:table-cell>
          <table:table-cell office:value-type="float" office:value="794655291" calcext:value-type="float">
            <text:p>794655291</text:p>
          </table:table-cell>
        </table:table-row>
        <table:table-row table:style-name="ro1">
          <table:table-cell office:value-type="float" office:value="379625369" calcext:value-type="float">
            <text:p>379625369</text:p>
          </table:table-cell>
          <table:table-cell office:value-type="float" office:value="803145635" calcext:value-type="float">
            <text:p>803145635</text:p>
          </table:table-cell>
          <table:table-cell office:value-type="float" office:value="621389851" calcext:value-type="float">
            <text:p>621389851</text:p>
          </table:table-cell>
          <table:table-cell office:value-type="float" office:value="858186467" calcext:value-type="float">
            <text:p>858186467</text:p>
          </table:table-cell>
          <table:table-cell office:value-type="float" office:value="186421734" calcext:value-type="float">
            <text:p>186421734</text:p>
          </table:table-cell>
          <table:table-cell office:value-type="float" office:value="527677990" calcext:value-type="float">
            <text:p>527677990</text:p>
          </table:table-cell>
          <table:table-cell office:value-type="float" office:value="816954695" calcext:value-type="float">
            <text:p>816954695</text:p>
          </table:table-cell>
          <table:table-cell office:value-type="float" office:value="939661374" calcext:value-type="float">
            <text:p>939661374</text:p>
          </table:table-cell>
          <table:table-cell office:value-type="float" office:value="887916003" calcext:value-type="float">
            <text:p>887916003</text:p>
          </table:table-cell>
          <table:table-cell office:value-type="float" office:value="427135784" calcext:value-type="float">
            <text:p>427135784</text:p>
          </table:table-cell>
          <table:table-cell office:value-type="float" office:value="978977493" calcext:value-type="float">
            <text:p>978977493</text:p>
          </table:table-cell>
          <table:table-cell office:value-type="float" office:value="311177562" calcext:value-type="float">
            <text:p>311177562</text:p>
          </table:table-cell>
          <table:table-cell office:value-type="float" office:value="590198838" calcext:value-type="float">
            <text:p>590198838</text:p>
          </table:table-cell>
          <table:table-cell office:value-type="float" office:value="106538191" calcext:value-type="float">
            <text:p>106538191</text:p>
          </table:table-cell>
          <table:table-cell office:value-type="float" office:value="458150863" calcext:value-type="float">
            <text:p>458150863</text:p>
          </table:table-cell>
          <table:table-cell office:value-type="float" office:value="835514047" calcext:value-type="float">
            <text:p>835514047</text:p>
          </table:table-cell>
          <table:table-cell office:value-type="float" office:value="894089911" calcext:value-type="float">
            <text:p>894089911</text:p>
          </table:table-cell>
          <table:table-cell office:value-type="float" office:value="149247483" calcext:value-type="float">
            <text:p>149247483</text:p>
          </table:table-cell>
          <table:table-cell office:value-type="float" office:value="409914337" calcext:value-type="float">
            <text:p>409914337</text:p>
          </table:table-cell>
          <table:table-cell office:value-type="float" office:value="262606077" calcext:value-type="float">
            <text:p>262606077</text:p>
          </table:table-cell>
          <table:table-cell office:value-type="float" office:value="535559516" calcext:value-type="float">
            <text:p>535559516</text:p>
          </table:table-cell>
          <table:table-cell office:value-type="float" office:value="411343516" calcext:value-type="float">
            <text:p>411343516</text:p>
          </table:table-cell>
          <table:table-cell office:value-type="float" office:value="583360778" calcext:value-type="float">
            <text:p>583360778</text:p>
          </table:table-cell>
          <table:table-cell office:value-type="float" office:value="808485289" calcext:value-type="float">
            <text:p>808485289</text:p>
          </table:table-cell>
          <table:table-cell office:value-type="float" office:value="233661304" calcext:value-type="float">
            <text:p>233661304</text:p>
          </table:table-cell>
          <table:table-cell office:value-type="float" office:value="813164750" calcext:value-type="float">
            <text:p>813164750</text:p>
          </table:table-cell>
          <table:table-cell office:value-type="float" office:value="635530365" calcext:value-type="float">
            <text:p>635530365</text:p>
          </table:table-cell>
          <table:table-cell office:value-type="float" office:value="767092248" calcext:value-type="float">
            <text:p>767092248</text:p>
          </table:table-cell>
          <table:table-cell office:value-type="float" office:value="601152120" calcext:value-type="float">
            <text:p>601152120</text:p>
          </table:table-cell>
          <table:table-cell office:value-type="float" office:value="624603853" calcext:value-type="float">
            <text:p>624603853</text:p>
          </table:table-cell>
          <table:table-cell office:value-type="float" office:value="328930038" calcext:value-type="float">
            <text:p>328930038</text:p>
          </table:table-cell>
          <table:table-cell office:value-type="float" office:value="762227172" calcext:value-type="float">
            <text:p>762227172</text:p>
          </table:table-cell>
        </table:table-row>
        <table:table-row table:style-name="ro1">
          <table:table-cell office:value-type="float" office:value="789039808" calcext:value-type="float">
            <text:p>789039808</text:p>
          </table:table-cell>
          <table:table-cell office:value-type="float" office:value="300899288" calcext:value-type="float">
            <text:p>300899288</text:p>
          </table:table-cell>
          <table:table-cell office:value-type="float" office:value="846308871" calcext:value-type="float">
            <text:p>846308871</text:p>
          </table:table-cell>
          <table:table-cell office:value-type="float" office:value="546508547" calcext:value-type="float">
            <text:p>546508547</text:p>
          </table:table-cell>
          <table:table-cell office:value-type="float" office:value="942831365" calcext:value-type="float">
            <text:p>942831365</text:p>
          </table:table-cell>
          <table:table-cell office:value-type="float" office:value="297034571" calcext:value-type="float">
            <text:p>297034571</text:p>
          </table:table-cell>
          <table:table-cell office:value-type="float" office:value="165129672" calcext:value-type="float">
            <text:p>165129672</text:p>
          </table:table-cell>
          <table:table-cell office:value-type="float" office:value="573413391" calcext:value-type="float">
            <text:p>573413391</text:p>
          </table:table-cell>
          <table:table-cell office:value-type="float" office:value="618904338" calcext:value-type="float">
            <text:p>618904338</text:p>
          </table:table-cell>
          <table:table-cell office:value-type="float" office:value="983329610" calcext:value-type="float">
            <text:p>983329610</text:p>
          </table:table-cell>
          <table:table-cell office:value-type="float" office:value="691071161" calcext:value-type="float">
            <text:p>691071161</text:p>
          </table:table-cell>
          <table:table-cell office:value-type="float" office:value="666169335" calcext:value-type="float">
            <text:p>666169335</text:p>
          </table:table-cell>
          <table:table-cell office:value-type="float" office:value="892741427" calcext:value-type="float">
            <text:p>892741427</text:p>
          </table:table-cell>
          <table:table-cell office:value-type="float" office:value="496742761" calcext:value-type="float">
            <text:p>496742761</text:p>
          </table:table-cell>
          <table:table-cell office:value-type="float" office:value="188288538" calcext:value-type="float">
            <text:p>188288538</text:p>
          </table:table-cell>
          <table:table-cell office:value-type="float" office:value="154305515" calcext:value-type="float">
            <text:p>154305515</text:p>
          </table:table-cell>
          <table:table-cell office:value-type="float" office:value="704229489" calcext:value-type="float">
            <text:p>704229489</text:p>
          </table:table-cell>
          <table:table-cell office:value-type="float" office:value="480979474" calcext:value-type="float">
            <text:p>480979474</text:p>
          </table:table-cell>
          <table:table-cell office:value-type="float" office:value="419890358" calcext:value-type="float">
            <text:p>419890358</text:p>
          </table:table-cell>
          <table:table-cell office:value-type="float" office:value="538703571" calcext:value-type="float">
            <text:p>538703571</text:p>
          </table:table-cell>
          <table:table-cell office:value-type="float" office:value="180474384" calcext:value-type="float">
            <text:p>180474384</text:p>
          </table:table-cell>
          <table:table-cell office:value-type="float" office:value="579927458" calcext:value-type="float">
            <text:p>579927458</text:p>
          </table:table-cell>
          <table:table-cell office:value-type="float" office:value="712690523" calcext:value-type="float">
            <text:p>712690523</text:p>
          </table:table-cell>
          <table:table-cell office:value-type="float" office:value="515199629" calcext:value-type="float">
            <text:p>515199629</text:p>
          </table:table-cell>
          <table:table-cell office:value-type="float" office:value="434702640" calcext:value-type="float">
            <text:p>434702640</text:p>
          </table:table-cell>
          <table:table-cell office:value-type="float" office:value="337795432" calcext:value-type="float">
            <text:p>337795432</text:p>
          </table:table-cell>
          <table:table-cell office:value-type="float" office:value="966352561" calcext:value-type="float">
            <text:p>966352561</text:p>
          </table:table-cell>
          <table:table-cell office:value-type="float" office:value="924152981" calcext:value-type="float">
            <text:p>924152981</text:p>
          </table:table-cell>
          <table:table-cell office:value-type="float" office:value="331980197" calcext:value-type="float">
            <text:p>331980197</text:p>
          </table:table-cell>
          <table:table-cell office:value-type="float" office:value="790776055" calcext:value-type="float">
            <text:p>790776055</text:p>
          </table:table-cell>
          <table:table-cell office:value-type="float" office:value="172325228" calcext:value-type="float">
            <text:p>172325228</text:p>
          </table:table-cell>
          <table:table-cell office:value-type="float" office:value="440121246" calcext:value-type="float">
            <text:p>440121246</text:p>
          </table:table-cell>
        </table:table-row>
        <table:table-row table:style-name="ro1">
          <table:table-cell office:value-type="float" office:value="801588490" calcext:value-type="float">
            <text:p>801588490</text:p>
          </table:table-cell>
          <table:table-cell office:value-type="float" office:value="266655428" calcext:value-type="float">
            <text:p>266655428</text:p>
          </table:table-cell>
          <table:table-cell office:value-type="float" office:value="214523635" calcext:value-type="float">
            <text:p>214523635</text:p>
          </table:table-cell>
          <table:table-cell office:value-type="float" office:value="128537659" calcext:value-type="float">
            <text:p>128537659</text:p>
          </table:table-cell>
          <table:table-cell office:value-type="float" office:value="748853034" calcext:value-type="float">
            <text:p>748853034</text:p>
          </table:table-cell>
          <table:table-cell office:value-type="float" office:value="628397446" calcext:value-type="float">
            <text:p>628397446</text:p>
          </table:table-cell>
          <table:table-cell office:value-type="float" office:value="772858648" calcext:value-type="float">
            <text:p>772858648</text:p>
          </table:table-cell>
          <table:table-cell office:value-type="float" office:value="497414046" calcext:value-type="float">
            <text:p>497414046</text:p>
          </table:table-cell>
          <table:table-cell office:value-type="float" office:value="224128291" calcext:value-type="float">
            <text:p>224128291</text:p>
          </table:table-cell>
          <table:table-cell office:value-type="float" office:value="239092906" calcext:value-type="float">
            <text:p>239092906</text:p>
          </table:table-cell>
          <table:table-cell office:value-type="float" office:value="999450174" calcext:value-type="float">
            <text:p>999450174</text:p>
          </table:table-cell>
          <table:table-cell office:value-type="float" office:value="825126063" calcext:value-type="float">
            <text:p>825126063</text:p>
          </table:table-cell>
          <table:table-cell office:value-type="float" office:value="595294948" calcext:value-type="float">
            <text:p>595294948</text:p>
          </table:table-cell>
          <table:table-cell office:value-type="float" office:value="982327045" calcext:value-type="float">
            <text:p>982327045</text:p>
          </table:table-cell>
          <table:table-cell office:value-type="float" office:value="709174936" calcext:value-type="float">
            <text:p>709174936</text:p>
          </table:table-cell>
          <table:table-cell office:value-type="float" office:value="178659786" calcext:value-type="float">
            <text:p>178659786</text:p>
          </table:table-cell>
          <table:table-cell office:value-type="float" office:value="220501886" calcext:value-type="float">
            <text:p>220501886</text:p>
          </table:table-cell>
          <table:table-cell office:value-type="float" office:value="531737547" calcext:value-type="float">
            <text:p>531737547</text:p>
          </table:table-cell>
          <table:table-cell office:value-type="float" office:value="898125011" calcext:value-type="float">
            <text:p>898125011</text:p>
          </table:table-cell>
          <table:table-cell office:value-type="float" office:value="237236205" calcext:value-type="float">
            <text:p>237236205</text:p>
          </table:table-cell>
          <table:table-cell office:value-type="float" office:value="728782023" calcext:value-type="float">
            <text:p>728782023</text:p>
          </table:table-cell>
          <table:table-cell office:value-type="float" office:value="749975673" calcext:value-type="float">
            <text:p>749975673</text:p>
          </table:table-cell>
          <table:table-cell office:value-type="float" office:value="783238341" calcext:value-type="float">
            <text:p>783238341</text:p>
          </table:table-cell>
          <table:table-cell office:value-type="float" office:value="944759633" calcext:value-type="float">
            <text:p>944759633</text:p>
          </table:table-cell>
          <table:table-cell office:value-type="float" office:value="910358262" calcext:value-type="float">
            <text:p>910358262</text:p>
          </table:table-cell>
          <table:table-cell office:value-type="float" office:value="615607697" calcext:value-type="float">
            <text:p>615607697</text:p>
          </table:table-cell>
          <table:table-cell office:value-type="float" office:value="697412745" calcext:value-type="float">
            <text:p>697412745</text:p>
          </table:table-cell>
          <table:table-cell office:value-type="float" office:value="478353998" calcext:value-type="float">
            <text:p>478353998</text:p>
          </table:table-cell>
          <table:table-cell office:value-type="float" office:value="136390823" calcext:value-type="float">
            <text:p>136390823</text:p>
          </table:table-cell>
          <table:table-cell office:value-type="float" office:value="190837377" calcext:value-type="float">
            <text:p>190837377</text:p>
          </table:table-cell>
          <table:table-cell office:value-type="float" office:value="149748072" calcext:value-type="float">
            <text:p>149748072</text:p>
          </table:table-cell>
          <table:table-cell office:value-type="float" office:value="616037989" calcext:value-type="float">
            <text:p>616037989</text:p>
          </table:table-cell>
        </table:table-row>
        <table:table-row table:style-name="ro1">
          <table:table-cell office:value-type="float" office:value="572982350" calcext:value-type="float">
            <text:p>572982350</text:p>
          </table:table-cell>
          <table:table-cell office:value-type="float" office:value="669873640" calcext:value-type="float">
            <text:p>669873640</text:p>
          </table:table-cell>
          <table:table-cell office:value-type="float" office:value="605729516" calcext:value-type="float">
            <text:p>605729516</text:p>
          </table:table-cell>
          <table:table-cell office:value-type="float" office:value="538390973" calcext:value-type="float">
            <text:p>538390973</text:p>
          </table:table-cell>
          <table:table-cell office:value-type="float" office:value="771028879" calcext:value-type="float">
            <text:p>771028879</text:p>
          </table:table-cell>
          <table:table-cell office:value-type="float" office:value="432583847" calcext:value-type="float">
            <text:p>432583847</text:p>
          </table:table-cell>
          <table:table-cell office:value-type="float" office:value="303655096" calcext:value-type="float">
            <text:p>303655096</text:p>
          </table:table-cell>
          <table:table-cell office:value-type="float" office:value="835141305" calcext:value-type="float">
            <text:p>835141305</text:p>
          </table:table-cell>
          <table:table-cell office:value-type="float" office:value="327139082" calcext:value-type="float">
            <text:p>327139082</text:p>
          </table:table-cell>
          <table:table-cell office:value-type="float" office:value="904569074" calcext:value-type="float">
            <text:p>904569074</text:p>
          </table:table-cell>
          <table:table-cell office:value-type="float" office:value="942482838" calcext:value-type="float">
            <text:p>942482838</text:p>
          </table:table-cell>
          <table:table-cell office:value-type="float" office:value="908066027" calcext:value-type="float">
            <text:p>908066027</text:p>
          </table:table-cell>
          <table:table-cell office:value-type="float" office:value="903309425" calcext:value-type="float">
            <text:p>903309425</text:p>
          </table:table-cell>
          <table:table-cell office:value-type="float" office:value="961139359" calcext:value-type="float">
            <text:p>961139359</text:p>
          </table:table-cell>
          <table:table-cell office:value-type="float" office:value="141978167" calcext:value-type="float">
            <text:p>141978167</text:p>
          </table:table-cell>
          <table:table-cell office:value-type="float" office:value="386426590" calcext:value-type="float">
            <text:p>386426590</text:p>
          </table:table-cell>
          <table:table-cell office:value-type="float" office:value="819781858" calcext:value-type="float">
            <text:p>819781858</text:p>
          </table:table-cell>
          <table:table-cell office:value-type="float" office:value="958311778" calcext:value-type="float">
            <text:p>958311778</text:p>
          </table:table-cell>
          <table:table-cell office:value-type="float" office:value="348433348" calcext:value-type="float">
            <text:p>348433348</text:p>
          </table:table-cell>
          <table:table-cell office:value-type="float" office:value="329794039" calcext:value-type="float">
            <text:p>329794039</text:p>
          </table:table-cell>
          <table:table-cell office:value-type="float" office:value="567228045" calcext:value-type="float">
            <text:p>567228045</text:p>
          </table:table-cell>
          <table:table-cell office:value-type="float" office:value="144093161" calcext:value-type="float">
            <text:p>144093161</text:p>
          </table:table-cell>
          <table:table-cell office:value-type="float" office:value="826349549" calcext:value-type="float">
            <text:p>826349549</text:p>
          </table:table-cell>
          <table:table-cell office:value-type="float" office:value="700417173" calcext:value-type="float">
            <text:p>700417173</text:p>
          </table:table-cell>
          <table:table-cell office:value-type="float" office:value="813567679" calcext:value-type="float">
            <text:p>813567679</text:p>
          </table:table-cell>
          <table:table-cell office:value-type="float" office:value="279450736" calcext:value-type="float">
            <text:p>279450736</text:p>
          </table:table-cell>
          <table:table-cell office:value-type="float" office:value="571128043" calcext:value-type="float">
            <text:p>571128043</text:p>
          </table:table-cell>
          <table:table-cell office:value-type="float" office:value="630223926" calcext:value-type="float">
            <text:p>630223926</text:p>
          </table:table-cell>
          <table:table-cell office:value-type="float" office:value="884802045" calcext:value-type="float">
            <text:p>884802045</text:p>
          </table:table-cell>
          <table:table-cell office:value-type="float" office:value="735222737" calcext:value-type="float">
            <text:p>735222737</text:p>
          </table:table-cell>
          <table:table-cell office:value-type="float" office:value="622341133" calcext:value-type="float">
            <text:p>622341133</text:p>
          </table:table-cell>
          <table:table-cell office:value-type="float" office:value="993986627" calcext:value-type="float">
            <text:p>993986627</text:p>
          </table:table-cell>
        </table:table-row>
        <table:table-row table:style-name="ro1">
          <table:table-cell office:value-type="float" office:value="406542510" calcext:value-type="float">
            <text:p>406542510</text:p>
          </table:table-cell>
          <table:table-cell office:value-type="float" office:value="269713797" calcext:value-type="float">
            <text:p>269713797</text:p>
          </table:table-cell>
          <table:table-cell office:value-type="float" office:value="362354479" calcext:value-type="float">
            <text:p>362354479</text:p>
          </table:table-cell>
          <table:table-cell office:value-type="float" office:value="750350757" calcext:value-type="float">
            <text:p>750350757</text:p>
          </table:table-cell>
          <table:table-cell office:value-type="float" office:value="585187416" calcext:value-type="float">
            <text:p>585187416</text:p>
          </table:table-cell>
          <table:table-cell office:value-type="float" office:value="622045416" calcext:value-type="float">
            <text:p>622045416</text:p>
          </table:table-cell>
          <table:table-cell office:value-type="float" office:value="844040031" calcext:value-type="float">
            <text:p>844040031</text:p>
          </table:table-cell>
          <table:table-cell office:value-type="float" office:value="149063184" calcext:value-type="float">
            <text:p>149063184</text:p>
          </table:table-cell>
          <table:table-cell office:value-type="float" office:value="185662630" calcext:value-type="float">
            <text:p>185662630</text:p>
          </table:table-cell>
          <table:table-cell office:value-type="float" office:value="157113420" calcext:value-type="float">
            <text:p>157113420</text:p>
          </table:table-cell>
          <table:table-cell office:value-type="float" office:value="376062843" calcext:value-type="float">
            <text:p>376062843</text:p>
          </table:table-cell>
          <table:table-cell office:value-type="float" office:value="586288402" calcext:value-type="float">
            <text:p>586288402</text:p>
          </table:table-cell>
          <table:table-cell office:value-type="float" office:value="964588005" calcext:value-type="float">
            <text:p>964588005</text:p>
          </table:table-cell>
          <table:table-cell office:value-type="float" office:value="917272913" calcext:value-type="float">
            <text:p>917272913</text:p>
          </table:table-cell>
          <table:table-cell office:value-type="float" office:value="453401614" calcext:value-type="float">
            <text:p>453401614</text:p>
          </table:table-cell>
          <table:table-cell office:value-type="float" office:value="155001115" calcext:value-type="float">
            <text:p>155001115</text:p>
          </table:table-cell>
          <table:table-cell office:value-type="float" office:value="417910423" calcext:value-type="float">
            <text:p>417910423</text:p>
          </table:table-cell>
          <table:table-cell office:value-type="float" office:value="916294578" calcext:value-type="float">
            <text:p>916294578</text:p>
          </table:table-cell>
          <table:table-cell office:value-type="float" office:value="576212144" calcext:value-type="float">
            <text:p>576212144</text:p>
          </table:table-cell>
          <table:table-cell office:value-type="float" office:value="538408856" calcext:value-type="float">
            <text:p>538408856</text:p>
          </table:table-cell>
          <table:table-cell office:value-type="float" office:value="884678585" calcext:value-type="float">
            <text:p>884678585</text:p>
          </table:table-cell>
          <table:table-cell office:value-type="float" office:value="347852463" calcext:value-type="float">
            <text:p>347852463</text:p>
          </table:table-cell>
          <table:table-cell office:value-type="float" office:value="554667045" calcext:value-type="float">
            <text:p>554667045</text:p>
          </table:table-cell>
          <table:table-cell office:value-type="float" office:value="734369794" calcext:value-type="float">
            <text:p>734369794</text:p>
          </table:table-cell>
          <table:table-cell office:value-type="float" office:value="802804347" calcext:value-type="float">
            <text:p>802804347</text:p>
          </table:table-cell>
          <table:table-cell office:value-type="float" office:value="647469956" calcext:value-type="float">
            <text:p>647469956</text:p>
          </table:table-cell>
          <table:table-cell office:value-type="float" office:value="854627006" calcext:value-type="float">
            <text:p>854627006</text:p>
          </table:table-cell>
          <table:table-cell office:value-type="float" office:value="494979510" calcext:value-type="float">
            <text:p>494979510</text:p>
          </table:table-cell>
          <table:table-cell office:value-type="float" office:value="453688152" calcext:value-type="float">
            <text:p>453688152</text:p>
          </table:table-cell>
          <table:table-cell office:value-type="float" office:value="216698913" calcext:value-type="float">
            <text:p>216698913</text:p>
          </table:table-cell>
          <table:table-cell office:value-type="float" office:value="309347111" calcext:value-type="float">
            <text:p>309347111</text:p>
          </table:table-cell>
          <table:table-cell office:value-type="float" office:value="551565357" calcext:value-type="float">
            <text:p>551565357</text:p>
          </table:table-cell>
        </table:table-row>
        <table:table-row table:style-name="ro1">
          <table:table-cell office:value-type="float" office:value="174018961" calcext:value-type="float">
            <text:p>174018961</text:p>
          </table:table-cell>
          <table:table-cell office:value-type="float" office:value="202796723" calcext:value-type="float">
            <text:p>202796723</text:p>
          </table:table-cell>
          <table:table-cell office:value-type="float" office:value="710482572" calcext:value-type="float">
            <text:p>710482572</text:p>
          </table:table-cell>
          <table:table-cell office:value-type="float" office:value="471947336" calcext:value-type="float">
            <text:p>471947336</text:p>
          </table:table-cell>
          <table:table-cell office:value-type="float" office:value="898704516" calcext:value-type="float">
            <text:p>898704516</text:p>
          </table:table-cell>
          <table:table-cell office:value-type="float" office:value="748969829" calcext:value-type="float">
            <text:p>748969829</text:p>
          </table:table-cell>
          <table:table-cell office:value-type="float" office:value="250346338" calcext:value-type="float">
            <text:p>250346338</text:p>
          </table:table-cell>
          <table:table-cell office:value-type="float" office:value="137948959" calcext:value-type="float">
            <text:p>137948959</text:p>
          </table:table-cell>
          <table:table-cell office:value-type="float" office:value="351451226" calcext:value-type="float">
            <text:p>351451226</text:p>
          </table:table-cell>
          <table:table-cell office:value-type="float" office:value="661796877" calcext:value-type="float">
            <text:p>661796877</text:p>
          </table:table-cell>
          <table:table-cell office:value-type="float" office:value="547962499" calcext:value-type="float">
            <text:p>547962499</text:p>
          </table:table-cell>
          <table:table-cell office:value-type="float" office:value="657727964" calcext:value-type="float">
            <text:p>657727964</text:p>
          </table:table-cell>
          <table:table-cell office:value-type="float" office:value="477447523" calcext:value-type="float">
            <text:p>477447523</text:p>
          </table:table-cell>
          <table:table-cell office:value-type="float" office:value="743369318" calcext:value-type="float">
            <text:p>743369318</text:p>
          </table:table-cell>
          <table:table-cell office:value-type="float" office:value="656813405" calcext:value-type="float">
            <text:p>656813405</text:p>
          </table:table-cell>
          <table:table-cell office:value-type="float" office:value="217471215" calcext:value-type="float">
            <text:p>217471215</text:p>
          </table:table-cell>
          <table:table-cell office:value-type="float" office:value="108850808" calcext:value-type="float">
            <text:p>108850808</text:p>
          </table:table-cell>
          <table:table-cell office:value-type="float" office:value="130442634" calcext:value-type="float">
            <text:p>130442634</text:p>
          </table:table-cell>
          <table:table-cell office:value-type="float" office:value="150965797" calcext:value-type="float">
            <text:p>150965797</text:p>
          </table:table-cell>
          <table:table-cell office:value-type="float" office:value="221604859" calcext:value-type="float">
            <text:p>221604859</text:p>
          </table:table-cell>
          <table:table-cell office:value-type="float" office:value="274789654" calcext:value-type="float">
            <text:p>274789654</text:p>
          </table:table-cell>
          <table:table-cell office:value-type="float" office:value="384356982" calcext:value-type="float">
            <text:p>384356982</text:p>
          </table:table-cell>
          <table:table-cell office:value-type="float" office:value="811905590" calcext:value-type="float">
            <text:p>811905590</text:p>
          </table:table-cell>
          <table:table-cell office:value-type="float" office:value="700963516" calcext:value-type="float">
            <text:p>700963516</text:p>
          </table:table-cell>
          <table:table-cell office:value-type="float" office:value="529040320" calcext:value-type="float">
            <text:p>529040320</text:p>
          </table:table-cell>
          <table:table-cell office:value-type="float" office:value="256750115" calcext:value-type="float">
            <text:p>256750115</text:p>
          </table:table-cell>
          <table:table-cell office:value-type="float" office:value="544003498" calcext:value-type="float">
            <text:p>544003498</text:p>
          </table:table-cell>
          <table:table-cell office:value-type="float" office:value="992253586" calcext:value-type="float">
            <text:p>992253586</text:p>
          </table:table-cell>
          <table:table-cell office:value-type="float" office:value="647740978" calcext:value-type="float">
            <text:p>647740978</text:p>
          </table:table-cell>
          <table:table-cell office:value-type="float" office:value="868027424" calcext:value-type="float">
            <text:p>868027424</text:p>
          </table:table-cell>
          <table:table-cell office:value-type="float" office:value="915184452" calcext:value-type="float">
            <text:p>915184452</text:p>
          </table:table-cell>
          <table:table-cell office:value-type="float" office:value="578629294" calcext:value-type="float">
            <text:p>578629294</text:p>
          </table:table-cell>
        </table:table-row>
        <table:table-row table:style-name="ro1">
          <table:table-cell office:value-type="float" office:value="676661473" calcext:value-type="float">
            <text:p>676661473</text:p>
          </table:table-cell>
          <table:table-cell office:value-type="float" office:value="167925953" calcext:value-type="float">
            <text:p>167925953</text:p>
          </table:table-cell>
          <table:table-cell office:value-type="float" office:value="555542090" calcext:value-type="float">
            <text:p>555542090</text:p>
          </table:table-cell>
          <table:table-cell office:value-type="float" office:value="622485283" calcext:value-type="float">
            <text:p>622485283</text:p>
          </table:table-cell>
          <table:table-cell office:value-type="float" office:value="933035381" calcext:value-type="float">
            <text:p>933035381</text:p>
          </table:table-cell>
          <table:table-cell office:value-type="float" office:value="291101391" calcext:value-type="float">
            <text:p>291101391</text:p>
          </table:table-cell>
          <table:table-cell office:value-type="float" office:value="191490931" calcext:value-type="float">
            <text:p>191490931</text:p>
          </table:table-cell>
          <table:table-cell office:value-type="float" office:value="943772367" calcext:value-type="float">
            <text:p>943772367</text:p>
          </table:table-cell>
          <table:table-cell office:value-type="float" office:value="785109407" calcext:value-type="float">
            <text:p>785109407</text:p>
          </table:table-cell>
          <table:table-cell office:value-type="float" office:value="371817222" calcext:value-type="float">
            <text:p>371817222</text:p>
          </table:table-cell>
          <table:table-cell office:value-type="float" office:value="357354161" calcext:value-type="float">
            <text:p>357354161</text:p>
          </table:table-cell>
          <table:table-cell office:value-type="float" office:value="339733469" calcext:value-type="float">
            <text:p>339733469</text:p>
          </table:table-cell>
          <table:table-cell office:value-type="float" office:value="652590597" calcext:value-type="float">
            <text:p>652590597</text:p>
          </table:table-cell>
          <table:table-cell office:value-type="float" office:value="769729643" calcext:value-type="float">
            <text:p>769729643</text:p>
          </table:table-cell>
          <table:table-cell office:value-type="float" office:value="400666204" calcext:value-type="float">
            <text:p>400666204</text:p>
          </table:table-cell>
          <table:table-cell office:value-type="float" office:value="631688799" calcext:value-type="float">
            <text:p>631688799</text:p>
          </table:table-cell>
          <table:table-cell office:value-type="float" office:value="938603722" calcext:value-type="float">
            <text:p>938603722</text:p>
          </table:table-cell>
          <table:table-cell office:value-type="float" office:value="513269138" calcext:value-type="float">
            <text:p>513269138</text:p>
          </table:table-cell>
          <table:table-cell office:value-type="float" office:value="632118634" calcext:value-type="float">
            <text:p>632118634</text:p>
          </table:table-cell>
          <table:table-cell office:value-type="float" office:value="670425539" calcext:value-type="float">
            <text:p>670425539</text:p>
          </table:table-cell>
          <table:table-cell office:value-type="float" office:value="262071004" calcext:value-type="float">
            <text:p>262071004</text:p>
          </table:table-cell>
          <table:table-cell office:value-type="float" office:value="941430472" calcext:value-type="float">
            <text:p>941430472</text:p>
          </table:table-cell>
          <table:table-cell office:value-type="float" office:value="954598544" calcext:value-type="float">
            <text:p>954598544</text:p>
          </table:table-cell>
          <table:table-cell office:value-type="float" office:value="948109306" calcext:value-type="float">
            <text:p>948109306</text:p>
          </table:table-cell>
          <table:table-cell office:value-type="float" office:value="595798073" calcext:value-type="float">
            <text:p>595798073</text:p>
          </table:table-cell>
          <table:table-cell office:value-type="float" office:value="687506798" calcext:value-type="float">
            <text:p>687506798</text:p>
          </table:table-cell>
          <table:table-cell office:value-type="float" office:value="521465255" calcext:value-type="float">
            <text:p>521465255</text:p>
          </table:table-cell>
          <table:table-cell office:value-type="float" office:value="503381818" calcext:value-type="float">
            <text:p>503381818</text:p>
          </table:table-cell>
          <table:table-cell office:value-type="float" office:value="593996996" calcext:value-type="float">
            <text:p>593996996</text:p>
          </table:table-cell>
          <table:table-cell office:value-type="float" office:value="577880960" calcext:value-type="float">
            <text:p>577880960</text:p>
          </table:table-cell>
          <table:table-cell office:value-type="float" office:value="633720319" calcext:value-type="float">
            <text:p>633720319</text:p>
          </table:table-cell>
          <table:table-cell office:value-type="float" office:value="754490531" calcext:value-type="float">
            <text:p>754490531</text:p>
          </table:table-cell>
        </table:table-row>
        <table:table-row table:style-name="ro1">
          <table:table-cell office:value-type="float" office:value="818968531" calcext:value-type="float">
            <text:p>818968531</text:p>
          </table:table-cell>
          <table:table-cell office:value-type="float" office:value="323640437" calcext:value-type="float">
            <text:p>323640437</text:p>
          </table:table-cell>
          <table:table-cell office:value-type="float" office:value="714582670" calcext:value-type="float">
            <text:p>714582670</text:p>
          </table:table-cell>
          <table:table-cell office:value-type="float" office:value="488270781" calcext:value-type="float">
            <text:p>488270781</text:p>
          </table:table-cell>
          <table:table-cell office:value-type="float" office:value="609975744" calcext:value-type="float">
            <text:p>609975744</text:p>
          </table:table-cell>
          <table:table-cell office:value-type="float" office:value="871486451" calcext:value-type="float">
            <text:p>871486451</text:p>
          </table:table-cell>
          <table:table-cell office:value-type="float" office:value="242035665" calcext:value-type="float">
            <text:p>242035665</text:p>
          </table:table-cell>
          <table:table-cell office:value-type="float" office:value="332532766" calcext:value-type="float">
            <text:p>332532766</text:p>
          </table:table-cell>
          <table:table-cell office:value-type="float" office:value="626742125" calcext:value-type="float">
            <text:p>626742125</text:p>
          </table:table-cell>
          <table:table-cell office:value-type="float" office:value="864441096" calcext:value-type="float">
            <text:p>864441096</text:p>
          </table:table-cell>
          <table:table-cell office:value-type="float" office:value="544083349" calcext:value-type="float">
            <text:p>544083349</text:p>
          </table:table-cell>
          <table:table-cell office:value-type="float" office:value="657339352" calcext:value-type="float">
            <text:p>657339352</text:p>
          </table:table-cell>
          <table:table-cell office:value-type="float" office:value="496779062" calcext:value-type="float">
            <text:p>496779062</text:p>
          </table:table-cell>
          <table:table-cell office:value-type="float" office:value="928666126" calcext:value-type="float">
            <text:p>928666126</text:p>
          </table:table-cell>
          <table:table-cell office:value-type="float" office:value="621852360" calcext:value-type="float">
            <text:p>621852360</text:p>
          </table:table-cell>
          <table:table-cell office:value-type="float" office:value="100046351" calcext:value-type="float">
            <text:p>100046351</text:p>
          </table:table-cell>
          <table:table-cell office:value-type="float" office:value="759729131" calcext:value-type="float">
            <text:p>759729131</text:p>
          </table:table-cell>
          <table:table-cell office:value-type="float" office:value="880569147" calcext:value-type="float">
            <text:p>880569147</text:p>
          </table:table-cell>
          <table:table-cell office:value-type="float" office:value="270692659" calcext:value-type="float">
            <text:p>270692659</text:p>
          </table:table-cell>
          <table:table-cell office:value-type="float" office:value="878439504" calcext:value-type="float">
            <text:p>878439504</text:p>
          </table:table-cell>
          <table:table-cell office:value-type="float" office:value="495228178" calcext:value-type="float">
            <text:p>495228178</text:p>
          </table:table-cell>
          <table:table-cell office:value-type="float" office:value="353738874" calcext:value-type="float">
            <text:p>353738874</text:p>
          </table:table-cell>
          <table:table-cell office:value-type="float" office:value="828077526" calcext:value-type="float">
            <text:p>828077526</text:p>
          </table:table-cell>
          <table:table-cell office:value-type="float" office:value="678883732" calcext:value-type="float">
            <text:p>678883732</text:p>
          </table:table-cell>
          <table:table-cell office:value-type="float" office:value="289888243" calcext:value-type="float">
            <text:p>289888243</text:p>
          </table:table-cell>
          <table:table-cell office:value-type="float" office:value="115518195" calcext:value-type="float">
            <text:p>115518195</text:p>
          </table:table-cell>
          <table:table-cell office:value-type="float" office:value="735998255" calcext:value-type="float">
            <text:p>735998255</text:p>
          </table:table-cell>
          <table:table-cell office:value-type="float" office:value="419571438" calcext:value-type="float">
            <text:p>419571438</text:p>
          </table:table-cell>
          <table:table-cell office:value-type="float" office:value="808112276" calcext:value-type="float">
            <text:p>808112276</text:p>
          </table:table-cell>
          <table:table-cell office:value-type="float" office:value="438785793" calcext:value-type="float">
            <text:p>438785793</text:p>
          </table:table-cell>
          <table:table-cell office:value-type="float" office:value="229907788" calcext:value-type="float">
            <text:p>229907788</text:p>
          </table:table-cell>
          <table:table-cell office:value-type="float" office:value="221153022" calcext:value-type="float">
            <text:p>221153022</text:p>
          </table:table-cell>
        </table:table-row>
        <table:table-row table:style-name="ro1">
          <table:table-cell office:value-type="float" office:value="788196032" calcext:value-type="float">
            <text:p>788196032</text:p>
          </table:table-cell>
          <table:table-cell office:value-type="float" office:value="384113913" calcext:value-type="float">
            <text:p>384113913</text:p>
          </table:table-cell>
          <table:table-cell office:value-type="float" office:value="979446697" calcext:value-type="float">
            <text:p>979446697</text:p>
          </table:table-cell>
          <table:table-cell office:value-type="float" office:value="819725754" calcext:value-type="float">
            <text:p>819725754</text:p>
          </table:table-cell>
          <table:table-cell office:value-type="float" office:value="526912207" calcext:value-type="float">
            <text:p>526912207</text:p>
          </table:table-cell>
          <table:table-cell office:value-type="float" office:value="421577128" calcext:value-type="float">
            <text:p>421577128</text:p>
          </table:table-cell>
          <table:table-cell office:value-type="float" office:value="720369314" calcext:value-type="float">
            <text:p>720369314</text:p>
          </table:table-cell>
          <table:table-cell office:value-type="float" office:value="632464310" calcext:value-type="float">
            <text:p>632464310</text:p>
          </table:table-cell>
          <table:table-cell office:value-type="float" office:value="968396194" calcext:value-type="float">
            <text:p>968396194</text:p>
          </table:table-cell>
          <table:table-cell office:value-type="float" office:value="189799707" calcext:value-type="float">
            <text:p>189799707</text:p>
          </table:table-cell>
          <table:table-cell office:value-type="float" office:value="436491698" calcext:value-type="float">
            <text:p>436491698</text:p>
          </table:table-cell>
          <table:table-cell office:value-type="float" office:value="495004183" calcext:value-type="float">
            <text:p>495004183</text:p>
          </table:table-cell>
          <table:table-cell office:value-type="float" office:value="913353607" calcext:value-type="float">
            <text:p>913353607</text:p>
          </table:table-cell>
          <table:table-cell office:value-type="float" office:value="970913533" calcext:value-type="float">
            <text:p>970913533</text:p>
          </table:table-cell>
          <table:table-cell office:value-type="float" office:value="439638646" calcext:value-type="float">
            <text:p>439638646</text:p>
          </table:table-cell>
          <table:table-cell office:value-type="float" office:value="532738130" calcext:value-type="float">
            <text:p>532738130</text:p>
          </table:table-cell>
          <table:table-cell office:value-type="float" office:value="998980984" calcext:value-type="float">
            <text:p>998980984</text:p>
          </table:table-cell>
          <table:table-cell office:value-type="float" office:value="239958725" calcext:value-type="float">
            <text:p>239958725</text:p>
          </table:table-cell>
          <table:table-cell office:value-type="float" office:value="353280691" calcext:value-type="float">
            <text:p>353280691</text:p>
          </table:table-cell>
          <table:table-cell office:value-type="float" office:value="447031638" calcext:value-type="float">
            <text:p>447031638</text:p>
          </table:table-cell>
          <table:table-cell office:value-type="float" office:value="820527805" calcext:value-type="float">
            <text:p>820527805</text:p>
          </table:table-cell>
          <table:table-cell office:value-type="float" office:value="634261820" calcext:value-type="float">
            <text:p>634261820</text:p>
          </table:table-cell>
          <table:table-cell office:value-type="float" office:value="841435844" calcext:value-type="float">
            <text:p>841435844</text:p>
          </table:table-cell>
          <table:table-cell office:value-type="float" office:value="357905768" calcext:value-type="float">
            <text:p>357905768</text:p>
          </table:table-cell>
          <table:table-cell office:value-type="float" office:value="684166911" calcext:value-type="float">
            <text:p>684166911</text:p>
          </table:table-cell>
          <table:table-cell office:value-type="float" office:value="569606463" calcext:value-type="float">
            <text:p>569606463</text:p>
          </table:table-cell>
          <table:table-cell office:value-type="float" office:value="159525999" calcext:value-type="float">
            <text:p>159525999</text:p>
          </table:table-cell>
          <table:table-cell office:value-type="float" office:value="195368726" calcext:value-type="float">
            <text:p>195368726</text:p>
          </table:table-cell>
          <table:table-cell office:value-type="float" office:value="532148689" calcext:value-type="float">
            <text:p>532148689</text:p>
          </table:table-cell>
          <table:table-cell office:value-type="float" office:value="562110923" calcext:value-type="float">
            <text:p>562110923</text:p>
          </table:table-cell>
          <table:table-cell office:value-type="float" office:value="646642084" calcext:value-type="float">
            <text:p>646642084</text:p>
          </table:table-cell>
          <table:table-cell office:value-type="float" office:value="747438291" calcext:value-type="float">
            <text:p>747438291</text:p>
          </table:table-cell>
        </table:table-row>
        <table:table-row table:style-name="ro1">
          <table:table-cell office:value-type="float" office:value="822866607" calcext:value-type="float">
            <text:p>822866607</text:p>
          </table:table-cell>
          <table:table-cell office:value-type="float" office:value="659810599" calcext:value-type="float">
            <text:p>659810599</text:p>
          </table:table-cell>
          <table:table-cell office:value-type="float" office:value="721636772" calcext:value-type="float">
            <text:p>721636772</text:p>
          </table:table-cell>
          <table:table-cell office:value-type="float" office:value="181946819" calcext:value-type="float">
            <text:p>181946819</text:p>
          </table:table-cell>
          <table:table-cell office:value-type="float" office:value="553038210" calcext:value-type="float">
            <text:p>553038210</text:p>
          </table:table-cell>
          <table:table-cell office:value-type="float" office:value="394594491" calcext:value-type="float">
            <text:p>394594491</text:p>
          </table:table-cell>
          <table:table-cell office:value-type="float" office:value="536662109" calcext:value-type="float">
            <text:p>536662109</text:p>
          </table:table-cell>
          <table:table-cell office:value-type="float" office:value="361112524" calcext:value-type="float">
            <text:p>361112524</text:p>
          </table:table-cell>
          <table:table-cell office:value-type="float" office:value="540571749" calcext:value-type="float">
            <text:p>540571749</text:p>
          </table:table-cell>
          <table:table-cell office:value-type="float" office:value="861321131" calcext:value-type="float">
            <text:p>861321131</text:p>
          </table:table-cell>
          <table:table-cell office:value-type="float" office:value="499035848" calcext:value-type="float">
            <text:p>499035848</text:p>
          </table:table-cell>
          <table:table-cell office:value-type="float" office:value="107089733" calcext:value-type="float">
            <text:p>107089733</text:p>
          </table:table-cell>
          <table:table-cell office:value-type="float" office:value="843533534" calcext:value-type="float">
            <text:p>843533534</text:p>
          </table:table-cell>
          <table:table-cell office:value-type="float" office:value="569014807" calcext:value-type="float">
            <text:p>569014807</text:p>
          </table:table-cell>
          <table:table-cell office:value-type="float" office:value="473746278" calcext:value-type="float">
            <text:p>473746278</text:p>
          </table:table-cell>
          <table:table-cell office:value-type="float" office:value="222832158" calcext:value-type="float">
            <text:p>222832158</text:p>
          </table:table-cell>
          <table:table-cell office:value-type="float" office:value="510137178" calcext:value-type="float">
            <text:p>510137178</text:p>
          </table:table-cell>
          <table:table-cell office:value-type="float" office:value="936489357" calcext:value-type="float">
            <text:p>936489357</text:p>
          </table:table-cell>
          <table:table-cell office:value-type="float" office:value="933696295" calcext:value-type="float">
            <text:p>933696295</text:p>
          </table:table-cell>
          <table:table-cell office:value-type="float" office:value="382774816" calcext:value-type="float">
            <text:p>382774816</text:p>
          </table:table-cell>
          <table:table-cell office:value-type="float" office:value="124674324" calcext:value-type="float">
            <text:p>124674324</text:p>
          </table:table-cell>
          <table:table-cell office:value-type="float" office:value="430517603" calcext:value-type="float">
            <text:p>430517603</text:p>
          </table:table-cell>
          <table:table-cell office:value-type="float" office:value="135020254" calcext:value-type="float">
            <text:p>135020254</text:p>
          </table:table-cell>
          <table:table-cell office:value-type="float" office:value="975938830" calcext:value-type="float">
            <text:p>975938830</text:p>
          </table:table-cell>
          <table:table-cell office:value-type="float" office:value="929915876" calcext:value-type="float">
            <text:p>929915876</text:p>
          </table:table-cell>
          <table:table-cell office:value-type="float" office:value="615523444" calcext:value-type="float">
            <text:p>615523444</text:p>
          </table:table-cell>
          <table:table-cell office:value-type="float" office:value="548421484" calcext:value-type="float">
            <text:p>548421484</text:p>
          </table:table-cell>
          <table:table-cell office:value-type="float" office:value="543448360" calcext:value-type="float">
            <text:p>543448360</text:p>
          </table:table-cell>
          <table:table-cell office:value-type="float" office:value="946547283" calcext:value-type="float">
            <text:p>946547283</text:p>
          </table:table-cell>
          <table:table-cell office:value-type="float" office:value="667389336" calcext:value-type="float">
            <text:p>667389336</text:p>
          </table:table-cell>
          <table:table-cell office:value-type="float" office:value="212979902" calcext:value-type="float">
            <text:p>212979902</text:p>
          </table:table-cell>
          <table:table-cell office:value-type="float" office:value="310064148" calcext:value-type="float">
            <text:p>310064148</text:p>
          </table:table-cell>
        </table:table-row>
        <table:table-row table:style-name="ro1">
          <table:table-cell office:value-type="float" office:value="859715725" calcext:value-type="float">
            <text:p>859715725</text:p>
          </table:table-cell>
          <table:table-cell office:value-type="float" office:value="464934655" calcext:value-type="float">
            <text:p>464934655</text:p>
          </table:table-cell>
          <table:table-cell office:value-type="float" office:value="676135757" calcext:value-type="float">
            <text:p>676135757</text:p>
          </table:table-cell>
          <table:table-cell office:value-type="float" office:value="629764371" calcext:value-type="float">
            <text:p>629764371</text:p>
          </table:table-cell>
          <table:table-cell office:value-type="float" office:value="265685295" calcext:value-type="float">
            <text:p>265685295</text:p>
          </table:table-cell>
          <table:table-cell office:value-type="float" office:value="652684750" calcext:value-type="float">
            <text:p>652684750</text:p>
          </table:table-cell>
          <table:table-cell office:value-type="float" office:value="856034810" calcext:value-type="float">
            <text:p>856034810</text:p>
          </table:table-cell>
          <table:table-cell office:value-type="float" office:value="225111937" calcext:value-type="float">
            <text:p>225111937</text:p>
          </table:table-cell>
          <table:table-cell office:value-type="float" office:value="217711569" calcext:value-type="float">
            <text:p>217711569</text:p>
          </table:table-cell>
          <table:table-cell office:value-type="float" office:value="314462850" calcext:value-type="float">
            <text:p>314462850</text:p>
          </table:table-cell>
          <table:table-cell office:value-type="float" office:value="312888713" calcext:value-type="float">
            <text:p>312888713</text:p>
          </table:table-cell>
          <table:table-cell office:value-type="float" office:value="935287270" calcext:value-type="float">
            <text:p>935287270</text:p>
          </table:table-cell>
          <table:table-cell office:value-type="float" office:value="864724780" calcext:value-type="float">
            <text:p>864724780</text:p>
          </table:table-cell>
          <table:table-cell office:value-type="float" office:value="459467841" calcext:value-type="float">
            <text:p>459467841</text:p>
          </table:table-cell>
          <table:table-cell office:value-type="float" office:value="584971929" calcext:value-type="float">
            <text:p>584971929</text:p>
          </table:table-cell>
          <table:table-cell office:value-type="float" office:value="802961000" calcext:value-type="float">
            <text:p>802961000</text:p>
          </table:table-cell>
          <table:table-cell office:value-type="float" office:value="406482090" calcext:value-type="float">
            <text:p>406482090</text:p>
          </table:table-cell>
          <table:table-cell office:value-type="float" office:value="701251800" calcext:value-type="float">
            <text:p>701251800</text:p>
          </table:table-cell>
          <table:table-cell office:value-type="float" office:value="503756612" calcext:value-type="float">
            <text:p>503756612</text:p>
          </table:table-cell>
          <table:table-cell office:value-type="float" office:value="268419560" calcext:value-type="float">
            <text:p>268419560</text:p>
          </table:table-cell>
          <table:table-cell office:value-type="float" office:value="791971573" calcext:value-type="float">
            <text:p>791971573</text:p>
          </table:table-cell>
          <table:table-cell office:value-type="float" office:value="801700273" calcext:value-type="float">
            <text:p>801700273</text:p>
          </table:table-cell>
          <table:table-cell office:value-type="float" office:value="236934669" calcext:value-type="float">
            <text:p>236934669</text:p>
          </table:table-cell>
          <table:table-cell office:value-type="float" office:value="524270046" calcext:value-type="float">
            <text:p>524270046</text:p>
          </table:table-cell>
          <table:table-cell office:value-type="float" office:value="687696009" calcext:value-type="float">
            <text:p>687696009</text:p>
          </table:table-cell>
          <table:table-cell office:value-type="float" office:value="523227016" calcext:value-type="float">
            <text:p>523227016</text:p>
          </table:table-cell>
          <table:table-cell office:value-type="float" office:value="294870258" calcext:value-type="float">
            <text:p>294870258</text:p>
          </table:table-cell>
          <table:table-cell office:value-type="float" office:value="931681594" calcext:value-type="float">
            <text:p>931681594</text:p>
          </table:table-cell>
          <table:table-cell office:value-type="float" office:value="715185657" calcext:value-type="float">
            <text:p>715185657</text:p>
          </table:table-cell>
          <table:table-cell office:value-type="float" office:value="377307193" calcext:value-type="float">
            <text:p>377307193</text:p>
          </table:table-cell>
          <table:table-cell office:value-type="float" office:value="725346563" calcext:value-type="float">
            <text:p>725346563</text:p>
          </table:table-cell>
          <table:table-cell office:value-type="float" office:value="144332086" calcext:value-type="float">
            <text:p>144332086</text:p>
          </table:table-cell>
        </table:table-row>
        <table:table-row table:style-name="ro1">
          <table:table-cell office:value-type="float" office:value="374387200" calcext:value-type="float">
            <text:p>374387200</text:p>
          </table:table-cell>
          <table:table-cell office:value-type="float" office:value="863434169" calcext:value-type="float">
            <text:p>863434169</text:p>
          </table:table-cell>
          <table:table-cell office:value-type="float" office:value="641480164" calcext:value-type="float">
            <text:p>641480164</text:p>
          </table:table-cell>
          <table:table-cell office:value-type="float" office:value="757763697" calcext:value-type="float">
            <text:p>757763697</text:p>
          </table:table-cell>
          <table:table-cell office:value-type="float" office:value="116304691" calcext:value-type="float">
            <text:p>116304691</text:p>
          </table:table-cell>
          <table:table-cell office:value-type="float" office:value="445895037" calcext:value-type="float">
            <text:p>445895037</text:p>
          </table:table-cell>
          <table:table-cell office:value-type="float" office:value="897701483" calcext:value-type="float">
            <text:p>897701483</text:p>
          </table:table-cell>
          <table:table-cell office:value-type="float" office:value="287850668" calcext:value-type="float">
            <text:p>287850668</text:p>
          </table:table-cell>
          <table:table-cell office:value-type="float" office:value="112049451" calcext:value-type="float">
            <text:p>112049451</text:p>
          </table:table-cell>
          <table:table-cell office:value-type="float" office:value="197981258" calcext:value-type="float">
            <text:p>197981258</text:p>
          </table:table-cell>
          <table:table-cell office:value-type="float" office:value="134198911" calcext:value-type="float">
            <text:p>134198911</text:p>
          </table:table-cell>
          <table:table-cell office:value-type="float" office:value="813723151" calcext:value-type="float">
            <text:p>813723151</text:p>
          </table:table-cell>
          <table:table-cell office:value-type="float" office:value="336470864" calcext:value-type="float">
            <text:p>336470864</text:p>
          </table:table-cell>
          <table:table-cell office:value-type="float" office:value="449497634" calcext:value-type="float">
            <text:p>449497634</text:p>
          </table:table-cell>
          <table:table-cell office:value-type="float" office:value="506006736" calcext:value-type="float">
            <text:p>506006736</text:p>
          </table:table-cell>
          <table:table-cell office:value-type="float" office:value="148076433" calcext:value-type="float">
            <text:p>148076433</text:p>
          </table:table-cell>
          <table:table-cell office:value-type="float" office:value="968474860" calcext:value-type="float">
            <text:p>968474860</text:p>
          </table:table-cell>
          <table:table-cell office:value-type="float" office:value="794234886" calcext:value-type="float">
            <text:p>794234886</text:p>
          </table:table-cell>
          <table:table-cell office:value-type="float" office:value="222111929" calcext:value-type="float">
            <text:p>222111929</text:p>
          </table:table-cell>
          <table:table-cell office:value-type="float" office:value="209683871" calcext:value-type="float">
            <text:p>209683871</text:p>
          </table:table-cell>
          <table:table-cell office:value-type="float" office:value="285308117" calcext:value-type="float">
            <text:p>285308117</text:p>
          </table:table-cell>
          <table:table-cell office:value-type="float" office:value="881574812" calcext:value-type="float">
            <text:p>881574812</text:p>
          </table:table-cell>
          <table:table-cell office:value-type="float" office:value="629934045" calcext:value-type="float">
            <text:p>629934045</text:p>
          </table:table-cell>
          <table:table-cell office:value-type="float" office:value="473468610" calcext:value-type="float">
            <text:p>473468610</text:p>
          </table:table-cell>
          <table:table-cell office:value-type="float" office:value="182599805" calcext:value-type="float">
            <text:p>182599805</text:p>
          </table:table-cell>
          <table:table-cell office:value-type="float" office:value="422362718" calcext:value-type="float">
            <text:p>422362718</text:p>
          </table:table-cell>
          <table:table-cell office:value-type="float" office:value="956380240" calcext:value-type="float">
            <text:p>956380240</text:p>
          </table:table-cell>
          <table:table-cell office:value-type="float" office:value="664075287" calcext:value-type="float">
            <text:p>664075287</text:p>
          </table:table-cell>
          <table:table-cell office:value-type="float" office:value="507477035" calcext:value-type="float">
            <text:p>507477035</text:p>
          </table:table-cell>
          <table:table-cell office:value-type="float" office:value="908989257" calcext:value-type="float">
            <text:p>908989257</text:p>
          </table:table-cell>
          <table:table-cell office:value-type="float" office:value="111275861" calcext:value-type="float">
            <text:p>111275861</text:p>
          </table:table-cell>
          <table:table-cell office:value-type="float" office:value="758526254" calcext:value-type="float">
            <text:p>758526254</text:p>
          </table:table-cell>
        </table:table-row>
        <table:table-row table:style-name="ro1">
          <table:table-cell office:value-type="float" office:value="880529195" calcext:value-type="float">
            <text:p>880529195</text:p>
          </table:table-cell>
          <table:table-cell office:value-type="float" office:value="858222304" calcext:value-type="float">
            <text:p>858222304</text:p>
          </table:table-cell>
          <table:table-cell office:value-type="float" office:value="463461076" calcext:value-type="float">
            <text:p>463461076</text:p>
          </table:table-cell>
          <table:table-cell office:value-type="float" office:value="210150741" calcext:value-type="float">
            <text:p>210150741</text:p>
          </table:table-cell>
          <table:table-cell office:value-type="float" office:value="193011374" calcext:value-type="float">
            <text:p>193011374</text:p>
          </table:table-cell>
          <table:table-cell office:value-type="float" office:value="282368706" calcext:value-type="float">
            <text:p>282368706</text:p>
          </table:table-cell>
          <table:table-cell office:value-type="float" office:value="464062579" calcext:value-type="float">
            <text:p>464062579</text:p>
          </table:table-cell>
          <table:table-cell office:value-type="float" office:value="151497415" calcext:value-type="float">
            <text:p>151497415</text:p>
          </table:table-cell>
          <table:table-cell office:value-type="float" office:value="203247477" calcext:value-type="float">
            <text:p>203247477</text:p>
          </table:table-cell>
          <table:table-cell office:value-type="float" office:value="752186319" calcext:value-type="float">
            <text:p>752186319</text:p>
          </table:table-cell>
          <table:table-cell office:value-type="float" office:value="269204603" calcext:value-type="float">
            <text:p>269204603</text:p>
          </table:table-cell>
          <table:table-cell office:value-type="float" office:value="599402049" calcext:value-type="float">
            <text:p>599402049</text:p>
          </table:table-cell>
          <table:table-cell office:value-type="float" office:value="868391050" calcext:value-type="float">
            <text:p>868391050</text:p>
          </table:table-cell>
          <table:table-cell office:value-type="float" office:value="241509678" calcext:value-type="float">
            <text:p>241509678</text:p>
          </table:table-cell>
          <table:table-cell office:value-type="float" office:value="922268907" calcext:value-type="float">
            <text:p>922268907</text:p>
          </table:table-cell>
          <table:table-cell office:value-type="float" office:value="183803931" calcext:value-type="float">
            <text:p>183803931</text:p>
          </table:table-cell>
          <table:table-cell office:value-type="float" office:value="355903785" calcext:value-type="float">
            <text:p>355903785</text:p>
          </table:table-cell>
          <table:table-cell office:value-type="float" office:value="169557508" calcext:value-type="float">
            <text:p>169557508</text:p>
          </table:table-cell>
          <table:table-cell office:value-type="float" office:value="461670666" calcext:value-type="float">
            <text:p>461670666</text:p>
          </table:table-cell>
          <table:table-cell office:value-type="float" office:value="943861334" calcext:value-type="float">
            <text:p>943861334</text:p>
          </table:table-cell>
          <table:table-cell office:value-type="float" office:value="294119422" calcext:value-type="float">
            <text:p>294119422</text:p>
          </table:table-cell>
          <table:table-cell office:value-type="float" office:value="170196345" calcext:value-type="float">
            <text:p>170196345</text:p>
          </table:table-cell>
          <table:table-cell office:value-type="float" office:value="153816257" calcext:value-type="float">
            <text:p>153816257</text:p>
          </table:table-cell>
          <table:table-cell office:value-type="float" office:value="445048115" calcext:value-type="float">
            <text:p>445048115</text:p>
          </table:table-cell>
          <table:table-cell office:value-type="float" office:value="384470001" calcext:value-type="float">
            <text:p>384470001</text:p>
          </table:table-cell>
          <table:table-cell office:value-type="float" office:value="274830557" calcext:value-type="float">
            <text:p>274830557</text:p>
          </table:table-cell>
          <table:table-cell office:value-type="float" office:value="711056676" calcext:value-type="float">
            <text:p>711056676</text:p>
          </table:table-cell>
          <table:table-cell office:value-type="float" office:value="588110132" calcext:value-type="float">
            <text:p>588110132</text:p>
          </table:table-cell>
          <table:table-cell office:value-type="float" office:value="140248848" calcext:value-type="float">
            <text:p>140248848</text:p>
          </table:table-cell>
          <table:table-cell office:value-type="float" office:value="486716624" calcext:value-type="float">
            <text:p>486716624</text:p>
          </table:table-cell>
          <table:table-cell office:value-type="float" office:value="770491759" calcext:value-type="float">
            <text:p>770491759</text:p>
          </table:table-cell>
          <table:table-cell office:value-type="float" office:value="228016156" calcext:value-type="float">
            <text:p>228016156</text:p>
          </table:table-cell>
        </table:table-row>
        <table:table-row table:style-name="ro1">
          <table:table-cell office:value-type="float" office:value="833848018" calcext:value-type="float">
            <text:p>833848018</text:p>
          </table:table-cell>
          <table:table-cell office:value-type="float" office:value="525074637" calcext:value-type="float">
            <text:p>525074637</text:p>
          </table:table-cell>
          <table:table-cell office:value-type="float" office:value="435613040" calcext:value-type="float">
            <text:p>435613040</text:p>
          </table:table-cell>
          <table:table-cell office:value-type="float" office:value="315141351" calcext:value-type="float">
            <text:p>315141351</text:p>
          </table:table-cell>
          <table:table-cell office:value-type="float" office:value="526905001" calcext:value-type="float">
            <text:p>526905001</text:p>
          </table:table-cell>
          <table:table-cell office:value-type="float" office:value="369331352" calcext:value-type="float">
            <text:p>369331352</text:p>
          </table:table-cell>
          <table:table-cell office:value-type="float" office:value="185122863" calcext:value-type="float">
            <text:p>185122863</text:p>
          </table:table-cell>
          <table:table-cell office:value-type="float" office:value="541027269" calcext:value-type="float">
            <text:p>541027269</text:p>
          </table:table-cell>
          <table:table-cell office:value-type="float" office:value="818948746" calcext:value-type="float">
            <text:p>818948746</text:p>
          </table:table-cell>
          <table:table-cell office:value-type="float" office:value="242785322" calcext:value-type="float">
            <text:p>242785322</text:p>
          </table:table-cell>
          <table:table-cell office:value-type="float" office:value="467376878" calcext:value-type="float">
            <text:p>467376878</text:p>
          </table:table-cell>
          <table:table-cell office:value-type="float" office:value="556520717" calcext:value-type="float">
            <text:p>556520717</text:p>
          </table:table-cell>
          <table:table-cell office:value-type="float" office:value="893866515" calcext:value-type="float">
            <text:p>893866515</text:p>
          </table:table-cell>
          <table:table-cell office:value-type="float" office:value="890047790" calcext:value-type="float">
            <text:p>890047790</text:p>
          </table:table-cell>
          <table:table-cell office:value-type="float" office:value="533816978" calcext:value-type="float">
            <text:p>533816978</text:p>
          </table:table-cell>
          <table:table-cell office:value-type="float" office:value="404580383" calcext:value-type="float">
            <text:p>404580383</text:p>
          </table:table-cell>
          <table:table-cell office:value-type="float" office:value="381736743" calcext:value-type="float">
            <text:p>381736743</text:p>
          </table:table-cell>
          <table:table-cell office:value-type="float" office:value="533203820" calcext:value-type="float">
            <text:p>533203820</text:p>
          </table:table-cell>
          <table:table-cell office:value-type="float" office:value="718830229" calcext:value-type="float">
            <text:p>718830229</text:p>
          </table:table-cell>
          <table:table-cell office:value-type="float" office:value="325096694" calcext:value-type="float">
            <text:p>325096694</text:p>
          </table:table-cell>
          <table:table-cell office:value-type="float" office:value="182290115" calcext:value-type="float">
            <text:p>182290115</text:p>
          </table:table-cell>
          <table:table-cell office:value-type="float" office:value="944265232" calcext:value-type="float">
            <text:p>944265232</text:p>
          </table:table-cell>
          <table:table-cell office:value-type="float" office:value="712332396" calcext:value-type="float">
            <text:p>712332396</text:p>
          </table:table-cell>
          <table:table-cell office:value-type="float" office:value="816177515" calcext:value-type="float">
            <text:p>816177515</text:p>
          </table:table-cell>
          <table:table-cell office:value-type="float" office:value="749703449" calcext:value-type="float">
            <text:p>749703449</text:p>
          </table:table-cell>
          <table:table-cell office:value-type="float" office:value="320539051" calcext:value-type="float">
            <text:p>320539051</text:p>
          </table:table-cell>
          <table:table-cell office:value-type="float" office:value="911058906" calcext:value-type="float">
            <text:p>911058906</text:p>
          </table:table-cell>
          <table:table-cell office:value-type="float" office:value="979182514" calcext:value-type="float">
            <text:p>979182514</text:p>
          </table:table-cell>
          <table:table-cell office:value-type="float" office:value="807192314" calcext:value-type="float">
            <text:p>807192314</text:p>
          </table:table-cell>
          <table:table-cell office:value-type="float" office:value="469987487" calcext:value-type="float">
            <text:p>469987487</text:p>
          </table:table-cell>
          <table:table-cell office:value-type="float" office:value="117777533" calcext:value-type="float">
            <text:p>117777533</text:p>
          </table:table-cell>
          <table:table-cell office:value-type="float" office:value="438207304" calcext:value-type="float">
            <text:p>438207304</text:p>
          </table:table-cell>
        </table:table-row>
        <table:table-row table:style-name="ro1">
          <table:table-cell office:value-type="float" office:value="509090043" calcext:value-type="float">
            <text:p>509090043</text:p>
          </table:table-cell>
          <table:table-cell office:value-type="float" office:value="451983916" calcext:value-type="float">
            <text:p>451983916</text:p>
          </table:table-cell>
          <table:table-cell office:value-type="float" office:value="213854358" calcext:value-type="float">
            <text:p>213854358</text:p>
          </table:table-cell>
          <table:table-cell office:value-type="float" office:value="796669027" calcext:value-type="float">
            <text:p>796669027</text:p>
          </table:table-cell>
          <table:table-cell office:value-type="float" office:value="756866854" calcext:value-type="float">
            <text:p>756866854</text:p>
          </table:table-cell>
          <table:table-cell office:value-type="float" office:value="584238809" calcext:value-type="float">
            <text:p>584238809</text:p>
          </table:table-cell>
          <table:table-cell office:value-type="float" office:value="723831318" calcext:value-type="float">
            <text:p>723831318</text:p>
          </table:table-cell>
          <table:table-cell office:value-type="float" office:value="913486217" calcext:value-type="float">
            <text:p>913486217</text:p>
          </table:table-cell>
          <table:table-cell office:value-type="float" office:value="389893250" calcext:value-type="float">
            <text:p>389893250</text:p>
          </table:table-cell>
          <table:table-cell office:value-type="float" office:value="582303416" calcext:value-type="float">
            <text:p>582303416</text:p>
          </table:table-cell>
          <table:table-cell office:value-type="float" office:value="661997145" calcext:value-type="float">
            <text:p>661997145</text:p>
          </table:table-cell>
          <table:table-cell office:value-type="float" office:value="330302632" calcext:value-type="float">
            <text:p>330302632</text:p>
          </table:table-cell>
          <table:table-cell office:value-type="float" office:value="593731030" calcext:value-type="float">
            <text:p>593731030</text:p>
          </table:table-cell>
          <table:table-cell office:value-type="float" office:value="990014993" calcext:value-type="float">
            <text:p>990014993</text:p>
          </table:table-cell>
          <table:table-cell office:value-type="float" office:value="213456726" calcext:value-type="float">
            <text:p>213456726</text:p>
          </table:table-cell>
          <table:table-cell office:value-type="float" office:value="105540876" calcext:value-type="float">
            <text:p>105540876</text:p>
          </table:table-cell>
          <table:table-cell office:value-type="float" office:value="394211886" calcext:value-type="float">
            <text:p>394211886</text:p>
          </table:table-cell>
          <table:table-cell office:value-type="float" office:value="847430111" calcext:value-type="float">
            <text:p>847430111</text:p>
          </table:table-cell>
          <table:table-cell office:value-type="float" office:value="178303571" calcext:value-type="float">
            <text:p>178303571</text:p>
          </table:table-cell>
          <table:table-cell office:value-type="float" office:value="559539084" calcext:value-type="float">
            <text:p>559539084</text:p>
          </table:table-cell>
          <table:table-cell office:value-type="float" office:value="488504434" calcext:value-type="float">
            <text:p>488504434</text:p>
          </table:table-cell>
          <table:table-cell office:value-type="float" office:value="677816257" calcext:value-type="float">
            <text:p>677816257</text:p>
          </table:table-cell>
          <table:table-cell office:value-type="float" office:value="177658566" calcext:value-type="float">
            <text:p>177658566</text:p>
          </table:table-cell>
          <table:table-cell office:value-type="float" office:value="724414486" calcext:value-type="float">
            <text:p>724414486</text:p>
          </table:table-cell>
          <table:table-cell office:value-type="float" office:value="139165947" calcext:value-type="float">
            <text:p>139165947</text:p>
          </table:table-cell>
          <table:table-cell office:value-type="float" office:value="447452225" calcext:value-type="float">
            <text:p>447452225</text:p>
          </table:table-cell>
          <table:table-cell office:value-type="float" office:value="778382239" calcext:value-type="float">
            <text:p>778382239</text:p>
          </table:table-cell>
          <table:table-cell office:value-type="float" office:value="193721724" calcext:value-type="float">
            <text:p>193721724</text:p>
          </table:table-cell>
          <table:table-cell office:value-type="float" office:value="564283445" calcext:value-type="float">
            <text:p>564283445</text:p>
          </table:table-cell>
          <table:table-cell office:value-type="float" office:value="842515794" calcext:value-type="float">
            <text:p>842515794</text:p>
          </table:table-cell>
          <table:table-cell office:value-type="float" office:value="761785570" calcext:value-type="float">
            <text:p>761785570</text:p>
          </table:table-cell>
          <table:table-cell office:value-type="float" office:value="461388738" calcext:value-type="float">
            <text:p>461388738</text:p>
          </table:table-cell>
        </table:table-row>
        <table:table-row table:style-name="ro1">
          <table:table-cell office:value-type="float" office:value="416724655" calcext:value-type="float">
            <text:p>416724655</text:p>
          </table:table-cell>
          <table:table-cell office:value-type="float" office:value="126415238" calcext:value-type="float">
            <text:p>126415238</text:p>
          </table:table-cell>
          <table:table-cell office:value-type="float" office:value="309244437" calcext:value-type="float">
            <text:p>309244437</text:p>
          </table:table-cell>
          <table:table-cell office:value-type="float" office:value="715965490" calcext:value-type="float">
            <text:p>715965490</text:p>
          </table:table-cell>
          <table:table-cell office:value-type="float" office:value="511044312" calcext:value-type="float">
            <text:p>511044312</text:p>
          </table:table-cell>
          <table:table-cell office:value-type="float" office:value="494067915" calcext:value-type="float">
            <text:p>494067915</text:p>
          </table:table-cell>
          <table:table-cell office:value-type="float" office:value="233202898" calcext:value-type="float">
            <text:p>233202898</text:p>
          </table:table-cell>
          <table:table-cell office:value-type="float" office:value="635055518" calcext:value-type="float">
            <text:p>635055518</text:p>
          </table:table-cell>
          <table:table-cell office:value-type="float" office:value="486544149" calcext:value-type="float">
            <text:p>486544149</text:p>
          </table:table-cell>
          <table:table-cell office:value-type="float" office:value="575787107" calcext:value-type="float">
            <text:p>575787107</text:p>
          </table:table-cell>
          <table:table-cell office:value-type="float" office:value="124682104" calcext:value-type="float">
            <text:p>124682104</text:p>
          </table:table-cell>
          <table:table-cell office:value-type="float" office:value="951625123" calcext:value-type="float">
            <text:p>951625123</text:p>
          </table:table-cell>
          <table:table-cell office:value-type="float" office:value="146697951" calcext:value-type="float">
            <text:p>146697951</text:p>
          </table:table-cell>
          <table:table-cell office:value-type="float" office:value="182975936" calcext:value-type="float">
            <text:p>182975936</text:p>
          </table:table-cell>
          <table:table-cell office:value-type="float" office:value="363456698" calcext:value-type="float">
            <text:p>363456698</text:p>
          </table:table-cell>
          <table:table-cell office:value-type="float" office:value="808235362" calcext:value-type="float">
            <text:p>808235362</text:p>
          </table:table-cell>
          <table:table-cell office:value-type="float" office:value="935331993" calcext:value-type="float">
            <text:p>935331993</text:p>
          </table:table-cell>
          <table:table-cell office:value-type="float" office:value="447618143" calcext:value-type="float">
            <text:p>447618143</text:p>
          </table:table-cell>
          <table:table-cell office:value-type="float" office:value="891728359" calcext:value-type="float">
            <text:p>891728359</text:p>
          </table:table-cell>
          <table:table-cell office:value-type="float" office:value="525885964" calcext:value-type="float">
            <text:p>525885964</text:p>
          </table:table-cell>
          <table:table-cell office:value-type="float" office:value="769774730" calcext:value-type="float">
            <text:p>769774730</text:p>
          </table:table-cell>
          <table:table-cell office:value-type="float" office:value="494345935" calcext:value-type="float">
            <text:p>494345935</text:p>
          </table:table-cell>
          <table:table-cell office:value-type="float" office:value="478358789" calcext:value-type="float">
            <text:p>478358789</text:p>
          </table:table-cell>
          <table:table-cell office:value-type="float" office:value="341076717" calcext:value-type="float">
            <text:p>341076717</text:p>
          </table:table-cell>
          <table:table-cell office:value-type="float" office:value="178415959" calcext:value-type="float">
            <text:p>178415959</text:p>
          </table:table-cell>
          <table:table-cell office:value-type="float" office:value="795962427" calcext:value-type="float">
            <text:p>795962427</text:p>
          </table:table-cell>
          <table:table-cell office:value-type="float" office:value="218148643" calcext:value-type="float">
            <text:p>218148643</text:p>
          </table:table-cell>
          <table:table-cell office:value-type="float" office:value="807422720" calcext:value-type="float">
            <text:p>807422720</text:p>
          </table:table-cell>
          <table:table-cell office:value-type="float" office:value="184750328" calcext:value-type="float">
            <text:p>184750328</text:p>
          </table:table-cell>
          <table:table-cell office:value-type="float" office:value="721616221" calcext:value-type="float">
            <text:p>721616221</text:p>
          </table:table-cell>
          <table:table-cell office:value-type="float" office:value="238298845" calcext:value-type="float">
            <text:p>238298845</text:p>
          </table:table-cell>
          <table:table-cell office:value-type="float" office:value="931427057" calcext:value-type="float">
            <text:p>931427057</text:p>
          </table:table-cell>
        </table:table-row>
        <table:table-row table:style-name="ro1">
          <table:table-cell office:value-type="float" office:value="930466693" calcext:value-type="float">
            <text:p>930466693</text:p>
          </table:table-cell>
          <table:table-cell office:value-type="float" office:value="315329297" calcext:value-type="float">
            <text:p>315329297</text:p>
          </table:table-cell>
          <table:table-cell office:value-type="float" office:value="233869476" calcext:value-type="float">
            <text:p>233869476</text:p>
          </table:table-cell>
          <table:table-cell office:value-type="float" office:value="842472999" calcext:value-type="float">
            <text:p>842472999</text:p>
          </table:table-cell>
          <table:table-cell office:value-type="float" office:value="711218742" calcext:value-type="float">
            <text:p>711218742</text:p>
          </table:table-cell>
          <table:table-cell office:value-type="float" office:value="520748517" calcext:value-type="float">
            <text:p>520748517</text:p>
          </table:table-cell>
          <table:table-cell office:value-type="float" office:value="972683572" calcext:value-type="float">
            <text:p>972683572</text:p>
          </table:table-cell>
          <table:table-cell office:value-type="float" office:value="394268144" calcext:value-type="float">
            <text:p>394268144</text:p>
          </table:table-cell>
          <table:table-cell office:value-type="float" office:value="681886573" calcext:value-type="float">
            <text:p>681886573</text:p>
          </table:table-cell>
          <table:table-cell office:value-type="float" office:value="968463873" calcext:value-type="float">
            <text:p>968463873</text:p>
          </table:table-cell>
          <table:table-cell office:value-type="float" office:value="809006836" calcext:value-type="float">
            <text:p>809006836</text:p>
          </table:table-cell>
          <table:table-cell office:value-type="float" office:value="929781891" calcext:value-type="float">
            <text:p>929781891</text:p>
          </table:table-cell>
          <table:table-cell office:value-type="float" office:value="658799927" calcext:value-type="float">
            <text:p>658799927</text:p>
          </table:table-cell>
          <table:table-cell office:value-type="float" office:value="549982048" calcext:value-type="float">
            <text:p>549982048</text:p>
          </table:table-cell>
          <table:table-cell office:value-type="float" office:value="325324252" calcext:value-type="float">
            <text:p>325324252</text:p>
          </table:table-cell>
          <table:table-cell office:value-type="float" office:value="941426338" calcext:value-type="float">
            <text:p>941426338</text:p>
          </table:table-cell>
          <table:table-cell office:value-type="float" office:value="416498180" calcext:value-type="float">
            <text:p>416498180</text:p>
          </table:table-cell>
          <table:table-cell office:value-type="float" office:value="866458936" calcext:value-type="float">
            <text:p>866458936</text:p>
          </table:table-cell>
          <table:table-cell office:value-type="float" office:value="770202550" calcext:value-type="float">
            <text:p>770202550</text:p>
          </table:table-cell>
          <table:table-cell office:value-type="float" office:value="619032520" calcext:value-type="float">
            <text:p>619032520</text:p>
          </table:table-cell>
          <table:table-cell office:value-type="float" office:value="627017370" calcext:value-type="float">
            <text:p>627017370</text:p>
          </table:table-cell>
          <table:table-cell office:value-type="float" office:value="934285286" calcext:value-type="float">
            <text:p>934285286</text:p>
          </table:table-cell>
          <table:table-cell office:value-type="float" office:value="490037201" calcext:value-type="float">
            <text:p>490037201</text:p>
          </table:table-cell>
          <table:table-cell office:value-type="float" office:value="716494123" calcext:value-type="float">
            <text:p>716494123</text:p>
          </table:table-cell>
          <table:table-cell office:value-type="float" office:value="380996590" calcext:value-type="float">
            <text:p>380996590</text:p>
          </table:table-cell>
          <table:table-cell office:value-type="float" office:value="594867442" calcext:value-type="float">
            <text:p>594867442</text:p>
          </table:table-cell>
          <table:table-cell office:value-type="float" office:value="914014411" calcext:value-type="float">
            <text:p>914014411</text:p>
          </table:table-cell>
          <table:table-cell office:value-type="float" office:value="758487392" calcext:value-type="float">
            <text:p>758487392</text:p>
          </table:table-cell>
          <table:table-cell office:value-type="float" office:value="320647575" calcext:value-type="float">
            <text:p>320647575</text:p>
          </table:table-cell>
          <table:table-cell office:value-type="float" office:value="405547434" calcext:value-type="float">
            <text:p>405547434</text:p>
          </table:table-cell>
          <table:table-cell office:value-type="float" office:value="246789369" calcext:value-type="float">
            <text:p>246789369</text:p>
          </table:table-cell>
          <table:table-cell office:value-type="float" office:value="565333454" calcext:value-type="float">
            <text:p>565333454</text:p>
          </table:table-cell>
        </table:table-row>
        <table:table-row table:style-name="ro1">
          <table:table-cell office:value-type="float" office:value="714023649" calcext:value-type="float">
            <text:p>714023649</text:p>
          </table:table-cell>
          <table:table-cell office:value-type="float" office:value="170246788" calcext:value-type="float">
            <text:p>170246788</text:p>
          </table:table-cell>
          <table:table-cell office:value-type="float" office:value="767014524" calcext:value-type="float">
            <text:p>767014524</text:p>
          </table:table-cell>
          <table:table-cell office:value-type="float" office:value="489141605" calcext:value-type="float">
            <text:p>489141605</text:p>
          </table:table-cell>
          <table:table-cell office:value-type="float" office:value="902785570" calcext:value-type="float">
            <text:p>902785570</text:p>
          </table:table-cell>
          <table:table-cell office:value-type="float" office:value="400388894" calcext:value-type="float">
            <text:p>400388894</text:p>
          </table:table-cell>
          <table:table-cell office:value-type="float" office:value="710380977" calcext:value-type="float">
            <text:p>710380977</text:p>
          </table:table-cell>
          <table:table-cell office:value-type="float" office:value="274095066" calcext:value-type="float">
            <text:p>274095066</text:p>
          </table:table-cell>
          <table:table-cell office:value-type="float" office:value="845088775" calcext:value-type="float">
            <text:p>845088775</text:p>
          </table:table-cell>
          <table:table-cell office:value-type="float" office:value="708570027" calcext:value-type="float">
            <text:p>708570027</text:p>
          </table:table-cell>
          <table:table-cell office:value-type="float" office:value="676616402" calcext:value-type="float">
            <text:p>676616402</text:p>
          </table:table-cell>
          <table:table-cell office:value-type="float" office:value="258791843" calcext:value-type="float">
            <text:p>258791843</text:p>
          </table:table-cell>
          <table:table-cell office:value-type="float" office:value="286647579" calcext:value-type="float">
            <text:p>286647579</text:p>
          </table:table-cell>
          <table:table-cell office:value-type="float" office:value="222879213" calcext:value-type="float">
            <text:p>222879213</text:p>
          </table:table-cell>
          <table:table-cell office:value-type="float" office:value="722926485" calcext:value-type="float">
            <text:p>722926485</text:p>
          </table:table-cell>
          <table:table-cell office:value-type="float" office:value="280447938" calcext:value-type="float">
            <text:p>280447938</text:p>
          </table:table-cell>
          <table:table-cell office:value-type="float" office:value="411548234" calcext:value-type="float">
            <text:p>411548234</text:p>
          </table:table-cell>
          <table:table-cell office:value-type="float" office:value="927179278" calcext:value-type="float">
            <text:p>927179278</text:p>
          </table:table-cell>
          <table:table-cell office:value-type="float" office:value="350844877" calcext:value-type="float">
            <text:p>350844877</text:p>
          </table:table-cell>
          <table:table-cell office:value-type="float" office:value="359488229" calcext:value-type="float">
            <text:p>359488229</text:p>
          </table:table-cell>
          <table:table-cell office:value-type="float" office:value="608189619" calcext:value-type="float">
            <text:p>608189619</text:p>
          </table:table-cell>
          <table:table-cell office:value-type="float" office:value="646457771" calcext:value-type="float">
            <text:p>646457771</text:p>
          </table:table-cell>
          <table:table-cell office:value-type="float" office:value="667135072" calcext:value-type="float">
            <text:p>667135072</text:p>
          </table:table-cell>
          <table:table-cell office:value-type="float" office:value="328781626" calcext:value-type="float">
            <text:p>328781626</text:p>
          </table:table-cell>
          <table:table-cell office:value-type="float" office:value="916822949" calcext:value-type="float">
            <text:p>916822949</text:p>
          </table:table-cell>
          <table:table-cell office:value-type="float" office:value="141674094" calcext:value-type="float">
            <text:p>141674094</text:p>
          </table:table-cell>
          <table:table-cell office:value-type="float" office:value="419875244" calcext:value-type="float">
            <text:p>419875244</text:p>
          </table:table-cell>
          <table:table-cell office:value-type="float" office:value="303107538" calcext:value-type="float">
            <text:p>303107538</text:p>
          </table:table-cell>
          <table:table-cell office:value-type="float" office:value="674773253" calcext:value-type="float">
            <text:p>674773253</text:p>
          </table:table-cell>
          <table:table-cell office:value-type="float" office:value="791576203" calcext:value-type="float">
            <text:p>791576203</text:p>
          </table:table-cell>
          <table:table-cell office:value-type="float" office:value="393174036" calcext:value-type="float">
            <text:p>393174036</text:p>
          </table:table-cell>
          <table:table-cell office:value-type="float" office:value="100603699" calcext:value-type="float">
            <text:p>100603699</text:p>
          </table:table-cell>
        </table:table-row>
        <table:table-row table:style-name="ro1">
          <table:table-cell office:value-type="float" office:value="595991718" calcext:value-type="float">
            <text:p>595991718</text:p>
          </table:table-cell>
          <table:table-cell office:value-type="float" office:value="921151455" calcext:value-type="float">
            <text:p>921151455</text:p>
          </table:table-cell>
          <table:table-cell office:value-type="float" office:value="553142508" calcext:value-type="float">
            <text:p>553142508</text:p>
          </table:table-cell>
          <table:table-cell office:value-type="float" office:value="670945154" calcext:value-type="float">
            <text:p>670945154</text:p>
          </table:table-cell>
          <table:table-cell office:value-type="float" office:value="244191037" calcext:value-type="float">
            <text:p>244191037</text:p>
          </table:table-cell>
          <table:table-cell office:value-type="float" office:value="650210179" calcext:value-type="float">
            <text:p>650210179</text:p>
          </table:table-cell>
          <table:table-cell office:value-type="float" office:value="653971851" calcext:value-type="float">
            <text:p>653971851</text:p>
          </table:table-cell>
          <table:table-cell office:value-type="float" office:value="211059608" calcext:value-type="float">
            <text:p>211059608</text:p>
          </table:table-cell>
          <table:table-cell office:value-type="float" office:value="122460739" calcext:value-type="float">
            <text:p>122460739</text:p>
          </table:table-cell>
          <table:table-cell office:value-type="float" office:value="172838357" calcext:value-type="float">
            <text:p>172838357</text:p>
          </table:table-cell>
          <table:table-cell office:value-type="float" office:value="762819870" calcext:value-type="float">
            <text:p>762819870</text:p>
          </table:table-cell>
          <table:table-cell office:value-type="float" office:value="899971482" calcext:value-type="float">
            <text:p>899971482</text:p>
          </table:table-cell>
          <table:table-cell office:value-type="float" office:value="582741876" calcext:value-type="float">
            <text:p>582741876</text:p>
          </table:table-cell>
          <table:table-cell office:value-type="float" office:value="595802534" calcext:value-type="float">
            <text:p>595802534</text:p>
          </table:table-cell>
          <table:table-cell office:value-type="float" office:value="529309411" calcext:value-type="float">
            <text:p>529309411</text:p>
          </table:table-cell>
          <table:table-cell office:value-type="float" office:value="931376490" calcext:value-type="float">
            <text:p>931376490</text:p>
          </table:table-cell>
          <table:table-cell office:value-type="float" office:value="779411900" calcext:value-type="float">
            <text:p>779411900</text:p>
          </table:table-cell>
          <table:table-cell office:value-type="float" office:value="491792298" calcext:value-type="float">
            <text:p>491792298</text:p>
          </table:table-cell>
          <table:table-cell office:value-type="float" office:value="889265515" calcext:value-type="float">
            <text:p>889265515</text:p>
          </table:table-cell>
          <table:table-cell office:value-type="float" office:value="521334005" calcext:value-type="float">
            <text:p>521334005</text:p>
          </table:table-cell>
          <table:table-cell office:value-type="float" office:value="513873075" calcext:value-type="float">
            <text:p>513873075</text:p>
          </table:table-cell>
          <table:table-cell office:value-type="float" office:value="741251278" calcext:value-type="float">
            <text:p>741251278</text:p>
          </table:table-cell>
          <table:table-cell office:value-type="float" office:value="188120387" calcext:value-type="float">
            <text:p>188120387</text:p>
          </table:table-cell>
          <table:table-cell office:value-type="float" office:value="494272289" calcext:value-type="float">
            <text:p>494272289</text:p>
          </table:table-cell>
          <table:table-cell office:value-type="float" office:value="940406655" calcext:value-type="float">
            <text:p>940406655</text:p>
          </table:table-cell>
          <table:table-cell office:value-type="float" office:value="546924094" calcext:value-type="float">
            <text:p>546924094</text:p>
          </table:table-cell>
          <table:table-cell office:value-type="float" office:value="399868898" calcext:value-type="float">
            <text:p>399868898</text:p>
          </table:table-cell>
          <table:table-cell office:value-type="float" office:value="575413651" calcext:value-type="float">
            <text:p>575413651</text:p>
          </table:table-cell>
          <table:table-cell office:value-type="float" office:value="177610989" calcext:value-type="float">
            <text:p>177610989</text:p>
          </table:table-cell>
          <table:table-cell office:value-type="float" office:value="121198330" calcext:value-type="float">
            <text:p>121198330</text:p>
          </table:table-cell>
          <table:table-cell office:value-type="float" office:value="484016389" calcext:value-type="float">
            <text:p>484016389</text:p>
          </table:table-cell>
          <table:table-cell office:value-type="float" office:value="820650615" calcext:value-type="float">
            <text:p>820650615</text:p>
          </table:table-cell>
        </table:table-row>
        <table:table-row table:style-name="ro1">
          <table:table-cell office:value-type="float" office:value="132740805" calcext:value-type="float">
            <text:p>132740805</text:p>
          </table:table-cell>
          <table:table-cell office:value-type="float" office:value="555580403" calcext:value-type="float">
            <text:p>555580403</text:p>
          </table:table-cell>
          <table:table-cell office:value-type="float" office:value="748889241" calcext:value-type="float">
            <text:p>748889241</text:p>
          </table:table-cell>
          <table:table-cell office:value-type="float" office:value="904369142" calcext:value-type="float">
            <text:p>904369142</text:p>
          </table:table-cell>
          <table:table-cell office:value-type="float" office:value="597452200" calcext:value-type="float">
            <text:p>597452200</text:p>
          </table:table-cell>
          <table:table-cell office:value-type="float" office:value="817150030" calcext:value-type="float">
            <text:p>817150030</text:p>
          </table:table-cell>
          <table:table-cell office:value-type="float" office:value="164123494" calcext:value-type="float">
            <text:p>164123494</text:p>
          </table:table-cell>
          <table:table-cell office:value-type="float" office:value="472479593" calcext:value-type="float">
            <text:p>472479593</text:p>
          </table:table-cell>
          <table:table-cell office:value-type="float" office:value="247840181" calcext:value-type="float">
            <text:p>247840181</text:p>
          </table:table-cell>
          <table:table-cell office:value-type="float" office:value="156788891" calcext:value-type="float">
            <text:p>156788891</text:p>
          </table:table-cell>
          <table:table-cell office:value-type="float" office:value="781056108" calcext:value-type="float">
            <text:p>781056108</text:p>
          </table:table-cell>
          <table:table-cell office:value-type="float" office:value="767675864" calcext:value-type="float">
            <text:p>767675864</text:p>
          </table:table-cell>
          <table:table-cell office:value-type="float" office:value="349850832" calcext:value-type="float">
            <text:p>349850832</text:p>
          </table:table-cell>
          <table:table-cell office:value-type="float" office:value="200433437" calcext:value-type="float">
            <text:p>200433437</text:p>
          </table:table-cell>
          <table:table-cell office:value-type="float" office:value="252300500" calcext:value-type="float">
            <text:p>252300500</text:p>
          </table:table-cell>
          <table:table-cell office:value-type="float" office:value="373409529" calcext:value-type="float">
            <text:p>373409529</text:p>
          </table:table-cell>
          <table:table-cell office:value-type="float" office:value="356146319" calcext:value-type="float">
            <text:p>356146319</text:p>
          </table:table-cell>
          <table:table-cell office:value-type="float" office:value="852131517" calcext:value-type="float">
            <text:p>852131517</text:p>
          </table:table-cell>
          <table:table-cell office:value-type="float" office:value="267478047" calcext:value-type="float">
            <text:p>267478047</text:p>
          </table:table-cell>
          <table:table-cell office:value-type="float" office:value="291009009" calcext:value-type="float">
            <text:p>291009009</text:p>
          </table:table-cell>
          <table:table-cell office:value-type="float" office:value="188952748" calcext:value-type="float">
            <text:p>188952748</text:p>
          </table:table-cell>
          <table:table-cell office:value-type="float" office:value="668447809" calcext:value-type="float">
            <text:p>668447809</text:p>
          </table:table-cell>
          <table:table-cell office:value-type="float" office:value="373123010" calcext:value-type="float">
            <text:p>373123010</text:p>
          </table:table-cell>
          <table:table-cell office:value-type="float" office:value="757528692" calcext:value-type="float">
            <text:p>757528692</text:p>
          </table:table-cell>
          <table:table-cell office:value-type="float" office:value="662864585" calcext:value-type="float">
            <text:p>662864585</text:p>
          </table:table-cell>
          <table:table-cell office:value-type="float" office:value="159466534" calcext:value-type="float">
            <text:p>159466534</text:p>
          </table:table-cell>
          <table:table-cell office:value-type="float" office:value="427657265" calcext:value-type="float">
            <text:p>427657265</text:p>
          </table:table-cell>
          <table:table-cell office:value-type="float" office:value="904995313" calcext:value-type="float">
            <text:p>904995313</text:p>
          </table:table-cell>
          <table:table-cell office:value-type="float" office:value="991179061" calcext:value-type="float">
            <text:p>991179061</text:p>
          </table:table-cell>
          <table:table-cell office:value-type="float" office:value="303373977" calcext:value-type="float">
            <text:p>303373977</text:p>
          </table:table-cell>
          <table:table-cell office:value-type="float" office:value="784371299" calcext:value-type="float">
            <text:p>784371299</text:p>
          </table:table-cell>
          <table:table-cell office:value-type="float" office:value="776385426" calcext:value-type="float">
            <text:p>776385426</text:p>
          </table:table-cell>
        </table:table-row>
        <table:table-row table:style-name="ro1">
          <table:table-cell office:value-type="float" office:value="747418424" calcext:value-type="float">
            <text:p>747418424</text:p>
          </table:table-cell>
          <table:table-cell office:value-type="float" office:value="421858277" calcext:value-type="float">
            <text:p>421858277</text:p>
          </table:table-cell>
          <table:table-cell office:value-type="float" office:value="870512656" calcext:value-type="float">
            <text:p>870512656</text:p>
          </table:table-cell>
          <table:table-cell office:value-type="float" office:value="866120130" calcext:value-type="float">
            <text:p>866120130</text:p>
          </table:table-cell>
          <table:table-cell office:value-type="float" office:value="521553752" calcext:value-type="float">
            <text:p>521553752</text:p>
          </table:table-cell>
          <table:table-cell office:value-type="float" office:value="557417314" calcext:value-type="float">
            <text:p>557417314</text:p>
          </table:table-cell>
          <table:table-cell office:value-type="float" office:value="521724779" calcext:value-type="float">
            <text:p>521724779</text:p>
          </table:table-cell>
          <table:table-cell office:value-type="float" office:value="719909052" calcext:value-type="float">
            <text:p>719909052</text:p>
          </table:table-cell>
          <table:table-cell office:value-type="float" office:value="850562335" calcext:value-type="float">
            <text:p>850562335</text:p>
          </table:table-cell>
          <table:table-cell office:value-type="float" office:value="278655230" calcext:value-type="float">
            <text:p>278655230</text:p>
          </table:table-cell>
          <table:table-cell office:value-type="float" office:value="414839852" calcext:value-type="float">
            <text:p>414839852</text:p>
          </table:table-cell>
          <table:table-cell office:value-type="float" office:value="465605334" calcext:value-type="float">
            <text:p>465605334</text:p>
          </table:table-cell>
          <table:table-cell office:value-type="float" office:value="693294813" calcext:value-type="float">
            <text:p>693294813</text:p>
          </table:table-cell>
          <table:table-cell office:value-type="float" office:value="156215009" calcext:value-type="float">
            <text:p>156215009</text:p>
          </table:table-cell>
          <table:table-cell office:value-type="float" office:value="457563864" calcext:value-type="float">
            <text:p>457563864</text:p>
          </table:table-cell>
          <table:table-cell office:value-type="float" office:value="534111986" calcext:value-type="float">
            <text:p>534111986</text:p>
          </table:table-cell>
          <table:table-cell office:value-type="float" office:value="582244042" calcext:value-type="float">
            <text:p>582244042</text:p>
          </table:table-cell>
          <table:table-cell office:value-type="float" office:value="495780764" calcext:value-type="float">
            <text:p>495780764</text:p>
          </table:table-cell>
          <table:table-cell office:value-type="float" office:value="829299094" calcext:value-type="float">
            <text:p>829299094</text:p>
          </table:table-cell>
          <table:table-cell office:value-type="float" office:value="996735063" calcext:value-type="float">
            <text:p>996735063</text:p>
          </table:table-cell>
          <table:table-cell office:value-type="float" office:value="226779069" calcext:value-type="float">
            <text:p>226779069</text:p>
          </table:table-cell>
          <table:table-cell office:value-type="float" office:value="742998453" calcext:value-type="float">
            <text:p>742998453</text:p>
          </table:table-cell>
          <table:table-cell office:value-type="float" office:value="877891229" calcext:value-type="float">
            <text:p>877891229</text:p>
          </table:table-cell>
          <table:table-cell office:value-type="float" office:value="551624059" calcext:value-type="float">
            <text:p>551624059</text:p>
          </table:table-cell>
          <table:table-cell office:value-type="float" office:value="819751672" calcext:value-type="float">
            <text:p>819751672</text:p>
          </table:table-cell>
          <table:table-cell office:value-type="float" office:value="234650896" calcext:value-type="float">
            <text:p>234650896</text:p>
          </table:table-cell>
          <table:table-cell office:value-type="float" office:value="353430739" calcext:value-type="float">
            <text:p>353430739</text:p>
          </table:table-cell>
          <table:table-cell office:value-type="float" office:value="830930599" calcext:value-type="float">
            <text:p>830930599</text:p>
          </table:table-cell>
          <table:table-cell office:value-type="float" office:value="939242875" calcext:value-type="float">
            <text:p>939242875</text:p>
          </table:table-cell>
          <table:table-cell office:value-type="float" office:value="912740159" calcext:value-type="float">
            <text:p>912740159</text:p>
          </table:table-cell>
          <table:table-cell office:value-type="float" office:value="827550861" calcext:value-type="float">
            <text:p>827550861</text:p>
          </table:table-cell>
          <table:table-cell office:value-type="float" office:value="925925789" calcext:value-type="float">
            <text:p>925925789</text:p>
          </table:table-cell>
        </table:table-row>
        <table:table-row table:style-name="ro1">
          <table:table-cell office:value-type="float" office:value="389503510" calcext:value-type="float">
            <text:p>389503510</text:p>
          </table:table-cell>
          <table:table-cell office:value-type="float" office:value="757511667" calcext:value-type="float">
            <text:p>757511667</text:p>
          </table:table-cell>
          <table:table-cell office:value-type="float" office:value="987803111" calcext:value-type="float">
            <text:p>987803111</text:p>
          </table:table-cell>
          <table:table-cell office:value-type="float" office:value="519587724" calcext:value-type="float">
            <text:p>519587724</text:p>
          </table:table-cell>
          <table:table-cell office:value-type="float" office:value="981278521" calcext:value-type="float">
            <text:p>981278521</text:p>
          </table:table-cell>
          <table:table-cell office:value-type="float" office:value="296000933" calcext:value-type="float">
            <text:p>296000933</text:p>
          </table:table-cell>
          <table:table-cell office:value-type="float" office:value="132013922" calcext:value-type="float">
            <text:p>132013922</text:p>
          </table:table-cell>
          <table:table-cell office:value-type="float" office:value="441941875" calcext:value-type="float">
            <text:p>441941875</text:p>
          </table:table-cell>
          <table:table-cell office:value-type="float" office:value="417554118" calcext:value-type="float">
            <text:p>417554118</text:p>
          </table:table-cell>
          <table:table-cell office:value-type="float" office:value="744012735" calcext:value-type="float">
            <text:p>744012735</text:p>
          </table:table-cell>
          <table:table-cell office:value-type="float" office:value="395468478" calcext:value-type="float">
            <text:p>395468478</text:p>
          </table:table-cell>
          <table:table-cell office:value-type="float" office:value="124643020" calcext:value-type="float">
            <text:p>124643020</text:p>
          </table:table-cell>
          <table:table-cell office:value-type="float" office:value="951557387" calcext:value-type="float">
            <text:p>951557387</text:p>
          </table:table-cell>
          <table:table-cell office:value-type="float" office:value="383783430" calcext:value-type="float">
            <text:p>383783430</text:p>
          </table:table-cell>
          <table:table-cell office:value-type="float" office:value="477046861" calcext:value-type="float">
            <text:p>477046861</text:p>
          </table:table-cell>
          <table:table-cell office:value-type="float" office:value="534051587" calcext:value-type="float">
            <text:p>534051587</text:p>
          </table:table-cell>
          <table:table-cell office:value-type="float" office:value="249899684" calcext:value-type="float">
            <text:p>249899684</text:p>
          </table:table-cell>
          <table:table-cell office:value-type="float" office:value="464212969" calcext:value-type="float">
            <text:p>464212969</text:p>
          </table:table-cell>
          <table:table-cell office:value-type="float" office:value="625985426" calcext:value-type="float">
            <text:p>625985426</text:p>
          </table:table-cell>
          <table:table-cell office:value-type="float" office:value="952610546" calcext:value-type="float">
            <text:p>952610546</text:p>
          </table:table-cell>
          <table:table-cell office:value-type="float" office:value="786993717" calcext:value-type="float">
            <text:p>786993717</text:p>
          </table:table-cell>
          <table:table-cell office:value-type="float" office:value="552999680" calcext:value-type="float">
            <text:p>552999680</text:p>
          </table:table-cell>
          <table:table-cell office:value-type="float" office:value="481432990" calcext:value-type="float">
            <text:p>481432990</text:p>
          </table:table-cell>
          <table:table-cell office:value-type="float" office:value="187586811" calcext:value-type="float">
            <text:p>187586811</text:p>
          </table:table-cell>
          <table:table-cell office:value-type="float" office:value="794655465" calcext:value-type="float">
            <text:p>794655465</text:p>
          </table:table-cell>
          <table:table-cell office:value-type="float" office:value="831376520" calcext:value-type="float">
            <text:p>831376520</text:p>
          </table:table-cell>
          <table:table-cell office:value-type="float" office:value="318166963" calcext:value-type="float">
            <text:p>318166963</text:p>
          </table:table-cell>
          <table:table-cell office:value-type="float" office:value="118712221" calcext:value-type="float">
            <text:p>118712221</text:p>
          </table:table-cell>
          <table:table-cell office:value-type="float" office:value="298297506" calcext:value-type="float">
            <text:p>298297506</text:p>
          </table:table-cell>
          <table:table-cell office:value-type="float" office:value="639542869" calcext:value-type="float">
            <text:p>639542869</text:p>
          </table:table-cell>
          <table:table-cell office:value-type="float" office:value="946730155" calcext:value-type="float">
            <text:p>946730155</text:p>
          </table:table-cell>
          <table:table-cell office:value-type="float" office:value="776007600" calcext:value-type="float">
            <text:p>776007600</text:p>
          </table:table-cell>
        </table:table-row>
        <table:table-row table:style-name="ro1">
          <table:table-cell office:value-type="float" office:value="972029269" calcext:value-type="float">
            <text:p>972029269</text:p>
          </table:table-cell>
          <table:table-cell office:value-type="float" office:value="364187061" calcext:value-type="float">
            <text:p>364187061</text:p>
          </table:table-cell>
          <table:table-cell office:value-type="float" office:value="365002678" calcext:value-type="float">
            <text:p>365002678</text:p>
          </table:table-cell>
          <table:table-cell office:value-type="float" office:value="594584585" calcext:value-type="float">
            <text:p>594584585</text:p>
          </table:table-cell>
          <table:table-cell office:value-type="float" office:value="146163003" calcext:value-type="float">
            <text:p>146163003</text:p>
          </table:table-cell>
          <table:table-cell office:value-type="float" office:value="595111065" calcext:value-type="float">
            <text:p>595111065</text:p>
          </table:table-cell>
          <table:table-cell office:value-type="float" office:value="964318553" calcext:value-type="float">
            <text:p>964318553</text:p>
          </table:table-cell>
          <table:table-cell office:value-type="float" office:value="657239827" calcext:value-type="float">
            <text:p>657239827</text:p>
          </table:table-cell>
          <table:table-cell office:value-type="float" office:value="422168504" calcext:value-type="float">
            <text:p>422168504</text:p>
          </table:table-cell>
          <table:table-cell office:value-type="float" office:value="842262309" calcext:value-type="float">
            <text:p>842262309</text:p>
          </table:table-cell>
          <table:table-cell office:value-type="float" office:value="255138620" calcext:value-type="float">
            <text:p>255138620</text:p>
          </table:table-cell>
          <table:table-cell office:value-type="float" office:value="377093538" calcext:value-type="float">
            <text:p>377093538</text:p>
          </table:table-cell>
          <table:table-cell office:value-type="float" office:value="277491910" calcext:value-type="float">
            <text:p>277491910</text:p>
          </table:table-cell>
          <table:table-cell office:value-type="float" office:value="539047542" calcext:value-type="float">
            <text:p>539047542</text:p>
          </table:table-cell>
          <table:table-cell office:value-type="float" office:value="641139376" calcext:value-type="float">
            <text:p>641139376</text:p>
          </table:table-cell>
          <table:table-cell office:value-type="float" office:value="242559291" calcext:value-type="float">
            <text:p>242559291</text:p>
          </table:table-cell>
          <table:table-cell office:value-type="float" office:value="910997996" calcext:value-type="float">
            <text:p>910997996</text:p>
          </table:table-cell>
          <table:table-cell office:value-type="float" office:value="483758182" calcext:value-type="float">
            <text:p>483758182</text:p>
          </table:table-cell>
          <table:table-cell office:value-type="float" office:value="249998854" calcext:value-type="float">
            <text:p>249998854</text:p>
          </table:table-cell>
          <table:table-cell office:value-type="float" office:value="593971463" calcext:value-type="float">
            <text:p>593971463</text:p>
          </table:table-cell>
          <table:table-cell office:value-type="float" office:value="563178187" calcext:value-type="float">
            <text:p>563178187</text:p>
          </table:table-cell>
          <table:table-cell office:value-type="float" office:value="207245210" calcext:value-type="float">
            <text:p>207245210</text:p>
          </table:table-cell>
          <table:table-cell office:value-type="float" office:value="409875990" calcext:value-type="float">
            <text:p>409875990</text:p>
          </table:table-cell>
          <table:table-cell office:value-type="float" office:value="244378674" calcext:value-type="float">
            <text:p>244378674</text:p>
          </table:table-cell>
          <table:table-cell office:value-type="float" office:value="548876208" calcext:value-type="float">
            <text:p>548876208</text:p>
          </table:table-cell>
          <table:table-cell office:value-type="float" office:value="674038961" calcext:value-type="float">
            <text:p>674038961</text:p>
          </table:table-cell>
          <table:table-cell office:value-type="float" office:value="537033649" calcext:value-type="float">
            <text:p>537033649</text:p>
          </table:table-cell>
          <table:table-cell office:value-type="float" office:value="339630424" calcext:value-type="float">
            <text:p>339630424</text:p>
          </table:table-cell>
          <table:table-cell office:value-type="float" office:value="275921178" calcext:value-type="float">
            <text:p>275921178</text:p>
          </table:table-cell>
          <table:table-cell office:value-type="float" office:value="299893333" calcext:value-type="float">
            <text:p>299893333</text:p>
          </table:table-cell>
          <table:table-cell office:value-type="float" office:value="298025179" calcext:value-type="float">
            <text:p>298025179</text:p>
          </table:table-cell>
          <table:table-cell office:value-type="float" office:value="507529398" calcext:value-type="float">
            <text:p>507529398</text:p>
          </table:table-cell>
        </table:table-row>
        <table:table-row table:style-name="ro1">
          <table:table-cell office:value-type="float" office:value="120566555" calcext:value-type="float">
            <text:p>120566555</text:p>
          </table:table-cell>
          <table:table-cell office:value-type="float" office:value="388424628" calcext:value-type="float">
            <text:p>388424628</text:p>
          </table:table-cell>
          <table:table-cell office:value-type="float" office:value="214380955" calcext:value-type="float">
            <text:p>214380955</text:p>
          </table:table-cell>
          <table:table-cell office:value-type="float" office:value="668485483" calcext:value-type="float">
            <text:p>668485483</text:p>
          </table:table-cell>
          <table:table-cell office:value-type="float" office:value="786901939" calcext:value-type="float">
            <text:p>786901939</text:p>
          </table:table-cell>
          <table:table-cell office:value-type="float" office:value="928711201" calcext:value-type="float">
            <text:p>928711201</text:p>
          </table:table-cell>
          <table:table-cell office:value-type="float" office:value="317075669" calcext:value-type="float">
            <text:p>317075669</text:p>
          </table:table-cell>
          <table:table-cell office:value-type="float" office:value="329962999" calcext:value-type="float">
            <text:p>329962999</text:p>
          </table:table-cell>
          <table:table-cell office:value-type="float" office:value="365863778" calcext:value-type="float">
            <text:p>365863778</text:p>
          </table:table-cell>
          <table:table-cell office:value-type="float" office:value="297221907" calcext:value-type="float">
            <text:p>297221907</text:p>
          </table:table-cell>
          <table:table-cell office:value-type="float" office:value="425279517" calcext:value-type="float">
            <text:p>425279517</text:p>
          </table:table-cell>
          <table:table-cell office:value-type="float" office:value="189242215" calcext:value-type="float">
            <text:p>189242215</text:p>
          </table:table-cell>
          <table:table-cell office:value-type="float" office:value="361511020" calcext:value-type="float">
            <text:p>361511020</text:p>
          </table:table-cell>
          <table:table-cell office:value-type="float" office:value="805629331" calcext:value-type="float">
            <text:p>805629331</text:p>
          </table:table-cell>
          <table:table-cell office:value-type="float" office:value="843446210" calcext:value-type="float">
            <text:p>843446210</text:p>
          </table:table-cell>
          <table:table-cell office:value-type="float" office:value="579489855" calcext:value-type="float">
            <text:p>579489855</text:p>
          </table:table-cell>
          <table:table-cell office:value-type="float" office:value="678241546" calcext:value-type="float">
            <text:p>678241546</text:p>
          </table:table-cell>
          <table:table-cell office:value-type="float" office:value="901171775" calcext:value-type="float">
            <text:p>901171775</text:p>
          </table:table-cell>
          <table:table-cell office:value-type="float" office:value="309712437" calcext:value-type="float">
            <text:p>309712437</text:p>
          </table:table-cell>
          <table:table-cell office:value-type="float" office:value="970678546" calcext:value-type="float">
            <text:p>970678546</text:p>
          </table:table-cell>
          <table:table-cell office:value-type="float" office:value="526471294" calcext:value-type="float">
            <text:p>526471294</text:p>
          </table:table-cell>
          <table:table-cell office:value-type="float" office:value="334327033" calcext:value-type="float">
            <text:p>334327033</text:p>
          </table:table-cell>
          <table:table-cell office:value-type="float" office:value="747329334" calcext:value-type="float">
            <text:p>747329334</text:p>
          </table:table-cell>
          <table:table-cell office:value-type="float" office:value="324693500" calcext:value-type="float">
            <text:p>324693500</text:p>
          </table:table-cell>
          <table:table-cell office:value-type="float" office:value="352475431" calcext:value-type="float">
            <text:p>352475431</text:p>
          </table:table-cell>
          <table:table-cell office:value-type="float" office:value="332215085" calcext:value-type="float">
            <text:p>332215085</text:p>
          </table:table-cell>
          <table:table-cell office:value-type="float" office:value="256054263" calcext:value-type="float">
            <text:p>256054263</text:p>
          </table:table-cell>
          <table:table-cell office:value-type="float" office:value="615771824" calcext:value-type="float">
            <text:p>615771824</text:p>
          </table:table-cell>
          <table:table-cell office:value-type="float" office:value="174287414" calcext:value-type="float">
            <text:p>174287414</text:p>
          </table:table-cell>
          <table:table-cell office:value-type="float" office:value="294180179" calcext:value-type="float">
            <text:p>294180179</text:p>
          </table:table-cell>
          <table:table-cell office:value-type="float" office:value="704577647" calcext:value-type="float">
            <text:p>704577647</text:p>
          </table:table-cell>
          <table:table-cell office:value-type="float" office:value="513159758" calcext:value-type="float">
            <text:p>513159758</text:p>
          </table:table-cell>
        </table:table-row>
        <table:table-row table:style-name="ro1">
          <table:table-cell office:value-type="float" office:value="892937308" calcext:value-type="float">
            <text:p>892937308</text:p>
          </table:table-cell>
          <table:table-cell office:value-type="float" office:value="410869441" calcext:value-type="float">
            <text:p>410869441</text:p>
          </table:table-cell>
          <table:table-cell office:value-type="float" office:value="396103044" calcext:value-type="float">
            <text:p>396103044</text:p>
          </table:table-cell>
          <table:table-cell office:value-type="float" office:value="976928292" calcext:value-type="float">
            <text:p>976928292</text:p>
          </table:table-cell>
          <table:table-cell office:value-type="float" office:value="460981698" calcext:value-type="float">
            <text:p>460981698</text:p>
          </table:table-cell>
          <table:table-cell office:value-type="float" office:value="145242509" calcext:value-type="float">
            <text:p>145242509</text:p>
          </table:table-cell>
          <table:table-cell office:value-type="float" office:value="987942675" calcext:value-type="float">
            <text:p>987942675</text:p>
          </table:table-cell>
          <table:table-cell office:value-type="float" office:value="383520586" calcext:value-type="float">
            <text:p>383520586</text:p>
          </table:table-cell>
          <table:table-cell office:value-type="float" office:value="153283500" calcext:value-type="float">
            <text:p>153283500</text:p>
          </table:table-cell>
          <table:table-cell office:value-type="float" office:value="868065091" calcext:value-type="float">
            <text:p>868065091</text:p>
          </table:table-cell>
          <table:table-cell office:value-type="float" office:value="434008457" calcext:value-type="float">
            <text:p>434008457</text:p>
          </table:table-cell>
          <table:table-cell office:value-type="float" office:value="347881933" calcext:value-type="float">
            <text:p>347881933</text:p>
          </table:table-cell>
          <table:table-cell office:value-type="float" office:value="119846998" calcext:value-type="float">
            <text:p>119846998</text:p>
          </table:table-cell>
          <table:table-cell office:value-type="float" office:value="371009143" calcext:value-type="float">
            <text:p>371009143</text:p>
          </table:table-cell>
          <table:table-cell office:value-type="float" office:value="976978635" calcext:value-type="float">
            <text:p>976978635</text:p>
          </table:table-cell>
          <table:table-cell office:value-type="float" office:value="273159147" calcext:value-type="float">
            <text:p>273159147</text:p>
          </table:table-cell>
          <table:table-cell office:value-type="float" office:value="834698131" calcext:value-type="float">
            <text:p>834698131</text:p>
          </table:table-cell>
          <table:table-cell office:value-type="float" office:value="451056858" calcext:value-type="float">
            <text:p>451056858</text:p>
          </table:table-cell>
          <table:table-cell office:value-type="float" office:value="261799019" calcext:value-type="float">
            <text:p>261799019</text:p>
          </table:table-cell>
          <table:table-cell office:value-type="float" office:value="634778357" calcext:value-type="float">
            <text:p>634778357</text:p>
          </table:table-cell>
          <table:table-cell office:value-type="float" office:value="943947568" calcext:value-type="float">
            <text:p>943947568</text:p>
          </table:table-cell>
          <table:table-cell office:value-type="float" office:value="148567406" calcext:value-type="float">
            <text:p>148567406</text:p>
          </table:table-cell>
          <table:table-cell office:value-type="float" office:value="739130774" calcext:value-type="float">
            <text:p>739130774</text:p>
          </table:table-cell>
          <table:table-cell office:value-type="float" office:value="474131353" calcext:value-type="float">
            <text:p>474131353</text:p>
          </table:table-cell>
          <table:table-cell office:value-type="float" office:value="207644599" calcext:value-type="float">
            <text:p>207644599</text:p>
          </table:table-cell>
          <table:table-cell office:value-type="float" office:value="618148605" calcext:value-type="float">
            <text:p>618148605</text:p>
          </table:table-cell>
          <table:table-cell office:value-type="float" office:value="499230349" calcext:value-type="float">
            <text:p>499230349</text:p>
          </table:table-cell>
          <table:table-cell office:value-type="float" office:value="631501418" calcext:value-type="float">
            <text:p>631501418</text:p>
          </table:table-cell>
          <table:table-cell office:value-type="float" office:value="329332323" calcext:value-type="float">
            <text:p>329332323</text:p>
          </table:table-cell>
          <table:table-cell office:value-type="float" office:value="153408097" calcext:value-type="float">
            <text:p>153408097</text:p>
          </table:table-cell>
          <table:table-cell office:value-type="float" office:value="675395824" calcext:value-type="float">
            <text:p>675395824</text:p>
          </table:table-cell>
          <table:table-cell office:value-type="float" office:value="643776386" calcext:value-type="float">
            <text:p>643776386</text:p>
          </table:table-cell>
        </table:table-row>
        <table:table-row table:style-name="ro1">
          <table:table-cell office:value-type="float" office:value="328172848" calcext:value-type="float">
            <text:p>328172848</text:p>
          </table:table-cell>
          <table:table-cell office:value-type="float" office:value="957055403" calcext:value-type="float">
            <text:p>957055403</text:p>
          </table:table-cell>
          <table:table-cell office:value-type="float" office:value="932653575" calcext:value-type="float">
            <text:p>932653575</text:p>
          </table:table-cell>
          <table:table-cell office:value-type="float" office:value="394448201" calcext:value-type="float">
            <text:p>394448201</text:p>
          </table:table-cell>
          <table:table-cell office:value-type="float" office:value="329636408" calcext:value-type="float">
            <text:p>329636408</text:p>
          </table:table-cell>
          <table:table-cell office:value-type="float" office:value="595456856" calcext:value-type="float">
            <text:p>595456856</text:p>
          </table:table-cell>
          <table:table-cell office:value-type="float" office:value="319655005" calcext:value-type="float">
            <text:p>319655005</text:p>
          </table:table-cell>
          <table:table-cell office:value-type="float" office:value="474063626" calcext:value-type="float">
            <text:p>474063626</text:p>
          </table:table-cell>
          <table:table-cell office:value-type="float" office:value="145371194" calcext:value-type="float">
            <text:p>145371194</text:p>
          </table:table-cell>
          <table:table-cell office:value-type="float" office:value="476860919" calcext:value-type="float">
            <text:p>476860919</text:p>
          </table:table-cell>
          <table:table-cell office:value-type="float" office:value="968875403" calcext:value-type="float">
            <text:p>968875403</text:p>
          </table:table-cell>
          <table:table-cell office:value-type="float" office:value="391951895" calcext:value-type="float">
            <text:p>391951895</text:p>
          </table:table-cell>
          <table:table-cell office:value-type="float" office:value="294131168" calcext:value-type="float">
            <text:p>294131168</text:p>
          </table:table-cell>
          <table:table-cell office:value-type="float" office:value="280490175" calcext:value-type="float">
            <text:p>280490175</text:p>
          </table:table-cell>
          <table:table-cell office:value-type="float" office:value="594118523" calcext:value-type="float">
            <text:p>594118523</text:p>
          </table:table-cell>
          <table:table-cell office:value-type="float" office:value="449573433" calcext:value-type="float">
            <text:p>449573433</text:p>
          </table:table-cell>
          <table:table-cell office:value-type="float" office:value="249747464" calcext:value-type="float">
            <text:p>249747464</text:p>
          </table:table-cell>
          <table:table-cell office:value-type="float" office:value="675201745" calcext:value-type="float">
            <text:p>675201745</text:p>
          </table:table-cell>
          <table:table-cell office:value-type="float" office:value="894579462" calcext:value-type="float">
            <text:p>894579462</text:p>
          </table:table-cell>
          <table:table-cell office:value-type="float" office:value="446807714" calcext:value-type="float">
            <text:p>446807714</text:p>
          </table:table-cell>
          <table:table-cell office:value-type="float" office:value="278716810" calcext:value-type="float">
            <text:p>278716810</text:p>
          </table:table-cell>
          <table:table-cell office:value-type="float" office:value="512172306" calcext:value-type="float">
            <text:p>512172306</text:p>
          </table:table-cell>
          <table:table-cell office:value-type="float" office:value="207898305" calcext:value-type="float">
            <text:p>207898305</text:p>
          </table:table-cell>
          <table:table-cell office:value-type="float" office:value="111959612" calcext:value-type="float">
            <text:p>111959612</text:p>
          </table:table-cell>
          <table:table-cell office:value-type="float" office:value="757324937" calcext:value-type="float">
            <text:p>757324937</text:p>
          </table:table-cell>
          <table:table-cell office:value-type="float" office:value="147538809" calcext:value-type="float">
            <text:p>147538809</text:p>
          </table:table-cell>
          <table:table-cell office:value-type="float" office:value="948652182" calcext:value-type="float">
            <text:p>948652182</text:p>
          </table:table-cell>
          <table:table-cell office:value-type="float" office:value="365708083" calcext:value-type="float">
            <text:p>365708083</text:p>
          </table:table-cell>
          <table:table-cell office:value-type="float" office:value="657556562" calcext:value-type="float">
            <text:p>657556562</text:p>
          </table:table-cell>
          <table:table-cell office:value-type="float" office:value="677704730" calcext:value-type="float">
            <text:p>677704730</text:p>
          </table:table-cell>
          <table:table-cell office:value-type="float" office:value="710474240" calcext:value-type="float">
            <text:p>710474240</text:p>
          </table:table-cell>
          <table:table-cell office:value-type="float" office:value="987769817" calcext:value-type="float">
            <text:p>987769817</text:p>
          </table:table-cell>
        </table:table-row>
        <table:table-row table:style-name="ro1">
          <table:table-cell office:value-type="float" office:value="342298906" calcext:value-type="float">
            <text:p>342298906</text:p>
          </table:table-cell>
          <table:table-cell office:value-type="float" office:value="419746908" calcext:value-type="float">
            <text:p>419746908</text:p>
          </table:table-cell>
          <table:table-cell office:value-type="float" office:value="848891621" calcext:value-type="float">
            <text:p>848891621</text:p>
          </table:table-cell>
          <table:table-cell office:value-type="float" office:value="298355029" calcext:value-type="float">
            <text:p>298355029</text:p>
          </table:table-cell>
          <table:table-cell office:value-type="float" office:value="489952156" calcext:value-type="float">
            <text:p>489952156</text:p>
          </table:table-cell>
          <table:table-cell office:value-type="float" office:value="917878667" calcext:value-type="float">
            <text:p>917878667</text:p>
          </table:table-cell>
          <table:table-cell office:value-type="float" office:value="734293998" calcext:value-type="float">
            <text:p>734293998</text:p>
          </table:table-cell>
          <table:table-cell office:value-type="float" office:value="930025215" calcext:value-type="float">
            <text:p>930025215</text:p>
          </table:table-cell>
          <table:table-cell office:value-type="float" office:value="486519063" calcext:value-type="float">
            <text:p>486519063</text:p>
          </table:table-cell>
          <table:table-cell office:value-type="float" office:value="451504352" calcext:value-type="float">
            <text:p>451504352</text:p>
          </table:table-cell>
          <table:table-cell office:value-type="float" office:value="967718238" calcext:value-type="float">
            <text:p>967718238</text:p>
          </table:table-cell>
          <table:table-cell office:value-type="float" office:value="907319425" calcext:value-type="float">
            <text:p>907319425</text:p>
          </table:table-cell>
          <table:table-cell office:value-type="float" office:value="877821709" calcext:value-type="float">
            <text:p>877821709</text:p>
          </table:table-cell>
          <table:table-cell office:value-type="float" office:value="288867667" calcext:value-type="float">
            <text:p>288867667</text:p>
          </table:table-cell>
          <table:table-cell office:value-type="float" office:value="585008401" calcext:value-type="float">
            <text:p>585008401</text:p>
          </table:table-cell>
          <table:table-cell office:value-type="float" office:value="523747764" calcext:value-type="float">
            <text:p>523747764</text:p>
          </table:table-cell>
          <table:table-cell office:value-type="float" office:value="976467833" calcext:value-type="float">
            <text:p>976467833</text:p>
          </table:table-cell>
          <table:table-cell office:value-type="float" office:value="331450906" calcext:value-type="float">
            <text:p>331450906</text:p>
          </table:table-cell>
          <table:table-cell office:value-type="float" office:value="719798879" calcext:value-type="float">
            <text:p>719798879</text:p>
          </table:table-cell>
          <table:table-cell office:value-type="float" office:value="493022352" calcext:value-type="float">
            <text:p>493022352</text:p>
          </table:table-cell>
          <table:table-cell office:value-type="float" office:value="682388421" calcext:value-type="float">
            <text:p>682388421</text:p>
          </table:table-cell>
          <table:table-cell office:value-type="float" office:value="530937801" calcext:value-type="float">
            <text:p>530937801</text:p>
          </table:table-cell>
          <table:table-cell office:value-type="float" office:value="685043088" calcext:value-type="float">
            <text:p>685043088</text:p>
          </table:table-cell>
          <table:table-cell office:value-type="float" office:value="536325812" calcext:value-type="float">
            <text:p>536325812</text:p>
          </table:table-cell>
          <table:table-cell office:value-type="float" office:value="526609406" calcext:value-type="float">
            <text:p>526609406</text:p>
          </table:table-cell>
          <table:table-cell office:value-type="float" office:value="431906024" calcext:value-type="float">
            <text:p>431906024</text:p>
          </table:table-cell>
          <table:table-cell office:value-type="float" office:value="697780600" calcext:value-type="float">
            <text:p>697780600</text:p>
          </table:table-cell>
          <table:table-cell office:value-type="float" office:value="446550789" calcext:value-type="float">
            <text:p>446550789</text:p>
          </table:table-cell>
          <table:table-cell office:value-type="float" office:value="717871179" calcext:value-type="float">
            <text:p>717871179</text:p>
          </table:table-cell>
          <table:table-cell office:value-type="float" office:value="629734163" calcext:value-type="float">
            <text:p>629734163</text:p>
          </table:table-cell>
          <table:table-cell office:value-type="float" office:value="324020258" calcext:value-type="float">
            <text:p>324020258</text:p>
          </table:table-cell>
          <table:table-cell office:value-type="float" office:value="925879659" calcext:value-type="float">
            <text:p>925879659</text:p>
          </table:table-cell>
        </table:table-row>
        <table:table-row table:style-name="ro1">
          <table:table-cell office:value-type="float" office:value="841663687" calcext:value-type="float">
            <text:p>841663687</text:p>
          </table:table-cell>
          <table:table-cell office:value-type="float" office:value="567747689" calcext:value-type="float">
            <text:p>567747689</text:p>
          </table:table-cell>
          <table:table-cell office:value-type="float" office:value="706891716" calcext:value-type="float">
            <text:p>706891716</text:p>
          </table:table-cell>
          <table:table-cell office:value-type="float" office:value="469312208" calcext:value-type="float">
            <text:p>469312208</text:p>
          </table:table-cell>
          <table:table-cell office:value-type="float" office:value="906366243" calcext:value-type="float">
            <text:p>906366243</text:p>
          </table:table-cell>
          <table:table-cell office:value-type="float" office:value="545870331" calcext:value-type="float">
            <text:p>545870331</text:p>
          </table:table-cell>
          <table:table-cell office:value-type="float" office:value="752127523" calcext:value-type="float">
            <text:p>752127523</text:p>
          </table:table-cell>
          <table:table-cell office:value-type="float" office:value="431165152" calcext:value-type="float">
            <text:p>431165152</text:p>
          </table:table-cell>
          <table:table-cell office:value-type="float" office:value="835902348" calcext:value-type="float">
            <text:p>835902348</text:p>
          </table:table-cell>
          <table:table-cell office:value-type="float" office:value="614423556" calcext:value-type="float">
            <text:p>614423556</text:p>
          </table:table-cell>
          <table:table-cell office:value-type="float" office:value="473335912" calcext:value-type="float">
            <text:p>473335912</text:p>
          </table:table-cell>
          <table:table-cell office:value-type="float" office:value="979644335" calcext:value-type="float">
            <text:p>979644335</text:p>
          </table:table-cell>
          <table:table-cell office:value-type="float" office:value="547730374" calcext:value-type="float">
            <text:p>547730374</text:p>
          </table:table-cell>
          <table:table-cell office:value-type="float" office:value="361623424" calcext:value-type="float">
            <text:p>361623424</text:p>
          </table:table-cell>
          <table:table-cell office:value-type="float" office:value="424569678" calcext:value-type="float">
            <text:p>424569678</text:p>
          </table:table-cell>
          <table:table-cell office:value-type="float" office:value="914246555" calcext:value-type="float">
            <text:p>914246555</text:p>
          </table:table-cell>
          <table:table-cell office:value-type="float" office:value="705151192" calcext:value-type="float">
            <text:p>705151192</text:p>
          </table:table-cell>
          <table:table-cell office:value-type="float" office:value="454118168" calcext:value-type="float">
            <text:p>454118168</text:p>
          </table:table-cell>
          <table:table-cell office:value-type="float" office:value="152894648" calcext:value-type="float">
            <text:p>152894648</text:p>
          </table:table-cell>
          <table:table-cell office:value-type="float" office:value="888384256" calcext:value-type="float">
            <text:p>888384256</text:p>
          </table:table-cell>
          <table:table-cell office:value-type="float" office:value="962740867" calcext:value-type="float">
            <text:p>962740867</text:p>
          </table:table-cell>
          <table:table-cell office:value-type="float" office:value="904783073" calcext:value-type="float">
            <text:p>904783073</text:p>
          </table:table-cell>
          <table:table-cell office:value-type="float" office:value="596474659" calcext:value-type="float">
            <text:p>596474659</text:p>
          </table:table-cell>
          <table:table-cell office:value-type="float" office:value="450134245" calcext:value-type="float">
            <text:p>450134245</text:p>
          </table:table-cell>
          <table:table-cell office:value-type="float" office:value="952186298" calcext:value-type="float">
            <text:p>952186298</text:p>
          </table:table-cell>
          <table:table-cell office:value-type="float" office:value="763828670" calcext:value-type="float">
            <text:p>763828670</text:p>
          </table:table-cell>
          <table:table-cell office:value-type="float" office:value="225348001" calcext:value-type="float">
            <text:p>225348001</text:p>
          </table:table-cell>
          <table:table-cell office:value-type="float" office:value="607253578" calcext:value-type="float">
            <text:p>607253578</text:p>
          </table:table-cell>
          <table:table-cell office:value-type="float" office:value="760317754" calcext:value-type="float">
            <text:p>760317754</text:p>
          </table:table-cell>
          <table:table-cell office:value-type="float" office:value="319895206" calcext:value-type="float">
            <text:p>319895206</text:p>
          </table:table-cell>
          <table:table-cell office:value-type="float" office:value="633814759" calcext:value-type="float">
            <text:p>633814759</text:p>
          </table:table-cell>
          <table:table-cell office:value-type="float" office:value="357018049" calcext:value-type="float">
            <text:p>357018049</text:p>
          </table:table-cell>
        </table:table-row>
        <table:table-row table:style-name="ro1">
          <table:table-cell office:value-type="float" office:value="468831410" calcext:value-type="float">
            <text:p>468831410</text:p>
          </table:table-cell>
          <table:table-cell office:value-type="float" office:value="317384948" calcext:value-type="float">
            <text:p>317384948</text:p>
          </table:table-cell>
          <table:table-cell office:value-type="float" office:value="337853443" calcext:value-type="float">
            <text:p>337853443</text:p>
          </table:table-cell>
          <table:table-cell office:value-type="float" office:value="816295949" calcext:value-type="float">
            <text:p>816295949</text:p>
          </table:table-cell>
          <table:table-cell office:value-type="float" office:value="457908876" calcext:value-type="float">
            <text:p>457908876</text:p>
          </table:table-cell>
          <table:table-cell office:value-type="float" office:value="767700650" calcext:value-type="float">
            <text:p>767700650</text:p>
          </table:table-cell>
          <table:table-cell office:value-type="float" office:value="872668926" calcext:value-type="float">
            <text:p>872668926</text:p>
          </table:table-cell>
          <table:table-cell office:value-type="float" office:value="821251763" calcext:value-type="float">
            <text:p>821251763</text:p>
          </table:table-cell>
          <table:table-cell office:value-type="float" office:value="283755991" calcext:value-type="float">
            <text:p>283755991</text:p>
          </table:table-cell>
          <table:table-cell office:value-type="float" office:value="862954481" calcext:value-type="float">
            <text:p>862954481</text:p>
          </table:table-cell>
          <table:table-cell office:value-type="float" office:value="940258060" calcext:value-type="float">
            <text:p>940258060</text:p>
          </table:table-cell>
          <table:table-cell office:value-type="float" office:value="622889428" calcext:value-type="float">
            <text:p>622889428</text:p>
          </table:table-cell>
          <table:table-cell office:value-type="float" office:value="795813843" calcext:value-type="float">
            <text:p>795813843</text:p>
          </table:table-cell>
          <table:table-cell office:value-type="float" office:value="935681507" calcext:value-type="float">
            <text:p>935681507</text:p>
          </table:table-cell>
          <table:table-cell office:value-type="float" office:value="791308644" calcext:value-type="float">
            <text:p>791308644</text:p>
          </table:table-cell>
          <table:table-cell office:value-type="float" office:value="520757124" calcext:value-type="float">
            <text:p>520757124</text:p>
          </table:table-cell>
          <table:table-cell office:value-type="float" office:value="685429522" calcext:value-type="float">
            <text:p>685429522</text:p>
          </table:table-cell>
          <table:table-cell office:value-type="float" office:value="244177092" calcext:value-type="float">
            <text:p>244177092</text:p>
          </table:table-cell>
          <table:table-cell office:value-type="float" office:value="584640252" calcext:value-type="float">
            <text:p>584640252</text:p>
          </table:table-cell>
          <table:table-cell office:value-type="float" office:value="628441766" calcext:value-type="float">
            <text:p>628441766</text:p>
          </table:table-cell>
          <table:table-cell office:value-type="float" office:value="127753129" calcext:value-type="float">
            <text:p>127753129</text:p>
          </table:table-cell>
          <table:table-cell office:value-type="float" office:value="389458551" calcext:value-type="float">
            <text:p>389458551</text:p>
          </table:table-cell>
          <table:table-cell office:value-type="float" office:value="343903590" calcext:value-type="float">
            <text:p>343903590</text:p>
          </table:table-cell>
          <table:table-cell office:value-type="float" office:value="137216560" calcext:value-type="float">
            <text:p>137216560</text:p>
          </table:table-cell>
          <table:table-cell office:value-type="float" office:value="185608954" calcext:value-type="float">
            <text:p>185608954</text:p>
          </table:table-cell>
          <table:table-cell office:value-type="float" office:value="514604339" calcext:value-type="float">
            <text:p>514604339</text:p>
          </table:table-cell>
          <table:table-cell office:value-type="float" office:value="165641468" calcext:value-type="float">
            <text:p>165641468</text:p>
          </table:table-cell>
          <table:table-cell office:value-type="float" office:value="191340161" calcext:value-type="float">
            <text:p>191340161</text:p>
          </table:table-cell>
          <table:table-cell office:value-type="float" office:value="106723309" calcext:value-type="float">
            <text:p>106723309</text:p>
          </table:table-cell>
          <table:table-cell office:value-type="float" office:value="929735897" calcext:value-type="float">
            <text:p>929735897</text:p>
          </table:table-cell>
          <table:table-cell office:value-type="float" office:value="928405958" calcext:value-type="float">
            <text:p>928405958</text:p>
          </table:table-cell>
          <table:table-cell office:value-type="float" office:value="315634124" calcext:value-type="float">
            <text:p>315634124</text:p>
          </table:table-cell>
        </table:table-row>
        <table:table-row table:style-name="ro1">
          <table:table-cell office:value-type="float" office:value="806801684" calcext:value-type="float">
            <text:p>806801684</text:p>
          </table:table-cell>
          <table:table-cell office:value-type="float" office:value="142088942" calcext:value-type="float">
            <text:p>142088942</text:p>
          </table:table-cell>
          <table:table-cell office:value-type="float" office:value="416216586" calcext:value-type="float">
            <text:p>416216586</text:p>
          </table:table-cell>
          <table:table-cell office:value-type="float" office:value="619827211" calcext:value-type="float">
            <text:p>619827211</text:p>
          </table:table-cell>
          <table:table-cell office:value-type="float" office:value="887941403" calcext:value-type="float">
            <text:p>887941403</text:p>
          </table:table-cell>
          <table:table-cell office:value-type="float" office:value="281988249" calcext:value-type="float">
            <text:p>281988249</text:p>
          </table:table-cell>
          <table:table-cell office:value-type="float" office:value="947830063" calcext:value-type="float">
            <text:p>947830063</text:p>
          </table:table-cell>
          <table:table-cell office:value-type="float" office:value="565743867" calcext:value-type="float">
            <text:p>565743867</text:p>
          </table:table-cell>
          <table:table-cell office:value-type="float" office:value="362206602" calcext:value-type="float">
            <text:p>362206602</text:p>
          </table:table-cell>
          <table:table-cell office:value-type="float" office:value="942111765" calcext:value-type="float">
            <text:p>942111765</text:p>
          </table:table-cell>
          <table:table-cell office:value-type="float" office:value="312764263" calcext:value-type="float">
            <text:p>312764263</text:p>
          </table:table-cell>
          <table:table-cell office:value-type="float" office:value="816759152" calcext:value-type="float">
            <text:p>816759152</text:p>
          </table:table-cell>
          <table:table-cell office:value-type="float" office:value="472507122" calcext:value-type="float">
            <text:p>472507122</text:p>
          </table:table-cell>
          <table:table-cell office:value-type="float" office:value="825711667" calcext:value-type="float">
            <text:p>825711667</text:p>
          </table:table-cell>
          <table:table-cell office:value-type="float" office:value="330800452" calcext:value-type="float">
            <text:p>330800452</text:p>
          </table:table-cell>
          <table:table-cell office:value-type="float" office:value="796430573" calcext:value-type="float">
            <text:p>796430573</text:p>
          </table:table-cell>
          <table:table-cell office:value-type="float" office:value="131533464" calcext:value-type="float">
            <text:p>131533464</text:p>
          </table:table-cell>
          <table:table-cell office:value-type="float" office:value="699453727" calcext:value-type="float">
            <text:p>699453727</text:p>
          </table:table-cell>
          <table:table-cell office:value-type="float" office:value="720313748" calcext:value-type="float">
            <text:p>720313748</text:p>
          </table:table-cell>
          <table:table-cell office:value-type="float" office:value="600984366" calcext:value-type="float">
            <text:p>600984366</text:p>
          </table:table-cell>
          <table:table-cell office:value-type="float" office:value="815824362" calcext:value-type="float">
            <text:p>815824362</text:p>
          </table:table-cell>
          <table:table-cell office:value-type="float" office:value="552753450" calcext:value-type="float">
            <text:p>552753450</text:p>
          </table:table-cell>
          <table:table-cell office:value-type="float" office:value="381165093" calcext:value-type="float">
            <text:p>381165093</text:p>
          </table:table-cell>
          <table:table-cell office:value-type="float" office:value="435127340" calcext:value-type="float">
            <text:p>435127340</text:p>
          </table:table-cell>
          <table:table-cell office:value-type="float" office:value="492276498" calcext:value-type="float">
            <text:p>492276498</text:p>
          </table:table-cell>
          <table:table-cell office:value-type="float" office:value="687830883" calcext:value-type="float">
            <text:p>687830883</text:p>
          </table:table-cell>
          <table:table-cell office:value-type="float" office:value="162918579" calcext:value-type="float">
            <text:p>162918579</text:p>
          </table:table-cell>
          <table:table-cell office:value-type="float" office:value="899260651" calcext:value-type="float">
            <text:p>899260651</text:p>
          </table:table-cell>
          <table:table-cell office:value-type="float" office:value="773183676" calcext:value-type="float">
            <text:p>773183676</text:p>
          </table:table-cell>
          <table:table-cell office:value-type="float" office:value="521334805" calcext:value-type="float">
            <text:p>521334805</text:p>
          </table:table-cell>
          <table:table-cell office:value-type="float" office:value="657914684" calcext:value-type="float">
            <text:p>657914684</text:p>
          </table:table-cell>
          <table:table-cell office:value-type="float" office:value="186728708" calcext:value-type="float">
            <text:p>186728708</text:p>
          </table:table-cell>
        </table:table-row>
        <table:table-row table:style-name="ro1">
          <table:table-cell office:value-type="float" office:value="992789641" calcext:value-type="float">
            <text:p>992789641</text:p>
          </table:table-cell>
          <table:table-cell office:value-type="float" office:value="160226533" calcext:value-type="float">
            <text:p>160226533</text:p>
          </table:table-cell>
          <table:table-cell office:value-type="float" office:value="328571695" calcext:value-type="float">
            <text:p>328571695</text:p>
          </table:table-cell>
          <table:table-cell office:value-type="float" office:value="338772707" calcext:value-type="float">
            <text:p>338772707</text:p>
          </table:table-cell>
          <table:table-cell office:value-type="float" office:value="417483975" calcext:value-type="float">
            <text:p>417483975</text:p>
          </table:table-cell>
          <table:table-cell office:value-type="float" office:value="558903391" calcext:value-type="float">
            <text:p>558903391</text:p>
          </table:table-cell>
          <table:table-cell office:value-type="float" office:value="717022738" calcext:value-type="float">
            <text:p>717022738</text:p>
          </table:table-cell>
          <table:table-cell office:value-type="float" office:value="283615685" calcext:value-type="float">
            <text:p>283615685</text:p>
          </table:table-cell>
          <table:table-cell office:value-type="float" office:value="769438296" calcext:value-type="float">
            <text:p>769438296</text:p>
          </table:table-cell>
          <table:table-cell office:value-type="float" office:value="821712918" calcext:value-type="float">
            <text:p>821712918</text:p>
          </table:table-cell>
          <table:table-cell office:value-type="float" office:value="373220747" calcext:value-type="float">
            <text:p>373220747</text:p>
          </table:table-cell>
          <table:table-cell office:value-type="float" office:value="817101680" calcext:value-type="float">
            <text:p>817101680</text:p>
          </table:table-cell>
          <table:table-cell office:value-type="float" office:value="723562246" calcext:value-type="float">
            <text:p>723562246</text:p>
          </table:table-cell>
          <table:table-cell office:value-type="float" office:value="902930808" calcext:value-type="float">
            <text:p>902930808</text:p>
          </table:table-cell>
          <table:table-cell office:value-type="float" office:value="447566590" calcext:value-type="float">
            <text:p>447566590</text:p>
          </table:table-cell>
          <table:table-cell office:value-type="float" office:value="627270565" calcext:value-type="float">
            <text:p>627270565</text:p>
          </table:table-cell>
          <table:table-cell office:value-type="float" office:value="310542263" calcext:value-type="float">
            <text:p>310542263</text:p>
          </table:table-cell>
          <table:table-cell office:value-type="float" office:value="924134194" calcext:value-type="float">
            <text:p>924134194</text:p>
          </table:table-cell>
          <table:table-cell office:value-type="float" office:value="973993626" calcext:value-type="float">
            <text:p>973993626</text:p>
          </table:table-cell>
          <table:table-cell office:value-type="float" office:value="956034665" calcext:value-type="float">
            <text:p>956034665</text:p>
          </table:table-cell>
          <table:table-cell office:value-type="float" office:value="691970625" calcext:value-type="float">
            <text:p>691970625</text:p>
          </table:table-cell>
          <table:table-cell office:value-type="float" office:value="754573976" calcext:value-type="float">
            <text:p>754573976</text:p>
          </table:table-cell>
          <table:table-cell office:value-type="float" office:value="498362137" calcext:value-type="float">
            <text:p>498362137</text:p>
          </table:table-cell>
          <table:table-cell office:value-type="float" office:value="179955457" calcext:value-type="float">
            <text:p>179955457</text:p>
          </table:table-cell>
          <table:table-cell office:value-type="float" office:value="603737740" calcext:value-type="float">
            <text:p>603737740</text:p>
          </table:table-cell>
          <table:table-cell office:value-type="float" office:value="947141565" calcext:value-type="float">
            <text:p>947141565</text:p>
          </table:table-cell>
          <table:table-cell office:value-type="float" office:value="842919363" calcext:value-type="float">
            <text:p>842919363</text:p>
          </table:table-cell>
          <table:table-cell office:value-type="float" office:value="773157814" calcext:value-type="float">
            <text:p>773157814</text:p>
          </table:table-cell>
          <table:table-cell office:value-type="float" office:value="159065891" calcext:value-type="float">
            <text:p>159065891</text:p>
          </table:table-cell>
          <table:table-cell office:value-type="float" office:value="321382810" calcext:value-type="float">
            <text:p>321382810</text:p>
          </table:table-cell>
          <table:table-cell office:value-type="float" office:value="182908620" calcext:value-type="float">
            <text:p>182908620</text:p>
          </table:table-cell>
          <table:table-cell office:value-type="float" office:value="991820520" calcext:value-type="float">
            <text:p>991820520</text:p>
          </table:table-cell>
        </table:table-row>
        <table:table-row table:style-name="ro1">
          <table:table-cell office:value-type="float" office:value="577241721" calcext:value-type="float">
            <text:p>577241721</text:p>
          </table:table-cell>
          <table:table-cell office:value-type="float" office:value="341922098" calcext:value-type="float">
            <text:p>341922098</text:p>
          </table:table-cell>
          <table:table-cell office:value-type="float" office:value="782760544" calcext:value-type="float">
            <text:p>782760544</text:p>
          </table:table-cell>
          <table:table-cell office:value-type="float" office:value="185655692" calcext:value-type="float">
            <text:p>185655692</text:p>
          </table:table-cell>
          <table:table-cell office:value-type="float" office:value="964288151" calcext:value-type="float">
            <text:p>964288151</text:p>
          </table:table-cell>
          <table:table-cell office:value-type="float" office:value="965540731" calcext:value-type="float">
            <text:p>965540731</text:p>
          </table:table-cell>
          <table:table-cell office:value-type="float" office:value="632977046" calcext:value-type="float">
            <text:p>632977046</text:p>
          </table:table-cell>
          <table:table-cell office:value-type="float" office:value="773132375" calcext:value-type="float">
            <text:p>773132375</text:p>
          </table:table-cell>
          <table:table-cell office:value-type="float" office:value="520672881" calcext:value-type="float">
            <text:p>520672881</text:p>
          </table:table-cell>
          <table:table-cell office:value-type="float" office:value="946614687" calcext:value-type="float">
            <text:p>946614687</text:p>
          </table:table-cell>
          <table:table-cell office:value-type="float" office:value="960883818" calcext:value-type="float">
            <text:p>960883818</text:p>
          </table:table-cell>
          <table:table-cell office:value-type="float" office:value="660113554" calcext:value-type="float">
            <text:p>660113554</text:p>
          </table:table-cell>
          <table:table-cell office:value-type="float" office:value="422533934" calcext:value-type="float">
            <text:p>422533934</text:p>
          </table:table-cell>
          <table:table-cell office:value-type="float" office:value="133711259" calcext:value-type="float">
            <text:p>133711259</text:p>
          </table:table-cell>
          <table:table-cell office:value-type="float" office:value="273580839" calcext:value-type="float">
            <text:p>273580839</text:p>
          </table:table-cell>
          <table:table-cell office:value-type="float" office:value="419399537" calcext:value-type="float">
            <text:p>419399537</text:p>
          </table:table-cell>
          <table:table-cell office:value-type="float" office:value="732205990" calcext:value-type="float">
            <text:p>732205990</text:p>
          </table:table-cell>
          <table:table-cell office:value-type="float" office:value="272964376" calcext:value-type="float">
            <text:p>272964376</text:p>
          </table:table-cell>
          <table:table-cell office:value-type="float" office:value="707312993" calcext:value-type="float">
            <text:p>707312993</text:p>
          </table:table-cell>
          <table:table-cell office:value-type="float" office:value="183746503" calcext:value-type="float">
            <text:p>183746503</text:p>
          </table:table-cell>
          <table:table-cell office:value-type="float" office:value="607230485" calcext:value-type="float">
            <text:p>607230485</text:p>
          </table:table-cell>
          <table:table-cell office:value-type="float" office:value="643388222" calcext:value-type="float">
            <text:p>643388222</text:p>
          </table:table-cell>
          <table:table-cell office:value-type="float" office:value="357805504" calcext:value-type="float">
            <text:p>357805504</text:p>
          </table:table-cell>
          <table:table-cell office:value-type="float" office:value="626140024" calcext:value-type="float">
            <text:p>626140024</text:p>
          </table:table-cell>
          <table:table-cell office:value-type="float" office:value="649548102" calcext:value-type="float">
            <text:p>649548102</text:p>
          </table:table-cell>
          <table:table-cell office:value-type="float" office:value="342592255" calcext:value-type="float">
            <text:p>342592255</text:p>
          </table:table-cell>
          <table:table-cell office:value-type="float" office:value="885963979" calcext:value-type="float">
            <text:p>885963979</text:p>
          </table:table-cell>
          <table:table-cell office:value-type="float" office:value="440011641" calcext:value-type="float">
            <text:p>440011641</text:p>
          </table:table-cell>
          <table:table-cell office:value-type="float" office:value="137286917" calcext:value-type="float">
            <text:p>137286917</text:p>
          </table:table-cell>
          <table:table-cell office:value-type="float" office:value="506447862" calcext:value-type="float">
            <text:p>506447862</text:p>
          </table:table-cell>
          <table:table-cell office:value-type="float" office:value="969497329" calcext:value-type="float">
            <text:p>969497329</text:p>
          </table:table-cell>
          <table:table-cell office:value-type="float" office:value="982353765" calcext:value-type="float">
            <text:p>982353765</text:p>
          </table:table-cell>
        </table:table-row>
        <table:table-row table:style-name="ro1">
          <table:table-cell office:value-type="float" office:value="992523012" calcext:value-type="float">
            <text:p>992523012</text:p>
          </table:table-cell>
          <table:table-cell office:value-type="float" office:value="236312953" calcext:value-type="float">
            <text:p>236312953</text:p>
          </table:table-cell>
          <table:table-cell office:value-type="float" office:value="940343673" calcext:value-type="float">
            <text:p>940343673</text:p>
          </table:table-cell>
          <table:table-cell office:value-type="float" office:value="447846848" calcext:value-type="float">
            <text:p>447846848</text:p>
          </table:table-cell>
          <table:table-cell office:value-type="float" office:value="375397839" calcext:value-type="float">
            <text:p>375397839</text:p>
          </table:table-cell>
          <table:table-cell office:value-type="float" office:value="262835479" calcext:value-type="float">
            <text:p>262835479</text:p>
          </table:table-cell>
          <table:table-cell office:value-type="float" office:value="894374199" calcext:value-type="float">
            <text:p>894374199</text:p>
          </table:table-cell>
          <table:table-cell office:value-type="float" office:value="474400122" calcext:value-type="float">
            <text:p>474400122</text:p>
          </table:table-cell>
          <table:table-cell office:value-type="float" office:value="555070416" calcext:value-type="float">
            <text:p>555070416</text:p>
          </table:table-cell>
          <table:table-cell office:value-type="float" office:value="941092226" calcext:value-type="float">
            <text:p>941092226</text:p>
          </table:table-cell>
          <table:table-cell office:value-type="float" office:value="579112237" calcext:value-type="float">
            <text:p>579112237</text:p>
          </table:table-cell>
          <table:table-cell office:value-type="float" office:value="883676188" calcext:value-type="float">
            <text:p>883676188</text:p>
          </table:table-cell>
          <table:table-cell office:value-type="float" office:value="408560238" calcext:value-type="float">
            <text:p>408560238</text:p>
          </table:table-cell>
          <table:table-cell office:value-type="float" office:value="123179316" calcext:value-type="float">
            <text:p>123179316</text:p>
          </table:table-cell>
          <table:table-cell office:value-type="float" office:value="509421564" calcext:value-type="float">
            <text:p>509421564</text:p>
          </table:table-cell>
          <table:table-cell office:value-type="float" office:value="730610115" calcext:value-type="float">
            <text:p>730610115</text:p>
          </table:table-cell>
          <table:table-cell office:value-type="float" office:value="156129851" calcext:value-type="float">
            <text:p>156129851</text:p>
          </table:table-cell>
          <table:table-cell office:value-type="float" office:value="888969961" calcext:value-type="float">
            <text:p>888969961</text:p>
          </table:table-cell>
          <table:table-cell office:value-type="float" office:value="187589662" calcext:value-type="float">
            <text:p>187589662</text:p>
          </table:table-cell>
          <table:table-cell office:value-type="float" office:value="577814405" calcext:value-type="float">
            <text:p>577814405</text:p>
          </table:table-cell>
          <table:table-cell office:value-type="float" office:value="542246270" calcext:value-type="float">
            <text:p>542246270</text:p>
          </table:table-cell>
          <table:table-cell office:value-type="float" office:value="981566108" calcext:value-type="float">
            <text:p>981566108</text:p>
          </table:table-cell>
          <table:table-cell office:value-type="float" office:value="156648331" calcext:value-type="float">
            <text:p>156648331</text:p>
          </table:table-cell>
          <table:table-cell office:value-type="float" office:value="531607530" calcext:value-type="float">
            <text:p>531607530</text:p>
          </table:table-cell>
          <table:table-cell office:value-type="float" office:value="237925632" calcext:value-type="float">
            <text:p>237925632</text:p>
          </table:table-cell>
          <table:table-cell office:value-type="float" office:value="319429646" calcext:value-type="float">
            <text:p>319429646</text:p>
          </table:table-cell>
          <table:table-cell office:value-type="float" office:value="451215753" calcext:value-type="float">
            <text:p>451215753</text:p>
          </table:table-cell>
          <table:table-cell office:value-type="float" office:value="697576758" calcext:value-type="float">
            <text:p>697576758</text:p>
          </table:table-cell>
          <table:table-cell office:value-type="float" office:value="983295525" calcext:value-type="float">
            <text:p>983295525</text:p>
          </table:table-cell>
          <table:table-cell office:value-type="float" office:value="929363958" calcext:value-type="float">
            <text:p>929363958</text:p>
          </table:table-cell>
          <table:table-cell office:value-type="float" office:value="575603709" calcext:value-type="float">
            <text:p>575603709</text:p>
          </table:table-cell>
          <table:table-cell office:value-type="float" office:value="359049737" calcext:value-type="float">
            <text:p>359049737</text:p>
          </table:table-cell>
        </table:table-row>
        <table:table-row table:style-name="ro1">
          <table:table-cell office:value-type="float" office:value="645737110" calcext:value-type="float">
            <text:p>645737110</text:p>
          </table:table-cell>
          <table:table-cell office:value-type="float" office:value="572352594" calcext:value-type="float">
            <text:p>572352594</text:p>
          </table:table-cell>
          <table:table-cell office:value-type="float" office:value="208159807" calcext:value-type="float">
            <text:p>208159807</text:p>
          </table:table-cell>
          <table:table-cell office:value-type="float" office:value="901547250" calcext:value-type="float">
            <text:p>901547250</text:p>
          </table:table-cell>
          <table:table-cell office:value-type="float" office:value="364792573" calcext:value-type="float">
            <text:p>364792573</text:p>
          </table:table-cell>
          <table:table-cell office:value-type="float" office:value="414537059" calcext:value-type="float">
            <text:p>414537059</text:p>
          </table:table-cell>
          <table:table-cell office:value-type="float" office:value="286840580" calcext:value-type="float">
            <text:p>286840580</text:p>
          </table:table-cell>
          <table:table-cell office:value-type="float" office:value="675615448" calcext:value-type="float">
            <text:p>675615448</text:p>
          </table:table-cell>
          <table:table-cell office:value-type="float" office:value="880726461" calcext:value-type="float">
            <text:p>880726461</text:p>
          </table:table-cell>
          <table:table-cell office:value-type="float" office:value="259702753" calcext:value-type="float">
            <text:p>259702753</text:p>
          </table:table-cell>
          <table:table-cell office:value-type="float" office:value="342988939" calcext:value-type="float">
            <text:p>342988939</text:p>
          </table:table-cell>
          <table:table-cell office:value-type="float" office:value="679175951" calcext:value-type="float">
            <text:p>679175951</text:p>
          </table:table-cell>
          <table:table-cell office:value-type="float" office:value="526368467" calcext:value-type="float">
            <text:p>526368467</text:p>
          </table:table-cell>
          <table:table-cell office:value-type="float" office:value="505660470" calcext:value-type="float">
            <text:p>505660470</text:p>
          </table:table-cell>
          <table:table-cell office:value-type="float" office:value="429276661" calcext:value-type="float">
            <text:p>429276661</text:p>
          </table:table-cell>
          <table:table-cell office:value-type="float" office:value="296084640" calcext:value-type="float">
            <text:p>296084640</text:p>
          </table:table-cell>
          <table:table-cell office:value-type="float" office:value="259670520" calcext:value-type="float">
            <text:p>259670520</text:p>
          </table:table-cell>
          <table:table-cell office:value-type="float" office:value="520759798" calcext:value-type="float">
            <text:p>520759798</text:p>
          </table:table-cell>
          <table:table-cell office:value-type="float" office:value="865712625" calcext:value-type="float">
            <text:p>865712625</text:p>
          </table:table-cell>
          <table:table-cell office:value-type="float" office:value="978811351" calcext:value-type="float">
            <text:p>978811351</text:p>
          </table:table-cell>
          <table:table-cell office:value-type="float" office:value="575033232" calcext:value-type="float">
            <text:p>575033232</text:p>
          </table:table-cell>
          <table:table-cell office:value-type="float" office:value="886693274" calcext:value-type="float">
            <text:p>886693274</text:p>
          </table:table-cell>
          <table:table-cell office:value-type="float" office:value="939942177" calcext:value-type="float">
            <text:p>939942177</text:p>
          </table:table-cell>
          <table:table-cell office:value-type="float" office:value="102499440" calcext:value-type="float">
            <text:p>102499440</text:p>
          </table:table-cell>
          <table:table-cell office:value-type="float" office:value="441429851" calcext:value-type="float">
            <text:p>441429851</text:p>
          </table:table-cell>
          <table:table-cell office:value-type="float" office:value="500872308" calcext:value-type="float">
            <text:p>500872308</text:p>
          </table:table-cell>
          <table:table-cell office:value-type="float" office:value="430857713" calcext:value-type="float">
            <text:p>430857713</text:p>
          </table:table-cell>
          <table:table-cell office:value-type="float" office:value="489653224" calcext:value-type="float">
            <text:p>489653224</text:p>
          </table:table-cell>
          <table:table-cell office:value-type="float" office:value="767110872" calcext:value-type="float">
            <text:p>767110872</text:p>
          </table:table-cell>
          <table:table-cell office:value-type="float" office:value="631376039" calcext:value-type="float">
            <text:p>631376039</text:p>
          </table:table-cell>
          <table:table-cell office:value-type="float" office:value="822587141" calcext:value-type="float">
            <text:p>822587141</text:p>
          </table:table-cell>
          <table:table-cell office:value-type="float" office:value="114157239" calcext:value-type="float">
            <text:p>114157239</text:p>
          </table:table-cell>
        </table:table-row>
        <table:table-row table:style-name="ro1">
          <table:table-cell office:value-type="float" office:value="834385501" calcext:value-type="float">
            <text:p>834385501</text:p>
          </table:table-cell>
          <table:table-cell office:value-type="float" office:value="912729311" calcext:value-type="float">
            <text:p>912729311</text:p>
          </table:table-cell>
          <table:table-cell office:value-type="float" office:value="924630544" calcext:value-type="float">
            <text:p>924630544</text:p>
          </table:table-cell>
          <table:table-cell office:value-type="float" office:value="196189640" calcext:value-type="float">
            <text:p>196189640</text:p>
          </table:table-cell>
          <table:table-cell office:value-type="float" office:value="844852955" calcext:value-type="float">
            <text:p>844852955</text:p>
          </table:table-cell>
          <table:table-cell office:value-type="float" office:value="971128316" calcext:value-type="float">
            <text:p>971128316</text:p>
          </table:table-cell>
          <table:table-cell office:value-type="float" office:value="521135402" calcext:value-type="float">
            <text:p>521135402</text:p>
          </table:table-cell>
          <table:table-cell office:value-type="float" office:value="282260513" calcext:value-type="float">
            <text:p>282260513</text:p>
          </table:table-cell>
          <table:table-cell office:value-type="float" office:value="468816778" calcext:value-type="float">
            <text:p>468816778</text:p>
          </table:table-cell>
          <table:table-cell office:value-type="float" office:value="663117961" calcext:value-type="float">
            <text:p>663117961</text:p>
          </table:table-cell>
          <table:table-cell office:value-type="float" office:value="985975509" calcext:value-type="float">
            <text:p>985975509</text:p>
          </table:table-cell>
          <table:table-cell office:value-type="float" office:value="310720157" calcext:value-type="float">
            <text:p>310720157</text:p>
          </table:table-cell>
          <table:table-cell office:value-type="float" office:value="443591498" calcext:value-type="float">
            <text:p>443591498</text:p>
          </table:table-cell>
          <table:table-cell office:value-type="float" office:value="713636915" calcext:value-type="float">
            <text:p>713636915</text:p>
          </table:table-cell>
          <table:table-cell office:value-type="float" office:value="939539802" calcext:value-type="float">
            <text:p>939539802</text:p>
          </table:table-cell>
          <table:table-cell office:value-type="float" office:value="582121901" calcext:value-type="float">
            <text:p>582121901</text:p>
          </table:table-cell>
          <table:table-cell office:value-type="float" office:value="925568901" calcext:value-type="float">
            <text:p>925568901</text:p>
          </table:table-cell>
          <table:table-cell office:value-type="float" office:value="619479841" calcext:value-type="float">
            <text:p>619479841</text:p>
          </table:table-cell>
          <table:table-cell office:value-type="float" office:value="675580330" calcext:value-type="float">
            <text:p>675580330</text:p>
          </table:table-cell>
          <table:table-cell office:value-type="float" office:value="299199996" calcext:value-type="float">
            <text:p>299199996</text:p>
          </table:table-cell>
          <table:table-cell office:value-type="float" office:value="723067898" calcext:value-type="float">
            <text:p>723067898</text:p>
          </table:table-cell>
          <table:table-cell office:value-type="float" office:value="119282961" calcext:value-type="float">
            <text:p>119282961</text:p>
          </table:table-cell>
          <table:table-cell office:value-type="float" office:value="956892298" calcext:value-type="float">
            <text:p>956892298</text:p>
          </table:table-cell>
          <table:table-cell office:value-type="float" office:value="628703290" calcext:value-type="float">
            <text:p>628703290</text:p>
          </table:table-cell>
          <table:table-cell office:value-type="float" office:value="620246642" calcext:value-type="float">
            <text:p>620246642</text:p>
          </table:table-cell>
          <table:table-cell office:value-type="float" office:value="150528834" calcext:value-type="float">
            <text:p>150528834</text:p>
          </table:table-cell>
          <table:table-cell office:value-type="float" office:value="818671945" calcext:value-type="float">
            <text:p>818671945</text:p>
          </table:table-cell>
          <table:table-cell office:value-type="float" office:value="843723889" calcext:value-type="float">
            <text:p>843723889</text:p>
          </table:table-cell>
          <table:table-cell office:value-type="float" office:value="855470112" calcext:value-type="float">
            <text:p>855470112</text:p>
          </table:table-cell>
          <table:table-cell office:value-type="float" office:value="457669727" calcext:value-type="float">
            <text:p>457669727</text:p>
          </table:table-cell>
          <table:table-cell office:value-type="float" office:value="150944224" calcext:value-type="float">
            <text:p>150944224</text:p>
          </table:table-cell>
          <table:table-cell office:value-type="float" office:value="880949501" calcext:value-type="float">
            <text:p>880949501</text:p>
          </table:table-cell>
        </table:table-row>
        <table:table-row table:style-name="ro1">
          <table:table-cell office:value-type="float" office:value="494594917" calcext:value-type="float">
            <text:p>494594917</text:p>
          </table:table-cell>
          <table:table-cell office:value-type="float" office:value="321728447" calcext:value-type="float">
            <text:p>321728447</text:p>
          </table:table-cell>
          <table:table-cell office:value-type="float" office:value="776518090" calcext:value-type="float">
            <text:p>776518090</text:p>
          </table:table-cell>
          <table:table-cell office:value-type="float" office:value="111094314" calcext:value-type="float">
            <text:p>111094314</text:p>
          </table:table-cell>
          <table:table-cell office:value-type="float" office:value="863523087" calcext:value-type="float">
            <text:p>863523087</text:p>
          </table:table-cell>
          <table:table-cell office:value-type="float" office:value="623121444" calcext:value-type="float">
            <text:p>623121444</text:p>
          </table:table-cell>
          <table:table-cell office:value-type="float" office:value="522871247" calcext:value-type="float">
            <text:p>522871247</text:p>
          </table:table-cell>
          <table:table-cell office:value-type="float" office:value="514096469" calcext:value-type="float">
            <text:p>514096469</text:p>
          </table:table-cell>
          <table:table-cell office:value-type="float" office:value="326893326" calcext:value-type="float">
            <text:p>326893326</text:p>
          </table:table-cell>
          <table:table-cell office:value-type="float" office:value="511243895" calcext:value-type="float">
            <text:p>511243895</text:p>
          </table:table-cell>
          <table:table-cell office:value-type="float" office:value="368183848" calcext:value-type="float">
            <text:p>368183848</text:p>
          </table:table-cell>
          <table:table-cell office:value-type="float" office:value="831473981" calcext:value-type="float">
            <text:p>831473981</text:p>
          </table:table-cell>
          <table:table-cell office:value-type="float" office:value="451329401" calcext:value-type="float">
            <text:p>451329401</text:p>
          </table:table-cell>
          <table:table-cell office:value-type="float" office:value="612381368" calcext:value-type="float">
            <text:p>612381368</text:p>
          </table:table-cell>
          <table:table-cell office:value-type="float" office:value="626706102" calcext:value-type="float">
            <text:p>626706102</text:p>
          </table:table-cell>
          <table:table-cell office:value-type="float" office:value="192965407" calcext:value-type="float">
            <text:p>192965407</text:p>
          </table:table-cell>
          <table:table-cell office:value-type="float" office:value="232611860" calcext:value-type="float">
            <text:p>232611860</text:p>
          </table:table-cell>
          <table:table-cell office:value-type="float" office:value="756127311" calcext:value-type="float">
            <text:p>756127311</text:p>
          </table:table-cell>
          <table:table-cell office:value-type="float" office:value="972689730" calcext:value-type="float">
            <text:p>972689730</text:p>
          </table:table-cell>
          <table:table-cell office:value-type="float" office:value="961462175" calcext:value-type="float">
            <text:p>961462175</text:p>
          </table:table-cell>
          <table:table-cell office:value-type="float" office:value="915523469" calcext:value-type="float">
            <text:p>915523469</text:p>
          </table:table-cell>
          <table:table-cell office:value-type="float" office:value="691268729" calcext:value-type="float">
            <text:p>691268729</text:p>
          </table:table-cell>
          <table:table-cell office:value-type="float" office:value="176506852" calcext:value-type="float">
            <text:p>176506852</text:p>
          </table:table-cell>
          <table:table-cell office:value-type="float" office:value="275094433" calcext:value-type="float">
            <text:p>275094433</text:p>
          </table:table-cell>
          <table:table-cell office:value-type="float" office:value="279566287" calcext:value-type="float">
            <text:p>279566287</text:p>
          </table:table-cell>
          <table:table-cell office:value-type="float" office:value="647583678" calcext:value-type="float">
            <text:p>647583678</text:p>
          </table:table-cell>
          <table:table-cell office:value-type="float" office:value="231080693" calcext:value-type="float">
            <text:p>231080693</text:p>
          </table:table-cell>
          <table:table-cell office:value-type="float" office:value="669421751" calcext:value-type="float">
            <text:p>669421751</text:p>
          </table:table-cell>
          <table:table-cell office:value-type="float" office:value="930647892" calcext:value-type="float">
            <text:p>930647892</text:p>
          </table:table-cell>
          <table:table-cell office:value-type="float" office:value="705913739" calcext:value-type="float">
            <text:p>705913739</text:p>
          </table:table-cell>
          <table:table-cell office:value-type="float" office:value="908134387" calcext:value-type="float">
            <text:p>908134387</text:p>
          </table:table-cell>
          <table:table-cell office:value-type="float" office:value="128846658" calcext:value-type="float">
            <text:p>128846658</text:p>
          </table:table-cell>
        </table:table-row>
        <table:table-row table:style-name="ro1">
          <table:table-cell office:value-type="float" office:value="765766035" calcext:value-type="float">
            <text:p>765766035</text:p>
          </table:table-cell>
          <table:table-cell office:value-type="float" office:value="180498994" calcext:value-type="float">
            <text:p>180498994</text:p>
          </table:table-cell>
          <table:table-cell office:value-type="float" office:value="716953255" calcext:value-type="float">
            <text:p>716953255</text:p>
          </table:table-cell>
          <table:table-cell office:value-type="float" office:value="945808356" calcext:value-type="float">
            <text:p>945808356</text:p>
          </table:table-cell>
          <table:table-cell office:value-type="float" office:value="330141236" calcext:value-type="float">
            <text:p>330141236</text:p>
          </table:table-cell>
          <table:table-cell office:value-type="float" office:value="409229210" calcext:value-type="float">
            <text:p>409229210</text:p>
          </table:table-cell>
          <table:table-cell office:value-type="float" office:value="461226657" calcext:value-type="float">
            <text:p>461226657</text:p>
          </table:table-cell>
          <table:table-cell office:value-type="float" office:value="663770921" calcext:value-type="float">
            <text:p>663770921</text:p>
          </table:table-cell>
          <table:table-cell office:value-type="float" office:value="965887431" calcext:value-type="float">
            <text:p>965887431</text:p>
          </table:table-cell>
          <table:table-cell office:value-type="float" office:value="101433369" calcext:value-type="float">
            <text:p>101433369</text:p>
          </table:table-cell>
          <table:table-cell office:value-type="float" office:value="550124852" calcext:value-type="float">
            <text:p>550124852</text:p>
          </table:table-cell>
          <table:table-cell office:value-type="float" office:value="549909880" calcext:value-type="float">
            <text:p>549909880</text:p>
          </table:table-cell>
          <table:table-cell office:value-type="float" office:value="272297262" calcext:value-type="float">
            <text:p>272297262</text:p>
          </table:table-cell>
          <table:table-cell office:value-type="float" office:value="585215695" calcext:value-type="float">
            <text:p>585215695</text:p>
          </table:table-cell>
          <table:table-cell office:value-type="float" office:value="878037114" calcext:value-type="float">
            <text:p>878037114</text:p>
          </table:table-cell>
          <table:table-cell office:value-type="float" office:value="292557020" calcext:value-type="float">
            <text:p>292557020</text:p>
          </table:table-cell>
          <table:table-cell office:value-type="float" office:value="816993029" calcext:value-type="float">
            <text:p>816993029</text:p>
          </table:table-cell>
          <table:table-cell office:value-type="float" office:value="247424080" calcext:value-type="float">
            <text:p>247424080</text:p>
          </table:table-cell>
          <table:table-cell office:value-type="float" office:value="925840365" calcext:value-type="float">
            <text:p>925840365</text:p>
          </table:table-cell>
          <table:table-cell office:value-type="float" office:value="918840763" calcext:value-type="float">
            <text:p>918840763</text:p>
          </table:table-cell>
          <table:table-cell office:value-type="float" office:value="810939642" calcext:value-type="float">
            <text:p>810939642</text:p>
          </table:table-cell>
          <table:table-cell office:value-type="float" office:value="518717715" calcext:value-type="float">
            <text:p>518717715</text:p>
          </table:table-cell>
          <table:table-cell office:value-type="float" office:value="176685359" calcext:value-type="float">
            <text:p>176685359</text:p>
          </table:table-cell>
          <table:table-cell office:value-type="float" office:value="328724598" calcext:value-type="float">
            <text:p>328724598</text:p>
          </table:table-cell>
          <table:table-cell office:value-type="float" office:value="383313095" calcext:value-type="float">
            <text:p>383313095</text:p>
          </table:table-cell>
          <table:table-cell office:value-type="float" office:value="691314524" calcext:value-type="float">
            <text:p>691314524</text:p>
          </table:table-cell>
          <table:table-cell office:value-type="float" office:value="266406162" calcext:value-type="float">
            <text:p>266406162</text:p>
          </table:table-cell>
          <table:table-cell office:value-type="float" office:value="406856814" calcext:value-type="float">
            <text:p>406856814</text:p>
          </table:table-cell>
          <table:table-cell office:value-type="float" office:value="277472666" calcext:value-type="float">
            <text:p>277472666</text:p>
          </table:table-cell>
          <table:table-cell office:value-type="float" office:value="595463433" calcext:value-type="float">
            <text:p>595463433</text:p>
          </table:table-cell>
          <table:table-cell office:value-type="float" office:value="939927814" calcext:value-type="float">
            <text:p>939927814</text:p>
          </table:table-cell>
          <table:table-cell office:value-type="float" office:value="758421781" calcext:value-type="float">
            <text:p>758421781</text:p>
          </table:table-cell>
        </table:table-row>
        <table:table-row table:style-name="ro1">
          <table:table-cell office:value-type="float" office:value="212803029" calcext:value-type="float">
            <text:p>212803029</text:p>
          </table:table-cell>
          <table:table-cell office:value-type="float" office:value="850092699" calcext:value-type="float">
            <text:p>850092699</text:p>
          </table:table-cell>
          <table:table-cell office:value-type="float" office:value="383401942" calcext:value-type="float">
            <text:p>383401942</text:p>
          </table:table-cell>
          <table:table-cell office:value-type="float" office:value="355799196" calcext:value-type="float">
            <text:p>355799196</text:p>
          </table:table-cell>
          <table:table-cell office:value-type="float" office:value="771866888" calcext:value-type="float">
            <text:p>771866888</text:p>
          </table:table-cell>
          <table:table-cell office:value-type="float" office:value="508505331" calcext:value-type="float">
            <text:p>508505331</text:p>
          </table:table-cell>
          <table:table-cell office:value-type="float" office:value="991235722" calcext:value-type="float">
            <text:p>991235722</text:p>
          </table:table-cell>
          <table:table-cell office:value-type="float" office:value="635083778" calcext:value-type="float">
            <text:p>635083778</text:p>
          </table:table-cell>
          <table:table-cell office:value-type="float" office:value="429421520" calcext:value-type="float">
            <text:p>429421520</text:p>
          </table:table-cell>
          <table:table-cell office:value-type="float" office:value="992859319" calcext:value-type="float">
            <text:p>992859319</text:p>
          </table:table-cell>
          <table:table-cell office:value-type="float" office:value="614160448" calcext:value-type="float">
            <text:p>614160448</text:p>
          </table:table-cell>
          <table:table-cell office:value-type="float" office:value="518252439" calcext:value-type="float">
            <text:p>518252439</text:p>
          </table:table-cell>
          <table:table-cell office:value-type="float" office:value="149840742" calcext:value-type="float">
            <text:p>149840742</text:p>
          </table:table-cell>
          <table:table-cell office:value-type="float" office:value="823761783" calcext:value-type="float">
            <text:p>823761783</text:p>
          </table:table-cell>
          <table:table-cell office:value-type="float" office:value="564950568" calcext:value-type="float">
            <text:p>564950568</text:p>
          </table:table-cell>
          <table:table-cell office:value-type="float" office:value="381743908" calcext:value-type="float">
            <text:p>381743908</text:p>
          </table:table-cell>
          <table:table-cell office:value-type="float" office:value="413805749" calcext:value-type="float">
            <text:p>413805749</text:p>
          </table:table-cell>
          <table:table-cell office:value-type="float" office:value="467084003" calcext:value-type="float">
            <text:p>467084003</text:p>
          </table:table-cell>
          <table:table-cell office:value-type="float" office:value="196098084" calcext:value-type="float">
            <text:p>196098084</text:p>
          </table:table-cell>
          <table:table-cell office:value-type="float" office:value="136732450" calcext:value-type="float">
            <text:p>136732450</text:p>
          </table:table-cell>
          <table:table-cell office:value-type="float" office:value="828389682" calcext:value-type="float">
            <text:p>828389682</text:p>
          </table:table-cell>
          <table:table-cell office:value-type="float" office:value="662058607" calcext:value-type="float">
            <text:p>662058607</text:p>
          </table:table-cell>
          <table:table-cell office:value-type="float" office:value="442828405" calcext:value-type="float">
            <text:p>442828405</text:p>
          </table:table-cell>
          <table:table-cell office:value-type="float" office:value="946003521" calcext:value-type="float">
            <text:p>946003521</text:p>
          </table:table-cell>
          <table:table-cell office:value-type="float" office:value="141062973" calcext:value-type="float">
            <text:p>141062973</text:p>
          </table:table-cell>
          <table:table-cell office:value-type="float" office:value="329684285" calcext:value-type="float">
            <text:p>329684285</text:p>
          </table:table-cell>
          <table:table-cell office:value-type="float" office:value="488539051" calcext:value-type="float">
            <text:p>488539051</text:p>
          </table:table-cell>
          <table:table-cell office:value-type="float" office:value="712482820" calcext:value-type="float">
            <text:p>712482820</text:p>
          </table:table-cell>
          <table:table-cell office:value-type="float" office:value="624745933" calcext:value-type="float">
            <text:p>624745933</text:p>
          </table:table-cell>
          <table:table-cell office:value-type="float" office:value="430913445" calcext:value-type="float">
            <text:p>430913445</text:p>
          </table:table-cell>
          <table:table-cell office:value-type="float" office:value="777943292" calcext:value-type="float">
            <text:p>777943292</text:p>
          </table:table-cell>
          <table:table-cell office:value-type="float" office:value="744316736" calcext:value-type="float">
            <text:p>744316736</text:p>
          </table:table-cell>
        </table:table-row>
        <table:table-row table:style-name="ro1">
          <table:table-cell office:value-type="float" office:value="104764264" calcext:value-type="float">
            <text:p>104764264</text:p>
          </table:table-cell>
          <table:table-cell office:value-type="float" office:value="858177631" calcext:value-type="float">
            <text:p>858177631</text:p>
          </table:table-cell>
          <table:table-cell office:value-type="float" office:value="860392307" calcext:value-type="float">
            <text:p>860392307</text:p>
          </table:table-cell>
          <table:table-cell office:value-type="float" office:value="166618883" calcext:value-type="float">
            <text:p>166618883</text:p>
          </table:table-cell>
          <table:table-cell office:value-type="float" office:value="365560913" calcext:value-type="float">
            <text:p>365560913</text:p>
          </table:table-cell>
          <table:table-cell office:value-type="float" office:value="898525726" calcext:value-type="float">
            <text:p>898525726</text:p>
          </table:table-cell>
          <table:table-cell office:value-type="float" office:value="857206270" calcext:value-type="float">
            <text:p>857206270</text:p>
          </table:table-cell>
          <table:table-cell office:value-type="float" office:value="464754472" calcext:value-type="float">
            <text:p>464754472</text:p>
          </table:table-cell>
          <table:table-cell office:value-type="float" office:value="134216253" calcext:value-type="float">
            <text:p>134216253</text:p>
          </table:table-cell>
          <table:table-cell office:value-type="float" office:value="842197639" calcext:value-type="float">
            <text:p>842197639</text:p>
          </table:table-cell>
          <table:table-cell office:value-type="float" office:value="201595917" calcext:value-type="float">
            <text:p>201595917</text:p>
          </table:table-cell>
          <table:table-cell office:value-type="float" office:value="666209305" calcext:value-type="float">
            <text:p>666209305</text:p>
          </table:table-cell>
          <table:table-cell office:value-type="float" office:value="122059864" calcext:value-type="float">
            <text:p>122059864</text:p>
          </table:table-cell>
          <table:table-cell office:value-type="float" office:value="392303923" calcext:value-type="float">
            <text:p>392303923</text:p>
          </table:table-cell>
          <table:table-cell office:value-type="float" office:value="407944496" calcext:value-type="float">
            <text:p>407944496</text:p>
          </table:table-cell>
          <table:table-cell office:value-type="float" office:value="989140669" calcext:value-type="float">
            <text:p>989140669</text:p>
          </table:table-cell>
          <table:table-cell office:value-type="float" office:value="820335352" calcext:value-type="float">
            <text:p>820335352</text:p>
          </table:table-cell>
          <table:table-cell office:value-type="float" office:value="359534581" calcext:value-type="float">
            <text:p>359534581</text:p>
          </table:table-cell>
          <table:table-cell office:value-type="float" office:value="151581846" calcext:value-type="float">
            <text:p>151581846</text:p>
          </table:table-cell>
          <table:table-cell office:value-type="float" office:value="614167266" calcext:value-type="float">
            <text:p>614167266</text:p>
          </table:table-cell>
          <table:table-cell office:value-type="float" office:value="640070816" calcext:value-type="float">
            <text:p>640070816</text:p>
          </table:table-cell>
          <table:table-cell office:value-type="float" office:value="670071633" calcext:value-type="float">
            <text:p>670071633</text:p>
          </table:table-cell>
          <table:table-cell office:value-type="float" office:value="306273362" calcext:value-type="float">
            <text:p>306273362</text:p>
          </table:table-cell>
          <table:table-cell office:value-type="float" office:value="441814077" calcext:value-type="float">
            <text:p>441814077</text:p>
          </table:table-cell>
          <table:table-cell office:value-type="float" office:value="921771881" calcext:value-type="float">
            <text:p>921771881</text:p>
          </table:table-cell>
          <table:table-cell office:value-type="float" office:value="158844672" calcext:value-type="float">
            <text:p>158844672</text:p>
          </table:table-cell>
          <table:table-cell office:value-type="float" office:value="307740521" calcext:value-type="float">
            <text:p>307740521</text:p>
          </table:table-cell>
          <table:table-cell office:value-type="float" office:value="495594870" calcext:value-type="float">
            <text:p>495594870</text:p>
          </table:table-cell>
          <table:table-cell office:value-type="float" office:value="821768389" calcext:value-type="float">
            <text:p>821768389</text:p>
          </table:table-cell>
          <table:table-cell office:value-type="float" office:value="430600287" calcext:value-type="float">
            <text:p>430600287</text:p>
          </table:table-cell>
          <table:table-cell office:value-type="float" office:value="700471548" calcext:value-type="float">
            <text:p>700471548</text:p>
          </table:table-cell>
          <table:table-cell office:value-type="float" office:value="213979089" calcext:value-type="float">
            <text:p>213979089</text:p>
          </table:table-cell>
        </table:table-row>
        <table:table-row table:style-name="ro1">
          <table:table-cell office:value-type="float" office:value="851489462" calcext:value-type="float">
            <text:p>851489462</text:p>
          </table:table-cell>
          <table:table-cell office:value-type="float" office:value="791123266" calcext:value-type="float">
            <text:p>791123266</text:p>
          </table:table-cell>
          <table:table-cell office:value-type="float" office:value="457616932" calcext:value-type="float">
            <text:p>457616932</text:p>
          </table:table-cell>
          <table:table-cell office:value-type="float" office:value="369268847" calcext:value-type="float">
            <text:p>369268847</text:p>
          </table:table-cell>
          <table:table-cell office:value-type="float" office:value="330328386" calcext:value-type="float">
            <text:p>330328386</text:p>
          </table:table-cell>
          <table:table-cell office:value-type="float" office:value="156733912" calcext:value-type="float">
            <text:p>156733912</text:p>
          </table:table-cell>
          <table:table-cell office:value-type="float" office:value="425424917" calcext:value-type="float">
            <text:p>425424917</text:p>
          </table:table-cell>
          <table:table-cell office:value-type="float" office:value="486484212" calcext:value-type="float">
            <text:p>486484212</text:p>
          </table:table-cell>
          <table:table-cell office:value-type="float" office:value="599713426" calcext:value-type="float">
            <text:p>599713426</text:p>
          </table:table-cell>
          <table:table-cell office:value-type="float" office:value="376057450" calcext:value-type="float">
            <text:p>376057450</text:p>
          </table:table-cell>
          <table:table-cell office:value-type="float" office:value="732099306" calcext:value-type="float">
            <text:p>732099306</text:p>
          </table:table-cell>
          <table:table-cell office:value-type="float" office:value="794599388" calcext:value-type="float">
            <text:p>794599388</text:p>
          </table:table-cell>
          <table:table-cell office:value-type="float" office:value="743431096" calcext:value-type="float">
            <text:p>743431096</text:p>
          </table:table-cell>
          <table:table-cell office:value-type="float" office:value="276136096" calcext:value-type="float">
            <text:p>276136096</text:p>
          </table:table-cell>
          <table:table-cell office:value-type="float" office:value="132765637" calcext:value-type="float">
            <text:p>132765637</text:p>
          </table:table-cell>
          <table:table-cell office:value-type="float" office:value="163771276" calcext:value-type="float">
            <text:p>163771276</text:p>
          </table:table-cell>
          <table:table-cell office:value-type="float" office:value="831880747" calcext:value-type="float">
            <text:p>831880747</text:p>
          </table:table-cell>
          <table:table-cell office:value-type="float" office:value="636070281" calcext:value-type="float">
            <text:p>636070281</text:p>
          </table:table-cell>
          <table:table-cell office:value-type="float" office:value="926415428" calcext:value-type="float">
            <text:p>926415428</text:p>
          </table:table-cell>
          <table:table-cell office:value-type="float" office:value="176140327" calcext:value-type="float">
            <text:p>176140327</text:p>
          </table:table-cell>
          <table:table-cell office:value-type="float" office:value="910505462" calcext:value-type="float">
            <text:p>910505462</text:p>
          </table:table-cell>
          <table:table-cell office:value-type="float" office:value="958669047" calcext:value-type="float">
            <text:p>958669047</text:p>
          </table:table-cell>
          <table:table-cell office:value-type="float" office:value="174297051" calcext:value-type="float">
            <text:p>174297051</text:p>
          </table:table-cell>
          <table:table-cell office:value-type="float" office:value="294575681" calcext:value-type="float">
            <text:p>294575681</text:p>
          </table:table-cell>
          <table:table-cell office:value-type="float" office:value="409368400" calcext:value-type="float">
            <text:p>409368400</text:p>
          </table:table-cell>
          <table:table-cell office:value-type="float" office:value="225243032" calcext:value-type="float">
            <text:p>225243032</text:p>
          </table:table-cell>
          <table:table-cell office:value-type="float" office:value="993255101" calcext:value-type="float">
            <text:p>993255101</text:p>
          </table:table-cell>
          <table:table-cell office:value-type="float" office:value="237793458" calcext:value-type="float">
            <text:p>237793458</text:p>
          </table:table-cell>
          <table:table-cell office:value-type="float" office:value="956815220" calcext:value-type="float">
            <text:p>956815220</text:p>
          </table:table-cell>
          <table:table-cell office:value-type="float" office:value="188812819" calcext:value-type="float">
            <text:p>188812819</text:p>
          </table:table-cell>
          <table:table-cell office:value-type="float" office:value="690139246" calcext:value-type="float">
            <text:p>690139246</text:p>
          </table:table-cell>
          <table:table-cell office:value-type="float" office:value="620002332" calcext:value-type="float">
            <text:p>620002332</text:p>
          </table:table-cell>
        </table:table-row>
        <table:table-row table:style-name="ro1">
          <table:table-cell office:value-type="float" office:value="212759481" calcext:value-type="float">
            <text:p>212759481</text:p>
          </table:table-cell>
          <table:table-cell office:value-type="float" office:value="208131494" calcext:value-type="float">
            <text:p>208131494</text:p>
          </table:table-cell>
          <table:table-cell office:value-type="float" office:value="596651840" calcext:value-type="float">
            <text:p>596651840</text:p>
          </table:table-cell>
          <table:table-cell office:value-type="float" office:value="433294681" calcext:value-type="float">
            <text:p>433294681</text:p>
          </table:table-cell>
          <table:table-cell office:value-type="float" office:value="837286861" calcext:value-type="float">
            <text:p>837286861</text:p>
          </table:table-cell>
          <table:table-cell office:value-type="float" office:value="444857047" calcext:value-type="float">
            <text:p>444857047</text:p>
          </table:table-cell>
          <table:table-cell office:value-type="float" office:value="800658585" calcext:value-type="float">
            <text:p>800658585</text:p>
          </table:table-cell>
          <table:table-cell office:value-type="float" office:value="467473265" calcext:value-type="float">
            <text:p>467473265</text:p>
          </table:table-cell>
          <table:table-cell office:value-type="float" office:value="870255626" calcext:value-type="float">
            <text:p>870255626</text:p>
          </table:table-cell>
          <table:table-cell office:value-type="float" office:value="862559158" calcext:value-type="float">
            <text:p>862559158</text:p>
          </table:table-cell>
          <table:table-cell office:value-type="float" office:value="378171059" calcext:value-type="float">
            <text:p>378171059</text:p>
          </table:table-cell>
          <table:table-cell office:value-type="float" office:value="678462090" calcext:value-type="float">
            <text:p>678462090</text:p>
          </table:table-cell>
          <table:table-cell office:value-type="float" office:value="217334610" calcext:value-type="float">
            <text:p>217334610</text:p>
          </table:table-cell>
          <table:table-cell office:value-type="float" office:value="116040027" calcext:value-type="float">
            <text:p>116040027</text:p>
          </table:table-cell>
          <table:table-cell office:value-type="float" office:value="223409954" calcext:value-type="float">
            <text:p>223409954</text:p>
          </table:table-cell>
          <table:table-cell office:value-type="float" office:value="841779400" calcext:value-type="float">
            <text:p>841779400</text:p>
          </table:table-cell>
          <table:table-cell office:value-type="float" office:value="368953689" calcext:value-type="float">
            <text:p>368953689</text:p>
          </table:table-cell>
          <table:table-cell office:value-type="float" office:value="443323485" calcext:value-type="float">
            <text:p>443323485</text:p>
          </table:table-cell>
          <table:table-cell office:value-type="float" office:value="240985797" calcext:value-type="float">
            <text:p>240985797</text:p>
          </table:table-cell>
          <table:table-cell office:value-type="float" office:value="275880554" calcext:value-type="float">
            <text:p>275880554</text:p>
          </table:table-cell>
          <table:table-cell office:value-type="float" office:value="684658209" calcext:value-type="float">
            <text:p>684658209</text:p>
          </table:table-cell>
          <table:table-cell office:value-type="float" office:value="148352739" calcext:value-type="float">
            <text:p>148352739</text:p>
          </table:table-cell>
          <table:table-cell office:value-type="float" office:value="695611425" calcext:value-type="float">
            <text:p>695611425</text:p>
          </table:table-cell>
          <table:table-cell office:value-type="float" office:value="265497030" calcext:value-type="float">
            <text:p>265497030</text:p>
          </table:table-cell>
          <table:table-cell office:value-type="float" office:value="356360008" calcext:value-type="float">
            <text:p>356360008</text:p>
          </table:table-cell>
          <table:table-cell office:value-type="float" office:value="251452546" calcext:value-type="float">
            <text:p>251452546</text:p>
          </table:table-cell>
          <table:table-cell office:value-type="float" office:value="426185929" calcext:value-type="float">
            <text:p>426185929</text:p>
          </table:table-cell>
          <table:table-cell office:value-type="float" office:value="331041242" calcext:value-type="float">
            <text:p>331041242</text:p>
          </table:table-cell>
          <table:table-cell office:value-type="float" office:value="643700539" calcext:value-type="float">
            <text:p>643700539</text:p>
          </table:table-cell>
          <table:table-cell office:value-type="float" office:value="763829892" calcext:value-type="float">
            <text:p>763829892</text:p>
          </table:table-cell>
          <table:table-cell office:value-type="float" office:value="738881076" calcext:value-type="float">
            <text:p>738881076</text:p>
          </table:table-cell>
          <table:table-cell office:value-type="float" office:value="872301453" calcext:value-type="float">
            <text:p>872301453</text:p>
          </table:table-cell>
        </table:table-row>
        <table:table-row table:style-name="ro1">
          <table:table-cell office:value-type="float" office:value="113283451" calcext:value-type="float">
            <text:p>113283451</text:p>
          </table:table-cell>
          <table:table-cell office:value-type="float" office:value="149283902" calcext:value-type="float">
            <text:p>149283902</text:p>
          </table:table-cell>
          <table:table-cell office:value-type="float" office:value="800528270" calcext:value-type="float">
            <text:p>800528270</text:p>
          </table:table-cell>
          <table:table-cell office:value-type="float" office:value="617897321" calcext:value-type="float">
            <text:p>617897321</text:p>
          </table:table-cell>
          <table:table-cell office:value-type="float" office:value="374616336" calcext:value-type="float">
            <text:p>374616336</text:p>
          </table:table-cell>
          <table:table-cell office:value-type="float" office:value="687631531" calcext:value-type="float">
            <text:p>687631531</text:p>
          </table:table-cell>
          <table:table-cell office:value-type="float" office:value="151469622" calcext:value-type="float">
            <text:p>151469622</text:p>
          </table:table-cell>
          <table:table-cell office:value-type="float" office:value="825104218" calcext:value-type="float">
            <text:p>825104218</text:p>
          </table:table-cell>
          <table:table-cell office:value-type="float" office:value="445988708" calcext:value-type="float">
            <text:p>445988708</text:p>
          </table:table-cell>
          <table:table-cell office:value-type="float" office:value="572747662" calcext:value-type="float">
            <text:p>572747662</text:p>
          </table:table-cell>
          <table:table-cell office:value-type="float" office:value="700297331" calcext:value-type="float">
            <text:p>700297331</text:p>
          </table:table-cell>
          <table:table-cell office:value-type="float" office:value="513986066" calcext:value-type="float">
            <text:p>513986066</text:p>
          </table:table-cell>
          <table:table-cell office:value-type="float" office:value="200505458" calcext:value-type="float">
            <text:p>200505458</text:p>
          </table:table-cell>
          <table:table-cell office:value-type="float" office:value="426117758" calcext:value-type="float">
            <text:p>426117758</text:p>
          </table:table-cell>
          <table:table-cell office:value-type="float" office:value="884404285" calcext:value-type="float">
            <text:p>884404285</text:p>
          </table:table-cell>
          <table:table-cell office:value-type="float" office:value="945830083" calcext:value-type="float">
            <text:p>945830083</text:p>
          </table:table-cell>
          <table:table-cell office:value-type="float" office:value="277055689" calcext:value-type="float">
            <text:p>277055689</text:p>
          </table:table-cell>
          <table:table-cell office:value-type="float" office:value="663820588" calcext:value-type="float">
            <text:p>663820588</text:p>
          </table:table-cell>
          <table:table-cell office:value-type="float" office:value="155026311" calcext:value-type="float">
            <text:p>155026311</text:p>
          </table:table-cell>
          <table:table-cell office:value-type="float" office:value="765197102" calcext:value-type="float">
            <text:p>765197102</text:p>
          </table:table-cell>
          <table:table-cell office:value-type="float" office:value="280432047" calcext:value-type="float">
            <text:p>280432047</text:p>
          </table:table-cell>
          <table:table-cell office:value-type="float" office:value="899130687" calcext:value-type="float">
            <text:p>899130687</text:p>
          </table:table-cell>
          <table:table-cell office:value-type="float" office:value="829253257" calcext:value-type="float">
            <text:p>829253257</text:p>
          </table:table-cell>
          <table:table-cell office:value-type="float" office:value="783185525" calcext:value-type="float">
            <text:p>783185525</text:p>
          </table:table-cell>
          <table:table-cell office:value-type="float" office:value="572651133" calcext:value-type="float">
            <text:p>572651133</text:p>
          </table:table-cell>
          <table:table-cell office:value-type="float" office:value="297816109" calcext:value-type="float">
            <text:p>297816109</text:p>
          </table:table-cell>
          <table:table-cell office:value-type="float" office:value="316385628" calcext:value-type="float">
            <text:p>316385628</text:p>
          </table:table-cell>
          <table:table-cell office:value-type="float" office:value="665571951" calcext:value-type="float">
            <text:p>665571951</text:p>
          </table:table-cell>
          <table:table-cell office:value-type="float" office:value="562221690" calcext:value-type="float">
            <text:p>562221690</text:p>
          </table:table-cell>
          <table:table-cell office:value-type="float" office:value="674923727" calcext:value-type="float">
            <text:p>674923727</text:p>
          </table:table-cell>
          <table:table-cell office:value-type="float" office:value="790416294" calcext:value-type="float">
            <text:p>790416294</text:p>
          </table:table-cell>
          <table:table-cell office:value-type="float" office:value="141872326" calcext:value-type="float">
            <text:p>141872326</text:p>
          </table:table-cell>
        </table:table-row>
        <table:table-row table:style-name="ro1">
          <table:table-cell office:value-type="float" office:value="302681889" calcext:value-type="float">
            <text:p>302681889</text:p>
          </table:table-cell>
          <table:table-cell office:value-type="float" office:value="955300978" calcext:value-type="float">
            <text:p>955300978</text:p>
          </table:table-cell>
          <table:table-cell office:value-type="float" office:value="309790876" calcext:value-type="float">
            <text:p>309790876</text:p>
          </table:table-cell>
          <table:table-cell office:value-type="float" office:value="562128055" calcext:value-type="float">
            <text:p>562128055</text:p>
          </table:table-cell>
          <table:table-cell office:value-type="float" office:value="193325877" calcext:value-type="float">
            <text:p>193325877</text:p>
          </table:table-cell>
          <table:table-cell office:value-type="float" office:value="959081509" calcext:value-type="float">
            <text:p>959081509</text:p>
          </table:table-cell>
          <table:table-cell office:value-type="float" office:value="469566527" calcext:value-type="float">
            <text:p>469566527</text:p>
          </table:table-cell>
          <table:table-cell office:value-type="float" office:value="128819748" calcext:value-type="float">
            <text:p>128819748</text:p>
          </table:table-cell>
          <table:table-cell office:value-type="float" office:value="362859162" calcext:value-type="float">
            <text:p>362859162</text:p>
          </table:table-cell>
          <table:table-cell office:value-type="float" office:value="334834297" calcext:value-type="float">
            <text:p>334834297</text:p>
          </table:table-cell>
          <table:table-cell office:value-type="float" office:value="236492781" calcext:value-type="float">
            <text:p>236492781</text:p>
          </table:table-cell>
          <table:table-cell office:value-type="float" office:value="898978000" calcext:value-type="float">
            <text:p>898978000</text:p>
          </table:table-cell>
          <table:table-cell office:value-type="float" office:value="156614800" calcext:value-type="float">
            <text:p>156614800</text:p>
          </table:table-cell>
          <table:table-cell office:value-type="float" office:value="874568360" calcext:value-type="float">
            <text:p>874568360</text:p>
          </table:table-cell>
          <table:table-cell office:value-type="float" office:value="769274688" calcext:value-type="float">
            <text:p>769274688</text:p>
          </table:table-cell>
          <table:table-cell office:value-type="float" office:value="608763107" calcext:value-type="float">
            <text:p>608763107</text:p>
          </table:table-cell>
          <table:table-cell office:value-type="float" office:value="108812674" calcext:value-type="float">
            <text:p>108812674</text:p>
          </table:table-cell>
          <table:table-cell office:value-type="float" office:value="794548640" calcext:value-type="float">
            <text:p>794548640</text:p>
          </table:table-cell>
          <table:table-cell office:value-type="float" office:value="213545887" calcext:value-type="float">
            <text:p>213545887</text:p>
          </table:table-cell>
          <table:table-cell office:value-type="float" office:value="107905605" calcext:value-type="float">
            <text:p>107905605</text:p>
          </table:table-cell>
          <table:table-cell office:value-type="float" office:value="695679678" calcext:value-type="float">
            <text:p>695679678</text:p>
          </table:table-cell>
          <table:table-cell office:value-type="float" office:value="588706115" calcext:value-type="float">
            <text:p>588706115</text:p>
          </table:table-cell>
          <table:table-cell office:value-type="float" office:value="806241600" calcext:value-type="float">
            <text:p>806241600</text:p>
          </table:table-cell>
          <table:table-cell office:value-type="float" office:value="500397104" calcext:value-type="float">
            <text:p>500397104</text:p>
          </table:table-cell>
          <table:table-cell office:value-type="float" office:value="998516163" calcext:value-type="float">
            <text:p>998516163</text:p>
          </table:table-cell>
          <table:table-cell office:value-type="float" office:value="665073252" calcext:value-type="float">
            <text:p>665073252</text:p>
          </table:table-cell>
          <table:table-cell office:value-type="float" office:value="515824054" calcext:value-type="float">
            <text:p>515824054</text:p>
          </table:table-cell>
          <table:table-cell office:value-type="float" office:value="137043068" calcext:value-type="float">
            <text:p>137043068</text:p>
          </table:table-cell>
          <table:table-cell office:value-type="float" office:value="837669070" calcext:value-type="float">
            <text:p>837669070</text:p>
          </table:table-cell>
          <table:table-cell office:value-type="float" office:value="530029467" calcext:value-type="float">
            <text:p>530029467</text:p>
          </table:table-cell>
          <table:table-cell office:value-type="float" office:value="885656932" calcext:value-type="float">
            <text:p>885656932</text:p>
          </table:table-cell>
          <table:table-cell office:value-type="float" office:value="748624644" calcext:value-type="float">
            <text:p>748624644</text:p>
          </table:table-cell>
        </table:table-row>
        <table:table-row table:style-name="ro1">
          <table:table-cell office:value-type="float" office:value="184691775" calcext:value-type="float">
            <text:p>184691775</text:p>
          </table:table-cell>
          <table:table-cell office:value-type="float" office:value="750503980" calcext:value-type="float">
            <text:p>750503980</text:p>
          </table:table-cell>
          <table:table-cell office:value-type="float" office:value="956777694" calcext:value-type="float">
            <text:p>956777694</text:p>
          </table:table-cell>
          <table:table-cell office:value-type="float" office:value="946709704" calcext:value-type="float">
            <text:p>946709704</text:p>
          </table:table-cell>
          <table:table-cell office:value-type="float" office:value="910165323" calcext:value-type="float">
            <text:p>910165323</text:p>
          </table:table-cell>
          <table:table-cell office:value-type="float" office:value="739487191" calcext:value-type="float">
            <text:p>739487191</text:p>
          </table:table-cell>
          <table:table-cell office:value-type="float" office:value="163699345" calcext:value-type="float">
            <text:p>163699345</text:p>
          </table:table-cell>
          <table:table-cell office:value-type="float" office:value="804515632" calcext:value-type="float">
            <text:p>804515632</text:p>
          </table:table-cell>
          <table:table-cell office:value-type="float" office:value="914023825" calcext:value-type="float">
            <text:p>914023825</text:p>
          </table:table-cell>
          <table:table-cell office:value-type="float" office:value="869822113" calcext:value-type="float">
            <text:p>869822113</text:p>
          </table:table-cell>
          <table:table-cell office:value-type="float" office:value="152193859" calcext:value-type="float">
            <text:p>152193859</text:p>
          </table:table-cell>
          <table:table-cell office:value-type="float" office:value="133285750" calcext:value-type="float">
            <text:p>133285750</text:p>
          </table:table-cell>
          <table:table-cell office:value-type="float" office:value="108504045" calcext:value-type="float">
            <text:p>108504045</text:p>
          </table:table-cell>
          <table:table-cell office:value-type="float" office:value="902690461" calcext:value-type="float">
            <text:p>902690461</text:p>
          </table:table-cell>
          <table:table-cell office:value-type="float" office:value="200266060" calcext:value-type="float">
            <text:p>200266060</text:p>
          </table:table-cell>
          <table:table-cell office:value-type="float" office:value="969966605" calcext:value-type="float">
            <text:p>969966605</text:p>
          </table:table-cell>
          <table:table-cell office:value-type="float" office:value="863614867" calcext:value-type="float">
            <text:p>863614867</text:p>
          </table:table-cell>
          <table:table-cell office:value-type="float" office:value="327904852" calcext:value-type="float">
            <text:p>327904852</text:p>
          </table:table-cell>
          <table:table-cell office:value-type="float" office:value="688976983" calcext:value-type="float">
            <text:p>688976983</text:p>
          </table:table-cell>
          <table:table-cell office:value-type="float" office:value="865698412" calcext:value-type="float">
            <text:p>865698412</text:p>
          </table:table-cell>
          <table:table-cell office:value-type="float" office:value="322940309" calcext:value-type="float">
            <text:p>322940309</text:p>
          </table:table-cell>
          <table:table-cell office:value-type="float" office:value="680034460" calcext:value-type="float">
            <text:p>680034460</text:p>
          </table:table-cell>
          <table:table-cell office:value-type="float" office:value="880127334" calcext:value-type="float">
            <text:p>880127334</text:p>
          </table:table-cell>
          <table:table-cell office:value-type="float" office:value="173515203" calcext:value-type="float">
            <text:p>173515203</text:p>
          </table:table-cell>
          <table:table-cell office:value-type="float" office:value="578967448" calcext:value-type="float">
            <text:p>578967448</text:p>
          </table:table-cell>
          <table:table-cell office:value-type="float" office:value="323924964" calcext:value-type="float">
            <text:p>323924964</text:p>
          </table:table-cell>
          <table:table-cell office:value-type="float" office:value="444384840" calcext:value-type="float">
            <text:p>444384840</text:p>
          </table:table-cell>
          <table:table-cell office:value-type="float" office:value="630846423" calcext:value-type="float">
            <text:p>630846423</text:p>
          </table:table-cell>
          <table:table-cell office:value-type="float" office:value="160143877" calcext:value-type="float">
            <text:p>160143877</text:p>
          </table:table-cell>
          <table:table-cell office:value-type="float" office:value="984996768" calcext:value-type="float">
            <text:p>984996768</text:p>
          </table:table-cell>
          <table:table-cell office:value-type="float" office:value="695639981" calcext:value-type="float">
            <text:p>695639981</text:p>
          </table:table-cell>
          <table:table-cell office:value-type="float" office:value="848936753" calcext:value-type="float">
            <text:p>848936753</text:p>
          </table:table-cell>
        </table:table-row>
        <table:table-row table:style-name="ro1">
          <table:table-cell office:value-type="float" office:value="758590695" calcext:value-type="float">
            <text:p>758590695</text:p>
          </table:table-cell>
          <table:table-cell office:value-type="float" office:value="124484492" calcext:value-type="float">
            <text:p>124484492</text:p>
          </table:table-cell>
          <table:table-cell office:value-type="float" office:value="512318164" calcext:value-type="float">
            <text:p>512318164</text:p>
          </table:table-cell>
          <table:table-cell office:value-type="float" office:value="930097322" calcext:value-type="float">
            <text:p>930097322</text:p>
          </table:table-cell>
          <table:table-cell office:value-type="float" office:value="171374498" calcext:value-type="float">
            <text:p>171374498</text:p>
          </table:table-cell>
          <table:table-cell office:value-type="float" office:value="114479567" calcext:value-type="float">
            <text:p>114479567</text:p>
          </table:table-cell>
          <table:table-cell office:value-type="float" office:value="628062275" calcext:value-type="float">
            <text:p>628062275</text:p>
          </table:table-cell>
          <table:table-cell office:value-type="float" office:value="574456119" calcext:value-type="float">
            <text:p>574456119</text:p>
          </table:table-cell>
          <table:table-cell office:value-type="float" office:value="427529004" calcext:value-type="float">
            <text:p>427529004</text:p>
          </table:table-cell>
          <table:table-cell office:value-type="float" office:value="717283081" calcext:value-type="float">
            <text:p>717283081</text:p>
          </table:table-cell>
          <table:table-cell office:value-type="float" office:value="188565724" calcext:value-type="float">
            <text:p>188565724</text:p>
          </table:table-cell>
          <table:table-cell office:value-type="float" office:value="576768831" calcext:value-type="float">
            <text:p>576768831</text:p>
          </table:table-cell>
          <table:table-cell office:value-type="float" office:value="880299841" calcext:value-type="float">
            <text:p>880299841</text:p>
          </table:table-cell>
          <table:table-cell office:value-type="float" office:value="117652479" calcext:value-type="float">
            <text:p>117652479</text:p>
          </table:table-cell>
          <table:table-cell office:value-type="float" office:value="645613919" calcext:value-type="float">
            <text:p>645613919</text:p>
          </table:table-cell>
          <table:table-cell office:value-type="float" office:value="346616072" calcext:value-type="float">
            <text:p>346616072</text:p>
          </table:table-cell>
          <table:table-cell office:value-type="float" office:value="182786462" calcext:value-type="float">
            <text:p>182786462</text:p>
          </table:table-cell>
          <table:table-cell office:value-type="float" office:value="483615763" calcext:value-type="float">
            <text:p>483615763</text:p>
          </table:table-cell>
          <table:table-cell office:value-type="float" office:value="591181065" calcext:value-type="float">
            <text:p>591181065</text:p>
          </table:table-cell>
          <table:table-cell office:value-type="float" office:value="816692704" calcext:value-type="float">
            <text:p>816692704</text:p>
          </table:table-cell>
          <table:table-cell office:value-type="float" office:value="688369667" calcext:value-type="float">
            <text:p>688369667</text:p>
          </table:table-cell>
          <table:table-cell office:value-type="float" office:value="487684698" calcext:value-type="float">
            <text:p>487684698</text:p>
          </table:table-cell>
          <table:table-cell office:value-type="float" office:value="123614404" calcext:value-type="float">
            <text:p>123614404</text:p>
          </table:table-cell>
          <table:table-cell office:value-type="float" office:value="673941450" calcext:value-type="float">
            <text:p>673941450</text:p>
          </table:table-cell>
          <table:table-cell office:value-type="float" office:value="570606471" calcext:value-type="float">
            <text:p>570606471</text:p>
          </table:table-cell>
          <table:table-cell office:value-type="float" office:value="812904593" calcext:value-type="float">
            <text:p>812904593</text:p>
          </table:table-cell>
          <table:table-cell office:value-type="float" office:value="237841170" calcext:value-type="float">
            <text:p>237841170</text:p>
          </table:table-cell>
          <table:table-cell office:value-type="float" office:value="854160137" calcext:value-type="float">
            <text:p>854160137</text:p>
          </table:table-cell>
          <table:table-cell office:value-type="float" office:value="175889912" calcext:value-type="float">
            <text:p>175889912</text:p>
          </table:table-cell>
          <table:table-cell office:value-type="float" office:value="994266484" calcext:value-type="float">
            <text:p>994266484</text:p>
          </table:table-cell>
          <table:table-cell office:value-type="float" office:value="740424709" calcext:value-type="float">
            <text:p>740424709</text:p>
          </table:table-cell>
          <table:table-cell office:value-type="float" office:value="775903861" calcext:value-type="float">
            <text:p>775903861</text:p>
          </table:table-cell>
        </table:table-row>
        <table:table-row table:style-name="ro1">
          <table:table-cell office:value-type="float" office:value="386483493" calcext:value-type="float">
            <text:p>386483493</text:p>
          </table:table-cell>
          <table:table-cell office:value-type="float" office:value="392972703" calcext:value-type="float">
            <text:p>392972703</text:p>
          </table:table-cell>
          <table:table-cell office:value-type="float" office:value="649144784" calcext:value-type="float">
            <text:p>649144784</text:p>
          </table:table-cell>
          <table:table-cell office:value-type="float" office:value="237040261" calcext:value-type="float">
            <text:p>237040261</text:p>
          </table:table-cell>
          <table:table-cell office:value-type="float" office:value="838599344" calcext:value-type="float">
            <text:p>838599344</text:p>
          </table:table-cell>
          <table:table-cell office:value-type="float" office:value="392786515" calcext:value-type="float">
            <text:p>392786515</text:p>
          </table:table-cell>
          <table:table-cell office:value-type="float" office:value="303152906" calcext:value-type="float">
            <text:p>303152906</text:p>
          </table:table-cell>
          <table:table-cell office:value-type="float" office:value="817918203" calcext:value-type="float">
            <text:p>817918203</text:p>
          </table:table-cell>
          <table:table-cell office:value-type="float" office:value="888555150" calcext:value-type="float">
            <text:p>888555150</text:p>
          </table:table-cell>
          <table:table-cell office:value-type="float" office:value="722682274" calcext:value-type="float">
            <text:p>722682274</text:p>
          </table:table-cell>
          <table:table-cell office:value-type="float" office:value="378022286" calcext:value-type="float">
            <text:p>378022286</text:p>
          </table:table-cell>
          <table:table-cell office:value-type="float" office:value="946342772" calcext:value-type="float">
            <text:p>946342772</text:p>
          </table:table-cell>
          <table:table-cell office:value-type="float" office:value="563635185" calcext:value-type="float">
            <text:p>563635185</text:p>
          </table:table-cell>
          <table:table-cell office:value-type="float" office:value="775670709" calcext:value-type="float">
            <text:p>775670709</text:p>
          </table:table-cell>
          <table:table-cell office:value-type="float" office:value="645764867" calcext:value-type="float">
            <text:p>645764867</text:p>
          </table:table-cell>
          <table:table-cell office:value-type="float" office:value="210398507" calcext:value-type="float">
            <text:p>210398507</text:p>
          </table:table-cell>
          <table:table-cell office:value-type="float" office:value="281311899" calcext:value-type="float">
            <text:p>281311899</text:p>
          </table:table-cell>
          <table:table-cell office:value-type="float" office:value="261441689" calcext:value-type="float">
            <text:p>261441689</text:p>
          </table:table-cell>
          <table:table-cell office:value-type="float" office:value="702522049" calcext:value-type="float">
            <text:p>702522049</text:p>
          </table:table-cell>
          <table:table-cell office:value-type="float" office:value="752946510" calcext:value-type="float">
            <text:p>752946510</text:p>
          </table:table-cell>
          <table:table-cell office:value-type="float" office:value="262192880" calcext:value-type="float">
            <text:p>262192880</text:p>
          </table:table-cell>
          <table:table-cell office:value-type="float" office:value="790129381" calcext:value-type="float">
            <text:p>790129381</text:p>
          </table:table-cell>
          <table:table-cell office:value-type="float" office:value="499712339" calcext:value-type="float">
            <text:p>499712339</text:p>
          </table:table-cell>
          <table:table-cell office:value-type="float" office:value="950407671" calcext:value-type="float">
            <text:p>950407671</text:p>
          </table:table-cell>
          <table:table-cell office:value-type="float" office:value="426533630" calcext:value-type="float">
            <text:p>426533630</text:p>
          </table:table-cell>
          <table:table-cell office:value-type="float" office:value="378385272" calcext:value-type="float">
            <text:p>378385272</text:p>
          </table:table-cell>
          <table:table-cell office:value-type="float" office:value="130577655" calcext:value-type="float">
            <text:p>130577655</text:p>
          </table:table-cell>
          <table:table-cell office:value-type="float" office:value="376531273" calcext:value-type="float">
            <text:p>376531273</text:p>
          </table:table-cell>
          <table:table-cell office:value-type="float" office:value="491933419" calcext:value-type="float">
            <text:p>491933419</text:p>
          </table:table-cell>
          <table:table-cell office:value-type="float" office:value="105816408" calcext:value-type="float">
            <text:p>105816408</text:p>
          </table:table-cell>
          <table:table-cell office:value-type="float" office:value="166405935" calcext:value-type="float">
            <text:p>166405935</text:p>
          </table:table-cell>
          <table:table-cell office:value-type="float" office:value="826669175" calcext:value-type="float">
            <text:p>826669175</text:p>
          </table:table-cell>
        </table:table-row>
        <table:table-row table:style-name="ro1">
          <table:table-cell office:value-type="float" office:value="863122984" calcext:value-type="float">
            <text:p>863122984</text:p>
          </table:table-cell>
          <table:table-cell office:value-type="float" office:value="705781741" calcext:value-type="float">
            <text:p>705781741</text:p>
          </table:table-cell>
          <table:table-cell office:value-type="float" office:value="473697460" calcext:value-type="float">
            <text:p>473697460</text:p>
          </table:table-cell>
          <table:table-cell office:value-type="float" office:value="444064384" calcext:value-type="float">
            <text:p>444064384</text:p>
          </table:table-cell>
          <table:table-cell office:value-type="float" office:value="387430262" calcext:value-type="float">
            <text:p>387430262</text:p>
          </table:table-cell>
          <table:table-cell office:value-type="float" office:value="313984550" calcext:value-type="float">
            <text:p>313984550</text:p>
          </table:table-cell>
          <table:table-cell office:value-type="float" office:value="343776570" calcext:value-type="float">
            <text:p>343776570</text:p>
          </table:table-cell>
          <table:table-cell office:value-type="float" office:value="792791989" calcext:value-type="float">
            <text:p>792791989</text:p>
          </table:table-cell>
          <table:table-cell office:value-type="float" office:value="644616166" calcext:value-type="float">
            <text:p>644616166</text:p>
          </table:table-cell>
          <table:table-cell office:value-type="float" office:value="116340270" calcext:value-type="float">
            <text:p>116340270</text:p>
          </table:table-cell>
          <table:table-cell office:value-type="float" office:value="274418578" calcext:value-type="float">
            <text:p>274418578</text:p>
          </table:table-cell>
          <table:table-cell office:value-type="float" office:value="890419364" calcext:value-type="float">
            <text:p>890419364</text:p>
          </table:table-cell>
          <table:table-cell office:value-type="float" office:value="216039914" calcext:value-type="float">
            <text:p>216039914</text:p>
          </table:table-cell>
          <table:table-cell office:value-type="float" office:value="583423397" calcext:value-type="float">
            <text:p>583423397</text:p>
          </table:table-cell>
          <table:table-cell office:value-type="float" office:value="225902999" calcext:value-type="float">
            <text:p>225902999</text:p>
          </table:table-cell>
          <table:table-cell office:value-type="float" office:value="758824238" calcext:value-type="float">
            <text:p>758824238</text:p>
          </table:table-cell>
          <table:table-cell office:value-type="float" office:value="562887312" calcext:value-type="float">
            <text:p>562887312</text:p>
          </table:table-cell>
          <table:table-cell office:value-type="float" office:value="931231142" calcext:value-type="float">
            <text:p>931231142</text:p>
          </table:table-cell>
          <table:table-cell office:value-type="float" office:value="438682901" calcext:value-type="float">
            <text:p>438682901</text:p>
          </table:table-cell>
          <table:table-cell office:value-type="float" office:value="123022035" calcext:value-type="float">
            <text:p>123022035</text:p>
          </table:table-cell>
          <table:table-cell office:value-type="float" office:value="403805556" calcext:value-type="float">
            <text:p>403805556</text:p>
          </table:table-cell>
          <table:table-cell office:value-type="float" office:value="531415220" calcext:value-type="float">
            <text:p>531415220</text:p>
          </table:table-cell>
          <table:table-cell office:value-type="float" office:value="796129827" calcext:value-type="float">
            <text:p>796129827</text:p>
          </table:table-cell>
          <table:table-cell office:value-type="float" office:value="996222332" calcext:value-type="float">
            <text:p>996222332</text:p>
          </table:table-cell>
          <table:table-cell office:value-type="float" office:value="296535935" calcext:value-type="float">
            <text:p>296535935</text:p>
          </table:table-cell>
          <table:table-cell office:value-type="float" office:value="810285890" calcext:value-type="float">
            <text:p>810285890</text:p>
          </table:table-cell>
          <table:table-cell office:value-type="float" office:value="384547073" calcext:value-type="float">
            <text:p>384547073</text:p>
          </table:table-cell>
          <table:table-cell office:value-type="float" office:value="952787712" calcext:value-type="float">
            <text:p>952787712</text:p>
          </table:table-cell>
          <table:table-cell office:value-type="float" office:value="251592362" calcext:value-type="float">
            <text:p>251592362</text:p>
          </table:table-cell>
          <table:table-cell office:value-type="float" office:value="890819476" calcext:value-type="float">
            <text:p>890819476</text:p>
          </table:table-cell>
          <table:table-cell office:value-type="float" office:value="416508404" calcext:value-type="float">
            <text:p>416508404</text:p>
          </table:table-cell>
          <table:table-cell office:value-type="float" office:value="725058027" calcext:value-type="float">
            <text:p>725058027</text:p>
          </table:table-cell>
        </table:table-row>
        <table:table-row table:style-name="ro1">
          <table:table-cell office:value-type="float" office:value="599701680" calcext:value-type="float">
            <text:p>599701680</text:p>
          </table:table-cell>
          <table:table-cell office:value-type="float" office:value="690247584" calcext:value-type="float">
            <text:p>690247584</text:p>
          </table:table-cell>
          <table:table-cell office:value-type="float" office:value="860914577" calcext:value-type="float">
            <text:p>860914577</text:p>
          </table:table-cell>
          <table:table-cell office:value-type="float" office:value="276473824" calcext:value-type="float">
            <text:p>276473824</text:p>
          </table:table-cell>
          <table:table-cell office:value-type="float" office:value="816199489" calcext:value-type="float">
            <text:p>816199489</text:p>
          </table:table-cell>
          <table:table-cell office:value-type="float" office:value="234773333" calcext:value-type="float">
            <text:p>234773333</text:p>
          </table:table-cell>
          <table:table-cell office:value-type="float" office:value="109922645" calcext:value-type="float">
            <text:p>109922645</text:p>
          </table:table-cell>
          <table:table-cell office:value-type="float" office:value="561432293" calcext:value-type="float">
            <text:p>561432293</text:p>
          </table:table-cell>
          <table:table-cell office:value-type="float" office:value="164811114" calcext:value-type="float">
            <text:p>164811114</text:p>
          </table:table-cell>
          <table:table-cell office:value-type="float" office:value="254826053" calcext:value-type="float">
            <text:p>254826053</text:p>
          </table:table-cell>
          <table:table-cell office:value-type="float" office:value="984350420" calcext:value-type="float">
            <text:p>984350420</text:p>
          </table:table-cell>
          <table:table-cell office:value-type="float" office:value="150975821" calcext:value-type="float">
            <text:p>150975821</text:p>
          </table:table-cell>
          <table:table-cell office:value-type="float" office:value="586703836" calcext:value-type="float">
            <text:p>586703836</text:p>
          </table:table-cell>
          <table:table-cell office:value-type="float" office:value="465492007" calcext:value-type="float">
            <text:p>465492007</text:p>
          </table:table-cell>
          <table:table-cell office:value-type="float" office:value="910917898" calcext:value-type="float">
            <text:p>910917898</text:p>
          </table:table-cell>
          <table:table-cell office:value-type="float" office:value="833866123" calcext:value-type="float">
            <text:p>833866123</text:p>
          </table:table-cell>
          <table:table-cell office:value-type="float" office:value="388550088" calcext:value-type="float">
            <text:p>388550088</text:p>
          </table:table-cell>
          <table:table-cell office:value-type="float" office:value="932342023" calcext:value-type="float">
            <text:p>932342023</text:p>
          </table:table-cell>
          <table:table-cell office:value-type="float" office:value="634328179" calcext:value-type="float">
            <text:p>634328179</text:p>
          </table:table-cell>
          <table:table-cell office:value-type="float" office:value="835249848" calcext:value-type="float">
            <text:p>835249848</text:p>
          </table:table-cell>
          <table:table-cell office:value-type="float" office:value="771045497" calcext:value-type="float">
            <text:p>771045497</text:p>
          </table:table-cell>
          <table:table-cell office:value-type="float" office:value="614320792" calcext:value-type="float">
            <text:p>614320792</text:p>
          </table:table-cell>
          <table:table-cell office:value-type="float" office:value="149342402" calcext:value-type="float">
            <text:p>149342402</text:p>
          </table:table-cell>
          <table:table-cell office:value-type="float" office:value="333902487" calcext:value-type="float">
            <text:p>333902487</text:p>
          </table:table-cell>
          <table:table-cell office:value-type="float" office:value="835227592" calcext:value-type="float">
            <text:p>835227592</text:p>
          </table:table-cell>
          <table:table-cell office:value-type="float" office:value="121542251" calcext:value-type="float">
            <text:p>121542251</text:p>
          </table:table-cell>
          <table:table-cell office:value-type="float" office:value="198194023" calcext:value-type="float">
            <text:p>198194023</text:p>
          </table:table-cell>
          <table:table-cell office:value-type="float" office:value="773154276" calcext:value-type="float">
            <text:p>773154276</text:p>
          </table:table-cell>
          <table:table-cell office:value-type="float" office:value="539912469" calcext:value-type="float">
            <text:p>539912469</text:p>
          </table:table-cell>
          <table:table-cell office:value-type="float" office:value="872298562" calcext:value-type="float">
            <text:p>872298562</text:p>
          </table:table-cell>
          <table:table-cell office:value-type="float" office:value="951222478" calcext:value-type="float">
            <text:p>951222478</text:p>
          </table:table-cell>
          <table:table-cell office:value-type="float" office:value="816974611" calcext:value-type="float">
            <text:p>816974611</text:p>
          </table:table-cell>
        </table:table-row>
        <table:table-row table:style-name="ro1">
          <table:table-cell office:value-type="float" office:value="681009427" calcext:value-type="float">
            <text:p>681009427</text:p>
          </table:table-cell>
          <table:table-cell office:value-type="float" office:value="933422076" calcext:value-type="float">
            <text:p>933422076</text:p>
          </table:table-cell>
          <table:table-cell office:value-type="float" office:value="134745801" calcext:value-type="float">
            <text:p>134745801</text:p>
          </table:table-cell>
          <table:table-cell office:value-type="float" office:value="344331128" calcext:value-type="float">
            <text:p>344331128</text:p>
          </table:table-cell>
          <table:table-cell office:value-type="float" office:value="771932253" calcext:value-type="float">
            <text:p>771932253</text:p>
          </table:table-cell>
          <table:table-cell office:value-type="float" office:value="574923782" calcext:value-type="float">
            <text:p>574923782</text:p>
          </table:table-cell>
          <table:table-cell office:value-type="float" office:value="356277142" calcext:value-type="float">
            <text:p>356277142</text:p>
          </table:table-cell>
          <table:table-cell office:value-type="float" office:value="185241455" calcext:value-type="float">
            <text:p>185241455</text:p>
          </table:table-cell>
          <table:table-cell office:value-type="float" office:value="885538234" calcext:value-type="float">
            <text:p>885538234</text:p>
          </table:table-cell>
          <table:table-cell office:value-type="float" office:value="127012692" calcext:value-type="float">
            <text:p>127012692</text:p>
          </table:table-cell>
          <table:table-cell office:value-type="float" office:value="410205127" calcext:value-type="float">
            <text:p>410205127</text:p>
          </table:table-cell>
          <table:table-cell office:value-type="float" office:value="557378561" calcext:value-type="float">
            <text:p>557378561</text:p>
          </table:table-cell>
          <table:table-cell office:value-type="float" office:value="167579883" calcext:value-type="float">
            <text:p>167579883</text:p>
          </table:table-cell>
          <table:table-cell office:value-type="float" office:value="565908957" calcext:value-type="float">
            <text:p>565908957</text:p>
          </table:table-cell>
          <table:table-cell office:value-type="float" office:value="622293289" calcext:value-type="float">
            <text:p>622293289</text:p>
          </table:table-cell>
          <table:table-cell office:value-type="float" office:value="698563415" calcext:value-type="float">
            <text:p>698563415</text:p>
          </table:table-cell>
          <table:table-cell office:value-type="float" office:value="585770254" calcext:value-type="float">
            <text:p>585770254</text:p>
          </table:table-cell>
          <table:table-cell office:value-type="float" office:value="536148346" calcext:value-type="float">
            <text:p>536148346</text:p>
          </table:table-cell>
          <table:table-cell office:value-type="float" office:value="359870930" calcext:value-type="float">
            <text:p>359870930</text:p>
          </table:table-cell>
          <table:table-cell office:value-type="float" office:value="979450057" calcext:value-type="float">
            <text:p>979450057</text:p>
          </table:table-cell>
          <table:table-cell office:value-type="float" office:value="816660051" calcext:value-type="float">
            <text:p>816660051</text:p>
          </table:table-cell>
          <table:table-cell office:value-type="float" office:value="676838534" calcext:value-type="float">
            <text:p>676838534</text:p>
          </table:table-cell>
          <table:table-cell office:value-type="float" office:value="918034072" calcext:value-type="float">
            <text:p>918034072</text:p>
          </table:table-cell>
          <table:table-cell office:value-type="float" office:value="654238408" calcext:value-type="float">
            <text:p>654238408</text:p>
          </table:table-cell>
          <table:table-cell office:value-type="float" office:value="820879397" calcext:value-type="float">
            <text:p>820879397</text:p>
          </table:table-cell>
          <table:table-cell office:value-type="float" office:value="635743926" calcext:value-type="float">
            <text:p>635743926</text:p>
          </table:table-cell>
          <table:table-cell office:value-type="float" office:value="737528112" calcext:value-type="float">
            <text:p>737528112</text:p>
          </table:table-cell>
          <table:table-cell office:value-type="float" office:value="469276159" calcext:value-type="float">
            <text:p>469276159</text:p>
          </table:table-cell>
          <table:table-cell office:value-type="float" office:value="599906940" calcext:value-type="float">
            <text:p>599906940</text:p>
          </table:table-cell>
          <table:table-cell office:value-type="float" office:value="175010814" calcext:value-type="float">
            <text:p>175010814</text:p>
          </table:table-cell>
          <table:table-cell office:value-type="float" office:value="977054557" calcext:value-type="float">
            <text:p>977054557</text:p>
          </table:table-cell>
          <table:table-cell office:value-type="float" office:value="419628291" calcext:value-type="float">
            <text:p>419628291</text:p>
          </table:table-cell>
        </table:table-row>
        <table:table-row table:style-name="ro1">
          <table:table-cell office:value-type="float" office:value="158609765" calcext:value-type="float">
            <text:p>158609765</text:p>
          </table:table-cell>
          <table:table-cell office:value-type="float" office:value="141019926" calcext:value-type="float">
            <text:p>141019926</text:p>
          </table:table-cell>
          <table:table-cell office:value-type="float" office:value="886996354" calcext:value-type="float">
            <text:p>886996354</text:p>
          </table:table-cell>
          <table:table-cell office:value-type="float" office:value="765520455" calcext:value-type="float">
            <text:p>765520455</text:p>
          </table:table-cell>
          <table:table-cell office:value-type="float" office:value="348731627" calcext:value-type="float">
            <text:p>348731627</text:p>
          </table:table-cell>
          <table:table-cell office:value-type="float" office:value="319024683" calcext:value-type="float">
            <text:p>319024683</text:p>
          </table:table-cell>
          <table:table-cell office:value-type="float" office:value="417655037" calcext:value-type="float">
            <text:p>417655037</text:p>
          </table:table-cell>
          <table:table-cell office:value-type="float" office:value="990383306" calcext:value-type="float">
            <text:p>990383306</text:p>
          </table:table-cell>
          <table:table-cell office:value-type="float" office:value="382371892" calcext:value-type="float">
            <text:p>382371892</text:p>
          </table:table-cell>
          <table:table-cell office:value-type="float" office:value="270551290" calcext:value-type="float">
            <text:p>270551290</text:p>
          </table:table-cell>
          <table:table-cell office:value-type="float" office:value="486520758" calcext:value-type="float">
            <text:p>486520758</text:p>
          </table:table-cell>
          <table:table-cell office:value-type="float" office:value="195900797" calcext:value-type="float">
            <text:p>195900797</text:p>
          </table:table-cell>
          <table:table-cell office:value-type="float" office:value="460199351" calcext:value-type="float">
            <text:p>460199351</text:p>
          </table:table-cell>
          <table:table-cell office:value-type="float" office:value="484352777" calcext:value-type="float">
            <text:p>484352777</text:p>
          </table:table-cell>
          <table:table-cell office:value-type="float" office:value="786618268" calcext:value-type="float">
            <text:p>786618268</text:p>
          </table:table-cell>
          <table:table-cell office:value-type="float" office:value="847289897" calcext:value-type="float">
            <text:p>847289897</text:p>
          </table:table-cell>
          <table:table-cell office:value-type="float" office:value="191383037" calcext:value-type="float">
            <text:p>191383037</text:p>
          </table:table-cell>
          <table:table-cell office:value-type="float" office:value="703329170" calcext:value-type="float">
            <text:p>703329170</text:p>
          </table:table-cell>
          <table:table-cell office:value-type="float" office:value="899077066" calcext:value-type="float">
            <text:p>899077066</text:p>
          </table:table-cell>
          <table:table-cell office:value-type="float" office:value="442953082" calcext:value-type="float">
            <text:p>442953082</text:p>
          </table:table-cell>
          <table:table-cell office:value-type="float" office:value="634198514" calcext:value-type="float">
            <text:p>634198514</text:p>
          </table:table-cell>
          <table:table-cell office:value-type="float" office:value="904809230" calcext:value-type="float">
            <text:p>904809230</text:p>
          </table:table-cell>
          <table:table-cell office:value-type="float" office:value="269364516" calcext:value-type="float">
            <text:p>269364516</text:p>
          </table:table-cell>
          <table:table-cell office:value-type="float" office:value="703854472" calcext:value-type="float">
            <text:p>703854472</text:p>
          </table:table-cell>
          <table:table-cell office:value-type="float" office:value="144284234" calcext:value-type="float">
            <text:p>144284234</text:p>
          </table:table-cell>
          <table:table-cell office:value-type="float" office:value="863604733" calcext:value-type="float">
            <text:p>863604733</text:p>
          </table:table-cell>
          <table:table-cell office:value-type="float" office:value="257132592" calcext:value-type="float">
            <text:p>257132592</text:p>
          </table:table-cell>
          <table:table-cell office:value-type="float" office:value="129539976" calcext:value-type="float">
            <text:p>129539976</text:p>
          </table:table-cell>
          <table:table-cell office:value-type="float" office:value="671889132" calcext:value-type="float">
            <text:p>671889132</text:p>
          </table:table-cell>
          <table:table-cell office:value-type="float" office:value="572161318" calcext:value-type="float">
            <text:p>572161318</text:p>
          </table:table-cell>
          <table:table-cell office:value-type="float" office:value="607555657" calcext:value-type="float">
            <text:p>607555657</text:p>
          </table:table-cell>
          <table:table-cell office:value-type="float" office:value="772109519" calcext:value-type="float">
            <text:p>772109519</text:p>
          </table:table-cell>
        </table:table-row>
        <table:table-row table:style-name="ro1">
          <table:table-cell office:value-type="float" office:value="671461087" calcext:value-type="float">
            <text:p>671461087</text:p>
          </table:table-cell>
          <table:table-cell office:value-type="float" office:value="784864859" calcext:value-type="float">
            <text:p>784864859</text:p>
          </table:table-cell>
          <table:table-cell office:value-type="float" office:value="660649465" calcext:value-type="float">
            <text:p>660649465</text:p>
          </table:table-cell>
          <table:table-cell office:value-type="float" office:value="726578365" calcext:value-type="float">
            <text:p>726578365</text:p>
          </table:table-cell>
          <table:table-cell office:value-type="float" office:value="639146066" calcext:value-type="float">
            <text:p>639146066</text:p>
          </table:table-cell>
          <table:table-cell office:value-type="float" office:value="256382727" calcext:value-type="float">
            <text:p>256382727</text:p>
          </table:table-cell>
          <table:table-cell office:value-type="float" office:value="178762215" calcext:value-type="float">
            <text:p>178762215</text:p>
          </table:table-cell>
          <table:table-cell office:value-type="float" office:value="571334643" calcext:value-type="float">
            <text:p>571334643</text:p>
          </table:table-cell>
          <table:table-cell office:value-type="float" office:value="359217617" calcext:value-type="float">
            <text:p>359217617</text:p>
          </table:table-cell>
          <table:table-cell office:value-type="float" office:value="591261007" calcext:value-type="float">
            <text:p>591261007</text:p>
          </table:table-cell>
          <table:table-cell office:value-type="float" office:value="575114724" calcext:value-type="float">
            <text:p>575114724</text:p>
          </table:table-cell>
          <table:table-cell office:value-type="float" office:value="414435861" calcext:value-type="float">
            <text:p>414435861</text:p>
          </table:table-cell>
          <table:table-cell office:value-type="float" office:value="175456818" calcext:value-type="float">
            <text:p>175456818</text:p>
          </table:table-cell>
          <table:table-cell office:value-type="float" office:value="722345581" calcext:value-type="float">
            <text:p>722345581</text:p>
          </table:table-cell>
          <table:table-cell office:value-type="float" office:value="278603684" calcext:value-type="float">
            <text:p>278603684</text:p>
          </table:table-cell>
          <table:table-cell office:value-type="float" office:value="789431102" calcext:value-type="float">
            <text:p>789431102</text:p>
          </table:table-cell>
          <table:table-cell office:value-type="float" office:value="693491893" calcext:value-type="float">
            <text:p>693491893</text:p>
          </table:table-cell>
          <table:table-cell office:value-type="float" office:value="932193335" calcext:value-type="float">
            <text:p>932193335</text:p>
          </table:table-cell>
          <table:table-cell office:value-type="float" office:value="558245029" calcext:value-type="float">
            <text:p>558245029</text:p>
          </table:table-cell>
          <table:table-cell office:value-type="float" office:value="429932724" calcext:value-type="float">
            <text:p>429932724</text:p>
          </table:table-cell>
          <table:table-cell office:value-type="float" office:value="614168695" calcext:value-type="float">
            <text:p>614168695</text:p>
          </table:table-cell>
          <table:table-cell office:value-type="float" office:value="635520600" calcext:value-type="float">
            <text:p>635520600</text:p>
          </table:table-cell>
          <table:table-cell office:value-type="float" office:value="122271949" calcext:value-type="float">
            <text:p>122271949</text:p>
          </table:table-cell>
          <table:table-cell office:value-type="float" office:value="116233563" calcext:value-type="float">
            <text:p>116233563</text:p>
          </table:table-cell>
          <table:table-cell office:value-type="float" office:value="276042118" calcext:value-type="float">
            <text:p>276042118</text:p>
          </table:table-cell>
          <table:table-cell office:value-type="float" office:value="484790031" calcext:value-type="float">
            <text:p>484790031</text:p>
          </table:table-cell>
          <table:table-cell office:value-type="float" office:value="765013792" calcext:value-type="float">
            <text:p>765013792</text:p>
          </table:table-cell>
          <table:table-cell office:value-type="float" office:value="564886942" calcext:value-type="float">
            <text:p>564886942</text:p>
          </table:table-cell>
          <table:table-cell office:value-type="float" office:value="731000710" calcext:value-type="float">
            <text:p>731000710</text:p>
          </table:table-cell>
          <table:table-cell office:value-type="float" office:value="690856504" calcext:value-type="float">
            <text:p>690856504</text:p>
          </table:table-cell>
          <table:table-cell office:value-type="float" office:value="856996451" calcext:value-type="float">
            <text:p>856996451</text:p>
          </table:table-cell>
          <table:table-cell office:value-type="float" office:value="497086446" calcext:value-type="float">
            <text:p>497086446</text:p>
          </table:table-cell>
        </table:table-row>
        <table:table-row table:style-name="ro1">
          <table:table-cell office:value-type="float" office:value="200101926" calcext:value-type="float">
            <text:p>200101926</text:p>
          </table:table-cell>
          <table:table-cell office:value-type="float" office:value="132231353" calcext:value-type="float">
            <text:p>132231353</text:p>
          </table:table-cell>
          <table:table-cell office:value-type="float" office:value="270719588" calcext:value-type="float">
            <text:p>270719588</text:p>
          </table:table-cell>
          <table:table-cell office:value-type="float" office:value="167952910" calcext:value-type="float">
            <text:p>167952910</text:p>
          </table:table-cell>
          <table:table-cell office:value-type="float" office:value="539343313" calcext:value-type="float">
            <text:p>539343313</text:p>
          </table:table-cell>
          <table:table-cell office:value-type="float" office:value="718952663" calcext:value-type="float">
            <text:p>718952663</text:p>
          </table:table-cell>
          <table:table-cell office:value-type="float" office:value="671112189" calcext:value-type="float">
            <text:p>671112189</text:p>
          </table:table-cell>
          <table:table-cell office:value-type="float" office:value="258660704" calcext:value-type="float">
            <text:p>258660704</text:p>
          </table:table-cell>
          <table:table-cell office:value-type="float" office:value="113396372" calcext:value-type="float">
            <text:p>113396372</text:p>
          </table:table-cell>
          <table:table-cell office:value-type="float" office:value="840171568" calcext:value-type="float">
            <text:p>840171568</text:p>
          </table:table-cell>
          <table:table-cell office:value-type="float" office:value="467058754" calcext:value-type="float">
            <text:p>467058754</text:p>
          </table:table-cell>
          <table:table-cell office:value-type="float" office:value="230122985" calcext:value-type="float">
            <text:p>230122985</text:p>
          </table:table-cell>
          <table:table-cell office:value-type="float" office:value="829519430" calcext:value-type="float">
            <text:p>829519430</text:p>
          </table:table-cell>
          <table:table-cell office:value-type="float" office:value="890071834" calcext:value-type="float">
            <text:p>890071834</text:p>
          </table:table-cell>
          <table:table-cell office:value-type="float" office:value="284993900" calcext:value-type="float">
            <text:p>284993900</text:p>
          </table:table-cell>
          <table:table-cell office:value-type="float" office:value="368817056" calcext:value-type="float">
            <text:p>368817056</text:p>
          </table:table-cell>
          <table:table-cell office:value-type="float" office:value="922549613" calcext:value-type="float">
            <text:p>922549613</text:p>
          </table:table-cell>
          <table:table-cell office:value-type="float" office:value="273493834" calcext:value-type="float">
            <text:p>273493834</text:p>
          </table:table-cell>
          <table:table-cell office:value-type="float" office:value="190584648" calcext:value-type="float">
            <text:p>190584648</text:p>
          </table:table-cell>
          <table:table-cell office:value-type="float" office:value="553235478" calcext:value-type="float">
            <text:p>553235478</text:p>
          </table:table-cell>
          <table:table-cell office:value-type="float" office:value="531674045" calcext:value-type="float">
            <text:p>531674045</text:p>
          </table:table-cell>
          <table:table-cell office:value-type="float" office:value="731236580" calcext:value-type="float">
            <text:p>731236580</text:p>
          </table:table-cell>
          <table:table-cell office:value-type="float" office:value="609884054" calcext:value-type="float">
            <text:p>609884054</text:p>
          </table:table-cell>
          <table:table-cell office:value-type="float" office:value="752967543" calcext:value-type="float">
            <text:p>752967543</text:p>
          </table:table-cell>
          <table:table-cell office:value-type="float" office:value="674754820" calcext:value-type="float">
            <text:p>674754820</text:p>
          </table:table-cell>
          <table:table-cell office:value-type="float" office:value="377830191" calcext:value-type="float">
            <text:p>377830191</text:p>
          </table:table-cell>
          <table:table-cell office:value-type="float" office:value="627643357" calcext:value-type="float">
            <text:p>627643357</text:p>
          </table:table-cell>
          <table:table-cell office:value-type="float" office:value="419723331" calcext:value-type="float">
            <text:p>419723331</text:p>
          </table:table-cell>
          <table:table-cell office:value-type="float" office:value="573240666" calcext:value-type="float">
            <text:p>573240666</text:p>
          </table:table-cell>
          <table:table-cell office:value-type="float" office:value="944557306" calcext:value-type="float">
            <text:p>944557306</text:p>
          </table:table-cell>
          <table:table-cell office:value-type="float" office:value="953407293" calcext:value-type="float">
            <text:p>953407293</text:p>
          </table:table-cell>
          <table:table-cell office:value-type="float" office:value="171943782" calcext:value-type="float">
            <text:p>171943782</text:p>
          </table:table-cell>
        </table:table-row>
        <table:table-row table:style-name="ro1">
          <table:table-cell office:value-type="float" office:value="250115329" calcext:value-type="float">
            <text:p>250115329</text:p>
          </table:table-cell>
          <table:table-cell office:value-type="float" office:value="786218713" calcext:value-type="float">
            <text:p>786218713</text:p>
          </table:table-cell>
          <table:table-cell office:value-type="float" office:value="305446931" calcext:value-type="float">
            <text:p>305446931</text:p>
          </table:table-cell>
          <table:table-cell office:value-type="float" office:value="448025659" calcext:value-type="float">
            <text:p>448025659</text:p>
          </table:table-cell>
          <table:table-cell office:value-type="float" office:value="559120050" calcext:value-type="float">
            <text:p>559120050</text:p>
          </table:table-cell>
          <table:table-cell office:value-type="float" office:value="850247385" calcext:value-type="float">
            <text:p>850247385</text:p>
          </table:table-cell>
          <table:table-cell office:value-type="float" office:value="746151667" calcext:value-type="float">
            <text:p>746151667</text:p>
          </table:table-cell>
          <table:table-cell office:value-type="float" office:value="987066435" calcext:value-type="float">
            <text:p>987066435</text:p>
          </table:table-cell>
          <table:table-cell office:value-type="float" office:value="867184005" calcext:value-type="float">
            <text:p>867184005</text:p>
          </table:table-cell>
          <table:table-cell office:value-type="float" office:value="672593335" calcext:value-type="float">
            <text:p>672593335</text:p>
          </table:table-cell>
          <table:table-cell office:value-type="float" office:value="496167635" calcext:value-type="float">
            <text:p>496167635</text:p>
          </table:table-cell>
          <table:table-cell office:value-type="float" office:value="339642348" calcext:value-type="float">
            <text:p>339642348</text:p>
          </table:table-cell>
          <table:table-cell office:value-type="float" office:value="839974979" calcext:value-type="float">
            <text:p>839974979</text:p>
          </table:table-cell>
          <table:table-cell office:value-type="float" office:value="118892119" calcext:value-type="float">
            <text:p>118892119</text:p>
          </table:table-cell>
          <table:table-cell office:value-type="float" office:value="300349216" calcext:value-type="float">
            <text:p>300349216</text:p>
          </table:table-cell>
          <table:table-cell office:value-type="float" office:value="222360812" calcext:value-type="float">
            <text:p>222360812</text:p>
          </table:table-cell>
          <table:table-cell office:value-type="float" office:value="420556089" calcext:value-type="float">
            <text:p>420556089</text:p>
          </table:table-cell>
          <table:table-cell office:value-type="float" office:value="950631242" calcext:value-type="float">
            <text:p>950631242</text:p>
          </table:table-cell>
          <table:table-cell office:value-type="float" office:value="770445338" calcext:value-type="float">
            <text:p>770445338</text:p>
          </table:table-cell>
          <table:table-cell office:value-type="float" office:value="625399335" calcext:value-type="float">
            <text:p>625399335</text:p>
          </table:table-cell>
          <table:table-cell office:value-type="float" office:value="232778717" calcext:value-type="float">
            <text:p>232778717</text:p>
          </table:table-cell>
          <table:table-cell office:value-type="float" office:value="739355927" calcext:value-type="float">
            <text:p>739355927</text:p>
          </table:table-cell>
          <table:table-cell office:value-type="float" office:value="486012909" calcext:value-type="float">
            <text:p>486012909</text:p>
          </table:table-cell>
          <table:table-cell office:value-type="float" office:value="785771953" calcext:value-type="float">
            <text:p>785771953</text:p>
          </table:table-cell>
          <table:table-cell office:value-type="float" office:value="978204598" calcext:value-type="float">
            <text:p>978204598</text:p>
          </table:table-cell>
          <table:table-cell office:value-type="float" office:value="556643206" calcext:value-type="float">
            <text:p>556643206</text:p>
          </table:table-cell>
          <table:table-cell office:value-type="float" office:value="732365611" calcext:value-type="float">
            <text:p>732365611</text:p>
          </table:table-cell>
          <table:table-cell office:value-type="float" office:value="721988586" calcext:value-type="float">
            <text:p>721988586</text:p>
          </table:table-cell>
          <table:table-cell office:value-type="float" office:value="698312496" calcext:value-type="float">
            <text:p>698312496</text:p>
          </table:table-cell>
          <table:table-cell office:value-type="float" office:value="198523828" calcext:value-type="float">
            <text:p>198523828</text:p>
          </table:table-cell>
          <table:table-cell office:value-type="float" office:value="443088903" calcext:value-type="float">
            <text:p>443088903</text:p>
          </table:table-cell>
          <table:table-cell office:value-type="float" office:value="577123874" calcext:value-type="float">
            <text:p>577123874</text:p>
          </table:table-cell>
        </table:table-row>
        <table:table-row table:style-name="ro1">
          <table:table-cell office:value-type="float" office:value="971611412" calcext:value-type="float">
            <text:p>971611412</text:p>
          </table:table-cell>
          <table:table-cell office:value-type="float" office:value="439946775" calcext:value-type="float">
            <text:p>439946775</text:p>
          </table:table-cell>
          <table:table-cell office:value-type="float" office:value="148490231" calcext:value-type="float">
            <text:p>148490231</text:p>
          </table:table-cell>
          <table:table-cell office:value-type="float" office:value="646969409" calcext:value-type="float">
            <text:p>646969409</text:p>
          </table:table-cell>
          <table:table-cell office:value-type="float" office:value="529437934" calcext:value-type="float">
            <text:p>529437934</text:p>
          </table:table-cell>
          <table:table-cell office:value-type="float" office:value="161545113" calcext:value-type="float">
            <text:p>161545113</text:p>
          </table:table-cell>
          <table:table-cell office:value-type="float" office:value="100801413" calcext:value-type="float">
            <text:p>100801413</text:p>
          </table:table-cell>
          <table:table-cell office:value-type="float" office:value="252614886" calcext:value-type="float">
            <text:p>252614886</text:p>
          </table:table-cell>
          <table:table-cell office:value-type="float" office:value="807555068" calcext:value-type="float">
            <text:p>807555068</text:p>
          </table:table-cell>
          <table:table-cell office:value-type="float" office:value="136587338" calcext:value-type="float">
            <text:p>136587338</text:p>
          </table:table-cell>
          <table:table-cell office:value-type="float" office:value="297078050" calcext:value-type="float">
            <text:p>297078050</text:p>
          </table:table-cell>
          <table:table-cell office:value-type="float" office:value="341884866" calcext:value-type="float">
            <text:p>341884866</text:p>
          </table:table-cell>
          <table:table-cell office:value-type="float" office:value="500361802" calcext:value-type="float">
            <text:p>500361802</text:p>
          </table:table-cell>
          <table:table-cell office:value-type="float" office:value="989517747" calcext:value-type="float">
            <text:p>989517747</text:p>
          </table:table-cell>
          <table:table-cell office:value-type="float" office:value="724741622" calcext:value-type="float">
            <text:p>724741622</text:p>
          </table:table-cell>
          <table:table-cell office:value-type="float" office:value="558013092" calcext:value-type="float">
            <text:p>558013092</text:p>
          </table:table-cell>
          <table:table-cell office:value-type="float" office:value="674230104" calcext:value-type="float">
            <text:p>674230104</text:p>
          </table:table-cell>
          <table:table-cell office:value-type="float" office:value="594354607" calcext:value-type="float">
            <text:p>594354607</text:p>
          </table:table-cell>
          <table:table-cell office:value-type="float" office:value="830140730" calcext:value-type="float">
            <text:p>830140730</text:p>
          </table:table-cell>
          <table:table-cell office:value-type="float" office:value="485629504" calcext:value-type="float">
            <text:p>485629504</text:p>
          </table:table-cell>
          <table:table-cell office:value-type="float" office:value="969542525" calcext:value-type="float">
            <text:p>969542525</text:p>
          </table:table-cell>
          <table:table-cell office:value-type="float" office:value="349297316" calcext:value-type="float">
            <text:p>349297316</text:p>
          </table:table-cell>
          <table:table-cell office:value-type="float" office:value="670765655" calcext:value-type="float">
            <text:p>670765655</text:p>
          </table:table-cell>
          <table:table-cell office:value-type="float" office:value="524948942" calcext:value-type="float">
            <text:p>524948942</text:p>
          </table:table-cell>
          <table:table-cell office:value-type="float" office:value="994902601" calcext:value-type="float">
            <text:p>994902601</text:p>
          </table:table-cell>
          <table:table-cell office:value-type="float" office:value="945881253" calcext:value-type="float">
            <text:p>945881253</text:p>
          </table:table-cell>
          <table:table-cell office:value-type="float" office:value="882740960" calcext:value-type="float">
            <text:p>882740960</text:p>
          </table:table-cell>
          <table:table-cell office:value-type="float" office:value="885904077" calcext:value-type="float">
            <text:p>885904077</text:p>
          </table:table-cell>
          <table:table-cell office:value-type="float" office:value="576020374" calcext:value-type="float">
            <text:p>576020374</text:p>
          </table:table-cell>
          <table:table-cell office:value-type="float" office:value="475387600" calcext:value-type="float">
            <text:p>475387600</text:p>
          </table:table-cell>
          <table:table-cell office:value-type="float" office:value="296016796" calcext:value-type="float">
            <text:p>296016796</text:p>
          </table:table-cell>
          <table:table-cell office:value-type="float" office:value="993435050" calcext:value-type="float">
            <text:p>993435050</text:p>
          </table:table-cell>
        </table:table-row>
        <table:table-row table:style-name="ro1">
          <table:table-cell office:value-type="float" office:value="230199336" calcext:value-type="float">
            <text:p>230199336</text:p>
          </table:table-cell>
          <table:table-cell office:value-type="float" office:value="378644246" calcext:value-type="float">
            <text:p>378644246</text:p>
          </table:table-cell>
          <table:table-cell office:value-type="float" office:value="183800348" calcext:value-type="float">
            <text:p>183800348</text:p>
          </table:table-cell>
          <table:table-cell office:value-type="float" office:value="802634082" calcext:value-type="float">
            <text:p>802634082</text:p>
          </table:table-cell>
          <table:table-cell office:value-type="float" office:value="147976040" calcext:value-type="float">
            <text:p>147976040</text:p>
          </table:table-cell>
          <table:table-cell office:value-type="float" office:value="712325621" calcext:value-type="float">
            <text:p>712325621</text:p>
          </table:table-cell>
          <table:table-cell office:value-type="float" office:value="430136442" calcext:value-type="float">
            <text:p>430136442</text:p>
          </table:table-cell>
          <table:table-cell office:value-type="float" office:value="505675746" calcext:value-type="float">
            <text:p>505675746</text:p>
          </table:table-cell>
          <table:table-cell office:value-type="float" office:value="264752853" calcext:value-type="float">
            <text:p>264752853</text:p>
          </table:table-cell>
          <table:table-cell office:value-type="float" office:value="347030526" calcext:value-type="float">
            <text:p>347030526</text:p>
          </table:table-cell>
          <table:table-cell office:value-type="float" office:value="392476850" calcext:value-type="float">
            <text:p>392476850</text:p>
          </table:table-cell>
          <table:table-cell office:value-type="float" office:value="657652642" calcext:value-type="float">
            <text:p>657652642</text:p>
          </table:table-cell>
          <table:table-cell office:value-type="float" office:value="617807700" calcext:value-type="float">
            <text:p>617807700</text:p>
          </table:table-cell>
          <table:table-cell office:value-type="float" office:value="883757357" calcext:value-type="float">
            <text:p>883757357</text:p>
          </table:table-cell>
          <table:table-cell office:value-type="float" office:value="229447487" calcext:value-type="float">
            <text:p>229447487</text:p>
          </table:table-cell>
          <table:table-cell office:value-type="float" office:value="546403689" calcext:value-type="float">
            <text:p>546403689</text:p>
          </table:table-cell>
          <table:table-cell office:value-type="float" office:value="995778742" calcext:value-type="float">
            <text:p>995778742</text:p>
          </table:table-cell>
          <table:table-cell office:value-type="float" office:value="877190698" calcext:value-type="float">
            <text:p>877190698</text:p>
          </table:table-cell>
          <table:table-cell office:value-type="float" office:value="156625238" calcext:value-type="float">
            <text:p>156625238</text:p>
          </table:table-cell>
          <table:table-cell office:value-type="float" office:value="974929474" calcext:value-type="float">
            <text:p>974929474</text:p>
          </table:table-cell>
          <table:table-cell office:value-type="float" office:value="541429230" calcext:value-type="float">
            <text:p>541429230</text:p>
          </table:table-cell>
          <table:table-cell office:value-type="float" office:value="227142103" calcext:value-type="float">
            <text:p>227142103</text:p>
          </table:table-cell>
          <table:table-cell office:value-type="float" office:value="844505971" calcext:value-type="float">
            <text:p>844505971</text:p>
          </table:table-cell>
          <table:table-cell office:value-type="float" office:value="634608593" calcext:value-type="float">
            <text:p>634608593</text:p>
          </table:table-cell>
          <table:table-cell office:value-type="float" office:value="625481825" calcext:value-type="float">
            <text:p>625481825</text:p>
          </table:table-cell>
          <table:table-cell office:value-type="float" office:value="908523548" calcext:value-type="float">
            <text:p>908523548</text:p>
          </table:table-cell>
          <table:table-cell office:value-type="float" office:value="388466913" calcext:value-type="float">
            <text:p>388466913</text:p>
          </table:table-cell>
          <table:table-cell office:value-type="float" office:value="514042183" calcext:value-type="float">
            <text:p>514042183</text:p>
          </table:table-cell>
          <table:table-cell office:value-type="float" office:value="941331341" calcext:value-type="float">
            <text:p>941331341</text:p>
          </table:table-cell>
          <table:table-cell office:value-type="float" office:value="127659026" calcext:value-type="float">
            <text:p>127659026</text:p>
          </table:table-cell>
          <table:table-cell office:value-type="float" office:value="273358160" calcext:value-type="float">
            <text:p>273358160</text:p>
          </table:table-cell>
          <table:table-cell office:value-type="float" office:value="411035227" calcext:value-type="float">
            <text:p>411035227</text:p>
          </table:table-cell>
        </table:table-row>
        <table:table-row table:style-name="ro1">
          <table:table-cell office:value-type="float" office:value="621980925" calcext:value-type="float">
            <text:p>621980925</text:p>
          </table:table-cell>
          <table:table-cell office:value-type="float" office:value="530161968" calcext:value-type="float">
            <text:p>530161968</text:p>
          </table:table-cell>
          <table:table-cell office:value-type="float" office:value="947181607" calcext:value-type="float">
            <text:p>947181607</text:p>
          </table:table-cell>
          <table:table-cell office:value-type="float" office:value="198385477" calcext:value-type="float">
            <text:p>198385477</text:p>
          </table:table-cell>
          <table:table-cell office:value-type="float" office:value="489882004" calcext:value-type="float">
            <text:p>489882004</text:p>
          </table:table-cell>
          <table:table-cell office:value-type="float" office:value="553161782" calcext:value-type="float">
            <text:p>553161782</text:p>
          </table:table-cell>
          <table:table-cell office:value-type="float" office:value="322534512" calcext:value-type="float">
            <text:p>322534512</text:p>
          </table:table-cell>
          <table:table-cell office:value-type="float" office:value="221158170" calcext:value-type="float">
            <text:p>221158170</text:p>
          </table:table-cell>
          <table:table-cell office:value-type="float" office:value="703513741" calcext:value-type="float">
            <text:p>703513741</text:p>
          </table:table-cell>
          <table:table-cell office:value-type="float" office:value="375939485" calcext:value-type="float">
            <text:p>375939485</text:p>
          </table:table-cell>
          <table:table-cell office:value-type="float" office:value="827101895" calcext:value-type="float">
            <text:p>827101895</text:p>
          </table:table-cell>
          <table:table-cell office:value-type="float" office:value="228698104" calcext:value-type="float">
            <text:p>228698104</text:p>
          </table:table-cell>
          <table:table-cell office:value-type="float" office:value="867410613" calcext:value-type="float">
            <text:p>867410613</text:p>
          </table:table-cell>
          <table:table-cell office:value-type="float" office:value="894292100" calcext:value-type="float">
            <text:p>894292100</text:p>
          </table:table-cell>
          <table:table-cell office:value-type="float" office:value="250441028" calcext:value-type="float">
            <text:p>250441028</text:p>
          </table:table-cell>
          <table:table-cell office:value-type="float" office:value="455847717" calcext:value-type="float">
            <text:p>455847717</text:p>
          </table:table-cell>
          <table:table-cell office:value-type="float" office:value="611415906" calcext:value-type="float">
            <text:p>611415906</text:p>
          </table:table-cell>
          <table:table-cell office:value-type="float" office:value="374965981" calcext:value-type="float">
            <text:p>374965981</text:p>
          </table:table-cell>
          <table:table-cell office:value-type="float" office:value="122068291" calcext:value-type="float">
            <text:p>122068291</text:p>
          </table:table-cell>
          <table:table-cell office:value-type="float" office:value="399547899" calcext:value-type="float">
            <text:p>399547899</text:p>
          </table:table-cell>
          <table:table-cell office:value-type="float" office:value="108546122" calcext:value-type="float">
            <text:p>108546122</text:p>
          </table:table-cell>
          <table:table-cell office:value-type="float" office:value="454005982" calcext:value-type="float">
            <text:p>454005982</text:p>
          </table:table-cell>
          <table:table-cell office:value-type="float" office:value="409346550" calcext:value-type="float">
            <text:p>409346550</text:p>
          </table:table-cell>
          <table:table-cell office:value-type="float" office:value="899520520" calcext:value-type="float">
            <text:p>899520520</text:p>
          </table:table-cell>
          <table:table-cell office:value-type="float" office:value="605894700" calcext:value-type="float">
            <text:p>605894700</text:p>
          </table:table-cell>
          <table:table-cell office:value-type="float" office:value="167308615" calcext:value-type="float">
            <text:p>167308615</text:p>
          </table:table-cell>
          <table:table-cell office:value-type="float" office:value="221651446" calcext:value-type="float">
            <text:p>221651446</text:p>
          </table:table-cell>
          <table:table-cell office:value-type="float" office:value="449693884" calcext:value-type="float">
            <text:p>449693884</text:p>
          </table:table-cell>
          <table:table-cell office:value-type="float" office:value="124718227" calcext:value-type="float">
            <text:p>124718227</text:p>
          </table:table-cell>
          <table:table-cell office:value-type="float" office:value="768176195" calcext:value-type="float">
            <text:p>768176195</text:p>
          </table:table-cell>
          <table:table-cell office:value-type="float" office:value="448591536" calcext:value-type="float">
            <text:p>448591536</text:p>
          </table:table-cell>
          <table:table-cell office:value-type="float" office:value="974524707" calcext:value-type="float">
            <text:p>974524707</text:p>
          </table:table-cell>
        </table:table-row>
        <table:table-row table:style-name="ro1">
          <table:table-cell office:value-type="float" office:value="809229860" calcext:value-type="float">
            <text:p>809229860</text:p>
          </table:table-cell>
          <table:table-cell office:value-type="float" office:value="709379164" calcext:value-type="float">
            <text:p>709379164</text:p>
          </table:table-cell>
          <table:table-cell office:value-type="float" office:value="750715783" calcext:value-type="float">
            <text:p>750715783</text:p>
          </table:table-cell>
          <table:table-cell office:value-type="float" office:value="683241335" calcext:value-type="float">
            <text:p>683241335</text:p>
          </table:table-cell>
          <table:table-cell office:value-type="float" office:value="683857781" calcext:value-type="float">
            <text:p>683857781</text:p>
          </table:table-cell>
          <table:table-cell office:value-type="float" office:value="442422621" calcext:value-type="float">
            <text:p>442422621</text:p>
          </table:table-cell>
          <table:table-cell office:value-type="float" office:value="234718149" calcext:value-type="float">
            <text:p>234718149</text:p>
          </table:table-cell>
          <table:table-cell office:value-type="float" office:value="488373510" calcext:value-type="float">
            <text:p>488373510</text:p>
          </table:table-cell>
          <table:table-cell office:value-type="float" office:value="225264771" calcext:value-type="float">
            <text:p>225264771</text:p>
          </table:table-cell>
          <table:table-cell office:value-type="float" office:value="219614798" calcext:value-type="float">
            <text:p>219614798</text:p>
          </table:table-cell>
          <table:table-cell office:value-type="float" office:value="918055223" calcext:value-type="float">
            <text:p>918055223</text:p>
          </table:table-cell>
          <table:table-cell office:value-type="float" office:value="431349645" calcext:value-type="float">
            <text:p>431349645</text:p>
          </table:table-cell>
          <table:table-cell office:value-type="float" office:value="309887406" calcext:value-type="float">
            <text:p>309887406</text:p>
          </table:table-cell>
          <table:table-cell office:value-type="float" office:value="692902416" calcext:value-type="float">
            <text:p>692902416</text:p>
          </table:table-cell>
          <table:table-cell office:value-type="float" office:value="520149592" calcext:value-type="float">
            <text:p>520149592</text:p>
          </table:table-cell>
          <table:table-cell office:value-type="float" office:value="356465063" calcext:value-type="float">
            <text:p>356465063</text:p>
          </table:table-cell>
          <table:table-cell office:value-type="float" office:value="665268456" calcext:value-type="float">
            <text:p>665268456</text:p>
          </table:table-cell>
          <table:table-cell office:value-type="float" office:value="567978760" calcext:value-type="float">
            <text:p>567978760</text:p>
          </table:table-cell>
          <table:table-cell office:value-type="float" office:value="920371160" calcext:value-type="float">
            <text:p>920371160</text:p>
          </table:table-cell>
          <table:table-cell office:value-type="float" office:value="361229804" calcext:value-type="float">
            <text:p>361229804</text:p>
          </table:table-cell>
          <table:table-cell office:value-type="float" office:value="674946618" calcext:value-type="float">
            <text:p>674946618</text:p>
          </table:table-cell>
          <table:table-cell office:value-type="float" office:value="450517234" calcext:value-type="float">
            <text:p>450517234</text:p>
          </table:table-cell>
          <table:table-cell office:value-type="float" office:value="759168358" calcext:value-type="float">
            <text:p>759168358</text:p>
          </table:table-cell>
          <table:table-cell office:value-type="float" office:value="966233434" calcext:value-type="float">
            <text:p>966233434</text:p>
          </table:table-cell>
          <table:table-cell office:value-type="float" office:value="195989520" calcext:value-type="float">
            <text:p>195989520</text:p>
          </table:table-cell>
          <table:table-cell office:value-type="float" office:value="282756972" calcext:value-type="float">
            <text:p>282756972</text:p>
          </table:table-cell>
          <table:table-cell office:value-type="float" office:value="134746274" calcext:value-type="float">
            <text:p>134746274</text:p>
          </table:table-cell>
          <table:table-cell office:value-type="float" office:value="249170242" calcext:value-type="float">
            <text:p>249170242</text:p>
          </table:table-cell>
          <table:table-cell office:value-type="float" office:value="576244658" calcext:value-type="float">
            <text:p>576244658</text:p>
          </table:table-cell>
          <table:table-cell office:value-type="float" office:value="165322114" calcext:value-type="float">
            <text:p>165322114</text:p>
          </table:table-cell>
          <table:table-cell office:value-type="float" office:value="428952457" calcext:value-type="float">
            <text:p>428952457</text:p>
          </table:table-cell>
          <table:table-cell office:value-type="float" office:value="537130569" calcext:value-type="float">
            <text:p>537130569</text:p>
          </table:table-cell>
        </table:table-row>
        <table:table-row table:style-name="ro1">
          <table:table-cell office:value-type="float" office:value="441155728" calcext:value-type="float">
            <text:p>441155728</text:p>
          </table:table-cell>
          <table:table-cell office:value-type="float" office:value="728156737" calcext:value-type="float">
            <text:p>728156737</text:p>
          </table:table-cell>
          <table:table-cell office:value-type="float" office:value="154430942" calcext:value-type="float">
            <text:p>154430942</text:p>
          </table:table-cell>
          <table:table-cell office:value-type="float" office:value="775466273" calcext:value-type="float">
            <text:p>775466273</text:p>
          </table:table-cell>
          <table:table-cell office:value-type="float" office:value="379045197" calcext:value-type="float">
            <text:p>379045197</text:p>
          </table:table-cell>
          <table:table-cell office:value-type="float" office:value="454332902" calcext:value-type="float">
            <text:p>454332902</text:p>
          </table:table-cell>
          <table:table-cell office:value-type="float" office:value="603866292" calcext:value-type="float">
            <text:p>603866292</text:p>
          </table:table-cell>
          <table:table-cell office:value-type="float" office:value="682295164" calcext:value-type="float">
            <text:p>682295164</text:p>
          </table:table-cell>
          <table:table-cell office:value-type="float" office:value="646947861" calcext:value-type="float">
            <text:p>646947861</text:p>
          </table:table-cell>
          <table:table-cell office:value-type="float" office:value="606116179" calcext:value-type="float">
            <text:p>606116179</text:p>
          </table:table-cell>
          <table:table-cell office:value-type="float" office:value="641151907" calcext:value-type="float">
            <text:p>641151907</text:p>
          </table:table-cell>
          <table:table-cell office:value-type="float" office:value="220579709" calcext:value-type="float">
            <text:p>220579709</text:p>
          </table:table-cell>
          <table:table-cell office:value-type="float" office:value="193100097" calcext:value-type="float">
            <text:p>193100097</text:p>
          </table:table-cell>
          <table:table-cell office:value-type="float" office:value="369439370" calcext:value-type="float">
            <text:p>369439370</text:p>
          </table:table-cell>
          <table:table-cell office:value-type="float" office:value="218299042" calcext:value-type="float">
            <text:p>218299042</text:p>
          </table:table-cell>
          <table:table-cell office:value-type="float" office:value="193455271" calcext:value-type="float">
            <text:p>193455271</text:p>
          </table:table-cell>
          <table:table-cell office:value-type="float" office:value="716862419" calcext:value-type="float">
            <text:p>716862419</text:p>
          </table:table-cell>
          <table:table-cell office:value-type="float" office:value="786190943" calcext:value-type="float">
            <text:p>786190943</text:p>
          </table:table-cell>
          <table:table-cell office:value-type="float" office:value="426956683" calcext:value-type="float">
            <text:p>426956683</text:p>
          </table:table-cell>
          <table:table-cell office:value-type="float" office:value="168424868" calcext:value-type="float">
            <text:p>168424868</text:p>
          </table:table-cell>
          <table:table-cell office:value-type="float" office:value="432854234" calcext:value-type="float">
            <text:p>432854234</text:p>
          </table:table-cell>
          <table:table-cell office:value-type="float" office:value="617246500" calcext:value-type="float">
            <text:p>617246500</text:p>
          </table:table-cell>
          <table:table-cell office:value-type="float" office:value="435416738" calcext:value-type="float">
            <text:p>435416738</text:p>
          </table:table-cell>
          <table:table-cell office:value-type="float" office:value="787710168" calcext:value-type="float">
            <text:p>787710168</text:p>
          </table:table-cell>
          <table:table-cell office:value-type="float" office:value="801572254" calcext:value-type="float">
            <text:p>801572254</text:p>
          </table:table-cell>
          <table:table-cell office:value-type="float" office:value="302221496" calcext:value-type="float">
            <text:p>302221496</text:p>
          </table:table-cell>
          <table:table-cell office:value-type="float" office:value="192560872" calcext:value-type="float">
            <text:p>192560872</text:p>
          </table:table-cell>
          <table:table-cell office:value-type="float" office:value="988877788" calcext:value-type="float">
            <text:p>988877788</text:p>
          </table:table-cell>
          <table:table-cell office:value-type="float" office:value="319976963" calcext:value-type="float">
            <text:p>319976963</text:p>
          </table:table-cell>
          <table:table-cell office:value-type="float" office:value="137252516" calcext:value-type="float">
            <text:p>137252516</text:p>
          </table:table-cell>
          <table:table-cell office:value-type="float" office:value="546168423" calcext:value-type="float">
            <text:p>546168423</text:p>
          </table:table-cell>
          <table:table-cell office:value-type="float" office:value="184803643" calcext:value-type="float">
            <text:p>184803643</text:p>
          </table:table-cell>
        </table:table-row>
        <table:table-row table:style-name="ro1">
          <table:table-cell office:value-type="float" office:value="258215193" calcext:value-type="float">
            <text:p>258215193</text:p>
          </table:table-cell>
          <table:table-cell office:value-type="float" office:value="880340361" calcext:value-type="float">
            <text:p>880340361</text:p>
          </table:table-cell>
          <table:table-cell office:value-type="float" office:value="953353660" calcext:value-type="float">
            <text:p>953353660</text:p>
          </table:table-cell>
          <table:table-cell office:value-type="float" office:value="972345137" calcext:value-type="float">
            <text:p>972345137</text:p>
          </table:table-cell>
          <table:table-cell office:value-type="float" office:value="913182052" calcext:value-type="float">
            <text:p>913182052</text:p>
          </table:table-cell>
          <table:table-cell office:value-type="float" office:value="942413765" calcext:value-type="float">
            <text:p>942413765</text:p>
          </table:table-cell>
          <table:table-cell office:value-type="float" office:value="233535385" calcext:value-type="float">
            <text:p>233535385</text:p>
          </table:table-cell>
          <table:table-cell office:value-type="float" office:value="774630981" calcext:value-type="float">
            <text:p>774630981</text:p>
          </table:table-cell>
          <table:table-cell office:value-type="float" office:value="375561667" calcext:value-type="float">
            <text:p>375561667</text:p>
          </table:table-cell>
          <table:table-cell office:value-type="float" office:value="959534615" calcext:value-type="float">
            <text:p>959534615</text:p>
          </table:table-cell>
          <table:table-cell office:value-type="float" office:value="346504978" calcext:value-type="float">
            <text:p>346504978</text:p>
          </table:table-cell>
          <table:table-cell office:value-type="float" office:value="791012065" calcext:value-type="float">
            <text:p>791012065</text:p>
          </table:table-cell>
          <table:table-cell office:value-type="float" office:value="495477230" calcext:value-type="float">
            <text:p>495477230</text:p>
          </table:table-cell>
          <table:table-cell office:value-type="float" office:value="929293504" calcext:value-type="float">
            <text:p>929293504</text:p>
          </table:table-cell>
          <table:table-cell office:value-type="float" office:value="482657722" calcext:value-type="float">
            <text:p>482657722</text:p>
          </table:table-cell>
          <table:table-cell office:value-type="float" office:value="115970791" calcext:value-type="float">
            <text:p>115970791</text:p>
          </table:table-cell>
          <table:table-cell office:value-type="float" office:value="183613577" calcext:value-type="float">
            <text:p>183613577</text:p>
          </table:table-cell>
          <table:table-cell office:value-type="float" office:value="822093532" calcext:value-type="float">
            <text:p>822093532</text:p>
          </table:table-cell>
          <table:table-cell office:value-type="float" office:value="236026730" calcext:value-type="float">
            <text:p>236026730</text:p>
          </table:table-cell>
          <table:table-cell office:value-type="float" office:value="514330946" calcext:value-type="float">
            <text:p>514330946</text:p>
          </table:table-cell>
          <table:table-cell office:value-type="float" office:value="147958921" calcext:value-type="float">
            <text:p>147958921</text:p>
          </table:table-cell>
          <table:table-cell office:value-type="float" office:value="452131843" calcext:value-type="float">
            <text:p>452131843</text:p>
          </table:table-cell>
          <table:table-cell office:value-type="float" office:value="317640890" calcext:value-type="float">
            <text:p>317640890</text:p>
          </table:table-cell>
          <table:table-cell office:value-type="float" office:value="832873656" calcext:value-type="float">
            <text:p>832873656</text:p>
          </table:table-cell>
          <table:table-cell office:value-type="float" office:value="676206888" calcext:value-type="float">
            <text:p>676206888</text:p>
          </table:table-cell>
          <table:table-cell office:value-type="float" office:value="630114457" calcext:value-type="float">
            <text:p>630114457</text:p>
          </table:table-cell>
          <table:table-cell office:value-type="float" office:value="590071767" calcext:value-type="float">
            <text:p>590071767</text:p>
          </table:table-cell>
          <table:table-cell office:value-type="float" office:value="391826494" calcext:value-type="float">
            <text:p>391826494</text:p>
          </table:table-cell>
          <table:table-cell office:value-type="float" office:value="875055747" calcext:value-type="float">
            <text:p>875055747</text:p>
          </table:table-cell>
          <table:table-cell office:value-type="float" office:value="561307656" calcext:value-type="float">
            <text:p>561307656</text:p>
          </table:table-cell>
          <table:table-cell office:value-type="float" office:value="918007533" calcext:value-type="float">
            <text:p>918007533</text:p>
          </table:table-cell>
          <table:table-cell office:value-type="float" office:value="775340856" calcext:value-type="float">
            <text:p>775340856</text:p>
          </table:table-cell>
        </table:table-row>
        <table:table-row table:style-name="ro1">
          <table:table-cell office:value-type="float" office:value="666031877" calcext:value-type="float">
            <text:p>666031877</text:p>
          </table:table-cell>
          <table:table-cell office:value-type="float" office:value="684987722" calcext:value-type="float">
            <text:p>684987722</text:p>
          </table:table-cell>
          <table:table-cell office:value-type="float" office:value="532590533" calcext:value-type="float">
            <text:p>532590533</text:p>
          </table:table-cell>
          <table:table-cell office:value-type="float" office:value="270764929" calcext:value-type="float">
            <text:p>270764929</text:p>
          </table:table-cell>
          <table:table-cell office:value-type="float" office:value="310493410" calcext:value-type="float">
            <text:p>310493410</text:p>
          </table:table-cell>
          <table:table-cell office:value-type="float" office:value="929419526" calcext:value-type="float">
            <text:p>929419526</text:p>
          </table:table-cell>
          <table:table-cell office:value-type="float" office:value="488414620" calcext:value-type="float">
            <text:p>488414620</text:p>
          </table:table-cell>
          <table:table-cell office:value-type="float" office:value="644053955" calcext:value-type="float">
            <text:p>644053955</text:p>
          </table:table-cell>
          <table:table-cell office:value-type="float" office:value="791015801" calcext:value-type="float">
            <text:p>791015801</text:p>
          </table:table-cell>
          <table:table-cell office:value-type="float" office:value="647921974" calcext:value-type="float">
            <text:p>647921974</text:p>
          </table:table-cell>
          <table:table-cell office:value-type="float" office:value="250955249" calcext:value-type="float">
            <text:p>250955249</text:p>
          </table:table-cell>
          <table:table-cell office:value-type="float" office:value="178826563" calcext:value-type="float">
            <text:p>178826563</text:p>
          </table:table-cell>
          <table:table-cell office:value-type="float" office:value="756663199" calcext:value-type="float">
            <text:p>756663199</text:p>
          </table:table-cell>
          <table:table-cell office:value-type="float" office:value="253733756" calcext:value-type="float">
            <text:p>253733756</text:p>
          </table:table-cell>
          <table:table-cell office:value-type="float" office:value="422550349" calcext:value-type="float">
            <text:p>422550349</text:p>
          </table:table-cell>
          <table:table-cell office:value-type="float" office:value="316846240" calcext:value-type="float">
            <text:p>316846240</text:p>
          </table:table-cell>
          <table:table-cell office:value-type="float" office:value="695754102" calcext:value-type="float">
            <text:p>695754102</text:p>
          </table:table-cell>
          <table:table-cell office:value-type="float" office:value="534679418" calcext:value-type="float">
            <text:p>534679418</text:p>
          </table:table-cell>
          <table:table-cell office:value-type="float" office:value="157356917" calcext:value-type="float">
            <text:p>157356917</text:p>
          </table:table-cell>
          <table:table-cell office:value-type="float" office:value="787048987" calcext:value-type="float">
            <text:p>787048987</text:p>
          </table:table-cell>
          <table:table-cell office:value-type="float" office:value="669209505" calcext:value-type="float">
            <text:p>669209505</text:p>
          </table:table-cell>
          <table:table-cell office:value-type="float" office:value="803131655" calcext:value-type="float">
            <text:p>803131655</text:p>
          </table:table-cell>
          <table:table-cell office:value-type="float" office:value="366968412" calcext:value-type="float">
            <text:p>366968412</text:p>
          </table:table-cell>
          <table:table-cell office:value-type="float" office:value="780215046" calcext:value-type="float">
            <text:p>780215046</text:p>
          </table:table-cell>
          <table:table-cell office:value-type="float" office:value="981924324" calcext:value-type="float">
            <text:p>981924324</text:p>
          </table:table-cell>
          <table:table-cell office:value-type="float" office:value="514297808" calcext:value-type="float">
            <text:p>514297808</text:p>
          </table:table-cell>
          <table:table-cell office:value-type="float" office:value="388388718" calcext:value-type="float">
            <text:p>388388718</text:p>
          </table:table-cell>
          <table:table-cell office:value-type="float" office:value="812351041" calcext:value-type="float">
            <text:p>812351041</text:p>
          </table:table-cell>
          <table:table-cell office:value-type="float" office:value="764445651" calcext:value-type="float">
            <text:p>764445651</text:p>
          </table:table-cell>
          <table:table-cell office:value-type="float" office:value="581139810" calcext:value-type="float">
            <text:p>581139810</text:p>
          </table:table-cell>
          <table:table-cell office:value-type="float" office:value="633100279" calcext:value-type="float">
            <text:p>633100279</text:p>
          </table:table-cell>
          <table:table-cell office:value-type="float" office:value="392279375" calcext:value-type="float">
            <text:p>392279375</text:p>
          </table:table-cell>
        </table:table-row>
        <table:table-row table:style-name="ro1">
          <table:table-cell office:value-type="float" office:value="954698869" calcext:value-type="float">
            <text:p>954698869</text:p>
          </table:table-cell>
          <table:table-cell office:value-type="float" office:value="584822332" calcext:value-type="float">
            <text:p>584822332</text:p>
          </table:table-cell>
          <table:table-cell office:value-type="float" office:value="986486740" calcext:value-type="float">
            <text:p>986486740</text:p>
          </table:table-cell>
          <table:table-cell office:value-type="float" office:value="767077661" calcext:value-type="float">
            <text:p>767077661</text:p>
          </table:table-cell>
          <table:table-cell office:value-type="float" office:value="685342669" calcext:value-type="float">
            <text:p>685342669</text:p>
          </table:table-cell>
          <table:table-cell office:value-type="float" office:value="666071698" calcext:value-type="float">
            <text:p>666071698</text:p>
          </table:table-cell>
          <table:table-cell office:value-type="float" office:value="410882361" calcext:value-type="float">
            <text:p>410882361</text:p>
          </table:table-cell>
          <table:table-cell office:value-type="float" office:value="481792523" calcext:value-type="float">
            <text:p>481792523</text:p>
          </table:table-cell>
          <table:table-cell office:value-type="float" office:value="385676757" calcext:value-type="float">
            <text:p>385676757</text:p>
          </table:table-cell>
          <table:table-cell office:value-type="float" office:value="740208647" calcext:value-type="float">
            <text:p>740208647</text:p>
          </table:table-cell>
          <table:table-cell office:value-type="float" office:value="755940289" calcext:value-type="float">
            <text:p>755940289</text:p>
          </table:table-cell>
          <table:table-cell office:value-type="float" office:value="931016436" calcext:value-type="float">
            <text:p>931016436</text:p>
          </table:table-cell>
          <table:table-cell office:value-type="float" office:value="110927626" calcext:value-type="float">
            <text:p>110927626</text:p>
          </table:table-cell>
          <table:table-cell office:value-type="float" office:value="343993324" calcext:value-type="float">
            <text:p>343993324</text:p>
          </table:table-cell>
          <table:table-cell office:value-type="float" office:value="825543657" calcext:value-type="float">
            <text:p>825543657</text:p>
          </table:table-cell>
          <table:table-cell office:value-type="float" office:value="476089720" calcext:value-type="float">
            <text:p>476089720</text:p>
          </table:table-cell>
          <table:table-cell office:value-type="float" office:value="918629053" calcext:value-type="float">
            <text:p>918629053</text:p>
          </table:table-cell>
          <table:table-cell office:value-type="float" office:value="274335709" calcext:value-type="float">
            <text:p>274335709</text:p>
          </table:table-cell>
          <table:table-cell office:value-type="float" office:value="801041925" calcext:value-type="float">
            <text:p>801041925</text:p>
          </table:table-cell>
          <table:table-cell office:value-type="float" office:value="746881229" calcext:value-type="float">
            <text:p>746881229</text:p>
          </table:table-cell>
          <table:table-cell office:value-type="float" office:value="703154524" calcext:value-type="float">
            <text:p>703154524</text:p>
          </table:table-cell>
          <table:table-cell office:value-type="float" office:value="680949506" calcext:value-type="float">
            <text:p>680949506</text:p>
          </table:table-cell>
          <table:table-cell office:value-type="float" office:value="957059719" calcext:value-type="float">
            <text:p>957059719</text:p>
          </table:table-cell>
          <table:table-cell office:value-type="float" office:value="469820317" calcext:value-type="float">
            <text:p>469820317</text:p>
          </table:table-cell>
          <table:table-cell office:value-type="float" office:value="724314539" calcext:value-type="float">
            <text:p>724314539</text:p>
          </table:table-cell>
          <table:table-cell office:value-type="float" office:value="646969910" calcext:value-type="float">
            <text:p>646969910</text:p>
          </table:table-cell>
          <table:table-cell office:value-type="float" office:value="540051414" calcext:value-type="float">
            <text:p>540051414</text:p>
          </table:table-cell>
          <table:table-cell office:value-type="float" office:value="509212036" calcext:value-type="float">
            <text:p>509212036</text:p>
          </table:table-cell>
          <table:table-cell office:value-type="float" office:value="434560962" calcext:value-type="float">
            <text:p>434560962</text:p>
          </table:table-cell>
          <table:table-cell office:value-type="float" office:value="439171486" calcext:value-type="float">
            <text:p>439171486</text:p>
          </table:table-cell>
          <table:table-cell office:value-type="float" office:value="378670790" calcext:value-type="float">
            <text:p>378670790</text:p>
          </table:table-cell>
          <table:table-cell office:value-type="float" office:value="897968453" calcext:value-type="float">
            <text:p>897968453</text:p>
          </table:table-cell>
        </table:table-row>
        <table:table-row table:style-name="ro1">
          <table:table-cell office:value-type="float" office:value="426296396" calcext:value-type="float">
            <text:p>426296396</text:p>
          </table:table-cell>
          <table:table-cell office:value-type="float" office:value="765672165" calcext:value-type="float">
            <text:p>765672165</text:p>
          </table:table-cell>
          <table:table-cell office:value-type="float" office:value="101144158" calcext:value-type="float">
            <text:p>101144158</text:p>
          </table:table-cell>
          <table:table-cell office:value-type="float" office:value="680314409" calcext:value-type="float">
            <text:p>680314409</text:p>
          </table:table-cell>
          <table:table-cell office:value-type="float" office:value="493582811" calcext:value-type="float">
            <text:p>493582811</text:p>
          </table:table-cell>
          <table:table-cell office:value-type="float" office:value="856940647" calcext:value-type="float">
            <text:p>856940647</text:p>
          </table:table-cell>
          <table:table-cell office:value-type="float" office:value="432684047" calcext:value-type="float">
            <text:p>432684047</text:p>
          </table:table-cell>
          <table:table-cell office:value-type="float" office:value="445952852" calcext:value-type="float">
            <text:p>445952852</text:p>
          </table:table-cell>
          <table:table-cell office:value-type="float" office:value="303103744" calcext:value-type="float">
            <text:p>303103744</text:p>
          </table:table-cell>
          <table:table-cell office:value-type="float" office:value="802477618" calcext:value-type="float">
            <text:p>802477618</text:p>
          </table:table-cell>
          <table:table-cell office:value-type="float" office:value="150704144" calcext:value-type="float">
            <text:p>150704144</text:p>
          </table:table-cell>
          <table:table-cell office:value-type="float" office:value="679796519" calcext:value-type="float">
            <text:p>679796519</text:p>
          </table:table-cell>
          <table:table-cell office:value-type="float" office:value="351453330" calcext:value-type="float">
            <text:p>351453330</text:p>
          </table:table-cell>
          <table:table-cell office:value-type="float" office:value="700761877" calcext:value-type="float">
            <text:p>700761877</text:p>
          </table:table-cell>
          <table:table-cell office:value-type="float" office:value="319717013" calcext:value-type="float">
            <text:p>319717013</text:p>
          </table:table-cell>
          <table:table-cell office:value-type="float" office:value="505378672" calcext:value-type="float">
            <text:p>505378672</text:p>
          </table:table-cell>
          <table:table-cell office:value-type="float" office:value="612990766" calcext:value-type="float">
            <text:p>612990766</text:p>
          </table:table-cell>
          <table:table-cell office:value-type="float" office:value="921847665" calcext:value-type="float">
            <text:p>921847665</text:p>
          </table:table-cell>
          <table:table-cell office:value-type="float" office:value="699319111" calcext:value-type="float">
            <text:p>699319111</text:p>
          </table:table-cell>
          <table:table-cell office:value-type="float" office:value="312536950" calcext:value-type="float">
            <text:p>312536950</text:p>
          </table:table-cell>
          <table:table-cell office:value-type="float" office:value="412843481" calcext:value-type="float">
            <text:p>412843481</text:p>
          </table:table-cell>
          <table:table-cell office:value-type="float" office:value="694358784" calcext:value-type="float">
            <text:p>694358784</text:p>
          </table:table-cell>
          <table:table-cell office:value-type="float" office:value="370828740" calcext:value-type="float">
            <text:p>370828740</text:p>
          </table:table-cell>
          <table:table-cell office:value-type="float" office:value="837707408" calcext:value-type="float">
            <text:p>837707408</text:p>
          </table:table-cell>
          <table:table-cell office:value-type="float" office:value="676171556" calcext:value-type="float">
            <text:p>676171556</text:p>
          </table:table-cell>
          <table:table-cell office:value-type="float" office:value="269786926" calcext:value-type="float">
            <text:p>269786926</text:p>
          </table:table-cell>
          <table:table-cell office:value-type="float" office:value="538554435" calcext:value-type="float">
            <text:p>538554435</text:p>
          </table:table-cell>
          <table:table-cell office:value-type="float" office:value="592817682" calcext:value-type="float">
            <text:p>592817682</text:p>
          </table:table-cell>
          <table:table-cell office:value-type="float" office:value="994117957" calcext:value-type="float">
            <text:p>994117957</text:p>
          </table:table-cell>
          <table:table-cell office:value-type="float" office:value="610524026" calcext:value-type="float">
            <text:p>610524026</text:p>
          </table:table-cell>
          <table:table-cell office:value-type="float" office:value="193131463" calcext:value-type="float">
            <text:p>193131463</text:p>
          </table:table-cell>
          <table:table-cell office:value-type="float" office:value="219945256" calcext:value-type="float">
            <text:p>219945256</text:p>
          </table:table-cell>
        </table:table-row>
        <table:table-row table:style-name="ro1">
          <table:table-cell office:value-type="float" office:value="348474177" calcext:value-type="float">
            <text:p>348474177</text:p>
          </table:table-cell>
          <table:table-cell office:value-type="float" office:value="378547696" calcext:value-type="float">
            <text:p>378547696</text:p>
          </table:table-cell>
          <table:table-cell office:value-type="float" office:value="247340868" calcext:value-type="float">
            <text:p>247340868</text:p>
          </table:table-cell>
          <table:table-cell office:value-type="float" office:value="903316407" calcext:value-type="float">
            <text:p>903316407</text:p>
          </table:table-cell>
          <table:table-cell office:value-type="float" office:value="621197019" calcext:value-type="float">
            <text:p>621197019</text:p>
          </table:table-cell>
          <table:table-cell office:value-type="float" office:value="229118187" calcext:value-type="float">
            <text:p>229118187</text:p>
          </table:table-cell>
          <table:table-cell office:value-type="float" office:value="974017068" calcext:value-type="float">
            <text:p>974017068</text:p>
          </table:table-cell>
          <table:table-cell office:value-type="float" office:value="679920630" calcext:value-type="float">
            <text:p>679920630</text:p>
          </table:table-cell>
          <table:table-cell office:value-type="float" office:value="878641302" calcext:value-type="float">
            <text:p>878641302</text:p>
          </table:table-cell>
          <table:table-cell office:value-type="float" office:value="772469576" calcext:value-type="float">
            <text:p>772469576</text:p>
          </table:table-cell>
          <table:table-cell office:value-type="float" office:value="699873604" calcext:value-type="float">
            <text:p>699873604</text:p>
          </table:table-cell>
          <table:table-cell office:value-type="float" office:value="598582254" calcext:value-type="float">
            <text:p>598582254</text:p>
          </table:table-cell>
          <table:table-cell office:value-type="float" office:value="849297208" calcext:value-type="float">
            <text:p>849297208</text:p>
          </table:table-cell>
          <table:table-cell office:value-type="float" office:value="837302161" calcext:value-type="float">
            <text:p>837302161</text:p>
          </table:table-cell>
          <table:table-cell office:value-type="float" office:value="425766221" calcext:value-type="float">
            <text:p>425766221</text:p>
          </table:table-cell>
          <table:table-cell office:value-type="float" office:value="846994319" calcext:value-type="float">
            <text:p>846994319</text:p>
          </table:table-cell>
          <table:table-cell office:value-type="float" office:value="954656249" calcext:value-type="float">
            <text:p>954656249</text:p>
          </table:table-cell>
          <table:table-cell office:value-type="float" office:value="690064619" calcext:value-type="float">
            <text:p>690064619</text:p>
          </table:table-cell>
          <table:table-cell office:value-type="float" office:value="850684662" calcext:value-type="float">
            <text:p>850684662</text:p>
          </table:table-cell>
          <table:table-cell office:value-type="float" office:value="953277087" calcext:value-type="float">
            <text:p>953277087</text:p>
          </table:table-cell>
          <table:table-cell office:value-type="float" office:value="270071082" calcext:value-type="float">
            <text:p>270071082</text:p>
          </table:table-cell>
          <table:table-cell office:value-type="float" office:value="467350887" calcext:value-type="float">
            <text:p>467350887</text:p>
          </table:table-cell>
          <table:table-cell office:value-type="float" office:value="481565445" calcext:value-type="float">
            <text:p>481565445</text:p>
          </table:table-cell>
          <table:table-cell office:value-type="float" office:value="827848413" calcext:value-type="float">
            <text:p>827848413</text:p>
          </table:table-cell>
          <table:table-cell office:value-type="float" office:value="828535247" calcext:value-type="float">
            <text:p>828535247</text:p>
          </table:table-cell>
          <table:table-cell office:value-type="float" office:value="149669273" calcext:value-type="float">
            <text:p>149669273</text:p>
          </table:table-cell>
          <table:table-cell office:value-type="float" office:value="481090904" calcext:value-type="float">
            <text:p>481090904</text:p>
          </table:table-cell>
          <table:table-cell office:value-type="float" office:value="310995686" calcext:value-type="float">
            <text:p>310995686</text:p>
          </table:table-cell>
          <table:table-cell office:value-type="float" office:value="289707600" calcext:value-type="float">
            <text:p>289707600</text:p>
          </table:table-cell>
          <table:table-cell office:value-type="float" office:value="887177411" calcext:value-type="float">
            <text:p>887177411</text:p>
          </table:table-cell>
          <table:table-cell office:value-type="float" office:value="902928444" calcext:value-type="float">
            <text:p>902928444</text:p>
          </table:table-cell>
          <table:table-cell office:value-type="float" office:value="185369481" calcext:value-type="float">
            <text:p>185369481</text:p>
          </table:table-cell>
        </table:table-row>
        <table:table-row table:style-name="ro1">
          <table:table-cell office:value-type="float" office:value="512543776" calcext:value-type="float">
            <text:p>512543776</text:p>
          </table:table-cell>
          <table:table-cell office:value-type="float" office:value="763034665" calcext:value-type="float">
            <text:p>763034665</text:p>
          </table:table-cell>
          <table:table-cell office:value-type="float" office:value="834156315" calcext:value-type="float">
            <text:p>834156315</text:p>
          </table:table-cell>
          <table:table-cell office:value-type="float" office:value="679630422" calcext:value-type="float">
            <text:p>679630422</text:p>
          </table:table-cell>
          <table:table-cell office:value-type="float" office:value="979741844" calcext:value-type="float">
            <text:p>979741844</text:p>
          </table:table-cell>
          <table:table-cell office:value-type="float" office:value="141948750" calcext:value-type="float">
            <text:p>141948750</text:p>
          </table:table-cell>
          <table:table-cell office:value-type="float" office:value="496460690" calcext:value-type="float">
            <text:p>496460690</text:p>
          </table:table-cell>
          <table:table-cell office:value-type="float" office:value="509974621" calcext:value-type="float">
            <text:p>509974621</text:p>
          </table:table-cell>
          <table:table-cell office:value-type="float" office:value="152249208" calcext:value-type="float">
            <text:p>152249208</text:p>
          </table:table-cell>
          <table:table-cell office:value-type="float" office:value="338401626" calcext:value-type="float">
            <text:p>338401626</text:p>
          </table:table-cell>
          <table:table-cell office:value-type="float" office:value="545423991" calcext:value-type="float">
            <text:p>545423991</text:p>
          </table:table-cell>
          <table:table-cell office:value-type="float" office:value="920561691" calcext:value-type="float">
            <text:p>920561691</text:p>
          </table:table-cell>
          <table:table-cell office:value-type="float" office:value="597355674" calcext:value-type="float">
            <text:p>597355674</text:p>
          </table:table-cell>
          <table:table-cell office:value-type="float" office:value="942682690" calcext:value-type="float">
            <text:p>942682690</text:p>
          </table:table-cell>
          <table:table-cell office:value-type="float" office:value="263685019" calcext:value-type="float">
            <text:p>263685019</text:p>
          </table:table-cell>
          <table:table-cell office:value-type="float" office:value="321502080" calcext:value-type="float">
            <text:p>321502080</text:p>
          </table:table-cell>
          <table:table-cell office:value-type="float" office:value="382210901" calcext:value-type="float">
            <text:p>382210901</text:p>
          </table:table-cell>
          <table:table-cell office:value-type="float" office:value="379545815" calcext:value-type="float">
            <text:p>379545815</text:p>
          </table:table-cell>
          <table:table-cell office:value-type="float" office:value="757720555" calcext:value-type="float">
            <text:p>757720555</text:p>
          </table:table-cell>
          <table:table-cell office:value-type="float" office:value="678762689" calcext:value-type="float">
            <text:p>678762689</text:p>
          </table:table-cell>
          <table:table-cell office:value-type="float" office:value="275721886" calcext:value-type="float">
            <text:p>275721886</text:p>
          </table:table-cell>
          <table:table-cell office:value-type="float" office:value="112793274" calcext:value-type="float">
            <text:p>112793274</text:p>
          </table:table-cell>
          <table:table-cell office:value-type="float" office:value="704545769" calcext:value-type="float">
            <text:p>704545769</text:p>
          </table:table-cell>
          <table:table-cell office:value-type="float" office:value="687836855" calcext:value-type="float">
            <text:p>687836855</text:p>
          </table:table-cell>
          <table:table-cell office:value-type="float" office:value="231342396" calcext:value-type="float">
            <text:p>231342396</text:p>
          </table:table-cell>
          <table:table-cell office:value-type="float" office:value="824857293" calcext:value-type="float">
            <text:p>824857293</text:p>
          </table:table-cell>
          <table:table-cell office:value-type="float" office:value="436749403" calcext:value-type="float">
            <text:p>436749403</text:p>
          </table:table-cell>
          <table:table-cell office:value-type="float" office:value="515925461" calcext:value-type="float">
            <text:p>515925461</text:p>
          </table:table-cell>
          <table:table-cell office:value-type="float" office:value="734298006" calcext:value-type="float">
            <text:p>734298006</text:p>
          </table:table-cell>
          <table:table-cell office:value-type="float" office:value="623940851" calcext:value-type="float">
            <text:p>623940851</text:p>
          </table:table-cell>
          <table:table-cell office:value-type="float" office:value="366162364" calcext:value-type="float">
            <text:p>366162364</text:p>
          </table:table-cell>
          <table:table-cell office:value-type="float" office:value="732363010" calcext:value-type="float">
            <text:p>732363010</text:p>
          </table:table-cell>
        </table:table-row>
        <table:table-row table:style-name="ro1">
          <table:table-cell office:value-type="float" office:value="504285358" calcext:value-type="float">
            <text:p>504285358</text:p>
          </table:table-cell>
          <table:table-cell office:value-type="float" office:value="140958485" calcext:value-type="float">
            <text:p>140958485</text:p>
          </table:table-cell>
          <table:table-cell office:value-type="float" office:value="793994586" calcext:value-type="float">
            <text:p>793994586</text:p>
          </table:table-cell>
          <table:table-cell office:value-type="float" office:value="706296730" calcext:value-type="float">
            <text:p>706296730</text:p>
          </table:table-cell>
          <table:table-cell office:value-type="float" office:value="778501821" calcext:value-type="float">
            <text:p>778501821</text:p>
          </table:table-cell>
          <table:table-cell office:value-type="float" office:value="421615940" calcext:value-type="float">
            <text:p>421615940</text:p>
          </table:table-cell>
          <table:table-cell office:value-type="float" office:value="458316599" calcext:value-type="float">
            <text:p>458316599</text:p>
          </table:table-cell>
          <table:table-cell office:value-type="float" office:value="195804866" calcext:value-type="float">
            <text:p>195804866</text:p>
          </table:table-cell>
          <table:table-cell office:value-type="float" office:value="551837704" calcext:value-type="float">
            <text:p>551837704</text:p>
          </table:table-cell>
          <table:table-cell office:value-type="float" office:value="800868603" calcext:value-type="float">
            <text:p>800868603</text:p>
          </table:table-cell>
          <table:table-cell office:value-type="float" office:value="263920344" calcext:value-type="float">
            <text:p>263920344</text:p>
          </table:table-cell>
          <table:table-cell office:value-type="float" office:value="887748455" calcext:value-type="float">
            <text:p>887748455</text:p>
          </table:table-cell>
          <table:table-cell office:value-type="float" office:value="678884316" calcext:value-type="float">
            <text:p>678884316</text:p>
          </table:table-cell>
          <table:table-cell office:value-type="float" office:value="473525143" calcext:value-type="float">
            <text:p>473525143</text:p>
          </table:table-cell>
          <table:table-cell office:value-type="float" office:value="211703901" calcext:value-type="float">
            <text:p>211703901</text:p>
          </table:table-cell>
          <table:table-cell office:value-type="float" office:value="795460189" calcext:value-type="float">
            <text:p>795460189</text:p>
          </table:table-cell>
          <table:table-cell office:value-type="float" office:value="904764829" calcext:value-type="float">
            <text:p>904764829</text:p>
          </table:table-cell>
          <table:table-cell office:value-type="float" office:value="275455570" calcext:value-type="float">
            <text:p>275455570</text:p>
          </table:table-cell>
          <table:table-cell office:value-type="float" office:value="940642583" calcext:value-type="float">
            <text:p>940642583</text:p>
          </table:table-cell>
          <table:table-cell office:value-type="float" office:value="459335160" calcext:value-type="float">
            <text:p>459335160</text:p>
          </table:table-cell>
          <table:table-cell office:value-type="float" office:value="349139962" calcext:value-type="float">
            <text:p>349139962</text:p>
          </table:table-cell>
          <table:table-cell office:value-type="float" office:value="870469940" calcext:value-type="float">
            <text:p>870469940</text:p>
          </table:table-cell>
          <table:table-cell office:value-type="float" office:value="437016904" calcext:value-type="float">
            <text:p>437016904</text:p>
          </table:table-cell>
          <table:table-cell office:value-type="float" office:value="918800806" calcext:value-type="float">
            <text:p>918800806</text:p>
          </table:table-cell>
          <table:table-cell office:value-type="float" office:value="786145041" calcext:value-type="float">
            <text:p>786145041</text:p>
          </table:table-cell>
          <table:table-cell office:value-type="float" office:value="244205738" calcext:value-type="float">
            <text:p>244205738</text:p>
          </table:table-cell>
          <table:table-cell office:value-type="float" office:value="575175889" calcext:value-type="float">
            <text:p>575175889</text:p>
          </table:table-cell>
          <table:table-cell office:value-type="float" office:value="475729480" calcext:value-type="float">
            <text:p>475729480</text:p>
          </table:table-cell>
          <table:table-cell office:value-type="float" office:value="217840018" calcext:value-type="float">
            <text:p>217840018</text:p>
          </table:table-cell>
          <table:table-cell office:value-type="float" office:value="660226717" calcext:value-type="float">
            <text:p>660226717</text:p>
          </table:table-cell>
          <table:table-cell office:value-type="float" office:value="839240513" calcext:value-type="float">
            <text:p>839240513</text:p>
          </table:table-cell>
          <table:table-cell office:value-type="float" office:value="293730028" calcext:value-type="float">
            <text:p>293730028</text:p>
          </table:table-cell>
        </table:table-row>
        <table:table-row table:style-name="ro1">
          <table:table-cell office:value-type="float" office:value="642355014" calcext:value-type="float">
            <text:p>642355014</text:p>
          </table:table-cell>
          <table:table-cell office:value-type="float" office:value="742216518" calcext:value-type="float">
            <text:p>742216518</text:p>
          </table:table-cell>
          <table:table-cell office:value-type="float" office:value="669336936" calcext:value-type="float">
            <text:p>669336936</text:p>
          </table:table-cell>
          <table:table-cell office:value-type="float" office:value="694875433" calcext:value-type="float">
            <text:p>694875433</text:p>
          </table:table-cell>
          <table:table-cell office:value-type="float" office:value="257718751" calcext:value-type="float">
            <text:p>257718751</text:p>
          </table:table-cell>
          <table:table-cell office:value-type="float" office:value="191645945" calcext:value-type="float">
            <text:p>191645945</text:p>
          </table:table-cell>
          <table:table-cell office:value-type="float" office:value="508349733" calcext:value-type="float">
            <text:p>508349733</text:p>
          </table:table-cell>
          <table:table-cell office:value-type="float" office:value="346590367" calcext:value-type="float">
            <text:p>346590367</text:p>
          </table:table-cell>
          <table:table-cell office:value-type="float" office:value="108940946" calcext:value-type="float">
            <text:p>108940946</text:p>
          </table:table-cell>
          <table:table-cell office:value-type="float" office:value="182393466" calcext:value-type="float">
            <text:p>182393466</text:p>
          </table:table-cell>
          <table:table-cell office:value-type="float" office:value="699583264" calcext:value-type="float">
            <text:p>699583264</text:p>
          </table:table-cell>
          <table:table-cell office:value-type="float" office:value="669691977" calcext:value-type="float">
            <text:p>669691977</text:p>
          </table:table-cell>
          <table:table-cell office:value-type="float" office:value="295383152" calcext:value-type="float">
            <text:p>295383152</text:p>
          </table:table-cell>
          <table:table-cell office:value-type="float" office:value="146101046" calcext:value-type="float">
            <text:p>146101046</text:p>
          </table:table-cell>
          <table:table-cell office:value-type="float" office:value="547216793" calcext:value-type="float">
            <text:p>547216793</text:p>
          </table:table-cell>
          <table:table-cell office:value-type="float" office:value="671364608" calcext:value-type="float">
            <text:p>671364608</text:p>
          </table:table-cell>
          <table:table-cell office:value-type="float" office:value="923455294" calcext:value-type="float">
            <text:p>923455294</text:p>
          </table:table-cell>
          <table:table-cell office:value-type="float" office:value="547294502" calcext:value-type="float">
            <text:p>547294502</text:p>
          </table:table-cell>
          <table:table-cell office:value-type="float" office:value="687945783" calcext:value-type="float">
            <text:p>687945783</text:p>
          </table:table-cell>
          <table:table-cell office:value-type="float" office:value="397640746" calcext:value-type="float">
            <text:p>397640746</text:p>
          </table:table-cell>
          <table:table-cell office:value-type="float" office:value="758534970" calcext:value-type="float">
            <text:p>758534970</text:p>
          </table:table-cell>
          <table:table-cell office:value-type="float" office:value="257060617" calcext:value-type="float">
            <text:p>257060617</text:p>
          </table:table-cell>
          <table:table-cell office:value-type="float" office:value="935450379" calcext:value-type="float">
            <text:p>935450379</text:p>
          </table:table-cell>
          <table:table-cell office:value-type="float" office:value="606096321" calcext:value-type="float">
            <text:p>606096321</text:p>
          </table:table-cell>
          <table:table-cell office:value-type="float" office:value="838241855" calcext:value-type="float">
            <text:p>838241855</text:p>
          </table:table-cell>
          <table:table-cell office:value-type="float" office:value="677000497" calcext:value-type="float">
            <text:p>677000497</text:p>
          </table:table-cell>
          <table:table-cell office:value-type="float" office:value="176640187" calcext:value-type="float">
            <text:p>176640187</text:p>
          </table:table-cell>
          <table:table-cell office:value-type="float" office:value="300219796" calcext:value-type="float">
            <text:p>300219796</text:p>
          </table:table-cell>
          <table:table-cell office:value-type="float" office:value="458181286" calcext:value-type="float">
            <text:p>458181286</text:p>
          </table:table-cell>
          <table:table-cell office:value-type="float" office:value="180679798" calcext:value-type="float">
            <text:p>180679798</text:p>
          </table:table-cell>
          <table:table-cell office:value-type="float" office:value="239007995" calcext:value-type="float">
            <text:p>239007995</text:p>
          </table:table-cell>
          <table:table-cell office:value-type="float" office:value="786136394" calcext:value-type="float">
            <text:p>786136394</text:p>
          </table:table-cell>
        </table:table-row>
        <table:table-row table:style-name="ro1">
          <table:table-cell office:value-type="float" office:value="767494491" calcext:value-type="float">
            <text:p>767494491</text:p>
          </table:table-cell>
          <table:table-cell office:value-type="float" office:value="495820964" calcext:value-type="float">
            <text:p>495820964</text:p>
          </table:table-cell>
          <table:table-cell office:value-type="float" office:value="977670613" calcext:value-type="float">
            <text:p>977670613</text:p>
          </table:table-cell>
          <table:table-cell office:value-type="float" office:value="843824263" calcext:value-type="float">
            <text:p>843824263</text:p>
          </table:table-cell>
          <table:table-cell office:value-type="float" office:value="632830619" calcext:value-type="float">
            <text:p>632830619</text:p>
          </table:table-cell>
          <table:table-cell office:value-type="float" office:value="738499117" calcext:value-type="float">
            <text:p>738499117</text:p>
          </table:table-cell>
          <table:table-cell office:value-type="float" office:value="576093624" calcext:value-type="float">
            <text:p>576093624</text:p>
          </table:table-cell>
          <table:table-cell office:value-type="float" office:value="827153725" calcext:value-type="float">
            <text:p>827153725</text:p>
          </table:table-cell>
          <table:table-cell office:value-type="float" office:value="242394150" calcext:value-type="float">
            <text:p>242394150</text:p>
          </table:table-cell>
          <table:table-cell office:value-type="float" office:value="147292322" calcext:value-type="float">
            <text:p>147292322</text:p>
          </table:table-cell>
          <table:table-cell office:value-type="float" office:value="428871267" calcext:value-type="float">
            <text:p>428871267</text:p>
          </table:table-cell>
          <table:table-cell office:value-type="float" office:value="263220270" calcext:value-type="float">
            <text:p>263220270</text:p>
          </table:table-cell>
          <table:table-cell office:value-type="float" office:value="181753900" calcext:value-type="float">
            <text:p>181753900</text:p>
          </table:table-cell>
          <table:table-cell office:value-type="float" office:value="598920990" calcext:value-type="float">
            <text:p>598920990</text:p>
          </table:table-cell>
          <table:table-cell office:value-type="float" office:value="685968286" calcext:value-type="float">
            <text:p>685968286</text:p>
          </table:table-cell>
          <table:table-cell office:value-type="float" office:value="523505620" calcext:value-type="float">
            <text:p>523505620</text:p>
          </table:table-cell>
          <table:table-cell office:value-type="float" office:value="345114472" calcext:value-type="float">
            <text:p>345114472</text:p>
          </table:table-cell>
          <table:table-cell office:value-type="float" office:value="262180659" calcext:value-type="float">
            <text:p>262180659</text:p>
          </table:table-cell>
          <table:table-cell office:value-type="float" office:value="785190735" calcext:value-type="float">
            <text:p>785190735</text:p>
          </table:table-cell>
          <table:table-cell office:value-type="float" office:value="393749600" calcext:value-type="float">
            <text:p>393749600</text:p>
          </table:table-cell>
          <table:table-cell office:value-type="float" office:value="640529513" calcext:value-type="float">
            <text:p>640529513</text:p>
          </table:table-cell>
          <table:table-cell office:value-type="float" office:value="505103193" calcext:value-type="float">
            <text:p>505103193</text:p>
          </table:table-cell>
          <table:table-cell office:value-type="float" office:value="849975775" calcext:value-type="float">
            <text:p>849975775</text:p>
          </table:table-cell>
          <table:table-cell office:value-type="float" office:value="440995564" calcext:value-type="float">
            <text:p>440995564</text:p>
          </table:table-cell>
          <table:table-cell office:value-type="float" office:value="660219519" calcext:value-type="float">
            <text:p>660219519</text:p>
          </table:table-cell>
          <table:table-cell office:value-type="float" office:value="651601900" calcext:value-type="float">
            <text:p>651601900</text:p>
          </table:table-cell>
          <table:table-cell office:value-type="float" office:value="845207563" calcext:value-type="float">
            <text:p>845207563</text:p>
          </table:table-cell>
          <table:table-cell office:value-type="float" office:value="126159273" calcext:value-type="float">
            <text:p>126159273</text:p>
          </table:table-cell>
          <table:table-cell office:value-type="float" office:value="231616979" calcext:value-type="float">
            <text:p>231616979</text:p>
          </table:table-cell>
          <table:table-cell office:value-type="float" office:value="799215722" calcext:value-type="float">
            <text:p>799215722</text:p>
          </table:table-cell>
          <table:table-cell office:value-type="float" office:value="953608558" calcext:value-type="float">
            <text:p>953608558</text:p>
          </table:table-cell>
          <table:table-cell office:value-type="float" office:value="116980888" calcext:value-type="float">
            <text:p>116980888</text:p>
          </table:table-cell>
        </table:table-row>
        <table:table-row table:style-name="ro1">
          <table:table-cell office:value-type="float" office:value="423848321" calcext:value-type="float">
            <text:p>423848321</text:p>
          </table:table-cell>
          <table:table-cell office:value-type="float" office:value="364755724" calcext:value-type="float">
            <text:p>364755724</text:p>
          </table:table-cell>
          <table:table-cell office:value-type="float" office:value="529584205" calcext:value-type="float">
            <text:p>529584205</text:p>
          </table:table-cell>
          <table:table-cell office:value-type="float" office:value="828401585" calcext:value-type="float">
            <text:p>828401585</text:p>
          </table:table-cell>
          <table:table-cell office:value-type="float" office:value="733895461" calcext:value-type="float">
            <text:p>733895461</text:p>
          </table:table-cell>
          <table:table-cell office:value-type="float" office:value="859844797" calcext:value-type="float">
            <text:p>859844797</text:p>
          </table:table-cell>
          <table:table-cell office:value-type="float" office:value="706447913" calcext:value-type="float">
            <text:p>706447913</text:p>
          </table:table-cell>
          <table:table-cell office:value-type="float" office:value="732318853" calcext:value-type="float">
            <text:p>732318853</text:p>
          </table:table-cell>
          <table:table-cell office:value-type="float" office:value="986564210" calcext:value-type="float">
            <text:p>986564210</text:p>
          </table:table-cell>
          <table:table-cell office:value-type="float" office:value="565739307" calcext:value-type="float">
            <text:p>565739307</text:p>
          </table:table-cell>
          <table:table-cell office:value-type="float" office:value="524412967" calcext:value-type="float">
            <text:p>524412967</text:p>
          </table:table-cell>
          <table:table-cell office:value-type="float" office:value="499522381" calcext:value-type="float">
            <text:p>499522381</text:p>
          </table:table-cell>
          <table:table-cell office:value-type="float" office:value="501171772" calcext:value-type="float">
            <text:p>501171772</text:p>
          </table:table-cell>
          <table:table-cell office:value-type="float" office:value="400385098" calcext:value-type="float">
            <text:p>400385098</text:p>
          </table:table-cell>
          <table:table-cell office:value-type="float" office:value="985248445" calcext:value-type="float">
            <text:p>985248445</text:p>
          </table:table-cell>
          <table:table-cell office:value-type="float" office:value="320820703" calcext:value-type="float">
            <text:p>320820703</text:p>
          </table:table-cell>
          <table:table-cell office:value-type="float" office:value="282510828" calcext:value-type="float">
            <text:p>282510828</text:p>
          </table:table-cell>
          <table:table-cell office:value-type="float" office:value="792251675" calcext:value-type="float">
            <text:p>792251675</text:p>
          </table:table-cell>
          <table:table-cell office:value-type="float" office:value="522103692" calcext:value-type="float">
            <text:p>522103692</text:p>
          </table:table-cell>
          <table:table-cell office:value-type="float" office:value="835027974" calcext:value-type="float">
            <text:p>835027974</text:p>
          </table:table-cell>
          <table:table-cell office:value-type="float" office:value="335568263" calcext:value-type="float">
            <text:p>335568263</text:p>
          </table:table-cell>
          <table:table-cell office:value-type="float" office:value="988973434" calcext:value-type="float">
            <text:p>988973434</text:p>
          </table:table-cell>
          <table:table-cell office:value-type="float" office:value="459785399" calcext:value-type="float">
            <text:p>459785399</text:p>
          </table:table-cell>
          <table:table-cell office:value-type="float" office:value="704930260" calcext:value-type="float">
            <text:p>704930260</text:p>
          </table:table-cell>
          <table:table-cell office:value-type="float" office:value="875268220" calcext:value-type="float">
            <text:p>875268220</text:p>
          </table:table-cell>
          <table:table-cell office:value-type="float" office:value="695879648" calcext:value-type="float">
            <text:p>695879648</text:p>
          </table:table-cell>
          <table:table-cell office:value-type="float" office:value="196176161" calcext:value-type="float">
            <text:p>196176161</text:p>
          </table:table-cell>
          <table:table-cell office:value-type="float" office:value="145593732" calcext:value-type="float">
            <text:p>145593732</text:p>
          </table:table-cell>
          <table:table-cell office:value-type="float" office:value="831725710" calcext:value-type="float">
            <text:p>831725710</text:p>
          </table:table-cell>
          <table:table-cell office:value-type="float" office:value="581659206" calcext:value-type="float">
            <text:p>581659206</text:p>
          </table:table-cell>
          <table:table-cell office:value-type="float" office:value="892246074" calcext:value-type="float">
            <text:p>892246074</text:p>
          </table:table-cell>
          <table:table-cell office:value-type="float" office:value="538712874" calcext:value-type="float">
            <text:p>538712874</text:p>
          </table:table-cell>
        </table:table-row>
        <table:table-row table:style-name="ro1">
          <table:table-cell office:value-type="float" office:value="799583845" calcext:value-type="float">
            <text:p>799583845</text:p>
          </table:table-cell>
          <table:table-cell office:value-type="float" office:value="483767895" calcext:value-type="float">
            <text:p>483767895</text:p>
          </table:table-cell>
          <table:table-cell office:value-type="float" office:value="181745179" calcext:value-type="float">
            <text:p>181745179</text:p>
          </table:table-cell>
          <table:table-cell office:value-type="float" office:value="392963006" calcext:value-type="float">
            <text:p>392963006</text:p>
          </table:table-cell>
          <table:table-cell office:value-type="float" office:value="343481498" calcext:value-type="float">
            <text:p>343481498</text:p>
          </table:table-cell>
          <table:table-cell office:value-type="float" office:value="756378200" calcext:value-type="float">
            <text:p>756378200</text:p>
          </table:table-cell>
          <table:table-cell office:value-type="float" office:value="175623674" calcext:value-type="float">
            <text:p>175623674</text:p>
          </table:table-cell>
          <table:table-cell office:value-type="float" office:value="481876875" calcext:value-type="float">
            <text:p>481876875</text:p>
          </table:table-cell>
          <table:table-cell office:value-type="float" office:value="268697195" calcext:value-type="float">
            <text:p>268697195</text:p>
          </table:table-cell>
          <table:table-cell office:value-type="float" office:value="498788901" calcext:value-type="float">
            <text:p>498788901</text:p>
          </table:table-cell>
          <table:table-cell office:value-type="float" office:value="860827740" calcext:value-type="float">
            <text:p>860827740</text:p>
          </table:table-cell>
          <table:table-cell office:value-type="float" office:value="708288619" calcext:value-type="float">
            <text:p>708288619</text:p>
          </table:table-cell>
          <table:table-cell office:value-type="float" office:value="760439639" calcext:value-type="float">
            <text:p>760439639</text:p>
          </table:table-cell>
          <table:table-cell office:value-type="float" office:value="565365548" calcext:value-type="float">
            <text:p>565365548</text:p>
          </table:table-cell>
          <table:table-cell office:value-type="float" office:value="453014798" calcext:value-type="float">
            <text:p>453014798</text:p>
          </table:table-cell>
          <table:table-cell office:value-type="float" office:value="779332678" calcext:value-type="float">
            <text:p>779332678</text:p>
          </table:table-cell>
          <table:table-cell office:value-type="float" office:value="817213240" calcext:value-type="float">
            <text:p>817213240</text:p>
          </table:table-cell>
          <table:table-cell office:value-type="float" office:value="138594788" calcext:value-type="float">
            <text:p>138594788</text:p>
          </table:table-cell>
          <table:table-cell office:value-type="float" office:value="412948691" calcext:value-type="float">
            <text:p>412948691</text:p>
          </table:table-cell>
          <table:table-cell office:value-type="float" office:value="620463517" calcext:value-type="float">
            <text:p>620463517</text:p>
          </table:table-cell>
          <table:table-cell office:value-type="float" office:value="253134789" calcext:value-type="float">
            <text:p>253134789</text:p>
          </table:table-cell>
          <table:table-cell office:value-type="float" office:value="740676503" calcext:value-type="float">
            <text:p>740676503</text:p>
          </table:table-cell>
          <table:table-cell office:value-type="float" office:value="523771938" calcext:value-type="float">
            <text:p>523771938</text:p>
          </table:table-cell>
          <table:table-cell office:value-type="float" office:value="926252857" calcext:value-type="float">
            <text:p>926252857</text:p>
          </table:table-cell>
          <table:table-cell office:value-type="float" office:value="994664002" calcext:value-type="float">
            <text:p>994664002</text:p>
          </table:table-cell>
          <table:table-cell office:value-type="float" office:value="879636264" calcext:value-type="float">
            <text:p>879636264</text:p>
          </table:table-cell>
          <table:table-cell office:value-type="float" office:value="898685953" calcext:value-type="float">
            <text:p>898685953</text:p>
          </table:table-cell>
          <table:table-cell office:value-type="float" office:value="390664677" calcext:value-type="float">
            <text:p>390664677</text:p>
          </table:table-cell>
          <table:table-cell office:value-type="float" office:value="166182925" calcext:value-type="float">
            <text:p>166182925</text:p>
          </table:table-cell>
          <table:table-cell office:value-type="float" office:value="813243667" calcext:value-type="float">
            <text:p>813243667</text:p>
          </table:table-cell>
          <table:table-cell office:value-type="float" office:value="841405902" calcext:value-type="float">
            <text:p>841405902</text:p>
          </table:table-cell>
          <table:table-cell office:value-type="float" office:value="204074937" calcext:value-type="float">
            <text:p>204074937</text:p>
          </table:table-cell>
        </table:table-row>
        <table:table-row table:style-name="ro1">
          <table:table-cell office:value-type="float" office:value="833703128" calcext:value-type="float">
            <text:p>833703128</text:p>
          </table:table-cell>
          <table:table-cell office:value-type="float" office:value="100483693" calcext:value-type="float">
            <text:p>100483693</text:p>
          </table:table-cell>
          <table:table-cell office:value-type="float" office:value="623702046" calcext:value-type="float">
            <text:p>623702046</text:p>
          </table:table-cell>
          <table:table-cell office:value-type="float" office:value="529186493" calcext:value-type="float">
            <text:p>529186493</text:p>
          </table:table-cell>
          <table:table-cell office:value-type="float" office:value="194319058" calcext:value-type="float">
            <text:p>194319058</text:p>
          </table:table-cell>
          <table:table-cell office:value-type="float" office:value="648253990" calcext:value-type="float">
            <text:p>648253990</text:p>
          </table:table-cell>
          <table:table-cell office:value-type="float" office:value="148306722" calcext:value-type="float">
            <text:p>148306722</text:p>
          </table:table-cell>
          <table:table-cell office:value-type="float" office:value="623016621" calcext:value-type="float">
            <text:p>623016621</text:p>
          </table:table-cell>
          <table:table-cell office:value-type="float" office:value="578642348" calcext:value-type="float">
            <text:p>578642348</text:p>
          </table:table-cell>
          <table:table-cell office:value-type="float" office:value="748902193" calcext:value-type="float">
            <text:p>748902193</text:p>
          </table:table-cell>
          <table:table-cell office:value-type="float" office:value="942808555" calcext:value-type="float">
            <text:p>942808555</text:p>
          </table:table-cell>
          <table:table-cell office:value-type="float" office:value="760720274" calcext:value-type="float">
            <text:p>760720274</text:p>
          </table:table-cell>
          <table:table-cell office:value-type="float" office:value="369061640" calcext:value-type="float">
            <text:p>369061640</text:p>
          </table:table-cell>
          <table:table-cell office:value-type="float" office:value="976569126" calcext:value-type="float">
            <text:p>976569126</text:p>
          </table:table-cell>
          <table:table-cell office:value-type="float" office:value="292906863" calcext:value-type="float">
            <text:p>292906863</text:p>
          </table:table-cell>
          <table:table-cell office:value-type="float" office:value="303738404" calcext:value-type="float">
            <text:p>303738404</text:p>
          </table:table-cell>
          <table:table-cell office:value-type="float" office:value="670507778" calcext:value-type="float">
            <text:p>670507778</text:p>
          </table:table-cell>
          <table:table-cell office:value-type="float" office:value="302347674" calcext:value-type="float">
            <text:p>302347674</text:p>
          </table:table-cell>
          <table:table-cell office:value-type="float" office:value="653400523" calcext:value-type="float">
            <text:p>653400523</text:p>
          </table:table-cell>
          <table:table-cell office:value-type="float" office:value="285550460" calcext:value-type="float">
            <text:p>285550460</text:p>
          </table:table-cell>
          <table:table-cell office:value-type="float" office:value="767154351" calcext:value-type="float">
            <text:p>767154351</text:p>
          </table:table-cell>
          <table:table-cell office:value-type="float" office:value="152316890" calcext:value-type="float">
            <text:p>152316890</text:p>
          </table:table-cell>
          <table:table-cell office:value-type="float" office:value="264743045" calcext:value-type="float">
            <text:p>264743045</text:p>
          </table:table-cell>
          <table:table-cell office:value-type="float" office:value="432683012" calcext:value-type="float">
            <text:p>432683012</text:p>
          </table:table-cell>
          <table:table-cell office:value-type="float" office:value="599151981" calcext:value-type="float">
            <text:p>599151981</text:p>
          </table:table-cell>
          <table:table-cell office:value-type="float" office:value="308825982" calcext:value-type="float">
            <text:p>308825982</text:p>
          </table:table-cell>
          <table:table-cell office:value-type="float" office:value="543642210" calcext:value-type="float">
            <text:p>543642210</text:p>
          </table:table-cell>
          <table:table-cell office:value-type="float" office:value="124706040" calcext:value-type="float">
            <text:p>124706040</text:p>
          </table:table-cell>
          <table:table-cell office:value-type="float" office:value="893761659" calcext:value-type="float">
            <text:p>893761659</text:p>
          </table:table-cell>
          <table:table-cell office:value-type="float" office:value="410884765" calcext:value-type="float">
            <text:p>410884765</text:p>
          </table:table-cell>
          <table:table-cell office:value-type="float" office:value="608846109" calcext:value-type="float">
            <text:p>608846109</text:p>
          </table:table-cell>
          <table:table-cell office:value-type="float" office:value="664882999" calcext:value-type="float">
            <text:p>664882999</text:p>
          </table:table-cell>
        </table:table-row>
        <table:table-row table:style-name="ro1">
          <table:table-cell office:value-type="float" office:value="991447520" calcext:value-type="float">
            <text:p>991447520</text:p>
          </table:table-cell>
          <table:table-cell office:value-type="float" office:value="169317510" calcext:value-type="float">
            <text:p>169317510</text:p>
          </table:table-cell>
          <table:table-cell office:value-type="float" office:value="832249405" calcext:value-type="float">
            <text:p>832249405</text:p>
          </table:table-cell>
          <table:table-cell office:value-type="float" office:value="319599721" calcext:value-type="float">
            <text:p>319599721</text:p>
          </table:table-cell>
          <table:table-cell office:value-type="float" office:value="716854064" calcext:value-type="float">
            <text:p>716854064</text:p>
          </table:table-cell>
          <table:table-cell office:value-type="float" office:value="154271086" calcext:value-type="float">
            <text:p>154271086</text:p>
          </table:table-cell>
          <table:table-cell office:value-type="float" office:value="433266354" calcext:value-type="float">
            <text:p>433266354</text:p>
          </table:table-cell>
          <table:table-cell office:value-type="float" office:value="543446787" calcext:value-type="float">
            <text:p>543446787</text:p>
          </table:table-cell>
          <table:table-cell office:value-type="float" office:value="272063859" calcext:value-type="float">
            <text:p>272063859</text:p>
          </table:table-cell>
          <table:table-cell office:value-type="float" office:value="907695647" calcext:value-type="float">
            <text:p>907695647</text:p>
          </table:table-cell>
          <table:table-cell office:value-type="float" office:value="293975246" calcext:value-type="float">
            <text:p>293975246</text:p>
          </table:table-cell>
          <table:table-cell office:value-type="float" office:value="991245861" calcext:value-type="float">
            <text:p>991245861</text:p>
          </table:table-cell>
          <table:table-cell office:value-type="float" office:value="941151398" calcext:value-type="float">
            <text:p>941151398</text:p>
          </table:table-cell>
          <table:table-cell office:value-type="float" office:value="570409851" calcext:value-type="float">
            <text:p>570409851</text:p>
          </table:table-cell>
          <table:table-cell office:value-type="float" office:value="828149052" calcext:value-type="float">
            <text:p>828149052</text:p>
          </table:table-cell>
          <table:table-cell office:value-type="float" office:value="634431566" calcext:value-type="float">
            <text:p>634431566</text:p>
          </table:table-cell>
          <table:table-cell office:value-type="float" office:value="222800658" calcext:value-type="float">
            <text:p>222800658</text:p>
          </table:table-cell>
          <table:table-cell office:value-type="float" office:value="500841056" calcext:value-type="float">
            <text:p>500841056</text:p>
          </table:table-cell>
          <table:table-cell office:value-type="float" office:value="534043834" calcext:value-type="float">
            <text:p>534043834</text:p>
          </table:table-cell>
          <table:table-cell office:value-type="float" office:value="173484341" calcext:value-type="float">
            <text:p>173484341</text:p>
          </table:table-cell>
          <table:table-cell office:value-type="float" office:value="253173434" calcext:value-type="float">
            <text:p>253173434</text:p>
          </table:table-cell>
          <table:table-cell office:value-type="float" office:value="395917966" calcext:value-type="float">
            <text:p>395917966</text:p>
          </table:table-cell>
          <table:table-cell office:value-type="float" office:value="605489946" calcext:value-type="float">
            <text:p>605489946</text:p>
          </table:table-cell>
          <table:table-cell office:value-type="float" office:value="971661643" calcext:value-type="float">
            <text:p>971661643</text:p>
          </table:table-cell>
          <table:table-cell office:value-type="float" office:value="842856558" calcext:value-type="float">
            <text:p>842856558</text:p>
          </table:table-cell>
          <table:table-cell office:value-type="float" office:value="317920377" calcext:value-type="float">
            <text:p>317920377</text:p>
          </table:table-cell>
          <table:table-cell office:value-type="float" office:value="449775475" calcext:value-type="float">
            <text:p>449775475</text:p>
          </table:table-cell>
          <table:table-cell office:value-type="float" office:value="298361213" calcext:value-type="float">
            <text:p>298361213</text:p>
          </table:table-cell>
          <table:table-cell office:value-type="float" office:value="131155794" calcext:value-type="float">
            <text:p>131155794</text:p>
          </table:table-cell>
          <table:table-cell office:value-type="float" office:value="249625500" calcext:value-type="float">
            <text:p>249625500</text:p>
          </table:table-cell>
          <table:table-cell office:value-type="float" office:value="455141865" calcext:value-type="float">
            <text:p>455141865</text:p>
          </table:table-cell>
          <table:table-cell office:value-type="float" office:value="398575708" calcext:value-type="float">
            <text:p>398575708</text:p>
          </table:table-cell>
        </table:table-row>
        <table:table-row table:style-name="ro1">
          <table:table-cell office:value-type="float" office:value="201715352" calcext:value-type="float">
            <text:p>201715352</text:p>
          </table:table-cell>
          <table:table-cell office:value-type="float" office:value="339598631" calcext:value-type="float">
            <text:p>339598631</text:p>
          </table:table-cell>
          <table:table-cell office:value-type="float" office:value="409928948" calcext:value-type="float">
            <text:p>409928948</text:p>
          </table:table-cell>
          <table:table-cell office:value-type="float" office:value="561441034" calcext:value-type="float">
            <text:p>561441034</text:p>
          </table:table-cell>
          <table:table-cell office:value-type="float" office:value="833882585" calcext:value-type="float">
            <text:p>833882585</text:p>
          </table:table-cell>
          <table:table-cell office:value-type="float" office:value="740727427" calcext:value-type="float">
            <text:p>740727427</text:p>
          </table:table-cell>
          <table:table-cell office:value-type="float" office:value="921929316" calcext:value-type="float">
            <text:p>921929316</text:p>
          </table:table-cell>
          <table:table-cell office:value-type="float" office:value="476390611" calcext:value-type="float">
            <text:p>476390611</text:p>
          </table:table-cell>
          <table:table-cell office:value-type="float" office:value="439188981" calcext:value-type="float">
            <text:p>439188981</text:p>
          </table:table-cell>
          <table:table-cell office:value-type="float" office:value="997857823" calcext:value-type="float">
            <text:p>997857823</text:p>
          </table:table-cell>
          <table:table-cell office:value-type="float" office:value="572090225" calcext:value-type="float">
            <text:p>572090225</text:p>
          </table:table-cell>
          <table:table-cell office:value-type="float" office:value="880329890" calcext:value-type="float">
            <text:p>880329890</text:p>
          </table:table-cell>
          <table:table-cell office:value-type="float" office:value="288320573" calcext:value-type="float">
            <text:p>288320573</text:p>
          </table:table-cell>
          <table:table-cell office:value-type="float" office:value="361577330" calcext:value-type="float">
            <text:p>361577330</text:p>
          </table:table-cell>
          <table:table-cell office:value-type="float" office:value="849673486" calcext:value-type="float">
            <text:p>849673486</text:p>
          </table:table-cell>
          <table:table-cell office:value-type="float" office:value="235389078" calcext:value-type="float">
            <text:p>235389078</text:p>
          </table:table-cell>
          <table:table-cell office:value-type="float" office:value="360297386" calcext:value-type="float">
            <text:p>360297386</text:p>
          </table:table-cell>
          <table:table-cell office:value-type="float" office:value="390484214" calcext:value-type="float">
            <text:p>390484214</text:p>
          </table:table-cell>
          <table:table-cell office:value-type="float" office:value="716240552" calcext:value-type="float">
            <text:p>716240552</text:p>
          </table:table-cell>
          <table:table-cell office:value-type="float" office:value="531261302" calcext:value-type="float">
            <text:p>531261302</text:p>
          </table:table-cell>
          <table:table-cell office:value-type="float" office:value="417944735" calcext:value-type="float">
            <text:p>417944735</text:p>
          </table:table-cell>
          <table:table-cell office:value-type="float" office:value="297170569" calcext:value-type="float">
            <text:p>297170569</text:p>
          </table:table-cell>
          <table:table-cell office:value-type="float" office:value="186325965" calcext:value-type="float">
            <text:p>186325965</text:p>
          </table:table-cell>
          <table:table-cell office:value-type="float" office:value="983719236" calcext:value-type="float">
            <text:p>983719236</text:p>
          </table:table-cell>
          <table:table-cell office:value-type="float" office:value="564831370" calcext:value-type="float">
            <text:p>564831370</text:p>
          </table:table-cell>
          <table:table-cell office:value-type="float" office:value="658024955" calcext:value-type="float">
            <text:p>658024955</text:p>
          </table:table-cell>
          <table:table-cell office:value-type="float" office:value="641437961" calcext:value-type="float">
            <text:p>641437961</text:p>
          </table:table-cell>
          <table:table-cell office:value-type="float" office:value="837273924" calcext:value-type="float">
            <text:p>837273924</text:p>
          </table:table-cell>
          <table:table-cell office:value-type="float" office:value="779729468" calcext:value-type="float">
            <text:p>779729468</text:p>
          </table:table-cell>
          <table:table-cell office:value-type="float" office:value="618285929" calcext:value-type="float">
            <text:p>618285929</text:p>
          </table:table-cell>
          <table:table-cell office:value-type="float" office:value="993139363" calcext:value-type="float">
            <text:p>993139363</text:p>
          </table:table-cell>
          <table:table-cell office:value-type="float" office:value="414042734" calcext:value-type="float">
            <text:p>414042734</text:p>
          </table:table-cell>
        </table:table-row>
        <table:table-row table:style-name="ro1">
          <table:table-cell office:value-type="float" office:value="937145841" calcext:value-type="float">
            <text:p>937145841</text:p>
          </table:table-cell>
          <table:table-cell office:value-type="float" office:value="982686991" calcext:value-type="float">
            <text:p>982686991</text:p>
          </table:table-cell>
          <table:table-cell office:value-type="float" office:value="252433870" calcext:value-type="float">
            <text:p>252433870</text:p>
          </table:table-cell>
          <table:table-cell office:value-type="float" office:value="789243460" calcext:value-type="float">
            <text:p>789243460</text:p>
          </table:table-cell>
          <table:table-cell office:value-type="float" office:value="220589194" calcext:value-type="float">
            <text:p>220589194</text:p>
          </table:table-cell>
          <table:table-cell office:value-type="float" office:value="172805080" calcext:value-type="float">
            <text:p>172805080</text:p>
          </table:table-cell>
          <table:table-cell office:value-type="float" office:value="107854243" calcext:value-type="float">
            <text:p>107854243</text:p>
          </table:table-cell>
          <table:table-cell office:value-type="float" office:value="975008665" calcext:value-type="float">
            <text:p>975008665</text:p>
          </table:table-cell>
          <table:table-cell office:value-type="float" office:value="565551672" calcext:value-type="float">
            <text:p>565551672</text:p>
          </table:table-cell>
          <table:table-cell office:value-type="float" office:value="872073892" calcext:value-type="float">
            <text:p>872073892</text:p>
          </table:table-cell>
          <table:table-cell office:value-type="float" office:value="763393720" calcext:value-type="float">
            <text:p>763393720</text:p>
          </table:table-cell>
          <table:table-cell office:value-type="float" office:value="568890580" calcext:value-type="float">
            <text:p>568890580</text:p>
          </table:table-cell>
          <table:table-cell office:value-type="float" office:value="885063714" calcext:value-type="float">
            <text:p>885063714</text:p>
          </table:table-cell>
          <table:table-cell office:value-type="float" office:value="325049305" calcext:value-type="float">
            <text:p>325049305</text:p>
          </table:table-cell>
          <table:table-cell office:value-type="float" office:value="552461422" calcext:value-type="float">
            <text:p>552461422</text:p>
          </table:table-cell>
          <table:table-cell office:value-type="float" office:value="505694210" calcext:value-type="float">
            <text:p>505694210</text:p>
          </table:table-cell>
          <table:table-cell office:value-type="float" office:value="334884993" calcext:value-type="float">
            <text:p>334884993</text:p>
          </table:table-cell>
          <table:table-cell office:value-type="float" office:value="745441451" calcext:value-type="float">
            <text:p>745441451</text:p>
          </table:table-cell>
          <table:table-cell office:value-type="float" office:value="932015228" calcext:value-type="float">
            <text:p>932015228</text:p>
          </table:table-cell>
          <table:table-cell office:value-type="float" office:value="260246733" calcext:value-type="float">
            <text:p>260246733</text:p>
          </table:table-cell>
          <table:table-cell office:value-type="float" office:value="367625025" calcext:value-type="float">
            <text:p>367625025</text:p>
          </table:table-cell>
          <table:table-cell office:value-type="float" office:value="254600470" calcext:value-type="float">
            <text:p>254600470</text:p>
          </table:table-cell>
          <table:table-cell office:value-type="float" office:value="264234987" calcext:value-type="float">
            <text:p>264234987</text:p>
          </table:table-cell>
          <table:table-cell office:value-type="float" office:value="643422309" calcext:value-type="float">
            <text:p>643422309</text:p>
          </table:table-cell>
          <table:table-cell office:value-type="float" office:value="815257757" calcext:value-type="float">
            <text:p>815257757</text:p>
          </table:table-cell>
          <table:table-cell office:value-type="float" office:value="714370002" calcext:value-type="float">
            <text:p>714370002</text:p>
          </table:table-cell>
          <table:table-cell office:value-type="float" office:value="398644910" calcext:value-type="float">
            <text:p>398644910</text:p>
          </table:table-cell>
          <table:table-cell office:value-type="float" office:value="944861496" calcext:value-type="float">
            <text:p>944861496</text:p>
          </table:table-cell>
          <table:table-cell office:value-type="float" office:value="421100902" calcext:value-type="float">
            <text:p>421100902</text:p>
          </table:table-cell>
          <table:table-cell office:value-type="float" office:value="306958019" calcext:value-type="float">
            <text:p>306958019</text:p>
          </table:table-cell>
          <table:table-cell office:value-type="float" office:value="608327026" calcext:value-type="float">
            <text:p>608327026</text:p>
          </table:table-cell>
          <table:table-cell office:value-type="float" office:value="950073244" calcext:value-type="float">
            <text:p>950073244</text:p>
          </table:table-cell>
        </table:table-row>
        <table:table-row table:style-name="ro1">
          <table:table-cell office:value-type="float" office:value="559139996" calcext:value-type="float">
            <text:p>559139996</text:p>
          </table:table-cell>
          <table:table-cell office:value-type="float" office:value="948657556" calcext:value-type="float">
            <text:p>948657556</text:p>
          </table:table-cell>
          <table:table-cell office:value-type="float" office:value="538180232" calcext:value-type="float">
            <text:p>538180232</text:p>
          </table:table-cell>
          <table:table-cell office:value-type="float" office:value="988294066" calcext:value-type="float">
            <text:p>988294066</text:p>
          </table:table-cell>
          <table:table-cell office:value-type="float" office:value="702245317" calcext:value-type="float">
            <text:p>702245317</text:p>
          </table:table-cell>
          <table:table-cell office:value-type="float" office:value="571650254" calcext:value-type="float">
            <text:p>571650254</text:p>
          </table:table-cell>
          <table:table-cell office:value-type="float" office:value="214049630" calcext:value-type="float">
            <text:p>214049630</text:p>
          </table:table-cell>
          <table:table-cell office:value-type="float" office:value="755184431" calcext:value-type="float">
            <text:p>755184431</text:p>
          </table:table-cell>
          <table:table-cell office:value-type="float" office:value="540637478" calcext:value-type="float">
            <text:p>540637478</text:p>
          </table:table-cell>
          <table:table-cell office:value-type="float" office:value="880707941" calcext:value-type="float">
            <text:p>880707941</text:p>
          </table:table-cell>
          <table:table-cell office:value-type="float" office:value="743235340" calcext:value-type="float">
            <text:p>743235340</text:p>
          </table:table-cell>
          <table:table-cell office:value-type="float" office:value="968235208" calcext:value-type="float">
            <text:p>968235208</text:p>
          </table:table-cell>
          <table:table-cell office:value-type="float" office:value="191490786" calcext:value-type="float">
            <text:p>191490786</text:p>
          </table:table-cell>
          <table:table-cell office:value-type="float" office:value="614043803" calcext:value-type="float">
            <text:p>614043803</text:p>
          </table:table-cell>
          <table:table-cell office:value-type="float" office:value="270338283" calcext:value-type="float">
            <text:p>270338283</text:p>
          </table:table-cell>
          <table:table-cell office:value-type="float" office:value="597048085" calcext:value-type="float">
            <text:p>597048085</text:p>
          </table:table-cell>
          <table:table-cell office:value-type="float" office:value="659522611" calcext:value-type="float">
            <text:p>659522611</text:p>
          </table:table-cell>
          <table:table-cell office:value-type="float" office:value="431687976" calcext:value-type="float">
            <text:p>431687976</text:p>
          </table:table-cell>
          <table:table-cell office:value-type="float" office:value="337713954" calcext:value-type="float">
            <text:p>337713954</text:p>
          </table:table-cell>
          <table:table-cell office:value-type="float" office:value="381138422" calcext:value-type="float">
            <text:p>381138422</text:p>
          </table:table-cell>
          <table:table-cell office:value-type="float" office:value="412827975" calcext:value-type="float">
            <text:p>412827975</text:p>
          </table:table-cell>
          <table:table-cell office:value-type="float" office:value="346405257" calcext:value-type="float">
            <text:p>346405257</text:p>
          </table:table-cell>
          <table:table-cell office:value-type="float" office:value="781044676" calcext:value-type="float">
            <text:p>781044676</text:p>
          </table:table-cell>
          <table:table-cell office:value-type="float" office:value="966617013" calcext:value-type="float">
            <text:p>966617013</text:p>
          </table:table-cell>
          <table:table-cell office:value-type="float" office:value="344679292" calcext:value-type="float">
            <text:p>344679292</text:p>
          </table:table-cell>
          <table:table-cell office:value-type="float" office:value="335093903" calcext:value-type="float">
            <text:p>335093903</text:p>
          </table:table-cell>
          <table:table-cell office:value-type="float" office:value="878728264" calcext:value-type="float">
            <text:p>878728264</text:p>
          </table:table-cell>
          <table:table-cell office:value-type="float" office:value="877614914" calcext:value-type="float">
            <text:p>877614914</text:p>
          </table:table-cell>
          <table:table-cell office:value-type="float" office:value="194652932" calcext:value-type="float">
            <text:p>194652932</text:p>
          </table:table-cell>
          <table:table-cell office:value-type="float" office:value="407706509" calcext:value-type="float">
            <text:p>407706509</text:p>
          </table:table-cell>
          <table:table-cell office:value-type="float" office:value="548577178" calcext:value-type="float">
            <text:p>548577178</text:p>
          </table:table-cell>
          <table:table-cell office:value-type="float" office:value="180233741" calcext:value-type="float">
            <text:p>180233741</text:p>
          </table:table-cell>
        </table:table-row>
        <table:table-row table:style-name="ro1">
          <table:table-cell office:value-type="float" office:value="874260974" calcext:value-type="float">
            <text:p>874260974</text:p>
          </table:table-cell>
          <table:table-cell office:value-type="float" office:value="517418962" calcext:value-type="float">
            <text:p>517418962</text:p>
          </table:table-cell>
          <table:table-cell office:value-type="float" office:value="537635831" calcext:value-type="float">
            <text:p>537635831</text:p>
          </table:table-cell>
          <table:table-cell office:value-type="float" office:value="243966095" calcext:value-type="float">
            <text:p>243966095</text:p>
          </table:table-cell>
          <table:table-cell office:value-type="float" office:value="214872842" calcext:value-type="float">
            <text:p>214872842</text:p>
          </table:table-cell>
          <table:table-cell office:value-type="float" office:value="234449047" calcext:value-type="float">
            <text:p>234449047</text:p>
          </table:table-cell>
          <table:table-cell office:value-type="float" office:value="962941026" calcext:value-type="float">
            <text:p>962941026</text:p>
          </table:table-cell>
          <table:table-cell office:value-type="float" office:value="380796404" calcext:value-type="float">
            <text:p>380796404</text:p>
          </table:table-cell>
          <table:table-cell office:value-type="float" office:value="706659625" calcext:value-type="float">
            <text:p>706659625</text:p>
          </table:table-cell>
          <table:table-cell office:value-type="float" office:value="540448228" calcext:value-type="float">
            <text:p>540448228</text:p>
          </table:table-cell>
          <table:table-cell office:value-type="float" office:value="406092713" calcext:value-type="float">
            <text:p>406092713</text:p>
          </table:table-cell>
          <table:table-cell office:value-type="float" office:value="408628469" calcext:value-type="float">
            <text:p>408628469</text:p>
          </table:table-cell>
          <table:table-cell office:value-type="float" office:value="833922346" calcext:value-type="float">
            <text:p>833922346</text:p>
          </table:table-cell>
          <table:table-cell office:value-type="float" office:value="666461961" calcext:value-type="float">
            <text:p>666461961</text:p>
          </table:table-cell>
          <table:table-cell office:value-type="float" office:value="495508638" calcext:value-type="float">
            <text:p>495508638</text:p>
          </table:table-cell>
          <table:table-cell office:value-type="float" office:value="178036405" calcext:value-type="float">
            <text:p>178036405</text:p>
          </table:table-cell>
          <table:table-cell office:value-type="float" office:value="488665879" calcext:value-type="float">
            <text:p>488665879</text:p>
          </table:table-cell>
          <table:table-cell office:value-type="float" office:value="867954295" calcext:value-type="float">
            <text:p>867954295</text:p>
          </table:table-cell>
          <table:table-cell office:value-type="float" office:value="520664546" calcext:value-type="float">
            <text:p>520664546</text:p>
          </table:table-cell>
          <table:table-cell office:value-type="float" office:value="584806297" calcext:value-type="float">
            <text:p>584806297</text:p>
          </table:table-cell>
          <table:table-cell office:value-type="float" office:value="894307187" calcext:value-type="float">
            <text:p>894307187</text:p>
          </table:table-cell>
          <table:table-cell office:value-type="float" office:value="262993047" calcext:value-type="float">
            <text:p>262993047</text:p>
          </table:table-cell>
          <table:table-cell office:value-type="float" office:value="943048527" calcext:value-type="float">
            <text:p>943048527</text:p>
          </table:table-cell>
          <table:table-cell office:value-type="float" office:value="386855977" calcext:value-type="float">
            <text:p>386855977</text:p>
          </table:table-cell>
          <table:table-cell office:value-type="float" office:value="997723410" calcext:value-type="float">
            <text:p>997723410</text:p>
          </table:table-cell>
          <table:table-cell office:value-type="float" office:value="538336845" calcext:value-type="float">
            <text:p>538336845</text:p>
          </table:table-cell>
          <table:table-cell office:value-type="float" office:value="140890403" calcext:value-type="float">
            <text:p>140890403</text:p>
          </table:table-cell>
          <table:table-cell office:value-type="float" office:value="944774928" calcext:value-type="float">
            <text:p>944774928</text:p>
          </table:table-cell>
          <table:table-cell office:value-type="float" office:value="104229186" calcext:value-type="float">
            <text:p>104229186</text:p>
          </table:table-cell>
          <table:table-cell office:value-type="float" office:value="653060561" calcext:value-type="float">
            <text:p>653060561</text:p>
          </table:table-cell>
          <table:table-cell office:value-type="float" office:value="290028954" calcext:value-type="float">
            <text:p>290028954</text:p>
          </table:table-cell>
          <table:table-cell office:value-type="float" office:value="728055677" calcext:value-type="float">
            <text:p>728055677</text:p>
          </table:table-cell>
        </table:table-row>
        <table:table-row table:style-name="ro1">
          <table:table-cell office:value-type="float" office:value="966083544" calcext:value-type="float">
            <text:p>966083544</text:p>
          </table:table-cell>
          <table:table-cell office:value-type="float" office:value="892467940" calcext:value-type="float">
            <text:p>892467940</text:p>
          </table:table-cell>
          <table:table-cell office:value-type="float" office:value="589202759" calcext:value-type="float">
            <text:p>589202759</text:p>
          </table:table-cell>
          <table:table-cell office:value-type="float" office:value="916803036" calcext:value-type="float">
            <text:p>916803036</text:p>
          </table:table-cell>
          <table:table-cell office:value-type="float" office:value="111171386" calcext:value-type="float">
            <text:p>111171386</text:p>
          </table:table-cell>
          <table:table-cell office:value-type="float" office:value="986794177" calcext:value-type="float">
            <text:p>986794177</text:p>
          </table:table-cell>
          <table:table-cell office:value-type="float" office:value="915568332" calcext:value-type="float">
            <text:p>915568332</text:p>
          </table:table-cell>
          <table:table-cell office:value-type="float" office:value="504469288" calcext:value-type="float">
            <text:p>504469288</text:p>
          </table:table-cell>
          <table:table-cell office:value-type="float" office:value="524640376" calcext:value-type="float">
            <text:p>524640376</text:p>
          </table:table-cell>
          <table:table-cell office:value-type="float" office:value="381384000" calcext:value-type="float">
            <text:p>381384000</text:p>
          </table:table-cell>
          <table:table-cell office:value-type="float" office:value="966790938" calcext:value-type="float">
            <text:p>966790938</text:p>
          </table:table-cell>
          <table:table-cell office:value-type="float" office:value="413593970" calcext:value-type="float">
            <text:p>413593970</text:p>
          </table:table-cell>
          <table:table-cell office:value-type="float" office:value="427169703" calcext:value-type="float">
            <text:p>427169703</text:p>
          </table:table-cell>
          <table:table-cell office:value-type="float" office:value="539199011" calcext:value-type="float">
            <text:p>539199011</text:p>
          </table:table-cell>
          <table:table-cell office:value-type="float" office:value="153257581" calcext:value-type="float">
            <text:p>153257581</text:p>
          </table:table-cell>
          <table:table-cell office:value-type="float" office:value="168432012" calcext:value-type="float">
            <text:p>168432012</text:p>
          </table:table-cell>
          <table:table-cell office:value-type="float" office:value="103736965" calcext:value-type="float">
            <text:p>103736965</text:p>
          </table:table-cell>
          <table:table-cell office:value-type="float" office:value="583764542" calcext:value-type="float">
            <text:p>583764542</text:p>
          </table:table-cell>
          <table:table-cell office:value-type="float" office:value="508886268" calcext:value-type="float">
            <text:p>508886268</text:p>
          </table:table-cell>
          <table:table-cell office:value-type="float" office:value="543372384" calcext:value-type="float">
            <text:p>543372384</text:p>
          </table:table-cell>
          <table:table-cell office:value-type="float" office:value="859714297" calcext:value-type="float">
            <text:p>859714297</text:p>
          </table:table-cell>
          <table:table-cell office:value-type="float" office:value="855180500" calcext:value-type="float">
            <text:p>855180500</text:p>
          </table:table-cell>
          <table:table-cell office:value-type="float" office:value="443488094" calcext:value-type="float">
            <text:p>443488094</text:p>
          </table:table-cell>
          <table:table-cell office:value-type="float" office:value="680574008" calcext:value-type="float">
            <text:p>680574008</text:p>
          </table:table-cell>
          <table:table-cell office:value-type="float" office:value="210917470" calcext:value-type="float">
            <text:p>210917470</text:p>
          </table:table-cell>
          <table:table-cell office:value-type="float" office:value="541248521" calcext:value-type="float">
            <text:p>541248521</text:p>
          </table:table-cell>
          <table:table-cell office:value-type="float" office:value="880755504" calcext:value-type="float">
            <text:p>880755504</text:p>
          </table:table-cell>
          <table:table-cell office:value-type="float" office:value="475808565" calcext:value-type="float">
            <text:p>475808565</text:p>
          </table:table-cell>
          <table:table-cell office:value-type="float" office:value="386358203" calcext:value-type="float">
            <text:p>386358203</text:p>
          </table:table-cell>
          <table:table-cell office:value-type="float" office:value="185665036" calcext:value-type="float">
            <text:p>185665036</text:p>
          </table:table-cell>
          <table:table-cell office:value-type="float" office:value="668300256" calcext:value-type="float">
            <text:p>668300256</text:p>
          </table:table-cell>
          <table:table-cell office:value-type="float" office:value="501823056" calcext:value-type="float">
            <text:p>501823056</text:p>
          </table:table-cell>
        </table:table-row>
        <table:table-row table:style-name="ro1">
          <table:table-cell office:value-type="float" office:value="413243565" calcext:value-type="float">
            <text:p>413243565</text:p>
          </table:table-cell>
          <table:table-cell office:value-type="float" office:value="679203155" calcext:value-type="float">
            <text:p>679203155</text:p>
          </table:table-cell>
          <table:table-cell office:value-type="float" office:value="427208002" calcext:value-type="float">
            <text:p>427208002</text:p>
          </table:table-cell>
          <table:table-cell office:value-type="float" office:value="740528664" calcext:value-type="float">
            <text:p>740528664</text:p>
          </table:table-cell>
          <table:table-cell office:value-type="float" office:value="407604683" calcext:value-type="float">
            <text:p>407604683</text:p>
          </table:table-cell>
          <table:table-cell office:value-type="float" office:value="347580089" calcext:value-type="float">
            <text:p>347580089</text:p>
          </table:table-cell>
          <table:table-cell office:value-type="float" office:value="257055603" calcext:value-type="float">
            <text:p>257055603</text:p>
          </table:table-cell>
          <table:table-cell office:value-type="float" office:value="200301704" calcext:value-type="float">
            <text:p>200301704</text:p>
          </table:table-cell>
          <table:table-cell office:value-type="float" office:value="314524510" calcext:value-type="float">
            <text:p>314524510</text:p>
          </table:table-cell>
          <table:table-cell office:value-type="float" office:value="623088974" calcext:value-type="float">
            <text:p>623088974</text:p>
          </table:table-cell>
          <table:table-cell office:value-type="float" office:value="635413762" calcext:value-type="float">
            <text:p>635413762</text:p>
          </table:table-cell>
          <table:table-cell office:value-type="float" office:value="851525770" calcext:value-type="float">
            <text:p>851525770</text:p>
          </table:table-cell>
          <table:table-cell office:value-type="float" office:value="197579038" calcext:value-type="float">
            <text:p>197579038</text:p>
          </table:table-cell>
          <table:table-cell office:value-type="float" office:value="390994169" calcext:value-type="float">
            <text:p>390994169</text:p>
          </table:table-cell>
          <table:table-cell office:value-type="float" office:value="226941188" calcext:value-type="float">
            <text:p>226941188</text:p>
          </table:table-cell>
          <table:table-cell office:value-type="float" office:value="690466068" calcext:value-type="float">
            <text:p>690466068</text:p>
          </table:table-cell>
          <table:table-cell office:value-type="float" office:value="690973998" calcext:value-type="float">
            <text:p>690973998</text:p>
          </table:table-cell>
          <table:table-cell office:value-type="float" office:value="740863498" calcext:value-type="float">
            <text:p>740863498</text:p>
          </table:table-cell>
          <table:table-cell office:value-type="float" office:value="254096313" calcext:value-type="float">
            <text:p>254096313</text:p>
          </table:table-cell>
          <table:table-cell office:value-type="float" office:value="414689211" calcext:value-type="float">
            <text:p>414689211</text:p>
          </table:table-cell>
          <table:table-cell office:value-type="float" office:value="152879029" calcext:value-type="float">
            <text:p>152879029</text:p>
          </table:table-cell>
          <table:table-cell office:value-type="float" office:value="459702425" calcext:value-type="float">
            <text:p>459702425</text:p>
          </table:table-cell>
          <table:table-cell office:value-type="float" office:value="333520032" calcext:value-type="float">
            <text:p>333520032</text:p>
          </table:table-cell>
          <table:table-cell office:value-type="float" office:value="856286176" calcext:value-type="float">
            <text:p>856286176</text:p>
          </table:table-cell>
          <table:table-cell office:value-type="float" office:value="890745856" calcext:value-type="float">
            <text:p>890745856</text:p>
          </table:table-cell>
          <table:table-cell office:value-type="float" office:value="128886534" calcext:value-type="float">
            <text:p>128886534</text:p>
          </table:table-cell>
          <table:table-cell office:value-type="float" office:value="960988778" calcext:value-type="float">
            <text:p>960988778</text:p>
          </table:table-cell>
          <table:table-cell office:value-type="float" office:value="788345228" calcext:value-type="float">
            <text:p>788345228</text:p>
          </table:table-cell>
          <table:table-cell office:value-type="float" office:value="141462422" calcext:value-type="float">
            <text:p>141462422</text:p>
          </table:table-cell>
          <table:table-cell office:value-type="float" office:value="410649067" calcext:value-type="float">
            <text:p>410649067</text:p>
          </table:table-cell>
          <table:table-cell office:value-type="float" office:value="528393938" calcext:value-type="float">
            <text:p>528393938</text:p>
          </table:table-cell>
          <table:table-cell office:value-type="float" office:value="336672827" calcext:value-type="float">
            <text:p>336672827</text:p>
          </table:table-cell>
        </table:table-row>
        <table:table-row table:style-name="ro1">
          <table:table-cell office:value-type="float" office:value="570555657" calcext:value-type="float">
            <text:p>570555657</text:p>
          </table:table-cell>
          <table:table-cell office:value-type="float" office:value="499465271" calcext:value-type="float">
            <text:p>499465271</text:p>
          </table:table-cell>
          <table:table-cell office:value-type="float" office:value="803733784" calcext:value-type="float">
            <text:p>803733784</text:p>
          </table:table-cell>
          <table:table-cell office:value-type="float" office:value="317544301" calcext:value-type="float">
            <text:p>317544301</text:p>
          </table:table-cell>
          <table:table-cell office:value-type="float" office:value="294036523" calcext:value-type="float">
            <text:p>294036523</text:p>
          </table:table-cell>
          <table:table-cell office:value-type="float" office:value="981640900" calcext:value-type="float">
            <text:p>981640900</text:p>
          </table:table-cell>
          <table:table-cell office:value-type="float" office:value="528317395" calcext:value-type="float">
            <text:p>528317395</text:p>
          </table:table-cell>
          <table:table-cell office:value-type="float" office:value="496283018" calcext:value-type="float">
            <text:p>496283018</text:p>
          </table:table-cell>
          <table:table-cell office:value-type="float" office:value="704488602" calcext:value-type="float">
            <text:p>704488602</text:p>
          </table:table-cell>
          <table:table-cell office:value-type="float" office:value="674197160" calcext:value-type="float">
            <text:p>674197160</text:p>
          </table:table-cell>
          <table:table-cell office:value-type="float" office:value="419825598" calcext:value-type="float">
            <text:p>419825598</text:p>
          </table:table-cell>
          <table:table-cell office:value-type="float" office:value="334912433" calcext:value-type="float">
            <text:p>334912433</text:p>
          </table:table-cell>
          <table:table-cell office:value-type="float" office:value="310547331" calcext:value-type="float">
            <text:p>310547331</text:p>
          </table:table-cell>
          <table:table-cell office:value-type="float" office:value="977583099" calcext:value-type="float">
            <text:p>977583099</text:p>
          </table:table-cell>
          <table:table-cell office:value-type="float" office:value="752844556" calcext:value-type="float">
            <text:p>752844556</text:p>
          </table:table-cell>
          <table:table-cell office:value-type="float" office:value="999410871" calcext:value-type="float">
            <text:p>999410871</text:p>
          </table:table-cell>
          <table:table-cell office:value-type="float" office:value="450468520" calcext:value-type="float">
            <text:p>450468520</text:p>
          </table:table-cell>
          <table:table-cell office:value-type="float" office:value="369669691" calcext:value-type="float">
            <text:p>369669691</text:p>
          </table:table-cell>
          <table:table-cell office:value-type="float" office:value="138143530" calcext:value-type="float">
            <text:p>138143530</text:p>
          </table:table-cell>
          <table:table-cell office:value-type="float" office:value="693753615" calcext:value-type="float">
            <text:p>693753615</text:p>
          </table:table-cell>
          <table:table-cell office:value-type="float" office:value="246597481" calcext:value-type="float">
            <text:p>246597481</text:p>
          </table:table-cell>
          <table:table-cell office:value-type="float" office:value="910008317" calcext:value-type="float">
            <text:p>910008317</text:p>
          </table:table-cell>
          <table:table-cell office:value-type="float" office:value="810048641" calcext:value-type="float">
            <text:p>810048641</text:p>
          </table:table-cell>
          <table:table-cell office:value-type="float" office:value="721566449" calcext:value-type="float">
            <text:p>721566449</text:p>
          </table:table-cell>
          <table:table-cell office:value-type="float" office:value="579309201" calcext:value-type="float">
            <text:p>579309201</text:p>
          </table:table-cell>
          <table:table-cell office:value-type="float" office:value="113741237" calcext:value-type="float">
            <text:p>113741237</text:p>
          </table:table-cell>
          <table:table-cell office:value-type="float" office:value="560416736" calcext:value-type="float">
            <text:p>560416736</text:p>
          </table:table-cell>
          <table:table-cell office:value-type="float" office:value="152672409" calcext:value-type="float">
            <text:p>152672409</text:p>
          </table:table-cell>
          <table:table-cell office:value-type="float" office:value="817791655" calcext:value-type="float">
            <text:p>817791655</text:p>
          </table:table-cell>
          <table:table-cell office:value-type="float" office:value="597975691" calcext:value-type="float">
            <text:p>597975691</text:p>
          </table:table-cell>
          <table:table-cell office:value-type="float" office:value="834925592" calcext:value-type="float">
            <text:p>834925592</text:p>
          </table:table-cell>
          <table:table-cell office:value-type="float" office:value="598646114" calcext:value-type="float">
            <text:p>598646114</text:p>
          </table:table-cell>
        </table:table-row>
        <table:table-row table:style-name="ro1">
          <table:table-cell office:value-type="float" office:value="883792945" calcext:value-type="float">
            <text:p>883792945</text:p>
          </table:table-cell>
          <table:table-cell office:value-type="float" office:value="322199469" calcext:value-type="float">
            <text:p>322199469</text:p>
          </table:table-cell>
          <table:table-cell office:value-type="float" office:value="167422160" calcext:value-type="float">
            <text:p>167422160</text:p>
          </table:table-cell>
          <table:table-cell office:value-type="float" office:value="298081192" calcext:value-type="float">
            <text:p>298081192</text:p>
          </table:table-cell>
          <table:table-cell office:value-type="float" office:value="728509967" calcext:value-type="float">
            <text:p>728509967</text:p>
          </table:table-cell>
          <table:table-cell office:value-type="float" office:value="348011823" calcext:value-type="float">
            <text:p>348011823</text:p>
          </table:table-cell>
          <table:table-cell office:value-type="float" office:value="157787828" calcext:value-type="float">
            <text:p>157787828</text:p>
          </table:table-cell>
          <table:table-cell office:value-type="float" office:value="157519541" calcext:value-type="float">
            <text:p>157519541</text:p>
          </table:table-cell>
          <table:table-cell office:value-type="float" office:value="127237770" calcext:value-type="float">
            <text:p>127237770</text:p>
          </table:table-cell>
          <table:table-cell office:value-type="float" office:value="126525433" calcext:value-type="float">
            <text:p>126525433</text:p>
          </table:table-cell>
          <table:table-cell office:value-type="float" office:value="688649140" calcext:value-type="float">
            <text:p>688649140</text:p>
          </table:table-cell>
          <table:table-cell office:value-type="float" office:value="218701044" calcext:value-type="float">
            <text:p>218701044</text:p>
          </table:table-cell>
          <table:table-cell office:value-type="float" office:value="745714124" calcext:value-type="float">
            <text:p>745714124</text:p>
          </table:table-cell>
          <table:table-cell office:value-type="float" office:value="493889080" calcext:value-type="float">
            <text:p>493889080</text:p>
          </table:table-cell>
          <table:table-cell office:value-type="float" office:value="233113494" calcext:value-type="float">
            <text:p>233113494</text:p>
          </table:table-cell>
          <table:table-cell office:value-type="float" office:value="275436655" calcext:value-type="float">
            <text:p>275436655</text:p>
          </table:table-cell>
          <table:table-cell office:value-type="float" office:value="401858809" calcext:value-type="float">
            <text:p>401858809</text:p>
          </table:table-cell>
          <table:table-cell office:value-type="float" office:value="882651019" calcext:value-type="float">
            <text:p>882651019</text:p>
          </table:table-cell>
          <table:table-cell office:value-type="float" office:value="573354150" calcext:value-type="float">
            <text:p>573354150</text:p>
          </table:table-cell>
          <table:table-cell office:value-type="float" office:value="934909899" calcext:value-type="float">
            <text:p>934909899</text:p>
          </table:table-cell>
          <table:table-cell office:value-type="float" office:value="480795736" calcext:value-type="float">
            <text:p>480795736</text:p>
          </table:table-cell>
          <table:table-cell office:value-type="float" office:value="984646457" calcext:value-type="float">
            <text:p>984646457</text:p>
          </table:table-cell>
          <table:table-cell office:value-type="float" office:value="128114632" calcext:value-type="float">
            <text:p>128114632</text:p>
          </table:table-cell>
          <table:table-cell office:value-type="float" office:value="441689988" calcext:value-type="float">
            <text:p>441689988</text:p>
          </table:table-cell>
          <table:table-cell office:value-type="float" office:value="173107584" calcext:value-type="float">
            <text:p>173107584</text:p>
          </table:table-cell>
          <table:table-cell office:value-type="float" office:value="799537569" calcext:value-type="float">
            <text:p>799537569</text:p>
          </table:table-cell>
          <table:table-cell office:value-type="float" office:value="424910560" calcext:value-type="float">
            <text:p>424910560</text:p>
          </table:table-cell>
          <table:table-cell office:value-type="float" office:value="155760099" calcext:value-type="float">
            <text:p>155760099</text:p>
          </table:table-cell>
          <table:table-cell office:value-type="float" office:value="466820777" calcext:value-type="float">
            <text:p>466820777</text:p>
          </table:table-cell>
          <table:table-cell office:value-type="float" office:value="690463121" calcext:value-type="float">
            <text:p>690463121</text:p>
          </table:table-cell>
          <table:table-cell office:value-type="float" office:value="283383892" calcext:value-type="float">
            <text:p>283383892</text:p>
          </table:table-cell>
          <table:table-cell office:value-type="float" office:value="964853324" calcext:value-type="float">
            <text:p>964853324</text:p>
          </table:table-cell>
        </table:table-row>
        <table:table-row table:style-name="ro1">
          <table:table-cell office:value-type="float" office:value="900555551" calcext:value-type="float">
            <text:p>900555551</text:p>
          </table:table-cell>
          <table:table-cell office:value-type="float" office:value="570348683" calcext:value-type="float">
            <text:p>570348683</text:p>
          </table:table-cell>
          <table:table-cell office:value-type="float" office:value="156311650" calcext:value-type="float">
            <text:p>156311650</text:p>
          </table:table-cell>
          <table:table-cell office:value-type="float" office:value="742145657" calcext:value-type="float">
            <text:p>742145657</text:p>
          </table:table-cell>
          <table:table-cell office:value-type="float" office:value="143865279" calcext:value-type="float">
            <text:p>143865279</text:p>
          </table:table-cell>
          <table:table-cell office:value-type="float" office:value="280405568" calcext:value-type="float">
            <text:p>280405568</text:p>
          </table:table-cell>
          <table:table-cell office:value-type="float" office:value="573128940" calcext:value-type="float">
            <text:p>573128940</text:p>
          </table:table-cell>
          <table:table-cell office:value-type="float" office:value="191878373" calcext:value-type="float">
            <text:p>191878373</text:p>
          </table:table-cell>
          <table:table-cell office:value-type="float" office:value="228702679" calcext:value-type="float">
            <text:p>228702679</text:p>
          </table:table-cell>
          <table:table-cell office:value-type="float" office:value="472273254" calcext:value-type="float">
            <text:p>472273254</text:p>
          </table:table-cell>
          <table:table-cell office:value-type="float" office:value="202119525" calcext:value-type="float">
            <text:p>202119525</text:p>
          </table:table-cell>
          <table:table-cell office:value-type="float" office:value="913670394" calcext:value-type="float">
            <text:p>913670394</text:p>
          </table:table-cell>
          <table:table-cell office:value-type="float" office:value="981119767" calcext:value-type="float">
            <text:p>981119767</text:p>
          </table:table-cell>
          <table:table-cell office:value-type="float" office:value="251807718" calcext:value-type="float">
            <text:p>251807718</text:p>
          </table:table-cell>
          <table:table-cell office:value-type="float" office:value="262600163" calcext:value-type="float">
            <text:p>262600163</text:p>
          </table:table-cell>
          <table:table-cell office:value-type="float" office:value="937400212" calcext:value-type="float">
            <text:p>937400212</text:p>
          </table:table-cell>
          <table:table-cell office:value-type="float" office:value="621495472" calcext:value-type="float">
            <text:p>621495472</text:p>
          </table:table-cell>
          <table:table-cell office:value-type="float" office:value="834214881" calcext:value-type="float">
            <text:p>834214881</text:p>
          </table:table-cell>
          <table:table-cell office:value-type="float" office:value="776795484" calcext:value-type="float">
            <text:p>776795484</text:p>
          </table:table-cell>
          <table:table-cell office:value-type="float" office:value="758054226" calcext:value-type="float">
            <text:p>758054226</text:p>
          </table:table-cell>
          <table:table-cell office:value-type="float" office:value="487841663" calcext:value-type="float">
            <text:p>487841663</text:p>
          </table:table-cell>
          <table:table-cell office:value-type="float" office:value="215262339" calcext:value-type="float">
            <text:p>215262339</text:p>
          </table:table-cell>
          <table:table-cell office:value-type="float" office:value="872679327" calcext:value-type="float">
            <text:p>872679327</text:p>
          </table:table-cell>
          <table:table-cell office:value-type="float" office:value="409697483" calcext:value-type="float">
            <text:p>409697483</text:p>
          </table:table-cell>
          <table:table-cell office:value-type="float" office:value="551245313" calcext:value-type="float">
            <text:p>551245313</text:p>
          </table:table-cell>
          <table:table-cell office:value-type="float" office:value="656642420" calcext:value-type="float">
            <text:p>656642420</text:p>
          </table:table-cell>
          <table:table-cell office:value-type="float" office:value="469272921" calcext:value-type="float">
            <text:p>469272921</text:p>
          </table:table-cell>
          <table:table-cell office:value-type="float" office:value="544190518" calcext:value-type="float">
            <text:p>544190518</text:p>
          </table:table-cell>
          <table:table-cell office:value-type="float" office:value="598759777" calcext:value-type="float">
            <text:p>598759777</text:p>
          </table:table-cell>
          <table:table-cell office:value-type="float" office:value="765564991" calcext:value-type="float">
            <text:p>765564991</text:p>
          </table:table-cell>
          <table:table-cell office:value-type="float" office:value="739254073" calcext:value-type="float">
            <text:p>739254073</text:p>
          </table:table-cell>
          <table:table-cell office:value-type="float" office:value="245934801" calcext:value-type="float">
            <text:p>245934801</text:p>
          </table:table-cell>
        </table:table-row>
        <table:table-row table:style-name="ro1">
          <table:table-cell office:value-type="float" office:value="150557052" calcext:value-type="float">
            <text:p>150557052</text:p>
          </table:table-cell>
          <table:table-cell office:value-type="float" office:value="853889402" calcext:value-type="float">
            <text:p>853889402</text:p>
          </table:table-cell>
          <table:table-cell office:value-type="float" office:value="120008234" calcext:value-type="float">
            <text:p>120008234</text:p>
          </table:table-cell>
          <table:table-cell office:value-type="float" office:value="156730689" calcext:value-type="float">
            <text:p>156730689</text:p>
          </table:table-cell>
          <table:table-cell office:value-type="float" office:value="970808420" calcext:value-type="float">
            <text:p>970808420</text:p>
          </table:table-cell>
          <table:table-cell office:value-type="float" office:value="223854357" calcext:value-type="float">
            <text:p>223854357</text:p>
          </table:table-cell>
          <table:table-cell office:value-type="float" office:value="325473347" calcext:value-type="float">
            <text:p>325473347</text:p>
          </table:table-cell>
          <table:table-cell office:value-type="float" office:value="841271732" calcext:value-type="float">
            <text:p>841271732</text:p>
          </table:table-cell>
          <table:table-cell office:value-type="float" office:value="636706323" calcext:value-type="float">
            <text:p>636706323</text:p>
          </table:table-cell>
          <table:table-cell office:value-type="float" office:value="110280611" calcext:value-type="float">
            <text:p>110280611</text:p>
          </table:table-cell>
          <table:table-cell office:value-type="float" office:value="862405694" calcext:value-type="float">
            <text:p>862405694</text:p>
          </table:table-cell>
          <table:table-cell office:value-type="float" office:value="130087626" calcext:value-type="float">
            <text:p>130087626</text:p>
          </table:table-cell>
          <table:table-cell office:value-type="float" office:value="674365083" calcext:value-type="float">
            <text:p>674365083</text:p>
          </table:table-cell>
          <table:table-cell office:value-type="float" office:value="922539089" calcext:value-type="float">
            <text:p>922539089</text:p>
          </table:table-cell>
          <table:table-cell office:value-type="float" office:value="147345281" calcext:value-type="float">
            <text:p>147345281</text:p>
          </table:table-cell>
          <table:table-cell office:value-type="float" office:value="454565304" calcext:value-type="float">
            <text:p>454565304</text:p>
          </table:table-cell>
          <table:table-cell office:value-type="float" office:value="802899913" calcext:value-type="float">
            <text:p>802899913</text:p>
          </table:table-cell>
          <table:table-cell office:value-type="float" office:value="425644983" calcext:value-type="float">
            <text:p>425644983</text:p>
          </table:table-cell>
          <table:table-cell office:value-type="float" office:value="889950281" calcext:value-type="float">
            <text:p>889950281</text:p>
          </table:table-cell>
          <table:table-cell office:value-type="float" office:value="536987798" calcext:value-type="float">
            <text:p>536987798</text:p>
          </table:table-cell>
          <table:table-cell office:value-type="float" office:value="305762265" calcext:value-type="float">
            <text:p>305762265</text:p>
          </table:table-cell>
          <table:table-cell office:value-type="float" office:value="541423262" calcext:value-type="float">
            <text:p>541423262</text:p>
          </table:table-cell>
          <table:table-cell office:value-type="float" office:value="153091645" calcext:value-type="float">
            <text:p>153091645</text:p>
          </table:table-cell>
          <table:table-cell office:value-type="float" office:value="209101863" calcext:value-type="float">
            <text:p>209101863</text:p>
          </table:table-cell>
          <table:table-cell office:value-type="float" office:value="925669569" calcext:value-type="float">
            <text:p>925669569</text:p>
          </table:table-cell>
          <table:table-cell office:value-type="float" office:value="145886218" calcext:value-type="float">
            <text:p>145886218</text:p>
          </table:table-cell>
          <table:table-cell office:value-type="float" office:value="783669541" calcext:value-type="float">
            <text:p>783669541</text:p>
          </table:table-cell>
          <table:table-cell office:value-type="float" office:value="740371376" calcext:value-type="float">
            <text:p>740371376</text:p>
          </table:table-cell>
          <table:table-cell office:value-type="float" office:value="153519138" calcext:value-type="float">
            <text:p>153519138</text:p>
          </table:table-cell>
          <table:table-cell office:value-type="float" office:value="326278974" calcext:value-type="float">
            <text:p>326278974</text:p>
          </table:table-cell>
          <table:table-cell office:value-type="float" office:value="897649887" calcext:value-type="float">
            <text:p>897649887</text:p>
          </table:table-cell>
          <table:table-cell office:value-type="float" office:value="417400331" calcext:value-type="float">
            <text:p>417400331</text:p>
          </table:table-cell>
        </table:table-row>
        <table:table-row table:style-name="ro1">
          <table:table-cell office:value-type="float" office:value="596779270" calcext:value-type="float">
            <text:p>596779270</text:p>
          </table:table-cell>
          <table:table-cell office:value-type="float" office:value="853356534" calcext:value-type="float">
            <text:p>853356534</text:p>
          </table:table-cell>
          <table:table-cell office:value-type="float" office:value="816999641" calcext:value-type="float">
            <text:p>816999641</text:p>
          </table:table-cell>
          <table:table-cell office:value-type="float" office:value="116933108" calcext:value-type="float">
            <text:p>116933108</text:p>
          </table:table-cell>
          <table:table-cell office:value-type="float" office:value="686883511" calcext:value-type="float">
            <text:p>686883511</text:p>
          </table:table-cell>
          <table:table-cell office:value-type="float" office:value="997920330" calcext:value-type="float">
            <text:p>997920330</text:p>
          </table:table-cell>
          <table:table-cell office:value-type="float" office:value="271393846" calcext:value-type="float">
            <text:p>271393846</text:p>
          </table:table-cell>
          <table:table-cell office:value-type="float" office:value="303949788" calcext:value-type="float">
            <text:p>303949788</text:p>
          </table:table-cell>
          <table:table-cell office:value-type="float" office:value="301090788" calcext:value-type="float">
            <text:p>301090788</text:p>
          </table:table-cell>
          <table:table-cell office:value-type="float" office:value="868382422" calcext:value-type="float">
            <text:p>868382422</text:p>
          </table:table-cell>
          <table:table-cell office:value-type="float" office:value="848149213" calcext:value-type="float">
            <text:p>848149213</text:p>
          </table:table-cell>
          <table:table-cell office:value-type="float" office:value="190309902" calcext:value-type="float">
            <text:p>190309902</text:p>
          </table:table-cell>
          <table:table-cell office:value-type="float" office:value="943631605" calcext:value-type="float">
            <text:p>943631605</text:p>
          </table:table-cell>
          <table:table-cell office:value-type="float" office:value="475502903" calcext:value-type="float">
            <text:p>475502903</text:p>
          </table:table-cell>
          <table:table-cell office:value-type="float" office:value="586587545" calcext:value-type="float">
            <text:p>586587545</text:p>
          </table:table-cell>
          <table:table-cell office:value-type="float" office:value="113153641" calcext:value-type="float">
            <text:p>113153641</text:p>
          </table:table-cell>
          <table:table-cell office:value-type="float" office:value="621948673" calcext:value-type="float">
            <text:p>621948673</text:p>
          </table:table-cell>
          <table:table-cell office:value-type="float" office:value="492611394" calcext:value-type="float">
            <text:p>492611394</text:p>
          </table:table-cell>
          <table:table-cell office:value-type="float" office:value="255163417" calcext:value-type="float">
            <text:p>255163417</text:p>
          </table:table-cell>
          <table:table-cell office:value-type="float" office:value="632620530" calcext:value-type="float">
            <text:p>632620530</text:p>
          </table:table-cell>
          <table:table-cell office:value-type="float" office:value="580132210" calcext:value-type="float">
            <text:p>580132210</text:p>
          </table:table-cell>
          <table:table-cell office:value-type="float" office:value="560412159" calcext:value-type="float">
            <text:p>560412159</text:p>
          </table:table-cell>
          <table:table-cell office:value-type="float" office:value="180132144" calcext:value-type="float">
            <text:p>180132144</text:p>
          </table:table-cell>
          <table:table-cell office:value-type="float" office:value="861838483" calcext:value-type="float">
            <text:p>861838483</text:p>
          </table:table-cell>
          <table:table-cell office:value-type="float" office:value="567454690" calcext:value-type="float">
            <text:p>567454690</text:p>
          </table:table-cell>
          <table:table-cell office:value-type="float" office:value="214532477" calcext:value-type="float">
            <text:p>214532477</text:p>
          </table:table-cell>
          <table:table-cell office:value-type="float" office:value="631805622" calcext:value-type="float">
            <text:p>631805622</text:p>
          </table:table-cell>
          <table:table-cell office:value-type="float" office:value="807380273" calcext:value-type="float">
            <text:p>807380273</text:p>
          </table:table-cell>
          <table:table-cell office:value-type="float" office:value="886099833" calcext:value-type="float">
            <text:p>886099833</text:p>
          </table:table-cell>
          <table:table-cell office:value-type="float" office:value="578127834" calcext:value-type="float">
            <text:p>578127834</text:p>
          </table:table-cell>
          <table:table-cell office:value-type="float" office:value="397898083" calcext:value-type="float">
            <text:p>397898083</text:p>
          </table:table-cell>
          <table:table-cell office:value-type="float" office:value="615255883" calcext:value-type="float">
            <text:p>615255883</text:p>
          </table:table-cell>
        </table:table-row>
        <table:table-row table:style-name="ro1">
          <table:table-cell office:value-type="float" office:value="997187859" calcext:value-type="float">
            <text:p>997187859</text:p>
          </table:table-cell>
          <table:table-cell office:value-type="float" office:value="545337659" calcext:value-type="float">
            <text:p>545337659</text:p>
          </table:table-cell>
          <table:table-cell office:value-type="float" office:value="616285920" calcext:value-type="float">
            <text:p>616285920</text:p>
          </table:table-cell>
          <table:table-cell office:value-type="float" office:value="530215506" calcext:value-type="float">
            <text:p>530215506</text:p>
          </table:table-cell>
          <table:table-cell office:value-type="float" office:value="101675313" calcext:value-type="float">
            <text:p>101675313</text:p>
          </table:table-cell>
          <table:table-cell office:value-type="float" office:value="338448737" calcext:value-type="float">
            <text:p>338448737</text:p>
          </table:table-cell>
          <table:table-cell office:value-type="float" office:value="747070230" calcext:value-type="float">
            <text:p>747070230</text:p>
          </table:table-cell>
          <table:table-cell office:value-type="float" office:value="958788406" calcext:value-type="float">
            <text:p>958788406</text:p>
          </table:table-cell>
          <table:table-cell office:value-type="float" office:value="182767782" calcext:value-type="float">
            <text:p>182767782</text:p>
          </table:table-cell>
          <table:table-cell office:value-type="float" office:value="368278857" calcext:value-type="float">
            <text:p>368278857</text:p>
          </table:table-cell>
          <table:table-cell office:value-type="float" office:value="320361671" calcext:value-type="float">
            <text:p>320361671</text:p>
          </table:table-cell>
          <table:table-cell office:value-type="float" office:value="247844829" calcext:value-type="float">
            <text:p>247844829</text:p>
          </table:table-cell>
          <table:table-cell office:value-type="float" office:value="789853758" calcext:value-type="float">
            <text:p>789853758</text:p>
          </table:table-cell>
          <table:table-cell office:value-type="float" office:value="685871053" calcext:value-type="float">
            <text:p>685871053</text:p>
          </table:table-cell>
          <table:table-cell office:value-type="float" office:value="952649316" calcext:value-type="float">
            <text:p>952649316</text:p>
          </table:table-cell>
          <table:table-cell office:value-type="float" office:value="725896302" calcext:value-type="float">
            <text:p>725896302</text:p>
          </table:table-cell>
          <table:table-cell office:value-type="float" office:value="311066977" calcext:value-type="float">
            <text:p>311066977</text:p>
          </table:table-cell>
          <table:table-cell office:value-type="float" office:value="313524881" calcext:value-type="float">
            <text:p>313524881</text:p>
          </table:table-cell>
          <table:table-cell office:value-type="float" office:value="463499211" calcext:value-type="float">
            <text:p>463499211</text:p>
          </table:table-cell>
          <table:table-cell office:value-type="float" office:value="748566919" calcext:value-type="float">
            <text:p>748566919</text:p>
          </table:table-cell>
          <table:table-cell office:value-type="float" office:value="115609933" calcext:value-type="float">
            <text:p>115609933</text:p>
          </table:table-cell>
          <table:table-cell office:value-type="float" office:value="734175260" calcext:value-type="float">
            <text:p>734175260</text:p>
          </table:table-cell>
          <table:table-cell office:value-type="float" office:value="199818257" calcext:value-type="float">
            <text:p>199818257</text:p>
          </table:table-cell>
          <table:table-cell office:value-type="float" office:value="307475224" calcext:value-type="float">
            <text:p>307475224</text:p>
          </table:table-cell>
          <table:table-cell office:value-type="float" office:value="246809664" calcext:value-type="float">
            <text:p>246809664</text:p>
          </table:table-cell>
          <table:table-cell office:value-type="float" office:value="130815170" calcext:value-type="float">
            <text:p>130815170</text:p>
          </table:table-cell>
          <table:table-cell office:value-type="float" office:value="123863292" calcext:value-type="float">
            <text:p>123863292</text:p>
          </table:table-cell>
          <table:table-cell office:value-type="float" office:value="196718833" calcext:value-type="float">
            <text:p>196718833</text:p>
          </table:table-cell>
          <table:table-cell office:value-type="float" office:value="556063884" calcext:value-type="float">
            <text:p>556063884</text:p>
          </table:table-cell>
          <table:table-cell office:value-type="float" office:value="799334166" calcext:value-type="float">
            <text:p>799334166</text:p>
          </table:table-cell>
          <table:table-cell office:value-type="float" office:value="284194505" calcext:value-type="float">
            <text:p>284194505</text:p>
          </table:table-cell>
          <table:table-cell office:value-type="float" office:value="434881914" calcext:value-type="float">
            <text:p>434881914</text:p>
          </table:table-cell>
        </table:table-row>
        <table:table-row table:style-name="ro1">
          <table:table-cell office:value-type="float" office:value="370763238" calcext:value-type="float">
            <text:p>370763238</text:p>
          </table:table-cell>
          <table:table-cell office:value-type="float" office:value="409023851" calcext:value-type="float">
            <text:p>409023851</text:p>
          </table:table-cell>
          <table:table-cell office:value-type="float" office:value="511183303" calcext:value-type="float">
            <text:p>511183303</text:p>
          </table:table-cell>
          <table:table-cell office:value-type="float" office:value="499807673" calcext:value-type="float">
            <text:p>499807673</text:p>
          </table:table-cell>
          <table:table-cell office:value-type="float" office:value="648669488" calcext:value-type="float">
            <text:p>648669488</text:p>
          </table:table-cell>
          <table:table-cell office:value-type="float" office:value="875816204" calcext:value-type="float">
            <text:p>875816204</text:p>
          </table:table-cell>
          <table:table-cell office:value-type="float" office:value="927212851" calcext:value-type="float">
            <text:p>927212851</text:p>
          </table:table-cell>
          <table:table-cell office:value-type="float" office:value="374041445" calcext:value-type="float">
            <text:p>374041445</text:p>
          </table:table-cell>
          <table:table-cell office:value-type="float" office:value="630762632" calcext:value-type="float">
            <text:p>630762632</text:p>
          </table:table-cell>
          <table:table-cell office:value-type="float" office:value="290948705" calcext:value-type="float">
            <text:p>290948705</text:p>
          </table:table-cell>
          <table:table-cell office:value-type="float" office:value="866703383" calcext:value-type="float">
            <text:p>866703383</text:p>
          </table:table-cell>
          <table:table-cell office:value-type="float" office:value="968620368" calcext:value-type="float">
            <text:p>968620368</text:p>
          </table:table-cell>
          <table:table-cell office:value-type="float" office:value="511383608" calcext:value-type="float">
            <text:p>511383608</text:p>
          </table:table-cell>
          <table:table-cell office:value-type="float" office:value="529949151" calcext:value-type="float">
            <text:p>529949151</text:p>
          </table:table-cell>
          <table:table-cell office:value-type="float" office:value="734910593" calcext:value-type="float">
            <text:p>734910593</text:p>
          </table:table-cell>
          <table:table-cell office:value-type="float" office:value="297396257" calcext:value-type="float">
            <text:p>297396257</text:p>
          </table:table-cell>
          <table:table-cell office:value-type="float" office:value="903571384" calcext:value-type="float">
            <text:p>903571384</text:p>
          </table:table-cell>
          <table:table-cell office:value-type="float" office:value="393816600" calcext:value-type="float">
            <text:p>393816600</text:p>
          </table:table-cell>
          <table:table-cell office:value-type="float" office:value="585753373" calcext:value-type="float">
            <text:p>585753373</text:p>
          </table:table-cell>
          <table:table-cell office:value-type="float" office:value="552445852" calcext:value-type="float">
            <text:p>552445852</text:p>
          </table:table-cell>
          <table:table-cell office:value-type="float" office:value="394470648" calcext:value-type="float">
            <text:p>394470648</text:p>
          </table:table-cell>
          <table:table-cell office:value-type="float" office:value="699549019" calcext:value-type="float">
            <text:p>699549019</text:p>
          </table:table-cell>
          <table:table-cell office:value-type="float" office:value="530657171" calcext:value-type="float">
            <text:p>530657171</text:p>
          </table:table-cell>
          <table:table-cell office:value-type="float" office:value="142349345" calcext:value-type="float">
            <text:p>142349345</text:p>
          </table:table-cell>
          <table:table-cell office:value-type="float" office:value="764515555" calcext:value-type="float">
            <text:p>764515555</text:p>
          </table:table-cell>
          <table:table-cell office:value-type="float" office:value="687337618" calcext:value-type="float">
            <text:p>687337618</text:p>
          </table:table-cell>
          <table:table-cell office:value-type="float" office:value="782403370" calcext:value-type="float">
            <text:p>782403370</text:p>
          </table:table-cell>
          <table:table-cell office:value-type="float" office:value="822568940" calcext:value-type="float">
            <text:p>822568940</text:p>
          </table:table-cell>
          <table:table-cell office:value-type="float" office:value="564022317" calcext:value-type="float">
            <text:p>564022317</text:p>
          </table:table-cell>
          <table:table-cell office:value-type="float" office:value="785287597" calcext:value-type="float">
            <text:p>785287597</text:p>
          </table:table-cell>
          <table:table-cell office:value-type="float" office:value="544807411" calcext:value-type="float">
            <text:p>544807411</text:p>
          </table:table-cell>
          <table:table-cell office:value-type="float" office:value="744215579" calcext:value-type="float">
            <text:p>744215579</text:p>
          </table:table-cell>
        </table:table-row>
        <table:table-row table:style-name="ro1">
          <table:table-cell office:value-type="float" office:value="653365629" calcext:value-type="float">
            <text:p>653365629</text:p>
          </table:table-cell>
          <table:table-cell office:value-type="float" office:value="428916365" calcext:value-type="float">
            <text:p>428916365</text:p>
          </table:table-cell>
          <table:table-cell office:value-type="float" office:value="796225819" calcext:value-type="float">
            <text:p>796225819</text:p>
          </table:table-cell>
          <table:table-cell office:value-type="float" office:value="742723034" calcext:value-type="float">
            <text:p>742723034</text:p>
          </table:table-cell>
          <table:table-cell office:value-type="float" office:value="770121826" calcext:value-type="float">
            <text:p>770121826</text:p>
          </table:table-cell>
          <table:table-cell office:value-type="float" office:value="333796098" calcext:value-type="float">
            <text:p>333796098</text:p>
          </table:table-cell>
          <table:table-cell office:value-type="float" office:value="149883779" calcext:value-type="float">
            <text:p>149883779</text:p>
          </table:table-cell>
          <table:table-cell office:value-type="float" office:value="935163158" calcext:value-type="float">
            <text:p>935163158</text:p>
          </table:table-cell>
          <table:table-cell office:value-type="float" office:value="253922778" calcext:value-type="float">
            <text:p>253922778</text:p>
          </table:table-cell>
          <table:table-cell office:value-type="float" office:value="539942028" calcext:value-type="float">
            <text:p>539942028</text:p>
          </table:table-cell>
          <table:table-cell office:value-type="float" office:value="814117222" calcext:value-type="float">
            <text:p>814117222</text:p>
          </table:table-cell>
          <table:table-cell office:value-type="float" office:value="848395806" calcext:value-type="float">
            <text:p>848395806</text:p>
          </table:table-cell>
          <table:table-cell office:value-type="float" office:value="926639532" calcext:value-type="float">
            <text:p>926639532</text:p>
          </table:table-cell>
          <table:table-cell office:value-type="float" office:value="628368410" calcext:value-type="float">
            <text:p>628368410</text:p>
          </table:table-cell>
          <table:table-cell office:value-type="float" office:value="530290143" calcext:value-type="float">
            <text:p>530290143</text:p>
          </table:table-cell>
          <table:table-cell office:value-type="float" office:value="714758975" calcext:value-type="float">
            <text:p>714758975</text:p>
          </table:table-cell>
          <table:table-cell office:value-type="float" office:value="299860177" calcext:value-type="float">
            <text:p>299860177</text:p>
          </table:table-cell>
          <table:table-cell office:value-type="float" office:value="491529830" calcext:value-type="float">
            <text:p>491529830</text:p>
          </table:table-cell>
          <table:table-cell office:value-type="float" office:value="693962314" calcext:value-type="float">
            <text:p>693962314</text:p>
          </table:table-cell>
          <table:table-cell office:value-type="float" office:value="198373880" calcext:value-type="float">
            <text:p>198373880</text:p>
          </table:table-cell>
          <table:table-cell office:value-type="float" office:value="284901495" calcext:value-type="float">
            <text:p>284901495</text:p>
          </table:table-cell>
          <table:table-cell office:value-type="float" office:value="546364004" calcext:value-type="float">
            <text:p>546364004</text:p>
          </table:table-cell>
          <table:table-cell office:value-type="float" office:value="304040017" calcext:value-type="float">
            <text:p>304040017</text:p>
          </table:table-cell>
          <table:table-cell office:value-type="float" office:value="607446458" calcext:value-type="float">
            <text:p>607446458</text:p>
          </table:table-cell>
          <table:table-cell office:value-type="float" office:value="811351273" calcext:value-type="float">
            <text:p>811351273</text:p>
          </table:table-cell>
          <table:table-cell office:value-type="float" office:value="739273221" calcext:value-type="float">
            <text:p>739273221</text:p>
          </table:table-cell>
          <table:table-cell office:value-type="float" office:value="230695314" calcext:value-type="float">
            <text:p>230695314</text:p>
          </table:table-cell>
          <table:table-cell office:value-type="float" office:value="860556977" calcext:value-type="float">
            <text:p>860556977</text:p>
          </table:table-cell>
          <table:table-cell office:value-type="float" office:value="513501547" calcext:value-type="float">
            <text:p>513501547</text:p>
          </table:table-cell>
          <table:table-cell office:value-type="float" office:value="900226635" calcext:value-type="float">
            <text:p>900226635</text:p>
          </table:table-cell>
          <table:table-cell office:value-type="float" office:value="204860176" calcext:value-type="float">
            <text:p>204860176</text:p>
          </table:table-cell>
          <table:table-cell office:value-type="float" office:value="707990828" calcext:value-type="float">
            <text:p>707990828</text:p>
          </table:table-cell>
        </table:table-row>
        <table:table-row table:style-name="ro1">
          <table:table-cell office:value-type="float" office:value="237393747" calcext:value-type="float">
            <text:p>237393747</text:p>
          </table:table-cell>
          <table:table-cell office:value-type="float" office:value="528830305" calcext:value-type="float">
            <text:p>528830305</text:p>
          </table:table-cell>
          <table:table-cell office:value-type="float" office:value="727113162" calcext:value-type="float">
            <text:p>727113162</text:p>
          </table:table-cell>
          <table:table-cell office:value-type="float" office:value="597890349" calcext:value-type="float">
            <text:p>597890349</text:p>
          </table:table-cell>
          <table:table-cell office:value-type="float" office:value="949318803" calcext:value-type="float">
            <text:p>949318803</text:p>
          </table:table-cell>
          <table:table-cell office:value-type="float" office:value="843733283" calcext:value-type="float">
            <text:p>843733283</text:p>
          </table:table-cell>
          <table:table-cell office:value-type="float" office:value="443666952" calcext:value-type="float">
            <text:p>443666952</text:p>
          </table:table-cell>
          <table:table-cell office:value-type="float" office:value="730840998" calcext:value-type="float">
            <text:p>730840998</text:p>
          </table:table-cell>
          <table:table-cell office:value-type="float" office:value="198741295" calcext:value-type="float">
            <text:p>198741295</text:p>
          </table:table-cell>
          <table:table-cell office:value-type="float" office:value="895012990" calcext:value-type="float">
            <text:p>895012990</text:p>
          </table:table-cell>
          <table:table-cell office:value-type="float" office:value="950924157" calcext:value-type="float">
            <text:p>950924157</text:p>
          </table:table-cell>
          <table:table-cell office:value-type="float" office:value="787850480" calcext:value-type="float">
            <text:p>787850480</text:p>
          </table:table-cell>
          <table:table-cell office:value-type="float" office:value="494644173" calcext:value-type="float">
            <text:p>494644173</text:p>
          </table:table-cell>
          <table:table-cell office:value-type="float" office:value="827938766" calcext:value-type="float">
            <text:p>827938766</text:p>
          </table:table-cell>
          <table:table-cell office:value-type="float" office:value="778185316" calcext:value-type="float">
            <text:p>778185316</text:p>
          </table:table-cell>
          <table:table-cell office:value-type="float" office:value="221595196" calcext:value-type="float">
            <text:p>221595196</text:p>
          </table:table-cell>
          <table:table-cell office:value-type="float" office:value="988730821" calcext:value-type="float">
            <text:p>988730821</text:p>
          </table:table-cell>
          <table:table-cell office:value-type="float" office:value="464640173" calcext:value-type="float">
            <text:p>464640173</text:p>
          </table:table-cell>
          <table:table-cell office:value-type="float" office:value="946980856" calcext:value-type="float">
            <text:p>946980856</text:p>
          </table:table-cell>
          <table:table-cell office:value-type="float" office:value="195474851" calcext:value-type="float">
            <text:p>195474851</text:p>
          </table:table-cell>
          <table:table-cell office:value-type="float" office:value="583026349" calcext:value-type="float">
            <text:p>583026349</text:p>
          </table:table-cell>
          <table:table-cell office:value-type="float" office:value="764064405" calcext:value-type="float">
            <text:p>764064405</text:p>
          </table:table-cell>
          <table:table-cell office:value-type="float" office:value="596935790" calcext:value-type="float">
            <text:p>596935790</text:p>
          </table:table-cell>
          <table:table-cell office:value-type="float" office:value="180843946" calcext:value-type="float">
            <text:p>180843946</text:p>
          </table:table-cell>
          <table:table-cell office:value-type="float" office:value="615340987" calcext:value-type="float">
            <text:p>615340987</text:p>
          </table:table-cell>
          <table:table-cell office:value-type="float" office:value="193184295" calcext:value-type="float">
            <text:p>193184295</text:p>
          </table:table-cell>
          <table:table-cell office:value-type="float" office:value="350464571" calcext:value-type="float">
            <text:p>350464571</text:p>
          </table:table-cell>
          <table:table-cell office:value-type="float" office:value="558576910" calcext:value-type="float">
            <text:p>558576910</text:p>
          </table:table-cell>
          <table:table-cell office:value-type="float" office:value="111978995" calcext:value-type="float">
            <text:p>111978995</text:p>
          </table:table-cell>
          <table:table-cell office:value-type="float" office:value="167934030" calcext:value-type="float">
            <text:p>167934030</text:p>
          </table:table-cell>
          <table:table-cell office:value-type="float" office:value="102577206" calcext:value-type="float">
            <text:p>102577206</text:p>
          </table:table-cell>
          <table:table-cell office:value-type="float" office:value="909640057" calcext:value-type="float">
            <text:p>909640057</text:p>
          </table:table-cell>
        </table:table-row>
        <table:table-row table:style-name="ro1">
          <table:table-cell office:value-type="float" office:value="655748133" calcext:value-type="float">
            <text:p>655748133</text:p>
          </table:table-cell>
          <table:table-cell office:value-type="float" office:value="677108620" calcext:value-type="float">
            <text:p>677108620</text:p>
          </table:table-cell>
          <table:table-cell office:value-type="float" office:value="595075499" calcext:value-type="float">
            <text:p>595075499</text:p>
          </table:table-cell>
          <table:table-cell office:value-type="float" office:value="985859389" calcext:value-type="float">
            <text:p>985859389</text:p>
          </table:table-cell>
          <table:table-cell office:value-type="float" office:value="954204034" calcext:value-type="float">
            <text:p>954204034</text:p>
          </table:table-cell>
          <table:table-cell office:value-type="float" office:value="591138164" calcext:value-type="float">
            <text:p>591138164</text:p>
          </table:table-cell>
          <table:table-cell office:value-type="float" office:value="604706819" calcext:value-type="float">
            <text:p>604706819</text:p>
          </table:table-cell>
          <table:table-cell office:value-type="float" office:value="256039057" calcext:value-type="float">
            <text:p>256039057</text:p>
          </table:table-cell>
          <table:table-cell office:value-type="float" office:value="558330457" calcext:value-type="float">
            <text:p>558330457</text:p>
          </table:table-cell>
          <table:table-cell office:value-type="float" office:value="387552217" calcext:value-type="float">
            <text:p>387552217</text:p>
          </table:table-cell>
          <table:table-cell office:value-type="float" office:value="740403312" calcext:value-type="float">
            <text:p>740403312</text:p>
          </table:table-cell>
          <table:table-cell office:value-type="float" office:value="701769415" calcext:value-type="float">
            <text:p>701769415</text:p>
          </table:table-cell>
          <table:table-cell office:value-type="float" office:value="759910291" calcext:value-type="float">
            <text:p>759910291</text:p>
          </table:table-cell>
          <table:table-cell office:value-type="float" office:value="581860033" calcext:value-type="float">
            <text:p>581860033</text:p>
          </table:table-cell>
          <table:table-cell office:value-type="float" office:value="137702339" calcext:value-type="float">
            <text:p>137702339</text:p>
          </table:table-cell>
          <table:table-cell office:value-type="float" office:value="562327653" calcext:value-type="float">
            <text:p>562327653</text:p>
          </table:table-cell>
          <table:table-cell office:value-type="float" office:value="790695860" calcext:value-type="float">
            <text:p>790695860</text:p>
          </table:table-cell>
          <table:table-cell office:value-type="float" office:value="896690345" calcext:value-type="float">
            <text:p>896690345</text:p>
          </table:table-cell>
          <table:table-cell office:value-type="float" office:value="703801792" calcext:value-type="float">
            <text:p>703801792</text:p>
          </table:table-cell>
          <table:table-cell office:value-type="float" office:value="508112751" calcext:value-type="float">
            <text:p>508112751</text:p>
          </table:table-cell>
          <table:table-cell office:value-type="float" office:value="685511210" calcext:value-type="float">
            <text:p>685511210</text:p>
          </table:table-cell>
          <table:table-cell office:value-type="float" office:value="932701213" calcext:value-type="float">
            <text:p>932701213</text:p>
          </table:table-cell>
          <table:table-cell office:value-type="float" office:value="624210991" calcext:value-type="float">
            <text:p>624210991</text:p>
          </table:table-cell>
          <table:table-cell office:value-type="float" office:value="916710487" calcext:value-type="float">
            <text:p>916710487</text:p>
          </table:table-cell>
          <table:table-cell office:value-type="float" office:value="958977638" calcext:value-type="float">
            <text:p>958977638</text:p>
          </table:table-cell>
          <table:table-cell office:value-type="float" office:value="527377197" calcext:value-type="float">
            <text:p>527377197</text:p>
          </table:table-cell>
          <table:table-cell office:value-type="float" office:value="384548808" calcext:value-type="float">
            <text:p>384548808</text:p>
          </table:table-cell>
          <table:table-cell office:value-type="float" office:value="754009803" calcext:value-type="float">
            <text:p>754009803</text:p>
          </table:table-cell>
          <table:table-cell office:value-type="float" office:value="956673135" calcext:value-type="float">
            <text:p>956673135</text:p>
          </table:table-cell>
          <table:table-cell office:value-type="float" office:value="554178543" calcext:value-type="float">
            <text:p>554178543</text:p>
          </table:table-cell>
          <table:table-cell office:value-type="float" office:value="247516568" calcext:value-type="float">
            <text:p>247516568</text:p>
          </table:table-cell>
          <table:table-cell office:value-type="float" office:value="191278733" calcext:value-type="float">
            <text:p>191278733</text:p>
          </table:table-cell>
        </table:table-row>
        <table:table-row table:style-name="ro1">
          <table:table-cell office:value-type="float" office:value="888856991" calcext:value-type="float">
            <text:p>888856991</text:p>
          </table:table-cell>
          <table:table-cell office:value-type="float" office:value="939645471" calcext:value-type="float">
            <text:p>939645471</text:p>
          </table:table-cell>
          <table:table-cell office:value-type="float" office:value="309169691" calcext:value-type="float">
            <text:p>309169691</text:p>
          </table:table-cell>
          <table:table-cell office:value-type="float" office:value="387458487" calcext:value-type="float">
            <text:p>387458487</text:p>
          </table:table-cell>
          <table:table-cell office:value-type="float" office:value="664741765" calcext:value-type="float">
            <text:p>664741765</text:p>
          </table:table-cell>
          <table:table-cell office:value-type="float" office:value="282211288" calcext:value-type="float">
            <text:p>282211288</text:p>
          </table:table-cell>
          <table:table-cell office:value-type="float" office:value="605008929" calcext:value-type="float">
            <text:p>605008929</text:p>
          </table:table-cell>
          <table:table-cell office:value-type="float" office:value="552307830" calcext:value-type="float">
            <text:p>552307830</text:p>
          </table:table-cell>
          <table:table-cell office:value-type="float" office:value="370198795" calcext:value-type="float">
            <text:p>370198795</text:p>
          </table:table-cell>
          <table:table-cell office:value-type="float" office:value="559961717" calcext:value-type="float">
            <text:p>559961717</text:p>
          </table:table-cell>
          <table:table-cell office:value-type="float" office:value="829386962" calcext:value-type="float">
            <text:p>829386962</text:p>
          </table:table-cell>
          <table:table-cell office:value-type="float" office:value="657637745" calcext:value-type="float">
            <text:p>657637745</text:p>
          </table:table-cell>
          <table:table-cell office:value-type="float" office:value="230113094" calcext:value-type="float">
            <text:p>230113094</text:p>
          </table:table-cell>
          <table:table-cell office:value-type="float" office:value="366256285" calcext:value-type="float">
            <text:p>366256285</text:p>
          </table:table-cell>
          <table:table-cell office:value-type="float" office:value="358553781" calcext:value-type="float">
            <text:p>358553781</text:p>
          </table:table-cell>
          <table:table-cell office:value-type="float" office:value="520830067" calcext:value-type="float">
            <text:p>520830067</text:p>
          </table:table-cell>
          <table:table-cell office:value-type="float" office:value="630006422" calcext:value-type="float">
            <text:p>630006422</text:p>
          </table:table-cell>
          <table:table-cell office:value-type="float" office:value="621821246" calcext:value-type="float">
            <text:p>621821246</text:p>
          </table:table-cell>
          <table:table-cell office:value-type="float" office:value="269942043" calcext:value-type="float">
            <text:p>269942043</text:p>
          </table:table-cell>
          <table:table-cell office:value-type="float" office:value="744514120" calcext:value-type="float">
            <text:p>744514120</text:p>
          </table:table-cell>
          <table:table-cell office:value-type="float" office:value="764817264" calcext:value-type="float">
            <text:p>764817264</text:p>
          </table:table-cell>
          <table:table-cell office:value-type="float" office:value="272447086" calcext:value-type="float">
            <text:p>272447086</text:p>
          </table:table-cell>
          <table:table-cell office:value-type="float" office:value="913549528" calcext:value-type="float">
            <text:p>913549528</text:p>
          </table:table-cell>
          <table:table-cell office:value-type="float" office:value="241014282" calcext:value-type="float">
            <text:p>241014282</text:p>
          </table:table-cell>
          <table:table-cell office:value-type="float" office:value="732812265" calcext:value-type="float">
            <text:p>732812265</text:p>
          </table:table-cell>
          <table:table-cell office:value-type="float" office:value="231272255" calcext:value-type="float">
            <text:p>231272255</text:p>
          </table:table-cell>
          <table:table-cell office:value-type="float" office:value="978769848" calcext:value-type="float">
            <text:p>978769848</text:p>
          </table:table-cell>
          <table:table-cell office:value-type="float" office:value="394712773" calcext:value-type="float">
            <text:p>394712773</text:p>
          </table:table-cell>
          <table:table-cell office:value-type="float" office:value="126587712" calcext:value-type="float">
            <text:p>126587712</text:p>
          </table:table-cell>
          <table:table-cell office:value-type="float" office:value="680243296" calcext:value-type="float">
            <text:p>680243296</text:p>
          </table:table-cell>
          <table:table-cell office:value-type="float" office:value="437856870" calcext:value-type="float">
            <text:p>437856870</text:p>
          </table:table-cell>
          <table:table-cell office:value-type="float" office:value="345224719" calcext:value-type="float">
            <text:p>345224719</text:p>
          </table:table-cell>
        </table:table-row>
        <table:table-row table:style-name="ro1">
          <table:table-cell office:value-type="float" office:value="387485563" calcext:value-type="float">
            <text:p>387485563</text:p>
          </table:table-cell>
          <table:table-cell office:value-type="float" office:value="921984796" calcext:value-type="float">
            <text:p>921984796</text:p>
          </table:table-cell>
          <table:table-cell office:value-type="float" office:value="273260213" calcext:value-type="float">
            <text:p>273260213</text:p>
          </table:table-cell>
          <table:table-cell office:value-type="float" office:value="665307326" calcext:value-type="float">
            <text:p>665307326</text:p>
          </table:table-cell>
          <table:table-cell office:value-type="float" office:value="750307854" calcext:value-type="float">
            <text:p>750307854</text:p>
          </table:table-cell>
          <table:table-cell office:value-type="float" office:value="599727213" calcext:value-type="float">
            <text:p>599727213</text:p>
          </table:table-cell>
          <table:table-cell office:value-type="float" office:value="881474497" calcext:value-type="float">
            <text:p>881474497</text:p>
          </table:table-cell>
          <table:table-cell office:value-type="float" office:value="104028270" calcext:value-type="float">
            <text:p>104028270</text:p>
          </table:table-cell>
          <table:table-cell office:value-type="float" office:value="808692159" calcext:value-type="float">
            <text:p>808692159</text:p>
          </table:table-cell>
          <table:table-cell office:value-type="float" office:value="309987780" calcext:value-type="float">
            <text:p>309987780</text:p>
          </table:table-cell>
          <table:table-cell office:value-type="float" office:value="623110112" calcext:value-type="float">
            <text:p>623110112</text:p>
          </table:table-cell>
          <table:table-cell office:value-type="float" office:value="643369196" calcext:value-type="float">
            <text:p>643369196</text:p>
          </table:table-cell>
          <table:table-cell office:value-type="float" office:value="969512912" calcext:value-type="float">
            <text:p>969512912</text:p>
          </table:table-cell>
          <table:table-cell office:value-type="float" office:value="547005141" calcext:value-type="float">
            <text:p>547005141</text:p>
          </table:table-cell>
          <table:table-cell office:value-type="float" office:value="562126829" calcext:value-type="float">
            <text:p>562126829</text:p>
          </table:table-cell>
          <table:table-cell office:value-type="float" office:value="797310397" calcext:value-type="float">
            <text:p>797310397</text:p>
          </table:table-cell>
          <table:table-cell office:value-type="float" office:value="672708671" calcext:value-type="float">
            <text:p>672708671</text:p>
          </table:table-cell>
          <table:table-cell office:value-type="float" office:value="898534164" calcext:value-type="float">
            <text:p>898534164</text:p>
          </table:table-cell>
          <table:table-cell office:value-type="float" office:value="209924347" calcext:value-type="float">
            <text:p>209924347</text:p>
          </table:table-cell>
          <table:table-cell office:value-type="float" office:value="640385218" calcext:value-type="float">
            <text:p>640385218</text:p>
          </table:table-cell>
          <table:table-cell office:value-type="float" office:value="513308149" calcext:value-type="float">
            <text:p>513308149</text:p>
          </table:table-cell>
          <table:table-cell office:value-type="float" office:value="619654255" calcext:value-type="float">
            <text:p>619654255</text:p>
          </table:table-cell>
          <table:table-cell office:value-type="float" office:value="812138585" calcext:value-type="float">
            <text:p>812138585</text:p>
          </table:table-cell>
          <table:table-cell office:value-type="float" office:value="906449318" calcext:value-type="float">
            <text:p>906449318</text:p>
          </table:table-cell>
          <table:table-cell office:value-type="float" office:value="736393582" calcext:value-type="float">
            <text:p>736393582</text:p>
          </table:table-cell>
          <table:table-cell office:value-type="float" office:value="927249109" calcext:value-type="float">
            <text:p>927249109</text:p>
          </table:table-cell>
          <table:table-cell office:value-type="float" office:value="742304350" calcext:value-type="float">
            <text:p>742304350</text:p>
          </table:table-cell>
          <table:table-cell office:value-type="float" office:value="560373054" calcext:value-type="float">
            <text:p>560373054</text:p>
          </table:table-cell>
          <table:table-cell office:value-type="float" office:value="137261497" calcext:value-type="float">
            <text:p>137261497</text:p>
          </table:table-cell>
          <table:table-cell office:value-type="float" office:value="157598191" calcext:value-type="float">
            <text:p>157598191</text:p>
          </table:table-cell>
          <table:table-cell office:value-type="float" office:value="736025859" calcext:value-type="float">
            <text:p>736025859</text:p>
          </table:table-cell>
          <table:table-cell office:value-type="float" office:value="165733806" calcext:value-type="float">
            <text:p>165733806</text:p>
          </table:table-cell>
        </table:table-row>
        <table:table-row table:style-name="ro1">
          <table:table-cell office:value-type="float" office:value="572232273" calcext:value-type="float">
            <text:p>572232273</text:p>
          </table:table-cell>
          <table:table-cell office:value-type="float" office:value="449227320" calcext:value-type="float">
            <text:p>449227320</text:p>
          </table:table-cell>
          <table:table-cell office:value-type="float" office:value="349128838" calcext:value-type="float">
            <text:p>349128838</text:p>
          </table:table-cell>
          <table:table-cell office:value-type="float" office:value="733497673" calcext:value-type="float">
            <text:p>733497673</text:p>
          </table:table-cell>
          <table:table-cell office:value-type="float" office:value="649680695" calcext:value-type="float">
            <text:p>649680695</text:p>
          </table:table-cell>
          <table:table-cell office:value-type="float" office:value="914324860" calcext:value-type="float">
            <text:p>914324860</text:p>
          </table:table-cell>
          <table:table-cell office:value-type="float" office:value="801621115" calcext:value-type="float">
            <text:p>801621115</text:p>
          </table:table-cell>
          <table:table-cell office:value-type="float" office:value="759058672" calcext:value-type="float">
            <text:p>759058672</text:p>
          </table:table-cell>
          <table:table-cell office:value-type="float" office:value="748229511" calcext:value-type="float">
            <text:p>748229511</text:p>
          </table:table-cell>
          <table:table-cell office:value-type="float" office:value="851938589" calcext:value-type="float">
            <text:p>851938589</text:p>
          </table:table-cell>
          <table:table-cell office:value-type="float" office:value="498373904" calcext:value-type="float">
            <text:p>498373904</text:p>
          </table:table-cell>
          <table:table-cell office:value-type="float" office:value="729627528" calcext:value-type="float">
            <text:p>729627528</text:p>
          </table:table-cell>
          <table:table-cell office:value-type="float" office:value="824206605" calcext:value-type="float">
            <text:p>824206605</text:p>
          </table:table-cell>
          <table:table-cell office:value-type="float" office:value="767218226" calcext:value-type="float">
            <text:p>767218226</text:p>
          </table:table-cell>
          <table:table-cell office:value-type="float" office:value="289728717" calcext:value-type="float">
            <text:p>289728717</text:p>
          </table:table-cell>
          <table:table-cell office:value-type="float" office:value="269275606" calcext:value-type="float">
            <text:p>269275606</text:p>
          </table:table-cell>
          <table:table-cell office:value-type="float" office:value="426411362" calcext:value-type="float">
            <text:p>426411362</text:p>
          </table:table-cell>
          <table:table-cell office:value-type="float" office:value="906204641" calcext:value-type="float">
            <text:p>906204641</text:p>
          </table:table-cell>
          <table:table-cell office:value-type="float" office:value="372893099" calcext:value-type="float">
            <text:p>372893099</text:p>
          </table:table-cell>
          <table:table-cell office:value-type="float" office:value="163311072" calcext:value-type="float">
            <text:p>163311072</text:p>
          </table:table-cell>
          <table:table-cell office:value-type="float" office:value="857190082" calcext:value-type="float">
            <text:p>857190082</text:p>
          </table:table-cell>
          <table:table-cell office:value-type="float" office:value="157225353" calcext:value-type="float">
            <text:p>157225353</text:p>
          </table:table-cell>
          <table:table-cell office:value-type="float" office:value="109295566" calcext:value-type="float">
            <text:p>109295566</text:p>
          </table:table-cell>
          <table:table-cell office:value-type="float" office:value="870087376" calcext:value-type="float">
            <text:p>870087376</text:p>
          </table:table-cell>
          <table:table-cell office:value-type="float" office:value="660693067" calcext:value-type="float">
            <text:p>660693067</text:p>
          </table:table-cell>
          <table:table-cell office:value-type="float" office:value="347301543" calcext:value-type="float">
            <text:p>347301543</text:p>
          </table:table-cell>
          <table:table-cell office:value-type="float" office:value="466508746" calcext:value-type="float">
            <text:p>466508746</text:p>
          </table:table-cell>
          <table:table-cell office:value-type="float" office:value="605197264" calcext:value-type="float">
            <text:p>605197264</text:p>
          </table:table-cell>
          <table:table-cell office:value-type="float" office:value="725504469" calcext:value-type="float">
            <text:p>725504469</text:p>
          </table:table-cell>
          <table:table-cell office:value-type="float" office:value="606808875" calcext:value-type="float">
            <text:p>606808875</text:p>
          </table:table-cell>
          <table:table-cell office:value-type="float" office:value="928577003" calcext:value-type="float">
            <text:p>928577003</text:p>
          </table:table-cell>
          <table:table-cell office:value-type="float" office:value="659424812" calcext:value-type="float">
            <text:p>659424812</text:p>
          </table:table-cell>
        </table:table-row>
        <table:table-row table:style-name="ro1">
          <table:table-cell office:value-type="float" office:value="718627366" calcext:value-type="float">
            <text:p>718627366</text:p>
          </table:table-cell>
          <table:table-cell office:value-type="float" office:value="501454550" calcext:value-type="float">
            <text:p>501454550</text:p>
          </table:table-cell>
          <table:table-cell office:value-type="float" office:value="537613014" calcext:value-type="float">
            <text:p>537613014</text:p>
          </table:table-cell>
          <table:table-cell office:value-type="float" office:value="100544427" calcext:value-type="float">
            <text:p>100544427</text:p>
          </table:table-cell>
          <table:table-cell office:value-type="float" office:value="753513527" calcext:value-type="float">
            <text:p>753513527</text:p>
          </table:table-cell>
          <table:table-cell office:value-type="float" office:value="447605258" calcext:value-type="float">
            <text:p>447605258</text:p>
          </table:table-cell>
          <table:table-cell office:value-type="float" office:value="894999302" calcext:value-type="float">
            <text:p>894999302</text:p>
          </table:table-cell>
          <table:table-cell office:value-type="float" office:value="195940883" calcext:value-type="float">
            <text:p>195940883</text:p>
          </table:table-cell>
          <table:table-cell office:value-type="float" office:value="308757010" calcext:value-type="float">
            <text:p>308757010</text:p>
          </table:table-cell>
          <table:table-cell office:value-type="float" office:value="744131795" calcext:value-type="float">
            <text:p>744131795</text:p>
          </table:table-cell>
          <table:table-cell office:value-type="float" office:value="390399541" calcext:value-type="float">
            <text:p>390399541</text:p>
          </table:table-cell>
          <table:table-cell office:value-type="float" office:value="274438577" calcext:value-type="float">
            <text:p>274438577</text:p>
          </table:table-cell>
          <table:table-cell office:value-type="float" office:value="683824612" calcext:value-type="float">
            <text:p>683824612</text:p>
          </table:table-cell>
          <table:table-cell office:value-type="float" office:value="904794989" calcext:value-type="float">
            <text:p>904794989</text:p>
          </table:table-cell>
          <table:table-cell office:value-type="float" office:value="270056181" calcext:value-type="float">
            <text:p>270056181</text:p>
          </table:table-cell>
          <table:table-cell office:value-type="float" office:value="448703536" calcext:value-type="float">
            <text:p>448703536</text:p>
          </table:table-cell>
          <table:table-cell office:value-type="float" office:value="642721512" calcext:value-type="float">
            <text:p>642721512</text:p>
          </table:table-cell>
          <table:table-cell office:value-type="float" office:value="795577436" calcext:value-type="float">
            <text:p>795577436</text:p>
          </table:table-cell>
          <table:table-cell office:value-type="float" office:value="996054156" calcext:value-type="float">
            <text:p>996054156</text:p>
          </table:table-cell>
          <table:table-cell office:value-type="float" office:value="795612406" calcext:value-type="float">
            <text:p>795612406</text:p>
          </table:table-cell>
          <table:table-cell office:value-type="float" office:value="587251876" calcext:value-type="float">
            <text:p>587251876</text:p>
          </table:table-cell>
          <table:table-cell office:value-type="float" office:value="960641702" calcext:value-type="float">
            <text:p>960641702</text:p>
          </table:table-cell>
          <table:table-cell office:value-type="float" office:value="477783751" calcext:value-type="float">
            <text:p>477783751</text:p>
          </table:table-cell>
          <table:table-cell office:value-type="float" office:value="954372892" calcext:value-type="float">
            <text:p>954372892</text:p>
          </table:table-cell>
          <table:table-cell office:value-type="float" office:value="177872221" calcext:value-type="float">
            <text:p>177872221</text:p>
          </table:table-cell>
          <table:table-cell office:value-type="float" office:value="661122098" calcext:value-type="float">
            <text:p>661122098</text:p>
          </table:table-cell>
          <table:table-cell office:value-type="float" office:value="893758499" calcext:value-type="float">
            <text:p>893758499</text:p>
          </table:table-cell>
          <table:table-cell office:value-type="float" office:value="107566041" calcext:value-type="float">
            <text:p>107566041</text:p>
          </table:table-cell>
          <table:table-cell office:value-type="float" office:value="811660494" calcext:value-type="float">
            <text:p>811660494</text:p>
          </table:table-cell>
          <table:table-cell office:value-type="float" office:value="372659200" calcext:value-type="float">
            <text:p>372659200</text:p>
          </table:table-cell>
          <table:table-cell office:value-type="float" office:value="356013149" calcext:value-type="float">
            <text:p>356013149</text:p>
          </table:table-cell>
          <table:table-cell office:value-type="float" office:value="408016625" calcext:value-type="float">
            <text:p>408016625</text:p>
          </table:table-cell>
        </table:table-row>
      </table:table>
      <table:table table:name="Secrets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31016-999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11:47:53.4378736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John Faithfull</meta:initial-creator>
    <meta:creation-date>2022-03-21T11:31:50.368235861</meta:creation-date>
    <dc:date>2022-03-21T11:59:34.752748602</dc:date>
    <dc:creator>Alexander John Faithfull</dc:creator>
    <meta:editing-duration>PT25M40S</meta:editing-duration>
    <meta:editing-cycles>7</meta:editing-cycles>
    <meta:generator>LibreOffice/6.0.7.3$Linux_X86_64 LibreOffice_project/00m0$Build-3</meta:generator>
    <meta:document-statistic meta:table-count="2" meta:cell-count="16385" meta:object-count="0"/>
  </office:meta>
</office:document-meta>
</file>